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7.36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36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9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ata_comb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8" table:default-cell-style-name="ce2"/>
        <table:table-column table:style-name="co7" table:default-cell-style-name="ce3"/>
        <table:table-column table:style-name="co9" table:default-cell-style-name="ce1"/>
        <table:table-column table:style-name="co10" table:number-columns-repeated="2" table:default-cell-style-name="ce1"/>
        <table:table-column table:style-name="co7" table:number-columns-repeated="1009" table:default-cell-style-name="ce1"/>
        <table:table-row table:style-name="ro1">
          <table:table-cell office:value-type="string" calcext:value-type="string">
            <text:p>time_boot_ms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relative_alt</text:p>
          </table:table-cell>
          <table:table-cell/>
          <table:table-cell office:value-type="string" calcext:value-type="string">
            <text:p>Alpha [deg]</text:p>
          </table:table-cell>
          <table:table-cell office:value-type="string" calcext:value-type="string">
            <text:p>GS abs. [m/s]</text:p>
          </table:table-cell>
          <table:table-cell office:value-type="string" calcext:value-type="string">
            <text:p>GS dir. [deg]</text:p>
          </table:table-cell>
          <table:table-cell office:value-type="string" calcext:value-type="string">
            <text:p>AS abs. [m/s]</text:p>
          </table:table-cell>
          <table:table-cell office:value-type="string" calcext:value-type="string">
            <text:p>AS dir. [deg]</text:p>
          </table:table-cell>
          <table:table-cell office:value-type="string" calcext:value-type="string">
            <text:p>WS abs. [m/s]</text:p>
          </table:table-cell>
          <table:table-cell office:value-type="string" calcext:value-type="string">
            <text:p>WS dir. [deg]</text:p>
          </table:table-cell>
          <table:table-cell table:number-columns-repeated="1008"/>
        </table:table-row>
        <table:table-row table:style-name="ro1">
          <table:table-cell office:value-type="float" office:value="7418467" calcext:value-type="float">
            <text:p>7418467</text:p>
          </table:table-cell>
          <table:table-cell office:value-type="float" office:value="-10.8184937207341" calcext:value-type="float">
            <text:p>-10.8184937207</text:p>
          </table:table-cell>
          <table:table-cell office:value-type="float" office:value="10.9663254813562" calcext:value-type="float">
            <text:p>10.9663254814</text:p>
          </table:table-cell>
          <table:table-cell office:value-type="float" office:value="1.87673854876381" calcext:value-type="float">
            <text:p>1.876738548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-0.25" calcext:value-type="float">
            <text:p>-0.25</text:p>
          </table:table-cell>
          <table:table-cell office:value-type="float" office:value="9.729" calcext:value-type="float">
            <text:p>9.729</text:p>
          </table:table-cell>
          <table:table-cell/>
          <table:table-cell table:formula="of:=DEGREES(ACOS(COS(RADIANS([.B2]))*COS(RADIANS([.C2]))))" office:value-type="float" office:value="15.3578652833434" calcext:value-type="float">
            <text:p>15.36</text:p>
          </table:table-cell>
          <table:table-cell table:formula="of:=SQRT([.E2]^2+[.F2]^2)" office:value-type="float" office:value="0.170293863659264" calcext:value-type="float">
            <text:p>0.17</text:p>
          </table:table-cell>
          <table:table-cell table:formula="of:=DEGREES(ATAN2([.F2]; [.E2]))" office:value-type="float" office:value="-3.3664606634298" calcext:value-type="float">
            <text:p>-3.37</text:p>
          </table:table-cell>
          <table:table-cell table:style-name="ce3" table:formula="of:=0.3*[.J2]" office:value-type="float" office:value="4.60735958500301" calcext:value-type="float">
            <text:p>4.61</text:p>
          </table:table-cell>
          <table:table-cell table:style-name="ce3" table:formula="of:=DEGREES(ATAN( (-SIN (RADIANS ([.C2])) * COS(RADIANS([.B2]))) / (COS (RADIANS ([.C2])) * SIN(RADIANS([.B2]))) ))" office:value-type="float" office:value="45.3983307061266" calcext:value-type="float">
            <text:p>45.40</text:p>
          </table:table-cell>
          <table:table-cell table:style-name="ce3" table:formula="of:=SQRT([.R2]^2+[.S2]^2)" office:value-type="float" office:value="4.72134619253104" calcext:value-type="float">
            <text:p>4.72</text:p>
          </table:table-cell>
          <table:table-cell table:style-name="ce3" table:formula="of:=DEGREES(ATAN2([.S2];[.R2]))" office:value-type="float" office:value="46.1559614930617" calcext:value-type="float">
            <text:p>46.16</text:p>
          </table:table-cell>
          <table:table-cell table:style-name="ce3"/>
          <table:table-cell table:style-name="ce3" table:formula="of:=[.K2]*COS(RADIANS([.L2]))+[.M2]*COS(RADIANS([.N2]))" office:value-type="float" office:value="3.40516717553121" calcext:value-type="float">
            <text:p>3.41</text:p>
          </table:table-cell>
          <table:table-cell table:style-name="ce3" table:formula="of:=[.K2]*SIN(RADIANS([.L2]))+[.M2]*SIN(RADIANS([.N2]))" office:value-type="float" office:value="3.27046577361882" calcext:value-type="float">
            <text:p>3.27</text:p>
          </table:table-cell>
          <table:table-cell table:number-columns-repeated="1005"/>
        </table:table-row>
        <table:table-row table:style-name="ro1">
          <table:table-cell office:value-type="float" office:value="7418467" calcext:value-type="float">
            <text:p>7418467</text:p>
          </table:table-cell>
          <table:table-cell office:value-type="float" office:value="-10.8184937207341" calcext:value-type="float">
            <text:p>-10.8184937207</text:p>
          </table:table-cell>
          <table:table-cell office:value-type="float" office:value="10.9663254813562" calcext:value-type="float">
            <text:p>10.9663254814</text:p>
          </table:table-cell>
          <table:table-cell office:value-type="float" office:value="1.87673854876381" calcext:value-type="float">
            <text:p>1.8767385488</text:p>
          </table:table-cell>
          <table:table-cell office:value-type="float" office:value="-0.01" calcext:value-type="float">
            <text:p>-0.01</text:p>
          </table:table-cell>
          <table:table-cell office:value-type="float" office:value="0.17" calcext:value-type="float">
            <text:p>0.17</text:p>
          </table:table-cell>
          <table:table-cell office:value-type="float" office:value="-0.25" calcext:value-type="float">
            <text:p>-0.25</text:p>
          </table:table-cell>
          <table:table-cell office:value-type="float" office:value="9.729" calcext:value-type="float">
            <text:p>9.729</text:p>
          </table:table-cell>
          <table:table-cell/>
          <table:table-cell table:formula="of:=DEGREES(ACOS(COS(RADIANS([.B3]))*COS(RADIANS([.C3]))))" office:value-type="float" office:value="15.3578652833434" calcext:value-type="float">
            <text:p>15.36</text:p>
          </table:table-cell>
          <table:table-cell table:formula="of:=SQRT([.E3]^2+[.F3]^2)" office:value-type="float" office:value="0.170293863659264" calcext:value-type="float">
            <text:p>0.17</text:p>
          </table:table-cell>
          <table:table-cell table:formula="of:=DEGREES(ATAN2([.F3]; [.E3]))" office:value-type="float" office:value="-3.3664606634298" calcext:value-type="float">
            <text:p>-3.37</text:p>
          </table:table-cell>
          <table:table-cell table:style-name="ce3" table:formula="of:=0.3*[.J3]" office:value-type="float" office:value="4.60735958500301" calcext:value-type="float">
            <text:p>4.61</text:p>
          </table:table-cell>
          <table:table-cell table:style-name="ce3" table:formula="of:=DEGREES(ATAN( (-SIN (RADIANS ([.C3])) * COS(RADIANS([.B3]))) / (COS (RADIANS ([.C3])) * SIN(RADIANS([.B3]))) ))" office:value-type="float" office:value="45.3983307061266" calcext:value-type="float">
            <text:p>45.40</text:p>
          </table:table-cell>
          <table:table-cell table:style-name="ce3" table:formula="of:=SQRT([.R3]^2+[.S3]^2)" office:value-type="float" office:value="4.72134619253104" calcext:value-type="float">
            <text:p>4.72</text:p>
          </table:table-cell>
          <table:table-cell table:style-name="ce3" table:formula="of:=DEGREES(ATAN2([.S3];[.R3]))" office:value-type="float" office:value="46.1559614930617" calcext:value-type="float">
            <text:p>46.16</text:p>
          </table:table-cell>
          <table:table-cell table:style-name="ce3"/>
          <table:table-cell table:style-name="ce3" table:formula="of:=[.K3]*COS(RADIANS([.L3]))+[.M3]*COS(RADIANS([.N3]))" office:value-type="float" office:value="3.40516717553121" calcext:value-type="float">
            <text:p>3.41</text:p>
          </table:table-cell>
          <table:table-cell table:style-name="ce3" table:formula="of:=[.K3]*SIN(RADIANS([.L3]))+[.M3]*SIN(RADIANS([.N3]))" office:value-type="float" office:value="3.27046577361882" calcext:value-type="float">
            <text:p>3.27</text:p>
          </table:table-cell>
          <table:table-cell table:number-columns-repeated="1005"/>
        </table:table-row>
        <table:table-row table:style-name="ro1">
          <table:table-cell office:value-type="float" office:value="7418717" calcext:value-type="float">
            <text:p>7418717</text:p>
          </table:table-cell>
          <table:table-cell office:value-type="float" office:value="-10.54874137588" calcext:value-type="float">
            <text:p>-10.5487413759</text:p>
          </table:table-cell>
          <table:table-cell office:value-type="float" office:value="10.3160632978407" calcext:value-type="float">
            <text:p>10.3160632978</text:p>
          </table:table-cell>
          <table:table-cell office:value-type="float" office:value="1.93667260495702" calcext:value-type="float">
            <text:p>1.9366726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5" calcext:value-type="float">
            <text:p>0.15</text:p>
          </table:table-cell>
          <table:table-cell office:value-type="float" office:value="-0.18" calcext:value-type="float">
            <text:p>-0.18</text:p>
          </table:table-cell>
          <table:table-cell office:value-type="float" office:value="9.789" calcext:value-type="float">
            <text:p>9.789</text:p>
          </table:table-cell>
          <table:table-cell/>
          <table:table-cell table:formula="of:=DEGREES(ACOS(COS(RADIANS([.B4]))*COS(RADIANS([.C4]))))" office:value-type="float" office:value="14.7135771543097" calcext:value-type="float">
            <text:p>14.71</text:p>
          </table:table-cell>
          <table:table-cell table:formula="of:=SQRT([.E4]^2+[.F4]^2)" office:value-type="float" office:value="0.151327459504216" calcext:value-type="float">
            <text:p>0.15</text:p>
          </table:table-cell>
          <table:table-cell table:formula="of:=DEGREES(ATAN2([.F4]; [.E4]))" office:value-type="float" office:value="-7.59464336859145" calcext:value-type="float">
            <text:p>-7.59</text:p>
          </table:table-cell>
          <table:table-cell table:style-name="ce3" table:formula="of:=0.3*[.J4]" office:value-type="float" office:value="4.4140731462929" calcext:value-type="float">
            <text:p>4.41</text:p>
          </table:table-cell>
          <table:table-cell table:style-name="ce3" table:formula="of:=DEGREES(ATAN( (-SIN (RADIANS ([.C4])) * COS(RADIANS([.B4]))) / (COS (RADIANS ([.C4])) * SIN(RADIANS([.B4]))) ))" office:value-type="float" office:value="44.346741086561" calcext:value-type="float">
            <text:p>44.35</text:p>
          </table:table-cell>
          <table:table-cell table:style-name="ce3" table:formula="of:=SQRT([.R4]^2+[.S4]^2)" office:value-type="float" office:value="4.50893620177004" calcext:value-type="float">
            <text:p>4.51</text:p>
          </table:table-cell>
          <table:table-cell table:style-name="ce3" table:formula="of:=DEGREES(ATAN2([.S4];[.R4]))" office:value-type="float" office:value="47.1675225616021" calcext:value-type="float">
            <text:p>47.17</text:p>
          </table:table-cell>
          <table:table-cell table:style-name="ce3"/>
          <table:table-cell table:style-name="ce3" table:formula="of:=[.K4]*COS(RADIANS([.L4]))+[.M4]*COS(RADIANS([.N4]))" office:value-type="float" office:value="3.30660407546021" calcext:value-type="float">
            <text:p>3.31</text:p>
          </table:table-cell>
          <table:table-cell table:style-name="ce3" table:formula="of:=[.K4]*SIN(RADIANS([.L4]))+[.M4]*SIN(RADIANS([.N4]))" office:value-type="float" office:value="3.06543229574271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18717" calcext:value-type="float">
            <text:p>7418717</text:p>
          </table:table-cell>
          <table:table-cell office:value-type="float" office:value="-10.54874137588" calcext:value-type="float">
            <text:p>-10.5487413759</text:p>
          </table:table-cell>
          <table:table-cell office:value-type="float" office:value="10.3160632978407" calcext:value-type="float">
            <text:p>10.3160632978</text:p>
          </table:table-cell>
          <table:table-cell office:value-type="float" office:value="1.93667260495702" calcext:value-type="float">
            <text:p>1.93667260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5" calcext:value-type="float">
            <text:p>0.15</text:p>
          </table:table-cell>
          <table:table-cell office:value-type="float" office:value="-0.18" calcext:value-type="float">
            <text:p>-0.18</text:p>
          </table:table-cell>
          <table:table-cell office:value-type="float" office:value="9.789" calcext:value-type="float">
            <text:p>9.789</text:p>
          </table:table-cell>
          <table:table-cell/>
          <table:table-cell table:formula="of:=DEGREES(ACOS(COS(RADIANS([.B5]))*COS(RADIANS([.C5]))))" office:value-type="float" office:value="14.7135771543097" calcext:value-type="float">
            <text:p>14.71</text:p>
          </table:table-cell>
          <table:table-cell table:formula="of:=SQRT([.E5]^2+[.F5]^2)" office:value-type="float" office:value="0.151327459504216" calcext:value-type="float">
            <text:p>0.15</text:p>
          </table:table-cell>
          <table:table-cell table:formula="of:=DEGREES(ATAN2([.F5]; [.E5]))" office:value-type="float" office:value="-7.59464336859145" calcext:value-type="float">
            <text:p>-7.59</text:p>
          </table:table-cell>
          <table:table-cell table:style-name="ce3" table:formula="of:=0.3*[.J5]" office:value-type="float" office:value="4.4140731462929" calcext:value-type="float">
            <text:p>4.41</text:p>
          </table:table-cell>
          <table:table-cell table:style-name="ce3" table:formula="of:=DEGREES(ATAN( (-SIN (RADIANS ([.C5])) * COS(RADIANS([.B5]))) / (COS (RADIANS ([.C5])) * SIN(RADIANS([.B5]))) ))" office:value-type="float" office:value="44.346741086561" calcext:value-type="float">
            <text:p>44.35</text:p>
          </table:table-cell>
          <table:table-cell table:style-name="ce3" table:formula="of:=SQRT([.R5]^2+[.S5]^2)" office:value-type="float" office:value="4.50893620177004" calcext:value-type="float">
            <text:p>4.51</text:p>
          </table:table-cell>
          <table:table-cell table:style-name="ce3" table:formula="of:=DEGREES(ATAN2([.S5];[.R5]))" office:value-type="float" office:value="47.1675225616021" calcext:value-type="float">
            <text:p>47.17</text:p>
          </table:table-cell>
          <table:table-cell table:style-name="ce3"/>
          <table:table-cell table:style-name="ce3" table:formula="of:=[.K5]*COS(RADIANS([.L5]))+[.M5]*COS(RADIANS([.N5]))" office:value-type="float" office:value="3.30660407546021" calcext:value-type="float">
            <text:p>3.31</text:p>
          </table:table-cell>
          <table:table-cell table:style-name="ce3" table:formula="of:=[.K5]*SIN(RADIANS([.L5]))+[.M5]*SIN(RADIANS([.N5]))" office:value-type="float" office:value="3.06543229574271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18967" calcext:value-type="float">
            <text:p>7418967</text:p>
          </table:table-cell>
          <table:table-cell office:value-type="float" office:value="-10.3664905844829" calcext:value-type="float">
            <text:p>-10.3664905845</text:p>
          </table:table-cell>
          <table:table-cell office:value-type="float" office:value="10.4707158561227" calcext:value-type="float">
            <text:p>10.4707158561</text:p>
          </table:table-cell>
          <table:table-cell office:value-type="float" office:value="2.00458602964811" calcext:value-type="float">
            <text:p>2.004586029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9.833" calcext:value-type="float">
            <text:p>9.833</text:p>
          </table:table-cell>
          <table:table-cell/>
          <table:table-cell table:formula="of:=DEGREES(ACOS(COS(RADIANS([.B6]))*COS(RADIANS([.C6]))))" office:value-type="float" office:value="14.6934821215292" calcext:value-type="float">
            <text:p>14.69</text:p>
          </table:table-cell>
          <table:table-cell table:formula="of:=SQRT([.E6]^2+[.F6]^2)" office:value-type="float" office:value="0.117046999107196" calcext:value-type="float">
            <text:p>0.12</text:p>
          </table:table-cell>
          <table:table-cell table:formula="of:=DEGREES(ATAN2([.F6]; [.E6]))" office:value-type="float" office:value="-19.9831065219" calcext:value-type="float">
            <text:p>-19.98</text:p>
          </table:table-cell>
          <table:table-cell table:style-name="ce3" table:formula="of:=0.3*[.J6]" office:value-type="float" office:value="4.40804463645877" calcext:value-type="float">
            <text:p>4.41</text:p>
          </table:table-cell>
          <table:table-cell table:style-name="ce3" table:formula="of:=DEGREES(ATAN( (-SIN (RADIANS ([.C6])) * COS(RADIANS([.B6]))) / (COS (RADIANS ([.C6])) * SIN(RADIANS([.B6]))) ))" office:value-type="float" office:value="45.293000340877" calcext:value-type="float">
            <text:p>45.29</text:p>
          </table:table-cell>
          <table:table-cell table:style-name="ce3" table:formula="of:=SQRT([.R6]^2+[.S6]^2)" office:value-type="float" office:value="4.45826694108356" calcext:value-type="float">
            <text:p>4.46</text:p>
          </table:table-cell>
          <table:table-cell table:style-name="ce3" table:formula="of:=DEGREES(ATAN2([.S6];[.R6]))" office:value-type="float" office:value="46.0734803986946" calcext:value-type="float">
            <text:p>46.07</text:p>
          </table:table-cell>
          <table:table-cell table:style-name="ce3"/>
          <table:table-cell table:style-name="ce3" table:formula="of:=[.K6]*COS(RADIANS([.L6]))+[.M6]*COS(RADIANS([.N6]))" office:value-type="float" office:value="3.21097800222525" calcext:value-type="float">
            <text:p>3.21</text:p>
          </table:table-cell>
          <table:table-cell table:style-name="ce3" table:formula="of:=[.K6]*SIN(RADIANS([.L6]))+[.M6]*SIN(RADIANS([.N6]))" office:value-type="float" office:value="3.09285699429898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18967" calcext:value-type="float">
            <text:p>7418967</text:p>
          </table:table-cell>
          <table:table-cell office:value-type="float" office:value="-10.3664905844829" calcext:value-type="float">
            <text:p>-10.3664905845</text:p>
          </table:table-cell>
          <table:table-cell office:value-type="float" office:value="10.4707158561227" calcext:value-type="float">
            <text:p>10.4707158561</text:p>
          </table:table-cell>
          <table:table-cell office:value-type="float" office:value="2.00458602964811" calcext:value-type="float">
            <text:p>2.0045860296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9.833" calcext:value-type="float">
            <text:p>9.833</text:p>
          </table:table-cell>
          <table:table-cell/>
          <table:table-cell table:formula="of:=DEGREES(ACOS(COS(RADIANS([.B7]))*COS(RADIANS([.C7]))))" office:value-type="float" office:value="14.6934821215292" calcext:value-type="float">
            <text:p>14.69</text:p>
          </table:table-cell>
          <table:table-cell table:formula="of:=SQRT([.E7]^2+[.F7]^2)" office:value-type="float" office:value="0.117046999107196" calcext:value-type="float">
            <text:p>0.12</text:p>
          </table:table-cell>
          <table:table-cell table:formula="of:=DEGREES(ATAN2([.F7]; [.E7]))" office:value-type="float" office:value="-19.9831065219" calcext:value-type="float">
            <text:p>-19.98</text:p>
          </table:table-cell>
          <table:table-cell table:style-name="ce3" table:formula="of:=0.3*[.J7]" office:value-type="float" office:value="4.40804463645877" calcext:value-type="float">
            <text:p>4.41</text:p>
          </table:table-cell>
          <table:table-cell table:style-name="ce3" table:formula="of:=DEGREES(ATAN( (-SIN (RADIANS ([.C7])) * COS(RADIANS([.B7]))) / (COS (RADIANS ([.C7])) * SIN(RADIANS([.B7]))) ))" office:value-type="float" office:value="45.293000340877" calcext:value-type="float">
            <text:p>45.29</text:p>
          </table:table-cell>
          <table:table-cell table:style-name="ce3" table:formula="of:=SQRT([.R7]^2+[.S7]^2)" office:value-type="float" office:value="4.45826694108356" calcext:value-type="float">
            <text:p>4.46</text:p>
          </table:table-cell>
          <table:table-cell table:style-name="ce3" table:formula="of:=DEGREES(ATAN2([.S7];[.R7]))" office:value-type="float" office:value="46.0734803986946" calcext:value-type="float">
            <text:p>46.07</text:p>
          </table:table-cell>
          <table:table-cell table:style-name="ce3"/>
          <table:table-cell table:style-name="ce3" table:formula="of:=[.K7]*COS(RADIANS([.L7]))+[.M7]*COS(RADIANS([.N7]))" office:value-type="float" office:value="3.21097800222525" calcext:value-type="float">
            <text:p>3.21</text:p>
          </table:table-cell>
          <table:table-cell table:style-name="ce3" table:formula="of:=[.K7]*SIN(RADIANS([.L7]))+[.M7]*SIN(RADIANS([.N7]))" office:value-type="float" office:value="3.09285699429898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19216" calcext:value-type="float">
            <text:p>7419216</text:p>
          </table:table-cell>
          <table:table-cell office:value-type="float" office:value="-10.3850285716639" calcext:value-type="float">
            <text:p>-10.3850285717</text:p>
          </table:table-cell>
          <table:table-cell office:value-type="float" office:value="10.7633971460206" calcext:value-type="float">
            <text:p>10.763397146</text:p>
          </table:table-cell>
          <table:table-cell office:value-type="float" office:value="2.02757281785637" calcext:value-type="float">
            <text:p>2.027572817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  <table:table-cell office:value-type="float" office:value="9.866" calcext:value-type="float">
            <text:p>9.866</text:p>
          </table:table-cell>
          <table:table-cell/>
          <table:table-cell table:formula="of:=DEGREES(ACOS(COS(RADIANS([.B8]))*COS(RADIANS([.C8]))))" office:value-type="float" office:value="14.9139232444762" calcext:value-type="float">
            <text:p>14.91</text:p>
          </table:table-cell>
          <table:table-cell table:formula="of:=SQRT([.E8]^2+[.F8]^2)" office:value-type="float" office:value="0.10816653826392" calcext:value-type="float">
            <text:p>0.11</text:p>
          </table:table-cell>
          <table:table-cell table:formula="of:=DEGREES(ATAN2([.F8]; [.E8]))" office:value-type="float" office:value="-33.6900675259798" calcext:value-type="float">
            <text:p>-33.69</text:p>
          </table:table-cell>
          <table:table-cell table:style-name="ce3" table:formula="of:=0.3*[.J8]" office:value-type="float" office:value="4.47417697334285" calcext:value-type="float">
            <text:p>4.47</text:p>
          </table:table-cell>
          <table:table-cell table:style-name="ce3" table:formula="of:=DEGREES(ATAN( (-SIN (RADIANS ([.C8])) * COS(RADIANS([.B8]))) / (COS (RADIANS ([.C8])) * SIN(RADIANS([.B8]))) ))" office:value-type="float" office:value="46.0486116879341" calcext:value-type="float">
            <text:p>46.05</text:p>
          </table:table-cell>
          <table:table-cell table:style-name="ce3" table:formula="of:=SQRT([.R8]^2+[.S8]^2)" office:value-type="float" office:value="4.49470594753569" calcext:value-type="float">
            <text:p>4.49</text:p>
          </table:table-cell>
          <table:table-cell table:style-name="ce3" table:formula="of:=DEGREES(ATAN2([.S8];[.R8]))" office:value-type="float" office:value="45.3083025853072" calcext:value-type="float">
            <text:p>45.31</text:p>
          </table:table-cell>
          <table:table-cell table:style-name="ce3"/>
          <table:table-cell table:style-name="ce3" table:formula="of:=[.K8]*COS(RADIANS([.L8]))+[.M8]*COS(RADIANS([.N8]))" office:value-type="float" office:value="3.19529272166754" calcext:value-type="float">
            <text:p>3.20</text:p>
          </table:table-cell>
          <table:table-cell table:style-name="ce3" table:formula="of:=[.K8]*SIN(RADIANS([.L8]))+[.M8]*SIN(RADIANS([.N8]))" office:value-type="float" office:value="3.16108936565721" calcext:value-type="float">
            <text:p>3.16</text:p>
          </table:table-cell>
          <table:table-cell table:number-columns-repeated="1005"/>
        </table:table-row>
        <table:table-row table:style-name="ro1">
          <table:table-cell office:value-type="float" office:value="7419216" calcext:value-type="float">
            <text:p>7419216</text:p>
          </table:table-cell>
          <table:table-cell office:value-type="float" office:value="-10.3850285716639" calcext:value-type="float">
            <text:p>-10.3850285717</text:p>
          </table:table-cell>
          <table:table-cell office:value-type="float" office:value="10.7633971460206" calcext:value-type="float">
            <text:p>10.763397146</text:p>
          </table:table-cell>
          <table:table-cell office:value-type="float" office:value="2.02757281785637" calcext:value-type="float">
            <text:p>2.027572817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0.11" calcext:value-type="float">
            <text:p>-0.11</text:p>
          </table:table-cell>
          <table:table-cell office:value-type="float" office:value="9.866" calcext:value-type="float">
            <text:p>9.866</text:p>
          </table:table-cell>
          <table:table-cell/>
          <table:table-cell table:formula="of:=DEGREES(ACOS(COS(RADIANS([.B9]))*COS(RADIANS([.C9]))))" office:value-type="float" office:value="14.9139232444762" calcext:value-type="float">
            <text:p>14.91</text:p>
          </table:table-cell>
          <table:table-cell table:formula="of:=SQRT([.E9]^2+[.F9]^2)" office:value-type="float" office:value="0.10816653826392" calcext:value-type="float">
            <text:p>0.11</text:p>
          </table:table-cell>
          <table:table-cell table:formula="of:=DEGREES(ATAN2([.F9]; [.E9]))" office:value-type="float" office:value="-33.6900675259798" calcext:value-type="float">
            <text:p>-33.69</text:p>
          </table:table-cell>
          <table:table-cell table:style-name="ce3" table:formula="of:=0.3*[.J9]" office:value-type="float" office:value="4.47417697334285" calcext:value-type="float">
            <text:p>4.47</text:p>
          </table:table-cell>
          <table:table-cell table:style-name="ce3" table:formula="of:=DEGREES(ATAN( (-SIN (RADIANS ([.C9])) * COS(RADIANS([.B9]))) / (COS (RADIANS ([.C9])) * SIN(RADIANS([.B9]))) ))" office:value-type="float" office:value="46.0486116879341" calcext:value-type="float">
            <text:p>46.05</text:p>
          </table:table-cell>
          <table:table-cell table:style-name="ce3" table:formula="of:=SQRT([.R9]^2+[.S9]^2)" office:value-type="float" office:value="4.49470594753569" calcext:value-type="float">
            <text:p>4.49</text:p>
          </table:table-cell>
          <table:table-cell table:style-name="ce3" table:formula="of:=DEGREES(ATAN2([.S9];[.R9]))" office:value-type="float" office:value="45.3083025853072" calcext:value-type="float">
            <text:p>45.31</text:p>
          </table:table-cell>
          <table:table-cell table:style-name="ce3"/>
          <table:table-cell table:style-name="ce3" table:formula="of:=[.K9]*COS(RADIANS([.L9]))+[.M9]*COS(RADIANS([.N9]))" office:value-type="float" office:value="3.19529272166754" calcext:value-type="float">
            <text:p>3.20</text:p>
          </table:table-cell>
          <table:table-cell table:style-name="ce3" table:formula="of:=[.K9]*SIN(RADIANS([.L9]))+[.M9]*SIN(RADIANS([.N9]))" office:value-type="float" office:value="3.16108936565721" calcext:value-type="float">
            <text:p>3.16</text:p>
          </table:table-cell>
          <table:table-cell table:number-columns-repeated="1005"/>
        </table:table-row>
        <table:table-row table:style-name="ro1">
          <table:table-cell office:value-type="float" office:value="7419466" calcext:value-type="float">
            <text:p>7419466</text:p>
          </table:table-cell>
          <table:table-cell office:value-type="float" office:value="-10.3788276136712" calcext:value-type="float">
            <text:p>-10.3788276137</text:p>
          </table:table-cell>
          <table:table-cell office:value-type="float" office:value="10.7056658258347" calcext:value-type="float">
            <text:p>10.7056658258</text:p>
          </table:table-cell>
          <table:table-cell office:value-type="float" office:value="2.03924176916652" calcext:value-type="float">
            <text:p>2.039241769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9.892" calcext:value-type="float">
            <text:p>9.892</text:p>
          </table:table-cell>
          <table:table-cell/>
          <table:table-cell table:formula="of:=DEGREES(ACOS(COS(RADIANS([.B10]))*COS(RADIANS([.C10]))))" office:value-type="float" office:value="14.8684931321534" calcext:value-type="float">
            <text:p>14.87</text:p>
          </table:table-cell>
          <table:table-cell table:formula="of:=SQRT([.E10]^2+[.F10]^2)" office:value-type="float" office:value="0.114017542509914" calcext:value-type="float">
            <text:p>0.11</text:p>
          </table:table-cell>
          <table:table-cell table:formula="of:=DEGREES(ATAN2([.F10]; [.E10]))" office:value-type="float" office:value="-37.8749836510982" calcext:value-type="float">
            <text:p>-37.87</text:p>
          </table:table-cell>
          <table:table-cell table:style-name="ce3" table:formula="of:=0.3*[.J10]" office:value-type="float" office:value="4.46054793964602" calcext:value-type="float">
            <text:p>4.46</text:p>
          </table:table-cell>
          <table:table-cell table:style-name="ce3" table:formula="of:=DEGREES(ATAN( (-SIN (RADIANS ([.C10])) * COS(RADIANS([.B10]))) / (COS (RADIANS ([.C10])) * SIN(RADIANS([.B10]))) ))" office:value-type="float" office:value="45.9084481699668" calcext:value-type="float">
            <text:p>45.91</text:p>
          </table:table-cell>
          <table:table-cell table:style-name="ce3" table:formula="of:=SQRT([.R10]^2+[.S10]^2)" office:value-type="float" office:value="4.47433046473665" calcext:value-type="float">
            <text:p>4.47</text:p>
          </table:table-cell>
          <table:table-cell table:style-name="ce3" table:formula="of:=DEGREES(ATAN2([.S10];[.R10]))" office:value-type="float" office:value="45.5431666402457" calcext:value-type="float">
            <text:p>45.54</text:p>
          </table:table-cell>
          <table:table-cell table:style-name="ce3"/>
          <table:table-cell table:style-name="ce3" table:formula="of:=[.K10]*COS(RADIANS([.L10]))+[.M10]*COS(RADIANS([.N10]))" office:value-type="float" office:value="3.19368004519206" calcext:value-type="float">
            <text:p>3.19</text:p>
          </table:table-cell>
          <table:table-cell table:style-name="ce3" table:formula="of:=[.K10]*SIN(RADIANS([.L10]))+[.M10]*SIN(RADIANS([.N10]))" office:value-type="float" office:value="3.1336944453173" calcext:value-type="float">
            <text:p>3.13</text:p>
          </table:table-cell>
          <table:table-cell table:number-columns-repeated="1005"/>
        </table:table-row>
        <table:table-row table:style-name="ro1">
          <table:table-cell office:value-type="float" office:value="7419466" calcext:value-type="float">
            <text:p>7419466</text:p>
          </table:table-cell>
          <table:table-cell office:value-type="float" office:value="-10.3788276136712" calcext:value-type="float">
            <text:p>-10.3788276137</text:p>
          </table:table-cell>
          <table:table-cell office:value-type="float" office:value="10.7056658258347" calcext:value-type="float">
            <text:p>10.7056658258</text:p>
          </table:table-cell>
          <table:table-cell office:value-type="float" office:value="2.03924176916652" calcext:value-type="float">
            <text:p>2.039241769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" calcext:value-type="float">
            <text:p>-0.1</text:p>
          </table:table-cell>
          <table:table-cell office:value-type="float" office:value="9.892" calcext:value-type="float">
            <text:p>9.892</text:p>
          </table:table-cell>
          <table:table-cell/>
          <table:table-cell table:formula="of:=DEGREES(ACOS(COS(RADIANS([.B11]))*COS(RADIANS([.C11]))))" office:value-type="float" office:value="14.8684931321534" calcext:value-type="float">
            <text:p>14.87</text:p>
          </table:table-cell>
          <table:table-cell table:formula="of:=SQRT([.E11]^2+[.F11]^2)" office:value-type="float" office:value="0.114017542509914" calcext:value-type="float">
            <text:p>0.11</text:p>
          </table:table-cell>
          <table:table-cell table:formula="of:=DEGREES(ATAN2([.F11]; [.E11]))" office:value-type="float" office:value="-37.8749836510982" calcext:value-type="float">
            <text:p>-37.87</text:p>
          </table:table-cell>
          <table:table-cell table:style-name="ce3" table:formula="of:=0.3*[.J11]" office:value-type="float" office:value="4.46054793964602" calcext:value-type="float">
            <text:p>4.46</text:p>
          </table:table-cell>
          <table:table-cell table:style-name="ce3" table:formula="of:=DEGREES(ATAN( (-SIN (RADIANS ([.C11])) * COS(RADIANS([.B11]))) / (COS (RADIANS ([.C11])) * SIN(RADIANS([.B11]))) ))" office:value-type="float" office:value="45.9084481699668" calcext:value-type="float">
            <text:p>45.91</text:p>
          </table:table-cell>
          <table:table-cell table:style-name="ce3" table:formula="of:=SQRT([.R11]^2+[.S11]^2)" office:value-type="float" office:value="4.47433046473665" calcext:value-type="float">
            <text:p>4.47</text:p>
          </table:table-cell>
          <table:table-cell table:style-name="ce3" table:formula="of:=DEGREES(ATAN2([.S11];[.R11]))" office:value-type="float" office:value="45.5431666402457" calcext:value-type="float">
            <text:p>45.54</text:p>
          </table:table-cell>
          <table:table-cell table:style-name="ce3"/>
          <table:table-cell table:style-name="ce3" table:formula="of:=[.K11]*COS(RADIANS([.L11]))+[.M11]*COS(RADIANS([.N11]))" office:value-type="float" office:value="3.19368004519206" calcext:value-type="float">
            <text:p>3.19</text:p>
          </table:table-cell>
          <table:table-cell table:style-name="ce3" table:formula="of:=[.K11]*SIN(RADIANS([.L11]))+[.M11]*SIN(RADIANS([.N11]))" office:value-type="float" office:value="3.1336944453173" calcext:value-type="float">
            <text:p>3.13</text:p>
          </table:table-cell>
          <table:table-cell table:number-columns-repeated="1005"/>
        </table:table-row>
        <table:table-row table:style-name="ro1">
          <table:table-cell office:value-type="float" office:value="7419716" calcext:value-type="float">
            <text:p>7419716</text:p>
          </table:table-cell>
          <table:table-cell office:value-type="float" office:value="-10.2427634152154" calcext:value-type="float">
            <text:p>-10.2427634152</text:p>
          </table:table-cell>
          <table:table-cell office:value-type="float" office:value="10.4935833294639" calcext:value-type="float">
            <text:p>10.4935833295</text:p>
          </table:table-cell>
          <table:table-cell office:value-type="float" office:value="2.04879656348513" calcext:value-type="float">
            <text:p>2.048796563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7" calcext:value-type="float">
            <text:p>-0.17</text:p>
          </table:table-cell>
          <table:table-cell office:value-type="float" office:value="9.925" calcext:value-type="float">
            <text:p>9.925</text:p>
          </table:table-cell>
          <table:table-cell/>
          <table:table-cell table:formula="of:=DEGREES(ACOS(COS(RADIANS([.B12]))*COS(RADIANS([.C12]))))" office:value-type="float" office:value="14.6236563243005" calcext:value-type="float">
            <text:p>14.62</text:p>
          </table:table-cell>
          <table:table-cell table:formula="of:=SQRT([.E12]^2+[.F12]^2)" office:value-type="float" office:value="0.122065556157337" calcext:value-type="float">
            <text:p>0.12</text:p>
          </table:table-cell>
          <table:table-cell table:formula="of:=DEGREES(ATAN2([.F12]; [.E12]))" office:value-type="float" office:value="-34.9920201985587" calcext:value-type="float">
            <text:p>-34.99</text:p>
          </table:table-cell>
          <table:table-cell table:style-name="ce3" table:formula="of:=0.3*[.J12]" office:value-type="float" office:value="4.38709689729015" calcext:value-type="float">
            <text:p>4.39</text:p>
          </table:table-cell>
          <table:table-cell table:style-name="ce3" table:formula="of:=DEGREES(ATAN( (-SIN (RADIANS ([.C12])) * COS(RADIANS([.B12]))) / (COS (RADIANS ([.C12])) * SIN(RADIANS([.B12]))) ))" office:value-type="float" office:value="45.7083560191738" calcext:value-type="float">
            <text:p>45.71</text:p>
          </table:table-cell>
          <table:table-cell table:style-name="ce3" table:formula="of:=SQRT([.R12]^2+[.S12]^2)" office:value-type="float" office:value="4.40846847292189" calcext:value-type="float">
            <text:p>4.41</text:p>
          </table:table-cell>
          <table:table-cell table:style-name="ce3" table:formula="of:=DEGREES(ATAN2([.S12];[.R12]))" office:value-type="float" office:value="45.8574437142975" calcext:value-type="float">
            <text:p>45.86</text:p>
          </table:table-cell>
          <table:table-cell table:style-name="ce3"/>
          <table:table-cell table:style-name="ce3" table:formula="of:=[.K12]*COS(RADIANS([.L12]))+[.M12]*COS(RADIANS([.N12]))" office:value-type="float" office:value="3.16355758862176" calcext:value-type="float">
            <text:p>3.16</text:p>
          </table:table-cell>
          <table:table-cell table:style-name="ce3" table:formula="of:=[.K12]*SIN(RADIANS([.L12]))+[.M12]*SIN(RADIANS([.N12]))" office:value-type="float" office:value="3.07026019422132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19716" calcext:value-type="float">
            <text:p>7419716</text:p>
          </table:table-cell>
          <table:table-cell office:value-type="float" office:value="-10.2427634152154" calcext:value-type="float">
            <text:p>-10.2427634152</text:p>
          </table:table-cell>
          <table:table-cell office:value-type="float" office:value="10.4935833294639" calcext:value-type="float">
            <text:p>10.4935833295</text:p>
          </table:table-cell>
          <table:table-cell office:value-type="float" office:value="2.04879656348513" calcext:value-type="float">
            <text:p>2.0487965635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7" calcext:value-type="float">
            <text:p>-0.17</text:p>
          </table:table-cell>
          <table:table-cell office:value-type="float" office:value="9.925" calcext:value-type="float">
            <text:p>9.925</text:p>
          </table:table-cell>
          <table:table-cell/>
          <table:table-cell table:formula="of:=DEGREES(ACOS(COS(RADIANS([.B13]))*COS(RADIANS([.C13]))))" office:value-type="float" office:value="14.6236563243005" calcext:value-type="float">
            <text:p>14.62</text:p>
          </table:table-cell>
          <table:table-cell table:formula="of:=SQRT([.E13]^2+[.F13]^2)" office:value-type="float" office:value="0.122065556157337" calcext:value-type="float">
            <text:p>0.12</text:p>
          </table:table-cell>
          <table:table-cell table:formula="of:=DEGREES(ATAN2([.F13]; [.E13]))" office:value-type="float" office:value="-34.9920201985587" calcext:value-type="float">
            <text:p>-34.99</text:p>
          </table:table-cell>
          <table:table-cell table:style-name="ce3" table:formula="of:=0.3*[.J13]" office:value-type="float" office:value="4.38709689729015" calcext:value-type="float">
            <text:p>4.39</text:p>
          </table:table-cell>
          <table:table-cell table:style-name="ce3" table:formula="of:=DEGREES(ATAN( (-SIN (RADIANS ([.C13])) * COS(RADIANS([.B13]))) / (COS (RADIANS ([.C13])) * SIN(RADIANS([.B13]))) ))" office:value-type="float" office:value="45.7083560191738" calcext:value-type="float">
            <text:p>45.71</text:p>
          </table:table-cell>
          <table:table-cell table:style-name="ce3" table:formula="of:=SQRT([.R13]^2+[.S13]^2)" office:value-type="float" office:value="4.40846847292189" calcext:value-type="float">
            <text:p>4.41</text:p>
          </table:table-cell>
          <table:table-cell table:style-name="ce3" table:formula="of:=DEGREES(ATAN2([.S13];[.R13]))" office:value-type="float" office:value="45.8574437142975" calcext:value-type="float">
            <text:p>45.86</text:p>
          </table:table-cell>
          <table:table-cell table:style-name="ce3"/>
          <table:table-cell table:style-name="ce3" table:formula="of:=[.K13]*COS(RADIANS([.L13]))+[.M13]*COS(RADIANS([.N13]))" office:value-type="float" office:value="3.16355758862176" calcext:value-type="float">
            <text:p>3.16</text:p>
          </table:table-cell>
          <table:table-cell table:style-name="ce3" table:formula="of:=[.K13]*SIN(RADIANS([.L13]))+[.M13]*SIN(RADIANS([.N13]))" office:value-type="float" office:value="3.07026019422132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19966" calcext:value-type="float">
            <text:p>7419966</text:p>
          </table:table-cell>
          <table:table-cell office:value-type="float" office:value="-10.0821387102778" calcext:value-type="float">
            <text:p>-10.0821387103</text:p>
          </table:table-cell>
          <table:table-cell office:value-type="float" office:value="10.3522615928945" calcext:value-type="float">
            <text:p>10.3522615929</text:p>
          </table:table-cell>
          <table:table-cell office:value-type="float" office:value="2.03437099051465" calcext:value-type="float">
            <text:p>2.03437099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  <table:table-cell office:value-type="float" office:value="9.972" calcext:value-type="float">
            <text:p>9.972</text:p>
          </table:table-cell>
          <table:table-cell/>
          <table:table-cell table:formula="of:=DEGREES(ACOS(COS(RADIANS([.B14]))*COS(RADIANS([.C14]))))" office:value-type="float" office:value="14.4120787028584" calcext:value-type="float">
            <text:p>14.41</text:p>
          </table:table-cell>
          <table:table-cell table:formula="of:=SQRT([.E14]^2+[.F14]^2)" office:value-type="float" office:value="0.113137084989848" calcext:value-type="float">
            <text:p>0.11</text:p>
          </table:table-cell>
          <table:table-cell table:formula="of:=DEGREES(ATAN2([.F14]; [.E14]))" office:value-type="float" office:value="-45" calcext:value-type="float">
            <text:p>-45.00</text:p>
          </table:table-cell>
          <table:table-cell table:style-name="ce3" table:formula="of:=0.3*[.J14]" office:value-type="float" office:value="4.32362361085752" calcext:value-type="float">
            <text:p>4.32</text:p>
          </table:table-cell>
          <table:table-cell table:style-name="ce3" table:formula="of:=DEGREES(ATAN( (-SIN (RADIANS ([.C14])) * COS(RADIANS([.B14]))) / (COS (RADIANS ([.C14])) * SIN(RADIANS([.B14]))) ))" office:value-type="float" office:value="45.7736425066173" calcext:value-type="float">
            <text:p>45.77</text:p>
          </table:table-cell>
          <table:table-cell table:style-name="ce3" table:formula="of:=SQRT([.R14]^2+[.S14]^2)" office:value-type="float" office:value="4.32357625105689" calcext:value-type="float">
            <text:p>4.32</text:p>
          </table:table-cell>
          <table:table-cell table:style-name="ce3" table:formula="of:=DEGREES(ATAN2([.S14];[.R14]))" office:value-type="float" office:value="45.7256779596864" calcext:value-type="float">
            <text:p>45.73</text:p>
          </table:table-cell>
          <table:table-cell table:style-name="ce3"/>
          <table:table-cell table:style-name="ce3" table:formula="of:=[.K14]*COS(RADIANS([.L14]))+[.M14]*COS(RADIANS([.N14]))" office:value-type="float" office:value="3.09570509774377" calcext:value-type="float">
            <text:p>3.10</text:p>
          </table:table-cell>
          <table:table-cell table:style-name="ce3" table:formula="of:=[.K14]*SIN(RADIANS([.L14]))+[.M14]*SIN(RADIANS([.N14]))" office:value-type="float" office:value="3.0182646581283" calcext:value-type="float">
            <text:p>3.02</text:p>
          </table:table-cell>
          <table:table-cell table:number-columns-repeated="1005"/>
        </table:table-row>
        <table:table-row table:style-name="ro1">
          <table:table-cell office:value-type="float" office:value="7419966" calcext:value-type="float">
            <text:p>7419966</text:p>
          </table:table-cell>
          <table:table-cell office:value-type="float" office:value="-10.0821387102778" calcext:value-type="float">
            <text:p>-10.0821387103</text:p>
          </table:table-cell>
          <table:table-cell office:value-type="float" office:value="10.3522615928945" calcext:value-type="float">
            <text:p>10.3522615929</text:p>
          </table:table-cell>
          <table:table-cell office:value-type="float" office:value="2.03437099051465" calcext:value-type="float">
            <text:p>2.034370990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  <table:table-cell office:value-type="float" office:value="9.972" calcext:value-type="float">
            <text:p>9.972</text:p>
          </table:table-cell>
          <table:table-cell/>
          <table:table-cell table:formula="of:=DEGREES(ACOS(COS(RADIANS([.B15]))*COS(RADIANS([.C15]))))" office:value-type="float" office:value="14.4120787028584" calcext:value-type="float">
            <text:p>14.41</text:p>
          </table:table-cell>
          <table:table-cell table:formula="of:=SQRT([.E15]^2+[.F15]^2)" office:value-type="float" office:value="0.113137084989848" calcext:value-type="float">
            <text:p>0.11</text:p>
          </table:table-cell>
          <table:table-cell table:formula="of:=DEGREES(ATAN2([.F15]; [.E15]))" office:value-type="float" office:value="-45" calcext:value-type="float">
            <text:p>-45.00</text:p>
          </table:table-cell>
          <table:table-cell table:style-name="ce3" table:formula="of:=0.3*[.J15]" office:value-type="float" office:value="4.32362361085752" calcext:value-type="float">
            <text:p>4.32</text:p>
          </table:table-cell>
          <table:table-cell table:style-name="ce3" table:formula="of:=DEGREES(ATAN( (-SIN (RADIANS ([.C15])) * COS(RADIANS([.B15]))) / (COS (RADIANS ([.C15])) * SIN(RADIANS([.B15]))) ))" office:value-type="float" office:value="45.7736425066173" calcext:value-type="float">
            <text:p>45.77</text:p>
          </table:table-cell>
          <table:table-cell table:style-name="ce3" table:formula="of:=SQRT([.R15]^2+[.S15]^2)" office:value-type="float" office:value="4.32357625105689" calcext:value-type="float">
            <text:p>4.32</text:p>
          </table:table-cell>
          <table:table-cell table:style-name="ce3" table:formula="of:=DEGREES(ATAN2([.S15];[.R15]))" office:value-type="float" office:value="45.7256779596864" calcext:value-type="float">
            <text:p>45.73</text:p>
          </table:table-cell>
          <table:table-cell table:style-name="ce3"/>
          <table:table-cell table:style-name="ce3" table:formula="of:=[.K15]*COS(RADIANS([.L15]))+[.M15]*COS(RADIANS([.N15]))" office:value-type="float" office:value="3.09570509774377" calcext:value-type="float">
            <text:p>3.10</text:p>
          </table:table-cell>
          <table:table-cell table:style-name="ce3" table:formula="of:=[.K15]*SIN(RADIANS([.L15]))+[.M15]*SIN(RADIANS([.N15]))" office:value-type="float" office:value="3.0182646581283" calcext:value-type="float">
            <text:p>3.02</text:p>
          </table:table-cell>
          <table:table-cell table:number-columns-repeated="1005"/>
        </table:table-row>
        <table:table-row table:style-name="ro1">
          <table:table-cell office:value-type="float" office:value="7420216" calcext:value-type="float">
            <text:p>7420216</text:p>
          </table:table-cell>
          <table:table-cell office:value-type="float" office:value="-10.1504909746231" calcext:value-type="float">
            <text:p>-10.1504909746</text:p>
          </table:table-cell>
          <table:table-cell office:value-type="float" office:value="10.483011904176" calcext:value-type="float">
            <text:p>10.4830119042</text:p>
          </table:table-cell>
          <table:table-cell office:value-type="float" office:value="1.98141802798342" calcext:value-type="float">
            <text:p>1.981418028</text:p>
          </table:table-cell>
          <table:table-cell office:value-type="float" office:value="-0.1" calcext:value-type="float">
            <text:p>-0.1</text:p>
          </table:table-cell>
          <table:table-cell office:value-type="float" office:value="0.06" calcext:value-type="float">
            <text:p>0.06</text:p>
          </table:table-cell>
          <table:table-cell office:value-type="float" office:value="-0.21" calcext:value-type="float">
            <text:p>-0.21</text:p>
          </table:table-cell>
          <table:table-cell office:value-type="float" office:value="10.022" calcext:value-type="float">
            <text:p>10.022</text:p>
          </table:table-cell>
          <table:table-cell/>
          <table:table-cell table:formula="of:=DEGREES(ACOS(COS(RADIANS([.B16]))*COS(RADIANS([.C16]))))" office:value-type="float" office:value="14.5523656895851" calcext:value-type="float">
            <text:p>14.55</text:p>
          </table:table-cell>
          <table:table-cell table:formula="of:=SQRT([.E16]^2+[.F16]^2)" office:value-type="float" office:value="0.116619037896906" calcext:value-type="float">
            <text:p>0.12</text:p>
          </table:table-cell>
          <table:table-cell table:formula="of:=DEGREES(ATAN2([.F16]; [.E16]))" office:value-type="float" office:value="-59.0362434679265" calcext:value-type="float">
            <text:p>-59.04</text:p>
          </table:table-cell>
          <table:table-cell table:style-name="ce3" table:formula="of:=0.3*[.J16]" office:value-type="float" office:value="4.36570970687552" calcext:value-type="float">
            <text:p>4.37</text:p>
          </table:table-cell>
          <table:table-cell table:style-name="ce3" table:formula="of:=DEGREES(ATAN( (-SIN (RADIANS ([.C16])) * COS(RADIANS([.B16]))) / (COS (RADIANS ([.C16])) * SIN(RADIANS([.B16]))) ))" office:value-type="float" office:value="45.9435285018151" calcext:value-type="float">
            <text:p>45.94</text:p>
          </table:table-cell>
          <table:table-cell table:style-name="ce3" table:formula="of:=SQRT([.R16]^2+[.S16]^2)" office:value-type="float" office:value="4.33702963759503" calcext:value-type="float">
            <text:p>4.34</text:p>
          </table:table-cell>
          <table:table-cell table:style-name="ce3" table:formula="of:=DEGREES(ATAN2([.S16];[.R16]))" office:value-type="float" office:value="45.5449185124024" calcext:value-type="float">
            <text:p>45.54</text:p>
          </table:table-cell>
          <table:table-cell table:style-name="ce3"/>
          <table:table-cell table:style-name="ce3" table:formula="of:=[.K16]*COS(RADIANS([.L16]))+[.M16]*COS(RADIANS([.N16]))" office:value-type="float" office:value="3.09577056656336" calcext:value-type="float">
            <text:p>3.10</text:p>
          </table:table-cell>
          <table:table-cell table:style-name="ce3" table:formula="of:=[.K16]*SIN(RADIANS([.L16]))+[.M16]*SIN(RADIANS([.N16]))" office:value-type="float" office:value="3.03743817658527" calcext:value-type="float">
            <text:p>3.04</text:p>
          </table:table-cell>
          <table:table-cell table:number-columns-repeated="1005"/>
        </table:table-row>
        <table:table-row table:style-name="ro1">
          <table:table-cell office:value-type="float" office:value="7420216" calcext:value-type="float">
            <text:p>7420216</text:p>
          </table:table-cell>
          <table:table-cell office:value-type="float" office:value="-10.1504909746231" calcext:value-type="float">
            <text:p>-10.1504909746</text:p>
          </table:table-cell>
          <table:table-cell office:value-type="float" office:value="10.483011904176" calcext:value-type="float">
            <text:p>10.4830119042</text:p>
          </table:table-cell>
          <table:table-cell office:value-type="float" office:value="1.98141802798342" calcext:value-type="float">
            <text:p>1.981418028</text:p>
          </table:table-cell>
          <table:table-cell office:value-type="float" office:value="-0.1" calcext:value-type="float">
            <text:p>-0.1</text:p>
          </table:table-cell>
          <table:table-cell office:value-type="float" office:value="0.06" calcext:value-type="float">
            <text:p>0.06</text:p>
          </table:table-cell>
          <table:table-cell office:value-type="float" office:value="-0.21" calcext:value-type="float">
            <text:p>-0.21</text:p>
          </table:table-cell>
          <table:table-cell office:value-type="float" office:value="10.022" calcext:value-type="float">
            <text:p>10.022</text:p>
          </table:table-cell>
          <table:table-cell/>
          <table:table-cell table:formula="of:=DEGREES(ACOS(COS(RADIANS([.B17]))*COS(RADIANS([.C17]))))" office:value-type="float" office:value="14.5523656895851" calcext:value-type="float">
            <text:p>14.55</text:p>
          </table:table-cell>
          <table:table-cell table:formula="of:=SQRT([.E17]^2+[.F17]^2)" office:value-type="float" office:value="0.116619037896906" calcext:value-type="float">
            <text:p>0.12</text:p>
          </table:table-cell>
          <table:table-cell table:formula="of:=DEGREES(ATAN2([.F17]; [.E17]))" office:value-type="float" office:value="-59.0362434679265" calcext:value-type="float">
            <text:p>-59.04</text:p>
          </table:table-cell>
          <table:table-cell table:style-name="ce3" table:formula="of:=0.3*[.J17]" office:value-type="float" office:value="4.36570970687552" calcext:value-type="float">
            <text:p>4.37</text:p>
          </table:table-cell>
          <table:table-cell table:style-name="ce3" table:formula="of:=DEGREES(ATAN( (-SIN (RADIANS ([.C17])) * COS(RADIANS([.B17]))) / (COS (RADIANS ([.C17])) * SIN(RADIANS([.B17]))) ))" office:value-type="float" office:value="45.9435285018151" calcext:value-type="float">
            <text:p>45.94</text:p>
          </table:table-cell>
          <table:table-cell table:style-name="ce3" table:formula="of:=SQRT([.R17]^2+[.S17]^2)" office:value-type="float" office:value="4.33702963759503" calcext:value-type="float">
            <text:p>4.34</text:p>
          </table:table-cell>
          <table:table-cell table:style-name="ce3" table:formula="of:=DEGREES(ATAN2([.S17];[.R17]))" office:value-type="float" office:value="45.5449185124024" calcext:value-type="float">
            <text:p>45.54</text:p>
          </table:table-cell>
          <table:table-cell table:style-name="ce3"/>
          <table:table-cell table:style-name="ce3" table:formula="of:=[.K17]*COS(RADIANS([.L17]))+[.M17]*COS(RADIANS([.N17]))" office:value-type="float" office:value="3.09577056656336" calcext:value-type="float">
            <text:p>3.10</text:p>
          </table:table-cell>
          <table:table-cell table:style-name="ce3" table:formula="of:=[.K17]*SIN(RADIANS([.L17]))+[.M17]*SIN(RADIANS([.N17]))" office:value-type="float" office:value="3.03743817658527" calcext:value-type="float">
            <text:p>3.04</text:p>
          </table:table-cell>
          <table:table-cell table:number-columns-repeated="1005"/>
        </table:table-row>
        <table:table-row table:style-name="ro1">
          <table:table-cell office:value-type="float" office:value="7420467" calcext:value-type="float">
            <text:p>7420467</text:p>
          </table:table-cell>
          <table:table-cell office:value-type="float" office:value="-10.3081078350049" calcext:value-type="float">
            <text:p>-10.308107835</text:p>
          </table:table-cell>
          <table:table-cell office:value-type="float" office:value="10.634485863173" calcext:value-type="float">
            <text:p>10.6344858632</text:p>
          </table:table-cell>
          <table:table-cell office:value-type="float" office:value="1.9500717285613" calcext:value-type="float">
            <text:p>1.950071728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2" calcext:value-type="float">
            <text:p>-0.2</text:p>
          </table:table-cell>
          <table:table-cell office:value-type="float" office:value="10.073" calcext:value-type="float">
            <text:p>10.073</text:p>
          </table:table-cell>
          <table:table-cell/>
          <table:table-cell table:formula="of:=DEGREES(ACOS(COS(RADIANS([.B18]))*COS(RADIANS([.C18]))))" office:value-type="float" office:value="14.769013517143" calcext:value-type="float">
            <text:p>14.77</text:p>
          </table:table-cell>
          <table:table-cell table:formula="of:=SQRT([.E18]^2+[.F18]^2)" office:value-type="float" office:value="0.117046999107196" calcext:value-type="float">
            <text:p>0.12</text:p>
          </table:table-cell>
          <table:table-cell table:formula="of:=DEGREES(ATAN2([.F18]; [.E18]))" office:value-type="float" office:value="-70.0168934781" calcext:value-type="float">
            <text:p>-70.02</text:p>
          </table:table-cell>
          <table:table-cell table:style-name="ce3" table:formula="of:=0.3*[.J18]" office:value-type="float" office:value="4.43070405514289" calcext:value-type="float">
            <text:p>4.43</text:p>
          </table:table-cell>
          <table:table-cell table:style-name="ce3" table:formula="of:=DEGREES(ATAN( (-SIN (RADIANS ([.C18])) * COS(RADIANS([.B18]))) / (COS (RADIANS ([.C18])) * SIN(RADIANS([.B18]))) ))" office:value-type="float" office:value="45.9130359935213" calcext:value-type="float">
            <text:p>45.91</text:p>
          </table:table-cell>
          <table:table-cell table:style-name="ce3" table:formula="of:=SQRT([.R18]^2+[.S18]^2)" office:value-type="float" office:value="4.38078757237442" calcext:value-type="float">
            <text:p>4.38</text:p>
          </table:table-cell>
          <table:table-cell table:style-name="ce3" table:formula="of:=DEGREES(ATAN2([.S18];[.R18]))" office:value-type="float" office:value="45.4638289867279" calcext:value-type="float">
            <text:p>45.46</text:p>
          </table:table-cell>
          <table:table-cell table:style-name="ce3"/>
          <table:table-cell table:style-name="ce3" table:formula="of:=[.K18]*COS(RADIANS([.L18]))+[.M18]*COS(RADIANS([.N18]))" office:value-type="float" office:value="3.12265964258251" calcext:value-type="float">
            <text:p>3.12</text:p>
          </table:table-cell>
          <table:table-cell table:style-name="ce3" table:formula="of:=[.K18]*SIN(RADIANS([.L18]))+[.M18]*SIN(RADIANS([.N18]))" office:value-type="float" office:value="3.07250655180044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20467" calcext:value-type="float">
            <text:p>7420467</text:p>
          </table:table-cell>
          <table:table-cell office:value-type="float" office:value="-10.3081078350049" calcext:value-type="float">
            <text:p>-10.308107835</text:p>
          </table:table-cell>
          <table:table-cell office:value-type="float" office:value="10.634485863173" calcext:value-type="float">
            <text:p>10.6344858632</text:p>
          </table:table-cell>
          <table:table-cell office:value-type="float" office:value="1.9500717285613" calcext:value-type="float">
            <text:p>1.950071728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2" calcext:value-type="float">
            <text:p>-0.2</text:p>
          </table:table-cell>
          <table:table-cell office:value-type="float" office:value="10.073" calcext:value-type="float">
            <text:p>10.073</text:p>
          </table:table-cell>
          <table:table-cell/>
          <table:table-cell table:formula="of:=DEGREES(ACOS(COS(RADIANS([.B19]))*COS(RADIANS([.C19]))))" office:value-type="float" office:value="14.769013517143" calcext:value-type="float">
            <text:p>14.77</text:p>
          </table:table-cell>
          <table:table-cell table:formula="of:=SQRT([.E19]^2+[.F19]^2)" office:value-type="float" office:value="0.117046999107196" calcext:value-type="float">
            <text:p>0.12</text:p>
          </table:table-cell>
          <table:table-cell table:formula="of:=DEGREES(ATAN2([.F19]; [.E19]))" office:value-type="float" office:value="-70.0168934781" calcext:value-type="float">
            <text:p>-70.02</text:p>
          </table:table-cell>
          <table:table-cell table:style-name="ce3" table:formula="of:=0.3*[.J19]" office:value-type="float" office:value="4.43070405514289" calcext:value-type="float">
            <text:p>4.43</text:p>
          </table:table-cell>
          <table:table-cell table:style-name="ce3" table:formula="of:=DEGREES(ATAN( (-SIN (RADIANS ([.C19])) * COS(RADIANS([.B19]))) / (COS (RADIANS ([.C19])) * SIN(RADIANS([.B19]))) ))" office:value-type="float" office:value="45.9130359935213" calcext:value-type="float">
            <text:p>45.91</text:p>
          </table:table-cell>
          <table:table-cell table:style-name="ce3" table:formula="of:=SQRT([.R19]^2+[.S19]^2)" office:value-type="float" office:value="4.38078757237442" calcext:value-type="float">
            <text:p>4.38</text:p>
          </table:table-cell>
          <table:table-cell table:style-name="ce3" table:formula="of:=DEGREES(ATAN2([.S19];[.R19]))" office:value-type="float" office:value="45.4638289867279" calcext:value-type="float">
            <text:p>45.46</text:p>
          </table:table-cell>
          <table:table-cell table:style-name="ce3"/>
          <table:table-cell table:style-name="ce3" table:formula="of:=[.K19]*COS(RADIANS([.L19]))+[.M19]*COS(RADIANS([.N19]))" office:value-type="float" office:value="3.12265964258251" calcext:value-type="float">
            <text:p>3.12</text:p>
          </table:table-cell>
          <table:table-cell table:style-name="ce3" table:formula="of:=[.K19]*SIN(RADIANS([.L19]))+[.M19]*SIN(RADIANS([.N19]))" office:value-type="float" office:value="3.07250655180044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20717" calcext:value-type="float">
            <text:p>7420717</text:p>
          </table:table-cell>
          <table:table-cell office:value-type="float" office:value="-10.3501707012348" calcext:value-type="float">
            <text:p>-10.3501707012</text:p>
          </table:table-cell>
          <table:table-cell office:value-type="float" office:value="10.7309511861421" calcext:value-type="float">
            <text:p>10.7309511861</text:p>
          </table:table-cell>
          <table:table-cell office:value-type="float" office:value="1.9828222721881" calcext:value-type="float">
            <text:p>1.982822272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19" calcext:value-type="float">
            <text:p>-0.19</text:p>
          </table:table-cell>
          <table:table-cell office:value-type="float" office:value="10.12" calcext:value-type="float">
            <text:p>10.12</text:p>
          </table:table-cell>
          <table:table-cell/>
          <table:table-cell table:formula="of:=DEGREES(ACOS(COS(RADIANS([.B20]))*COS(RADIANS([.C20]))))" office:value-type="float" office:value="14.8667788877874" calcext:value-type="float">
            <text:p>14.87</text:p>
          </table:table-cell>
          <table:table-cell table:formula="of:=SQRT([.E20]^2+[.F20]^2)" office:value-type="float" office:value="0.117046999107196" calcext:value-type="float">
            <text:p>0.12</text:p>
          </table:table-cell>
          <table:table-cell table:formula="of:=DEGREES(ATAN2([.F20]; [.E20]))" office:value-type="float" office:value="-70.0168934781" calcext:value-type="float">
            <text:p>-70.02</text:p>
          </table:table-cell>
          <table:table-cell table:style-name="ce3" table:formula="of:=0.3*[.J20]" office:value-type="float" office:value="4.46003366633623" calcext:value-type="float">
            <text:p>4.46</text:p>
          </table:table-cell>
          <table:table-cell table:style-name="ce3" table:formula="of:=DEGREES(ATAN( (-SIN (RADIANS ([.C20])) * COS(RADIANS([.B20]))) / (COS (RADIANS ([.C20])) * SIN(RADIANS([.B20]))) ))" office:value-type="float" office:value="46.0585087203528" calcext:value-type="float">
            <text:p>46.06</text:p>
          </table:table-cell>
          <table:table-cell table:style-name="ce3" table:formula="of:=SQRT([.R20]^2+[.S20]^2)" office:value-type="float" office:value="4.40983864241315" calcext:value-type="float">
            <text:p>4.41</text:p>
          </table:table-cell>
          <table:table-cell table:style-name="ce3" table:formula="of:=DEGREES(ATAN2([.S20];[.R20]))" office:value-type="float" office:value="45.3075907705286" calcext:value-type="float">
            <text:p>45.31</text:p>
          </table:table-cell>
          <table:table-cell table:style-name="ce3"/>
          <table:table-cell table:style-name="ce3" table:formula="of:=[.K20]*COS(RADIANS([.L20]))+[.M20]*COS(RADIANS([.N20]))" office:value-type="float" office:value="3.1349219056331" calcext:value-type="float">
            <text:p>3.13</text:p>
          </table:table-cell>
          <table:table-cell table:style-name="ce3" table:formula="of:=[.K20]*SIN(RADIANS([.L20]))+[.M20]*SIN(RADIANS([.N20]))" office:value-type="float" office:value="3.10144184174102" calcext:value-type="float">
            <text:p>3.10</text:p>
          </table:table-cell>
          <table:table-cell table:number-columns-repeated="1005"/>
        </table:table-row>
        <table:table-row table:style-name="ro1">
          <table:table-cell office:value-type="float" office:value="7420717" calcext:value-type="float">
            <text:p>7420717</text:p>
          </table:table-cell>
          <table:table-cell office:value-type="float" office:value="-10.3501707012348" calcext:value-type="float">
            <text:p>-10.3501707012</text:p>
          </table:table-cell>
          <table:table-cell office:value-type="float" office:value="10.7309511861421" calcext:value-type="float">
            <text:p>10.7309511861</text:p>
          </table:table-cell>
          <table:table-cell office:value-type="float" office:value="1.9828222721881" calcext:value-type="float">
            <text:p>1.9828222722</text:p>
          </table:table-cell>
          <table:table-cell office:value-type="float" office:value="-0.11" calcext:value-type="float">
            <text:p>-0.11</text:p>
          </table:table-cell>
          <table:table-cell office:value-type="float" office:value="0.04" calcext:value-type="float">
            <text:p>0.04</text:p>
          </table:table-cell>
          <table:table-cell office:value-type="float" office:value="-0.19" calcext:value-type="float">
            <text:p>-0.19</text:p>
          </table:table-cell>
          <table:table-cell office:value-type="float" office:value="10.12" calcext:value-type="float">
            <text:p>10.12</text:p>
          </table:table-cell>
          <table:table-cell/>
          <table:table-cell table:formula="of:=DEGREES(ACOS(COS(RADIANS([.B21]))*COS(RADIANS([.C21]))))" office:value-type="float" office:value="14.8667788877874" calcext:value-type="float">
            <text:p>14.87</text:p>
          </table:table-cell>
          <table:table-cell table:formula="of:=SQRT([.E21]^2+[.F21]^2)" office:value-type="float" office:value="0.117046999107196" calcext:value-type="float">
            <text:p>0.12</text:p>
          </table:table-cell>
          <table:table-cell table:formula="of:=DEGREES(ATAN2([.F21]; [.E21]))" office:value-type="float" office:value="-70.0168934781" calcext:value-type="float">
            <text:p>-70.02</text:p>
          </table:table-cell>
          <table:table-cell table:style-name="ce3" table:formula="of:=0.3*[.J21]" office:value-type="float" office:value="4.46003366633623" calcext:value-type="float">
            <text:p>4.46</text:p>
          </table:table-cell>
          <table:table-cell table:style-name="ce3" table:formula="of:=DEGREES(ATAN( (-SIN (RADIANS ([.C21])) * COS(RADIANS([.B21]))) / (COS (RADIANS ([.C21])) * SIN(RADIANS([.B21]))) ))" office:value-type="float" office:value="46.0585087203528" calcext:value-type="float">
            <text:p>46.06</text:p>
          </table:table-cell>
          <table:table-cell table:style-name="ce3" table:formula="of:=SQRT([.R21]^2+[.S21]^2)" office:value-type="float" office:value="4.40983864241315" calcext:value-type="float">
            <text:p>4.41</text:p>
          </table:table-cell>
          <table:table-cell table:style-name="ce3" table:formula="of:=DEGREES(ATAN2([.S21];[.R21]))" office:value-type="float" office:value="45.3075907705286" calcext:value-type="float">
            <text:p>45.31</text:p>
          </table:table-cell>
          <table:table-cell table:style-name="ce3"/>
          <table:table-cell table:style-name="ce3" table:formula="of:=[.K21]*COS(RADIANS([.L21]))+[.M21]*COS(RADIANS([.N21]))" office:value-type="float" office:value="3.1349219056331" calcext:value-type="float">
            <text:p>3.13</text:p>
          </table:table-cell>
          <table:table-cell table:style-name="ce3" table:formula="of:=[.K21]*SIN(RADIANS([.L21]))+[.M21]*SIN(RADIANS([.N21]))" office:value-type="float" office:value="3.10144184174102" calcext:value-type="float">
            <text:p>3.10</text:p>
          </table:table-cell>
          <table:table-cell table:number-columns-repeated="1005"/>
        </table:table-row>
        <table:table-row table:style-name="ro1">
          <table:table-cell office:value-type="float" office:value="7420967" calcext:value-type="float">
            <text:p>7420967</text:p>
          </table:table-cell>
          <table:table-cell office:value-type="float" office:value="-10.4379189952756" calcext:value-type="float">
            <text:p>-10.4379189953</text:p>
          </table:table-cell>
          <table:table-cell office:value-type="float" office:value="10.717990902192" calcext:value-type="float">
            <text:p>10.7179909022</text:p>
          </table:table-cell>
          <table:table-cell office:value-type="float" office:value="2.00691661825896" calcext:value-type="float">
            <text:p>2.00691661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18" calcext:value-type="float">
            <text:p>-0.18</text:p>
          </table:table-cell>
          <table:table-cell office:value-type="float" office:value="10.164" calcext:value-type="float">
            <text:p>10.164</text:p>
          </table:table-cell>
          <table:table-cell/>
          <table:table-cell table:formula="of:=DEGREES(ACOS(COS(RADIANS([.B22]))*COS(RADIANS([.C22]))))" office:value-type="float" office:value="14.918072056295" calcext:value-type="float">
            <text:p>14.92</text:p>
          </table:table-cell>
          <table:table-cell table:formula="of:=SQRT([.E22]^2+[.F22]^2)" office:value-type="float" office:value="0.12369316876853" calcext:value-type="float">
            <text:p>0.12</text:p>
          </table:table-cell>
          <table:table-cell table:formula="of:=DEGREES(ATAN2([.F22]; [.E22]))" office:value-type="float" office:value="-75.9637565320735" calcext:value-type="float">
            <text:p>-75.96</text:p>
          </table:table-cell>
          <table:table-cell table:style-name="ce3" table:formula="of:=0.3*[.J22]" office:value-type="float" office:value="4.47542161688851" calcext:value-type="float">
            <text:p>4.48</text:p>
          </table:table-cell>
          <table:table-cell table:style-name="ce3" table:formula="of:=DEGREES(ATAN( (-SIN (RADIANS ([.C22])) * COS(RADIANS([.B22]))) / (COS (RADIANS ([.C22])) * SIN(RADIANS([.B22]))) ))" office:value-type="float" office:value="45.7759717863183" calcext:value-type="float">
            <text:p>45.78</text:p>
          </table:table-cell>
          <table:table-cell table:style-name="ce3" table:formula="of:=SQRT([.R22]^2+[.S22]^2)" office:value-type="float" office:value="4.41160576206277" calcext:value-type="float">
            <text:p>4.41</text:p>
          </table:table-cell>
          <table:table-cell table:style-name="ce3" table:formula="of:=DEGREES(ATAN2([.S22];[.R22]))" office:value-type="float" office:value="45.5903715374889" calcext:value-type="float">
            <text:p>45.59</text:p>
          </table:table-cell>
          <table:table-cell table:style-name="ce3"/>
          <table:table-cell table:style-name="ce3" table:formula="of:=[.K22]*COS(RADIANS([.L22]))+[.M22]*COS(RADIANS([.N22]))" office:value-type="float" office:value="3.15145304116906" calcext:value-type="float">
            <text:p>3.15</text:p>
          </table:table-cell>
          <table:table-cell table:style-name="ce3" table:formula="of:=[.K22]*SIN(RADIANS([.L22]))+[.M22]*SIN(RADIANS([.N22]))" office:value-type="float" office:value="3.08716846465685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20967" calcext:value-type="float">
            <text:p>7420967</text:p>
          </table:table-cell>
          <table:table-cell office:value-type="float" office:value="-10.4379189952756" calcext:value-type="float">
            <text:p>-10.4379189953</text:p>
          </table:table-cell>
          <table:table-cell office:value-type="float" office:value="10.717990902192" calcext:value-type="float">
            <text:p>10.7179909022</text:p>
          </table:table-cell>
          <table:table-cell office:value-type="float" office:value="2.00691661825896" calcext:value-type="float">
            <text:p>2.006916618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18" calcext:value-type="float">
            <text:p>-0.18</text:p>
          </table:table-cell>
          <table:table-cell office:value-type="float" office:value="10.164" calcext:value-type="float">
            <text:p>10.164</text:p>
          </table:table-cell>
          <table:table-cell/>
          <table:table-cell table:formula="of:=DEGREES(ACOS(COS(RADIANS([.B23]))*COS(RADIANS([.C23]))))" office:value-type="float" office:value="14.918072056295" calcext:value-type="float">
            <text:p>14.92</text:p>
          </table:table-cell>
          <table:table-cell table:formula="of:=SQRT([.E23]^2+[.F23]^2)" office:value-type="float" office:value="0.12369316876853" calcext:value-type="float">
            <text:p>0.12</text:p>
          </table:table-cell>
          <table:table-cell table:formula="of:=DEGREES(ATAN2([.F23]; [.E23]))" office:value-type="float" office:value="-75.9637565320735" calcext:value-type="float">
            <text:p>-75.96</text:p>
          </table:table-cell>
          <table:table-cell table:style-name="ce3" table:formula="of:=0.3*[.J23]" office:value-type="float" office:value="4.47542161688851" calcext:value-type="float">
            <text:p>4.48</text:p>
          </table:table-cell>
          <table:table-cell table:style-name="ce3" table:formula="of:=DEGREES(ATAN( (-SIN (RADIANS ([.C23])) * COS(RADIANS([.B23]))) / (COS (RADIANS ([.C23])) * SIN(RADIANS([.B23]))) ))" office:value-type="float" office:value="45.7759717863183" calcext:value-type="float">
            <text:p>45.78</text:p>
          </table:table-cell>
          <table:table-cell table:style-name="ce3" table:formula="of:=SQRT([.R23]^2+[.S23]^2)" office:value-type="float" office:value="4.41160576206277" calcext:value-type="float">
            <text:p>4.41</text:p>
          </table:table-cell>
          <table:table-cell table:style-name="ce3" table:formula="of:=DEGREES(ATAN2([.S23];[.R23]))" office:value-type="float" office:value="45.5903715374889" calcext:value-type="float">
            <text:p>45.59</text:p>
          </table:table-cell>
          <table:table-cell table:style-name="ce3"/>
          <table:table-cell table:style-name="ce3" table:formula="of:=[.K23]*COS(RADIANS([.L23]))+[.M23]*COS(RADIANS([.N23]))" office:value-type="float" office:value="3.15145304116906" calcext:value-type="float">
            <text:p>3.15</text:p>
          </table:table-cell>
          <table:table-cell table:style-name="ce3" table:formula="of:=[.K23]*SIN(RADIANS([.L23]))+[.M23]*SIN(RADIANS([.N23]))" office:value-type="float" office:value="3.08716846465685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21216" calcext:value-type="float">
            <text:p>7421216</text:p>
          </table:table-cell>
          <table:table-cell office:value-type="float" office:value="-10.6142898475709" calcext:value-type="float">
            <text:p>-10.6142898476</text:p>
          </table:table-cell>
          <table:table-cell office:value-type="float" office:value="10.7140942792705" calcext:value-type="float">
            <text:p>10.7140942793</text:p>
          </table:table-cell>
          <table:table-cell office:value-type="float" office:value="2.00886044740807" calcext:value-type="float">
            <text:p>2.008860447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0.205" calcext:value-type="float">
            <text:p>10.205</text:p>
          </table:table-cell>
          <table:table-cell/>
          <table:table-cell table:formula="of:=DEGREES(ACOS(COS(RADIANS([.B24]))*COS(RADIANS([.C24]))))" office:value-type="float" office:value="15.0378094675943" calcext:value-type="float">
            <text:p>15.04</text:p>
          </table:table-cell>
          <table:table-cell table:formula="of:=SQRT([.E24]^2+[.F24]^2)" office:value-type="float" office:value="0.12369316876853" calcext:value-type="float">
            <text:p>0.12</text:p>
          </table:table-cell>
          <table:table-cell table:formula="of:=DEGREES(ATAN2([.F24]; [.E24]))" office:value-type="float" office:value="-75.9637565320735" calcext:value-type="float">
            <text:p>-75.96</text:p>
          </table:table-cell>
          <table:table-cell table:style-name="ce3" table:formula="of:=0.3*[.J24]" office:value-type="float" office:value="4.51134284027829" calcext:value-type="float">
            <text:p>4.51</text:p>
          </table:table-cell>
          <table:table-cell table:style-name="ce3" table:formula="of:=DEGREES(ATAN( (-SIN (RADIANS ([.C24])) * COS(RADIANS([.B24]))) / (COS (RADIANS ([.C24])) * SIN(RADIANS([.B24]))) ))" office:value-type="float" office:value="45.2744023140378" calcext:value-type="float">
            <text:p>45.27</text:p>
          </table:table-cell>
          <table:table-cell table:style-name="ce3" table:formula="of:=SQRT([.R24]^2+[.S24]^2)" office:value-type="float" office:value="4.44845336445099" calcext:value-type="float">
            <text:p>4.45</text:p>
          </table:table-cell>
          <table:table-cell table:style-name="ce3" table:formula="of:=DEGREES(ATAN2([.S24];[.R24]))" office:value-type="float" office:value="46.0879079415246" calcext:value-type="float">
            <text:p>46.09</text:p>
          </table:table-cell>
          <table:table-cell table:style-name="ce3"/>
          <table:table-cell table:style-name="ce3" table:formula="of:=[.K24]*COS(RADIANS([.L24]))+[.M24]*COS(RADIANS([.N24]))" office:value-type="float" office:value="3.20468695966156" calcext:value-type="float">
            <text:p>3.20</text:p>
          </table:table-cell>
          <table:table-cell table:style-name="ce3" table:formula="of:=[.K24]*SIN(RADIANS([.L24]))+[.M24]*SIN(RADIANS([.N24]))" office:value-type="float" office:value="3.08524210172727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21216" calcext:value-type="float">
            <text:p>7421216</text:p>
          </table:table-cell>
          <table:table-cell office:value-type="float" office:value="-10.6142898475709" calcext:value-type="float">
            <text:p>-10.6142898476</text:p>
          </table:table-cell>
          <table:table-cell office:value-type="float" office:value="10.7140942792705" calcext:value-type="float">
            <text:p>10.7140942793</text:p>
          </table:table-cell>
          <table:table-cell office:value-type="float" office:value="2.00886044740807" calcext:value-type="float">
            <text:p>2.0088604474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" calcext:value-type="float">
            <text:p>0.03</text:p>
          </table:table-cell>
          <table:table-cell office:value-type="float" office:value="-0.17" calcext:value-type="float">
            <text:p>-0.17</text:p>
          </table:table-cell>
          <table:table-cell office:value-type="float" office:value="10.205" calcext:value-type="float">
            <text:p>10.205</text:p>
          </table:table-cell>
          <table:table-cell/>
          <table:table-cell table:formula="of:=DEGREES(ACOS(COS(RADIANS([.B25]))*COS(RADIANS([.C25]))))" office:value-type="float" office:value="15.0378094675943" calcext:value-type="float">
            <text:p>15.04</text:p>
          </table:table-cell>
          <table:table-cell table:formula="of:=SQRT([.E25]^2+[.F25]^2)" office:value-type="float" office:value="0.12369316876853" calcext:value-type="float">
            <text:p>0.12</text:p>
          </table:table-cell>
          <table:table-cell table:formula="of:=DEGREES(ATAN2([.F25]; [.E25]))" office:value-type="float" office:value="-75.9637565320735" calcext:value-type="float">
            <text:p>-75.96</text:p>
          </table:table-cell>
          <table:table-cell table:style-name="ce3" table:formula="of:=0.3*[.J25]" office:value-type="float" office:value="4.51134284027829" calcext:value-type="float">
            <text:p>4.51</text:p>
          </table:table-cell>
          <table:table-cell table:style-name="ce3" table:formula="of:=DEGREES(ATAN( (-SIN (RADIANS ([.C25])) * COS(RADIANS([.B25]))) / (COS (RADIANS ([.C25])) * SIN(RADIANS([.B25]))) ))" office:value-type="float" office:value="45.2744023140378" calcext:value-type="float">
            <text:p>45.27</text:p>
          </table:table-cell>
          <table:table-cell table:style-name="ce3" table:formula="of:=SQRT([.R25]^2+[.S25]^2)" office:value-type="float" office:value="4.44845336445099" calcext:value-type="float">
            <text:p>4.45</text:p>
          </table:table-cell>
          <table:table-cell table:style-name="ce3" table:formula="of:=DEGREES(ATAN2([.S25];[.R25]))" office:value-type="float" office:value="46.0879079415246" calcext:value-type="float">
            <text:p>46.09</text:p>
          </table:table-cell>
          <table:table-cell table:style-name="ce3"/>
          <table:table-cell table:style-name="ce3" table:formula="of:=[.K25]*COS(RADIANS([.L25]))+[.M25]*COS(RADIANS([.N25]))" office:value-type="float" office:value="3.20468695966156" calcext:value-type="float">
            <text:p>3.20</text:p>
          </table:table-cell>
          <table:table-cell table:style-name="ce3" table:formula="of:=[.K25]*SIN(RADIANS([.L25]))+[.M25]*SIN(RADIANS([.N25]))" office:value-type="float" office:value="3.08524210172727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21466" calcext:value-type="float">
            <text:p>7421466</text:p>
          </table:table-cell>
          <table:table-cell office:value-type="float" office:value="-10.6776774181632" calcext:value-type="float">
            <text:p>-10.6776774182</text:p>
          </table:table-cell>
          <table:table-cell office:value-type="float" office:value="10.7906581385454" calcext:value-type="float">
            <text:p>10.7906581385</text:p>
          </table:table-cell>
          <table:table-cell office:value-type="float" office:value="2.0164312852162" calcext:value-type="float">
            <text:p>2.01643128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0.245" calcext:value-type="float">
            <text:p>10.245</text:p>
          </table:table-cell>
          <table:table-cell/>
          <table:table-cell table:formula="of:=DEGREES(ACOS(COS(RADIANS([.B26]))*COS(RADIANS([.C26]))))" office:value-type="float" office:value="15.1359443550128" calcext:value-type="float">
            <text:p>15.14</text:p>
          </table:table-cell>
          <table:table-cell table:formula="of:=SQRT([.E26]^2+[.F26]^2)" office:value-type="float" office:value="0.121655250605964" calcext:value-type="float">
            <text:p>0.12</text:p>
          </table:table-cell>
          <table:table-cell table:formula="of:=DEGREES(ATAN2([.F26]; [.E26]))" office:value-type="float" office:value="-80.5376777919744" calcext:value-type="float">
            <text:p>-80.54</text:p>
          </table:table-cell>
          <table:table-cell table:style-name="ce3" table:formula="of:=0.3*[.J26]" office:value-type="float" office:value="4.54078330650383" calcext:value-type="float">
            <text:p>4.54</text:p>
          </table:table-cell>
          <table:table-cell table:style-name="ce3" table:formula="of:=DEGREES(ATAN( (-SIN (RADIANS ([.C26])) * COS(RADIANS([.B26]))) / (COS (RADIANS ([.C26])) * SIN(RADIANS([.B26]))) ))" office:value-type="float" office:value="45.3086982902621" calcext:value-type="float">
            <text:p>45.31</text:p>
          </table:table-cell>
          <table:table-cell table:style-name="ce3" table:formula="of:=SQRT([.R26]^2+[.S26]^2)" office:value-type="float" office:value="4.47062801582428" calcext:value-type="float">
            <text:p>4.47</text:p>
          </table:table-cell>
          <table:table-cell table:style-name="ce3" table:formula="of:=DEGREES(ATAN2([.S26];[.R26]))" office:value-type="float" office:value="45.9552271721921" calcext:value-type="float">
            <text:p>45.96</text:p>
          </table:table-cell>
          <table:table-cell table:style-name="ce3"/>
          <table:table-cell table:style-name="ce3" table:formula="of:=[.K26]*COS(RADIANS([.L26]))+[.M26]*COS(RADIANS([.N26]))" office:value-type="float" office:value="3.21347289543265" calcext:value-type="float">
            <text:p>3.21</text:p>
          </table:table-cell>
          <table:table-cell table:style-name="ce3" table:formula="of:=[.K26]*SIN(RADIANS([.L26]))+[.M26]*SIN(RADIANS([.N26]))" office:value-type="float" office:value="3.1080712357011" calcext:value-type="float">
            <text:p>3.11</text:p>
          </table:table-cell>
          <table:table-cell table:number-columns-repeated="1005"/>
        </table:table-row>
        <table:table-row table:style-name="ro1">
          <table:table-cell office:value-type="float" office:value="7421466" calcext:value-type="float">
            <text:p>7421466</text:p>
          </table:table-cell>
          <table:table-cell office:value-type="float" office:value="-10.6776774181632" calcext:value-type="float">
            <text:p>-10.6776774182</text:p>
          </table:table-cell>
          <table:table-cell office:value-type="float" office:value="10.7906581385454" calcext:value-type="float">
            <text:p>10.7906581385</text:p>
          </table:table-cell>
          <table:table-cell office:value-type="float" office:value="2.0164312852162" calcext:value-type="float">
            <text:p>2.01643128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0.245" calcext:value-type="float">
            <text:p>10.245</text:p>
          </table:table-cell>
          <table:table-cell/>
          <table:table-cell table:formula="of:=DEGREES(ACOS(COS(RADIANS([.B27]))*COS(RADIANS([.C27]))))" office:value-type="float" office:value="15.1359443550128" calcext:value-type="float">
            <text:p>15.14</text:p>
          </table:table-cell>
          <table:table-cell table:formula="of:=SQRT([.E27]^2+[.F27]^2)" office:value-type="float" office:value="0.121655250605964" calcext:value-type="float">
            <text:p>0.12</text:p>
          </table:table-cell>
          <table:table-cell table:formula="of:=DEGREES(ATAN2([.F27]; [.E27]))" office:value-type="float" office:value="-80.5376777919744" calcext:value-type="float">
            <text:p>-80.54</text:p>
          </table:table-cell>
          <table:table-cell table:style-name="ce3" table:formula="of:=0.3*[.J27]" office:value-type="float" office:value="4.54078330650383" calcext:value-type="float">
            <text:p>4.54</text:p>
          </table:table-cell>
          <table:table-cell table:style-name="ce3" table:formula="of:=DEGREES(ATAN( (-SIN (RADIANS ([.C27])) * COS(RADIANS([.B27]))) / (COS (RADIANS ([.C27])) * SIN(RADIANS([.B27]))) ))" office:value-type="float" office:value="45.3086982902621" calcext:value-type="float">
            <text:p>45.31</text:p>
          </table:table-cell>
          <table:table-cell table:style-name="ce3" table:formula="of:=SQRT([.R27]^2+[.S27]^2)" office:value-type="float" office:value="4.47062801582428" calcext:value-type="float">
            <text:p>4.47</text:p>
          </table:table-cell>
          <table:table-cell table:style-name="ce3" table:formula="of:=DEGREES(ATAN2([.S27];[.R27]))" office:value-type="float" office:value="45.9552271721921" calcext:value-type="float">
            <text:p>45.96</text:p>
          </table:table-cell>
          <table:table-cell table:style-name="ce3"/>
          <table:table-cell table:style-name="ce3" table:formula="of:=[.K27]*COS(RADIANS([.L27]))+[.M27]*COS(RADIANS([.N27]))" office:value-type="float" office:value="3.21347289543265" calcext:value-type="float">
            <text:p>3.21</text:p>
          </table:table-cell>
          <table:table-cell table:style-name="ce3" table:formula="of:=[.K27]*SIN(RADIANS([.L27]))+[.M27]*SIN(RADIANS([.N27]))" office:value-type="float" office:value="3.1080712357011" calcext:value-type="float">
            <text:p>3.11</text:p>
          </table:table-cell>
          <table:table-cell table:number-columns-repeated="1005"/>
        </table:table-row>
        <table:table-row table:style-name="ro1">
          <table:table-cell office:value-type="float" office:value="7421716" calcext:value-type="float">
            <text:p>7421716</text:p>
          </table:table-cell>
          <table:table-cell office:value-type="float" office:value="-10.7024522218302" calcext:value-type="float">
            <text:p>-10.7024522218</text:p>
          </table:table-cell>
          <table:table-cell office:value-type="float" office:value="10.8445039348672" calcext:value-type="float">
            <text:p>10.8445039349</text:p>
          </table:table-cell>
          <table:table-cell office:value-type="float" office:value="2.01496941129041" calcext:value-type="float">
            <text:p>2.014969411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0.283" calcext:value-type="float">
            <text:p>10.283</text:p>
          </table:table-cell>
          <table:table-cell/>
          <table:table-cell table:formula="of:=DEGREES(ACOS(COS(RADIANS([.B28]))*COS(RADIANS([.C28]))))" office:value-type="float" office:value="15.1911655609822" calcext:value-type="float">
            <text:p>15.19</text:p>
          </table:table-cell>
          <table:table-cell table:formula="of:=SQRT([.E28]^2+[.F28]^2)" office:value-type="float" office:value="0.111803398874989" calcext:value-type="float">
            <text:p>0.11</text:p>
          </table:table-cell>
          <table:table-cell table:formula="of:=DEGREES(ATAN2([.F28]; [.E28]))" office:value-type="float" office:value="-79.695153531234" calcext:value-type="float">
            <text:p>-79.70</text:p>
          </table:table-cell>
          <table:table-cell table:style-name="ce3" table:formula="of:=0.3*[.J28]" office:value-type="float" office:value="4.55734966829467" calcext:value-type="float">
            <text:p>4.56</text:p>
          </table:table-cell>
          <table:table-cell table:style-name="ce3" table:formula="of:=DEGREES(ATAN( (-SIN (RADIANS ([.C28])) * COS(RADIANS([.B28]))) / (COS (RADIANS ([.C28])) * SIN(RADIANS([.B28]))) ))" office:value-type="float" office:value="45.3867777883814" calcext:value-type="float">
            <text:p>45.39</text:p>
          </table:table-cell>
          <table:table-cell table:style-name="ce3" table:formula="of:=SQRT([.R28]^2+[.S28]^2)" office:value-type="float" office:value="4.49402240116509" calcext:value-type="float">
            <text:p>4.49</text:p>
          </table:table-cell>
          <table:table-cell table:style-name="ce3" table:formula="of:=DEGREES(ATAN2([.S28];[.R28]))" office:value-type="float" office:value="45.7797670047465" calcext:value-type="float">
            <text:p>45.78</text:p>
          </table:table-cell>
          <table:table-cell table:style-name="ce3"/>
          <table:table-cell table:style-name="ce3" table:formula="of:=[.K28]*COS(RADIANS([.L28]))+[.M28]*COS(RADIANS([.N28]))" office:value-type="float" office:value="3.22070573909872" calcext:value-type="float">
            <text:p>3.22</text:p>
          </table:table-cell>
          <table:table-cell table:style-name="ce3" table:formula="of:=[.K28]*SIN(RADIANS([.L28]))+[.M28]*SIN(RADIANS([.N28]))" office:value-type="float" office:value="3.13421312043553" calcext:value-type="float">
            <text:p>3.13</text:p>
          </table:table-cell>
          <table:table-cell table:number-columns-repeated="1005"/>
        </table:table-row>
        <table:table-row table:style-name="ro1">
          <table:table-cell office:value-type="float" office:value="7421716" calcext:value-type="float">
            <text:p>7421716</text:p>
          </table:table-cell>
          <table:table-cell office:value-type="float" office:value="-10.7024522218302" calcext:value-type="float">
            <text:p>-10.7024522218</text:p>
          </table:table-cell>
          <table:table-cell office:value-type="float" office:value="10.8445039348672" calcext:value-type="float">
            <text:p>10.8445039349</text:p>
          </table:table-cell>
          <table:table-cell office:value-type="float" office:value="2.01496941129041" calcext:value-type="float">
            <text:p>2.014969411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0.283" calcext:value-type="float">
            <text:p>10.283</text:p>
          </table:table-cell>
          <table:table-cell/>
          <table:table-cell table:formula="of:=DEGREES(ACOS(COS(RADIANS([.B29]))*COS(RADIANS([.C29]))))" office:value-type="float" office:value="15.1911655609822" calcext:value-type="float">
            <text:p>15.19</text:p>
          </table:table-cell>
          <table:table-cell table:formula="of:=SQRT([.E29]^2+[.F29]^2)" office:value-type="float" office:value="0.111803398874989" calcext:value-type="float">
            <text:p>0.11</text:p>
          </table:table-cell>
          <table:table-cell table:formula="of:=DEGREES(ATAN2([.F29]; [.E29]))" office:value-type="float" office:value="-79.695153531234" calcext:value-type="float">
            <text:p>-79.70</text:p>
          </table:table-cell>
          <table:table-cell table:style-name="ce3" table:formula="of:=0.3*[.J29]" office:value-type="float" office:value="4.55734966829467" calcext:value-type="float">
            <text:p>4.56</text:p>
          </table:table-cell>
          <table:table-cell table:style-name="ce3" table:formula="of:=DEGREES(ATAN( (-SIN (RADIANS ([.C29])) * COS(RADIANS([.B29]))) / (COS (RADIANS ([.C29])) * SIN(RADIANS([.B29]))) ))" office:value-type="float" office:value="45.3867777883814" calcext:value-type="float">
            <text:p>45.39</text:p>
          </table:table-cell>
          <table:table-cell table:style-name="ce3" table:formula="of:=SQRT([.R29]^2+[.S29]^2)" office:value-type="float" office:value="4.49402240116509" calcext:value-type="float">
            <text:p>4.49</text:p>
          </table:table-cell>
          <table:table-cell table:style-name="ce3" table:formula="of:=DEGREES(ATAN2([.S29];[.R29]))" office:value-type="float" office:value="45.7797670047465" calcext:value-type="float">
            <text:p>45.78</text:p>
          </table:table-cell>
          <table:table-cell table:style-name="ce3"/>
          <table:table-cell table:style-name="ce3" table:formula="of:=[.K29]*COS(RADIANS([.L29]))+[.M29]*COS(RADIANS([.N29]))" office:value-type="float" office:value="3.22070573909872" calcext:value-type="float">
            <text:p>3.22</text:p>
          </table:table-cell>
          <table:table-cell table:style-name="ce3" table:formula="of:=[.K29]*SIN(RADIANS([.L29]))+[.M29]*SIN(RADIANS([.N29]))" office:value-type="float" office:value="3.13421312043553" calcext:value-type="float">
            <text:p>3.13</text:p>
          </table:table-cell>
          <table:table-cell table:number-columns-repeated="1005"/>
        </table:table-row>
        <table:table-row table:style-name="ro1">
          <table:table-cell office:value-type="float" office:value="7421966" calcext:value-type="float">
            <text:p>7421966</text:p>
          </table:table-cell>
          <table:table-cell office:value-type="float" office:value="-10.7462371495045" calcext:value-type="float">
            <text:p>-10.7462371495</text:p>
          </table:table-cell>
          <table:table-cell office:value-type="float" office:value="10.9444091118569" calcext:value-type="float">
            <text:p>10.9444091119</text:p>
          </table:table-cell>
          <table:table-cell office:value-type="float" office:value="1.99983435241989" calcext:value-type="float">
            <text:p>1.99983435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2" calcext:value-type="float">
            <text:p>10.32</text:p>
          </table:table-cell>
          <table:table-cell/>
          <table:table-cell table:formula="of:=DEGREES(ACOS(COS(RADIANS([.B30]))*COS(RADIANS([.C30]))))" office:value-type="float" office:value="15.2921700181078" calcext:value-type="float">
            <text:p>15.29</text:p>
          </table:table-cell>
          <table:table-cell table:formula="of:=SQRT([.E30]^2+[.F30]^2)" office:value-type="float" office:value="0.111803398874989" calcext:value-type="float">
            <text:p>0.11</text:p>
          </table:table-cell>
          <table:table-cell table:formula="of:=DEGREES(ATAN2([.F30]; [.E30]))" office:value-type="float" office:value="-79.695153531234" calcext:value-type="float">
            <text:p>-79.70</text:p>
          </table:table-cell>
          <table:table-cell table:style-name="ce3" table:formula="of:=0.3*[.J30]" office:value-type="float" office:value="4.58765100543233" calcext:value-type="float">
            <text:p>4.59</text:p>
          </table:table-cell>
          <table:table-cell table:style-name="ce3" table:formula="of:=DEGREES(ATAN( (-SIN (RADIANS ([.C30])) * COS(RADIANS([.B30]))) / (COS (RADIANS ([.C30])) * SIN(RADIANS([.B30]))) ))" office:value-type="float" office:value="45.536169985961" calcext:value-type="float">
            <text:p>45.54</text:p>
          </table:table-cell>
          <table:table-cell table:style-name="ce3" table:formula="of:=SQRT([.R30]^2+[.S30]^2)" office:value-type="float" office:value="4.52407582061796" calcext:value-type="float">
            <text:p>4.52</text:p>
          </table:table-cell>
          <table:table-cell table:style-name="ce3" table:formula="of:=DEGREES(ATAN2([.S30];[.R30]))" office:value-type="float" office:value="45.620498099112" calcext:value-type="float">
            <text:p>45.62</text:p>
          </table:table-cell>
          <table:table-cell table:style-name="ce3"/>
          <table:table-cell table:style-name="ce3" table:formula="of:=[.K30]*COS(RADIANS([.L30]))+[.M30]*COS(RADIANS([.N30]))" office:value-type="float" office:value="3.23346079384763" calcext:value-type="float">
            <text:p>3.23</text:p>
          </table:table-cell>
          <table:table-cell table:style-name="ce3" table:formula="of:=[.K30]*SIN(RADIANS([.L30]))+[.M30]*SIN(RADIANS([.N30]))" office:value-type="float" office:value="3.16417340317345" calcext:value-type="float">
            <text:p>3.16</text:p>
          </table:table-cell>
          <table:table-cell table:number-columns-repeated="1005"/>
        </table:table-row>
        <table:table-row table:style-name="ro1">
          <table:table-cell office:value-type="float" office:value="7421966" calcext:value-type="float">
            <text:p>7421966</text:p>
          </table:table-cell>
          <table:table-cell office:value-type="float" office:value="-10.7462371495045" calcext:value-type="float">
            <text:p>-10.7462371495</text:p>
          </table:table-cell>
          <table:table-cell office:value-type="float" office:value="10.9444091118569" calcext:value-type="float">
            <text:p>10.9444091119</text:p>
          </table:table-cell>
          <table:table-cell office:value-type="float" office:value="1.99983435241989" calcext:value-type="float">
            <text:p>1.99983435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2" calcext:value-type="float">
            <text:p>10.32</text:p>
          </table:table-cell>
          <table:table-cell/>
          <table:table-cell table:formula="of:=DEGREES(ACOS(COS(RADIANS([.B31]))*COS(RADIANS([.C31]))))" office:value-type="float" office:value="15.2921700181078" calcext:value-type="float">
            <text:p>15.29</text:p>
          </table:table-cell>
          <table:table-cell table:formula="of:=SQRT([.E31]^2+[.F31]^2)" office:value-type="float" office:value="0.111803398874989" calcext:value-type="float">
            <text:p>0.11</text:p>
          </table:table-cell>
          <table:table-cell table:formula="of:=DEGREES(ATAN2([.F31]; [.E31]))" office:value-type="float" office:value="-79.695153531234" calcext:value-type="float">
            <text:p>-79.70</text:p>
          </table:table-cell>
          <table:table-cell table:style-name="ce3" table:formula="of:=0.3*[.J31]" office:value-type="float" office:value="4.58765100543233" calcext:value-type="float">
            <text:p>4.59</text:p>
          </table:table-cell>
          <table:table-cell table:style-name="ce3" table:formula="of:=DEGREES(ATAN( (-SIN (RADIANS ([.C31])) * COS(RADIANS([.B31]))) / (COS (RADIANS ([.C31])) * SIN(RADIANS([.B31]))) ))" office:value-type="float" office:value="45.536169985961" calcext:value-type="float">
            <text:p>45.54</text:p>
          </table:table-cell>
          <table:table-cell table:style-name="ce3" table:formula="of:=SQRT([.R31]^2+[.S31]^2)" office:value-type="float" office:value="4.52407582061796" calcext:value-type="float">
            <text:p>4.52</text:p>
          </table:table-cell>
          <table:table-cell table:style-name="ce3" table:formula="of:=DEGREES(ATAN2([.S31];[.R31]))" office:value-type="float" office:value="45.620498099112" calcext:value-type="float">
            <text:p>45.62</text:p>
          </table:table-cell>
          <table:table-cell table:style-name="ce3"/>
          <table:table-cell table:style-name="ce3" table:formula="of:=[.K31]*COS(RADIANS([.L31]))+[.M31]*COS(RADIANS([.N31]))" office:value-type="float" office:value="3.23346079384763" calcext:value-type="float">
            <text:p>3.23</text:p>
          </table:table-cell>
          <table:table-cell table:style-name="ce3" table:formula="of:=[.K31]*SIN(RADIANS([.L31]))+[.M31]*SIN(RADIANS([.N31]))" office:value-type="float" office:value="3.16417340317345" calcext:value-type="float">
            <text:p>3.16</text:p>
          </table:table-cell>
          <table:table-cell table:number-columns-repeated="1005"/>
        </table:table-row>
        <table:table-row table:style-name="ro1">
          <table:table-cell office:value-type="float" office:value="7422216" calcext:value-type="float">
            <text:p>7422216</text:p>
          </table:table-cell>
          <table:table-cell office:value-type="float" office:value="-10.7864746476787" calcext:value-type="float">
            <text:p>-10.7864746477</text:p>
          </table:table-cell>
          <table:table-cell office:value-type="float" office:value="10.9237093698036" calcext:value-type="float">
            <text:p>10.9237093698</text:p>
          </table:table-cell>
          <table:table-cell office:value-type="float" office:value="1.98987999203484" calcext:value-type="float">
            <text:p>1.989879992</text:p>
          </table:table-cell>
          <table:table-cell office:value-type="float" office:value="-0.1" calcext:value-type="float">
            <text:p>-0.1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56" calcext:value-type="float">
            <text:p>10.356</text:p>
          </table:table-cell>
          <table:table-cell/>
          <table:table-cell table:formula="of:=DEGREES(ACOS(COS(RADIANS([.B32]))*COS(RADIANS([.C32]))))" office:value-type="float" office:value="15.3055217241065" calcext:value-type="float">
            <text:p>15.31</text:p>
          </table:table-cell>
          <table:table-cell table:formula="of:=SQRT([.E32]^2+[.F32]^2)" office:value-type="float" office:value="0.104403065089106" calcext:value-type="float">
            <text:p>0.10</text:p>
          </table:table-cell>
          <table:table-cell table:formula="of:=DEGREES(ATAN2([.F32]; [.E32]))" office:value-type="float" office:value="-73.3007557660064" calcext:value-type="float">
            <text:p>-73.30</text:p>
          </table:table-cell>
          <table:table-cell table:style-name="ce3" table:formula="of:=0.3*[.J32]" office:value-type="float" office:value="4.59165651723194" calcext:value-type="float">
            <text:p>4.59</text:p>
          </table:table-cell>
          <table:table-cell table:style-name="ce3" table:formula="of:=DEGREES(ATAN( (-SIN (RADIANS ([.C32])) * COS(RADIANS([.B32]))) / (COS (RADIANS ([.C32])) * SIN(RADIANS([.B32]))) ))" office:value-type="float" office:value="45.3709874517011" calcext:value-type="float">
            <text:p>45.37</text:p>
          </table:table-cell>
          <table:table-cell table:style-name="ce3" table:formula="of:=SQRT([.R32]^2+[.S32]^2)" office:value-type="float" office:value="4.54248856918245" calcext:value-type="float">
            <text:p>4.54</text:p>
          </table:table-cell>
          <table:table-cell table:style-name="ce3" table:formula="of:=DEGREES(ATAN2([.S32];[.R32]))" office:value-type="float" office:value="45.7844877731211" calcext:value-type="float">
            <text:p>45.78</text:p>
          </table:table-cell>
          <table:table-cell table:style-name="ce3"/>
          <table:table-cell table:style-name="ce3" table:formula="of:=[.K32]*COS(RADIANS([.L32]))+[.M32]*COS(RADIANS([.N32]))" office:value-type="float" office:value="3.25570072593275" calcext:value-type="float">
            <text:p>3.26</text:p>
          </table:table-cell>
          <table:table-cell table:style-name="ce3" table:formula="of:=[.K32]*SIN(RADIANS([.L32]))+[.M32]*SIN(RADIANS([.N32]))" office:value-type="float" office:value="3.16774607320635" calcext:value-type="float">
            <text:p>3.17</text:p>
          </table:table-cell>
          <table:table-cell table:number-columns-repeated="1005"/>
        </table:table-row>
        <table:table-row table:style-name="ro1">
          <table:table-cell office:value-type="float" office:value="7422216" calcext:value-type="float">
            <text:p>7422216</text:p>
          </table:table-cell>
          <table:table-cell office:value-type="float" office:value="-10.7864746476787" calcext:value-type="float">
            <text:p>-10.7864746477</text:p>
          </table:table-cell>
          <table:table-cell office:value-type="float" office:value="10.9237093698036" calcext:value-type="float">
            <text:p>10.9237093698</text:p>
          </table:table-cell>
          <table:table-cell office:value-type="float" office:value="1.98987999203484" calcext:value-type="float">
            <text:p>1.989879992</text:p>
          </table:table-cell>
          <table:table-cell office:value-type="float" office:value="-0.1" calcext:value-type="float">
            <text:p>-0.1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56" calcext:value-type="float">
            <text:p>10.356</text:p>
          </table:table-cell>
          <table:table-cell/>
          <table:table-cell table:formula="of:=DEGREES(ACOS(COS(RADIANS([.B33]))*COS(RADIANS([.C33]))))" office:value-type="float" office:value="15.3055217241065" calcext:value-type="float">
            <text:p>15.31</text:p>
          </table:table-cell>
          <table:table-cell table:formula="of:=SQRT([.E33]^2+[.F33]^2)" office:value-type="float" office:value="0.104403065089106" calcext:value-type="float">
            <text:p>0.10</text:p>
          </table:table-cell>
          <table:table-cell table:formula="of:=DEGREES(ATAN2([.F33]; [.E33]))" office:value-type="float" office:value="-73.3007557660064" calcext:value-type="float">
            <text:p>-73.30</text:p>
          </table:table-cell>
          <table:table-cell table:style-name="ce3" table:formula="of:=0.3*[.J33]" office:value-type="float" office:value="4.59165651723194" calcext:value-type="float">
            <text:p>4.59</text:p>
          </table:table-cell>
          <table:table-cell table:style-name="ce3" table:formula="of:=DEGREES(ATAN( (-SIN (RADIANS ([.C33])) * COS(RADIANS([.B33]))) / (COS (RADIANS ([.C33])) * SIN(RADIANS([.B33]))) ))" office:value-type="float" office:value="45.3709874517011" calcext:value-type="float">
            <text:p>45.37</text:p>
          </table:table-cell>
          <table:table-cell table:style-name="ce3" table:formula="of:=SQRT([.R33]^2+[.S33]^2)" office:value-type="float" office:value="4.54248856918245" calcext:value-type="float">
            <text:p>4.54</text:p>
          </table:table-cell>
          <table:table-cell table:style-name="ce3" table:formula="of:=DEGREES(ATAN2([.S33];[.R33]))" office:value-type="float" office:value="45.7844877731211" calcext:value-type="float">
            <text:p>45.78</text:p>
          </table:table-cell>
          <table:table-cell table:style-name="ce3"/>
          <table:table-cell table:style-name="ce3" table:formula="of:=[.K33]*COS(RADIANS([.L33]))+[.M33]*COS(RADIANS([.N33]))" office:value-type="float" office:value="3.25570072593275" calcext:value-type="float">
            <text:p>3.26</text:p>
          </table:table-cell>
          <table:table-cell table:style-name="ce3" table:formula="of:=[.K33]*SIN(RADIANS([.L33]))+[.M33]*SIN(RADIANS([.N33]))" office:value-type="float" office:value="3.16774607320635" calcext:value-type="float">
            <text:p>3.17</text:p>
          </table:table-cell>
          <table:table-cell table:number-columns-repeated="1005"/>
        </table:table-row>
        <table:table-row table:style-name="ro1">
          <table:table-cell office:value-type="float" office:value="7422467" calcext:value-type="float">
            <text:p>7422467</text:p>
          </table:table-cell>
          <table:table-cell office:value-type="float" office:value="-10.7842044635533" calcext:value-type="float">
            <text:p>-10.7842044636</text:p>
          </table:table-cell>
          <table:table-cell office:value-type="float" office:value="10.9240372188837" calcext:value-type="float">
            <text:p>10.9240372189</text:p>
          </table:table-cell>
          <table:table-cell office:value-type="float" office:value="1.99236660777954" calcext:value-type="float">
            <text:p>1.992366607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92" calcext:value-type="float">
            <text:p>10.392</text:p>
          </table:table-cell>
          <table:table-cell/>
          <table:table-cell table:formula="of:=DEGREES(ACOS(COS(RADIANS([.B34]))*COS(RADIANS([.C34]))))" office:value-type="float" office:value="15.3041726655491" calcext:value-type="float">
            <text:p>15.30</text:p>
          </table:table-cell>
          <table:table-cell table:formula="of:=SQRT([.E34]^2+[.F34]^2)" office:value-type="float" office:value="0.0921954445729289" calcext:value-type="float">
            <text:p>0.09</text:p>
          </table:table-cell>
          <table:table-cell table:formula="of:=DEGREES(ATAN2([.F34]; [.E34]))" office:value-type="float" office:value="-77.4711922908485" calcext:value-type="float">
            <text:p>-77.47</text:p>
          </table:table-cell>
          <table:table-cell table:style-name="ce3" table:formula="of:=0.3*[.J34]" office:value-type="float" office:value="4.59125179966474" calcext:value-type="float">
            <text:p>4.59</text:p>
          </table:table-cell>
          <table:table-cell table:style-name="ce3" table:formula="of:=DEGREES(ATAN( (-SIN (RADIANS ([.C34])) * COS(RADIANS([.B34]))) / (COS (RADIANS ([.C34])) * SIN(RADIANS([.B34]))) ))" office:value-type="float" office:value="45.3780427018699" calcext:value-type="float">
            <text:p>45.38</text:p>
          </table:table-cell>
          <table:table-cell table:style-name="ce3" table:formula="of:=SQRT([.R34]^2+[.S34]^2)" office:value-type="float" office:value="4.54190265359948" calcext:value-type="float">
            <text:p>4.54</text:p>
          </table:table-cell>
          <table:table-cell table:style-name="ce3" table:formula="of:=DEGREES(ATAN2([.S34];[.R34]))" office:value-type="float" office:value="45.599074640771" calcext:value-type="float">
            <text:p>45.60</text:p>
          </table:table-cell>
          <table:table-cell table:style-name="ce3"/>
          <table:table-cell table:style-name="ce3" table:formula="of:=[.K34]*COS(RADIANS([.L34]))+[.M34]*COS(RADIANS([.N34]))" office:value-type="float" office:value="3.24501403581395" calcext:value-type="float">
            <text:p>3.25</text:p>
          </table:table-cell>
          <table:table-cell table:style-name="ce3" table:formula="of:=[.K34]*SIN(RADIANS([.L34]))+[.M34]*SIN(RADIANS([.N34]))" office:value-type="float" office:value="3.1778551921295" calcext:value-type="float">
            <text:p>3.18</text:p>
          </table:table-cell>
          <table:table-cell table:number-columns-repeated="1005"/>
        </table:table-row>
        <table:table-row table:style-name="ro1">
          <table:table-cell office:value-type="float" office:value="7422467" calcext:value-type="float">
            <text:p>7422467</text:p>
          </table:table-cell>
          <table:table-cell office:value-type="float" office:value="-10.7842044635533" calcext:value-type="float">
            <text:p>-10.7842044636</text:p>
          </table:table-cell>
          <table:table-cell office:value-type="float" office:value="10.9240372188837" calcext:value-type="float">
            <text:p>10.9240372189</text:p>
          </table:table-cell>
          <table:table-cell office:value-type="float" office:value="1.99236660777954" calcext:value-type="float">
            <text:p>1.9923666078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392" calcext:value-type="float">
            <text:p>10.392</text:p>
          </table:table-cell>
          <table:table-cell/>
          <table:table-cell table:formula="of:=DEGREES(ACOS(COS(RADIANS([.B35]))*COS(RADIANS([.C35]))))" office:value-type="float" office:value="15.3041726655491" calcext:value-type="float">
            <text:p>15.30</text:p>
          </table:table-cell>
          <table:table-cell table:formula="of:=SQRT([.E35]^2+[.F35]^2)" office:value-type="float" office:value="0.0921954445729289" calcext:value-type="float">
            <text:p>0.09</text:p>
          </table:table-cell>
          <table:table-cell table:formula="of:=DEGREES(ATAN2([.F35]; [.E35]))" office:value-type="float" office:value="-77.4711922908485" calcext:value-type="float">
            <text:p>-77.47</text:p>
          </table:table-cell>
          <table:table-cell table:style-name="ce3" table:formula="of:=0.3*[.J35]" office:value-type="float" office:value="4.59125179966474" calcext:value-type="float">
            <text:p>4.59</text:p>
          </table:table-cell>
          <table:table-cell table:style-name="ce3" table:formula="of:=DEGREES(ATAN( (-SIN (RADIANS ([.C35])) * COS(RADIANS([.B35]))) / (COS (RADIANS ([.C35])) * SIN(RADIANS([.B35]))) ))" office:value-type="float" office:value="45.3780427018699" calcext:value-type="float">
            <text:p>45.38</text:p>
          </table:table-cell>
          <table:table-cell table:style-name="ce3" table:formula="of:=SQRT([.R35]^2+[.S35]^2)" office:value-type="float" office:value="4.54190265359948" calcext:value-type="float">
            <text:p>4.54</text:p>
          </table:table-cell>
          <table:table-cell table:style-name="ce3" table:formula="of:=DEGREES(ATAN2([.S35];[.R35]))" office:value-type="float" office:value="45.599074640771" calcext:value-type="float">
            <text:p>45.60</text:p>
          </table:table-cell>
          <table:table-cell table:style-name="ce3"/>
          <table:table-cell table:style-name="ce3" table:formula="of:=[.K35]*COS(RADIANS([.L35]))+[.M35]*COS(RADIANS([.N35]))" office:value-type="float" office:value="3.24501403581395" calcext:value-type="float">
            <text:p>3.25</text:p>
          </table:table-cell>
          <table:table-cell table:style-name="ce3" table:formula="of:=[.K35]*SIN(RADIANS([.L35]))+[.M35]*SIN(RADIANS([.N35]))" office:value-type="float" office:value="3.1778551921295" calcext:value-type="float">
            <text:p>3.18</text:p>
          </table:table-cell>
          <table:table-cell table:number-columns-repeated="1005"/>
        </table:table-row>
        <table:table-row table:style-name="ro1">
          <table:table-cell office:value-type="float" office:value="7422717" calcext:value-type="float">
            <text:p>7422717</text:p>
          </table:table-cell>
          <table:table-cell office:value-type="float" office:value="-10.7945957426019" calcext:value-type="float">
            <text:p>-10.7945957426</text:p>
          </table:table-cell>
          <table:table-cell office:value-type="float" office:value="10.9866137045121" calcext:value-type="float">
            <text:p>10.9866137045</text:p>
          </table:table-cell>
          <table:table-cell office:value-type="float" office:value="1.99698125433753" calcext:value-type="float">
            <text:p>1.996981254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27" calcext:value-type="float">
            <text:p>10.427</text:p>
          </table:table-cell>
          <table:table-cell/>
          <table:table-cell table:formula="of:=DEGREES(ACOS(COS(RADIANS([.B36]))*COS(RADIANS([.C36]))))" office:value-type="float" office:value="15.3555835969015" calcext:value-type="float">
            <text:p>15.36</text:p>
          </table:table-cell>
          <table:table-cell table:formula="of:=SQRT([.E36]^2+[.F36]^2)" office:value-type="float" office:value="0.0948683298050514" calcext:value-type="float">
            <text:p>0.09</text:p>
          </table:table-cell>
          <table:table-cell table:formula="of:=DEGREES(ATAN2([.F36]; [.E36]))" office:value-type="float" office:value="-71.565051177078" calcext:value-type="float">
            <text:p>-71.57</text:p>
          </table:table-cell>
          <table:table-cell table:style-name="ce3" table:formula="of:=0.3*[.J36]" office:value-type="float" office:value="4.60667507907045" calcext:value-type="float">
            <text:p>4.61</text:p>
          </table:table-cell>
          <table:table-cell table:style-name="ce3" table:formula="of:=DEGREES(ATAN( (-SIN (RADIANS ([.C36])) * COS(RADIANS([.B36]))) / (COS (RADIANS ([.C36])) * SIN(RADIANS([.B36]))) ))" office:value-type="float" office:value="45.5174652824934" calcext:value-type="float">
            <text:p>45.52</text:p>
          </table:table-cell>
          <table:table-cell table:style-name="ce3" table:formula="of:=SQRT([.R36]^2+[.S36]^2)" office:value-type="float" office:value="4.56426569849332" calcext:value-type="float">
            <text:p>4.56</text:p>
          </table:table-cell>
          <table:table-cell table:style-name="ce3" table:formula="of:=DEGREES(ATAN2([.S36];[.R36]))" office:value-type="float" office:value="45.5429094924874" calcext:value-type="float">
            <text:p>45.54</text:p>
          </table:table-cell>
          <table:table-cell table:style-name="ce3"/>
          <table:table-cell table:style-name="ce3" table:formula="of:=[.K36]*COS(RADIANS([.L36]))+[.M36]*COS(RADIANS([.N36]))" office:value-type="float" office:value="3.257859517523" calcext:value-type="float">
            <text:p>3.26</text:p>
          </table:table-cell>
          <table:table-cell table:style-name="ce3" table:formula="of:=[.K36]*SIN(RADIANS([.L36]))+[.M36]*SIN(RADIANS([.N36]))" office:value-type="float" office:value="3.19669715965206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22717" calcext:value-type="float">
            <text:p>7422717</text:p>
          </table:table-cell>
          <table:table-cell office:value-type="float" office:value="-10.7945957426019" calcext:value-type="float">
            <text:p>-10.7945957426</text:p>
          </table:table-cell>
          <table:table-cell office:value-type="float" office:value="10.9866137045121" calcext:value-type="float">
            <text:p>10.9866137045</text:p>
          </table:table-cell>
          <table:table-cell office:value-type="float" office:value="1.99698125433753" calcext:value-type="float">
            <text:p>1.9969812543</text:p>
          </table:table-cell>
          <table:table-cell office:value-type="float" office:value="-0.09" calcext:value-type="float">
            <text:p>-0.09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27" calcext:value-type="float">
            <text:p>10.427</text:p>
          </table:table-cell>
          <table:table-cell/>
          <table:table-cell table:formula="of:=DEGREES(ACOS(COS(RADIANS([.B37]))*COS(RADIANS([.C37]))))" office:value-type="float" office:value="15.3555835969015" calcext:value-type="float">
            <text:p>15.36</text:p>
          </table:table-cell>
          <table:table-cell table:formula="of:=SQRT([.E37]^2+[.F37]^2)" office:value-type="float" office:value="0.0948683298050514" calcext:value-type="float">
            <text:p>0.09</text:p>
          </table:table-cell>
          <table:table-cell table:formula="of:=DEGREES(ATAN2([.F37]; [.E37]))" office:value-type="float" office:value="-71.565051177078" calcext:value-type="float">
            <text:p>-71.57</text:p>
          </table:table-cell>
          <table:table-cell table:style-name="ce3" table:formula="of:=0.3*[.J37]" office:value-type="float" office:value="4.60667507907045" calcext:value-type="float">
            <text:p>4.61</text:p>
          </table:table-cell>
          <table:table-cell table:style-name="ce3" table:formula="of:=DEGREES(ATAN( (-SIN (RADIANS ([.C37])) * COS(RADIANS([.B37]))) / (COS (RADIANS ([.C37])) * SIN(RADIANS([.B37]))) ))" office:value-type="float" office:value="45.5174652824934" calcext:value-type="float">
            <text:p>45.52</text:p>
          </table:table-cell>
          <table:table-cell table:style-name="ce3" table:formula="of:=SQRT([.R37]^2+[.S37]^2)" office:value-type="float" office:value="4.56426569849332" calcext:value-type="float">
            <text:p>4.56</text:p>
          </table:table-cell>
          <table:table-cell table:style-name="ce3" table:formula="of:=DEGREES(ATAN2([.S37];[.R37]))" office:value-type="float" office:value="45.5429094924874" calcext:value-type="float">
            <text:p>45.54</text:p>
          </table:table-cell>
          <table:table-cell table:style-name="ce3"/>
          <table:table-cell table:style-name="ce3" table:formula="of:=[.K37]*COS(RADIANS([.L37]))+[.M37]*COS(RADIANS([.N37]))" office:value-type="float" office:value="3.257859517523" calcext:value-type="float">
            <text:p>3.26</text:p>
          </table:table-cell>
          <table:table-cell table:style-name="ce3" table:formula="of:=[.K37]*SIN(RADIANS([.L37]))+[.M37]*SIN(RADIANS([.N37]))" office:value-type="float" office:value="3.19669715965206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22967" calcext:value-type="float">
            <text:p>7422967</text:p>
          </table:table-cell>
          <table:table-cell office:value-type="float" office:value="-10.8115790079731" calcext:value-type="float">
            <text:p>-10.811579008</text:p>
          </table:table-cell>
          <table:table-cell office:value-type="float" office:value="10.9887950961783" calcext:value-type="float">
            <text:p>10.9887950962</text:p>
          </table:table-cell>
          <table:table-cell office:value-type="float" office:value="1.99605640403523" calcext:value-type="float">
            <text:p>1.9960564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62" calcext:value-type="float">
            <text:p>10.462</text:p>
          </table:table-cell>
          <table:table-cell/>
          <table:table-cell table:formula="of:=DEGREES(ACOS(COS(RADIANS([.B38]))*COS(RADIANS([.C38]))))" office:value-type="float" office:value="15.3689207542063" calcext:value-type="float">
            <text:p>15.37</text:p>
          </table:table-cell>
          <table:table-cell table:formula="of:=SQRT([.E38]^2+[.F38]^2)" office:value-type="float" office:value="0.0854400374531753" calcext:value-type="float">
            <text:p>0.09</text:p>
          </table:table-cell>
          <table:table-cell table:formula="of:=DEGREES(ATAN2([.F38]; [.E38]))" office:value-type="float" office:value="-69.4439547804165" calcext:value-type="float">
            <text:p>-69.44</text:p>
          </table:table-cell>
          <table:table-cell table:style-name="ce3" table:formula="of:=0.3*[.J38]" office:value-type="float" office:value="4.61067622626188" calcext:value-type="float">
            <text:p>4.61</text:p>
          </table:table-cell>
          <table:table-cell table:style-name="ce3" table:formula="of:=DEGREES(ATAN( (-SIN (RADIANS ([.C38])) * COS(RADIANS([.B38]))) / (COS (RADIANS ([.C38])) * SIN(RADIANS([.B38]))) ))" office:value-type="float" office:value="45.4771786851488" calcext:value-type="float">
            <text:p>45.48</text:p>
          </table:table-cell>
          <table:table-cell table:style-name="ce3" table:formula="of:=SQRT([.R38]^2+[.S38]^2)" office:value-type="float" office:value="4.57533048764823" calcext:value-type="float">
            <text:p>4.58</text:p>
          </table:table-cell>
          <table:table-cell table:style-name="ce3" table:formula="of:=DEGREES(ATAN2([.S38];[.R38]))" office:value-type="float" office:value="45.4931889949444" calcext:value-type="float">
            <text:p>45.49</text:p>
          </table:table-cell>
          <table:table-cell table:style-name="ce3"/>
          <table:table-cell table:style-name="ce3" table:formula="of:=[.K38]*COS(RADIANS([.L38]))+[.M38]*COS(RADIANS([.N38]))" office:value-type="float" office:value="3.2629752847774" calcext:value-type="float">
            <text:p>3.26</text:p>
          </table:table-cell>
          <table:table-cell table:style-name="ce3" table:formula="of:=[.K38]*SIN(RADIANS([.L38]))+[.M38]*SIN(RADIANS([.N38]))" office:value-type="float" office:value="3.20727943312323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22967" calcext:value-type="float">
            <text:p>7422967</text:p>
          </table:table-cell>
          <table:table-cell office:value-type="float" office:value="-10.8115790079731" calcext:value-type="float">
            <text:p>-10.811579008</text:p>
          </table:table-cell>
          <table:table-cell office:value-type="float" office:value="10.9887950961783" calcext:value-type="float">
            <text:p>10.9887950962</text:p>
          </table:table-cell>
          <table:table-cell office:value-type="float" office:value="1.99605640403523" calcext:value-type="float">
            <text:p>1.99605640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62" calcext:value-type="float">
            <text:p>10.462</text:p>
          </table:table-cell>
          <table:table-cell/>
          <table:table-cell table:formula="of:=DEGREES(ACOS(COS(RADIANS([.B39]))*COS(RADIANS([.C39]))))" office:value-type="float" office:value="15.3689207542063" calcext:value-type="float">
            <text:p>15.37</text:p>
          </table:table-cell>
          <table:table-cell table:formula="of:=SQRT([.E39]^2+[.F39]^2)" office:value-type="float" office:value="0.0854400374531753" calcext:value-type="float">
            <text:p>0.09</text:p>
          </table:table-cell>
          <table:table-cell table:formula="of:=DEGREES(ATAN2([.F39]; [.E39]))" office:value-type="float" office:value="-69.4439547804165" calcext:value-type="float">
            <text:p>-69.44</text:p>
          </table:table-cell>
          <table:table-cell table:style-name="ce3" table:formula="of:=0.3*[.J39]" office:value-type="float" office:value="4.61067622626188" calcext:value-type="float">
            <text:p>4.61</text:p>
          </table:table-cell>
          <table:table-cell table:style-name="ce3" table:formula="of:=DEGREES(ATAN( (-SIN (RADIANS ([.C39])) * COS(RADIANS([.B39]))) / (COS (RADIANS ([.C39])) * SIN(RADIANS([.B39]))) ))" office:value-type="float" office:value="45.4771786851488" calcext:value-type="float">
            <text:p>45.48</text:p>
          </table:table-cell>
          <table:table-cell table:style-name="ce3" table:formula="of:=SQRT([.R39]^2+[.S39]^2)" office:value-type="float" office:value="4.57533048764823" calcext:value-type="float">
            <text:p>4.58</text:p>
          </table:table-cell>
          <table:table-cell table:style-name="ce3" table:formula="of:=DEGREES(ATAN2([.S39];[.R39]))" office:value-type="float" office:value="45.4931889949444" calcext:value-type="float">
            <text:p>45.49</text:p>
          </table:table-cell>
          <table:table-cell table:style-name="ce3"/>
          <table:table-cell table:style-name="ce3" table:formula="of:=[.K39]*COS(RADIANS([.L39]))+[.M39]*COS(RADIANS([.N39]))" office:value-type="float" office:value="3.2629752847774" calcext:value-type="float">
            <text:p>3.26</text:p>
          </table:table-cell>
          <table:table-cell table:style-name="ce3" table:formula="of:=[.K39]*SIN(RADIANS([.L39]))+[.M39]*SIN(RADIANS([.N39]))" office:value-type="float" office:value="3.20727943312323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23217" calcext:value-type="float">
            <text:p>7423217</text:p>
          </table:table-cell>
          <table:table-cell office:value-type="float" office:value="-10.8556806856702" calcext:value-type="float">
            <text:p>-10.8556806857</text:p>
          </table:table-cell>
          <table:table-cell office:value-type="float" office:value="10.9692658777939" calcext:value-type="float">
            <text:p>10.9692658778</text:p>
          </table:table-cell>
          <table:table-cell office:value-type="float" office:value="1.98944499436207" calcext:value-type="float">
            <text:p>1.989444994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98" calcext:value-type="float">
            <text:p>10.498</text:p>
          </table:table-cell>
          <table:table-cell/>
          <table:table-cell table:formula="of:=DEGREES(ACOS(COS(RADIANS([.B40]))*COS(RADIANS([.C40]))))" office:value-type="float" office:value="15.3858321725943" calcext:value-type="float">
            <text:p>15.39</text:p>
          </table:table-cell>
          <table:table-cell table:formula="of:=SQRT([.E40]^2+[.F40]^2)" office:value-type="float" office:value="0.0854400374531753" calcext:value-type="float">
            <text:p>0.09</text:p>
          </table:table-cell>
          <table:table-cell table:formula="of:=DEGREES(ATAN2([.F40]; [.E40]))" office:value-type="float" office:value="-69.4439547804165" calcext:value-type="float">
            <text:p>-69.44</text:p>
          </table:table-cell>
          <table:table-cell table:style-name="ce3" table:formula="of:=0.3*[.J40]" office:value-type="float" office:value="4.61574965177828" calcext:value-type="float">
            <text:p>4.62</text:p>
          </table:table-cell>
          <table:table-cell table:style-name="ce3" table:formula="of:=DEGREES(ATAN( (-SIN (RADIANS ([.C40])) * COS(RADIANS([.B40]))) / (COS (RADIANS ([.C40])) * SIN(RADIANS([.B40]))) ))" office:value-type="float" office:value="45.3055206470462" calcext:value-type="float">
            <text:p>45.31</text:p>
          </table:table-cell>
          <table:table-cell table:style-name="ce3" table:formula="of:=SQRT([.R40]^2+[.S40]^2)" office:value-type="float" office:value="4.58063727800133" calcext:value-type="float">
            <text:p>4.58</text:p>
          </table:table-cell>
          <table:table-cell table:style-name="ce3" table:formula="of:=DEGREES(ATAN2([.S40];[.R40]))" office:value-type="float" office:value="45.6650677304294" calcext:value-type="float">
            <text:p>45.67</text:p>
          </table:table-cell>
          <table:table-cell table:style-name="ce3"/>
          <table:table-cell table:style-name="ce3" table:formula="of:=[.K40]*COS(RADIANS([.L40]))+[.M40]*COS(RADIANS([.N40]))" office:value-type="float" office:value="3.27637771605417" calcext:value-type="float">
            <text:p>3.28</text:p>
          </table:table-cell>
          <table:table-cell table:style-name="ce3" table:formula="of:=[.K40]*SIN(RADIANS([.L40]))+[.M40]*SIN(RADIANS([.N40]))" office:value-type="float" office:value="3.20118523899493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23217" calcext:value-type="float">
            <text:p>7423217</text:p>
          </table:table-cell>
          <table:table-cell office:value-type="float" office:value="-10.8556806856702" calcext:value-type="float">
            <text:p>-10.8556806857</text:p>
          </table:table-cell>
          <table:table-cell office:value-type="float" office:value="10.9692658777939" calcext:value-type="float">
            <text:p>10.9692658778</text:p>
          </table:table-cell>
          <table:table-cell office:value-type="float" office:value="1.98944499436207" calcext:value-type="float">
            <text:p>1.9894449944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0.498" calcext:value-type="float">
            <text:p>10.498</text:p>
          </table:table-cell>
          <table:table-cell/>
          <table:table-cell table:formula="of:=DEGREES(ACOS(COS(RADIANS([.B41]))*COS(RADIANS([.C41]))))" office:value-type="float" office:value="15.3858321725943" calcext:value-type="float">
            <text:p>15.39</text:p>
          </table:table-cell>
          <table:table-cell table:formula="of:=SQRT([.E41]^2+[.F41]^2)" office:value-type="float" office:value="0.0854400374531753" calcext:value-type="float">
            <text:p>0.09</text:p>
          </table:table-cell>
          <table:table-cell table:formula="of:=DEGREES(ATAN2([.F41]; [.E41]))" office:value-type="float" office:value="-69.4439547804165" calcext:value-type="float">
            <text:p>-69.44</text:p>
          </table:table-cell>
          <table:table-cell table:style-name="ce3" table:formula="of:=0.3*[.J41]" office:value-type="float" office:value="4.61574965177828" calcext:value-type="float">
            <text:p>4.62</text:p>
          </table:table-cell>
          <table:table-cell table:style-name="ce3" table:formula="of:=DEGREES(ATAN( (-SIN (RADIANS ([.C41])) * COS(RADIANS([.B41]))) / (COS (RADIANS ([.C41])) * SIN(RADIANS([.B41]))) ))" office:value-type="float" office:value="45.3055206470462" calcext:value-type="float">
            <text:p>45.31</text:p>
          </table:table-cell>
          <table:table-cell table:style-name="ce3" table:formula="of:=SQRT([.R41]^2+[.S41]^2)" office:value-type="float" office:value="4.58063727800133" calcext:value-type="float">
            <text:p>4.58</text:p>
          </table:table-cell>
          <table:table-cell table:style-name="ce3" table:formula="of:=DEGREES(ATAN2([.S41];[.R41]))" office:value-type="float" office:value="45.6650677304294" calcext:value-type="float">
            <text:p>45.67</text:p>
          </table:table-cell>
          <table:table-cell table:style-name="ce3"/>
          <table:table-cell table:style-name="ce3" table:formula="of:=[.K41]*COS(RADIANS([.L41]))+[.M41]*COS(RADIANS([.N41]))" office:value-type="float" office:value="3.27637771605417" calcext:value-type="float">
            <text:p>3.28</text:p>
          </table:table-cell>
          <table:table-cell table:style-name="ce3" table:formula="of:=[.K41]*SIN(RADIANS([.L41]))+[.M41]*SIN(RADIANS([.N41]))" office:value-type="float" office:value="3.20118523899493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23466" calcext:value-type="float">
            <text:p>7423466</text:p>
          </table:table-cell>
          <table:table-cell office:value-type="float" office:value="-10.8610287237904" calcext:value-type="float">
            <text:p>-10.8610287238</text:p>
          </table:table-cell>
          <table:table-cell office:value-type="float" office:value="11.0008358659114" calcext:value-type="float">
            <text:p>11.0008358659</text:p>
          </table:table-cell>
          <table:table-cell office:value-type="float" office:value="1.99235081296709" calcext:value-type="float">
            <text:p>1.9923508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533" calcext:value-type="float">
            <text:p>10.533</text:p>
          </table:table-cell>
          <table:table-cell/>
          <table:table-cell table:formula="of:=DEGREES(ACOS(COS(RADIANS([.B42]))*COS(RADIANS([.C42]))))" office:value-type="float" office:value="15.4118062440026" calcext:value-type="float">
            <text:p>15.41</text:p>
          </table:table-cell>
          <table:table-cell table:formula="of:=SQRT([.E42]^2+[.F42]^2)" office:value-type="float" office:value="0.0894427190999916" calcext:value-type="float">
            <text:p>0.09</text:p>
          </table:table-cell>
          <table:table-cell table:formula="of:=DEGREES(ATAN2([.F42]; [.E42]))" office:value-type="float" office:value="-63.434948822922" calcext:value-type="float">
            <text:p>-63.43</text:p>
          </table:table-cell>
          <table:table-cell table:style-name="ce3" table:formula="of:=0.3*[.J42]" office:value-type="float" office:value="4.62354187320077" calcext:value-type="float">
            <text:p>4.62</text:p>
          </table:table-cell>
          <table:table-cell table:style-name="ce3" table:formula="of:=DEGREES(ATAN( (-SIN (RADIANS ([.C42])) * COS(RADIANS([.B42]))) / (COS (RADIANS ([.C42])) * SIN(RADIANS([.B42]))) ))" office:value-type="float" office:value="45.3754463267192" calcext:value-type="float">
            <text:p>45.38</text:p>
          </table:table-cell>
          <table:table-cell table:style-name="ce3" table:formula="of:=SQRT([.R42]^2+[.S42]^2)" office:value-type="float" office:value="4.59548218408817" calcext:value-type="float">
            <text:p>4.60</text:p>
          </table:table-cell>
          <table:table-cell table:style-name="ce3" table:formula="of:=DEGREES(ATAN2([.S42];[.R42]))" office:value-type="float" office:value="45.6802120040072" calcext:value-type="float">
            <text:p>45.68</text:p>
          </table:table-cell>
          <table:table-cell table:style-name="ce3"/>
          <table:table-cell table:style-name="ce3" table:formula="of:=[.K42]*COS(RADIANS([.L42]))+[.M42]*COS(RADIANS([.N42]))" office:value-type="float" office:value="3.28784454073656" calcext:value-type="float">
            <text:p>3.29</text:p>
          </table:table-cell>
          <table:table-cell table:style-name="ce3" table:formula="of:=[.K42]*SIN(RADIANS([.L42]))+[.M42]*SIN(RADIANS([.N42]))" office:value-type="float" office:value="3.21069070142556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23466" calcext:value-type="float">
            <text:p>7423466</text:p>
          </table:table-cell>
          <table:table-cell office:value-type="float" office:value="-10.8610287237904" calcext:value-type="float">
            <text:p>-10.8610287238</text:p>
          </table:table-cell>
          <table:table-cell office:value-type="float" office:value="11.0008358659114" calcext:value-type="float">
            <text:p>11.0008358659</text:p>
          </table:table-cell>
          <table:table-cell office:value-type="float" office:value="1.99235081296709" calcext:value-type="float">
            <text:p>1.9923508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533" calcext:value-type="float">
            <text:p>10.533</text:p>
          </table:table-cell>
          <table:table-cell/>
          <table:table-cell table:formula="of:=DEGREES(ACOS(COS(RADIANS([.B43]))*COS(RADIANS([.C43]))))" office:value-type="float" office:value="15.4118062440026" calcext:value-type="float">
            <text:p>15.41</text:p>
          </table:table-cell>
          <table:table-cell table:formula="of:=SQRT([.E43]^2+[.F43]^2)" office:value-type="float" office:value="0.0894427190999916" calcext:value-type="float">
            <text:p>0.09</text:p>
          </table:table-cell>
          <table:table-cell table:formula="of:=DEGREES(ATAN2([.F43]; [.E43]))" office:value-type="float" office:value="-63.434948822922" calcext:value-type="float">
            <text:p>-63.43</text:p>
          </table:table-cell>
          <table:table-cell table:style-name="ce3" table:formula="of:=0.3*[.J43]" office:value-type="float" office:value="4.62354187320077" calcext:value-type="float">
            <text:p>4.62</text:p>
          </table:table-cell>
          <table:table-cell table:style-name="ce3" table:formula="of:=DEGREES(ATAN( (-SIN (RADIANS ([.C43])) * COS(RADIANS([.B43]))) / (COS (RADIANS ([.C43])) * SIN(RADIANS([.B43]))) ))" office:value-type="float" office:value="45.3754463267192" calcext:value-type="float">
            <text:p>45.38</text:p>
          </table:table-cell>
          <table:table-cell table:style-name="ce3" table:formula="of:=SQRT([.R43]^2+[.S43]^2)" office:value-type="float" office:value="4.59548218408817" calcext:value-type="float">
            <text:p>4.60</text:p>
          </table:table-cell>
          <table:table-cell table:style-name="ce3" table:formula="of:=DEGREES(ATAN2([.S43];[.R43]))" office:value-type="float" office:value="45.6802120040072" calcext:value-type="float">
            <text:p>45.68</text:p>
          </table:table-cell>
          <table:table-cell table:style-name="ce3"/>
          <table:table-cell table:style-name="ce3" table:formula="of:=[.K43]*COS(RADIANS([.L43]))+[.M43]*COS(RADIANS([.N43]))" office:value-type="float" office:value="3.28784454073656" calcext:value-type="float">
            <text:p>3.29</text:p>
          </table:table-cell>
          <table:table-cell table:style-name="ce3" table:formula="of:=[.K43]*SIN(RADIANS([.L43]))+[.M43]*SIN(RADIANS([.N43]))" office:value-type="float" office:value="3.21069070142556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23716" calcext:value-type="float">
            <text:p>7423716</text:p>
          </table:table-cell>
          <table:table-cell office:value-type="float" office:value="-10.8924049052901" calcext:value-type="float">
            <text:p>-10.8924049053</text:p>
          </table:table-cell>
          <table:table-cell office:value-type="float" office:value="11.0389577129901" calcext:value-type="float">
            <text:p>11.038957713</text:p>
          </table:table-cell>
          <table:table-cell office:value-type="float" office:value="1.98747896709816" calcext:value-type="float">
            <text:p>1.987478967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569" calcext:value-type="float">
            <text:p>10.569</text:p>
          </table:table-cell>
          <table:table-cell/>
          <table:table-cell table:formula="of:=DEGREES(ACOS(COS(RADIANS([.B44]))*COS(RADIANS([.C44]))))" office:value-type="float" office:value="15.4605260189821" calcext:value-type="float">
            <text:p>15.46</text:p>
          </table:table-cell>
          <table:table-cell table:formula="of:=SQRT([.E44]^2+[.F44]^2)" office:value-type="float" office:value="0.0894427190999916" calcext:value-type="float">
            <text:p>0.09</text:p>
          </table:table-cell>
          <table:table-cell table:formula="of:=DEGREES(ATAN2([.F44]; [.E44]))" office:value-type="float" office:value="-63.434948822922" calcext:value-type="float">
            <text:p>-63.43</text:p>
          </table:table-cell>
          <table:table-cell table:style-name="ce3" table:formula="of:=0.3*[.J44]" office:value-type="float" office:value="4.63815780569465" calcext:value-type="float">
            <text:p>4.64</text:p>
          </table:table-cell>
          <table:table-cell table:style-name="ce3" table:formula="of:=DEGREES(ATAN( (-SIN (RADIANS ([.C44])) * COS(RADIANS([.B44]))) / (COS (RADIANS ([.C44])) * SIN(RADIANS([.B44]))) ))" office:value-type="float" office:value="45.392375048833" calcext:value-type="float">
            <text:p>45.39</text:p>
          </table:table-cell>
          <table:table-cell table:style-name="ce3" table:formula="of:=SQRT([.R44]^2+[.S44]^2)" office:value-type="float" office:value="4.61007047712899" calcext:value-type="float">
            <text:p>4.61</text:p>
          </table:table-cell>
          <table:table-cell table:style-name="ce3" table:formula="of:=DEGREES(ATAN2([.S44];[.R44]))" office:value-type="float" office:value="45.6598363713009" calcext:value-type="float">
            <text:p>45.66</text:p>
          </table:table-cell>
          <table:table-cell table:style-name="ce3"/>
          <table:table-cell table:style-name="ce3" table:formula="of:=[.K44]*COS(RADIANS([.L44]))+[.M44]*COS(RADIANS([.N44]))" office:value-type="float" office:value="3.29713613162134" calcext:value-type="float">
            <text:p>3.30</text:p>
          </table:table-cell>
          <table:table-cell table:style-name="ce3" table:formula="of:=[.K44]*SIN(RADIANS([.L44]))+[.M44]*SIN(RADIANS([.N44]))" office:value-type="float" office:value="3.22205573099743" calcext:value-type="float">
            <text:p>3.22</text:p>
          </table:table-cell>
          <table:table-cell table:number-columns-repeated="1005"/>
        </table:table-row>
        <table:table-row table:style-name="ro1">
          <table:table-cell office:value-type="float" office:value="7423716" calcext:value-type="float">
            <text:p>7423716</text:p>
          </table:table-cell>
          <table:table-cell office:value-type="float" office:value="-10.8924049052901" calcext:value-type="float">
            <text:p>-10.8924049053</text:p>
          </table:table-cell>
          <table:table-cell office:value-type="float" office:value="11.0389577129901" calcext:value-type="float">
            <text:p>11.038957713</text:p>
          </table:table-cell>
          <table:table-cell office:value-type="float" office:value="1.98747896709816" calcext:value-type="float">
            <text:p>1.987478967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569" calcext:value-type="float">
            <text:p>10.569</text:p>
          </table:table-cell>
          <table:table-cell/>
          <table:table-cell table:formula="of:=DEGREES(ACOS(COS(RADIANS([.B45]))*COS(RADIANS([.C45]))))" office:value-type="float" office:value="15.4605260189821" calcext:value-type="float">
            <text:p>15.46</text:p>
          </table:table-cell>
          <table:table-cell table:formula="of:=SQRT([.E45]^2+[.F45]^2)" office:value-type="float" office:value="0.0894427190999916" calcext:value-type="float">
            <text:p>0.09</text:p>
          </table:table-cell>
          <table:table-cell table:formula="of:=DEGREES(ATAN2([.F45]; [.E45]))" office:value-type="float" office:value="-63.434948822922" calcext:value-type="float">
            <text:p>-63.43</text:p>
          </table:table-cell>
          <table:table-cell table:style-name="ce3" table:formula="of:=0.3*[.J45]" office:value-type="float" office:value="4.63815780569465" calcext:value-type="float">
            <text:p>4.64</text:p>
          </table:table-cell>
          <table:table-cell table:style-name="ce3" table:formula="of:=DEGREES(ATAN( (-SIN (RADIANS ([.C45])) * COS(RADIANS([.B45]))) / (COS (RADIANS ([.C45])) * SIN(RADIANS([.B45]))) ))" office:value-type="float" office:value="45.392375048833" calcext:value-type="float">
            <text:p>45.39</text:p>
          </table:table-cell>
          <table:table-cell table:style-name="ce3" table:formula="of:=SQRT([.R45]^2+[.S45]^2)" office:value-type="float" office:value="4.61007047712899" calcext:value-type="float">
            <text:p>4.61</text:p>
          </table:table-cell>
          <table:table-cell table:style-name="ce3" table:formula="of:=DEGREES(ATAN2([.S45];[.R45]))" office:value-type="float" office:value="45.6598363713009" calcext:value-type="float">
            <text:p>45.66</text:p>
          </table:table-cell>
          <table:table-cell table:style-name="ce3"/>
          <table:table-cell table:style-name="ce3" table:formula="of:=[.K45]*COS(RADIANS([.L45]))+[.M45]*COS(RADIANS([.N45]))" office:value-type="float" office:value="3.29713613162134" calcext:value-type="float">
            <text:p>3.30</text:p>
          </table:table-cell>
          <table:table-cell table:style-name="ce3" table:formula="of:=[.K45]*SIN(RADIANS([.L45]))+[.M45]*SIN(RADIANS([.N45]))" office:value-type="float" office:value="3.22205573099743" calcext:value-type="float">
            <text:p>3.22</text:p>
          </table:table-cell>
          <table:table-cell table:number-columns-repeated="1005"/>
        </table:table-row>
        <table:table-row table:style-name="ro1">
          <table:table-cell office:value-type="float" office:value="7423966" calcext:value-type="float">
            <text:p>7423966</text:p>
          </table:table-cell>
          <table:table-cell office:value-type="float" office:value="-10.94106146539" calcext:value-type="float">
            <text:p>-10.9410614654</text:p>
          </table:table-cell>
          <table:table-cell office:value-type="float" office:value="11.0870311456896" calcext:value-type="float">
            <text:p>11.0870311457</text:p>
          </table:table-cell>
          <table:table-cell office:value-type="float" office:value="1.9841033595443" calcext:value-type="float">
            <text:p>1.984103359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05" calcext:value-type="float">
            <text:p>10.605</text:p>
          </table:table-cell>
          <table:table-cell/>
          <table:table-cell table:formula="of:=DEGREES(ACOS(COS(RADIANS([.B46]))*COS(RADIANS([.C46]))))" office:value-type="float" office:value="15.5282842870996" calcext:value-type="float">
            <text:p>15.53</text:p>
          </table:table-cell>
          <table:table-cell table:formula="of:=SQRT([.E46]^2+[.F46]^2)" office:value-type="float" office:value="0.0894427190999916" calcext:value-type="float">
            <text:p>0.09</text:p>
          </table:table-cell>
          <table:table-cell table:formula="of:=DEGREES(ATAN2([.F46]; [.E46]))" office:value-type="float" office:value="-63.434948822922" calcext:value-type="float">
            <text:p>-63.43</text:p>
          </table:table-cell>
          <table:table-cell table:style-name="ce3" table:formula="of:=0.3*[.J46]" office:value-type="float" office:value="4.65848528612988" calcext:value-type="float">
            <text:p>4.66</text:p>
          </table:table-cell>
          <table:table-cell table:style-name="ce3" table:formula="of:=DEGREES(ATAN( (-SIN (RADIANS ([.C46])) * COS(RADIANS([.B46]))) / (COS (RADIANS ([.C46])) * SIN(RADIANS([.B46]))) ))" office:value-type="float" office:value="45.3891826057978" calcext:value-type="float">
            <text:p>45.39</text:p>
          </table:table-cell>
          <table:table-cell table:style-name="ce3" table:formula="of:=SQRT([.R46]^2+[.S46]^2)" office:value-type="float" office:value="4.63039929055496" calcext:value-type="float">
            <text:p>4.63</text:p>
          </table:table-cell>
          <table:table-cell table:style-name="ce3" table:formula="of:=DEGREES(ATAN2([.S46];[.R46]))" office:value-type="float" office:value="45.6584286836112" calcext:value-type="float">
            <text:p>45.66</text:p>
          </table:table-cell>
          <table:table-cell table:style-name="ce3"/>
          <table:table-cell table:style-name="ce3" table:formula="of:=[.K46]*COS(RADIANS([.L46]))+[.M46]*COS(RADIANS([.N46]))" office:value-type="float" office:value="3.31159584744111" calcext:value-type="float">
            <text:p>3.31</text:p>
          </table:table-cell>
          <table:table-cell table:style-name="ce3" table:formula="of:=[.K46]*SIN(RADIANS([.L46]))+[.M46]*SIN(RADIANS([.N46]))" office:value-type="float" office:value="3.2363452431999" calcext:value-type="float">
            <text:p>3.24</text:p>
          </table:table-cell>
          <table:table-cell table:number-columns-repeated="1005"/>
        </table:table-row>
        <table:table-row table:style-name="ro1">
          <table:table-cell office:value-type="float" office:value="7423966" calcext:value-type="float">
            <text:p>7423966</text:p>
          </table:table-cell>
          <table:table-cell office:value-type="float" office:value="-10.94106146539" calcext:value-type="float">
            <text:p>-10.9410614654</text:p>
          </table:table-cell>
          <table:table-cell office:value-type="float" office:value="11.0870311456896" calcext:value-type="float">
            <text:p>11.0870311457</text:p>
          </table:table-cell>
          <table:table-cell office:value-type="float" office:value="1.9841033595443" calcext:value-type="float">
            <text:p>1.984103359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05" calcext:value-type="float">
            <text:p>10.605</text:p>
          </table:table-cell>
          <table:table-cell/>
          <table:table-cell table:formula="of:=DEGREES(ACOS(COS(RADIANS([.B47]))*COS(RADIANS([.C47]))))" office:value-type="float" office:value="15.5282842870996" calcext:value-type="float">
            <text:p>15.53</text:p>
          </table:table-cell>
          <table:table-cell table:formula="of:=SQRT([.E47]^2+[.F47]^2)" office:value-type="float" office:value="0.0894427190999916" calcext:value-type="float">
            <text:p>0.09</text:p>
          </table:table-cell>
          <table:table-cell table:formula="of:=DEGREES(ATAN2([.F47]; [.E47]))" office:value-type="float" office:value="-63.434948822922" calcext:value-type="float">
            <text:p>-63.43</text:p>
          </table:table-cell>
          <table:table-cell table:style-name="ce3" table:formula="of:=0.3*[.J47]" office:value-type="float" office:value="4.65848528612988" calcext:value-type="float">
            <text:p>4.66</text:p>
          </table:table-cell>
          <table:table-cell table:style-name="ce3" table:formula="of:=DEGREES(ATAN( (-SIN (RADIANS ([.C47])) * COS(RADIANS([.B47]))) / (COS (RADIANS ([.C47])) * SIN(RADIANS([.B47]))) ))" office:value-type="float" office:value="45.3891826057978" calcext:value-type="float">
            <text:p>45.39</text:p>
          </table:table-cell>
          <table:table-cell table:style-name="ce3" table:formula="of:=SQRT([.R47]^2+[.S47]^2)" office:value-type="float" office:value="4.63039929055496" calcext:value-type="float">
            <text:p>4.63</text:p>
          </table:table-cell>
          <table:table-cell table:style-name="ce3" table:formula="of:=DEGREES(ATAN2([.S47];[.R47]))" office:value-type="float" office:value="45.6584286836112" calcext:value-type="float">
            <text:p>45.66</text:p>
          </table:table-cell>
          <table:table-cell table:style-name="ce3"/>
          <table:table-cell table:style-name="ce3" table:formula="of:=[.K47]*COS(RADIANS([.L47]))+[.M47]*COS(RADIANS([.N47]))" office:value-type="float" office:value="3.31159584744111" calcext:value-type="float">
            <text:p>3.31</text:p>
          </table:table-cell>
          <table:table-cell table:style-name="ce3" table:formula="of:=[.K47]*SIN(RADIANS([.L47]))+[.M47]*SIN(RADIANS([.N47]))" office:value-type="float" office:value="3.2363452431999" calcext:value-type="float">
            <text:p>3.24</text:p>
          </table:table-cell>
          <table:table-cell table:number-columns-repeated="1005"/>
        </table:table-row>
        <table:table-row table:style-name="ro1">
          <table:table-cell office:value-type="float" office:value="7424216" calcext:value-type="float">
            <text:p>7424216</text:p>
          </table:table-cell>
          <table:table-cell office:value-type="float" office:value="-10.9309886439115" calcext:value-type="float">
            <text:p>-10.9309886439</text:p>
          </table:table-cell>
          <table:table-cell office:value-type="float" office:value="11.1118358314342" calcext:value-type="float">
            <text:p>11.1118358314</text:p>
          </table:table-cell>
          <table:table-cell office:value-type="float" office:value="1.99433519636439" calcext:value-type="float">
            <text:p>1.994335196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4" calcext:value-type="float">
            <text:p>10.64</text:p>
          </table:table-cell>
          <table:table-cell/>
          <table:table-cell table:formula="of:=DEGREES(ACOS(COS(RADIANS([.B48]))*COS(RADIANS([.C48]))))" office:value-type="float" office:value="15.5387893783613" calcext:value-type="float">
            <text:p>15.54</text:p>
          </table:table-cell>
          <table:table-cell table:formula="of:=SQRT([.E48]^2+[.F48]^2)" office:value-type="float" office:value="0.0806225774829855" calcext:value-type="float">
            <text:p>0.08</text:p>
          </table:table-cell>
          <table:table-cell table:formula="of:=DEGREES(ATAN2([.F48]; [.E48]))" office:value-type="float" office:value="-60.2551187030578" calcext:value-type="float">
            <text:p>-60.26</text:p>
          </table:table-cell>
          <table:table-cell table:style-name="ce3" table:formula="of:=0.3*[.J48]" office:value-type="float" office:value="4.6616368135084" calcext:value-type="float">
            <text:p>4.66</text:p>
          </table:table-cell>
          <table:table-cell table:style-name="ce3" table:formula="of:=DEGREES(ATAN( (-SIN (RADIANS ([.C48])) * COS(RADIANS([.B48]))) / (COS (RADIANS ([.C48])) * SIN(RADIANS([.B48]))) ))" office:value-type="float" office:value="45.4818621590105" calcext:value-type="float">
            <text:p>45.48</text:p>
          </table:table-cell>
          <table:table-cell table:style-name="ce3" table:formula="of:=SQRT([.R48]^2+[.S48]^2)" office:value-type="float" office:value="4.64041911040179" calcext:value-type="float">
            <text:p>4.64</text:p>
          </table:table-cell>
          <table:table-cell table:style-name="ce3" table:formula="of:=DEGREES(ATAN2([.S48];[.R48]))" office:value-type="float" office:value="45.4763257958218" calcext:value-type="float">
            <text:p>45.48</text:p>
          </table:table-cell>
          <table:table-cell table:style-name="ce3"/>
          <table:table-cell table:style-name="ce3" table:formula="of:=[.K48]*COS(RADIANS([.L48]))+[.M48]*COS(RADIANS([.N48]))" office:value-type="float" office:value="3.3084368173765" calcext:value-type="float">
            <text:p>3.31</text:p>
          </table:table-cell>
          <table:table-cell table:style-name="ce3" table:formula="of:=[.K48]*SIN(RADIANS([.L48]))+[.M48]*SIN(RADIANS([.N48]))" office:value-type="float" office:value="3.25388004474808" calcext:value-type="float">
            <text:p>3.25</text:p>
          </table:table-cell>
          <table:table-cell table:number-columns-repeated="1005"/>
        </table:table-row>
        <table:table-row table:style-name="ro1">
          <table:table-cell office:value-type="float" office:value="7424216" calcext:value-type="float">
            <text:p>7424216</text:p>
          </table:table-cell>
          <table:table-cell office:value-type="float" office:value="-10.9309886439115" calcext:value-type="float">
            <text:p>-10.9309886439</text:p>
          </table:table-cell>
          <table:table-cell office:value-type="float" office:value="11.1118358314342" calcext:value-type="float">
            <text:p>11.1118358314</text:p>
          </table:table-cell>
          <table:table-cell office:value-type="float" office:value="1.99433519636439" calcext:value-type="float">
            <text:p>1.9943351964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4" calcext:value-type="float">
            <text:p>10.64</text:p>
          </table:table-cell>
          <table:table-cell/>
          <table:table-cell table:formula="of:=DEGREES(ACOS(COS(RADIANS([.B49]))*COS(RADIANS([.C49]))))" office:value-type="float" office:value="15.5387893783613" calcext:value-type="float">
            <text:p>15.54</text:p>
          </table:table-cell>
          <table:table-cell table:formula="of:=SQRT([.E49]^2+[.F49]^2)" office:value-type="float" office:value="0.0806225774829855" calcext:value-type="float">
            <text:p>0.08</text:p>
          </table:table-cell>
          <table:table-cell table:formula="of:=DEGREES(ATAN2([.F49]; [.E49]))" office:value-type="float" office:value="-60.2551187030578" calcext:value-type="float">
            <text:p>-60.26</text:p>
          </table:table-cell>
          <table:table-cell table:style-name="ce3" table:formula="of:=0.3*[.J49]" office:value-type="float" office:value="4.6616368135084" calcext:value-type="float">
            <text:p>4.66</text:p>
          </table:table-cell>
          <table:table-cell table:style-name="ce3" table:formula="of:=DEGREES(ATAN( (-SIN (RADIANS ([.C49])) * COS(RADIANS([.B49]))) / (COS (RADIANS ([.C49])) * SIN(RADIANS([.B49]))) ))" office:value-type="float" office:value="45.4818621590105" calcext:value-type="float">
            <text:p>45.48</text:p>
          </table:table-cell>
          <table:table-cell table:style-name="ce3" table:formula="of:=SQRT([.R49]^2+[.S49]^2)" office:value-type="float" office:value="4.64041911040179" calcext:value-type="float">
            <text:p>4.64</text:p>
          </table:table-cell>
          <table:table-cell table:style-name="ce3" table:formula="of:=DEGREES(ATAN2([.S49];[.R49]))" office:value-type="float" office:value="45.4763257958218" calcext:value-type="float">
            <text:p>45.48</text:p>
          </table:table-cell>
          <table:table-cell table:style-name="ce3"/>
          <table:table-cell table:style-name="ce3" table:formula="of:=[.K49]*COS(RADIANS([.L49]))+[.M49]*COS(RADIANS([.N49]))" office:value-type="float" office:value="3.3084368173765" calcext:value-type="float">
            <text:p>3.31</text:p>
          </table:table-cell>
          <table:table-cell table:style-name="ce3" table:formula="of:=[.K49]*SIN(RADIANS([.L49]))+[.M49]*SIN(RADIANS([.N49]))" office:value-type="float" office:value="3.25388004474808" calcext:value-type="float">
            <text:p>3.25</text:p>
          </table:table-cell>
          <table:table-cell table:number-columns-repeated="1005"/>
        </table:table-row>
        <table:table-row table:style-name="ro1">
          <table:table-cell office:value-type="float" office:value="7424466" calcext:value-type="float">
            <text:p>7424466</text:p>
          </table:table-cell>
          <table:table-cell office:value-type="float" office:value="-10.9579491081128" calcext:value-type="float">
            <text:p>-10.9579491081</text:p>
          </table:table-cell>
          <table:table-cell office:value-type="float" office:value="11.1479564330861" calcext:value-type="float">
            <text:p>11.1479564331</text:p>
          </table:table-cell>
          <table:table-cell office:value-type="float" office:value="1.99386946284036" calcext:value-type="float">
            <text:p>1.993869462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75" calcext:value-type="float">
            <text:p>10.675</text:p>
          </table:table-cell>
          <table:table-cell/>
          <table:table-cell table:formula="of:=DEGREES(ACOS(COS(RADIANS([.B50]))*COS(RADIANS([.C50]))))" office:value-type="float" office:value="15.5830298291885" calcext:value-type="float">
            <text:p>15.58</text:p>
          </table:table-cell>
          <table:table-cell table:formula="of:=SQRT([.E50]^2+[.F50]^2)" office:value-type="float" office:value="0.094339811320566" calcext:value-type="float">
            <text:p>0.09</text:p>
          </table:table-cell>
          <table:table-cell table:formula="of:=DEGREES(ATAN2([.F50]; [.E50]))" office:value-type="float" office:value="-57.9946167919165" calcext:value-type="float">
            <text:p>-57.99</text:p>
          </table:table-cell>
          <table:table-cell table:style-name="ce3" table:formula="of:=0.3*[.J50]" office:value-type="float" office:value="4.67490894875655" calcext:value-type="float">
            <text:p>4.67</text:p>
          </table:table-cell>
          <table:table-cell table:style-name="ce3" table:formula="of:=DEGREES(ATAN( (-SIN (RADIANS ([.C50])) * COS(RADIANS([.B50]))) / (COS (RADIANS ([.C50])) * SIN(RADIANS([.B50]))) ))" office:value-type="float" office:value="45.5048952484924" calcext:value-type="float">
            <text:p>45.50</text:p>
          </table:table-cell>
          <table:table-cell table:style-name="ce3" table:formula="of:=SQRT([.R50]^2+[.S50]^2)" office:value-type="float" office:value="4.65379072938233" calcext:value-type="float">
            <text:p>4.65</text:p>
          </table:table-cell>
          <table:table-cell table:style-name="ce3" table:formula="of:=DEGREES(ATAN2([.S50];[.R50]))" office:value-type="float" office:value="45.6245659536058" calcext:value-type="float">
            <text:p>45.62</text:p>
          </table:table-cell>
          <table:table-cell table:style-name="ce3"/>
          <table:table-cell table:style-name="ce3" table:formula="of:=[.K50]*COS(RADIANS([.L50]))+[.M50]*COS(RADIANS([.N50]))" office:value-type="float" office:value="3.32640209646686" calcext:value-type="float">
            <text:p>3.33</text:p>
          </table:table-cell>
          <table:table-cell table:style-name="ce3" table:formula="of:=[.K50]*SIN(RADIANS([.L50]))+[.M50]*SIN(RADIANS([.N50]))" office:value-type="float" office:value="3.25466084953652" calcext:value-type="float">
            <text:p>3.25</text:p>
          </table:table-cell>
          <table:table-cell table:number-columns-repeated="1005"/>
        </table:table-row>
        <table:table-row table:style-name="ro1">
          <table:table-cell office:value-type="float" office:value="7424466" calcext:value-type="float">
            <text:p>7424466</text:p>
          </table:table-cell>
          <table:table-cell office:value-type="float" office:value="-10.9579491081128" calcext:value-type="float">
            <text:p>-10.9579491081</text:p>
          </table:table-cell>
          <table:table-cell office:value-type="float" office:value="11.1479564330861" calcext:value-type="float">
            <text:p>11.1479564331</text:p>
          </table:table-cell>
          <table:table-cell office:value-type="float" office:value="1.99386946284036" calcext:value-type="float">
            <text:p>1.993869462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675" calcext:value-type="float">
            <text:p>10.675</text:p>
          </table:table-cell>
          <table:table-cell/>
          <table:table-cell table:formula="of:=DEGREES(ACOS(COS(RADIANS([.B51]))*COS(RADIANS([.C51]))))" office:value-type="float" office:value="15.5830298291885" calcext:value-type="float">
            <text:p>15.58</text:p>
          </table:table-cell>
          <table:table-cell table:formula="of:=SQRT([.E51]^2+[.F51]^2)" office:value-type="float" office:value="0.094339811320566" calcext:value-type="float">
            <text:p>0.09</text:p>
          </table:table-cell>
          <table:table-cell table:formula="of:=DEGREES(ATAN2([.F51]; [.E51]))" office:value-type="float" office:value="-57.9946167919165" calcext:value-type="float">
            <text:p>-57.99</text:p>
          </table:table-cell>
          <table:table-cell table:style-name="ce3" table:formula="of:=0.3*[.J51]" office:value-type="float" office:value="4.67490894875655" calcext:value-type="float">
            <text:p>4.67</text:p>
          </table:table-cell>
          <table:table-cell table:style-name="ce3" table:formula="of:=DEGREES(ATAN( (-SIN (RADIANS ([.C51])) * COS(RADIANS([.B51]))) / (COS (RADIANS ([.C51])) * SIN(RADIANS([.B51]))) ))" office:value-type="float" office:value="45.5048952484924" calcext:value-type="float">
            <text:p>45.50</text:p>
          </table:table-cell>
          <table:table-cell table:style-name="ce3" table:formula="of:=SQRT([.R51]^2+[.S51]^2)" office:value-type="float" office:value="4.65379072938233" calcext:value-type="float">
            <text:p>4.65</text:p>
          </table:table-cell>
          <table:table-cell table:style-name="ce3" table:formula="of:=DEGREES(ATAN2([.S51];[.R51]))" office:value-type="float" office:value="45.6245659536058" calcext:value-type="float">
            <text:p>45.62</text:p>
          </table:table-cell>
          <table:table-cell table:style-name="ce3"/>
          <table:table-cell table:style-name="ce3" table:formula="of:=[.K51]*COS(RADIANS([.L51]))+[.M51]*COS(RADIANS([.N51]))" office:value-type="float" office:value="3.32640209646686" calcext:value-type="float">
            <text:p>3.33</text:p>
          </table:table-cell>
          <table:table-cell table:style-name="ce3" table:formula="of:=[.K51]*SIN(RADIANS([.L51]))+[.M51]*SIN(RADIANS([.N51]))" office:value-type="float" office:value="3.25466084953652" calcext:value-type="float">
            <text:p>3.25</text:p>
          </table:table-cell>
          <table:table-cell table:number-columns-repeated="1005"/>
        </table:table-row>
        <table:table-row table:style-name="ro1">
          <table:table-cell office:value-type="float" office:value="7424717" calcext:value-type="float">
            <text:p>7424717</text:p>
          </table:table-cell>
          <table:table-cell office:value-type="float" office:value="-11.0076763003651" calcext:value-type="float">
            <text:p>-11.0076763004</text:p>
          </table:table-cell>
          <table:table-cell office:value-type="float" office:value="11.1696883874778" calcext:value-type="float">
            <text:p>11.1696883875</text:p>
          </table:table-cell>
          <table:table-cell office:value-type="float" office:value="1.99395441331816" calcext:value-type="float">
            <text:p>1.993954413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1" calcext:value-type="float">
            <text:p>10.71</text:p>
          </table:table-cell>
          <table:table-cell/>
          <table:table-cell table:formula="of:=DEGREES(ACOS(COS(RADIANS([.B52]))*COS(RADIANS([.C52]))))" office:value-type="float" office:value="15.6329208925765" calcext:value-type="float">
            <text:p>15.63</text:p>
          </table:table-cell>
          <table:table-cell table:formula="of:=SQRT([.E52]^2+[.F52]^2)" office:value-type="float" office:value="0.0860232526704263" calcext:value-type="float">
            <text:p>0.09</text:p>
          </table:table-cell>
          <table:table-cell table:formula="of:=DEGREES(ATAN2([.F52]; [.E52]))" office:value-type="float" office:value="-54.4623222080256" calcext:value-type="float">
            <text:p>-54.46</text:p>
          </table:table-cell>
          <table:table-cell table:style-name="ce3" table:formula="of:=0.3*[.J52]" office:value-type="float" office:value="4.68987626777295" calcext:value-type="float">
            <text:p>4.69</text:p>
          </table:table-cell>
          <table:table-cell table:style-name="ce3" table:formula="of:=DEGREES(ATAN( (-SIN (RADIANS ([.C52])) * COS(RADIANS([.B52]))) / (COS (RADIANS ([.C52])) * SIN(RADIANS([.B52]))) ))" office:value-type="float" office:value="45.4291909359755" calcext:value-type="float">
            <text:p>45.43</text:p>
          </table:table-cell>
          <table:table-cell table:style-name="ce3" table:formula="of:=SQRT([.R52]^2+[.S52]^2)" office:value-type="float" office:value="4.67586692926843" calcext:value-type="float">
            <text:p>4.68</text:p>
          </table:table-cell>
          <table:table-cell table:style-name="ce3" table:formula="of:=DEGREES(ATAN2([.S52];[.R52]))" office:value-type="float" office:value="45.6092834297812" calcext:value-type="float">
            <text:p>45.61</text:p>
          </table:table-cell>
          <table:table-cell table:style-name="ce3"/>
          <table:table-cell table:style-name="ce3" table:formula="of:=[.K52]*COS(RADIANS([.L52]))+[.M52]*COS(RADIANS([.N52]))" office:value-type="float" office:value="3.3413092054193" calcext:value-type="float">
            <text:p>3.34</text:p>
          </table:table-cell>
          <table:table-cell table:style-name="ce3" table:formula="of:=[.K52]*SIN(RADIANS([.L52]))+[.M52]*SIN(RADIANS([.N52]))" office:value-type="float" office:value="3.27099133811241" calcext:value-type="float">
            <text:p>3.27</text:p>
          </table:table-cell>
          <table:table-cell table:number-columns-repeated="1005"/>
        </table:table-row>
        <table:table-row table:style-name="ro1">
          <table:table-cell office:value-type="float" office:value="7424717" calcext:value-type="float">
            <text:p>7424717</text:p>
          </table:table-cell>
          <table:table-cell office:value-type="float" office:value="-11.0076763003651" calcext:value-type="float">
            <text:p>-11.0076763004</text:p>
          </table:table-cell>
          <table:table-cell office:value-type="float" office:value="11.1696883874778" calcext:value-type="float">
            <text:p>11.1696883875</text:p>
          </table:table-cell>
          <table:table-cell office:value-type="float" office:value="1.99395441331816" calcext:value-type="float">
            <text:p>1.993954413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1" calcext:value-type="float">
            <text:p>10.71</text:p>
          </table:table-cell>
          <table:table-cell/>
          <table:table-cell table:formula="of:=DEGREES(ACOS(COS(RADIANS([.B53]))*COS(RADIANS([.C53]))))" office:value-type="float" office:value="15.6329208925765" calcext:value-type="float">
            <text:p>15.63</text:p>
          </table:table-cell>
          <table:table-cell table:formula="of:=SQRT([.E53]^2+[.F53]^2)" office:value-type="float" office:value="0.0860232526704263" calcext:value-type="float">
            <text:p>0.09</text:p>
          </table:table-cell>
          <table:table-cell table:formula="of:=DEGREES(ATAN2([.F53]; [.E53]))" office:value-type="float" office:value="-54.4623222080256" calcext:value-type="float">
            <text:p>-54.46</text:p>
          </table:table-cell>
          <table:table-cell table:style-name="ce3" table:formula="of:=0.3*[.J53]" office:value-type="float" office:value="4.68987626777295" calcext:value-type="float">
            <text:p>4.69</text:p>
          </table:table-cell>
          <table:table-cell table:style-name="ce3" table:formula="of:=DEGREES(ATAN( (-SIN (RADIANS ([.C53])) * COS(RADIANS([.B53]))) / (COS (RADIANS ([.C53])) * SIN(RADIANS([.B53]))) ))" office:value-type="float" office:value="45.4291909359755" calcext:value-type="float">
            <text:p>45.43</text:p>
          </table:table-cell>
          <table:table-cell table:style-name="ce3" table:formula="of:=SQRT([.R53]^2+[.S53]^2)" office:value-type="float" office:value="4.67586692926843" calcext:value-type="float">
            <text:p>4.68</text:p>
          </table:table-cell>
          <table:table-cell table:style-name="ce3" table:formula="of:=DEGREES(ATAN2([.S53];[.R53]))" office:value-type="float" office:value="45.6092834297812" calcext:value-type="float">
            <text:p>45.61</text:p>
          </table:table-cell>
          <table:table-cell table:style-name="ce3"/>
          <table:table-cell table:style-name="ce3" table:formula="of:=[.K53]*COS(RADIANS([.L53]))+[.M53]*COS(RADIANS([.N53]))" office:value-type="float" office:value="3.3413092054193" calcext:value-type="float">
            <text:p>3.34</text:p>
          </table:table-cell>
          <table:table-cell table:style-name="ce3" table:formula="of:=[.K53]*SIN(RADIANS([.L53]))+[.M53]*SIN(RADIANS([.N53]))" office:value-type="float" office:value="3.27099133811241" calcext:value-type="float">
            <text:p>3.27</text:p>
          </table:table-cell>
          <table:table-cell table:number-columns-repeated="1005"/>
        </table:table-row>
        <table:table-row table:style-name="ro1">
          <table:table-cell office:value-type="float" office:value="7424967" calcext:value-type="float">
            <text:p>7424967</text:p>
          </table:table-cell>
          <table:table-cell office:value-type="float" office:value="-10.9552076409347" calcext:value-type="float">
            <text:p>-10.9552076409</text:p>
          </table:table-cell>
          <table:table-cell office:value-type="float" office:value="11.2359232931804" calcext:value-type="float">
            <text:p>11.2359232932</text:p>
          </table:table-cell>
          <table:table-cell office:value-type="float" office:value="2.00531173724742" calcext:value-type="float">
            <text:p>2.005311737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46" calcext:value-type="float">
            <text:p>10.746</text:p>
          </table:table-cell>
          <table:table-cell/>
          <table:table-cell table:formula="of:=DEGREES(ACOS(COS(RADIANS([.B54]))*COS(RADIANS([.C54]))))" office:value-type="float" office:value="15.6434130460168" calcext:value-type="float">
            <text:p>15.64</text:p>
          </table:table-cell>
          <table:table-cell table:formula="of:=SQRT([.E54]^2+[.F54]^2)" office:value-type="float" office:value="0.0860232526704263" calcext:value-type="float">
            <text:p>0.09</text:p>
          </table:table-cell>
          <table:table-cell table:formula="of:=DEGREES(ATAN2([.F54]; [.E54]))" office:value-type="float" office:value="-54.4623222080256" calcext:value-type="float">
            <text:p>-54.46</text:p>
          </table:table-cell>
          <table:table-cell table:style-name="ce3" table:formula="of:=0.3*[.J54]" office:value-type="float" office:value="4.69302391380504" calcext:value-type="float">
            <text:p>4.69</text:p>
          </table:table-cell>
          <table:table-cell table:style-name="ce3" table:formula="of:=DEGREES(ATAN( (-SIN (RADIANS ([.C54])) * COS(RADIANS([.B54]))) / (COS (RADIANS ([.C54])) * SIN(RADIANS([.B54]))) ))" office:value-type="float" office:value="45.7431841978965" calcext:value-type="float">
            <text:p>45.74</text:p>
          </table:table-cell>
          <table:table-cell table:style-name="ce3" table:formula="of:=SQRT([.R54]^2+[.S54]^2)" office:value-type="float" office:value="4.67854845164759" calcext:value-type="float">
            <text:p>4.68</text:p>
          </table:table-cell>
          <table:table-cell table:style-name="ce3" table:formula="of:=DEGREES(ATAN2([.S54];[.R54]))" office:value-type="float" office:value="45.2936873959793" calcext:value-type="float">
            <text:p>45.29</text:p>
          </table:table-cell>
          <table:table-cell table:style-name="ce3"/>
          <table:table-cell table:style-name="ce3" table:formula="of:=[.K54]*COS(RADIANS([.L54]))+[.M54]*COS(RADIANS([.N54]))" office:value-type="float" office:value="3.32514718416979" calcext:value-type="float">
            <text:p>3.33</text:p>
          </table:table-cell>
          <table:table-cell table:style-name="ce3" table:formula="of:=[.K54]*SIN(RADIANS([.L54]))+[.M54]*SIN(RADIANS([.N54]))" office:value-type="float" office:value="3.29123256820629" calcext:value-type="float">
            <text:p>3.29</text:p>
          </table:table-cell>
          <table:table-cell table:number-columns-repeated="1005"/>
        </table:table-row>
        <table:table-row table:style-name="ro1">
          <table:table-cell office:value-type="float" office:value="7424967" calcext:value-type="float">
            <text:p>7424967</text:p>
          </table:table-cell>
          <table:table-cell office:value-type="float" office:value="-10.9552076409347" calcext:value-type="float">
            <text:p>-10.9552076409</text:p>
          </table:table-cell>
          <table:table-cell office:value-type="float" office:value="11.2359232931804" calcext:value-type="float">
            <text:p>11.2359232932</text:p>
          </table:table-cell>
          <table:table-cell office:value-type="float" office:value="2.00531173724742" calcext:value-type="float">
            <text:p>2.0053117372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46" calcext:value-type="float">
            <text:p>10.746</text:p>
          </table:table-cell>
          <table:table-cell/>
          <table:table-cell table:formula="of:=DEGREES(ACOS(COS(RADIANS([.B55]))*COS(RADIANS([.C55]))))" office:value-type="float" office:value="15.6434130460168" calcext:value-type="float">
            <text:p>15.64</text:p>
          </table:table-cell>
          <table:table-cell table:formula="of:=SQRT([.E55]^2+[.F55]^2)" office:value-type="float" office:value="0.0860232526704263" calcext:value-type="float">
            <text:p>0.09</text:p>
          </table:table-cell>
          <table:table-cell table:formula="of:=DEGREES(ATAN2([.F55]; [.E55]))" office:value-type="float" office:value="-54.4623222080256" calcext:value-type="float">
            <text:p>-54.46</text:p>
          </table:table-cell>
          <table:table-cell table:style-name="ce3" table:formula="of:=0.3*[.J55]" office:value-type="float" office:value="4.69302391380504" calcext:value-type="float">
            <text:p>4.69</text:p>
          </table:table-cell>
          <table:table-cell table:style-name="ce3" table:formula="of:=DEGREES(ATAN( (-SIN (RADIANS ([.C55])) * COS(RADIANS([.B55]))) / (COS (RADIANS ([.C55])) * SIN(RADIANS([.B55]))) ))" office:value-type="float" office:value="45.7431841978965" calcext:value-type="float">
            <text:p>45.74</text:p>
          </table:table-cell>
          <table:table-cell table:style-name="ce3" table:formula="of:=SQRT([.R55]^2+[.S55]^2)" office:value-type="float" office:value="4.67854845164759" calcext:value-type="float">
            <text:p>4.68</text:p>
          </table:table-cell>
          <table:table-cell table:style-name="ce3" table:formula="of:=DEGREES(ATAN2([.S55];[.R55]))" office:value-type="float" office:value="45.2936873959793" calcext:value-type="float">
            <text:p>45.29</text:p>
          </table:table-cell>
          <table:table-cell table:style-name="ce3"/>
          <table:table-cell table:style-name="ce3" table:formula="of:=[.K55]*COS(RADIANS([.L55]))+[.M55]*COS(RADIANS([.N55]))" office:value-type="float" office:value="3.32514718416979" calcext:value-type="float">
            <text:p>3.33</text:p>
          </table:table-cell>
          <table:table-cell table:style-name="ce3" table:formula="of:=[.K55]*SIN(RADIANS([.L55]))+[.M55]*SIN(RADIANS([.N55]))" office:value-type="float" office:value="3.29123256820629" calcext:value-type="float">
            <text:p>3.29</text:p>
          </table:table-cell>
          <table:table-cell table:number-columns-repeated="1005"/>
        </table:table-row>
        <table:table-row table:style-name="ro1">
          <table:table-cell office:value-type="float" office:value="7425217" calcext:value-type="float">
            <text:p>7425217</text:p>
          </table:table-cell>
          <table:table-cell office:value-type="float" office:value="-12.4489828190212" calcext:value-type="float">
            <text:p>-12.448982819</text:p>
          </table:table-cell>
          <table:table-cell office:value-type="float" office:value="12.895426181288" calcext:value-type="float">
            <text:p>12.8954261813</text:p>
          </table:table-cell>
          <table:table-cell office:value-type="float" office:value="1.70571872279633" calcext:value-type="float">
            <text:p>1.705718722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81" calcext:value-type="float">
            <text:p>10.781</text:p>
          </table:table-cell>
          <table:table-cell/>
          <table:table-cell table:formula="of:=DEGREES(ACOS(COS(RADIANS([.B56]))*COS(RADIANS([.C56]))))" office:value-type="float" office:value="17.8503587011166" calcext:value-type="float">
            <text:p>17.85</text:p>
          </table:table-cell>
          <table:table-cell table:formula="of:=SQRT([.E56]^2+[.F56]^2)" office:value-type="float" office:value="0.522015325445527" calcext:value-type="float">
            <text:p>0.52</text:p>
          </table:table-cell>
          <table:table-cell table:formula="of:=DEGREES(ATAN2([.F56]; [.E56]))" office:value-type="float" office:value="-126.430858120162" calcext:value-type="float">
            <text:p>-126.43</text:p>
          </table:table-cell>
          <table:table-cell table:style-name="ce3" table:formula="of:=0.3*[.J56]" office:value-type="float" office:value="5.35510761033499" calcext:value-type="float">
            <text:p>5.36</text:p>
          </table:table-cell>
          <table:table-cell table:style-name="ce3" table:formula="of:=DEGREES(ATAN( (-SIN (RADIANS ([.C56])) * COS(RADIANS([.B56]))) / (COS (RADIANS ([.C56])) * SIN(RADIANS([.B56]))) ))" office:value-type="float" office:value="46.0428237586762" calcext:value-type="float">
            <text:p>46.04</text:p>
          </table:table-cell>
          <table:table-cell table:style-name="ce3" table:formula="of:=SQRT([.R56]^2+[.S56]^2)" office:value-type="float" office:value="4.83807272776684" calcext:value-type="float">
            <text:p>4.84</text:p>
          </table:table-cell>
          <table:table-cell table:style-name="ce3" table:formula="of:=DEGREES(ATAN2([.S56];[.R56]))" office:value-type="float" office:value="44.7669397428728" calcext:value-type="float">
            <text:p>44.77</text:p>
          </table:table-cell>
          <table:table-cell table:style-name="ce3"/>
          <table:table-cell table:style-name="ce3" table:formula="of:=[.K56]*COS(RADIANS([.L56]))+[.M56]*COS(RADIANS([.N56]))" office:value-type="float" office:value="3.40709013644901" calcext:value-type="float">
            <text:p>3.41</text:p>
          </table:table-cell>
          <table:table-cell table:style-name="ce3" table:formula="of:=[.K56]*SIN(RADIANS([.L56]))+[.M56]*SIN(RADIANS([.N56]))" office:value-type="float" office:value="3.4349213267953" calcext:value-type="float">
            <text:p>3.43</text:p>
          </table:table-cell>
          <table:table-cell table:number-columns-repeated="1005"/>
        </table:table-row>
        <table:table-row table:style-name="ro1">
          <table:table-cell office:value-type="float" office:value="7425217" calcext:value-type="float">
            <text:p>7425217</text:p>
          </table:table-cell>
          <table:table-cell office:value-type="float" office:value="-12.4489828190212" calcext:value-type="float">
            <text:p>-12.448982819</text:p>
          </table:table-cell>
          <table:table-cell office:value-type="float" office:value="12.895426181288" calcext:value-type="float">
            <text:p>12.8954261813</text:p>
          </table:table-cell>
          <table:table-cell office:value-type="float" office:value="1.70571872279633" calcext:value-type="float">
            <text:p>1.705718722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0.781" calcext:value-type="float">
            <text:p>10.781</text:p>
          </table:table-cell>
          <table:table-cell/>
          <table:table-cell table:formula="of:=DEGREES(ACOS(COS(RADIANS([.B57]))*COS(RADIANS([.C57]))))" office:value-type="float" office:value="17.8503587011166" calcext:value-type="float">
            <text:p>17.85</text:p>
          </table:table-cell>
          <table:table-cell table:formula="of:=SQRT([.E57]^2+[.F57]^2)" office:value-type="float" office:value="0.522015325445527" calcext:value-type="float">
            <text:p>0.52</text:p>
          </table:table-cell>
          <table:table-cell table:formula="of:=DEGREES(ATAN2([.F57]; [.E57]))" office:value-type="float" office:value="-126.430858120162" calcext:value-type="float">
            <text:p>-126.43</text:p>
          </table:table-cell>
          <table:table-cell table:style-name="ce3" table:formula="of:=0.3*[.J57]" office:value-type="float" office:value="5.35510761033499" calcext:value-type="float">
            <text:p>5.36</text:p>
          </table:table-cell>
          <table:table-cell table:style-name="ce3" table:formula="of:=DEGREES(ATAN( (-SIN (RADIANS ([.C57])) * COS(RADIANS([.B57]))) / (COS (RADIANS ([.C57])) * SIN(RADIANS([.B57]))) ))" office:value-type="float" office:value="46.0428237586762" calcext:value-type="float">
            <text:p>46.04</text:p>
          </table:table-cell>
          <table:table-cell table:style-name="ce3" table:formula="of:=SQRT([.R57]^2+[.S57]^2)" office:value-type="float" office:value="4.83807272776684" calcext:value-type="float">
            <text:p>4.84</text:p>
          </table:table-cell>
          <table:table-cell table:style-name="ce3" table:formula="of:=DEGREES(ATAN2([.S57];[.R57]))" office:value-type="float" office:value="44.7669397428728" calcext:value-type="float">
            <text:p>44.77</text:p>
          </table:table-cell>
          <table:table-cell table:style-name="ce3"/>
          <table:table-cell table:style-name="ce3" table:formula="of:=[.K57]*COS(RADIANS([.L57]))+[.M57]*COS(RADIANS([.N57]))" office:value-type="float" office:value="3.40709013644901" calcext:value-type="float">
            <text:p>3.41</text:p>
          </table:table-cell>
          <table:table-cell table:style-name="ce3" table:formula="of:=[.K57]*SIN(RADIANS([.L57]))+[.M57]*SIN(RADIANS([.N57]))" office:value-type="float" office:value="3.4349213267953" calcext:value-type="float">
            <text:p>3.43</text:p>
          </table:table-cell>
          <table:table-cell table:number-columns-repeated="1005"/>
        </table:table-row>
        <table:table-row table:style-name="ro1">
          <table:table-cell office:value-type="float" office:value="7425466" calcext:value-type="float">
            <text:p>7425466</text:p>
          </table:table-cell>
          <table:table-cell office:value-type="float" office:value="-18.2530299813406" calcext:value-type="float">
            <text:p>-18.2530299813</text:p>
          </table:table-cell>
          <table:table-cell office:value-type="float" office:value="18.8956790652525" calcext:value-type="float">
            <text:p>18.8956790653</text:p>
          </table:table-cell>
          <table:table-cell office:value-type="float" office:value="0.717399527962181" calcext:value-type="float">
            <text:p>0.71739952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2" calcext:value-type="float">
            <text:p>-0.5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13" calcext:value-type="float">
            <text:p>10.813</text:p>
          </table:table-cell>
          <table:table-cell/>
          <table:table-cell table:formula="of:=DEGREES(ACOS(COS(RADIANS([.B58]))*COS(RADIANS([.C58]))))" office:value-type="float" office:value="26.0378883221855" calcext:value-type="float">
            <text:p>26.04</text:p>
          </table:table-cell>
          <table:table-cell table:formula="of:=SQRT([.E58]^2+[.F58]^2)" office:value-type="float" office:value="0.80156097709407" calcext:value-type="float">
            <text:p>0.80</text:p>
          </table:table-cell>
          <table:table-cell table:formula="of:=DEGREES(ATAN2([.F58]; [.E58]))" office:value-type="float" office:value="-130.446232020841" calcext:value-type="float">
            <text:p>-130.45</text:p>
          </table:table-cell>
          <table:table-cell table:style-name="ce3" table:formula="of:=0.3*[.J58]" office:value-type="float" office:value="7.81136649665564" calcext:value-type="float">
            <text:p>7.81</text:p>
          </table:table-cell>
          <table:table-cell table:style-name="ce3" table:formula="of:=DEGREES(ATAN( (-SIN (RADIANS ([.C58])) * COS(RADIANS([.B58]))) / (COS (RADIANS ([.C58])) * SIN(RADIANS([.B58]))) ))" office:value-type="float" office:value="46.0640450647229" calcext:value-type="float">
            <text:p>46.06</text:p>
          </table:table-cell>
          <table:table-cell table:style-name="ce3" table:formula="of:=SQRT([.R58]^2+[.S58]^2)" office:value-type="float" office:value="7.01146158952886" calcext:value-type="float">
            <text:p>7.01</text:p>
          </table:table-cell>
          <table:table-cell table:style-name="ce3" table:formula="of:=DEGREES(ATAN2([.S58];[.R58]))" office:value-type="float" office:value="44.3346619789482" calcext:value-type="float">
            <text:p>44.33</text:p>
          </table:table-cell>
          <table:table-cell table:style-name="ce3"/>
          <table:table-cell table:style-name="ce3" table:formula="of:=[.K58]*COS(RADIANS([.L58]))+[.M58]*COS(RADIANS([.N58]))" office:value-type="float" office:value="4.89994680025732" calcext:value-type="float">
            <text:p>4.90</text:p>
          </table:table-cell>
          <table:table-cell table:style-name="ce3" table:formula="of:=[.K58]*SIN(RADIANS([.L58]))+[.M58]*SIN(RADIANS([.N58]))" office:value-type="float" office:value="5.01508873062946" calcext:value-type="float">
            <text:p>5.02</text:p>
          </table:table-cell>
          <table:table-cell table:number-columns-repeated="1005"/>
        </table:table-row>
        <table:table-row table:style-name="ro1">
          <table:table-cell office:value-type="float" office:value="7425466" calcext:value-type="float">
            <text:p>7425466</text:p>
          </table:table-cell>
          <table:table-cell office:value-type="float" office:value="-18.2530299813406" calcext:value-type="float">
            <text:p>-18.2530299813</text:p>
          </table:table-cell>
          <table:table-cell office:value-type="float" office:value="18.8956790652525" calcext:value-type="float">
            <text:p>18.8956790653</text:p>
          </table:table-cell>
          <table:table-cell office:value-type="float" office:value="0.717399527962181" calcext:value-type="float">
            <text:p>0.717399528</text:p>
          </table:table-cell>
          <table:table-cell office:value-type="float" office:value="-0.61" calcext:value-type="float">
            <text:p>-0.61</text:p>
          </table:table-cell>
          <table:table-cell office:value-type="float" office:value="-0.52" calcext:value-type="float">
            <text:p>-0.52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13" calcext:value-type="float">
            <text:p>10.813</text:p>
          </table:table-cell>
          <table:table-cell/>
          <table:table-cell table:formula="of:=DEGREES(ACOS(COS(RADIANS([.B59]))*COS(RADIANS([.C59]))))" office:value-type="float" office:value="26.0378883221855" calcext:value-type="float">
            <text:p>26.04</text:p>
          </table:table-cell>
          <table:table-cell table:formula="of:=SQRT([.E59]^2+[.F59]^2)" office:value-type="float" office:value="0.80156097709407" calcext:value-type="float">
            <text:p>0.80</text:p>
          </table:table-cell>
          <table:table-cell table:formula="of:=DEGREES(ATAN2([.F59]; [.E59]))" office:value-type="float" office:value="-130.446232020841" calcext:value-type="float">
            <text:p>-130.45</text:p>
          </table:table-cell>
          <table:table-cell table:style-name="ce3" table:formula="of:=0.3*[.J59]" office:value-type="float" office:value="7.81136649665564" calcext:value-type="float">
            <text:p>7.81</text:p>
          </table:table-cell>
          <table:table-cell table:style-name="ce3" table:formula="of:=DEGREES(ATAN( (-SIN (RADIANS ([.C59])) * COS(RADIANS([.B59]))) / (COS (RADIANS ([.C59])) * SIN(RADIANS([.B59]))) ))" office:value-type="float" office:value="46.0640450647229" calcext:value-type="float">
            <text:p>46.06</text:p>
          </table:table-cell>
          <table:table-cell table:style-name="ce3" table:formula="of:=SQRT([.R59]^2+[.S59]^2)" office:value-type="float" office:value="7.01146158952886" calcext:value-type="float">
            <text:p>7.01</text:p>
          </table:table-cell>
          <table:table-cell table:style-name="ce3" table:formula="of:=DEGREES(ATAN2([.S59];[.R59]))" office:value-type="float" office:value="44.3346619789482" calcext:value-type="float">
            <text:p>44.33</text:p>
          </table:table-cell>
          <table:table-cell table:style-name="ce3"/>
          <table:table-cell table:style-name="ce3" table:formula="of:=[.K59]*COS(RADIANS([.L59]))+[.M59]*COS(RADIANS([.N59]))" office:value-type="float" office:value="4.89994680025732" calcext:value-type="float">
            <text:p>4.90</text:p>
          </table:table-cell>
          <table:table-cell table:style-name="ce3" table:formula="of:=[.K59]*SIN(RADIANS([.L59]))+[.M59]*SIN(RADIANS([.N59]))" office:value-type="float" office:value="5.01508873062946" calcext:value-type="float">
            <text:p>5.02</text:p>
          </table:table-cell>
          <table:table-cell table:number-columns-repeated="1005"/>
        </table:table-row>
        <table:table-row table:style-name="ro1">
          <table:table-cell office:value-type="float" office:value="7425716" calcext:value-type="float">
            <text:p>7425716</text:p>
          </table:table-cell>
          <table:table-cell office:value-type="float" office:value="-21.4253369545624" calcext:value-type="float">
            <text:p>-21.4253369546</text:p>
          </table:table-cell>
          <table:table-cell office:value-type="float" office:value="21.7662043752811" calcext:value-type="float">
            <text:p>21.7662043753</text:p>
          </table:table-cell>
          <table:table-cell office:value-type="float" office:value="1.1648725412464" calcext:value-type="float">
            <text:p>1.164872541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44" calcext:value-type="float">
            <text:p>-0.44</text:p>
          </table:table-cell>
          <table:table-cell office:value-type="float" office:value="-0.1" calcext:value-type="float">
            <text:p>-0.1</text:p>
          </table:table-cell>
          <table:table-cell office:value-type="float" office:value="10.838" calcext:value-type="float">
            <text:p>10.838</text:p>
          </table:table-cell>
          <table:table-cell/>
          <table:table-cell table:formula="of:=DEGREES(ACOS(COS(RADIANS([.B60]))*COS(RADIANS([.C60]))))" office:value-type="float" office:value="30.1713762933962" calcext:value-type="float">
            <text:p>30.17</text:p>
          </table:table-cell>
          <table:table-cell table:formula="of:=SQRT([.E60]^2+[.F60]^2)" office:value-type="float" office:value="0.720069441095788" calcext:value-type="float">
            <text:p>0.72</text:p>
          </table:table-cell>
          <table:table-cell table:formula="of:=DEGREES(ATAN2([.F60]; [.E60]))" office:value-type="float" office:value="-127.665621198583" calcext:value-type="float">
            <text:p>-127.67</text:p>
          </table:table-cell>
          <table:table-cell table:style-name="ce3" table:formula="of:=0.3*[.J60]" office:value-type="float" office:value="9.05141288801887" calcext:value-type="float">
            <text:p>9.05</text:p>
          </table:table-cell>
          <table:table-cell table:style-name="ce3" table:formula="of:=DEGREES(ATAN( (-SIN (RADIANS ([.C60])) * COS(RADIANS([.B60]))) / (COS (RADIANS ([.C60])) * SIN(RADIANS([.B60]))) ))" office:value-type="float" office:value="45.4980087152364" calcext:value-type="float">
            <text:p>45.50</text:p>
          </table:table-cell>
          <table:table-cell table:style-name="ce3" table:formula="of:=SQRT([.R60]^2+[.S60]^2)" office:value-type="float" office:value="8.33690365944335" calcext:value-type="float">
            <text:p>8.34</text:p>
          </table:table-cell>
          <table:table-cell table:style-name="ce3" table:formula="of:=DEGREES(ATAN2([.S60];[.R60]))" office:value-type="float" office:value="45.0910679857925" calcext:value-type="float">
            <text:p>45.09</text:p>
          </table:table-cell>
          <table:table-cell table:style-name="ce3"/>
          <table:table-cell table:style-name="ce3" table:formula="of:=[.K60]*COS(RADIANS([.L60]))+[.M60]*COS(RADIANS([.N60]))" office:value-type="float" office:value="5.90444351664693" calcext:value-type="float">
            <text:p>5.90</text:p>
          </table:table-cell>
          <table:table-cell table:style-name="ce3" table:formula="of:=[.K60]*SIN(RADIANS([.L60]))+[.M60]*SIN(RADIANS([.N60]))" office:value-type="float" office:value="5.88570381395172" calcext:value-type="float">
            <text:p>5.89</text:p>
          </table:table-cell>
          <table:table-cell table:number-columns-repeated="1005"/>
        </table:table-row>
        <table:table-row table:style-name="ro1">
          <table:table-cell office:value-type="float" office:value="7425716" calcext:value-type="float">
            <text:p>7425716</text:p>
          </table:table-cell>
          <table:table-cell office:value-type="float" office:value="-21.4253369545624" calcext:value-type="float">
            <text:p>-21.4253369546</text:p>
          </table:table-cell>
          <table:table-cell office:value-type="float" office:value="21.7662043752811" calcext:value-type="float">
            <text:p>21.7662043753</text:p>
          </table:table-cell>
          <table:table-cell office:value-type="float" office:value="1.1648725412464" calcext:value-type="float">
            <text:p>1.164872541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44" calcext:value-type="float">
            <text:p>-0.44</text:p>
          </table:table-cell>
          <table:table-cell office:value-type="float" office:value="-0.1" calcext:value-type="float">
            <text:p>-0.1</text:p>
          </table:table-cell>
          <table:table-cell office:value-type="float" office:value="10.838" calcext:value-type="float">
            <text:p>10.838</text:p>
          </table:table-cell>
          <table:table-cell/>
          <table:table-cell table:formula="of:=DEGREES(ACOS(COS(RADIANS([.B61]))*COS(RADIANS([.C61]))))" office:value-type="float" office:value="30.1713762933962" calcext:value-type="float">
            <text:p>30.17</text:p>
          </table:table-cell>
          <table:table-cell table:formula="of:=SQRT([.E61]^2+[.F61]^2)" office:value-type="float" office:value="0.720069441095788" calcext:value-type="float">
            <text:p>0.72</text:p>
          </table:table-cell>
          <table:table-cell table:formula="of:=DEGREES(ATAN2([.F61]; [.E61]))" office:value-type="float" office:value="-127.665621198583" calcext:value-type="float">
            <text:p>-127.67</text:p>
          </table:table-cell>
          <table:table-cell table:style-name="ce3" table:formula="of:=0.3*[.J61]" office:value-type="float" office:value="9.05141288801887" calcext:value-type="float">
            <text:p>9.05</text:p>
          </table:table-cell>
          <table:table-cell table:style-name="ce3" table:formula="of:=DEGREES(ATAN( (-SIN (RADIANS ([.C61])) * COS(RADIANS([.B61]))) / (COS (RADIANS ([.C61])) * SIN(RADIANS([.B61]))) ))" office:value-type="float" office:value="45.4980087152364" calcext:value-type="float">
            <text:p>45.50</text:p>
          </table:table-cell>
          <table:table-cell table:style-name="ce3" table:formula="of:=SQRT([.R61]^2+[.S61]^2)" office:value-type="float" office:value="8.33690365944335" calcext:value-type="float">
            <text:p>8.34</text:p>
          </table:table-cell>
          <table:table-cell table:style-name="ce3" table:formula="of:=DEGREES(ATAN2([.S61];[.R61]))" office:value-type="float" office:value="45.0910679857925" calcext:value-type="float">
            <text:p>45.09</text:p>
          </table:table-cell>
          <table:table-cell table:style-name="ce3"/>
          <table:table-cell table:style-name="ce3" table:formula="of:=[.K61]*COS(RADIANS([.L61]))+[.M61]*COS(RADIANS([.N61]))" office:value-type="float" office:value="5.90444351664693" calcext:value-type="float">
            <text:p>5.90</text:p>
          </table:table-cell>
          <table:table-cell table:style-name="ce3" table:formula="of:=[.K61]*SIN(RADIANS([.L61]))+[.M61]*SIN(RADIANS([.N61]))" office:value-type="float" office:value="5.88570381395172" calcext:value-type="float">
            <text:p>5.89</text:p>
          </table:table-cell>
          <table:table-cell table:number-columns-repeated="1005"/>
        </table:table-row>
        <table:table-row table:style-name="ro1">
          <table:table-cell office:value-type="float" office:value="7425966" calcext:value-type="float">
            <text:p>7425966</text:p>
          </table:table-cell>
          <table:table-cell office:value-type="float" office:value="-22.2555208349681" calcext:value-type="float">
            <text:p>-22.255520835</text:p>
          </table:table-cell>
          <table:table-cell office:value-type="float" office:value="20.934102919266" calcext:value-type="float">
            <text:p>20.9341029193</text:p>
          </table:table-cell>
          <table:table-cell office:value-type="float" office:value="2.41168579474838" calcext:value-type="float">
            <text:p>2.4116857947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64" calcext:value-type="float">
            <text:p>10.864</text:p>
          </table:table-cell>
          <table:table-cell/>
          <table:table-cell table:formula="of:=DEGREES(ACOS(COS(RADIANS([.B62]))*COS(RADIANS([.C62]))))" office:value-type="float" office:value="30.1842182569367" calcext:value-type="float">
            <text:p>30.18</text:p>
          </table:table-cell>
          <table:table-cell table:formula="of:=SQRT([.E62]^2+[.F62]^2)" office:value-type="float" office:value="0.540832691319598" calcext:value-type="float">
            <text:p>0.54</text:p>
          </table:table-cell>
          <table:table-cell table:formula="of:=DEGREES(ATAN2([.F62]; [.E62]))" office:value-type="float" office:value="-123.69006752598" calcext:value-type="float">
            <text:p>-123.69</text:p>
          </table:table-cell>
          <table:table-cell table:style-name="ce3" table:formula="of:=0.3*[.J62]" office:value-type="float" office:value="9.055265477081" calcext:value-type="float">
            <text:p>9.06</text:p>
          </table:table-cell>
          <table:table-cell table:style-name="ce3" table:formula="of:=DEGREES(ATAN( (-SIN (RADIANS ([.C62])) * COS(RADIANS([.B62]))) / (COS (RADIANS ([.C62])) * SIN(RADIANS([.B62]))) ))" office:value-type="float" office:value="43.0701753639637" calcext:value-type="float">
            <text:p>43.07</text:p>
          </table:table-cell>
          <table:table-cell table:style-name="ce3" table:formula="of:=SQRT([.R62]^2+[.S62]^2)" office:value-type="float" office:value="8.52970740673224" calcext:value-type="float">
            <text:p>8.53</text:p>
          </table:table-cell>
          <table:table-cell table:style-name="ce3" table:formula="of:=DEGREES(ATAN2([.S62];[.R62]))" office:value-type="float" office:value="47.7618799455371" calcext:value-type="float">
            <text:p>47.76</text:p>
          </table:table-cell>
          <table:table-cell table:style-name="ce3"/>
          <table:table-cell table:style-name="ce3" table:formula="of:=[.K62]*COS(RADIANS([.L62]))+[.M62]*COS(RADIANS([.N62]))" office:value-type="float" office:value="6.31503304678026" calcext:value-type="float">
            <text:p>6.32</text:p>
          </table:table-cell>
          <table:table-cell table:style-name="ce3" table:formula="of:=[.K62]*SIN(RADIANS([.L62]))+[.M62]*SIN(RADIANS([.N62]))" office:value-type="float" office:value="5.73378287542666" calcext:value-type="float">
            <text:p>5.73</text:p>
          </table:table-cell>
          <table:table-cell table:number-columns-repeated="1005"/>
        </table:table-row>
        <table:table-row table:style-name="ro1">
          <table:table-cell office:value-type="float" office:value="7425966" calcext:value-type="float">
            <text:p>7425966</text:p>
          </table:table-cell>
          <table:table-cell office:value-type="float" office:value="-22.2555208349681" calcext:value-type="float">
            <text:p>-22.255520835</text:p>
          </table:table-cell>
          <table:table-cell office:value-type="float" office:value="20.934102919266" calcext:value-type="float">
            <text:p>20.9341029193</text:p>
          </table:table-cell>
          <table:table-cell office:value-type="float" office:value="2.41168579474838" calcext:value-type="float">
            <text:p>2.4116857947</text:p>
          </table:table-cell>
          <table:table-cell office:value-type="float" office:value="-0.45" calcext:value-type="float">
            <text:p>-0.45</text:p>
          </table:table-cell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10.864" calcext:value-type="float">
            <text:p>10.864</text:p>
          </table:table-cell>
          <table:table-cell/>
          <table:table-cell table:formula="of:=DEGREES(ACOS(COS(RADIANS([.B63]))*COS(RADIANS([.C63]))))" office:value-type="float" office:value="30.1842182569367" calcext:value-type="float">
            <text:p>30.18</text:p>
          </table:table-cell>
          <table:table-cell table:formula="of:=SQRT([.E63]^2+[.F63]^2)" office:value-type="float" office:value="0.540832691319598" calcext:value-type="float">
            <text:p>0.54</text:p>
          </table:table-cell>
          <table:table-cell table:formula="of:=DEGREES(ATAN2([.F63]; [.E63]))" office:value-type="float" office:value="-123.69006752598" calcext:value-type="float">
            <text:p>-123.69</text:p>
          </table:table-cell>
          <table:table-cell table:style-name="ce3" table:formula="of:=0.3*[.J63]" office:value-type="float" office:value="9.055265477081" calcext:value-type="float">
            <text:p>9.06</text:p>
          </table:table-cell>
          <table:table-cell table:style-name="ce3" table:formula="of:=DEGREES(ATAN( (-SIN (RADIANS ([.C63])) * COS(RADIANS([.B63]))) / (COS (RADIANS ([.C63])) * SIN(RADIANS([.B63]))) ))" office:value-type="float" office:value="43.0701753639637" calcext:value-type="float">
            <text:p>43.07</text:p>
          </table:table-cell>
          <table:table-cell table:style-name="ce3" table:formula="of:=SQRT([.R63]^2+[.S63]^2)" office:value-type="float" office:value="8.52970740673224" calcext:value-type="float">
            <text:p>8.53</text:p>
          </table:table-cell>
          <table:table-cell table:style-name="ce3" table:formula="of:=DEGREES(ATAN2([.S63];[.R63]))" office:value-type="float" office:value="47.7618799455371" calcext:value-type="float">
            <text:p>47.76</text:p>
          </table:table-cell>
          <table:table-cell table:style-name="ce3"/>
          <table:table-cell table:style-name="ce3" table:formula="of:=[.K63]*COS(RADIANS([.L63]))+[.M63]*COS(RADIANS([.N63]))" office:value-type="float" office:value="6.31503304678026" calcext:value-type="float">
            <text:p>6.32</text:p>
          </table:table-cell>
          <table:table-cell table:style-name="ce3" table:formula="of:=[.K63]*SIN(RADIANS([.L63]))+[.M63]*SIN(RADIANS([.N63]))" office:value-type="float" office:value="5.73378287542666" calcext:value-type="float">
            <text:p>5.73</text:p>
          </table:table-cell>
          <table:table-cell table:number-columns-repeated="1005"/>
        </table:table-row>
        <table:table-row table:style-name="ro1">
          <table:table-cell office:value-type="float" office:value="7426216" calcext:value-type="float">
            <text:p>7426216</text:p>
          </table:table-cell>
          <table:table-cell office:value-type="float" office:value="-22.8077706576676" calcext:value-type="float">
            <text:p>-22.8077706577</text:p>
          </table:table-cell>
          <table:table-cell office:value-type="float" office:value="20.1821195822151" calcext:value-type="float">
            <text:p>20.1821195822</text:p>
          </table:table-cell>
          <table:table-cell office:value-type="float" office:value="2.97185906377192" calcext:value-type="float">
            <text:p>2.9718590638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896" calcext:value-type="float">
            <text:p>10.896</text:p>
          </table:table-cell>
          <table:table-cell/>
          <table:table-cell table:formula="of:=DEGREES(ACOS(COS(RADIANS([.B64]))*COS(RADIANS([.C64]))))" office:value-type="float" office:value="30.0930675145226" calcext:value-type="float">
            <text:p>30.09</text:p>
          </table:table-cell>
          <table:table-cell table:formula="of:=SQRT([.E64]^2+[.F64]^2)" office:value-type="float" office:value="0.413400532171888" calcext:value-type="float">
            <text:p>0.41</text:p>
          </table:table-cell>
          <table:table-cell table:formula="of:=DEGREES(ATAN2([.F64]; [.E64]))" office:value-type="float" office:value="-122.152295141282" calcext:value-type="float">
            <text:p>-122.15</text:p>
          </table:table-cell>
          <table:table-cell table:style-name="ce3" table:formula="of:=0.3*[.J64]" office:value-type="float" office:value="9.02792025435678" calcext:value-type="float">
            <text:p>9.03</text:p>
          </table:table-cell>
          <table:table-cell table:style-name="ce3" table:formula="of:=DEGREES(ATAN( (-SIN (RADIANS ([.C64])) * COS(RADIANS([.B64]))) / (COS (RADIANS ([.C64])) * SIN(RADIANS([.B64]))) ))" office:value-type="float" office:value="41.1564572113241" calcext:value-type="float">
            <text:p>41.16</text:p>
          </table:table-cell>
          <table:table-cell table:style-name="ce3" table:formula="of:=SQRT([.R64]^2+[.S64]^2)" office:value-type="float" office:value="8.63275435612769" calcext:value-type="float">
            <text:p>8.63</text:p>
          </table:table-cell>
          <table:table-cell table:style-name="ce3" table:formula="of:=DEGREES(ATAN2([.S64];[.R64]))" office:value-type="float" office:value="49.6316111369932" calcext:value-type="float">
            <text:p>49.63</text:p>
          </table:table-cell>
          <table:table-cell table:style-name="ce3"/>
          <table:table-cell table:style-name="ce3" table:formula="of:=[.K64]*COS(RADIANS([.L64]))+[.M64]*COS(RADIANS([.N64]))" office:value-type="float" office:value="6.57725903863447" calcext:value-type="float">
            <text:p>6.58</text:p>
          </table:table-cell>
          <table:table-cell table:style-name="ce3" table:formula="of:=[.K64]*SIN(RADIANS([.L64]))+[.M64]*SIN(RADIANS([.N64]))" office:value-type="float" office:value="5.59143195540666" calcext:value-type="float">
            <text:p>5.59</text:p>
          </table:table-cell>
          <table:table-cell table:number-columns-repeated="1005"/>
        </table:table-row>
        <table:table-row table:style-name="ro1">
          <table:table-cell office:value-type="float" office:value="7426216" calcext:value-type="float">
            <text:p>7426216</text:p>
          </table:table-cell>
          <table:table-cell office:value-type="float" office:value="-22.8077706576676" calcext:value-type="float">
            <text:p>-22.8077706577</text:p>
          </table:table-cell>
          <table:table-cell office:value-type="float" office:value="20.1821195822151" calcext:value-type="float">
            <text:p>20.1821195822</text:p>
          </table:table-cell>
          <table:table-cell office:value-type="float" office:value="2.97185906377192" calcext:value-type="float">
            <text:p>2.9718590638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0.896" calcext:value-type="float">
            <text:p>10.896</text:p>
          </table:table-cell>
          <table:table-cell/>
          <table:table-cell table:formula="of:=DEGREES(ACOS(COS(RADIANS([.B65]))*COS(RADIANS([.C65]))))" office:value-type="float" office:value="30.0930675145226" calcext:value-type="float">
            <text:p>30.09</text:p>
          </table:table-cell>
          <table:table-cell table:formula="of:=SQRT([.E65]^2+[.F65]^2)" office:value-type="float" office:value="0.413400532171888" calcext:value-type="float">
            <text:p>0.41</text:p>
          </table:table-cell>
          <table:table-cell table:formula="of:=DEGREES(ATAN2([.F65]; [.E65]))" office:value-type="float" office:value="-122.152295141282" calcext:value-type="float">
            <text:p>-122.15</text:p>
          </table:table-cell>
          <table:table-cell table:style-name="ce3" table:formula="of:=0.3*[.J65]" office:value-type="float" office:value="9.02792025435678" calcext:value-type="float">
            <text:p>9.03</text:p>
          </table:table-cell>
          <table:table-cell table:style-name="ce3" table:formula="of:=DEGREES(ATAN( (-SIN (RADIANS ([.C65])) * COS(RADIANS([.B65]))) / (COS (RADIANS ([.C65])) * SIN(RADIANS([.B65]))) ))" office:value-type="float" office:value="41.1564572113241" calcext:value-type="float">
            <text:p>41.16</text:p>
          </table:table-cell>
          <table:table-cell table:style-name="ce3" table:formula="of:=SQRT([.R65]^2+[.S65]^2)" office:value-type="float" office:value="8.63275435612769" calcext:value-type="float">
            <text:p>8.63</text:p>
          </table:table-cell>
          <table:table-cell table:style-name="ce3" table:formula="of:=DEGREES(ATAN2([.S65];[.R65]))" office:value-type="float" office:value="49.6316111369932" calcext:value-type="float">
            <text:p>49.63</text:p>
          </table:table-cell>
          <table:table-cell table:style-name="ce3"/>
          <table:table-cell table:style-name="ce3" table:formula="of:=[.K65]*COS(RADIANS([.L65]))+[.M65]*COS(RADIANS([.N65]))" office:value-type="float" office:value="6.57725903863447" calcext:value-type="float">
            <text:p>6.58</text:p>
          </table:table-cell>
          <table:table-cell table:style-name="ce3" table:formula="of:=[.K65]*SIN(RADIANS([.L65]))+[.M65]*SIN(RADIANS([.N65]))" office:value-type="float" office:value="5.59143195540666" calcext:value-type="float">
            <text:p>5.59</text:p>
          </table:table-cell>
          <table:table-cell table:number-columns-repeated="1005"/>
        </table:table-row>
        <table:table-row table:style-name="ro1">
          <table:table-cell office:value-type="float" office:value="7426466" calcext:value-type="float">
            <text:p>7426466</text:p>
          </table:table-cell>
          <table:table-cell office:value-type="float" office:value="-23.3124669958182" calcext:value-type="float">
            <text:p>-23.3124669958</text:p>
          </table:table-cell>
          <table:table-cell office:value-type="float" office:value="20.9112815497016" calcext:value-type="float">
            <text:p>20.9112815497</text:p>
          </table:table-cell>
          <table:table-cell office:value-type="float" office:value="2.79897929191608" calcext:value-type="float">
            <text:p>2.7989792919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10.931" calcext:value-type="float">
            <text:p>10.931</text:p>
          </table:table-cell>
          <table:table-cell/>
          <table:table-cell table:formula="of:=DEGREES(ACOS(COS(RADIANS([.B66]))*COS(RADIANS([.C66]))))" office:value-type="float" office:value="30.9215413036771" calcext:value-type="float">
            <text:p>30.92</text:p>
          </table:table-cell>
          <table:table-cell table:formula="of:=SQRT([.E66]^2+[.F66]^2)" office:value-type="float" office:value="0.283019433961698" calcext:value-type="float">
            <text:p>0.28</text:p>
          </table:table-cell>
          <table:table-cell table:formula="of:=DEGREES(ATAN2([.F66]; [.E66]))" office:value-type="float" office:value="-122.005383208084" calcext:value-type="float">
            <text:p>-122.01</text:p>
          </table:table-cell>
          <table:table-cell table:style-name="ce3" table:formula="of:=0.3*[.J66]" office:value-type="float" office:value="9.27646239110314" calcext:value-type="float">
            <text:p>9.28</text:p>
          </table:table-cell>
          <table:table-cell table:style-name="ce3" table:formula="of:=DEGREES(ATAN( (-SIN (RADIANS ([.C66])) * COS(RADIANS([.B66]))) / (COS (RADIANS ([.C66])) * SIN(RADIANS([.B66]))) ))" office:value-type="float" office:value="41.5623920458793" calcext:value-type="float">
            <text:p>41.56</text:p>
          </table:table-cell>
          <table:table-cell table:style-name="ce3" table:formula="of:=SQRT([.R66]^2+[.S66]^2)" office:value-type="float" office:value="9.00535876994588" calcext:value-type="float">
            <text:p>9.01</text:p>
          </table:table-cell>
          <table:table-cell table:style-name="ce3" table:formula="of:=DEGREES(ATAN2([.S66];[.R66]))" office:value-type="float" office:value="48.9469943061461" calcext:value-type="float">
            <text:p>48.95</text:p>
          </table:table-cell>
          <table:table-cell table:style-name="ce3"/>
          <table:table-cell table:style-name="ce3" table:formula="of:=[.K66]*COS(RADIANS([.L66]))+[.M66]*COS(RADIANS([.N66]))" office:value-type="float" office:value="6.79096195412464" calcext:value-type="float">
            <text:p>6.79</text:p>
          </table:table-cell>
          <table:table-cell table:style-name="ce3" table:formula="of:=[.K66]*SIN(RADIANS([.L66]))+[.M66]*SIN(RADIANS([.N66]))" office:value-type="float" office:value="5.91433194140072" calcext:value-type="float">
            <text:p>5.91</text:p>
          </table:table-cell>
          <table:table-cell table:number-columns-repeated="1005"/>
        </table:table-row>
        <table:table-row table:style-name="ro1">
          <table:table-cell office:value-type="float" office:value="7426466" calcext:value-type="float">
            <text:p>7426466</text:p>
          </table:table-cell>
          <table:table-cell office:value-type="float" office:value="-23.3124669958182" calcext:value-type="float">
            <text:p>-23.3124669958</text:p>
          </table:table-cell>
          <table:table-cell office:value-type="float" office:value="20.9112815497016" calcext:value-type="float">
            <text:p>20.9112815497</text:p>
          </table:table-cell>
          <table:table-cell office:value-type="float" office:value="2.79897929191608" calcext:value-type="float">
            <text:p>2.7989792919</text:p>
          </table:table-cell>
          <table:table-cell office:value-type="float" office:value="-0.24" calcext:value-type="float">
            <text:p>-0.24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10.931" calcext:value-type="float">
            <text:p>10.931</text:p>
          </table:table-cell>
          <table:table-cell/>
          <table:table-cell table:formula="of:=DEGREES(ACOS(COS(RADIANS([.B67]))*COS(RADIANS([.C67]))))" office:value-type="float" office:value="30.9215413036771" calcext:value-type="float">
            <text:p>30.92</text:p>
          </table:table-cell>
          <table:table-cell table:formula="of:=SQRT([.E67]^2+[.F67]^2)" office:value-type="float" office:value="0.283019433961698" calcext:value-type="float">
            <text:p>0.28</text:p>
          </table:table-cell>
          <table:table-cell table:formula="of:=DEGREES(ATAN2([.F67]; [.E67]))" office:value-type="float" office:value="-122.005383208084" calcext:value-type="float">
            <text:p>-122.01</text:p>
          </table:table-cell>
          <table:table-cell table:style-name="ce3" table:formula="of:=0.3*[.J67]" office:value-type="float" office:value="9.27646239110314" calcext:value-type="float">
            <text:p>9.28</text:p>
          </table:table-cell>
          <table:table-cell table:style-name="ce3" table:formula="of:=DEGREES(ATAN( (-SIN (RADIANS ([.C67])) * COS(RADIANS([.B67]))) / (COS (RADIANS ([.C67])) * SIN(RADIANS([.B67]))) ))" office:value-type="float" office:value="41.5623920458793" calcext:value-type="float">
            <text:p>41.56</text:p>
          </table:table-cell>
          <table:table-cell table:style-name="ce3" table:formula="of:=SQRT([.R67]^2+[.S67]^2)" office:value-type="float" office:value="9.00535876994588" calcext:value-type="float">
            <text:p>9.01</text:p>
          </table:table-cell>
          <table:table-cell table:style-name="ce3" table:formula="of:=DEGREES(ATAN2([.S67];[.R67]))" office:value-type="float" office:value="48.9469943061461" calcext:value-type="float">
            <text:p>48.95</text:p>
          </table:table-cell>
          <table:table-cell table:style-name="ce3"/>
          <table:table-cell table:style-name="ce3" table:formula="of:=[.K67]*COS(RADIANS([.L67]))+[.M67]*COS(RADIANS([.N67]))" office:value-type="float" office:value="6.79096195412464" calcext:value-type="float">
            <text:p>6.79</text:p>
          </table:table-cell>
          <table:table-cell table:style-name="ce3" table:formula="of:=[.K67]*SIN(RADIANS([.L67]))+[.M67]*SIN(RADIANS([.N67]))" office:value-type="float" office:value="5.91433194140072" calcext:value-type="float">
            <text:p>5.91</text:p>
          </table:table-cell>
          <table:table-cell table:number-columns-repeated="1005"/>
        </table:table-row>
        <table:table-row table:style-name="ro1">
          <table:table-cell office:value-type="float" office:value="7426717" calcext:value-type="float">
            <text:p>7426717</text:p>
          </table:table-cell>
          <table:table-cell office:value-type="float" office:value="-23.3100576465885" calcext:value-type="float">
            <text:p>-23.3100576466</text:p>
          </table:table-cell>
          <table:table-cell office:value-type="float" office:value="21.8495822020267" calcext:value-type="float">
            <text:p>21.849582202</text:p>
          </table:table-cell>
          <table:table-cell office:value-type="float" office:value="2.40437621167599" calcext:value-type="float">
            <text:p>2.40437621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6" calcext:value-type="float">
            <text:p>-0.16</text:p>
          </table:table-cell>
          <table:table-cell office:value-type="float" office:value="10.968" calcext:value-type="float">
            <text:p>10.968</text:p>
          </table:table-cell>
          <table:table-cell/>
          <table:table-cell table:formula="of:=DEGREES(ACOS(COS(RADIANS([.B68]))*COS(RADIANS([.C68]))))" office:value-type="float" office:value="31.5258320449445" calcext:value-type="float">
            <text:p>31.53</text:p>
          </table:table-cell>
          <table:table-cell table:formula="of:=SQRT([.E68]^2+[.F68]^2)" office:value-type="float" office:value="0.148660687473185" calcext:value-type="float">
            <text:p>0.15</text:p>
          </table:table-cell>
          <table:table-cell table:formula="of:=DEGREES(ATAN2([.F68]; [.E68]))" office:value-type="float" office:value="-109.653824058053" calcext:value-type="float">
            <text:p>-109.65</text:p>
          </table:table-cell>
          <table:table-cell table:style-name="ce3" table:formula="of:=0.3*[.J68]" office:value-type="float" office:value="9.45774961348335" calcext:value-type="float">
            <text:p>9.46</text:p>
          </table:table-cell>
          <table:table-cell table:style-name="ce3" table:formula="of:=DEGREES(ATAN( (-SIN (RADIANS ([.C68])) * COS(RADIANS([.B68]))) / (COS (RADIANS ([.C68])) * SIN(RADIANS([.B68]))) ))" office:value-type="float" office:value="42.9414159224894" calcext:value-type="float">
            <text:p>42.94</text:p>
          </table:table-cell>
          <table:table-cell table:style-name="ce3" table:formula="of:=SQRT([.R68]^2+[.S68]^2)" office:value-type="float" office:value="9.32602306940457" calcext:value-type="float">
            <text:p>9.33</text:p>
          </table:table-cell>
          <table:table-cell table:style-name="ce3" table:formula="of:=DEGREES(ATAN2([.S68];[.R68]))" office:value-type="float" office:value="47.4789642174976" calcext:value-type="float">
            <text:p>47.48</text:p>
          </table:table-cell>
          <table:table-cell table:style-name="ce3"/>
          <table:table-cell table:style-name="ce3" table:formula="of:=[.K68]*COS(RADIANS([.L68]))+[.M68]*COS(RADIANS([.N68]))" office:value-type="float" office:value="6.8735517739649" calcext:value-type="float">
            <text:p>6.87</text:p>
          </table:table-cell>
          <table:table-cell table:style-name="ce3" table:formula="of:=[.K68]*SIN(RADIANS([.L68]))+[.M68]*SIN(RADIANS([.N68]))" office:value-type="float" office:value="6.30309386743449" calcext:value-type="float">
            <text:p>6.30</text:p>
          </table:table-cell>
          <table:table-cell table:number-columns-repeated="1005"/>
        </table:table-row>
        <table:table-row table:style-name="ro1">
          <table:table-cell office:value-type="float" office:value="7426717" calcext:value-type="float">
            <text:p>7426717</text:p>
          </table:table-cell>
          <table:table-cell office:value-type="float" office:value="-23.3100576465885" calcext:value-type="float">
            <text:p>-23.3100576466</text:p>
          </table:table-cell>
          <table:table-cell office:value-type="float" office:value="21.8495822020267" calcext:value-type="float">
            <text:p>21.849582202</text:p>
          </table:table-cell>
          <table:table-cell office:value-type="float" office:value="2.40437621167599" calcext:value-type="float">
            <text:p>2.40437621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6" calcext:value-type="float">
            <text:p>-0.16</text:p>
          </table:table-cell>
          <table:table-cell office:value-type="float" office:value="10.968" calcext:value-type="float">
            <text:p>10.968</text:p>
          </table:table-cell>
          <table:table-cell/>
          <table:table-cell table:formula="of:=DEGREES(ACOS(COS(RADIANS([.B69]))*COS(RADIANS([.C69]))))" office:value-type="float" office:value="31.5258320449445" calcext:value-type="float">
            <text:p>31.53</text:p>
          </table:table-cell>
          <table:table-cell table:formula="of:=SQRT([.E69]^2+[.F69]^2)" office:value-type="float" office:value="0.148660687473185" calcext:value-type="float">
            <text:p>0.15</text:p>
          </table:table-cell>
          <table:table-cell table:formula="of:=DEGREES(ATAN2([.F69]; [.E69]))" office:value-type="float" office:value="-109.653824058053" calcext:value-type="float">
            <text:p>-109.65</text:p>
          </table:table-cell>
          <table:table-cell table:style-name="ce3" table:formula="of:=0.3*[.J69]" office:value-type="float" office:value="9.45774961348335" calcext:value-type="float">
            <text:p>9.46</text:p>
          </table:table-cell>
          <table:table-cell table:style-name="ce3" table:formula="of:=DEGREES(ATAN( (-SIN (RADIANS ([.C69])) * COS(RADIANS([.B69]))) / (COS (RADIANS ([.C69])) * SIN(RADIANS([.B69]))) ))" office:value-type="float" office:value="42.9414159224894" calcext:value-type="float">
            <text:p>42.94</text:p>
          </table:table-cell>
          <table:table-cell table:style-name="ce3" table:formula="of:=SQRT([.R69]^2+[.S69]^2)" office:value-type="float" office:value="9.32602306940457" calcext:value-type="float">
            <text:p>9.33</text:p>
          </table:table-cell>
          <table:table-cell table:style-name="ce3" table:formula="of:=DEGREES(ATAN2([.S69];[.R69]))" office:value-type="float" office:value="47.4789642174976" calcext:value-type="float">
            <text:p>47.48</text:p>
          </table:table-cell>
          <table:table-cell table:style-name="ce3"/>
          <table:table-cell table:style-name="ce3" table:formula="of:=[.K69]*COS(RADIANS([.L69]))+[.M69]*COS(RADIANS([.N69]))" office:value-type="float" office:value="6.8735517739649" calcext:value-type="float">
            <text:p>6.87</text:p>
          </table:table-cell>
          <table:table-cell table:style-name="ce3" table:formula="of:=[.K69]*SIN(RADIANS([.L69]))+[.M69]*SIN(RADIANS([.N69]))" office:value-type="float" office:value="6.30309386743449" calcext:value-type="float">
            <text:p>6.30</text:p>
          </table:table-cell>
          <table:table-cell table:number-columns-repeated="1005"/>
        </table:table-row>
        <table:table-row table:style-name="ro1">
          <table:table-cell office:value-type="float" office:value="7426967" calcext:value-type="float">
            <text:p>7426967</text:p>
          </table:table-cell>
          <table:table-cell office:value-type="float" office:value="-22.9908658312008" calcext:value-type="float">
            <text:p>-22.9908658312</text:p>
          </table:table-cell>
          <table:table-cell office:value-type="float" office:value="22.2441246643379" calcext:value-type="float">
            <text:p>22.2441246643</text:p>
          </table:table-cell>
          <table:table-cell office:value-type="float" office:value="2.03786121718053" calcext:value-type="float">
            <text:p>2.037861217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06" calcext:value-type="float">
            <text:p>11.006</text:p>
          </table:table-cell>
          <table:table-cell/>
          <table:table-cell table:formula="of:=DEGREES(ACOS(COS(RADIANS([.B70]))*COS(RADIANS([.C70]))))" office:value-type="float" office:value="31.5637907949588" calcext:value-type="float">
            <text:p>31.56</text:p>
          </table:table-cell>
          <table:table-cell table:formula="of:=SQRT([.E70]^2+[.F70]^2)" office:value-type="float" office:value="0.0781024967590666" calcext:value-type="float">
            <text:p>0.08</text:p>
          </table:table-cell>
          <table:table-cell table:formula="of:=DEGREES(ATAN2([.F70]; [.E70]))" office:value-type="float" office:value="-50.1944289077348" calcext:value-type="float">
            <text:p>-50.19</text:p>
          </table:table-cell>
          <table:table-cell table:style-name="ce3" table:formula="of:=0.3*[.J70]" office:value-type="float" office:value="9.46913723848764" calcext:value-type="float">
            <text:p>9.47</text:p>
          </table:table-cell>
          <table:table-cell table:style-name="ce3" table:formula="of:=DEGREES(ATAN( (-SIN (RADIANS ([.C70])) * COS(RADIANS([.B70]))) / (COS (RADIANS ([.C70])) * SIN(RADIANS([.B70]))) ))" office:value-type="float" office:value="43.948401119091" calcext:value-type="float">
            <text:p>43.95</text:p>
          </table:table-cell>
          <table:table-cell table:style-name="ce3" table:formula="of:=SQRT([.R70]^2+[.S70]^2)" office:value-type="float" office:value="9.463815480583" calcext:value-type="float">
            <text:p>9.46</text:p>
          </table:table-cell>
          <table:table-cell table:style-name="ce3" table:formula="of:=DEGREES(ATAN2([.S70];[.R70]))" office:value-type="float" office:value="46.5232163883175" calcext:value-type="float">
            <text:p>46.52</text:p>
          </table:table-cell>
          <table:table-cell table:style-name="ce3"/>
          <table:table-cell table:style-name="ce3" table:formula="of:=[.K70]*COS(RADIANS([.L70]))+[.M70]*COS(RADIANS([.N70]))" office:value-type="float" office:value="6.86744831318296" calcext:value-type="float">
            <text:p>6.87</text:p>
          </table:table-cell>
          <table:table-cell table:style-name="ce3" table:formula="of:=[.K70]*SIN(RADIANS([.L70]))+[.M70]*SIN(RADIANS([.N70]))" office:value-type="float" office:value="6.5116785175777" calcext:value-type="float">
            <text:p>6.51</text:p>
          </table:table-cell>
          <table:table-cell table:number-columns-repeated="1005"/>
        </table:table-row>
        <table:table-row table:style-name="ro1">
          <table:table-cell office:value-type="float" office:value="7426967" calcext:value-type="float">
            <text:p>7426967</text:p>
          </table:table-cell>
          <table:table-cell office:value-type="float" office:value="-22.9908658312008" calcext:value-type="float">
            <text:p>-22.9908658312</text:p>
          </table:table-cell>
          <table:table-cell office:value-type="float" office:value="22.2441246643379" calcext:value-type="float">
            <text:p>22.2441246643</text:p>
          </table:table-cell>
          <table:table-cell office:value-type="float" office:value="2.03786121718053" calcext:value-type="float">
            <text:p>2.037861217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06" calcext:value-type="float">
            <text:p>11.006</text:p>
          </table:table-cell>
          <table:table-cell/>
          <table:table-cell table:formula="of:=DEGREES(ACOS(COS(RADIANS([.B71]))*COS(RADIANS([.C71]))))" office:value-type="float" office:value="31.5637907949588" calcext:value-type="float">
            <text:p>31.56</text:p>
          </table:table-cell>
          <table:table-cell table:formula="of:=SQRT([.E71]^2+[.F71]^2)" office:value-type="float" office:value="0.0781024967590666" calcext:value-type="float">
            <text:p>0.08</text:p>
          </table:table-cell>
          <table:table-cell table:formula="of:=DEGREES(ATAN2([.F71]; [.E71]))" office:value-type="float" office:value="-50.1944289077348" calcext:value-type="float">
            <text:p>-50.19</text:p>
          </table:table-cell>
          <table:table-cell table:style-name="ce3" table:formula="of:=0.3*[.J71]" office:value-type="float" office:value="9.46913723848764" calcext:value-type="float">
            <text:p>9.47</text:p>
          </table:table-cell>
          <table:table-cell table:style-name="ce3" table:formula="of:=DEGREES(ATAN( (-SIN (RADIANS ([.C71])) * COS(RADIANS([.B71]))) / (COS (RADIANS ([.C71])) * SIN(RADIANS([.B71]))) ))" office:value-type="float" office:value="43.948401119091" calcext:value-type="float">
            <text:p>43.95</text:p>
          </table:table-cell>
          <table:table-cell table:style-name="ce3" table:formula="of:=SQRT([.R71]^2+[.S71]^2)" office:value-type="float" office:value="9.463815480583" calcext:value-type="float">
            <text:p>9.46</text:p>
          </table:table-cell>
          <table:table-cell table:style-name="ce3" table:formula="of:=DEGREES(ATAN2([.S71];[.R71]))" office:value-type="float" office:value="46.5232163883175" calcext:value-type="float">
            <text:p>46.52</text:p>
          </table:table-cell>
          <table:table-cell table:style-name="ce3"/>
          <table:table-cell table:style-name="ce3" table:formula="of:=[.K71]*COS(RADIANS([.L71]))+[.M71]*COS(RADIANS([.N71]))" office:value-type="float" office:value="6.86744831318296" calcext:value-type="float">
            <text:p>6.87</text:p>
          </table:table-cell>
          <table:table-cell table:style-name="ce3" table:formula="of:=[.K71]*SIN(RADIANS([.L71]))+[.M71]*SIN(RADIANS([.N71]))" office:value-type="float" office:value="6.5116785175777" calcext:value-type="float">
            <text:p>6.51</text:p>
          </table:table-cell>
          <table:table-cell table:number-columns-repeated="1005"/>
        </table:table-row>
        <table:table-row table:style-name="ro1">
          <table:table-cell office:value-type="float" office:value="7427217" calcext:value-type="float">
            <text:p>7427217</text:p>
          </table:table-cell>
          <table:table-cell office:value-type="float" office:value="-22.7552601633286" calcext:value-type="float">
            <text:p>-22.7552601633</text:p>
          </table:table-cell>
          <table:table-cell office:value-type="float" office:value="22.2504050232798" calcext:value-type="float">
            <text:p>22.2504050233</text:p>
          </table:table-cell>
          <table:table-cell office:value-type="float" office:value="1.78216027899641" calcext:value-type="float">
            <text:p>1.78216027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44" calcext:value-type="float">
            <text:p>11.044</text:p>
          </table:table-cell>
          <table:table-cell/>
          <table:table-cell table:formula="of:=DEGREES(ACOS(COS(RADIANS([.B72]))*COS(RADIANS([.C72]))))" office:value-type="float" office:value="31.405693423193" calcext:value-type="float">
            <text:p>31.41</text:p>
          </table:table-cell>
          <table:table-cell table:formula="of:=SQRT([.E72]^2+[.F72]^2)" office:value-type="float" office:value="0.14" calcext:value-type="float">
            <text:p>0.14</text:p>
          </table:table-cell>
          <table:table-cell table:formula="of:=DEGREES(ATAN2([.F72]; [.E72]))" office:value-type="float" office:value="0" calcext:value-type="float">
            <text:p>0.00</text:p>
          </table:table-cell>
          <table:table-cell table:style-name="ce3" table:formula="of:=0.3*[.J72]" office:value-type="float" office:value="9.42170802695791" calcext:value-type="float">
            <text:p>9.42</text:p>
          </table:table-cell>
          <table:table-cell table:style-name="ce3" table:formula="of:=DEGREES(ATAN( (-SIN (RADIANS ([.C72])) * COS(RADIANS([.B72]))) / (COS (RADIANS ([.C72])) * SIN(RADIANS([.B72]))) ))" office:value-type="float" office:value="44.2861437759104" calcext:value-type="float">
            <text:p>44.29</text:p>
          </table:table-cell>
          <table:table-cell table:style-name="ce3" table:formula="of:=SQRT([.R72]^2+[.S72]^2)" office:value-type="float" office:value="9.52243041983886" calcext:value-type="float">
            <text:p>9.52</text:p>
          </table:table-cell>
          <table:table-cell table:style-name="ce3" table:formula="of:=DEGREES(ATAN2([.S72];[.R72]))" office:value-type="float" office:value="46.3020447814149" calcext:value-type="float">
            <text:p>46.30</text:p>
          </table:table-cell>
          <table:table-cell table:style-name="ce3"/>
          <table:table-cell table:style-name="ce3" table:formula="of:=[.K72]*COS(RADIANS([.L72]))+[.M72]*COS(RADIANS([.N72]))" office:value-type="float" office:value="6.88463912653385" calcext:value-type="float">
            <text:p>6.88</text:p>
          </table:table-cell>
          <table:table-cell table:style-name="ce3" table:formula="of:=[.K72]*SIN(RADIANS([.L72]))+[.M72]*SIN(RADIANS([.N72]))" office:value-type="float" office:value="6.57863399180041" calcext:value-type="float">
            <text:p>6.58</text:p>
          </table:table-cell>
          <table:table-cell table:number-columns-repeated="1005"/>
        </table:table-row>
        <table:table-row table:style-name="ro1">
          <table:table-cell office:value-type="float" office:value="7427217" calcext:value-type="float">
            <text:p>7427217</text:p>
          </table:table-cell>
          <table:table-cell office:value-type="float" office:value="-22.7552601633286" calcext:value-type="float">
            <text:p>-22.7552601633</text:p>
          </table:table-cell>
          <table:table-cell office:value-type="float" office:value="22.2504050232798" calcext:value-type="float">
            <text:p>22.2504050233</text:p>
          </table:table-cell>
          <table:table-cell office:value-type="float" office:value="1.78216027899641" calcext:value-type="float">
            <text:p>1.78216027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44" calcext:value-type="float">
            <text:p>11.044</text:p>
          </table:table-cell>
          <table:table-cell/>
          <table:table-cell table:formula="of:=DEGREES(ACOS(COS(RADIANS([.B73]))*COS(RADIANS([.C73]))))" office:value-type="float" office:value="31.405693423193" calcext:value-type="float">
            <text:p>31.41</text:p>
          </table:table-cell>
          <table:table-cell table:formula="of:=SQRT([.E73]^2+[.F73]^2)" office:value-type="float" office:value="0.14" calcext:value-type="float">
            <text:p>0.14</text:p>
          </table:table-cell>
          <table:table-cell table:formula="of:=DEGREES(ATAN2([.F73]; [.E73]))" office:value-type="float" office:value="0" calcext:value-type="float">
            <text:p>0.00</text:p>
          </table:table-cell>
          <table:table-cell table:style-name="ce3" table:formula="of:=0.3*[.J73]" office:value-type="float" office:value="9.42170802695791" calcext:value-type="float">
            <text:p>9.42</text:p>
          </table:table-cell>
          <table:table-cell table:style-name="ce3" table:formula="of:=DEGREES(ATAN( (-SIN (RADIANS ([.C73])) * COS(RADIANS([.B73]))) / (COS (RADIANS ([.C73])) * SIN(RADIANS([.B73]))) ))" office:value-type="float" office:value="44.2861437759104" calcext:value-type="float">
            <text:p>44.29</text:p>
          </table:table-cell>
          <table:table-cell table:style-name="ce3" table:formula="of:=SQRT([.R73]^2+[.S73]^2)" office:value-type="float" office:value="9.52243041983886" calcext:value-type="float">
            <text:p>9.52</text:p>
          </table:table-cell>
          <table:table-cell table:style-name="ce3" table:formula="of:=DEGREES(ATAN2([.S73];[.R73]))" office:value-type="float" office:value="46.3020447814149" calcext:value-type="float">
            <text:p>46.30</text:p>
          </table:table-cell>
          <table:table-cell table:style-name="ce3"/>
          <table:table-cell table:style-name="ce3" table:formula="of:=[.K73]*COS(RADIANS([.L73]))+[.M73]*COS(RADIANS([.N73]))" office:value-type="float" office:value="6.88463912653385" calcext:value-type="float">
            <text:p>6.88</text:p>
          </table:table-cell>
          <table:table-cell table:style-name="ce3" table:formula="of:=[.K73]*SIN(RADIANS([.L73]))+[.M73]*SIN(RADIANS([.N73]))" office:value-type="float" office:value="6.57863399180041" calcext:value-type="float">
            <text:p>6.58</text:p>
          </table:table-cell>
          <table:table-cell table:number-columns-repeated="1005"/>
        </table:table-row>
        <table:table-row table:style-name="ro1">
          <table:table-cell office:value-type="float" office:value="7427466" calcext:value-type="float">
            <text:p>7427466</text:p>
          </table:table-cell>
          <table:table-cell office:value-type="float" office:value="-22.6297486071404" calcext:value-type="float">
            <text:p>-22.6297486071</text:p>
          </table:table-cell>
          <table:table-cell office:value-type="float" office:value="22.1220794291536" calcext:value-type="float">
            <text:p>22.1220794292</text:p>
          </table:table-cell>
          <table:table-cell office:value-type="float" office:value="1.73238890395794" calcext:value-type="float">
            <text:p>1.732388904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83" calcext:value-type="float">
            <text:p>11.083</text:p>
          </table:table-cell>
          <table:table-cell/>
          <table:table-cell table:formula="of:=DEGREES(ACOS(COS(RADIANS([.B74]))*COS(RADIANS([.C74]))))" office:value-type="float" office:value="31.233433859425" calcext:value-type="float">
            <text:p>31.23</text:p>
          </table:table-cell>
          <table:table-cell table:formula="of:=SQRT([.E74]^2+[.F74]^2)" office:value-type="float" office:value="0.202237484161567" calcext:value-type="float">
            <text:p>0.20</text:p>
          </table:table-cell>
          <table:table-cell table:formula="of:=DEGREES(ATAN2([.F74]; [.E74]))" office:value-type="float" office:value="8.53076560994813" calcext:value-type="float">
            <text:p>8.53</text:p>
          </table:table-cell>
          <table:table-cell table:style-name="ce3" table:formula="of:=0.3*[.J74]" office:value-type="float" office:value="9.37003015782751" calcext:value-type="float">
            <text:p>9.37</text:p>
          </table:table-cell>
          <table:table-cell table:style-name="ce3" table:formula="of:=DEGREES(ATAN( (-SIN (RADIANS ([.C74])) * COS(RADIANS([.B74]))) / (COS (RADIANS ([.C74])) * SIN(RADIANS([.B74]))) ))" office:value-type="float" office:value="44.2789647989243" calcext:value-type="float">
            <text:p>44.28</text:p>
          </table:table-cell>
          <table:table-cell table:style-name="ce3" table:formula="of:=SQRT([.R74]^2+[.S74]^2)" office:value-type="float" office:value="9.53489662244766" calcext:value-type="float">
            <text:p>9.53</text:p>
          </table:table-cell>
          <table:table-cell table:style-name="ce3" table:formula="of:=DEGREES(ATAN2([.S74];[.R74]))" office:value-type="float" office:value="46.4310361408526" calcext:value-type="float">
            <text:p>46.43</text:p>
          </table:table-cell>
          <table:table-cell table:style-name="ce3"/>
          <table:table-cell table:style-name="ce3" table:formula="of:=[.K74]*COS(RADIANS([.L74]))+[.M74]*COS(RADIANS([.N74]))" office:value-type="float" office:value="6.90846463153447" calcext:value-type="float">
            <text:p>6.91</text:p>
          </table:table-cell>
          <table:table-cell table:style-name="ce3" table:formula="of:=[.K74]*SIN(RADIANS([.L74]))+[.M74]*SIN(RADIANS([.N74]))" office:value-type="float" office:value="6.57170982588254" calcext:value-type="float">
            <text:p>6.57</text:p>
          </table:table-cell>
          <table:table-cell table:number-columns-repeated="1005"/>
        </table:table-row>
        <table:table-row table:style-name="ro1">
          <table:table-cell office:value-type="float" office:value="7427466" calcext:value-type="float">
            <text:p>7427466</text:p>
          </table:table-cell>
          <table:table-cell office:value-type="float" office:value="-22.6297486071404" calcext:value-type="float">
            <text:p>-22.6297486071</text:p>
          </table:table-cell>
          <table:table-cell office:value-type="float" office:value="22.1220794291536" calcext:value-type="float">
            <text:p>22.1220794292</text:p>
          </table:table-cell>
          <table:table-cell office:value-type="float" office:value="1.73238890395794" calcext:value-type="float">
            <text:p>1.732388904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-0.16" calcext:value-type="float">
            <text:p>-0.16</text:p>
          </table:table-cell>
          <table:table-cell office:value-type="float" office:value="11.083" calcext:value-type="float">
            <text:p>11.083</text:p>
          </table:table-cell>
          <table:table-cell/>
          <table:table-cell table:formula="of:=DEGREES(ACOS(COS(RADIANS([.B75]))*COS(RADIANS([.C75]))))" office:value-type="float" office:value="31.233433859425" calcext:value-type="float">
            <text:p>31.23</text:p>
          </table:table-cell>
          <table:table-cell table:formula="of:=SQRT([.E75]^2+[.F75]^2)" office:value-type="float" office:value="0.202237484161567" calcext:value-type="float">
            <text:p>0.20</text:p>
          </table:table-cell>
          <table:table-cell table:formula="of:=DEGREES(ATAN2([.F75]; [.E75]))" office:value-type="float" office:value="8.53076560994813" calcext:value-type="float">
            <text:p>8.53</text:p>
          </table:table-cell>
          <table:table-cell table:style-name="ce3" table:formula="of:=0.3*[.J75]" office:value-type="float" office:value="9.37003015782751" calcext:value-type="float">
            <text:p>9.37</text:p>
          </table:table-cell>
          <table:table-cell table:style-name="ce3" table:formula="of:=DEGREES(ATAN( (-SIN (RADIANS ([.C75])) * COS(RADIANS([.B75]))) / (COS (RADIANS ([.C75])) * SIN(RADIANS([.B75]))) ))" office:value-type="float" office:value="44.2789647989243" calcext:value-type="float">
            <text:p>44.28</text:p>
          </table:table-cell>
          <table:table-cell table:style-name="ce3" table:formula="of:=SQRT([.R75]^2+[.S75]^2)" office:value-type="float" office:value="9.53489662244766" calcext:value-type="float">
            <text:p>9.53</text:p>
          </table:table-cell>
          <table:table-cell table:style-name="ce3" table:formula="of:=DEGREES(ATAN2([.S75];[.R75]))" office:value-type="float" office:value="46.4310361408526" calcext:value-type="float">
            <text:p>46.43</text:p>
          </table:table-cell>
          <table:table-cell table:style-name="ce3"/>
          <table:table-cell table:style-name="ce3" table:formula="of:=[.K75]*COS(RADIANS([.L75]))+[.M75]*COS(RADIANS([.N75]))" office:value-type="float" office:value="6.90846463153447" calcext:value-type="float">
            <text:p>6.91</text:p>
          </table:table-cell>
          <table:table-cell table:style-name="ce3" table:formula="of:=[.K75]*SIN(RADIANS([.L75]))+[.M75]*SIN(RADIANS([.N75]))" office:value-type="float" office:value="6.57170982588254" calcext:value-type="float">
            <text:p>6.57</text:p>
          </table:table-cell>
          <table:table-cell table:number-columns-repeated="1005"/>
        </table:table-row>
        <table:table-row table:style-name="ro1">
          <table:table-cell office:value-type="float" office:value="7427716" calcext:value-type="float">
            <text:p>7427716</text:p>
          </table:table-cell>
          <table:table-cell office:value-type="float" office:value="-22.5410176196328" calcext:value-type="float">
            <text:p>-22.5410176196</text:p>
          </table:table-cell>
          <table:table-cell office:value-type="float" office:value="21.9121518574659" calcext:value-type="float">
            <text:p>21.9121518575</text:p>
          </table:table-cell>
          <table:table-cell office:value-type="float" office:value="1.85638010272553" calcext:value-type="float">
            <text:p>1.8563801027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22" calcext:value-type="float">
            <text:p>11.122</text:p>
          </table:table-cell>
          <table:table-cell/>
          <table:table-cell table:formula="of:=DEGREES(ACOS(COS(RADIANS([.B76]))*COS(RADIANS([.C76]))))" office:value-type="float" office:value="31.0317870202259" calcext:value-type="float">
            <text:p>31.03</text:p>
          </table:table-cell>
          <table:table-cell table:formula="of:=SQRT([.E76]^2+[.F76]^2)" office:value-type="float" office:value="0.25" calcext:value-type="float">
            <text:p>0.25</text:p>
          </table:table-cell>
          <table:table-cell table:formula="of:=DEGREES(ATAN2([.F76]; [.E76]))" office:value-type="float" office:value="16.260204708312" calcext:value-type="float">
            <text:p>16.26</text:p>
          </table:table-cell>
          <table:table-cell table:style-name="ce3" table:formula="of:=0.3*[.J76]" office:value-type="float" office:value="9.30953610606778" calcext:value-type="float">
            <text:p>9.31</text:p>
          </table:table-cell>
          <table:table-cell table:style-name="ce3" table:formula="of:=DEGREES(ATAN( (-SIN (RADIANS ([.C76])) * COS(RADIANS([.B76]))) / (COS (RADIANS ([.C76])) * SIN(RADIANS([.B76]))) ))" office:value-type="float" office:value="44.1021301406833" calcext:value-type="float">
            <text:p>44.10</text:p>
          </table:table-cell>
          <table:table-cell table:style-name="ce3" table:formula="of:=SQRT([.R76]^2+[.S76]^2)" office:value-type="float" office:value="9.53131114424499" calcext:value-type="float">
            <text:p>9.53</text:p>
          </table:table-cell>
          <table:table-cell table:style-name="ce3" table:formula="of:=DEGREES(ATAN2([.S76];[.R76]))" office:value-type="float" office:value="46.5997600371112" calcext:value-type="float">
            <text:p>46.60</text:p>
          </table:table-cell>
          <table:table-cell table:style-name="ce3"/>
          <table:table-cell table:style-name="ce3" table:formula="of:=[.K76]*COS(RADIANS([.L76]))+[.M76]*COS(RADIANS([.N76]))" office:value-type="float" office:value="6.92518183099567" calcext:value-type="float">
            <text:p>6.93</text:p>
          </table:table-cell>
          <table:table-cell table:style-name="ce3" table:formula="of:=[.K76]*SIN(RADIANS([.L76]))+[.M76]*SIN(RADIANS([.N76]))" office:value-type="float" office:value="6.54887385250748" calcext:value-type="float">
            <text:p>6.55</text:p>
          </table:table-cell>
          <table:table-cell table:number-columns-repeated="1005"/>
        </table:table-row>
        <table:table-row table:style-name="ro1">
          <table:table-cell office:value-type="float" office:value="7427716" calcext:value-type="float">
            <text:p>7427716</text:p>
          </table:table-cell>
          <table:table-cell office:value-type="float" office:value="-22.5410176196328" calcext:value-type="float">
            <text:p>-22.5410176196</text:p>
          </table:table-cell>
          <table:table-cell office:value-type="float" office:value="21.9121518574659" calcext:value-type="float">
            <text:p>21.9121518575</text:p>
          </table:table-cell>
          <table:table-cell office:value-type="float" office:value="1.85638010272553" calcext:value-type="float">
            <text:p>1.8563801027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22" calcext:value-type="float">
            <text:p>11.122</text:p>
          </table:table-cell>
          <table:table-cell/>
          <table:table-cell table:formula="of:=DEGREES(ACOS(COS(RADIANS([.B77]))*COS(RADIANS([.C77]))))" office:value-type="float" office:value="31.0317870202259" calcext:value-type="float">
            <text:p>31.03</text:p>
          </table:table-cell>
          <table:table-cell table:formula="of:=SQRT([.E77]^2+[.F77]^2)" office:value-type="float" office:value="0.25" calcext:value-type="float">
            <text:p>0.25</text:p>
          </table:table-cell>
          <table:table-cell table:formula="of:=DEGREES(ATAN2([.F77]; [.E77]))" office:value-type="float" office:value="16.260204708312" calcext:value-type="float">
            <text:p>16.26</text:p>
          </table:table-cell>
          <table:table-cell table:style-name="ce3" table:formula="of:=0.3*[.J77]" office:value-type="float" office:value="9.30953610606778" calcext:value-type="float">
            <text:p>9.31</text:p>
          </table:table-cell>
          <table:table-cell table:style-name="ce3" table:formula="of:=DEGREES(ATAN( (-SIN (RADIANS ([.C77])) * COS(RADIANS([.B77]))) / (COS (RADIANS ([.C77])) * SIN(RADIANS([.B77]))) ))" office:value-type="float" office:value="44.1021301406833" calcext:value-type="float">
            <text:p>44.10</text:p>
          </table:table-cell>
          <table:table-cell table:style-name="ce3" table:formula="of:=SQRT([.R77]^2+[.S77]^2)" office:value-type="float" office:value="9.53131114424499" calcext:value-type="float">
            <text:p>9.53</text:p>
          </table:table-cell>
          <table:table-cell table:style-name="ce3" table:formula="of:=DEGREES(ATAN2([.S77];[.R77]))" office:value-type="float" office:value="46.5997600371112" calcext:value-type="float">
            <text:p>46.60</text:p>
          </table:table-cell>
          <table:table-cell table:style-name="ce3"/>
          <table:table-cell table:style-name="ce3" table:formula="of:=[.K77]*COS(RADIANS([.L77]))+[.M77]*COS(RADIANS([.N77]))" office:value-type="float" office:value="6.92518183099567" calcext:value-type="float">
            <text:p>6.93</text:p>
          </table:table-cell>
          <table:table-cell table:style-name="ce3" table:formula="of:=[.K77]*SIN(RADIANS([.L77]))+[.M77]*SIN(RADIANS([.N77]))" office:value-type="float" office:value="6.54887385250748" calcext:value-type="float">
            <text:p>6.55</text:p>
          </table:table-cell>
          <table:table-cell table:number-columns-repeated="1005"/>
        </table:table-row>
        <table:table-row table:style-name="ro1">
          <table:table-cell office:value-type="float" office:value="7427966" calcext:value-type="float">
            <text:p>7427966</text:p>
          </table:table-cell>
          <table:table-cell office:value-type="float" office:value="-22.432315158992" calcext:value-type="float">
            <text:p>-22.432315159</text:p>
          </table:table-cell>
          <table:table-cell office:value-type="float" office:value="21.6874864450967" calcext:value-type="float">
            <text:p>21.6874864451</text:p>
          </table:table-cell>
          <table:table-cell office:value-type="float" office:value="2.03075611289642" calcext:value-type="float">
            <text:p>2.0307561129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6" calcext:value-type="float">
            <text:p>11.16</text:p>
          </table:table-cell>
          <table:table-cell/>
          <table:table-cell table:formula="of:=DEGREES(ACOS(COS(RADIANS([.B78]))*COS(RADIANS([.C78]))))" office:value-type="float" office:value="30.8066316684794" calcext:value-type="float">
            <text:p>30.81</text:p>
          </table:table-cell>
          <table:table-cell table:formula="of:=SQRT([.E78]^2+[.F78]^2)" office:value-type="float" office:value="0.272029410174709" calcext:value-type="float">
            <text:p>0.27</text:p>
          </table:table-cell>
          <table:table-cell table:formula="of:=DEGREES(ATAN2([.F78]; [.E78]))" office:value-type="float" office:value="17.1027289690524" calcext:value-type="float">
            <text:p>17.10</text:p>
          </table:table-cell>
          <table:table-cell table:style-name="ce3" table:formula="of:=0.3*[.J78]" office:value-type="float" office:value="9.24198950054383" calcext:value-type="float">
            <text:p>9.24</text:p>
          </table:table-cell>
          <table:table-cell table:style-name="ce3" table:formula="of:=DEGREES(ATAN( (-SIN (RADIANS ([.C78])) * COS(RADIANS([.B78]))) / (COS (RADIANS ([.C78])) * SIN(RADIANS([.B78]))) ))" office:value-type="float" office:value="43.9302456612971" calcext:value-type="float">
            <text:p>43.93</text:p>
          </table:table-cell>
          <table:table-cell table:style-name="ce3" table:formula="of:=SQRT([.R78]^2+[.S78]^2)" office:value-type="float" office:value="9.48553467411206" calcext:value-type="float">
            <text:p>9.49</text:p>
          </table:table-cell>
          <table:table-cell table:style-name="ce3" table:formula="of:=DEGREES(ATAN2([.S78];[.R78]))" office:value-type="float" office:value="46.8113378461614" calcext:value-type="float">
            <text:p>46.81</text:p>
          </table:table-cell>
          <table:table-cell table:style-name="ce3"/>
          <table:table-cell table:style-name="ce3" table:formula="of:=[.K78]*COS(RADIANS([.L78]))+[.M78]*COS(RADIANS([.N78]))" office:value-type="float" office:value="6.91594196746048" calcext:value-type="float">
            <text:p>6.92</text:p>
          </table:table-cell>
          <table:table-cell table:style-name="ce3" table:formula="of:=[.K78]*SIN(RADIANS([.L78]))+[.M78]*SIN(RADIANS([.N78]))" office:value-type="float" office:value="6.4919268908777" calcext:value-type="float">
            <text:p>6.49</text:p>
          </table:table-cell>
          <table:table-cell table:number-columns-repeated="1005"/>
        </table:table-row>
        <table:table-row table:style-name="ro1">
          <table:table-cell office:value-type="float" office:value="7427966" calcext:value-type="float">
            <text:p>7427966</text:p>
          </table:table-cell>
          <table:table-cell office:value-type="float" office:value="-22.432315158992" calcext:value-type="float">
            <text:p>-22.432315159</text:p>
          </table:table-cell>
          <table:table-cell office:value-type="float" office:value="21.6874864450967" calcext:value-type="float">
            <text:p>21.6874864451</text:p>
          </table:table-cell>
          <table:table-cell office:value-type="float" office:value="2.03075611289642" calcext:value-type="float">
            <text:p>2.0307561129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6" calcext:value-type="float">
            <text:p>11.16</text:p>
          </table:table-cell>
          <table:table-cell/>
          <table:table-cell table:formula="of:=DEGREES(ACOS(COS(RADIANS([.B79]))*COS(RADIANS([.C79]))))" office:value-type="float" office:value="30.8066316684794" calcext:value-type="float">
            <text:p>30.81</text:p>
          </table:table-cell>
          <table:table-cell table:formula="of:=SQRT([.E79]^2+[.F79]^2)" office:value-type="float" office:value="0.272029410174709" calcext:value-type="float">
            <text:p>0.27</text:p>
          </table:table-cell>
          <table:table-cell table:formula="of:=DEGREES(ATAN2([.F79]; [.E79]))" office:value-type="float" office:value="17.1027289690524" calcext:value-type="float">
            <text:p>17.10</text:p>
          </table:table-cell>
          <table:table-cell table:style-name="ce3" table:formula="of:=0.3*[.J79]" office:value-type="float" office:value="9.24198950054383" calcext:value-type="float">
            <text:p>9.24</text:p>
          </table:table-cell>
          <table:table-cell table:style-name="ce3" table:formula="of:=DEGREES(ATAN( (-SIN (RADIANS ([.C79])) * COS(RADIANS([.B79]))) / (COS (RADIANS ([.C79])) * SIN(RADIANS([.B79]))) ))" office:value-type="float" office:value="43.9302456612971" calcext:value-type="float">
            <text:p>43.93</text:p>
          </table:table-cell>
          <table:table-cell table:style-name="ce3" table:formula="of:=SQRT([.R79]^2+[.S79]^2)" office:value-type="float" office:value="9.48553467411206" calcext:value-type="float">
            <text:p>9.49</text:p>
          </table:table-cell>
          <table:table-cell table:style-name="ce3" table:formula="of:=DEGREES(ATAN2([.S79];[.R79]))" office:value-type="float" office:value="46.8113378461614" calcext:value-type="float">
            <text:p>46.81</text:p>
          </table:table-cell>
          <table:table-cell table:style-name="ce3"/>
          <table:table-cell table:style-name="ce3" table:formula="of:=[.K79]*COS(RADIANS([.L79]))+[.M79]*COS(RADIANS([.N79]))" office:value-type="float" office:value="6.91594196746048" calcext:value-type="float">
            <text:p>6.92</text:p>
          </table:table-cell>
          <table:table-cell table:style-name="ce3" table:formula="of:=[.K79]*SIN(RADIANS([.L79]))+[.M79]*SIN(RADIANS([.N79]))" office:value-type="float" office:value="6.4919268908777" calcext:value-type="float">
            <text:p>6.49</text:p>
          </table:table-cell>
          <table:table-cell table:number-columns-repeated="1005"/>
        </table:table-row>
        <table:table-row table:style-name="ro1">
          <table:table-cell office:value-type="float" office:value="7428216" calcext:value-type="float">
            <text:p>7428216</text:p>
          </table:table-cell>
          <table:table-cell office:value-type="float" office:value="-22.3136474523522" calcext:value-type="float">
            <text:p>-22.3136474524</text:p>
          </table:table-cell>
          <table:table-cell office:value-type="float" office:value="21.5333307830768" calcext:value-type="float">
            <text:p>21.5333307831</text:p>
          </table:table-cell>
          <table:table-cell office:value-type="float" office:value="2.13217887254241" calcext:value-type="float">
            <text:p>2.1321788725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98" calcext:value-type="float">
            <text:p>11.198</text:p>
          </table:table-cell>
          <table:table-cell/>
          <table:table-cell table:formula="of:=DEGREES(ACOS(COS(RADIANS([.B80]))*COS(RADIANS([.C80]))))" office:value-type="float" office:value="30.6216214735547" calcext:value-type="float">
            <text:p>30.62</text:p>
          </table:table-cell>
          <table:table-cell table:formula="of:=SQRT([.E80]^2+[.F80]^2)" office:value-type="float" office:value="0.275136329843952" calcext:value-type="float">
            <text:p>0.28</text:p>
          </table:table-cell>
          <table:table-cell table:formula="of:=DEGREES(ATAN2([.F80]; [.E80]))" office:value-type="float" office:value="19.0934920004856" calcext:value-type="float">
            <text:p>19.09</text:p>
          </table:table-cell>
          <table:table-cell table:style-name="ce3" table:formula="of:=0.3*[.J80]" office:value-type="float" office:value="9.18648644206641" calcext:value-type="float">
            <text:p>9.19</text:p>
          </table:table-cell>
          <table:table-cell table:style-name="ce3" table:formula="of:=DEGREES(ATAN( (-SIN (RADIANS ([.C80])) * COS(RADIANS([.B80]))) / (COS (RADIANS ([.C80])) * SIN(RADIANS([.B80]))) ))" office:value-type="float" office:value="43.8737506407639" calcext:value-type="float">
            <text:p>43.87</text:p>
          </table:table-cell>
          <table:table-cell table:style-name="ce3" table:formula="of:=SQRT([.R80]^2+[.S80]^2)" office:value-type="float" office:value="9.4369933910746" calcext:value-type="float">
            <text:p>9.44</text:p>
          </table:table-cell>
          <table:table-cell table:style-name="ce3" table:formula="of:=DEGREES(ATAN2([.S80];[.R80]))" office:value-type="float" office:value="46.8264235449592" calcext:value-type="float">
            <text:p>46.83</text:p>
          </table:table-cell>
          <table:table-cell table:style-name="ce3"/>
          <table:table-cell table:style-name="ce3" table:formula="of:=[.K80]*COS(RADIANS([.L80]))+[.M80]*COS(RADIANS([.N80]))" office:value-type="float" office:value="6.88225062725989" calcext:value-type="float">
            <text:p>6.88</text:p>
          </table:table-cell>
          <table:table-cell table:style-name="ce3" table:formula="of:=[.K80]*SIN(RADIANS([.L80]))+[.M80]*SIN(RADIANS([.N80]))" office:value-type="float" office:value="6.45689325966959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28216" calcext:value-type="float">
            <text:p>7428216</text:p>
          </table:table-cell>
          <table:table-cell office:value-type="float" office:value="-22.3136474523522" calcext:value-type="float">
            <text:p>-22.3136474524</text:p>
          </table:table-cell>
          <table:table-cell office:value-type="float" office:value="21.5333307830768" calcext:value-type="float">
            <text:p>21.5333307831</text:p>
          </table:table-cell>
          <table:table-cell office:value-type="float" office:value="2.13217887254241" calcext:value-type="float">
            <text:p>2.1321788725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office:value-type="float" office:value="-0.16" calcext:value-type="float">
            <text:p>-0.16</text:p>
          </table:table-cell>
          <table:table-cell office:value-type="float" office:value="11.198" calcext:value-type="float">
            <text:p>11.198</text:p>
          </table:table-cell>
          <table:table-cell/>
          <table:table-cell table:formula="of:=DEGREES(ACOS(COS(RADIANS([.B81]))*COS(RADIANS([.C81]))))" office:value-type="float" office:value="30.6216214735547" calcext:value-type="float">
            <text:p>30.62</text:p>
          </table:table-cell>
          <table:table-cell table:formula="of:=SQRT([.E81]^2+[.F81]^2)" office:value-type="float" office:value="0.275136329843952" calcext:value-type="float">
            <text:p>0.28</text:p>
          </table:table-cell>
          <table:table-cell table:formula="of:=DEGREES(ATAN2([.F81]; [.E81]))" office:value-type="float" office:value="19.0934920004856" calcext:value-type="float">
            <text:p>19.09</text:p>
          </table:table-cell>
          <table:table-cell table:style-name="ce3" table:formula="of:=0.3*[.J81]" office:value-type="float" office:value="9.18648644206641" calcext:value-type="float">
            <text:p>9.19</text:p>
          </table:table-cell>
          <table:table-cell table:style-name="ce3" table:formula="of:=DEGREES(ATAN( (-SIN (RADIANS ([.C81])) * COS(RADIANS([.B81]))) / (COS (RADIANS ([.C81])) * SIN(RADIANS([.B81]))) ))" office:value-type="float" office:value="43.8737506407639" calcext:value-type="float">
            <text:p>43.87</text:p>
          </table:table-cell>
          <table:table-cell table:style-name="ce3" table:formula="of:=SQRT([.R81]^2+[.S81]^2)" office:value-type="float" office:value="9.4369933910746" calcext:value-type="float">
            <text:p>9.44</text:p>
          </table:table-cell>
          <table:table-cell table:style-name="ce3" table:formula="of:=DEGREES(ATAN2([.S81];[.R81]))" office:value-type="float" office:value="46.8264235449592" calcext:value-type="float">
            <text:p>46.83</text:p>
          </table:table-cell>
          <table:table-cell table:style-name="ce3"/>
          <table:table-cell table:style-name="ce3" table:formula="of:=[.K81]*COS(RADIANS([.L81]))+[.M81]*COS(RADIANS([.N81]))" office:value-type="float" office:value="6.88225062725989" calcext:value-type="float">
            <text:p>6.88</text:p>
          </table:table-cell>
          <table:table-cell table:style-name="ce3" table:formula="of:=[.K81]*SIN(RADIANS([.L81]))+[.M81]*SIN(RADIANS([.N81]))" office:value-type="float" office:value="6.45689325966959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28466" calcext:value-type="float">
            <text:p>7428466</text:p>
          </table:table-cell>
          <table:table-cell office:value-type="float" office:value="-22.0428253291193" calcext:value-type="float">
            <text:p>-22.0428253291</text:p>
          </table:table-cell>
          <table:table-cell office:value-type="float" office:value="21.4741181656147" calcext:value-type="float">
            <text:p>21.4741181656</text:p>
          </table:table-cell>
          <table:table-cell office:value-type="float" office:value="2.17548376598417" calcext:value-type="float">
            <text:p>2.175483766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235" calcext:value-type="float">
            <text:p>11.235</text:p>
          </table:table-cell>
          <table:table-cell/>
          <table:table-cell table:formula="of:=DEGREES(ACOS(COS(RADIANS([.B82]))*COS(RADIANS([.C82]))))" office:value-type="float" office:value="30.3946677818353" calcext:value-type="float">
            <text:p>30.39</text:p>
          </table:table-cell>
          <table:table-cell table:formula="of:=SQRT([.E82]^2+[.F82]^2)" office:value-type="float" office:value="0.278567765543682" calcext:value-type="float">
            <text:p>0.28</text:p>
          </table:table-cell>
          <table:table-cell table:formula="of:=DEGREES(ATAN2([.F82]; [.E82]))" office:value-type="float" office:value="21.0375110254218" calcext:value-type="float">
            <text:p>21.04</text:p>
          </table:table-cell>
          <table:table-cell table:style-name="ce3" table:formula="of:=0.3*[.J82]" office:value-type="float" office:value="9.11840033455059" calcext:value-type="float">
            <text:p>9.12</text:p>
          </table:table-cell>
          <table:table-cell table:style-name="ce3" table:formula="of:=DEGREES(ATAN( (-SIN (RADIANS ([.C82])) * COS(RADIANS([.B82]))) / (COS (RADIANS ([.C82])) * SIN(RADIANS([.B82]))) ))" office:value-type="float" office:value="44.174144644189" calcext:value-type="float">
            <text:p>44.17</text:p>
          </table:table-cell>
          <table:table-cell table:style-name="ce3" table:formula="of:=SQRT([.R82]^2+[.S82]^2)" office:value-type="float" office:value="9.37520199973626" calcext:value-type="float">
            <text:p>9.38</text:p>
          </table:table-cell>
          <table:table-cell table:style-name="ce3" table:formula="of:=DEGREES(ATAN2([.S82];[.R82]))" office:value-type="float" office:value="46.4948036533496" calcext:value-type="float">
            <text:p>46.49</text:p>
          </table:table-cell>
          <table:table-cell table:style-name="ce3"/>
          <table:table-cell table:style-name="ce3" table:formula="of:=[.K82]*COS(RADIANS([.L82]))+[.M82]*COS(RADIANS([.N82]))" office:value-type="float" office:value="6.79994593945583" calcext:value-type="float">
            <text:p>6.80</text:p>
          </table:table-cell>
          <table:table-cell table:style-name="ce3" table:formula="of:=[.K82]*SIN(RADIANS([.L82]))+[.M82]*SIN(RADIANS([.N82]))" office:value-type="float" office:value="6.45407993104647" calcext:value-type="float">
            <text:p>6.45</text:p>
          </table:table-cell>
          <table:table-cell table:number-columns-repeated="1005"/>
        </table:table-row>
        <table:table-row table:style-name="ro1">
          <table:table-cell office:value-type="float" office:value="7428466" calcext:value-type="float">
            <text:p>7428466</text:p>
          </table:table-cell>
          <table:table-cell office:value-type="float" office:value="-22.0428253291193" calcext:value-type="float">
            <text:p>-22.0428253291</text:p>
          </table:table-cell>
          <table:table-cell office:value-type="float" office:value="21.4741181656147" calcext:value-type="float">
            <text:p>21.4741181656</text:p>
          </table:table-cell>
          <table:table-cell office:value-type="float" office:value="2.17548376598417" calcext:value-type="float">
            <text:p>2.175483766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235" calcext:value-type="float">
            <text:p>11.235</text:p>
          </table:table-cell>
          <table:table-cell/>
          <table:table-cell table:formula="of:=DEGREES(ACOS(COS(RADIANS([.B83]))*COS(RADIANS([.C83]))))" office:value-type="float" office:value="30.3946677818353" calcext:value-type="float">
            <text:p>30.39</text:p>
          </table:table-cell>
          <table:table-cell table:formula="of:=SQRT([.E83]^2+[.F83]^2)" office:value-type="float" office:value="0.278567765543682" calcext:value-type="float">
            <text:p>0.28</text:p>
          </table:table-cell>
          <table:table-cell table:formula="of:=DEGREES(ATAN2([.F83]; [.E83]))" office:value-type="float" office:value="21.0375110254218" calcext:value-type="float">
            <text:p>21.04</text:p>
          </table:table-cell>
          <table:table-cell table:style-name="ce3" table:formula="of:=0.3*[.J83]" office:value-type="float" office:value="9.11840033455059" calcext:value-type="float">
            <text:p>9.12</text:p>
          </table:table-cell>
          <table:table-cell table:style-name="ce3" table:formula="of:=DEGREES(ATAN( (-SIN (RADIANS ([.C83])) * COS(RADIANS([.B83]))) / (COS (RADIANS ([.C83])) * SIN(RADIANS([.B83]))) ))" office:value-type="float" office:value="44.174144644189" calcext:value-type="float">
            <text:p>44.17</text:p>
          </table:table-cell>
          <table:table-cell table:style-name="ce3" table:formula="of:=SQRT([.R83]^2+[.S83]^2)" office:value-type="float" office:value="9.37520199973626" calcext:value-type="float">
            <text:p>9.38</text:p>
          </table:table-cell>
          <table:table-cell table:style-name="ce3" table:formula="of:=DEGREES(ATAN2([.S83];[.R83]))" office:value-type="float" office:value="46.4948036533496" calcext:value-type="float">
            <text:p>46.49</text:p>
          </table:table-cell>
          <table:table-cell table:style-name="ce3"/>
          <table:table-cell table:style-name="ce3" table:formula="of:=[.K83]*COS(RADIANS([.L83]))+[.M83]*COS(RADIANS([.N83]))" office:value-type="float" office:value="6.79994593945583" calcext:value-type="float">
            <text:p>6.80</text:p>
          </table:table-cell>
          <table:table-cell table:style-name="ce3" table:formula="of:=[.K83]*SIN(RADIANS([.L83]))+[.M83]*SIN(RADIANS([.N83]))" office:value-type="float" office:value="6.45407993104647" calcext:value-type="float">
            <text:p>6.45</text:p>
          </table:table-cell>
          <table:table-cell table:number-columns-repeated="1005"/>
        </table:table-row>
        <table:table-row table:style-name="ro1">
          <table:table-cell office:value-type="float" office:value="7428717" calcext:value-type="float">
            <text:p>7428717</text:p>
          </table:table-cell>
          <table:table-cell office:value-type="float" office:value="-21.7654650073034" calcext:value-type="float">
            <text:p>-21.7654650073</text:p>
          </table:table-cell>
          <table:table-cell office:value-type="float" office:value="21.4248537186787" calcext:value-type="float">
            <text:p>21.4248537187</text:p>
          </table:table-cell>
          <table:table-cell office:value-type="float" office:value="2.11000978604384" calcext:value-type="float">
            <text:p>2.110009786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-0.15" calcext:value-type="float">
            <text:p>-0.15</text:p>
          </table:table-cell>
          <table:table-cell office:value-type="float" office:value="11.272" calcext:value-type="float">
            <text:p>11.272</text:p>
          </table:table-cell>
          <table:table-cell/>
          <table:table-cell table:formula="of:=DEGREES(ACOS(COS(RADIANS([.B84]))*COS(RADIANS([.C84]))))" office:value-type="float" office:value="30.1705422878441" calcext:value-type="float">
            <text:p>30.17</text:p>
          </table:table-cell>
          <table:table-cell table:formula="of:=SQRT([.E84]^2+[.F84]^2)" office:value-type="float" office:value="0.262488094968134" calcext:value-type="float">
            <text:p>0.26</text:p>
          </table:table-cell>
          <table:table-cell table:formula="of:=DEGREES(ATAN2([.F84]; [.E84]))" office:value-type="float" office:value="17.7446716250569" calcext:value-type="float">
            <text:p>17.74</text:p>
          </table:table-cell>
          <table:table-cell table:style-name="ce3" table:formula="of:=0.3*[.J84]" office:value-type="float" office:value="9.05116268635325" calcext:value-type="float">
            <text:p>9.05</text:p>
          </table:table-cell>
          <table:table-cell table:style-name="ce3" table:formula="of:=DEGREES(ATAN( (-SIN (RADIANS ([.C84])) * COS(RADIANS([.B84]))) / (COS (RADIANS ([.C84])) * SIN(RADIANS([.B84]))) ))" office:value-type="float" office:value="44.5023541606053" calcext:value-type="float">
            <text:p>44.50</text:p>
          </table:table-cell>
          <table:table-cell table:style-name="ce3" table:formula="of:=SQRT([.R84]^2+[.S84]^2)" office:value-type="float" office:value="9.28629517140995" calcext:value-type="float">
            <text:p>9.29</text:p>
          </table:table-cell>
          <table:table-cell table:style-name="ce3" table:formula="of:=DEGREES(ATAN2([.S84];[.R84]))" office:value-type="float" office:value="46.2268086382749" calcext:value-type="float">
            <text:p>46.23</text:p>
          </table:table-cell>
          <table:table-cell table:style-name="ce3"/>
          <table:table-cell table:style-name="ce3" table:formula="of:=[.K84]*COS(RADIANS([.L84]))+[.M84]*COS(RADIANS([.N84]))" office:value-type="float" office:value="6.70548518281719" calcext:value-type="float">
            <text:p>6.71</text:p>
          </table:table-cell>
          <table:table-cell table:style-name="ce3" table:formula="of:=[.K84]*SIN(RADIANS([.L84]))+[.M84]*SIN(RADIANS([.N84]))" office:value-type="float" office:value="6.42430902693596" calcext:value-type="float">
            <text:p>6.42</text:p>
          </table:table-cell>
          <table:table-cell table:number-columns-repeated="1005"/>
        </table:table-row>
        <table:table-row table:style-name="ro1">
          <table:table-cell office:value-type="float" office:value="7428717" calcext:value-type="float">
            <text:p>7428717</text:p>
          </table:table-cell>
          <table:table-cell office:value-type="float" office:value="-21.7654650073034" calcext:value-type="float">
            <text:p>-21.7654650073</text:p>
          </table:table-cell>
          <table:table-cell office:value-type="float" office:value="21.4248537186787" calcext:value-type="float">
            <text:p>21.4248537187</text:p>
          </table:table-cell>
          <table:table-cell office:value-type="float" office:value="2.11000978604384" calcext:value-type="float">
            <text:p>2.110009786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-0.15" calcext:value-type="float">
            <text:p>-0.15</text:p>
          </table:table-cell>
          <table:table-cell office:value-type="float" office:value="11.272" calcext:value-type="float">
            <text:p>11.272</text:p>
          </table:table-cell>
          <table:table-cell/>
          <table:table-cell table:formula="of:=DEGREES(ACOS(COS(RADIANS([.B85]))*COS(RADIANS([.C85]))))" office:value-type="float" office:value="30.1705422878441" calcext:value-type="float">
            <text:p>30.17</text:p>
          </table:table-cell>
          <table:table-cell table:formula="of:=SQRT([.E85]^2+[.F85]^2)" office:value-type="float" office:value="0.262488094968134" calcext:value-type="float">
            <text:p>0.26</text:p>
          </table:table-cell>
          <table:table-cell table:formula="of:=DEGREES(ATAN2([.F85]; [.E85]))" office:value-type="float" office:value="17.7446716250569" calcext:value-type="float">
            <text:p>17.74</text:p>
          </table:table-cell>
          <table:table-cell table:style-name="ce3" table:formula="of:=0.3*[.J85]" office:value-type="float" office:value="9.05116268635325" calcext:value-type="float">
            <text:p>9.05</text:p>
          </table:table-cell>
          <table:table-cell table:style-name="ce3" table:formula="of:=DEGREES(ATAN( (-SIN (RADIANS ([.C85])) * COS(RADIANS([.B85]))) / (COS (RADIANS ([.C85])) * SIN(RADIANS([.B85]))) ))" office:value-type="float" office:value="44.5023541606053" calcext:value-type="float">
            <text:p>44.50</text:p>
          </table:table-cell>
          <table:table-cell table:style-name="ce3" table:formula="of:=SQRT([.R85]^2+[.S85]^2)" office:value-type="float" office:value="9.28629517140995" calcext:value-type="float">
            <text:p>9.29</text:p>
          </table:table-cell>
          <table:table-cell table:style-name="ce3" table:formula="of:=DEGREES(ATAN2([.S85];[.R85]))" office:value-type="float" office:value="46.2268086382749" calcext:value-type="float">
            <text:p>46.23</text:p>
          </table:table-cell>
          <table:table-cell table:style-name="ce3"/>
          <table:table-cell table:style-name="ce3" table:formula="of:=[.K85]*COS(RADIANS([.L85]))+[.M85]*COS(RADIANS([.N85]))" office:value-type="float" office:value="6.70548518281719" calcext:value-type="float">
            <text:p>6.71</text:p>
          </table:table-cell>
          <table:table-cell table:style-name="ce3" table:formula="of:=[.K85]*SIN(RADIANS([.L85]))+[.M85]*SIN(RADIANS([.N85]))" office:value-type="float" office:value="6.42430902693596" calcext:value-type="float">
            <text:p>6.42</text:p>
          </table:table-cell>
          <table:table-cell table:number-columns-repeated="1005"/>
        </table:table-row>
        <table:table-row table:style-name="ro1">
          <table:table-cell office:value-type="float" office:value="7428967" calcext:value-type="float">
            <text:p>7428967</text:p>
          </table:table-cell>
          <table:table-cell office:value-type="float" office:value="-21.5202560934581" calcext:value-type="float">
            <text:p>-21.5202560935</text:p>
          </table:table-cell>
          <table:table-cell office:value-type="float" office:value="21.3757993000596" calcext:value-type="float">
            <text:p>21.3757993001</text:p>
          </table:table-cell>
          <table:table-cell office:value-type="float" office:value="2.01800479004624" calcext:value-type="float">
            <text:p>2.01800479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07" calcext:value-type="float">
            <text:p>11.307</text:p>
          </table:table-cell>
          <table:table-cell/>
          <table:table-cell table:formula="of:=DEGREES(ACOS(COS(RADIANS([.B86]))*COS(RADIANS([.C86]))))" office:value-type="float" office:value="29.9692880207502" calcext:value-type="float">
            <text:p>29.97</text:p>
          </table:table-cell>
          <table:table-cell table:formula="of:=SQRT([.E86]^2+[.F86]^2)" office:value-type="float" office:value="0.25" calcext:value-type="float">
            <text:p>0.25</text:p>
          </table:table-cell>
          <table:table-cell table:formula="of:=DEGREES(ATAN2([.F86]; [.E86]))" office:value-type="float" office:value="16.260204708312" calcext:value-type="float">
            <text:p>16.26</text:p>
          </table:table-cell>
          <table:table-cell table:style-name="ce3" table:formula="of:=0.3*[.J86]" office:value-type="float" office:value="8.99078640622506" calcext:value-type="float">
            <text:p>8.99</text:p>
          </table:table-cell>
          <table:table-cell table:style-name="ce3" table:formula="of:=DEGREES(ATAN( (-SIN (RADIANS ([.C86])) * COS(RADIANS([.B86]))) / (COS (RADIANS ([.C86])) * SIN(RADIANS([.B86]))) ))" office:value-type="float" office:value="44.7877739763587" calcext:value-type="float">
            <text:p>44.79</text:p>
          </table:table-cell>
          <table:table-cell table:style-name="ce3" table:formula="of:=SQRT([.R86]^2+[.S86]^2)" office:value-type="float" office:value="9.21120709206879" calcext:value-type="float">
            <text:p>9.21</text:p>
          </table:table-cell>
          <table:table-cell table:style-name="ce3" table:formula="of:=DEGREES(ATAN2([.S86];[.R86]))" office:value-type="float" office:value="45.9549130112675" calcext:value-type="float">
            <text:p>45.95</text:p>
          </table:table-cell>
          <table:table-cell table:style-name="ce3"/>
          <table:table-cell table:style-name="ce3" table:formula="of:=[.K86]*COS(RADIANS([.L86]))+[.M86]*COS(RADIANS([.N86]))" office:value-type="float" office:value="6.62095062304331" calcext:value-type="float">
            <text:p>6.62</text:p>
          </table:table-cell>
          <table:table-cell table:style-name="ce3" table:formula="of:=[.K86]*SIN(RADIANS([.L86]))+[.M86]*SIN(RADIANS([.N86]))" office:value-type="float" office:value="6.40385422540214" calcext:value-type="float">
            <text:p>6.40</text:p>
          </table:table-cell>
          <table:table-cell table:number-columns-repeated="1005"/>
        </table:table-row>
        <table:table-row table:style-name="ro1">
          <table:table-cell office:value-type="float" office:value="7428967" calcext:value-type="float">
            <text:p>7428967</text:p>
          </table:table-cell>
          <table:table-cell office:value-type="float" office:value="-21.5202560934581" calcext:value-type="float">
            <text:p>-21.5202560935</text:p>
          </table:table-cell>
          <table:table-cell office:value-type="float" office:value="21.3757993000596" calcext:value-type="float">
            <text:p>21.3757993001</text:p>
          </table:table-cell>
          <table:table-cell office:value-type="float" office:value="2.01800479004624" calcext:value-type="float">
            <text:p>2.01800479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07" calcext:value-type="float">
            <text:p>11.307</text:p>
          </table:table-cell>
          <table:table-cell/>
          <table:table-cell table:formula="of:=DEGREES(ACOS(COS(RADIANS([.B87]))*COS(RADIANS([.C87]))))" office:value-type="float" office:value="29.9692880207502" calcext:value-type="float">
            <text:p>29.97</text:p>
          </table:table-cell>
          <table:table-cell table:formula="of:=SQRT([.E87]^2+[.F87]^2)" office:value-type="float" office:value="0.25" calcext:value-type="float">
            <text:p>0.25</text:p>
          </table:table-cell>
          <table:table-cell table:formula="of:=DEGREES(ATAN2([.F87]; [.E87]))" office:value-type="float" office:value="16.260204708312" calcext:value-type="float">
            <text:p>16.26</text:p>
          </table:table-cell>
          <table:table-cell table:style-name="ce3" table:formula="of:=0.3*[.J87]" office:value-type="float" office:value="8.99078640622506" calcext:value-type="float">
            <text:p>8.99</text:p>
          </table:table-cell>
          <table:table-cell table:style-name="ce3" table:formula="of:=DEGREES(ATAN( (-SIN (RADIANS ([.C87])) * COS(RADIANS([.B87]))) / (COS (RADIANS ([.C87])) * SIN(RADIANS([.B87]))) ))" office:value-type="float" office:value="44.7877739763587" calcext:value-type="float">
            <text:p>44.79</text:p>
          </table:table-cell>
          <table:table-cell table:style-name="ce3" table:formula="of:=SQRT([.R87]^2+[.S87]^2)" office:value-type="float" office:value="9.21120709206879" calcext:value-type="float">
            <text:p>9.21</text:p>
          </table:table-cell>
          <table:table-cell table:style-name="ce3" table:formula="of:=DEGREES(ATAN2([.S87];[.R87]))" office:value-type="float" office:value="45.9549130112675" calcext:value-type="float">
            <text:p>45.95</text:p>
          </table:table-cell>
          <table:table-cell table:style-name="ce3"/>
          <table:table-cell table:style-name="ce3" table:formula="of:=[.K87]*COS(RADIANS([.L87]))+[.M87]*COS(RADIANS([.N87]))" office:value-type="float" office:value="6.62095062304331" calcext:value-type="float">
            <text:p>6.62</text:p>
          </table:table-cell>
          <table:table-cell table:style-name="ce3" table:formula="of:=[.K87]*SIN(RADIANS([.L87]))+[.M87]*SIN(RADIANS([.N87]))" office:value-type="float" office:value="6.40385422540214" calcext:value-type="float">
            <text:p>6.40</text:p>
          </table:table-cell>
          <table:table-cell table:number-columns-repeated="1005"/>
        </table:table-row>
        <table:table-row table:style-name="ro1">
          <table:table-cell office:value-type="float" office:value="7429217" calcext:value-type="float">
            <text:p>7429217</text:p>
          </table:table-cell>
          <table:table-cell office:value-type="float" office:value="-21.302386719313" calcext:value-type="float">
            <text:p>-21.3023867193</text:p>
          </table:table-cell>
          <table:table-cell office:value-type="float" office:value="21.3638976954309" calcext:value-type="float">
            <text:p>21.3638976954</text:p>
          </table:table-cell>
          <table:table-cell office:value-type="float" office:value="1.94301934479985" calcext:value-type="float">
            <text:p>1.9430193448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43" calcext:value-type="float">
            <text:p>11.343</text:p>
          </table:table-cell>
          <table:table-cell/>
          <table:table-cell table:formula="of:=DEGREES(ACOS(COS(RADIANS([.B88]))*COS(RADIANS([.C88]))))" office:value-type="float" office:value="29.8125614456078" calcext:value-type="float">
            <text:p>29.81</text:p>
          </table:table-cell>
          <table:table-cell table:formula="of:=SQRT([.E88]^2+[.F88]^2)" office:value-type="float" office:value="0.223606797749979" calcext:value-type="float">
            <text:p>0.22</text:p>
          </table:table-cell>
          <table:table-cell table:formula="of:=DEGREES(ATAN2([.F88]; [.E88]))" office:value-type="float" office:value="10.304846468766" calcext:value-type="float">
            <text:p>10.30</text:p>
          </table:table-cell>
          <table:table-cell table:style-name="ce3" table:formula="of:=0.3*[.J88]" office:value-type="float" office:value="8.94376843368234" calcext:value-type="float">
            <text:p>8.94</text:p>
          </table:table-cell>
          <table:table-cell table:style-name="ce3" table:formula="of:=DEGREES(ATAN( (-SIN (RADIANS ([.C88])) * COS(RADIANS([.B88]))) / (COS (RADIANS ([.C88])) * SIN(RADIANS([.B88]))) ))" office:value-type="float" office:value="45.0907605929359" calcext:value-type="float">
            <text:p>45.09</text:p>
          </table:table-cell>
          <table:table-cell table:style-name="ce3" table:formula="of:=SQRT([.R88]^2+[.S88]^2)" office:value-type="float" office:value="9.12830580326773" calcext:value-type="float">
            <text:p>9.13</text:p>
          </table:table-cell>
          <table:table-cell table:style-name="ce3" table:formula="of:=DEGREES(ATAN2([.S88];[.R88]))" office:value-type="float" office:value="45.7099878963834" calcext:value-type="float">
            <text:p>45.71</text:p>
          </table:table-cell>
          <table:table-cell table:style-name="ce3"/>
          <table:table-cell table:style-name="ce3" table:formula="of:=[.K88]*COS(RADIANS([.L88]))+[.M88]*COS(RADIANS([.N88]))" office:value-type="float" office:value="6.53417339656441" calcext:value-type="float">
            <text:p>6.53</text:p>
          </table:table-cell>
          <table:table-cell table:style-name="ce3" table:formula="of:=[.K88]*SIN(RADIANS([.L88]))+[.M88]*SIN(RADIANS([.N88]))" office:value-type="float" office:value="6.37420935188054" calcext:value-type="float">
            <text:p>6.37</text:p>
          </table:table-cell>
          <table:table-cell table:number-columns-repeated="1005"/>
        </table:table-row>
        <table:table-row table:style-name="ro1">
          <table:table-cell office:value-type="float" office:value="7429217" calcext:value-type="float">
            <text:p>7429217</text:p>
          </table:table-cell>
          <table:table-cell office:value-type="float" office:value="-21.302386719313" calcext:value-type="float">
            <text:p>-21.3023867193</text:p>
          </table:table-cell>
          <table:table-cell office:value-type="float" office:value="21.3638976954309" calcext:value-type="float">
            <text:p>21.3638976954</text:p>
          </table:table-cell>
          <table:table-cell office:value-type="float" office:value="1.94301934479985" calcext:value-type="float">
            <text:p>1.9430193448</text:p>
          </table:table-cell>
          <table:table-cell office:value-type="float" office:value="0.04" calcext:value-type="float">
            <text:p>0.04</text:p>
          </table:table-cell>
          <table:table-cell office:value-type="float" office:value="0.22" calcext:value-type="float">
            <text:p>0.22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43" calcext:value-type="float">
            <text:p>11.343</text:p>
          </table:table-cell>
          <table:table-cell/>
          <table:table-cell table:formula="of:=DEGREES(ACOS(COS(RADIANS([.B89]))*COS(RADIANS([.C89]))))" office:value-type="float" office:value="29.8125614456078" calcext:value-type="float">
            <text:p>29.81</text:p>
          </table:table-cell>
          <table:table-cell table:formula="of:=SQRT([.E89]^2+[.F89]^2)" office:value-type="float" office:value="0.223606797749979" calcext:value-type="float">
            <text:p>0.22</text:p>
          </table:table-cell>
          <table:table-cell table:formula="of:=DEGREES(ATAN2([.F89]; [.E89]))" office:value-type="float" office:value="10.304846468766" calcext:value-type="float">
            <text:p>10.30</text:p>
          </table:table-cell>
          <table:table-cell table:style-name="ce3" table:formula="of:=0.3*[.J89]" office:value-type="float" office:value="8.94376843368234" calcext:value-type="float">
            <text:p>8.94</text:p>
          </table:table-cell>
          <table:table-cell table:style-name="ce3" table:formula="of:=DEGREES(ATAN( (-SIN (RADIANS ([.C89])) * COS(RADIANS([.B89]))) / (COS (RADIANS ([.C89])) * SIN(RADIANS([.B89]))) ))" office:value-type="float" office:value="45.0907605929359" calcext:value-type="float">
            <text:p>45.09</text:p>
          </table:table-cell>
          <table:table-cell table:style-name="ce3" table:formula="of:=SQRT([.R89]^2+[.S89]^2)" office:value-type="float" office:value="9.12830580326773" calcext:value-type="float">
            <text:p>9.13</text:p>
          </table:table-cell>
          <table:table-cell table:style-name="ce3" table:formula="of:=DEGREES(ATAN2([.S89];[.R89]))" office:value-type="float" office:value="45.7099878963834" calcext:value-type="float">
            <text:p>45.71</text:p>
          </table:table-cell>
          <table:table-cell table:style-name="ce3"/>
          <table:table-cell table:style-name="ce3" table:formula="of:=[.K89]*COS(RADIANS([.L89]))+[.M89]*COS(RADIANS([.N89]))" office:value-type="float" office:value="6.53417339656441" calcext:value-type="float">
            <text:p>6.53</text:p>
          </table:table-cell>
          <table:table-cell table:style-name="ce3" table:formula="of:=[.K89]*SIN(RADIANS([.L89]))+[.M89]*SIN(RADIANS([.N89]))" office:value-type="float" office:value="6.37420935188054" calcext:value-type="float">
            <text:p>6.37</text:p>
          </table:table-cell>
          <table:table-cell table:number-columns-repeated="1005"/>
        </table:table-row>
        <table:table-row table:style-name="ro1">
          <table:table-cell office:value-type="float" office:value="7429467" calcext:value-type="float">
            <text:p>7429467</text:p>
          </table:table-cell>
          <table:table-cell office:value-type="float" office:value="-21.2458293378908" calcext:value-type="float">
            <text:p>-21.2458293379</text:p>
          </table:table-cell>
          <table:table-cell office:value-type="float" office:value="21.3608958272907" calcext:value-type="float">
            <text:p>21.3608958273</text:p>
          </table:table-cell>
          <table:table-cell office:value-type="float" office:value="1.89302364073582" calcext:value-type="float">
            <text:p>1.8930236407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79" calcext:value-type="float">
            <text:p>11.379</text:p>
          </table:table-cell>
          <table:table-cell/>
          <table:table-cell table:formula="of:=DEGREES(ACOS(COS(RADIANS([.B90]))*COS(RADIANS([.C90]))))" office:value-type="float" office:value="29.772047182532" calcext:value-type="float">
            <text:p>29.77</text:p>
          </table:table-cell>
          <table:table-cell table:formula="of:=SQRT([.E90]^2+[.F90]^2)" office:value-type="float" office:value="0.200249843945008" calcext:value-type="float">
            <text:p>0.20</text:p>
          </table:table-cell>
          <table:table-cell table:formula="of:=DEGREES(ATAN2([.F90]; [.E90]))" office:value-type="float" office:value="2.86240522611175" calcext:value-type="float">
            <text:p>2.86</text:p>
          </table:table-cell>
          <table:table-cell table:style-name="ce3" table:formula="of:=0.3*[.J90]" office:value-type="float" office:value="8.93161415475959" calcext:value-type="float">
            <text:p>8.93</text:p>
          </table:table-cell>
          <table:table-cell table:style-name="ce3" table:formula="of:=DEGREES(ATAN( (-SIN (RADIANS ([.C90])) * COS(RADIANS([.B90]))) / (COS (RADIANS ([.C90])) * SIN(RADIANS([.B90]))) ))" office:value-type="float" office:value="45.1699741084337" calcext:value-type="float">
            <text:p>45.17</text:p>
          </table:table-cell>
          <table:table-cell table:style-name="ce3" table:formula="of:=SQRT([.R90]^2+[.S90]^2)" office:value-type="float" office:value="9.08070780115494" calcext:value-type="float">
            <text:p>9.08</text:p>
          </table:table-cell>
          <table:table-cell table:style-name="ce3" table:formula="of:=DEGREES(ATAN2([.S90];[.R90]))" office:value-type="float" office:value="45.6805316295" calcext:value-type="float">
            <text:p>45.68</text:p>
          </table:table-cell>
          <table:table-cell table:style-name="ce3"/>
          <table:table-cell table:style-name="ce3" table:formula="of:=[.K90]*COS(RADIANS([.L90]))+[.M90]*COS(RADIANS([.N90]))" office:value-type="float" office:value="6.49684124911907" calcext:value-type="float">
            <text:p>6.50</text:p>
          </table:table-cell>
          <table:table-cell table:style-name="ce3" table:formula="of:=[.K90]*SIN(RADIANS([.L90]))+[.M90]*SIN(RADIANS([.N90]))" office:value-type="float" office:value="6.34431304032998" calcext:value-type="float">
            <text:p>6.34</text:p>
          </table:table-cell>
          <table:table-cell table:number-columns-repeated="1005"/>
        </table:table-row>
        <table:table-row table:style-name="ro1">
          <table:table-cell office:value-type="float" office:value="7429467" calcext:value-type="float">
            <text:p>7429467</text:p>
          </table:table-cell>
          <table:table-cell office:value-type="float" office:value="-21.2458293378908" calcext:value-type="float">
            <text:p>-21.2458293379</text:p>
          </table:table-cell>
          <table:table-cell office:value-type="float" office:value="21.3608958272907" calcext:value-type="float">
            <text:p>21.3608958273</text:p>
          </table:table-cell>
          <table:table-cell office:value-type="float" office:value="1.89302364073582" calcext:value-type="float">
            <text:p>1.8930236407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1.379" calcext:value-type="float">
            <text:p>11.379</text:p>
          </table:table-cell>
          <table:table-cell/>
          <table:table-cell table:formula="of:=DEGREES(ACOS(COS(RADIANS([.B91]))*COS(RADIANS([.C91]))))" office:value-type="float" office:value="29.772047182532" calcext:value-type="float">
            <text:p>29.77</text:p>
          </table:table-cell>
          <table:table-cell table:formula="of:=SQRT([.E91]^2+[.F91]^2)" office:value-type="float" office:value="0.200249843945008" calcext:value-type="float">
            <text:p>0.20</text:p>
          </table:table-cell>
          <table:table-cell table:formula="of:=DEGREES(ATAN2([.F91]; [.E91]))" office:value-type="float" office:value="2.86240522611175" calcext:value-type="float">
            <text:p>2.86</text:p>
          </table:table-cell>
          <table:table-cell table:style-name="ce3" table:formula="of:=0.3*[.J91]" office:value-type="float" office:value="8.93161415475959" calcext:value-type="float">
            <text:p>8.93</text:p>
          </table:table-cell>
          <table:table-cell table:style-name="ce3" table:formula="of:=DEGREES(ATAN( (-SIN (RADIANS ([.C91])) * COS(RADIANS([.B91]))) / (COS (RADIANS ([.C91])) * SIN(RADIANS([.B91]))) ))" office:value-type="float" office:value="45.1699741084337" calcext:value-type="float">
            <text:p>45.17</text:p>
          </table:table-cell>
          <table:table-cell table:style-name="ce3" table:formula="of:=SQRT([.R91]^2+[.S91]^2)" office:value-type="float" office:value="9.08070780115494" calcext:value-type="float">
            <text:p>9.08</text:p>
          </table:table-cell>
          <table:table-cell table:style-name="ce3" table:formula="of:=DEGREES(ATAN2([.S91];[.R91]))" office:value-type="float" office:value="45.6805316295" calcext:value-type="float">
            <text:p>45.68</text:p>
          </table:table-cell>
          <table:table-cell table:style-name="ce3"/>
          <table:table-cell table:style-name="ce3" table:formula="of:=[.K91]*COS(RADIANS([.L91]))+[.M91]*COS(RADIANS([.N91]))" office:value-type="float" office:value="6.49684124911907" calcext:value-type="float">
            <text:p>6.50</text:p>
          </table:table-cell>
          <table:table-cell table:style-name="ce3" table:formula="of:=[.K91]*SIN(RADIANS([.L91]))+[.M91]*SIN(RADIANS([.N91]))" office:value-type="float" office:value="6.34431304032998" calcext:value-type="float">
            <text:p>6.34</text:p>
          </table:table-cell>
          <table:table-cell table:number-columns-repeated="1005"/>
        </table:table-row>
        <table:table-row table:style-name="ro1">
          <table:table-cell office:value-type="float" office:value="7429716" calcext:value-type="float">
            <text:p>7429716</text:p>
          </table:table-cell>
          <table:table-cell office:value-type="float" office:value="-21.2544336686977" calcext:value-type="float">
            <text:p>-21.2544336687</text:p>
          </table:table-cell>
          <table:table-cell office:value-type="float" office:value="21.3382452124556" calcext:value-type="float">
            <text:p>21.3382452125</text:p>
          </table:table-cell>
          <table:table-cell office:value-type="float" office:value="1.90743768776208" calcext:value-type="float">
            <text:p>1.907437687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14" calcext:value-type="float">
            <text:p>11.414</text:p>
          </table:table-cell>
          <table:table-cell/>
          <table:table-cell table:formula="of:=DEGREES(ACOS(COS(RADIANS([.B92]))*COS(RADIANS([.C92]))))" office:value-type="float" office:value="29.7624175613546" calcext:value-type="float">
            <text:p>29.76</text:p>
          </table:table-cell>
          <table:table-cell table:formula="of:=SQRT([.E92]^2+[.F92]^2)" office:value-type="float" office:value="0.18" calcext:value-type="float">
            <text:p>0.18</text:p>
          </table:table-cell>
          <table:table-cell table:formula="of:=DEGREES(ATAN2([.F92]; [.E92]))" office:value-type="float" office:value="0" calcext:value-type="float">
            <text:p>0.00</text:p>
          </table:table-cell>
          <table:table-cell table:style-name="ce3" table:formula="of:=0.3*[.J92]" office:value-type="float" office:value="8.92872526840638" calcext:value-type="float">
            <text:p>8.93</text:p>
          </table:table-cell>
          <table:table-cell table:style-name="ce3" table:formula="of:=DEGREES(ATAN( (-SIN (RADIANS ([.C92])) * COS(RADIANS([.B92]))) / (COS (RADIANS ([.C92])) * SIN(RADIANS([.B92]))) ))" office:value-type="float" office:value="45.1238380967925" calcext:value-type="float">
            <text:p>45.12</text:p>
          </table:table-cell>
          <table:table-cell table:style-name="ce3" table:formula="of:=SQRT([.R92]^2+[.S92]^2)" office:value-type="float" office:value="9.05662737622166" calcext:value-type="float">
            <text:p>9.06</text:p>
          </table:table-cell>
          <table:table-cell table:style-name="ce3" table:formula="of:=DEGREES(ATAN2([.S92];[.R92]))" office:value-type="float" office:value="45.6831453930268" calcext:value-type="float">
            <text:p>45.68</text:p>
          </table:table-cell>
          <table:table-cell table:style-name="ce3"/>
          <table:table-cell table:style-name="ce3" table:formula="of:=[.K92]*COS(RADIANS([.L92]))+[.M92]*COS(RADIANS([.N92]))" office:value-type="float" office:value="6.4799014251364" calcext:value-type="float">
            <text:p>6.48</text:p>
          </table:table-cell>
          <table:table-cell table:style-name="ce3" table:formula="of:=[.K92]*SIN(RADIANS([.L92]))+[.M92]*SIN(RADIANS([.N92]))" office:value-type="float" office:value="6.32719344988305" calcext:value-type="float">
            <text:p>6.33</text:p>
          </table:table-cell>
          <table:table-cell table:number-columns-repeated="1005"/>
        </table:table-row>
        <table:table-row table:style-name="ro1">
          <table:table-cell office:value-type="float" office:value="7429716" calcext:value-type="float">
            <text:p>7429716</text:p>
          </table:table-cell>
          <table:table-cell office:value-type="float" office:value="-21.2544336686977" calcext:value-type="float">
            <text:p>-21.2544336687</text:p>
          </table:table-cell>
          <table:table-cell office:value-type="float" office:value="21.3382452124556" calcext:value-type="float">
            <text:p>21.3382452125</text:p>
          </table:table-cell>
          <table:table-cell office:value-type="float" office:value="1.90743768776208" calcext:value-type="float">
            <text:p>1.907437687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14" calcext:value-type="float">
            <text:p>11.414</text:p>
          </table:table-cell>
          <table:table-cell/>
          <table:table-cell table:formula="of:=DEGREES(ACOS(COS(RADIANS([.B93]))*COS(RADIANS([.C93]))))" office:value-type="float" office:value="29.7624175613546" calcext:value-type="float">
            <text:p>29.76</text:p>
          </table:table-cell>
          <table:table-cell table:formula="of:=SQRT([.E93]^2+[.F93]^2)" office:value-type="float" office:value="0.18" calcext:value-type="float">
            <text:p>0.18</text:p>
          </table:table-cell>
          <table:table-cell table:formula="of:=DEGREES(ATAN2([.F93]; [.E93]))" office:value-type="float" office:value="0" calcext:value-type="float">
            <text:p>0.00</text:p>
          </table:table-cell>
          <table:table-cell table:style-name="ce3" table:formula="of:=0.3*[.J93]" office:value-type="float" office:value="8.92872526840638" calcext:value-type="float">
            <text:p>8.93</text:p>
          </table:table-cell>
          <table:table-cell table:style-name="ce3" table:formula="of:=DEGREES(ATAN( (-SIN (RADIANS ([.C93])) * COS(RADIANS([.B93]))) / (COS (RADIANS ([.C93])) * SIN(RADIANS([.B93]))) ))" office:value-type="float" office:value="45.1238380967925" calcext:value-type="float">
            <text:p>45.12</text:p>
          </table:table-cell>
          <table:table-cell table:style-name="ce3" table:formula="of:=SQRT([.R93]^2+[.S93]^2)" office:value-type="float" office:value="9.05662737622166" calcext:value-type="float">
            <text:p>9.06</text:p>
          </table:table-cell>
          <table:table-cell table:style-name="ce3" table:formula="of:=DEGREES(ATAN2([.S93];[.R93]))" office:value-type="float" office:value="45.6831453930268" calcext:value-type="float">
            <text:p>45.68</text:p>
          </table:table-cell>
          <table:table-cell table:style-name="ce3"/>
          <table:table-cell table:style-name="ce3" table:formula="of:=[.K93]*COS(RADIANS([.L93]))+[.M93]*COS(RADIANS([.N93]))" office:value-type="float" office:value="6.4799014251364" calcext:value-type="float">
            <text:p>6.48</text:p>
          </table:table-cell>
          <table:table-cell table:style-name="ce3" table:formula="of:=[.K93]*SIN(RADIANS([.L93]))+[.M93]*SIN(RADIANS([.N93]))" office:value-type="float" office:value="6.32719344988305" calcext:value-type="float">
            <text:p>6.33</text:p>
          </table:table-cell>
          <table:table-cell table:number-columns-repeated="1005"/>
        </table:table-row>
        <table:table-row table:style-name="ro1">
          <table:table-cell office:value-type="float" office:value="7429966" calcext:value-type="float">
            <text:p>7429966</text:p>
          </table:table-cell>
          <table:table-cell office:value-type="float" office:value="-21.3267773248392" calcext:value-type="float">
            <text:p>-21.3267773248</text:p>
          </table:table-cell>
          <table:table-cell office:value-type="float" office:value="21.2146717224444" calcext:value-type="float">
            <text:p>21.2146717224</text:p>
          </table:table-cell>
          <table:table-cell office:value-type="float" office:value="1.95026297385806" calcext:value-type="float">
            <text:p>1.95026297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49" calcext:value-type="float">
            <text:p>11.449</text:p>
          </table:table-cell>
          <table:table-cell/>
          <table:table-cell table:formula="of:=DEGREES(ACOS(COS(RADIANS([.B94]))*COS(RADIANS([.C94]))))" office:value-type="float" office:value="29.727542168018" calcext:value-type="float">
            <text:p>29.73</text:p>
          </table:table-cell>
          <table:table-cell table:formula="of:=SQRT([.E94]^2+[.F94]^2)" office:value-type="float" office:value="0.161245154965971" calcext:value-type="float">
            <text:p>0.16</text:p>
          </table:table-cell>
          <table:table-cell table:formula="of:=DEGREES(ATAN2([.F94]; [.E94]))" office:value-type="float" office:value="-7.1250163489018" calcext:value-type="float">
            <text:p>-7.13</text:p>
          </table:table-cell>
          <table:table-cell table:style-name="ce3" table:formula="of:=0.3*[.J94]" office:value-type="float" office:value="8.91826265040539" calcext:value-type="float">
            <text:p>8.92</text:p>
          </table:table-cell>
          <table:table-cell table:style-name="ce3" table:formula="of:=DEGREES(ATAN( (-SIN (RADIANS ([.C94])) * COS(RADIANS([.B94]))) / (COS (RADIANS ([.C94])) * SIN(RADIANS([.B94]))) ))" office:value-type="float" office:value="44.8341941441872" calcext:value-type="float">
            <text:p>44.83</text:p>
          </table:table-cell>
          <table:table-cell table:style-name="ce3" table:formula="of:=SQRT([.R94]^2+[.S94]^2)" office:value-type="float" office:value="9.01851966288109" calcext:value-type="float">
            <text:p>9.02</text:p>
          </table:table-cell>
          <table:table-cell table:style-name="ce3" table:formula="of:=DEGREES(ATAN2([.S94];[.R94]))" office:value-type="float" office:value="45.9726298639149" calcext:value-type="float">
            <text:p>45.97</text:p>
          </table:table-cell>
          <table:table-cell table:style-name="ce3"/>
          <table:table-cell table:style-name="ce3" table:formula="of:=[.K94]*COS(RADIANS([.L94]))+[.M94]*COS(RADIANS([.N94]))" office:value-type="float" office:value="6.48438670961577" calcext:value-type="float">
            <text:p>6.48</text:p>
          </table:table-cell>
          <table:table-cell table:style-name="ce3" table:formula="of:=[.K94]*SIN(RADIANS([.L94]))+[.M94]*SIN(RADIANS([.N94]))" office:value-type="float" office:value="6.26788847299721" calcext:value-type="float">
            <text:p>6.27</text:p>
          </table:table-cell>
          <table:table-cell table:number-columns-repeated="1005"/>
        </table:table-row>
        <table:table-row table:style-name="ro1">
          <table:table-cell office:value-type="float" office:value="7429966" calcext:value-type="float">
            <text:p>7429966</text:p>
          </table:table-cell>
          <table:table-cell office:value-type="float" office:value="-21.3267773248392" calcext:value-type="float">
            <text:p>-21.3267773248</text:p>
          </table:table-cell>
          <table:table-cell office:value-type="float" office:value="21.2146717224444" calcext:value-type="float">
            <text:p>21.2146717224</text:p>
          </table:table-cell>
          <table:table-cell office:value-type="float" office:value="1.95026297385806" calcext:value-type="float">
            <text:p>1.9502629739</text:p>
          </table:table-cell>
          <table:table-cell office:value-type="float" office:value="-0.02" calcext:value-type="float">
            <text:p>-0.02</text:p>
          </table:table-cell>
          <table:table-cell office:value-type="float" office:value="0.16" calcext:value-type="float">
            <text:p>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49" calcext:value-type="float">
            <text:p>11.449</text:p>
          </table:table-cell>
          <table:table-cell/>
          <table:table-cell table:formula="of:=DEGREES(ACOS(COS(RADIANS([.B95]))*COS(RADIANS([.C95]))))" office:value-type="float" office:value="29.727542168018" calcext:value-type="float">
            <text:p>29.73</text:p>
          </table:table-cell>
          <table:table-cell table:formula="of:=SQRT([.E95]^2+[.F95]^2)" office:value-type="float" office:value="0.161245154965971" calcext:value-type="float">
            <text:p>0.16</text:p>
          </table:table-cell>
          <table:table-cell table:formula="of:=DEGREES(ATAN2([.F95]; [.E95]))" office:value-type="float" office:value="-7.1250163489018" calcext:value-type="float">
            <text:p>-7.13</text:p>
          </table:table-cell>
          <table:table-cell table:style-name="ce3" table:formula="of:=0.3*[.J95]" office:value-type="float" office:value="8.91826265040539" calcext:value-type="float">
            <text:p>8.92</text:p>
          </table:table-cell>
          <table:table-cell table:style-name="ce3" table:formula="of:=DEGREES(ATAN( (-SIN (RADIANS ([.C95])) * COS(RADIANS([.B95]))) / (COS (RADIANS ([.C95])) * SIN(RADIANS([.B95]))) ))" office:value-type="float" office:value="44.8341941441872" calcext:value-type="float">
            <text:p>44.83</text:p>
          </table:table-cell>
          <table:table-cell table:style-name="ce3" table:formula="of:=SQRT([.R95]^2+[.S95]^2)" office:value-type="float" office:value="9.01851966288109" calcext:value-type="float">
            <text:p>9.02</text:p>
          </table:table-cell>
          <table:table-cell table:style-name="ce3" table:formula="of:=DEGREES(ATAN2([.S95];[.R95]))" office:value-type="float" office:value="45.9726298639149" calcext:value-type="float">
            <text:p>45.97</text:p>
          </table:table-cell>
          <table:table-cell table:style-name="ce3"/>
          <table:table-cell table:style-name="ce3" table:formula="of:=[.K95]*COS(RADIANS([.L95]))+[.M95]*COS(RADIANS([.N95]))" office:value-type="float" office:value="6.48438670961577" calcext:value-type="float">
            <text:p>6.48</text:p>
          </table:table-cell>
          <table:table-cell table:style-name="ce3" table:formula="of:=[.K95]*SIN(RADIANS([.L95]))+[.M95]*SIN(RADIANS([.N95]))" office:value-type="float" office:value="6.26788847299721" calcext:value-type="float">
            <text:p>6.27</text:p>
          </table:table-cell>
          <table:table-cell table:number-columns-repeated="1005"/>
        </table:table-row>
        <table:table-row table:style-name="ro1">
          <table:table-cell office:value-type="float" office:value="7430216" calcext:value-type="float">
            <text:p>7430216</text:p>
          </table:table-cell>
          <table:table-cell office:value-type="float" office:value="-21.4025924246263" calcext:value-type="float">
            <text:p>-21.4025924246</text:p>
          </table:table-cell>
          <table:table-cell office:value-type="float" office:value="21.1111345923635" calcext:value-type="float">
            <text:p>21.1111345924</text:p>
          </table:table-cell>
          <table:table-cell office:value-type="float" office:value="1.99477702422632" calcext:value-type="float">
            <text:p>1.9947770242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85" calcext:value-type="float">
            <text:p>11.485</text:p>
          </table:table-cell>
          <table:table-cell/>
          <table:table-cell table:formula="of:=DEGREES(ACOS(COS(RADIANS([.B96]))*COS(RADIANS([.C96]))))" office:value-type="float" office:value="29.7092795505624" calcext:value-type="float">
            <text:p>29.71</text:p>
          </table:table-cell>
          <table:table-cell table:formula="of:=SQRT([.E96]^2+[.F96]^2)" office:value-type="float" office:value="0.136014705087354" calcext:value-type="float">
            <text:p>0.14</text:p>
          </table:table-cell>
          <table:table-cell table:formula="of:=DEGREES(ATAN2([.F96]; [.E96]))" office:value-type="float" office:value="-17.1027289690524" calcext:value-type="float">
            <text:p>-17.10</text:p>
          </table:table-cell>
          <table:table-cell table:style-name="ce3" table:formula="of:=0.3*[.J96]" office:value-type="float" office:value="8.91278386516873" calcext:value-type="float">
            <text:p>8.91</text:p>
          </table:table-cell>
          <table:table-cell table:style-name="ce3" table:formula="of:=DEGREES(ATAN( (-SIN (RADIANS ([.C96])) * COS(RADIANS([.B96]))) / (COS (RADIANS ([.C96])) * SIN(RADIANS([.B96]))) ))" office:value-type="float" office:value="44.5687105980141" calcext:value-type="float">
            <text:p>44.57</text:p>
          </table:table-cell>
          <table:table-cell table:style-name="ce3" table:formula="of:=SQRT([.R96]^2+[.S96]^2)" office:value-type="float" office:value="8.97812484399142" calcext:value-type="float">
            <text:p>8.98</text:p>
          </table:table-cell>
          <table:table-cell table:style-name="ce3" table:formula="of:=DEGREES(ATAN2([.S96];[.R96]))" office:value-type="float" office:value="46.1953666796744" calcext:value-type="float">
            <text:p>46.20</text:p>
          </table:table-cell>
          <table:table-cell table:style-name="ce3"/>
          <table:table-cell table:style-name="ce3" table:formula="of:=[.K96]*COS(RADIANS([.L96]))+[.M96]*COS(RADIANS([.N96]))" office:value-type="float" office:value="6.47955089651074" calcext:value-type="float">
            <text:p>6.48</text:p>
          </table:table-cell>
          <table:table-cell table:style-name="ce3" table:formula="of:=[.K96]*SIN(RADIANS([.L96]))+[.M96]*SIN(RADIANS([.N96]))" office:value-type="float" office:value="6.21467182511055" calcext:value-type="float">
            <text:p>6.21</text:p>
          </table:table-cell>
          <table:table-cell table:number-columns-repeated="1005"/>
        </table:table-row>
        <table:table-row table:style-name="ro1">
          <table:table-cell office:value-type="float" office:value="7430216" calcext:value-type="float">
            <text:p>7430216</text:p>
          </table:table-cell>
          <table:table-cell office:value-type="float" office:value="-21.4025924246263" calcext:value-type="float">
            <text:p>-21.4025924246</text:p>
          </table:table-cell>
          <table:table-cell office:value-type="float" office:value="21.1111345923635" calcext:value-type="float">
            <text:p>21.1111345924</text:p>
          </table:table-cell>
          <table:table-cell office:value-type="float" office:value="1.99477702422632" calcext:value-type="float">
            <text:p>1.9947770242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485" calcext:value-type="float">
            <text:p>11.485</text:p>
          </table:table-cell>
          <table:table-cell/>
          <table:table-cell table:formula="of:=DEGREES(ACOS(COS(RADIANS([.B97]))*COS(RADIANS([.C97]))))" office:value-type="float" office:value="29.7092795505624" calcext:value-type="float">
            <text:p>29.71</text:p>
          </table:table-cell>
          <table:table-cell table:formula="of:=SQRT([.E97]^2+[.F97]^2)" office:value-type="float" office:value="0.136014705087354" calcext:value-type="float">
            <text:p>0.14</text:p>
          </table:table-cell>
          <table:table-cell table:formula="of:=DEGREES(ATAN2([.F97]; [.E97]))" office:value-type="float" office:value="-17.1027289690524" calcext:value-type="float">
            <text:p>-17.10</text:p>
          </table:table-cell>
          <table:table-cell table:style-name="ce3" table:formula="of:=0.3*[.J97]" office:value-type="float" office:value="8.91278386516873" calcext:value-type="float">
            <text:p>8.91</text:p>
          </table:table-cell>
          <table:table-cell table:style-name="ce3" table:formula="of:=DEGREES(ATAN( (-SIN (RADIANS ([.C97])) * COS(RADIANS([.B97]))) / (COS (RADIANS ([.C97])) * SIN(RADIANS([.B97]))) ))" office:value-type="float" office:value="44.5687105980141" calcext:value-type="float">
            <text:p>44.57</text:p>
          </table:table-cell>
          <table:table-cell table:style-name="ce3" table:formula="of:=SQRT([.R97]^2+[.S97]^2)" office:value-type="float" office:value="8.97812484399142" calcext:value-type="float">
            <text:p>8.98</text:p>
          </table:table-cell>
          <table:table-cell table:style-name="ce3" table:formula="of:=DEGREES(ATAN2([.S97];[.R97]))" office:value-type="float" office:value="46.1953666796744" calcext:value-type="float">
            <text:p>46.20</text:p>
          </table:table-cell>
          <table:table-cell table:style-name="ce3"/>
          <table:table-cell table:style-name="ce3" table:formula="of:=[.K97]*COS(RADIANS([.L97]))+[.M97]*COS(RADIANS([.N97]))" office:value-type="float" office:value="6.47955089651074" calcext:value-type="float">
            <text:p>6.48</text:p>
          </table:table-cell>
          <table:table-cell table:style-name="ce3" table:formula="of:=[.K97]*SIN(RADIANS([.L97]))+[.M97]*SIN(RADIANS([.N97]))" office:value-type="float" office:value="6.21467182511055" calcext:value-type="float">
            <text:p>6.21</text:p>
          </table:table-cell>
          <table:table-cell table:number-columns-repeated="1005"/>
        </table:table-row>
        <table:table-row table:style-name="ro1">
          <table:table-cell office:value-type="float" office:value="7430466" calcext:value-type="float">
            <text:p>7430466</text:p>
          </table:table-cell>
          <table:table-cell office:value-type="float" office:value="-21.4000259810457" calcext:value-type="float">
            <text:p>-21.400025981</text:p>
          </table:table-cell>
          <table:table-cell office:value-type="float" office:value="21.1723928514821" calcext:value-type="float">
            <text:p>21.1723928515</text:p>
          </table:table-cell>
          <table:table-cell office:value-type="float" office:value="2.04486301485344" calcext:value-type="float">
            <text:p>2.0448630149</text:p>
          </table:table-cell>
          <table:table-cell office:value-type="float" office:value="-0.05" calcext:value-type="float">
            <text:p>-0.05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1.519" calcext:value-type="float">
            <text:p>11.519</text:p>
          </table:table-cell>
          <table:table-cell/>
          <table:table-cell table:formula="of:=DEGREES(ACOS(COS(RADIANS([.B98]))*COS(RADIANS([.C98]))))" office:value-type="float" office:value="29.7490002442791" calcext:value-type="float">
            <text:p>29.75</text:p>
          </table:table-cell>
          <table:table-cell table:formula="of:=SQRT([.E98]^2+[.F98]^2)" office:value-type="float" office:value="0.120830459735946" calcext:value-type="float">
            <text:p>0.12</text:p>
          </table:table-cell>
          <table:table-cell table:formula="of:=DEGREES(ATAN2([.F98]; [.E98]))" office:value-type="float" office:value="-24.4439547804165" calcext:value-type="float">
            <text:p>-24.44</text:p>
          </table:table-cell>
          <table:table-cell table:style-name="ce3" table:formula="of:=0.3*[.J98]" office:value-type="float" office:value="8.92470007328372" calcext:value-type="float">
            <text:p>8.92</text:p>
          </table:table-cell>
          <table:table-cell table:style-name="ce3" table:formula="of:=DEGREES(ATAN( (-SIN (RADIANS ([.C98])) * COS(RADIANS([.B98]))) / (COS (RADIANS ([.C98])) * SIN(RADIANS([.B98]))) ))" office:value-type="float" office:value="44.6635289520494" calcext:value-type="float">
            <text:p>44.66</text:p>
          </table:table-cell>
          <table:table-cell table:style-name="ce3" table:formula="of:=SQRT([.R98]^2+[.S98]^2)" office:value-type="float" office:value="8.96850061816646" calcext:value-type="float">
            <text:p>8.97</text:p>
          </table:table-cell>
          <table:table-cell table:style-name="ce3" table:formula="of:=DEGREES(ATAN2([.S98];[.R98]))" office:value-type="float" office:value="46.0576686704623" calcext:value-type="float">
            <text:p>46.06</text:p>
          </table:table-cell>
          <table:table-cell table:style-name="ce3"/>
          <table:table-cell table:style-name="ce3" table:formula="of:=[.K98]*COS(RADIANS([.L98]))+[.M98]*COS(RADIANS([.N98]))" office:value-type="float" office:value="6.45766676536776" calcext:value-type="float">
            <text:p>6.46</text:p>
          </table:table-cell>
          <table:table-cell table:style-name="ce3" table:formula="of:=[.K98]*SIN(RADIANS([.L98]))+[.M98]*SIN(RADIANS([.N98]))" office:value-type="float" office:value="6.22354748399309" calcext:value-type="float">
            <text:p>6.22</text:p>
          </table:table-cell>
          <table:table-cell table:number-columns-repeated="1005"/>
        </table:table-row>
        <table:table-row table:style-name="ro1">
          <table:table-cell office:value-type="float" office:value="7430466" calcext:value-type="float">
            <text:p>7430466</text:p>
          </table:table-cell>
          <table:table-cell office:value-type="float" office:value="-21.4000259810457" calcext:value-type="float">
            <text:p>-21.400025981</text:p>
          </table:table-cell>
          <table:table-cell office:value-type="float" office:value="21.1723928514821" calcext:value-type="float">
            <text:p>21.1723928515</text:p>
          </table:table-cell>
          <table:table-cell office:value-type="float" office:value="2.04486301485344" calcext:value-type="float">
            <text:p>2.0448630149</text:p>
          </table:table-cell>
          <table:table-cell office:value-type="float" office:value="-0.05" calcext:value-type="float">
            <text:p>-0.05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1.519" calcext:value-type="float">
            <text:p>11.519</text:p>
          </table:table-cell>
          <table:table-cell/>
          <table:table-cell table:formula="of:=DEGREES(ACOS(COS(RADIANS([.B99]))*COS(RADIANS([.C99]))))" office:value-type="float" office:value="29.7490002442791" calcext:value-type="float">
            <text:p>29.75</text:p>
          </table:table-cell>
          <table:table-cell table:formula="of:=SQRT([.E99]^2+[.F99]^2)" office:value-type="float" office:value="0.120830459735946" calcext:value-type="float">
            <text:p>0.12</text:p>
          </table:table-cell>
          <table:table-cell table:formula="of:=DEGREES(ATAN2([.F99]; [.E99]))" office:value-type="float" office:value="-24.4439547804165" calcext:value-type="float">
            <text:p>-24.44</text:p>
          </table:table-cell>
          <table:table-cell table:style-name="ce3" table:formula="of:=0.3*[.J99]" office:value-type="float" office:value="8.92470007328372" calcext:value-type="float">
            <text:p>8.92</text:p>
          </table:table-cell>
          <table:table-cell table:style-name="ce3" table:formula="of:=DEGREES(ATAN( (-SIN (RADIANS ([.C99])) * COS(RADIANS([.B99]))) / (COS (RADIANS ([.C99])) * SIN(RADIANS([.B99]))) ))" office:value-type="float" office:value="44.6635289520494" calcext:value-type="float">
            <text:p>44.66</text:p>
          </table:table-cell>
          <table:table-cell table:style-name="ce3" table:formula="of:=SQRT([.R99]^2+[.S99]^2)" office:value-type="float" office:value="8.96850061816646" calcext:value-type="float">
            <text:p>8.97</text:p>
          </table:table-cell>
          <table:table-cell table:style-name="ce3" table:formula="of:=DEGREES(ATAN2([.S99];[.R99]))" office:value-type="float" office:value="46.0576686704623" calcext:value-type="float">
            <text:p>46.06</text:p>
          </table:table-cell>
          <table:table-cell table:style-name="ce3"/>
          <table:table-cell table:style-name="ce3" table:formula="of:=[.K99]*COS(RADIANS([.L99]))+[.M99]*COS(RADIANS([.N99]))" office:value-type="float" office:value="6.45766676536776" calcext:value-type="float">
            <text:p>6.46</text:p>
          </table:table-cell>
          <table:table-cell table:style-name="ce3" table:formula="of:=[.K99]*SIN(RADIANS([.L99]))+[.M99]*SIN(RADIANS([.N99]))" office:value-type="float" office:value="6.22354748399309" calcext:value-type="float">
            <text:p>6.22</text:p>
          </table:table-cell>
          <table:table-cell table:number-columns-repeated="1005"/>
        </table:table-row>
        <table:table-row table:style-name="ro1">
          <table:table-cell office:value-type="float" office:value="7430716" calcext:value-type="float">
            <text:p>7430716</text:p>
          </table:table-cell>
          <table:table-cell office:value-type="float" office:value="-21.405380849355" calcext:value-type="float">
            <text:p>-21.4053808494</text:p>
          </table:table-cell>
          <table:table-cell office:value-type="float" office:value="21.191271494348" calcext:value-type="float">
            <text:p>21.1912714943</text:p>
          </table:table-cell>
          <table:table-cell office:value-type="float" office:value="2.03881893776821" calcext:value-type="float">
            <text:p>2.0388189378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1.554" calcext:value-type="float">
            <text:p>11.554</text:p>
          </table:table-cell>
          <table:table-cell/>
          <table:table-cell table:formula="of:=DEGREES(ACOS(COS(RADIANS([.B100]))*COS(RADIANS([.C100]))))" office:value-type="float" office:value="29.7654673740328" calcext:value-type="float">
            <text:p>29.77</text:p>
          </table:table-cell>
          <table:table-cell table:formula="of:=SQRT([.E100]^2+[.F100]^2)" office:value-type="float" office:value="0.116619037896906" calcext:value-type="float">
            <text:p>0.12</text:p>
          </table:table-cell>
          <table:table-cell table:formula="of:=DEGREES(ATAN2([.F100]; [.E100]))" office:value-type="float" office:value="-30.9637565320735" calcext:value-type="float">
            <text:p>-30.96</text:p>
          </table:table-cell>
          <table:table-cell table:style-name="ce3" table:formula="of:=0.3*[.J100]" office:value-type="float" office:value="8.92964021220985" calcext:value-type="float">
            <text:p>8.93</text:p>
          </table:table-cell>
          <table:table-cell table:style-name="ce3" table:formula="of:=DEGREES(ATAN( (-SIN (RADIANS ([.C100])) * COS(RADIANS([.B100]))) / (COS (RADIANS ([.C100])) * SIN(RADIANS([.B100]))) ))" office:value-type="float" office:value="44.6836639263118" calcext:value-type="float">
            <text:p>44.68</text:p>
          </table:table-cell>
          <table:table-cell table:style-name="ce3" table:formula="of:=SQRT([.R100]^2+[.S100]^2)" office:value-type="float" office:value="8.9592610716256" calcext:value-type="float">
            <text:p>8.96</text:p>
          </table:table-cell>
          <table:table-cell table:style-name="ce3" table:formula="of:=DEGREES(ATAN2([.S100];[.R100]))" office:value-type="float" office:value="46.0388736704194" calcext:value-type="float">
            <text:p>46.04</text:p>
          </table:table-cell>
          <table:table-cell table:style-name="ce3"/>
          <table:table-cell table:style-name="ce3" table:formula="of:=[.K100]*COS(RADIANS([.L100]))+[.M100]*COS(RADIANS([.N100]))" office:value-type="float" office:value="6.44897415214143" calcext:value-type="float">
            <text:p>6.45</text:p>
          </table:table-cell>
          <table:table-cell table:style-name="ce3" table:formula="of:=[.K100]*SIN(RADIANS([.L100]))+[.M100]*SIN(RADIANS([.N100]))" office:value-type="float" office:value="6.21925166998069" calcext:value-type="float">
            <text:p>6.22</text:p>
          </table:table-cell>
          <table:table-cell table:number-columns-repeated="1005"/>
        </table:table-row>
        <table:table-row table:style-name="ro1">
          <table:table-cell office:value-type="float" office:value="7430716" calcext:value-type="float">
            <text:p>7430716</text:p>
          </table:table-cell>
          <table:table-cell office:value-type="float" office:value="-21.405380849355" calcext:value-type="float">
            <text:p>-21.4053808494</text:p>
          </table:table-cell>
          <table:table-cell office:value-type="float" office:value="21.191271494348" calcext:value-type="float">
            <text:p>21.1912714943</text:p>
          </table:table-cell>
          <table:table-cell office:value-type="float" office:value="2.03881893776821" calcext:value-type="float">
            <text:p>2.0388189378</text:p>
          </table:table-cell>
          <table:table-cell office:value-type="float" office:value="-0.06" calcext:value-type="float">
            <text:p>-0.06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1.554" calcext:value-type="float">
            <text:p>11.554</text:p>
          </table:table-cell>
          <table:table-cell/>
          <table:table-cell table:formula="of:=DEGREES(ACOS(COS(RADIANS([.B101]))*COS(RADIANS([.C101]))))" office:value-type="float" office:value="29.7654673740328" calcext:value-type="float">
            <text:p>29.77</text:p>
          </table:table-cell>
          <table:table-cell table:formula="of:=SQRT([.E101]^2+[.F101]^2)" office:value-type="float" office:value="0.116619037896906" calcext:value-type="float">
            <text:p>0.12</text:p>
          </table:table-cell>
          <table:table-cell table:formula="of:=DEGREES(ATAN2([.F101]; [.E101]))" office:value-type="float" office:value="-30.9637565320735" calcext:value-type="float">
            <text:p>-30.96</text:p>
          </table:table-cell>
          <table:table-cell table:style-name="ce3" table:formula="of:=0.3*[.J101]" office:value-type="float" office:value="8.92964021220985" calcext:value-type="float">
            <text:p>8.93</text:p>
          </table:table-cell>
          <table:table-cell table:style-name="ce3" table:formula="of:=DEGREES(ATAN( (-SIN (RADIANS ([.C101])) * COS(RADIANS([.B101]))) / (COS (RADIANS ([.C101])) * SIN(RADIANS([.B101]))) ))" office:value-type="float" office:value="44.6836639263118" calcext:value-type="float">
            <text:p>44.68</text:p>
          </table:table-cell>
          <table:table-cell table:style-name="ce3" table:formula="of:=SQRT([.R101]^2+[.S101]^2)" office:value-type="float" office:value="8.9592610716256" calcext:value-type="float">
            <text:p>8.96</text:p>
          </table:table-cell>
          <table:table-cell table:style-name="ce3" table:formula="of:=DEGREES(ATAN2([.S101];[.R101]))" office:value-type="float" office:value="46.0388736704194" calcext:value-type="float">
            <text:p>46.04</text:p>
          </table:table-cell>
          <table:table-cell table:style-name="ce3"/>
          <table:table-cell table:style-name="ce3" table:formula="of:=[.K101]*COS(RADIANS([.L101]))+[.M101]*COS(RADIANS([.N101]))" office:value-type="float" office:value="6.44897415214143" calcext:value-type="float">
            <text:p>6.45</text:p>
          </table:table-cell>
          <table:table-cell table:style-name="ce3" table:formula="of:=[.K101]*SIN(RADIANS([.L101]))+[.M101]*SIN(RADIANS([.N101]))" office:value-type="float" office:value="6.21925166998069" calcext:value-type="float">
            <text:p>6.22</text:p>
          </table:table-cell>
          <table:table-cell table:number-columns-repeated="1005"/>
        </table:table-row>
        <table:table-row table:style-name="ro1">
          <table:table-cell office:value-type="float" office:value="7430967" calcext:value-type="float">
            <text:p>7430967</text:p>
          </table:table-cell>
          <table:table-cell office:value-type="float" office:value="-21.5094883002316" calcext:value-type="float">
            <text:p>-21.5094883002</text:p>
          </table:table-cell>
          <table:table-cell office:value-type="float" office:value="21.1688155399043" calcext:value-type="float">
            <text:p>21.1688155399</text:p>
          </table:table-cell>
          <table:table-cell office:value-type="float" office:value="1.98074546779359" calcext:value-type="float">
            <text:p>1.98074546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1.589" calcext:value-type="float">
            <text:p>11.589</text:p>
          </table:table-cell>
          <table:table-cell/>
          <table:table-cell table:formula="of:=DEGREES(ACOS(COS(RADIANS([.B102]))*COS(RADIANS([.C102]))))" office:value-type="float" office:value="29.8217388131894" calcext:value-type="float">
            <text:p>29.82</text:p>
          </table:table-cell>
          <table:table-cell table:formula="of:=SQRT([.E102]^2+[.F102]^2)" office:value-type="float" office:value="0.106301458127346" calcext:value-type="float">
            <text:p>0.11</text:p>
          </table:table-cell>
          <table:table-cell table:formula="of:=DEGREES(ATAN2([.F102]; [.E102]))" office:value-type="float" office:value="-41.1859251657097" calcext:value-type="float">
            <text:p>-41.19</text:p>
          </table:table-cell>
          <table:table-cell table:style-name="ce3" table:formula="of:=0.3*[.J102]" office:value-type="float" office:value="8.94652164395683" calcext:value-type="float">
            <text:p>8.95</text:p>
          </table:table-cell>
          <table:table-cell table:style-name="ce3" table:formula="of:=DEGREES(ATAN( (-SIN (RADIANS ([.C102])) * COS(RADIANS([.B102]))) / (COS (RADIANS ([.C102])) * SIN(RADIANS([.B102]))) ))" office:value-type="float" office:value="44.4974606893694" calcext:value-type="float">
            <text:p>44.50</text:p>
          </table:table-cell>
          <table:table-cell table:style-name="ce3" table:formula="of:=SQRT([.R102]^2+[.S102]^2)" office:value-type="float" office:value="8.95515009874972" calcext:value-type="float">
            <text:p>8.96</text:p>
          </table:table-cell>
          <table:table-cell table:style-name="ce3" table:formula="of:=DEGREES(ATAN2([.S102];[.R102]))" office:value-type="float" office:value="46.1807512555549" calcext:value-type="float">
            <text:p>46.18</text:p>
          </table:table-cell>
          <table:table-cell table:style-name="ce3"/>
          <table:table-cell table:style-name="ce3" table:formula="of:=[.K102]*COS(RADIANS([.L102]))+[.M102]*COS(RADIANS([.N102]))" office:value-type="float" office:value="6.46138848787892" calcext:value-type="float">
            <text:p>6.46</text:p>
          </table:table-cell>
          <table:table-cell table:style-name="ce3" table:formula="of:=[.K102]*SIN(RADIANS([.L102]))+[.M102]*SIN(RADIANS([.N102]))" office:value-type="float" office:value="6.20041709079662" calcext:value-type="float">
            <text:p>6.20</text:p>
          </table:table-cell>
          <table:table-cell table:number-columns-repeated="1005"/>
        </table:table-row>
        <table:table-row table:style-name="ro1">
          <table:table-cell office:value-type="float" office:value="7430967" calcext:value-type="float">
            <text:p>7430967</text:p>
          </table:table-cell>
          <table:table-cell office:value-type="float" office:value="-21.5094883002316" calcext:value-type="float">
            <text:p>-21.5094883002</text:p>
          </table:table-cell>
          <table:table-cell office:value-type="float" office:value="21.1688155399043" calcext:value-type="float">
            <text:p>21.1688155399</text:p>
          </table:table-cell>
          <table:table-cell office:value-type="float" office:value="1.98074546779359" calcext:value-type="float">
            <text:p>1.98074546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1.589" calcext:value-type="float">
            <text:p>11.589</text:p>
          </table:table-cell>
          <table:table-cell/>
          <table:table-cell table:formula="of:=DEGREES(ACOS(COS(RADIANS([.B103]))*COS(RADIANS([.C103]))))" office:value-type="float" office:value="29.8217388131894" calcext:value-type="float">
            <text:p>29.82</text:p>
          </table:table-cell>
          <table:table-cell table:formula="of:=SQRT([.E103]^2+[.F103]^2)" office:value-type="float" office:value="0.106301458127346" calcext:value-type="float">
            <text:p>0.11</text:p>
          </table:table-cell>
          <table:table-cell table:formula="of:=DEGREES(ATAN2([.F103]; [.E103]))" office:value-type="float" office:value="-41.1859251657097" calcext:value-type="float">
            <text:p>-41.19</text:p>
          </table:table-cell>
          <table:table-cell table:style-name="ce3" table:formula="of:=0.3*[.J103]" office:value-type="float" office:value="8.94652164395683" calcext:value-type="float">
            <text:p>8.95</text:p>
          </table:table-cell>
          <table:table-cell table:style-name="ce3" table:formula="of:=DEGREES(ATAN( (-SIN (RADIANS ([.C103])) * COS(RADIANS([.B103]))) / (COS (RADIANS ([.C103])) * SIN(RADIANS([.B103]))) ))" office:value-type="float" office:value="44.4974606893694" calcext:value-type="float">
            <text:p>44.50</text:p>
          </table:table-cell>
          <table:table-cell table:style-name="ce3" table:formula="of:=SQRT([.R103]^2+[.S103]^2)" office:value-type="float" office:value="8.95515009874972" calcext:value-type="float">
            <text:p>8.96</text:p>
          </table:table-cell>
          <table:table-cell table:style-name="ce3" table:formula="of:=DEGREES(ATAN2([.S103];[.R103]))" office:value-type="float" office:value="46.1807512555549" calcext:value-type="float">
            <text:p>46.18</text:p>
          </table:table-cell>
          <table:table-cell table:style-name="ce3"/>
          <table:table-cell table:style-name="ce3" table:formula="of:=[.K103]*COS(RADIANS([.L103]))+[.M103]*COS(RADIANS([.N103]))" office:value-type="float" office:value="6.46138848787892" calcext:value-type="float">
            <text:p>6.46</text:p>
          </table:table-cell>
          <table:table-cell table:style-name="ce3" table:formula="of:=[.K103]*SIN(RADIANS([.L103]))+[.M103]*SIN(RADIANS([.N103]))" office:value-type="float" office:value="6.20041709079662" calcext:value-type="float">
            <text:p>6.20</text:p>
          </table:table-cell>
          <table:table-cell table:number-columns-repeated="1005"/>
        </table:table-row>
        <table:table-row table:style-name="ro1">
          <table:table-cell office:value-type="float" office:value="7431217" calcext:value-type="float">
            <text:p>7431217</text:p>
          </table:table-cell>
          <table:table-cell office:value-type="float" office:value="-21.5671743704142" calcext:value-type="float">
            <text:p>-21.5671743704</text:p>
          </table:table-cell>
          <table:table-cell office:value-type="float" office:value="21.2765668967031" calcext:value-type="float">
            <text:p>21.2765668967</text:p>
          </table:table-cell>
          <table:table-cell office:value-type="float" office:value="1.96445845483087" calcext:value-type="float">
            <text:p>1.964458454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24" calcext:value-type="float">
            <text:p>11.624</text:p>
          </table:table-cell>
          <table:table-cell/>
          <table:table-cell table:formula="of:=DEGREES(ACOS(COS(RADIANS([.B104]))*COS(RADIANS([.C104]))))" office:value-type="float" office:value="29.9342005270624" calcext:value-type="float">
            <text:p>29.93</text:p>
          </table:table-cell>
          <table:table-cell table:formula="of:=SQRT([.E104]^2+[.F104]^2)" office:value-type="float" office:value="0.0921954445729289" calcext:value-type="float">
            <text:p>0.09</text:p>
          </table:table-cell>
          <table:table-cell table:formula="of:=DEGREES(ATAN2([.F104]; [.E104]))" office:value-type="float" office:value="-49.3987053549955" calcext:value-type="float">
            <text:p>-49.40</text:p>
          </table:table-cell>
          <table:table-cell table:style-name="ce3" table:formula="of:=0.3*[.J104]" office:value-type="float" office:value="8.98026015811872" calcext:value-type="float">
            <text:p>8.98</text:p>
          </table:table-cell>
          <table:table-cell table:style-name="ce3" table:formula="of:=DEGREES(ATAN( (-SIN (RADIANS ([.C104])) * COS(RADIANS([.B104]))) / (COS (RADIANS ([.C104])) * SIN(RADIANS([.B104]))) ))" office:value-type="float" office:value="44.57264661551" calcext:value-type="float">
            <text:p>44.57</text:p>
          </table:table-cell>
          <table:table-cell table:style-name="ce3" table:formula="of:=SQRT([.R104]^2+[.S104]^2)" office:value-type="float" office:value="8.97434622839582" calcext:value-type="float">
            <text:p>8.97</text:p>
          </table:table-cell>
          <table:table-cell table:style-name="ce3" table:formula="of:=DEGREES(ATAN2([.S104];[.R104]))" office:value-type="float" office:value="46.0145625117123" calcext:value-type="float">
            <text:p>46.01</text:p>
          </table:table-cell>
          <table:table-cell table:style-name="ce3"/>
          <table:table-cell table:style-name="ce3" table:formula="of:=[.K104]*COS(RADIANS([.L104]))+[.M104]*COS(RADIANS([.N104]))" office:value-type="float" office:value="6.45718869917558" calcext:value-type="float">
            <text:p>6.46</text:p>
          </table:table-cell>
          <table:table-cell table:style-name="ce3" table:formula="of:=[.K104]*SIN(RADIANS([.L104]))+[.M104]*SIN(RADIANS([.N104]))" office:value-type="float" office:value="6.23246374480922" calcext:value-type="float">
            <text:p>6.23</text:p>
          </table:table-cell>
          <table:table-cell table:number-columns-repeated="1005"/>
        </table:table-row>
        <table:table-row table:style-name="ro1">
          <table:table-cell office:value-type="float" office:value="7431217" calcext:value-type="float">
            <text:p>7431217</text:p>
          </table:table-cell>
          <table:table-cell office:value-type="float" office:value="-21.5671743704142" calcext:value-type="float">
            <text:p>-21.5671743704</text:p>
          </table:table-cell>
          <table:table-cell office:value-type="float" office:value="21.2765668967031" calcext:value-type="float">
            <text:p>21.2765668967</text:p>
          </table:table-cell>
          <table:table-cell office:value-type="float" office:value="1.96445845483087" calcext:value-type="float">
            <text:p>1.964458454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24" calcext:value-type="float">
            <text:p>11.624</text:p>
          </table:table-cell>
          <table:table-cell/>
          <table:table-cell table:formula="of:=DEGREES(ACOS(COS(RADIANS([.B105]))*COS(RADIANS([.C105]))))" office:value-type="float" office:value="29.9342005270624" calcext:value-type="float">
            <text:p>29.93</text:p>
          </table:table-cell>
          <table:table-cell table:formula="of:=SQRT([.E105]^2+[.F105]^2)" office:value-type="float" office:value="0.0921954445729289" calcext:value-type="float">
            <text:p>0.09</text:p>
          </table:table-cell>
          <table:table-cell table:formula="of:=DEGREES(ATAN2([.F105]; [.E105]))" office:value-type="float" office:value="-49.3987053549955" calcext:value-type="float">
            <text:p>-49.40</text:p>
          </table:table-cell>
          <table:table-cell table:style-name="ce3" table:formula="of:=0.3*[.J105]" office:value-type="float" office:value="8.98026015811872" calcext:value-type="float">
            <text:p>8.98</text:p>
          </table:table-cell>
          <table:table-cell table:style-name="ce3" table:formula="of:=DEGREES(ATAN( (-SIN (RADIANS ([.C105])) * COS(RADIANS([.B105]))) / (COS (RADIANS ([.C105])) * SIN(RADIANS([.B105]))) ))" office:value-type="float" office:value="44.57264661551" calcext:value-type="float">
            <text:p>44.57</text:p>
          </table:table-cell>
          <table:table-cell table:style-name="ce3" table:formula="of:=SQRT([.R105]^2+[.S105]^2)" office:value-type="float" office:value="8.97434622839582" calcext:value-type="float">
            <text:p>8.97</text:p>
          </table:table-cell>
          <table:table-cell table:style-name="ce3" table:formula="of:=DEGREES(ATAN2([.S105];[.R105]))" office:value-type="float" office:value="46.0145625117123" calcext:value-type="float">
            <text:p>46.01</text:p>
          </table:table-cell>
          <table:table-cell table:style-name="ce3"/>
          <table:table-cell table:style-name="ce3" table:formula="of:=[.K105]*COS(RADIANS([.L105]))+[.M105]*COS(RADIANS([.N105]))" office:value-type="float" office:value="6.45718869917558" calcext:value-type="float">
            <text:p>6.46</text:p>
          </table:table-cell>
          <table:table-cell table:style-name="ce3" table:formula="of:=[.K105]*SIN(RADIANS([.L105]))+[.M105]*SIN(RADIANS([.N105]))" office:value-type="float" office:value="6.23246374480922" calcext:value-type="float">
            <text:p>6.23</text:p>
          </table:table-cell>
          <table:table-cell table:number-columns-repeated="1005"/>
        </table:table-row>
        <table:table-row table:style-name="ro1">
          <table:table-cell office:value-type="float" office:value="7431467" calcext:value-type="float">
            <text:p>7431467</text:p>
          </table:table-cell>
          <table:table-cell office:value-type="float" office:value="-21.6122484962944" calcext:value-type="float">
            <text:p>-21.6122484963</text:p>
          </table:table-cell>
          <table:table-cell office:value-type="float" office:value="21.3679036013791" calcext:value-type="float">
            <text:p>21.3679036014</text:p>
          </table:table-cell>
          <table:table-cell office:value-type="float" office:value="1.97389841659406" calcext:value-type="float">
            <text:p>1.973898416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6" calcext:value-type="float">
            <text:p>11.66</text:p>
          </table:table-cell>
          <table:table-cell/>
          <table:table-cell table:formula="of:=DEGREES(ACOS(COS(RADIANS([.B106]))*COS(RADIANS([.C106]))))" office:value-type="float" office:value="30.0269175744135" calcext:value-type="float">
            <text:p>30.03</text:p>
          </table:table-cell>
          <table:table-cell table:formula="of:=SQRT([.E106]^2+[.F106]^2)" office:value-type="float" office:value="0.0860232526704263" calcext:value-type="float">
            <text:p>0.09</text:p>
          </table:table-cell>
          <table:table-cell table:formula="of:=DEGREES(ATAN2([.F106]; [.E106]))" office:value-type="float" office:value="-54.4623222080256" calcext:value-type="float">
            <text:p>-54.46</text:p>
          </table:table-cell>
          <table:table-cell table:style-name="ce3" table:formula="of:=0.3*[.J106]" office:value-type="float" office:value="9.00807527232405" calcext:value-type="float">
            <text:p>9.01</text:p>
          </table:table-cell>
          <table:table-cell table:style-name="ce3" table:formula="of:=DEGREES(ATAN( (-SIN (RADIANS ([.C106])) * COS(RADIANS([.B106]))) / (COS (RADIANS ([.C106])) * SIN(RADIANS([.B106]))) ))" office:value-type="float" office:value="44.6415947634469" calcext:value-type="float">
            <text:p>44.64</text:p>
          </table:table-cell>
          <table:table-cell table:style-name="ce3" table:formula="of:=SQRT([.R106]^2+[.S106]^2)" office:value-type="float" office:value="8.9948652506529" calcext:value-type="float">
            <text:p>8.99</text:p>
          </table:table-cell>
          <table:table-cell table:style-name="ce3" table:formula="of:=DEGREES(ATAN2([.S106];[.R106]))" office:value-type="float" office:value="45.8994643595551" calcext:value-type="float">
            <text:p>45.90</text:p>
          </table:table-cell>
          <table:table-cell table:style-name="ce3"/>
          <table:table-cell table:style-name="ce3" table:formula="of:=[.K106]*COS(RADIANS([.L106]))+[.M106]*COS(RADIANS([.N106]))" office:value-type="float" office:value="6.4593907616008" calcext:value-type="float">
            <text:p>6.46</text:p>
          </table:table-cell>
          <table:table-cell table:style-name="ce3" table:formula="of:=[.K106]*SIN(RADIANS([.L106]))+[.M106]*SIN(RADIANS([.N106]))" office:value-type="float" office:value="6.25970221866419" calcext:value-type="float">
            <text:p>6.26</text:p>
          </table:table-cell>
          <table:table-cell table:number-columns-repeated="1005"/>
        </table:table-row>
        <table:table-row table:style-name="ro1">
          <table:table-cell office:value-type="float" office:value="7431467" calcext:value-type="float">
            <text:p>7431467</text:p>
          </table:table-cell>
          <table:table-cell office:value-type="float" office:value="-21.6122484962944" calcext:value-type="float">
            <text:p>-21.6122484963</text:p>
          </table:table-cell>
          <table:table-cell office:value-type="float" office:value="21.3679036013791" calcext:value-type="float">
            <text:p>21.3679036014</text:p>
          </table:table-cell>
          <table:table-cell office:value-type="float" office:value="1.97389841659406" calcext:value-type="float">
            <text:p>1.973898416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6" calcext:value-type="float">
            <text:p>11.66</text:p>
          </table:table-cell>
          <table:table-cell/>
          <table:table-cell table:formula="of:=DEGREES(ACOS(COS(RADIANS([.B107]))*COS(RADIANS([.C107]))))" office:value-type="float" office:value="30.0269175744135" calcext:value-type="float">
            <text:p>30.03</text:p>
          </table:table-cell>
          <table:table-cell table:formula="of:=SQRT([.E107]^2+[.F107]^2)" office:value-type="float" office:value="0.0860232526704263" calcext:value-type="float">
            <text:p>0.09</text:p>
          </table:table-cell>
          <table:table-cell table:formula="of:=DEGREES(ATAN2([.F107]; [.E107]))" office:value-type="float" office:value="-54.4623222080256" calcext:value-type="float">
            <text:p>-54.46</text:p>
          </table:table-cell>
          <table:table-cell table:style-name="ce3" table:formula="of:=0.3*[.J107]" office:value-type="float" office:value="9.00807527232405" calcext:value-type="float">
            <text:p>9.01</text:p>
          </table:table-cell>
          <table:table-cell table:style-name="ce3" table:formula="of:=DEGREES(ATAN( (-SIN (RADIANS ([.C107])) * COS(RADIANS([.B107]))) / (COS (RADIANS ([.C107])) * SIN(RADIANS([.B107]))) ))" office:value-type="float" office:value="44.6415947634469" calcext:value-type="float">
            <text:p>44.64</text:p>
          </table:table-cell>
          <table:table-cell table:style-name="ce3" table:formula="of:=SQRT([.R107]^2+[.S107]^2)" office:value-type="float" office:value="8.9948652506529" calcext:value-type="float">
            <text:p>8.99</text:p>
          </table:table-cell>
          <table:table-cell table:style-name="ce3" table:formula="of:=DEGREES(ATAN2([.S107];[.R107]))" office:value-type="float" office:value="45.8994643595551" calcext:value-type="float">
            <text:p>45.90</text:p>
          </table:table-cell>
          <table:table-cell table:style-name="ce3"/>
          <table:table-cell table:style-name="ce3" table:formula="of:=[.K107]*COS(RADIANS([.L107]))+[.M107]*COS(RADIANS([.N107]))" office:value-type="float" office:value="6.4593907616008" calcext:value-type="float">
            <text:p>6.46</text:p>
          </table:table-cell>
          <table:table-cell table:style-name="ce3" table:formula="of:=[.K107]*SIN(RADIANS([.L107]))+[.M107]*SIN(RADIANS([.N107]))" office:value-type="float" office:value="6.25970221866419" calcext:value-type="float">
            <text:p>6.26</text:p>
          </table:table-cell>
          <table:table-cell table:number-columns-repeated="1005"/>
        </table:table-row>
        <table:table-row table:style-name="ro1">
          <table:table-cell office:value-type="float" office:value="7431716" calcext:value-type="float">
            <text:p>7431716</text:p>
          </table:table-cell>
          <table:table-cell office:value-type="float" office:value="-21.6619500753373" calcext:value-type="float">
            <text:p>-21.6619500753</text:p>
          </table:table-cell>
          <table:table-cell office:value-type="float" office:value="21.415988133136" calcext:value-type="float">
            <text:p>21.4159881331</text:p>
          </table:table-cell>
          <table:table-cell office:value-type="float" office:value="1.98856731505372" calcext:value-type="float">
            <text:p>1.988567315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96" calcext:value-type="float">
            <text:p>11.696</text:p>
          </table:table-cell>
          <table:table-cell/>
          <table:table-cell table:formula="of:=DEGREES(ACOS(COS(RADIANS([.B108]))*COS(RADIANS([.C108]))))" office:value-type="float" office:value="30.0935294676886" calcext:value-type="float">
            <text:p>30.09</text:p>
          </table:table-cell>
          <table:table-cell table:formula="of:=SQRT([.E108]^2+[.F108]^2)" office:value-type="float" office:value="0.0894427190999916" calcext:value-type="float">
            <text:p>0.09</text:p>
          </table:table-cell>
          <table:table-cell table:formula="of:=DEGREES(ATAN2([.F108]; [.E108]))" office:value-type="float" office:value="-63.434948822922" calcext:value-type="float">
            <text:p>-63.43</text:p>
          </table:table-cell>
          <table:table-cell table:style-name="ce3" table:formula="of:=0.3*[.J108]" office:value-type="float" office:value="9.02805884030659" calcext:value-type="float">
            <text:p>9.03</text:p>
          </table:table-cell>
          <table:table-cell table:style-name="ce3" table:formula="of:=DEGREES(ATAN( (-SIN (RADIANS ([.C108])) * COS(RADIANS([.B108]))) / (COS (RADIANS ([.C108])) * SIN(RADIANS([.B108]))) ))" office:value-type="float" office:value="44.6398819584865" calcext:value-type="float">
            <text:p>44.64</text:p>
          </table:table-cell>
          <table:table-cell table:style-name="ce3" table:formula="of:=SQRT([.R108]^2+[.S108]^2)" office:value-type="float" office:value="9.00071008423747" calcext:value-type="float">
            <text:p>9.00</text:p>
          </table:table-cell>
          <table:table-cell table:style-name="ce3" table:formula="of:=DEGREES(ATAN2([.S108];[.R108]))" office:value-type="float" office:value="45.9013942417461" calcext:value-type="float">
            <text:p>45.90</text:p>
          </table:table-cell>
          <table:table-cell table:style-name="ce3"/>
          <table:table-cell table:style-name="ce3" table:formula="of:=[.K108]*COS(RADIANS([.L108]))+[.M108]*COS(RADIANS([.N108]))" office:value-type="float" office:value="6.46379902990525" calcext:value-type="float">
            <text:p>6.46</text:p>
          </table:table-cell>
          <table:table-cell table:style-name="ce3" table:formula="of:=[.K108]*SIN(RADIANS([.L108]))+[.M108]*SIN(RADIANS([.N108]))" office:value-type="float" office:value="6.26355203710244" calcext:value-type="float">
            <text:p>6.26</text:p>
          </table:table-cell>
          <table:table-cell table:number-columns-repeated="1005"/>
        </table:table-row>
        <table:table-row table:style-name="ro1">
          <table:table-cell office:value-type="float" office:value="7431716" calcext:value-type="float">
            <text:p>7431716</text:p>
          </table:table-cell>
          <table:table-cell office:value-type="float" office:value="-21.6619500753373" calcext:value-type="float">
            <text:p>-21.6619500753</text:p>
          </table:table-cell>
          <table:table-cell office:value-type="float" office:value="21.415988133136" calcext:value-type="float">
            <text:p>21.4159881331</text:p>
          </table:table-cell>
          <table:table-cell office:value-type="float" office:value="1.98856731505372" calcext:value-type="float">
            <text:p>1.988567315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4" calcext:value-type="float">
            <text:p>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1.696" calcext:value-type="float">
            <text:p>11.696</text:p>
          </table:table-cell>
          <table:table-cell/>
          <table:table-cell table:formula="of:=DEGREES(ACOS(COS(RADIANS([.B109]))*COS(RADIANS([.C109]))))" office:value-type="float" office:value="30.0935294676886" calcext:value-type="float">
            <text:p>30.09</text:p>
          </table:table-cell>
          <table:table-cell table:formula="of:=SQRT([.E109]^2+[.F109]^2)" office:value-type="float" office:value="0.0894427190999916" calcext:value-type="float">
            <text:p>0.09</text:p>
          </table:table-cell>
          <table:table-cell table:formula="of:=DEGREES(ATAN2([.F109]; [.E109]))" office:value-type="float" office:value="-63.434948822922" calcext:value-type="float">
            <text:p>-63.43</text:p>
          </table:table-cell>
          <table:table-cell table:style-name="ce3" table:formula="of:=0.3*[.J109]" office:value-type="float" office:value="9.02805884030659" calcext:value-type="float">
            <text:p>9.03</text:p>
          </table:table-cell>
          <table:table-cell table:style-name="ce3" table:formula="of:=DEGREES(ATAN( (-SIN (RADIANS ([.C109])) * COS(RADIANS([.B109]))) / (COS (RADIANS ([.C109])) * SIN(RADIANS([.B109]))) ))" office:value-type="float" office:value="44.6398819584865" calcext:value-type="float">
            <text:p>44.64</text:p>
          </table:table-cell>
          <table:table-cell table:style-name="ce3" table:formula="of:=SQRT([.R109]^2+[.S109]^2)" office:value-type="float" office:value="9.00071008423747" calcext:value-type="float">
            <text:p>9.00</text:p>
          </table:table-cell>
          <table:table-cell table:style-name="ce3" table:formula="of:=DEGREES(ATAN2([.S109];[.R109]))" office:value-type="float" office:value="45.9013942417461" calcext:value-type="float">
            <text:p>45.90</text:p>
          </table:table-cell>
          <table:table-cell table:style-name="ce3"/>
          <table:table-cell table:style-name="ce3" table:formula="of:=[.K109]*COS(RADIANS([.L109]))+[.M109]*COS(RADIANS([.N109]))" office:value-type="float" office:value="6.46379902990525" calcext:value-type="float">
            <text:p>6.46</text:p>
          </table:table-cell>
          <table:table-cell table:style-name="ce3" table:formula="of:=[.K109]*SIN(RADIANS([.L109]))+[.M109]*SIN(RADIANS([.N109]))" office:value-type="float" office:value="6.26355203710244" calcext:value-type="float">
            <text:p>6.26</text:p>
          </table:table-cell>
          <table:table-cell table:number-columns-repeated="1005"/>
        </table:table-row>
        <table:table-row table:style-name="ro1">
          <table:table-cell office:value-type="float" office:value="7431966" calcext:value-type="float">
            <text:p>7431966</text:p>
          </table:table-cell>
          <table:table-cell office:value-type="float" office:value="-21.7412946753781" calcext:value-type="float">
            <text:p>-21.7412946754</text:p>
          </table:table-cell>
          <table:table-cell office:value-type="float" office:value="21.4585607022327" calcext:value-type="float">
            <text:p>21.4585607022</text:p>
          </table:table-cell>
          <table:table-cell office:value-type="float" office:value="1.9917990617482" calcext:value-type="float">
            <text:p>1.991799061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731" calcext:value-type="float">
            <text:p>11.731</text:p>
          </table:table-cell>
          <table:table-cell/>
          <table:table-cell table:formula="of:=DEGREES(ACOS(COS(RADIANS([.B110]))*COS(RADIANS([.C110]))))" office:value-type="float" office:value="30.176722732366" calcext:value-type="float">
            <text:p>30.18</text:p>
          </table:table-cell>
          <table:table-cell table:formula="of:=SQRT([.E110]^2+[.F110]^2)" office:value-type="float" office:value="0.0854400374531753" calcext:value-type="float">
            <text:p>0.09</text:p>
          </table:table-cell>
          <table:table-cell table:formula="of:=DEGREES(ATAN2([.F110]; [.E110]))" office:value-type="float" office:value="-69.4439547804165" calcext:value-type="float">
            <text:p>-69.44</text:p>
          </table:table-cell>
          <table:table-cell table:style-name="ce3" table:formula="of:=0.3*[.J110]" office:value-type="float" office:value="9.05301681970979" calcext:value-type="float">
            <text:p>9.05</text:p>
          </table:table-cell>
          <table:table-cell table:style-name="ce3" table:formula="of:=DEGREES(ATAN( (-SIN (RADIANS ([.C110])) * COS(RADIANS([.B110]))) / (COS (RADIANS ([.C110])) * SIN(RADIANS([.B110]))) ))" office:value-type="float" office:value="44.5869843199469" calcext:value-type="float">
            <text:p>44.59</text:p>
          </table:table-cell>
          <table:table-cell table:style-name="ce3" table:formula="of:=SQRT([.R110]^2+[.S110]^2)" office:value-type="float" office:value="9.01856069264282" calcext:value-type="float">
            <text:p>9.02</text:p>
          </table:table-cell>
          <table:table-cell table:style-name="ce3" table:formula="of:=DEGREES(ATAN2([.S110];[.R110]))" office:value-type="float" office:value="45.9087830321134" calcext:value-type="float">
            <text:p>45.91</text:p>
          </table:table-cell>
          <table:table-cell table:style-name="ce3"/>
          <table:table-cell table:style-name="ce3" table:formula="of:=[.K110]*COS(RADIANS([.L110]))+[.M110]*COS(RADIANS([.N110]))" office:value-type="float" office:value="6.47742761125795" calcext:value-type="float">
            <text:p>6.48</text:p>
          </table:table-cell>
          <table:table-cell table:style-name="ce3" table:formula="of:=[.K110]*SIN(RADIANS([.L110]))+[.M110]*SIN(RADIANS([.N110]))" office:value-type="float" office:value="6.2751389233861" calcext:value-type="float">
            <text:p>6.28</text:p>
          </table:table-cell>
          <table:table-cell table:number-columns-repeated="1005"/>
        </table:table-row>
        <table:table-row table:style-name="ro1">
          <table:table-cell office:value-type="float" office:value="7431966" calcext:value-type="float">
            <text:p>7431966</text:p>
          </table:table-cell>
          <table:table-cell office:value-type="float" office:value="-21.7412946753781" calcext:value-type="float">
            <text:p>-21.7412946754</text:p>
          </table:table-cell>
          <table:table-cell office:value-type="float" office:value="21.4585607022327" calcext:value-type="float">
            <text:p>21.4585607022</text:p>
          </table:table-cell>
          <table:table-cell office:value-type="float" office:value="1.9917990617482" calcext:value-type="float">
            <text:p>1.991799061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731" calcext:value-type="float">
            <text:p>11.731</text:p>
          </table:table-cell>
          <table:table-cell/>
          <table:table-cell table:formula="of:=DEGREES(ACOS(COS(RADIANS([.B111]))*COS(RADIANS([.C111]))))" office:value-type="float" office:value="30.176722732366" calcext:value-type="float">
            <text:p>30.18</text:p>
          </table:table-cell>
          <table:table-cell table:formula="of:=SQRT([.E111]^2+[.F111]^2)" office:value-type="float" office:value="0.0854400374531753" calcext:value-type="float">
            <text:p>0.09</text:p>
          </table:table-cell>
          <table:table-cell table:formula="of:=DEGREES(ATAN2([.F111]; [.E111]))" office:value-type="float" office:value="-69.4439547804165" calcext:value-type="float">
            <text:p>-69.44</text:p>
          </table:table-cell>
          <table:table-cell table:style-name="ce3" table:formula="of:=0.3*[.J111]" office:value-type="float" office:value="9.05301681970979" calcext:value-type="float">
            <text:p>9.05</text:p>
          </table:table-cell>
          <table:table-cell table:style-name="ce3" table:formula="of:=DEGREES(ATAN( (-SIN (RADIANS ([.C111])) * COS(RADIANS([.B111]))) / (COS (RADIANS ([.C111])) * SIN(RADIANS([.B111]))) ))" office:value-type="float" office:value="44.5869843199469" calcext:value-type="float">
            <text:p>44.59</text:p>
          </table:table-cell>
          <table:table-cell table:style-name="ce3" table:formula="of:=SQRT([.R111]^2+[.S111]^2)" office:value-type="float" office:value="9.01856069264282" calcext:value-type="float">
            <text:p>9.02</text:p>
          </table:table-cell>
          <table:table-cell table:style-name="ce3" table:formula="of:=DEGREES(ATAN2([.S111];[.R111]))" office:value-type="float" office:value="45.9087830321134" calcext:value-type="float">
            <text:p>45.91</text:p>
          </table:table-cell>
          <table:table-cell table:style-name="ce3"/>
          <table:table-cell table:style-name="ce3" table:formula="of:=[.K111]*COS(RADIANS([.L111]))+[.M111]*COS(RADIANS([.N111]))" office:value-type="float" office:value="6.47742761125795" calcext:value-type="float">
            <text:p>6.48</text:p>
          </table:table-cell>
          <table:table-cell table:style-name="ce3" table:formula="of:=[.K111]*SIN(RADIANS([.L111]))+[.M111]*SIN(RADIANS([.N111]))" office:value-type="float" office:value="6.2751389233861" calcext:value-type="float">
            <text:p>6.28</text:p>
          </table:table-cell>
          <table:table-cell table:number-columns-repeated="1005"/>
        </table:table-row>
        <table:table-row table:style-name="ro1">
          <table:table-cell office:value-type="float" office:value="7432216" calcext:value-type="float">
            <text:p>7432216</text:p>
          </table:table-cell>
          <table:table-cell office:value-type="float" office:value="-21.8420433807303" calcext:value-type="float">
            <text:p>-21.8420433807</text:p>
          </table:table-cell>
          <table:table-cell office:value-type="float" office:value="21.5436272932506" calcext:value-type="float">
            <text:p>21.5436272933</text:p>
          </table:table-cell>
          <table:table-cell office:value-type="float" office:value="1.98847617471699" calcext:value-type="float">
            <text:p>1.988476174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767" calcext:value-type="float">
            <text:p>11.767</text:p>
          </table:table-cell>
          <table:table-cell/>
          <table:table-cell table:formula="of:=DEGREES(ACOS(COS(RADIANS([.B112]))*COS(RADIANS([.C112]))))" office:value-type="float" office:value="30.3033033880382" calcext:value-type="float">
            <text:p>30.30</text:p>
          </table:table-cell>
          <table:table-cell table:formula="of:=SQRT([.E112]^2+[.F112]^2)" office:value-type="float" office:value="0.0854400374531753" calcext:value-type="float">
            <text:p>0.09</text:p>
          </table:table-cell>
          <table:table-cell table:formula="of:=DEGREES(ATAN2([.F112]; [.E112]))" office:value-type="float" office:value="-69.4439547804165" calcext:value-type="float">
            <text:p>-69.44</text:p>
          </table:table-cell>
          <table:table-cell table:style-name="ce3" table:formula="of:=0.3*[.J112]" office:value-type="float" office:value="9.09099101641147" calcext:value-type="float">
            <text:p>9.09</text:p>
          </table:table-cell>
          <table:table-cell table:style-name="ce3" table:formula="of:=DEGREES(ATAN( (-SIN (RADIANS ([.C112])) * COS(RADIANS([.B112]))) / (COS (RADIANS ([.C112])) * SIN(RADIANS([.B112]))) ))" office:value-type="float" office:value="44.5655750328851" calcext:value-type="float">
            <text:p>44.57</text:p>
          </table:table-cell>
          <table:table-cell table:style-name="ce3" table:formula="of:=SQRT([.R112]^2+[.S112]^2)" office:value-type="float" office:value="9.05656274567193" calcext:value-type="float">
            <text:p>9.06</text:p>
          </table:table-cell>
          <table:table-cell table:style-name="ce3" table:formula="of:=DEGREES(ATAN2([.S112];[.R112]))" office:value-type="float" office:value="45.9281942079311" calcext:value-type="float">
            <text:p>45.93</text:p>
          </table:table-cell>
          <table:table-cell table:style-name="ce3"/>
          <table:table-cell table:style-name="ce3" table:formula="of:=[.K112]*COS(RADIANS([.L112]))+[.M112]*COS(RADIANS([.N112]))" office:value-type="float" office:value="6.50685647107932" calcext:value-type="float">
            <text:p>6.51</text:p>
          </table:table-cell>
          <table:table-cell table:style-name="ce3" table:formula="of:=[.K112]*SIN(RADIANS([.L112]))+[.M112]*SIN(RADIANS([.N112]))" office:value-type="float" office:value="6.29937676528923" calcext:value-type="float">
            <text:p>6.30</text:p>
          </table:table-cell>
          <table:table-cell table:number-columns-repeated="1005"/>
        </table:table-row>
        <table:table-row table:style-name="ro1">
          <table:table-cell office:value-type="float" office:value="7432216" calcext:value-type="float">
            <text:p>7432216</text:p>
          </table:table-cell>
          <table:table-cell office:value-type="float" office:value="-21.8420433807303" calcext:value-type="float">
            <text:p>-21.8420433807</text:p>
          </table:table-cell>
          <table:table-cell office:value-type="float" office:value="21.5436272932506" calcext:value-type="float">
            <text:p>21.5436272933</text:p>
          </table:table-cell>
          <table:table-cell office:value-type="float" office:value="1.98847617471699" calcext:value-type="float">
            <text:p>1.9884761747</text:p>
          </table:table-cell>
          <table:table-cell office:value-type="float" office:value="-0.08" calcext:value-type="float">
            <text:p>-0.08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1.767" calcext:value-type="float">
            <text:p>11.767</text:p>
          </table:table-cell>
          <table:table-cell/>
          <table:table-cell table:formula="of:=DEGREES(ACOS(COS(RADIANS([.B113]))*COS(RADIANS([.C113]))))" office:value-type="float" office:value="30.3033033880382" calcext:value-type="float">
            <text:p>30.30</text:p>
          </table:table-cell>
          <table:table-cell table:formula="of:=SQRT([.E113]^2+[.F113]^2)" office:value-type="float" office:value="0.0854400374531753" calcext:value-type="float">
            <text:p>0.09</text:p>
          </table:table-cell>
          <table:table-cell table:formula="of:=DEGREES(ATAN2([.F113]; [.E113]))" office:value-type="float" office:value="-69.4439547804165" calcext:value-type="float">
            <text:p>-69.44</text:p>
          </table:table-cell>
          <table:table-cell table:style-name="ce3" table:formula="of:=0.3*[.J113]" office:value-type="float" office:value="9.09099101641147" calcext:value-type="float">
            <text:p>9.09</text:p>
          </table:table-cell>
          <table:table-cell table:style-name="ce3" table:formula="of:=DEGREES(ATAN( (-SIN (RADIANS ([.C113])) * COS(RADIANS([.B113]))) / (COS (RADIANS ([.C113])) * SIN(RADIANS([.B113]))) ))" office:value-type="float" office:value="44.5655750328851" calcext:value-type="float">
            <text:p>44.57</text:p>
          </table:table-cell>
          <table:table-cell table:style-name="ce3" table:formula="of:=SQRT([.R113]^2+[.S113]^2)" office:value-type="float" office:value="9.05656274567193" calcext:value-type="float">
            <text:p>9.06</text:p>
          </table:table-cell>
          <table:table-cell table:style-name="ce3" table:formula="of:=DEGREES(ATAN2([.S113];[.R113]))" office:value-type="float" office:value="45.9281942079311" calcext:value-type="float">
            <text:p>45.93</text:p>
          </table:table-cell>
          <table:table-cell table:style-name="ce3"/>
          <table:table-cell table:style-name="ce3" table:formula="of:=[.K113]*COS(RADIANS([.L113]))+[.M113]*COS(RADIANS([.N113]))" office:value-type="float" office:value="6.50685647107932" calcext:value-type="float">
            <text:p>6.51</text:p>
          </table:table-cell>
          <table:table-cell table:style-name="ce3" table:formula="of:=[.K113]*SIN(RADIANS([.L113]))+[.M113]*SIN(RADIANS([.N113]))" office:value-type="float" office:value="6.29937676528923" calcext:value-type="float">
            <text:p>6.30</text:p>
          </table:table-cell>
          <table:table-cell table:number-columns-repeated="1005"/>
        </table:table-row>
        <table:table-row table:style-name="ro1">
          <table:table-cell office:value-type="float" office:value="7432466" calcext:value-type="float">
            <text:p>7432466</text:p>
          </table:table-cell>
          <table:table-cell office:value-type="float" office:value="-21.8441300035218" calcext:value-type="float">
            <text:p>-21.8441300035</text:p>
          </table:table-cell>
          <table:table-cell office:value-type="float" office:value="21.6402249511348" calcext:value-type="float">
            <text:p>21.6402249511</text:p>
          </table:table-cell>
          <table:table-cell office:value-type="float" office:value="2.01444711526231" calcext:value-type="float">
            <text:p>2.014447115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02" calcext:value-type="float">
            <text:p>11.802</text:p>
          </table:table-cell>
          <table:table-cell/>
          <table:table-cell table:formula="of:=DEGREES(ACOS(COS(RADIANS([.B114]))*COS(RADIANS([.C114]))))" office:value-type="float" office:value="30.3700593509957" calcext:value-type="float">
            <text:p>30.37</text:p>
          </table:table-cell>
          <table:table-cell table:formula="of:=SQRT([.E114]^2+[.F114]^2)" office:value-type="float" office:value="0.0761577310586391" calcext:value-type="float">
            <text:p>0.08</text:p>
          </table:table-cell>
          <table:table-cell table:formula="of:=DEGREES(ATAN2([.F114]; [.E114]))" office:value-type="float" office:value="-66.8014094863518" calcext:value-type="float">
            <text:p>-66.80</text:p>
          </table:table-cell>
          <table:table-cell table:style-name="ce3" table:formula="of:=0.3*[.J114]" office:value-type="float" office:value="9.11101780529871" calcext:value-type="float">
            <text:p>9.11</text:p>
          </table:table-cell>
          <table:table-cell table:style-name="ce3" table:formula="of:=DEGREES(ATAN( (-SIN (RADIANS ([.C114])) * COS(RADIANS([.B114]))) / (COS (RADIANS ([.C114])) * SIN(RADIANS([.B114]))) ))" office:value-type="float" office:value="44.7036970371845" calcext:value-type="float">
            <text:p>44.70</text:p>
          </table:table-cell>
          <table:table-cell table:style-name="ce3" table:formula="of:=SQRT([.R114]^2+[.S114]^2)" office:value-type="float" office:value="9.08337595297572" calcext:value-type="float">
            <text:p>9.08</text:p>
          </table:table-cell>
          <table:table-cell table:style-name="ce3" table:formula="of:=DEGREES(ATAN2([.S114];[.R114]))" office:value-type="float" office:value="45.7432503442476" calcext:value-type="float">
            <text:p>45.74</text:p>
          </table:table-cell>
          <table:table-cell table:style-name="ce3"/>
          <table:table-cell table:style-name="ce3" table:formula="of:=[.K114]*COS(RADIANS([.L114]))+[.M114]*COS(RADIANS([.N114]))" office:value-type="float" office:value="6.50569312834783" calcext:value-type="float">
            <text:p>6.51</text:p>
          </table:table-cell>
          <table:table-cell table:style-name="ce3" table:formula="of:=[.K114]*SIN(RADIANS([.L114]))+[.M114]*SIN(RADIANS([.N114]))" office:value-type="float" office:value="6.33905952195318" calcext:value-type="float">
            <text:p>6.34</text:p>
          </table:table-cell>
          <table:table-cell table:number-columns-repeated="1005"/>
        </table:table-row>
        <table:table-row table:style-name="ro1">
          <table:table-cell office:value-type="float" office:value="7432466" calcext:value-type="float">
            <text:p>7432466</text:p>
          </table:table-cell>
          <table:table-cell office:value-type="float" office:value="-21.8441300035218" calcext:value-type="float">
            <text:p>-21.8441300035</text:p>
          </table:table-cell>
          <table:table-cell office:value-type="float" office:value="21.6402249511348" calcext:value-type="float">
            <text:p>21.6402249511</text:p>
          </table:table-cell>
          <table:table-cell office:value-type="float" office:value="2.01444711526231" calcext:value-type="float">
            <text:p>2.0144471153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02" calcext:value-type="float">
            <text:p>11.802</text:p>
          </table:table-cell>
          <table:table-cell/>
          <table:table-cell table:formula="of:=DEGREES(ACOS(COS(RADIANS([.B115]))*COS(RADIANS([.C115]))))" office:value-type="float" office:value="30.3700593509957" calcext:value-type="float">
            <text:p>30.37</text:p>
          </table:table-cell>
          <table:table-cell table:formula="of:=SQRT([.E115]^2+[.F115]^2)" office:value-type="float" office:value="0.0761577310586391" calcext:value-type="float">
            <text:p>0.08</text:p>
          </table:table-cell>
          <table:table-cell table:formula="of:=DEGREES(ATAN2([.F115]; [.E115]))" office:value-type="float" office:value="-66.8014094863518" calcext:value-type="float">
            <text:p>-66.80</text:p>
          </table:table-cell>
          <table:table-cell table:style-name="ce3" table:formula="of:=0.3*[.J115]" office:value-type="float" office:value="9.11101780529871" calcext:value-type="float">
            <text:p>9.11</text:p>
          </table:table-cell>
          <table:table-cell table:style-name="ce3" table:formula="of:=DEGREES(ATAN( (-SIN (RADIANS ([.C115])) * COS(RADIANS([.B115]))) / (COS (RADIANS ([.C115])) * SIN(RADIANS([.B115]))) ))" office:value-type="float" office:value="44.7036970371845" calcext:value-type="float">
            <text:p>44.70</text:p>
          </table:table-cell>
          <table:table-cell table:style-name="ce3" table:formula="of:=SQRT([.R115]^2+[.S115]^2)" office:value-type="float" office:value="9.08337595297572" calcext:value-type="float">
            <text:p>9.08</text:p>
          </table:table-cell>
          <table:table-cell table:style-name="ce3" table:formula="of:=DEGREES(ATAN2([.S115];[.R115]))" office:value-type="float" office:value="45.7432503442476" calcext:value-type="float">
            <text:p>45.74</text:p>
          </table:table-cell>
          <table:table-cell table:style-name="ce3"/>
          <table:table-cell table:style-name="ce3" table:formula="of:=[.K115]*COS(RADIANS([.L115]))+[.M115]*COS(RADIANS([.N115]))" office:value-type="float" office:value="6.50569312834783" calcext:value-type="float">
            <text:p>6.51</text:p>
          </table:table-cell>
          <table:table-cell table:style-name="ce3" table:formula="of:=[.K115]*SIN(RADIANS([.L115]))+[.M115]*SIN(RADIANS([.N115]))" office:value-type="float" office:value="6.33905952195318" calcext:value-type="float">
            <text:p>6.34</text:p>
          </table:table-cell>
          <table:table-cell table:number-columns-repeated="1005"/>
        </table:table-row>
        <table:table-row table:style-name="ro1">
          <table:table-cell office:value-type="float" office:value="7432716" calcext:value-type="float">
            <text:p>7432716</text:p>
          </table:table-cell>
          <table:table-cell office:value-type="float" office:value="-21.8881283746077" calcext:value-type="float">
            <text:p>-21.8881283746</text:p>
          </table:table-cell>
          <table:table-cell office:value-type="float" office:value="21.6708532269204" calcext:value-type="float">
            <text:p>21.6708532269</text:p>
          </table:table-cell>
          <table:table-cell office:value-type="float" office:value="2.00347078782269" calcext:value-type="float">
            <text:p>2.00347078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37" calcext:value-type="float">
            <text:p>11.837</text:p>
          </table:table-cell>
          <table:table-cell/>
          <table:table-cell table:formula="of:=DEGREES(ACOS(COS(RADIANS([.B116]))*COS(RADIANS([.C116]))))" office:value-type="float" office:value="30.4208920519336" calcext:value-type="float">
            <text:p>30.42</text:p>
          </table:table-cell>
          <table:table-cell table:formula="of:=SQRT([.E116]^2+[.F116]^2)" office:value-type="float" office:value="0.0761577310586391" calcext:value-type="float">
            <text:p>0.08</text:p>
          </table:table-cell>
          <table:table-cell table:formula="of:=DEGREES(ATAN2([.F116]; [.E116]))" office:value-type="float" office:value="-66.8014094863518" calcext:value-type="float">
            <text:p>-66.80</text:p>
          </table:table-cell>
          <table:table-cell table:style-name="ce3" table:formula="of:=0.3*[.J116]" office:value-type="float" office:value="9.12626761558007" calcext:value-type="float">
            <text:p>9.13</text:p>
          </table:table-cell>
          <table:table-cell table:style-name="ce3" table:formula="of:=DEGREES(ATAN( (-SIN (RADIANS ([.C116])) * COS(RADIANS([.B116]))) / (COS (RADIANS ([.C116])) * SIN(RADIANS([.B116]))) ))" office:value-type="float" office:value="44.6847015801891" calcext:value-type="float">
            <text:p>44.68</text:p>
          </table:table-cell>
          <table:table-cell table:style-name="ce3" table:formula="of:=SQRT([.R116]^2+[.S116]^2)" office:value-type="float" office:value="9.09864886405221" calcext:value-type="float">
            <text:p>9.10</text:p>
          </table:table-cell>
          <table:table-cell table:style-name="ce3" table:formula="of:=DEGREES(ATAN2([.S116];[.R116]))" office:value-type="float" office:value="45.7615538069068" calcext:value-type="float">
            <text:p>45.76</text:p>
          </table:table-cell>
          <table:table-cell table:style-name="ce3"/>
          <table:table-cell table:style-name="ce3" table:formula="of:=[.K116]*COS(RADIANS([.L116]))+[.M116]*COS(RADIANS([.N116]))" office:value-type="float" office:value="6.51866000970171" calcext:value-type="float">
            <text:p>6.52</text:p>
          </table:table-cell>
          <table:table-cell table:style-name="ce3" table:formula="of:=[.K116]*SIN(RADIANS([.L116]))+[.M116]*SIN(RADIANS([.N116]))" office:value-type="float" office:value="6.34763600320892" calcext:value-type="float">
            <text:p>6.35</text:p>
          </table:table-cell>
          <table:table-cell table:number-columns-repeated="1005"/>
        </table:table-row>
        <table:table-row table:style-name="ro1">
          <table:table-cell office:value-type="float" office:value="7432716" calcext:value-type="float">
            <text:p>7432716</text:p>
          </table:table-cell>
          <table:table-cell office:value-type="float" office:value="-21.8881283746077" calcext:value-type="float">
            <text:p>-21.8881283746</text:p>
          </table:table-cell>
          <table:table-cell office:value-type="float" office:value="21.6708532269204" calcext:value-type="float">
            <text:p>21.6708532269</text:p>
          </table:table-cell>
          <table:table-cell office:value-type="float" office:value="2.00347078782269" calcext:value-type="float">
            <text:p>2.00347078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37" calcext:value-type="float">
            <text:p>11.837</text:p>
          </table:table-cell>
          <table:table-cell/>
          <table:table-cell table:formula="of:=DEGREES(ACOS(COS(RADIANS([.B117]))*COS(RADIANS([.C117]))))" office:value-type="float" office:value="30.4208920519336" calcext:value-type="float">
            <text:p>30.42</text:p>
          </table:table-cell>
          <table:table-cell table:formula="of:=SQRT([.E117]^2+[.F117]^2)" office:value-type="float" office:value="0.0761577310586391" calcext:value-type="float">
            <text:p>0.08</text:p>
          </table:table-cell>
          <table:table-cell table:formula="of:=DEGREES(ATAN2([.F117]; [.E117]))" office:value-type="float" office:value="-66.8014094863518" calcext:value-type="float">
            <text:p>-66.80</text:p>
          </table:table-cell>
          <table:table-cell table:style-name="ce3" table:formula="of:=0.3*[.J117]" office:value-type="float" office:value="9.12626761558007" calcext:value-type="float">
            <text:p>9.13</text:p>
          </table:table-cell>
          <table:table-cell table:style-name="ce3" table:formula="of:=DEGREES(ATAN( (-SIN (RADIANS ([.C117])) * COS(RADIANS([.B117]))) / (COS (RADIANS ([.C117])) * SIN(RADIANS([.B117]))) ))" office:value-type="float" office:value="44.6847015801891" calcext:value-type="float">
            <text:p>44.68</text:p>
          </table:table-cell>
          <table:table-cell table:style-name="ce3" table:formula="of:=SQRT([.R117]^2+[.S117]^2)" office:value-type="float" office:value="9.09864886405221" calcext:value-type="float">
            <text:p>9.10</text:p>
          </table:table-cell>
          <table:table-cell table:style-name="ce3" table:formula="of:=DEGREES(ATAN2([.S117];[.R117]))" office:value-type="float" office:value="45.7615538069068" calcext:value-type="float">
            <text:p>45.76</text:p>
          </table:table-cell>
          <table:table-cell table:style-name="ce3"/>
          <table:table-cell table:style-name="ce3" table:formula="of:=[.K117]*COS(RADIANS([.L117]))+[.M117]*COS(RADIANS([.N117]))" office:value-type="float" office:value="6.51866000970171" calcext:value-type="float">
            <text:p>6.52</text:p>
          </table:table-cell>
          <table:table-cell table:style-name="ce3" table:formula="of:=[.K117]*SIN(RADIANS([.L117]))+[.M117]*SIN(RADIANS([.N117]))" office:value-type="float" office:value="6.34763600320892" calcext:value-type="float">
            <text:p>6.35</text:p>
          </table:table-cell>
          <table:table-cell table:number-columns-repeated="1005"/>
        </table:table-row>
        <table:table-row table:style-name="ro1">
          <table:table-cell office:value-type="float" office:value="7432967" calcext:value-type="float">
            <text:p>7432967</text:p>
          </table:table-cell>
          <table:table-cell office:value-type="float" office:value="-21.875835741649" calcext:value-type="float">
            <text:p>-21.8758357416</text:p>
          </table:table-cell>
          <table:table-cell office:value-type="float" office:value="21.703827672686" calcext:value-type="float">
            <text:p>21.7038276727</text:p>
          </table:table-cell>
          <table:table-cell office:value-type="float" office:value="2.00615398494945" calcext:value-type="float">
            <text:p>2.006153984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73" calcext:value-type="float">
            <text:p>11.873</text:p>
          </table:table-cell>
          <table:table-cell/>
          <table:table-cell table:formula="of:=DEGREES(ACOS(COS(RADIANS([.B118]))*COS(RADIANS([.C118]))))" office:value-type="float" office:value="30.434813169219" calcext:value-type="float">
            <text:p>30.43</text:p>
          </table:table-cell>
          <table:table-cell table:formula="of:=SQRT([.E118]^2+[.F118]^2)" office:value-type="float" office:value="0.0670820393249937" calcext:value-type="float">
            <text:p>0.07</text:p>
          </table:table-cell>
          <table:table-cell table:formula="of:=DEGREES(ATAN2([.F118]; [.E118]))" office:value-type="float" office:value="-63.434948822922" calcext:value-type="float">
            <text:p>-63.43</text:p>
          </table:table-cell>
          <table:table-cell table:style-name="ce3" table:formula="of:=0.3*[.J118]" office:value-type="float" office:value="9.13044395076571" calcext:value-type="float">
            <text:p>9.13</text:p>
          </table:table-cell>
          <table:table-cell table:style-name="ce3" table:formula="of:=DEGREES(ATAN( (-SIN (RADIANS ([.C118])) * COS(RADIANS([.B118]))) / (COS (RADIANS ([.C118])) * SIN(RADIANS([.B118]))) ))" office:value-type="float" office:value="44.7504843495511" calcext:value-type="float">
            <text:p>44.75</text:p>
          </table:table-cell>
          <table:table-cell table:style-name="ce3" table:formula="of:=SQRT([.R118]^2+[.S118]^2)" office:value-type="float" office:value="9.10973102391622" calcext:value-type="float">
            <text:p>9.11</text:p>
          </table:table-cell>
          <table:table-cell table:style-name="ce3" table:formula="of:=DEGREES(ATAN2([.S118];[.R118]))" office:value-type="float" office:value="45.6503583638053" calcext:value-type="float">
            <text:p>45.65</text:p>
          </table:table-cell>
          <table:table-cell table:style-name="ce3"/>
          <table:table-cell table:style-name="ce3" table:formula="of:=[.K118]*COS(RADIANS([.L118]))+[.M118]*COS(RADIANS([.N118]))" office:value-type="float" office:value="6.51425342776734" calcext:value-type="float">
            <text:p>6.51</text:p>
          </table:table-cell>
          <table:table-cell table:style-name="ce3" table:formula="of:=[.K118]*SIN(RADIANS([.L118]))+[.M118]*SIN(RADIANS([.N118]))" office:value-type="float" office:value="6.36802179698868" calcext:value-type="float">
            <text:p>6.37</text:p>
          </table:table-cell>
          <table:table-cell table:number-columns-repeated="1005"/>
        </table:table-row>
        <table:table-row table:style-name="ro1">
          <table:table-cell office:value-type="float" office:value="7432967" calcext:value-type="float">
            <text:p>7432967</text:p>
          </table:table-cell>
          <table:table-cell office:value-type="float" office:value="-21.875835741649" calcext:value-type="float">
            <text:p>-21.8758357416</text:p>
          </table:table-cell>
          <table:table-cell office:value-type="float" office:value="21.703827672686" calcext:value-type="float">
            <text:p>21.7038276727</text:p>
          </table:table-cell>
          <table:table-cell office:value-type="float" office:value="2.00615398494945" calcext:value-type="float">
            <text:p>2.006153984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873" calcext:value-type="float">
            <text:p>11.873</text:p>
          </table:table-cell>
          <table:table-cell/>
          <table:table-cell table:formula="of:=DEGREES(ACOS(COS(RADIANS([.B119]))*COS(RADIANS([.C119]))))" office:value-type="float" office:value="30.434813169219" calcext:value-type="float">
            <text:p>30.43</text:p>
          </table:table-cell>
          <table:table-cell table:formula="of:=SQRT([.E119]^2+[.F119]^2)" office:value-type="float" office:value="0.0670820393249937" calcext:value-type="float">
            <text:p>0.07</text:p>
          </table:table-cell>
          <table:table-cell table:formula="of:=DEGREES(ATAN2([.F119]; [.E119]))" office:value-type="float" office:value="-63.434948822922" calcext:value-type="float">
            <text:p>-63.43</text:p>
          </table:table-cell>
          <table:table-cell table:style-name="ce3" table:formula="of:=0.3*[.J119]" office:value-type="float" office:value="9.13044395076571" calcext:value-type="float">
            <text:p>9.13</text:p>
          </table:table-cell>
          <table:table-cell table:style-name="ce3" table:formula="of:=DEGREES(ATAN( (-SIN (RADIANS ([.C119])) * COS(RADIANS([.B119]))) / (COS (RADIANS ([.C119])) * SIN(RADIANS([.B119]))) ))" office:value-type="float" office:value="44.7504843495511" calcext:value-type="float">
            <text:p>44.75</text:p>
          </table:table-cell>
          <table:table-cell table:style-name="ce3" table:formula="of:=SQRT([.R119]^2+[.S119]^2)" office:value-type="float" office:value="9.10973102391622" calcext:value-type="float">
            <text:p>9.11</text:p>
          </table:table-cell>
          <table:table-cell table:style-name="ce3" table:formula="of:=DEGREES(ATAN2([.S119];[.R119]))" office:value-type="float" office:value="45.6503583638053" calcext:value-type="float">
            <text:p>45.65</text:p>
          </table:table-cell>
          <table:table-cell table:style-name="ce3"/>
          <table:table-cell table:style-name="ce3" table:formula="of:=[.K119]*COS(RADIANS([.L119]))+[.M119]*COS(RADIANS([.N119]))" office:value-type="float" office:value="6.51425342776734" calcext:value-type="float">
            <text:p>6.51</text:p>
          </table:table-cell>
          <table:table-cell table:style-name="ce3" table:formula="of:=[.K119]*SIN(RADIANS([.L119]))+[.M119]*SIN(RADIANS([.N119]))" office:value-type="float" office:value="6.36802179698868" calcext:value-type="float">
            <text:p>6.37</text:p>
          </table:table-cell>
          <table:table-cell table:number-columns-repeated="1005"/>
        </table:table-row>
        <table:table-row table:style-name="ro1">
          <table:table-cell office:value-type="float" office:value="7433217" calcext:value-type="float">
            <text:p>7433217</text:p>
          </table:table-cell>
          <table:table-cell office:value-type="float" office:value="-21.8456514281594" calcext:value-type="float">
            <text:p>-21.8456514282</text:p>
          </table:table-cell>
          <table:table-cell office:value-type="float" office:value="21.7646829506435" calcext:value-type="float">
            <text:p>21.7646829506</text:p>
          </table:table-cell>
          <table:table-cell office:value-type="float" office:value="2.00128064497664" calcext:value-type="float">
            <text:p>2.00128064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08" calcext:value-type="float">
            <text:p>11.908</text:p>
          </table:table-cell>
          <table:table-cell/>
          <table:table-cell table:formula="of:=DEGREES(ACOS(COS(RADIANS([.B120]))*COS(RADIANS([.C120]))))" office:value-type="float" office:value="30.4554840072072" calcext:value-type="float">
            <text:p>30.46</text:p>
          </table:table-cell>
          <table:table-cell table:formula="of:=SQRT([.E120]^2+[.F120]^2)" office:value-type="float" office:value="0.0670820393249937" calcext:value-type="float">
            <text:p>0.07</text:p>
          </table:table-cell>
          <table:table-cell table:formula="of:=DEGREES(ATAN2([.F120]; [.E120]))" office:value-type="float" office:value="-63.434948822922" calcext:value-type="float">
            <text:p>-63.43</text:p>
          </table:table-cell>
          <table:table-cell table:style-name="ce3" table:formula="of:=0.3*[.J120]" office:value-type="float" office:value="9.13664520216217" calcext:value-type="float">
            <text:p>9.14</text:p>
          </table:table-cell>
          <table:table-cell table:style-name="ce3" table:formula="of:=DEGREES(ATAN( (-SIN (RADIANS ([.C120])) * COS(RADIANS([.B120]))) / (COS (RADIANS ([.C120])) * SIN(RADIANS([.B120]))) ))" office:value-type="float" office:value="44.8826120774287" calcext:value-type="float">
            <text:p>44.88</text:p>
          </table:table-cell>
          <table:table-cell table:style-name="ce3" table:formula="of:=SQRT([.R120]^2+[.S120]^2)" office:value-type="float" office:value="9.11578487580346" calcext:value-type="float">
            <text:p>9.12</text:p>
          </table:table-cell>
          <table:table-cell table:style-name="ce3" table:formula="of:=DEGREES(ATAN2([.S120];[.R120]))" office:value-type="float" office:value="45.517659904561" calcext:value-type="float">
            <text:p>45.52</text:p>
          </table:table-cell>
          <table:table-cell table:style-name="ce3"/>
          <table:table-cell table:style-name="ce3" table:formula="of:=[.K120]*COS(RADIANS([.L120]))+[.M120]*COS(RADIANS([.N120]))" office:value-type="float" office:value="6.5038066922019" calcext:value-type="float">
            <text:p>6.50</text:p>
          </table:table-cell>
          <table:table-cell table:style-name="ce3" table:formula="of:=[.K120]*SIN(RADIANS([.L120]))+[.M120]*SIN(RADIANS([.N120]))" office:value-type="float" office:value="6.3873337483176" calcext:value-type="float">
            <text:p>6.39</text:p>
          </table:table-cell>
          <table:table-cell table:number-columns-repeated="1005"/>
        </table:table-row>
        <table:table-row table:style-name="ro1">
          <table:table-cell office:value-type="float" office:value="7433217" calcext:value-type="float">
            <text:p>7433217</text:p>
          </table:table-cell>
          <table:table-cell office:value-type="float" office:value="-21.8456514281594" calcext:value-type="float">
            <text:p>-21.8456514282</text:p>
          </table:table-cell>
          <table:table-cell office:value-type="float" office:value="21.7646829506435" calcext:value-type="float">
            <text:p>21.7646829506</text:p>
          </table:table-cell>
          <table:table-cell office:value-type="float" office:value="2.00128064497664" calcext:value-type="float">
            <text:p>2.00128064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3" calcext:value-type="float">
            <text:p>0.03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08" calcext:value-type="float">
            <text:p>11.908</text:p>
          </table:table-cell>
          <table:table-cell/>
          <table:table-cell table:formula="of:=DEGREES(ACOS(COS(RADIANS([.B121]))*COS(RADIANS([.C121]))))" office:value-type="float" office:value="30.4554840072072" calcext:value-type="float">
            <text:p>30.46</text:p>
          </table:table-cell>
          <table:table-cell table:formula="of:=SQRT([.E121]^2+[.F121]^2)" office:value-type="float" office:value="0.0670820393249937" calcext:value-type="float">
            <text:p>0.07</text:p>
          </table:table-cell>
          <table:table-cell table:formula="of:=DEGREES(ATAN2([.F121]; [.E121]))" office:value-type="float" office:value="-63.434948822922" calcext:value-type="float">
            <text:p>-63.43</text:p>
          </table:table-cell>
          <table:table-cell table:style-name="ce3" table:formula="of:=0.3*[.J121]" office:value-type="float" office:value="9.13664520216217" calcext:value-type="float">
            <text:p>9.14</text:p>
          </table:table-cell>
          <table:table-cell table:style-name="ce3" table:formula="of:=DEGREES(ATAN( (-SIN (RADIANS ([.C121])) * COS(RADIANS([.B121]))) / (COS (RADIANS ([.C121])) * SIN(RADIANS([.B121]))) ))" office:value-type="float" office:value="44.8826120774287" calcext:value-type="float">
            <text:p>44.88</text:p>
          </table:table-cell>
          <table:table-cell table:style-name="ce3" table:formula="of:=SQRT([.R121]^2+[.S121]^2)" office:value-type="float" office:value="9.11578487580346" calcext:value-type="float">
            <text:p>9.12</text:p>
          </table:table-cell>
          <table:table-cell table:style-name="ce3" table:formula="of:=DEGREES(ATAN2([.S121];[.R121]))" office:value-type="float" office:value="45.517659904561" calcext:value-type="float">
            <text:p>45.52</text:p>
          </table:table-cell>
          <table:table-cell table:style-name="ce3"/>
          <table:table-cell table:style-name="ce3" table:formula="of:=[.K121]*COS(RADIANS([.L121]))+[.M121]*COS(RADIANS([.N121]))" office:value-type="float" office:value="6.5038066922019" calcext:value-type="float">
            <text:p>6.50</text:p>
          </table:table-cell>
          <table:table-cell table:style-name="ce3" table:formula="of:=[.K121]*SIN(RADIANS([.L121]))+[.M121]*SIN(RADIANS([.N121]))" office:value-type="float" office:value="6.3873337483176" calcext:value-type="float">
            <text:p>6.39</text:p>
          </table:table-cell>
          <table:table-cell table:number-columns-repeated="1005"/>
        </table:table-row>
        <table:table-row table:style-name="ro1">
          <table:table-cell office:value-type="float" office:value="7433467" calcext:value-type="float">
            <text:p>7433467</text:p>
          </table:table-cell>
          <table:table-cell office:value-type="float" office:value="-21.8585980517312" calcext:value-type="float">
            <text:p>-21.8585980517</text:p>
          </table:table-cell>
          <table:table-cell office:value-type="float" office:value="21.8320422762381" calcext:value-type="float">
            <text:p>21.8320422762</text:p>
          </table:table-cell>
          <table:table-cell office:value-type="float" office:value="1.982617366513" calcext:value-type="float">
            <text:p>1.982617366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42" calcext:value-type="float">
            <text:p>11.942</text:p>
          </table:table-cell>
          <table:table-cell/>
          <table:table-cell table:formula="of:=DEGREES(ACOS(COS(RADIANS([.B122]))*COS(RADIANS([.C122]))))" office:value-type="float" office:value="30.5100700232493" calcext:value-type="float">
            <text:p>30.51</text:p>
          </table:table-cell>
          <table:table-cell table:formula="of:=SQRT([.E122]^2+[.F122]^2)" office:value-type="float" office:value="0.0721110255092798" calcext:value-type="float">
            <text:p>0.07</text:p>
          </table:table-cell>
          <table:table-cell table:formula="of:=DEGREES(ATAN2([.F122]; [.E122]))" office:value-type="float" office:value="-56.3099324740202" calcext:value-type="float">
            <text:p>-56.31</text:p>
          </table:table-cell>
          <table:table-cell table:style-name="ce3" table:formula="of:=0.3*[.J122]" office:value-type="float" office:value="9.15302100697478" calcext:value-type="float">
            <text:p>9.15</text:p>
          </table:table-cell>
          <table:table-cell table:style-name="ce3" table:formula="of:=DEGREES(ATAN( (-SIN (RADIANS ([.C122])) * COS(RADIANS([.B122]))) / (COS (RADIANS ([.C122])) * SIN(RADIANS([.B122]))) ))" office:value-type="float" office:value="44.961555959746" calcext:value-type="float">
            <text:p>44.96</text:p>
          </table:table-cell>
          <table:table-cell table:style-name="ce3" table:formula="of:=SQRT([.R122]^2+[.S122]^2)" office:value-type="float" office:value="9.13919994394943" calcext:value-type="float">
            <text:p>9.14</text:p>
          </table:table-cell>
          <table:table-cell table:style-name="ce3" table:formula="of:=DEGREES(ATAN2([.S122];[.R122]))" office:value-type="float" office:value="45.4818096143712" calcext:value-type="float">
            <text:p>45.48</text:p>
          </table:table-cell>
          <table:table-cell table:style-name="ce3"/>
          <table:table-cell table:style-name="ce3" table:formula="of:=[.K122]*COS(RADIANS([.L122]))+[.M122]*COS(RADIANS([.N122]))" office:value-type="float" office:value="6.5165044253778" calcext:value-type="float">
            <text:p>6.52</text:p>
          </table:table-cell>
          <table:table-cell table:style-name="ce3" table:formula="of:=[.K122]*SIN(RADIANS([.L122]))+[.M122]*SIN(RADIANS([.N122]))" office:value-type="float" office:value="6.40781910555509" calcext:value-type="float">
            <text:p>6.41</text:p>
          </table:table-cell>
          <table:table-cell table:number-columns-repeated="1005"/>
        </table:table-row>
        <table:table-row table:style-name="ro1">
          <table:table-cell office:value-type="float" office:value="7433467" calcext:value-type="float">
            <text:p>7433467</text:p>
          </table:table-cell>
          <table:table-cell office:value-type="float" office:value="-21.8585980517312" calcext:value-type="float">
            <text:p>-21.8585980517</text:p>
          </table:table-cell>
          <table:table-cell office:value-type="float" office:value="21.8320422762381" calcext:value-type="float">
            <text:p>21.8320422762</text:p>
          </table:table-cell>
          <table:table-cell office:value-type="float" office:value="1.982617366513" calcext:value-type="float">
            <text:p>1.982617366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42" calcext:value-type="float">
            <text:p>11.942</text:p>
          </table:table-cell>
          <table:table-cell/>
          <table:table-cell table:formula="of:=DEGREES(ACOS(COS(RADIANS([.B123]))*COS(RADIANS([.C123]))))" office:value-type="float" office:value="30.5100700232493" calcext:value-type="float">
            <text:p>30.51</text:p>
          </table:table-cell>
          <table:table-cell table:formula="of:=SQRT([.E123]^2+[.F123]^2)" office:value-type="float" office:value="0.0721110255092798" calcext:value-type="float">
            <text:p>0.07</text:p>
          </table:table-cell>
          <table:table-cell table:formula="of:=DEGREES(ATAN2([.F123]; [.E123]))" office:value-type="float" office:value="-56.3099324740202" calcext:value-type="float">
            <text:p>-56.31</text:p>
          </table:table-cell>
          <table:table-cell table:style-name="ce3" table:formula="of:=0.3*[.J123]" office:value-type="float" office:value="9.15302100697478" calcext:value-type="float">
            <text:p>9.15</text:p>
          </table:table-cell>
          <table:table-cell table:style-name="ce3" table:formula="of:=DEGREES(ATAN( (-SIN (RADIANS ([.C123])) * COS(RADIANS([.B123]))) / (COS (RADIANS ([.C123])) * SIN(RADIANS([.B123]))) ))" office:value-type="float" office:value="44.961555959746" calcext:value-type="float">
            <text:p>44.96</text:p>
          </table:table-cell>
          <table:table-cell table:style-name="ce3" table:formula="of:=SQRT([.R123]^2+[.S123]^2)" office:value-type="float" office:value="9.13919994394943" calcext:value-type="float">
            <text:p>9.14</text:p>
          </table:table-cell>
          <table:table-cell table:style-name="ce3" table:formula="of:=DEGREES(ATAN2([.S123];[.R123]))" office:value-type="float" office:value="45.4818096143712" calcext:value-type="float">
            <text:p>45.48</text:p>
          </table:table-cell>
          <table:table-cell table:style-name="ce3"/>
          <table:table-cell table:style-name="ce3" table:formula="of:=[.K123]*COS(RADIANS([.L123]))+[.M123]*COS(RADIANS([.N123]))" office:value-type="float" office:value="6.5165044253778" calcext:value-type="float">
            <text:p>6.52</text:p>
          </table:table-cell>
          <table:table-cell table:style-name="ce3" table:formula="of:=[.K123]*SIN(RADIANS([.L123]))+[.M123]*SIN(RADIANS([.N123]))" office:value-type="float" office:value="6.40781910555509" calcext:value-type="float">
            <text:p>6.41</text:p>
          </table:table-cell>
          <table:table-cell table:number-columns-repeated="1005"/>
        </table:table-row>
        <table:table-row table:style-name="ro1">
          <table:table-cell office:value-type="float" office:value="7433716" calcext:value-type="float">
            <text:p>7433716</text:p>
          </table:table-cell>
          <table:table-cell office:value-type="float" office:value="-21.8802617042311" calcext:value-type="float">
            <text:p>-21.8802617042</text:p>
          </table:table-cell>
          <table:table-cell office:value-type="float" office:value="21.8101788407049" calcext:value-type="float">
            <text:p>21.8101788407</text:p>
          </table:table-cell>
          <table:table-cell office:value-type="float" office:value="1.98282547383927" calcext:value-type="float">
            <text:p>1.982825473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76" calcext:value-type="float">
            <text:p>11.976</text:p>
          </table:table-cell>
          <table:table-cell/>
          <table:table-cell table:formula="of:=DEGREES(ACOS(COS(RADIANS([.B124]))*COS(RADIANS([.C124]))))" office:value-type="float" office:value="30.5099702623915" calcext:value-type="float">
            <text:p>30.51</text:p>
          </table:table-cell>
          <table:table-cell table:formula="of:=SQRT([.E124]^2+[.F124]^2)" office:value-type="float" office:value="0.0721110255092798" calcext:value-type="float">
            <text:p>0.07</text:p>
          </table:table-cell>
          <table:table-cell table:formula="of:=DEGREES(ATAN2([.F124]; [.E124]))" office:value-type="float" office:value="-56.3099324740202" calcext:value-type="float">
            <text:p>-56.31</text:p>
          </table:table-cell>
          <table:table-cell table:style-name="ce3" table:formula="of:=0.3*[.J124]" office:value-type="float" office:value="9.15299107871746" calcext:value-type="float">
            <text:p>9.15</text:p>
          </table:table-cell>
          <table:table-cell table:style-name="ce3" table:formula="of:=DEGREES(ATAN( (-SIN (RADIANS ([.C124])) * COS(RADIANS([.B124]))) / (COS (RADIANS ([.C124])) * SIN(RADIANS([.B124]))) ))" office:value-type="float" office:value="44.898542775592" calcext:value-type="float">
            <text:p>44.90</text:p>
          </table:table-cell>
          <table:table-cell table:style-name="ce3" table:formula="of:=SQRT([.R124]^2+[.S124]^2)" office:value-type="float" office:value="9.13924791953962" calcext:value-type="float">
            <text:p>9.14</text:p>
          </table:table-cell>
          <table:table-cell table:style-name="ce3" table:formula="of:=DEGREES(ATAN2([.S124];[.R124]))" office:value-type="float" office:value="45.544917385721" calcext:value-type="float">
            <text:p>45.54</text:p>
          </table:table-cell>
          <table:table-cell table:style-name="ce3"/>
          <table:table-cell table:style-name="ce3" table:formula="of:=[.K124]*COS(RADIANS([.L124]))+[.M124]*COS(RADIANS([.N124]))" office:value-type="float" office:value="6.52359253409349" calcext:value-type="float">
            <text:p>6.52</text:p>
          </table:table-cell>
          <table:table-cell table:style-name="ce3" table:formula="of:=[.K124]*SIN(RADIANS([.L124]))+[.M124]*SIN(RADIANS([.N124]))" office:value-type="float" office:value="6.40067129166379" calcext:value-type="float">
            <text:p>6.40</text:p>
          </table:table-cell>
          <table:table-cell table:number-columns-repeated="1005"/>
        </table:table-row>
        <table:table-row table:style-name="ro1">
          <table:table-cell office:value-type="float" office:value="7433716" calcext:value-type="float">
            <text:p>7433716</text:p>
          </table:table-cell>
          <table:table-cell office:value-type="float" office:value="-21.8802617042311" calcext:value-type="float">
            <text:p>-21.8802617042</text:p>
          </table:table-cell>
          <table:table-cell office:value-type="float" office:value="21.8101788407049" calcext:value-type="float">
            <text:p>21.8101788407</text:p>
          </table:table-cell>
          <table:table-cell office:value-type="float" office:value="1.98282547383927" calcext:value-type="float">
            <text:p>1.982825473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1.976" calcext:value-type="float">
            <text:p>11.976</text:p>
          </table:table-cell>
          <table:table-cell/>
          <table:table-cell table:formula="of:=DEGREES(ACOS(COS(RADIANS([.B125]))*COS(RADIANS([.C125]))))" office:value-type="float" office:value="30.5099702623915" calcext:value-type="float">
            <text:p>30.51</text:p>
          </table:table-cell>
          <table:table-cell table:formula="of:=SQRT([.E125]^2+[.F125]^2)" office:value-type="float" office:value="0.0721110255092798" calcext:value-type="float">
            <text:p>0.07</text:p>
          </table:table-cell>
          <table:table-cell table:formula="of:=DEGREES(ATAN2([.F125]; [.E125]))" office:value-type="float" office:value="-56.3099324740202" calcext:value-type="float">
            <text:p>-56.31</text:p>
          </table:table-cell>
          <table:table-cell table:style-name="ce3" table:formula="of:=0.3*[.J125]" office:value-type="float" office:value="9.15299107871746" calcext:value-type="float">
            <text:p>9.15</text:p>
          </table:table-cell>
          <table:table-cell table:style-name="ce3" table:formula="of:=DEGREES(ATAN( (-SIN (RADIANS ([.C125])) * COS(RADIANS([.B125]))) / (COS (RADIANS ([.C125])) * SIN(RADIANS([.B125]))) ))" office:value-type="float" office:value="44.898542775592" calcext:value-type="float">
            <text:p>44.90</text:p>
          </table:table-cell>
          <table:table-cell table:style-name="ce3" table:formula="of:=SQRT([.R125]^2+[.S125]^2)" office:value-type="float" office:value="9.13924791953962" calcext:value-type="float">
            <text:p>9.14</text:p>
          </table:table-cell>
          <table:table-cell table:style-name="ce3" table:formula="of:=DEGREES(ATAN2([.S125];[.R125]))" office:value-type="float" office:value="45.544917385721" calcext:value-type="float">
            <text:p>45.54</text:p>
          </table:table-cell>
          <table:table-cell table:style-name="ce3"/>
          <table:table-cell table:style-name="ce3" table:formula="of:=[.K125]*COS(RADIANS([.L125]))+[.M125]*COS(RADIANS([.N125]))" office:value-type="float" office:value="6.52359253409349" calcext:value-type="float">
            <text:p>6.52</text:p>
          </table:table-cell>
          <table:table-cell table:style-name="ce3" table:formula="of:=[.K125]*SIN(RADIANS([.L125]))+[.M125]*SIN(RADIANS([.N125]))" office:value-type="float" office:value="6.40067129166379" calcext:value-type="float">
            <text:p>6.40</text:p>
          </table:table-cell>
          <table:table-cell table:number-columns-repeated="1005"/>
        </table:table-row>
        <table:table-row table:style-name="ro1">
          <table:table-cell office:value-type="float" office:value="7433966" calcext:value-type="float">
            <text:p>7433966</text:p>
          </table:table-cell>
          <table:table-cell office:value-type="float" office:value="-21.9089638666708" calcext:value-type="float">
            <text:p>-21.9089638667</text:p>
          </table:table-cell>
          <table:table-cell office:value-type="float" office:value="21.8398013711353" calcext:value-type="float">
            <text:p>21.8398013711</text:p>
          </table:table-cell>
          <table:table-cell office:value-type="float" office:value="1.98992460170785" calcext:value-type="float">
            <text:p>1.989924601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12" calcext:value-type="float">
            <text:p>12.012</text:p>
          </table:table-cell>
          <table:table-cell/>
          <table:table-cell table:formula="of:=DEGREES(ACOS(COS(RADIANS([.B126]))*COS(RADIANS([.C126]))))" office:value-type="float" office:value="30.5496453378073" calcext:value-type="float">
            <text:p>30.55</text:p>
          </table:table-cell>
          <table:table-cell table:formula="of:=SQRT([.E126]^2+[.F126]^2)" office:value-type="float" office:value="0.0721110255092798" calcext:value-type="float">
            <text:p>0.07</text:p>
          </table:table-cell>
          <table:table-cell table:formula="of:=DEGREES(ATAN2([.F126]; [.E126]))" office:value-type="float" office:value="-56.3099324740202" calcext:value-type="float">
            <text:p>-56.31</text:p>
          </table:table-cell>
          <table:table-cell table:style-name="ce3" table:formula="of:=0.3*[.J126]" office:value-type="float" office:value="9.1648936013422" calcext:value-type="float">
            <text:p>9.16</text:p>
          </table:table-cell>
          <table:table-cell table:style-name="ce3" table:formula="of:=DEGREES(ATAN( (-SIN (RADIANS ([.C126])) * COS(RADIANS([.B126]))) / (COS (RADIANS ([.C126])) * SIN(RADIANS([.B126]))) ))" office:value-type="float" office:value="44.8999816923894" calcext:value-type="float">
            <text:p>44.90</text:p>
          </table:table-cell>
          <table:table-cell table:style-name="ce3" table:formula="of:=SQRT([.R126]^2+[.S126]^2)" office:value-type="float" office:value="9.15114830701264" calcext:value-type="float">
            <text:p>9.15</text:p>
          </table:table-cell>
          <table:table-cell table:style-name="ce3" table:formula="of:=DEGREES(ATAN2([.S126];[.R126]))" office:value-type="float" office:value="45.5428995662783" calcext:value-type="float">
            <text:p>45.54</text:p>
          </table:table-cell>
          <table:table-cell table:style-name="ce3"/>
          <table:table-cell table:style-name="ce3" table:formula="of:=[.K126]*COS(RADIANS([.L126]))+[.M126]*COS(RADIANS([.N126]))" office:value-type="float" office:value="6.53186131344014" calcext:value-type="float">
            <text:p>6.53</text:p>
          </table:table-cell>
          <table:table-cell table:style-name="ce3" table:formula="of:=[.K126]*SIN(RADIANS([.L126]))+[.M126]*SIN(RADIANS([.N126]))" office:value-type="float" office:value="6.40923576715074" calcext:value-type="float">
            <text:p>6.41</text:p>
          </table:table-cell>
          <table:table-cell table:number-columns-repeated="1005"/>
        </table:table-row>
        <table:table-row table:style-name="ro1">
          <table:table-cell office:value-type="float" office:value="7433966" calcext:value-type="float">
            <text:p>7433966</text:p>
          </table:table-cell>
          <table:table-cell office:value-type="float" office:value="-21.9089638666708" calcext:value-type="float">
            <text:p>-21.9089638667</text:p>
          </table:table-cell>
          <table:table-cell office:value-type="float" office:value="21.8398013711353" calcext:value-type="float">
            <text:p>21.8398013711</text:p>
          </table:table-cell>
          <table:table-cell office:value-type="float" office:value="1.98992460170785" calcext:value-type="float">
            <text:p>1.989924601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12" calcext:value-type="float">
            <text:p>12.012</text:p>
          </table:table-cell>
          <table:table-cell/>
          <table:table-cell table:formula="of:=DEGREES(ACOS(COS(RADIANS([.B127]))*COS(RADIANS([.C127]))))" office:value-type="float" office:value="30.5496453378073" calcext:value-type="float">
            <text:p>30.55</text:p>
          </table:table-cell>
          <table:table-cell table:formula="of:=SQRT([.E127]^2+[.F127]^2)" office:value-type="float" office:value="0.0721110255092798" calcext:value-type="float">
            <text:p>0.07</text:p>
          </table:table-cell>
          <table:table-cell table:formula="of:=DEGREES(ATAN2([.F127]; [.E127]))" office:value-type="float" office:value="-56.3099324740202" calcext:value-type="float">
            <text:p>-56.31</text:p>
          </table:table-cell>
          <table:table-cell table:style-name="ce3" table:formula="of:=0.3*[.J127]" office:value-type="float" office:value="9.1648936013422" calcext:value-type="float">
            <text:p>9.16</text:p>
          </table:table-cell>
          <table:table-cell table:style-name="ce3" table:formula="of:=DEGREES(ATAN( (-SIN (RADIANS ([.C127])) * COS(RADIANS([.B127]))) / (COS (RADIANS ([.C127])) * SIN(RADIANS([.B127]))) ))" office:value-type="float" office:value="44.8999816923894" calcext:value-type="float">
            <text:p>44.90</text:p>
          </table:table-cell>
          <table:table-cell table:style-name="ce3" table:formula="of:=SQRT([.R127]^2+[.S127]^2)" office:value-type="float" office:value="9.15114830701264" calcext:value-type="float">
            <text:p>9.15</text:p>
          </table:table-cell>
          <table:table-cell table:style-name="ce3" table:formula="of:=DEGREES(ATAN2([.S127];[.R127]))" office:value-type="float" office:value="45.5428995662783" calcext:value-type="float">
            <text:p>45.54</text:p>
          </table:table-cell>
          <table:table-cell table:style-name="ce3"/>
          <table:table-cell table:style-name="ce3" table:formula="of:=[.K127]*COS(RADIANS([.L127]))+[.M127]*COS(RADIANS([.N127]))" office:value-type="float" office:value="6.53186131344014" calcext:value-type="float">
            <text:p>6.53</text:p>
          </table:table-cell>
          <table:table-cell table:style-name="ce3" table:formula="of:=[.K127]*SIN(RADIANS([.L127]))+[.M127]*SIN(RADIANS([.N127]))" office:value-type="float" office:value="6.40923576715074" calcext:value-type="float">
            <text:p>6.41</text:p>
          </table:table-cell>
          <table:table-cell table:number-columns-repeated="1005"/>
        </table:table-row>
        <table:table-row table:style-name="ro1">
          <table:table-cell office:value-type="float" office:value="7434216" calcext:value-type="float">
            <text:p>7434216</text:p>
          </table:table-cell>
          <table:table-cell office:value-type="float" office:value="-21.9718067296768" calcext:value-type="float">
            <text:p>-21.9718067297</text:p>
          </table:table-cell>
          <table:table-cell office:value-type="float" office:value="21.930412368212" calcext:value-type="float">
            <text:p>21.9304123682</text:p>
          </table:table-cell>
          <table:table-cell office:value-type="float" office:value="1.9836327168218" calcext:value-type="float">
            <text:p>1.983632716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47" calcext:value-type="float">
            <text:p>12.047</text:p>
          </table:table-cell>
          <table:table-cell/>
          <table:table-cell table:formula="of:=DEGREES(ACOS(COS(RADIANS([.B128]))*COS(RADIANS([.C128]))))" office:value-type="float" office:value="30.6539873465824" calcext:value-type="float">
            <text:p>30.65</text:p>
          </table:table-cell>
          <table:table-cell table:formula="of:=SQRT([.E128]^2+[.F128]^2)" office:value-type="float" office:value="0.0721110255092798" calcext:value-type="float">
            <text:p>0.07</text:p>
          </table:table-cell>
          <table:table-cell table:formula="of:=DEGREES(ATAN2([.F128]; [.E128]))" office:value-type="float" office:value="-56.3099324740202" calcext:value-type="float">
            <text:p>-56.31</text:p>
          </table:table-cell>
          <table:table-cell table:style-name="ce3" table:formula="of:=0.3*[.J128]" office:value-type="float" office:value="9.19619620397473" calcext:value-type="float">
            <text:p>9.20</text:p>
          </table:table-cell>
          <table:table-cell table:style-name="ce3" table:formula="of:=DEGREES(ATAN( (-SIN (RADIANS ([.C128])) * COS(RADIANS([.B128]))) / (COS (RADIANS ([.C128])) * SIN(RADIANS([.B128]))) ))" office:value-type="float" office:value="44.9403049209023" calcext:value-type="float">
            <text:p>44.94</text:p>
          </table:table-cell>
          <table:table-cell table:style-name="ce3" table:formula="of:=SQRT([.R128]^2+[.S128]^2)" office:value-type="float" office:value="9.1824001249413" calcext:value-type="float">
            <text:p>9.18</text:p>
          </table:table-cell>
          <table:table-cell table:style-name="ce3" table:formula="of:=DEGREES(ATAN2([.S128];[.R128]))" office:value-type="float" office:value="45.5010073125308" calcext:value-type="float">
            <text:p>45.50</text:p>
          </table:table-cell>
          <table:table-cell table:style-name="ce3"/>
          <table:table-cell table:style-name="ce3" table:formula="of:=[.K128]*COS(RADIANS([.L128]))+[.M128]*COS(RADIANS([.N128]))" office:value-type="float" office:value="6.54946416373381" calcext:value-type="float">
            <text:p>6.55</text:p>
          </table:table-cell>
          <table:table-cell table:style-name="ce3" table:formula="of:=[.K128]*SIN(RADIANS([.L128]))+[.M128]*SIN(RADIANS([.N128]))" office:value-type="float" office:value="6.43591417146691" calcext:value-type="float">
            <text:p>6.44</text:p>
          </table:table-cell>
          <table:table-cell table:number-columns-repeated="1005"/>
        </table:table-row>
        <table:table-row table:style-name="ro1">
          <table:table-cell office:value-type="float" office:value="7434216" calcext:value-type="float">
            <text:p>7434216</text:p>
          </table:table-cell>
          <table:table-cell office:value-type="float" office:value="-21.9718067296768" calcext:value-type="float">
            <text:p>-21.9718067297</text:p>
          </table:table-cell>
          <table:table-cell office:value-type="float" office:value="21.930412368212" calcext:value-type="float">
            <text:p>21.9304123682</text:p>
          </table:table-cell>
          <table:table-cell office:value-type="float" office:value="1.9836327168218" calcext:value-type="float">
            <text:p>1.983632716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47" calcext:value-type="float">
            <text:p>12.047</text:p>
          </table:table-cell>
          <table:table-cell/>
          <table:table-cell table:formula="of:=DEGREES(ACOS(COS(RADIANS([.B129]))*COS(RADIANS([.C129]))))" office:value-type="float" office:value="30.6539873465824" calcext:value-type="float">
            <text:p>30.65</text:p>
          </table:table-cell>
          <table:table-cell table:formula="of:=SQRT([.E129]^2+[.F129]^2)" office:value-type="float" office:value="0.0721110255092798" calcext:value-type="float">
            <text:p>0.07</text:p>
          </table:table-cell>
          <table:table-cell table:formula="of:=DEGREES(ATAN2([.F129]; [.E129]))" office:value-type="float" office:value="-56.3099324740202" calcext:value-type="float">
            <text:p>-56.31</text:p>
          </table:table-cell>
          <table:table-cell table:style-name="ce3" table:formula="of:=0.3*[.J129]" office:value-type="float" office:value="9.19619620397473" calcext:value-type="float">
            <text:p>9.20</text:p>
          </table:table-cell>
          <table:table-cell table:style-name="ce3" table:formula="of:=DEGREES(ATAN( (-SIN (RADIANS ([.C129])) * COS(RADIANS([.B129]))) / (COS (RADIANS ([.C129])) * SIN(RADIANS([.B129]))) ))" office:value-type="float" office:value="44.9403049209023" calcext:value-type="float">
            <text:p>44.94</text:p>
          </table:table-cell>
          <table:table-cell table:style-name="ce3" table:formula="of:=SQRT([.R129]^2+[.S129]^2)" office:value-type="float" office:value="9.1824001249413" calcext:value-type="float">
            <text:p>9.18</text:p>
          </table:table-cell>
          <table:table-cell table:style-name="ce3" table:formula="of:=DEGREES(ATAN2([.S129];[.R129]))" office:value-type="float" office:value="45.5010073125308" calcext:value-type="float">
            <text:p>45.50</text:p>
          </table:table-cell>
          <table:table-cell table:style-name="ce3"/>
          <table:table-cell table:style-name="ce3" table:formula="of:=[.K129]*COS(RADIANS([.L129]))+[.M129]*COS(RADIANS([.N129]))" office:value-type="float" office:value="6.54946416373381" calcext:value-type="float">
            <text:p>6.55</text:p>
          </table:table-cell>
          <table:table-cell table:style-name="ce3" table:formula="of:=[.K129]*SIN(RADIANS([.L129]))+[.M129]*SIN(RADIANS([.N129]))" office:value-type="float" office:value="6.43591417146691" calcext:value-type="float">
            <text:p>6.44</text:p>
          </table:table-cell>
          <table:table-cell table:number-columns-repeated="1005"/>
        </table:table-row>
        <table:table-row table:style-name="ro1">
          <table:table-cell office:value-type="float" office:value="7434466" calcext:value-type="float">
            <text:p>7434466</text:p>
          </table:table-cell>
          <table:table-cell office:value-type="float" office:value="-21.9898777026734" calcext:value-type="float">
            <text:p>-21.9898777027</text:p>
          </table:table-cell>
          <table:table-cell office:value-type="float" office:value="21.9901252970308" calcext:value-type="float">
            <text:p>21.990125297</text:p>
          </table:table-cell>
          <table:table-cell office:value-type="float" office:value="1.99687346541469" calcext:value-type="float">
            <text:p>1.99687346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83" calcext:value-type="float">
            <text:p>12.083</text:p>
          </table:table-cell>
          <table:table-cell/>
          <table:table-cell table:formula="of:=DEGREES(ACOS(COS(RADIANS([.B130]))*COS(RADIANS([.C130]))))" office:value-type="float" office:value="30.7068642089304" calcext:value-type="float">
            <text:p>30.71</text:p>
          </table:table-cell>
          <table:table-cell table:formula="of:=SQRT([.E130]^2+[.F130]^2)" office:value-type="float" office:value="0.0640312423743285" calcext:value-type="float">
            <text:p>0.06</text:p>
          </table:table-cell>
          <table:table-cell table:formula="of:=DEGREES(ATAN2([.F130]; [.E130]))" office:value-type="float" office:value="-51.3401917459099" calcext:value-type="float">
            <text:p>-51.34</text:p>
          </table:table-cell>
          <table:table-cell table:style-name="ce3" table:formula="of:=0.3*[.J130]" office:value-type="float" office:value="9.21205926267911" calcext:value-type="float">
            <text:p>9.21</text:p>
          </table:table-cell>
          <table:table-cell table:style-name="ce3" table:formula="of:=DEGREES(ATAN( (-SIN (RADIANS ([.C130])) * COS(RADIANS([.B130]))) / (COS (RADIANS ([.C130])) * SIN(RADIANS([.B130]))) ))" office:value-type="float" office:value="45.0003565549621" calcext:value-type="float">
            <text:p>45.00</text:p>
          </table:table-cell>
          <table:table-cell table:style-name="ce3" table:formula="of:=SQRT([.R130]^2+[.S130]^2)" office:value-type="float" office:value="9.20520778532941" calcext:value-type="float">
            <text:p>9.21</text:p>
          </table:table-cell>
          <table:table-cell table:style-name="ce3" table:formula="of:=DEGREES(ATAN2([.S130];[.R130]))" office:value-type="float" office:value="45.3957570027942" calcext:value-type="float">
            <text:p>45.40</text:p>
          </table:table-cell>
          <table:table-cell table:style-name="ce3"/>
          <table:table-cell table:style-name="ce3" table:formula="of:=[.K130]*COS(RADIANS([.L130]))+[.M130]*COS(RADIANS([.N130]))" office:value-type="float" office:value="6.55386903676919" calcext:value-type="float">
            <text:p>6.55</text:p>
          </table:table-cell>
          <table:table-cell table:style-name="ce3" table:formula="of:=[.K130]*SIN(RADIANS([.L130]))+[.M130]*SIN(RADIANS([.N130]))" office:value-type="float" office:value="6.46395010964404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34466" calcext:value-type="float">
            <text:p>7434466</text:p>
          </table:table-cell>
          <table:table-cell office:value-type="float" office:value="-21.9898777026734" calcext:value-type="float">
            <text:p>-21.9898777027</text:p>
          </table:table-cell>
          <table:table-cell office:value-type="float" office:value="21.9901252970308" calcext:value-type="float">
            <text:p>21.990125297</text:p>
          </table:table-cell>
          <table:table-cell office:value-type="float" office:value="1.99687346541469" calcext:value-type="float">
            <text:p>1.99687346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083" calcext:value-type="float">
            <text:p>12.083</text:p>
          </table:table-cell>
          <table:table-cell/>
          <table:table-cell table:formula="of:=DEGREES(ACOS(COS(RADIANS([.B131]))*COS(RADIANS([.C131]))))" office:value-type="float" office:value="30.7068642089304" calcext:value-type="float">
            <text:p>30.71</text:p>
          </table:table-cell>
          <table:table-cell table:formula="of:=SQRT([.E131]^2+[.F131]^2)" office:value-type="float" office:value="0.0640312423743285" calcext:value-type="float">
            <text:p>0.06</text:p>
          </table:table-cell>
          <table:table-cell table:formula="of:=DEGREES(ATAN2([.F131]; [.E131]))" office:value-type="float" office:value="-51.3401917459099" calcext:value-type="float">
            <text:p>-51.34</text:p>
          </table:table-cell>
          <table:table-cell table:style-name="ce3" table:formula="of:=0.3*[.J131]" office:value-type="float" office:value="9.21205926267911" calcext:value-type="float">
            <text:p>9.21</text:p>
          </table:table-cell>
          <table:table-cell table:style-name="ce3" table:formula="of:=DEGREES(ATAN( (-SIN (RADIANS ([.C131])) * COS(RADIANS([.B131]))) / (COS (RADIANS ([.C131])) * SIN(RADIANS([.B131]))) ))" office:value-type="float" office:value="45.0003565549621" calcext:value-type="float">
            <text:p>45.00</text:p>
          </table:table-cell>
          <table:table-cell table:style-name="ce3" table:formula="of:=SQRT([.R131]^2+[.S131]^2)" office:value-type="float" office:value="9.20520778532941" calcext:value-type="float">
            <text:p>9.21</text:p>
          </table:table-cell>
          <table:table-cell table:style-name="ce3" table:formula="of:=DEGREES(ATAN2([.S131];[.R131]))" office:value-type="float" office:value="45.3957570027942" calcext:value-type="float">
            <text:p>45.40</text:p>
          </table:table-cell>
          <table:table-cell table:style-name="ce3"/>
          <table:table-cell table:style-name="ce3" table:formula="of:=[.K131]*COS(RADIANS([.L131]))+[.M131]*COS(RADIANS([.N131]))" office:value-type="float" office:value="6.55386903676919" calcext:value-type="float">
            <text:p>6.55</text:p>
          </table:table-cell>
          <table:table-cell table:style-name="ce3" table:formula="of:=[.K131]*SIN(RADIANS([.L131]))+[.M131]*SIN(RADIANS([.N131]))" office:value-type="float" office:value="6.46395010964404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34716" calcext:value-type="float">
            <text:p>7434716</text:p>
          </table:table-cell>
          <table:table-cell office:value-type="float" office:value="-21.9092199987647" calcext:value-type="float">
            <text:p>-21.9092199988</text:p>
          </table:table-cell>
          <table:table-cell office:value-type="float" office:value="21.9448855390632" calcext:value-type="float">
            <text:p>21.9448855391</text:p>
          </table:table-cell>
          <table:table-cell office:value-type="float" office:value="2.03650521118687" calcext:value-type="float">
            <text:p>2.036505211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19" calcext:value-type="float">
            <text:p>12.119</text:p>
          </table:table-cell>
          <table:table-cell/>
          <table:table-cell table:formula="of:=DEGREES(ACOS(COS(RADIANS([.B132]))*COS(RADIANS([.C132]))))" office:value-type="float" office:value="30.621263407885" calcext:value-type="float">
            <text:p>30.62</text:p>
          </table:table-cell>
          <table:table-cell table:formula="of:=SQRT([.E132]^2+[.F132]^2)" office:value-type="float" office:value="0.21540659228538" calcext:value-type="float">
            <text:p>0.22</text:p>
          </table:table-cell>
          <table:table-cell table:formula="of:=DEGREES(ATAN2([.F132]; [.E132]))" office:value-type="float" office:value="21.8014094863518" calcext:value-type="float">
            <text:p>21.80</text:p>
          </table:table-cell>
          <table:table-cell table:style-name="ce3" table:formula="of:=0.3*[.J132]" office:value-type="float" office:value="9.18637902236552" calcext:value-type="float">
            <text:p>9.19</text:p>
          </table:table-cell>
          <table:table-cell table:style-name="ce3" table:formula="of:=DEGREES(ATAN( (-SIN (RADIANS ([.C132])) * COS(RADIANS([.B132]))) / (COS (RADIANS ([.C132])) * SIN(RADIANS([.B132]))) ))" office:value-type="float" office:value="45.0514784503282" calcext:value-type="float">
            <text:p>45.05</text:p>
          </table:table-cell>
          <table:table-cell table:style-name="ce3" table:formula="of:=SQRT([.R132]^2+[.S132]^2)" office:value-type="float" office:value="9.38467782530043" calcext:value-type="float">
            <text:p>9.38</text:p>
          </table:table-cell>
          <table:table-cell table:style-name="ce3" table:formula="of:=DEGREES(ATAN2([.S132];[.R132]))" office:value-type="float" office:value="45.4676619089893" calcext:value-type="float">
            <text:p>45.47</text:p>
          </table:table-cell>
          <table:table-cell table:style-name="ce3"/>
          <table:table-cell table:style-name="ce3" table:formula="of:=[.K132]*COS(RADIANS([.L132]))+[.M132]*COS(RADIANS([.N132]))" office:value-type="float" office:value="6.68991205295969" calcext:value-type="float">
            <text:p>6.69</text:p>
          </table:table-cell>
          <table:table-cell table:style-name="ce3" table:formula="of:=[.K132]*SIN(RADIANS([.L132]))+[.M132]*SIN(RADIANS([.N132]))" office:value-type="float" office:value="6.5815845059036" calcext:value-type="float">
            <text:p>6.58</text:p>
          </table:table-cell>
          <table:table-cell table:number-columns-repeated="1005"/>
        </table:table-row>
        <table:table-row table:style-name="ro1">
          <table:table-cell office:value-type="float" office:value="7434716" calcext:value-type="float">
            <text:p>7434716</text:p>
          </table:table-cell>
          <table:table-cell office:value-type="float" office:value="-21.9092199987647" calcext:value-type="float">
            <text:p>-21.9092199988</text:p>
          </table:table-cell>
          <table:table-cell office:value-type="float" office:value="21.9448855390632" calcext:value-type="float">
            <text:p>21.9448855391</text:p>
          </table:table-cell>
          <table:table-cell office:value-type="float" office:value="2.03650521118687" calcext:value-type="float">
            <text:p>2.0365052112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119" calcext:value-type="float">
            <text:p>12.119</text:p>
          </table:table-cell>
          <table:table-cell/>
          <table:table-cell table:formula="of:=DEGREES(ACOS(COS(RADIANS([.B133]))*COS(RADIANS([.C133]))))" office:value-type="float" office:value="30.621263407885" calcext:value-type="float">
            <text:p>30.62</text:p>
          </table:table-cell>
          <table:table-cell table:formula="of:=SQRT([.E133]^2+[.F133]^2)" office:value-type="float" office:value="0.21540659228538" calcext:value-type="float">
            <text:p>0.22</text:p>
          </table:table-cell>
          <table:table-cell table:formula="of:=DEGREES(ATAN2([.F133]; [.E133]))" office:value-type="float" office:value="21.8014094863518" calcext:value-type="float">
            <text:p>21.80</text:p>
          </table:table-cell>
          <table:table-cell table:style-name="ce3" table:formula="of:=0.3*[.J133]" office:value-type="float" office:value="9.18637902236552" calcext:value-type="float">
            <text:p>9.19</text:p>
          </table:table-cell>
          <table:table-cell table:style-name="ce3" table:formula="of:=DEGREES(ATAN( (-SIN (RADIANS ([.C133])) * COS(RADIANS([.B133]))) / (COS (RADIANS ([.C133])) * SIN(RADIANS([.B133]))) ))" office:value-type="float" office:value="45.0514784503282" calcext:value-type="float">
            <text:p>45.05</text:p>
          </table:table-cell>
          <table:table-cell table:style-name="ce3" table:formula="of:=SQRT([.R133]^2+[.S133]^2)" office:value-type="float" office:value="9.38467782530043" calcext:value-type="float">
            <text:p>9.38</text:p>
          </table:table-cell>
          <table:table-cell table:style-name="ce3" table:formula="of:=DEGREES(ATAN2([.S133];[.R133]))" office:value-type="float" office:value="45.4676619089893" calcext:value-type="float">
            <text:p>45.47</text:p>
          </table:table-cell>
          <table:table-cell table:style-name="ce3"/>
          <table:table-cell table:style-name="ce3" table:formula="of:=[.K133]*COS(RADIANS([.L133]))+[.M133]*COS(RADIANS([.N133]))" office:value-type="float" office:value="6.68991205295969" calcext:value-type="float">
            <text:p>6.69</text:p>
          </table:table-cell>
          <table:table-cell table:style-name="ce3" table:formula="of:=[.K133]*SIN(RADIANS([.L133]))+[.M133]*SIN(RADIANS([.N133]))" office:value-type="float" office:value="6.5815845059036" calcext:value-type="float">
            <text:p>6.58</text:p>
          </table:table-cell>
          <table:table-cell table:number-columns-repeated="1005"/>
        </table:table-row>
        <table:table-row table:style-name="ro1">
          <table:table-cell office:value-type="float" office:value="7434967" calcext:value-type="float">
            <text:p>7434967</text:p>
          </table:table-cell>
          <table:table-cell office:value-type="float" office:value="-17.9425483646921" calcext:value-type="float">
            <text:p>-17.9425483647</text:p>
          </table:table-cell>
          <table:table-cell office:value-type="float" office:value="17.4498492538186" calcext:value-type="float">
            <text:p>17.4498492538</text:p>
          </table:table-cell>
          <table:table-cell office:value-type="float" office:value="3.13280692203457" calcext:value-type="float">
            <text:p>3.132806922</text:p>
          </table:table-cell>
          <table:table-cell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office:value-type="float" office:value="-0.16" calcext:value-type="float">
            <text:p>-0.16</text:p>
          </table:table-cell>
          <table:table-cell office:value-type="float" office:value="12.156" calcext:value-type="float">
            <text:p>12.156</text:p>
          </table:table-cell>
          <table:table-cell/>
          <table:table-cell table:formula="of:=DEGREES(ACOS(COS(RADIANS([.B134]))*COS(RADIANS([.C134]))))" office:value-type="float" office:value="24.8264373046629" calcext:value-type="float">
            <text:p>24.83</text:p>
          </table:table-cell>
          <table:table-cell table:formula="of:=SQRT([.E134]^2+[.F134]^2)" office:value-type="float" office:value="0.752130307858951" calcext:value-type="float">
            <text:p>0.75</text:p>
          </table:table-cell>
          <table:table-cell table:formula="of:=DEGREES(ATAN2([.F134]; [.E134]))" office:value-type="float" office:value="35.8033441083711" calcext:value-type="float">
            <text:p>35.80</text:p>
          </table:table-cell>
          <table:table-cell table:style-name="ce3" table:formula="of:=0.3*[.J134]" office:value-type="float" office:value="7.44793119139888" calcext:value-type="float">
            <text:p>7.45</text:p>
          </table:table-cell>
          <table:table-cell table:style-name="ce3" table:formula="of:=DEGREES(ATAN( (-SIN (RADIANS ([.C134])) * COS(RADIANS([.B134]))) / (COS (RADIANS ([.C134])) * SIN(RADIANS([.B134]))) ))" office:value-type="float" office:value="44.1493788018473" calcext:value-type="float">
            <text:p>44.15</text:p>
          </table:table-cell>
          <table:table-cell table:style-name="ce3" table:formula="of:=SQRT([.R134]^2+[.S134]^2)" office:value-type="float" office:value="8.19282346889554" calcext:value-type="float">
            <text:p>8.19</text:p>
          </table:table-cell>
          <table:table-cell table:style-name="ce3" table:formula="of:=DEGREES(ATAN2([.S134];[.R134]))" office:value-type="float" office:value="46.6141327211554" calcext:value-type="float">
            <text:p>46.61</text:p>
          </table:table-cell>
          <table:table-cell table:style-name="ce3"/>
          <table:table-cell table:style-name="ce3" table:formula="of:=[.K134]*COS(RADIANS([.L134]))+[.M134]*COS(RADIANS([.N134]))" office:value-type="float" office:value="5.95408634448662" calcext:value-type="float">
            <text:p>5.95</text:p>
          </table:table-cell>
          <table:table-cell table:style-name="ce3" table:formula="of:=[.K134]*SIN(RADIANS([.L134]))+[.M134]*SIN(RADIANS([.N134]))" office:value-type="float" office:value="5.62771820499956" calcext:value-type="float">
            <text:p>5.63</text:p>
          </table:table-cell>
          <table:table-cell table:number-columns-repeated="1005"/>
        </table:table-row>
        <table:table-row table:style-name="ro1">
          <table:table-cell office:value-type="float" office:value="7434967" calcext:value-type="float">
            <text:p>7434967</text:p>
          </table:table-cell>
          <table:table-cell office:value-type="float" office:value="-17.9425483646921" calcext:value-type="float">
            <text:p>-17.9425483647</text:p>
          </table:table-cell>
          <table:table-cell office:value-type="float" office:value="17.4498492538186" calcext:value-type="float">
            <text:p>17.4498492538</text:p>
          </table:table-cell>
          <table:table-cell office:value-type="float" office:value="3.13280692203457" calcext:value-type="float">
            <text:p>3.132806922</text:p>
          </table:table-cell>
          <table:table-cell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office:value-type="float" office:value="-0.16" calcext:value-type="float">
            <text:p>-0.16</text:p>
          </table:table-cell>
          <table:table-cell office:value-type="float" office:value="12.156" calcext:value-type="float">
            <text:p>12.156</text:p>
          </table:table-cell>
          <table:table-cell/>
          <table:table-cell table:formula="of:=DEGREES(ACOS(COS(RADIANS([.B135]))*COS(RADIANS([.C135]))))" office:value-type="float" office:value="24.8264373046629" calcext:value-type="float">
            <text:p>24.83</text:p>
          </table:table-cell>
          <table:table-cell table:formula="of:=SQRT([.E135]^2+[.F135]^2)" office:value-type="float" office:value="0.752130307858951" calcext:value-type="float">
            <text:p>0.75</text:p>
          </table:table-cell>
          <table:table-cell table:formula="of:=DEGREES(ATAN2([.F135]; [.E135]))" office:value-type="float" office:value="35.8033441083711" calcext:value-type="float">
            <text:p>35.80</text:p>
          </table:table-cell>
          <table:table-cell table:style-name="ce3" table:formula="of:=0.3*[.J135]" office:value-type="float" office:value="7.44793119139888" calcext:value-type="float">
            <text:p>7.45</text:p>
          </table:table-cell>
          <table:table-cell table:style-name="ce3" table:formula="of:=DEGREES(ATAN( (-SIN (RADIANS ([.C135])) * COS(RADIANS([.B135]))) / (COS (RADIANS ([.C135])) * SIN(RADIANS([.B135]))) ))" office:value-type="float" office:value="44.1493788018473" calcext:value-type="float">
            <text:p>44.15</text:p>
          </table:table-cell>
          <table:table-cell table:style-name="ce3" table:formula="of:=SQRT([.R135]^2+[.S135]^2)" office:value-type="float" office:value="8.19282346889554" calcext:value-type="float">
            <text:p>8.19</text:p>
          </table:table-cell>
          <table:table-cell table:style-name="ce3" table:formula="of:=DEGREES(ATAN2([.S135];[.R135]))" office:value-type="float" office:value="46.6141327211554" calcext:value-type="float">
            <text:p>46.61</text:p>
          </table:table-cell>
          <table:table-cell table:style-name="ce3"/>
          <table:table-cell table:style-name="ce3" table:formula="of:=[.K135]*COS(RADIANS([.L135]))+[.M135]*COS(RADIANS([.N135]))" office:value-type="float" office:value="5.95408634448662" calcext:value-type="float">
            <text:p>5.95</text:p>
          </table:table-cell>
          <table:table-cell table:style-name="ce3" table:formula="of:=[.K135]*SIN(RADIANS([.L135]))+[.M135]*SIN(RADIANS([.N135]))" office:value-type="float" office:value="5.62771820499956" calcext:value-type="float">
            <text:p>5.63</text:p>
          </table:table-cell>
          <table:table-cell table:number-columns-repeated="1005"/>
        </table:table-row>
        <table:table-row table:style-name="ro1">
          <table:table-cell office:value-type="float" office:value="7435217" calcext:value-type="float">
            <text:p>7435217</text:p>
          </table:table-cell>
          <table:table-cell office:value-type="float" office:value="-12.2935379587955" calcext:value-type="float">
            <text:p>-12.2935379588</text:p>
          </table:table-cell>
          <table:table-cell office:value-type="float" office:value="12.1204362057916" calcext:value-type="float">
            <text:p>12.1204362058</text:p>
          </table:table-cell>
          <table:table-cell office:value-type="float" office:value="3.05533379382641" calcext:value-type="float">
            <text:p>3.055333793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office:value-type="float" office:value="-0.19" calcext:value-type="float">
            <text:p>-0.19</text:p>
          </table:table-cell>
          <table:table-cell office:value-type="float" office:value="12.201" calcext:value-type="float">
            <text:p>12.201</text:p>
          </table:table-cell>
          <table:table-cell/>
          <table:table-cell table:formula="of:=DEGREES(ACOS(COS(RADIANS([.B136]))*COS(RADIANS([.C136]))))" office:value-type="float" office:value="17.1979081155729" calcext:value-type="float">
            <text:p>17.20</text:p>
          </table:table-cell>
          <table:table-cell table:formula="of:=SQRT([.E136]^2+[.F136]^2)" office:value-type="float" office:value="0.814002456998749" calcext:value-type="float">
            <text:p>0.81</text:p>
          </table:table-cell>
          <table:table-cell table:formula="of:=DEGREES(ATAN2([.F136]; [.E136]))" office:value-type="float" office:value="37.0106732336031" calcext:value-type="float">
            <text:p>37.01</text:p>
          </table:table-cell>
          <table:table-cell table:style-name="ce3" table:formula="of:=0.3*[.J136]" office:value-type="float" office:value="5.15937243467188" calcext:value-type="float">
            <text:p>5.16</text:p>
          </table:table-cell>
          <table:table-cell table:style-name="ce3" table:formula="of:=DEGREES(ATAN( (-SIN (RADIANS ([.C136])) * COS(RADIANS([.B136]))) / (COS (RADIANS ([.C136])) * SIN(RADIANS([.B136]))) ))" office:value-type="float" office:value="44.5812066372717" calcext:value-type="float">
            <text:p>44.58</text:p>
          </table:table-cell>
          <table:table-cell table:style-name="ce3" table:formula="of:=SQRT([.R136]^2+[.S136]^2)" office:value-type="float" office:value="5.96724332379532" calcext:value-type="float">
            <text:p>5.97</text:p>
          </table:table-cell>
          <table:table-cell table:style-name="ce3" table:formula="of:=DEGREES(ATAN2([.S136];[.R136]))" office:value-type="float" office:value="46.4485566464428" calcext:value-type="float">
            <text:p>46.45</text:p>
          </table:table-cell>
          <table:table-cell table:style-name="ce3"/>
          <table:table-cell table:style-name="ce3" table:formula="of:=[.K136]*COS(RADIANS([.L136]))+[.M136]*COS(RADIANS([.N136]))" office:value-type="float" office:value="4.32479561422499" calcext:value-type="float">
            <text:p>4.32</text:p>
          </table:table-cell>
          <table:table-cell table:style-name="ce3" table:formula="of:=[.K136]*SIN(RADIANS([.L136]))+[.M136]*SIN(RADIANS([.N136]))" office:value-type="float" office:value="4.11146394615836" calcext:value-type="float">
            <text:p>4.11</text:p>
          </table:table-cell>
          <table:table-cell table:number-columns-repeated="1005"/>
        </table:table-row>
        <table:table-row table:style-name="ro1">
          <table:table-cell office:value-type="float" office:value="7435217" calcext:value-type="float">
            <text:p>7435217</text:p>
          </table:table-cell>
          <table:table-cell office:value-type="float" office:value="-12.2935379587955" calcext:value-type="float">
            <text:p>-12.2935379588</text:p>
          </table:table-cell>
          <table:table-cell office:value-type="float" office:value="12.1204362057916" calcext:value-type="float">
            <text:p>12.1204362058</text:p>
          </table:table-cell>
          <table:table-cell office:value-type="float" office:value="3.05533379382641" calcext:value-type="float">
            <text:p>3.055333793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office:value-type="float" office:value="-0.19" calcext:value-type="float">
            <text:p>-0.19</text:p>
          </table:table-cell>
          <table:table-cell office:value-type="float" office:value="12.201" calcext:value-type="float">
            <text:p>12.201</text:p>
          </table:table-cell>
          <table:table-cell/>
          <table:table-cell table:formula="of:=DEGREES(ACOS(COS(RADIANS([.B137]))*COS(RADIANS([.C137]))))" office:value-type="float" office:value="17.1979081155729" calcext:value-type="float">
            <text:p>17.20</text:p>
          </table:table-cell>
          <table:table-cell table:formula="of:=SQRT([.E137]^2+[.F137]^2)" office:value-type="float" office:value="0.814002456998749" calcext:value-type="float">
            <text:p>0.81</text:p>
          </table:table-cell>
          <table:table-cell table:formula="of:=DEGREES(ATAN2([.F137]; [.E137]))" office:value-type="float" office:value="37.0106732336031" calcext:value-type="float">
            <text:p>37.01</text:p>
          </table:table-cell>
          <table:table-cell table:style-name="ce3" table:formula="of:=0.3*[.J137]" office:value-type="float" office:value="5.15937243467188" calcext:value-type="float">
            <text:p>5.16</text:p>
          </table:table-cell>
          <table:table-cell table:style-name="ce3" table:formula="of:=DEGREES(ATAN( (-SIN (RADIANS ([.C137])) * COS(RADIANS([.B137]))) / (COS (RADIANS ([.C137])) * SIN(RADIANS([.B137]))) ))" office:value-type="float" office:value="44.5812066372717" calcext:value-type="float">
            <text:p>44.58</text:p>
          </table:table-cell>
          <table:table-cell table:style-name="ce3" table:formula="of:=SQRT([.R137]^2+[.S137]^2)" office:value-type="float" office:value="5.96724332379532" calcext:value-type="float">
            <text:p>5.97</text:p>
          </table:table-cell>
          <table:table-cell table:style-name="ce3" table:formula="of:=DEGREES(ATAN2([.S137];[.R137]))" office:value-type="float" office:value="46.4485566464428" calcext:value-type="float">
            <text:p>46.45</text:p>
          </table:table-cell>
          <table:table-cell table:style-name="ce3"/>
          <table:table-cell table:style-name="ce3" table:formula="of:=[.K137]*COS(RADIANS([.L137]))+[.M137]*COS(RADIANS([.N137]))" office:value-type="float" office:value="4.32479561422499" calcext:value-type="float">
            <text:p>4.32</text:p>
          </table:table-cell>
          <table:table-cell table:style-name="ce3" table:formula="of:=[.K137]*SIN(RADIANS([.L137]))+[.M137]*SIN(RADIANS([.N137]))" office:value-type="float" office:value="4.11146394615836" calcext:value-type="float">
            <text:p>4.11</text:p>
          </table:table-cell>
          <table:table-cell table:number-columns-repeated="1005"/>
        </table:table-row>
        <table:table-row table:style-name="ro1">
          <table:table-cell office:value-type="float" office:value="7435467" calcext:value-type="float">
            <text:p>7435467</text:p>
          </table:table-cell>
          <table:table-cell office:value-type="float" office:value="-10.2407638773359" calcext:value-type="float">
            <text:p>-10.2407638773</text:p>
          </table:table-cell>
          <table:table-cell office:value-type="float" office:value="11.6133962589821" calcext:value-type="float">
            <text:p>11.613396259</text:p>
          </table:table-cell>
          <table:table-cell office:value-type="float" office:value="1.66839878261479" calcext:value-type="float">
            <text:p>1.6683987826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-0.17" calcext:value-type="float">
            <text:p>-0.17</text:p>
          </table:table-cell>
          <table:table-cell office:value-type="float" office:value="12.246" calcext:value-type="float">
            <text:p>12.246</text:p>
          </table:table-cell>
          <table:table-cell/>
          <table:table-cell table:formula="of:=DEGREES(ACOS(COS(RADIANS([.B138]))*COS(RADIANS([.C138]))))" office:value-type="float" office:value="15.437001614463" calcext:value-type="float">
            <text:p>15.44</text:p>
          </table:table-cell>
          <table:table-cell table:formula="of:=SQRT([.E138]^2+[.F138]^2)" office:value-type="float" office:value="0.658027355054484" calcext:value-type="float">
            <text:p>0.66</text:p>
          </table:table-cell>
          <table:table-cell table:formula="of:=DEGREES(ATAN2([.F138]; [.E138]))" office:value-type="float" office:value="36.3474582088853" calcext:value-type="float">
            <text:p>36.35</text:p>
          </table:table-cell>
          <table:table-cell table:style-name="ce3" table:formula="of:=0.3*[.J138]" office:value-type="float" office:value="4.63110048433889" calcext:value-type="float">
            <text:p>4.63</text:p>
          </table:table-cell>
          <table:table-cell table:style-name="ce3" table:formula="of:=DEGREES(ATAN( (-SIN (RADIANS ([.C138])) * COS(RADIANS([.B138]))) / (COS (RADIANS ([.C138])) * SIN(RADIANS([.B138]))) ))" office:value-type="float" office:value="48.6820103417158" calcext:value-type="float">
            <text:p>48.68</text:p>
          </table:table-cell>
          <table:table-cell table:style-name="ce3" table:formula="of:=SQRT([.R138]^2+[.S138]^2)" office:value-type="float" office:value="5.27581150399871" calcext:value-type="float">
            <text:p>5.28</text:p>
          </table:table-cell>
          <table:table-cell table:style-name="ce3" table:formula="of:=DEGREES(ATAN2([.S138];[.R138]))" office:value-type="float" office:value="42.8447459194987" calcext:value-type="float">
            <text:p>42.84</text:p>
          </table:table-cell>
          <table:table-cell table:style-name="ce3"/>
          <table:table-cell table:style-name="ce3" table:formula="of:=[.K138]*COS(RADIANS([.L138]))+[.M138]*COS(RADIANS([.N138]))" office:value-type="float" office:value="3.58762628203458" calcext:value-type="float">
            <text:p>3.59</text:p>
          </table:table-cell>
          <table:table-cell table:style-name="ce3" table:formula="of:=[.K138]*SIN(RADIANS([.L138]))+[.M138]*SIN(RADIANS([.N138]))" office:value-type="float" office:value="3.86821983426225" calcext:value-type="float">
            <text:p>3.87</text:p>
          </table:table-cell>
          <table:table-cell table:number-columns-repeated="1005"/>
        </table:table-row>
        <table:table-row table:style-name="ro1">
          <table:table-cell office:value-type="float" office:value="7435467" calcext:value-type="float">
            <text:p>7435467</text:p>
          </table:table-cell>
          <table:table-cell office:value-type="float" office:value="-10.2407638773359" calcext:value-type="float">
            <text:p>-10.2407638773</text:p>
          </table:table-cell>
          <table:table-cell office:value-type="float" office:value="11.6133962589821" calcext:value-type="float">
            <text:p>11.613396259</text:p>
          </table:table-cell>
          <table:table-cell office:value-type="float" office:value="1.66839878261479" calcext:value-type="float">
            <text:p>1.6683987826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-0.17" calcext:value-type="float">
            <text:p>-0.17</text:p>
          </table:table-cell>
          <table:table-cell office:value-type="float" office:value="12.246" calcext:value-type="float">
            <text:p>12.246</text:p>
          </table:table-cell>
          <table:table-cell/>
          <table:table-cell table:formula="of:=DEGREES(ACOS(COS(RADIANS([.B139]))*COS(RADIANS([.C139]))))" office:value-type="float" office:value="15.437001614463" calcext:value-type="float">
            <text:p>15.44</text:p>
          </table:table-cell>
          <table:table-cell table:formula="of:=SQRT([.E139]^2+[.F139]^2)" office:value-type="float" office:value="0.658027355054484" calcext:value-type="float">
            <text:p>0.66</text:p>
          </table:table-cell>
          <table:table-cell table:formula="of:=DEGREES(ATAN2([.F139]; [.E139]))" office:value-type="float" office:value="36.3474582088853" calcext:value-type="float">
            <text:p>36.35</text:p>
          </table:table-cell>
          <table:table-cell table:style-name="ce3" table:formula="of:=0.3*[.J139]" office:value-type="float" office:value="4.63110048433889" calcext:value-type="float">
            <text:p>4.63</text:p>
          </table:table-cell>
          <table:table-cell table:style-name="ce3" table:formula="of:=DEGREES(ATAN( (-SIN (RADIANS ([.C139])) * COS(RADIANS([.B139]))) / (COS (RADIANS ([.C139])) * SIN(RADIANS([.B139]))) ))" office:value-type="float" office:value="48.6820103417158" calcext:value-type="float">
            <text:p>48.68</text:p>
          </table:table-cell>
          <table:table-cell table:style-name="ce3" table:formula="of:=SQRT([.R139]^2+[.S139]^2)" office:value-type="float" office:value="5.27581150399871" calcext:value-type="float">
            <text:p>5.28</text:p>
          </table:table-cell>
          <table:table-cell table:style-name="ce3" table:formula="of:=DEGREES(ATAN2([.S139];[.R139]))" office:value-type="float" office:value="42.8447459194987" calcext:value-type="float">
            <text:p>42.84</text:p>
          </table:table-cell>
          <table:table-cell table:style-name="ce3"/>
          <table:table-cell table:style-name="ce3" table:formula="of:=[.K139]*COS(RADIANS([.L139]))+[.M139]*COS(RADIANS([.N139]))" office:value-type="float" office:value="3.58762628203458" calcext:value-type="float">
            <text:p>3.59</text:p>
          </table:table-cell>
          <table:table-cell table:style-name="ce3" table:formula="of:=[.K139]*SIN(RADIANS([.L139]))+[.M139]*SIN(RADIANS([.N139]))" office:value-type="float" office:value="3.86821983426225" calcext:value-type="float">
            <text:p>3.87</text:p>
          </table:table-cell>
          <table:table-cell table:number-columns-repeated="1005"/>
        </table:table-row>
        <table:table-row table:style-name="ro1">
          <table:table-cell office:value-type="float" office:value="7435717" calcext:value-type="float">
            <text:p>7435717</text:p>
          </table:table-cell>
          <table:table-cell office:value-type="float" office:value="-9.73257048233024" calcext:value-type="float">
            <text:p>-9.7325704823</text:p>
          </table:table-cell>
          <table:table-cell office:value-type="float" office:value="12.2698790372842" calcext:value-type="float">
            <text:p>12.2698790373</text:p>
          </table:table-cell>
          <table:table-cell office:value-type="float" office:value="0.81119638139985" calcext:value-type="float">
            <text:p>0.8111963814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-0.15" calcext:value-type="float">
            <text:p>-0.15</text:p>
          </table:table-cell>
          <table:table-cell office:value-type="float" office:value="12.287" calcext:value-type="float">
            <text:p>12.287</text:p>
          </table:table-cell>
          <table:table-cell/>
          <table:table-cell table:formula="of:=DEGREES(ACOS(COS(RADIANS([.B140]))*COS(RADIANS([.C140]))))" office:value-type="float" office:value="15.6146611578903" calcext:value-type="float">
            <text:p>15.61</text:p>
          </table:table-cell>
          <table:table-cell table:formula="of:=SQRT([.E140]^2+[.F140]^2)" office:value-type="float" office:value="0.499299509312797" calcext:value-type="float">
            <text:p>0.50</text:p>
          </table:table-cell>
          <table:table-cell table:formula="of:=DEGREES(ATAN2([.F140]; [.E140]))" office:value-type="float" office:value="32.7352262721076" calcext:value-type="float">
            <text:p>32.74</text:p>
          </table:table-cell>
          <table:table-cell table:style-name="ce3" table:formula="of:=0.3*[.J140]" office:value-type="float" office:value="4.68439834736711" calcext:value-type="float">
            <text:p>4.68</text:p>
          </table:table-cell>
          <table:table-cell table:style-name="ce3" table:formula="of:=DEGREES(ATAN( (-SIN (RADIANS ([.C140])) * COS(RADIANS([.B140]))) / (COS (RADIANS ([.C140])) * SIN(RADIANS([.B140]))) ))" office:value-type="float" office:value="51.7390821404043" calcext:value-type="float">
            <text:p>51.74</text:p>
          </table:table-cell>
          <table:table-cell table:style-name="ce3" table:formula="of:=SQRT([.R140]^2+[.S140]^2)" office:value-type="float" office:value="5.15904698776562" calcext:value-type="float">
            <text:p>5.16</text:p>
          </table:table-cell>
          <table:table-cell table:style-name="ce3" table:formula="of:=DEGREES(ATAN2([.S140];[.R140]))" office:value-type="float" office:value="40.06689810042" calcext:value-type="float">
            <text:p>40.07</text:p>
          </table:table-cell>
          <table:table-cell table:style-name="ce3"/>
          <table:table-cell table:style-name="ce3" table:formula="of:=[.K140]*COS(RADIANS([.L140]))+[.M140]*COS(RADIANS([.N140]))" office:value-type="float" office:value="3.3207836133096" calcext:value-type="float">
            <text:p>3.32</text:p>
          </table:table-cell>
          <table:table-cell table:style-name="ce3" table:formula="of:=[.K140]*SIN(RADIANS([.L140]))+[.M140]*SIN(RADIANS([.N140]))" office:value-type="float" office:value="3.94818464810702" calcext:value-type="float">
            <text:p>3.95</text:p>
          </table:table-cell>
          <table:table-cell table:number-columns-repeated="1005"/>
        </table:table-row>
        <table:table-row table:style-name="ro1">
          <table:table-cell office:value-type="float" office:value="7435717" calcext:value-type="float">
            <text:p>7435717</text:p>
          </table:table-cell>
          <table:table-cell office:value-type="float" office:value="-9.73257048233024" calcext:value-type="float">
            <text:p>-9.7325704823</text:p>
          </table:table-cell>
          <table:table-cell office:value-type="float" office:value="12.2698790372842" calcext:value-type="float">
            <text:p>12.2698790373</text:p>
          </table:table-cell>
          <table:table-cell office:value-type="float" office:value="0.81119638139985" calcext:value-type="float">
            <text:p>0.8111963814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office:value-type="float" office:value="-0.15" calcext:value-type="float">
            <text:p>-0.15</text:p>
          </table:table-cell>
          <table:table-cell office:value-type="float" office:value="12.287" calcext:value-type="float">
            <text:p>12.287</text:p>
          </table:table-cell>
          <table:table-cell/>
          <table:table-cell table:formula="of:=DEGREES(ACOS(COS(RADIANS([.B141]))*COS(RADIANS([.C141]))))" office:value-type="float" office:value="15.6146611578903" calcext:value-type="float">
            <text:p>15.61</text:p>
          </table:table-cell>
          <table:table-cell table:formula="of:=SQRT([.E141]^2+[.F141]^2)" office:value-type="float" office:value="0.499299509312797" calcext:value-type="float">
            <text:p>0.50</text:p>
          </table:table-cell>
          <table:table-cell table:formula="of:=DEGREES(ATAN2([.F141]; [.E141]))" office:value-type="float" office:value="32.7352262721076" calcext:value-type="float">
            <text:p>32.74</text:p>
          </table:table-cell>
          <table:table-cell table:style-name="ce3" table:formula="of:=0.3*[.J141]" office:value-type="float" office:value="4.68439834736711" calcext:value-type="float">
            <text:p>4.68</text:p>
          </table:table-cell>
          <table:table-cell table:style-name="ce3" table:formula="of:=DEGREES(ATAN( (-SIN (RADIANS ([.C141])) * COS(RADIANS([.B141]))) / (COS (RADIANS ([.C141])) * SIN(RADIANS([.B141]))) ))" office:value-type="float" office:value="51.7390821404043" calcext:value-type="float">
            <text:p>51.74</text:p>
          </table:table-cell>
          <table:table-cell table:style-name="ce3" table:formula="of:=SQRT([.R141]^2+[.S141]^2)" office:value-type="float" office:value="5.15904698776562" calcext:value-type="float">
            <text:p>5.16</text:p>
          </table:table-cell>
          <table:table-cell table:style-name="ce3" table:formula="of:=DEGREES(ATAN2([.S141];[.R141]))" office:value-type="float" office:value="40.06689810042" calcext:value-type="float">
            <text:p>40.07</text:p>
          </table:table-cell>
          <table:table-cell table:style-name="ce3"/>
          <table:table-cell table:style-name="ce3" table:formula="of:=[.K141]*COS(RADIANS([.L141]))+[.M141]*COS(RADIANS([.N141]))" office:value-type="float" office:value="3.3207836133096" calcext:value-type="float">
            <text:p>3.32</text:p>
          </table:table-cell>
          <table:table-cell table:style-name="ce3" table:formula="of:=[.K141]*SIN(RADIANS([.L141]))+[.M141]*SIN(RADIANS([.N141]))" office:value-type="float" office:value="3.94818464810702" calcext:value-type="float">
            <text:p>3.95</text:p>
          </table:table-cell>
          <table:table-cell table:number-columns-repeated="1005"/>
        </table:table-row>
        <table:table-row table:style-name="ro1">
          <table:table-cell office:value-type="float" office:value="7435966" calcext:value-type="float">
            <text:p>7435966</text:p>
          </table:table-cell>
          <table:table-cell office:value-type="float" office:value="-9.29025938451126" calcext:value-type="float">
            <text:p>-9.2902593845</text:p>
          </table:table-cell>
          <table:table-cell office:value-type="float" office:value="11.6644809513319" calcext:value-type="float">
            <text:p>11.6644809513</text:p>
          </table:table-cell>
          <table:table-cell office:value-type="float" office:value="0.928781289612793" calcext:value-type="float">
            <text:p>0.9287812896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22" calcext:value-type="float">
            <text:p>12.322</text:p>
          </table:table-cell>
          <table:table-cell/>
          <table:table-cell table:formula="of:=DEGREES(ACOS(COS(RADIANS([.B142]))*COS(RADIANS([.C142]))))" office:value-type="float" office:value="14.871827545633" calcext:value-type="float">
            <text:p>14.87</text:p>
          </table:table-cell>
          <table:table-cell table:formula="of:=SQRT([.E142]^2+[.F142]^2)" office:value-type="float" office:value="0.375765884561119" calcext:value-type="float">
            <text:p>0.38</text:p>
          </table:table-cell>
          <table:table-cell table:formula="of:=DEGREES(ATAN2([.F142]; [.E142]))" office:value-type="float" office:value="25.2011236454751" calcext:value-type="float">
            <text:p>25.20</text:p>
          </table:table-cell>
          <table:table-cell table:style-name="ce3" table:formula="of:=0.3*[.J142]" office:value-type="float" office:value="4.46154826368989" calcext:value-type="float">
            <text:p>4.46</text:p>
          </table:table-cell>
          <table:table-cell table:style-name="ce3" table:formula="of:=DEGREES(ATAN( (-SIN (RADIANS ([.C142])) * COS(RADIANS([.B142]))) / (COS (RADIANS ([.C142])) * SIN(RADIANS([.B142]))) ))" office:value-type="float" office:value="51.6074112098657" calcext:value-type="float">
            <text:p>51.61</text:p>
          </table:table-cell>
          <table:table-cell table:style-name="ce3" table:formula="of:=SQRT([.R142]^2+[.S142]^2)" office:value-type="float" office:value="4.80101724348418" calcext:value-type="float">
            <text:p>4.80</text:p>
          </table:table-cell>
          <table:table-cell table:style-name="ce3" table:formula="of:=DEGREES(ATAN2([.S142];[.R142]))" office:value-type="float" office:value="40.3873654129964" calcext:value-type="float">
            <text:p>40.39</text:p>
          </table:table-cell>
          <table:table-cell table:style-name="ce3"/>
          <table:table-cell table:style-name="ce3" table:formula="of:=[.K142]*COS(RADIANS([.L142]))+[.M142]*COS(RADIANS([.N142]))" office:value-type="float" office:value="3.11082850687722" calcext:value-type="float">
            <text:p>3.11</text:p>
          </table:table-cell>
          <table:table-cell table:style-name="ce3" table:formula="of:=[.K142]*SIN(RADIANS([.L142]))+[.M142]*SIN(RADIANS([.N142]))" office:value-type="float" office:value="3.65684461975519" calcext:value-type="float">
            <text:p>3.66</text:p>
          </table:table-cell>
          <table:table-cell table:number-columns-repeated="1005"/>
        </table:table-row>
        <table:table-row table:style-name="ro1">
          <table:table-cell office:value-type="float" office:value="7435966" calcext:value-type="float">
            <text:p>7435966</text:p>
          </table:table-cell>
          <table:table-cell office:value-type="float" office:value="-9.29025938451126" calcext:value-type="float">
            <text:p>-9.2902593845</text:p>
          </table:table-cell>
          <table:table-cell office:value-type="float" office:value="11.6644809513319" calcext:value-type="float">
            <text:p>11.6644809513</text:p>
          </table:table-cell>
          <table:table-cell office:value-type="float" office:value="0.928781289612793" calcext:value-type="float">
            <text:p>0.9287812896</text:p>
          </table:table-cell>
          <table:table-cell office:value-type="float" office:value="0.16" calcext:value-type="float">
            <text:p>0.16</text:p>
          </table:table-cell>
          <table:table-cell office:value-type="float" office:value="0.34" calcext:value-type="float">
            <text:p>0.34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22" calcext:value-type="float">
            <text:p>12.322</text:p>
          </table:table-cell>
          <table:table-cell/>
          <table:table-cell table:formula="of:=DEGREES(ACOS(COS(RADIANS([.B143]))*COS(RADIANS([.C143]))))" office:value-type="float" office:value="14.871827545633" calcext:value-type="float">
            <text:p>14.87</text:p>
          </table:table-cell>
          <table:table-cell table:formula="of:=SQRT([.E143]^2+[.F143]^2)" office:value-type="float" office:value="0.375765884561119" calcext:value-type="float">
            <text:p>0.38</text:p>
          </table:table-cell>
          <table:table-cell table:formula="of:=DEGREES(ATAN2([.F143]; [.E143]))" office:value-type="float" office:value="25.2011236454751" calcext:value-type="float">
            <text:p>25.20</text:p>
          </table:table-cell>
          <table:table-cell table:style-name="ce3" table:formula="of:=0.3*[.J143]" office:value-type="float" office:value="4.46154826368989" calcext:value-type="float">
            <text:p>4.46</text:p>
          </table:table-cell>
          <table:table-cell table:style-name="ce3" table:formula="of:=DEGREES(ATAN( (-SIN (RADIANS ([.C143])) * COS(RADIANS([.B143]))) / (COS (RADIANS ([.C143])) * SIN(RADIANS([.B143]))) ))" office:value-type="float" office:value="51.6074112098657" calcext:value-type="float">
            <text:p>51.61</text:p>
          </table:table-cell>
          <table:table-cell table:style-name="ce3" table:formula="of:=SQRT([.R143]^2+[.S143]^2)" office:value-type="float" office:value="4.80101724348418" calcext:value-type="float">
            <text:p>4.80</text:p>
          </table:table-cell>
          <table:table-cell table:style-name="ce3" table:formula="of:=DEGREES(ATAN2([.S143];[.R143]))" office:value-type="float" office:value="40.3873654129964" calcext:value-type="float">
            <text:p>40.39</text:p>
          </table:table-cell>
          <table:table-cell table:style-name="ce3"/>
          <table:table-cell table:style-name="ce3" table:formula="of:=[.K143]*COS(RADIANS([.L143]))+[.M143]*COS(RADIANS([.N143]))" office:value-type="float" office:value="3.11082850687722" calcext:value-type="float">
            <text:p>3.11</text:p>
          </table:table-cell>
          <table:table-cell table:style-name="ce3" table:formula="of:=[.K143]*SIN(RADIANS([.L143]))+[.M143]*SIN(RADIANS([.N143]))" office:value-type="float" office:value="3.65684461975519" calcext:value-type="float">
            <text:p>3.66</text:p>
          </table:table-cell>
          <table:table-cell table:number-columns-repeated="1005"/>
        </table:table-row>
        <table:table-row table:style-name="ro1">
          <table:table-cell office:value-type="float" office:value="7436216" calcext:value-type="float">
            <text:p>7436216</text:p>
          </table:table-cell>
          <table:table-cell office:value-type="float" office:value="-9.07329842552581" calcext:value-type="float">
            <text:p>-9.0732984255</text:p>
          </table:table-cell>
          <table:table-cell office:value-type="float" office:value="10.6536727183252" calcext:value-type="float">
            <text:p>10.6536727183</text:p>
          </table:table-cell>
          <table:table-cell office:value-type="float" office:value="1.54130731829425" calcext:value-type="float">
            <text:p>1.5413073183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55" calcext:value-type="float">
            <text:p>12.355</text:p>
          </table:table-cell>
          <table:table-cell/>
          <table:table-cell table:formula="of:=DEGREES(ACOS(COS(RADIANS([.B144]))*COS(RADIANS([.C144]))))" office:value-type="float" office:value="13.9596898126128" calcext:value-type="float">
            <text:p>13.96</text:p>
          </table:table-cell>
          <table:table-cell table:formula="of:=SQRT([.E144]^2+[.F144]^2)" office:value-type="float" office:value="0.233452350598575" calcext:value-type="float">
            <text:p>0.23</text:p>
          </table:table-cell>
          <table:table-cell table:formula="of:=DEGREES(ATAN2([.F144]; [.E144]))" office:value-type="float" office:value="9.86580694308437" calcext:value-type="float">
            <text:p>9.87</text:p>
          </table:table-cell>
          <table:table-cell table:style-name="ce3" table:formula="of:=0.3*[.J144]" office:value-type="float" office:value="4.18790694378383" calcext:value-type="float">
            <text:p>4.19</text:p>
          </table:table-cell>
          <table:table-cell table:style-name="ce3" table:formula="of:=DEGREES(ATAN( (-SIN (RADIANS ([.C144])) * COS(RADIANS([.B144]))) / (COS (RADIANS ([.C144])) * SIN(RADIANS([.B144]))) ))" office:value-type="float" office:value="49.6710877243963" calcext:value-type="float">
            <text:p>49.67</text:p>
          </table:table-cell>
          <table:table-cell table:style-name="ce3" table:formula="of:=SQRT([.R144]^2+[.S144]^2)" office:value-type="float" office:value="4.36980720791514" calcext:value-type="float">
            <text:p>4.37</text:p>
          </table:table-cell>
          <table:table-cell table:style-name="ce3" table:formula="of:=DEGREES(ATAN2([.S144];[.R144]))" office:value-type="float" office:value="42.2888657202172" calcext:value-type="float">
            <text:p>42.29</text:p>
          </table:table-cell>
          <table:table-cell table:style-name="ce3"/>
          <table:table-cell table:style-name="ce3" table:formula="of:=[.K144]*COS(RADIANS([.L144]))+[.M144]*COS(RADIANS([.N144]))" office:value-type="float" office:value="2.94030679417448" calcext:value-type="float">
            <text:p>2.94</text:p>
          </table:table-cell>
          <table:table-cell table:style-name="ce3" table:formula="of:=[.K144]*SIN(RADIANS([.L144]))+[.M144]*SIN(RADIANS([.N144]))" office:value-type="float" office:value="3.23261674042539" calcext:value-type="float">
            <text:p>3.23</text:p>
          </table:table-cell>
          <table:table-cell table:number-columns-repeated="1005"/>
        </table:table-row>
        <table:table-row table:style-name="ro1">
          <table:table-cell office:value-type="float" office:value="7436216" calcext:value-type="float">
            <text:p>7436216</text:p>
          </table:table-cell>
          <table:table-cell office:value-type="float" office:value="-9.07329842552581" calcext:value-type="float">
            <text:p>-9.0732984255</text:p>
          </table:table-cell>
          <table:table-cell office:value-type="float" office:value="10.6536727183252" calcext:value-type="float">
            <text:p>10.6536727183</text:p>
          </table:table-cell>
          <table:table-cell office:value-type="float" office:value="1.54130731829425" calcext:value-type="float">
            <text:p>1.5413073183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55" calcext:value-type="float">
            <text:p>12.355</text:p>
          </table:table-cell>
          <table:table-cell/>
          <table:table-cell table:formula="of:=DEGREES(ACOS(COS(RADIANS([.B145]))*COS(RADIANS([.C145]))))" office:value-type="float" office:value="13.9596898126128" calcext:value-type="float">
            <text:p>13.96</text:p>
          </table:table-cell>
          <table:table-cell table:formula="of:=SQRT([.E145]^2+[.F145]^2)" office:value-type="float" office:value="0.233452350598575" calcext:value-type="float">
            <text:p>0.23</text:p>
          </table:table-cell>
          <table:table-cell table:formula="of:=DEGREES(ATAN2([.F145]; [.E145]))" office:value-type="float" office:value="9.86580694308437" calcext:value-type="float">
            <text:p>9.87</text:p>
          </table:table-cell>
          <table:table-cell table:style-name="ce3" table:formula="of:=0.3*[.J145]" office:value-type="float" office:value="4.18790694378383" calcext:value-type="float">
            <text:p>4.19</text:p>
          </table:table-cell>
          <table:table-cell table:style-name="ce3" table:formula="of:=DEGREES(ATAN( (-SIN (RADIANS ([.C145])) * COS(RADIANS([.B145]))) / (COS (RADIANS ([.C145])) * SIN(RADIANS([.B145]))) ))" office:value-type="float" office:value="49.6710877243963" calcext:value-type="float">
            <text:p>49.67</text:p>
          </table:table-cell>
          <table:table-cell table:style-name="ce3" table:formula="of:=SQRT([.R145]^2+[.S145]^2)" office:value-type="float" office:value="4.36980720791514" calcext:value-type="float">
            <text:p>4.37</text:p>
          </table:table-cell>
          <table:table-cell table:style-name="ce3" table:formula="of:=DEGREES(ATAN2([.S145];[.R145]))" office:value-type="float" office:value="42.2888657202172" calcext:value-type="float">
            <text:p>42.29</text:p>
          </table:table-cell>
          <table:table-cell table:style-name="ce3"/>
          <table:table-cell table:style-name="ce3" table:formula="of:=[.K145]*COS(RADIANS([.L145]))+[.M145]*COS(RADIANS([.N145]))" office:value-type="float" office:value="2.94030679417448" calcext:value-type="float">
            <text:p>2.94</text:p>
          </table:table-cell>
          <table:table-cell table:style-name="ce3" table:formula="of:=[.K145]*SIN(RADIANS([.L145]))+[.M145]*SIN(RADIANS([.N145]))" office:value-type="float" office:value="3.23261674042539" calcext:value-type="float">
            <text:p>3.23</text:p>
          </table:table-cell>
          <table:table-cell table:number-columns-repeated="1005"/>
        </table:table-row>
        <table:table-row table:style-name="ro1">
          <table:table-cell office:value-type="float" office:value="7436466" calcext:value-type="float">
            <text:p>7436466</text:p>
          </table:table-cell>
          <table:table-cell office:value-type="float" office:value="-9.28665219085585" calcext:value-type="float">
            <text:p>-9.2866521909</text:p>
          </table:table-cell>
          <table:table-cell office:value-type="float" office:value="10.2700116011355" calcext:value-type="float">
            <text:p>10.2700116011</text:p>
          </table:table-cell>
          <table:table-cell office:value-type="float" office:value="2.09219131660316" calcext:value-type="float">
            <text:p>2.0921913166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87" calcext:value-type="float">
            <text:p>12.387</text:p>
          </table:table-cell>
          <table:table-cell/>
          <table:table-cell table:formula="of:=DEGREES(ACOS(COS(RADIANS([.B146]))*COS(RADIANS([.C146]))))" office:value-type="float" office:value="13.8125968002679" calcext:value-type="float">
            <text:p>13.81</text:p>
          </table:table-cell>
          <table:table-cell table:formula="of:=SQRT([.E146]^2+[.F146]^2)" office:value-type="float" office:value="0.13" calcext:value-type="float">
            <text:p>0.13</text:p>
          </table:table-cell>
          <table:table-cell table:formula="of:=DEGREES(ATAN2([.F146]; [.E146]))" office:value-type="float" office:value="-22.6198649480404" calcext:value-type="float">
            <text:p>-22.62</text:p>
          </table:table-cell>
          <table:table-cell table:style-name="ce3" table:formula="of:=0.3*[.J146]" office:value-type="float" office:value="4.14377904008036" calcext:value-type="float">
            <text:p>4.14</text:p>
          </table:table-cell>
          <table:table-cell table:style-name="ce3" table:formula="of:=DEGREES(ATAN( (-SIN (RADIANS ([.C146])) * COS(RADIANS([.B146]))) / (COS (RADIANS ([.C146])) * SIN(RADIANS([.B146]))) ))" office:value-type="float" office:value="47.9349764758702" calcext:value-type="float">
            <text:p>47.93</text:p>
          </table:table-cell>
          <table:table-cell table:style-name="ce3" table:formula="of:=SQRT([.R146]^2+[.S146]^2)" office:value-type="float" office:value="4.18885069828058" calcext:value-type="float">
            <text:p>4.19</text:p>
          </table:table-cell>
          <table:table-cell table:style-name="ce3" table:formula="of:=DEGREES(ATAN2([.S146];[.R146]))" office:value-type="float" office:value="43.7419987390754" calcext:value-type="float">
            <text:p>43.74</text:p>
          </table:table-cell>
          <table:table-cell table:style-name="ce3"/>
          <table:table-cell table:style-name="ce3" table:formula="of:=[.K146]*COS(RADIANS([.L146]))+[.M146]*COS(RADIANS([.N146]))" office:value-type="float" office:value="2.89622235992681" calcext:value-type="float">
            <text:p>2.90</text:p>
          </table:table-cell>
          <table:table-cell table:style-name="ce3" table:formula="of:=[.K146]*SIN(RADIANS([.L146]))+[.M146]*SIN(RADIANS([.N146]))" office:value-type="float" office:value="3.02627926906055" calcext:value-type="float">
            <text:p>3.03</text:p>
          </table:table-cell>
          <table:table-cell table:number-columns-repeated="1005"/>
        </table:table-row>
        <table:table-row table:style-name="ro1">
          <table:table-cell office:value-type="float" office:value="7436466" calcext:value-type="float">
            <text:p>7436466</text:p>
          </table:table-cell>
          <table:table-cell office:value-type="float" office:value="-9.28665219085585" calcext:value-type="float">
            <text:p>-9.2866521909</text:p>
          </table:table-cell>
          <table:table-cell office:value-type="float" office:value="10.2700116011355" calcext:value-type="float">
            <text:p>10.2700116011</text:p>
          </table:table-cell>
          <table:table-cell office:value-type="float" office:value="2.09219131660316" calcext:value-type="float">
            <text:p>2.0921913166</text:p>
          </table:table-cell>
          <table:table-cell office:value-type="float" office:value="-0.05" calcext:value-type="float">
            <text:p>-0.05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2.387" calcext:value-type="float">
            <text:p>12.387</text:p>
          </table:table-cell>
          <table:table-cell/>
          <table:table-cell table:formula="of:=DEGREES(ACOS(COS(RADIANS([.B147]))*COS(RADIANS([.C147]))))" office:value-type="float" office:value="13.8125968002679" calcext:value-type="float">
            <text:p>13.81</text:p>
          </table:table-cell>
          <table:table-cell table:formula="of:=SQRT([.E147]^2+[.F147]^2)" office:value-type="float" office:value="0.13" calcext:value-type="float">
            <text:p>0.13</text:p>
          </table:table-cell>
          <table:table-cell table:formula="of:=DEGREES(ATAN2([.F147]; [.E147]))" office:value-type="float" office:value="-22.6198649480404" calcext:value-type="float">
            <text:p>-22.62</text:p>
          </table:table-cell>
          <table:table-cell table:style-name="ce3" table:formula="of:=0.3*[.J147]" office:value-type="float" office:value="4.14377904008036" calcext:value-type="float">
            <text:p>4.14</text:p>
          </table:table-cell>
          <table:table-cell table:style-name="ce3" table:formula="of:=DEGREES(ATAN( (-SIN (RADIANS ([.C147])) * COS(RADIANS([.B147]))) / (COS (RADIANS ([.C147])) * SIN(RADIANS([.B147]))) ))" office:value-type="float" office:value="47.9349764758702" calcext:value-type="float">
            <text:p>47.93</text:p>
          </table:table-cell>
          <table:table-cell table:style-name="ce3" table:formula="of:=SQRT([.R147]^2+[.S147]^2)" office:value-type="float" office:value="4.18885069828058" calcext:value-type="float">
            <text:p>4.19</text:p>
          </table:table-cell>
          <table:table-cell table:style-name="ce3" table:formula="of:=DEGREES(ATAN2([.S147];[.R147]))" office:value-type="float" office:value="43.7419987390754" calcext:value-type="float">
            <text:p>43.74</text:p>
          </table:table-cell>
          <table:table-cell table:style-name="ce3"/>
          <table:table-cell table:style-name="ce3" table:formula="of:=[.K147]*COS(RADIANS([.L147]))+[.M147]*COS(RADIANS([.N147]))" office:value-type="float" office:value="2.89622235992681" calcext:value-type="float">
            <text:p>2.90</text:p>
          </table:table-cell>
          <table:table-cell table:style-name="ce3" table:formula="of:=[.K147]*SIN(RADIANS([.L147]))+[.M147]*SIN(RADIANS([.N147]))" office:value-type="float" office:value="3.02627926906055" calcext:value-type="float">
            <text:p>3.03</text:p>
          </table:table-cell>
          <table:table-cell table:number-columns-repeated="1005"/>
        </table:table-row>
        <table:table-row table:style-name="ro1">
          <table:table-cell office:value-type="float" office:value="7436716" calcext:value-type="float">
            <text:p>7436716</text:p>
          </table:table-cell>
          <table:table-cell office:value-type="float" office:value="-9.57930701377068" calcext:value-type="float">
            <text:p>-9.5793070138</text:p>
          </table:table-cell>
          <table:table-cell office:value-type="float" office:value="10.3746654671457" calcext:value-type="float">
            <text:p>10.3746654671</text:p>
          </table:table-cell>
          <table:table-cell office:value-type="float" office:value="2.3444112061881" calcext:value-type="float">
            <text:p>2.344411206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12.417" calcext:value-type="float">
            <text:p>12.417</text:p>
          </table:table-cell>
          <table:table-cell/>
          <table:table-cell table:formula="of:=DEGREES(ACOS(COS(RADIANS([.B148]))*COS(RADIANS([.C148]))))" office:value-type="float" office:value="14.0850936583048" calcext:value-type="float">
            <text:p>14.09</text:p>
          </table:table-cell>
          <table:table-cell table:formula="of:=SQRT([.E148]^2+[.F148]^2)" office:value-type="float" office:value="0.121655250605964" calcext:value-type="float">
            <text:p>0.12</text:p>
          </table:table-cell>
          <table:table-cell table:formula="of:=DEGREES(ATAN2([.F148]; [.E148]))" office:value-type="float" office:value="-80.5376777919744" calcext:value-type="float">
            <text:p>-80.54</text:p>
          </table:table-cell>
          <table:table-cell table:style-name="ce3" table:formula="of:=0.3*[.J148]" office:value-type="float" office:value="4.22552809749145" calcext:value-type="float">
            <text:p>4.23</text:p>
          </table:table-cell>
          <table:table-cell table:style-name="ce3" table:formula="of:=DEGREES(ATAN( (-SIN (RADIANS ([.C148])) * COS(RADIANS([.B148]))) / (COS (RADIANS ([.C148])) * SIN(RADIANS([.B148]))) ))" office:value-type="float" office:value="47.3292584097613" calcext:value-type="float">
            <text:p>47.33</text:p>
          </table:table-cell>
          <table:table-cell table:style-name="ce3" table:formula="of:=SQRT([.R148]^2+[.S148]^2)" office:value-type="float" office:value="4.15196338129663" calcext:value-type="float">
            <text:p>4.15</text:p>
          </table:table-cell>
          <table:table-cell table:style-name="ce3" table:formula="of:=DEGREES(ATAN2([.S148];[.R148]))" office:value-type="float" office:value="43.9961721536317" calcext:value-type="float">
            <text:p>44.00</text:p>
          </table:table-cell>
          <table:table-cell table:style-name="ce3"/>
          <table:table-cell table:style-name="ce3" table:formula="of:=[.K148]*COS(RADIANS([.L148]))+[.M148]*COS(RADIANS([.N148]))" office:value-type="float" office:value="2.88399657504323" calcext:value-type="float">
            <text:p>2.88</text:p>
          </table:table-cell>
          <table:table-cell table:style-name="ce3" table:formula="of:=[.K148]*SIN(RADIANS([.L148]))+[.M148]*SIN(RADIANS([.N148]))" office:value-type="float" office:value="2.98686519193067" calcext:value-type="float">
            <text:p>2.99</text:p>
          </table:table-cell>
          <table:table-cell table:number-columns-repeated="1005"/>
        </table:table-row>
        <table:table-row table:style-name="ro1">
          <table:table-cell office:value-type="float" office:value="7436716" calcext:value-type="float">
            <text:p>7436716</text:p>
          </table:table-cell>
          <table:table-cell office:value-type="float" office:value="-9.57930701377068" calcext:value-type="float">
            <text:p>-9.5793070138</text:p>
          </table:table-cell>
          <table:table-cell office:value-type="float" office:value="10.3746654671457" calcext:value-type="float">
            <text:p>10.3746654671</text:p>
          </table:table-cell>
          <table:table-cell office:value-type="float" office:value="2.3444112061881" calcext:value-type="float">
            <text:p>2.344411206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" calcext:value-type="float">
            <text:p>0.02</text:p>
          </table:table-cell>
          <table:table-cell office:value-type="float" office:value="-0.12" calcext:value-type="float">
            <text:p>-0.12</text:p>
          </table:table-cell>
          <table:table-cell office:value-type="float" office:value="12.417" calcext:value-type="float">
            <text:p>12.417</text:p>
          </table:table-cell>
          <table:table-cell/>
          <table:table-cell table:formula="of:=DEGREES(ACOS(COS(RADIANS([.B149]))*COS(RADIANS([.C149]))))" office:value-type="float" office:value="14.0850936583048" calcext:value-type="float">
            <text:p>14.09</text:p>
          </table:table-cell>
          <table:table-cell table:formula="of:=SQRT([.E149]^2+[.F149]^2)" office:value-type="float" office:value="0.121655250605964" calcext:value-type="float">
            <text:p>0.12</text:p>
          </table:table-cell>
          <table:table-cell table:formula="of:=DEGREES(ATAN2([.F149]; [.E149]))" office:value-type="float" office:value="-80.5376777919744" calcext:value-type="float">
            <text:p>-80.54</text:p>
          </table:table-cell>
          <table:table-cell table:style-name="ce3" table:formula="of:=0.3*[.J149]" office:value-type="float" office:value="4.22552809749145" calcext:value-type="float">
            <text:p>4.23</text:p>
          </table:table-cell>
          <table:table-cell table:style-name="ce3" table:formula="of:=DEGREES(ATAN( (-SIN (RADIANS ([.C149])) * COS(RADIANS([.B149]))) / (COS (RADIANS ([.C149])) * SIN(RADIANS([.B149]))) ))" office:value-type="float" office:value="47.3292584097613" calcext:value-type="float">
            <text:p>47.33</text:p>
          </table:table-cell>
          <table:table-cell table:style-name="ce3" table:formula="of:=SQRT([.R149]^2+[.S149]^2)" office:value-type="float" office:value="4.15196338129663" calcext:value-type="float">
            <text:p>4.15</text:p>
          </table:table-cell>
          <table:table-cell table:style-name="ce3" table:formula="of:=DEGREES(ATAN2([.S149];[.R149]))" office:value-type="float" office:value="43.9961721536317" calcext:value-type="float">
            <text:p>44.00</text:p>
          </table:table-cell>
          <table:table-cell table:style-name="ce3"/>
          <table:table-cell table:style-name="ce3" table:formula="of:=[.K149]*COS(RADIANS([.L149]))+[.M149]*COS(RADIANS([.N149]))" office:value-type="float" office:value="2.88399657504323" calcext:value-type="float">
            <text:p>2.88</text:p>
          </table:table-cell>
          <table:table-cell table:style-name="ce3" table:formula="of:=[.K149]*SIN(RADIANS([.L149]))+[.M149]*SIN(RADIANS([.N149]))" office:value-type="float" office:value="2.98686519193067" calcext:value-type="float">
            <text:p>2.99</text:p>
          </table:table-cell>
          <table:table-cell table:number-columns-repeated="1005"/>
        </table:table-row>
        <table:table-row table:style-name="ro1">
          <table:table-cell office:value-type="float" office:value="7436966" calcext:value-type="float">
            <text:p>7436966</text:p>
          </table:table-cell>
          <table:table-cell office:value-type="float" office:value="-9.72824953390656" calcext:value-type="float">
            <text:p>-9.7282495339</text:p>
          </table:table-cell>
          <table:table-cell office:value-type="float" office:value="10.6177220176289" calcext:value-type="float">
            <text:p>10.6177220176</text:p>
          </table:table-cell>
          <table:table-cell office:value-type="float" office:value="2.29859813921706" calcext:value-type="float">
            <text:p>2.298598139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12.448" calcext:value-type="float">
            <text:p>12.448</text:p>
          </table:table-cell>
          <table:table-cell/>
          <table:table-cell table:formula="of:=DEGREES(ACOS(COS(RADIANS([.B150]))*COS(RADIANS([.C150]))))" office:value-type="float" office:value="14.3626931836424" calcext:value-type="float">
            <text:p>14.36</text:p>
          </table:table-cell>
          <table:table-cell table:formula="of:=SQRT([.E150]^2+[.F150]^2)" office:value-type="float" office:value="0.186815416922694" calcext:value-type="float">
            <text:p>0.19</text:p>
          </table:table-cell>
          <table:table-cell table:formula="of:=DEGREES(ATAN2([.F150]; [.E150]))" office:value-type="float" office:value="-105.524110996754" calcext:value-type="float">
            <text:p>-105.52</text:p>
          </table:table-cell>
          <table:table-cell table:style-name="ce3" table:formula="of:=0.3*[.J150]" office:value-type="float" office:value="4.30880795509273" calcext:value-type="float">
            <text:p>4.31</text:p>
          </table:table-cell>
          <table:table-cell table:style-name="ce3" table:formula="of:=DEGREES(ATAN( (-SIN (RADIANS ([.C150])) * COS(RADIANS([.B150]))) / (COS (RADIANS ([.C150])) * SIN(RADIANS([.B150]))) ))" office:value-type="float" office:value="47.5564480061" calcext:value-type="float">
            <text:p>47.56</text:p>
          </table:table-cell>
          <table:table-cell table:style-name="ce3" table:formula="of:=SQRT([.R150]^2+[.S150]^2)" office:value-type="float" office:value="4.14309850825029" calcext:value-type="float">
            <text:p>4.14</text:p>
          </table:table-cell>
          <table:table-cell table:style-name="ce3" table:formula="of:=DEGREES(ATAN2([.S150];[.R150]))" office:value-type="float" office:value="43.6132843733902" calcext:value-type="float">
            <text:p>43.61</text:p>
          </table:table-cell>
          <table:table-cell table:style-name="ce3"/>
          <table:table-cell table:style-name="ce3" table:formula="of:=[.K150]*COS(RADIANS([.L150]))+[.M150]*COS(RADIANS([.N150]))" office:value-type="float" office:value="2.85785726739074" calcext:value-type="float">
            <text:p>2.86</text:p>
          </table:table-cell>
          <table:table-cell table:style-name="ce3" table:formula="of:=[.K150]*SIN(RADIANS([.L150]))+[.M150]*SIN(RADIANS([.N150]))" office:value-type="float" office:value="2.99965282795988" calcext:value-type="float">
            <text:p>3.00</text:p>
          </table:table-cell>
          <table:table-cell table:number-columns-repeated="1005"/>
        </table:table-row>
        <table:table-row table:style-name="ro1">
          <table:table-cell office:value-type="float" office:value="7436966" calcext:value-type="float">
            <text:p>7436966</text:p>
          </table:table-cell>
          <table:table-cell office:value-type="float" office:value="-9.72824953390656" calcext:value-type="float">
            <text:p>-9.7282495339</text:p>
          </table:table-cell>
          <table:table-cell office:value-type="float" office:value="10.6177220176289" calcext:value-type="float">
            <text:p>10.6177220176</text:p>
          </table:table-cell>
          <table:table-cell office:value-type="float" office:value="2.29859813921706" calcext:value-type="float">
            <text:p>2.298598139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2" calcext:value-type="float">
            <text:p>-0.12</text:p>
          </table:table-cell>
          <table:table-cell office:value-type="float" office:value="12.448" calcext:value-type="float">
            <text:p>12.448</text:p>
          </table:table-cell>
          <table:table-cell/>
          <table:table-cell table:formula="of:=DEGREES(ACOS(COS(RADIANS([.B151]))*COS(RADIANS([.C151]))))" office:value-type="float" office:value="14.3626931836424" calcext:value-type="float">
            <text:p>14.36</text:p>
          </table:table-cell>
          <table:table-cell table:formula="of:=SQRT([.E151]^2+[.F151]^2)" office:value-type="float" office:value="0.186815416922694" calcext:value-type="float">
            <text:p>0.19</text:p>
          </table:table-cell>
          <table:table-cell table:formula="of:=DEGREES(ATAN2([.F151]; [.E151]))" office:value-type="float" office:value="-105.524110996754" calcext:value-type="float">
            <text:p>-105.52</text:p>
          </table:table-cell>
          <table:table-cell table:style-name="ce3" table:formula="of:=0.3*[.J151]" office:value-type="float" office:value="4.30880795509273" calcext:value-type="float">
            <text:p>4.31</text:p>
          </table:table-cell>
          <table:table-cell table:style-name="ce3" table:formula="of:=DEGREES(ATAN( (-SIN (RADIANS ([.C151])) * COS(RADIANS([.B151]))) / (COS (RADIANS ([.C151])) * SIN(RADIANS([.B151]))) ))" office:value-type="float" office:value="47.5564480061" calcext:value-type="float">
            <text:p>47.56</text:p>
          </table:table-cell>
          <table:table-cell table:style-name="ce3" table:formula="of:=SQRT([.R151]^2+[.S151]^2)" office:value-type="float" office:value="4.14309850825029" calcext:value-type="float">
            <text:p>4.14</text:p>
          </table:table-cell>
          <table:table-cell table:style-name="ce3" table:formula="of:=DEGREES(ATAN2([.S151];[.R151]))" office:value-type="float" office:value="43.6132843733902" calcext:value-type="float">
            <text:p>43.61</text:p>
          </table:table-cell>
          <table:table-cell table:style-name="ce3"/>
          <table:table-cell table:style-name="ce3" table:formula="of:=[.K151]*COS(RADIANS([.L151]))+[.M151]*COS(RADIANS([.N151]))" office:value-type="float" office:value="2.85785726739074" calcext:value-type="float">
            <text:p>2.86</text:p>
          </table:table-cell>
          <table:table-cell table:style-name="ce3" table:formula="of:=[.K151]*SIN(RADIANS([.L151]))+[.M151]*SIN(RADIANS([.N151]))" office:value-type="float" office:value="2.99965282795988" calcext:value-type="float">
            <text:p>3.00</text:p>
          </table:table-cell>
          <table:table-cell table:number-columns-repeated="1005"/>
        </table:table-row>
        <table:table-row table:style-name="ro1">
          <table:table-cell office:value-type="float" office:value="7437217" calcext:value-type="float">
            <text:p>7437217</text:p>
          </table:table-cell>
          <table:table-cell office:value-type="float" office:value="-9.89165156451536" calcext:value-type="float">
            <text:p>-9.8916515645</text:p>
          </table:table-cell>
          <table:table-cell office:value-type="float" office:value="10.8492142040735" calcext:value-type="float">
            <text:p>10.8492142041</text:p>
          </table:table-cell>
          <table:table-cell office:value-type="float" office:value="2.07446420094263" calcext:value-type="float">
            <text:p>2.07446420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DEGREES(ACOS(COS(RADIANS([.B152]))*COS(RADIANS([.C152]))))" office:value-type="float" office:value="14.6415739662997" calcext:value-type="float">
            <text:p>14.64</text:p>
          </table:table-cell>
          <table:table-cell table:formula="of:=SQRT([.E152]^2+[.F152]^2)" office:value-type="float" office:value="0.241660919471891" calcext:value-type="float">
            <text:p>0.24</text:p>
          </table:table-cell>
          <table:table-cell table:formula="of:=DEGREES(ATAN2([.F152]; [.E152]))" office:value-type="float" office:value="-114.443954780417" calcext:value-type="float">
            <text:p>-114.44</text:p>
          </table:table-cell>
          <table:table-cell table:style-name="ce3" table:formula="of:=0.3*[.J152]" office:value-type="float" office:value="4.39247218988991" calcext:value-type="float">
            <text:p>4.39</text:p>
          </table:table-cell>
          <table:table-cell table:style-name="ce3" table:formula="of:=DEGREES(ATAN( (-SIN (RADIANS ([.C152])) * COS(RADIANS([.B152]))) / (COS (RADIANS ([.C152])) * SIN(RADIANS([.B152]))) ))" office:value-type="float" office:value="47.7017647923282" calcext:value-type="float">
            <text:p>47.70</text:p>
          </table:table-cell>
          <table:table-cell table:style-name="ce3" table:formula="of:=SQRT([.R152]^2+[.S152]^2)" office:value-type="float" office:value="4.16310919539205" calcext:value-type="float">
            <text:p>4.16</text:p>
          </table:table-cell>
          <table:table-cell table:style-name="ce3" table:formula="of:=DEGREES(ATAN2([.S152];[.R152]))" office:value-type="float" office:value="43.3180054891175" calcext:value-type="float">
            <text:p>43.32</text:p>
          </table:table-cell>
          <table:table-cell table:style-name="ce3"/>
          <table:table-cell table:style-name="ce3" table:formula="of:=[.K152]*COS(RADIANS([.L152]))+[.M152]*COS(RADIANS([.N152]))" office:value-type="float" office:value="2.85608867965192" calcext:value-type="float">
            <text:p>2.86</text:p>
          </table:table-cell>
          <table:table-cell table:style-name="ce3" table:formula="of:=[.K152]*SIN(RADIANS([.L152]))+[.M152]*SIN(RADIANS([.N152]))" office:value-type="float" office:value="3.02890006879098" calcext:value-type="float">
            <text:p>3.03</text:p>
          </table:table-cell>
          <table:table-cell table:number-columns-repeated="1005"/>
        </table:table-row>
        <table:table-row table:style-name="ro1">
          <table:table-cell office:value-type="float" office:value="7437217" calcext:value-type="float">
            <text:p>7437217</text:p>
          </table:table-cell>
          <table:table-cell office:value-type="float" office:value="-9.89165156451536" calcext:value-type="float">
            <text:p>-9.8916515645</text:p>
          </table:table-cell>
          <table:table-cell office:value-type="float" office:value="10.8492142040735" calcext:value-type="float">
            <text:p>10.8492142041</text:p>
          </table:table-cell>
          <table:table-cell office:value-type="float" office:value="2.07446420094263" calcext:value-type="float">
            <text:p>2.0744642009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" calcext:value-type="float">
            <text:p>-0.1</text:p>
          </table:table-cell>
          <table:table-cell office:value-type="float" office:value="-0.13" calcext:value-type="float">
            <text:p>-0.13</text:p>
          </table:table-cell>
          <table:table-cell office:value-type="float" office:value="12.48" calcext:value-type="float">
            <text:p>12.48</text:p>
          </table:table-cell>
          <table:table-cell/>
          <table:table-cell table:formula="of:=DEGREES(ACOS(COS(RADIANS([.B153]))*COS(RADIANS([.C153]))))" office:value-type="float" office:value="14.6415739662997" calcext:value-type="float">
            <text:p>14.64</text:p>
          </table:table-cell>
          <table:table-cell table:formula="of:=SQRT([.E153]^2+[.F153]^2)" office:value-type="float" office:value="0.241660919471891" calcext:value-type="float">
            <text:p>0.24</text:p>
          </table:table-cell>
          <table:table-cell table:formula="of:=DEGREES(ATAN2([.F153]; [.E153]))" office:value-type="float" office:value="-114.443954780417" calcext:value-type="float">
            <text:p>-114.44</text:p>
          </table:table-cell>
          <table:table-cell table:style-name="ce3" table:formula="of:=0.3*[.J153]" office:value-type="float" office:value="4.39247218988991" calcext:value-type="float">
            <text:p>4.39</text:p>
          </table:table-cell>
          <table:table-cell table:style-name="ce3" table:formula="of:=DEGREES(ATAN( (-SIN (RADIANS ([.C153])) * COS(RADIANS([.B153]))) / (COS (RADIANS ([.C153])) * SIN(RADIANS([.B153]))) ))" office:value-type="float" office:value="47.7017647923282" calcext:value-type="float">
            <text:p>47.70</text:p>
          </table:table-cell>
          <table:table-cell table:style-name="ce3" table:formula="of:=SQRT([.R153]^2+[.S153]^2)" office:value-type="float" office:value="4.16310919539205" calcext:value-type="float">
            <text:p>4.16</text:p>
          </table:table-cell>
          <table:table-cell table:style-name="ce3" table:formula="of:=DEGREES(ATAN2([.S153];[.R153]))" office:value-type="float" office:value="43.3180054891175" calcext:value-type="float">
            <text:p>43.32</text:p>
          </table:table-cell>
          <table:table-cell table:style-name="ce3"/>
          <table:table-cell table:style-name="ce3" table:formula="of:=[.K153]*COS(RADIANS([.L153]))+[.M153]*COS(RADIANS([.N153]))" office:value-type="float" office:value="2.85608867965192" calcext:value-type="float">
            <text:p>2.86</text:p>
          </table:table-cell>
          <table:table-cell table:style-name="ce3" table:formula="of:=[.K153]*SIN(RADIANS([.L153]))+[.M153]*SIN(RADIANS([.N153]))" office:value-type="float" office:value="3.02890006879098" calcext:value-type="float">
            <text:p>3.03</text:p>
          </table:table-cell>
          <table:table-cell table:number-columns-repeated="1005"/>
        </table:table-row>
        <table:table-row table:style-name="ro1">
          <table:table-cell office:value-type="float" office:value="7437467" calcext:value-type="float">
            <text:p>7437467</text:p>
          </table:table-cell>
          <table:table-cell office:value-type="float" office:value="-10.1338287281429" calcext:value-type="float">
            <text:p>-10.1338287281</text:p>
          </table:table-cell>
          <table:table-cell office:value-type="float" office:value="11.1477532349583" calcext:value-type="float">
            <text:p>11.147753235</text:p>
          </table:table-cell>
          <table:table-cell office:value-type="float" office:value="1.86038942376833" calcext:value-type="float">
            <text:p>1.8603894238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3" calcext:value-type="float">
            <text:p>-0.13</text:p>
          </table:table-cell>
          <table:table-cell office:value-type="float" office:value="12.511" calcext:value-type="float">
            <text:p>12.511</text:p>
          </table:table-cell>
          <table:table-cell/>
          <table:table-cell table:formula="of:=DEGREES(ACOS(COS(RADIANS([.B154]))*COS(RADIANS([.C154]))))" office:value-type="float" office:value="15.0221523856207" calcext:value-type="float">
            <text:p>15.02</text:p>
          </table:table-cell>
          <table:table-cell table:formula="of:=SQRT([.E154]^2+[.F154]^2)" office:value-type="float" office:value="0.281780056072107" calcext:value-type="float">
            <text:p>0.28</text:p>
          </table:table-cell>
          <table:table-cell table:formula="of:=DEGREES(ATAN2([.F154]; [.E154]))" office:value-type="float" office:value="-117.474431626277" calcext:value-type="float">
            <text:p>-117.47</text:p>
          </table:table-cell>
          <table:table-cell table:style-name="ce3" table:formula="of:=0.3*[.J154]" office:value-type="float" office:value="4.50664571568623" calcext:value-type="float">
            <text:p>4.51</text:p>
          </table:table-cell>
          <table:table-cell table:style-name="ce3" table:formula="of:=DEGREES(ATAN( (-SIN (RADIANS ([.C154])) * COS(RADIANS([.B154]))) / (COS (RADIANS ([.C154])) * SIN(RADIANS([.B154]))) ))" office:value-type="float" office:value="47.791196123348" calcext:value-type="float">
            <text:p>47.79</text:p>
          </table:table-cell>
          <table:table-cell table:style-name="ce3" table:formula="of:=SQRT([.R154]^2+[.S154]^2)" office:value-type="float" office:value="4.23473838123321" calcext:value-type="float">
            <text:p>4.23</text:p>
          </table:table-cell>
          <table:table-cell table:style-name="ce3" table:formula="of:=DEGREES(ATAN2([.S154];[.R154]))" office:value-type="float" office:value="43.1785065133012" calcext:value-type="float">
            <text:p>43.18</text:p>
          </table:table-cell>
          <table:table-cell table:style-name="ce3"/>
          <table:table-cell table:style-name="ce3" table:formula="of:=[.K154]*COS(RADIANS([.L154]))+[.M154]*COS(RADIANS([.N154]))" office:value-type="float" office:value="2.89771966968566" calcext:value-type="float">
            <text:p>2.90</text:p>
          </table:table-cell>
          <table:table-cell table:style-name="ce3" table:formula="of:=[.K154]*SIN(RADIANS([.L154]))+[.M154]*SIN(RADIANS([.N154]))" office:value-type="float" office:value="3.08807867021009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37467" calcext:value-type="float">
            <text:p>7437467</text:p>
          </table:table-cell>
          <table:table-cell office:value-type="float" office:value="-10.1338287281429" calcext:value-type="float">
            <text:p>-10.1338287281</text:p>
          </table:table-cell>
          <table:table-cell office:value-type="float" office:value="11.1477532349583" calcext:value-type="float">
            <text:p>11.147753235</text:p>
          </table:table-cell>
          <table:table-cell office:value-type="float" office:value="1.86038942376833" calcext:value-type="float">
            <text:p>1.8603894238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3" calcext:value-type="float">
            <text:p>-0.13</text:p>
          </table:table-cell>
          <table:table-cell office:value-type="float" office:value="12.511" calcext:value-type="float">
            <text:p>12.511</text:p>
          </table:table-cell>
          <table:table-cell/>
          <table:table-cell table:formula="of:=DEGREES(ACOS(COS(RADIANS([.B155]))*COS(RADIANS([.C155]))))" office:value-type="float" office:value="15.0221523856207" calcext:value-type="float">
            <text:p>15.02</text:p>
          </table:table-cell>
          <table:table-cell table:formula="of:=SQRT([.E155]^2+[.F155]^2)" office:value-type="float" office:value="0.281780056072107" calcext:value-type="float">
            <text:p>0.28</text:p>
          </table:table-cell>
          <table:table-cell table:formula="of:=DEGREES(ATAN2([.F155]; [.E155]))" office:value-type="float" office:value="-117.474431626277" calcext:value-type="float">
            <text:p>-117.47</text:p>
          </table:table-cell>
          <table:table-cell table:style-name="ce3" table:formula="of:=0.3*[.J155]" office:value-type="float" office:value="4.50664571568623" calcext:value-type="float">
            <text:p>4.51</text:p>
          </table:table-cell>
          <table:table-cell table:style-name="ce3" table:formula="of:=DEGREES(ATAN( (-SIN (RADIANS ([.C155])) * COS(RADIANS([.B155]))) / (COS (RADIANS ([.C155])) * SIN(RADIANS([.B155]))) ))" office:value-type="float" office:value="47.791196123348" calcext:value-type="float">
            <text:p>47.79</text:p>
          </table:table-cell>
          <table:table-cell table:style-name="ce3" table:formula="of:=SQRT([.R155]^2+[.S155]^2)" office:value-type="float" office:value="4.23473838123321" calcext:value-type="float">
            <text:p>4.23</text:p>
          </table:table-cell>
          <table:table-cell table:style-name="ce3" table:formula="of:=DEGREES(ATAN2([.S155];[.R155]))" office:value-type="float" office:value="43.1785065133012" calcext:value-type="float">
            <text:p>43.18</text:p>
          </table:table-cell>
          <table:table-cell table:style-name="ce3"/>
          <table:table-cell table:style-name="ce3" table:formula="of:=[.K155]*COS(RADIANS([.L155]))+[.M155]*COS(RADIANS([.N155]))" office:value-type="float" office:value="2.89771966968566" calcext:value-type="float">
            <text:p>2.90</text:p>
          </table:table-cell>
          <table:table-cell table:style-name="ce3" table:formula="of:=[.K155]*SIN(RADIANS([.L155]))+[.M155]*SIN(RADIANS([.N155]))" office:value-type="float" office:value="3.08807867021009" calcext:value-type="float">
            <text:p>3.09</text:p>
          </table:table-cell>
          <table:table-cell table:number-columns-repeated="1005"/>
        </table:table-row>
        <table:table-row table:style-name="ro1">
          <table:table-cell office:value-type="float" office:value="7437717" calcext:value-type="float">
            <text:p>7437717</text:p>
          </table:table-cell>
          <table:table-cell office:value-type="float" office:value="-10.5144444347364" calcext:value-type="float">
            <text:p>-10.5144444347</text:p>
          </table:table-cell>
          <table:table-cell office:value-type="float" office:value="11.381752954602" calcext:value-type="float">
            <text:p>11.3817529546</text:p>
          </table:table-cell>
          <table:table-cell office:value-type="float" office:value="1.76393306542258" calcext:value-type="float">
            <text:p>1.763933065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44" calcext:value-type="float">
            <text:p>12.544</text:p>
          </table:table-cell>
          <table:table-cell/>
          <table:table-cell table:formula="of:=DEGREES(ACOS(COS(RADIANS([.B156]))*COS(RADIANS([.C156]))))" office:value-type="float" office:value="15.4478655691914" calcext:value-type="float">
            <text:p>15.45</text:p>
          </table:table-cell>
          <table:table-cell table:formula="of:=SQRT([.E156]^2+[.F156]^2)" office:value-type="float" office:value="0.295296461204668" calcext:value-type="float">
            <text:p>0.30</text:p>
          </table:table-cell>
          <table:table-cell table:formula="of:=DEGREES(ATAN2([.F156]; [.E156]))" office:value-type="float" office:value="-118.300755766006" calcext:value-type="float">
            <text:p>-118.30</text:p>
          </table:table-cell>
          <table:table-cell table:style-name="ce3" table:formula="of:=0.3*[.J156]" office:value-type="float" office:value="4.63435967075743" calcext:value-type="float">
            <text:p>4.63</text:p>
          </table:table-cell>
          <table:table-cell table:style-name="ce3" table:formula="of:=DEGREES(ATAN( (-SIN (RADIANS ([.C156])) * COS(RADIANS([.B156]))) / (COS (RADIANS ([.C156])) * SIN(RADIANS([.B156]))) ))" office:value-type="float" office:value="47.3243193552565" calcext:value-type="float">
            <text:p>47.32</text:p>
          </table:table-cell>
          <table:table-cell table:style-name="ce3" table:formula="of:=SQRT([.R156]^2+[.S156]^2)" office:value-type="float" office:value="4.34892635221415" calcext:value-type="float">
            <text:p>4.35</text:p>
          </table:table-cell>
          <table:table-cell table:style-name="ce3" table:formula="of:=DEGREES(ATAN2([.S156];[.R156]))" office:value-type="float" office:value="43.6415904763873" calcext:value-type="float">
            <text:p>43.64</text:p>
          </table:table-cell>
          <table:table-cell table:style-name="ce3"/>
          <table:table-cell table:style-name="ce3" table:formula="of:=[.K156]*COS(RADIANS([.L156]))+[.M156]*COS(RADIANS([.N156]))" office:value-type="float" office:value="3.00138991503233" calcext:value-type="float">
            <text:p>3.00</text:p>
          </table:table-cell>
          <table:table-cell table:style-name="ce3" table:formula="of:=[.K156]*SIN(RADIANS([.L156]))+[.M156]*SIN(RADIANS([.N156]))" office:value-type="float" office:value="3.14719223990606" calcext:value-type="float">
            <text:p>3.15</text:p>
          </table:table-cell>
          <table:table-cell table:number-columns-repeated="1005"/>
        </table:table-row>
        <table:table-row table:style-name="ro1">
          <table:table-cell office:value-type="float" office:value="7437717" calcext:value-type="float">
            <text:p>7437717</text:p>
          </table:table-cell>
          <table:table-cell office:value-type="float" office:value="-10.5144444347364" calcext:value-type="float">
            <text:p>-10.5144444347</text:p>
          </table:table-cell>
          <table:table-cell office:value-type="float" office:value="11.381752954602" calcext:value-type="float">
            <text:p>11.3817529546</text:p>
          </table:table-cell>
          <table:table-cell office:value-type="float" office:value="1.76393306542258" calcext:value-type="float">
            <text:p>1.763933065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2.544" calcext:value-type="float">
            <text:p>12.544</text:p>
          </table:table-cell>
          <table:table-cell/>
          <table:table-cell table:formula="of:=DEGREES(ACOS(COS(RADIANS([.B157]))*COS(RADIANS([.C157]))))" office:value-type="float" office:value="15.4478655691914" calcext:value-type="float">
            <text:p>15.45</text:p>
          </table:table-cell>
          <table:table-cell table:formula="of:=SQRT([.E157]^2+[.F157]^2)" office:value-type="float" office:value="0.295296461204668" calcext:value-type="float">
            <text:p>0.30</text:p>
          </table:table-cell>
          <table:table-cell table:formula="of:=DEGREES(ATAN2([.F157]; [.E157]))" office:value-type="float" office:value="-118.300755766006" calcext:value-type="float">
            <text:p>-118.30</text:p>
          </table:table-cell>
          <table:table-cell table:style-name="ce3" table:formula="of:=0.3*[.J157]" office:value-type="float" office:value="4.63435967075743" calcext:value-type="float">
            <text:p>4.63</text:p>
          </table:table-cell>
          <table:table-cell table:style-name="ce3" table:formula="of:=DEGREES(ATAN( (-SIN (RADIANS ([.C157])) * COS(RADIANS([.B157]))) / (COS (RADIANS ([.C157])) * SIN(RADIANS([.B157]))) ))" office:value-type="float" office:value="47.3243193552565" calcext:value-type="float">
            <text:p>47.32</text:p>
          </table:table-cell>
          <table:table-cell table:style-name="ce3" table:formula="of:=SQRT([.R157]^2+[.S157]^2)" office:value-type="float" office:value="4.34892635221415" calcext:value-type="float">
            <text:p>4.35</text:p>
          </table:table-cell>
          <table:table-cell table:style-name="ce3" table:formula="of:=DEGREES(ATAN2([.S157];[.R157]))" office:value-type="float" office:value="43.6415904763873" calcext:value-type="float">
            <text:p>43.64</text:p>
          </table:table-cell>
          <table:table-cell table:style-name="ce3"/>
          <table:table-cell table:style-name="ce3" table:formula="of:=[.K157]*COS(RADIANS([.L157]))+[.M157]*COS(RADIANS([.N157]))" office:value-type="float" office:value="3.00138991503233" calcext:value-type="float">
            <text:p>3.00</text:p>
          </table:table-cell>
          <table:table-cell table:style-name="ce3" table:formula="of:=[.K157]*SIN(RADIANS([.L157]))+[.M157]*SIN(RADIANS([.N157]))" office:value-type="float" office:value="3.14719223990606" calcext:value-type="float">
            <text:p>3.15</text:p>
          </table:table-cell>
          <table:table-cell table:number-columns-repeated="1005"/>
        </table:table-row>
        <table:table-row table:style-name="ro1">
          <table:table-cell office:value-type="float" office:value="7437966" calcext:value-type="float">
            <text:p>7437966</text:p>
          </table:table-cell>
          <table:table-cell office:value-type="float" office:value="-10.8621164314157" calcext:value-type="float">
            <text:p>-10.8621164314</text:p>
          </table:table-cell>
          <table:table-cell office:value-type="float" office:value="11.5960347718855" calcext:value-type="float">
            <text:p>11.5960347719</text:p>
          </table:table-cell>
          <table:table-cell office:value-type="float" office:value="1.81411339803761" calcext:value-type="float">
            <text:p>1.81411339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2.576" calcext:value-type="float">
            <text:p>12.576</text:p>
          </table:table-cell>
          <table:table-cell/>
          <table:table-cell table:formula="of:=DEGREES(ACOS(COS(RADIANS([.B158]))*COS(RADIANS([.C158]))))" office:value-type="float" office:value="15.8377520342276" calcext:value-type="float">
            <text:p>15.84</text:p>
          </table:table-cell>
          <table:table-cell table:formula="of:=SQRT([.E158]^2+[.F158]^2)" office:value-type="float" office:value="0.300166620396073" calcext:value-type="float">
            <text:p>0.30</text:p>
          </table:table-cell>
          <table:table-cell table:formula="of:=DEGREES(ATAN2([.F158]; [.E158]))" office:value-type="float" office:value="-119.981639368849" calcext:value-type="float">
            <text:p>-119.98</text:p>
          </table:table-cell>
          <table:table-cell table:style-name="ce3" table:formula="of:=0.3*[.J158]" office:value-type="float" office:value="4.75132561026828" calcext:value-type="float">
            <text:p>4.75</text:p>
          </table:table-cell>
          <table:table-cell table:style-name="ce3" table:formula="of:=DEGREES(ATAN( (-SIN (RADIANS ([.C158])) * COS(RADIANS([.B158]))) / (COS (RADIANS ([.C158])) * SIN(RADIANS([.B158]))) ))" office:value-type="float" office:value="46.9204372682246" calcext:value-type="float">
            <text:p>46.92</text:p>
          </table:table-cell>
          <table:table-cell table:style-name="ce3" table:formula="of:=SQRT([.R158]^2+[.S158]^2)" office:value-type="float" office:value="4.45948688975897" calcext:value-type="float">
            <text:p>4.46</text:p>
          </table:table-cell>
          <table:table-cell table:style-name="ce3" table:formula="of:=DEGREES(ATAN2([.S158];[.R158]))" office:value-type="float" office:value="43.9535549395139" calcext:value-type="float">
            <text:p>43.95</text:p>
          </table:table-cell>
          <table:table-cell table:style-name="ce3"/>
          <table:table-cell table:style-name="ce3" table:formula="of:=[.K158]*COS(RADIANS([.L158]))+[.M158]*COS(RADIANS([.N158]))" office:value-type="float" office:value="3.09521850401353" calcext:value-type="float">
            <text:p>3.10</text:p>
          </table:table-cell>
          <table:table-cell table:style-name="ce3" table:formula="of:=[.K158]*SIN(RADIANS([.L158]))+[.M158]*SIN(RADIANS([.N158]))" office:value-type="float" office:value="3.21039650702905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37966" calcext:value-type="float">
            <text:p>7437966</text:p>
          </table:table-cell>
          <table:table-cell office:value-type="float" office:value="-10.8621164314157" calcext:value-type="float">
            <text:p>-10.8621164314</text:p>
          </table:table-cell>
          <table:table-cell office:value-type="float" office:value="11.5960347718855" calcext:value-type="float">
            <text:p>11.5960347719</text:p>
          </table:table-cell>
          <table:table-cell office:value-type="float" office:value="1.81411339803761" calcext:value-type="float">
            <text:p>1.81411339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2.576" calcext:value-type="float">
            <text:p>12.576</text:p>
          </table:table-cell>
          <table:table-cell/>
          <table:table-cell table:formula="of:=DEGREES(ACOS(COS(RADIANS([.B159]))*COS(RADIANS([.C159]))))" office:value-type="float" office:value="15.8377520342276" calcext:value-type="float">
            <text:p>15.84</text:p>
          </table:table-cell>
          <table:table-cell table:formula="of:=SQRT([.E159]^2+[.F159]^2)" office:value-type="float" office:value="0.300166620396073" calcext:value-type="float">
            <text:p>0.30</text:p>
          </table:table-cell>
          <table:table-cell table:formula="of:=DEGREES(ATAN2([.F159]; [.E159]))" office:value-type="float" office:value="-119.981639368849" calcext:value-type="float">
            <text:p>-119.98</text:p>
          </table:table-cell>
          <table:table-cell table:style-name="ce3" table:formula="of:=0.3*[.J159]" office:value-type="float" office:value="4.75132561026828" calcext:value-type="float">
            <text:p>4.75</text:p>
          </table:table-cell>
          <table:table-cell table:style-name="ce3" table:formula="of:=DEGREES(ATAN( (-SIN (RADIANS ([.C159])) * COS(RADIANS([.B159]))) / (COS (RADIANS ([.C159])) * SIN(RADIANS([.B159]))) ))" office:value-type="float" office:value="46.9204372682246" calcext:value-type="float">
            <text:p>46.92</text:p>
          </table:table-cell>
          <table:table-cell table:style-name="ce3" table:formula="of:=SQRT([.R159]^2+[.S159]^2)" office:value-type="float" office:value="4.45948688975897" calcext:value-type="float">
            <text:p>4.46</text:p>
          </table:table-cell>
          <table:table-cell table:style-name="ce3" table:formula="of:=DEGREES(ATAN2([.S159];[.R159]))" office:value-type="float" office:value="43.9535549395139" calcext:value-type="float">
            <text:p>43.95</text:p>
          </table:table-cell>
          <table:table-cell table:style-name="ce3"/>
          <table:table-cell table:style-name="ce3" table:formula="of:=[.K159]*COS(RADIANS([.L159]))+[.M159]*COS(RADIANS([.N159]))" office:value-type="float" office:value="3.09521850401353" calcext:value-type="float">
            <text:p>3.10</text:p>
          </table:table-cell>
          <table:table-cell table:style-name="ce3" table:formula="of:=[.K159]*SIN(RADIANS([.L159]))+[.M159]*SIN(RADIANS([.N159]))" office:value-type="float" office:value="3.21039650702905" calcext:value-type="float">
            <text:p>3.21</text:p>
          </table:table-cell>
          <table:table-cell table:number-columns-repeated="1005"/>
        </table:table-row>
        <table:table-row table:style-name="ro1">
          <table:table-cell office:value-type="float" office:value="7438216" calcext:value-type="float">
            <text:p>7438216</text:p>
          </table:table-cell>
          <table:table-cell office:value-type="float" office:value="-11.1958352053943" calcext:value-type="float">
            <text:p>-11.1958352054</text:p>
          </table:table-cell>
          <table:table-cell office:value-type="float" office:value="11.8035043292456" calcext:value-type="float">
            <text:p>11.8035043292</text:p>
          </table:table-cell>
          <table:table-cell office:value-type="float" office:value="1.91917728884145" calcext:value-type="float">
            <text:p>1.9191772888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4" calcext:value-type="float">
            <text:p>-0.14</text:p>
          </table:table-cell>
          <table:table-cell office:value-type="float" office:value="12.61" calcext:value-type="float">
            <text:p>12.61</text:p>
          </table:table-cell>
          <table:table-cell/>
          <table:table-cell table:formula="of:=DEGREES(ACOS(COS(RADIANS([.B160]))*COS(RADIANS([.C160]))))" office:value-type="float" office:value="16.2137801357526" calcext:value-type="float">
            <text:p>16.21</text:p>
          </table:table-cell>
          <table:table-cell table:formula="of:=SQRT([.E160]^2+[.F160]^2)" office:value-type="float" office:value="0.286530975637888" calcext:value-type="float">
            <text:p>0.29</text:p>
          </table:table-cell>
          <table:table-cell table:formula="of:=DEGREES(ATAN2([.F160]; [.E160]))" office:value-type="float" office:value="-119.248826336547" calcext:value-type="float">
            <text:p>-119.25</text:p>
          </table:table-cell>
          <table:table-cell table:style-name="ce3" table:formula="of:=0.3*[.J160]" office:value-type="float" office:value="4.86413404072579" calcext:value-type="float">
            <text:p>4.86</text:p>
          </table:table-cell>
          <table:table-cell table:style-name="ce3" table:formula="of:=DEGREES(ATAN( (-SIN (RADIANS ([.C160])) * COS(RADIANS([.B160]))) / (COS (RADIANS ([.C160])) * SIN(RADIANS([.B160]))) ))" office:value-type="float" office:value="46.5548417165369" calcext:value-type="float">
            <text:p>46.55</text:p>
          </table:table-cell>
          <table:table-cell table:style-name="ce3" table:formula="of:=SQRT([.R160]^2+[.S160]^2)" office:value-type="float" office:value="4.58689171612268" calcext:value-type="float">
            <text:p>4.59</text:p>
          </table:table-cell>
          <table:table-cell table:style-name="ce3" table:formula="of:=DEGREES(ATAN2([.S160];[.R160]))" office:value-type="float" office:value="44.3229539741216" calcext:value-type="float">
            <text:p>44.32</text:p>
          </table:table-cell>
          <table:table-cell table:style-name="ce3"/>
          <table:table-cell table:style-name="ce3" table:formula="of:=[.K160]*COS(RADIANS([.L160]))+[.M160]*COS(RADIANS([.N160]))" office:value-type="float" office:value="3.20487019536715" calcext:value-type="float">
            <text:p>3.20</text:p>
          </table:table-cell>
          <table:table-cell table:style-name="ce3" table:formula="of:=[.K160]*SIN(RADIANS([.L160]))+[.M160]*SIN(RADIANS([.N160]))" office:value-type="float" office:value="3.28152139201958" calcext:value-type="float">
            <text:p>3.28</text:p>
          </table:table-cell>
          <table:table-cell table:number-columns-repeated="1005"/>
        </table:table-row>
        <table:table-row table:style-name="ro1">
          <table:table-cell office:value-type="float" office:value="7438216" calcext:value-type="float">
            <text:p>7438216</text:p>
          </table:table-cell>
          <table:table-cell office:value-type="float" office:value="-11.1958352053943" calcext:value-type="float">
            <text:p>-11.1958352054</text:p>
          </table:table-cell>
          <table:table-cell office:value-type="float" office:value="11.8035043292456" calcext:value-type="float">
            <text:p>11.8035043292</text:p>
          </table:table-cell>
          <table:table-cell office:value-type="float" office:value="1.91917728884145" calcext:value-type="float">
            <text:p>1.9191772888</text:p>
          </table:table-cell>
          <table:table-cell office:value-type="float" office:value="-0.25" calcext:value-type="float">
            <text:p>-0.25</text:p>
          </table:table-cell>
          <table:table-cell table:number-columns-repeated="2" office:value-type="float" office:value="-0.14" calcext:value-type="float">
            <text:p>-0.14</text:p>
          </table:table-cell>
          <table:table-cell office:value-type="float" office:value="12.61" calcext:value-type="float">
            <text:p>12.61</text:p>
          </table:table-cell>
          <table:table-cell/>
          <table:table-cell table:formula="of:=DEGREES(ACOS(COS(RADIANS([.B161]))*COS(RADIANS([.C161]))))" office:value-type="float" office:value="16.2137801357526" calcext:value-type="float">
            <text:p>16.21</text:p>
          </table:table-cell>
          <table:table-cell table:formula="of:=SQRT([.E161]^2+[.F161]^2)" office:value-type="float" office:value="0.286530975637888" calcext:value-type="float">
            <text:p>0.29</text:p>
          </table:table-cell>
          <table:table-cell table:formula="of:=DEGREES(ATAN2([.F161]; [.E161]))" office:value-type="float" office:value="-119.248826336547" calcext:value-type="float">
            <text:p>-119.25</text:p>
          </table:table-cell>
          <table:table-cell table:style-name="ce3" table:formula="of:=0.3*[.J161]" office:value-type="float" office:value="4.86413404072579" calcext:value-type="float">
            <text:p>4.86</text:p>
          </table:table-cell>
          <table:table-cell table:style-name="ce3" table:formula="of:=DEGREES(ATAN( (-SIN (RADIANS ([.C161])) * COS(RADIANS([.B161]))) / (COS (RADIANS ([.C161])) * SIN(RADIANS([.B161]))) ))" office:value-type="float" office:value="46.5548417165369" calcext:value-type="float">
            <text:p>46.55</text:p>
          </table:table-cell>
          <table:table-cell table:style-name="ce3" table:formula="of:=SQRT([.R161]^2+[.S161]^2)" office:value-type="float" office:value="4.58689171612268" calcext:value-type="float">
            <text:p>4.59</text:p>
          </table:table-cell>
          <table:table-cell table:style-name="ce3" table:formula="of:=DEGREES(ATAN2([.S161];[.R161]))" office:value-type="float" office:value="44.3229539741216" calcext:value-type="float">
            <text:p>44.32</text:p>
          </table:table-cell>
          <table:table-cell table:style-name="ce3"/>
          <table:table-cell table:style-name="ce3" table:formula="of:=[.K161]*COS(RADIANS([.L161]))+[.M161]*COS(RADIANS([.N161]))" office:value-type="float" office:value="3.20487019536715" calcext:value-type="float">
            <text:p>3.20</text:p>
          </table:table-cell>
          <table:table-cell table:style-name="ce3" table:formula="of:=[.K161]*SIN(RADIANS([.L161]))+[.M161]*SIN(RADIANS([.N161]))" office:value-type="float" office:value="3.28152139201958" calcext:value-type="float">
            <text:p>3.28</text:p>
          </table:table-cell>
          <table:table-cell table:number-columns-repeated="1005"/>
        </table:table-row>
        <table:table-row table:style-name="ro1">
          <table:table-cell office:value-type="float" office:value="7438466" calcext:value-type="float">
            <text:p>7438466</text:p>
          </table:table-cell>
          <table:table-cell office:value-type="float" office:value="-11.4136448153841" calcext:value-type="float">
            <text:p>-11.4136448154</text:p>
          </table:table-cell>
          <table:table-cell office:value-type="float" office:value="11.9631147510914" calcext:value-type="float">
            <text:p>11.9631147511</text:p>
          </table:table-cell>
          <table:table-cell office:value-type="float" office:value="2.01560227100569" calcext:value-type="float">
            <text:p>2.01560227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2.645" calcext:value-type="float">
            <text:p>12.645</text:p>
          </table:table-cell>
          <table:table-cell/>
          <table:table-cell table:formula="of:=DEGREES(ACOS(COS(RADIANS([.B162]))*COS(RADIANS([.C162]))))" office:value-type="float" office:value="16.4767656167938" calcext:value-type="float">
            <text:p>16.48</text:p>
          </table:table-cell>
          <table:table-cell table:formula="of:=SQRT([.E162]^2+[.F162]^2)" office:value-type="float" office:value="0.255538646783613" calcext:value-type="float">
            <text:p>0.26</text:p>
          </table:table-cell>
          <table:table-cell table:formula="of:=DEGREES(ATAN2([.F162]; [.E162]))" office:value-type="float" office:value="-120.579226872489" calcext:value-type="float">
            <text:p>-120.58</text:p>
          </table:table-cell>
          <table:table-cell table:style-name="ce3" table:formula="of:=0.3*[.J162]" office:value-type="float" office:value="4.94302968503813" calcext:value-type="float">
            <text:p>4.94</text:p>
          </table:table-cell>
          <table:table-cell table:style-name="ce3" table:formula="of:=DEGREES(ATAN( (-SIN (RADIANS ([.C162])) * COS(RADIANS([.B162]))) / (COS (RADIANS ([.C162])) * SIN(RADIANS([.B162]))) ))" office:value-type="float" office:value="46.3845472422596" calcext:value-type="float">
            <text:p>46.38</text:p>
          </table:table-cell>
          <table:table-cell table:style-name="ce3" table:formula="of:=SQRT([.R162]^2+[.S162]^2)" office:value-type="float" office:value="4.69443076143422" calcext:value-type="float">
            <text:p>4.69</text:p>
          </table:table-cell>
          <table:table-cell table:style-name="ce3" table:formula="of:=DEGREES(ATAN2([.S162];[.R162]))" office:value-type="float" office:value="44.3189831896338" calcext:value-type="float">
            <text:p>44.32</text:p>
          </table:table-cell>
          <table:table-cell table:style-name="ce3"/>
          <table:table-cell table:style-name="ce3" table:formula="of:=[.K162]*COS(RADIANS([.L162]))+[.M162]*COS(RADIANS([.N162]))" office:value-type="float" office:value="3.2797751763842" calcext:value-type="float">
            <text:p>3.28</text:p>
          </table:table-cell>
          <table:table-cell table:style-name="ce3" table:formula="of:=[.K162]*SIN(RADIANS([.L162]))+[.M162]*SIN(RADIANS([.N162]))" office:value-type="float" office:value="3.35868351683719" calcext:value-type="float">
            <text:p>3.36</text:p>
          </table:table-cell>
          <table:table-cell table:number-columns-repeated="1005"/>
        </table:table-row>
        <table:table-row table:style-name="ro1">
          <table:table-cell office:value-type="float" office:value="7438466" calcext:value-type="float">
            <text:p>7438466</text:p>
          </table:table-cell>
          <table:table-cell office:value-type="float" office:value="-11.4136448153841" calcext:value-type="float">
            <text:p>-11.4136448154</text:p>
          </table:table-cell>
          <table:table-cell office:value-type="float" office:value="11.9631147510914" calcext:value-type="float">
            <text:p>11.9631147511</text:p>
          </table:table-cell>
          <table:table-cell office:value-type="float" office:value="2.01560227100569" calcext:value-type="float">
            <text:p>2.01560227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2.645" calcext:value-type="float">
            <text:p>12.645</text:p>
          </table:table-cell>
          <table:table-cell/>
          <table:table-cell table:formula="of:=DEGREES(ACOS(COS(RADIANS([.B163]))*COS(RADIANS([.C163]))))" office:value-type="float" office:value="16.4767656167938" calcext:value-type="float">
            <text:p>16.48</text:p>
          </table:table-cell>
          <table:table-cell table:formula="of:=SQRT([.E163]^2+[.F163]^2)" office:value-type="float" office:value="0.255538646783613" calcext:value-type="float">
            <text:p>0.26</text:p>
          </table:table-cell>
          <table:table-cell table:formula="of:=DEGREES(ATAN2([.F163]; [.E163]))" office:value-type="float" office:value="-120.579226872489" calcext:value-type="float">
            <text:p>-120.58</text:p>
          </table:table-cell>
          <table:table-cell table:style-name="ce3" table:formula="of:=0.3*[.J163]" office:value-type="float" office:value="4.94302968503813" calcext:value-type="float">
            <text:p>4.94</text:p>
          </table:table-cell>
          <table:table-cell table:style-name="ce3" table:formula="of:=DEGREES(ATAN( (-SIN (RADIANS ([.C163])) * COS(RADIANS([.B163]))) / (COS (RADIANS ([.C163])) * SIN(RADIANS([.B163]))) ))" office:value-type="float" office:value="46.3845472422596" calcext:value-type="float">
            <text:p>46.38</text:p>
          </table:table-cell>
          <table:table-cell table:style-name="ce3" table:formula="of:=SQRT([.R163]^2+[.S163]^2)" office:value-type="float" office:value="4.69443076143422" calcext:value-type="float">
            <text:p>4.69</text:p>
          </table:table-cell>
          <table:table-cell table:style-name="ce3" table:formula="of:=DEGREES(ATAN2([.S163];[.R163]))" office:value-type="float" office:value="44.3189831896338" calcext:value-type="float">
            <text:p>44.32</text:p>
          </table:table-cell>
          <table:table-cell table:style-name="ce3"/>
          <table:table-cell table:style-name="ce3" table:formula="of:=[.K163]*COS(RADIANS([.L163]))+[.M163]*COS(RADIANS([.N163]))" office:value-type="float" office:value="3.2797751763842" calcext:value-type="float">
            <text:p>3.28</text:p>
          </table:table-cell>
          <table:table-cell table:style-name="ce3" table:formula="of:=[.K163]*SIN(RADIANS([.L163]))+[.M163]*SIN(RADIANS([.N163]))" office:value-type="float" office:value="3.35868351683719" calcext:value-type="float">
            <text:p>3.36</text:p>
          </table:table-cell>
          <table:table-cell table:number-columns-repeated="1005"/>
        </table:table-row>
        <table:table-row table:style-name="ro1">
          <table:table-cell office:value-type="float" office:value="7438716" calcext:value-type="float">
            <text:p>7438716</text:p>
          </table:table-cell>
          <table:table-cell office:value-type="float" office:value="-11.5550664434702" calcext:value-type="float">
            <text:p>-11.5550664435</text:p>
          </table:table-cell>
          <table:table-cell office:value-type="float" office:value="12.1316710132026" calcext:value-type="float">
            <text:p>12.1316710132</text:p>
          </table:table-cell>
          <table:table-cell office:value-type="float" office:value="2.05161038797976" calcext:value-type="float">
            <text:p>2.051610388</text:p>
          </table:table-cell>
          <table:table-cell office:value-type="float" office:value="-0.2" calcext:value-type="float">
            <text:p>-0.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68" calcext:value-type="float">
            <text:p>12.68</text:p>
          </table:table-cell>
          <table:table-cell/>
          <table:table-cell table:formula="of:=DEGREES(ACOS(COS(RADIANS([.B164]))*COS(RADIANS([.C164]))))" office:value-type="float" office:value="16.6940191702029" calcext:value-type="float">
            <text:p>16.69</text:p>
          </table:table-cell>
          <table:table-cell table:formula="of:=SQRT([.E164]^2+[.F164]^2)" office:value-type="float" office:value="0.228254244210267" calcext:value-type="float">
            <text:p>0.23</text:p>
          </table:table-cell>
          <table:table-cell table:formula="of:=DEGREES(ATAN2([.F164]; [.E164]))" office:value-type="float" office:value="-118.810793742973" calcext:value-type="float">
            <text:p>-118.81</text:p>
          </table:table-cell>
          <table:table-cell table:style-name="ce3" table:formula="of:=0.3*[.J164]" office:value-type="float" office:value="5.00820575106086" calcext:value-type="float">
            <text:p>5.01</text:p>
          </table:table-cell>
          <table:table-cell table:style-name="ce3" table:formula="of:=DEGREES(ATAN( (-SIN (RADIANS ([.C164])) * COS(RADIANS([.B164]))) / (COS (RADIANS ([.C164])) * SIN(RADIANS([.B164]))) ))" office:value-type="float" office:value="46.4349586447763" calcext:value-type="float">
            <text:p>46.43</text:p>
          </table:table-cell>
          <table:table-cell table:style-name="ce3" table:formula="of:=SQRT([.R164]^2+[.S164]^2)" office:value-type="float" office:value="4.78783062107794" calcext:value-type="float">
            <text:p>4.79</text:p>
          </table:table-cell>
          <table:table-cell table:style-name="ce3" table:formula="of:=DEGREES(ATAN2([.S164];[.R164]))" office:value-type="float" office:value="44.2607019135439" calcext:value-type="float">
            <text:p>44.26</text:p>
          </table:table-cell>
          <table:table-cell table:style-name="ce3"/>
          <table:table-cell table:style-name="ce3" table:formula="of:=[.K164]*COS(RADIANS([.L164]))+[.M164]*COS(RADIANS([.N164]))" office:value-type="float" office:value="3.34154305294209" calcext:value-type="float">
            <text:p>3.34</text:p>
          </table:table-cell>
          <table:table-cell table:style-name="ce3" table:formula="of:=[.K164]*SIN(RADIANS([.L164]))+[.M164]*SIN(RADIANS([.N164]))" office:value-type="float" office:value="3.42890829295069" calcext:value-type="float">
            <text:p>3.43</text:p>
          </table:table-cell>
          <table:table-cell table:number-columns-repeated="1005"/>
        </table:table-row>
        <table:table-row table:style-name="ro1">
          <table:table-cell office:value-type="float" office:value="7438716" calcext:value-type="float">
            <text:p>7438716</text:p>
          </table:table-cell>
          <table:table-cell office:value-type="float" office:value="-11.5550664434702" calcext:value-type="float">
            <text:p>-11.5550664435</text:p>
          </table:table-cell>
          <table:table-cell office:value-type="float" office:value="12.1316710132026" calcext:value-type="float">
            <text:p>12.1316710132</text:p>
          </table:table-cell>
          <table:table-cell office:value-type="float" office:value="2.05161038797976" calcext:value-type="float">
            <text:p>2.051610388</text:p>
          </table:table-cell>
          <table:table-cell office:value-type="float" office:value="-0.2" calcext:value-type="float">
            <text:p>-0.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2.68" calcext:value-type="float">
            <text:p>12.68</text:p>
          </table:table-cell>
          <table:table-cell/>
          <table:table-cell table:formula="of:=DEGREES(ACOS(COS(RADIANS([.B165]))*COS(RADIANS([.C165]))))" office:value-type="float" office:value="16.6940191702029" calcext:value-type="float">
            <text:p>16.69</text:p>
          </table:table-cell>
          <table:table-cell table:formula="of:=SQRT([.E165]^2+[.F165]^2)" office:value-type="float" office:value="0.228254244210267" calcext:value-type="float">
            <text:p>0.23</text:p>
          </table:table-cell>
          <table:table-cell table:formula="of:=DEGREES(ATAN2([.F165]; [.E165]))" office:value-type="float" office:value="-118.810793742973" calcext:value-type="float">
            <text:p>-118.81</text:p>
          </table:table-cell>
          <table:table-cell table:style-name="ce3" table:formula="of:=0.3*[.J165]" office:value-type="float" office:value="5.00820575106086" calcext:value-type="float">
            <text:p>5.01</text:p>
          </table:table-cell>
          <table:table-cell table:style-name="ce3" table:formula="of:=DEGREES(ATAN( (-SIN (RADIANS ([.C165])) * COS(RADIANS([.B165]))) / (COS (RADIANS ([.C165])) * SIN(RADIANS([.B165]))) ))" office:value-type="float" office:value="46.4349586447763" calcext:value-type="float">
            <text:p>46.43</text:p>
          </table:table-cell>
          <table:table-cell table:style-name="ce3" table:formula="of:=SQRT([.R165]^2+[.S165]^2)" office:value-type="float" office:value="4.78783062107794" calcext:value-type="float">
            <text:p>4.79</text:p>
          </table:table-cell>
          <table:table-cell table:style-name="ce3" table:formula="of:=DEGREES(ATAN2([.S165];[.R165]))" office:value-type="float" office:value="44.2607019135439" calcext:value-type="float">
            <text:p>44.26</text:p>
          </table:table-cell>
          <table:table-cell table:style-name="ce3"/>
          <table:table-cell table:style-name="ce3" table:formula="of:=[.K165]*COS(RADIANS([.L165]))+[.M165]*COS(RADIANS([.N165]))" office:value-type="float" office:value="3.34154305294209" calcext:value-type="float">
            <text:p>3.34</text:p>
          </table:table-cell>
          <table:table-cell table:style-name="ce3" table:formula="of:=[.K165]*SIN(RADIANS([.L165]))+[.M165]*SIN(RADIANS([.N165]))" office:value-type="float" office:value="3.42890829295069" calcext:value-type="float">
            <text:p>3.43</text:p>
          </table:table-cell>
          <table:table-cell table:number-columns-repeated="1005"/>
        </table:table-row>
        <table:table-row table:style-name="ro1">
          <table:table-cell office:value-type="float" office:value="7438966" calcext:value-type="float">
            <text:p>7438966</text:p>
          </table:table-cell>
          <table:table-cell office:value-type="float" office:value="-11.6623670077838" calcext:value-type="float">
            <text:p>-11.6623670078</text:p>
          </table:table-cell>
          <table:table-cell office:value-type="float" office:value="12.3126368752621" calcext:value-type="float">
            <text:p>12.3126368753</text:p>
          </table:table-cell>
          <table:table-cell office:value-type="float" office:value="2.02782873650684" calcext:value-type="float">
            <text:p>2.027828736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14" calcext:value-type="float">
            <text:p>12.714</text:p>
          </table:table-cell>
          <table:table-cell/>
          <table:table-cell table:formula="of:=DEGREES(ACOS(COS(RADIANS([.B166]))*COS(RADIANS([.C166]))))" office:value-type="float" office:value="16.8969207012353" calcext:value-type="float">
            <text:p>16.90</text:p>
          </table:table-cell>
          <table:table-cell table:formula="of:=SQRT([.E166]^2+[.F166]^2)" office:value-type="float" office:value="0.192353840616713" calcext:value-type="float">
            <text:p>0.19</text:p>
          </table:table-cell>
          <table:table-cell table:formula="of:=DEGREES(ATAN2([.F166]; [.E166]))" office:value-type="float" office:value="-117.897271030948" calcext:value-type="float">
            <text:p>-117.90</text:p>
          </table:table-cell>
          <table:table-cell table:style-name="ce3" table:formula="of:=0.3*[.J166]" office:value-type="float" office:value="5.0690762103706" calcext:value-type="float">
            <text:p>5.07</text:p>
          </table:table-cell>
          <table:table-cell table:style-name="ce3" table:formula="of:=DEGREES(ATAN( (-SIN (RADIANS ([.C166])) * COS(RADIANS([.B166]))) / (COS (RADIANS ([.C166])) * SIN(RADIANS([.B166]))) ))" office:value-type="float" office:value="46.5998671259402" calcext:value-type="float">
            <text:p>46.60</text:p>
          </table:table-cell>
          <table:table-cell table:style-name="ce3" table:formula="of:=SQRT([.R166]^2+[.S166]^2)" office:value-type="float" office:value="4.88399138146931" calcext:value-type="float">
            <text:p>4.88</text:p>
          </table:table-cell>
          <table:table-cell table:style-name="ce3" table:formula="of:=DEGREES(ATAN2([.S166];[.R166]))" office:value-type="float" office:value="44.0032944451243" calcext:value-type="float">
            <text:p>44.00</text:p>
          </table:table-cell>
          <table:table-cell table:style-name="ce3"/>
          <table:table-cell table:style-name="ce3" table:formula="of:=[.K166]*COS(RADIANS([.L166]))+[.M166]*COS(RADIANS([.N166]))" office:value-type="float" office:value="3.39290749680461" calcext:value-type="float">
            <text:p>3.39</text:p>
          </table:table-cell>
          <table:table-cell table:style-name="ce3" table:formula="of:=[.K166]*SIN(RADIANS([.L166]))+[.M166]*SIN(RADIANS([.N166]))" office:value-type="float" office:value="3.51305430251135" calcext:value-type="float">
            <text:p>3.51</text:p>
          </table:table-cell>
          <table:table-cell table:number-columns-repeated="1005"/>
        </table:table-row>
        <table:table-row table:style-name="ro1">
          <table:table-cell office:value-type="float" office:value="7438966" calcext:value-type="float">
            <text:p>7438966</text:p>
          </table:table-cell>
          <table:table-cell office:value-type="float" office:value="-11.6623670077838" calcext:value-type="float">
            <text:p>-11.6623670078</text:p>
          </table:table-cell>
          <table:table-cell office:value-type="float" office:value="12.3126368752621" calcext:value-type="float">
            <text:p>12.3126368753</text:p>
          </table:table-cell>
          <table:table-cell office:value-type="float" office:value="2.02782873650684" calcext:value-type="float">
            <text:p>2.027828736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14" calcext:value-type="float">
            <text:p>12.714</text:p>
          </table:table-cell>
          <table:table-cell/>
          <table:table-cell table:formula="of:=DEGREES(ACOS(COS(RADIANS([.B167]))*COS(RADIANS([.C167]))))" office:value-type="float" office:value="16.8969207012353" calcext:value-type="float">
            <text:p>16.90</text:p>
          </table:table-cell>
          <table:table-cell table:formula="of:=SQRT([.E167]^2+[.F167]^2)" office:value-type="float" office:value="0.192353840616713" calcext:value-type="float">
            <text:p>0.19</text:p>
          </table:table-cell>
          <table:table-cell table:formula="of:=DEGREES(ATAN2([.F167]; [.E167]))" office:value-type="float" office:value="-117.897271030948" calcext:value-type="float">
            <text:p>-117.90</text:p>
          </table:table-cell>
          <table:table-cell table:style-name="ce3" table:formula="of:=0.3*[.J167]" office:value-type="float" office:value="5.0690762103706" calcext:value-type="float">
            <text:p>5.07</text:p>
          </table:table-cell>
          <table:table-cell table:style-name="ce3" table:formula="of:=DEGREES(ATAN( (-SIN (RADIANS ([.C167])) * COS(RADIANS([.B167]))) / (COS (RADIANS ([.C167])) * SIN(RADIANS([.B167]))) ))" office:value-type="float" office:value="46.5998671259402" calcext:value-type="float">
            <text:p>46.60</text:p>
          </table:table-cell>
          <table:table-cell table:style-name="ce3" table:formula="of:=SQRT([.R167]^2+[.S167]^2)" office:value-type="float" office:value="4.88399138146931" calcext:value-type="float">
            <text:p>4.88</text:p>
          </table:table-cell>
          <table:table-cell table:style-name="ce3" table:formula="of:=DEGREES(ATAN2([.S167];[.R167]))" office:value-type="float" office:value="44.0032944451243" calcext:value-type="float">
            <text:p>44.00</text:p>
          </table:table-cell>
          <table:table-cell table:style-name="ce3"/>
          <table:table-cell table:style-name="ce3" table:formula="of:=[.K167]*COS(RADIANS([.L167]))+[.M167]*COS(RADIANS([.N167]))" office:value-type="float" office:value="3.39290749680461" calcext:value-type="float">
            <text:p>3.39</text:p>
          </table:table-cell>
          <table:table-cell table:style-name="ce3" table:formula="of:=[.K167]*SIN(RADIANS([.L167]))+[.M167]*SIN(RADIANS([.N167]))" office:value-type="float" office:value="3.51305430251135" calcext:value-type="float">
            <text:p>3.51</text:p>
          </table:table-cell>
          <table:table-cell table:number-columns-repeated="1005"/>
        </table:table-row>
        <table:table-row table:style-name="ro1">
          <table:table-cell office:value-type="float" office:value="7439217" calcext:value-type="float">
            <text:p>7439217</text:p>
          </table:table-cell>
          <table:table-cell office:value-type="float" office:value="-11.7527893208846" calcext:value-type="float">
            <text:p>-11.7527893209</text:p>
          </table:table-cell>
          <table:table-cell office:value-type="float" office:value="12.466167574973" calcext:value-type="float">
            <text:p>12.466167575</text:p>
          </table:table-cell>
          <table:table-cell office:value-type="float" office:value="1.97475966075972" calcext:value-type="float">
            <text:p>1.974759660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5" calcext:value-type="float">
            <text:p>12.75</text:p>
          </table:table-cell>
          <table:table-cell/>
          <table:table-cell table:formula="of:=DEGREES(ACOS(COS(RADIANS([.B168]))*COS(RADIANS([.C168]))))" office:value-type="float" office:value="17.0687075119415" calcext:value-type="float">
            <text:p>17.07</text:p>
          </table:table-cell>
          <table:table-cell table:formula="of:=SQRT([.E168]^2+[.F168]^2)" office:value-type="float" office:value="0.165529453572468" calcext:value-type="float">
            <text:p>0.17</text:p>
          </table:table-cell>
          <table:table-cell table:formula="of:=DEGREES(ATAN2([.F168]; [.E168]))" office:value-type="float" office:value="-115.0168934781" calcext:value-type="float">
            <text:p>-115.02</text:p>
          </table:table-cell>
          <table:table-cell table:style-name="ce3" table:formula="of:=0.3*[.J168]" office:value-type="float" office:value="5.12061225358244" calcext:value-type="float">
            <text:p>5.12</text:p>
          </table:table-cell>
          <table:table-cell table:style-name="ce3" table:formula="of:=DEGREES(ATAN( (-SIN (RADIANS ([.C168])) * COS(RADIANS([.B168]))) / (COS (RADIANS ([.C168])) * SIN(RADIANS([.B168]))) ))" office:value-type="float" office:value="46.7384149253111" calcext:value-type="float">
            <text:p>46.74</text:p>
          </table:table-cell>
          <table:table-cell table:style-name="ce3" table:formula="of:=SQRT([.R168]^2+[.S168]^2)" office:value-type="float" office:value="4.96367481201528" calcext:value-type="float">
            <text:p>4.96</text:p>
          </table:table-cell>
          <table:table-cell table:style-name="ce3" table:formula="of:=DEGREES(ATAN2([.S168];[.R168]))" office:value-type="float" office:value="43.8597927820555" calcext:value-type="float">
            <text:p>43.86</text:p>
          </table:table-cell>
          <table:table-cell table:style-name="ce3"/>
          <table:table-cell table:style-name="ce3" table:formula="of:=[.K168]*COS(RADIANS([.L168]))+[.M168]*COS(RADIANS([.N168]))" office:value-type="float" office:value="3.43931048231094" calcext:value-type="float">
            <text:p>3.44</text:p>
          </table:table-cell>
          <table:table-cell table:style-name="ce3" table:formula="of:=[.K168]*SIN(RADIANS([.L168]))+[.M168]*SIN(RADIANS([.N168]))" office:value-type="float" office:value="3.57899581526732" calcext:value-type="float">
            <text:p>3.58</text:p>
          </table:table-cell>
          <table:table-cell table:number-columns-repeated="1005"/>
        </table:table-row>
        <table:table-row table:style-name="ro1">
          <table:table-cell office:value-type="float" office:value="7439217" calcext:value-type="float">
            <text:p>7439217</text:p>
          </table:table-cell>
          <table:table-cell office:value-type="float" office:value="-11.7527893208846" calcext:value-type="float">
            <text:p>-11.7527893209</text:p>
          </table:table-cell>
          <table:table-cell office:value-type="float" office:value="12.466167574973" calcext:value-type="float">
            <text:p>12.466167575</text:p>
          </table:table-cell>
          <table:table-cell office:value-type="float" office:value="1.97475966075972" calcext:value-type="float">
            <text:p>1.974759660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5" calcext:value-type="float">
            <text:p>12.75</text:p>
          </table:table-cell>
          <table:table-cell/>
          <table:table-cell table:formula="of:=DEGREES(ACOS(COS(RADIANS([.B169]))*COS(RADIANS([.C169]))))" office:value-type="float" office:value="17.0687075119415" calcext:value-type="float">
            <text:p>17.07</text:p>
          </table:table-cell>
          <table:table-cell table:formula="of:=SQRT([.E169]^2+[.F169]^2)" office:value-type="float" office:value="0.165529453572468" calcext:value-type="float">
            <text:p>0.17</text:p>
          </table:table-cell>
          <table:table-cell table:formula="of:=DEGREES(ATAN2([.F169]; [.E169]))" office:value-type="float" office:value="-115.0168934781" calcext:value-type="float">
            <text:p>-115.02</text:p>
          </table:table-cell>
          <table:table-cell table:style-name="ce3" table:formula="of:=0.3*[.J169]" office:value-type="float" office:value="5.12061225358244" calcext:value-type="float">
            <text:p>5.12</text:p>
          </table:table-cell>
          <table:table-cell table:style-name="ce3" table:formula="of:=DEGREES(ATAN( (-SIN (RADIANS ([.C169])) * COS(RADIANS([.B169]))) / (COS (RADIANS ([.C169])) * SIN(RADIANS([.B169]))) ))" office:value-type="float" office:value="46.7384149253111" calcext:value-type="float">
            <text:p>46.74</text:p>
          </table:table-cell>
          <table:table-cell table:style-name="ce3" table:formula="of:=SQRT([.R169]^2+[.S169]^2)" office:value-type="float" office:value="4.96367481201528" calcext:value-type="float">
            <text:p>4.96</text:p>
          </table:table-cell>
          <table:table-cell table:style-name="ce3" table:formula="of:=DEGREES(ATAN2([.S169];[.R169]))" office:value-type="float" office:value="43.8597927820555" calcext:value-type="float">
            <text:p>43.86</text:p>
          </table:table-cell>
          <table:table-cell table:style-name="ce3"/>
          <table:table-cell table:style-name="ce3" table:formula="of:=[.K169]*COS(RADIANS([.L169]))+[.M169]*COS(RADIANS([.N169]))" office:value-type="float" office:value="3.43931048231094" calcext:value-type="float">
            <text:p>3.44</text:p>
          </table:table-cell>
          <table:table-cell table:style-name="ce3" table:formula="of:=[.K169]*SIN(RADIANS([.L169]))+[.M169]*SIN(RADIANS([.N169]))" office:value-type="float" office:value="3.57899581526732" calcext:value-type="float">
            <text:p>3.58</text:p>
          </table:table-cell>
          <table:table-cell table:number-columns-repeated="1005"/>
        </table:table-row>
        <table:table-row table:style-name="ro1">
          <table:table-cell office:value-type="float" office:value="7439467" calcext:value-type="float">
            <text:p>7439467</text:p>
          </table:table-cell>
          <table:table-cell office:value-type="float" office:value="-11.8365897655852" calcext:value-type="float">
            <text:p>-11.8365897656</text:p>
          </table:table-cell>
          <table:table-cell office:value-type="float" office:value="12.6784054581474" calcext:value-type="float">
            <text:p>12.6784054581</text:p>
          </table:table-cell>
          <table:table-cell office:value-type="float" office:value="1.92362544953842" calcext:value-type="float">
            <text:p>1.923625449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85" calcext:value-type="float">
            <text:p>12.785</text:p>
          </table:table-cell>
          <table:table-cell/>
          <table:table-cell table:formula="of:=DEGREES(ACOS(COS(RADIANS([.B170]))*COS(RADIANS([.C170]))))" office:value-type="float" office:value="17.2784870982285" calcext:value-type="float">
            <text:p>17.28</text:p>
          </table:table-cell>
          <table:table-cell table:formula="of:=SQRT([.E170]^2+[.F170]^2)" office:value-type="float" office:value="0.136014705087354" calcext:value-type="float">
            <text:p>0.14</text:p>
          </table:table-cell>
          <table:table-cell table:formula="of:=DEGREES(ATAN2([.F170]; [.E170]))" office:value-type="float" office:value="-107.102728969052" calcext:value-type="float">
            <text:p>-107.10</text:p>
          </table:table-cell>
          <table:table-cell table:style-name="ce3" table:formula="of:=0.3*[.J170]" office:value-type="float" office:value="5.18354612946854" calcext:value-type="float">
            <text:p>5.18</text:p>
          </table:table-cell>
          <table:table-cell table:style-name="ce3" table:formula="of:=DEGREES(ATAN( (-SIN (RADIANS ([.C170])) * COS(RADIANS([.B170]))) / (COS (RADIANS ([.C170])) * SIN(RADIANS([.B170]))) ))" office:value-type="float" office:value="47.0278868262683" calcext:value-type="float">
            <text:p>47.03</text:p>
          </table:table-cell>
          <table:table-cell table:style-name="ce3" table:formula="of:=SQRT([.R170]^2+[.S170]^2)" office:value-type="float" office:value="5.06150924228028" calcext:value-type="float">
            <text:p>5.06</text:p>
          </table:table-cell>
          <table:table-cell table:style-name="ce3" table:formula="of:=DEGREES(ATAN2([.S170];[.R170]))" office:value-type="float" office:value="43.6439202591492" calcext:value-type="float">
            <text:p>43.64</text:p>
          </table:table-cell>
          <table:table-cell table:style-name="ce3"/>
          <table:table-cell table:style-name="ce3" table:formula="of:=[.K170]*COS(RADIANS([.L170]))+[.M170]*COS(RADIANS([.N170]))" office:value-type="float" office:value="3.49332439429436" calcext:value-type="float">
            <text:p>3.49</text:p>
          </table:table-cell>
          <table:table-cell table:style-name="ce3" table:formula="of:=[.K170]*SIN(RADIANS([.L170]))+[.M170]*SIN(RADIANS([.N170]))" office:value-type="float" office:value="3.66272582729264" calcext:value-type="float">
            <text:p>3.66</text:p>
          </table:table-cell>
          <table:table-cell table:number-columns-repeated="1005"/>
        </table:table-row>
        <table:table-row table:style-name="ro1">
          <table:table-cell office:value-type="float" office:value="7439467" calcext:value-type="float">
            <text:p>7439467</text:p>
          </table:table-cell>
          <table:table-cell office:value-type="float" office:value="-11.8365897655852" calcext:value-type="float">
            <text:p>-11.8365897656</text:p>
          </table:table-cell>
          <table:table-cell office:value-type="float" office:value="12.6784054581474" calcext:value-type="float">
            <text:p>12.6784054581</text:p>
          </table:table-cell>
          <table:table-cell office:value-type="float" office:value="1.92362544953842" calcext:value-type="float">
            <text:p>1.923625449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785" calcext:value-type="float">
            <text:p>12.785</text:p>
          </table:table-cell>
          <table:table-cell/>
          <table:table-cell table:formula="of:=DEGREES(ACOS(COS(RADIANS([.B171]))*COS(RADIANS([.C171]))))" office:value-type="float" office:value="17.2784870982285" calcext:value-type="float">
            <text:p>17.28</text:p>
          </table:table-cell>
          <table:table-cell table:formula="of:=SQRT([.E171]^2+[.F171]^2)" office:value-type="float" office:value="0.136014705087354" calcext:value-type="float">
            <text:p>0.14</text:p>
          </table:table-cell>
          <table:table-cell table:formula="of:=DEGREES(ATAN2([.F171]; [.E171]))" office:value-type="float" office:value="-107.102728969052" calcext:value-type="float">
            <text:p>-107.10</text:p>
          </table:table-cell>
          <table:table-cell table:style-name="ce3" table:formula="of:=0.3*[.J171]" office:value-type="float" office:value="5.18354612946854" calcext:value-type="float">
            <text:p>5.18</text:p>
          </table:table-cell>
          <table:table-cell table:style-name="ce3" table:formula="of:=DEGREES(ATAN( (-SIN (RADIANS ([.C171])) * COS(RADIANS([.B171]))) / (COS (RADIANS ([.C171])) * SIN(RADIANS([.B171]))) ))" office:value-type="float" office:value="47.0278868262683" calcext:value-type="float">
            <text:p>47.03</text:p>
          </table:table-cell>
          <table:table-cell table:style-name="ce3" table:formula="of:=SQRT([.R171]^2+[.S171]^2)" office:value-type="float" office:value="5.06150924228028" calcext:value-type="float">
            <text:p>5.06</text:p>
          </table:table-cell>
          <table:table-cell table:style-name="ce3" table:formula="of:=DEGREES(ATAN2([.S171];[.R171]))" office:value-type="float" office:value="43.6439202591492" calcext:value-type="float">
            <text:p>43.64</text:p>
          </table:table-cell>
          <table:table-cell table:style-name="ce3"/>
          <table:table-cell table:style-name="ce3" table:formula="of:=[.K171]*COS(RADIANS([.L171]))+[.M171]*COS(RADIANS([.N171]))" office:value-type="float" office:value="3.49332439429436" calcext:value-type="float">
            <text:p>3.49</text:p>
          </table:table-cell>
          <table:table-cell table:style-name="ce3" table:formula="of:=[.K171]*SIN(RADIANS([.L171]))+[.M171]*SIN(RADIANS([.N171]))" office:value-type="float" office:value="3.66272582729264" calcext:value-type="float">
            <text:p>3.66</text:p>
          </table:table-cell>
          <table:table-cell table:number-columns-repeated="1005"/>
        </table:table-row>
        <table:table-row table:style-name="ro1">
          <table:table-cell office:value-type="float" office:value="7439717" calcext:value-type="float">
            <text:p>7439717</text:p>
          </table:table-cell>
          <table:table-cell office:value-type="float" office:value="-11.8387848176297" calcext:value-type="float">
            <text:p>-11.8387848176</text:p>
          </table:table-cell>
          <table:table-cell office:value-type="float" office:value="12.8223610864155" calcext:value-type="float">
            <text:p>12.8223610864</text:p>
          </table:table-cell>
          <table:table-cell office:value-type="float" office:value="1.91741616725264" calcext:value-type="float">
            <text:p>1.917416167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2" calcext:value-type="float">
            <text:p>12.82</text:p>
          </table:table-cell>
          <table:table-cell/>
          <table:table-cell table:formula="of:=DEGREES(ACOS(COS(RADIANS([.B172]))*COS(RADIANS([.C172]))))" office:value-type="float" office:value="17.3843455765603" calcext:value-type="float">
            <text:p>17.38</text:p>
          </table:table-cell>
          <table:table-cell table:formula="of:=SQRT([.E172]^2+[.F172]^2)" office:value-type="float" office:value="0.111803398874989" calcext:value-type="float">
            <text:p>0.11</text:p>
          </table:table-cell>
          <table:table-cell table:formula="of:=DEGREES(ATAN2([.F172]; [.E172]))" office:value-type="float" office:value="-100.304846468766" calcext:value-type="float">
            <text:p>-100.30</text:p>
          </table:table-cell>
          <table:table-cell table:style-name="ce3" table:formula="of:=0.3*[.J172]" office:value-type="float" office:value="5.21530367296809" calcext:value-type="float">
            <text:p>5.22</text:p>
          </table:table-cell>
          <table:table-cell table:style-name="ce3" table:formula="of:=DEGREES(ATAN( (-SIN (RADIANS ([.C172])) * COS(RADIANS([.B172]))) / (COS (RADIANS ([.C172])) * SIN(RADIANS([.B172]))) ))" office:value-type="float" office:value="47.3558335484756" calcext:value-type="float">
            <text:p>47.36</text:p>
          </table:table-cell>
          <table:table-cell table:style-name="ce3" table:formula="of:=SQRT([.R172]^2+[.S172]^2)" office:value-type="float" office:value="5.1211907863511" calcext:value-type="float">
            <text:p>5.12</text:p>
          </table:table-cell>
          <table:table-cell table:style-name="ce3" table:formula="of:=DEGREES(ATAN2([.S172];[.R172]))" office:value-type="float" office:value="43.313303958928" calcext:value-type="float">
            <text:p>43.31</text:p>
          </table:table-cell>
          <table:table-cell table:style-name="ce3"/>
          <table:table-cell table:style-name="ce3" table:formula="of:=[.K172]*COS(RADIANS([.L172]))+[.M172]*COS(RADIANS([.N172]))" office:value-type="float" office:value="3.51307195161806" calcext:value-type="float">
            <text:p>3.51</text:p>
          </table:table-cell>
          <table:table-cell table:style-name="ce3" table:formula="of:=[.K172]*SIN(RADIANS([.L172]))+[.M172]*SIN(RADIANS([.N172]))" office:value-type="float" office:value="3.72624751364718" calcext:value-type="float">
            <text:p>3.73</text:p>
          </table:table-cell>
          <table:table-cell table:number-columns-repeated="1005"/>
        </table:table-row>
        <table:table-row table:style-name="ro1">
          <table:table-cell office:value-type="float" office:value="7439717" calcext:value-type="float">
            <text:p>7439717</text:p>
          </table:table-cell>
          <table:table-cell office:value-type="float" office:value="-11.8387848176297" calcext:value-type="float">
            <text:p>-11.8387848176</text:p>
          </table:table-cell>
          <table:table-cell office:value-type="float" office:value="12.8223610864155" calcext:value-type="float">
            <text:p>12.8223610864</text:p>
          </table:table-cell>
          <table:table-cell office:value-type="float" office:value="1.91741616725264" calcext:value-type="float">
            <text:p>1.917416167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2" calcext:value-type="float">
            <text:p>12.82</text:p>
          </table:table-cell>
          <table:table-cell/>
          <table:table-cell table:formula="of:=DEGREES(ACOS(COS(RADIANS([.B173]))*COS(RADIANS([.C173]))))" office:value-type="float" office:value="17.3843455765603" calcext:value-type="float">
            <text:p>17.38</text:p>
          </table:table-cell>
          <table:table-cell table:formula="of:=SQRT([.E173]^2+[.F173]^2)" office:value-type="float" office:value="0.111803398874989" calcext:value-type="float">
            <text:p>0.11</text:p>
          </table:table-cell>
          <table:table-cell table:formula="of:=DEGREES(ATAN2([.F173]; [.E173]))" office:value-type="float" office:value="-100.304846468766" calcext:value-type="float">
            <text:p>-100.30</text:p>
          </table:table-cell>
          <table:table-cell table:style-name="ce3" table:formula="of:=0.3*[.J173]" office:value-type="float" office:value="5.21530367296809" calcext:value-type="float">
            <text:p>5.22</text:p>
          </table:table-cell>
          <table:table-cell table:style-name="ce3" table:formula="of:=DEGREES(ATAN( (-SIN (RADIANS ([.C173])) * COS(RADIANS([.B173]))) / (COS (RADIANS ([.C173])) * SIN(RADIANS([.B173]))) ))" office:value-type="float" office:value="47.3558335484756" calcext:value-type="float">
            <text:p>47.36</text:p>
          </table:table-cell>
          <table:table-cell table:style-name="ce3" table:formula="of:=SQRT([.R173]^2+[.S173]^2)" office:value-type="float" office:value="5.1211907863511" calcext:value-type="float">
            <text:p>5.12</text:p>
          </table:table-cell>
          <table:table-cell table:style-name="ce3" table:formula="of:=DEGREES(ATAN2([.S173];[.R173]))" office:value-type="float" office:value="43.313303958928" calcext:value-type="float">
            <text:p>43.31</text:p>
          </table:table-cell>
          <table:table-cell table:style-name="ce3"/>
          <table:table-cell table:style-name="ce3" table:formula="of:=[.K173]*COS(RADIANS([.L173]))+[.M173]*COS(RADIANS([.N173]))" office:value-type="float" office:value="3.51307195161806" calcext:value-type="float">
            <text:p>3.51</text:p>
          </table:table-cell>
          <table:table-cell table:style-name="ce3" table:formula="of:=[.K173]*SIN(RADIANS([.L173]))+[.M173]*SIN(RADIANS([.N173]))" office:value-type="float" office:value="3.72624751364718" calcext:value-type="float">
            <text:p>3.73</text:p>
          </table:table-cell>
          <table:table-cell table:number-columns-repeated="1005"/>
        </table:table-row>
        <table:table-row table:style-name="ro1">
          <table:table-cell office:value-type="float" office:value="7439966" calcext:value-type="float">
            <text:p>7439966</text:p>
          </table:table-cell>
          <table:table-cell office:value-type="float" office:value="-11.7970156495341" calcext:value-type="float">
            <text:p>-11.7970156495</text:p>
          </table:table-cell>
          <table:table-cell office:value-type="float" office:value="12.8549564566821" calcext:value-type="float">
            <text:p>12.8549564567</text:p>
          </table:table-cell>
          <table:table-cell office:value-type="float" office:value="1.94323919151376" calcext:value-type="float">
            <text:p>1.94323919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56" calcext:value-type="float">
            <text:p>12.856</text:p>
          </table:table-cell>
          <table:table-cell/>
          <table:table-cell table:formula="of:=DEGREES(ACOS(COS(RADIANS([.B174]))*COS(RADIANS([.C174]))))" office:value-type="float" office:value="17.3801575101264" calcext:value-type="float">
            <text:p>17.38</text:p>
          </table:table-cell>
          <table:table-cell table:formula="of:=SQRT([.E174]^2+[.F174]^2)" office:value-type="float" office:value="0.1" calcext:value-type="float">
            <text:p>0.10</text:p>
          </table:table-cell>
          <table:table-cell table:formula="of:=DEGREES(ATAN2([.F174]; [.E174]))" office:value-type="float" office:value="-90" calcext:value-type="float">
            <text:p>-90.00</text:p>
          </table:table-cell>
          <table:table-cell table:style-name="ce3" table:formula="of:=0.3*[.J174]" office:value-type="float" office:value="5.21404725303791" calcext:value-type="float">
            <text:p>5.21</text:p>
          </table:table-cell>
          <table:table-cell table:style-name="ce3" table:formula="of:=DEGREES(ATAN( (-SIN (RADIANS ([.C174])) * COS(RADIANS([.B174]))) / (COS (RADIANS ([.C174])) * SIN(RADIANS([.B174]))) ))" office:value-type="float" office:value="47.5345886415873" calcext:value-type="float">
            <text:p>47.53</text:p>
          </table:table-cell>
          <table:table-cell table:style-name="ce3" table:formula="of:=SQRT([.R174]^2+[.S174]^2)" office:value-type="float" office:value="5.14072211063518" calcext:value-type="float">
            <text:p>5.14</text:p>
          </table:table-cell>
          <table:table-cell table:style-name="ce3" table:formula="of:=DEGREES(ATAN2([.S174];[.R174]))" office:value-type="float" office:value="43.2179140298562" calcext:value-type="float">
            <text:p>43.22</text:p>
          </table:table-cell>
          <table:table-cell table:style-name="ce3"/>
          <table:table-cell table:style-name="ce3" table:formula="of:=[.K174]*COS(RADIANS([.L174]))+[.M174]*COS(RADIANS([.N174]))" office:value-type="float" office:value="3.52023793665573" calcext:value-type="float">
            <text:p>3.52</text:p>
          </table:table-cell>
          <table:table-cell table:style-name="ce3" table:formula="of:=[.K174]*SIN(RADIANS([.L174]))+[.M174]*SIN(RADIANS([.N174]))" office:value-type="float" office:value="3.74632469069396" calcext:value-type="float">
            <text:p>3.75</text:p>
          </table:table-cell>
          <table:table-cell table:number-columns-repeated="1005"/>
        </table:table-row>
        <table:table-row table:style-name="ro1">
          <table:table-cell office:value-type="float" office:value="7439966" calcext:value-type="float">
            <text:p>7439966</text:p>
          </table:table-cell>
          <table:table-cell office:value-type="float" office:value="-11.7970156495341" calcext:value-type="float">
            <text:p>-11.7970156495</text:p>
          </table:table-cell>
          <table:table-cell office:value-type="float" office:value="12.8549564566821" calcext:value-type="float">
            <text:p>12.8549564567</text:p>
          </table:table-cell>
          <table:table-cell office:value-type="float" office:value="1.94323919151376" calcext:value-type="float">
            <text:p>1.9432391915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56" calcext:value-type="float">
            <text:p>12.856</text:p>
          </table:table-cell>
          <table:table-cell/>
          <table:table-cell table:formula="of:=DEGREES(ACOS(COS(RADIANS([.B175]))*COS(RADIANS([.C175]))))" office:value-type="float" office:value="17.3801575101264" calcext:value-type="float">
            <text:p>17.38</text:p>
          </table:table-cell>
          <table:table-cell table:formula="of:=SQRT([.E175]^2+[.F175]^2)" office:value-type="float" office:value="0.1" calcext:value-type="float">
            <text:p>0.10</text:p>
          </table:table-cell>
          <table:table-cell table:formula="of:=DEGREES(ATAN2([.F175]; [.E175]))" office:value-type="float" office:value="-90" calcext:value-type="float">
            <text:p>-90.00</text:p>
          </table:table-cell>
          <table:table-cell table:style-name="ce3" table:formula="of:=0.3*[.J175]" office:value-type="float" office:value="5.21404725303791" calcext:value-type="float">
            <text:p>5.21</text:p>
          </table:table-cell>
          <table:table-cell table:style-name="ce3" table:formula="of:=DEGREES(ATAN( (-SIN (RADIANS ([.C175])) * COS(RADIANS([.B175]))) / (COS (RADIANS ([.C175])) * SIN(RADIANS([.B175]))) ))" office:value-type="float" office:value="47.5345886415873" calcext:value-type="float">
            <text:p>47.53</text:p>
          </table:table-cell>
          <table:table-cell table:style-name="ce3" table:formula="of:=SQRT([.R175]^2+[.S175]^2)" office:value-type="float" office:value="5.14072211063518" calcext:value-type="float">
            <text:p>5.14</text:p>
          </table:table-cell>
          <table:table-cell table:style-name="ce3" table:formula="of:=DEGREES(ATAN2([.S175];[.R175]))" office:value-type="float" office:value="43.2179140298562" calcext:value-type="float">
            <text:p>43.22</text:p>
          </table:table-cell>
          <table:table-cell table:style-name="ce3"/>
          <table:table-cell table:style-name="ce3" table:formula="of:=[.K175]*COS(RADIANS([.L175]))+[.M175]*COS(RADIANS([.N175]))" office:value-type="float" office:value="3.52023793665573" calcext:value-type="float">
            <text:p>3.52</text:p>
          </table:table-cell>
          <table:table-cell table:style-name="ce3" table:formula="of:=[.K175]*SIN(RADIANS([.L175]))+[.M175]*SIN(RADIANS([.N175]))" office:value-type="float" office:value="3.74632469069396" calcext:value-type="float">
            <text:p>3.75</text:p>
          </table:table-cell>
          <table:table-cell table:number-columns-repeated="1005"/>
        </table:table-row>
        <table:table-row table:style-name="ro1">
          <table:table-cell office:value-type="float" office:value="7440216" calcext:value-type="float">
            <text:p>7440216</text:p>
          </table:table-cell>
          <table:table-cell office:value-type="float" office:value="-11.8087072258459" calcext:value-type="float">
            <text:p>-11.8087072258</text:p>
          </table:table-cell>
          <table:table-cell office:value-type="float" office:value="12.8898040818275" calcext:value-type="float">
            <text:p>12.8898040818</text:p>
          </table:table-cell>
          <table:table-cell office:value-type="float" office:value="1.95279526649284" calcext:value-type="float">
            <text:p>1.952795266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92" calcext:value-type="float">
            <text:p>12.892</text:p>
          </table:table-cell>
          <table:table-cell/>
          <table:table-cell table:formula="of:=DEGREES(ACOS(COS(RADIANS([.B176]))*COS(RADIANS([.C176]))))" office:value-type="float" office:value="17.4133715862213" calcext:value-type="float">
            <text:p>17.41</text:p>
          </table:table-cell>
          <table:table-cell table:formula="of:=SQRT([.E176]^2+[.F176]^2)" office:value-type="float" office:value="0.0824621125123532" calcext:value-type="float">
            <text:p>0.08</text:p>
          </table:table-cell>
          <table:table-cell table:formula="of:=DEGREES(ATAN2([.F176]; [.E176]))" office:value-type="float" office:value="-75.9637565320735" calcext:value-type="float">
            <text:p>-75.96</text:p>
          </table:table-cell>
          <table:table-cell table:style-name="ce3" table:formula="of:=0.3*[.J176]" office:value-type="float" office:value="5.22401147586638" calcext:value-type="float">
            <text:p>5.22</text:p>
          </table:table-cell>
          <table:table-cell table:style-name="ce3" table:formula="of:=DEGREES(ATAN( (-SIN (RADIANS ([.C176])) * COS(RADIANS([.B176]))) / (COS (RADIANS ([.C176])) * SIN(RADIANS([.B176]))) ))" office:value-type="float" office:value="47.5854152693319" calcext:value-type="float">
            <text:p>47.59</text:p>
          </table:table-cell>
          <table:table-cell table:style-name="ce3" table:formula="of:=SQRT([.R176]^2+[.S176]^2)" office:value-type="float" office:value="5.17889460514689" calcext:value-type="float">
            <text:p>5.18</text:p>
          </table:table-cell>
          <table:table-cell table:style-name="ce3" table:formula="of:=DEGREES(ATAN2([.S176];[.R176]))" office:value-type="float" office:value="43.1749327653804" calcext:value-type="float">
            <text:p>43.17</text:p>
          </table:table-cell>
          <table:table-cell table:style-name="ce3"/>
          <table:table-cell table:style-name="ce3" table:formula="of:=[.K176]*COS(RADIANS([.L176]))+[.M176]*COS(RADIANS([.N176]))" office:value-type="float" office:value="3.54354528018986" calcext:value-type="float">
            <text:p>3.54</text:p>
          </table:table-cell>
          <table:table-cell table:style-name="ce3" table:formula="of:=[.K176]*SIN(RADIANS([.L176]))+[.M176]*SIN(RADIANS([.N176]))" office:value-type="float" office:value="3.77680237482235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0216" calcext:value-type="float">
            <text:p>7440216</text:p>
          </table:table-cell>
          <table:table-cell office:value-type="float" office:value="-11.8087072258459" calcext:value-type="float">
            <text:p>-11.8087072258</text:p>
          </table:table-cell>
          <table:table-cell office:value-type="float" office:value="12.8898040818275" calcext:value-type="float">
            <text:p>12.8898040818</text:p>
          </table:table-cell>
          <table:table-cell office:value-type="float" office:value="1.95279526649284" calcext:value-type="float">
            <text:p>1.9527952665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14" calcext:value-type="float">
            <text:p>-0.14</text:p>
          </table:table-cell>
          <table:table-cell office:value-type="float" office:value="12.892" calcext:value-type="float">
            <text:p>12.892</text:p>
          </table:table-cell>
          <table:table-cell/>
          <table:table-cell table:formula="of:=DEGREES(ACOS(COS(RADIANS([.B177]))*COS(RADIANS([.C177]))))" office:value-type="float" office:value="17.4133715862213" calcext:value-type="float">
            <text:p>17.41</text:p>
          </table:table-cell>
          <table:table-cell table:formula="of:=SQRT([.E177]^2+[.F177]^2)" office:value-type="float" office:value="0.0824621125123532" calcext:value-type="float">
            <text:p>0.08</text:p>
          </table:table-cell>
          <table:table-cell table:formula="of:=DEGREES(ATAN2([.F177]; [.E177]))" office:value-type="float" office:value="-75.9637565320735" calcext:value-type="float">
            <text:p>-75.96</text:p>
          </table:table-cell>
          <table:table-cell table:style-name="ce3" table:formula="of:=0.3*[.J177]" office:value-type="float" office:value="5.22401147586638" calcext:value-type="float">
            <text:p>5.22</text:p>
          </table:table-cell>
          <table:table-cell table:style-name="ce3" table:formula="of:=DEGREES(ATAN( (-SIN (RADIANS ([.C177])) * COS(RADIANS([.B177]))) / (COS (RADIANS ([.C177])) * SIN(RADIANS([.B177]))) ))" office:value-type="float" office:value="47.5854152693319" calcext:value-type="float">
            <text:p>47.59</text:p>
          </table:table-cell>
          <table:table-cell table:style-name="ce3" table:formula="of:=SQRT([.R177]^2+[.S177]^2)" office:value-type="float" office:value="5.17889460514689" calcext:value-type="float">
            <text:p>5.18</text:p>
          </table:table-cell>
          <table:table-cell table:style-name="ce3" table:formula="of:=DEGREES(ATAN2([.S177];[.R177]))" office:value-type="float" office:value="43.1749327653804" calcext:value-type="float">
            <text:p>43.17</text:p>
          </table:table-cell>
          <table:table-cell table:style-name="ce3"/>
          <table:table-cell table:style-name="ce3" table:formula="of:=[.K177]*COS(RADIANS([.L177]))+[.M177]*COS(RADIANS([.N177]))" office:value-type="float" office:value="3.54354528018986" calcext:value-type="float">
            <text:p>3.54</text:p>
          </table:table-cell>
          <table:table-cell table:style-name="ce3" table:formula="of:=[.K177]*SIN(RADIANS([.L177]))+[.M177]*SIN(RADIANS([.N177]))" office:value-type="float" office:value="3.77680237482235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0466" calcext:value-type="float">
            <text:p>7440466</text:p>
          </table:table-cell>
          <table:table-cell office:value-type="float" office:value="-11.7787150114267" calcext:value-type="float">
            <text:p>-11.7787150114</text:p>
          </table:table-cell>
          <table:table-cell office:value-type="float" office:value="12.9589170584915" calcext:value-type="float">
            <text:p>12.9589170585</text:p>
          </table:table-cell>
          <table:table-cell office:value-type="float" office:value="1.96525139710483" calcext:value-type="float">
            <text:p>1.965251397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27" calcext:value-type="float">
            <text:p>12.927</text:p>
          </table:table-cell>
          <table:table-cell/>
          <table:table-cell table:formula="of:=DEGREES(ACOS(COS(RADIANS([.B178]))*COS(RADIANS([.C178]))))" office:value-type="float" office:value="17.4439441324827" calcext:value-type="float">
            <text:p>17.44</text:p>
          </table:table-cell>
          <table:table-cell table:formula="of:=SQRT([.E178]^2+[.F178]^2)" office:value-type="float" office:value="0.0806225774829855" calcext:value-type="float">
            <text:p>0.08</text:p>
          </table:table-cell>
          <table:table-cell table:formula="of:=DEGREES(ATAN2([.F178]; [.E178]))" office:value-type="float" office:value="-60.2551187030578" calcext:value-type="float">
            <text:p>-60.26</text:p>
          </table:table-cell>
          <table:table-cell table:style-name="ce3" table:formula="of:=0.3*[.J178]" office:value-type="float" office:value="5.23318323974482" calcext:value-type="float">
            <text:p>5.23</text:p>
          </table:table-cell>
          <table:table-cell table:style-name="ce3" table:formula="of:=DEGREES(ATAN( (-SIN (RADIANS ([.C178])) * COS(RADIANS([.B178]))) / (COS (RADIANS ([.C178])) * SIN(RADIANS([.B178]))) ))" office:value-type="float" office:value="47.8178477192106" calcext:value-type="float">
            <text:p>47.82</text:p>
          </table:table-cell>
          <table:table-cell table:style-name="ce3" table:formula="of:=SQRT([.R178]^2+[.S178]^2)" office:value-type="float" office:value="5.20873579772912" calcext:value-type="float">
            <text:p>5.21</text:p>
          </table:table-cell>
          <table:table-cell table:style-name="ce3" table:formula="of:=DEGREES(ATAN2([.S178];[.R178]))" office:value-type="float" office:value="43.0252712991431" calcext:value-type="float">
            <text:p>43.03</text:p>
          </table:table-cell>
          <table:table-cell table:style-name="ce3"/>
          <table:table-cell table:style-name="ce3" table:formula="of:=[.K178]*COS(RADIANS([.L178]))+[.M178]*COS(RADIANS([.N178]))" office:value-type="float" office:value="3.55402914096206" calcext:value-type="float">
            <text:p>3.55</text:p>
          </table:table-cell>
          <table:table-cell table:style-name="ce3" table:formula="of:=[.K178]*SIN(RADIANS([.L178]))+[.M178]*SIN(RADIANS([.N178]))" office:value-type="float" office:value="3.80786101055924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0466" calcext:value-type="float">
            <text:p>7440466</text:p>
          </table:table-cell>
          <table:table-cell office:value-type="float" office:value="-11.7787150114267" calcext:value-type="float">
            <text:p>-11.7787150114</text:p>
          </table:table-cell>
          <table:table-cell office:value-type="float" office:value="12.9589170584915" calcext:value-type="float">
            <text:p>12.9589170585</text:p>
          </table:table-cell>
          <table:table-cell office:value-type="float" office:value="1.96525139710483" calcext:value-type="float">
            <text:p>1.965251397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4" calcext:value-type="float">
            <text:p>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27" calcext:value-type="float">
            <text:p>12.927</text:p>
          </table:table-cell>
          <table:table-cell/>
          <table:table-cell table:formula="of:=DEGREES(ACOS(COS(RADIANS([.B179]))*COS(RADIANS([.C179]))))" office:value-type="float" office:value="17.4439441324827" calcext:value-type="float">
            <text:p>17.44</text:p>
          </table:table-cell>
          <table:table-cell table:formula="of:=SQRT([.E179]^2+[.F179]^2)" office:value-type="float" office:value="0.0806225774829855" calcext:value-type="float">
            <text:p>0.08</text:p>
          </table:table-cell>
          <table:table-cell table:formula="of:=DEGREES(ATAN2([.F179]; [.E179]))" office:value-type="float" office:value="-60.2551187030578" calcext:value-type="float">
            <text:p>-60.26</text:p>
          </table:table-cell>
          <table:table-cell table:style-name="ce3" table:formula="of:=0.3*[.J179]" office:value-type="float" office:value="5.23318323974482" calcext:value-type="float">
            <text:p>5.23</text:p>
          </table:table-cell>
          <table:table-cell table:style-name="ce3" table:formula="of:=DEGREES(ATAN( (-SIN (RADIANS ([.C179])) * COS(RADIANS([.B179]))) / (COS (RADIANS ([.C179])) * SIN(RADIANS([.B179]))) ))" office:value-type="float" office:value="47.8178477192106" calcext:value-type="float">
            <text:p>47.82</text:p>
          </table:table-cell>
          <table:table-cell table:style-name="ce3" table:formula="of:=SQRT([.R179]^2+[.S179]^2)" office:value-type="float" office:value="5.20873579772912" calcext:value-type="float">
            <text:p>5.21</text:p>
          </table:table-cell>
          <table:table-cell table:style-name="ce3" table:formula="of:=DEGREES(ATAN2([.S179];[.R179]))" office:value-type="float" office:value="43.0252712991431" calcext:value-type="float">
            <text:p>43.03</text:p>
          </table:table-cell>
          <table:table-cell table:style-name="ce3"/>
          <table:table-cell table:style-name="ce3" table:formula="of:=[.K179]*COS(RADIANS([.L179]))+[.M179]*COS(RADIANS([.N179]))" office:value-type="float" office:value="3.55402914096206" calcext:value-type="float">
            <text:p>3.55</text:p>
          </table:table-cell>
          <table:table-cell table:style-name="ce3" table:formula="of:=[.K179]*SIN(RADIANS([.L179]))+[.M179]*SIN(RADIANS([.N179]))" office:value-type="float" office:value="3.80786101055924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0716" calcext:value-type="float">
            <text:p>7440716</text:p>
          </table:table-cell>
          <table:table-cell office:value-type="float" office:value="-11.7452035420377" calcext:value-type="float">
            <text:p>-11.745203542</text:p>
          </table:table-cell>
          <table:table-cell office:value-type="float" office:value="12.9667828750945" calcext:value-type="float">
            <text:p>12.9667828751</text:p>
          </table:table-cell>
          <table:table-cell office:value-type="float" office:value="1.96646012714451" calcext:value-type="float">
            <text:p>1.966460127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62" calcext:value-type="float">
            <text:p>12.962</text:p>
          </table:table-cell>
          <table:table-cell/>
          <table:table-cell table:formula="of:=DEGREES(ACOS(COS(RADIANS([.B180]))*COS(RADIANS([.C180]))))" office:value-type="float" office:value="17.4274918521488" calcext:value-type="float">
            <text:p>17.43</text:p>
          </table:table-cell>
          <table:table-cell table:formula="of:=SQRT([.E180]^2+[.F180]^2)" office:value-type="float" office:value="0.0921954445729289" calcext:value-type="float">
            <text:p>0.09</text:p>
          </table:table-cell>
          <table:table-cell table:formula="of:=DEGREES(ATAN2([.F180]; [.E180]))" office:value-type="float" office:value="-49.3987053549955" calcext:value-type="float">
            <text:p>-49.40</text:p>
          </table:table-cell>
          <table:table-cell table:style-name="ce3" table:formula="of:=0.3*[.J180]" office:value-type="float" office:value="5.22824755564464" calcext:value-type="float">
            <text:p>5.23</text:p>
          </table:table-cell>
          <table:table-cell table:style-name="ce3" table:formula="of:=DEGREES(ATAN( (-SIN (RADIANS ([.C180])) * COS(RADIANS([.B180]))) / (COS (RADIANS ([.C180])) * SIN(RADIANS([.B180]))) ))" office:value-type="float" office:value="47.9192890686282" calcext:value-type="float">
            <text:p>47.92</text:p>
          </table:table-cell>
          <table:table-cell table:style-name="ce3" table:formula="of:=SQRT([.R180]^2+[.S180]^2)" office:value-type="float" office:value="5.21730549947838" calcext:value-type="float">
            <text:p>5.22</text:p>
          </table:table-cell>
          <table:table-cell table:style-name="ce3" table:formula="of:=DEGREES(ATAN2([.S180];[.R180]))" office:value-type="float" office:value="43.0849937404798" calcext:value-type="float">
            <text:p>43.08</text:p>
          </table:table-cell>
          <table:table-cell table:style-name="ce3"/>
          <table:table-cell table:style-name="ce3" table:formula="of:=[.K180]*COS(RADIANS([.L180]))+[.M180]*COS(RADIANS([.N180]))" office:value-type="float" office:value="3.56385015919228" calcext:value-type="float">
            <text:p>3.56</text:p>
          </table:table-cell>
          <table:table-cell table:style-name="ce3" table:formula="of:=[.K180]*SIN(RADIANS([.L180]))+[.M180]*SIN(RADIANS([.N180]))" office:value-type="float" office:value="3.81041319514204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0716" calcext:value-type="float">
            <text:p>7440716</text:p>
          </table:table-cell>
          <table:table-cell office:value-type="float" office:value="-11.7452035420377" calcext:value-type="float">
            <text:p>-11.745203542</text:p>
          </table:table-cell>
          <table:table-cell office:value-type="float" office:value="12.9667828750945" calcext:value-type="float">
            <text:p>12.9667828751</text:p>
          </table:table-cell>
          <table:table-cell office:value-type="float" office:value="1.96646012714451" calcext:value-type="float">
            <text:p>1.966460127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" calcext:value-type="float">
            <text:p>0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62" calcext:value-type="float">
            <text:p>12.962</text:p>
          </table:table-cell>
          <table:table-cell/>
          <table:table-cell table:formula="of:=DEGREES(ACOS(COS(RADIANS([.B181]))*COS(RADIANS([.C181]))))" office:value-type="float" office:value="17.4274918521488" calcext:value-type="float">
            <text:p>17.43</text:p>
          </table:table-cell>
          <table:table-cell table:formula="of:=SQRT([.E181]^2+[.F181]^2)" office:value-type="float" office:value="0.0921954445729289" calcext:value-type="float">
            <text:p>0.09</text:p>
          </table:table-cell>
          <table:table-cell table:formula="of:=DEGREES(ATAN2([.F181]; [.E181]))" office:value-type="float" office:value="-49.3987053549955" calcext:value-type="float">
            <text:p>-49.40</text:p>
          </table:table-cell>
          <table:table-cell table:style-name="ce3" table:formula="of:=0.3*[.J181]" office:value-type="float" office:value="5.22824755564464" calcext:value-type="float">
            <text:p>5.23</text:p>
          </table:table-cell>
          <table:table-cell table:style-name="ce3" table:formula="of:=DEGREES(ATAN( (-SIN (RADIANS ([.C181])) * COS(RADIANS([.B181]))) / (COS (RADIANS ([.C181])) * SIN(RADIANS([.B181]))) ))" office:value-type="float" office:value="47.9192890686282" calcext:value-type="float">
            <text:p>47.92</text:p>
          </table:table-cell>
          <table:table-cell table:style-name="ce3" table:formula="of:=SQRT([.R181]^2+[.S181]^2)" office:value-type="float" office:value="5.21730549947838" calcext:value-type="float">
            <text:p>5.22</text:p>
          </table:table-cell>
          <table:table-cell table:style-name="ce3" table:formula="of:=DEGREES(ATAN2([.S181];[.R181]))" office:value-type="float" office:value="43.0849937404798" calcext:value-type="float">
            <text:p>43.08</text:p>
          </table:table-cell>
          <table:table-cell table:style-name="ce3"/>
          <table:table-cell table:style-name="ce3" table:formula="of:=[.K181]*COS(RADIANS([.L181]))+[.M181]*COS(RADIANS([.N181]))" office:value-type="float" office:value="3.56385015919228" calcext:value-type="float">
            <text:p>3.56</text:p>
          </table:table-cell>
          <table:table-cell table:style-name="ce3" table:formula="of:=[.K181]*SIN(RADIANS([.L181]))+[.M181]*SIN(RADIANS([.N181]))" office:value-type="float" office:value="3.81041319514204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0966" calcext:value-type="float">
            <text:p>7440966</text:p>
          </table:table-cell>
          <table:table-cell office:value-type="float" office:value="-11.7335853902595" calcext:value-type="float">
            <text:p>-11.7335853903</text:p>
          </table:table-cell>
          <table:table-cell office:value-type="float" office:value="12.9139607533745" calcext:value-type="float">
            <text:p>12.9139607534</text:p>
          </table:table-cell>
          <table:table-cell office:value-type="float" office:value="1.95618581508552" calcext:value-type="float">
            <text:p>1.956185815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97" calcext:value-type="float">
            <text:p>12.997</text:p>
          </table:table-cell>
          <table:table-cell/>
          <table:table-cell table:formula="of:=DEGREES(ACOS(COS(RADIANS([.B182]))*COS(RADIANS([.C182]))))" office:value-type="float" office:value="17.381070450769" calcext:value-type="float">
            <text:p>17.38</text:p>
          </table:table-cell>
          <table:table-cell table:formula="of:=SQRT([.E182]^2+[.F182]^2)" office:value-type="float" office:value="0.106301458127346" calcext:value-type="float">
            <text:p>0.11</text:p>
          </table:table-cell>
          <table:table-cell table:formula="of:=DEGREES(ATAN2([.F182]; [.E182]))" office:value-type="float" office:value="-41.1859251657097" calcext:value-type="float">
            <text:p>-41.19</text:p>
          </table:table-cell>
          <table:table-cell table:style-name="ce3" table:formula="of:=0.3*[.J182]" office:value-type="float" office:value="5.2143211352307" calcext:value-type="float">
            <text:p>5.21</text:p>
          </table:table-cell>
          <table:table-cell table:style-name="ce3" table:formula="of:=DEGREES(ATAN( (-SIN (RADIANS ([.C182])) * COS(RADIANS([.B182]))) / (COS (RADIANS ([.C182])) * SIN(RADIANS([.B182]))) ))" office:value-type="float" office:value="47.8278989401624" calcext:value-type="float">
            <text:p>47.83</text:p>
          </table:table-cell>
          <table:table-cell table:style-name="ce3" table:formula="of:=SQRT([.R182]^2+[.S182]^2)" office:value-type="float" office:value="5.2172334483151" calcext:value-type="float">
            <text:p>5.22</text:p>
          </table:table-cell>
          <table:table-cell table:style-name="ce3" table:formula="of:=DEGREES(ATAN2([.S182];[.R182]))" office:value-type="float" office:value="43.3394139872555" calcext:value-type="float">
            <text:p>43.34</text:p>
          </table:table-cell>
          <table:table-cell table:style-name="ce3"/>
          <table:table-cell table:style-name="ce3" table:formula="of:=[.K182]*COS(RADIANS([.L182]))+[.M182]*COS(RADIANS([.N182]))" office:value-type="float" office:value="3.58068554721734" calcext:value-type="float">
            <text:p>3.58</text:p>
          </table:table-cell>
          <table:table-cell table:style-name="ce3" table:formula="of:=[.K182]*SIN(RADIANS([.L182]))+[.M182]*SIN(RADIANS([.N182]))" office:value-type="float" office:value="3.79449810464661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0966" calcext:value-type="float">
            <text:p>7440966</text:p>
          </table:table-cell>
          <table:table-cell office:value-type="float" office:value="-11.7335853902595" calcext:value-type="float">
            <text:p>-11.7335853903</text:p>
          </table:table-cell>
          <table:table-cell office:value-type="float" office:value="12.9139607533745" calcext:value-type="float">
            <text:p>12.9139607534</text:p>
          </table:table-cell>
          <table:table-cell office:value-type="float" office:value="1.95618581508552" calcext:value-type="float">
            <text:p>1.956185815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12.997" calcext:value-type="float">
            <text:p>12.997</text:p>
          </table:table-cell>
          <table:table-cell/>
          <table:table-cell table:formula="of:=DEGREES(ACOS(COS(RADIANS([.B183]))*COS(RADIANS([.C183]))))" office:value-type="float" office:value="17.381070450769" calcext:value-type="float">
            <text:p>17.38</text:p>
          </table:table-cell>
          <table:table-cell table:formula="of:=SQRT([.E183]^2+[.F183]^2)" office:value-type="float" office:value="0.106301458127346" calcext:value-type="float">
            <text:p>0.11</text:p>
          </table:table-cell>
          <table:table-cell table:formula="of:=DEGREES(ATAN2([.F183]; [.E183]))" office:value-type="float" office:value="-41.1859251657097" calcext:value-type="float">
            <text:p>-41.19</text:p>
          </table:table-cell>
          <table:table-cell table:style-name="ce3" table:formula="of:=0.3*[.J183]" office:value-type="float" office:value="5.2143211352307" calcext:value-type="float">
            <text:p>5.21</text:p>
          </table:table-cell>
          <table:table-cell table:style-name="ce3" table:formula="of:=DEGREES(ATAN( (-SIN (RADIANS ([.C183])) * COS(RADIANS([.B183]))) / (COS (RADIANS ([.C183])) * SIN(RADIANS([.B183]))) ))" office:value-type="float" office:value="47.8278989401624" calcext:value-type="float">
            <text:p>47.83</text:p>
          </table:table-cell>
          <table:table-cell table:style-name="ce3" table:formula="of:=SQRT([.R183]^2+[.S183]^2)" office:value-type="float" office:value="5.2172334483151" calcext:value-type="float">
            <text:p>5.22</text:p>
          </table:table-cell>
          <table:table-cell table:style-name="ce3" table:formula="of:=DEGREES(ATAN2([.S183];[.R183]))" office:value-type="float" office:value="43.3394139872555" calcext:value-type="float">
            <text:p>43.34</text:p>
          </table:table-cell>
          <table:table-cell table:style-name="ce3"/>
          <table:table-cell table:style-name="ce3" table:formula="of:=[.K183]*COS(RADIANS([.L183]))+[.M183]*COS(RADIANS([.N183]))" office:value-type="float" office:value="3.58068554721734" calcext:value-type="float">
            <text:p>3.58</text:p>
          </table:table-cell>
          <table:table-cell table:style-name="ce3" table:formula="of:=[.K183]*SIN(RADIANS([.L183]))+[.M183]*SIN(RADIANS([.N183]))" office:value-type="float" office:value="3.79449810464661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1217" calcext:value-type="float">
            <text:p>7441217</text:p>
          </table:table-cell>
          <table:table-cell office:value-type="float" office:value="-11.7323089986583" calcext:value-type="float">
            <text:p>-11.7323089987</text:p>
          </table:table-cell>
          <table:table-cell office:value-type="float" office:value="12.8711713257717" calcext:value-type="float">
            <text:p>12.8711713258</text:p>
          </table:table-cell>
          <table:table-cell office:value-type="float" office:value="1.94526775769725" calcext:value-type="float">
            <text:p>1.94526775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3.032" calcext:value-type="float">
            <text:p>13.032</text:p>
          </table:table-cell>
          <table:table-cell/>
          <table:table-cell table:formula="of:=DEGREES(ACOS(COS(RADIANS([.B184]))*COS(RADIANS([.C184]))))" office:value-type="float" office:value="17.3489021874668" calcext:value-type="float">
            <text:p>17.35</text:p>
          </table:table-cell>
          <table:table-cell table:formula="of:=SQRT([.E184]^2+[.F184]^2)" office:value-type="float" office:value="0.114017542509914" calcext:value-type="float">
            <text:p>0.11</text:p>
          </table:table-cell>
          <table:table-cell table:formula="of:=DEGREES(ATAN2([.F184]; [.E184]))" office:value-type="float" office:value="-37.8749836510982" calcext:value-type="float">
            <text:p>-37.87</text:p>
          </table:table-cell>
          <table:table-cell table:style-name="ce3" table:formula="of:=0.3*[.J184]" office:value-type="float" office:value="5.20467065624004" calcext:value-type="float">
            <text:p>5.20</text:p>
          </table:table-cell>
          <table:table-cell table:style-name="ce3" table:formula="of:=DEGREES(ATAN( (-SIN (RADIANS ([.C184])) * COS(RADIANS([.B184]))) / (COS (RADIANS ([.C184])) * SIN(RADIANS([.B184]))) ))" office:value-type="float" office:value="47.7331850833484" calcext:value-type="float">
            <text:p>47.73</text:p>
          </table:table-cell>
          <table:table-cell table:style-name="ce3" table:formula="of:=SQRT([.R184]^2+[.S184]^2)" office:value-type="float" office:value="5.21464109169848" calcext:value-type="float">
            <text:p>5.21</text:p>
          </table:table-cell>
          <table:table-cell table:style-name="ce3" table:formula="of:=DEGREES(ATAN2([.S184];[.R184]))" office:value-type="float" office:value="43.5160011506774" calcext:value-type="float">
            <text:p>43.52</text:p>
          </table:table-cell>
          <table:table-cell table:style-name="ce3"/>
          <table:table-cell table:style-name="ce3" table:formula="of:=[.K184]*COS(RADIANS([.L184]))+[.M184]*COS(RADIANS([.N184]))" office:value-type="float" office:value="3.59057828401779" calcext:value-type="float">
            <text:p>3.59</text:p>
          </table:table-cell>
          <table:table-cell table:style-name="ce3" table:formula="of:=[.K184]*SIN(RADIANS([.L184]))+[.M184]*SIN(RADIANS([.N184]))" office:value-type="float" office:value="3.78156439870726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1217" calcext:value-type="float">
            <text:p>7441217</text:p>
          </table:table-cell>
          <table:table-cell office:value-type="float" office:value="-11.7323089986583" calcext:value-type="float">
            <text:p>-11.7323089987</text:p>
          </table:table-cell>
          <table:table-cell office:value-type="float" office:value="12.8711713257717" calcext:value-type="float">
            <text:p>12.8711713258</text:p>
          </table:table-cell>
          <table:table-cell office:value-type="float" office:value="1.94526775769725" calcext:value-type="float">
            <text:p>1.94526775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3.032" calcext:value-type="float">
            <text:p>13.032</text:p>
          </table:table-cell>
          <table:table-cell/>
          <table:table-cell table:formula="of:=DEGREES(ACOS(COS(RADIANS([.B185]))*COS(RADIANS([.C185]))))" office:value-type="float" office:value="17.3489021874668" calcext:value-type="float">
            <text:p>17.35</text:p>
          </table:table-cell>
          <table:table-cell table:formula="of:=SQRT([.E185]^2+[.F185]^2)" office:value-type="float" office:value="0.114017542509914" calcext:value-type="float">
            <text:p>0.11</text:p>
          </table:table-cell>
          <table:table-cell table:formula="of:=DEGREES(ATAN2([.F185]; [.E185]))" office:value-type="float" office:value="-37.8749836510982" calcext:value-type="float">
            <text:p>-37.87</text:p>
          </table:table-cell>
          <table:table-cell table:style-name="ce3" table:formula="of:=0.3*[.J185]" office:value-type="float" office:value="5.20467065624004" calcext:value-type="float">
            <text:p>5.20</text:p>
          </table:table-cell>
          <table:table-cell table:style-name="ce3" table:formula="of:=DEGREES(ATAN( (-SIN (RADIANS ([.C185])) * COS(RADIANS([.B185]))) / (COS (RADIANS ([.C185])) * SIN(RADIANS([.B185]))) ))" office:value-type="float" office:value="47.7331850833484" calcext:value-type="float">
            <text:p>47.73</text:p>
          </table:table-cell>
          <table:table-cell table:style-name="ce3" table:formula="of:=SQRT([.R185]^2+[.S185]^2)" office:value-type="float" office:value="5.21464109169848" calcext:value-type="float">
            <text:p>5.21</text:p>
          </table:table-cell>
          <table:table-cell table:style-name="ce3" table:formula="of:=DEGREES(ATAN2([.S185];[.R185]))" office:value-type="float" office:value="43.5160011506774" calcext:value-type="float">
            <text:p>43.52</text:p>
          </table:table-cell>
          <table:table-cell table:style-name="ce3"/>
          <table:table-cell table:style-name="ce3" table:formula="of:=[.K185]*COS(RADIANS([.L185]))+[.M185]*COS(RADIANS([.N185]))" office:value-type="float" office:value="3.59057828401779" calcext:value-type="float">
            <text:p>3.59</text:p>
          </table:table-cell>
          <table:table-cell table:style-name="ce3" table:formula="of:=[.K185]*SIN(RADIANS([.L185]))+[.M185]*SIN(RADIANS([.N185]))" office:value-type="float" office:value="3.78156439870726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1467" calcext:value-type="float">
            <text:p>7441467</text:p>
          </table:table-cell>
          <table:table-cell office:value-type="float" office:value="-11.7089190158456" calcext:value-type="float">
            <text:p>-11.7089190158</text:p>
          </table:table-cell>
          <table:table-cell office:value-type="float" office:value="12.8616056458391" calcext:value-type="float">
            <text:p>12.8616056458</text:p>
          </table:table-cell>
          <table:table-cell office:value-type="float" office:value="1.94896737234987" calcext:value-type="float">
            <text:p>1.9489673723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067" calcext:value-type="float">
            <text:p>13.067</text:p>
          </table:table-cell>
          <table:table-cell/>
          <table:table-cell table:formula="of:=DEGREES(ACOS(COS(RADIANS([.B186]))*COS(RADIANS([.C186]))))" office:value-type="float" office:value="17.3263594136061" calcext:value-type="float">
            <text:p>17.33</text:p>
          </table:table-cell>
          <table:table-cell table:formula="of:=SQRT([.E186]^2+[.F186]^2)" office:value-type="float" office:value="0.122065556157337" calcext:value-type="float">
            <text:p>0.12</text:p>
          </table:table-cell>
          <table:table-cell table:formula="of:=DEGREES(ATAN2([.F186]; [.E186]))" office:value-type="float" office:value="-34.9920201985587" calcext:value-type="float">
            <text:p>-34.99</text:p>
          </table:table-cell>
          <table:table-cell table:style-name="ce3" table:formula="of:=0.3*[.J186]" office:value-type="float" office:value="5.19790782408182" calcext:value-type="float">
            <text:p>5.20</text:p>
          </table:table-cell>
          <table:table-cell table:style-name="ce3" table:formula="of:=DEGREES(ATAN( (-SIN (RADIANS ([.C186])) * COS(RADIANS([.B186]))) / (COS (RADIANS ([.C186])) * SIN(RADIANS([.B186]))) ))" office:value-type="float" office:value="47.7697809171925" calcext:value-type="float">
            <text:p>47.77</text:p>
          </table:table-cell>
          <table:table-cell table:style-name="ce3" table:formula="of:=SQRT([.R186]^2+[.S186]^2)" office:value-type="float" office:value="5.2146935960328" calcext:value-type="float">
            <text:p>5.21</text:p>
          </table:table-cell>
          <table:table-cell table:style-name="ce3" table:formula="of:=DEGREES(ATAN2([.S186];[.R186]))" office:value-type="float" office:value="43.5608304204045" calcext:value-type="float">
            <text:p>43.56</text:p>
          </table:table-cell>
          <table:table-cell table:style-name="ce3"/>
          <table:table-cell table:style-name="ce3" table:formula="of:=[.K186]*COS(RADIANS([.L186]))+[.M186]*COS(RADIANS([.N186]))" office:value-type="float" office:value="3.5935721320993" calcext:value-type="float">
            <text:p>3.59</text:p>
          </table:table-cell>
          <table:table-cell table:style-name="ce3" table:formula="of:=[.K186]*SIN(RADIANS([.L186]))+[.M186]*SIN(RADIANS([.N186]))" office:value-type="float" office:value="3.77879195403832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1467" calcext:value-type="float">
            <text:p>7441467</text:p>
          </table:table-cell>
          <table:table-cell office:value-type="float" office:value="-11.7089190158456" calcext:value-type="float">
            <text:p>-11.7089190158</text:p>
          </table:table-cell>
          <table:table-cell office:value-type="float" office:value="12.8616056458391" calcext:value-type="float">
            <text:p>12.8616056458</text:p>
          </table:table-cell>
          <table:table-cell office:value-type="float" office:value="1.94896737234987" calcext:value-type="float">
            <text:p>1.9489673723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067" calcext:value-type="float">
            <text:p>13.067</text:p>
          </table:table-cell>
          <table:table-cell/>
          <table:table-cell table:formula="of:=DEGREES(ACOS(COS(RADIANS([.B187]))*COS(RADIANS([.C187]))))" office:value-type="float" office:value="17.3263594136061" calcext:value-type="float">
            <text:p>17.33</text:p>
          </table:table-cell>
          <table:table-cell table:formula="of:=SQRT([.E187]^2+[.F187]^2)" office:value-type="float" office:value="0.122065556157337" calcext:value-type="float">
            <text:p>0.12</text:p>
          </table:table-cell>
          <table:table-cell table:formula="of:=DEGREES(ATAN2([.F187]; [.E187]))" office:value-type="float" office:value="-34.9920201985587" calcext:value-type="float">
            <text:p>-34.99</text:p>
          </table:table-cell>
          <table:table-cell table:style-name="ce3" table:formula="of:=0.3*[.J187]" office:value-type="float" office:value="5.19790782408182" calcext:value-type="float">
            <text:p>5.20</text:p>
          </table:table-cell>
          <table:table-cell table:style-name="ce3" table:formula="of:=DEGREES(ATAN( (-SIN (RADIANS ([.C187])) * COS(RADIANS([.B187]))) / (COS (RADIANS ([.C187])) * SIN(RADIANS([.B187]))) ))" office:value-type="float" office:value="47.7697809171925" calcext:value-type="float">
            <text:p>47.77</text:p>
          </table:table-cell>
          <table:table-cell table:style-name="ce3" table:formula="of:=SQRT([.R187]^2+[.S187]^2)" office:value-type="float" office:value="5.2146935960328" calcext:value-type="float">
            <text:p>5.21</text:p>
          </table:table-cell>
          <table:table-cell table:style-name="ce3" table:formula="of:=DEGREES(ATAN2([.S187];[.R187]))" office:value-type="float" office:value="43.5608304204045" calcext:value-type="float">
            <text:p>43.56</text:p>
          </table:table-cell>
          <table:table-cell table:style-name="ce3"/>
          <table:table-cell table:style-name="ce3" table:formula="of:=[.K187]*COS(RADIANS([.L187]))+[.M187]*COS(RADIANS([.N187]))" office:value-type="float" office:value="3.5935721320993" calcext:value-type="float">
            <text:p>3.59</text:p>
          </table:table-cell>
          <table:table-cell table:style-name="ce3" table:formula="of:=[.K187]*SIN(RADIANS([.L187]))+[.M187]*SIN(RADIANS([.N187]))" office:value-type="float" office:value="3.77879195403832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1717" calcext:value-type="float">
            <text:p>7441717</text:p>
          </table:table-cell>
          <table:table-cell office:value-type="float" office:value="-11.6819056176782" calcext:value-type="float">
            <text:p>-11.6819056177</text:p>
          </table:table-cell>
          <table:table-cell office:value-type="float" office:value="12.9194317348997" calcext:value-type="float">
            <text:p>12.9194317349</text:p>
          </table:table-cell>
          <table:table-cell office:value-type="float" office:value="1.95398265219136" calcext:value-type="float">
            <text:p>1.9539826522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02" calcext:value-type="float">
            <text:p>13.102</text:p>
          </table:table-cell>
          <table:table-cell/>
          <table:table-cell table:formula="of:=DEGREES(ACOS(COS(RADIANS([.B188]))*COS(RADIANS([.C188]))))" office:value-type="float" office:value="17.3508367125661" calcext:value-type="float">
            <text:p>17.35</text:p>
          </table:table-cell>
          <table:table-cell table:formula="of:=SQRT([.E188]^2+[.F188]^2)" office:value-type="float" office:value="0.122065556157337" calcext:value-type="float">
            <text:p>0.12</text:p>
          </table:table-cell>
          <table:table-cell table:formula="of:=DEGREES(ATAN2([.F188]; [.E188]))" office:value-type="float" office:value="-34.9920201985587" calcext:value-type="float">
            <text:p>-34.99</text:p>
          </table:table-cell>
          <table:table-cell table:style-name="ce3" table:formula="of:=0.3*[.J188]" office:value-type="float" office:value="5.20525101376983" calcext:value-type="float">
            <text:p>5.21</text:p>
          </table:table-cell>
          <table:table-cell table:style-name="ce3" table:formula="of:=DEGREES(ATAN( (-SIN (RADIANS ([.C188])) * COS(RADIANS([.B188]))) / (COS (RADIANS ([.C188])) * SIN(RADIANS([.B188]))) ))" office:value-type="float" office:value="47.9697707508721" calcext:value-type="float">
            <text:p>47.97</text:p>
          </table:table-cell>
          <table:table-cell table:style-name="ce3" table:formula="of:=SQRT([.R188]^2+[.S188]^2)" office:value-type="float" office:value="5.22161338517946" calcext:value-type="float">
            <text:p>5.22</text:p>
          </table:table-cell>
          <table:table-cell table:style-name="ce3" table:formula="of:=DEGREES(ATAN2([.S188];[.R188]))" office:value-type="float" office:value="43.359658022687" calcext:value-type="float">
            <text:p>43.36</text:p>
          </table:table-cell>
          <table:table-cell table:style-name="ce3"/>
          <table:table-cell table:style-name="ce3" table:formula="of:=[.K188]*COS(RADIANS([.L188]))+[.M188]*COS(RADIANS([.N188]))" office:value-type="float" office:value="3.58503317347954" calcext:value-type="float">
            <text:p>3.59</text:p>
          </table:table-cell>
          <table:table-cell table:style-name="ce3" table:formula="of:=[.K188]*SIN(RADIANS([.L188]))+[.M188]*SIN(RADIANS([.N188]))" office:value-type="float" office:value="3.79641719116018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1717" calcext:value-type="float">
            <text:p>7441717</text:p>
          </table:table-cell>
          <table:table-cell office:value-type="float" office:value="-11.6819056176782" calcext:value-type="float">
            <text:p>-11.6819056177</text:p>
          </table:table-cell>
          <table:table-cell office:value-type="float" office:value="12.9194317348997" calcext:value-type="float">
            <text:p>12.9194317349</text:p>
          </table:table-cell>
          <table:table-cell office:value-type="float" office:value="1.95398265219136" calcext:value-type="float">
            <text:p>1.9539826522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02" calcext:value-type="float">
            <text:p>13.102</text:p>
          </table:table-cell>
          <table:table-cell/>
          <table:table-cell table:formula="of:=DEGREES(ACOS(COS(RADIANS([.B189]))*COS(RADIANS([.C189]))))" office:value-type="float" office:value="17.3508367125661" calcext:value-type="float">
            <text:p>17.35</text:p>
          </table:table-cell>
          <table:table-cell table:formula="of:=SQRT([.E189]^2+[.F189]^2)" office:value-type="float" office:value="0.122065556157337" calcext:value-type="float">
            <text:p>0.12</text:p>
          </table:table-cell>
          <table:table-cell table:formula="of:=DEGREES(ATAN2([.F189]; [.E189]))" office:value-type="float" office:value="-34.9920201985587" calcext:value-type="float">
            <text:p>-34.99</text:p>
          </table:table-cell>
          <table:table-cell table:style-name="ce3" table:formula="of:=0.3*[.J189]" office:value-type="float" office:value="5.20525101376983" calcext:value-type="float">
            <text:p>5.21</text:p>
          </table:table-cell>
          <table:table-cell table:style-name="ce3" table:formula="of:=DEGREES(ATAN( (-SIN (RADIANS ([.C189])) * COS(RADIANS([.B189]))) / (COS (RADIANS ([.C189])) * SIN(RADIANS([.B189]))) ))" office:value-type="float" office:value="47.9697707508721" calcext:value-type="float">
            <text:p>47.97</text:p>
          </table:table-cell>
          <table:table-cell table:style-name="ce3" table:formula="of:=SQRT([.R189]^2+[.S189]^2)" office:value-type="float" office:value="5.22161338517946" calcext:value-type="float">
            <text:p>5.22</text:p>
          </table:table-cell>
          <table:table-cell table:style-name="ce3" table:formula="of:=DEGREES(ATAN2([.S189];[.R189]))" office:value-type="float" office:value="43.359658022687" calcext:value-type="float">
            <text:p>43.36</text:p>
          </table:table-cell>
          <table:table-cell table:style-name="ce3"/>
          <table:table-cell table:style-name="ce3" table:formula="of:=[.K189]*COS(RADIANS([.L189]))+[.M189]*COS(RADIANS([.N189]))" office:value-type="float" office:value="3.58503317347954" calcext:value-type="float">
            <text:p>3.59</text:p>
          </table:table-cell>
          <table:table-cell table:style-name="ce3" table:formula="of:=[.K189]*SIN(RADIANS([.L189]))+[.M189]*SIN(RADIANS([.N189]))" office:value-type="float" office:value="3.79641719116018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1967" calcext:value-type="float">
            <text:p>7441967</text:p>
          </table:table-cell>
          <table:table-cell office:value-type="float" office:value="-11.6519287711847" calcext:value-type="float">
            <text:p>-11.6519287712</text:p>
          </table:table-cell>
          <table:table-cell office:value-type="float" office:value="12.9511562560471" calcext:value-type="float">
            <text:p>12.951156256</text:p>
          </table:table-cell>
          <table:table-cell office:value-type="float" office:value="1.960407085436" calcext:value-type="float">
            <text:p>1.960407085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37" calcext:value-type="float">
            <text:p>13.137</text:p>
          </table:table-cell>
          <table:table-cell/>
          <table:table-cell table:formula="of:=DEGREES(ACOS(COS(RADIANS([.B190]))*COS(RADIANS([.C190]))))" office:value-type="float" office:value="17.3543461343577" calcext:value-type="float">
            <text:p>17.35</text:p>
          </table:table-cell>
          <table:table-cell table:formula="of:=SQRT([.E190]^2+[.F190]^2)" office:value-type="float" office:value="0.122065556157337" calcext:value-type="float">
            <text:p>0.12</text:p>
          </table:table-cell>
          <table:table-cell table:formula="of:=DEGREES(ATAN2([.F190]; [.E190]))" office:value-type="float" office:value="-34.9920201985587" calcext:value-type="float">
            <text:p>-34.99</text:p>
          </table:table-cell>
          <table:table-cell table:style-name="ce3" table:formula="of:=0.3*[.J190]" office:value-type="float" office:value="5.20630384030731" calcext:value-type="float">
            <text:p>5.21</text:p>
          </table:table-cell>
          <table:table-cell table:style-name="ce3" table:formula="of:=DEGREES(ATAN( (-SIN (RADIANS ([.C190])) * COS(RADIANS([.B190]))) / (COS (RADIANS ([.C190])) * SIN(RADIANS([.B190]))) ))" office:value-type="float" office:value="48.117322326402" calcext:value-type="float">
            <text:p>48.12</text:p>
          </table:table-cell>
          <table:table-cell table:style-name="ce3" table:formula="of:=SQRT([.R190]^2+[.S190]^2)" office:value-type="float" office:value="5.22235486552225" calcext:value-type="float">
            <text:p>5.22</text:p>
          </table:table-cell>
          <table:table-cell table:style-name="ce3" table:formula="of:=DEGREES(ATAN2([.S190];[.R190]))" office:value-type="float" office:value="43.2123359513235" calcext:value-type="float">
            <text:p>43.21</text:p>
          </table:table-cell>
          <table:table-cell table:style-name="ce3"/>
          <table:table-cell table:style-name="ce3" table:formula="of:=[.K190]*COS(RADIANS([.L190]))+[.M190]*COS(RADIANS([.N190]))" office:value-type="float" office:value="3.57576747039991" calcext:value-type="float">
            <text:p>3.58</text:p>
          </table:table-cell>
          <table:table-cell table:style-name="ce3" table:formula="of:=[.K190]*SIN(RADIANS([.L190]))+[.M190]*SIN(RADIANS([.N190]))" office:value-type="float" office:value="3.80616307310573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1967" calcext:value-type="float">
            <text:p>7441967</text:p>
          </table:table-cell>
          <table:table-cell office:value-type="float" office:value="-11.6519287711847" calcext:value-type="float">
            <text:p>-11.6519287712</text:p>
          </table:table-cell>
          <table:table-cell office:value-type="float" office:value="12.9511562560471" calcext:value-type="float">
            <text:p>12.951156256</text:p>
          </table:table-cell>
          <table:table-cell office:value-type="float" office:value="1.960407085436" calcext:value-type="float">
            <text:p>1.9604070854</text:p>
          </table:table-cell>
          <table:table-cell office:value-type="float" office:value="-0.07" calcext:value-type="float">
            <text:p>-0.07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37" calcext:value-type="float">
            <text:p>13.137</text:p>
          </table:table-cell>
          <table:table-cell/>
          <table:table-cell table:formula="of:=DEGREES(ACOS(COS(RADIANS([.B191]))*COS(RADIANS([.C191]))))" office:value-type="float" office:value="17.3543461343577" calcext:value-type="float">
            <text:p>17.35</text:p>
          </table:table-cell>
          <table:table-cell table:formula="of:=SQRT([.E191]^2+[.F191]^2)" office:value-type="float" office:value="0.122065556157337" calcext:value-type="float">
            <text:p>0.12</text:p>
          </table:table-cell>
          <table:table-cell table:formula="of:=DEGREES(ATAN2([.F191]; [.E191]))" office:value-type="float" office:value="-34.9920201985587" calcext:value-type="float">
            <text:p>-34.99</text:p>
          </table:table-cell>
          <table:table-cell table:style-name="ce3" table:formula="of:=0.3*[.J191]" office:value-type="float" office:value="5.20630384030731" calcext:value-type="float">
            <text:p>5.21</text:p>
          </table:table-cell>
          <table:table-cell table:style-name="ce3" table:formula="of:=DEGREES(ATAN( (-SIN (RADIANS ([.C191])) * COS(RADIANS([.B191]))) / (COS (RADIANS ([.C191])) * SIN(RADIANS([.B191]))) ))" office:value-type="float" office:value="48.117322326402" calcext:value-type="float">
            <text:p>48.12</text:p>
          </table:table-cell>
          <table:table-cell table:style-name="ce3" table:formula="of:=SQRT([.R191]^2+[.S191]^2)" office:value-type="float" office:value="5.22235486552225" calcext:value-type="float">
            <text:p>5.22</text:p>
          </table:table-cell>
          <table:table-cell table:style-name="ce3" table:formula="of:=DEGREES(ATAN2([.S191];[.R191]))" office:value-type="float" office:value="43.2123359513235" calcext:value-type="float">
            <text:p>43.21</text:p>
          </table:table-cell>
          <table:table-cell table:style-name="ce3"/>
          <table:table-cell table:style-name="ce3" table:formula="of:=[.K191]*COS(RADIANS([.L191]))+[.M191]*COS(RADIANS([.N191]))" office:value-type="float" office:value="3.57576747039991" calcext:value-type="float">
            <text:p>3.58</text:p>
          </table:table-cell>
          <table:table-cell table:style-name="ce3" table:formula="of:=[.K191]*SIN(RADIANS([.L191]))+[.M191]*SIN(RADIANS([.N191]))" office:value-type="float" office:value="3.80616307310573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2216" calcext:value-type="float">
            <text:p>7442216</text:p>
          </table:table-cell>
          <table:table-cell office:value-type="float" office:value="-11.5972343238585" calcext:value-type="float">
            <text:p>-11.5972343239</text:p>
          </table:table-cell>
          <table:table-cell office:value-type="float" office:value="12.9167696686707" calcext:value-type="float">
            <text:p>12.9167696687</text:p>
          </table:table-cell>
          <table:table-cell office:value-type="float" office:value="1.9651088169059" calcext:value-type="float">
            <text:p>1.9651088169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71" calcext:value-type="float">
            <text:p>13.171</text:p>
          </table:table-cell>
          <table:table-cell/>
          <table:table-cell table:formula="of:=DEGREES(ACOS(COS(RADIANS([.B192]))*COS(RADIANS([.C192]))))" office:value-type="float" office:value="17.2929561682073" calcext:value-type="float">
            <text:p>17.29</text:p>
          </table:table-cell>
          <table:table-cell table:formula="of:=SQRT([.E192]^2+[.F192]^2)" office:value-type="float" office:value="0.130384048104053" calcext:value-type="float">
            <text:p>0.13</text:p>
          </table:table-cell>
          <table:table-cell table:formula="of:=DEGREES(ATAN2([.F192]; [.E192]))" office:value-type="float" office:value="-32.4711922908485" calcext:value-type="float">
            <text:p>-32.47</text:p>
          </table:table-cell>
          <table:table-cell table:style-name="ce3" table:formula="of:=0.3*[.J192]" office:value-type="float" office:value="5.18788685046219" calcext:value-type="float">
            <text:p>5.19</text:p>
          </table:table-cell>
          <table:table-cell table:style-name="ce3" table:formula="of:=DEGREES(ATAN( (-SIN (RADIANS ([.C192])) * COS(RADIANS([.B192]))) / (COS (RADIANS ([.C192])) * SIN(RADIANS([.B192]))) ))" office:value-type="float" office:value="48.1767094768257" calcext:value-type="float">
            <text:p>48.18</text:p>
          </table:table-cell>
          <table:table-cell table:style-name="ce3" table:formula="of:=SQRT([.R192]^2+[.S192]^2)" office:value-type="float" office:value="5.21066283632286" calcext:value-type="float">
            <text:p>5.21</text:p>
          </table:table-cell>
          <table:table-cell table:style-name="ce3" table:formula="of:=DEGREES(ATAN2([.S192];[.R192]))" office:value-type="float" office:value="43.2380645043925" calcext:value-type="float">
            <text:p>43.24</text:p>
          </table:table-cell>
          <table:table-cell table:style-name="ce3"/>
          <table:table-cell table:style-name="ce3" table:formula="of:=[.K192]*COS(RADIANS([.L192]))+[.M192]*COS(RADIANS([.N192]))" office:value-type="float" office:value="3.56946685427197" calcext:value-type="float">
            <text:p>3.57</text:p>
          </table:table-cell>
          <table:table-cell table:style-name="ce3" table:formula="of:=[.K192]*SIN(RADIANS([.L192]))+[.M192]*SIN(RADIANS([.N192]))" office:value-type="float" office:value="3.79603919501498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2216" calcext:value-type="float">
            <text:p>7442216</text:p>
          </table:table-cell>
          <table:table-cell office:value-type="float" office:value="-11.5972343238585" calcext:value-type="float">
            <text:p>-11.5972343239</text:p>
          </table:table-cell>
          <table:table-cell office:value-type="float" office:value="12.9167696686707" calcext:value-type="float">
            <text:p>12.9167696687</text:p>
          </table:table-cell>
          <table:table-cell office:value-type="float" office:value="1.9651088169059" calcext:value-type="float">
            <text:p>1.9651088169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171" calcext:value-type="float">
            <text:p>13.171</text:p>
          </table:table-cell>
          <table:table-cell/>
          <table:table-cell table:formula="of:=DEGREES(ACOS(COS(RADIANS([.B193]))*COS(RADIANS([.C193]))))" office:value-type="float" office:value="17.2929561682073" calcext:value-type="float">
            <text:p>17.29</text:p>
          </table:table-cell>
          <table:table-cell table:formula="of:=SQRT([.E193]^2+[.F193]^2)" office:value-type="float" office:value="0.130384048104053" calcext:value-type="float">
            <text:p>0.13</text:p>
          </table:table-cell>
          <table:table-cell table:formula="of:=DEGREES(ATAN2([.F193]; [.E193]))" office:value-type="float" office:value="-32.4711922908485" calcext:value-type="float">
            <text:p>-32.47</text:p>
          </table:table-cell>
          <table:table-cell table:style-name="ce3" table:formula="of:=0.3*[.J193]" office:value-type="float" office:value="5.18788685046219" calcext:value-type="float">
            <text:p>5.19</text:p>
          </table:table-cell>
          <table:table-cell table:style-name="ce3" table:formula="of:=DEGREES(ATAN( (-SIN (RADIANS ([.C193])) * COS(RADIANS([.B193]))) / (COS (RADIANS ([.C193])) * SIN(RADIANS([.B193]))) ))" office:value-type="float" office:value="48.1767094768257" calcext:value-type="float">
            <text:p>48.18</text:p>
          </table:table-cell>
          <table:table-cell table:style-name="ce3" table:formula="of:=SQRT([.R193]^2+[.S193]^2)" office:value-type="float" office:value="5.21066283632286" calcext:value-type="float">
            <text:p>5.21</text:p>
          </table:table-cell>
          <table:table-cell table:style-name="ce3" table:formula="of:=DEGREES(ATAN2([.S193];[.R193]))" office:value-type="float" office:value="43.2380645043925" calcext:value-type="float">
            <text:p>43.24</text:p>
          </table:table-cell>
          <table:table-cell table:style-name="ce3"/>
          <table:table-cell table:style-name="ce3" table:formula="of:=[.K193]*COS(RADIANS([.L193]))+[.M193]*COS(RADIANS([.N193]))" office:value-type="float" office:value="3.56946685427197" calcext:value-type="float">
            <text:p>3.57</text:p>
          </table:table-cell>
          <table:table-cell table:style-name="ce3" table:formula="of:=[.K193]*SIN(RADIANS([.L193]))+[.M193]*SIN(RADIANS([.N193]))" office:value-type="float" office:value="3.79603919501498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2466" calcext:value-type="float">
            <text:p>7442466</text:p>
          </table:table-cell>
          <table:table-cell office:value-type="float" office:value="-11.5255438045564" calcext:value-type="float">
            <text:p>-11.5255438046</text:p>
          </table:table-cell>
          <table:table-cell office:value-type="float" office:value="12.9100914512097" calcext:value-type="float">
            <text:p>12.9100914512</text:p>
          </table:table-cell>
          <table:table-cell office:value-type="float" office:value="1.96599268607319" calcext:value-type="float">
            <text:p>1.965992686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07" calcext:value-type="float">
            <text:p>13.207</text:p>
          </table:table-cell>
          <table:table-cell/>
          <table:table-cell table:formula="of:=DEGREES(ACOS(COS(RADIANS([.B194]))*COS(RADIANS([.C194]))))" office:value-type="float" office:value="17.2408483131087" calcext:value-type="float">
            <text:p>17.24</text:p>
          </table:table-cell>
          <table:table-cell table:formula="of:=SQRT([.E194]^2+[.F194]^2)" office:value-type="float" office:value="0.130384048104053" calcext:value-type="float">
            <text:p>0.13</text:p>
          </table:table-cell>
          <table:table-cell table:formula="of:=DEGREES(ATAN2([.F194]; [.E194]))" office:value-type="float" office:value="-32.4711922908485" calcext:value-type="float">
            <text:p>-32.47</text:p>
          </table:table-cell>
          <table:table-cell table:style-name="ce3" table:formula="of:=0.3*[.J194]" office:value-type="float" office:value="5.17225449393262" calcext:value-type="float">
            <text:p>5.17</text:p>
          </table:table-cell>
          <table:table-cell table:style-name="ce3" table:formula="of:=DEGREES(ATAN( (-SIN (RADIANS ([.C194])) * COS(RADIANS([.B194]))) / (COS (RADIANS ([.C194])) * SIN(RADIANS([.B194]))) ))" office:value-type="float" office:value="48.342855856216" calcext:value-type="float">
            <text:p>48.34</text:p>
          </table:table-cell>
          <table:table-cell table:style-name="ce3" table:formula="of:=SQRT([.R194]^2+[.S194]^2)" office:value-type="float" office:value="5.19466373157915" calcext:value-type="float">
            <text:p>5.19</text:p>
          </table:table-cell>
          <table:table-cell table:style-name="ce3" table:formula="of:=DEGREES(ATAN2([.S194];[.R194]))" office:value-type="float" office:value="43.0769482964544" calcext:value-type="float">
            <text:p>43.08</text:p>
          </table:table-cell>
          <table:table-cell table:style-name="ce3"/>
          <table:table-cell table:style-name="ce3" table:formula="of:=[.K194]*COS(RADIANS([.L194]))+[.M194]*COS(RADIANS([.N194]))" office:value-type="float" office:value="3.54785119420011" calcext:value-type="float">
            <text:p>3.55</text:p>
          </table:table-cell>
          <table:table-cell table:style-name="ce3" table:formula="of:=[.K194]*SIN(RADIANS([.L194]))+[.M194]*SIN(RADIANS([.N194]))" office:value-type="float" office:value="3.79437520390335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2466" calcext:value-type="float">
            <text:p>7442466</text:p>
          </table:table-cell>
          <table:table-cell office:value-type="float" office:value="-11.5255438045564" calcext:value-type="float">
            <text:p>-11.5255438046</text:p>
          </table:table-cell>
          <table:table-cell office:value-type="float" office:value="12.9100914512097" calcext:value-type="float">
            <text:p>12.9100914512</text:p>
          </table:table-cell>
          <table:table-cell office:value-type="float" office:value="1.96599268607319" calcext:value-type="float">
            <text:p>1.965992686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07" calcext:value-type="float">
            <text:p>13.207</text:p>
          </table:table-cell>
          <table:table-cell/>
          <table:table-cell table:formula="of:=DEGREES(ACOS(COS(RADIANS([.B195]))*COS(RADIANS([.C195]))))" office:value-type="float" office:value="17.2408483131087" calcext:value-type="float">
            <text:p>17.24</text:p>
          </table:table-cell>
          <table:table-cell table:formula="of:=SQRT([.E195]^2+[.F195]^2)" office:value-type="float" office:value="0.130384048104053" calcext:value-type="float">
            <text:p>0.13</text:p>
          </table:table-cell>
          <table:table-cell table:formula="of:=DEGREES(ATAN2([.F195]; [.E195]))" office:value-type="float" office:value="-32.4711922908485" calcext:value-type="float">
            <text:p>-32.47</text:p>
          </table:table-cell>
          <table:table-cell table:style-name="ce3" table:formula="of:=0.3*[.J195]" office:value-type="float" office:value="5.17225449393262" calcext:value-type="float">
            <text:p>5.17</text:p>
          </table:table-cell>
          <table:table-cell table:style-name="ce3" table:formula="of:=DEGREES(ATAN( (-SIN (RADIANS ([.C195])) * COS(RADIANS([.B195]))) / (COS (RADIANS ([.C195])) * SIN(RADIANS([.B195]))) ))" office:value-type="float" office:value="48.342855856216" calcext:value-type="float">
            <text:p>48.34</text:p>
          </table:table-cell>
          <table:table-cell table:style-name="ce3" table:formula="of:=SQRT([.R195]^2+[.S195]^2)" office:value-type="float" office:value="5.19466373157915" calcext:value-type="float">
            <text:p>5.19</text:p>
          </table:table-cell>
          <table:table-cell table:style-name="ce3" table:formula="of:=DEGREES(ATAN2([.S195];[.R195]))" office:value-type="float" office:value="43.0769482964544" calcext:value-type="float">
            <text:p>43.08</text:p>
          </table:table-cell>
          <table:table-cell table:style-name="ce3"/>
          <table:table-cell table:style-name="ce3" table:formula="of:=[.K195]*COS(RADIANS([.L195]))+[.M195]*COS(RADIANS([.N195]))" office:value-type="float" office:value="3.54785119420011" calcext:value-type="float">
            <text:p>3.55</text:p>
          </table:table-cell>
          <table:table-cell table:style-name="ce3" table:formula="of:=[.K195]*SIN(RADIANS([.L195]))+[.M195]*SIN(RADIANS([.N195]))" office:value-type="float" office:value="3.79437520390335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2716" calcext:value-type="float">
            <text:p>7442716</text:p>
          </table:table-cell>
          <table:table-cell office:value-type="float" office:value="-11.5457697022361" calcext:value-type="float">
            <text:p>-11.5457697022</text:p>
          </table:table-cell>
          <table:table-cell office:value-type="float" office:value="12.9390975570675" calcext:value-type="float">
            <text:p>12.9390975571</text:p>
          </table:table-cell>
          <table:table-cell office:value-type="float" office:value="1.94447054655506" calcext:value-type="float">
            <text:p>1.9444705466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42" calcext:value-type="float">
            <text:p>13.242</text:p>
          </table:table-cell>
          <table:table-cell/>
          <table:table-cell table:formula="of:=DEGREES(ACOS(COS(RADIANS([.B196]))*COS(RADIANS([.C196]))))" office:value-type="float" office:value="17.2755625417012" calcext:value-type="float">
            <text:p>17.28</text:p>
          </table:table-cell>
          <table:table-cell table:formula="of:=SQRT([.E196]^2+[.F196]^2)" office:value-type="float" office:value="0.136014705087354" calcext:value-type="float">
            <text:p>0.14</text:p>
          </table:table-cell>
          <table:table-cell table:formula="of:=DEGREES(ATAN2([.F196]; [.E196]))" office:value-type="float" office:value="-36.0273733851036" calcext:value-type="float">
            <text:p>-36.03</text:p>
          </table:table-cell>
          <table:table-cell table:style-name="ce3" table:formula="of:=0.3*[.J196]" office:value-type="float" office:value="5.18266876251035" calcext:value-type="float">
            <text:p>5.18</text:p>
          </table:table-cell>
          <table:table-cell table:style-name="ce3" table:formula="of:=DEGREES(ATAN( (-SIN (RADIANS ([.C196])) * COS(RADIANS([.B196]))) / (COS (RADIANS ([.C196])) * SIN(RADIANS([.B196]))) ))" office:value-type="float" office:value="48.357668240989" calcext:value-type="float">
            <text:p>48.36</text:p>
          </table:table-cell>
          <table:table-cell table:style-name="ce3" table:formula="of:=SQRT([.R196]^2+[.S196]^2)" office:value-type="float" office:value="5.19773969367465" calcext:value-type="float">
            <text:p>5.20</text:p>
          </table:table-cell>
          <table:table-cell table:style-name="ce3" table:formula="of:=DEGREES(ATAN2([.S196];[.R196]))" office:value-type="float" office:value="43.1346253214223" calcext:value-type="float">
            <text:p>43.13</text:p>
          </table:table-cell>
          <table:table-cell table:style-name="ce3"/>
          <table:table-cell table:style-name="ce3" table:formula="of:=[.K196]*COS(RADIANS([.L196]))+[.M196]*COS(RADIANS([.N196]))" office:value-type="float" office:value="3.55377210000773" calcext:value-type="float">
            <text:p>3.55</text:p>
          </table:table-cell>
          <table:table-cell table:style-name="ce3" table:formula="of:=[.K196]*SIN(RADIANS([.L196]))+[.M196]*SIN(RADIANS([.N196]))" office:value-type="float" office:value="3.7930465043824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2716" calcext:value-type="float">
            <text:p>7442716</text:p>
          </table:table-cell>
          <table:table-cell office:value-type="float" office:value="-11.5457697022361" calcext:value-type="float">
            <text:p>-11.5457697022</text:p>
          </table:table-cell>
          <table:table-cell office:value-type="float" office:value="12.9390975570675" calcext:value-type="float">
            <text:p>12.9390975571</text:p>
          </table:table-cell>
          <table:table-cell office:value-type="float" office:value="1.94447054655506" calcext:value-type="float">
            <text:p>1.9444705466</text:p>
          </table:table-cell>
          <table:table-cell office:value-type="float" office:value="-0.08" calcext:value-type="float">
            <text:p>-0.08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42" calcext:value-type="float">
            <text:p>13.242</text:p>
          </table:table-cell>
          <table:table-cell/>
          <table:table-cell table:formula="of:=DEGREES(ACOS(COS(RADIANS([.B197]))*COS(RADIANS([.C197]))))" office:value-type="float" office:value="17.2755625417012" calcext:value-type="float">
            <text:p>17.28</text:p>
          </table:table-cell>
          <table:table-cell table:formula="of:=SQRT([.E197]^2+[.F197]^2)" office:value-type="float" office:value="0.136014705087354" calcext:value-type="float">
            <text:p>0.14</text:p>
          </table:table-cell>
          <table:table-cell table:formula="of:=DEGREES(ATAN2([.F197]; [.E197]))" office:value-type="float" office:value="-36.0273733851036" calcext:value-type="float">
            <text:p>-36.03</text:p>
          </table:table-cell>
          <table:table-cell table:style-name="ce3" table:formula="of:=0.3*[.J197]" office:value-type="float" office:value="5.18266876251035" calcext:value-type="float">
            <text:p>5.18</text:p>
          </table:table-cell>
          <table:table-cell table:style-name="ce3" table:formula="of:=DEGREES(ATAN( (-SIN (RADIANS ([.C197])) * COS(RADIANS([.B197]))) / (COS (RADIANS ([.C197])) * SIN(RADIANS([.B197]))) ))" office:value-type="float" office:value="48.357668240989" calcext:value-type="float">
            <text:p>48.36</text:p>
          </table:table-cell>
          <table:table-cell table:style-name="ce3" table:formula="of:=SQRT([.R197]^2+[.S197]^2)" office:value-type="float" office:value="5.19773969367465" calcext:value-type="float">
            <text:p>5.20</text:p>
          </table:table-cell>
          <table:table-cell table:style-name="ce3" table:formula="of:=DEGREES(ATAN2([.S197];[.R197]))" office:value-type="float" office:value="43.1346253214223" calcext:value-type="float">
            <text:p>43.13</text:p>
          </table:table-cell>
          <table:table-cell table:style-name="ce3"/>
          <table:table-cell table:style-name="ce3" table:formula="of:=[.K197]*COS(RADIANS([.L197]))+[.M197]*COS(RADIANS([.N197]))" office:value-type="float" office:value="3.55377210000773" calcext:value-type="float">
            <text:p>3.55</text:p>
          </table:table-cell>
          <table:table-cell table:style-name="ce3" table:formula="of:=[.K197]*SIN(RADIANS([.L197]))+[.M197]*SIN(RADIANS([.N197]))" office:value-type="float" office:value="3.7930465043824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2966" calcext:value-type="float">
            <text:p>7442966</text:p>
          </table:table-cell>
          <table:table-cell office:value-type="float" office:value="-11.5574100521291" calcext:value-type="float">
            <text:p>-11.5574100521</text:p>
          </table:table-cell>
          <table:table-cell office:value-type="float" office:value="12.9536450062259" calcext:value-type="float">
            <text:p>12.9536450062</text:p>
          </table:table-cell>
          <table:table-cell office:value-type="float" office:value="1.93503592087716" calcext:value-type="float">
            <text:p>1.93503592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78" calcext:value-type="float">
            <text:p>13.278</text:p>
          </table:table-cell>
          <table:table-cell/>
          <table:table-cell table:formula="of:=DEGREES(ACOS(COS(RADIANS([.B198]))*COS(RADIANS([.C198]))))" office:value-type="float" office:value="17.2939554209182" calcext:value-type="float">
            <text:p>17.29</text:p>
          </table:table-cell>
          <table:table-cell table:formula="of:=SQRT([.E198]^2+[.F198]^2)" office:value-type="float" office:value="0.142126704035519" calcext:value-type="float">
            <text:p>0.14</text:p>
          </table:table-cell>
          <table:table-cell table:formula="of:=DEGREES(ATAN2([.F198]; [.E198]))" office:value-type="float" office:value="-39.2894068625004" calcext:value-type="float">
            <text:p>-39.29</text:p>
          </table:table-cell>
          <table:table-cell table:style-name="ce3" table:formula="of:=0.3*[.J198]" office:value-type="float" office:value="5.18818662627545" calcext:value-type="float">
            <text:p>5.19</text:p>
          </table:table-cell>
          <table:table-cell table:style-name="ce3" table:formula="of:=DEGREES(ATAN( (-SIN (RADIANS ([.C198])) * COS(RADIANS([.B198]))) / (COS (RADIANS ([.C198])) * SIN(RADIANS([.B198]))) ))" office:value-type="float" office:value="48.3612909476647" calcext:value-type="float">
            <text:p>48.36</text:p>
          </table:table-cell>
          <table:table-cell table:style-name="ce3" table:formula="of:=SQRT([.R198]^2+[.S198]^2)" office:value-type="float" office:value="5.1959535395949" calcext:value-type="float">
            <text:p>5.20</text:p>
          </table:table-cell>
          <table:table-cell table:style-name="ce3" table:formula="of:=DEGREES(ATAN2([.S198];[.R198]))" office:value-type="float" office:value="43.20481795171" calcext:value-type="float">
            <text:p>43.20</text:p>
          </table:table-cell>
          <table:table-cell table:style-name="ce3"/>
          <table:table-cell table:style-name="ce3" table:formula="of:=[.K198]*COS(RADIANS([.L198]))+[.M198]*COS(RADIANS([.N198]))" office:value-type="float" office:value="3.55719344877274" calcext:value-type="float">
            <text:p>3.56</text:p>
          </table:table-cell>
          <table:table-cell table:style-name="ce3" table:formula="of:=[.K198]*SIN(RADIANS([.L198]))+[.M198]*SIN(RADIANS([.N198]))" office:value-type="float" office:value="3.78738801202584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2966" calcext:value-type="float">
            <text:p>7442966</text:p>
          </table:table-cell>
          <table:table-cell office:value-type="float" office:value="-11.5574100521291" calcext:value-type="float">
            <text:p>-11.5574100521</text:p>
          </table:table-cell>
          <table:table-cell office:value-type="float" office:value="12.9536450062259" calcext:value-type="float">
            <text:p>12.9536450062</text:p>
          </table:table-cell>
          <table:table-cell office:value-type="float" office:value="1.93503592087716" calcext:value-type="float">
            <text:p>1.9350359209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278" calcext:value-type="float">
            <text:p>13.278</text:p>
          </table:table-cell>
          <table:table-cell/>
          <table:table-cell table:formula="of:=DEGREES(ACOS(COS(RADIANS([.B199]))*COS(RADIANS([.C199]))))" office:value-type="float" office:value="17.2939554209182" calcext:value-type="float">
            <text:p>17.29</text:p>
          </table:table-cell>
          <table:table-cell table:formula="of:=SQRT([.E199]^2+[.F199]^2)" office:value-type="float" office:value="0.142126704035519" calcext:value-type="float">
            <text:p>0.14</text:p>
          </table:table-cell>
          <table:table-cell table:formula="of:=DEGREES(ATAN2([.F199]; [.E199]))" office:value-type="float" office:value="-39.2894068625004" calcext:value-type="float">
            <text:p>-39.29</text:p>
          </table:table-cell>
          <table:table-cell table:style-name="ce3" table:formula="of:=0.3*[.J199]" office:value-type="float" office:value="5.18818662627545" calcext:value-type="float">
            <text:p>5.19</text:p>
          </table:table-cell>
          <table:table-cell table:style-name="ce3" table:formula="of:=DEGREES(ATAN( (-SIN (RADIANS ([.C199])) * COS(RADIANS([.B199]))) / (COS (RADIANS ([.C199])) * SIN(RADIANS([.B199]))) ))" office:value-type="float" office:value="48.3612909476647" calcext:value-type="float">
            <text:p>48.36</text:p>
          </table:table-cell>
          <table:table-cell table:style-name="ce3" table:formula="of:=SQRT([.R199]^2+[.S199]^2)" office:value-type="float" office:value="5.1959535395949" calcext:value-type="float">
            <text:p>5.20</text:p>
          </table:table-cell>
          <table:table-cell table:style-name="ce3" table:formula="of:=DEGREES(ATAN2([.S199];[.R199]))" office:value-type="float" office:value="43.20481795171" calcext:value-type="float">
            <text:p>43.20</text:p>
          </table:table-cell>
          <table:table-cell table:style-name="ce3"/>
          <table:table-cell table:style-name="ce3" table:formula="of:=[.K199]*COS(RADIANS([.L199]))+[.M199]*COS(RADIANS([.N199]))" office:value-type="float" office:value="3.55719344877274" calcext:value-type="float">
            <text:p>3.56</text:p>
          </table:table-cell>
          <table:table-cell table:style-name="ce3" table:formula="of:=[.K199]*SIN(RADIANS([.L199]))+[.M199]*SIN(RADIANS([.N199]))" office:value-type="float" office:value="3.78738801202584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3216" calcext:value-type="float">
            <text:p>7443216</text:p>
          </table:table-cell>
          <table:table-cell office:value-type="float" office:value="-11.5712309399146" calcext:value-type="float">
            <text:p>-11.5712309399</text:p>
          </table:table-cell>
          <table:table-cell office:value-type="float" office:value="12.9328615943552" calcext:value-type="float">
            <text:p>12.9328615944</text:p>
          </table:table-cell>
          <table:table-cell office:value-type="float" office:value="1.94711703141503" calcext:value-type="float">
            <text:p>1.9471170314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13" calcext:value-type="float">
            <text:p>13.313</text:p>
          </table:table-cell>
          <table:table-cell/>
          <table:table-cell table:formula="of:=DEGREES(ACOS(COS(RADIANS([.B200]))*COS(RADIANS([.C200]))))" office:value-type="float" office:value="17.2876959790296" calcext:value-type="float">
            <text:p>17.29</text:p>
          </table:table-cell>
          <table:table-cell table:formula="of:=SQRT([.E200]^2+[.F200]^2)" office:value-type="float" office:value="0.142126704035519" calcext:value-type="float">
            <text:p>0.14</text:p>
          </table:table-cell>
          <table:table-cell table:formula="of:=DEGREES(ATAN2([.F200]; [.E200]))" office:value-type="float" office:value="-39.2894068625004" calcext:value-type="float">
            <text:p>-39.29</text:p>
          </table:table-cell>
          <table:table-cell table:style-name="ce3" table:formula="of:=0.3*[.J200]" office:value-type="float" office:value="5.18630879370888" calcext:value-type="float">
            <text:p>5.19</text:p>
          </table:table-cell>
          <table:table-cell table:style-name="ce3" table:formula="of:=DEGREES(ATAN( (-SIN (RADIANS ([.C200])) * COS(RADIANS([.B200]))) / (COS (RADIANS ([.C200])) * SIN(RADIANS([.B200]))) ))" office:value-type="float" office:value="48.2790565456912" calcext:value-type="float">
            <text:p>48.28</text:p>
          </table:table-cell>
          <table:table-cell table:style-name="ce3" table:formula="of:=SQRT([.R200]^2+[.S200]^2)" office:value-type="float" office:value="5.19427991135393" calcext:value-type="float">
            <text:p>5.19</text:p>
          </table:table-cell>
          <table:table-cell table:style-name="ce3" table:formula="of:=DEGREES(ATAN2([.S200];[.R200]))" office:value-type="float" office:value="43.2874632051459" calcext:value-type="float">
            <text:p>43.29</text:p>
          </table:table-cell>
          <table:table-cell table:style-name="ce3"/>
          <table:table-cell table:style-name="ce3" table:formula="of:=[.K200]*COS(RADIANS([.L200]))+[.M200]*COS(RADIANS([.N200]))" office:value-type="float" office:value="3.56150525673621" calcext:value-type="float">
            <text:p>3.56</text:p>
          </table:table-cell>
          <table:table-cell table:style-name="ce3" table:formula="of:=[.K200]*SIN(RADIANS([.L200]))+[.M200]*SIN(RADIANS([.N200]))" office:value-type="float" office:value="3.78103479271685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216" calcext:value-type="float">
            <text:p>7443216</text:p>
          </table:table-cell>
          <table:table-cell office:value-type="float" office:value="-11.5712309399146" calcext:value-type="float">
            <text:p>-11.5712309399</text:p>
          </table:table-cell>
          <table:table-cell office:value-type="float" office:value="12.9328615943552" calcext:value-type="float">
            <text:p>12.9328615944</text:p>
          </table:table-cell>
          <table:table-cell office:value-type="float" office:value="1.94711703141503" calcext:value-type="float">
            <text:p>1.9471170314</text:p>
          </table:table-cell>
          <table:table-cell office:value-type="float" office:value="-0.09" calcext:value-type="float">
            <text:p>-0.09</text:p>
          </table:table-cell>
          <table:table-cell office:value-type="float" office:value="0.11" calcext:value-type="float">
            <text:p>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13" calcext:value-type="float">
            <text:p>13.313</text:p>
          </table:table-cell>
          <table:table-cell/>
          <table:table-cell table:formula="of:=DEGREES(ACOS(COS(RADIANS([.B201]))*COS(RADIANS([.C201]))))" office:value-type="float" office:value="17.2876959790296" calcext:value-type="float">
            <text:p>17.29</text:p>
          </table:table-cell>
          <table:table-cell table:formula="of:=SQRT([.E201]^2+[.F201]^2)" office:value-type="float" office:value="0.142126704035519" calcext:value-type="float">
            <text:p>0.14</text:p>
          </table:table-cell>
          <table:table-cell table:formula="of:=DEGREES(ATAN2([.F201]; [.E201]))" office:value-type="float" office:value="-39.2894068625004" calcext:value-type="float">
            <text:p>-39.29</text:p>
          </table:table-cell>
          <table:table-cell table:style-name="ce3" table:formula="of:=0.3*[.J201]" office:value-type="float" office:value="5.18630879370888" calcext:value-type="float">
            <text:p>5.19</text:p>
          </table:table-cell>
          <table:table-cell table:style-name="ce3" table:formula="of:=DEGREES(ATAN( (-SIN (RADIANS ([.C201])) * COS(RADIANS([.B201]))) / (COS (RADIANS ([.C201])) * SIN(RADIANS([.B201]))) ))" office:value-type="float" office:value="48.2790565456912" calcext:value-type="float">
            <text:p>48.28</text:p>
          </table:table-cell>
          <table:table-cell table:style-name="ce3" table:formula="of:=SQRT([.R201]^2+[.S201]^2)" office:value-type="float" office:value="5.19427991135393" calcext:value-type="float">
            <text:p>5.19</text:p>
          </table:table-cell>
          <table:table-cell table:style-name="ce3" table:formula="of:=DEGREES(ATAN2([.S201];[.R201]))" office:value-type="float" office:value="43.2874632051459" calcext:value-type="float">
            <text:p>43.29</text:p>
          </table:table-cell>
          <table:table-cell table:style-name="ce3"/>
          <table:table-cell table:style-name="ce3" table:formula="of:=[.K201]*COS(RADIANS([.L201]))+[.M201]*COS(RADIANS([.N201]))" office:value-type="float" office:value="3.56150525673621" calcext:value-type="float">
            <text:p>3.56</text:p>
          </table:table-cell>
          <table:table-cell table:style-name="ce3" table:formula="of:=[.K201]*SIN(RADIANS([.L201]))+[.M201]*SIN(RADIANS([.N201]))" office:value-type="float" office:value="3.78103479271685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467" calcext:value-type="float">
            <text:p>7443467</text:p>
          </table:table-cell>
          <table:table-cell office:value-type="float" office:value="-11.5130232140341" calcext:value-type="float">
            <text:p>-11.513023214</text:p>
          </table:table-cell>
          <table:table-cell office:value-type="float" office:value="12.9264420703091" calcext:value-type="float">
            <text:p>12.9264420703</text:p>
          </table:table-cell>
          <table:table-cell office:value-type="float" office:value="1.97872010326127" calcext:value-type="float">
            <text:p>1.978720103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48" calcext:value-type="float">
            <text:p>13.348</text:p>
          </table:table-cell>
          <table:table-cell/>
          <table:table-cell table:formula="of:=DEGREES(ACOS(COS(RADIANS([.B202]))*COS(RADIANS([.C202]))))" office:value-type="float" office:value="17.2447099828974" calcext:value-type="float">
            <text:p>17.24</text:p>
          </table:table-cell>
          <table:table-cell table:formula="of:=SQRT([.E202]^2+[.F202]^2)" office:value-type="float" office:value="0.134536240470737" calcext:value-type="float">
            <text:p>0.13</text:p>
          </table:table-cell>
          <table:table-cell table:formula="of:=DEGREES(ATAN2([.F202]; [.E202]))" office:value-type="float" office:value="-41.9872124958167" calcext:value-type="float">
            <text:p>-41.99</text:p>
          </table:table-cell>
          <table:table-cell table:style-name="ce3" table:formula="of:=0.3*[.J202]" office:value-type="float" office:value="5.17341299486922" calcext:value-type="float">
            <text:p>5.17</text:p>
          </table:table-cell>
          <table:table-cell table:style-name="ce3" table:formula="of:=DEGREES(ATAN( (-SIN (RADIANS ([.C202])) * COS(RADIANS([.B202]))) / (COS (RADIANS ([.C202])) * SIN(RADIANS([.B202]))) ))" office:value-type="float" office:value="48.411884820649" calcext:value-type="float">
            <text:p>48.41</text:p>
          </table:table-cell>
          <table:table-cell table:style-name="ce3" table:formula="of:=SQRT([.R202]^2+[.S202]^2)" office:value-type="float" office:value="5.17422514687992" calcext:value-type="float">
            <text:p>5.17</text:p>
          </table:table-cell>
          <table:table-cell table:style-name="ce3" table:formula="of:=DEGREES(ATAN2([.S202];[.R202]))" office:value-type="float" office:value="43.0780079284982" calcext:value-type="float">
            <text:p>43.08</text:p>
          </table:table-cell>
          <table:table-cell table:style-name="ce3"/>
          <table:table-cell table:style-name="ce3" table:formula="of:=[.K202]*COS(RADIANS([.L202]))+[.M202]*COS(RADIANS([.N202]))" office:value-type="float" office:value="3.53396194730019" calcext:value-type="float">
            <text:p>3.53</text:p>
          </table:table-cell>
          <table:table-cell table:style-name="ce3" table:formula="of:=[.K202]*SIN(RADIANS([.L202]))+[.M202]*SIN(RADIANS([.N202]))" office:value-type="float" office:value="3.77938074631794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467" calcext:value-type="float">
            <text:p>7443467</text:p>
          </table:table-cell>
          <table:table-cell office:value-type="float" office:value="-11.5130232140341" calcext:value-type="float">
            <text:p>-11.513023214</text:p>
          </table:table-cell>
          <table:table-cell office:value-type="float" office:value="12.9264420703091" calcext:value-type="float">
            <text:p>12.9264420703</text:p>
          </table:table-cell>
          <table:table-cell office:value-type="float" office:value="1.97872010326127" calcext:value-type="float">
            <text:p>1.9787201033</text:p>
          </table:table-cell>
          <table:table-cell office:value-type="float" office:value="-0.09" calcext:value-type="float">
            <text:p>-0.09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48" calcext:value-type="float">
            <text:p>13.348</text:p>
          </table:table-cell>
          <table:table-cell/>
          <table:table-cell table:formula="of:=DEGREES(ACOS(COS(RADIANS([.B203]))*COS(RADIANS([.C203]))))" office:value-type="float" office:value="17.2447099828974" calcext:value-type="float">
            <text:p>17.24</text:p>
          </table:table-cell>
          <table:table-cell table:formula="of:=SQRT([.E203]^2+[.F203]^2)" office:value-type="float" office:value="0.134536240470737" calcext:value-type="float">
            <text:p>0.13</text:p>
          </table:table-cell>
          <table:table-cell table:formula="of:=DEGREES(ATAN2([.F203]; [.E203]))" office:value-type="float" office:value="-41.9872124958167" calcext:value-type="float">
            <text:p>-41.99</text:p>
          </table:table-cell>
          <table:table-cell table:style-name="ce3" table:formula="of:=0.3*[.J203]" office:value-type="float" office:value="5.17341299486922" calcext:value-type="float">
            <text:p>5.17</text:p>
          </table:table-cell>
          <table:table-cell table:style-name="ce3" table:formula="of:=DEGREES(ATAN( (-SIN (RADIANS ([.C203])) * COS(RADIANS([.B203]))) / (COS (RADIANS ([.C203])) * SIN(RADIANS([.B203]))) ))" office:value-type="float" office:value="48.411884820649" calcext:value-type="float">
            <text:p>48.41</text:p>
          </table:table-cell>
          <table:table-cell table:style-name="ce3" table:formula="of:=SQRT([.R203]^2+[.S203]^2)" office:value-type="float" office:value="5.17422514687992" calcext:value-type="float">
            <text:p>5.17</text:p>
          </table:table-cell>
          <table:table-cell table:style-name="ce3" table:formula="of:=DEGREES(ATAN2([.S203];[.R203]))" office:value-type="float" office:value="43.0780079284982" calcext:value-type="float">
            <text:p>43.08</text:p>
          </table:table-cell>
          <table:table-cell table:style-name="ce3"/>
          <table:table-cell table:style-name="ce3" table:formula="of:=[.K203]*COS(RADIANS([.L203]))+[.M203]*COS(RADIANS([.N203]))" office:value-type="float" office:value="3.53396194730019" calcext:value-type="float">
            <text:p>3.53</text:p>
          </table:table-cell>
          <table:table-cell table:style-name="ce3" table:formula="of:=[.K203]*SIN(RADIANS([.L203]))+[.M203]*SIN(RADIANS([.N203]))" office:value-type="float" office:value="3.77938074631794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717" calcext:value-type="float">
            <text:p>7443717</text:p>
          </table:table-cell>
          <table:table-cell office:value-type="float" office:value="-11.5737495721711" calcext:value-type="float">
            <text:p>-11.5737495722</text:p>
          </table:table-cell>
          <table:table-cell office:value-type="float" office:value="12.9756254087487" calcext:value-type="float">
            <text:p>12.9756254087</text:p>
          </table:table-cell>
          <table:table-cell office:value-type="float" office:value="1.97515196975017" calcext:value-type="float">
            <text:p>1.975151969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84" calcext:value-type="float">
            <text:p>13.384</text:p>
          </table:table-cell>
          <table:table-cell/>
          <table:table-cell table:formula="of:=DEGREES(ACOS(COS(RADIANS([.B204]))*COS(RADIANS([.C204]))))" office:value-type="float" office:value="17.3209254828841" calcext:value-type="float">
            <text:p>17.32</text:p>
          </table:table-cell>
          <table:table-cell table:formula="of:=SQRT([.E204]^2+[.F204]^2)" office:value-type="float" office:value="0.14142135623731" calcext:value-type="float">
            <text:p>0.14</text:p>
          </table:table-cell>
          <table:table-cell table:formula="of:=DEGREES(ATAN2([.F204]; [.E204]))" office:value-type="float" office:value="-45" calcext:value-type="float">
            <text:p>-45.00</text:p>
          </table:table-cell>
          <table:table-cell table:style-name="ce3" table:formula="of:=0.3*[.J204]" office:value-type="float" office:value="5.19627764486522" calcext:value-type="float">
            <text:p>5.20</text:p>
          </table:table-cell>
          <table:table-cell table:style-name="ce3" table:formula="of:=DEGREES(ATAN( (-SIN (RADIANS ([.C204])) * COS(RADIANS([.B204]))) / (COS (RADIANS ([.C204])) * SIN(RADIANS([.B204]))) ))" office:value-type="float" office:value="48.3699058984096" calcext:value-type="float">
            <text:p>48.37</text:p>
          </table:table-cell>
          <table:table-cell table:style-name="ce3" table:formula="of:=SQRT([.R204]^2+[.S204]^2)" office:value-type="float" office:value="5.18988513025589" calcext:value-type="float">
            <text:p>5.19</text:p>
          </table:table-cell>
          <table:table-cell table:style-name="ce3" table:formula="of:=DEGREES(ATAN2([.S204];[.R204]))" office:value-type="float" office:value="43.1888634067277" calcext:value-type="float">
            <text:p>43.19</text:p>
          </table:table-cell>
          <table:table-cell table:style-name="ce3"/>
          <table:table-cell table:style-name="ce3" table:formula="of:=[.K204]*COS(RADIANS([.L204]))+[.M204]*COS(RADIANS([.N204]))" office:value-type="float" office:value="3.55198542516578" calcext:value-type="float">
            <text:p>3.55</text:p>
          </table:table-cell>
          <table:table-cell table:style-name="ce3" table:formula="of:=[.K204]*SIN(RADIANS([.L204]))+[.M204]*SIN(RADIANS([.N204]))" office:value-type="float" office:value="3.78395391154029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717" calcext:value-type="float">
            <text:p>7443717</text:p>
          </table:table-cell>
          <table:table-cell office:value-type="float" office:value="-11.5737495721711" calcext:value-type="float">
            <text:p>-11.5737495722</text:p>
          </table:table-cell>
          <table:table-cell office:value-type="float" office:value="12.9756254087487" calcext:value-type="float">
            <text:p>12.9756254087</text:p>
          </table:table-cell>
          <table:table-cell office:value-type="float" office:value="1.97515196975017" calcext:value-type="float">
            <text:p>1.9751519698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384" calcext:value-type="float">
            <text:p>13.384</text:p>
          </table:table-cell>
          <table:table-cell/>
          <table:table-cell table:formula="of:=DEGREES(ACOS(COS(RADIANS([.B205]))*COS(RADIANS([.C205]))))" office:value-type="float" office:value="17.3209254828841" calcext:value-type="float">
            <text:p>17.32</text:p>
          </table:table-cell>
          <table:table-cell table:formula="of:=SQRT([.E205]^2+[.F205]^2)" office:value-type="float" office:value="0.14142135623731" calcext:value-type="float">
            <text:p>0.14</text:p>
          </table:table-cell>
          <table:table-cell table:formula="of:=DEGREES(ATAN2([.F205]; [.E205]))" office:value-type="float" office:value="-45" calcext:value-type="float">
            <text:p>-45.00</text:p>
          </table:table-cell>
          <table:table-cell table:style-name="ce3" table:formula="of:=0.3*[.J205]" office:value-type="float" office:value="5.19627764486522" calcext:value-type="float">
            <text:p>5.20</text:p>
          </table:table-cell>
          <table:table-cell table:style-name="ce3" table:formula="of:=DEGREES(ATAN( (-SIN (RADIANS ([.C205])) * COS(RADIANS([.B205]))) / (COS (RADIANS ([.C205])) * SIN(RADIANS([.B205]))) ))" office:value-type="float" office:value="48.3699058984096" calcext:value-type="float">
            <text:p>48.37</text:p>
          </table:table-cell>
          <table:table-cell table:style-name="ce3" table:formula="of:=SQRT([.R205]^2+[.S205]^2)" office:value-type="float" office:value="5.18988513025589" calcext:value-type="float">
            <text:p>5.19</text:p>
          </table:table-cell>
          <table:table-cell table:style-name="ce3" table:formula="of:=DEGREES(ATAN2([.S205];[.R205]))" office:value-type="float" office:value="43.1888634067277" calcext:value-type="float">
            <text:p>43.19</text:p>
          </table:table-cell>
          <table:table-cell table:style-name="ce3"/>
          <table:table-cell table:style-name="ce3" table:formula="of:=[.K205]*COS(RADIANS([.L205]))+[.M205]*COS(RADIANS([.N205]))" office:value-type="float" office:value="3.55198542516578" calcext:value-type="float">
            <text:p>3.55</text:p>
          </table:table-cell>
          <table:table-cell table:style-name="ce3" table:formula="of:=[.K205]*SIN(RADIANS([.L205]))+[.M205]*SIN(RADIANS([.N205]))" office:value-type="float" office:value="3.78395391154029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3967" calcext:value-type="float">
            <text:p>7443967</text:p>
          </table:table-cell>
          <table:table-cell office:value-type="float" office:value="-11.6182098347996" calcext:value-type="float">
            <text:p>-11.6182098348</text:p>
          </table:table-cell>
          <table:table-cell office:value-type="float" office:value="12.9932302213344" calcext:value-type="float">
            <text:p>12.9932302213</text:p>
          </table:table-cell>
          <table:table-cell office:value-type="float" office:value="1.97555196270344" calcext:value-type="float">
            <text:p>1.9755519627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19" calcext:value-type="float">
            <text:p>13.419</text:p>
          </table:table-cell>
          <table:table-cell/>
          <table:table-cell table:formula="of:=DEGREES(ACOS(COS(RADIANS([.B206]))*COS(RADIANS([.C206]))))" office:value-type="float" office:value="17.3631404568198" calcext:value-type="float">
            <text:p>17.36</text:p>
          </table:table-cell>
          <table:table-cell table:formula="of:=SQRT([.E206]^2+[.F206]^2)" office:value-type="float" office:value="0.14142135623731" calcext:value-type="float">
            <text:p>0.14</text:p>
          </table:table-cell>
          <table:table-cell table:formula="of:=DEGREES(ATAN2([.F206]; [.E206]))" office:value-type="float" office:value="-45" calcext:value-type="float">
            <text:p>-45.00</text:p>
          </table:table-cell>
          <table:table-cell table:style-name="ce3" table:formula="of:=0.3*[.J206]" office:value-type="float" office:value="5.20894213704594" calcext:value-type="float">
            <text:p>5.21</text:p>
          </table:table-cell>
          <table:table-cell table:style-name="ce3" table:formula="of:=DEGREES(ATAN( (-SIN (RADIANS ([.C206])) * COS(RADIANS([.B206]))) / (COS (RADIANS ([.C206])) * SIN(RADIANS([.B206]))) ))" office:value-type="float" office:value="48.2977049567545" calcext:value-type="float">
            <text:p>48.30</text:p>
          </table:table-cell>
          <table:table-cell table:style-name="ce3" table:formula="of:=SQRT([.R206]^2+[.S206]^2)" office:value-type="float" office:value="5.20272307274035" calcext:value-type="float">
            <text:p>5.20</text:p>
          </table:table-cell>
          <table:table-cell table:style-name="ce3" table:formula="of:=DEGREES(ATAN2([.S206];[.R206]))" office:value-type="float" office:value="43.2573312445006" calcext:value-type="float">
            <text:p>43.26</text:p>
          </table:table-cell>
          <table:table-cell table:style-name="ce3"/>
          <table:table-cell table:style-name="ce3" table:formula="of:=[.K206]*COS(RADIANS([.L206]))+[.M206]*COS(RADIANS([.N206]))" office:value-type="float" office:value="3.56530220825732" calcext:value-type="float">
            <text:p>3.57</text:p>
          </table:table-cell>
          <table:table-cell table:style-name="ce3" table:formula="of:=[.K206]*SIN(RADIANS([.L206]))+[.M206]*SIN(RADIANS([.N206]))" office:value-type="float" office:value="3.78905628559675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3967" calcext:value-type="float">
            <text:p>7443967</text:p>
          </table:table-cell>
          <table:table-cell office:value-type="float" office:value="-11.6182098347996" calcext:value-type="float">
            <text:p>-11.6182098348</text:p>
          </table:table-cell>
          <table:table-cell office:value-type="float" office:value="12.9932302213344" calcext:value-type="float">
            <text:p>12.9932302213</text:p>
          </table:table-cell>
          <table:table-cell office:value-type="float" office:value="1.97555196270344" calcext:value-type="float">
            <text:p>1.9755519627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19" calcext:value-type="float">
            <text:p>13.419</text:p>
          </table:table-cell>
          <table:table-cell/>
          <table:table-cell table:formula="of:=DEGREES(ACOS(COS(RADIANS([.B207]))*COS(RADIANS([.C207]))))" office:value-type="float" office:value="17.3631404568198" calcext:value-type="float">
            <text:p>17.36</text:p>
          </table:table-cell>
          <table:table-cell table:formula="of:=SQRT([.E207]^2+[.F207]^2)" office:value-type="float" office:value="0.14142135623731" calcext:value-type="float">
            <text:p>0.14</text:p>
          </table:table-cell>
          <table:table-cell table:formula="of:=DEGREES(ATAN2([.F207]; [.E207]))" office:value-type="float" office:value="-45" calcext:value-type="float">
            <text:p>-45.00</text:p>
          </table:table-cell>
          <table:table-cell table:style-name="ce3" table:formula="of:=0.3*[.J207]" office:value-type="float" office:value="5.20894213704594" calcext:value-type="float">
            <text:p>5.21</text:p>
          </table:table-cell>
          <table:table-cell table:style-name="ce3" table:formula="of:=DEGREES(ATAN( (-SIN (RADIANS ([.C207])) * COS(RADIANS([.B207]))) / (COS (RADIANS ([.C207])) * SIN(RADIANS([.B207]))) ))" office:value-type="float" office:value="48.2977049567545" calcext:value-type="float">
            <text:p>48.30</text:p>
          </table:table-cell>
          <table:table-cell table:style-name="ce3" table:formula="of:=SQRT([.R207]^2+[.S207]^2)" office:value-type="float" office:value="5.20272307274035" calcext:value-type="float">
            <text:p>5.20</text:p>
          </table:table-cell>
          <table:table-cell table:style-name="ce3" table:formula="of:=DEGREES(ATAN2([.S207];[.R207]))" office:value-type="float" office:value="43.2573312445006" calcext:value-type="float">
            <text:p>43.26</text:p>
          </table:table-cell>
          <table:table-cell table:style-name="ce3"/>
          <table:table-cell table:style-name="ce3" table:formula="of:=[.K207]*COS(RADIANS([.L207]))+[.M207]*COS(RADIANS([.N207]))" office:value-type="float" office:value="3.56530220825732" calcext:value-type="float">
            <text:p>3.57</text:p>
          </table:table-cell>
          <table:table-cell table:style-name="ce3" table:formula="of:=[.K207]*SIN(RADIANS([.L207]))+[.M207]*SIN(RADIANS([.N207]))" office:value-type="float" office:value="3.78905628559675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4216" calcext:value-type="float">
            <text:p>7444216</text:p>
          </table:table-cell>
          <table:table-cell office:value-type="float" office:value="-11.6170427262252" calcext:value-type="float">
            <text:p>-11.6170427262</text:p>
          </table:table-cell>
          <table:table-cell office:value-type="float" office:value="12.9702543187401" calcext:value-type="float">
            <text:p>12.9702543187</text:p>
          </table:table-cell>
          <table:table-cell office:value-type="float" office:value="1.9755788565733" calcext:value-type="float">
            <text:p>1.975578856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54" calcext:value-type="float">
            <text:p>13.454</text:p>
          </table:table-cell>
          <table:table-cell/>
          <table:table-cell table:formula="of:=DEGREES(ACOS(COS(RADIANS([.B208]))*COS(RADIANS([.C208]))))" office:value-type="float" office:value="17.3454234845781" calcext:value-type="float">
            <text:p>17.35</text:p>
          </table:table-cell>
          <table:table-cell table:formula="of:=SQRT([.E208]^2+[.F208]^2)" office:value-type="float" office:value="0.14142135623731" calcext:value-type="float">
            <text:p>0.14</text:p>
          </table:table-cell>
          <table:table-cell table:formula="of:=DEGREES(ATAN2([.F208]; [.E208]))" office:value-type="float" office:value="-45" calcext:value-type="float">
            <text:p>-45.00</text:p>
          </table:table-cell>
          <table:table-cell table:style-name="ce3" table:formula="of:=0.3*[.J208]" office:value-type="float" office:value="5.20362704537344" calcext:value-type="float">
            <text:p>5.20</text:p>
          </table:table-cell>
          <table:table-cell table:style-name="ce3" table:formula="of:=DEGREES(ATAN( (-SIN (RADIANS ([.C208])) * COS(RADIANS([.B208]))) / (COS (RADIANS ([.C208])) * SIN(RADIANS([.B208]))) ))" office:value-type="float" office:value="48.2485056450237" calcext:value-type="float">
            <text:p>48.25</text:p>
          </table:table-cell>
          <table:table-cell table:style-name="ce3" table:formula="of:=SQRT([.R208]^2+[.S208]^2)" office:value-type="float" office:value="5.19753132312405" calcext:value-type="float">
            <text:p>5.20</text:p>
          </table:table-cell>
          <table:table-cell table:style-name="ce3" table:formula="of:=DEGREES(ATAN2([.S208];[.R208]))" office:value-type="float" office:value="43.3081607054004" calcext:value-type="float">
            <text:p>43.31</text:p>
          </table:table-cell>
          <table:table-cell table:style-name="ce3"/>
          <table:table-cell table:style-name="ce3" table:formula="of:=[.K208]*COS(RADIANS([.L208]))+[.M208]*COS(RADIANS([.N208]))" office:value-type="float" office:value="3.56510109842227" calcext:value-type="float">
            <text:p>3.57</text:p>
          </table:table-cell>
          <table:table-cell table:style-name="ce3" table:formula="of:=[.K208]*SIN(RADIANS([.L208]))+[.M208]*SIN(RADIANS([.N208]))" office:value-type="float" office:value="3.78211396085363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4216" calcext:value-type="float">
            <text:p>7444216</text:p>
          </table:table-cell>
          <table:table-cell office:value-type="float" office:value="-11.6170427262252" calcext:value-type="float">
            <text:p>-11.6170427262</text:p>
          </table:table-cell>
          <table:table-cell office:value-type="float" office:value="12.9702543187401" calcext:value-type="float">
            <text:p>12.9702543187</text:p>
          </table:table-cell>
          <table:table-cell office:value-type="float" office:value="1.9755788565733" calcext:value-type="float">
            <text:p>1.975578856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54" calcext:value-type="float">
            <text:p>13.454</text:p>
          </table:table-cell>
          <table:table-cell/>
          <table:table-cell table:formula="of:=DEGREES(ACOS(COS(RADIANS([.B209]))*COS(RADIANS([.C209]))))" office:value-type="float" office:value="17.3454234845781" calcext:value-type="float">
            <text:p>17.35</text:p>
          </table:table-cell>
          <table:table-cell table:formula="of:=SQRT([.E209]^2+[.F209]^2)" office:value-type="float" office:value="0.14142135623731" calcext:value-type="float">
            <text:p>0.14</text:p>
          </table:table-cell>
          <table:table-cell table:formula="of:=DEGREES(ATAN2([.F209]; [.E209]))" office:value-type="float" office:value="-45" calcext:value-type="float">
            <text:p>-45.00</text:p>
          </table:table-cell>
          <table:table-cell table:style-name="ce3" table:formula="of:=0.3*[.J209]" office:value-type="float" office:value="5.20362704537344" calcext:value-type="float">
            <text:p>5.20</text:p>
          </table:table-cell>
          <table:table-cell table:style-name="ce3" table:formula="of:=DEGREES(ATAN( (-SIN (RADIANS ([.C209])) * COS(RADIANS([.B209]))) / (COS (RADIANS ([.C209])) * SIN(RADIANS([.B209]))) ))" office:value-type="float" office:value="48.2485056450237" calcext:value-type="float">
            <text:p>48.25</text:p>
          </table:table-cell>
          <table:table-cell table:style-name="ce3" table:formula="of:=SQRT([.R209]^2+[.S209]^2)" office:value-type="float" office:value="5.19753132312405" calcext:value-type="float">
            <text:p>5.20</text:p>
          </table:table-cell>
          <table:table-cell table:style-name="ce3" table:formula="of:=DEGREES(ATAN2([.S209];[.R209]))" office:value-type="float" office:value="43.3081607054004" calcext:value-type="float">
            <text:p>43.31</text:p>
          </table:table-cell>
          <table:table-cell table:style-name="ce3"/>
          <table:table-cell table:style-name="ce3" table:formula="of:=[.K209]*COS(RADIANS([.L209]))+[.M209]*COS(RADIANS([.N209]))" office:value-type="float" office:value="3.56510109842227" calcext:value-type="float">
            <text:p>3.57</text:p>
          </table:table-cell>
          <table:table-cell table:style-name="ce3" table:formula="of:=[.K209]*SIN(RADIANS([.L209]))+[.M209]*SIN(RADIANS([.N209]))" office:value-type="float" office:value="3.78211396085363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4466" calcext:value-type="float">
            <text:p>7444466</text:p>
          </table:table-cell>
          <table:table-cell office:value-type="float" office:value="-11.62969735921" calcext:value-type="float">
            <text:p>-11.6296973592</text:p>
          </table:table-cell>
          <table:table-cell office:value-type="float" office:value="12.9694961677423" calcext:value-type="float">
            <text:p>12.9694961677</text:p>
          </table:table-cell>
          <table:table-cell office:value-type="float" office:value="1.97030936562863" calcext:value-type="float">
            <text:p>1.970309365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89" calcext:value-type="float">
            <text:p>13.489</text:p>
          </table:table-cell>
          <table:table-cell/>
          <table:table-cell table:formula="of:=DEGREES(ACOS(COS(RADIANS([.B210]))*COS(RADIANS([.C210]))))" office:value-type="float" office:value="17.3531965776632" calcext:value-type="float">
            <text:p>17.35</text:p>
          </table:table-cell>
          <table:table-cell table:formula="of:=SQRT([.E210]^2+[.F210]^2)" office:value-type="float" office:value="0.14142135623731" calcext:value-type="float">
            <text:p>0.14</text:p>
          </table:table-cell>
          <table:table-cell table:formula="of:=DEGREES(ATAN2([.F210]; [.E210]))" office:value-type="float" office:value="-45" calcext:value-type="float">
            <text:p>-45.00</text:p>
          </table:table-cell>
          <table:table-cell table:style-name="ce3" table:formula="of:=0.3*[.J210]" office:value-type="float" office:value="5.20595897329897" calcext:value-type="float">
            <text:p>5.21</text:p>
          </table:table-cell>
          <table:table-cell table:style-name="ce3" table:formula="of:=DEGREES(ATAN( (-SIN (RADIANS ([.C210])) * COS(RADIANS([.B210]))) / (COS (RADIANS ([.C210])) * SIN(RADIANS([.B210]))) ))" office:value-type="float" office:value="48.2149251594413" calcext:value-type="float">
            <text:p>48.21</text:p>
          </table:table-cell>
          <table:table-cell table:style-name="ce3" table:formula="of:=SQRT([.R210]^2+[.S210]^2)" office:value-type="float" office:value="5.19994524102929" calcext:value-type="float">
            <text:p>5.20</text:p>
          </table:table-cell>
          <table:table-cell table:style-name="ce3" table:formula="of:=DEGREES(ATAN2([.S210];[.R210]))" office:value-type="float" office:value="43.3410698821028" calcext:value-type="float">
            <text:p>43.34</text:p>
          </table:table-cell>
          <table:table-cell table:style-name="ce3"/>
          <table:table-cell table:style-name="ce3" table:formula="of:=[.K210]*COS(RADIANS([.L210]))+[.M210]*COS(RADIANS([.N210]))" office:value-type="float" office:value="3.56892962426399" calcext:value-type="float">
            <text:p>3.57</text:p>
          </table:table-cell>
          <table:table-cell table:style-name="ce3" table:formula="of:=[.K210]*SIN(RADIANS([.L210]))+[.M210]*SIN(RADIANS([.N210]))" office:value-type="float" office:value="3.78182123410851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4466" calcext:value-type="float">
            <text:p>7444466</text:p>
          </table:table-cell>
          <table:table-cell office:value-type="float" office:value="-11.62969735921" calcext:value-type="float">
            <text:p>-11.6296973592</text:p>
          </table:table-cell>
          <table:table-cell office:value-type="float" office:value="12.9694961677423" calcext:value-type="float">
            <text:p>12.9694961677</text:p>
          </table:table-cell>
          <table:table-cell office:value-type="float" office:value="1.97030936562863" calcext:value-type="float">
            <text:p>1.9703093656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489" calcext:value-type="float">
            <text:p>13.489</text:p>
          </table:table-cell>
          <table:table-cell/>
          <table:table-cell table:formula="of:=DEGREES(ACOS(COS(RADIANS([.B211]))*COS(RADIANS([.C211]))))" office:value-type="float" office:value="17.3531965776632" calcext:value-type="float">
            <text:p>17.35</text:p>
          </table:table-cell>
          <table:table-cell table:formula="of:=SQRT([.E211]^2+[.F211]^2)" office:value-type="float" office:value="0.14142135623731" calcext:value-type="float">
            <text:p>0.14</text:p>
          </table:table-cell>
          <table:table-cell table:formula="of:=DEGREES(ATAN2([.F211]; [.E211]))" office:value-type="float" office:value="-45" calcext:value-type="float">
            <text:p>-45.00</text:p>
          </table:table-cell>
          <table:table-cell table:style-name="ce3" table:formula="of:=0.3*[.J211]" office:value-type="float" office:value="5.20595897329897" calcext:value-type="float">
            <text:p>5.21</text:p>
          </table:table-cell>
          <table:table-cell table:style-name="ce3" table:formula="of:=DEGREES(ATAN( (-SIN (RADIANS ([.C211])) * COS(RADIANS([.B211]))) / (COS (RADIANS ([.C211])) * SIN(RADIANS([.B211]))) ))" office:value-type="float" office:value="48.2149251594413" calcext:value-type="float">
            <text:p>48.21</text:p>
          </table:table-cell>
          <table:table-cell table:style-name="ce3" table:formula="of:=SQRT([.R211]^2+[.S211]^2)" office:value-type="float" office:value="5.19994524102929" calcext:value-type="float">
            <text:p>5.20</text:p>
          </table:table-cell>
          <table:table-cell table:style-name="ce3" table:formula="of:=DEGREES(ATAN2([.S211];[.R211]))" office:value-type="float" office:value="43.3410698821028" calcext:value-type="float">
            <text:p>43.34</text:p>
          </table:table-cell>
          <table:table-cell table:style-name="ce3"/>
          <table:table-cell table:style-name="ce3" table:formula="of:=[.K211]*COS(RADIANS([.L211]))+[.M211]*COS(RADIANS([.N211]))" office:value-type="float" office:value="3.56892962426399" calcext:value-type="float">
            <text:p>3.57</text:p>
          </table:table-cell>
          <table:table-cell table:style-name="ce3" table:formula="of:=[.K211]*SIN(RADIANS([.L211]))+[.M211]*SIN(RADIANS([.N211]))" office:value-type="float" office:value="3.78182123410851" calcext:value-type="float">
            <text:p>3.78</text:p>
          </table:table-cell>
          <table:table-cell table:number-columns-repeated="1005"/>
        </table:table-row>
        <table:table-row table:style-name="ro1">
          <table:table-cell office:value-type="float" office:value="7444716" calcext:value-type="float">
            <text:p>7444716</text:p>
          </table:table-cell>
          <table:table-cell office:value-type="float" office:value="-11.6943442459305" calcext:value-type="float">
            <text:p>-11.6943442459</text:p>
          </table:table-cell>
          <table:table-cell office:value-type="float" office:value="12.9933412119084" calcext:value-type="float">
            <text:p>12.9933412119</text:p>
          </table:table-cell>
          <table:table-cell office:value-type="float" office:value="1.95755569490093" calcext:value-type="float">
            <text:p>1.9575556949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25" calcext:value-type="float">
            <text:p>13.525</text:p>
          </table:table-cell>
          <table:table-cell/>
          <table:table-cell table:formula="of:=DEGREES(ACOS(COS(RADIANS([.B212]))*COS(RADIANS([.C212]))))" office:value-type="float" office:value="17.4133764771301" calcext:value-type="float">
            <text:p>17.41</text:p>
          </table:table-cell>
          <table:table-cell table:formula="of:=SQRT([.E212]^2+[.F212]^2)" office:value-type="float" office:value="0.14142135623731" calcext:value-type="float">
            <text:p>0.14</text:p>
          </table:table-cell>
          <table:table-cell table:formula="of:=DEGREES(ATAN2([.F212]; [.E212]))" office:value-type="float" office:value="-45" calcext:value-type="float">
            <text:p>-45.00</text:p>
          </table:table-cell>
          <table:table-cell table:style-name="ce3" table:formula="of:=0.3*[.J212]" office:value-type="float" office:value="5.22401294313902" calcext:value-type="float">
            <text:p>5.22</text:p>
          </table:table-cell>
          <table:table-cell table:style-name="ce3" table:formula="of:=DEGREES(ATAN( (-SIN (RADIANS ([.C212])) * COS(RADIANS([.B212]))) / (COS (RADIANS ([.C212])) * SIN(RADIANS([.B212]))) ))" office:value-type="float" office:value="48.1067753480211" calcext:value-type="float">
            <text:p>48.11</text:p>
          </table:table-cell>
          <table:table-cell table:style-name="ce3" table:formula="of:=SQRT([.R212]^2+[.S212]^2)" office:value-type="float" office:value="5.21825941407002" calcext:value-type="float">
            <text:p>5.22</text:p>
          </table:table-cell>
          <table:table-cell table:style-name="ce3" table:formula="of:=DEGREES(ATAN2([.S212];[.R212]))" office:value-type="float" office:value="43.4439190589428" calcext:value-type="float">
            <text:p>43.44</text:p>
          </table:table-cell>
          <table:table-cell table:style-name="ce3"/>
          <table:table-cell table:style-name="ce3" table:formula="of:=[.K212]*COS(RADIANS([.L212]))+[.M212]*COS(RADIANS([.N212]))" office:value-type="float" office:value="3.58830609028789" calcext:value-type="float">
            <text:p>3.59</text:p>
          </table:table-cell>
          <table:table-cell table:style-name="ce3" table:formula="of:=[.K212]*SIN(RADIANS([.L212]))+[.M212]*SIN(RADIANS([.N212]))" office:value-type="float" office:value="3.7887056780559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4716" calcext:value-type="float">
            <text:p>7444716</text:p>
          </table:table-cell>
          <table:table-cell office:value-type="float" office:value="-11.6943442459305" calcext:value-type="float">
            <text:p>-11.6943442459</text:p>
          </table:table-cell>
          <table:table-cell office:value-type="float" office:value="12.9933412119084" calcext:value-type="float">
            <text:p>12.9933412119</text:p>
          </table:table-cell>
          <table:table-cell office:value-type="float" office:value="1.95755569490093" calcext:value-type="float">
            <text:p>1.9575556949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25" calcext:value-type="float">
            <text:p>13.525</text:p>
          </table:table-cell>
          <table:table-cell/>
          <table:table-cell table:formula="of:=DEGREES(ACOS(COS(RADIANS([.B213]))*COS(RADIANS([.C213]))))" office:value-type="float" office:value="17.4133764771301" calcext:value-type="float">
            <text:p>17.41</text:p>
          </table:table-cell>
          <table:table-cell table:formula="of:=SQRT([.E213]^2+[.F213]^2)" office:value-type="float" office:value="0.14142135623731" calcext:value-type="float">
            <text:p>0.14</text:p>
          </table:table-cell>
          <table:table-cell table:formula="of:=DEGREES(ATAN2([.F213]; [.E213]))" office:value-type="float" office:value="-45" calcext:value-type="float">
            <text:p>-45.00</text:p>
          </table:table-cell>
          <table:table-cell table:style-name="ce3" table:formula="of:=0.3*[.J213]" office:value-type="float" office:value="5.22401294313902" calcext:value-type="float">
            <text:p>5.22</text:p>
          </table:table-cell>
          <table:table-cell table:style-name="ce3" table:formula="of:=DEGREES(ATAN( (-SIN (RADIANS ([.C213])) * COS(RADIANS([.B213]))) / (COS (RADIANS ([.C213])) * SIN(RADIANS([.B213]))) ))" office:value-type="float" office:value="48.1067753480211" calcext:value-type="float">
            <text:p>48.11</text:p>
          </table:table-cell>
          <table:table-cell table:style-name="ce3" table:formula="of:=SQRT([.R213]^2+[.S213]^2)" office:value-type="float" office:value="5.21825941407002" calcext:value-type="float">
            <text:p>5.22</text:p>
          </table:table-cell>
          <table:table-cell table:style-name="ce3" table:formula="of:=DEGREES(ATAN2([.S213];[.R213]))" office:value-type="float" office:value="43.4439190589428" calcext:value-type="float">
            <text:p>43.44</text:p>
          </table:table-cell>
          <table:table-cell table:style-name="ce3"/>
          <table:table-cell table:style-name="ce3" table:formula="of:=[.K213]*COS(RADIANS([.L213]))+[.M213]*COS(RADIANS([.N213]))" office:value-type="float" office:value="3.58830609028789" calcext:value-type="float">
            <text:p>3.59</text:p>
          </table:table-cell>
          <table:table-cell table:style-name="ce3" table:formula="of:=[.K213]*SIN(RADIANS([.L213]))+[.M213]*SIN(RADIANS([.N213]))" office:value-type="float" office:value="3.7887056780559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4966" calcext:value-type="float">
            <text:p>7444966</text:p>
          </table:table-cell>
          <table:table-cell office:value-type="float" office:value="-11.7534270897984" calcext:value-type="float">
            <text:p>-11.7534270898</text:p>
          </table:table-cell>
          <table:table-cell office:value-type="float" office:value="13.0234879593576" calcext:value-type="float">
            <text:p>13.0234879594</text:p>
          </table:table-cell>
          <table:table-cell office:value-type="float" office:value="1.95835397326017" calcext:value-type="float">
            <text:p>1.958353973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6" calcext:value-type="float">
            <text:p>13.56</text:p>
          </table:table-cell>
          <table:table-cell/>
          <table:table-cell table:formula="of:=DEGREES(ACOS(COS(RADIANS([.B214]))*COS(RADIANS([.C214]))))" office:value-type="float" office:value="17.4745613244795" calcext:value-type="float">
            <text:p>17.47</text:p>
          </table:table-cell>
          <table:table-cell table:formula="of:=SQRT([.E214]^2+[.F214]^2)" office:value-type="float" office:value="0.14142135623731" calcext:value-type="float">
            <text:p>0.14</text:p>
          </table:table-cell>
          <table:table-cell table:formula="of:=DEGREES(ATAN2([.F214]; [.E214]))" office:value-type="float" office:value="-45" calcext:value-type="float">
            <text:p>-45.00</text:p>
          </table:table-cell>
          <table:table-cell table:style-name="ce3" table:formula="of:=0.3*[.J214]" office:value-type="float" office:value="5.24236839734385" calcext:value-type="float">
            <text:p>5.24</text:p>
          </table:table-cell>
          <table:table-cell table:style-name="ce3" table:formula="of:=DEGREES(ATAN( (-SIN (RADIANS ([.C214])) * COS(RADIANS([.B214]))) / (COS (RADIANS ([.C214])) * SIN(RADIANS([.B214]))) ))" office:value-type="float" office:value="48.0274784441878" calcext:value-type="float">
            <text:p>48.03</text:p>
          </table:table-cell>
          <table:table-cell table:style-name="ce3" table:formula="of:=SQRT([.R214]^2+[.S214]^2)" office:value-type="float" office:value="5.23680382654661" calcext:value-type="float">
            <text:p>5.24</text:p>
          </table:table-cell>
          <table:table-cell table:style-name="ce3" table:formula="of:=DEGREES(ATAN2([.S214];[.R214]))" office:value-type="float" office:value="43.5178379773309" calcext:value-type="float">
            <text:p>43.52</text:p>
          </table:table-cell>
          <table:table-cell table:style-name="ce3"/>
          <table:table-cell table:style-name="ce3" table:formula="of:=[.K214]*COS(RADIANS([.L214]))+[.M214]*COS(RADIANS([.N214]))" office:value-type="float" office:value="3.60596033836318" calcext:value-type="float">
            <text:p>3.61</text:p>
          </table:table-cell>
          <table:table-cell table:style-name="ce3" table:formula="of:=[.K214]*SIN(RADIANS([.L214]))+[.M214]*SIN(RADIANS([.N214]))" office:value-type="float" office:value="3.79752081704432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4966" calcext:value-type="float">
            <text:p>7444966</text:p>
          </table:table-cell>
          <table:table-cell office:value-type="float" office:value="-11.7534270897984" calcext:value-type="float">
            <text:p>-11.7534270898</text:p>
          </table:table-cell>
          <table:table-cell office:value-type="float" office:value="13.0234879593576" calcext:value-type="float">
            <text:p>13.0234879594</text:p>
          </table:table-cell>
          <table:table-cell office:value-type="float" office:value="1.95835397326017" calcext:value-type="float">
            <text:p>1.958353973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6" calcext:value-type="float">
            <text:p>13.56</text:p>
          </table:table-cell>
          <table:table-cell/>
          <table:table-cell table:formula="of:=DEGREES(ACOS(COS(RADIANS([.B215]))*COS(RADIANS([.C215]))))" office:value-type="float" office:value="17.4745613244795" calcext:value-type="float">
            <text:p>17.47</text:p>
          </table:table-cell>
          <table:table-cell table:formula="of:=SQRT([.E215]^2+[.F215]^2)" office:value-type="float" office:value="0.14142135623731" calcext:value-type="float">
            <text:p>0.14</text:p>
          </table:table-cell>
          <table:table-cell table:formula="of:=DEGREES(ATAN2([.F215]; [.E215]))" office:value-type="float" office:value="-45" calcext:value-type="float">
            <text:p>-45.00</text:p>
          </table:table-cell>
          <table:table-cell table:style-name="ce3" table:formula="of:=0.3*[.J215]" office:value-type="float" office:value="5.24236839734385" calcext:value-type="float">
            <text:p>5.24</text:p>
          </table:table-cell>
          <table:table-cell table:style-name="ce3" table:formula="of:=DEGREES(ATAN( (-SIN (RADIANS ([.C215])) * COS(RADIANS([.B215]))) / (COS (RADIANS ([.C215])) * SIN(RADIANS([.B215]))) ))" office:value-type="float" office:value="48.0274784441878" calcext:value-type="float">
            <text:p>48.03</text:p>
          </table:table-cell>
          <table:table-cell table:style-name="ce3" table:formula="of:=SQRT([.R215]^2+[.S215]^2)" office:value-type="float" office:value="5.23680382654661" calcext:value-type="float">
            <text:p>5.24</text:p>
          </table:table-cell>
          <table:table-cell table:style-name="ce3" table:formula="of:=DEGREES(ATAN2([.S215];[.R215]))" office:value-type="float" office:value="43.5178379773309" calcext:value-type="float">
            <text:p>43.52</text:p>
          </table:table-cell>
          <table:table-cell table:style-name="ce3"/>
          <table:table-cell table:style-name="ce3" table:formula="of:=[.K215]*COS(RADIANS([.L215]))+[.M215]*COS(RADIANS([.N215]))" office:value-type="float" office:value="3.60596033836318" calcext:value-type="float">
            <text:p>3.61</text:p>
          </table:table-cell>
          <table:table-cell table:style-name="ce3" table:formula="of:=[.K215]*SIN(RADIANS([.L215]))+[.M215]*SIN(RADIANS([.N215]))" office:value-type="float" office:value="3.79752081704432" calcext:value-type="float">
            <text:p>3.80</text:p>
          </table:table-cell>
          <table:table-cell table:number-columns-repeated="1005"/>
        </table:table-row>
        <table:table-row table:style-name="ro1">
          <table:table-cell office:value-type="float" office:value="7445216" calcext:value-type="float">
            <text:p>7445216</text:p>
          </table:table-cell>
          <table:table-cell office:value-type="float" office:value="-11.7995180600913" calcext:value-type="float">
            <text:p>-11.7995180601</text:p>
          </table:table-cell>
          <table:table-cell office:value-type="float" office:value="13.0752215196785" calcext:value-type="float">
            <text:p>13.0752215197</text:p>
          </table:table-cell>
          <table:table-cell office:value-type="float" office:value="1.96702383119445" calcext:value-type="float">
            <text:p>1.9670238312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95" calcext:value-type="float">
            <text:p>13.595</text:p>
          </table:table-cell>
          <table:table-cell/>
          <table:table-cell table:formula="of:=DEGREES(ACOS(COS(RADIANS([.B216]))*COS(RADIANS([.C216]))))" office:value-type="float" office:value="17.5430302781762" calcext:value-type="float">
            <text:p>17.54</text:p>
          </table:table-cell>
          <table:table-cell table:formula="of:=SQRT([.E216]^2+[.F216]^2)" office:value-type="float" office:value="0.134536240470737" calcext:value-type="float">
            <text:p>0.13</text:p>
          </table:table-cell>
          <table:table-cell table:formula="of:=DEGREES(ATAN2([.F216]; [.E216]))" office:value-type="float" office:value="-48.0127875041834" calcext:value-type="float">
            <text:p>-48.01</text:p>
          </table:table-cell>
          <table:table-cell table:style-name="ce3" table:formula="of:=0.3*[.J216]" office:value-type="float" office:value="5.26290908345285" calcext:value-type="float">
            <text:p>5.26</text:p>
          </table:table-cell>
          <table:table-cell table:style-name="ce3" table:formula="of:=DEGREES(ATAN( (-SIN (RADIANS ([.C216])) * COS(RADIANS([.B216]))) / (COS (RADIANS ([.C216])) * SIN(RADIANS([.B216]))) ))" office:value-type="float" office:value="48.0297199731731" calcext:value-type="float">
            <text:p>48.03</text:p>
          </table:table-cell>
          <table:table-cell table:style-name="ce3" table:formula="of:=SQRT([.R216]^2+[.S216]^2)" office:value-type="float" office:value="5.2504517939275" calcext:value-type="float">
            <text:p>5.25</text:p>
          </table:table-cell>
          <table:table-cell table:style-name="ce3" table:formula="of:=DEGREES(ATAN2([.S216];[.R216]))" office:value-type="float" office:value="43.4304137011603" calcext:value-type="float">
            <text:p>43.43</text:p>
          </table:table-cell>
          <table:table-cell table:style-name="ce3"/>
          <table:table-cell table:style-name="ce3" table:formula="of:=[.K216]*COS(RADIANS([.L216]))+[.M216]*COS(RADIANS([.N216]))" office:value-type="float" office:value="3.60954433855917" calcext:value-type="float">
            <text:p>3.61</text:p>
          </table:table-cell>
          <table:table-cell table:style-name="ce3" table:formula="of:=[.K216]*SIN(RADIANS([.L216]))+[.M216]*SIN(RADIANS([.N216]))" office:value-type="float" office:value="3.81292980637356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5216" calcext:value-type="float">
            <text:p>7445216</text:p>
          </table:table-cell>
          <table:table-cell office:value-type="float" office:value="-11.7995180600913" calcext:value-type="float">
            <text:p>-11.7995180601</text:p>
          </table:table-cell>
          <table:table-cell office:value-type="float" office:value="13.0752215196785" calcext:value-type="float">
            <text:p>13.0752215197</text:p>
          </table:table-cell>
          <table:table-cell office:value-type="float" office:value="1.96702383119445" calcext:value-type="float">
            <text:p>1.9670238312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3.595" calcext:value-type="float">
            <text:p>13.595</text:p>
          </table:table-cell>
          <table:table-cell/>
          <table:table-cell table:formula="of:=DEGREES(ACOS(COS(RADIANS([.B217]))*COS(RADIANS([.C217]))))" office:value-type="float" office:value="17.5430302781762" calcext:value-type="float">
            <text:p>17.54</text:p>
          </table:table-cell>
          <table:table-cell table:formula="of:=SQRT([.E217]^2+[.F217]^2)" office:value-type="float" office:value="0.134536240470737" calcext:value-type="float">
            <text:p>0.13</text:p>
          </table:table-cell>
          <table:table-cell table:formula="of:=DEGREES(ATAN2([.F217]; [.E217]))" office:value-type="float" office:value="-48.0127875041834" calcext:value-type="float">
            <text:p>-48.01</text:p>
          </table:table-cell>
          <table:table-cell table:style-name="ce3" table:formula="of:=0.3*[.J217]" office:value-type="float" office:value="5.26290908345285" calcext:value-type="float">
            <text:p>5.26</text:p>
          </table:table-cell>
          <table:table-cell table:style-name="ce3" table:formula="of:=DEGREES(ATAN( (-SIN (RADIANS ([.C217])) * COS(RADIANS([.B217]))) / (COS (RADIANS ([.C217])) * SIN(RADIANS([.B217]))) ))" office:value-type="float" office:value="48.0297199731731" calcext:value-type="float">
            <text:p>48.03</text:p>
          </table:table-cell>
          <table:table-cell table:style-name="ce3" table:formula="of:=SQRT([.R217]^2+[.S217]^2)" office:value-type="float" office:value="5.2504517939275" calcext:value-type="float">
            <text:p>5.25</text:p>
          </table:table-cell>
          <table:table-cell table:style-name="ce3" table:formula="of:=DEGREES(ATAN2([.S217];[.R217]))" office:value-type="float" office:value="43.4304137011603" calcext:value-type="float">
            <text:p>43.43</text:p>
          </table:table-cell>
          <table:table-cell table:style-name="ce3"/>
          <table:table-cell table:style-name="ce3" table:formula="of:=[.K217]*COS(RADIANS([.L217]))+[.M217]*COS(RADIANS([.N217]))" office:value-type="float" office:value="3.60954433855917" calcext:value-type="float">
            <text:p>3.61</text:p>
          </table:table-cell>
          <table:table-cell table:style-name="ce3" table:formula="of:=[.K217]*SIN(RADIANS([.L217]))+[.M217]*SIN(RADIANS([.N217]))" office:value-type="float" office:value="3.81292980637356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5467" calcext:value-type="float">
            <text:p>7445467</text:p>
          </table:table-cell>
          <table:table-cell office:value-type="float" office:value="-11.7608369912742" calcext:value-type="float">
            <text:p>-11.7608369913</text:p>
          </table:table-cell>
          <table:table-cell office:value-type="float" office:value="13.0601541223695" calcext:value-type="float">
            <text:p>13.0601541224</text:p>
          </table:table-cell>
          <table:table-cell office:value-type="float" office:value="1.99040143428928" calcext:value-type="float">
            <text:p>1.990401434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63" calcext:value-type="float">
            <text:p>13.63</text:p>
          </table:table-cell>
          <table:table-cell/>
          <table:table-cell table:formula="of:=DEGREES(ACOS(COS(RADIANS([.B218]))*COS(RADIANS([.C218]))))" office:value-type="float" office:value="17.506408207195" calcext:value-type="float">
            <text:p>17.51</text:p>
          </table:table-cell>
          <table:table-cell table:formula="of:=SQRT([.E218]^2+[.F218]^2)" office:value-type="float" office:value="0.14142135623731" calcext:value-type="float">
            <text:p>0.14</text:p>
          </table:table-cell>
          <table:table-cell table:formula="of:=DEGREES(ATAN2([.F218]; [.E218]))" office:value-type="float" office:value="-45" calcext:value-type="float">
            <text:p>-45.00</text:p>
          </table:table-cell>
          <table:table-cell table:style-name="ce3" table:formula="of:=0.3*[.J218]" office:value-type="float" office:value="5.25192246215851" calcext:value-type="float">
            <text:p>5.25</text:p>
          </table:table-cell>
          <table:table-cell table:style-name="ce3" table:formula="of:=DEGREES(ATAN( (-SIN (RADIANS ([.C218])) * COS(RADIANS([.B218]))) / (COS (RADIANS ([.C218])) * SIN(RADIANS([.B218]))) ))" office:value-type="float" office:value="48.0919292089834" calcext:value-type="float">
            <text:p>48.09</text:p>
          </table:table-cell>
          <table:table-cell table:style-name="ce3" table:formula="of:=SQRT([.R218]^2+[.S218]^2)" office:value-type="float" office:value="5.24619539695614" calcext:value-type="float">
            <text:p>5.25</text:p>
          </table:table-cell>
          <table:table-cell table:style-name="ce3" table:formula="of:=DEGREES(ATAN2([.S218];[.R218]))" office:value-type="float" office:value="43.4505273978304" calcext:value-type="float">
            <text:p>43.45</text:p>
          </table:table-cell>
          <table:table-cell table:style-name="ce3"/>
          <table:table-cell table:style-name="ce3" table:formula="of:=[.K218]*COS(RADIANS([.L218]))+[.M218]*COS(RADIANS([.N218]))" office:value-type="float" office:value="3.6079554026867" calcext:value-type="float">
            <text:p>3.61</text:p>
          </table:table-cell>
          <table:table-cell table:style-name="ce3" table:formula="of:=[.K218]*SIN(RADIANS([.L218]))+[.M218]*SIN(RADIANS([.N218]))" office:value-type="float" office:value="3.80857243009341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5467" calcext:value-type="float">
            <text:p>7445467</text:p>
          </table:table-cell>
          <table:table-cell office:value-type="float" office:value="-11.7608369912742" calcext:value-type="float">
            <text:p>-11.7608369913</text:p>
          </table:table-cell>
          <table:table-cell office:value-type="float" office:value="13.0601541223695" calcext:value-type="float">
            <text:p>13.0601541224</text:p>
          </table:table-cell>
          <table:table-cell office:value-type="float" office:value="1.99040143428928" calcext:value-type="float">
            <text:p>1.990401434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63" calcext:value-type="float">
            <text:p>13.63</text:p>
          </table:table-cell>
          <table:table-cell/>
          <table:table-cell table:formula="of:=DEGREES(ACOS(COS(RADIANS([.B219]))*COS(RADIANS([.C219]))))" office:value-type="float" office:value="17.506408207195" calcext:value-type="float">
            <text:p>17.51</text:p>
          </table:table-cell>
          <table:table-cell table:formula="of:=SQRT([.E219]^2+[.F219]^2)" office:value-type="float" office:value="0.14142135623731" calcext:value-type="float">
            <text:p>0.14</text:p>
          </table:table-cell>
          <table:table-cell table:formula="of:=DEGREES(ATAN2([.F219]; [.E219]))" office:value-type="float" office:value="-45" calcext:value-type="float">
            <text:p>-45.00</text:p>
          </table:table-cell>
          <table:table-cell table:style-name="ce3" table:formula="of:=0.3*[.J219]" office:value-type="float" office:value="5.25192246215851" calcext:value-type="float">
            <text:p>5.25</text:p>
          </table:table-cell>
          <table:table-cell table:style-name="ce3" table:formula="of:=DEGREES(ATAN( (-SIN (RADIANS ([.C219])) * COS(RADIANS([.B219]))) / (COS (RADIANS ([.C219])) * SIN(RADIANS([.B219]))) ))" office:value-type="float" office:value="48.0919292089834" calcext:value-type="float">
            <text:p>48.09</text:p>
          </table:table-cell>
          <table:table-cell table:style-name="ce3" table:formula="of:=SQRT([.R219]^2+[.S219]^2)" office:value-type="float" office:value="5.24619539695614" calcext:value-type="float">
            <text:p>5.25</text:p>
          </table:table-cell>
          <table:table-cell table:style-name="ce3" table:formula="of:=DEGREES(ATAN2([.S219];[.R219]))" office:value-type="float" office:value="43.4505273978304" calcext:value-type="float">
            <text:p>43.45</text:p>
          </table:table-cell>
          <table:table-cell table:style-name="ce3"/>
          <table:table-cell table:style-name="ce3" table:formula="of:=[.K219]*COS(RADIANS([.L219]))+[.M219]*COS(RADIANS([.N219]))" office:value-type="float" office:value="3.6079554026867" calcext:value-type="float">
            <text:p>3.61</text:p>
          </table:table-cell>
          <table:table-cell table:style-name="ce3" table:formula="of:=[.K219]*SIN(RADIANS([.L219]))+[.M219]*SIN(RADIANS([.N219]))" office:value-type="float" office:value="3.80857243009341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5717" calcext:value-type="float">
            <text:p>7445717</text:p>
          </table:table-cell>
          <table:table-cell office:value-type="float" office:value="-11.7588861184925" calcext:value-type="float">
            <text:p>-11.7588861185</text:p>
          </table:table-cell>
          <table:table-cell office:value-type="float" office:value="13.0112106943245" calcext:value-type="float">
            <text:p>13.0112106943</text:p>
          </table:table-cell>
          <table:table-cell office:value-type="float" office:value="1.98345577223361" calcext:value-type="float">
            <text:p>1.9834557722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665" calcext:value-type="float">
            <text:p>13.665</text:p>
          </table:table-cell>
          <table:table-cell/>
          <table:table-cell table:formula="of:=DEGREES(ACOS(COS(RADIANS([.B220]))*COS(RADIANS([.C220]))))" office:value-type="float" office:value="17.4691532021594" calcext:value-type="float">
            <text:p>17.47</text:p>
          </table:table-cell>
          <table:table-cell table:formula="of:=SQRT([.E220]^2+[.F220]^2)" office:value-type="float" office:value="0.14142135623731" calcext:value-type="float">
            <text:p>0.14</text:p>
          </table:table-cell>
          <table:table-cell table:formula="of:=DEGREES(ATAN2([.F220]; [.E220]))" office:value-type="float" office:value="-45" calcext:value-type="float">
            <text:p>-45.00</text:p>
          </table:table-cell>
          <table:table-cell table:style-name="ce3" table:formula="of:=0.3*[.J220]" office:value-type="float" office:value="5.24074596064783" calcext:value-type="float">
            <text:p>5.24</text:p>
          </table:table-cell>
          <table:table-cell table:style-name="ce3" table:formula="of:=DEGREES(ATAN( (-SIN (RADIANS ([.C220])) * COS(RADIANS([.B220]))) / (COS (RADIANS ([.C220])) * SIN(RADIANS([.B220]))) ))" office:value-type="float" office:value="47.9860522179044" calcext:value-type="float">
            <text:p>47.99</text:p>
          </table:table-cell>
          <table:table-cell table:style-name="ce3" table:formula="of:=SQRT([.R220]^2+[.S220]^2)" office:value-type="float" office:value="5.23528419790023" calcext:value-type="float">
            <text:p>5.24</text:p>
          </table:table-cell>
          <table:table-cell table:style-name="ce3" table:formula="of:=DEGREES(ATAN2([.S220];[.R220]))" office:value-type="float" office:value="43.5597715863046" calcext:value-type="float">
            <text:p>43.56</text:p>
          </table:table-cell>
          <table:table-cell table:style-name="ce3"/>
          <table:table-cell table:style-name="ce3" table:formula="of:=[.K220]*COS(RADIANS([.L220]))+[.M220]*COS(RADIANS([.N220]))" office:value-type="float" office:value="3.60769150746245" calcext:value-type="float">
            <text:p>3.61</text:p>
          </table:table-cell>
          <table:table-cell table:style-name="ce3" table:formula="of:=[.K220]*SIN(RADIANS([.L220]))+[.M220]*SIN(RADIANS([.N220]))" office:value-type="float" office:value="3.7937794637758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5717" calcext:value-type="float">
            <text:p>7445717</text:p>
          </table:table-cell>
          <table:table-cell office:value-type="float" office:value="-11.7588861184925" calcext:value-type="float">
            <text:p>-11.7588861185</text:p>
          </table:table-cell>
          <table:table-cell office:value-type="float" office:value="13.0112106943245" calcext:value-type="float">
            <text:p>13.0112106943</text:p>
          </table:table-cell>
          <table:table-cell office:value-type="float" office:value="1.98345577223361" calcext:value-type="float">
            <text:p>1.9834557722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665" calcext:value-type="float">
            <text:p>13.665</text:p>
          </table:table-cell>
          <table:table-cell/>
          <table:table-cell table:formula="of:=DEGREES(ACOS(COS(RADIANS([.B221]))*COS(RADIANS([.C221]))))" office:value-type="float" office:value="17.4691532021594" calcext:value-type="float">
            <text:p>17.47</text:p>
          </table:table-cell>
          <table:table-cell table:formula="of:=SQRT([.E221]^2+[.F221]^2)" office:value-type="float" office:value="0.14142135623731" calcext:value-type="float">
            <text:p>0.14</text:p>
          </table:table-cell>
          <table:table-cell table:formula="of:=DEGREES(ATAN2([.F221]; [.E221]))" office:value-type="float" office:value="-45" calcext:value-type="float">
            <text:p>-45.00</text:p>
          </table:table-cell>
          <table:table-cell table:style-name="ce3" table:formula="of:=0.3*[.J221]" office:value-type="float" office:value="5.24074596064783" calcext:value-type="float">
            <text:p>5.24</text:p>
          </table:table-cell>
          <table:table-cell table:style-name="ce3" table:formula="of:=DEGREES(ATAN( (-SIN (RADIANS ([.C221])) * COS(RADIANS([.B221]))) / (COS (RADIANS ([.C221])) * SIN(RADIANS([.B221]))) ))" office:value-type="float" office:value="47.9860522179044" calcext:value-type="float">
            <text:p>47.99</text:p>
          </table:table-cell>
          <table:table-cell table:style-name="ce3" table:formula="of:=SQRT([.R221]^2+[.S221]^2)" office:value-type="float" office:value="5.23528419790023" calcext:value-type="float">
            <text:p>5.24</text:p>
          </table:table-cell>
          <table:table-cell table:style-name="ce3" table:formula="of:=DEGREES(ATAN2([.S221];[.R221]))" office:value-type="float" office:value="43.5597715863046" calcext:value-type="float">
            <text:p>43.56</text:p>
          </table:table-cell>
          <table:table-cell table:style-name="ce3"/>
          <table:table-cell table:style-name="ce3" table:formula="of:=[.K221]*COS(RADIANS([.L221]))+[.M221]*COS(RADIANS([.N221]))" office:value-type="float" office:value="3.60769150746245" calcext:value-type="float">
            <text:p>3.61</text:p>
          </table:table-cell>
          <table:table-cell table:style-name="ce3" table:formula="of:=[.K221]*SIN(RADIANS([.L221]))+[.M221]*SIN(RADIANS([.N221]))" office:value-type="float" office:value="3.79377946377582" calcext:value-type="float">
            <text:p>3.79</text:p>
          </table:table-cell>
          <table:table-cell table:number-columns-repeated="1005"/>
        </table:table-row>
        <table:table-row table:style-name="ro1">
          <table:table-cell office:value-type="float" office:value="7445967" calcext:value-type="float">
            <text:p>7445967</text:p>
          </table:table-cell>
          <table:table-cell office:value-type="float" office:value="-11.7473422450215" calcext:value-type="float">
            <text:p>-11.747342245</text:p>
          </table:table-cell>
          <table:table-cell office:value-type="float" office:value="13.0175824070464" calcext:value-type="float">
            <text:p>13.017582407</text:p>
          </table:table-cell>
          <table:table-cell office:value-type="float" office:value="1.97312703210467" calcext:value-type="float">
            <text:p>1.973127032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DEGREES(ACOS(COS(RADIANS([.B222]))*COS(RADIANS([.C222]))))" office:value-type="float" office:value="17.4662007570396" calcext:value-type="float">
            <text:p>17.47</text:p>
          </table:table-cell>
          <table:table-cell table:formula="of:=SQRT([.E222]^2+[.F222]^2)" office:value-type="float" office:value="0.134536240470737" calcext:value-type="float">
            <text:p>0.13</text:p>
          </table:table-cell>
          <table:table-cell table:formula="of:=DEGREES(ATAN2([.F222]; [.E222]))" office:value-type="float" office:value="-41.9872124958167" calcext:value-type="float">
            <text:p>-41.99</text:p>
          </table:table-cell>
          <table:table-cell table:style-name="ce3" table:formula="of:=0.3*[.J222]" office:value-type="float" office:value="5.23986022711189" calcext:value-type="float">
            <text:p>5.24</text:p>
          </table:table-cell>
          <table:table-cell table:style-name="ce3" table:formula="of:=DEGREES(ATAN( (-SIN (RADIANS ([.C222])) * COS(RADIANS([.B222]))) / (COS (RADIANS ([.C222])) * SIN(RADIANS([.B222]))) ))" office:value-type="float" office:value="48.0292759032372" calcext:value-type="float">
            <text:p>48.03</text:p>
          </table:table-cell>
          <table:table-cell table:style-name="ce3" table:formula="of:=SQRT([.R222]^2+[.S222]^2)" office:value-type="float" office:value="5.24154838406178" calcext:value-type="float">
            <text:p>5.24</text:p>
          </table:table-cell>
          <table:table-cell table:style-name="ce3" table:formula="of:=DEGREES(ATAN2([.S222];[.R222]))" office:value-type="float" office:value="43.4415118347474" calcext:value-type="float">
            <text:p>43.44</text:p>
          </table:table-cell>
          <table:table-cell table:style-name="ce3"/>
          <table:table-cell table:style-name="ce3" table:formula="of:=[.K222]*COS(RADIANS([.L222]))+[.M222]*COS(RADIANS([.N222]))" office:value-type="float" office:value="3.60416072440551" calcext:value-type="float">
            <text:p>3.60</text:p>
          </table:table-cell>
          <table:table-cell table:style-name="ce3" table:formula="of:=[.K222]*SIN(RADIANS([.L222]))+[.M222]*SIN(RADIANS([.N222]))" office:value-type="float" office:value="3.80576601160836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5967" calcext:value-type="float">
            <text:p>7445967</text:p>
          </table:table-cell>
          <table:table-cell office:value-type="float" office:value="-11.7473422450215" calcext:value-type="float">
            <text:p>-11.747342245</text:p>
          </table:table-cell>
          <table:table-cell office:value-type="float" office:value="13.0175824070464" calcext:value-type="float">
            <text:p>13.017582407</text:p>
          </table:table-cell>
          <table:table-cell office:value-type="float" office:value="1.97312703210467" calcext:value-type="float">
            <text:p>1.973127032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" calcext:value-type="float">
            <text:p>0.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DEGREES(ACOS(COS(RADIANS([.B223]))*COS(RADIANS([.C223]))))" office:value-type="float" office:value="17.4662007570396" calcext:value-type="float">
            <text:p>17.47</text:p>
          </table:table-cell>
          <table:table-cell table:formula="of:=SQRT([.E223]^2+[.F223]^2)" office:value-type="float" office:value="0.134536240470737" calcext:value-type="float">
            <text:p>0.13</text:p>
          </table:table-cell>
          <table:table-cell table:formula="of:=DEGREES(ATAN2([.F223]; [.E223]))" office:value-type="float" office:value="-41.9872124958167" calcext:value-type="float">
            <text:p>-41.99</text:p>
          </table:table-cell>
          <table:table-cell table:style-name="ce3" table:formula="of:=0.3*[.J223]" office:value-type="float" office:value="5.23986022711189" calcext:value-type="float">
            <text:p>5.24</text:p>
          </table:table-cell>
          <table:table-cell table:style-name="ce3" table:formula="of:=DEGREES(ATAN( (-SIN (RADIANS ([.C223])) * COS(RADIANS([.B223]))) / (COS (RADIANS ([.C223])) * SIN(RADIANS([.B223]))) ))" office:value-type="float" office:value="48.0292759032372" calcext:value-type="float">
            <text:p>48.03</text:p>
          </table:table-cell>
          <table:table-cell table:style-name="ce3" table:formula="of:=SQRT([.R223]^2+[.S223]^2)" office:value-type="float" office:value="5.24154838406178" calcext:value-type="float">
            <text:p>5.24</text:p>
          </table:table-cell>
          <table:table-cell table:style-name="ce3" table:formula="of:=DEGREES(ATAN2([.S223];[.R223]))" office:value-type="float" office:value="43.4415118347474" calcext:value-type="float">
            <text:p>43.44</text:p>
          </table:table-cell>
          <table:table-cell table:style-name="ce3"/>
          <table:table-cell table:style-name="ce3" table:formula="of:=[.K223]*COS(RADIANS([.L223]))+[.M223]*COS(RADIANS([.N223]))" office:value-type="float" office:value="3.60416072440551" calcext:value-type="float">
            <text:p>3.60</text:p>
          </table:table-cell>
          <table:table-cell table:style-name="ce3" table:formula="of:=[.K223]*SIN(RADIANS([.L223]))+[.M223]*SIN(RADIANS([.N223]))" office:value-type="float" office:value="3.80576601160836" calcext:value-type="float">
            <text:p>3.81</text:p>
          </table:table-cell>
          <table:table-cell table:number-columns-repeated="1005"/>
        </table:table-row>
        <table:table-row table:style-name="ro1">
          <table:table-cell office:value-type="float" office:value="7446216" calcext:value-type="float">
            <text:p>7446216</text:p>
          </table:table-cell>
          <table:table-cell office:value-type="float" office:value="-11.8224751796653" calcext:value-type="float">
            <text:p>-11.8224751797</text:p>
          </table:table-cell>
          <table:table-cell office:value-type="float" office:value="13.1378253260636" calcext:value-type="float">
            <text:p>13.1378253261</text:p>
          </table:table-cell>
          <table:table-cell office:value-type="float" office:value="1.94440715386183" calcext:value-type="float">
            <text:p>1.944407153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736" calcext:value-type="float">
            <text:p>13.736</text:p>
          </table:table-cell>
          <table:table-cell/>
          <table:table-cell table:formula="of:=DEGREES(ACOS(COS(RADIANS([.B224]))*COS(RADIANS([.C224]))))" office:value-type="float" office:value="17.6042103576069" calcext:value-type="float">
            <text:p>17.60</text:p>
          </table:table-cell>
          <table:table-cell table:formula="of:=SQRT([.E224]^2+[.F224]^2)" office:value-type="float" office:value="0.300832179129826" calcext:value-type="float">
            <text:p>0.30</text:p>
          </table:table-cell>
          <table:table-cell table:formula="of:=DEGREES(ATAN2([.F224]; [.E224]))" office:value-type="float" office:value="-111.447736327105" calcext:value-type="float">
            <text:p>-111.45</text:p>
          </table:table-cell>
          <table:table-cell table:style-name="ce3" table:formula="of:=0.3*[.J224]" office:value-type="float" office:value="5.28126310728207" calcext:value-type="float">
            <text:p>5.28</text:p>
          </table:table-cell>
          <table:table-cell table:style-name="ce3" table:formula="of:=DEGREES(ATAN( (-SIN (RADIANS ([.C224])) * COS(RADIANS([.B224]))) / (COS (RADIANS ([.C224])) * SIN(RADIANS([.B224]))) ))" office:value-type="float" office:value="48.1136733537052" calcext:value-type="float">
            <text:p>48.11</text:p>
          </table:table-cell>
          <table:table-cell table:style-name="ce3" table:formula="of:=SQRT([.R224]^2+[.S224]^2)" office:value-type="float" office:value="5.00047281596341" calcext:value-type="float">
            <text:p>5.00</text:p>
          </table:table-cell>
          <table:table-cell table:style-name="ce3" table:formula="of:=DEGREES(ATAN2([.S224];[.R224]))" office:value-type="float" office:value="43.0901037661308" calcext:value-type="float">
            <text:p>43.09</text:p>
          </table:table-cell>
          <table:table-cell table:style-name="ce3"/>
          <table:table-cell table:style-name="ce3" table:formula="of:=[.K224]*COS(RADIANS([.L224]))+[.M224]*COS(RADIANS([.N224]))" office:value-type="float" office:value="3.41606124561145" calcext:value-type="float">
            <text:p>3.42</text:p>
          </table:table-cell>
          <table:table-cell table:style-name="ce3" table:formula="of:=[.K224]*SIN(RADIANS([.L224]))+[.M224]*SIN(RADIANS([.N224]))" office:value-type="float" office:value="3.65174669841989" calcext:value-type="float">
            <text:p>3.65</text:p>
          </table:table-cell>
          <table:table-cell table:number-columns-repeated="1005"/>
        </table:table-row>
        <table:table-row table:style-name="ro1">
          <table:table-cell office:value-type="float" office:value="7446216" calcext:value-type="float">
            <text:p>7446216</text:p>
          </table:table-cell>
          <table:table-cell office:value-type="float" office:value="-11.8224751796653" calcext:value-type="float">
            <text:p>-11.8224751797</text:p>
          </table:table-cell>
          <table:table-cell office:value-type="float" office:value="13.1378253260636" calcext:value-type="float">
            <text:p>13.1378253261</text:p>
          </table:table-cell>
          <table:table-cell office:value-type="float" office:value="1.94440715386183" calcext:value-type="float">
            <text:p>1.944407153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4" calcext:value-type="float">
            <text:p>-0.14</text:p>
          </table:table-cell>
          <table:table-cell office:value-type="float" office:value="13.736" calcext:value-type="float">
            <text:p>13.736</text:p>
          </table:table-cell>
          <table:table-cell/>
          <table:table-cell table:formula="of:=DEGREES(ACOS(COS(RADIANS([.B225]))*COS(RADIANS([.C225]))))" office:value-type="float" office:value="17.6042103576069" calcext:value-type="float">
            <text:p>17.60</text:p>
          </table:table-cell>
          <table:table-cell table:formula="of:=SQRT([.E225]^2+[.F225]^2)" office:value-type="float" office:value="0.300832179129826" calcext:value-type="float">
            <text:p>0.30</text:p>
          </table:table-cell>
          <table:table-cell table:formula="of:=DEGREES(ATAN2([.F225]; [.E225]))" office:value-type="float" office:value="-111.447736327105" calcext:value-type="float">
            <text:p>-111.45</text:p>
          </table:table-cell>
          <table:table-cell table:style-name="ce3" table:formula="of:=0.3*[.J225]" office:value-type="float" office:value="5.28126310728207" calcext:value-type="float">
            <text:p>5.28</text:p>
          </table:table-cell>
          <table:table-cell table:style-name="ce3" table:formula="of:=DEGREES(ATAN( (-SIN (RADIANS ([.C225])) * COS(RADIANS([.B225]))) / (COS (RADIANS ([.C225])) * SIN(RADIANS([.B225]))) ))" office:value-type="float" office:value="48.1136733537052" calcext:value-type="float">
            <text:p>48.11</text:p>
          </table:table-cell>
          <table:table-cell table:style-name="ce3" table:formula="of:=SQRT([.R225]^2+[.S225]^2)" office:value-type="float" office:value="5.00047281596341" calcext:value-type="float">
            <text:p>5.00</text:p>
          </table:table-cell>
          <table:table-cell table:style-name="ce3" table:formula="of:=DEGREES(ATAN2([.S225];[.R225]))" office:value-type="float" office:value="43.0901037661308" calcext:value-type="float">
            <text:p>43.09</text:p>
          </table:table-cell>
          <table:table-cell table:style-name="ce3"/>
          <table:table-cell table:style-name="ce3" table:formula="of:=[.K225]*COS(RADIANS([.L225]))+[.M225]*COS(RADIANS([.N225]))" office:value-type="float" office:value="3.41606124561145" calcext:value-type="float">
            <text:p>3.42</text:p>
          </table:table-cell>
          <table:table-cell table:style-name="ce3" table:formula="of:=[.K225]*SIN(RADIANS([.L225]))+[.M225]*SIN(RADIANS([.N225]))" office:value-type="float" office:value="3.65174669841989" calcext:value-type="float">
            <text:p>3.65</text:p>
          </table:table-cell>
          <table:table-cell table:number-columns-repeated="1005"/>
        </table:table-row>
        <table:table-row table:style-name="ro1">
          <table:table-cell office:value-type="float" office:value="7446466" calcext:value-type="float">
            <text:p>7446466</text:p>
          </table:table-cell>
          <table:table-cell office:value-type="float" office:value="-19.1207286757626" calcext:value-type="float">
            <text:p>-19.1207286758</text:p>
          </table:table-cell>
          <table:table-cell office:value-type="float" office:value="21.1166414323818" calcext:value-type="float">
            <text:p>21.1166414324</text:p>
          </table:table-cell>
          <table:table-cell office:value-type="float" office:value="0.0950346451318558" calcext:value-type="float">
            <text:p>0.0950346451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5" calcext:value-type="float">
            <text:p>-1.05</text:p>
          </table:table-cell>
          <table:table-cell office:value-type="float" office:value="-0.11" calcext:value-type="float">
            <text:p>-0.11</text:p>
          </table:table-cell>
          <table:table-cell office:value-type="float" office:value="13.769" calcext:value-type="float">
            <text:p>13.769</text:p>
          </table:table-cell>
          <table:table-cell/>
          <table:table-cell table:formula="of:=DEGREES(ACOS(COS(RADIANS([.B226]))*COS(RADIANS([.C226]))))" office:value-type="float" office:value="28.1902205083185" calcext:value-type="float">
            <text:p>28.19</text:p>
          </table:table-cell>
          <table:table-cell table:formula="of:=SQRT([.E226]^2+[.F226]^2)" office:value-type="float" office:value="1.51347282763847" calcext:value-type="float">
            <text:p>1.51</text:p>
          </table:table-cell>
          <table:table-cell table:formula="of:=DEGREES(ATAN2([.F226]; [.E226]))" office:value-type="float" office:value="-133.929175545213" calcext:value-type="float">
            <text:p>-133.93</text:p>
          </table:table-cell>
          <table:table-cell table:style-name="ce3" table:formula="of:=0.3*[.J226]" office:value-type="float" office:value="8.45706615249555" calcext:value-type="float">
            <text:p>8.46</text:p>
          </table:table-cell>
          <table:table-cell table:style-name="ce3" table:formula="of:=DEGREES(ATAN( (-SIN (RADIANS ([.C226])) * COS(RADIANS([.B226]))) / (COS (RADIANS ([.C226])) * SIN(RADIANS([.B226]))) ))" office:value-type="float" office:value="48.0862467919459" calcext:value-type="float">
            <text:p>48.09</text:p>
          </table:table-cell>
          <table:table-cell table:style-name="ce3" table:formula="of:=SQRT([.R226]^2+[.S226]^2)" office:value-type="float" office:value="6.94473353924281" calcext:value-type="float">
            <text:p>6.94</text:p>
          </table:table-cell>
          <table:table-cell table:style-name="ce3" table:formula="of:=DEGREES(ATAN2([.S226];[.R226]))" office:value-type="float" office:value="41.4746164455325" calcext:value-type="float">
            <text:p>41.47</text:p>
          </table:table-cell>
          <table:table-cell table:style-name="ce3"/>
          <table:table-cell table:style-name="ce3" table:formula="of:=[.K226]*COS(RADIANS([.L226]))+[.M226]*COS(RADIANS([.N226]))" office:value-type="float" office:value="4.59941490776114" calcext:value-type="float">
            <text:p>4.60</text:p>
          </table:table-cell>
          <table:table-cell table:style-name="ce3" table:formula="of:=[.K226]*SIN(RADIANS([.L226]))+[.M226]*SIN(RADIANS([.N226]))" office:value-type="float" office:value="5.2033360872952" calcext:value-type="float">
            <text:p>5.20</text:p>
          </table:table-cell>
          <table:table-cell table:number-columns-repeated="1005"/>
        </table:table-row>
        <table:table-row table:style-name="ro1">
          <table:table-cell office:value-type="float" office:value="7446466" calcext:value-type="float">
            <text:p>7446466</text:p>
          </table:table-cell>
          <table:table-cell office:value-type="float" office:value="-19.1207286757626" calcext:value-type="float">
            <text:p>-19.1207286758</text:p>
          </table:table-cell>
          <table:table-cell office:value-type="float" office:value="21.1166414323818" calcext:value-type="float">
            <text:p>21.1166414324</text:p>
          </table:table-cell>
          <table:table-cell office:value-type="float" office:value="0.0950346451318558" calcext:value-type="float">
            <text:p>0.0950346451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5" calcext:value-type="float">
            <text:p>-1.05</text:p>
          </table:table-cell>
          <table:table-cell office:value-type="float" office:value="-0.11" calcext:value-type="float">
            <text:p>-0.11</text:p>
          </table:table-cell>
          <table:table-cell office:value-type="float" office:value="13.769" calcext:value-type="float">
            <text:p>13.769</text:p>
          </table:table-cell>
          <table:table-cell/>
          <table:table-cell table:formula="of:=DEGREES(ACOS(COS(RADIANS([.B227]))*COS(RADIANS([.C227]))))" office:value-type="float" office:value="28.1902205083185" calcext:value-type="float">
            <text:p>28.19</text:p>
          </table:table-cell>
          <table:table-cell table:formula="of:=SQRT([.E227]^2+[.F227]^2)" office:value-type="float" office:value="1.51347282763847" calcext:value-type="float">
            <text:p>1.51</text:p>
          </table:table-cell>
          <table:table-cell table:formula="of:=DEGREES(ATAN2([.F227]; [.E227]))" office:value-type="float" office:value="-133.929175545213" calcext:value-type="float">
            <text:p>-133.93</text:p>
          </table:table-cell>
          <table:table-cell table:style-name="ce3" table:formula="of:=0.3*[.J227]" office:value-type="float" office:value="8.45706615249555" calcext:value-type="float">
            <text:p>8.46</text:p>
          </table:table-cell>
          <table:table-cell table:style-name="ce3" table:formula="of:=DEGREES(ATAN( (-SIN (RADIANS ([.C227])) * COS(RADIANS([.B227]))) / (COS (RADIANS ([.C227])) * SIN(RADIANS([.B227]))) ))" office:value-type="float" office:value="48.0862467919459" calcext:value-type="float">
            <text:p>48.09</text:p>
          </table:table-cell>
          <table:table-cell table:style-name="ce3" table:formula="of:=SQRT([.R227]^2+[.S227]^2)" office:value-type="float" office:value="6.94473353924281" calcext:value-type="float">
            <text:p>6.94</text:p>
          </table:table-cell>
          <table:table-cell table:style-name="ce3" table:formula="of:=DEGREES(ATAN2([.S227];[.R227]))" office:value-type="float" office:value="41.4746164455325" calcext:value-type="float">
            <text:p>41.47</text:p>
          </table:table-cell>
          <table:table-cell table:style-name="ce3"/>
          <table:table-cell table:style-name="ce3" table:formula="of:=[.K227]*COS(RADIANS([.L227]))+[.M227]*COS(RADIANS([.N227]))" office:value-type="float" office:value="4.59941490776114" calcext:value-type="float">
            <text:p>4.60</text:p>
          </table:table-cell>
          <table:table-cell table:style-name="ce3" table:formula="of:=[.K227]*SIN(RADIANS([.L227]))+[.M227]*SIN(RADIANS([.N227]))" office:value-type="float" office:value="5.2033360872952" calcext:value-type="float">
            <text:p>5.20</text:p>
          </table:table-cell>
          <table:table-cell table:number-columns-repeated="1005"/>
        </table:table-row>
        <table:table-row table:style-name="ro1">
          <table:table-cell office:value-type="float" office:value="7446716" calcext:value-type="float">
            <text:p>7446716</text:p>
          </table:table-cell>
          <table:table-cell office:value-type="float" office:value="-28.8457910726477" calcext:value-type="float">
            <text:p>-28.8457910726</text:p>
          </table:table-cell>
          <table:table-cell office:value-type="float" office:value="32.686372292" calcext:value-type="float">
            <text:p>32.686372292</text:p>
          </table:table-cell>
          <table:table-cell office:value-type="float" office:value="-1.82853043327162" calcext:value-type="float">
            <text:p>-1.8285304333</text:p>
          </table:table-cell>
          <table:table-cell office:value-type="float" office:value="-1.29" calcext:value-type="float">
            <text:p>-1.29</text:p>
          </table:table-cell>
          <table:table-cell office:value-type="float" office:value="-1.27" calcext:value-type="float">
            <text:p>-1.27</text:p>
          </table:table-cell>
          <table:table-cell office:value-type="float" office:value="-0.02" calcext:value-type="float">
            <text:p>-0.02</text:p>
          </table:table-cell>
          <table:table-cell office:value-type="float" office:value="13.787" calcext:value-type="float">
            <text:p>13.787</text:p>
          </table:table-cell>
          <table:table-cell/>
          <table:table-cell table:formula="of:=DEGREES(ACOS(COS(RADIANS([.B228]))*COS(RADIANS([.C228]))))" office:value-type="float" office:value="42.5057259775691" calcext:value-type="float">
            <text:p>42.51</text:p>
          </table:table-cell>
          <table:table-cell table:formula="of:=SQRT([.E228]^2+[.F228]^2)" office:value-type="float" office:value="1.81024860171193" calcext:value-type="float">
            <text:p>1.81</text:p>
          </table:table-cell>
          <table:table-cell table:formula="of:=DEGREES(ATAN2([.F228]; [.E228]))" office:value-type="float" office:value="-134.552385829139" calcext:value-type="float">
            <text:p>-134.55</text:p>
          </table:table-cell>
          <table:table-cell table:style-name="ce3" table:formula="of:=0.3*[.J228]" office:value-type="float" office:value="12.7517177932707" calcext:value-type="float">
            <text:p>12.75</text:p>
          </table:table-cell>
          <table:table-cell table:style-name="ce3" table:formula="of:=DEGREES(ATAN( (-SIN (RADIANS ([.C228])) * COS(RADIANS([.B228]))) / (COS (RADIANS ([.C228])) * SIN(RADIANS([.B228]))) ))" office:value-type="float" office:value="49.3571506540718" calcext:value-type="float">
            <text:p>49.36</text:p>
          </table:table-cell>
          <table:table-cell table:style-name="ce3" table:formula="of:=SQRT([.R228]^2+[.S228]^2)" office:value-type="float" office:value="10.9463775993783" calcext:value-type="float">
            <text:p>10.95</text:p>
          </table:table-cell>
          <table:table-cell table:style-name="ce3" table:formula="of:=DEGREES(ATAN2([.S228];[.R228]))" office:value-type="float" office:value="39.9968007162133" calcext:value-type="float">
            <text:p>40.00</text:p>
          </table:table-cell>
          <table:table-cell table:style-name="ce3"/>
          <table:table-cell table:style-name="ce3" table:formula="of:=[.K228]*COS(RADIANS([.L228]))+[.M228]*COS(RADIANS([.N228]))" office:value-type="float" office:value="7.03572765594153" calcext:value-type="float">
            <text:p>7.04</text:p>
          </table:table-cell>
          <table:table-cell table:style-name="ce3" table:formula="of:=[.K228]*SIN(RADIANS([.L228]))+[.M228]*SIN(RADIANS([.N228]))" office:value-type="float" office:value="8.38580460657124" calcext:value-type="float">
            <text:p>8.39</text:p>
          </table:table-cell>
          <table:table-cell table:number-columns-repeated="1005"/>
        </table:table-row>
        <table:table-row table:style-name="ro1">
          <table:table-cell office:value-type="float" office:value="7446716" calcext:value-type="float">
            <text:p>7446716</text:p>
          </table:table-cell>
          <table:table-cell office:value-type="float" office:value="-28.8457910726477" calcext:value-type="float">
            <text:p>-28.8457910726</text:p>
          </table:table-cell>
          <table:table-cell office:value-type="float" office:value="32.686372292" calcext:value-type="float">
            <text:p>32.686372292</text:p>
          </table:table-cell>
          <table:table-cell office:value-type="float" office:value="-1.82853043327162" calcext:value-type="float">
            <text:p>-1.8285304333</text:p>
          </table:table-cell>
          <table:table-cell office:value-type="float" office:value="-1.29" calcext:value-type="float">
            <text:p>-1.29</text:p>
          </table:table-cell>
          <table:table-cell office:value-type="float" office:value="-1.27" calcext:value-type="float">
            <text:p>-1.27</text:p>
          </table:table-cell>
          <table:table-cell office:value-type="float" office:value="-0.02" calcext:value-type="float">
            <text:p>-0.02</text:p>
          </table:table-cell>
          <table:table-cell office:value-type="float" office:value="13.787" calcext:value-type="float">
            <text:p>13.787</text:p>
          </table:table-cell>
          <table:table-cell/>
          <table:table-cell table:formula="of:=DEGREES(ACOS(COS(RADIANS([.B229]))*COS(RADIANS([.C229]))))" office:value-type="float" office:value="42.5057259775691" calcext:value-type="float">
            <text:p>42.51</text:p>
          </table:table-cell>
          <table:table-cell table:formula="of:=SQRT([.E229]^2+[.F229]^2)" office:value-type="float" office:value="1.81024860171193" calcext:value-type="float">
            <text:p>1.81</text:p>
          </table:table-cell>
          <table:table-cell table:formula="of:=DEGREES(ATAN2([.F229]; [.E229]))" office:value-type="float" office:value="-134.552385829139" calcext:value-type="float">
            <text:p>-134.55</text:p>
          </table:table-cell>
          <table:table-cell table:style-name="ce3" table:formula="of:=0.3*[.J229]" office:value-type="float" office:value="12.7517177932707" calcext:value-type="float">
            <text:p>12.75</text:p>
          </table:table-cell>
          <table:table-cell table:style-name="ce3" table:formula="of:=DEGREES(ATAN( (-SIN (RADIANS ([.C229])) * COS(RADIANS([.B229]))) / (COS (RADIANS ([.C229])) * SIN(RADIANS([.B229]))) ))" office:value-type="float" office:value="49.3571506540718" calcext:value-type="float">
            <text:p>49.36</text:p>
          </table:table-cell>
          <table:table-cell table:style-name="ce3" table:formula="of:=SQRT([.R229]^2+[.S229]^2)" office:value-type="float" office:value="10.9463775993783" calcext:value-type="float">
            <text:p>10.95</text:p>
          </table:table-cell>
          <table:table-cell table:style-name="ce3" table:formula="of:=DEGREES(ATAN2([.S229];[.R229]))" office:value-type="float" office:value="39.9968007162133" calcext:value-type="float">
            <text:p>40.00</text:p>
          </table:table-cell>
          <table:table-cell table:style-name="ce3"/>
          <table:table-cell table:style-name="ce3" table:formula="of:=[.K229]*COS(RADIANS([.L229]))+[.M229]*COS(RADIANS([.N229]))" office:value-type="float" office:value="7.03572765594153" calcext:value-type="float">
            <text:p>7.04</text:p>
          </table:table-cell>
          <table:table-cell table:style-name="ce3" table:formula="of:=[.K229]*SIN(RADIANS([.L229]))+[.M229]*SIN(RADIANS([.N229]))" office:value-type="float" office:value="8.38580460657124" calcext:value-type="float">
            <text:p>8.39</text:p>
          </table:table-cell>
          <table:table-cell table:number-columns-repeated="1005"/>
        </table:table-row>
        <table:table-row table:style-name="ro1">
          <table:table-cell office:value-type="float" office:value="7446966" calcext:value-type="float">
            <text:p>7446966</text:p>
          </table:table-cell>
          <table:table-cell office:value-type="float" office:value="-33.1408360038997" calcext:value-type="float">
            <text:p>-33.1408360039</text:p>
          </table:table-cell>
          <table:table-cell office:value-type="float" office:value="34.4769166282026" calcext:value-type="float">
            <text:p>34.4769166282</text:p>
          </table:table-cell>
          <table:table-cell office:value-type="float" office:value="0.565620291525774" calcext:value-type="float">
            <text:p>0.5656202915</text:p>
          </table:table-cell>
          <table:table-cell office:value-type="float" office:value="-1.1" calcext:value-type="float">
            <text:p>-1.1</text:p>
          </table:table-cell>
          <table:table-cell office:value-type="float" office:value="-0.91" calcext:value-type="float">
            <text:p>-0.91</text:p>
          </table:table-cell>
          <table:table-cell office:value-type="float" office:value="-0.01" calcext:value-type="float">
            <text:p>-0.01</text:p>
          </table:table-cell>
          <table:table-cell office:value-type="float" office:value="13.79" calcext:value-type="float">
            <text:p>13.79</text:p>
          </table:table-cell>
          <table:table-cell/>
          <table:table-cell table:formula="of:=DEGREES(ACOS(COS(RADIANS([.B230]))*COS(RADIANS([.C230]))))" office:value-type="float" office:value="46.3496223339871" calcext:value-type="float">
            <text:p>46.35</text:p>
          </table:table-cell>
          <table:table-cell table:formula="of:=SQRT([.E230]^2+[.F230]^2)" office:value-type="float" office:value="1.42762039772483" calcext:value-type="float">
            <text:p>1.43</text:p>
          </table:table-cell>
          <table:table-cell table:formula="of:=DEGREES(ATAN2([.F230]; [.E230]))" office:value-type="float" office:value="-129.600026576675" calcext:value-type="float">
            <text:p>-129.60</text:p>
          </table:table-cell>
          <table:table-cell table:style-name="ce3" table:formula="of:=0.3*[.J230]" office:value-type="float" office:value="13.9048867001961" calcext:value-type="float">
            <text:p>13.90</text:p>
          </table:table-cell>
          <table:table-cell table:style-name="ce3" table:formula="of:=DEGREES(ATAN( (-SIN (RADIANS ([.C230])) * COS(RADIANS([.B230]))) / (COS (RADIANS ([.C230])) * SIN(RADIANS([.B230]))) ))" office:value-type="float" office:value="46.4444991811459" calcext:value-type="float">
            <text:p>46.44</text:p>
          </table:table-cell>
          <table:table-cell table:style-name="ce3" table:formula="of:=SQRT([.R230]^2+[.S230]^2)" office:value-type="float" office:value="12.4810554732795" calcext:value-type="float">
            <text:p>12.48</text:p>
          </table:table-cell>
          <table:table-cell table:style-name="ce3" table:formula="of:=DEGREES(ATAN2([.S230];[.R230]))" office:value-type="float" office:value="44.0075851661101" calcext:value-type="float">
            <text:p>44.01</text:p>
          </table:table-cell>
          <table:table-cell table:style-name="ce3"/>
          <table:table-cell table:style-name="ce3" table:formula="of:=[.K230]*COS(RADIANS([.L230]))+[.M230]*COS(RADIANS([.N230]))" office:value-type="float" office:value="8.67125815918873" calcext:value-type="float">
            <text:p>8.67</text:p>
          </table:table-cell>
          <table:table-cell table:style-name="ce3" table:formula="of:=[.K230]*SIN(RADIANS([.L230]))+[.M230]*SIN(RADIANS([.N230]))" office:value-type="float" office:value="8.97697207658484" calcext:value-type="float">
            <text:p>8.98</text:p>
          </table:table-cell>
          <table:table-cell table:number-columns-repeated="1005"/>
        </table:table-row>
        <table:table-row table:style-name="ro1">
          <table:table-cell office:value-type="float" office:value="7446966" calcext:value-type="float">
            <text:p>7446966</text:p>
          </table:table-cell>
          <table:table-cell office:value-type="float" office:value="-33.1408360038997" calcext:value-type="float">
            <text:p>-33.1408360039</text:p>
          </table:table-cell>
          <table:table-cell office:value-type="float" office:value="34.4769166282026" calcext:value-type="float">
            <text:p>34.4769166282</text:p>
          </table:table-cell>
          <table:table-cell office:value-type="float" office:value="0.565620291525774" calcext:value-type="float">
            <text:p>0.5656202915</text:p>
          </table:table-cell>
          <table:table-cell office:value-type="float" office:value="-1.1" calcext:value-type="float">
            <text:p>-1.1</text:p>
          </table:table-cell>
          <table:table-cell office:value-type="float" office:value="-0.91" calcext:value-type="float">
            <text:p>-0.91</text:p>
          </table:table-cell>
          <table:table-cell office:value-type="float" office:value="-0.01" calcext:value-type="float">
            <text:p>-0.01</text:p>
          </table:table-cell>
          <table:table-cell office:value-type="float" office:value="13.79" calcext:value-type="float">
            <text:p>13.79</text:p>
          </table:table-cell>
          <table:table-cell/>
          <table:table-cell table:formula="of:=DEGREES(ACOS(COS(RADIANS([.B231]))*COS(RADIANS([.C231]))))" office:value-type="float" office:value="46.3496223339871" calcext:value-type="float">
            <text:p>46.35</text:p>
          </table:table-cell>
          <table:table-cell table:formula="of:=SQRT([.E231]^2+[.F231]^2)" office:value-type="float" office:value="1.42762039772483" calcext:value-type="float">
            <text:p>1.43</text:p>
          </table:table-cell>
          <table:table-cell table:formula="of:=DEGREES(ATAN2([.F231]; [.E231]))" office:value-type="float" office:value="-129.600026576675" calcext:value-type="float">
            <text:p>-129.60</text:p>
          </table:table-cell>
          <table:table-cell table:style-name="ce3" table:formula="of:=0.3*[.J231]" office:value-type="float" office:value="13.9048867001961" calcext:value-type="float">
            <text:p>13.90</text:p>
          </table:table-cell>
          <table:table-cell table:style-name="ce3" table:formula="of:=DEGREES(ATAN( (-SIN (RADIANS ([.C231])) * COS(RADIANS([.B231]))) / (COS (RADIANS ([.C231])) * SIN(RADIANS([.B231]))) ))" office:value-type="float" office:value="46.4444991811459" calcext:value-type="float">
            <text:p>46.44</text:p>
          </table:table-cell>
          <table:table-cell table:style-name="ce3" table:formula="of:=SQRT([.R231]^2+[.S231]^2)" office:value-type="float" office:value="12.4810554732795" calcext:value-type="float">
            <text:p>12.48</text:p>
          </table:table-cell>
          <table:table-cell table:style-name="ce3" table:formula="of:=DEGREES(ATAN2([.S231];[.R231]))" office:value-type="float" office:value="44.0075851661101" calcext:value-type="float">
            <text:p>44.01</text:p>
          </table:table-cell>
          <table:table-cell table:style-name="ce3"/>
          <table:table-cell table:style-name="ce3" table:formula="of:=[.K231]*COS(RADIANS([.L231]))+[.M231]*COS(RADIANS([.N231]))" office:value-type="float" office:value="8.67125815918873" calcext:value-type="float">
            <text:p>8.67</text:p>
          </table:table-cell>
          <table:table-cell table:style-name="ce3" table:formula="of:=[.K231]*SIN(RADIANS([.L231]))+[.M231]*SIN(RADIANS([.N231]))" office:value-type="float" office:value="8.97697207658484" calcext:value-type="float">
            <text:p>8.98</text:p>
          </table:table-cell>
          <table:table-cell table:number-columns-repeated="1005"/>
        </table:table-row>
        <table:table-row table:style-name="ro1">
          <table:table-cell office:value-type="float" office:value="7447216" calcext:value-type="float">
            <text:p>7447216</text:p>
          </table:table-cell>
          <table:table-cell office:value-type="float" office:value="-35.2661962132164" calcext:value-type="float">
            <text:p>-35.2661962132</text:p>
          </table:table-cell>
          <table:table-cell office:value-type="float" office:value="29.4874429489408" calcext:value-type="float">
            <text:p>29.4874429489</text:p>
          </table:table-cell>
          <table:table-cell office:value-type="float" office:value="3.59899828218261" calcext:value-type="float">
            <text:p>3.5989982822</text:p>
          </table:table-cell>
          <table:table-cell office:value-type="float" office:value="-0.82" calcext:value-type="float">
            <text:p>-0.8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09" calcext:value-type="float">
            <text:p>-0.09</text:p>
          </table:table-cell>
          <table:table-cell office:value-type="float" office:value="13.803" calcext:value-type="float">
            <text:p>13.803</text:p>
          </table:table-cell>
          <table:table-cell/>
          <table:table-cell table:formula="of:=DEGREES(ACOS(COS(RADIANS([.B232]))*COS(RADIANS([.C232]))))" office:value-type="float" office:value="44.706904645632" calcext:value-type="float">
            <text:p>44.71</text:p>
          </table:table-cell>
          <table:table-cell table:formula="of:=SQRT([.E232]^2+[.F232]^2)" office:value-type="float" office:value="0.992975326984513" calcext:value-type="float">
            <text:p>0.99</text:p>
          </table:table-cell>
          <table:table-cell table:formula="of:=DEGREES(ATAN2([.F232]; [.E232]))" office:value-type="float" office:value="-124.330217195503" calcext:value-type="float">
            <text:p>-124.33</text:p>
          </table:table-cell>
          <table:table-cell table:style-name="ce3" table:formula="of:=0.3*[.J232]" office:value-type="float" office:value="13.4120713936896" calcext:value-type="float">
            <text:p>13.41</text:p>
          </table:table-cell>
          <table:table-cell table:style-name="ce3" table:formula="of:=DEGREES(ATAN( (-SIN (RADIANS ([.C232])) * COS(RADIANS([.B232]))) / (COS (RADIANS ([.C232])) * SIN(RADIANS([.B232]))) ))" office:value-type="float" office:value="38.6479609732638" calcext:value-type="float">
            <text:p>38.65</text:p>
          </table:table-cell>
          <table:table-cell table:style-name="ce3" table:formula="of:=SQRT([.R232]^2+[.S232]^2)" office:value-type="float" office:value="12.4659844727699" calcext:value-type="float">
            <text:p>12.47</text:p>
          </table:table-cell>
          <table:table-cell table:style-name="ce3" table:formula="of:=DEGREES(ATAN2([.S232];[.R232]))" office:value-type="float" office:value="52.6881725619981" calcext:value-type="float">
            <text:p>52.69</text:p>
          </table:table-cell>
          <table:table-cell table:style-name="ce3"/>
          <table:table-cell table:style-name="ce3" table:formula="of:=[.K232]*COS(RADIANS([.L232]))+[.M232]*COS(RADIANS([.N232]))" office:value-type="float" office:value="9.91480044450351" calcext:value-type="float">
            <text:p>9.91</text:p>
          </table:table-cell>
          <table:table-cell table:style-name="ce3" table:formula="of:=[.K232]*SIN(RADIANS([.L232]))+[.M232]*SIN(RADIANS([.N232]))" office:value-type="float" office:value="7.55628883917311" calcext:value-type="float">
            <text:p>7.56</text:p>
          </table:table-cell>
          <table:table-cell table:number-columns-repeated="1005"/>
        </table:table-row>
        <table:table-row table:style-name="ro1">
          <table:table-cell office:value-type="float" office:value="7447216" calcext:value-type="float">
            <text:p>7447216</text:p>
          </table:table-cell>
          <table:table-cell office:value-type="float" office:value="-35.2661962132164" calcext:value-type="float">
            <text:p>-35.2661962132</text:p>
          </table:table-cell>
          <table:table-cell office:value-type="float" office:value="29.4874429489408" calcext:value-type="float">
            <text:p>29.4874429489</text:p>
          </table:table-cell>
          <table:table-cell office:value-type="float" office:value="3.59899828218261" calcext:value-type="float">
            <text:p>3.5989982822</text:p>
          </table:table-cell>
          <table:table-cell office:value-type="float" office:value="-0.82" calcext:value-type="float">
            <text:p>-0.8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09" calcext:value-type="float">
            <text:p>-0.09</text:p>
          </table:table-cell>
          <table:table-cell office:value-type="float" office:value="13.803" calcext:value-type="float">
            <text:p>13.803</text:p>
          </table:table-cell>
          <table:table-cell/>
          <table:table-cell table:formula="of:=DEGREES(ACOS(COS(RADIANS([.B233]))*COS(RADIANS([.C233]))))" office:value-type="float" office:value="44.706904645632" calcext:value-type="float">
            <text:p>44.71</text:p>
          </table:table-cell>
          <table:table-cell table:formula="of:=SQRT([.E233]^2+[.F233]^2)" office:value-type="float" office:value="0.992975326984513" calcext:value-type="float">
            <text:p>0.99</text:p>
          </table:table-cell>
          <table:table-cell table:formula="of:=DEGREES(ATAN2([.F233]; [.E233]))" office:value-type="float" office:value="-124.330217195503" calcext:value-type="float">
            <text:p>-124.33</text:p>
          </table:table-cell>
          <table:table-cell table:style-name="ce3" table:formula="of:=0.3*[.J233]" office:value-type="float" office:value="13.4120713936896" calcext:value-type="float">
            <text:p>13.41</text:p>
          </table:table-cell>
          <table:table-cell table:style-name="ce3" table:formula="of:=DEGREES(ATAN( (-SIN (RADIANS ([.C233])) * COS(RADIANS([.B233]))) / (COS (RADIANS ([.C233])) * SIN(RADIANS([.B233]))) ))" office:value-type="float" office:value="38.6479609732638" calcext:value-type="float">
            <text:p>38.65</text:p>
          </table:table-cell>
          <table:table-cell table:style-name="ce3" table:formula="of:=SQRT([.R233]^2+[.S233]^2)" office:value-type="float" office:value="12.4659844727699" calcext:value-type="float">
            <text:p>12.47</text:p>
          </table:table-cell>
          <table:table-cell table:style-name="ce3" table:formula="of:=DEGREES(ATAN2([.S233];[.R233]))" office:value-type="float" office:value="52.6881725619981" calcext:value-type="float">
            <text:p>52.69</text:p>
          </table:table-cell>
          <table:table-cell table:style-name="ce3"/>
          <table:table-cell table:style-name="ce3" table:formula="of:=[.K233]*COS(RADIANS([.L233]))+[.M233]*COS(RADIANS([.N233]))" office:value-type="float" office:value="9.91480044450351" calcext:value-type="float">
            <text:p>9.91</text:p>
          </table:table-cell>
          <table:table-cell table:style-name="ce3" table:formula="of:=[.K233]*SIN(RADIANS([.L233]))+[.M233]*SIN(RADIANS([.N233]))" office:value-type="float" office:value="7.55628883917311" calcext:value-type="float">
            <text:p>7.56</text:p>
          </table:table-cell>
          <table:table-cell table:number-columns-repeated="1005"/>
        </table:table-row>
        <table:table-row table:style-name="ro1">
          <table:table-cell office:value-type="float" office:value="7447467" calcext:value-type="float">
            <text:p>7447467</text:p>
          </table:table-cell>
          <table:table-cell office:value-type="float" office:value="-36.704873109042" calcext:value-type="float">
            <text:p>-36.704873109</text:p>
          </table:table-cell>
          <table:table-cell office:value-type="float" office:value="26.6732240108825" calcext:value-type="float">
            <text:p>26.6732240109</text:p>
          </table:table-cell>
          <table:table-cell office:value-type="float" office:value="4.89300921006644" calcext:value-type="float">
            <text:p>4.893009210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15" calcext:value-type="float">
            <text:p>-0.15</text:p>
          </table:table-cell>
          <table:table-cell office:value-type="float" office:value="13.834" calcext:value-type="float">
            <text:p>13.834</text:p>
          </table:table-cell>
          <table:table-cell/>
          <table:table-cell table:formula="of:=DEGREES(ACOS(COS(RADIANS([.B234]))*COS(RADIANS([.C234]))))" office:value-type="float" office:value="44.2414325283049" calcext:value-type="float">
            <text:p>44.24</text:p>
          </table:table-cell>
          <table:table-cell table:formula="of:=SQRT([.E234]^2+[.F234]^2)" office:value-type="float" office:value="0.708378429936994" calcext:value-type="float">
            <text:p>0.71</text:p>
          </table:table-cell>
          <table:table-cell table:formula="of:=DEGREES(ATAN2([.F234]; [.E234]))" office:value-type="float" office:value="-131.566369637549" calcext:value-type="float">
            <text:p>-131.57</text:p>
          </table:table-cell>
          <table:table-cell table:style-name="ce3" table:formula="of:=0.3*[.J234]" office:value-type="float" office:value="13.2724297584915" calcext:value-type="float">
            <text:p>13.27</text:p>
          </table:table-cell>
          <table:table-cell table:style-name="ce3" table:formula="of:=DEGREES(ATAN( (-SIN (RADIANS ([.C234])) * COS(RADIANS([.B234]))) / (COS (RADIANS ([.C234])) * SIN(RADIANS([.B234]))) ))" office:value-type="float" office:value="33.9740984294306" calcext:value-type="float">
            <text:p>33.97</text:p>
          </table:table-cell>
          <table:table-cell table:style-name="ce3" table:formula="of:=SQRT([.R234]^2+[.S234]^2)" office:value-type="float" office:value="12.5877325433151" calcext:value-type="float">
            <text:p>12.59</text:p>
          </table:table-cell>
          <table:table-cell table:style-name="ce3" table:formula="of:=DEGREES(ATAN2([.S234];[.R234]))" office:value-type="float" office:value="56.8310326147638" calcext:value-type="float">
            <text:p>56.83</text:p>
          </table:table-cell>
          <table:table-cell table:style-name="ce3"/>
          <table:table-cell table:style-name="ce3" table:formula="of:=[.K234]*COS(RADIANS([.L234]))+[.M234]*COS(RADIANS([.N234]))" office:value-type="float" office:value="10.5366970023286" calcext:value-type="float">
            <text:p>10.54</text:p>
          </table:table-cell>
          <table:table-cell table:style-name="ce3" table:formula="of:=[.K234]*SIN(RADIANS([.L234]))+[.M234]*SIN(RADIANS([.N234]))" office:value-type="float" office:value="6.88687351874229" calcext:value-type="float">
            <text:p>6.89</text:p>
          </table:table-cell>
          <table:table-cell table:number-columns-repeated="1005"/>
        </table:table-row>
        <table:table-row table:style-name="ro1">
          <table:table-cell office:value-type="float" office:value="7447467" calcext:value-type="float">
            <text:p>7447467</text:p>
          </table:table-cell>
          <table:table-cell office:value-type="float" office:value="-36.704873109042" calcext:value-type="float">
            <text:p>-36.704873109</text:p>
          </table:table-cell>
          <table:table-cell office:value-type="float" office:value="26.6732240108825" calcext:value-type="float">
            <text:p>26.6732240109</text:p>
          </table:table-cell>
          <table:table-cell office:value-type="float" office:value="4.89300921006644" calcext:value-type="float">
            <text:p>4.893009210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15" calcext:value-type="float">
            <text:p>-0.15</text:p>
          </table:table-cell>
          <table:table-cell office:value-type="float" office:value="13.834" calcext:value-type="float">
            <text:p>13.834</text:p>
          </table:table-cell>
          <table:table-cell/>
          <table:table-cell table:formula="of:=DEGREES(ACOS(COS(RADIANS([.B235]))*COS(RADIANS([.C235]))))" office:value-type="float" office:value="44.2414325283049" calcext:value-type="float">
            <text:p>44.24</text:p>
          </table:table-cell>
          <table:table-cell table:formula="of:=SQRT([.E235]^2+[.F235]^2)" office:value-type="float" office:value="0.708378429936994" calcext:value-type="float">
            <text:p>0.71</text:p>
          </table:table-cell>
          <table:table-cell table:formula="of:=DEGREES(ATAN2([.F235]; [.E235]))" office:value-type="float" office:value="-131.566369637549" calcext:value-type="float">
            <text:p>-131.57</text:p>
          </table:table-cell>
          <table:table-cell table:style-name="ce3" table:formula="of:=0.3*[.J235]" office:value-type="float" office:value="13.2724297584915" calcext:value-type="float">
            <text:p>13.27</text:p>
          </table:table-cell>
          <table:table-cell table:style-name="ce3" table:formula="of:=DEGREES(ATAN( (-SIN (RADIANS ([.C235])) * COS(RADIANS([.B235]))) / (COS (RADIANS ([.C235])) * SIN(RADIANS([.B235]))) ))" office:value-type="float" office:value="33.9740984294306" calcext:value-type="float">
            <text:p>33.97</text:p>
          </table:table-cell>
          <table:table-cell table:style-name="ce3" table:formula="of:=SQRT([.R235]^2+[.S235]^2)" office:value-type="float" office:value="12.5877325433151" calcext:value-type="float">
            <text:p>12.59</text:p>
          </table:table-cell>
          <table:table-cell table:style-name="ce3" table:formula="of:=DEGREES(ATAN2([.S235];[.R235]))" office:value-type="float" office:value="56.8310326147638" calcext:value-type="float">
            <text:p>56.83</text:p>
          </table:table-cell>
          <table:table-cell table:style-name="ce3"/>
          <table:table-cell table:style-name="ce3" table:formula="of:=[.K235]*COS(RADIANS([.L235]))+[.M235]*COS(RADIANS([.N235]))" office:value-type="float" office:value="10.5366970023286" calcext:value-type="float">
            <text:p>10.54</text:p>
          </table:table-cell>
          <table:table-cell table:style-name="ce3" table:formula="of:=[.K235]*SIN(RADIANS([.L235]))+[.M235]*SIN(RADIANS([.N235]))" office:value-type="float" office:value="6.88687351874229" calcext:value-type="float">
            <text:p>6.89</text:p>
          </table:table-cell>
          <table:table-cell table:number-columns-repeated="1005"/>
        </table:table-row>
        <table:table-row table:style-name="ro1">
          <table:table-cell office:value-type="float" office:value="7447717" calcext:value-type="float">
            <text:p>7447717</text:p>
          </table:table-cell>
          <table:table-cell office:value-type="float" office:value="-36.5064936796936" calcext:value-type="float">
            <text:p>-36.5064936797</text:p>
          </table:table-cell>
          <table:table-cell office:value-type="float" office:value="27.7777748827003" calcext:value-type="float">
            <text:p>27.7777748827</text:p>
          </table:table-cell>
          <table:table-cell office:value-type="float" office:value="4.87849633874063" calcext:value-type="float">
            <text:p>4.8784963387</text:p>
          </table:table-cell>
          <table:table-cell office:value-type="float" office:value="-0.28" calcext:value-type="float">
            <text:p>-0.2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18" calcext:value-type="float">
            <text:p>-0.18</text:p>
          </table:table-cell>
          <table:table-cell office:value-type="float" office:value="13.876" calcext:value-type="float">
            <text:p>13.876</text:p>
          </table:table-cell>
          <table:table-cell/>
          <table:table-cell table:formula="of:=DEGREES(ACOS(COS(RADIANS([.B236]))*COS(RADIANS([.C236]))))" office:value-type="float" office:value="44.6704453191561" calcext:value-type="float">
            <text:p>44.67</text:p>
          </table:table-cell>
          <table:table-cell table:formula="of:=SQRT([.E236]^2+[.F236]^2)" office:value-type="float" office:value="0.504777178564958" calcext:value-type="float">
            <text:p>0.50</text:p>
          </table:table-cell>
          <table:table-cell table:formula="of:=DEGREES(ATAN2([.F236]; [.E236]))" office:value-type="float" office:value="-146.30993247402" calcext:value-type="float">
            <text:p>-146.31</text:p>
          </table:table-cell>
          <table:table-cell table:style-name="ce3" table:formula="of:=0.3*[.J236]" office:value-type="float" office:value="13.4011335957468" calcext:value-type="float">
            <text:p>13.40</text:p>
          </table:table-cell>
          <table:table-cell table:style-name="ce3" table:formula="of:=DEGREES(ATAN( (-SIN (RADIANS ([.C236])) * COS(RADIANS([.B236]))) / (COS (RADIANS ([.C236])) * SIN(RADIANS([.B236]))) ))" office:value-type="float" office:value="35.4389146793617" calcext:value-type="float">
            <text:p>35.44</text:p>
          </table:table-cell>
          <table:table-cell table:style-name="ce3" table:formula="of:=SQRT([.R236]^2+[.S236]^2)" office:value-type="float" office:value="12.8966007404548" calcext:value-type="float">
            <text:p>12.90</text:p>
          </table:table-cell>
          <table:table-cell table:style-name="ce3" table:formula="of:=DEGREES(ATAN2([.S236];[.R236]))" office:value-type="float" office:value="54.4926454820552" calcext:value-type="float">
            <text:p>54.49</text:p>
          </table:table-cell>
          <table:table-cell table:style-name="ce3"/>
          <table:table-cell table:style-name="ce3" table:formula="of:=[.K236]*COS(RADIANS([.L236]))+[.M236]*COS(RADIANS([.N236]))" office:value-type="float" office:value="10.4983614060876" calcext:value-type="float">
            <text:p>10.50</text:p>
          </table:table-cell>
          <table:table-cell table:style-name="ce3" table:formula="of:=[.K236]*SIN(RADIANS([.L236]))+[.M236]*SIN(RADIANS([.N236]))" office:value-type="float" office:value="7.49044180578623" calcext:value-type="float">
            <text:p>7.49</text:p>
          </table:table-cell>
          <table:table-cell table:number-columns-repeated="1005"/>
        </table:table-row>
        <table:table-row table:style-name="ro1">
          <table:table-cell office:value-type="float" office:value="7447717" calcext:value-type="float">
            <text:p>7447717</text:p>
          </table:table-cell>
          <table:table-cell office:value-type="float" office:value="-36.5064936796936" calcext:value-type="float">
            <text:p>-36.5064936797</text:p>
          </table:table-cell>
          <table:table-cell office:value-type="float" office:value="27.7777748827003" calcext:value-type="float">
            <text:p>27.7777748827</text:p>
          </table:table-cell>
          <table:table-cell office:value-type="float" office:value="4.87849633874063" calcext:value-type="float">
            <text:p>4.8784963387</text:p>
          </table:table-cell>
          <table:table-cell office:value-type="float" office:value="-0.28" calcext:value-type="float">
            <text:p>-0.2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18" calcext:value-type="float">
            <text:p>-0.18</text:p>
          </table:table-cell>
          <table:table-cell office:value-type="float" office:value="13.876" calcext:value-type="float">
            <text:p>13.876</text:p>
          </table:table-cell>
          <table:table-cell/>
          <table:table-cell table:formula="of:=DEGREES(ACOS(COS(RADIANS([.B237]))*COS(RADIANS([.C237]))))" office:value-type="float" office:value="44.6704453191561" calcext:value-type="float">
            <text:p>44.67</text:p>
          </table:table-cell>
          <table:table-cell table:formula="of:=SQRT([.E237]^2+[.F237]^2)" office:value-type="float" office:value="0.504777178564958" calcext:value-type="float">
            <text:p>0.50</text:p>
          </table:table-cell>
          <table:table-cell table:formula="of:=DEGREES(ATAN2([.F237]; [.E237]))" office:value-type="float" office:value="-146.30993247402" calcext:value-type="float">
            <text:p>-146.31</text:p>
          </table:table-cell>
          <table:table-cell table:style-name="ce3" table:formula="of:=0.3*[.J237]" office:value-type="float" office:value="13.4011335957468" calcext:value-type="float">
            <text:p>13.40</text:p>
          </table:table-cell>
          <table:table-cell table:style-name="ce3" table:formula="of:=DEGREES(ATAN( (-SIN (RADIANS ([.C237])) * COS(RADIANS([.B237]))) / (COS (RADIANS ([.C237])) * SIN(RADIANS([.B237]))) ))" office:value-type="float" office:value="35.4389146793617" calcext:value-type="float">
            <text:p>35.44</text:p>
          </table:table-cell>
          <table:table-cell table:style-name="ce3" table:formula="of:=SQRT([.R237]^2+[.S237]^2)" office:value-type="float" office:value="12.8966007404548" calcext:value-type="float">
            <text:p>12.90</text:p>
          </table:table-cell>
          <table:table-cell table:style-name="ce3" table:formula="of:=DEGREES(ATAN2([.S237];[.R237]))" office:value-type="float" office:value="54.4926454820552" calcext:value-type="float">
            <text:p>54.49</text:p>
          </table:table-cell>
          <table:table-cell table:style-name="ce3"/>
          <table:table-cell table:style-name="ce3" table:formula="of:=[.K237]*COS(RADIANS([.L237]))+[.M237]*COS(RADIANS([.N237]))" office:value-type="float" office:value="10.4983614060876" calcext:value-type="float">
            <text:p>10.50</text:p>
          </table:table-cell>
          <table:table-cell table:style-name="ce3" table:formula="of:=[.K237]*SIN(RADIANS([.L237]))+[.M237]*SIN(RADIANS([.N237]))" office:value-type="float" office:value="7.49044180578623" calcext:value-type="float">
            <text:p>7.49</text:p>
          </table:table-cell>
          <table:table-cell table:number-columns-repeated="1005"/>
        </table:table-row>
        <table:table-row table:style-name="ro1">
          <table:table-cell office:value-type="float" office:value="7447967" calcext:value-type="float">
            <text:p>7447967</text:p>
          </table:table-cell>
          <table:table-cell office:value-type="float" office:value="-34.9576287570827" calcext:value-type="float">
            <text:p>-34.9576287571</text:p>
          </table:table-cell>
          <table:table-cell office:value-type="float" office:value="30.0137158546794" calcext:value-type="float">
            <text:p>30.0137158547</text:p>
          </table:table-cell>
          <table:table-cell office:value-type="float" office:value="3.89790315507483" calcext:value-type="float">
            <text:p>3.897903155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9" calcext:value-type="float">
            <text:p>-0.19</text:p>
          </table:table-cell>
          <table:table-cell office:value-type="float" office:value="13.922" calcext:value-type="float">
            <text:p>13.922</text:p>
          </table:table-cell>
          <table:table-cell/>
          <table:table-cell table:formula="of:=DEGREES(ACOS(COS(RADIANS([.B238]))*COS(RADIANS([.C238]))))" office:value-type="float" office:value="44.7914799671263" calcext:value-type="float">
            <text:p>44.79</text:p>
          </table:table-cell>
          <table:table-cell table:formula="of:=SQRT([.E238]^2+[.F238]^2)" office:value-type="float" office:value="0.340147027033899" calcext:value-type="float">
            <text:p>0.34</text:p>
          </table:table-cell>
          <table:table-cell table:formula="of:=DEGREES(ATAN2([.F238]; [.E238]))" office:value-type="float" office:value="-155.695450734063" calcext:value-type="float">
            <text:p>-155.70</text:p>
          </table:table-cell>
          <table:table-cell table:style-name="ce3" table:formula="of:=0.3*[.J238]" office:value-type="float" office:value="13.4374439901379" calcext:value-type="float">
            <text:p>13.44</text:p>
          </table:table-cell>
          <table:table-cell table:style-name="ce3" table:formula="of:=DEGREES(ATAN( (-SIN (RADIANS ([.C238])) * COS(RADIANS([.B238]))) / (COS (RADIANS ([.C238])) * SIN(RADIANS([.B238]))) ))" office:value-type="float" office:value="39.5668347633995" calcext:value-type="float">
            <text:p>39.57</text:p>
          </table:table-cell>
          <table:table-cell table:style-name="ce3" table:formula="of:=SQRT([.R238]^2+[.S238]^2)" office:value-type="float" office:value="13.1095994271613" calcext:value-type="float">
            <text:p>13.11</text:p>
          </table:table-cell>
          <table:table-cell table:style-name="ce3" table:formula="of:=DEGREES(ATAN2([.S238];[.R238]))" office:value-type="float" office:value="50.0418272718532" calcext:value-type="float">
            <text:p>50.04</text:p>
          </table:table-cell>
          <table:table-cell table:style-name="ce3"/>
          <table:table-cell table:style-name="ce3" table:formula="of:=[.K238]*COS(RADIANS([.L238]))+[.M238]*COS(RADIANS([.N238]))" office:value-type="float" office:value="10.0486847974" calcext:value-type="float">
            <text:p>10.05</text:p>
          </table:table-cell>
          <table:table-cell table:style-name="ce3" table:formula="of:=[.K238]*SIN(RADIANS([.L238]))+[.M238]*SIN(RADIANS([.N238]))" office:value-type="float" office:value="8.41935454670539" calcext:value-type="float">
            <text:p>8.42</text:p>
          </table:table-cell>
          <table:table-cell table:number-columns-repeated="1005"/>
        </table:table-row>
        <table:table-row table:style-name="ro1">
          <table:table-cell office:value-type="float" office:value="7447967" calcext:value-type="float">
            <text:p>7447967</text:p>
          </table:table-cell>
          <table:table-cell office:value-type="float" office:value="-34.9576287570827" calcext:value-type="float">
            <text:p>-34.9576287571</text:p>
          </table:table-cell>
          <table:table-cell office:value-type="float" office:value="30.0137158546794" calcext:value-type="float">
            <text:p>30.0137158547</text:p>
          </table:table-cell>
          <table:table-cell office:value-type="float" office:value="3.89790315507483" calcext:value-type="float">
            <text:p>3.897903155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9" calcext:value-type="float">
            <text:p>-0.19</text:p>
          </table:table-cell>
          <table:table-cell office:value-type="float" office:value="13.922" calcext:value-type="float">
            <text:p>13.922</text:p>
          </table:table-cell>
          <table:table-cell/>
          <table:table-cell table:formula="of:=DEGREES(ACOS(COS(RADIANS([.B239]))*COS(RADIANS([.C239]))))" office:value-type="float" office:value="44.7914799671263" calcext:value-type="float">
            <text:p>44.79</text:p>
          </table:table-cell>
          <table:table-cell table:formula="of:=SQRT([.E239]^2+[.F239]^2)" office:value-type="float" office:value="0.340147027033899" calcext:value-type="float">
            <text:p>0.34</text:p>
          </table:table-cell>
          <table:table-cell table:formula="of:=DEGREES(ATAN2([.F239]; [.E239]))" office:value-type="float" office:value="-155.695450734063" calcext:value-type="float">
            <text:p>-155.70</text:p>
          </table:table-cell>
          <table:table-cell table:style-name="ce3" table:formula="of:=0.3*[.J239]" office:value-type="float" office:value="13.4374439901379" calcext:value-type="float">
            <text:p>13.44</text:p>
          </table:table-cell>
          <table:table-cell table:style-name="ce3" table:formula="of:=DEGREES(ATAN( (-SIN (RADIANS ([.C239])) * COS(RADIANS([.B239]))) / (COS (RADIANS ([.C239])) * SIN(RADIANS([.B239]))) ))" office:value-type="float" office:value="39.5668347633995" calcext:value-type="float">
            <text:p>39.57</text:p>
          </table:table-cell>
          <table:table-cell table:style-name="ce3" table:formula="of:=SQRT([.R239]^2+[.S239]^2)" office:value-type="float" office:value="13.1095994271613" calcext:value-type="float">
            <text:p>13.11</text:p>
          </table:table-cell>
          <table:table-cell table:style-name="ce3" table:formula="of:=DEGREES(ATAN2([.S239];[.R239]))" office:value-type="float" office:value="50.0418272718532" calcext:value-type="float">
            <text:p>50.04</text:p>
          </table:table-cell>
          <table:table-cell table:style-name="ce3"/>
          <table:table-cell table:style-name="ce3" table:formula="of:=[.K239]*COS(RADIANS([.L239]))+[.M239]*COS(RADIANS([.N239]))" office:value-type="float" office:value="10.0486847974" calcext:value-type="float">
            <text:p>10.05</text:p>
          </table:table-cell>
          <table:table-cell table:style-name="ce3" table:formula="of:=[.K239]*SIN(RADIANS([.L239]))+[.M239]*SIN(RADIANS([.N239]))" office:value-type="float" office:value="8.41935454670539" calcext:value-type="float">
            <text:p>8.42</text:p>
          </table:table-cell>
          <table:table-cell table:number-columns-repeated="1005"/>
        </table:table-row>
        <table:table-row table:style-name="ro1">
          <table:table-cell office:value-type="float" office:value="7448217" calcext:value-type="float">
            <text:p>7448217</text:p>
          </table:table-cell>
          <table:table-cell office:value-type="float" office:value="-33.3134007332801" calcext:value-type="float">
            <text:p>-33.3134007333</text:p>
          </table:table-cell>
          <table:table-cell office:value-type="float" office:value="31.9266059543899" calcext:value-type="float">
            <text:p>31.9266059544</text:p>
          </table:table-cell>
          <table:table-cell office:value-type="float" office:value="2.38229271598546" calcext:value-type="float">
            <text:p>2.38229271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" calcext:value-type="float">
            <text:p>-0.19</text:p>
          </table:table-cell>
          <table:table-cell office:value-type="float" office:value="13.969" calcext:value-type="float">
            <text:p>13.969</text:p>
          </table:table-cell>
          <table:table-cell/>
          <table:table-cell table:formula="of:=DEGREES(ACOS(COS(RADIANS([.B240]))*COS(RADIANS([.C240]))))" office:value-type="float" office:value="44.8250491064601" calcext:value-type="float">
            <text:p>44.83</text:p>
          </table:table-cell>
          <table:table-cell table:formula="of:=SQRT([.E240]^2+[.F240]^2)" office:value-type="float" office:value="0.192353840616713" calcext:value-type="float">
            <text:p>0.19</text:p>
          </table:table-cell>
          <table:table-cell table:formula="of:=DEGREES(ATAN2([.F240]; [.E240]))" office:value-type="float" office:value="-152.102728969052" calcext:value-type="float">
            <text:p>-152.10</text:p>
          </table:table-cell>
          <table:table-cell table:style-name="ce3" table:formula="of:=0.3*[.J240]" office:value-type="float" office:value="13.447514731938" calcext:value-type="float">
            <text:p>13.45</text:p>
          </table:table-cell>
          <table:table-cell table:style-name="ce3" table:formula="of:=DEGREES(ATAN( (-SIN (RADIANS ([.C240])) * COS(RADIANS([.B240]))) / (COS (RADIANS ([.C240])) * SIN(RADIANS([.B240]))) ))" office:value-type="float" office:value="43.4733214633361" calcext:value-type="float">
            <text:p>43.47</text:p>
          </table:table-cell>
          <table:table-cell table:style-name="ce3" table:formula="of:=SQRT([.R240]^2+[.S240]^2)" office:value-type="float" office:value="13.2623256839386" calcext:value-type="float">
            <text:p>13.26</text:p>
          </table:table-cell>
          <table:table-cell table:style-name="ce3" table:formula="of:=DEGREES(ATAN2([.S240];[.R240]))" office:value-type="float" office:value="46.3035387530915" calcext:value-type="float">
            <text:p>46.30</text:p>
          </table:table-cell>
          <table:table-cell table:style-name="ce3"/>
          <table:table-cell table:style-name="ce3" table:formula="of:=[.K240]*COS(RADIANS([.L240]))+[.M240]*COS(RADIANS([.N240]))" office:value-type="float" office:value="9.58879164487643" calcext:value-type="float">
            <text:p>9.59</text:p>
          </table:table-cell>
          <table:table-cell table:style-name="ce3" table:formula="of:=[.K240]*SIN(RADIANS([.L240]))+[.M240]*SIN(RADIANS([.N240]))" office:value-type="float" office:value="9.16211533097055" calcext:value-type="float">
            <text:p>9.16</text:p>
          </table:table-cell>
          <table:table-cell table:number-columns-repeated="1005"/>
        </table:table-row>
        <table:table-row table:style-name="ro1">
          <table:table-cell office:value-type="float" office:value="7448217" calcext:value-type="float">
            <text:p>7448217</text:p>
          </table:table-cell>
          <table:table-cell office:value-type="float" office:value="-33.3134007332801" calcext:value-type="float">
            <text:p>-33.3134007333</text:p>
          </table:table-cell>
          <table:table-cell office:value-type="float" office:value="31.9266059543899" calcext:value-type="float">
            <text:p>31.9266059544</text:p>
          </table:table-cell>
          <table:table-cell office:value-type="float" office:value="2.38229271598546" calcext:value-type="float">
            <text:p>2.38229271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9" calcext:value-type="float">
            <text:p>-0.19</text:p>
          </table:table-cell>
          <table:table-cell office:value-type="float" office:value="13.969" calcext:value-type="float">
            <text:p>13.969</text:p>
          </table:table-cell>
          <table:table-cell/>
          <table:table-cell table:formula="of:=DEGREES(ACOS(COS(RADIANS([.B241]))*COS(RADIANS([.C241]))))" office:value-type="float" office:value="44.8250491064601" calcext:value-type="float">
            <text:p>44.83</text:p>
          </table:table-cell>
          <table:table-cell table:formula="of:=SQRT([.E241]^2+[.F241]^2)" office:value-type="float" office:value="0.192353840616713" calcext:value-type="float">
            <text:p>0.19</text:p>
          </table:table-cell>
          <table:table-cell table:formula="of:=DEGREES(ATAN2([.F241]; [.E241]))" office:value-type="float" office:value="-152.102728969052" calcext:value-type="float">
            <text:p>-152.10</text:p>
          </table:table-cell>
          <table:table-cell table:style-name="ce3" table:formula="of:=0.3*[.J241]" office:value-type="float" office:value="13.447514731938" calcext:value-type="float">
            <text:p>13.45</text:p>
          </table:table-cell>
          <table:table-cell table:style-name="ce3" table:formula="of:=DEGREES(ATAN( (-SIN (RADIANS ([.C241])) * COS(RADIANS([.B241]))) / (COS (RADIANS ([.C241])) * SIN(RADIANS([.B241]))) ))" office:value-type="float" office:value="43.4733214633361" calcext:value-type="float">
            <text:p>43.47</text:p>
          </table:table-cell>
          <table:table-cell table:style-name="ce3" table:formula="of:=SQRT([.R241]^2+[.S241]^2)" office:value-type="float" office:value="13.2623256839386" calcext:value-type="float">
            <text:p>13.26</text:p>
          </table:table-cell>
          <table:table-cell table:style-name="ce3" table:formula="of:=DEGREES(ATAN2([.S241];[.R241]))" office:value-type="float" office:value="46.3035387530915" calcext:value-type="float">
            <text:p>46.30</text:p>
          </table:table-cell>
          <table:table-cell table:style-name="ce3"/>
          <table:table-cell table:style-name="ce3" table:formula="of:=[.K241]*COS(RADIANS([.L241]))+[.M241]*COS(RADIANS([.N241]))" office:value-type="float" office:value="9.58879164487643" calcext:value-type="float">
            <text:p>9.59</text:p>
          </table:table-cell>
          <table:table-cell table:style-name="ce3" table:formula="of:=[.K241]*SIN(RADIANS([.L241]))+[.M241]*SIN(RADIANS([.N241]))" office:value-type="float" office:value="9.16211533097055" calcext:value-type="float">
            <text:p>9.16</text:p>
          </table:table-cell>
          <table:table-cell table:number-columns-repeated="1005"/>
        </table:table-row>
        <table:table-row table:style-name="ro1">
          <table:table-cell office:value-type="float" office:value="7448466" calcext:value-type="float">
            <text:p>7448466</text:p>
          </table:table-cell>
          <table:table-cell office:value-type="float" office:value="-32.2140749561774" calcext:value-type="float">
            <text:p>-32.2140749562</text:p>
          </table:table-cell>
          <table:table-cell office:value-type="float" office:value="33.1109812470376" calcext:value-type="float">
            <text:p>33.110981247</text:p>
          </table:table-cell>
          <table:table-cell office:value-type="float" office:value="1.10678391678955" calcext:value-type="float">
            <text:p>1.106783916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8" calcext:value-type="float">
            <text:p>-0.18</text:p>
          </table:table-cell>
          <table:table-cell office:value-type="float" office:value="14.014" calcext:value-type="float">
            <text:p>14.014</text:p>
          </table:table-cell>
          <table:table-cell/>
          <table:table-cell table:formula="of:=DEGREES(ACOS(COS(RADIANS([.B242]))*COS(RADIANS([.C242]))))" office:value-type="float" office:value="44.8729015775641" calcext:value-type="float">
            <text:p>44.87</text:p>
          </table:table-cell>
          <table:table-cell table:formula="of:=SQRT([.E242]^2+[.F242]^2)" office:value-type="float" office:value="0.0948683298050514" calcext:value-type="float">
            <text:p>0.09</text:p>
          </table:table-cell>
          <table:table-cell table:formula="of:=DEGREES(ATAN2([.F242]; [.E242]))" office:value-type="float" office:value="-108.434948822922" calcext:value-type="float">
            <text:p>-108.43</text:p>
          </table:table-cell>
          <table:table-cell table:style-name="ce3" table:formula="of:=0.3*[.J242]" office:value-type="float" office:value="13.4618704732692" calcext:value-type="float">
            <text:p>13.46</text:p>
          </table:table-cell>
          <table:table-cell table:style-name="ce3" table:formula="of:=DEGREES(ATAN( (-SIN (RADIANS ([.C242])) * COS(RADIANS([.B242]))) / (COS (RADIANS ([.C242])) * SIN(RADIANS([.B242]))) ))" office:value-type="float" office:value="45.9868933788967" calcext:value-type="float">
            <text:p>45.99</text:p>
          </table:table-cell>
          <table:table-cell table:style-name="ce3" table:formula="of:=SQRT([.R242]^2+[.S242]^2)" office:value-type="float" office:value="13.3763622154699" calcext:value-type="float">
            <text:p>13.38</text:p>
          </table:table-cell>
          <table:table-cell table:style-name="ce3" table:formula="of:=DEGREES(ATAN2([.S242];[.R242]))" office:value-type="float" office:value="44.1885474886515" calcext:value-type="float">
            <text:p>44.19</text:p>
          </table:table-cell>
          <table:table-cell table:style-name="ce3"/>
          <table:table-cell table:style-name="ce3" table:formula="of:=[.K242]*COS(RADIANS([.L242]))+[.M242]*COS(RADIANS([.N242]))" office:value-type="float" office:value="9.32361593439965" calcext:value-type="float">
            <text:p>9.32</text:p>
          </table:table-cell>
          <table:table-cell table:style-name="ce3" table:formula="of:=[.K242]*SIN(RADIANS([.L242]))+[.M242]*SIN(RADIANS([.N242]))" office:value-type="float" office:value="9.5915197975743" calcext:value-type="float">
            <text:p>9.59</text:p>
          </table:table-cell>
          <table:table-cell table:number-columns-repeated="1005"/>
        </table:table-row>
        <table:table-row table:style-name="ro1">
          <table:table-cell office:value-type="float" office:value="7448466" calcext:value-type="float">
            <text:p>7448466</text:p>
          </table:table-cell>
          <table:table-cell office:value-type="float" office:value="-32.2140749561774" calcext:value-type="float">
            <text:p>-32.2140749562</text:p>
          </table:table-cell>
          <table:table-cell office:value-type="float" office:value="33.1109812470376" calcext:value-type="float">
            <text:p>33.110981247</text:p>
          </table:table-cell>
          <table:table-cell office:value-type="float" office:value="1.10678391678955" calcext:value-type="float">
            <text:p>1.106783916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8" calcext:value-type="float">
            <text:p>-0.18</text:p>
          </table:table-cell>
          <table:table-cell office:value-type="float" office:value="14.014" calcext:value-type="float">
            <text:p>14.014</text:p>
          </table:table-cell>
          <table:table-cell/>
          <table:table-cell table:formula="of:=DEGREES(ACOS(COS(RADIANS([.B243]))*COS(RADIANS([.C243]))))" office:value-type="float" office:value="44.8729015775641" calcext:value-type="float">
            <text:p>44.87</text:p>
          </table:table-cell>
          <table:table-cell table:formula="of:=SQRT([.E243]^2+[.F243]^2)" office:value-type="float" office:value="0.0948683298050514" calcext:value-type="float">
            <text:p>0.09</text:p>
          </table:table-cell>
          <table:table-cell table:formula="of:=DEGREES(ATAN2([.F243]; [.E243]))" office:value-type="float" office:value="-108.434948822922" calcext:value-type="float">
            <text:p>-108.43</text:p>
          </table:table-cell>
          <table:table-cell table:style-name="ce3" table:formula="of:=0.3*[.J243]" office:value-type="float" office:value="13.4618704732692" calcext:value-type="float">
            <text:p>13.46</text:p>
          </table:table-cell>
          <table:table-cell table:style-name="ce3" table:formula="of:=DEGREES(ATAN( (-SIN (RADIANS ([.C243])) * COS(RADIANS([.B243]))) / (COS (RADIANS ([.C243])) * SIN(RADIANS([.B243]))) ))" office:value-type="float" office:value="45.9868933788967" calcext:value-type="float">
            <text:p>45.99</text:p>
          </table:table-cell>
          <table:table-cell table:style-name="ce3" table:formula="of:=SQRT([.R243]^2+[.S243]^2)" office:value-type="float" office:value="13.3763622154699" calcext:value-type="float">
            <text:p>13.38</text:p>
          </table:table-cell>
          <table:table-cell table:style-name="ce3" table:formula="of:=DEGREES(ATAN2([.S243];[.R243]))" office:value-type="float" office:value="44.1885474886515" calcext:value-type="float">
            <text:p>44.19</text:p>
          </table:table-cell>
          <table:table-cell table:style-name="ce3"/>
          <table:table-cell table:style-name="ce3" table:formula="of:=[.K243]*COS(RADIANS([.L243]))+[.M243]*COS(RADIANS([.N243]))" office:value-type="float" office:value="9.32361593439965" calcext:value-type="float">
            <text:p>9.32</text:p>
          </table:table-cell>
          <table:table-cell table:style-name="ce3" table:formula="of:=[.K243]*SIN(RADIANS([.L243]))+[.M243]*SIN(RADIANS([.N243]))" office:value-type="float" office:value="9.5915197975743" calcext:value-type="float">
            <text:p>9.59</text:p>
          </table:table-cell>
          <table:table-cell table:number-columns-repeated="1005"/>
        </table:table-row>
        <table:table-row table:style-name="ro1">
          <table:table-cell office:value-type="float" office:value="7448716" calcext:value-type="float">
            <text:p>7448716</text:p>
          </table:table-cell>
          <table:table-cell office:value-type="float" office:value="-31.8942001218728" calcext:value-type="float">
            <text:p>-31.8942001219</text:p>
          </table:table-cell>
          <table:table-cell office:value-type="float" office:value="33.4599561023011" calcext:value-type="float">
            <text:p>33.4599561023</text:p>
          </table:table-cell>
          <table:table-cell office:value-type="float" office:value="0.541248308937317" calcext:value-type="float">
            <text:p>0.5412483089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14.057" calcext:value-type="float">
            <text:p>14.057</text:p>
          </table:table-cell>
          <table:table-cell/>
          <table:table-cell table:formula="of:=DEGREES(ACOS(COS(RADIANS([.B244]))*COS(RADIANS([.C244]))))" office:value-type="float" office:value="44.9018218243039" calcext:value-type="float">
            <text:p>44.90</text:p>
          </table:table-cell>
          <table:table-cell table:formula="of:=SQRT([.E244]^2+[.F244]^2)" office:value-type="float" office:value="0.134536240470737" calcext:value-type="float">
            <text:p>0.13</text:p>
          </table:table-cell>
          <table:table-cell table:formula="of:=DEGREES(ATAN2([.F244]; [.E244]))" office:value-type="float" office:value="-48.0127875041834" calcext:value-type="float">
            <text:p>-48.01</text:p>
          </table:table-cell>
          <table:table-cell table:style-name="ce3" table:formula="of:=0.3*[.J244]" office:value-type="float" office:value="13.4705465472912" calcext:value-type="float">
            <text:p>13.47</text:p>
          </table:table-cell>
          <table:table-cell table:style-name="ce3" table:formula="of:=DEGREES(ATAN( (-SIN (RADIANS ([.C244])) * COS(RADIANS([.B244]))) / (COS (RADIANS ([.C244])) * SIN(RADIANS([.B244]))) ))" office:value-type="float" office:value="46.7219551116066" calcext:value-type="float">
            <text:p>46.72</text:p>
          </table:table-cell>
          <table:table-cell table:style-name="ce3" table:formula="of:=SQRT([.R244]^2+[.S244]^2)" office:value-type="float" office:value="13.460109338269" calcext:value-type="float">
            <text:p>13.46</text:p>
          </table:table-cell>
          <table:table-cell table:style-name="ce3" table:formula="of:=DEGREES(ATAN2([.S244];[.R244]))" office:value-type="float" office:value="43.8487817961877" calcext:value-type="float">
            <text:p>43.85</text:p>
          </table:table-cell>
          <table:table-cell table:style-name="ce3"/>
          <table:table-cell table:style-name="ce3" table:formula="of:=[.K244]*COS(RADIANS([.L244]))+[.M244]*COS(RADIANS([.N244]))" office:value-type="float" office:value="9.32459077594284" calcext:value-type="float">
            <text:p>9.32</text:p>
          </table:table-cell>
          <table:table-cell table:style-name="ce3" table:formula="of:=[.K244]*SIN(RADIANS([.L244]))+[.M244]*SIN(RADIANS([.N244]))" office:value-type="float" office:value="9.70703612125545" calcext:value-type="float">
            <text:p>9.71</text:p>
          </table:table-cell>
          <table:table-cell table:number-columns-repeated="1005"/>
        </table:table-row>
        <table:table-row table:style-name="ro1">
          <table:table-cell office:value-type="float" office:value="7448716" calcext:value-type="float">
            <text:p>7448716</text:p>
          </table:table-cell>
          <table:table-cell office:value-type="float" office:value="-31.8942001218728" calcext:value-type="float">
            <text:p>-31.8942001219</text:p>
          </table:table-cell>
          <table:table-cell office:value-type="float" office:value="33.4599561023011" calcext:value-type="float">
            <text:p>33.4599561023</text:p>
          </table:table-cell>
          <table:table-cell office:value-type="float" office:value="0.541248308937317" calcext:value-type="float">
            <text:p>0.5412483089</text:p>
          </table:table-cell>
          <table:table-cell office:value-type="float" office:value="-0.1" calcext:value-type="float">
            <text:p>-0.1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14.057" calcext:value-type="float">
            <text:p>14.057</text:p>
          </table:table-cell>
          <table:table-cell/>
          <table:table-cell table:formula="of:=DEGREES(ACOS(COS(RADIANS([.B245]))*COS(RADIANS([.C245]))))" office:value-type="float" office:value="44.9018218243039" calcext:value-type="float">
            <text:p>44.90</text:p>
          </table:table-cell>
          <table:table-cell table:formula="of:=SQRT([.E245]^2+[.F245]^2)" office:value-type="float" office:value="0.134536240470737" calcext:value-type="float">
            <text:p>0.13</text:p>
          </table:table-cell>
          <table:table-cell table:formula="of:=DEGREES(ATAN2([.F245]; [.E245]))" office:value-type="float" office:value="-48.0127875041834" calcext:value-type="float">
            <text:p>-48.01</text:p>
          </table:table-cell>
          <table:table-cell table:style-name="ce3" table:formula="of:=0.3*[.J245]" office:value-type="float" office:value="13.4705465472912" calcext:value-type="float">
            <text:p>13.47</text:p>
          </table:table-cell>
          <table:table-cell table:style-name="ce3" table:formula="of:=DEGREES(ATAN( (-SIN (RADIANS ([.C245])) * COS(RADIANS([.B245]))) / (COS (RADIANS ([.C245])) * SIN(RADIANS([.B245]))) ))" office:value-type="float" office:value="46.7219551116066" calcext:value-type="float">
            <text:p>46.72</text:p>
          </table:table-cell>
          <table:table-cell table:style-name="ce3" table:formula="of:=SQRT([.R245]^2+[.S245]^2)" office:value-type="float" office:value="13.460109338269" calcext:value-type="float">
            <text:p>13.46</text:p>
          </table:table-cell>
          <table:table-cell table:style-name="ce3" table:formula="of:=DEGREES(ATAN2([.S245];[.R245]))" office:value-type="float" office:value="43.8487817961877" calcext:value-type="float">
            <text:p>43.85</text:p>
          </table:table-cell>
          <table:table-cell table:style-name="ce3"/>
          <table:table-cell table:style-name="ce3" table:formula="of:=[.K245]*COS(RADIANS([.L245]))+[.M245]*COS(RADIANS([.N245]))" office:value-type="float" office:value="9.32459077594284" calcext:value-type="float">
            <text:p>9.32</text:p>
          </table:table-cell>
          <table:table-cell table:style-name="ce3" table:formula="of:=[.K245]*SIN(RADIANS([.L245]))+[.M245]*SIN(RADIANS([.N245]))" office:value-type="float" office:value="9.70703612125545" calcext:value-type="float">
            <text:p>9.71</text:p>
          </table:table-cell>
          <table:table-cell table:number-columns-repeated="1005"/>
        </table:table-row>
        <table:table-row table:style-name="ro1">
          <table:table-cell office:value-type="float" office:value="7448966" calcext:value-type="float">
            <text:p>7448966</text:p>
          </table:table-cell>
          <table:table-cell office:value-type="float" office:value="-32.3088028497763" calcext:value-type="float">
            <text:p>-32.3088028498</text:p>
          </table:table-cell>
          <table:table-cell office:value-type="float" office:value="33.0487411482259" calcext:value-type="float">
            <text:p>33.0487411482</text:p>
          </table:table-cell>
          <table:table-cell office:value-type="float" office:value="0.71919800214801" calcext:value-type="float">
            <text:p>0.7191980021</text:p>
          </table:table-cell>
          <table:table-cell office:value-type="float" office:value="-0.1" calcext:value-type="float">
            <text:p>-0.1</text:p>
          </table:table-cell>
          <table:table-cell office:value-type="float" office:value="0.18" calcext:value-type="float">
            <text:p>0.18</text:p>
          </table:table-cell>
          <table:table-cell office:value-type="float" office:value="-0.17" calcext:value-type="float">
            <text:p>-0.17</text:p>
          </table:table-cell>
          <table:table-cell office:value-type="float" office:value="14.099" calcext:value-type="float">
            <text:p>14.099</text:p>
          </table:table-cell>
          <table:table-cell/>
          <table:table-cell table:formula="of:=DEGREES(ACOS(COS(RADIANS([.B246]))*COS(RADIANS([.C246]))))" office:value-type="float" office:value="44.8922333231237" calcext:value-type="float">
            <text:p>44.89</text:p>
          </table:table-cell>
          <table:table-cell table:formula="of:=SQRT([.E246]^2+[.F246]^2)" office:value-type="float" office:value="0.20591260281974" calcext:value-type="float">
            <text:p>0.21</text:p>
          </table:table-cell>
          <table:table-cell table:formula="of:=DEGREES(ATAN2([.F246]; [.E246]))" office:value-type="float" office:value="-29.0546040990771" calcext:value-type="float">
            <text:p>-29.05</text:p>
          </table:table-cell>
          <table:table-cell table:style-name="ce3" table:formula="of:=0.3*[.J246]" office:value-type="float" office:value="13.4676699969371" calcext:value-type="float">
            <text:p>13.47</text:p>
          </table:table-cell>
          <table:table-cell table:style-name="ce3" table:formula="of:=DEGREES(ATAN( (-SIN (RADIANS ([.C246])) * COS(RADIANS([.B246]))) / (COS (RADIANS ([.C246])) * SIN(RADIANS([.B246]))) ))" office:value-type="float" office:value="45.8140011527995" calcext:value-type="float">
            <text:p>45.81</text:p>
          </table:table-cell>
          <table:table-cell table:style-name="ce3" table:formula="of:=SQRT([.R246]^2+[.S246]^2)" office:value-type="float" office:value="13.522881053327" calcext:value-type="float">
            <text:p>13.52</text:p>
          </table:table-cell>
          <table:table-cell table:style-name="ce3" table:formula="of:=DEGREES(ATAN2([.S246];[.R246]))" office:value-type="float" office:value="45.028222941092" calcext:value-type="float">
            <text:p>45.03</text:p>
          </table:table-cell>
          <table:table-cell table:style-name="ce3"/>
          <table:table-cell table:style-name="ce3" table:formula="of:=[.K246]*COS(RADIANS([.L246]))+[.M246]*COS(RADIANS([.N246]))" office:value-type="float" office:value="9.56682987428283" calcext:value-type="float">
            <text:p>9.57</text:p>
          </table:table-cell>
          <table:table-cell table:style-name="ce3" table:formula="of:=[.K246]*SIN(RADIANS([.L246]))+[.M246]*SIN(RADIANS([.N246]))" office:value-type="float" office:value="9.55740959355413" calcext:value-type="float">
            <text:p>9.56</text:p>
          </table:table-cell>
          <table:table-cell table:number-columns-repeated="1005"/>
        </table:table-row>
        <table:table-row table:style-name="ro1">
          <table:table-cell office:value-type="float" office:value="7448966" calcext:value-type="float">
            <text:p>7448966</text:p>
          </table:table-cell>
          <table:table-cell office:value-type="float" office:value="-32.3088028497763" calcext:value-type="float">
            <text:p>-32.3088028498</text:p>
          </table:table-cell>
          <table:table-cell office:value-type="float" office:value="33.0487411482259" calcext:value-type="float">
            <text:p>33.0487411482</text:p>
          </table:table-cell>
          <table:table-cell office:value-type="float" office:value="0.71919800214801" calcext:value-type="float">
            <text:p>0.7191980021</text:p>
          </table:table-cell>
          <table:table-cell office:value-type="float" office:value="-0.1" calcext:value-type="float">
            <text:p>-0.1</text:p>
          </table:table-cell>
          <table:table-cell office:value-type="float" office:value="0.18" calcext:value-type="float">
            <text:p>0.18</text:p>
          </table:table-cell>
          <table:table-cell office:value-type="float" office:value="-0.17" calcext:value-type="float">
            <text:p>-0.17</text:p>
          </table:table-cell>
          <table:table-cell office:value-type="float" office:value="14.099" calcext:value-type="float">
            <text:p>14.099</text:p>
          </table:table-cell>
          <table:table-cell/>
          <table:table-cell table:formula="of:=DEGREES(ACOS(COS(RADIANS([.B247]))*COS(RADIANS([.C247]))))" office:value-type="float" office:value="44.8922333231237" calcext:value-type="float">
            <text:p>44.89</text:p>
          </table:table-cell>
          <table:table-cell table:formula="of:=SQRT([.E247]^2+[.F247]^2)" office:value-type="float" office:value="0.20591260281974" calcext:value-type="float">
            <text:p>0.21</text:p>
          </table:table-cell>
          <table:table-cell table:formula="of:=DEGREES(ATAN2([.F247]; [.E247]))" office:value-type="float" office:value="-29.0546040990771" calcext:value-type="float">
            <text:p>-29.05</text:p>
          </table:table-cell>
          <table:table-cell table:style-name="ce3" table:formula="of:=0.3*[.J247]" office:value-type="float" office:value="13.4676699969371" calcext:value-type="float">
            <text:p>13.47</text:p>
          </table:table-cell>
          <table:table-cell table:style-name="ce3" table:formula="of:=DEGREES(ATAN( (-SIN (RADIANS ([.C247])) * COS(RADIANS([.B247]))) / (COS (RADIANS ([.C247])) * SIN(RADIANS([.B247]))) ))" office:value-type="float" office:value="45.8140011527995" calcext:value-type="float">
            <text:p>45.81</text:p>
          </table:table-cell>
          <table:table-cell table:style-name="ce3" table:formula="of:=SQRT([.R247]^2+[.S247]^2)" office:value-type="float" office:value="13.522881053327" calcext:value-type="float">
            <text:p>13.52</text:p>
          </table:table-cell>
          <table:table-cell table:style-name="ce3" table:formula="of:=DEGREES(ATAN2([.S247];[.R247]))" office:value-type="float" office:value="45.028222941092" calcext:value-type="float">
            <text:p>45.03</text:p>
          </table:table-cell>
          <table:table-cell table:style-name="ce3"/>
          <table:table-cell table:style-name="ce3" table:formula="of:=[.K247]*COS(RADIANS([.L247]))+[.M247]*COS(RADIANS([.N247]))" office:value-type="float" office:value="9.56682987428283" calcext:value-type="float">
            <text:p>9.57</text:p>
          </table:table-cell>
          <table:table-cell table:style-name="ce3" table:formula="of:=[.K247]*SIN(RADIANS([.L247]))+[.M247]*SIN(RADIANS([.N247]))" office:value-type="float" office:value="9.55740959355413" calcext:value-type="float">
            <text:p>9.56</text:p>
          </table:table-cell>
          <table:table-cell table:number-columns-repeated="1005"/>
        </table:table-row>
        <table:table-row table:style-name="ro1">
          <table:table-cell office:value-type="float" office:value="7449216" calcext:value-type="float">
            <text:p>7449216</text:p>
          </table:table-cell>
          <table:table-cell office:value-type="float" office:value="-33.1019312463873" calcext:value-type="float">
            <text:p>-33.1019312464</text:p>
          </table:table-cell>
          <table:table-cell office:value-type="float" office:value="32.2551004874271" calcext:value-type="float">
            <text:p>32.2551004874</text:p>
          </table:table-cell>
          <table:table-cell office:value-type="float" office:value="1.39142852863354" calcext:value-type="float">
            <text:p>1.3914285286</text:p>
          </table:table-cell>
          <table:table-cell office:value-type="float" office:value="-0.07" calcext:value-type="float">
            <text:p>-0.07</text:p>
          </table:table-cell>
          <table:table-cell office:value-type="float" office:value="0.23" calcext:value-type="float">
            <text:p>0.23</text:p>
          </table:table-cell>
          <table:table-cell office:value-type="float" office:value="-0.16" calcext:value-type="float">
            <text:p>-0.16</text:p>
          </table:table-cell>
          <table:table-cell office:value-type="float" office:value="14.138" calcext:value-type="float">
            <text:p>14.138</text:p>
          </table:table-cell>
          <table:table-cell/>
          <table:table-cell table:formula="of:=DEGREES(ACOS(COS(RADIANS([.B248]))*COS(RADIANS([.C248]))))" office:value-type="float" office:value="44.8929520320796" calcext:value-type="float">
            <text:p>44.89</text:p>
          </table:table-cell>
          <table:table-cell table:formula="of:=SQRT([.E248]^2+[.F248]^2)" office:value-type="float" office:value="0.240416305603426" calcext:value-type="float">
            <text:p>0.24</text:p>
          </table:table-cell>
          <table:table-cell table:formula="of:=DEGREES(ATAN2([.F248]; [.E248]))" office:value-type="float" office:value="-16.927513064147" calcext:value-type="float">
            <text:p>-16.93</text:p>
          </table:table-cell>
          <table:table-cell table:style-name="ce3" table:formula="of:=0.3*[.J248]" office:value-type="float" office:value="13.4678856096239" calcext:value-type="float">
            <text:p>13.47</text:p>
          </table:table-cell>
          <table:table-cell table:style-name="ce3" table:formula="of:=DEGREES(ATAN( (-SIN (RADIANS ([.C248])) * COS(RADIANS([.B248]))) / (COS (RADIANS ([.C248])) * SIN(RADIANS([.B248]))) ))" office:value-type="float" office:value="44.0684307851767" calcext:value-type="float">
            <text:p>44.07</text:p>
          </table:table-cell>
          <table:table-cell table:style-name="ce3" table:formula="of:=SQRT([.R248]^2+[.S248]^2)" office:value-type="float" office:value="13.586083807019" calcext:value-type="float">
            <text:p>13.59</text:p>
          </table:table-cell>
          <table:table-cell table:style-name="ce3" table:formula="of:=DEGREES(ATAN2([.S248];[.R248]))" office:value-type="float" office:value="46.8183408969488" calcext:value-type="float">
            <text:p>46.82</text:p>
          </table:table-cell>
          <table:table-cell table:style-name="ce3"/>
          <table:table-cell table:style-name="ce3" table:formula="of:=[.K248]*COS(RADIANS([.L248]))+[.M248]*COS(RADIANS([.N248]))" office:value-type="float" office:value="9.90680547205656" calcext:value-type="float">
            <text:p>9.91</text:p>
          </table:table-cell>
          <table:table-cell table:style-name="ce3" table:formula="of:=[.K248]*SIN(RADIANS([.L248]))+[.M248]*SIN(RADIANS([.N248]))" office:value-type="float" office:value="9.2971435694074" calcext:value-type="float">
            <text:p>9.30</text:p>
          </table:table-cell>
          <table:table-cell table:number-columns-repeated="1005"/>
        </table:table-row>
        <table:table-row table:style-name="ro1">
          <table:table-cell office:value-type="float" office:value="7449216" calcext:value-type="float">
            <text:p>7449216</text:p>
          </table:table-cell>
          <table:table-cell office:value-type="float" office:value="-33.1019312463873" calcext:value-type="float">
            <text:p>-33.1019312464</text:p>
          </table:table-cell>
          <table:table-cell office:value-type="float" office:value="32.2551004874271" calcext:value-type="float">
            <text:p>32.2551004874</text:p>
          </table:table-cell>
          <table:table-cell office:value-type="float" office:value="1.39142852863354" calcext:value-type="float">
            <text:p>1.3914285286</text:p>
          </table:table-cell>
          <table:table-cell office:value-type="float" office:value="-0.07" calcext:value-type="float">
            <text:p>-0.07</text:p>
          </table:table-cell>
          <table:table-cell office:value-type="float" office:value="0.23" calcext:value-type="float">
            <text:p>0.23</text:p>
          </table:table-cell>
          <table:table-cell office:value-type="float" office:value="-0.16" calcext:value-type="float">
            <text:p>-0.16</text:p>
          </table:table-cell>
          <table:table-cell office:value-type="float" office:value="14.138" calcext:value-type="float">
            <text:p>14.138</text:p>
          </table:table-cell>
          <table:table-cell/>
          <table:table-cell table:formula="of:=DEGREES(ACOS(COS(RADIANS([.B249]))*COS(RADIANS([.C249]))))" office:value-type="float" office:value="44.8929520320796" calcext:value-type="float">
            <text:p>44.89</text:p>
          </table:table-cell>
          <table:table-cell table:formula="of:=SQRT([.E249]^2+[.F249]^2)" office:value-type="float" office:value="0.240416305603426" calcext:value-type="float">
            <text:p>0.24</text:p>
          </table:table-cell>
          <table:table-cell table:formula="of:=DEGREES(ATAN2([.F249]; [.E249]))" office:value-type="float" office:value="-16.927513064147" calcext:value-type="float">
            <text:p>-16.93</text:p>
          </table:table-cell>
          <table:table-cell table:style-name="ce3" table:formula="of:=0.3*[.J249]" office:value-type="float" office:value="13.4678856096239" calcext:value-type="float">
            <text:p>13.47</text:p>
          </table:table-cell>
          <table:table-cell table:style-name="ce3" table:formula="of:=DEGREES(ATAN( (-SIN (RADIANS ([.C249])) * COS(RADIANS([.B249]))) / (COS (RADIANS ([.C249])) * SIN(RADIANS([.B249]))) ))" office:value-type="float" office:value="44.0684307851767" calcext:value-type="float">
            <text:p>44.07</text:p>
          </table:table-cell>
          <table:table-cell table:style-name="ce3" table:formula="of:=SQRT([.R249]^2+[.S249]^2)" office:value-type="float" office:value="13.586083807019" calcext:value-type="float">
            <text:p>13.59</text:p>
          </table:table-cell>
          <table:table-cell table:style-name="ce3" table:formula="of:=DEGREES(ATAN2([.S249];[.R249]))" office:value-type="float" office:value="46.8183408969488" calcext:value-type="float">
            <text:p>46.82</text:p>
          </table:table-cell>
          <table:table-cell table:style-name="ce3"/>
          <table:table-cell table:style-name="ce3" table:formula="of:=[.K249]*COS(RADIANS([.L249]))+[.M249]*COS(RADIANS([.N249]))" office:value-type="float" office:value="9.90680547205656" calcext:value-type="float">
            <text:p>9.91</text:p>
          </table:table-cell>
          <table:table-cell table:style-name="ce3" table:formula="of:=[.K249]*SIN(RADIANS([.L249]))+[.M249]*SIN(RADIANS([.N249]))" office:value-type="float" office:value="9.2971435694074" calcext:value-type="float">
            <text:p>9.30</text:p>
          </table:table-cell>
          <table:table-cell table:number-columns-repeated="1005"/>
        </table:table-row>
        <table:table-row table:style-name="ro1">
          <table:table-cell office:value-type="float" office:value="7449466" calcext:value-type="float">
            <text:p>7449466</text:p>
          </table:table-cell>
          <table:table-cell office:value-type="float" office:value="-33.9098128516056" calcext:value-type="float">
            <text:p>-33.9098128516</text:p>
          </table:table-cell>
          <table:table-cell office:value-type="float" office:value="31.4315709188203" calcext:value-type="float">
            <text:p>31.4315709188</text:p>
          </table:table-cell>
          <table:table-cell office:value-type="float" office:value="2.14190463503369" calcext:value-type="float">
            <text:p>2.141904635</text:p>
          </table:table-cell>
          <table:table-cell office:value-type="float" office:value="-0.03" calcext:value-type="float">
            <text:p>-0.03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4.176" calcext:value-type="float">
            <text:p>14.176</text:p>
          </table:table-cell>
          <table:table-cell/>
          <table:table-cell table:formula="of:=DEGREES(ACOS(COS(RADIANS([.B250]))*COS(RADIANS([.C250]))))" office:value-type="float" office:value="44.9164020178556" calcext:value-type="float">
            <text:p>44.92</text:p>
          </table:table-cell>
          <table:table-cell table:formula="of:=SQRT([.E250]^2+[.F250]^2)" office:value-type="float" office:value="0.261725046566048" calcext:value-type="float">
            <text:p>0.26</text:p>
          </table:table-cell>
          <table:table-cell table:formula="of:=DEGREES(ATAN2([.F250]; [.E250]))" office:value-type="float" office:value="-6.58194465517801" calcext:value-type="float">
            <text:p>-6.58</text:p>
          </table:table-cell>
          <table:table-cell table:style-name="ce3" table:formula="of:=0.3*[.J250]" office:value-type="float" office:value="13.4749206053567" calcext:value-type="float">
            <text:p>13.47</text:p>
          </table:table-cell>
          <table:table-cell table:style-name="ce3" table:formula="of:=DEGREES(ATAN( (-SIN (RADIANS ([.C250])) * COS(RADIANS([.B250]))) / (COS (RADIANS ([.C250])) * SIN(RADIANS([.B250]))) ))" office:value-type="float" office:value="42.2759949698297" calcext:value-type="float">
            <text:p>42.28</text:p>
          </table:table-cell>
          <table:table-cell table:style-name="ce3" table:formula="of:=SQRT([.R250]^2+[.S250]^2)" office:value-type="float" office:value="13.648540154088" calcext:value-type="float">
            <text:p>13.65</text:p>
          </table:table-cell>
          <table:table-cell table:style-name="ce3" table:formula="of:=DEGREES(ATAN2([.S250];[.R250]))" office:value-type="float" office:value="48.5514484018986" calcext:value-type="float">
            <text:p>48.55</text:p>
          </table:table-cell>
          <table:table-cell table:style-name="ce3"/>
          <table:table-cell table:style-name="ce3" table:formula="of:=[.K250]*COS(RADIANS([.L250]))+[.M250]*COS(RADIANS([.N250]))" office:value-type="float" office:value="10.2302689293821" calcext:value-type="float">
            <text:p>10.23</text:p>
          </table:table-cell>
          <table:table-cell table:style-name="ce3" table:formula="of:=[.K250]*SIN(RADIANS([.L250]))+[.M250]*SIN(RADIANS([.N250]))" office:value-type="float" office:value="9.03461376984501" calcext:value-type="float">
            <text:p>9.03</text:p>
          </table:table-cell>
          <table:table-cell table:number-columns-repeated="1005"/>
        </table:table-row>
        <table:table-row table:style-name="ro1">
          <table:table-cell office:value-type="float" office:value="7449466" calcext:value-type="float">
            <text:p>7449466</text:p>
          </table:table-cell>
          <table:table-cell office:value-type="float" office:value="-33.9098128516056" calcext:value-type="float">
            <text:p>-33.9098128516</text:p>
          </table:table-cell>
          <table:table-cell office:value-type="float" office:value="31.4315709188203" calcext:value-type="float">
            <text:p>31.4315709188</text:p>
          </table:table-cell>
          <table:table-cell office:value-type="float" office:value="2.14190463503369" calcext:value-type="float">
            <text:p>2.141904635</text:p>
          </table:table-cell>
          <table:table-cell office:value-type="float" office:value="-0.03" calcext:value-type="float">
            <text:p>-0.03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4.176" calcext:value-type="float">
            <text:p>14.176</text:p>
          </table:table-cell>
          <table:table-cell/>
          <table:table-cell table:formula="of:=DEGREES(ACOS(COS(RADIANS([.B251]))*COS(RADIANS([.C251]))))" office:value-type="float" office:value="44.9164020178556" calcext:value-type="float">
            <text:p>44.92</text:p>
          </table:table-cell>
          <table:table-cell table:formula="of:=SQRT([.E251]^2+[.F251]^2)" office:value-type="float" office:value="0.261725046566048" calcext:value-type="float">
            <text:p>0.26</text:p>
          </table:table-cell>
          <table:table-cell table:formula="of:=DEGREES(ATAN2([.F251]; [.E251]))" office:value-type="float" office:value="-6.58194465517801" calcext:value-type="float">
            <text:p>-6.58</text:p>
          </table:table-cell>
          <table:table-cell table:style-name="ce3" table:formula="of:=0.3*[.J251]" office:value-type="float" office:value="13.4749206053567" calcext:value-type="float">
            <text:p>13.47</text:p>
          </table:table-cell>
          <table:table-cell table:style-name="ce3" table:formula="of:=DEGREES(ATAN( (-SIN (RADIANS ([.C251])) * COS(RADIANS([.B251]))) / (COS (RADIANS ([.C251])) * SIN(RADIANS([.B251]))) ))" office:value-type="float" office:value="42.2759949698297" calcext:value-type="float">
            <text:p>42.28</text:p>
          </table:table-cell>
          <table:table-cell table:style-name="ce3" table:formula="of:=SQRT([.R251]^2+[.S251]^2)" office:value-type="float" office:value="13.648540154088" calcext:value-type="float">
            <text:p>13.65</text:p>
          </table:table-cell>
          <table:table-cell table:style-name="ce3" table:formula="of:=DEGREES(ATAN2([.S251];[.R251]))" office:value-type="float" office:value="48.5514484018986" calcext:value-type="float">
            <text:p>48.55</text:p>
          </table:table-cell>
          <table:table-cell table:style-name="ce3"/>
          <table:table-cell table:style-name="ce3" table:formula="of:=[.K251]*COS(RADIANS([.L251]))+[.M251]*COS(RADIANS([.N251]))" office:value-type="float" office:value="10.2302689293821" calcext:value-type="float">
            <text:p>10.23</text:p>
          </table:table-cell>
          <table:table-cell table:style-name="ce3" table:formula="of:=[.K251]*SIN(RADIANS([.L251]))+[.M251]*SIN(RADIANS([.N251]))" office:value-type="float" office:value="9.03461376984501" calcext:value-type="float">
            <text:p>9.03</text:p>
          </table:table-cell>
          <table:table-cell table:number-columns-repeated="1005"/>
        </table:table-row>
        <table:table-row table:style-name="ro1">
          <table:table-cell office:value-type="float" office:value="7449717" calcext:value-type="float">
            <text:p>7449717</text:p>
          </table:table-cell>
          <table:table-cell office:value-type="float" office:value="-34.3363854860296" calcext:value-type="float">
            <text:p>-34.336385486</text:p>
          </table:table-cell>
          <table:table-cell office:value-type="float" office:value="30.9800646788312" calcext:value-type="float">
            <text:p>30.9800646788</text:p>
          </table:table-cell>
          <table:table-cell office:value-type="float" office:value="2.69962522581496" calcext:value-type="float">
            <text:p>2.6996252258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12" calcext:value-type="float">
            <text:p>14.212</text:p>
          </table:table-cell>
          <table:table-cell/>
          <table:table-cell table:formula="of:=DEGREES(ACOS(COS(RADIANS([.B252]))*COS(RADIANS([.C252]))))" office:value-type="float" office:value="44.9320009492832" calcext:value-type="float">
            <text:p>44.93</text:p>
          </table:table-cell>
          <table:table-cell table:formula="of:=SQRT([.E252]^2+[.F252]^2)" office:value-type="float" office:value="0.272946881279124" calcext:value-type="float">
            <text:p>0.27</text:p>
          </table:table-cell>
          <table:table-cell table:formula="of:=DEGREES(ATAN2([.F252]; [.E252]))" office:value-type="float" office:value="8.42696902148067" calcext:value-type="float">
            <text:p>8.43</text:p>
          </table:table-cell>
          <table:table-cell table:style-name="ce3" table:formula="of:=0.3*[.J252]" office:value-type="float" office:value="13.479600284785" calcext:value-type="float">
            <text:p>13.48</text:p>
          </table:table-cell>
          <table:table-cell table:style-name="ce3" table:formula="of:=DEGREES(ATAN( (-SIN (RADIANS ([.C252])) * COS(RADIANS([.B252]))) / (COS (RADIANS ([.C252])) * SIN(RADIANS([.B252]))) ))" office:value-type="float" office:value="41.3133749916663" calcext:value-type="float">
            <text:p>41.31</text:p>
          </table:table-cell>
          <table:table-cell table:style-name="ce3" table:formula="of:=SQRT([.R252]^2+[.S252]^2)" office:value-type="float" office:value="13.7096081539725" calcext:value-type="float">
            <text:p>13.71</text:p>
          </table:table-cell>
          <table:table-cell table:style-name="ce3" table:formula="of:=DEGREES(ATAN2([.S252];[.R252]))" office:value-type="float" office:value="49.3060150240693" calcext:value-type="float">
            <text:p>49.31</text:p>
          </table:table-cell>
          <table:table-cell table:style-name="ce3"/>
          <table:table-cell table:style-name="ce3" table:formula="of:=[.K252]*COS(RADIANS([.L252]))+[.M252]*COS(RADIANS([.N252]))" office:value-type="float" office:value="10.3946631603444" calcext:value-type="float">
            <text:p>10.39</text:p>
          </table:table-cell>
          <table:table-cell table:style-name="ce3" table:formula="of:=[.K252]*SIN(RADIANS([.L252]))+[.M252]*SIN(RADIANS([.N252]))" office:value-type="float" office:value="8.93892239134264" calcext:value-type="float">
            <text:p>8.94</text:p>
          </table:table-cell>
          <table:table-cell table:number-columns-repeated="1005"/>
        </table:table-row>
        <table:table-row table:style-name="ro1">
          <table:table-cell office:value-type="float" office:value="7449717" calcext:value-type="float">
            <text:p>7449717</text:p>
          </table:table-cell>
          <table:table-cell office:value-type="float" office:value="-34.3363854860296" calcext:value-type="float">
            <text:p>-34.336385486</text:p>
          </table:table-cell>
          <table:table-cell office:value-type="float" office:value="30.9800646788312" calcext:value-type="float">
            <text:p>30.9800646788</text:p>
          </table:table-cell>
          <table:table-cell office:value-type="float" office:value="2.69962522581496" calcext:value-type="float">
            <text:p>2.6996252258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12" calcext:value-type="float">
            <text:p>14.212</text:p>
          </table:table-cell>
          <table:table-cell/>
          <table:table-cell table:formula="of:=DEGREES(ACOS(COS(RADIANS([.B253]))*COS(RADIANS([.C253]))))" office:value-type="float" office:value="44.9320009492832" calcext:value-type="float">
            <text:p>44.93</text:p>
          </table:table-cell>
          <table:table-cell table:formula="of:=SQRT([.E253]^2+[.F253]^2)" office:value-type="float" office:value="0.272946881279124" calcext:value-type="float">
            <text:p>0.27</text:p>
          </table:table-cell>
          <table:table-cell table:formula="of:=DEGREES(ATAN2([.F253]; [.E253]))" office:value-type="float" office:value="8.42696902148067" calcext:value-type="float">
            <text:p>8.43</text:p>
          </table:table-cell>
          <table:table-cell table:style-name="ce3" table:formula="of:=0.3*[.J253]" office:value-type="float" office:value="13.479600284785" calcext:value-type="float">
            <text:p>13.48</text:p>
          </table:table-cell>
          <table:table-cell table:style-name="ce3" table:formula="of:=DEGREES(ATAN( (-SIN (RADIANS ([.C253])) * COS(RADIANS([.B253]))) / (COS (RADIANS ([.C253])) * SIN(RADIANS([.B253]))) ))" office:value-type="float" office:value="41.3133749916663" calcext:value-type="float">
            <text:p>41.31</text:p>
          </table:table-cell>
          <table:table-cell table:style-name="ce3" table:formula="of:=SQRT([.R253]^2+[.S253]^2)" office:value-type="float" office:value="13.7096081539725" calcext:value-type="float">
            <text:p>13.71</text:p>
          </table:table-cell>
          <table:table-cell table:style-name="ce3" table:formula="of:=DEGREES(ATAN2([.S253];[.R253]))" office:value-type="float" office:value="49.3060150240693" calcext:value-type="float">
            <text:p>49.31</text:p>
          </table:table-cell>
          <table:table-cell table:style-name="ce3"/>
          <table:table-cell table:style-name="ce3" table:formula="of:=[.K253]*COS(RADIANS([.L253]))+[.M253]*COS(RADIANS([.N253]))" office:value-type="float" office:value="10.3946631603444" calcext:value-type="float">
            <text:p>10.39</text:p>
          </table:table-cell>
          <table:table-cell table:style-name="ce3" table:formula="of:=[.K253]*SIN(RADIANS([.L253]))+[.M253]*SIN(RADIANS([.N253]))" office:value-type="float" office:value="8.93892239134264" calcext:value-type="float">
            <text:p>8.94</text:p>
          </table:table-cell>
          <table:table-cell table:number-columns-repeated="1005"/>
        </table:table-row>
        <table:table-row table:style-name="ro1">
          <table:table-cell office:value-type="float" office:value="7449967" calcext:value-type="float">
            <text:p>7449967</text:p>
          </table:table-cell>
          <table:table-cell office:value-type="float" office:value="-34.244239403937" calcext:value-type="float">
            <text:p>-34.2442394039</text:p>
          </table:table-cell>
          <table:table-cell office:value-type="float" office:value="31.1106920467077" calcext:value-type="float">
            <text:p>31.1106920467</text:p>
          </table:table-cell>
          <table:table-cell office:value-type="float" office:value="2.87145677707661" calcext:value-type="float">
            <text:p>2.871456777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49" calcext:value-type="float">
            <text:p>14.249</text:p>
          </table:table-cell>
          <table:table-cell/>
          <table:table-cell table:formula="of:=DEGREES(ACOS(COS(RADIANS([.B254]))*COS(RADIANS([.C254]))))" office:value-type="float" office:value="44.9478288865599" calcext:value-type="float">
            <text:p>44.95</text:p>
          </table:table-cell>
          <table:table-cell table:formula="of:=SQRT([.E254]^2+[.F254]^2)" office:value-type="float" office:value="0.294108823397055" calcext:value-type="float">
            <text:p>0.29</text:p>
          </table:table-cell>
          <table:table-cell table:formula="of:=DEGREES(ATAN2([.F254]; [.E254]))" office:value-type="float" office:value="17.8188889145228" calcext:value-type="float">
            <text:p>17.82</text:p>
          </table:table-cell>
          <table:table-cell table:style-name="ce3" table:formula="of:=0.3*[.J254]" office:value-type="float" office:value="13.484348665968" calcext:value-type="float">
            <text:p>13.48</text:p>
          </table:table-cell>
          <table:table-cell table:style-name="ce3" table:formula="of:=DEGREES(ATAN( (-SIN (RADIANS ([.C254])) * COS(RADIANS([.B254]))) / (COS (RADIANS ([.C254])) * SIN(RADIANS([.B254]))) ))" office:value-type="float" office:value="41.5582697543403" calcext:value-type="float">
            <text:p>41.56</text:p>
          </table:table-cell>
          <table:table-cell table:style-name="ce3" table:formula="of:=SQRT([.R254]^2+[.S254]^2)" office:value-type="float" office:value="13.7540814337564" calcext:value-type="float">
            <text:p>13.75</text:p>
          </table:table-cell>
          <table:table-cell table:style-name="ce3" table:formula="of:=DEGREES(ATAN2([.S254];[.R254]))" office:value-type="float" office:value="48.934964762246" calcext:value-type="float">
            <text:p>48.93</text:p>
          </table:table-cell>
          <table:table-cell table:style-name="ce3"/>
          <table:table-cell table:style-name="ce3" table:formula="of:=[.K254]*COS(RADIANS([.L254]))+[.M254]*COS(RADIANS([.N254]))" office:value-type="float" office:value="10.3700879669034" calcext:value-type="float">
            <text:p>10.37</text:p>
          </table:table-cell>
          <table:table-cell table:style-name="ce3" table:formula="of:=[.K254]*SIN(RADIANS([.L254]))+[.M254]*SIN(RADIANS([.N254]))" office:value-type="float" office:value="9.03526599747285" calcext:value-type="float">
            <text:p>9.04</text:p>
          </table:table-cell>
          <table:table-cell table:number-columns-repeated="1005"/>
        </table:table-row>
        <table:table-row table:style-name="ro1">
          <table:table-cell office:value-type="float" office:value="7449967" calcext:value-type="float">
            <text:p>7449967</text:p>
          </table:table-cell>
          <table:table-cell office:value-type="float" office:value="-34.244239403937" calcext:value-type="float">
            <text:p>-34.2442394039</text:p>
          </table:table-cell>
          <table:table-cell office:value-type="float" office:value="31.1106920467077" calcext:value-type="float">
            <text:p>31.1106920467</text:p>
          </table:table-cell>
          <table:table-cell office:value-type="float" office:value="2.87145677707661" calcext:value-type="float">
            <text:p>2.871456777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49" calcext:value-type="float">
            <text:p>14.249</text:p>
          </table:table-cell>
          <table:table-cell/>
          <table:table-cell table:formula="of:=DEGREES(ACOS(COS(RADIANS([.B255]))*COS(RADIANS([.C255]))))" office:value-type="float" office:value="44.9478288865599" calcext:value-type="float">
            <text:p>44.95</text:p>
          </table:table-cell>
          <table:table-cell table:formula="of:=SQRT([.E255]^2+[.F255]^2)" office:value-type="float" office:value="0.294108823397055" calcext:value-type="float">
            <text:p>0.29</text:p>
          </table:table-cell>
          <table:table-cell table:formula="of:=DEGREES(ATAN2([.F255]; [.E255]))" office:value-type="float" office:value="17.8188889145228" calcext:value-type="float">
            <text:p>17.82</text:p>
          </table:table-cell>
          <table:table-cell table:style-name="ce3" table:formula="of:=0.3*[.J255]" office:value-type="float" office:value="13.484348665968" calcext:value-type="float">
            <text:p>13.48</text:p>
          </table:table-cell>
          <table:table-cell table:style-name="ce3" table:formula="of:=DEGREES(ATAN( (-SIN (RADIANS ([.C255])) * COS(RADIANS([.B255]))) / (COS (RADIANS ([.C255])) * SIN(RADIANS([.B255]))) ))" office:value-type="float" office:value="41.5582697543403" calcext:value-type="float">
            <text:p>41.56</text:p>
          </table:table-cell>
          <table:table-cell table:style-name="ce3" table:formula="of:=SQRT([.R255]^2+[.S255]^2)" office:value-type="float" office:value="13.7540814337564" calcext:value-type="float">
            <text:p>13.75</text:p>
          </table:table-cell>
          <table:table-cell table:style-name="ce3" table:formula="of:=DEGREES(ATAN2([.S255];[.R255]))" office:value-type="float" office:value="48.934964762246" calcext:value-type="float">
            <text:p>48.93</text:p>
          </table:table-cell>
          <table:table-cell table:style-name="ce3"/>
          <table:table-cell table:style-name="ce3" table:formula="of:=[.K255]*COS(RADIANS([.L255]))+[.M255]*COS(RADIANS([.N255]))" office:value-type="float" office:value="10.3700879669034" calcext:value-type="float">
            <text:p>10.37</text:p>
          </table:table-cell>
          <table:table-cell table:style-name="ce3" table:formula="of:=[.K255]*SIN(RADIANS([.L255]))+[.M255]*SIN(RADIANS([.N255]))" office:value-type="float" office:value="9.03526599747285" calcext:value-type="float">
            <text:p>9.04</text:p>
          </table:table-cell>
          <table:table-cell table:number-columns-repeated="1005"/>
        </table:table-row>
        <table:table-row table:style-name="ro1">
          <table:table-cell office:value-type="float" office:value="7450217" calcext:value-type="float">
            <text:p>7450217</text:p>
          </table:table-cell>
          <table:table-cell office:value-type="float" office:value="-33.8204944678294" calcext:value-type="float">
            <text:p>-33.8204944678</text:p>
          </table:table-cell>
          <table:table-cell office:value-type="float" office:value="31.578539514286" calcext:value-type="float">
            <text:p>31.5785395143</text:p>
          </table:table-cell>
          <table:table-cell office:value-type="float" office:value="2.63462978600335" calcext:value-type="float">
            <text:p>2.634629786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84" calcext:value-type="float">
            <text:p>14.284</text:p>
          </table:table-cell>
          <table:table-cell/>
          <table:table-cell table:formula="of:=DEGREES(ACOS(COS(RADIANS([.B256]))*COS(RADIANS([.C256]))))" office:value-type="float" office:value="44.9466138760105" calcext:value-type="float">
            <text:p>44.95</text:p>
          </table:table-cell>
          <table:table-cell table:formula="of:=SQRT([.E256]^2+[.F256]^2)" office:value-type="float" office:value="0.313847096529504" calcext:value-type="float">
            <text:p>0.31</text:p>
          </table:table-cell>
          <table:table-cell table:formula="of:=DEGREES(ATAN2([.F256]; [.E256]))" office:value-type="float" office:value="22.4794343971031" calcext:value-type="float">
            <text:p>22.48</text:p>
          </table:table-cell>
          <table:table-cell table:style-name="ce3" table:formula="of:=0.3*[.J256]" office:value-type="float" office:value="13.4839841628031" calcext:value-type="float">
            <text:p>13.48</text:p>
          </table:table-cell>
          <table:table-cell table:style-name="ce3" table:formula="of:=DEGREES(ATAN( (-SIN (RADIANS ([.C256])) * COS(RADIANS([.B256]))) / (COS (RADIANS ([.C256])) * SIN(RADIANS([.B256]))) ))" office:value-type="float" office:value="42.5363729577172" calcext:value-type="float">
            <text:p>42.54</text:p>
          </table:table-cell>
          <table:table-cell table:style-name="ce3" table:formula="of:=SQRT([.R256]^2+[.S256]^2)" office:value-type="float" office:value="13.7792175420243" calcext:value-type="float">
            <text:p>13.78</text:p>
          </table:table-cell>
          <table:table-cell table:style-name="ce3" table:formula="of:=DEGREES(ATAN2([.S256];[.R256]))" office:value-type="float" office:value="47.9111921664581" calcext:value-type="float">
            <text:p>47.91</text:p>
          </table:table-cell>
          <table:table-cell table:style-name="ce3"/>
          <table:table-cell table:style-name="ce3" table:formula="of:=[.K256]*COS(RADIANS([.L256]))+[.M256]*COS(RADIANS([.N256]))" office:value-type="float" office:value="10.2256508720704" calcext:value-type="float">
            <text:p>10.23</text:p>
          </table:table-cell>
          <table:table-cell table:style-name="ce3" table:formula="of:=[.K256]*SIN(RADIANS([.L256]))+[.M256]*SIN(RADIANS([.N256]))" office:value-type="float" office:value="9.235956924594" calcext:value-type="float">
            <text:p>9.24</text:p>
          </table:table-cell>
          <table:table-cell table:number-columns-repeated="1005"/>
        </table:table-row>
        <table:table-row table:style-name="ro1">
          <table:table-cell office:value-type="float" office:value="7450217" calcext:value-type="float">
            <text:p>7450217</text:p>
          </table:table-cell>
          <table:table-cell office:value-type="float" office:value="-33.8204944678294" calcext:value-type="float">
            <text:p>-33.8204944678</text:p>
          </table:table-cell>
          <table:table-cell office:value-type="float" office:value="31.578539514286" calcext:value-type="float">
            <text:p>31.5785395143</text:p>
          </table:table-cell>
          <table:table-cell office:value-type="float" office:value="2.63462978600335" calcext:value-type="float">
            <text:p>2.634629786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284" calcext:value-type="float">
            <text:p>14.284</text:p>
          </table:table-cell>
          <table:table-cell/>
          <table:table-cell table:formula="of:=DEGREES(ACOS(COS(RADIANS([.B257]))*COS(RADIANS([.C257]))))" office:value-type="float" office:value="44.9466138760105" calcext:value-type="float">
            <text:p>44.95</text:p>
          </table:table-cell>
          <table:table-cell table:formula="of:=SQRT([.E257]^2+[.F257]^2)" office:value-type="float" office:value="0.313847096529504" calcext:value-type="float">
            <text:p>0.31</text:p>
          </table:table-cell>
          <table:table-cell table:formula="of:=DEGREES(ATAN2([.F257]; [.E257]))" office:value-type="float" office:value="22.4794343971031" calcext:value-type="float">
            <text:p>22.48</text:p>
          </table:table-cell>
          <table:table-cell table:style-name="ce3" table:formula="of:=0.3*[.J257]" office:value-type="float" office:value="13.4839841628031" calcext:value-type="float">
            <text:p>13.48</text:p>
          </table:table-cell>
          <table:table-cell table:style-name="ce3" table:formula="of:=DEGREES(ATAN( (-SIN (RADIANS ([.C257])) * COS(RADIANS([.B257]))) / (COS (RADIANS ([.C257])) * SIN(RADIANS([.B257]))) ))" office:value-type="float" office:value="42.5363729577172" calcext:value-type="float">
            <text:p>42.54</text:p>
          </table:table-cell>
          <table:table-cell table:style-name="ce3" table:formula="of:=SQRT([.R257]^2+[.S257]^2)" office:value-type="float" office:value="13.7792175420243" calcext:value-type="float">
            <text:p>13.78</text:p>
          </table:table-cell>
          <table:table-cell table:style-name="ce3" table:formula="of:=DEGREES(ATAN2([.S257];[.R257]))" office:value-type="float" office:value="47.9111921664581" calcext:value-type="float">
            <text:p>47.91</text:p>
          </table:table-cell>
          <table:table-cell table:style-name="ce3"/>
          <table:table-cell table:style-name="ce3" table:formula="of:=[.K257]*COS(RADIANS([.L257]))+[.M257]*COS(RADIANS([.N257]))" office:value-type="float" office:value="10.2256508720704" calcext:value-type="float">
            <text:p>10.23</text:p>
          </table:table-cell>
          <table:table-cell table:style-name="ce3" table:formula="of:=[.K257]*SIN(RADIANS([.L257]))+[.M257]*SIN(RADIANS([.N257]))" office:value-type="float" office:value="9.235956924594" calcext:value-type="float">
            <text:p>9.24</text:p>
          </table:table-cell>
          <table:table-cell table:number-columns-repeated="1005"/>
        </table:table-row>
        <table:table-row table:style-name="ro1">
          <table:table-cell office:value-type="float" office:value="7450466" calcext:value-type="float">
            <text:p>7450466</text:p>
          </table:table-cell>
          <table:table-cell office:value-type="float" office:value="-33.2794649383889" calcext:value-type="float">
            <text:p>-33.2794649384</text:p>
          </table:table-cell>
          <table:table-cell office:value-type="float" office:value="32.1701841605709" calcext:value-type="float">
            <text:p>32.1701841606</text:p>
          </table:table-cell>
          <table:table-cell office:value-type="float" office:value="2.1966110351909" calcext:value-type="float">
            <text:p>2.1966110352</text:p>
          </table:table-cell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2" calcext:value-type="float">
            <text:p>14.32</text:p>
          </table:table-cell>
          <table:table-cell/>
          <table:table-cell table:formula="of:=DEGREES(ACOS(COS(RADIANS([.B258]))*COS(RADIANS([.C258]))))" office:value-type="float" office:value="44.9557505449241" calcext:value-type="float">
            <text:p>44.96</text:p>
          </table:table-cell>
          <table:table-cell table:formula="of:=SQRT([.E258]^2+[.F258]^2)" office:value-type="float" office:value="0.336154726279432" calcext:value-type="float">
            <text:p>0.34</text:p>
          </table:table-cell>
          <table:table-cell table:formula="of:=DEGREES(ATAN2([.F258]; [.E258]))" office:value-type="float" office:value="22.7509763427876" calcext:value-type="float">
            <text:p>22.75</text:p>
          </table:table-cell>
          <table:table-cell table:style-name="ce3" table:formula="of:=0.3*[.J258]" office:value-type="float" office:value="13.4867251634772" calcext:value-type="float">
            <text:p>13.49</text:p>
          </table:table-cell>
          <table:table-cell table:style-name="ce3" table:formula="of:=DEGREES(ATAN( (-SIN (RADIANS ([.C258])) * COS(RADIANS([.B258]))) / (COS (RADIANS ([.C258])) * SIN(RADIANS([.B258]))) ))" office:value-type="float" office:value="43.7807296428599" calcext:value-type="float">
            <text:p>43.78</text:p>
          </table:table-cell>
          <table:table-cell table:style-name="ce3" table:formula="of:=SQRT([.R258]^2+[.S258]^2)" office:value-type="float" office:value="13.8010172394391" calcext:value-type="float">
            <text:p>13.80</text:p>
          </table:table-cell>
          <table:table-cell table:style-name="ce3" table:formula="of:=DEGREES(ATAN2([.S258];[.R258]))" office:value-type="float" office:value="46.720079798587" calcext:value-type="float">
            <text:p>46.72</text:p>
          </table:table-cell>
          <table:table-cell table:style-name="ce3"/>
          <table:table-cell table:style-name="ce3" table:formula="of:=[.K258]*COS(RADIANS([.L258]))+[.M258]*COS(RADIANS([.N258]))" office:value-type="float" office:value="10.0473208453945" calcext:value-type="float">
            <text:p>10.05</text:p>
          </table:table-cell>
          <table:table-cell table:style-name="ce3" table:formula="of:=[.K258]*SIN(RADIANS([.L258]))+[.M258]*SIN(RADIANS([.N258]))" office:value-type="float" office:value="9.46147032299924" calcext:value-type="float">
            <text:p>9.46</text:p>
          </table:table-cell>
          <table:table-cell table:number-columns-repeated="1005"/>
        </table:table-row>
        <table:table-row table:style-name="ro1">
          <table:table-cell office:value-type="float" office:value="7450466" calcext:value-type="float">
            <text:p>7450466</text:p>
          </table:table-cell>
          <table:table-cell office:value-type="float" office:value="-33.2794649383889" calcext:value-type="float">
            <text:p>-33.2794649384</text:p>
          </table:table-cell>
          <table:table-cell office:value-type="float" office:value="32.1701841605709" calcext:value-type="float">
            <text:p>32.1701841606</text:p>
          </table:table-cell>
          <table:table-cell office:value-type="float" office:value="2.1966110351909" calcext:value-type="float">
            <text:p>2.1966110352</text:p>
          </table:table-cell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2" calcext:value-type="float">
            <text:p>14.32</text:p>
          </table:table-cell>
          <table:table-cell/>
          <table:table-cell table:formula="of:=DEGREES(ACOS(COS(RADIANS([.B259]))*COS(RADIANS([.C259]))))" office:value-type="float" office:value="44.9557505449241" calcext:value-type="float">
            <text:p>44.96</text:p>
          </table:table-cell>
          <table:table-cell table:formula="of:=SQRT([.E259]^2+[.F259]^2)" office:value-type="float" office:value="0.336154726279432" calcext:value-type="float">
            <text:p>0.34</text:p>
          </table:table-cell>
          <table:table-cell table:formula="of:=DEGREES(ATAN2([.F259]; [.E259]))" office:value-type="float" office:value="22.7509763427876" calcext:value-type="float">
            <text:p>22.75</text:p>
          </table:table-cell>
          <table:table-cell table:style-name="ce3" table:formula="of:=0.3*[.J259]" office:value-type="float" office:value="13.4867251634772" calcext:value-type="float">
            <text:p>13.49</text:p>
          </table:table-cell>
          <table:table-cell table:style-name="ce3" table:formula="of:=DEGREES(ATAN( (-SIN (RADIANS ([.C259])) * COS(RADIANS([.B259]))) / (COS (RADIANS ([.C259])) * SIN(RADIANS([.B259]))) ))" office:value-type="float" office:value="43.7807296428599" calcext:value-type="float">
            <text:p>43.78</text:p>
          </table:table-cell>
          <table:table-cell table:style-name="ce3" table:formula="of:=SQRT([.R259]^2+[.S259]^2)" office:value-type="float" office:value="13.8010172394391" calcext:value-type="float">
            <text:p>13.80</text:p>
          </table:table-cell>
          <table:table-cell table:style-name="ce3" table:formula="of:=DEGREES(ATAN2([.S259];[.R259]))" office:value-type="float" office:value="46.720079798587" calcext:value-type="float">
            <text:p>46.72</text:p>
          </table:table-cell>
          <table:table-cell table:style-name="ce3"/>
          <table:table-cell table:style-name="ce3" table:formula="of:=[.K259]*COS(RADIANS([.L259]))+[.M259]*COS(RADIANS([.N259]))" office:value-type="float" office:value="10.0473208453945" calcext:value-type="float">
            <text:p>10.05</text:p>
          </table:table-cell>
          <table:table-cell table:style-name="ce3" table:formula="of:=[.K259]*SIN(RADIANS([.L259]))+[.M259]*SIN(RADIANS([.N259]))" office:value-type="float" office:value="9.46147032299924" calcext:value-type="float">
            <text:p>9.46</text:p>
          </table:table-cell>
          <table:table-cell table:number-columns-repeated="1005"/>
        </table:table-row>
        <table:table-row table:style-name="ro1">
          <table:table-cell office:value-type="float" office:value="7450716" calcext:value-type="float">
            <text:p>7450716</text:p>
          </table:table-cell>
          <table:table-cell office:value-type="float" office:value="-32.8508398321193" calcext:value-type="float">
            <text:p>-32.8508398321</text:p>
          </table:table-cell>
          <table:table-cell office:value-type="float" office:value="32.6193237400126" calcext:value-type="float">
            <text:p>32.61932374</text:p>
          </table:table-cell>
          <table:table-cell office:value-type="float" office:value="1.76856062530697" calcext:value-type="float">
            <text:p>1.7685606253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55" calcext:value-type="float">
            <text:p>14.355</text:p>
          </table:table-cell>
          <table:table-cell/>
          <table:table-cell table:formula="of:=DEGREES(ACOS(COS(RADIANS([.B260]))*COS(RADIANS([.C260]))))" office:value-type="float" office:value="44.9616883887872" calcext:value-type="float">
            <text:p>44.96</text:p>
          </table:table-cell>
          <table:table-cell table:formula="of:=SQRT([.E260]^2+[.F260]^2)" office:value-type="float" office:value="0.360555127546399" calcext:value-type="float">
            <text:p>0.36</text:p>
          </table:table-cell>
          <table:table-cell table:formula="of:=DEGREES(ATAN2([.F260]; [.E260]))" office:value-type="float" office:value="19.4400348281762" calcext:value-type="float">
            <text:p>19.44</text:p>
          </table:table-cell>
          <table:table-cell table:style-name="ce3" table:formula="of:=0.3*[.J260]" office:value-type="float" office:value="13.4885065166362" calcext:value-type="float">
            <text:p>13.49</text:p>
          </table:table-cell>
          <table:table-cell table:style-name="ce3" table:formula="of:=DEGREES(ATAN( (-SIN (RADIANS ([.C260])) * COS(RADIANS([.B260]))) / (COS (RADIANS ([.C260])) * SIN(RADIANS([.B260]))) ))" office:value-type="float" office:value="44.7455178218341" calcext:value-type="float">
            <text:p>44.75</text:p>
          </table:table-cell>
          <table:table-cell table:style-name="ce3" table:formula="of:=SQRT([.R260]^2+[.S260]^2)" office:value-type="float" office:value="13.8153230253694" calcext:value-type="float">
            <text:p>13.82</text:p>
          </table:table-cell>
          <table:table-cell table:style-name="ce3" table:formula="of:=DEGREES(ATAN2([.S260];[.R260]))" office:value-type="float" office:value="45.8936602729775" calcext:value-type="float">
            <text:p>45.89</text:p>
          </table:table-cell>
          <table:table-cell table:style-name="ce3"/>
          <table:table-cell table:style-name="ce3" table:formula="of:=[.K260]*COS(RADIANS([.L260]))+[.M260]*COS(RADIANS([.N260]))" office:value-type="float" office:value="9.92008290655628" calcext:value-type="float">
            <text:p>9.92</text:p>
          </table:table-cell>
          <table:table-cell table:style-name="ce3" table:formula="of:=[.K260]*SIN(RADIANS([.L260]))+[.M260]*SIN(RADIANS([.N260]))" office:value-type="float" office:value="9.61535778961722" calcext:value-type="float">
            <text:p>9.62</text:p>
          </table:table-cell>
          <table:table-cell table:number-columns-repeated="1005"/>
        </table:table-row>
        <table:table-row table:style-name="ro1">
          <table:table-cell office:value-type="float" office:value="7450716" calcext:value-type="float">
            <text:p>7450716</text:p>
          </table:table-cell>
          <table:table-cell office:value-type="float" office:value="-32.8508398321193" calcext:value-type="float">
            <text:p>-32.8508398321</text:p>
          </table:table-cell>
          <table:table-cell office:value-type="float" office:value="32.6193237400126" calcext:value-type="float">
            <text:p>32.61932374</text:p>
          </table:table-cell>
          <table:table-cell office:value-type="float" office:value="1.76856062530697" calcext:value-type="float">
            <text:p>1.7685606253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55" calcext:value-type="float">
            <text:p>14.355</text:p>
          </table:table-cell>
          <table:table-cell/>
          <table:table-cell table:formula="of:=DEGREES(ACOS(COS(RADIANS([.B261]))*COS(RADIANS([.C261]))))" office:value-type="float" office:value="44.9616883887872" calcext:value-type="float">
            <text:p>44.96</text:p>
          </table:table-cell>
          <table:table-cell table:formula="of:=SQRT([.E261]^2+[.F261]^2)" office:value-type="float" office:value="0.360555127546399" calcext:value-type="float">
            <text:p>0.36</text:p>
          </table:table-cell>
          <table:table-cell table:formula="of:=DEGREES(ATAN2([.F261]; [.E261]))" office:value-type="float" office:value="19.4400348281762" calcext:value-type="float">
            <text:p>19.44</text:p>
          </table:table-cell>
          <table:table-cell table:style-name="ce3" table:formula="of:=0.3*[.J261]" office:value-type="float" office:value="13.4885065166362" calcext:value-type="float">
            <text:p>13.49</text:p>
          </table:table-cell>
          <table:table-cell table:style-name="ce3" table:formula="of:=DEGREES(ATAN( (-SIN (RADIANS ([.C261])) * COS(RADIANS([.B261]))) / (COS (RADIANS ([.C261])) * SIN(RADIANS([.B261]))) ))" office:value-type="float" office:value="44.7455178218341" calcext:value-type="float">
            <text:p>44.75</text:p>
          </table:table-cell>
          <table:table-cell table:style-name="ce3" table:formula="of:=SQRT([.R261]^2+[.S261]^2)" office:value-type="float" office:value="13.8153230253694" calcext:value-type="float">
            <text:p>13.82</text:p>
          </table:table-cell>
          <table:table-cell table:style-name="ce3" table:formula="of:=DEGREES(ATAN2([.S261];[.R261]))" office:value-type="float" office:value="45.8936602729775" calcext:value-type="float">
            <text:p>45.89</text:p>
          </table:table-cell>
          <table:table-cell table:style-name="ce3"/>
          <table:table-cell table:style-name="ce3" table:formula="of:=[.K261]*COS(RADIANS([.L261]))+[.M261]*COS(RADIANS([.N261]))" office:value-type="float" office:value="9.92008290655628" calcext:value-type="float">
            <text:p>9.92</text:p>
          </table:table-cell>
          <table:table-cell table:style-name="ce3" table:formula="of:=[.K261]*SIN(RADIANS([.L261]))+[.M261]*SIN(RADIANS([.N261]))" office:value-type="float" office:value="9.61535778961722" calcext:value-type="float">
            <text:p>9.62</text:p>
          </table:table-cell>
          <table:table-cell table:number-columns-repeated="1005"/>
        </table:table-row>
        <table:table-row table:style-name="ro1">
          <table:table-cell office:value-type="float" office:value="7450966" calcext:value-type="float">
            <text:p>7450966</text:p>
          </table:table-cell>
          <table:table-cell office:value-type="float" office:value="-32.6709360644758" calcext:value-type="float">
            <text:p>-32.6709360645</text:p>
          </table:table-cell>
          <table:table-cell office:value-type="float" office:value="32.7999890737486" calcext:value-type="float">
            <text:p>32.7999890737</text:p>
          </table:table-cell>
          <table:table-cell office:value-type="float" office:value="1.52339984295094" calcext:value-type="float">
            <text:p>1.523399843</text:p>
          </table:table-cell>
          <table:table-cell office:value-type="float" office:value="0.11" calcext:value-type="float">
            <text:p>0.11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91" calcext:value-type="float">
            <text:p>14.391</text:p>
          </table:table-cell>
          <table:table-cell/>
          <table:table-cell table:formula="of:=DEGREES(ACOS(COS(RADIANS([.B262]))*COS(RADIANS([.C262]))))" office:value-type="float" office:value="44.961950495401" calcext:value-type="float">
            <text:p>44.96</text:p>
          </table:table-cell>
          <table:table-cell table:formula="of:=SQRT([.E262]^2+[.F262]^2)" office:value-type="float" office:value="0.386005181312376" calcext:value-type="float">
            <text:p>0.39</text:p>
          </table:table-cell>
          <table:table-cell table:formula="of:=DEGREES(ATAN2([.F262]; [.E262]))" office:value-type="float" office:value="16.5570713756367" calcext:value-type="float">
            <text:p>16.56</text:p>
          </table:table-cell>
          <table:table-cell table:style-name="ce3" table:formula="of:=0.3*[.J262]" office:value-type="float" office:value="13.4885851486203" calcext:value-type="float">
            <text:p>13.49</text:p>
          </table:table-cell>
          <table:table-cell table:style-name="ce3" table:formula="of:=DEGREES(ATAN( (-SIN (RADIANS ([.C262])) * COS(RADIANS([.B262]))) / (COS (RADIANS ([.C262])) * SIN(RADIANS([.B262]))) ))" office:value-type="float" office:value="45.1418549434295" calcext:value-type="float">
            <text:p>45.14</text:p>
          </table:table-cell>
          <table:table-cell table:style-name="ce3" table:formula="of:=SQRT([.R262]^2+[.S262]^2)" office:value-type="float" office:value="13.8287735212837" calcext:value-type="float">
            <text:p>13.83</text:p>
          </table:table-cell>
          <table:table-cell table:style-name="ce3" table:formula="of:=DEGREES(ATAN2([.S262];[.R262]))" office:value-type="float" office:value="45.6233705704783" calcext:value-type="float">
            <text:p>45.62</text:p>
          </table:table-cell>
          <table:table-cell table:style-name="ce3"/>
          <table:table-cell table:style-name="ce3" table:formula="of:=[.K262]*COS(RADIANS([.L262]))+[.M262]*COS(RADIANS([.N262]))" office:value-type="float" office:value="9.88422661861071" calcext:value-type="float">
            <text:p>9.88</text:p>
          </table:table-cell>
          <table:table-cell table:style-name="ce3" table:formula="of:=[.K262]*SIN(RADIANS([.L262]))+[.M262]*SIN(RADIANS([.N262]))" office:value-type="float" office:value="9.67145497093926" calcext:value-type="float">
            <text:p>9.67</text:p>
          </table:table-cell>
          <table:table-cell table:number-columns-repeated="1005"/>
        </table:table-row>
        <table:table-row table:style-name="ro1">
          <table:table-cell office:value-type="float" office:value="7450966" calcext:value-type="float">
            <text:p>7450966</text:p>
          </table:table-cell>
          <table:table-cell office:value-type="float" office:value="-32.6709360644758" calcext:value-type="float">
            <text:p>-32.6709360645</text:p>
          </table:table-cell>
          <table:table-cell office:value-type="float" office:value="32.7999890737486" calcext:value-type="float">
            <text:p>32.7999890737</text:p>
          </table:table-cell>
          <table:table-cell office:value-type="float" office:value="1.52339984295094" calcext:value-type="float">
            <text:p>1.523399843</text:p>
          </table:table-cell>
          <table:table-cell office:value-type="float" office:value="0.11" calcext:value-type="float">
            <text:p>0.11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391" calcext:value-type="float">
            <text:p>14.391</text:p>
          </table:table-cell>
          <table:table-cell/>
          <table:table-cell table:formula="of:=DEGREES(ACOS(COS(RADIANS([.B263]))*COS(RADIANS([.C263]))))" office:value-type="float" office:value="44.961950495401" calcext:value-type="float">
            <text:p>44.96</text:p>
          </table:table-cell>
          <table:table-cell table:formula="of:=SQRT([.E263]^2+[.F263]^2)" office:value-type="float" office:value="0.386005181312376" calcext:value-type="float">
            <text:p>0.39</text:p>
          </table:table-cell>
          <table:table-cell table:formula="of:=DEGREES(ATAN2([.F263]; [.E263]))" office:value-type="float" office:value="16.5570713756367" calcext:value-type="float">
            <text:p>16.56</text:p>
          </table:table-cell>
          <table:table-cell table:style-name="ce3" table:formula="of:=0.3*[.J263]" office:value-type="float" office:value="13.4885851486203" calcext:value-type="float">
            <text:p>13.49</text:p>
          </table:table-cell>
          <table:table-cell table:style-name="ce3" table:formula="of:=DEGREES(ATAN( (-SIN (RADIANS ([.C263])) * COS(RADIANS([.B263]))) / (COS (RADIANS ([.C263])) * SIN(RADIANS([.B263]))) ))" office:value-type="float" office:value="45.1418549434295" calcext:value-type="float">
            <text:p>45.14</text:p>
          </table:table-cell>
          <table:table-cell table:style-name="ce3" table:formula="of:=SQRT([.R263]^2+[.S263]^2)" office:value-type="float" office:value="13.8287735212837" calcext:value-type="float">
            <text:p>13.83</text:p>
          </table:table-cell>
          <table:table-cell table:style-name="ce3" table:formula="of:=DEGREES(ATAN2([.S263];[.R263]))" office:value-type="float" office:value="45.6233705704783" calcext:value-type="float">
            <text:p>45.62</text:p>
          </table:table-cell>
          <table:table-cell table:style-name="ce3"/>
          <table:table-cell table:style-name="ce3" table:formula="of:=[.K263]*COS(RADIANS([.L263]))+[.M263]*COS(RADIANS([.N263]))" office:value-type="float" office:value="9.88422661861071" calcext:value-type="float">
            <text:p>9.88</text:p>
          </table:table-cell>
          <table:table-cell table:style-name="ce3" table:formula="of:=[.K263]*SIN(RADIANS([.L263]))+[.M263]*SIN(RADIANS([.N263]))" office:value-type="float" office:value="9.67145497093926" calcext:value-type="float">
            <text:p>9.67</text:p>
          </table:table-cell>
          <table:table-cell table:number-columns-repeated="1005"/>
        </table:table-row>
        <table:table-row table:style-name="ro1">
          <table:table-cell office:value-type="float" office:value="7451216" calcext:value-type="float">
            <text:p>7451216</text:p>
          </table:table-cell>
          <table:table-cell office:value-type="float" office:value="-32.7671290336517" calcext:value-type="float">
            <text:p>-32.7671290337</text:p>
          </table:table-cell>
          <table:table-cell office:value-type="float" office:value="32.7079727652502" calcext:value-type="float">
            <text:p>32.7079727653</text:p>
          </table:table-cell>
          <table:table-cell office:value-type="float" office:value="1.50978258018005" calcext:value-type="float">
            <text:p>1.5097825802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25" calcext:value-type="float">
            <text:p>14.425</text:p>
          </table:table-cell>
          <table:table-cell/>
          <table:table-cell table:formula="of:=DEGREES(ACOS(COS(RADIANS([.B264]))*COS(RADIANS([.C264]))))" office:value-type="float" office:value="44.9645578441608" calcext:value-type="float">
            <text:p>44.96</text:p>
          </table:table-cell>
          <table:table-cell table:formula="of:=SQRT([.E264]^2+[.F264]^2)" office:value-type="float" office:value="0.402616442783948" calcext:value-type="float">
            <text:p>0.40</text:p>
          </table:table-cell>
          <table:table-cell table:formula="of:=DEGREES(ATAN2([.F264]; [.E264]))" office:value-type="float" office:value="14.3813945910906" calcext:value-type="float">
            <text:p>14.38</text:p>
          </table:table-cell>
          <table:table-cell table:style-name="ce3" table:formula="of:=0.3*[.J264]" office:value-type="float" office:value="13.4893673532482" calcext:value-type="float">
            <text:p>13.49</text:p>
          </table:table-cell>
          <table:table-cell table:style-name="ce3" table:formula="of:=DEGREES(ATAN( (-SIN (RADIANS ([.C264])) * COS(RADIANS([.B264]))) / (COS (RADIANS ([.C264])) * SIN(RADIANS([.B264]))) ))" office:value-type="float" office:value="44.9349775012385" calcext:value-type="float">
            <text:p>44.93</text:p>
          </table:table-cell>
          <table:table-cell table:style-name="ce3" table:formula="of:=SQRT([.R264]^2+[.S264]^2)" office:value-type="float" office:value="13.8375958384411" calcext:value-type="float">
            <text:p>13.84</text:p>
          </table:table-cell>
          <table:table-cell table:style-name="ce3" table:formula="of:=DEGREES(ATAN2([.S264];[.R264]))" office:value-type="float" office:value="45.9124976640959" calcext:value-type="float">
            <text:p>45.91</text:p>
          </table:table-cell>
          <table:table-cell table:style-name="ce3"/>
          <table:table-cell table:style-name="ce3" table:formula="of:=[.K264]*COS(RADIANS([.L264]))+[.M264]*COS(RADIANS([.N264]))" office:value-type="float" office:value="9.93924172812168" calcext:value-type="float">
            <text:p>9.94</text:p>
          </table:table-cell>
          <table:table-cell table:style-name="ce3" table:formula="of:=[.K264]*SIN(RADIANS([.L264]))+[.M264]*SIN(RADIANS([.N264]))" office:value-type="float" office:value="9.62759224614378" calcext:value-type="float">
            <text:p>9.63</text:p>
          </table:table-cell>
          <table:table-cell table:number-columns-repeated="1005"/>
        </table:table-row>
        <table:table-row table:style-name="ro1">
          <table:table-cell office:value-type="float" office:value="7451216" calcext:value-type="float">
            <text:p>7451216</text:p>
          </table:table-cell>
          <table:table-cell office:value-type="float" office:value="-32.7671290336517" calcext:value-type="float">
            <text:p>-32.7671290337</text:p>
          </table:table-cell>
          <table:table-cell office:value-type="float" office:value="32.7079727652502" calcext:value-type="float">
            <text:p>32.7079727653</text:p>
          </table:table-cell>
          <table:table-cell office:value-type="float" office:value="1.50978258018005" calcext:value-type="float">
            <text:p>1.5097825802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25" calcext:value-type="float">
            <text:p>14.425</text:p>
          </table:table-cell>
          <table:table-cell/>
          <table:table-cell table:formula="of:=DEGREES(ACOS(COS(RADIANS([.B265]))*COS(RADIANS([.C265]))))" office:value-type="float" office:value="44.9645578441608" calcext:value-type="float">
            <text:p>44.96</text:p>
          </table:table-cell>
          <table:table-cell table:formula="of:=SQRT([.E265]^2+[.F265]^2)" office:value-type="float" office:value="0.402616442783948" calcext:value-type="float">
            <text:p>0.40</text:p>
          </table:table-cell>
          <table:table-cell table:formula="of:=DEGREES(ATAN2([.F265]; [.E265]))" office:value-type="float" office:value="14.3813945910906" calcext:value-type="float">
            <text:p>14.38</text:p>
          </table:table-cell>
          <table:table-cell table:style-name="ce3" table:formula="of:=0.3*[.J265]" office:value-type="float" office:value="13.4893673532482" calcext:value-type="float">
            <text:p>13.49</text:p>
          </table:table-cell>
          <table:table-cell table:style-name="ce3" table:formula="of:=DEGREES(ATAN( (-SIN (RADIANS ([.C265])) * COS(RADIANS([.B265]))) / (COS (RADIANS ([.C265])) * SIN(RADIANS([.B265]))) ))" office:value-type="float" office:value="44.9349775012385" calcext:value-type="float">
            <text:p>44.93</text:p>
          </table:table-cell>
          <table:table-cell table:style-name="ce3" table:formula="of:=SQRT([.R265]^2+[.S265]^2)" office:value-type="float" office:value="13.8375958384411" calcext:value-type="float">
            <text:p>13.84</text:p>
          </table:table-cell>
          <table:table-cell table:style-name="ce3" table:formula="of:=DEGREES(ATAN2([.S265];[.R265]))" office:value-type="float" office:value="45.9124976640959" calcext:value-type="float">
            <text:p>45.91</text:p>
          </table:table-cell>
          <table:table-cell table:style-name="ce3"/>
          <table:table-cell table:style-name="ce3" table:formula="of:=[.K265]*COS(RADIANS([.L265]))+[.M265]*COS(RADIANS([.N265]))" office:value-type="float" office:value="9.93924172812168" calcext:value-type="float">
            <text:p>9.94</text:p>
          </table:table-cell>
          <table:table-cell table:style-name="ce3" table:formula="of:=[.K265]*SIN(RADIANS([.L265]))+[.M265]*SIN(RADIANS([.N265]))" office:value-type="float" office:value="9.62759224614378" calcext:value-type="float">
            <text:p>9.63</text:p>
          </table:table-cell>
          <table:table-cell table:number-columns-repeated="1005"/>
        </table:table-row>
        <table:table-row table:style-name="ro1">
          <table:table-cell office:value-type="float" office:value="7451466" calcext:value-type="float">
            <text:p>7451466</text:p>
          </table:table-cell>
          <table:table-cell office:value-type="float" office:value="-32.9894448609464" calcext:value-type="float">
            <text:p>-32.9894448609</text:p>
          </table:table-cell>
          <table:table-cell office:value-type="float" office:value="32.3975884787973" calcext:value-type="float">
            <text:p>32.3975884788</text:p>
          </table:table-cell>
          <table:table-cell office:value-type="float" office:value="1.70644400350882" calcext:value-type="float">
            <text:p>1.706444003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6" calcext:value-type="float">
            <text:p>14.46</text:p>
          </table:table-cell>
          <table:table-cell/>
          <table:table-cell table:formula="of:=DEGREES(ACOS(COS(RADIANS([.B266]))*COS(RADIANS([.C266]))))" office:value-type="float" office:value="44.9100023903935" calcext:value-type="float">
            <text:p>44.91</text:p>
          </table:table-cell>
          <table:table-cell table:formula="of:=SQRT([.E266]^2+[.F266]^2)" office:value-type="float" office:value="0.412310562561766" calcext:value-type="float">
            <text:p>0.41</text:p>
          </table:table-cell>
          <table:table-cell table:formula="of:=DEGREES(ATAN2([.F266]; [.E266]))" office:value-type="float" office:value="14.0362434679265" calcext:value-type="float">
            <text:p>14.04</text:p>
          </table:table-cell>
          <table:table-cell table:style-name="ce3" table:formula="of:=0.3*[.J266]" office:value-type="float" office:value="13.473000717118" calcext:value-type="float">
            <text:p>13.47</text:p>
          </table:table-cell>
          <table:table-cell table:style-name="ce3" table:formula="of:=DEGREES(ATAN( (-SIN (RADIANS ([.C266])) * COS(RADIANS([.B266]))) / (COS (RADIANS ([.C266])) * SIN(RADIANS([.B266]))) ))" office:value-type="float" office:value="44.3490340667103" calcext:value-type="float">
            <text:p>44.35</text:p>
          </table:table-cell>
          <table:table-cell table:style-name="ce3" table:formula="of:=SQRT([.R266]^2+[.S266]^2)" office:value-type="float" office:value="13.8305070695527" calcext:value-type="float">
            <text:p>13.83</text:p>
          </table:table-cell>
          <table:table-cell table:style-name="ce3" table:formula="of:=DEGREES(ATAN2([.S266];[.R266]))" office:value-type="float" office:value="46.5131027622122" calcext:value-type="float">
            <text:p>46.51</text:p>
          </table:table-cell>
          <table:table-cell table:style-name="ce3"/>
          <table:table-cell table:style-name="ce3" table:formula="of:=[.K266]*COS(RADIANS([.L266]))+[.M266]*COS(RADIANS([.N266]))" office:value-type="float" office:value="10.0344722649454" calcext:value-type="float">
            <text:p>10.03</text:p>
          </table:table-cell>
          <table:table-cell table:style-name="ce3" table:formula="of:=[.K266]*SIN(RADIANS([.L266]))+[.M266]*SIN(RADIANS([.N266]))" office:value-type="float" office:value="9.51799832764168" calcext:value-type="float">
            <text:p>9.52</text:p>
          </table:table-cell>
          <table:table-cell table:number-columns-repeated="1005"/>
        </table:table-row>
        <table:table-row table:style-name="ro1">
          <table:table-cell office:value-type="float" office:value="7451466" calcext:value-type="float">
            <text:p>7451466</text:p>
          </table:table-cell>
          <table:table-cell office:value-type="float" office:value="-32.9894448609464" calcext:value-type="float">
            <text:p>-32.9894448609</text:p>
          </table:table-cell>
          <table:table-cell office:value-type="float" office:value="32.3975884787973" calcext:value-type="float">
            <text:p>32.3975884788</text:p>
          </table:table-cell>
          <table:table-cell office:value-type="float" office:value="1.70644400350882" calcext:value-type="float">
            <text:p>1.706444003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6" calcext:value-type="float">
            <text:p>14.46</text:p>
          </table:table-cell>
          <table:table-cell/>
          <table:table-cell table:formula="of:=DEGREES(ACOS(COS(RADIANS([.B267]))*COS(RADIANS([.C267]))))" office:value-type="float" office:value="44.9100023903935" calcext:value-type="float">
            <text:p>44.91</text:p>
          </table:table-cell>
          <table:table-cell table:formula="of:=SQRT([.E267]^2+[.F267]^2)" office:value-type="float" office:value="0.412310562561766" calcext:value-type="float">
            <text:p>0.41</text:p>
          </table:table-cell>
          <table:table-cell table:formula="of:=DEGREES(ATAN2([.F267]; [.E267]))" office:value-type="float" office:value="14.0362434679265" calcext:value-type="float">
            <text:p>14.04</text:p>
          </table:table-cell>
          <table:table-cell table:style-name="ce3" table:formula="of:=0.3*[.J267]" office:value-type="float" office:value="13.473000717118" calcext:value-type="float">
            <text:p>13.47</text:p>
          </table:table-cell>
          <table:table-cell table:style-name="ce3" table:formula="of:=DEGREES(ATAN( (-SIN (RADIANS ([.C267])) * COS(RADIANS([.B267]))) / (COS (RADIANS ([.C267])) * SIN(RADIANS([.B267]))) ))" office:value-type="float" office:value="44.3490340667103" calcext:value-type="float">
            <text:p>44.35</text:p>
          </table:table-cell>
          <table:table-cell table:style-name="ce3" table:formula="of:=SQRT([.R267]^2+[.S267]^2)" office:value-type="float" office:value="13.8305070695527" calcext:value-type="float">
            <text:p>13.83</text:p>
          </table:table-cell>
          <table:table-cell table:style-name="ce3" table:formula="of:=DEGREES(ATAN2([.S267];[.R267]))" office:value-type="float" office:value="46.5131027622122" calcext:value-type="float">
            <text:p>46.51</text:p>
          </table:table-cell>
          <table:table-cell table:style-name="ce3"/>
          <table:table-cell table:style-name="ce3" table:formula="of:=[.K267]*COS(RADIANS([.L267]))+[.M267]*COS(RADIANS([.N267]))" office:value-type="float" office:value="10.0344722649454" calcext:value-type="float">
            <text:p>10.03</text:p>
          </table:table-cell>
          <table:table-cell table:style-name="ce3" table:formula="of:=[.K267]*SIN(RADIANS([.L267]))+[.M267]*SIN(RADIANS([.N267]))" office:value-type="float" office:value="9.51799832764168" calcext:value-type="float">
            <text:p>9.52</text:p>
          </table:table-cell>
          <table:table-cell table:number-columns-repeated="1005"/>
        </table:table-row>
        <table:table-row table:style-name="ro1">
          <table:table-cell office:value-type="float" office:value="7451717" calcext:value-type="float">
            <text:p>7451717</text:p>
          </table:table-cell>
          <table:table-cell office:value-type="float" office:value="-33.1878652714299" calcext:value-type="float">
            <text:p>-33.1878652714</text:p>
          </table:table-cell>
          <table:table-cell office:value-type="float" office:value="32.062980926453" calcext:value-type="float">
            <text:p>32.0629809265</text:p>
          </table:table-cell>
          <table:table-cell office:value-type="float" office:value="1.98164726620744" calcext:value-type="float">
            <text:p>1.9816472662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95" calcext:value-type="float">
            <text:p>14.495</text:p>
          </table:table-cell>
          <table:table-cell/>
          <table:table-cell table:formula="of:=DEGREES(ACOS(COS(RADIANS([.B268]))*COS(RADIANS([.C268]))))" office:value-type="float" office:value="44.8279593585896" calcext:value-type="float">
            <text:p>44.83</text:p>
          </table:table-cell>
          <table:table-cell table:formula="of:=SQRT([.E268]^2+[.F268]^2)" office:value-type="float" office:value="0.408044115262063" calcext:value-type="float">
            <text:p>0.41</text:p>
          </table:table-cell>
          <table:table-cell table:formula="of:=DEGREES(ATAN2([.F268]; [.E268]))" office:value-type="float" office:value="17.1027289690524" calcext:value-type="float">
            <text:p>17.10</text:p>
          </table:table-cell>
          <table:table-cell table:style-name="ce3" table:formula="of:=0.3*[.J268]" office:value-type="float" office:value="13.4483878075769" calcext:value-type="float">
            <text:p>13.45</text:p>
          </table:table-cell>
          <table:table-cell table:style-name="ce3" table:formula="of:=DEGREES(ATAN( (-SIN (RADIANS ([.C268])) * COS(RADIANS([.B268]))) / (COS (RADIANS ([.C268])) * SIN(RADIANS([.B268]))) ))" office:value-type="float" office:value="43.7616167845934" calcext:value-type="float">
            <text:p>43.76</text:p>
          </table:table-cell>
          <table:table-cell table:style-name="ce3" table:formula="of:=SQRT([.R268]^2+[.S268]^2)" office:value-type="float" office:value="13.8142674416176" calcext:value-type="float">
            <text:p>13.81</text:p>
          </table:table-cell>
          <table:table-cell table:style-name="ce3" table:formula="of:=DEGREES(ATAN2([.S268];[.R268]))" office:value-type="float" office:value="46.9977458733214" calcext:value-type="float">
            <text:p>47.00</text:p>
          </table:table-cell>
          <table:table-cell table:style-name="ce3"/>
          <table:table-cell table:style-name="ce3" table:formula="of:=[.K268]*COS(RADIANS([.L268]))+[.M268]*COS(RADIANS([.N268]))" office:value-type="float" office:value="10.1027449683142" calcext:value-type="float">
            <text:p>10.10</text:p>
          </table:table-cell>
          <table:table-cell table:style-name="ce3" table:formula="of:=[.K268]*SIN(RADIANS([.L268]))+[.M268]*SIN(RADIANS([.N268]))" office:value-type="float" office:value="9.42170520944782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1717" calcext:value-type="float">
            <text:p>7451717</text:p>
          </table:table-cell>
          <table:table-cell office:value-type="float" office:value="-33.1878652714299" calcext:value-type="float">
            <text:p>-33.1878652714</text:p>
          </table:table-cell>
          <table:table-cell office:value-type="float" office:value="32.062980926453" calcext:value-type="float">
            <text:p>32.0629809265</text:p>
          </table:table-cell>
          <table:table-cell office:value-type="float" office:value="1.98164726620744" calcext:value-type="float">
            <text:p>1.9816472662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495" calcext:value-type="float">
            <text:p>14.495</text:p>
          </table:table-cell>
          <table:table-cell/>
          <table:table-cell table:formula="of:=DEGREES(ACOS(COS(RADIANS([.B269]))*COS(RADIANS([.C269]))))" office:value-type="float" office:value="44.8279593585896" calcext:value-type="float">
            <text:p>44.83</text:p>
          </table:table-cell>
          <table:table-cell table:formula="of:=SQRT([.E269]^2+[.F269]^2)" office:value-type="float" office:value="0.408044115262063" calcext:value-type="float">
            <text:p>0.41</text:p>
          </table:table-cell>
          <table:table-cell table:formula="of:=DEGREES(ATAN2([.F269]; [.E269]))" office:value-type="float" office:value="17.1027289690524" calcext:value-type="float">
            <text:p>17.10</text:p>
          </table:table-cell>
          <table:table-cell table:style-name="ce3" table:formula="of:=0.3*[.J269]" office:value-type="float" office:value="13.4483878075769" calcext:value-type="float">
            <text:p>13.45</text:p>
          </table:table-cell>
          <table:table-cell table:style-name="ce3" table:formula="of:=DEGREES(ATAN( (-SIN (RADIANS ([.C269])) * COS(RADIANS([.B269]))) / (COS (RADIANS ([.C269])) * SIN(RADIANS([.B269]))) ))" office:value-type="float" office:value="43.7616167845934" calcext:value-type="float">
            <text:p>43.76</text:p>
          </table:table-cell>
          <table:table-cell table:style-name="ce3" table:formula="of:=SQRT([.R269]^2+[.S269]^2)" office:value-type="float" office:value="13.8142674416176" calcext:value-type="float">
            <text:p>13.81</text:p>
          </table:table-cell>
          <table:table-cell table:style-name="ce3" table:formula="of:=DEGREES(ATAN2([.S269];[.R269]))" office:value-type="float" office:value="46.9977458733214" calcext:value-type="float">
            <text:p>47.00</text:p>
          </table:table-cell>
          <table:table-cell table:style-name="ce3"/>
          <table:table-cell table:style-name="ce3" table:formula="of:=[.K269]*COS(RADIANS([.L269]))+[.M269]*COS(RADIANS([.N269]))" office:value-type="float" office:value="10.1027449683142" calcext:value-type="float">
            <text:p>10.10</text:p>
          </table:table-cell>
          <table:table-cell table:style-name="ce3" table:formula="of:=[.K269]*SIN(RADIANS([.L269]))+[.M269]*SIN(RADIANS([.N269]))" office:value-type="float" office:value="9.42170520944782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1967" calcext:value-type="float">
            <text:p>7451967</text:p>
          </table:table-cell>
          <table:table-cell office:value-type="float" office:value="-33.28167791968" calcext:value-type="float">
            <text:p>-33.2816779197</text:p>
          </table:table-cell>
          <table:table-cell office:value-type="float" office:value="31.8393537028376" calcext:value-type="float">
            <text:p>31.8393537028</text:p>
          </table:table-cell>
          <table:table-cell office:value-type="float" office:value="2.18363474298494" calcext:value-type="float">
            <text:p>2.183634743</text:p>
          </table:table-cell>
          <table:table-cell office:value-type="float" office:value="0.13" calcext:value-type="float">
            <text:p>0.13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529" calcext:value-type="float">
            <text:p>14.529</text:p>
          </table:table-cell>
          <table:table-cell/>
          <table:table-cell table:formula="of:=DEGREES(ACOS(COS(RADIANS([.B270]))*COS(RADIANS([.C270]))))" office:value-type="float" office:value="44.7493793104234" calcext:value-type="float">
            <text:p>44.75</text:p>
          </table:table-cell>
          <table:table-cell table:formula="of:=SQRT([.E270]^2+[.F270]^2)" office:value-type="float" office:value="0.392173431022552" calcext:value-type="float">
            <text:p>0.39</text:p>
          </table:table-cell>
          <table:table-cell table:formula="of:=DEGREES(ATAN2([.F270]; [.E270]))" office:value-type="float" office:value="19.3589941756947" calcext:value-type="float">
            <text:p>19.36</text:p>
          </table:table-cell>
          <table:table-cell table:style-name="ce3" table:formula="of:=0.3*[.J270]" office:value-type="float" office:value="13.424813793127" calcext:value-type="float">
            <text:p>13.42</text:p>
          </table:table-cell>
          <table:table-cell table:style-name="ce3" table:formula="of:=DEGREES(ATAN( (-SIN (RADIANS ([.C270])) * COS(RADIANS([.B270]))) / (COS (RADIANS ([.C270])) * SIN(RADIANS([.B270]))) ))" office:value-type="float" office:value="43.4107094661478" calcext:value-type="float">
            <text:p>43.41</text:p>
          </table:table-cell>
          <table:table-cell table:style-name="ce3" table:formula="of:=SQRT([.R270]^2+[.S270]^2)" office:value-type="float" office:value="13.7838646628677" calcext:value-type="float">
            <text:p>13.78</text:p>
          </table:table-cell>
          <table:table-cell table:style-name="ce3" table:formula="of:=DEGREES(ATAN2([.S270];[.R270]))" office:value-type="float" office:value="47.2536944757288" calcext:value-type="float">
            <text:p>47.25</text:p>
          </table:table-cell>
          <table:table-cell table:style-name="ce3"/>
          <table:table-cell table:style-name="ce3" table:formula="of:=[.K270]*COS(RADIANS([.L270]))+[.M270]*COS(RADIANS([.N270]))" office:value-type="float" office:value="10.1224053820456" calcext:value-type="float">
            <text:p>10.12</text:p>
          </table:table-cell>
          <table:table-cell table:style-name="ce3" table:formula="of:=[.K270]*SIN(RADIANS([.L270]))+[.M270]*SIN(RADIANS([.N270]))" office:value-type="float" office:value="9.35584492848116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1967" calcext:value-type="float">
            <text:p>7451967</text:p>
          </table:table-cell>
          <table:table-cell office:value-type="float" office:value="-33.28167791968" calcext:value-type="float">
            <text:p>-33.2816779197</text:p>
          </table:table-cell>
          <table:table-cell office:value-type="float" office:value="31.8393537028376" calcext:value-type="float">
            <text:p>31.8393537028</text:p>
          </table:table-cell>
          <table:table-cell office:value-type="float" office:value="2.18363474298494" calcext:value-type="float">
            <text:p>2.183634743</text:p>
          </table:table-cell>
          <table:table-cell office:value-type="float" office:value="0.13" calcext:value-type="float">
            <text:p>0.13</text:p>
          </table:table-cell>
          <table:table-cell office:value-type="float" office:value="0.37" calcext:value-type="float">
            <text:p>0.3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529" calcext:value-type="float">
            <text:p>14.529</text:p>
          </table:table-cell>
          <table:table-cell/>
          <table:table-cell table:formula="of:=DEGREES(ACOS(COS(RADIANS([.B271]))*COS(RADIANS([.C271]))))" office:value-type="float" office:value="44.7493793104234" calcext:value-type="float">
            <text:p>44.75</text:p>
          </table:table-cell>
          <table:table-cell table:formula="of:=SQRT([.E271]^2+[.F271]^2)" office:value-type="float" office:value="0.392173431022552" calcext:value-type="float">
            <text:p>0.39</text:p>
          </table:table-cell>
          <table:table-cell table:formula="of:=DEGREES(ATAN2([.F271]; [.E271]))" office:value-type="float" office:value="19.3589941756947" calcext:value-type="float">
            <text:p>19.36</text:p>
          </table:table-cell>
          <table:table-cell table:style-name="ce3" table:formula="of:=0.3*[.J271]" office:value-type="float" office:value="13.424813793127" calcext:value-type="float">
            <text:p>13.42</text:p>
          </table:table-cell>
          <table:table-cell table:style-name="ce3" table:formula="of:=DEGREES(ATAN( (-SIN (RADIANS ([.C271])) * COS(RADIANS([.B271]))) / (COS (RADIANS ([.C271])) * SIN(RADIANS([.B271]))) ))" office:value-type="float" office:value="43.4107094661478" calcext:value-type="float">
            <text:p>43.41</text:p>
          </table:table-cell>
          <table:table-cell table:style-name="ce3" table:formula="of:=SQRT([.R271]^2+[.S271]^2)" office:value-type="float" office:value="13.7838646628677" calcext:value-type="float">
            <text:p>13.78</text:p>
          </table:table-cell>
          <table:table-cell table:style-name="ce3" table:formula="of:=DEGREES(ATAN2([.S271];[.R271]))" office:value-type="float" office:value="47.2536944757288" calcext:value-type="float">
            <text:p>47.25</text:p>
          </table:table-cell>
          <table:table-cell table:style-name="ce3"/>
          <table:table-cell table:style-name="ce3" table:formula="of:=[.K271]*COS(RADIANS([.L271]))+[.M271]*COS(RADIANS([.N271]))" office:value-type="float" office:value="10.1224053820456" calcext:value-type="float">
            <text:p>10.12</text:p>
          </table:table-cell>
          <table:table-cell table:style-name="ce3" table:formula="of:=[.K271]*SIN(RADIANS([.L271]))+[.M271]*SIN(RADIANS([.N271]))" office:value-type="float" office:value="9.35584492848116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2217" calcext:value-type="float">
            <text:p>7452217</text:p>
          </table:table-cell>
          <table:table-cell office:value-type="float" office:value="-33.2271559346304" calcext:value-type="float">
            <text:p>-33.2271559346</text:p>
          </table:table-cell>
          <table:table-cell office:value-type="float" office:value="31.7187837885139" calcext:value-type="float">
            <text:p>31.7187837885</text:p>
          </table:table-cell>
          <table:table-cell office:value-type="float" office:value="2.23783592258698" calcext:value-type="float">
            <text:p>2.2378359226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564" calcext:value-type="float">
            <text:p>14.564</text:p>
          </table:table-cell>
          <table:table-cell/>
          <table:table-cell table:formula="of:=DEGREES(ACOS(COS(RADIANS([.B272]))*COS(RADIANS([.C272]))))" office:value-type="float" office:value="44.637743806942" calcext:value-type="float">
            <text:p>44.64</text:p>
          </table:table-cell>
          <table:table-cell table:formula="of:=SQRT([.E272]^2+[.F272]^2)" office:value-type="float" office:value="0.364005494464026" calcext:value-type="float">
            <text:p>0.36</text:p>
          </table:table-cell>
          <table:table-cell table:formula="of:=DEGREES(ATAN2([.F272]; [.E272]))" office:value-type="float" office:value="20.9245017449212" calcext:value-type="float">
            <text:p>20.92</text:p>
          </table:table-cell>
          <table:table-cell table:style-name="ce3" table:formula="of:=0.3*[.J272]" office:value-type="float" office:value="13.3913231420826" calcext:value-type="float">
            <text:p>13.39</text:p>
          </table:table-cell>
          <table:table-cell table:style-name="ce3" table:formula="of:=DEGREES(ATAN( (-SIN (RADIANS ([.C272])) * COS(RADIANS([.B272]))) / (COS (RADIANS ([.C272])) * SIN(RADIANS([.B272]))) ))" office:value-type="float" office:value="43.3356227983784" calcext:value-type="float">
            <text:p>43.34</text:p>
          </table:table-cell>
          <table:table-cell table:style-name="ce3" table:formula="of:=SQRT([.R272]^2+[.S272]^2)" office:value-type="float" office:value="13.7285374904429" calcext:value-type="float">
            <text:p>13.73</text:p>
          </table:table-cell>
          <table:table-cell table:style-name="ce3" table:formula="of:=DEGREES(ATAN2([.S272];[.R272]))" office:value-type="float" office:value="47.2435702550252" calcext:value-type="float">
            <text:p>47.24</text:p>
          </table:table-cell>
          <table:table-cell table:style-name="ce3"/>
          <table:table-cell table:style-name="ce3" table:formula="of:=[.K272]*COS(RADIANS([.L272]))+[.M272]*COS(RADIANS([.N272]))" office:value-type="float" office:value="10.0801282637258" calcext:value-type="float">
            <text:p>10.08</text:p>
          </table:table-cell>
          <table:table-cell table:style-name="ce3" table:formula="of:=[.K272]*SIN(RADIANS([.L272]))+[.M272]*SIN(RADIANS([.N272]))" office:value-type="float" office:value="9.32007273648292" calcext:value-type="float">
            <text:p>9.32</text:p>
          </table:table-cell>
          <table:table-cell table:number-columns-repeated="1005"/>
        </table:table-row>
        <table:table-row table:style-name="ro1">
          <table:table-cell office:value-type="float" office:value="7452217" calcext:value-type="float">
            <text:p>7452217</text:p>
          </table:table-cell>
          <table:table-cell office:value-type="float" office:value="-33.2271559346304" calcext:value-type="float">
            <text:p>-33.2271559346</text:p>
          </table:table-cell>
          <table:table-cell office:value-type="float" office:value="31.7187837885139" calcext:value-type="float">
            <text:p>31.7187837885</text:p>
          </table:table-cell>
          <table:table-cell office:value-type="float" office:value="2.23783592258698" calcext:value-type="float">
            <text:p>2.2378359226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4.564" calcext:value-type="float">
            <text:p>14.564</text:p>
          </table:table-cell>
          <table:table-cell/>
          <table:table-cell table:formula="of:=DEGREES(ACOS(COS(RADIANS([.B273]))*COS(RADIANS([.C273]))))" office:value-type="float" office:value="44.637743806942" calcext:value-type="float">
            <text:p>44.64</text:p>
          </table:table-cell>
          <table:table-cell table:formula="of:=SQRT([.E273]^2+[.F273]^2)" office:value-type="float" office:value="0.364005494464026" calcext:value-type="float">
            <text:p>0.36</text:p>
          </table:table-cell>
          <table:table-cell table:formula="of:=DEGREES(ATAN2([.F273]; [.E273]))" office:value-type="float" office:value="20.9245017449212" calcext:value-type="float">
            <text:p>20.92</text:p>
          </table:table-cell>
          <table:table-cell table:style-name="ce3" table:formula="of:=0.3*[.J273]" office:value-type="float" office:value="13.3913231420826" calcext:value-type="float">
            <text:p>13.39</text:p>
          </table:table-cell>
          <table:table-cell table:style-name="ce3" table:formula="of:=DEGREES(ATAN( (-SIN (RADIANS ([.C273])) * COS(RADIANS([.B273]))) / (COS (RADIANS ([.C273])) * SIN(RADIANS([.B273]))) ))" office:value-type="float" office:value="43.3356227983784" calcext:value-type="float">
            <text:p>43.34</text:p>
          </table:table-cell>
          <table:table-cell table:style-name="ce3" table:formula="of:=SQRT([.R273]^2+[.S273]^2)" office:value-type="float" office:value="13.7285374904429" calcext:value-type="float">
            <text:p>13.73</text:p>
          </table:table-cell>
          <table:table-cell table:style-name="ce3" table:formula="of:=DEGREES(ATAN2([.S273];[.R273]))" office:value-type="float" office:value="47.2435702550252" calcext:value-type="float">
            <text:p>47.24</text:p>
          </table:table-cell>
          <table:table-cell table:style-name="ce3"/>
          <table:table-cell table:style-name="ce3" table:formula="of:=[.K273]*COS(RADIANS([.L273]))+[.M273]*COS(RADIANS([.N273]))" office:value-type="float" office:value="10.0801282637258" calcext:value-type="float">
            <text:p>10.08</text:p>
          </table:table-cell>
          <table:table-cell table:style-name="ce3" table:formula="of:=[.K273]*SIN(RADIANS([.L273]))+[.M273]*SIN(RADIANS([.N273]))" office:value-type="float" office:value="9.32007273648292" calcext:value-type="float">
            <text:p>9.32</text:p>
          </table:table-cell>
          <table:table-cell table:number-columns-repeated="1005"/>
        </table:table-row>
        <table:table-row table:style-name="ro1">
          <table:table-cell office:value-type="float" office:value="7452466" calcext:value-type="float">
            <text:p>7452466</text:p>
          </table:table-cell>
          <table:table-cell office:value-type="float" office:value="-33.1075524920743" calcext:value-type="float">
            <text:p>-33.1075524921</text:p>
          </table:table-cell>
          <table:table-cell office:value-type="float" office:value="31.7951794543805" calcext:value-type="float">
            <text:p>31.7951794544</text:p>
          </table:table-cell>
          <table:table-cell office:value-type="float" office:value="2.14754124864624" calcext:value-type="float">
            <text:p>2.1475412486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" calcext:value-type="float">
            <text:p>14.6</text:p>
          </table:table-cell>
          <table:table-cell/>
          <table:table-cell table:formula="of:=DEGREES(ACOS(COS(RADIANS([.B274]))*COS(RADIANS([.C274]))))" office:value-type="float" office:value="44.6064526466697" calcext:value-type="float">
            <text:p>44.61</text:p>
          </table:table-cell>
          <table:table-cell table:formula="of:=SQRT([.E274]^2+[.F274]^2)" office:value-type="float" office:value="0.332415402771893" calcext:value-type="float">
            <text:p>0.33</text:p>
          </table:table-cell>
          <table:table-cell table:formula="of:=DEGREES(ATAN2([.F274]; [.E274]))" office:value-type="float" office:value="21.1612598168283" calcext:value-type="float">
            <text:p>21.16</text:p>
          </table:table-cell>
          <table:table-cell table:style-name="ce3" table:formula="of:=0.3*[.J274]" office:value-type="float" office:value="13.3819357940009" calcext:value-type="float">
            <text:p>13.38</text:p>
          </table:table-cell>
          <table:table-cell table:style-name="ce3" table:formula="of:=DEGREES(ATAN( (-SIN (RADIANS ([.C274])) * COS(RADIANS([.B274]))) / (COS (RADIANS ([.C274])) * SIN(RADIANS([.B274]))) ))" office:value-type="float" office:value="43.5512428169934" calcext:value-type="float">
            <text:p>43.55</text:p>
          </table:table-cell>
          <table:table-cell table:style-name="ce3" table:formula="of:=SQRT([.R274]^2+[.S274]^2)" office:value-type="float" office:value="13.6898768545921" calcext:value-type="float">
            <text:p>13.69</text:p>
          </table:table-cell>
          <table:table-cell table:style-name="ce3" table:formula="of:=DEGREES(ATAN2([.S274];[.R274]))" office:value-type="float" office:value="46.9787028570539" calcext:value-type="float">
            <text:p>46.98</text:p>
          </table:table-cell>
          <table:table-cell table:style-name="ce3"/>
          <table:table-cell table:style-name="ce3" table:formula="of:=[.K274]*COS(RADIANS([.L274]))+[.M274]*COS(RADIANS([.N274]))" office:value-type="float" office:value="10.0086710043469" calcext:value-type="float">
            <text:p>10.01</text:p>
          </table:table-cell>
          <table:table-cell table:style-name="ce3" table:formula="of:=[.K274]*SIN(RADIANS([.L274]))+[.M274]*SIN(RADIANS([.N274]))" office:value-type="float" office:value="9.34019448516152" calcext:value-type="float">
            <text:p>9.34</text:p>
          </table:table-cell>
          <table:table-cell table:number-columns-repeated="1005"/>
        </table:table-row>
        <table:table-row table:style-name="ro1">
          <table:table-cell office:value-type="float" office:value="7452466" calcext:value-type="float">
            <text:p>7452466</text:p>
          </table:table-cell>
          <table:table-cell office:value-type="float" office:value="-33.1075524920743" calcext:value-type="float">
            <text:p>-33.1075524921</text:p>
          </table:table-cell>
          <table:table-cell office:value-type="float" office:value="31.7951794543805" calcext:value-type="float">
            <text:p>31.7951794544</text:p>
          </table:table-cell>
          <table:table-cell office:value-type="float" office:value="2.14754124864624" calcext:value-type="float">
            <text:p>2.1475412486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" calcext:value-type="float">
            <text:p>14.6</text:p>
          </table:table-cell>
          <table:table-cell/>
          <table:table-cell table:formula="of:=DEGREES(ACOS(COS(RADIANS([.B275]))*COS(RADIANS([.C275]))))" office:value-type="float" office:value="44.6064526466697" calcext:value-type="float">
            <text:p>44.61</text:p>
          </table:table-cell>
          <table:table-cell table:formula="of:=SQRT([.E275]^2+[.F275]^2)" office:value-type="float" office:value="0.332415402771893" calcext:value-type="float">
            <text:p>0.33</text:p>
          </table:table-cell>
          <table:table-cell table:formula="of:=DEGREES(ATAN2([.F275]; [.E275]))" office:value-type="float" office:value="21.1612598168283" calcext:value-type="float">
            <text:p>21.16</text:p>
          </table:table-cell>
          <table:table-cell table:style-name="ce3" table:formula="of:=0.3*[.J275]" office:value-type="float" office:value="13.3819357940009" calcext:value-type="float">
            <text:p>13.38</text:p>
          </table:table-cell>
          <table:table-cell table:style-name="ce3" table:formula="of:=DEGREES(ATAN( (-SIN (RADIANS ([.C275])) * COS(RADIANS([.B275]))) / (COS (RADIANS ([.C275])) * SIN(RADIANS([.B275]))) ))" office:value-type="float" office:value="43.5512428169934" calcext:value-type="float">
            <text:p>43.55</text:p>
          </table:table-cell>
          <table:table-cell table:style-name="ce3" table:formula="of:=SQRT([.R275]^2+[.S275]^2)" office:value-type="float" office:value="13.6898768545921" calcext:value-type="float">
            <text:p>13.69</text:p>
          </table:table-cell>
          <table:table-cell table:style-name="ce3" table:formula="of:=DEGREES(ATAN2([.S275];[.R275]))" office:value-type="float" office:value="46.9787028570539" calcext:value-type="float">
            <text:p>46.98</text:p>
          </table:table-cell>
          <table:table-cell table:style-name="ce3"/>
          <table:table-cell table:style-name="ce3" table:formula="of:=[.K275]*COS(RADIANS([.L275]))+[.M275]*COS(RADIANS([.N275]))" office:value-type="float" office:value="10.0086710043469" calcext:value-type="float">
            <text:p>10.01</text:p>
          </table:table-cell>
          <table:table-cell table:style-name="ce3" table:formula="of:=[.K275]*SIN(RADIANS([.L275]))+[.M275]*SIN(RADIANS([.N275]))" office:value-type="float" office:value="9.34019448516152" calcext:value-type="float">
            <text:p>9.34</text:p>
          </table:table-cell>
          <table:table-cell table:number-columns-repeated="1005"/>
        </table:table-row>
        <table:table-row table:style-name="ro1">
          <table:table-cell office:value-type="float" office:value="7452716" calcext:value-type="float">
            <text:p>7452716</text:p>
          </table:table-cell>
          <table:table-cell office:value-type="float" office:value="-32.8724710412208" calcext:value-type="float">
            <text:p>-32.8724710412</text:p>
          </table:table-cell>
          <table:table-cell office:value-type="float" office:value="31.9082737266576" calcext:value-type="float">
            <text:p>31.9082737267</text:p>
          </table:table-cell>
          <table:table-cell office:value-type="float" office:value="2.03631738098469" calcext:value-type="float">
            <text:p>2.036317381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35" calcext:value-type="float">
            <text:p>14.635</text:p>
          </table:table-cell>
          <table:table-cell/>
          <table:table-cell table:formula="of:=DEGREES(ACOS(COS(RADIANS([.B276]))*COS(RADIANS([.C276]))))" office:value-type="float" office:value="44.5228489003239" calcext:value-type="float">
            <text:p>44.52</text:p>
          </table:table-cell>
          <table:table-cell table:formula="of:=SQRT([.E276]^2+[.F276]^2)" office:value-type="float" office:value="0.300832179129826" calcext:value-type="float">
            <text:p>0.30</text:p>
          </table:table-cell>
          <table:table-cell table:formula="of:=DEGREES(ATAN2([.F276]; [.E276]))" office:value-type="float" office:value="21.4477363271053" calcext:value-type="float">
            <text:p>21.45</text:p>
          </table:table-cell>
          <table:table-cell table:style-name="ce3" table:formula="of:=0.3*[.J276]" office:value-type="float" office:value="13.3568546700972" calcext:value-type="float">
            <text:p>13.36</text:p>
          </table:table-cell>
          <table:table-cell table:style-name="ce3" table:formula="of:=DEGREES(ATAN( (-SIN (RADIANS ([.C276])) * COS(RADIANS([.B276]))) / (COS (RADIANS ([.C276])) * SIN(RADIANS([.B276]))) ))" office:value-type="float" office:value="43.9343895424631" calcext:value-type="float">
            <text:p>43.93</text:p>
          </table:table-cell>
          <table:table-cell table:style-name="ce3" table:formula="of:=SQRT([.R276]^2+[.S276]^2)" office:value-type="float" office:value="13.6352996317816" calcext:value-type="float">
            <text:p>13.64</text:p>
          </table:table-cell>
          <table:table-cell table:style-name="ce3" table:formula="of:=DEGREES(ATAN2([.S276];[.R276]))" office:value-type="float" office:value="46.5490951537841" calcext:value-type="float">
            <text:p>46.55</text:p>
          </table:table-cell>
          <table:table-cell table:style-name="ce3"/>
          <table:table-cell table:style-name="ce3" table:formula="of:=[.K276]*COS(RADIANS([.L276]))+[.M276]*COS(RADIANS([.N276]))" office:value-type="float" office:value="9.89873579552244" calcext:value-type="float">
            <text:p>9.90</text:p>
          </table:table-cell>
          <table:table-cell table:style-name="ce3" table:formula="of:=[.K276]*SIN(RADIANS([.L276]))+[.M276]*SIN(RADIANS([.N276]))" office:value-type="float" office:value="9.37744238579512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52716" calcext:value-type="float">
            <text:p>7452716</text:p>
          </table:table-cell>
          <table:table-cell office:value-type="float" office:value="-32.8724710412208" calcext:value-type="float">
            <text:p>-32.8724710412</text:p>
          </table:table-cell>
          <table:table-cell office:value-type="float" office:value="31.9082737266576" calcext:value-type="float">
            <text:p>31.9082737267</text:p>
          </table:table-cell>
          <table:table-cell office:value-type="float" office:value="2.03631738098469" calcext:value-type="float">
            <text:p>2.036317381</text:p>
          </table:table-cell>
          <table:table-cell office:value-type="float" office:value="0.11" calcext:value-type="float">
            <text:p>0.11</text:p>
          </table:table-cell>
          <table:table-cell office:value-type="float" office:value="0.28" calcext:value-type="float">
            <text:p>0.2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35" calcext:value-type="float">
            <text:p>14.635</text:p>
          </table:table-cell>
          <table:table-cell/>
          <table:table-cell table:formula="of:=DEGREES(ACOS(COS(RADIANS([.B277]))*COS(RADIANS([.C277]))))" office:value-type="float" office:value="44.5228489003239" calcext:value-type="float">
            <text:p>44.52</text:p>
          </table:table-cell>
          <table:table-cell table:formula="of:=SQRT([.E277]^2+[.F277]^2)" office:value-type="float" office:value="0.300832179129826" calcext:value-type="float">
            <text:p>0.30</text:p>
          </table:table-cell>
          <table:table-cell table:formula="of:=DEGREES(ATAN2([.F277]; [.E277]))" office:value-type="float" office:value="21.4477363271053" calcext:value-type="float">
            <text:p>21.45</text:p>
          </table:table-cell>
          <table:table-cell table:style-name="ce3" table:formula="of:=0.3*[.J277]" office:value-type="float" office:value="13.3568546700972" calcext:value-type="float">
            <text:p>13.36</text:p>
          </table:table-cell>
          <table:table-cell table:style-name="ce3" table:formula="of:=DEGREES(ATAN( (-SIN (RADIANS ([.C277])) * COS(RADIANS([.B277]))) / (COS (RADIANS ([.C277])) * SIN(RADIANS([.B277]))) ))" office:value-type="float" office:value="43.9343895424631" calcext:value-type="float">
            <text:p>43.93</text:p>
          </table:table-cell>
          <table:table-cell table:style-name="ce3" table:formula="of:=SQRT([.R277]^2+[.S277]^2)" office:value-type="float" office:value="13.6352996317816" calcext:value-type="float">
            <text:p>13.64</text:p>
          </table:table-cell>
          <table:table-cell table:style-name="ce3" table:formula="of:=DEGREES(ATAN2([.S277];[.R277]))" office:value-type="float" office:value="46.5490951537841" calcext:value-type="float">
            <text:p>46.55</text:p>
          </table:table-cell>
          <table:table-cell table:style-name="ce3"/>
          <table:table-cell table:style-name="ce3" table:formula="of:=[.K277]*COS(RADIANS([.L277]))+[.M277]*COS(RADIANS([.N277]))" office:value-type="float" office:value="9.89873579552244" calcext:value-type="float">
            <text:p>9.90</text:p>
          </table:table-cell>
          <table:table-cell table:style-name="ce3" table:formula="of:=[.K277]*SIN(RADIANS([.L277]))+[.M277]*SIN(RADIANS([.N277]))" office:value-type="float" office:value="9.37744238579512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52966" calcext:value-type="float">
            <text:p>7452966</text:p>
          </table:table-cell>
          <table:table-cell office:value-type="float" office:value="-32.6547587614266" calcext:value-type="float">
            <text:p>-32.6547587614</text:p>
          </table:table-cell>
          <table:table-cell office:value-type="float" office:value="31.9901062231035" calcext:value-type="float">
            <text:p>31.9901062231</text:p>
          </table:table-cell>
          <table:table-cell office:value-type="float" office:value="1.91336607851824" calcext:value-type="float">
            <text:p>1.913366078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7" calcext:value-type="float">
            <text:p>14.67</text:p>
          </table:table-cell>
          <table:table-cell/>
          <table:table-cell table:formula="of:=DEGREES(ACOS(COS(RADIANS([.B278]))*COS(RADIANS([.C278]))))" office:value-type="float" office:value="44.4321324156225" calcext:value-type="float">
            <text:p>44.43</text:p>
          </table:table-cell>
          <table:table-cell table:formula="of:=SQRT([.E278]^2+[.F278]^2)" office:value-type="float" office:value="0.278567765543682" calcext:value-type="float">
            <text:p>0.28</text:p>
          </table:table-cell>
          <table:table-cell table:formula="of:=DEGREES(ATAN2([.F278]; [.E278]))" office:value-type="float" office:value="21.0375110254218" calcext:value-type="float">
            <text:p>21.04</text:p>
          </table:table-cell>
          <table:table-cell table:style-name="ce3" table:formula="of:=0.3*[.J278]" office:value-type="float" office:value="13.3296397246867" calcext:value-type="float">
            <text:p>13.33</text:p>
          </table:table-cell>
          <table:table-cell table:style-name="ce3" table:formula="of:=DEGREES(ATAN( (-SIN (RADIANS ([.C278])) * COS(RADIANS([.B278]))) / (COS (RADIANS ([.C278])) * SIN(RADIANS([.B278]))) ))" office:value-type="float" office:value="44.2645540138492" calcext:value-type="float">
            <text:p>44.26</text:p>
          </table:table-cell>
          <table:table-cell table:style-name="ce3" table:formula="of:=SQRT([.R278]^2+[.S278]^2)" office:value-type="float" office:value="13.5860735642626" calcext:value-type="float">
            <text:p>13.59</text:p>
          </table:table-cell>
          <table:table-cell table:style-name="ce3" table:formula="of:=DEGREES(ATAN2([.S278];[.R278]))" office:value-type="float" office:value="46.1987588921652" calcext:value-type="float">
            <text:p>46.20</text:p>
          </table:table-cell>
          <table:table-cell table:style-name="ce3"/>
          <table:table-cell table:style-name="ce3" table:formula="of:=[.K278]*COS(RADIANS([.L278]))+[.M278]*COS(RADIANS([.N278]))" office:value-type="float" office:value="9.80568385908283" calcext:value-type="float">
            <text:p>9.81</text:p>
          </table:table-cell>
          <table:table-cell table:style-name="ce3" table:formula="of:=[.K278]*SIN(RADIANS([.L278]))+[.M278]*SIN(RADIANS([.N278]))" office:value-type="float" office:value="9.40372048442946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2966" calcext:value-type="float">
            <text:p>7452966</text:p>
          </table:table-cell>
          <table:table-cell office:value-type="float" office:value="-32.6547587614266" calcext:value-type="float">
            <text:p>-32.6547587614</text:p>
          </table:table-cell>
          <table:table-cell office:value-type="float" office:value="31.9901062231035" calcext:value-type="float">
            <text:p>31.9901062231</text:p>
          </table:table-cell>
          <table:table-cell office:value-type="float" office:value="1.91336607851824" calcext:value-type="float">
            <text:p>1.913366078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-0.15" calcext:value-type="float">
            <text:p>-0.15</text:p>
          </table:table-cell>
          <table:table-cell office:value-type="float" office:value="14.67" calcext:value-type="float">
            <text:p>14.67</text:p>
          </table:table-cell>
          <table:table-cell/>
          <table:table-cell table:formula="of:=DEGREES(ACOS(COS(RADIANS([.B279]))*COS(RADIANS([.C279]))))" office:value-type="float" office:value="44.4321324156225" calcext:value-type="float">
            <text:p>44.43</text:p>
          </table:table-cell>
          <table:table-cell table:formula="of:=SQRT([.E279]^2+[.F279]^2)" office:value-type="float" office:value="0.278567765543682" calcext:value-type="float">
            <text:p>0.28</text:p>
          </table:table-cell>
          <table:table-cell table:formula="of:=DEGREES(ATAN2([.F279]; [.E279]))" office:value-type="float" office:value="21.0375110254218" calcext:value-type="float">
            <text:p>21.04</text:p>
          </table:table-cell>
          <table:table-cell table:style-name="ce3" table:formula="of:=0.3*[.J279]" office:value-type="float" office:value="13.3296397246867" calcext:value-type="float">
            <text:p>13.33</text:p>
          </table:table-cell>
          <table:table-cell table:style-name="ce3" table:formula="of:=DEGREES(ATAN( (-SIN (RADIANS ([.C279])) * COS(RADIANS([.B279]))) / (COS (RADIANS ([.C279])) * SIN(RADIANS([.B279]))) ))" office:value-type="float" office:value="44.2645540138492" calcext:value-type="float">
            <text:p>44.26</text:p>
          </table:table-cell>
          <table:table-cell table:style-name="ce3" table:formula="of:=SQRT([.R279]^2+[.S279]^2)" office:value-type="float" office:value="13.5860735642626" calcext:value-type="float">
            <text:p>13.59</text:p>
          </table:table-cell>
          <table:table-cell table:style-name="ce3" table:formula="of:=DEGREES(ATAN2([.S279];[.R279]))" office:value-type="float" office:value="46.1987588921652" calcext:value-type="float">
            <text:p>46.20</text:p>
          </table:table-cell>
          <table:table-cell table:style-name="ce3"/>
          <table:table-cell table:style-name="ce3" table:formula="of:=[.K279]*COS(RADIANS([.L279]))+[.M279]*COS(RADIANS([.N279]))" office:value-type="float" office:value="9.80568385908283" calcext:value-type="float">
            <text:p>9.81</text:p>
          </table:table-cell>
          <table:table-cell table:style-name="ce3" table:formula="of:=[.K279]*SIN(RADIANS([.L279]))+[.M279]*SIN(RADIANS([.N279]))" office:value-type="float" office:value="9.40372048442946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3216" calcext:value-type="float">
            <text:p>7453216</text:p>
          </table:table-cell>
          <table:table-cell office:value-type="float" office:value="-32.5143198268074" calcext:value-type="float">
            <text:p>-32.5143198268</text:p>
          </table:table-cell>
          <table:table-cell office:value-type="float" office:value="32.018789602523" calcext:value-type="float">
            <text:p>32.0187896025</text:p>
          </table:table-cell>
          <table:table-cell office:value-type="float" office:value="1.82161209197264" calcext:value-type="float">
            <text:p>1.821612092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-0.16" calcext:value-type="float">
            <text:p>-0.16</text:p>
          </table:table-cell>
          <table:table-cell office:value-type="float" office:value="14.706" calcext:value-type="float">
            <text:p>14.706</text:p>
          </table:table-cell>
          <table:table-cell/>
          <table:table-cell table:formula="of:=DEGREES(ACOS(COS(RADIANS([.B280]))*COS(RADIANS([.C280]))))" office:value-type="float" office:value="44.3587656377007" calcext:value-type="float">
            <text:p>44.36</text:p>
          </table:table-cell>
          <table:table-cell table:formula="of:=SQRT([.E280]^2+[.F280]^2)" office:value-type="float" office:value="0.240416305603426" calcext:value-type="float">
            <text:p>0.24</text:p>
          </table:table-cell>
          <table:table-cell table:formula="of:=DEGREES(ATAN2([.F280]; [.E280]))" office:value-type="float" office:value="16.927513064147" calcext:value-type="float">
            <text:p>16.93</text:p>
          </table:table-cell>
          <table:table-cell table:style-name="ce3" table:formula="of:=0.3*[.J280]" office:value-type="float" office:value="13.3076296913102" calcext:value-type="float">
            <text:p>13.31</text:p>
          </table:table-cell>
          <table:table-cell table:style-name="ce3" table:formula="of:=DEGREES(ATAN( (-SIN (RADIANS ([.C280])) * COS(RADIANS([.B280]))) / (COS (RADIANS ([.C280])) * SIN(RADIANS([.B280]))) ))" office:value-type="float" office:value="44.4511627400881" calcext:value-type="float">
            <text:p>44.45</text:p>
          </table:table-cell>
          <table:table-cell table:style-name="ce3" table:formula="of:=SQRT([.R280]^2+[.S280]^2)" office:value-type="float" office:value="13.5212921618884" calcext:value-type="float">
            <text:p>13.52</text:p>
          </table:table-cell>
          <table:table-cell table:style-name="ce3" table:formula="of:=DEGREES(ATAN2([.S280];[.R280]))" office:value-type="float" office:value="46.0196227032297" calcext:value-type="float">
            <text:p>46.02</text:p>
          </table:table-cell>
          <table:table-cell table:style-name="ce3"/>
          <table:table-cell table:style-name="ce3" table:formula="of:=[.K280]*COS(RADIANS([.L280]))+[.M280]*COS(RADIANS([.N280]))" office:value-type="float" office:value="9.72961984552062" calcext:value-type="float">
            <text:p>9.73</text:p>
          </table:table-cell>
          <table:table-cell table:style-name="ce3" table:formula="of:=[.K280]*SIN(RADIANS([.L280]))+[.M280]*SIN(RADIANS([.N280]))" office:value-type="float" office:value="9.38934712260637" calcext:value-type="float">
            <text:p>9.39</text:p>
          </table:table-cell>
          <table:table-cell table:number-columns-repeated="1005"/>
        </table:table-row>
        <table:table-row table:style-name="ro1">
          <table:table-cell office:value-type="float" office:value="7453216" calcext:value-type="float">
            <text:p>7453216</text:p>
          </table:table-cell>
          <table:table-cell office:value-type="float" office:value="-32.5143198268074" calcext:value-type="float">
            <text:p>-32.5143198268</text:p>
          </table:table-cell>
          <table:table-cell office:value-type="float" office:value="32.018789602523" calcext:value-type="float">
            <text:p>32.0187896025</text:p>
          </table:table-cell>
          <table:table-cell office:value-type="float" office:value="1.82161209197264" calcext:value-type="float">
            <text:p>1.821612092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-0.16" calcext:value-type="float">
            <text:p>-0.16</text:p>
          </table:table-cell>
          <table:table-cell office:value-type="float" office:value="14.706" calcext:value-type="float">
            <text:p>14.706</text:p>
          </table:table-cell>
          <table:table-cell/>
          <table:table-cell table:formula="of:=DEGREES(ACOS(COS(RADIANS([.B281]))*COS(RADIANS([.C281]))))" office:value-type="float" office:value="44.3587656377007" calcext:value-type="float">
            <text:p>44.36</text:p>
          </table:table-cell>
          <table:table-cell table:formula="of:=SQRT([.E281]^2+[.F281]^2)" office:value-type="float" office:value="0.240416305603426" calcext:value-type="float">
            <text:p>0.24</text:p>
          </table:table-cell>
          <table:table-cell table:formula="of:=DEGREES(ATAN2([.F281]; [.E281]))" office:value-type="float" office:value="16.927513064147" calcext:value-type="float">
            <text:p>16.93</text:p>
          </table:table-cell>
          <table:table-cell table:style-name="ce3" table:formula="of:=0.3*[.J281]" office:value-type="float" office:value="13.3076296913102" calcext:value-type="float">
            <text:p>13.31</text:p>
          </table:table-cell>
          <table:table-cell table:style-name="ce3" table:formula="of:=DEGREES(ATAN( (-SIN (RADIANS ([.C281])) * COS(RADIANS([.B281]))) / (COS (RADIANS ([.C281])) * SIN(RADIANS([.B281]))) ))" office:value-type="float" office:value="44.4511627400881" calcext:value-type="float">
            <text:p>44.45</text:p>
          </table:table-cell>
          <table:table-cell table:style-name="ce3" table:formula="of:=SQRT([.R281]^2+[.S281]^2)" office:value-type="float" office:value="13.5212921618884" calcext:value-type="float">
            <text:p>13.52</text:p>
          </table:table-cell>
          <table:table-cell table:style-name="ce3" table:formula="of:=DEGREES(ATAN2([.S281];[.R281]))" office:value-type="float" office:value="46.0196227032297" calcext:value-type="float">
            <text:p>46.02</text:p>
          </table:table-cell>
          <table:table-cell table:style-name="ce3"/>
          <table:table-cell table:style-name="ce3" table:formula="of:=[.K281]*COS(RADIANS([.L281]))+[.M281]*COS(RADIANS([.N281]))" office:value-type="float" office:value="9.72961984552062" calcext:value-type="float">
            <text:p>9.73</text:p>
          </table:table-cell>
          <table:table-cell table:style-name="ce3" table:formula="of:=[.K281]*SIN(RADIANS([.L281]))+[.M281]*SIN(RADIANS([.N281]))" office:value-type="float" office:value="9.38934712260637" calcext:value-type="float">
            <text:p>9.39</text:p>
          </table:table-cell>
          <table:table-cell table:number-columns-repeated="1005"/>
        </table:table-row>
        <table:table-row table:style-name="ro1">
          <table:table-cell office:value-type="float" office:value="7453466" calcext:value-type="float">
            <text:p>7453466</text:p>
          </table:table-cell>
          <table:table-cell office:value-type="float" office:value="-32.5821743411169" calcext:value-type="float">
            <text:p>-32.5821743411</text:p>
          </table:table-cell>
          <table:table-cell office:value-type="float" office:value="32.0583056619661" calcext:value-type="float">
            <text:p>32.058305662</text:p>
          </table:table-cell>
          <table:table-cell office:value-type="float" office:value="1.74197176608517" calcext:value-type="float">
            <text:p>1.7419717661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741" calcext:value-type="float">
            <text:p>14.741</text:p>
          </table:table-cell>
          <table:table-cell/>
          <table:table-cell table:formula="of:=DEGREES(ACOS(COS(RADIANS([.B282]))*COS(RADIANS([.C282]))))" office:value-type="float" office:value="44.4282593040914" calcext:value-type="float">
            <text:p>44.43</text:p>
          </table:table-cell>
          <table:table-cell table:formula="of:=SQRT([.E282]^2+[.F282]^2)" office:value-type="float" office:value="0.203960780543711" calcext:value-type="float">
            <text:p>0.20</text:p>
          </table:table-cell>
          <table:table-cell table:formula="of:=DEGREES(ATAN2([.F282]; [.E282]))" office:value-type="float" office:value="11.3099324740202" calcext:value-type="float">
            <text:p>11.31</text:p>
          </table:table-cell>
          <table:table-cell table:style-name="ce3" table:formula="of:=0.3*[.J282]" office:value-type="float" office:value="13.3284777912274" calcext:value-type="float">
            <text:p>13.33</text:p>
          </table:table-cell>
          <table:table-cell table:style-name="ce3" table:formula="of:=DEGREES(ATAN( (-SIN (RADIANS ([.C282])) * COS(RADIANS([.B282]))) / (COS (RADIANS ([.C282])) * SIN(RADIANS([.B282]))) ))" office:value-type="float" office:value="44.4202950317744" calcext:value-type="float">
            <text:p>44.42</text:p>
          </table:table-cell>
          <table:table-cell table:style-name="ce3" table:formula="of:=SQRT([.R282]^2+[.S282]^2)" office:value-type="float" office:value="13.4997791682319" calcext:value-type="float">
            <text:p>13.50</text:p>
          </table:table-cell>
          <table:table-cell table:style-name="ce3" table:formula="of:=DEGREES(ATAN2([.S282];[.R282]))" office:value-type="float" office:value="46.0525749729582" calcext:value-type="float">
            <text:p>46.05</text:p>
          </table:table-cell>
          <table:table-cell table:style-name="ce3"/>
          <table:table-cell table:style-name="ce3" table:formula="of:=[.K282]*COS(RADIANS([.L282]))+[.M282]*COS(RADIANS([.N282]))" office:value-type="float" office:value="9.71952943109538" calcext:value-type="float">
            <text:p>9.72</text:p>
          </table:table-cell>
          <table:table-cell table:style-name="ce3" table:formula="of:=[.K282]*SIN(RADIANS([.L282]))+[.M282]*SIN(RADIANS([.N282]))" office:value-type="float" office:value="9.36881984185307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53466" calcext:value-type="float">
            <text:p>7453466</text:p>
          </table:table-cell>
          <table:table-cell office:value-type="float" office:value="-32.5821743411169" calcext:value-type="float">
            <text:p>-32.5821743411</text:p>
          </table:table-cell>
          <table:table-cell office:value-type="float" office:value="32.0583056619661" calcext:value-type="float">
            <text:p>32.058305662</text:p>
          </table:table-cell>
          <table:table-cell office:value-type="float" office:value="1.74197176608517" calcext:value-type="float">
            <text:p>1.7419717661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741" calcext:value-type="float">
            <text:p>14.741</text:p>
          </table:table-cell>
          <table:table-cell/>
          <table:table-cell table:formula="of:=DEGREES(ACOS(COS(RADIANS([.B283]))*COS(RADIANS([.C283]))))" office:value-type="float" office:value="44.4282593040914" calcext:value-type="float">
            <text:p>44.43</text:p>
          </table:table-cell>
          <table:table-cell table:formula="of:=SQRT([.E283]^2+[.F283]^2)" office:value-type="float" office:value="0.203960780543711" calcext:value-type="float">
            <text:p>0.20</text:p>
          </table:table-cell>
          <table:table-cell table:formula="of:=DEGREES(ATAN2([.F283]; [.E283]))" office:value-type="float" office:value="11.3099324740202" calcext:value-type="float">
            <text:p>11.31</text:p>
          </table:table-cell>
          <table:table-cell table:style-name="ce3" table:formula="of:=0.3*[.J283]" office:value-type="float" office:value="13.3284777912274" calcext:value-type="float">
            <text:p>13.33</text:p>
          </table:table-cell>
          <table:table-cell table:style-name="ce3" table:formula="of:=DEGREES(ATAN( (-SIN (RADIANS ([.C283])) * COS(RADIANS([.B283]))) / (COS (RADIANS ([.C283])) * SIN(RADIANS([.B283]))) ))" office:value-type="float" office:value="44.4202950317744" calcext:value-type="float">
            <text:p>44.42</text:p>
          </table:table-cell>
          <table:table-cell table:style-name="ce3" table:formula="of:=SQRT([.R283]^2+[.S283]^2)" office:value-type="float" office:value="13.4997791682319" calcext:value-type="float">
            <text:p>13.50</text:p>
          </table:table-cell>
          <table:table-cell table:style-name="ce3" table:formula="of:=DEGREES(ATAN2([.S283];[.R283]))" office:value-type="float" office:value="46.0525749729582" calcext:value-type="float">
            <text:p>46.05</text:p>
          </table:table-cell>
          <table:table-cell table:style-name="ce3"/>
          <table:table-cell table:style-name="ce3" table:formula="of:=[.K283]*COS(RADIANS([.L283]))+[.M283]*COS(RADIANS([.N283]))" office:value-type="float" office:value="9.71952943109538" calcext:value-type="float">
            <text:p>9.72</text:p>
          </table:table-cell>
          <table:table-cell table:style-name="ce3" table:formula="of:=[.K283]*SIN(RADIANS([.L283]))+[.M283]*SIN(RADIANS([.N283]))" office:value-type="float" office:value="9.36881984185307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53717" calcext:value-type="float">
            <text:p>7453717</text:p>
          </table:table-cell>
          <table:table-cell office:value-type="float" office:value="-32.7193245396507" calcext:value-type="float">
            <text:p>-32.7193245397</text:p>
          </table:table-cell>
          <table:table-cell office:value-type="float" office:value="31.9737069389063" calcext:value-type="float">
            <text:p>31.9737069389</text:p>
          </table:table-cell>
          <table:table-cell office:value-type="float" office:value="1.78253060331547" calcext:value-type="float">
            <text:p>1.7825306033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776" calcext:value-type="float">
            <text:p>14.776</text:p>
          </table:table-cell>
          <table:table-cell/>
          <table:table-cell table:formula="of:=DEGREES(ACOS(COS(RADIANS([.B284]))*COS(RADIANS([.C284]))))" office:value-type="float" office:value="44.4639288916549" calcext:value-type="float">
            <text:p>44.46</text:p>
          </table:table-cell>
          <table:table-cell table:formula="of:=SQRT([.E284]^2+[.F284]^2)" office:value-type="float" office:value="0.182482875908947" calcext:value-type="float">
            <text:p>0.18</text:p>
          </table:table-cell>
          <table:table-cell table:formula="of:=DEGREES(ATAN2([.F284]; [.E284]))" office:value-type="float" office:value="9.46232220802562" calcext:value-type="float">
            <text:p>9.46</text:p>
          </table:table-cell>
          <table:table-cell table:style-name="ce3" table:formula="of:=0.3*[.J284]" office:value-type="float" office:value="13.3391786674965" calcext:value-type="float">
            <text:p>13.34</text:p>
          </table:table-cell>
          <table:table-cell table:style-name="ce3" table:formula="of:=DEGREES(ATAN( (-SIN (RADIANS ([.C284])) * COS(RADIANS([.B284]))) / (COS (RADIANS ([.C284])) * SIN(RADIANS([.B284]))) ))" office:value-type="float" office:value="44.1753098916716" calcext:value-type="float">
            <text:p>44.18</text:p>
          </table:table-cell>
          <table:table-cell table:style-name="ce3" table:formula="of:=SQRT([.R284]^2+[.S284]^2)" office:value-type="float" office:value="13.4895825986887" calcext:value-type="float">
            <text:p>13.49</text:p>
          </table:table-cell>
          <table:table-cell table:style-name="ce3" table:formula="of:=DEGREES(ATAN2([.S284];[.R284]))" office:value-type="float" office:value="46.2660757831366" calcext:value-type="float">
            <text:p>46.27</text:p>
          </table:table-cell>
          <table:table-cell table:style-name="ce3"/>
          <table:table-cell table:style-name="ce3" table:formula="of:=[.K284]*COS(RADIANS([.L284]))+[.M284]*COS(RADIANS([.N284]))" office:value-type="float" office:value="9.74700521818238" calcext:value-type="float">
            <text:p>9.75</text:p>
          </table:table-cell>
          <table:table-cell table:style-name="ce3" table:formula="of:=[.K284]*SIN(RADIANS([.L284]))+[.M284]*SIN(RADIANS([.N284]))" office:value-type="float" office:value="9.32548808178807" calcext:value-type="float">
            <text:p>9.33</text:p>
          </table:table-cell>
          <table:table-cell table:number-columns-repeated="1005"/>
        </table:table-row>
        <table:table-row table:style-name="ro1">
          <table:table-cell office:value-type="float" office:value="7453717" calcext:value-type="float">
            <text:p>7453717</text:p>
          </table:table-cell>
          <table:table-cell office:value-type="float" office:value="-32.7193245396507" calcext:value-type="float">
            <text:p>-32.7193245397</text:p>
          </table:table-cell>
          <table:table-cell office:value-type="float" office:value="31.9737069389063" calcext:value-type="float">
            <text:p>31.9737069389</text:p>
          </table:table-cell>
          <table:table-cell office:value-type="float" office:value="1.78253060331547" calcext:value-type="float">
            <text:p>1.7825306033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-0.15" calcext:value-type="float">
            <text:p>-0.15</text:p>
          </table:table-cell>
          <table:table-cell office:value-type="float" office:value="14.776" calcext:value-type="float">
            <text:p>14.776</text:p>
          </table:table-cell>
          <table:table-cell/>
          <table:table-cell table:formula="of:=DEGREES(ACOS(COS(RADIANS([.B285]))*COS(RADIANS([.C285]))))" office:value-type="float" office:value="44.4639288916549" calcext:value-type="float">
            <text:p>44.46</text:p>
          </table:table-cell>
          <table:table-cell table:formula="of:=SQRT([.E285]^2+[.F285]^2)" office:value-type="float" office:value="0.182482875908947" calcext:value-type="float">
            <text:p>0.18</text:p>
          </table:table-cell>
          <table:table-cell table:formula="of:=DEGREES(ATAN2([.F285]; [.E285]))" office:value-type="float" office:value="9.46232220802562" calcext:value-type="float">
            <text:p>9.46</text:p>
          </table:table-cell>
          <table:table-cell table:style-name="ce3" table:formula="of:=0.3*[.J285]" office:value-type="float" office:value="13.3391786674965" calcext:value-type="float">
            <text:p>13.34</text:p>
          </table:table-cell>
          <table:table-cell table:style-name="ce3" table:formula="of:=DEGREES(ATAN( (-SIN (RADIANS ([.C285])) * COS(RADIANS([.B285]))) / (COS (RADIANS ([.C285])) * SIN(RADIANS([.B285]))) ))" office:value-type="float" office:value="44.1753098916716" calcext:value-type="float">
            <text:p>44.18</text:p>
          </table:table-cell>
          <table:table-cell table:style-name="ce3" table:formula="of:=SQRT([.R285]^2+[.S285]^2)" office:value-type="float" office:value="13.4895825986887" calcext:value-type="float">
            <text:p>13.49</text:p>
          </table:table-cell>
          <table:table-cell table:style-name="ce3" table:formula="of:=DEGREES(ATAN2([.S285];[.R285]))" office:value-type="float" office:value="46.2660757831366" calcext:value-type="float">
            <text:p>46.27</text:p>
          </table:table-cell>
          <table:table-cell table:style-name="ce3"/>
          <table:table-cell table:style-name="ce3" table:formula="of:=[.K285]*COS(RADIANS([.L285]))+[.M285]*COS(RADIANS([.N285]))" office:value-type="float" office:value="9.74700521818238" calcext:value-type="float">
            <text:p>9.75</text:p>
          </table:table-cell>
          <table:table-cell table:style-name="ce3" table:formula="of:=[.K285]*SIN(RADIANS([.L285]))+[.M285]*SIN(RADIANS([.N285]))" office:value-type="float" office:value="9.32548808178807" calcext:value-type="float">
            <text:p>9.33</text:p>
          </table:table-cell>
          <table:table-cell table:number-columns-repeated="1005"/>
        </table:table-row>
        <table:table-row table:style-name="ro1">
          <table:table-cell office:value-type="float" office:value="7453967" calcext:value-type="float">
            <text:p>7453967</text:p>
          </table:table-cell>
          <table:table-cell office:value-type="float" office:value="-32.8219617923085" calcext:value-type="float">
            <text:p>-32.8219617923</text:p>
          </table:table-cell>
          <table:table-cell office:value-type="float" office:value="31.7841999252897" calcext:value-type="float">
            <text:p>31.7841999253</text:p>
          </table:table-cell>
          <table:table-cell office:value-type="float" office:value="1.91400982384751" calcext:value-type="float">
            <text:p>1.9140098238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1" calcext:value-type="float">
            <text:p>14.81</text:p>
          </table:table-cell>
          <table:table-cell/>
          <table:table-cell table:formula="of:=DEGREES(ACOS(COS(RADIANS([.B286]))*COS(RADIANS([.C286]))))" office:value-type="float" office:value="44.4111114156896" calcext:value-type="float">
            <text:p>44.41</text:p>
          </table:table-cell>
          <table:table-cell table:formula="of:=SQRT([.E286]^2+[.F286]^2)" office:value-type="float" office:value="0.151327459504216" calcext:value-type="float">
            <text:p>0.15</text:p>
          </table:table-cell>
          <table:table-cell table:formula="of:=DEGREES(ATAN2([.F286]; [.E286]))" office:value-type="float" office:value="7.59464336859145" calcext:value-type="float">
            <text:p>7.59</text:p>
          </table:table-cell>
          <table:table-cell table:style-name="ce3" table:formula="of:=0.3*[.J286]" office:value-type="float" office:value="13.3233334247069" calcext:value-type="float">
            <text:p>13.32</text:p>
          </table:table-cell>
          <table:table-cell table:style-name="ce3" table:formula="of:=DEGREES(ATAN( (-SIN (RADIANS ([.C286])) * COS(RADIANS([.B286]))) / (COS (RADIANS ([.C286])) * SIN(RADIANS([.B286]))) ))" office:value-type="float" office:value="43.851463943854" calcext:value-type="float">
            <text:p>43.85</text:p>
          </table:table-cell>
          <table:table-cell table:style-name="ce3" table:formula="of:=SQRT([.R286]^2+[.S286]^2)" office:value-type="float" office:value="13.4456578361141" calcext:value-type="float">
            <text:p>13.45</text:p>
          </table:table-cell>
          <table:table-cell table:style-name="ce3" table:formula="of:=DEGREES(ATAN2([.S286];[.R286]))" office:value-type="float" office:value="46.5299064633478" calcext:value-type="float">
            <text:p>46.53</text:p>
          </table:table-cell>
          <table:table-cell table:style-name="ce3"/>
          <table:table-cell table:style-name="ce3" table:formula="of:=[.K286]*COS(RADIANS([.L286]))+[.M286]*COS(RADIANS([.N286]))" office:value-type="float" office:value="9.75796526295201" calcext:value-type="float">
            <text:p>9.76</text:p>
          </table:table-cell>
          <table:table-cell table:style-name="ce3" table:formula="of:=[.K286]*SIN(RADIANS([.L286]))+[.M286]*SIN(RADIANS([.N286]))" office:value-type="float" office:value="9.25028802648211" calcext:value-type="float">
            <text:p>9.25</text:p>
          </table:table-cell>
          <table:table-cell table:number-columns-repeated="1005"/>
        </table:table-row>
        <table:table-row table:style-name="ro1">
          <table:table-cell office:value-type="float" office:value="7453967" calcext:value-type="float">
            <text:p>7453967</text:p>
          </table:table-cell>
          <table:table-cell office:value-type="float" office:value="-32.8219617923085" calcext:value-type="float">
            <text:p>-32.8219617923</text:p>
          </table:table-cell>
          <table:table-cell office:value-type="float" office:value="31.7841999252897" calcext:value-type="float">
            <text:p>31.7841999253</text:p>
          </table:table-cell>
          <table:table-cell office:value-type="float" office:value="1.91400982384751" calcext:value-type="float">
            <text:p>1.9140098238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1" calcext:value-type="float">
            <text:p>14.81</text:p>
          </table:table-cell>
          <table:table-cell/>
          <table:table-cell table:formula="of:=DEGREES(ACOS(COS(RADIANS([.B287]))*COS(RADIANS([.C287]))))" office:value-type="float" office:value="44.4111114156896" calcext:value-type="float">
            <text:p>44.41</text:p>
          </table:table-cell>
          <table:table-cell table:formula="of:=SQRT([.E287]^2+[.F287]^2)" office:value-type="float" office:value="0.151327459504216" calcext:value-type="float">
            <text:p>0.15</text:p>
          </table:table-cell>
          <table:table-cell table:formula="of:=DEGREES(ATAN2([.F287]; [.E287]))" office:value-type="float" office:value="7.59464336859145" calcext:value-type="float">
            <text:p>7.59</text:p>
          </table:table-cell>
          <table:table-cell table:style-name="ce3" table:formula="of:=0.3*[.J287]" office:value-type="float" office:value="13.3233334247069" calcext:value-type="float">
            <text:p>13.32</text:p>
          </table:table-cell>
          <table:table-cell table:style-name="ce3" table:formula="of:=DEGREES(ATAN( (-SIN (RADIANS ([.C287])) * COS(RADIANS([.B287]))) / (COS (RADIANS ([.C287])) * SIN(RADIANS([.B287]))) ))" office:value-type="float" office:value="43.851463943854" calcext:value-type="float">
            <text:p>43.85</text:p>
          </table:table-cell>
          <table:table-cell table:style-name="ce3" table:formula="of:=SQRT([.R287]^2+[.S287]^2)" office:value-type="float" office:value="13.4456578361141" calcext:value-type="float">
            <text:p>13.45</text:p>
          </table:table-cell>
          <table:table-cell table:style-name="ce3" table:formula="of:=DEGREES(ATAN2([.S287];[.R287]))" office:value-type="float" office:value="46.5299064633478" calcext:value-type="float">
            <text:p>46.53</text:p>
          </table:table-cell>
          <table:table-cell table:style-name="ce3"/>
          <table:table-cell table:style-name="ce3" table:formula="of:=[.K287]*COS(RADIANS([.L287]))+[.M287]*COS(RADIANS([.N287]))" office:value-type="float" office:value="9.75796526295201" calcext:value-type="float">
            <text:p>9.76</text:p>
          </table:table-cell>
          <table:table-cell table:style-name="ce3" table:formula="of:=[.K287]*SIN(RADIANS([.L287]))+[.M287]*SIN(RADIANS([.N287]))" office:value-type="float" office:value="9.25028802648211" calcext:value-type="float">
            <text:p>9.25</text:p>
          </table:table-cell>
          <table:table-cell table:number-columns-repeated="1005"/>
        </table:table-row>
        <table:table-row table:style-name="ro1">
          <table:table-cell office:value-type="float" office:value="7454217" calcext:value-type="float">
            <text:p>7454217</text:p>
          </table:table-cell>
          <table:table-cell office:value-type="float" office:value="-32.9201184408708" calcext:value-type="float">
            <text:p>-32.9201184409</text:p>
          </table:table-cell>
          <table:table-cell office:value-type="float" office:value="31.6904077676071" calcext:value-type="float">
            <text:p>31.6904077676</text:p>
          </table:table-cell>
          <table:table-cell office:value-type="float" office:value="2.01576555521554" calcext:value-type="float">
            <text:p>2.0157655552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45" calcext:value-type="float">
            <text:p>14.845</text:p>
          </table:table-cell>
          <table:table-cell/>
          <table:table-cell table:formula="of:=DEGREES(ACOS(COS(RADIANS([.B288]))*COS(RADIANS([.C288]))))" office:value-type="float" office:value="44.4166418480613" calcext:value-type="float">
            <text:p>44.42</text:p>
          </table:table-cell>
          <table:table-cell table:formula="of:=SQRT([.E288]^2+[.F288]^2)" office:value-type="float" office:value="0.121655250605964" calcext:value-type="float">
            <text:p>0.12</text:p>
          </table:table-cell>
          <table:table-cell table:formula="of:=DEGREES(ATAN2([.F288]; [.E288]))" office:value-type="float" office:value="9.46232220802562" calcext:value-type="float">
            <text:p>9.46</text:p>
          </table:table-cell>
          <table:table-cell table:style-name="ce3" table:formula="of:=0.3*[.J288]" office:value-type="float" office:value="13.3249925544184" calcext:value-type="float">
            <text:p>13.32</text:p>
          </table:table-cell>
          <table:table-cell table:style-name="ce3" table:formula="of:=DEGREES(ATAN( (-SIN (RADIANS ([.C288])) * COS(RADIANS([.B288]))) / (COS (RADIANS ([.C288])) * SIN(RADIANS([.B288]))) ))" office:value-type="float" office:value="43.6391787824246" calcext:value-type="float">
            <text:p>43.64</text:p>
          </table:table-cell>
          <table:table-cell table:style-name="ce3" table:formula="of:=SQRT([.R288]^2+[.S288]^2)" office:value-type="float" office:value="13.4258127933494" calcext:value-type="float">
            <text:p>13.43</text:p>
          </table:table-cell>
          <table:table-cell table:style-name="ce3" table:formula="of:=DEGREES(ATAN2([.S288];[.R288]))" office:value-type="float" office:value="46.6524680606456" calcext:value-type="float">
            <text:p>46.65</text:p>
          </table:table-cell>
          <table:table-cell table:style-name="ce3"/>
          <table:table-cell table:style-name="ce3" table:formula="of:=[.K288]*COS(RADIANS([.L288]))+[.M288]*COS(RADIANS([.N288]))" office:value-type="float" office:value="9.7632988597074" calcext:value-type="float">
            <text:p>9.76</text:p>
          </table:table-cell>
          <table:table-cell table:style-name="ce3" table:formula="of:=[.K288]*SIN(RADIANS([.L288]))+[.M288]*SIN(RADIANS([.N288]))" office:value-type="float" office:value="9.21577151073639" calcext:value-type="float">
            <text:p>9.22</text:p>
          </table:table-cell>
          <table:table-cell table:number-columns-repeated="1005"/>
        </table:table-row>
        <table:table-row table:style-name="ro1">
          <table:table-cell office:value-type="float" office:value="7454217" calcext:value-type="float">
            <text:p>7454217</text:p>
          </table:table-cell>
          <table:table-cell office:value-type="float" office:value="-32.9201184408708" calcext:value-type="float">
            <text:p>-32.9201184409</text:p>
          </table:table-cell>
          <table:table-cell office:value-type="float" office:value="31.6904077676071" calcext:value-type="float">
            <text:p>31.6904077676</text:p>
          </table:table-cell>
          <table:table-cell office:value-type="float" office:value="2.01576555521554" calcext:value-type="float">
            <text:p>2.0157655552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45" calcext:value-type="float">
            <text:p>14.845</text:p>
          </table:table-cell>
          <table:table-cell/>
          <table:table-cell table:formula="of:=DEGREES(ACOS(COS(RADIANS([.B289]))*COS(RADIANS([.C289]))))" office:value-type="float" office:value="44.4166418480613" calcext:value-type="float">
            <text:p>44.42</text:p>
          </table:table-cell>
          <table:table-cell table:formula="of:=SQRT([.E289]^2+[.F289]^2)" office:value-type="float" office:value="0.121655250605964" calcext:value-type="float">
            <text:p>0.12</text:p>
          </table:table-cell>
          <table:table-cell table:formula="of:=DEGREES(ATAN2([.F289]; [.E289]))" office:value-type="float" office:value="9.46232220802562" calcext:value-type="float">
            <text:p>9.46</text:p>
          </table:table-cell>
          <table:table-cell table:style-name="ce3" table:formula="of:=0.3*[.J289]" office:value-type="float" office:value="13.3249925544184" calcext:value-type="float">
            <text:p>13.32</text:p>
          </table:table-cell>
          <table:table-cell table:style-name="ce3" table:formula="of:=DEGREES(ATAN( (-SIN (RADIANS ([.C289])) * COS(RADIANS([.B289]))) / (COS (RADIANS ([.C289])) * SIN(RADIANS([.B289]))) ))" office:value-type="float" office:value="43.6391787824246" calcext:value-type="float">
            <text:p>43.64</text:p>
          </table:table-cell>
          <table:table-cell table:style-name="ce3" table:formula="of:=SQRT([.R289]^2+[.S289]^2)" office:value-type="float" office:value="13.4258127933494" calcext:value-type="float">
            <text:p>13.43</text:p>
          </table:table-cell>
          <table:table-cell table:style-name="ce3" table:formula="of:=DEGREES(ATAN2([.S289];[.R289]))" office:value-type="float" office:value="46.6524680606456" calcext:value-type="float">
            <text:p>46.65</text:p>
          </table:table-cell>
          <table:table-cell table:style-name="ce3"/>
          <table:table-cell table:style-name="ce3" table:formula="of:=[.K289]*COS(RADIANS([.L289]))+[.M289]*COS(RADIANS([.N289]))" office:value-type="float" office:value="9.7632988597074" calcext:value-type="float">
            <text:p>9.76</text:p>
          </table:table-cell>
          <table:table-cell table:style-name="ce3" table:formula="of:=[.K289]*SIN(RADIANS([.L289]))+[.M289]*SIN(RADIANS([.N289]))" office:value-type="float" office:value="9.21577151073639" calcext:value-type="float">
            <text:p>9.22</text:p>
          </table:table-cell>
          <table:table-cell table:number-columns-repeated="1005"/>
        </table:table-row>
        <table:table-row table:style-name="ro1">
          <table:table-cell office:value-type="float" office:value="7454467" calcext:value-type="float">
            <text:p>7454467</text:p>
          </table:table-cell>
          <table:table-cell office:value-type="float" office:value="-32.9631042364122" calcext:value-type="float">
            <text:p>-32.9631042364</text:p>
          </table:table-cell>
          <table:table-cell office:value-type="float" office:value="31.7073842027892" calcext:value-type="float">
            <text:p>31.7073842028</text:p>
          </table:table-cell>
          <table:table-cell office:value-type="float" office:value="2.06179420003225" calcext:value-type="float">
            <text:p>2.061794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79" calcext:value-type="float">
            <text:p>14.879</text:p>
          </table:table-cell>
          <table:table-cell/>
          <table:table-cell table:formula="of:=DEGREES(ACOS(COS(RADIANS([.B290]))*COS(RADIANS([.C290]))))" office:value-type="float" office:value="44.4557413471694" calcext:value-type="float">
            <text:p>44.46</text:p>
          </table:table-cell>
          <table:table-cell table:formula="of:=SQRT([.E290]^2+[.F290]^2)" office:value-type="float" office:value="0.0905538513813742" calcext:value-type="float">
            <text:p>0.09</text:p>
          </table:table-cell>
          <table:table-cell table:formula="of:=DEGREES(ATAN2([.F290]; [.E290]))" office:value-type="float" office:value="6.34019174590991" calcext:value-type="float">
            <text:p>6.34</text:p>
          </table:table-cell>
          <table:table-cell table:style-name="ce3" table:formula="of:=0.3*[.J290]" office:value-type="float" office:value="13.3367224041508" calcext:value-type="float">
            <text:p>13.34</text:p>
          </table:table-cell>
          <table:table-cell table:style-name="ce3" table:formula="of:=DEGREES(ATAN( (-SIN (RADIANS ([.C290])) * COS(RADIANS([.B290]))) / (COS (RADIANS ([.C290])) * SIN(RADIANS([.B290]))) ))" office:value-type="float" office:value="43.6111008887743" calcext:value-type="float">
            <text:p>43.61</text:p>
          </table:table-cell>
          <table:table-cell table:style-name="ce3" table:formula="of:=SQRT([.R290]^2+[.S290]^2)" office:value-type="float" office:value="13.408895578997" calcext:value-type="float">
            <text:p>13.41</text:p>
          </table:table-cell>
          <table:table-cell table:style-name="ce3" table:formula="of:=DEGREES(ATAN2([.S290];[.R290]))" office:value-type="float" office:value="46.6232207872291" calcext:value-type="float">
            <text:p>46.62</text:p>
          </table:table-cell>
          <table:table-cell table:style-name="ce3"/>
          <table:table-cell table:style-name="ce3" table:formula="of:=[.K290]*COS(RADIANS([.L290]))+[.M290]*COS(RADIANS([.N290]))" office:value-type="float" office:value="9.74629696469554" calcext:value-type="float">
            <text:p>9.75</text:p>
          </table:table-cell>
          <table:table-cell table:style-name="ce3" table:formula="of:=[.K290]*SIN(RADIANS([.L290]))+[.M290]*SIN(RADIANS([.N290]))" office:value-type="float" office:value="9.20913547106412" calcext:value-type="float">
            <text:p>9.21</text:p>
          </table:table-cell>
          <table:table-cell table:number-columns-repeated="1005"/>
        </table:table-row>
        <table:table-row table:style-name="ro1">
          <table:table-cell office:value-type="float" office:value="7454467" calcext:value-type="float">
            <text:p>7454467</text:p>
          </table:table-cell>
          <table:table-cell office:value-type="float" office:value="-32.9631042364122" calcext:value-type="float">
            <text:p>-32.9631042364</text:p>
          </table:table-cell>
          <table:table-cell office:value-type="float" office:value="31.7073842027892" calcext:value-type="float">
            <text:p>31.7073842028</text:p>
          </table:table-cell>
          <table:table-cell office:value-type="float" office:value="2.06179420003225" calcext:value-type="float">
            <text:p>2.0617942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15" calcext:value-type="float">
            <text:p>-0.15</text:p>
          </table:table-cell>
          <table:table-cell office:value-type="float" office:value="14.879" calcext:value-type="float">
            <text:p>14.879</text:p>
          </table:table-cell>
          <table:table-cell/>
          <table:table-cell table:formula="of:=DEGREES(ACOS(COS(RADIANS([.B291]))*COS(RADIANS([.C291]))))" office:value-type="float" office:value="44.4557413471694" calcext:value-type="float">
            <text:p>44.46</text:p>
          </table:table-cell>
          <table:table-cell table:formula="of:=SQRT([.E291]^2+[.F291]^2)" office:value-type="float" office:value="0.0905538513813742" calcext:value-type="float">
            <text:p>0.09</text:p>
          </table:table-cell>
          <table:table-cell table:formula="of:=DEGREES(ATAN2([.F291]; [.E291]))" office:value-type="float" office:value="6.34019174590991" calcext:value-type="float">
            <text:p>6.34</text:p>
          </table:table-cell>
          <table:table-cell table:style-name="ce3" table:formula="of:=0.3*[.J291]" office:value-type="float" office:value="13.3367224041508" calcext:value-type="float">
            <text:p>13.34</text:p>
          </table:table-cell>
          <table:table-cell table:style-name="ce3" table:formula="of:=DEGREES(ATAN( (-SIN (RADIANS ([.C291])) * COS(RADIANS([.B291]))) / (COS (RADIANS ([.C291])) * SIN(RADIANS([.B291]))) ))" office:value-type="float" office:value="43.6111008887743" calcext:value-type="float">
            <text:p>43.61</text:p>
          </table:table-cell>
          <table:table-cell table:style-name="ce3" table:formula="of:=SQRT([.R291]^2+[.S291]^2)" office:value-type="float" office:value="13.408895578997" calcext:value-type="float">
            <text:p>13.41</text:p>
          </table:table-cell>
          <table:table-cell table:style-name="ce3" table:formula="of:=DEGREES(ATAN2([.S291];[.R291]))" office:value-type="float" office:value="46.6232207872291" calcext:value-type="float">
            <text:p>46.62</text:p>
          </table:table-cell>
          <table:table-cell table:style-name="ce3"/>
          <table:table-cell table:style-name="ce3" table:formula="of:=[.K291]*COS(RADIANS([.L291]))+[.M291]*COS(RADIANS([.N291]))" office:value-type="float" office:value="9.74629696469554" calcext:value-type="float">
            <text:p>9.75</text:p>
          </table:table-cell>
          <table:table-cell table:style-name="ce3" table:formula="of:=[.K291]*SIN(RADIANS([.L291]))+[.M291]*SIN(RADIANS([.N291]))" office:value-type="float" office:value="9.20913547106412" calcext:value-type="float">
            <text:p>9.21</text:p>
          </table:table-cell>
          <table:table-cell table:number-columns-repeated="1005"/>
        </table:table-row>
        <table:table-row table:style-name="ro1">
          <table:table-cell office:value-type="float" office:value="7454716" calcext:value-type="float">
            <text:p>7454716</text:p>
          </table:table-cell>
          <table:table-cell office:value-type="float" office:value="-32.9897897854995" calcext:value-type="float">
            <text:p>-32.9897897855</text:p>
          </table:table-cell>
          <table:table-cell office:value-type="float" office:value="31.8493462695933" calcext:value-type="float">
            <text:p>31.8493462696</text:p>
          </table:table-cell>
          <table:table-cell office:value-type="float" office:value="2.03119730042812" calcext:value-type="float">
            <text:p>2.0311973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13" calcext:value-type="float">
            <text:p>14.913</text:p>
          </table:table-cell>
          <table:table-cell/>
          <table:table-cell table:formula="of:=DEGREES(ACOS(COS(RADIANS([.B292]))*COS(RADIANS([.C292]))))" office:value-type="float" office:value="44.5628202299363" calcext:value-type="float">
            <text:p>44.56</text:p>
          </table:table-cell>
          <table:table-cell table:formula="of:=SQRT([.E292]^2+[.F292]^2)" office:value-type="float" office:value="0.0707106781186548" calcext:value-type="float">
            <text:p>0.07</text:p>
          </table:table-cell>
          <table:table-cell table:formula="of:=DEGREES(ATAN2([.F292]; [.E292]))" office:value-type="float" office:value="8.13010235415598" calcext:value-type="float">
            <text:p>8.13</text:p>
          </table:table-cell>
          <table:table-cell table:style-name="ce3" table:formula="of:=0.3*[.J292]" office:value-type="float" office:value="13.3688460689809" calcext:value-type="float">
            <text:p>13.37</text:p>
          </table:table-cell>
          <table:table-cell table:style-name="ce3" table:formula="of:=DEGREES(ATAN( (-SIN (RADIANS ([.C292])) * COS(RADIANS([.B292]))) / (COS (RADIANS ([.C292])) * SIN(RADIANS([.B292]))) ))" office:value-type="float" office:value="43.7402914601792" calcext:value-type="float">
            <text:p>43.74</text:p>
          </table:table-cell>
          <table:table-cell table:style-name="ce3" table:formula="of:=SQRT([.R292]^2+[.S292]^2)" office:value-type="float" office:value="13.426396782913" calcext:value-type="float">
            <text:p>13.43</text:p>
          </table:table-cell>
          <table:table-cell table:style-name="ce3" table:formula="of:=DEGREES(ATAN2([.S292];[.R292]))" office:value-type="float" office:value="46.435408405985" calcext:value-type="float">
            <text:p>46.44</text:p>
          </table:table-cell>
          <table:table-cell table:style-name="ce3"/>
          <table:table-cell table:style-name="ce3" table:formula="of:=[.K292]*COS(RADIANS([.L292]))+[.M292]*COS(RADIANS([.N292]))" office:value-type="float" office:value="9.72873895856605" calcext:value-type="float">
            <text:p>9.73</text:p>
          </table:table-cell>
          <table:table-cell table:style-name="ce3" table:formula="of:=[.K292]*SIN(RADIANS([.L292]))+[.M292]*SIN(RADIANS([.N292]))" office:value-type="float" office:value="9.25309509560432" calcext:value-type="float">
            <text:p>9.25</text:p>
          </table:table-cell>
          <table:table-cell table:number-columns-repeated="1005"/>
        </table:table-row>
        <table:table-row table:style-name="ro1">
          <table:table-cell office:value-type="float" office:value="7454716" calcext:value-type="float">
            <text:p>7454716</text:p>
          </table:table-cell>
          <table:table-cell office:value-type="float" office:value="-32.9897897854995" calcext:value-type="float">
            <text:p>-32.9897897855</text:p>
          </table:table-cell>
          <table:table-cell office:value-type="float" office:value="31.8493462695933" calcext:value-type="float">
            <text:p>31.8493462696</text:p>
          </table:table-cell>
          <table:table-cell office:value-type="float" office:value="2.03119730042812" calcext:value-type="float">
            <text:p>2.0311973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13" calcext:value-type="float">
            <text:p>14.913</text:p>
          </table:table-cell>
          <table:table-cell/>
          <table:table-cell table:formula="of:=DEGREES(ACOS(COS(RADIANS([.B293]))*COS(RADIANS([.C293]))))" office:value-type="float" office:value="44.5628202299363" calcext:value-type="float">
            <text:p>44.56</text:p>
          </table:table-cell>
          <table:table-cell table:formula="of:=SQRT([.E293]^2+[.F293]^2)" office:value-type="float" office:value="0.0707106781186548" calcext:value-type="float">
            <text:p>0.07</text:p>
          </table:table-cell>
          <table:table-cell table:formula="of:=DEGREES(ATAN2([.F293]; [.E293]))" office:value-type="float" office:value="8.13010235415598" calcext:value-type="float">
            <text:p>8.13</text:p>
          </table:table-cell>
          <table:table-cell table:style-name="ce3" table:formula="of:=0.3*[.J293]" office:value-type="float" office:value="13.3688460689809" calcext:value-type="float">
            <text:p>13.37</text:p>
          </table:table-cell>
          <table:table-cell table:style-name="ce3" table:formula="of:=DEGREES(ATAN( (-SIN (RADIANS ([.C293])) * COS(RADIANS([.B293]))) / (COS (RADIANS ([.C293])) * SIN(RADIANS([.B293]))) ))" office:value-type="float" office:value="43.7402914601792" calcext:value-type="float">
            <text:p>43.74</text:p>
          </table:table-cell>
          <table:table-cell table:style-name="ce3" table:formula="of:=SQRT([.R293]^2+[.S293]^2)" office:value-type="float" office:value="13.426396782913" calcext:value-type="float">
            <text:p>13.43</text:p>
          </table:table-cell>
          <table:table-cell table:style-name="ce3" table:formula="of:=DEGREES(ATAN2([.S293];[.R293]))" office:value-type="float" office:value="46.435408405985" calcext:value-type="float">
            <text:p>46.44</text:p>
          </table:table-cell>
          <table:table-cell table:style-name="ce3"/>
          <table:table-cell table:style-name="ce3" table:formula="of:=[.K293]*COS(RADIANS([.L293]))+[.M293]*COS(RADIANS([.N293]))" office:value-type="float" office:value="9.72873895856605" calcext:value-type="float">
            <text:p>9.73</text:p>
          </table:table-cell>
          <table:table-cell table:style-name="ce3" table:formula="of:=[.K293]*SIN(RADIANS([.L293]))+[.M293]*SIN(RADIANS([.N293]))" office:value-type="float" office:value="9.25309509560432" calcext:value-type="float">
            <text:p>9.25</text:p>
          </table:table-cell>
          <table:table-cell table:number-columns-repeated="1005"/>
        </table:table-row>
        <table:table-row table:style-name="ro1">
          <table:table-cell office:value-type="float" office:value="7454966" calcext:value-type="float">
            <text:p>7454966</text:p>
          </table:table-cell>
          <table:table-cell office:value-type="float" office:value="-32.9679024443042" calcext:value-type="float">
            <text:p>-32.9679024443</text:p>
          </table:table-cell>
          <table:table-cell office:value-type="float" office:value="31.9696907876743" calcext:value-type="float">
            <text:p>31.9696907877</text:p>
          </table:table-cell>
          <table:table-cell office:value-type="float" office:value="1.97918199480389" calcext:value-type="float">
            <text:p>1.97918199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48" calcext:value-type="float">
            <text:p>14.948</text:p>
          </table:table-cell>
          <table:table-cell/>
          <table:table-cell table:formula="of:=DEGREES(ACOS(COS(RADIANS([.B294]))*COS(RADIANS([.C294]))))" office:value-type="float" office:value="44.6244212335781" calcext:value-type="float">
            <text:p>44.62</text:p>
          </table:table-cell>
          <table:table-cell table:formula="of:=SQRT([.E294]^2+[.F294]^2)" office:value-type="float" office:value="0.0509901951359279" calcext:value-type="float">
            <text:p>0.05</text:p>
          </table:table-cell>
          <table:table-cell table:formula="of:=DEGREES(ATAN2([.F294]; [.E294]))" office:value-type="float" office:value="11.3099324740202" calcext:value-type="float">
            <text:p>11.31</text:p>
          </table:table-cell>
          <table:table-cell table:style-name="ce3" table:formula="of:=0.3*[.J294]" office:value-type="float" office:value="13.3873263700734" calcext:value-type="float">
            <text:p>13.39</text:p>
          </table:table-cell>
          <table:table-cell table:style-name="ce3" table:formula="of:=DEGREES(ATAN( (-SIN (RADIANS ([.C294])) * COS(RADIANS([.B294]))) / (COS (RADIANS ([.C294])) * SIN(RADIANS([.B294]))) ))" office:value-type="float" office:value="43.8982265225894" calcext:value-type="float">
            <text:p>43.90</text:p>
          </table:table-cell>
          <table:table-cell table:style-name="ce3" table:formula="of:=SQRT([.R294]^2+[.S294]^2)" office:value-type="float" office:value="13.4303168734476" calcext:value-type="float">
            <text:p>13.43</text:p>
          </table:table-cell>
          <table:table-cell table:style-name="ce3" table:formula="of:=DEGREES(ATAN2([.S294];[.R294]))" office:value-type="float" office:value="46.2189359730111" calcext:value-type="float">
            <text:p>46.22</text:p>
          </table:table-cell>
          <table:table-cell table:style-name="ce3"/>
          <table:table-cell table:style-name="ce3" table:formula="of:=[.K294]*COS(RADIANS([.L294]))+[.M294]*COS(RADIANS([.N294]))" office:value-type="float" office:value="9.69654022435122" calcext:value-type="float">
            <text:p>9.70</text:p>
          </table:table-cell>
          <table:table-cell table:style-name="ce3" table:formula="of:=[.K294]*SIN(RADIANS([.L294]))+[.M294]*SIN(RADIANS([.N294]))" office:value-type="float" office:value="9.29249799562797" calcext:value-type="float">
            <text:p>9.29</text:p>
          </table:table-cell>
          <table:table-cell table:number-columns-repeated="1005"/>
        </table:table-row>
        <table:table-row table:style-name="ro1">
          <table:table-cell office:value-type="float" office:value="7454966" calcext:value-type="float">
            <text:p>7454966</text:p>
          </table:table-cell>
          <table:table-cell office:value-type="float" office:value="-32.9679024443042" calcext:value-type="float">
            <text:p>-32.9679024443</text:p>
          </table:table-cell>
          <table:table-cell office:value-type="float" office:value="31.9696907876743" calcext:value-type="float">
            <text:p>31.9696907877</text:p>
          </table:table-cell>
          <table:table-cell office:value-type="float" office:value="1.97918199480389" calcext:value-type="float">
            <text:p>1.979181994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48" calcext:value-type="float">
            <text:p>14.948</text:p>
          </table:table-cell>
          <table:table-cell/>
          <table:table-cell table:formula="of:=DEGREES(ACOS(COS(RADIANS([.B295]))*COS(RADIANS([.C295]))))" office:value-type="float" office:value="44.6244212335781" calcext:value-type="float">
            <text:p>44.62</text:p>
          </table:table-cell>
          <table:table-cell table:formula="of:=SQRT([.E295]^2+[.F295]^2)" office:value-type="float" office:value="0.0509901951359279" calcext:value-type="float">
            <text:p>0.05</text:p>
          </table:table-cell>
          <table:table-cell table:formula="of:=DEGREES(ATAN2([.F295]; [.E295]))" office:value-type="float" office:value="11.3099324740202" calcext:value-type="float">
            <text:p>11.31</text:p>
          </table:table-cell>
          <table:table-cell table:style-name="ce3" table:formula="of:=0.3*[.J295]" office:value-type="float" office:value="13.3873263700734" calcext:value-type="float">
            <text:p>13.39</text:p>
          </table:table-cell>
          <table:table-cell table:style-name="ce3" table:formula="of:=DEGREES(ATAN( (-SIN (RADIANS ([.C295])) * COS(RADIANS([.B295]))) / (COS (RADIANS ([.C295])) * SIN(RADIANS([.B295]))) ))" office:value-type="float" office:value="43.8982265225894" calcext:value-type="float">
            <text:p>43.90</text:p>
          </table:table-cell>
          <table:table-cell table:style-name="ce3" table:formula="of:=SQRT([.R295]^2+[.S295]^2)" office:value-type="float" office:value="13.4303168734476" calcext:value-type="float">
            <text:p>13.43</text:p>
          </table:table-cell>
          <table:table-cell table:style-name="ce3" table:formula="of:=DEGREES(ATAN2([.S295];[.R295]))" office:value-type="float" office:value="46.2189359730111" calcext:value-type="float">
            <text:p>46.22</text:p>
          </table:table-cell>
          <table:table-cell table:style-name="ce3"/>
          <table:table-cell table:style-name="ce3" table:formula="of:=[.K295]*COS(RADIANS([.L295]))+[.M295]*COS(RADIANS([.N295]))" office:value-type="float" office:value="9.69654022435122" calcext:value-type="float">
            <text:p>9.70</text:p>
          </table:table-cell>
          <table:table-cell table:style-name="ce3" table:formula="of:=[.K295]*SIN(RADIANS([.L295]))+[.M295]*SIN(RADIANS([.N295]))" office:value-type="float" office:value="9.29249799562797" calcext:value-type="float">
            <text:p>9.29</text:p>
          </table:table-cell>
          <table:table-cell table:number-columns-repeated="1005"/>
        </table:table-row>
        <table:table-row table:style-name="ro1">
          <table:table-cell office:value-type="float" office:value="7455216" calcext:value-type="float">
            <text:p>7455216</text:p>
          </table:table-cell>
          <table:table-cell office:value-type="float" office:value="-32.9527052734009" calcext:value-type="float">
            <text:p>-32.9527052734</text:p>
          </table:table-cell>
          <table:table-cell office:value-type="float" office:value="32.0591833412744" calcext:value-type="float">
            <text:p>32.0591833413</text:p>
          </table:table-cell>
          <table:table-cell office:value-type="float" office:value="1.91794273214897" calcext:value-type="float">
            <text:p>1.91794273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83" calcext:value-type="float">
            <text:p>14.983</text:p>
          </table:table-cell>
          <table:table-cell/>
          <table:table-cell table:formula="of:=DEGREES(ACOS(COS(RADIANS([.B296]))*COS(RADIANS([.C296]))))" office:value-type="float" office:value="44.6710898847578" calcext:value-type="float">
            <text:p>44.67</text:p>
          </table:table-cell>
          <table:table-cell table:formula="of:=SQRT([.E296]^2+[.F296]^2)" office:value-type="float" office:value="0.05" calcext:value-type="float">
            <text:p>0.05</text:p>
          </table:table-cell>
          <table:table-cell table:formula="of:=DEGREES(ATAN2([.F296]; [.E296]))" office:value-type="float" office:value="0" calcext:value-type="float">
            <text:p>0.00</text:p>
          </table:table-cell>
          <table:table-cell table:style-name="ce3" table:formula="of:=0.3*[.J296]" office:value-type="float" office:value="13.4013269654273" calcext:value-type="float">
            <text:p>13.40</text:p>
          </table:table-cell>
          <table:table-cell table:style-name="ce3" table:formula="of:=DEGREES(ATAN( (-SIN (RADIANS ([.C296])) * COS(RADIANS([.B296]))) / (COS (RADIANS ([.C296])) * SIN(RADIANS([.B296]))) ))" office:value-type="float" office:value="44.0143401932736" calcext:value-type="float">
            <text:p>44.01</text:p>
          </table:table-cell>
          <table:table-cell table:style-name="ce3" table:formula="of:=SQRT([.R296]^2+[.S296]^2)" office:value-type="float" office:value="13.4373301735448" calcext:value-type="float">
            <text:p>13.44</text:p>
          </table:table-cell>
          <table:table-cell table:style-name="ce3" table:formula="of:=DEGREES(ATAN2([.S296];[.R296]))" office:value-type="float" office:value="46.1337969399819" calcext:value-type="float">
            <text:p>46.13</text:p>
          </table:table-cell>
          <table:table-cell table:style-name="ce3"/>
          <table:table-cell table:style-name="ce3" table:formula="of:=[.K296]*COS(RADIANS([.L296]))+[.M296]*COS(RADIANS([.N296]))" office:value-type="float" office:value="9.68777758566445" calcext:value-type="float">
            <text:p>9.69</text:p>
          </table:table-cell>
          <table:table-cell table:style-name="ce3" table:formula="of:=[.K296]*SIN(RADIANS([.L296]))+[.M296]*SIN(RADIANS([.N296]))" office:value-type="float" office:value="9.31175642097419" calcext:value-type="float">
            <text:p>9.31</text:p>
          </table:table-cell>
          <table:table-cell table:number-columns-repeated="1005"/>
        </table:table-row>
        <table:table-row table:style-name="ro1">
          <table:table-cell office:value-type="float" office:value="7455216" calcext:value-type="float">
            <text:p>7455216</text:p>
          </table:table-cell>
          <table:table-cell office:value-type="float" office:value="-32.9527052734009" calcext:value-type="float">
            <text:p>-32.9527052734</text:p>
          </table:table-cell>
          <table:table-cell office:value-type="float" office:value="32.0591833412744" calcext:value-type="float">
            <text:p>32.0591833413</text:p>
          </table:table-cell>
          <table:table-cell office:value-type="float" office:value="1.91794273214897" calcext:value-type="float">
            <text:p>1.917942732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4.983" calcext:value-type="float">
            <text:p>14.983</text:p>
          </table:table-cell>
          <table:table-cell/>
          <table:table-cell table:formula="of:=DEGREES(ACOS(COS(RADIANS([.B297]))*COS(RADIANS([.C297]))))" office:value-type="float" office:value="44.6710898847578" calcext:value-type="float">
            <text:p>44.67</text:p>
          </table:table-cell>
          <table:table-cell table:formula="of:=SQRT([.E297]^2+[.F297]^2)" office:value-type="float" office:value="0.05" calcext:value-type="float">
            <text:p>0.05</text:p>
          </table:table-cell>
          <table:table-cell table:formula="of:=DEGREES(ATAN2([.F297]; [.E297]))" office:value-type="float" office:value="0" calcext:value-type="float">
            <text:p>0.00</text:p>
          </table:table-cell>
          <table:table-cell table:style-name="ce3" table:formula="of:=0.3*[.J297]" office:value-type="float" office:value="13.4013269654273" calcext:value-type="float">
            <text:p>13.40</text:p>
          </table:table-cell>
          <table:table-cell table:style-name="ce3" table:formula="of:=DEGREES(ATAN( (-SIN (RADIANS ([.C297])) * COS(RADIANS([.B297]))) / (COS (RADIANS ([.C297])) * SIN(RADIANS([.B297]))) ))" office:value-type="float" office:value="44.0143401932736" calcext:value-type="float">
            <text:p>44.01</text:p>
          </table:table-cell>
          <table:table-cell table:style-name="ce3" table:formula="of:=SQRT([.R297]^2+[.S297]^2)" office:value-type="float" office:value="13.4373301735448" calcext:value-type="float">
            <text:p>13.44</text:p>
          </table:table-cell>
          <table:table-cell table:style-name="ce3" table:formula="of:=DEGREES(ATAN2([.S297];[.R297]))" office:value-type="float" office:value="46.1337969399819" calcext:value-type="float">
            <text:p>46.13</text:p>
          </table:table-cell>
          <table:table-cell table:style-name="ce3"/>
          <table:table-cell table:style-name="ce3" table:formula="of:=[.K297]*COS(RADIANS([.L297]))+[.M297]*COS(RADIANS([.N297]))" office:value-type="float" office:value="9.68777758566445" calcext:value-type="float">
            <text:p>9.69</text:p>
          </table:table-cell>
          <table:table-cell table:style-name="ce3" table:formula="of:=[.K297]*SIN(RADIANS([.L297]))+[.M297]*SIN(RADIANS([.N297]))" office:value-type="float" office:value="9.31175642097419" calcext:value-type="float">
            <text:p>9.31</text:p>
          </table:table-cell>
          <table:table-cell table:number-columns-repeated="1005"/>
        </table:table-row>
        <table:table-row table:style-name="ro1">
          <table:table-cell office:value-type="float" office:value="7455466" calcext:value-type="float">
            <text:p>7455466</text:p>
          </table:table-cell>
          <table:table-cell office:value-type="float" office:value="-32.94069780084" calcext:value-type="float">
            <text:p>-32.9406978008</text:p>
          </table:table-cell>
          <table:table-cell office:value-type="float" office:value="32.0909812869554" calcext:value-type="float">
            <text:p>32.090981287</text:p>
          </table:table-cell>
          <table:table-cell office:value-type="float" office:value="1.88904292111017" calcext:value-type="float">
            <text:p>1.88904292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16" calcext:value-type="float">
            <text:p>-0.16</text:p>
          </table:table-cell>
          <table:table-cell office:value-type="float" office:value="15.018" calcext:value-type="float">
            <text:p>15.018</text:p>
          </table:table-cell>
          <table:table-cell/>
          <table:table-cell table:formula="of:=DEGREES(ACOS(COS(RADIANS([.B298]))*COS(RADIANS([.C298]))))" office:value-type="float" office:value="44.683373179734" calcext:value-type="float">
            <text:p>44.68</text:p>
          </table:table-cell>
          <table:table-cell table:formula="of:=SQRT([.E298]^2+[.F298]^2)" office:value-type="float" office:value="0.04" calcext:value-type="float">
            <text:p>0.04</text:p>
          </table:table-cell>
          <table:table-cell table:formula="of:=DEGREES(ATAN2([.F298]; [.E298]))" office:value-type="float" office:value="0" calcext:value-type="float">
            <text:p>0.00</text:p>
          </table:table-cell>
          <table:table-cell table:style-name="ce3" table:formula="of:=0.3*[.J298]" office:value-type="float" office:value="13.4050119539202" calcext:value-type="float">
            <text:p>13.41</text:p>
          </table:table-cell>
          <table:table-cell table:style-name="ce3" table:formula="of:=DEGREES(ATAN( (-SIN (RADIANS ([.C298])) * COS(RADIANS([.B298]))) / (COS (RADIANS ([.C298])) * SIN(RADIANS([.B298]))) ))" office:value-type="float" office:value="44.0628010327722" calcext:value-type="float">
            <text:p>44.06</text:p>
          </table:table-cell>
          <table:table-cell table:style-name="ce3" table:formula="of:=SQRT([.R298]^2+[.S298]^2)" office:value-type="float" office:value="13.4337838742635" calcext:value-type="float">
            <text:p>13.43</text:p>
          </table:table-cell>
          <table:table-cell table:style-name="ce3" table:formula="of:=DEGREES(ATAN2([.S298];[.R298]))" office:value-type="float" office:value="46.0558436411187" calcext:value-type="float">
            <text:p>46.06</text:p>
          </table:table-cell>
          <table:table-cell table:style-name="ce3"/>
          <table:table-cell table:style-name="ce3" table:formula="of:=[.K298]*COS(RADIANS([.L298]))+[.M298]*COS(RADIANS([.N298]))" office:value-type="float" office:value="9.67254619597167" calcext:value-type="float">
            <text:p>9.67</text:p>
          </table:table-cell>
          <table:table-cell table:style-name="ce3" table:formula="of:=[.K298]*SIN(RADIANS([.L298]))+[.M298]*SIN(RADIANS([.N298]))" office:value-type="float" office:value="9.32246744522151" calcext:value-type="float">
            <text:p>9.32</text:p>
          </table:table-cell>
          <table:table-cell table:number-columns-repeated="1005"/>
        </table:table-row>
        <table:table-row table:style-name="ro1">
          <table:table-cell office:value-type="float" office:value="7455466" calcext:value-type="float">
            <text:p>7455466</text:p>
          </table:table-cell>
          <table:table-cell office:value-type="float" office:value="-32.94069780084" calcext:value-type="float">
            <text:p>-32.9406978008</text:p>
          </table:table-cell>
          <table:table-cell office:value-type="float" office:value="32.0909812869554" calcext:value-type="float">
            <text:p>32.090981287</text:p>
          </table:table-cell>
          <table:table-cell office:value-type="float" office:value="1.88904292111017" calcext:value-type="float">
            <text:p>1.889042921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16" calcext:value-type="float">
            <text:p>-0.16</text:p>
          </table:table-cell>
          <table:table-cell office:value-type="float" office:value="15.018" calcext:value-type="float">
            <text:p>15.018</text:p>
          </table:table-cell>
          <table:table-cell/>
          <table:table-cell table:formula="of:=DEGREES(ACOS(COS(RADIANS([.B299]))*COS(RADIANS([.C299]))))" office:value-type="float" office:value="44.683373179734" calcext:value-type="float">
            <text:p>44.68</text:p>
          </table:table-cell>
          <table:table-cell table:formula="of:=SQRT([.E299]^2+[.F299]^2)" office:value-type="float" office:value="0.04" calcext:value-type="float">
            <text:p>0.04</text:p>
          </table:table-cell>
          <table:table-cell table:formula="of:=DEGREES(ATAN2([.F299]; [.E299]))" office:value-type="float" office:value="0" calcext:value-type="float">
            <text:p>0.00</text:p>
          </table:table-cell>
          <table:table-cell table:style-name="ce3" table:formula="of:=0.3*[.J299]" office:value-type="float" office:value="13.4050119539202" calcext:value-type="float">
            <text:p>13.41</text:p>
          </table:table-cell>
          <table:table-cell table:style-name="ce3" table:formula="of:=DEGREES(ATAN( (-SIN (RADIANS ([.C299])) * COS(RADIANS([.B299]))) / (COS (RADIANS ([.C299])) * SIN(RADIANS([.B299]))) ))" office:value-type="float" office:value="44.0628010327722" calcext:value-type="float">
            <text:p>44.06</text:p>
          </table:table-cell>
          <table:table-cell table:style-name="ce3" table:formula="of:=SQRT([.R299]^2+[.S299]^2)" office:value-type="float" office:value="13.4337838742635" calcext:value-type="float">
            <text:p>13.43</text:p>
          </table:table-cell>
          <table:table-cell table:style-name="ce3" table:formula="of:=DEGREES(ATAN2([.S299];[.R299]))" office:value-type="float" office:value="46.0558436411187" calcext:value-type="float">
            <text:p>46.06</text:p>
          </table:table-cell>
          <table:table-cell table:style-name="ce3"/>
          <table:table-cell table:style-name="ce3" table:formula="of:=[.K299]*COS(RADIANS([.L299]))+[.M299]*COS(RADIANS([.N299]))" office:value-type="float" office:value="9.67254619597167" calcext:value-type="float">
            <text:p>9.67</text:p>
          </table:table-cell>
          <table:table-cell table:style-name="ce3" table:formula="of:=[.K299]*SIN(RADIANS([.L299]))+[.M299]*SIN(RADIANS([.N299]))" office:value-type="float" office:value="9.32246744522151" calcext:value-type="float">
            <text:p>9.32</text:p>
          </table:table-cell>
          <table:table-cell table:number-columns-repeated="1005"/>
        </table:table-row>
        <table:table-row table:style-name="ro1">
          <table:table-cell office:value-type="float" office:value="7455716" calcext:value-type="float">
            <text:p>7455716</text:p>
          </table:table-cell>
          <table:table-cell office:value-type="float" office:value="-32.9991847107028" calcext:value-type="float">
            <text:p>-32.9991847107</text:p>
          </table:table-cell>
          <table:table-cell office:value-type="float" office:value="32.1740978589653" calcext:value-type="float">
            <text:p>32.174097859</text:p>
          </table:table-cell>
          <table:table-cell office:value-type="float" office:value="1.87098496816172" calcext:value-type="float">
            <text:p>1.870984968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053" calcext:value-type="float">
            <text:p>15.053</text:p>
          </table:table-cell>
          <table:table-cell/>
          <table:table-cell table:formula="of:=DEGREES(ACOS(COS(RADIANS([.B300]))*COS(RADIANS([.C300]))))" office:value-type="float" office:value="44.7743733087439" calcext:value-type="float">
            <text:p>44.77</text:p>
          </table:table-cell>
          <table:table-cell table:formula="of:=SQRT([.E300]^2+[.F300]^2)" office:value-type="float" office:value="0.03" calcext:value-type="float">
            <text:p>0.03</text:p>
          </table:table-cell>
          <table:table-cell table:formula="of:=DEGREES(ATAN2([.F300]; [.E300]))" office:value-type="float" office:value="0" calcext:value-type="float">
            <text:p>0.00</text:p>
          </table:table-cell>
          <table:table-cell table:style-name="ce3" table:formula="of:=0.3*[.J300]" office:value-type="float" office:value="13.4323119926232" calcext:value-type="float">
            <text:p>13.43</text:p>
          </table:table-cell>
          <table:table-cell table:style-name="ce3" table:formula="of:=DEGREES(ATAN( (-SIN (RADIANS ([.C300])) * COS(RADIANS([.B300]))) / (COS (RADIANS ([.C300])) * SIN(RADIANS([.B300]))) ))" office:value-type="float" office:value="44.0910030098156" calcext:value-type="float">
            <text:p>44.09</text:p>
          </table:table-cell>
          <table:table-cell table:style-name="ce3" table:formula="of:=SQRT([.R300]^2+[.S300]^2)" office:value-type="float" office:value="13.4538752528643" calcext:value-type="float">
            <text:p>13.45</text:p>
          </table:table-cell>
          <table:table-cell table:style-name="ce3" table:formula="of:=DEGREES(ATAN2([.S300];[.R300]))" office:value-type="float" office:value="45.997892761698" calcext:value-type="float">
            <text:p>46.00</text:p>
          </table:table-cell>
          <table:table-cell table:style-name="ce3"/>
          <table:table-cell table:style-name="ce3" table:formula="of:=[.K300]*COS(RADIANS([.L300]))+[.M300]*COS(RADIANS([.N300]))" office:value-type="float" office:value="9.67756420776438" calcext:value-type="float">
            <text:p>9.68</text:p>
          </table:table-cell>
          <table:table-cell table:style-name="ce3" table:formula="of:=[.K300]*SIN(RADIANS([.L300]))+[.M300]*SIN(RADIANS([.N300]))" office:value-type="float" office:value="9.34620298967618" calcext:value-type="float">
            <text:p>9.35</text:p>
          </table:table-cell>
          <table:table-cell table:number-columns-repeated="1005"/>
        </table:table-row>
        <table:table-row table:style-name="ro1">
          <table:table-cell office:value-type="float" office:value="7455716" calcext:value-type="float">
            <text:p>7455716</text:p>
          </table:table-cell>
          <table:table-cell office:value-type="float" office:value="-32.9991847107028" calcext:value-type="float">
            <text:p>-32.9991847107</text:p>
          </table:table-cell>
          <table:table-cell office:value-type="float" office:value="32.1740978589653" calcext:value-type="float">
            <text:p>32.174097859</text:p>
          </table:table-cell>
          <table:table-cell office:value-type="float" office:value="1.87098496816172" calcext:value-type="float">
            <text:p>1.870984968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053" calcext:value-type="float">
            <text:p>15.053</text:p>
          </table:table-cell>
          <table:table-cell/>
          <table:table-cell table:formula="of:=DEGREES(ACOS(COS(RADIANS([.B301]))*COS(RADIANS([.C301]))))" office:value-type="float" office:value="44.7743733087439" calcext:value-type="float">
            <text:p>44.77</text:p>
          </table:table-cell>
          <table:table-cell table:formula="of:=SQRT([.E301]^2+[.F301]^2)" office:value-type="float" office:value="0.03" calcext:value-type="float">
            <text:p>0.03</text:p>
          </table:table-cell>
          <table:table-cell table:formula="of:=DEGREES(ATAN2([.F301]; [.E301]))" office:value-type="float" office:value="0" calcext:value-type="float">
            <text:p>0.00</text:p>
          </table:table-cell>
          <table:table-cell table:style-name="ce3" table:formula="of:=0.3*[.J301]" office:value-type="float" office:value="13.4323119926232" calcext:value-type="float">
            <text:p>13.43</text:p>
          </table:table-cell>
          <table:table-cell table:style-name="ce3" table:formula="of:=DEGREES(ATAN( (-SIN (RADIANS ([.C301])) * COS(RADIANS([.B301]))) / (COS (RADIANS ([.C301])) * SIN(RADIANS([.B301]))) ))" office:value-type="float" office:value="44.0910030098156" calcext:value-type="float">
            <text:p>44.09</text:p>
          </table:table-cell>
          <table:table-cell table:style-name="ce3" table:formula="of:=SQRT([.R301]^2+[.S301]^2)" office:value-type="float" office:value="13.4538752528643" calcext:value-type="float">
            <text:p>13.45</text:p>
          </table:table-cell>
          <table:table-cell table:style-name="ce3" table:formula="of:=DEGREES(ATAN2([.S301];[.R301]))" office:value-type="float" office:value="45.997892761698" calcext:value-type="float">
            <text:p>46.00</text:p>
          </table:table-cell>
          <table:table-cell table:style-name="ce3"/>
          <table:table-cell table:style-name="ce3" table:formula="of:=[.K301]*COS(RADIANS([.L301]))+[.M301]*COS(RADIANS([.N301]))" office:value-type="float" office:value="9.67756420776438" calcext:value-type="float">
            <text:p>9.68</text:p>
          </table:table-cell>
          <table:table-cell table:style-name="ce3" table:formula="of:=[.K301]*SIN(RADIANS([.L301]))+[.M301]*SIN(RADIANS([.N301]))" office:value-type="float" office:value="9.34620298967618" calcext:value-type="float">
            <text:p>9.35</text:p>
          </table:table-cell>
          <table:table-cell table:number-columns-repeated="1005"/>
        </table:table-row>
        <table:table-row table:style-name="ro1">
          <table:table-cell office:value-type="float" office:value="7455967" calcext:value-type="float">
            <text:p>7455967</text:p>
          </table:table-cell>
          <table:table-cell office:value-type="float" office:value="-33.029804448752" calcext:value-type="float">
            <text:p>-33.0298044488</text:p>
          </table:table-cell>
          <table:table-cell office:value-type="float" office:value="32.2674870354869" calcext:value-type="float">
            <text:p>32.2674870355</text:p>
          </table:table-cell>
          <table:table-cell office:value-type="float" office:value="1.91591672728641" calcext:value-type="float">
            <text:p>1.915916727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088" calcext:value-type="float">
            <text:p>15.088</text:p>
          </table:table-cell>
          <table:table-cell/>
          <table:table-cell table:formula="of:=DEGREES(ACOS(COS(RADIANS([.B302]))*COS(RADIANS([.C302]))))" office:value-type="float" office:value="44.8536396172881" calcext:value-type="float">
            <text:p>44.85</text:p>
          </table:table-cell>
          <table:table-cell table:formula="of:=SQRT([.E302]^2+[.F302]^2)" office:value-type="float" office:value="0.03" calcext:value-type="float">
            <text:p>0.03</text:p>
          </table:table-cell>
          <table:table-cell table:formula="of:=DEGREES(ATAN2([.F302]; [.E302]))" office:value-type="float" office:value="0" calcext:value-type="float">
            <text:p>0.00</text:p>
          </table:table-cell>
          <table:table-cell table:style-name="ce3" table:formula="of:=0.3*[.J302]" office:value-type="float" office:value="13.4560918851864" calcext:value-type="float">
            <text:p>13.46</text:p>
          </table:table-cell>
          <table:table-cell table:style-name="ce3" table:formula="of:=DEGREES(ATAN( (-SIN (RADIANS ([.C302])) * COS(RADIANS([.B302]))) / (COS (RADIANS ([.C302])) * SIN(RADIANS([.B302]))) ))" office:value-type="float" office:value="44.1609794750617" calcext:value-type="float">
            <text:p>44.16</text:p>
          </table:table-cell>
          <table:table-cell table:style-name="ce3" table:formula="of:=SQRT([.R302]^2+[.S302]^2)" office:value-type="float" office:value="13.4776296477538" calcext:value-type="float">
            <text:p>13.48</text:p>
          </table:table-cell>
          <table:table-cell table:style-name="ce3" table:formula="of:=DEGREES(ATAN2([.S302];[.R302]))" office:value-type="float" office:value="45.9278714243243" calcext:value-type="float">
            <text:p>45.93</text:p>
          </table:table-cell>
          <table:table-cell table:style-name="ce3"/>
          <table:table-cell table:style-name="ce3" table:formula="of:=[.K302]*COS(RADIANS([.L302]))+[.M302]*COS(RADIANS([.N302]))" office:value-type="float" office:value="9.6832016571961" calcext:value-type="float">
            <text:p>9.68</text:p>
          </table:table-cell>
          <table:table-cell table:style-name="ce3" table:formula="of:=[.K302]*SIN(RADIANS([.L302]))+[.M302]*SIN(RADIANS([.N302]))" office:value-type="float" office:value="9.37454567368927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55967" calcext:value-type="float">
            <text:p>7455967</text:p>
          </table:table-cell>
          <table:table-cell office:value-type="float" office:value="-33.029804448752" calcext:value-type="float">
            <text:p>-33.0298044488</text:p>
          </table:table-cell>
          <table:table-cell office:value-type="float" office:value="32.2674870354869" calcext:value-type="float">
            <text:p>32.2674870355</text:p>
          </table:table-cell>
          <table:table-cell office:value-type="float" office:value="1.91591672728641" calcext:value-type="float">
            <text:p>1.915916727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088" calcext:value-type="float">
            <text:p>15.088</text:p>
          </table:table-cell>
          <table:table-cell/>
          <table:table-cell table:formula="of:=DEGREES(ACOS(COS(RADIANS([.B303]))*COS(RADIANS([.C303]))))" office:value-type="float" office:value="44.8536396172881" calcext:value-type="float">
            <text:p>44.85</text:p>
          </table:table-cell>
          <table:table-cell table:formula="of:=SQRT([.E303]^2+[.F303]^2)" office:value-type="float" office:value="0.03" calcext:value-type="float">
            <text:p>0.03</text:p>
          </table:table-cell>
          <table:table-cell table:formula="of:=DEGREES(ATAN2([.F303]; [.E303]))" office:value-type="float" office:value="0" calcext:value-type="float">
            <text:p>0.00</text:p>
          </table:table-cell>
          <table:table-cell table:style-name="ce3" table:formula="of:=0.3*[.J303]" office:value-type="float" office:value="13.4560918851864" calcext:value-type="float">
            <text:p>13.46</text:p>
          </table:table-cell>
          <table:table-cell table:style-name="ce3" table:formula="of:=DEGREES(ATAN( (-SIN (RADIANS ([.C303])) * COS(RADIANS([.B303]))) / (COS (RADIANS ([.C303])) * SIN(RADIANS([.B303]))) ))" office:value-type="float" office:value="44.1609794750617" calcext:value-type="float">
            <text:p>44.16</text:p>
          </table:table-cell>
          <table:table-cell table:style-name="ce3" table:formula="of:=SQRT([.R303]^2+[.S303]^2)" office:value-type="float" office:value="13.4776296477538" calcext:value-type="float">
            <text:p>13.48</text:p>
          </table:table-cell>
          <table:table-cell table:style-name="ce3" table:formula="of:=DEGREES(ATAN2([.S303];[.R303]))" office:value-type="float" office:value="45.9278714243243" calcext:value-type="float">
            <text:p>45.93</text:p>
          </table:table-cell>
          <table:table-cell table:style-name="ce3"/>
          <table:table-cell table:style-name="ce3" table:formula="of:=[.K303]*COS(RADIANS([.L303]))+[.M303]*COS(RADIANS([.N303]))" office:value-type="float" office:value="9.6832016571961" calcext:value-type="float">
            <text:p>9.68</text:p>
          </table:table-cell>
          <table:table-cell table:style-name="ce3" table:formula="of:=[.K303]*SIN(RADIANS([.L303]))+[.M303]*SIN(RADIANS([.N303]))" office:value-type="float" office:value="9.37454567368927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56217" calcext:value-type="float">
            <text:p>7456217</text:p>
          </table:table-cell>
          <table:table-cell office:value-type="float" office:value="-33.0501037709653" calcext:value-type="float">
            <text:p>-33.050103771</text:p>
          </table:table-cell>
          <table:table-cell office:value-type="float" office:value="32.2206046170239" calcext:value-type="float">
            <text:p>32.220604617</text:p>
          </table:table-cell>
          <table:table-cell office:value-type="float" office:value="1.97128885744429" calcext:value-type="float">
            <text:p>1.971288857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23" calcext:value-type="float">
            <text:p>15.123</text:p>
          </table:table-cell>
          <table:table-cell/>
          <table:table-cell table:formula="of:=DEGREES(ACOS(COS(RADIANS([.B304]))*COS(RADIANS([.C304]))))" office:value-type="float" office:value="44.8371799102347" calcext:value-type="float">
            <text:p>44.84</text:p>
          </table:table-cell>
          <table:table-cell table:formula="of:=SQRT([.E304]^2+[.F304]^2)" office:value-type="float" office:value="0.03" calcext:value-type="float">
            <text:p>0.03</text:p>
          </table:table-cell>
          <table:table-cell table:formula="of:=DEGREES(ATAN2([.F304]; [.E304]))" office:value-type="float" office:value="0" calcext:value-type="float">
            <text:p>0.00</text:p>
          </table:table-cell>
          <table:table-cell table:style-name="ce3" table:formula="of:=0.3*[.J304]" office:value-type="float" office:value="13.4511539730704" calcext:value-type="float">
            <text:p>13.45</text:p>
          </table:table-cell>
          <table:table-cell table:style-name="ce3" table:formula="of:=DEGREES(ATAN( (-SIN (RADIANS ([.C304])) * COS(RADIANS([.B304]))) / (COS (RADIANS ([.C304])) * SIN(RADIANS([.B304]))) ))" office:value-type="float" office:value="44.0868600306749" calcext:value-type="float">
            <text:p>44.09</text:p>
          </table:table-cell>
          <table:table-cell table:style-name="ce3" table:formula="of:=SQRT([.R304]^2+[.S304]^2)" office:value-type="float" office:value="13.472718717563" calcext:value-type="float">
            <text:p>13.47</text:p>
          </table:table-cell>
          <table:table-cell table:style-name="ce3" table:formula="of:=DEGREES(ATAN2([.S304];[.R304]))" office:value-type="float" office:value="46.0019047815279" calcext:value-type="float">
            <text:p>46.00</text:p>
          </table:table-cell>
          <table:table-cell table:style-name="ce3"/>
          <table:table-cell table:style-name="ce3" table:formula="of:=[.K304]*COS(RADIANS([.L304]))+[.M304]*COS(RADIANS([.N304]))" office:value-type="float" office:value="9.69177392208825" calcext:value-type="float">
            <text:p>9.69</text:p>
          </table:table-cell>
          <table:table-cell table:style-name="ce3" table:formula="of:=[.K304]*SIN(RADIANS([.L304]))+[.M304]*SIN(RADIANS([.N304]))" office:value-type="float" office:value="9.35861463496084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6217" calcext:value-type="float">
            <text:p>7456217</text:p>
          </table:table-cell>
          <table:table-cell office:value-type="float" office:value="-33.0501037709653" calcext:value-type="float">
            <text:p>-33.050103771</text:p>
          </table:table-cell>
          <table:table-cell office:value-type="float" office:value="32.2206046170239" calcext:value-type="float">
            <text:p>32.220604617</text:p>
          </table:table-cell>
          <table:table-cell office:value-type="float" office:value="1.97128885744429" calcext:value-type="float">
            <text:p>1.971288857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23" calcext:value-type="float">
            <text:p>15.123</text:p>
          </table:table-cell>
          <table:table-cell/>
          <table:table-cell table:formula="of:=DEGREES(ACOS(COS(RADIANS([.B305]))*COS(RADIANS([.C305]))))" office:value-type="float" office:value="44.8371799102347" calcext:value-type="float">
            <text:p>44.84</text:p>
          </table:table-cell>
          <table:table-cell table:formula="of:=SQRT([.E305]^2+[.F305]^2)" office:value-type="float" office:value="0.03" calcext:value-type="float">
            <text:p>0.03</text:p>
          </table:table-cell>
          <table:table-cell table:formula="of:=DEGREES(ATAN2([.F305]; [.E305]))" office:value-type="float" office:value="0" calcext:value-type="float">
            <text:p>0.00</text:p>
          </table:table-cell>
          <table:table-cell table:style-name="ce3" table:formula="of:=0.3*[.J305]" office:value-type="float" office:value="13.4511539730704" calcext:value-type="float">
            <text:p>13.45</text:p>
          </table:table-cell>
          <table:table-cell table:style-name="ce3" table:formula="of:=DEGREES(ATAN( (-SIN (RADIANS ([.C305])) * COS(RADIANS([.B305]))) / (COS (RADIANS ([.C305])) * SIN(RADIANS([.B305]))) ))" office:value-type="float" office:value="44.0868600306749" calcext:value-type="float">
            <text:p>44.09</text:p>
          </table:table-cell>
          <table:table-cell table:style-name="ce3" table:formula="of:=SQRT([.R305]^2+[.S305]^2)" office:value-type="float" office:value="13.472718717563" calcext:value-type="float">
            <text:p>13.47</text:p>
          </table:table-cell>
          <table:table-cell table:style-name="ce3" table:formula="of:=DEGREES(ATAN2([.S305];[.R305]))" office:value-type="float" office:value="46.0019047815279" calcext:value-type="float">
            <text:p>46.00</text:p>
          </table:table-cell>
          <table:table-cell table:style-name="ce3"/>
          <table:table-cell table:style-name="ce3" table:formula="of:=[.K305]*COS(RADIANS([.L305]))+[.M305]*COS(RADIANS([.N305]))" office:value-type="float" office:value="9.69177392208825" calcext:value-type="float">
            <text:p>9.69</text:p>
          </table:table-cell>
          <table:table-cell table:style-name="ce3" table:formula="of:=[.K305]*SIN(RADIANS([.L305]))+[.M305]*SIN(RADIANS([.N305]))" office:value-type="float" office:value="9.35861463496084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6467" calcext:value-type="float">
            <text:p>7456467</text:p>
          </table:table-cell>
          <table:table-cell office:value-type="float" office:value="-33.0900091511911" calcext:value-type="float">
            <text:p>-33.0900091512</text:p>
          </table:table-cell>
          <table:table-cell office:value-type="float" office:value="32.1838718596676" calcext:value-type="float">
            <text:p>32.1838718597</text:p>
          </table:table-cell>
          <table:table-cell office:value-type="float" office:value="1.97980845121683" calcext:value-type="float">
            <text:p>1.97980845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57" calcext:value-type="float">
            <text:p>15.157</text:p>
          </table:table-cell>
          <table:table-cell/>
          <table:table-cell table:formula="of:=DEGREES(ACOS(COS(RADIANS([.B306]))*COS(RADIANS([.C306]))))" office:value-type="float" office:value="44.8400464403946" calcext:value-type="float">
            <text:p>44.84</text:p>
          </table:table-cell>
          <table:table-cell table:formula="of:=SQRT([.E306]^2+[.F306]^2)" office:value-type="float" office:value="0.03" calcext:value-type="float">
            <text:p>0.03</text:p>
          </table:table-cell>
          <table:table-cell table:formula="of:=DEGREES(ATAN2([.F306]; [.E306]))" office:value-type="float" office:value="0" calcext:value-type="float">
            <text:p>0.00</text:p>
          </table:table-cell>
          <table:table-cell table:style-name="ce3" table:formula="of:=0.3*[.J306]" office:value-type="float" office:value="13.4520139321184" calcext:value-type="float">
            <text:p>13.45</text:p>
          </table:table-cell>
          <table:table-cell table:style-name="ce3" table:formula="of:=DEGREES(ATAN( (-SIN (RADIANS ([.C306])) * COS(RADIANS([.B306]))) / (COS (RADIANS ([.C306])) * SIN(RADIANS([.B306]))) ))" office:value-type="float" office:value="44.0025427380895" calcext:value-type="float">
            <text:p>44.00</text:p>
          </table:table-cell>
          <table:table-cell table:style-name="ce3" table:formula="of:=SQRT([.R306]^2+[.S306]^2)" office:value-type="float" office:value="13.4736093192618" calcext:value-type="float">
            <text:p>13.47</text:p>
          </table:table-cell>
          <table:table-cell table:style-name="ce3" table:formula="of:=DEGREES(ATAN2([.S306];[.R306]))" office:value-type="float" office:value="46.0860812604531" calcext:value-type="float">
            <text:p>46.09</text:p>
          </table:table-cell>
          <table:table-cell table:style-name="ce3"/>
          <table:table-cell table:style-name="ce3" table:formula="of:=[.K306]*COS(RADIANS([.L306]))+[.M306]*COS(RADIANS([.N306]))" office:value-type="float" office:value="9.7061543031711" calcext:value-type="float">
            <text:p>9.71</text:p>
          </table:table-cell>
          <table:table-cell table:style-name="ce3" table:formula="of:=[.K306]*SIN(RADIANS([.L306]))+[.M306]*SIN(RADIANS([.N306]))" office:value-type="float" office:value="9.34498350619894" calcext:value-type="float">
            <text:p>9.34</text:p>
          </table:table-cell>
          <table:table-cell table:number-columns-repeated="1005"/>
        </table:table-row>
        <table:table-row table:style-name="ro1">
          <table:table-cell office:value-type="float" office:value="7456467" calcext:value-type="float">
            <text:p>7456467</text:p>
          </table:table-cell>
          <table:table-cell office:value-type="float" office:value="-33.0900091511911" calcext:value-type="float">
            <text:p>-33.0900091512</text:p>
          </table:table-cell>
          <table:table-cell office:value-type="float" office:value="32.1838718596676" calcext:value-type="float">
            <text:p>32.1838718597</text:p>
          </table:table-cell>
          <table:table-cell office:value-type="float" office:value="1.97980845121683" calcext:value-type="float">
            <text:p>1.97980845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57" calcext:value-type="float">
            <text:p>15.157</text:p>
          </table:table-cell>
          <table:table-cell/>
          <table:table-cell table:formula="of:=DEGREES(ACOS(COS(RADIANS([.B307]))*COS(RADIANS([.C307]))))" office:value-type="float" office:value="44.8400464403946" calcext:value-type="float">
            <text:p>44.84</text:p>
          </table:table-cell>
          <table:table-cell table:formula="of:=SQRT([.E307]^2+[.F307]^2)" office:value-type="float" office:value="0.03" calcext:value-type="float">
            <text:p>0.03</text:p>
          </table:table-cell>
          <table:table-cell table:formula="of:=DEGREES(ATAN2([.F307]; [.E307]))" office:value-type="float" office:value="0" calcext:value-type="float">
            <text:p>0.00</text:p>
          </table:table-cell>
          <table:table-cell table:style-name="ce3" table:formula="of:=0.3*[.J307]" office:value-type="float" office:value="13.4520139321184" calcext:value-type="float">
            <text:p>13.45</text:p>
          </table:table-cell>
          <table:table-cell table:style-name="ce3" table:formula="of:=DEGREES(ATAN( (-SIN (RADIANS ([.C307])) * COS(RADIANS([.B307]))) / (COS (RADIANS ([.C307])) * SIN(RADIANS([.B307]))) ))" office:value-type="float" office:value="44.0025427380895" calcext:value-type="float">
            <text:p>44.00</text:p>
          </table:table-cell>
          <table:table-cell table:style-name="ce3" table:formula="of:=SQRT([.R307]^2+[.S307]^2)" office:value-type="float" office:value="13.4736093192618" calcext:value-type="float">
            <text:p>13.47</text:p>
          </table:table-cell>
          <table:table-cell table:style-name="ce3" table:formula="of:=DEGREES(ATAN2([.S307];[.R307]))" office:value-type="float" office:value="46.0860812604531" calcext:value-type="float">
            <text:p>46.09</text:p>
          </table:table-cell>
          <table:table-cell table:style-name="ce3"/>
          <table:table-cell table:style-name="ce3" table:formula="of:=[.K307]*COS(RADIANS([.L307]))+[.M307]*COS(RADIANS([.N307]))" office:value-type="float" office:value="9.7061543031711" calcext:value-type="float">
            <text:p>9.71</text:p>
          </table:table-cell>
          <table:table-cell table:style-name="ce3" table:formula="of:=[.K307]*SIN(RADIANS([.L307]))+[.M307]*SIN(RADIANS([.N307]))" office:value-type="float" office:value="9.34498350619894" calcext:value-type="float">
            <text:p>9.34</text:p>
          </table:table-cell>
          <table:table-cell table:number-columns-repeated="1005"/>
        </table:table-row>
        <table:table-row table:style-name="ro1">
          <table:table-cell office:value-type="float" office:value="7456716" calcext:value-type="float">
            <text:p>7456716</text:p>
          </table:table-cell>
          <table:table-cell office:value-type="float" office:value="-33.1351601166995" calcext:value-type="float">
            <text:p>-33.1351601167</text:p>
          </table:table-cell>
          <table:table-cell office:value-type="float" office:value="32.2243680512566" calcext:value-type="float">
            <text:p>32.2243680513</text:p>
          </table:table-cell>
          <table:table-cell office:value-type="float" office:value="1.96672671796555" calcext:value-type="float">
            <text:p>1.96672671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92" calcext:value-type="float">
            <text:p>15.192</text:p>
          </table:table-cell>
          <table:table-cell/>
          <table:table-cell table:formula="of:=DEGREES(ACOS(COS(RADIANS([.B308]))*COS(RADIANS([.C308]))))" office:value-type="float" office:value="44.895254459582" calcext:value-type="float">
            <text:p>44.90</text:p>
          </table:table-cell>
          <table:table-cell table:formula="of:=SQRT([.E308]^2+[.F308]^2)" office:value-type="float" office:value="0.02" calcext:value-type="float">
            <text:p>0.02</text:p>
          </table:table-cell>
          <table:table-cell table:formula="of:=DEGREES(ATAN2([.F308]; [.E308]))" office:value-type="float" office:value="0" calcext:value-type="float">
            <text:p>0.00</text:p>
          </table:table-cell>
          <table:table-cell table:style-name="ce3" table:formula="of:=0.3*[.J308]" office:value-type="float" office:value="13.4685763378746" calcext:value-type="float">
            <text:p>13.47</text:p>
          </table:table-cell>
          <table:table-cell table:style-name="ce3" table:formula="of:=DEGREES(ATAN( (-SIN (RADIANS ([.C308])) * COS(RADIANS([.B308]))) / (COS (RADIANS ([.C308])) * SIN(RADIANS([.B308]))) ))" office:value-type="float" office:value="43.9981087426157" calcext:value-type="float">
            <text:p>44.00</text:p>
          </table:table-cell>
          <table:table-cell table:style-name="ce3" table:formula="of:=SQRT([.R308]^2+[.S308]^2)" office:value-type="float" office:value="13.4829707499029" calcext:value-type="float">
            <text:p>13.48</text:p>
          </table:table-cell>
          <table:table-cell table:style-name="ce3" table:formula="of:=DEGREES(ATAN2([.S308];[.R308]))" office:value-type="float" office:value="46.0609281567934" calcext:value-type="float">
            <text:p>46.06</text:p>
          </table:table-cell>
          <table:table-cell table:style-name="ce3"/>
          <table:table-cell table:style-name="ce3" table:formula="of:=[.K308]*COS(RADIANS([.L308]))+[.M308]*COS(RADIANS([.N308]))" office:value-type="float" office:value="9.70879183951269" calcext:value-type="float">
            <text:p>9.71</text:p>
          </table:table-cell>
          <table:table-cell table:style-name="ce3" table:formula="of:=[.K308]*SIN(RADIANS([.L308]))+[.M308]*SIN(RADIANS([.N308]))" office:value-type="float" office:value="9.35573948225089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6716" calcext:value-type="float">
            <text:p>7456716</text:p>
          </table:table-cell>
          <table:table-cell office:value-type="float" office:value="-33.1351601166995" calcext:value-type="float">
            <text:p>-33.1351601167</text:p>
          </table:table-cell>
          <table:table-cell office:value-type="float" office:value="32.2243680512566" calcext:value-type="float">
            <text:p>32.2243680513</text:p>
          </table:table-cell>
          <table:table-cell office:value-type="float" office:value="1.96672671796555" calcext:value-type="float">
            <text:p>1.96672671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192" calcext:value-type="float">
            <text:p>15.192</text:p>
          </table:table-cell>
          <table:table-cell/>
          <table:table-cell table:formula="of:=DEGREES(ACOS(COS(RADIANS([.B309]))*COS(RADIANS([.C309]))))" office:value-type="float" office:value="44.895254459582" calcext:value-type="float">
            <text:p>44.90</text:p>
          </table:table-cell>
          <table:table-cell table:formula="of:=SQRT([.E309]^2+[.F309]^2)" office:value-type="float" office:value="0.02" calcext:value-type="float">
            <text:p>0.02</text:p>
          </table:table-cell>
          <table:table-cell table:formula="of:=DEGREES(ATAN2([.F309]; [.E309]))" office:value-type="float" office:value="0" calcext:value-type="float">
            <text:p>0.00</text:p>
          </table:table-cell>
          <table:table-cell table:style-name="ce3" table:formula="of:=0.3*[.J309]" office:value-type="float" office:value="13.4685763378746" calcext:value-type="float">
            <text:p>13.47</text:p>
          </table:table-cell>
          <table:table-cell table:style-name="ce3" table:formula="of:=DEGREES(ATAN( (-SIN (RADIANS ([.C309])) * COS(RADIANS([.B309]))) / (COS (RADIANS ([.C309])) * SIN(RADIANS([.B309]))) ))" office:value-type="float" office:value="43.9981087426157" calcext:value-type="float">
            <text:p>44.00</text:p>
          </table:table-cell>
          <table:table-cell table:style-name="ce3" table:formula="of:=SQRT([.R309]^2+[.S309]^2)" office:value-type="float" office:value="13.4829707499029" calcext:value-type="float">
            <text:p>13.48</text:p>
          </table:table-cell>
          <table:table-cell table:style-name="ce3" table:formula="of:=DEGREES(ATAN2([.S309];[.R309]))" office:value-type="float" office:value="46.0609281567934" calcext:value-type="float">
            <text:p>46.06</text:p>
          </table:table-cell>
          <table:table-cell table:style-name="ce3"/>
          <table:table-cell table:style-name="ce3" table:formula="of:=[.K309]*COS(RADIANS([.L309]))+[.M309]*COS(RADIANS([.N309]))" office:value-type="float" office:value="9.70879183951269" calcext:value-type="float">
            <text:p>9.71</text:p>
          </table:table-cell>
          <table:table-cell table:style-name="ce3" table:formula="of:=[.K309]*SIN(RADIANS([.L309]))+[.M309]*SIN(RADIANS([.N309]))" office:value-type="float" office:value="9.35573948225089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56966" calcext:value-type="float">
            <text:p>7456966</text:p>
          </table:table-cell>
          <table:table-cell office:value-type="float" office:value="-33.1109129451459" calcext:value-type="float">
            <text:p>-33.1109129451</text:p>
          </table:table-cell>
          <table:table-cell office:value-type="float" office:value="32.3588749665817" calcext:value-type="float">
            <text:p>32.3588749666</text:p>
          </table:table-cell>
          <table:table-cell office:value-type="float" office:value="1.97908124951363" calcext:value-type="float">
            <text:p>1.979081249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5.227" calcext:value-type="float">
            <text:p>15.227</text:p>
          </table:table-cell>
          <table:table-cell/>
          <table:table-cell table:formula="of:=DEGREES(ACOS(COS(RADIANS([.B310]))*COS(RADIANS([.C310]))))" office:value-type="float" office:value="44.9646077056751" calcext:value-type="float">
            <text:p>44.96</text:p>
          </table:table-cell>
          <table:table-cell table:formula="of:=SQRT([.E310]^2+[.F310]^2)" office:value-type="float" office:value="0.02" calcext:value-type="float">
            <text:p>0.02</text:p>
          </table:table-cell>
          <table:table-cell table:formula="of:=DEGREES(ATAN2([.F310]; [.E310]))" office:value-type="float" office:value="0" calcext:value-type="float">
            <text:p>0.00</text:p>
          </table:table-cell>
          <table:table-cell table:style-name="ce3" table:formula="of:=0.3*[.J310]" office:value-type="float" office:value="13.4893823117025" calcext:value-type="float">
            <text:p>13.49</text:p>
          </table:table-cell>
          <table:table-cell table:style-name="ce3" table:formula="of:=DEGREES(ATAN( (-SIN (RADIANS ([.C310])) * COS(RADIANS([.B310]))) / (COS (RADIANS ([.C310])) * SIN(RADIANS([.B310]))) ))" office:value-type="float" office:value="44.173431785025" calcext:value-type="float">
            <text:p>44.17</text:p>
          </table:table-cell>
          <table:table-cell table:style-name="ce3" table:formula="of:=SQRT([.R310]^2+[.S310]^2)" office:value-type="float" office:value="13.5037341795886" calcext:value-type="float">
            <text:p>13.50</text:p>
          </table:table-cell>
          <table:table-cell table:style-name="ce3" table:formula="of:=DEGREES(ATAN2([.S310];[.R310]))" office:value-type="float" office:value="45.8857008567247" calcext:value-type="float">
            <text:p>45.89</text:p>
          </table:table-cell>
          <table:table-cell table:style-name="ce3"/>
          <table:table-cell table:style-name="ce3" table:formula="of:=[.K310]*COS(RADIANS([.L310]))+[.M310]*COS(RADIANS([.N310]))" office:value-type="float" office:value="9.69504104289973" calcext:value-type="float">
            <text:p>9.70</text:p>
          </table:table-cell>
          <table:table-cell table:style-name="ce3" table:formula="of:=[.K310]*SIN(RADIANS([.L310]))+[.M310]*SIN(RADIANS([.N310]))" office:value-type="float" office:value="9.3998412736321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6966" calcext:value-type="float">
            <text:p>7456966</text:p>
          </table:table-cell>
          <table:table-cell office:value-type="float" office:value="-33.1109129451459" calcext:value-type="float">
            <text:p>-33.1109129451</text:p>
          </table:table-cell>
          <table:table-cell office:value-type="float" office:value="32.3588749665817" calcext:value-type="float">
            <text:p>32.3588749666</text:p>
          </table:table-cell>
          <table:table-cell office:value-type="float" office:value="1.97908124951363" calcext:value-type="float">
            <text:p>1.979081249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5.227" calcext:value-type="float">
            <text:p>15.227</text:p>
          </table:table-cell>
          <table:table-cell/>
          <table:table-cell table:formula="of:=DEGREES(ACOS(COS(RADIANS([.B311]))*COS(RADIANS([.C311]))))" office:value-type="float" office:value="44.9646077056751" calcext:value-type="float">
            <text:p>44.96</text:p>
          </table:table-cell>
          <table:table-cell table:formula="of:=SQRT([.E311]^2+[.F311]^2)" office:value-type="float" office:value="0.02" calcext:value-type="float">
            <text:p>0.02</text:p>
          </table:table-cell>
          <table:table-cell table:formula="of:=DEGREES(ATAN2([.F311]; [.E311]))" office:value-type="float" office:value="0" calcext:value-type="float">
            <text:p>0.00</text:p>
          </table:table-cell>
          <table:table-cell table:style-name="ce3" table:formula="of:=0.3*[.J311]" office:value-type="float" office:value="13.4893823117025" calcext:value-type="float">
            <text:p>13.49</text:p>
          </table:table-cell>
          <table:table-cell table:style-name="ce3" table:formula="of:=DEGREES(ATAN( (-SIN (RADIANS ([.C311])) * COS(RADIANS([.B311]))) / (COS (RADIANS ([.C311])) * SIN(RADIANS([.B311]))) ))" office:value-type="float" office:value="44.173431785025" calcext:value-type="float">
            <text:p>44.17</text:p>
          </table:table-cell>
          <table:table-cell table:style-name="ce3" table:formula="of:=SQRT([.R311]^2+[.S311]^2)" office:value-type="float" office:value="13.5037341795886" calcext:value-type="float">
            <text:p>13.50</text:p>
          </table:table-cell>
          <table:table-cell table:style-name="ce3" table:formula="of:=DEGREES(ATAN2([.S311];[.R311]))" office:value-type="float" office:value="45.8857008567247" calcext:value-type="float">
            <text:p>45.89</text:p>
          </table:table-cell>
          <table:table-cell table:style-name="ce3"/>
          <table:table-cell table:style-name="ce3" table:formula="of:=[.K311]*COS(RADIANS([.L311]))+[.M311]*COS(RADIANS([.N311]))" office:value-type="float" office:value="9.69504104289973" calcext:value-type="float">
            <text:p>9.70</text:p>
          </table:table-cell>
          <table:table-cell table:style-name="ce3" table:formula="of:=[.K311]*SIN(RADIANS([.L311]))+[.M311]*SIN(RADIANS([.N311]))" office:value-type="float" office:value="9.3998412736321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7216" calcext:value-type="float">
            <text:p>7457216</text:p>
          </table:table-cell>
          <table:table-cell office:value-type="float" office:value="-33.0958626233098" calcext:value-type="float">
            <text:p>-33.0958626233</text:p>
          </table:table-cell>
          <table:table-cell office:value-type="float" office:value="32.4240964429661" calcext:value-type="float">
            <text:p>32.424096443</text:p>
          </table:table-cell>
          <table:table-cell office:value-type="float" office:value="1.9608593720251" calcext:value-type="float">
            <text:p>1.96085937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262" calcext:value-type="float">
            <text:p>15.262</text:p>
          </table:table-cell>
          <table:table-cell/>
          <table:table-cell table:formula="of:=DEGREES(ACOS(COS(RADIANS([.B312]))*COS(RADIANS([.C312]))))" office:value-type="float" office:value="44.9961940761548" calcext:value-type="float">
            <text:p>45.00</text:p>
          </table:table-cell>
          <table:table-cell table:formula="of:=SQRT([.E312]^2+[.F312]^2)" office:value-type="float" office:value="0.02" calcext:value-type="float">
            <text:p>0.02</text:p>
          </table:table-cell>
          <table:table-cell table:formula="of:=DEGREES(ATAN2([.F312]; [.E312]))" office:value-type="float" office:value="0" calcext:value-type="float">
            <text:p>0.00</text:p>
          </table:table-cell>
          <table:table-cell table:style-name="ce3" table:formula="of:=0.3*[.J312]" office:value-type="float" office:value="13.4988582228464" calcext:value-type="float">
            <text:p>13.50</text:p>
          </table:table-cell>
          <table:table-cell table:style-name="ce3" table:formula="of:=DEGREES(ATAN( (-SIN (RADIANS ([.C312])) * COS(RADIANS([.B312]))) / (COS (RADIANS ([.C312])) * SIN(RADIANS([.B312]))) ))" office:value-type="float" office:value="44.2619388579883" calcext:value-type="float">
            <text:p>44.26</text:p>
          </table:table-cell>
          <table:table-cell table:style-name="ce3" table:formula="of:=SQRT([.R312]^2+[.S312]^2)" office:value-type="float" office:value="13.5131885629475" calcext:value-type="float">
            <text:p>13.51</text:p>
          </table:table-cell>
          <table:table-cell table:style-name="ce3" table:formula="of:=DEGREES(ATAN2([.S312];[.R312]))" office:value-type="float" office:value="45.7972462946764" calcext:value-type="float">
            <text:p>45.80</text:p>
          </table:table-cell>
          <table:table-cell table:style-name="ce3"/>
          <table:table-cell table:style-name="ce3" table:formula="of:=[.K312]*COS(RADIANS([.L312]))+[.M312]*COS(RADIANS([.N312]))" office:value-type="float" office:value="9.68729543165031" calcext:value-type="float">
            <text:p>9.69</text:p>
          </table:table-cell>
          <table:table-cell table:style-name="ce3" table:formula="of:=[.K312]*SIN(RADIANS([.L312]))+[.M312]*SIN(RADIANS([.N312]))" office:value-type="float" office:value="9.42138908854217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7216" calcext:value-type="float">
            <text:p>7457216</text:p>
          </table:table-cell>
          <table:table-cell office:value-type="float" office:value="-33.0958626233098" calcext:value-type="float">
            <text:p>-33.0958626233</text:p>
          </table:table-cell>
          <table:table-cell office:value-type="float" office:value="32.4240964429661" calcext:value-type="float">
            <text:p>32.424096443</text:p>
          </table:table-cell>
          <table:table-cell office:value-type="float" office:value="1.9608593720251" calcext:value-type="float">
            <text:p>1.96085937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262" calcext:value-type="float">
            <text:p>15.262</text:p>
          </table:table-cell>
          <table:table-cell/>
          <table:table-cell table:formula="of:=DEGREES(ACOS(COS(RADIANS([.B313]))*COS(RADIANS([.C313]))))" office:value-type="float" office:value="44.9961940761548" calcext:value-type="float">
            <text:p>45.00</text:p>
          </table:table-cell>
          <table:table-cell table:formula="of:=SQRT([.E313]^2+[.F313]^2)" office:value-type="float" office:value="0.02" calcext:value-type="float">
            <text:p>0.02</text:p>
          </table:table-cell>
          <table:table-cell table:formula="of:=DEGREES(ATAN2([.F313]; [.E313]))" office:value-type="float" office:value="0" calcext:value-type="float">
            <text:p>0.00</text:p>
          </table:table-cell>
          <table:table-cell table:style-name="ce3" table:formula="of:=0.3*[.J313]" office:value-type="float" office:value="13.4988582228464" calcext:value-type="float">
            <text:p>13.50</text:p>
          </table:table-cell>
          <table:table-cell table:style-name="ce3" table:formula="of:=DEGREES(ATAN( (-SIN (RADIANS ([.C313])) * COS(RADIANS([.B313]))) / (COS (RADIANS ([.C313])) * SIN(RADIANS([.B313]))) ))" office:value-type="float" office:value="44.2619388579883" calcext:value-type="float">
            <text:p>44.26</text:p>
          </table:table-cell>
          <table:table-cell table:style-name="ce3" table:formula="of:=SQRT([.R313]^2+[.S313]^2)" office:value-type="float" office:value="13.5131885629475" calcext:value-type="float">
            <text:p>13.51</text:p>
          </table:table-cell>
          <table:table-cell table:style-name="ce3" table:formula="of:=DEGREES(ATAN2([.S313];[.R313]))" office:value-type="float" office:value="45.7972462946764" calcext:value-type="float">
            <text:p>45.80</text:p>
          </table:table-cell>
          <table:table-cell table:style-name="ce3"/>
          <table:table-cell table:style-name="ce3" table:formula="of:=[.K313]*COS(RADIANS([.L313]))+[.M313]*COS(RADIANS([.N313]))" office:value-type="float" office:value="9.68729543165031" calcext:value-type="float">
            <text:p>9.69</text:p>
          </table:table-cell>
          <table:table-cell table:style-name="ce3" table:formula="of:=[.K313]*SIN(RADIANS([.L313]))+[.M313]*SIN(RADIANS([.N313]))" office:value-type="float" office:value="9.42138908854217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7466" calcext:value-type="float">
            <text:p>7457466</text:p>
          </table:table-cell>
          <table:table-cell office:value-type="float" office:value="-33.0577330922682" calcext:value-type="float">
            <text:p>-33.0577330923</text:p>
          </table:table-cell>
          <table:table-cell office:value-type="float" office:value="32.4417627272543" calcext:value-type="float">
            <text:p>32.4417627273</text:p>
          </table:table-cell>
          <table:table-cell office:value-type="float" office:value="1.955360429413" calcext:value-type="float">
            <text:p>1.955360429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297" calcext:value-type="float">
            <text:p>15.297</text:p>
          </table:table-cell>
          <table:table-cell/>
          <table:table-cell table:formula="of:=DEGREES(ACOS(COS(RADIANS([.B314]))*COS(RADIANS([.C314]))))" office:value-type="float" office:value="44.9825803133989" calcext:value-type="float">
            <text:p>44.98</text:p>
          </table:table-cell>
          <table:table-cell table:formula="of:=SQRT([.E314]^2+[.F314]^2)" office:value-type="float" office:value="0.0316227766016838" calcext:value-type="float">
            <text:p>0.03</text:p>
          </table:table-cell>
          <table:table-cell table:formula="of:=DEGREES(ATAN2([.F314]; [.E314]))" office:value-type="float" office:value="-18.434948822922" calcext:value-type="float">
            <text:p>-18.43</text:p>
          </table:table-cell>
          <table:table-cell table:style-name="ce3" table:formula="of:=0.3*[.J314]" office:value-type="float" office:value="13.4947740940197" calcext:value-type="float">
            <text:p>13.49</text:p>
          </table:table-cell>
          <table:table-cell table:style-name="ce3" table:formula="of:=DEGREES(ATAN( (-SIN (RADIANS ([.C314])) * COS(RADIANS([.B314]))) / (COS (RADIANS ([.C314])) * SIN(RADIANS([.B314]))) ))" office:value-type="float" office:value="44.3231224955959" calcext:value-type="float">
            <text:p>44.32</text:p>
          </table:table-cell>
          <table:table-cell table:style-name="ce3" table:formula="of:=SQRT([.R314]^2+[.S314]^2)" office:value-type="float" office:value="13.5092786345176" calcext:value-type="float">
            <text:p>13.51</text:p>
          </table:table-cell>
          <table:table-cell table:style-name="ce3" table:formula="of:=DEGREES(ATAN2([.S314];[.R314]))" office:value-type="float" office:value="45.7961203758474" calcext:value-type="float">
            <text:p>45.80</text:p>
          </table:table-cell>
          <table:table-cell table:style-name="ce3"/>
          <table:table-cell table:style-name="ce3" table:formula="of:=[.K314]*COS(RADIANS([.L314]))+[.M314]*COS(RADIANS([.N314]))" office:value-type="float" office:value="9.68430740556506" calcext:value-type="float">
            <text:p>9.68</text:p>
          </table:table-cell>
          <table:table-cell table:style-name="ce3" table:formula="of:=[.K314]*SIN(RADIANS([.L314]))+[.M314]*SIN(RADIANS([.N314]))" office:value-type="float" office:value="9.41885339622353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7466" calcext:value-type="float">
            <text:p>7457466</text:p>
          </table:table-cell>
          <table:table-cell office:value-type="float" office:value="-33.0577330922682" calcext:value-type="float">
            <text:p>-33.0577330923</text:p>
          </table:table-cell>
          <table:table-cell office:value-type="float" office:value="32.4417627272543" calcext:value-type="float">
            <text:p>32.4417627273</text:p>
          </table:table-cell>
          <table:table-cell office:value-type="float" office:value="1.955360429413" calcext:value-type="float">
            <text:p>1.955360429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5.297" calcext:value-type="float">
            <text:p>15.297</text:p>
          </table:table-cell>
          <table:table-cell/>
          <table:table-cell table:formula="of:=DEGREES(ACOS(COS(RADIANS([.B315]))*COS(RADIANS([.C315]))))" office:value-type="float" office:value="44.9825803133989" calcext:value-type="float">
            <text:p>44.98</text:p>
          </table:table-cell>
          <table:table-cell table:formula="of:=SQRT([.E315]^2+[.F315]^2)" office:value-type="float" office:value="0.0316227766016838" calcext:value-type="float">
            <text:p>0.03</text:p>
          </table:table-cell>
          <table:table-cell table:formula="of:=DEGREES(ATAN2([.F315]; [.E315]))" office:value-type="float" office:value="-18.434948822922" calcext:value-type="float">
            <text:p>-18.43</text:p>
          </table:table-cell>
          <table:table-cell table:style-name="ce3" table:formula="of:=0.3*[.J315]" office:value-type="float" office:value="13.4947740940197" calcext:value-type="float">
            <text:p>13.49</text:p>
          </table:table-cell>
          <table:table-cell table:style-name="ce3" table:formula="of:=DEGREES(ATAN( (-SIN (RADIANS ([.C315])) * COS(RADIANS([.B315]))) / (COS (RADIANS ([.C315])) * SIN(RADIANS([.B315]))) ))" office:value-type="float" office:value="44.3231224955959" calcext:value-type="float">
            <text:p>44.32</text:p>
          </table:table-cell>
          <table:table-cell table:style-name="ce3" table:formula="of:=SQRT([.R315]^2+[.S315]^2)" office:value-type="float" office:value="13.5092786345176" calcext:value-type="float">
            <text:p>13.51</text:p>
          </table:table-cell>
          <table:table-cell table:style-name="ce3" table:formula="of:=DEGREES(ATAN2([.S315];[.R315]))" office:value-type="float" office:value="45.7961203758474" calcext:value-type="float">
            <text:p>45.80</text:p>
          </table:table-cell>
          <table:table-cell table:style-name="ce3"/>
          <table:table-cell table:style-name="ce3" table:formula="of:=[.K315]*COS(RADIANS([.L315]))+[.M315]*COS(RADIANS([.N315]))" office:value-type="float" office:value="9.68430740556506" calcext:value-type="float">
            <text:p>9.68</text:p>
          </table:table-cell>
          <table:table-cell table:style-name="ce3" table:formula="of:=[.K315]*SIN(RADIANS([.L315]))+[.M315]*SIN(RADIANS([.N315]))" office:value-type="float" office:value="9.41885339622353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7716" calcext:value-type="float">
            <text:p>7457716</text:p>
          </table:table-cell>
          <table:table-cell office:value-type="float" office:value="-33.0489358086172" calcext:value-type="float">
            <text:p>-33.0489358086</text:p>
          </table:table-cell>
          <table:table-cell office:value-type="float" office:value="32.4335767455341" calcext:value-type="float">
            <text:p>32.4335767455</text:p>
          </table:table-cell>
          <table:table-cell office:value-type="float" office:value="1.93599940443695" calcext:value-type="float">
            <text:p>1.93599940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5.332" calcext:value-type="float">
            <text:p>15.332</text:p>
          </table:table-cell>
          <table:table-cell/>
          <table:table-cell table:formula="of:=DEGREES(ACOS(COS(RADIANS([.B316]))*COS(RADIANS([.C316]))))" office:value-type="float" office:value="44.9716443727743" calcext:value-type="float">
            <text:p>44.97</text:p>
          </table:table-cell>
          <table:table-cell table:formula="of:=SQRT([.E316]^2+[.F316]^2)" office:value-type="float" office:value="0.0282842712474619" calcext:value-type="float">
            <text:p>0.03</text:p>
          </table:table-cell>
          <table:table-cell table:formula="of:=DEGREES(ATAN2([.F316]; [.E316]))" office:value-type="float" office:value="-45" calcext:value-type="float">
            <text:p>-45.00</text:p>
          </table:table-cell>
          <table:table-cell table:style-name="ce3" table:formula="of:=0.3*[.J316]" office:value-type="float" office:value="13.4914933118323" calcext:value-type="float">
            <text:p>13.49</text:p>
          </table:table-cell>
          <table:table-cell table:style-name="ce3" table:formula="of:=DEGREES(ATAN( (-SIN (RADIANS ([.C316])) * COS(RADIANS([.B316]))) / (COS (RADIANS ([.C316])) * SIN(RADIANS([.B316]))) ))" office:value-type="float" office:value="44.3237027747918" calcext:value-type="float">
            <text:p>44.32</text:p>
          </table:table-cell>
          <table:table-cell table:style-name="ce3" table:formula="of:=SQRT([.R316]^2+[.S316]^2)" office:value-type="float" office:value="13.4918568040953" calcext:value-type="float">
            <text:p>13.49</text:p>
          </table:table-cell>
          <table:table-cell table:style-name="ce3" table:formula="of:=DEGREES(ATAN2([.S316];[.R316]))" office:value-type="float" office:value="45.7964035743612" calcext:value-type="float">
            <text:p>45.80</text:p>
          </table:table-cell>
          <table:table-cell table:style-name="ce3"/>
          <table:table-cell table:style-name="ce3" table:formula="of:=[.K316]*COS(RADIANS([.L316]))+[.M316]*COS(RADIANS([.N316]))" office:value-type="float" office:value="9.67186482783283" calcext:value-type="float">
            <text:p>9.67</text:p>
          </table:table-cell>
          <table:table-cell table:style-name="ce3" table:formula="of:=[.K316]*SIN(RADIANS([.L316]))+[.M316]*SIN(RADIANS([.N316]))" office:value-type="float" office:value="9.40665885287352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7716" calcext:value-type="float">
            <text:p>7457716</text:p>
          </table:table-cell>
          <table:table-cell office:value-type="float" office:value="-33.0489358086172" calcext:value-type="float">
            <text:p>-33.0489358086</text:p>
          </table:table-cell>
          <table:table-cell office:value-type="float" office:value="32.4335767455341" calcext:value-type="float">
            <text:p>32.4335767455</text:p>
          </table:table-cell>
          <table:table-cell office:value-type="float" office:value="1.93599940443695" calcext:value-type="float">
            <text:p>1.935999404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16" calcext:value-type="float">
            <text:p>-0.16</text:p>
          </table:table-cell>
          <table:table-cell office:value-type="float" office:value="15.332" calcext:value-type="float">
            <text:p>15.332</text:p>
          </table:table-cell>
          <table:table-cell/>
          <table:table-cell table:formula="of:=DEGREES(ACOS(COS(RADIANS([.B317]))*COS(RADIANS([.C317]))))" office:value-type="float" office:value="44.9716443727743" calcext:value-type="float">
            <text:p>44.97</text:p>
          </table:table-cell>
          <table:table-cell table:formula="of:=SQRT([.E317]^2+[.F317]^2)" office:value-type="float" office:value="0.0282842712474619" calcext:value-type="float">
            <text:p>0.03</text:p>
          </table:table-cell>
          <table:table-cell table:formula="of:=DEGREES(ATAN2([.F317]; [.E317]))" office:value-type="float" office:value="-45" calcext:value-type="float">
            <text:p>-45.00</text:p>
          </table:table-cell>
          <table:table-cell table:style-name="ce3" table:formula="of:=0.3*[.J317]" office:value-type="float" office:value="13.4914933118323" calcext:value-type="float">
            <text:p>13.49</text:p>
          </table:table-cell>
          <table:table-cell table:style-name="ce3" table:formula="of:=DEGREES(ATAN( (-SIN (RADIANS ([.C317])) * COS(RADIANS([.B317]))) / (COS (RADIANS ([.C317])) * SIN(RADIANS([.B317]))) ))" office:value-type="float" office:value="44.3237027747918" calcext:value-type="float">
            <text:p>44.32</text:p>
          </table:table-cell>
          <table:table-cell table:style-name="ce3" table:formula="of:=SQRT([.R317]^2+[.S317]^2)" office:value-type="float" office:value="13.4918568040953" calcext:value-type="float">
            <text:p>13.49</text:p>
          </table:table-cell>
          <table:table-cell table:style-name="ce3" table:formula="of:=DEGREES(ATAN2([.S317];[.R317]))" office:value-type="float" office:value="45.7964035743612" calcext:value-type="float">
            <text:p>45.80</text:p>
          </table:table-cell>
          <table:table-cell table:style-name="ce3"/>
          <table:table-cell table:style-name="ce3" table:formula="of:=[.K317]*COS(RADIANS([.L317]))+[.M317]*COS(RADIANS([.N317]))" office:value-type="float" office:value="9.67186482783283" calcext:value-type="float">
            <text:p>9.67</text:p>
          </table:table-cell>
          <table:table-cell table:style-name="ce3" table:formula="of:=[.K317]*SIN(RADIANS([.L317]))+[.M317]*SIN(RADIANS([.N317]))" office:value-type="float" office:value="9.40665885287352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7967" calcext:value-type="float">
            <text:p>7457967</text:p>
          </table:table-cell>
          <table:table-cell office:value-type="float" office:value="-33.044509846035" calcext:value-type="float">
            <text:p>-33.044509846</text:p>
          </table:table-cell>
          <table:table-cell office:value-type="float" office:value="32.4459154822697" calcext:value-type="float">
            <text:p>32.4459154823</text:p>
          </table:table-cell>
          <table:table-cell office:value-type="float" office:value="1.93881877846029" calcext:value-type="float">
            <text:p>1.93881877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367" calcext:value-type="float">
            <text:p>15.367</text:p>
          </table:table-cell>
          <table:table-cell/>
          <table:table-cell table:formula="of:=DEGREES(ACOS(COS(RADIANS([.B318]))*COS(RADIANS([.C318]))))" office:value-type="float" office:value="44.9766118815" calcext:value-type="float">
            <text:p>44.98</text:p>
          </table:table-cell>
          <table:table-cell table:formula="of:=SQRT([.E318]^2+[.F318]^2)" office:value-type="float" office:value="0.0223606797749979" calcext:value-type="float">
            <text:p>0.02</text:p>
          </table:table-cell>
          <table:table-cell table:formula="of:=DEGREES(ATAN2([.F318]; [.E318]))" office:value-type="float" office:value="-63.434948822922" calcext:value-type="float">
            <text:p>-63.43</text:p>
          </table:table-cell>
          <table:table-cell table:style-name="ce3" table:formula="of:=0.3*[.J318]" office:value-type="float" office:value="13.49298356445" calcext:value-type="float">
            <text:p>13.49</text:p>
          </table:table-cell>
          <table:table-cell table:style-name="ce3" table:formula="of:=DEGREES(ATAN( (-SIN (RADIANS ([.C318])) * COS(RADIANS([.B318]))) / (COS (RADIANS ([.C318])) * SIN(RADIANS([.B318]))) ))" office:value-type="float" office:value="44.3421667635449" calcext:value-type="float">
            <text:p>44.34</text:p>
          </table:table-cell>
          <table:table-cell table:style-name="ce3" table:formula="of:=SQRT([.R318]^2+[.S318]^2)" office:value-type="float" office:value="13.4861733231801" calcext:value-type="float">
            <text:p>13.49</text:p>
          </table:table-cell>
          <table:table-cell table:style-name="ce3" table:formula="of:=DEGREES(ATAN2([.S318];[.R318]))" office:value-type="float" office:value="45.7482961777829" calcext:value-type="float">
            <text:p>45.75</text:p>
          </table:table-cell>
          <table:table-cell table:style-name="ce3"/>
          <table:table-cell table:style-name="ce3" table:formula="of:=[.K318]*COS(RADIANS([.L318]))+[.M318]*COS(RADIANS([.N318]))" office:value-type="float" office:value="9.65989231286512" calcext:value-type="float">
            <text:p>9.66</text:p>
          </table:table-cell>
          <table:table-cell table:style-name="ce3" table:formula="of:=[.K318]*SIN(RADIANS([.L318]))+[.M318]*SIN(RADIANS([.N318]))" office:value-type="float" office:value="9.41081034803606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7967" calcext:value-type="float">
            <text:p>7457967</text:p>
          </table:table-cell>
          <table:table-cell office:value-type="float" office:value="-33.044509846035" calcext:value-type="float">
            <text:p>-33.044509846</text:p>
          </table:table-cell>
          <table:table-cell office:value-type="float" office:value="32.4459154822697" calcext:value-type="float">
            <text:p>32.4459154823</text:p>
          </table:table-cell>
          <table:table-cell office:value-type="float" office:value="1.93881877846029" calcext:value-type="float">
            <text:p>1.938818778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367" calcext:value-type="float">
            <text:p>15.367</text:p>
          </table:table-cell>
          <table:table-cell/>
          <table:table-cell table:formula="of:=DEGREES(ACOS(COS(RADIANS([.B319]))*COS(RADIANS([.C319]))))" office:value-type="float" office:value="44.9766118815" calcext:value-type="float">
            <text:p>44.98</text:p>
          </table:table-cell>
          <table:table-cell table:formula="of:=SQRT([.E319]^2+[.F319]^2)" office:value-type="float" office:value="0.0223606797749979" calcext:value-type="float">
            <text:p>0.02</text:p>
          </table:table-cell>
          <table:table-cell table:formula="of:=DEGREES(ATAN2([.F319]; [.E319]))" office:value-type="float" office:value="-63.434948822922" calcext:value-type="float">
            <text:p>-63.43</text:p>
          </table:table-cell>
          <table:table-cell table:style-name="ce3" table:formula="of:=0.3*[.J319]" office:value-type="float" office:value="13.49298356445" calcext:value-type="float">
            <text:p>13.49</text:p>
          </table:table-cell>
          <table:table-cell table:style-name="ce3" table:formula="of:=DEGREES(ATAN( (-SIN (RADIANS ([.C319])) * COS(RADIANS([.B319]))) / (COS (RADIANS ([.C319])) * SIN(RADIANS([.B319]))) ))" office:value-type="float" office:value="44.3421667635449" calcext:value-type="float">
            <text:p>44.34</text:p>
          </table:table-cell>
          <table:table-cell table:style-name="ce3" table:formula="of:=SQRT([.R319]^2+[.S319]^2)" office:value-type="float" office:value="13.4861733231801" calcext:value-type="float">
            <text:p>13.49</text:p>
          </table:table-cell>
          <table:table-cell table:style-name="ce3" table:formula="of:=DEGREES(ATAN2([.S319];[.R319]))" office:value-type="float" office:value="45.7482961777829" calcext:value-type="float">
            <text:p>45.75</text:p>
          </table:table-cell>
          <table:table-cell table:style-name="ce3"/>
          <table:table-cell table:style-name="ce3" table:formula="of:=[.K319]*COS(RADIANS([.L319]))+[.M319]*COS(RADIANS([.N319]))" office:value-type="float" office:value="9.65989231286512" calcext:value-type="float">
            <text:p>9.66</text:p>
          </table:table-cell>
          <table:table-cell table:style-name="ce3" table:formula="of:=[.K319]*SIN(RADIANS([.L319]))+[.M319]*SIN(RADIANS([.N319]))" office:value-type="float" office:value="9.41081034803606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8217" calcext:value-type="float">
            <text:p>7458217</text:p>
          </table:table-cell>
          <table:table-cell office:value-type="float" office:value="-32.9889701627991" calcext:value-type="float">
            <text:p>-32.9889701628</text:p>
          </table:table-cell>
          <table:table-cell office:value-type="float" office:value="32.5020015806393" calcext:value-type="float">
            <text:p>32.5020015806</text:p>
          </table:table-cell>
          <table:table-cell office:value-type="float" office:value="1.96495769897052" calcext:value-type="float">
            <text:p>1.96495769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02" calcext:value-type="float">
            <text:p>15.402</text:p>
          </table:table-cell>
          <table:table-cell/>
          <table:table-cell table:formula="of:=DEGREES(ACOS(COS(RADIANS([.B320]))*COS(RADIANS([.C320]))))" office:value-type="float" office:value="44.9762155466234" calcext:value-type="float">
            <text:p>44.98</text:p>
          </table:table-cell>
          <table:table-cell table:formula="of:=SQRT([.E320]^2+[.F320]^2)" office:value-type="float" office:value="0.03" calcext:value-type="float">
            <text:p>0.03</text:p>
          </table:table-cell>
          <table:table-cell table:formula="of:=DEGREES(ATAN2([.F320]; [.E320]))" office:value-type="float" office:value="-90" calcext:value-type="float">
            <text:p>-90.00</text:p>
          </table:table-cell>
          <table:table-cell table:style-name="ce3" table:formula="of:=0.3*[.J320]" office:value-type="float" office:value="13.492864663987" calcext:value-type="float">
            <text:p>13.49</text:p>
          </table:table-cell>
          <table:table-cell table:style-name="ce3" table:formula="of:=DEGREES(ATAN( (-SIN (RADIANS ([.C320])) * COS(RADIANS([.B320]))) / (COS (RADIANS ([.C320])) * SIN(RADIANS([.B320]))) ))" office:value-type="float" office:value="44.4648304827417" calcext:value-type="float">
            <text:p>44.46</text:p>
          </table:table-cell>
          <table:table-cell table:style-name="ce3" table:formula="of:=SQRT([.R320]^2+[.S320]^2)" office:value-type="float" office:value="13.4718675377855" calcext:value-type="float">
            <text:p>13.47</text:p>
          </table:table-cell>
          <table:table-cell table:style-name="ce3" table:formula="of:=DEGREES(ATAN2([.S320];[.R320]))" office:value-type="float" office:value="45.6262279406981" calcext:value-type="float">
            <text:p>45.63</text:p>
          </table:table-cell>
          <table:table-cell table:style-name="ce3"/>
          <table:table-cell table:style-name="ce3" table:formula="of:=[.K320]*COS(RADIANS([.L320]))+[.M320]*COS(RADIANS([.N320]))" office:value-type="float" office:value="9.62959506903066" calcext:value-type="float">
            <text:p>9.63</text:p>
          </table:table-cell>
          <table:table-cell table:style-name="ce3" table:formula="of:=[.K320]*SIN(RADIANS([.L320]))+[.M320]*SIN(RADIANS([.N320]))" office:value-type="float" office:value="9.4213647505093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217" calcext:value-type="float">
            <text:p>7458217</text:p>
          </table:table-cell>
          <table:table-cell office:value-type="float" office:value="-32.9889701627991" calcext:value-type="float">
            <text:p>-32.9889701628</text:p>
          </table:table-cell>
          <table:table-cell office:value-type="float" office:value="32.5020015806393" calcext:value-type="float">
            <text:p>32.5020015806</text:p>
          </table:table-cell>
          <table:table-cell office:value-type="float" office:value="1.96495769897052" calcext:value-type="float">
            <text:p>1.964957699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02" calcext:value-type="float">
            <text:p>15.402</text:p>
          </table:table-cell>
          <table:table-cell/>
          <table:table-cell table:formula="of:=DEGREES(ACOS(COS(RADIANS([.B321]))*COS(RADIANS([.C321]))))" office:value-type="float" office:value="44.9762155466234" calcext:value-type="float">
            <text:p>44.98</text:p>
          </table:table-cell>
          <table:table-cell table:formula="of:=SQRT([.E321]^2+[.F321]^2)" office:value-type="float" office:value="0.03" calcext:value-type="float">
            <text:p>0.03</text:p>
          </table:table-cell>
          <table:table-cell table:formula="of:=DEGREES(ATAN2([.F321]; [.E321]))" office:value-type="float" office:value="-90" calcext:value-type="float">
            <text:p>-90.00</text:p>
          </table:table-cell>
          <table:table-cell table:style-name="ce3" table:formula="of:=0.3*[.J321]" office:value-type="float" office:value="13.492864663987" calcext:value-type="float">
            <text:p>13.49</text:p>
          </table:table-cell>
          <table:table-cell table:style-name="ce3" table:formula="of:=DEGREES(ATAN( (-SIN (RADIANS ([.C321])) * COS(RADIANS([.B321]))) / (COS (RADIANS ([.C321])) * SIN(RADIANS([.B321]))) ))" office:value-type="float" office:value="44.4648304827417" calcext:value-type="float">
            <text:p>44.46</text:p>
          </table:table-cell>
          <table:table-cell table:style-name="ce3" table:formula="of:=SQRT([.R321]^2+[.S321]^2)" office:value-type="float" office:value="13.4718675377855" calcext:value-type="float">
            <text:p>13.47</text:p>
          </table:table-cell>
          <table:table-cell table:style-name="ce3" table:formula="of:=DEGREES(ATAN2([.S321];[.R321]))" office:value-type="float" office:value="45.6262279406981" calcext:value-type="float">
            <text:p>45.63</text:p>
          </table:table-cell>
          <table:table-cell table:style-name="ce3"/>
          <table:table-cell table:style-name="ce3" table:formula="of:=[.K321]*COS(RADIANS([.L321]))+[.M321]*COS(RADIANS([.N321]))" office:value-type="float" office:value="9.62959506903066" calcext:value-type="float">
            <text:p>9.63</text:p>
          </table:table-cell>
          <table:table-cell table:style-name="ce3" table:formula="of:=[.K321]*SIN(RADIANS([.L321]))+[.M321]*SIN(RADIANS([.N321]))" office:value-type="float" office:value="9.4213647505093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467" calcext:value-type="float">
            <text:p>7458467</text:p>
          </table:table-cell>
          <table:table-cell office:value-type="float" office:value="-32.975787897701" calcext:value-type="float">
            <text:p>-32.9757878977</text:p>
          </table:table-cell>
          <table:table-cell office:value-type="float" office:value="32.5256442804513" calcext:value-type="float">
            <text:p>32.5256442805</text:p>
          </table:table-cell>
          <table:table-cell office:value-type="float" office:value="1.94383042976379" calcext:value-type="float">
            <text:p>1.9438304298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37" calcext:value-type="float">
            <text:p>15.437</text:p>
          </table:table-cell>
          <table:table-cell/>
          <table:table-cell table:formula="of:=DEGREES(ACOS(COS(RADIANS([.B322]))*COS(RADIANS([.C322]))))" office:value-type="float" office:value="44.9827353970391" calcext:value-type="float">
            <text:p>44.98</text:p>
          </table:table-cell>
          <table:table-cell table:formula="of:=SQRT([.E322]^2+[.F322]^2)" office:value-type="float" office:value="0.04" calcext:value-type="float">
            <text:p>0.04</text:p>
          </table:table-cell>
          <table:table-cell table:formula="of:=DEGREES(ATAN2([.F322]; [.E322]))" office:value-type="float" office:value="-90" calcext:value-type="float">
            <text:p>-90.00</text:p>
          </table:table-cell>
          <table:table-cell table:style-name="ce3" table:formula="of:=0.3*[.J322]" office:value-type="float" office:value="13.4948206191117" calcext:value-type="float">
            <text:p>13.49</text:p>
          </table:table-cell>
          <table:table-cell table:style-name="ce3" table:formula="of:=DEGREES(ATAN( (-SIN (RADIANS ([.C322])) * COS(RADIANS([.B322]))) / (COS (RADIANS ([.C322])) * SIN(RADIANS([.B322]))) ))" office:value-type="float" office:value="44.505338645246" calcext:value-type="float">
            <text:p>44.51</text:p>
          </table:table-cell>
          <table:table-cell table:style-name="ce3" table:formula="of:=SQRT([.R322]^2+[.S322]^2)" office:value-type="float" office:value="13.4668118058542" calcext:value-type="float">
            <text:p>13.47</text:p>
          </table:table-cell>
          <table:table-cell table:style-name="ce3" table:formula="of:=DEGREES(ATAN2([.S322];[.R322]))" office:value-type="float" office:value="45.6160338950086" calcext:value-type="float">
            <text:p>45.62</text:p>
          </table:table-cell>
          <table:table-cell table:style-name="ce3"/>
          <table:table-cell table:style-name="ce3" table:formula="of:=[.K322]*COS(RADIANS([.L322]))+[.M322]*COS(RADIANS([.N322]))" office:value-type="float" office:value="9.62430549850398" calcext:value-type="float">
            <text:p>9.62</text:p>
          </table:table-cell>
          <table:table-cell table:style-name="ce3" table:formula="of:=[.K322]*SIN(RADIANS([.L322]))+[.M322]*SIN(RADIANS([.N322]))" office:value-type="float" office:value="9.4195415963708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467" calcext:value-type="float">
            <text:p>7458467</text:p>
          </table:table-cell>
          <table:table-cell office:value-type="float" office:value="-32.975787897701" calcext:value-type="float">
            <text:p>-32.9757878977</text:p>
          </table:table-cell>
          <table:table-cell office:value-type="float" office:value="32.5256442804513" calcext:value-type="float">
            <text:p>32.5256442805</text:p>
          </table:table-cell>
          <table:table-cell office:value-type="float" office:value="1.94383042976379" calcext:value-type="float">
            <text:p>1.9438304298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37" calcext:value-type="float">
            <text:p>15.437</text:p>
          </table:table-cell>
          <table:table-cell/>
          <table:table-cell table:formula="of:=DEGREES(ACOS(COS(RADIANS([.B323]))*COS(RADIANS([.C323]))))" office:value-type="float" office:value="44.9827353970391" calcext:value-type="float">
            <text:p>44.98</text:p>
          </table:table-cell>
          <table:table-cell table:formula="of:=SQRT([.E323]^2+[.F323]^2)" office:value-type="float" office:value="0.04" calcext:value-type="float">
            <text:p>0.04</text:p>
          </table:table-cell>
          <table:table-cell table:formula="of:=DEGREES(ATAN2([.F323]; [.E323]))" office:value-type="float" office:value="-90" calcext:value-type="float">
            <text:p>-90.00</text:p>
          </table:table-cell>
          <table:table-cell table:style-name="ce3" table:formula="of:=0.3*[.J323]" office:value-type="float" office:value="13.4948206191117" calcext:value-type="float">
            <text:p>13.49</text:p>
          </table:table-cell>
          <table:table-cell table:style-name="ce3" table:formula="of:=DEGREES(ATAN( (-SIN (RADIANS ([.C323])) * COS(RADIANS([.B323]))) / (COS (RADIANS ([.C323])) * SIN(RADIANS([.B323]))) ))" office:value-type="float" office:value="44.505338645246" calcext:value-type="float">
            <text:p>44.51</text:p>
          </table:table-cell>
          <table:table-cell table:style-name="ce3" table:formula="of:=SQRT([.R323]^2+[.S323]^2)" office:value-type="float" office:value="13.4668118058542" calcext:value-type="float">
            <text:p>13.47</text:p>
          </table:table-cell>
          <table:table-cell table:style-name="ce3" table:formula="of:=DEGREES(ATAN2([.S323];[.R323]))" office:value-type="float" office:value="45.6160338950086" calcext:value-type="float">
            <text:p>45.62</text:p>
          </table:table-cell>
          <table:table-cell table:style-name="ce3"/>
          <table:table-cell table:style-name="ce3" table:formula="of:=[.K323]*COS(RADIANS([.L323]))+[.M323]*COS(RADIANS([.N323]))" office:value-type="float" office:value="9.62430549850398" calcext:value-type="float">
            <text:p>9.62</text:p>
          </table:table-cell>
          <table:table-cell table:style-name="ce3" table:formula="of:=[.K323]*SIN(RADIANS([.L323]))+[.M323]*SIN(RADIANS([.N323]))" office:value-type="float" office:value="9.4195415963708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716" calcext:value-type="float">
            <text:p>7458716</text:p>
          </table:table-cell>
          <table:table-cell office:value-type="float" office:value="-32.9552051226371" calcext:value-type="float">
            <text:p>-32.9552051226</text:p>
          </table:table-cell>
          <table:table-cell office:value-type="float" office:value="32.54256607412" calcext:value-type="float">
            <text:p>32.5425660741</text:p>
          </table:table-cell>
          <table:table-cell office:value-type="float" office:value="1.94197646029095" calcext:value-type="float">
            <text:p>1.9419764603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72" calcext:value-type="float">
            <text:p>15.472</text:p>
          </table:table-cell>
          <table:table-cell/>
          <table:table-cell table:formula="of:=DEGREES(ACOS(COS(RADIANS([.B324]))*COS(RADIANS([.C324]))))" office:value-type="float" office:value="44.9801792855758" calcext:value-type="float">
            <text:p>44.98</text:p>
          </table:table-cell>
          <table:table-cell table:formula="of:=SQRT([.E324]^2+[.F324]^2)" office:value-type="float" office:value="0.05" calcext:value-type="float">
            <text:p>0.05</text:p>
          </table:table-cell>
          <table:table-cell table:formula="of:=DEGREES(ATAN2([.F324]; [.E324]))" office:value-type="float" office:value="-90" calcext:value-type="float">
            <text:p>-90.00</text:p>
          </table:table-cell>
          <table:table-cell table:style-name="ce3" table:formula="of:=0.3*[.J324]" office:value-type="float" office:value="13.4940537856727" calcext:value-type="float">
            <text:p>13.49</text:p>
          </table:table-cell>
          <table:table-cell table:style-name="ce3" table:formula="of:=DEGREES(ATAN( (-SIN (RADIANS ([.C324])) * COS(RADIANS([.B324]))) / (COS (RADIANS ([.C324])) * SIN(RADIANS([.B324]))) ))" office:value-type="float" office:value="44.5465365456737" calcext:value-type="float">
            <text:p>44.55</text:p>
          </table:table-cell>
          <table:table-cell table:style-name="ce3" table:formula="of:=SQRT([.R324]^2+[.S324]^2)" office:value-type="float" office:value="13.4590265406884" calcext:value-type="float">
            <text:p>13.46</text:p>
          </table:table-cell>
          <table:table-cell table:style-name="ce3" table:formula="of:=DEGREES(ATAN2([.S324];[.R324]))" office:value-type="float" office:value="45.6051596289443" calcext:value-type="float">
            <text:p>45.61</text:p>
          </table:table-cell>
          <table:table-cell table:style-name="ce3"/>
          <table:table-cell table:style-name="ce3" table:formula="of:=[.K324]*COS(RADIANS([.L324]))+[.M324]*COS(RADIANS([.N324]))" office:value-type="float" office:value="9.61695472416125" calcext:value-type="float">
            <text:p>9.62</text:p>
          </table:table-cell>
          <table:table-cell table:style-name="ce3" table:formula="of:=[.K324]*SIN(RADIANS([.L324]))+[.M324]*SIN(RADIANS([.N324]))" office:value-type="float" office:value="9.4159214767534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716" calcext:value-type="float">
            <text:p>7458716</text:p>
          </table:table-cell>
          <table:table-cell office:value-type="float" office:value="-32.9552051226371" calcext:value-type="float">
            <text:p>-32.9552051226</text:p>
          </table:table-cell>
          <table:table-cell office:value-type="float" office:value="32.54256607412" calcext:value-type="float">
            <text:p>32.5425660741</text:p>
          </table:table-cell>
          <table:table-cell office:value-type="float" office:value="1.94197646029095" calcext:value-type="float">
            <text:p>1.9419764603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472" calcext:value-type="float">
            <text:p>15.472</text:p>
          </table:table-cell>
          <table:table-cell/>
          <table:table-cell table:formula="of:=DEGREES(ACOS(COS(RADIANS([.B325]))*COS(RADIANS([.C325]))))" office:value-type="float" office:value="44.9801792855758" calcext:value-type="float">
            <text:p>44.98</text:p>
          </table:table-cell>
          <table:table-cell table:formula="of:=SQRT([.E325]^2+[.F325]^2)" office:value-type="float" office:value="0.05" calcext:value-type="float">
            <text:p>0.05</text:p>
          </table:table-cell>
          <table:table-cell table:formula="of:=DEGREES(ATAN2([.F325]; [.E325]))" office:value-type="float" office:value="-90" calcext:value-type="float">
            <text:p>-90.00</text:p>
          </table:table-cell>
          <table:table-cell table:style-name="ce3" table:formula="of:=0.3*[.J325]" office:value-type="float" office:value="13.4940537856727" calcext:value-type="float">
            <text:p>13.49</text:p>
          </table:table-cell>
          <table:table-cell table:style-name="ce3" table:formula="of:=DEGREES(ATAN( (-SIN (RADIANS ([.C325])) * COS(RADIANS([.B325]))) / (COS (RADIANS ([.C325])) * SIN(RADIANS([.B325]))) ))" office:value-type="float" office:value="44.5465365456737" calcext:value-type="float">
            <text:p>44.55</text:p>
          </table:table-cell>
          <table:table-cell table:style-name="ce3" table:formula="of:=SQRT([.R325]^2+[.S325]^2)" office:value-type="float" office:value="13.4590265406884" calcext:value-type="float">
            <text:p>13.46</text:p>
          </table:table-cell>
          <table:table-cell table:style-name="ce3" table:formula="of:=DEGREES(ATAN2([.S325];[.R325]))" office:value-type="float" office:value="45.6051596289443" calcext:value-type="float">
            <text:p>45.61</text:p>
          </table:table-cell>
          <table:table-cell table:style-name="ce3"/>
          <table:table-cell table:style-name="ce3" table:formula="of:=[.K325]*COS(RADIANS([.L325]))+[.M325]*COS(RADIANS([.N325]))" office:value-type="float" office:value="9.61695472416125" calcext:value-type="float">
            <text:p>9.62</text:p>
          </table:table-cell>
          <table:table-cell table:style-name="ce3" table:formula="of:=[.K325]*SIN(RADIANS([.L325]))+[.M325]*SIN(RADIANS([.N325]))" office:value-type="float" office:value="9.41592147675341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966" calcext:value-type="float">
            <text:p>7458966</text:p>
          </table:table-cell>
          <table:table-cell office:value-type="float" office:value="-32.9270169319325" calcext:value-type="float">
            <text:p>-32.9270169319</text:p>
          </table:table-cell>
          <table:table-cell office:value-type="float" office:value="32.5507657162186" calcext:value-type="float">
            <text:p>32.5507657162</text:p>
          </table:table-cell>
          <table:table-cell office:value-type="float" office:value="1.94656720118685" calcext:value-type="float">
            <text:p>1.946567201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06" calcext:value-type="float">
            <text:p>15.506</text:p>
          </table:table-cell>
          <table:table-cell/>
          <table:table-cell table:formula="of:=DEGREES(ACOS(COS(RADIANS([.B326]))*COS(RADIANS([.C326]))))" office:value-type="float" office:value="44.9671359767896" calcext:value-type="float">
            <text:p>44.97</text:p>
          </table:table-cell>
          <table:table-cell table:formula="of:=SQRT([.E326]^2+[.F326]^2)" office:value-type="float" office:value="0.05" calcext:value-type="float">
            <text:p>0.05</text:p>
          </table:table-cell>
          <table:table-cell table:formula="of:=DEGREES(ATAN2([.F326]; [.E326]))" office:value-type="float" office:value="-90" calcext:value-type="float">
            <text:p>-90.00</text:p>
          </table:table-cell>
          <table:table-cell table:style-name="ce3" table:formula="of:=0.3*[.J326]" office:value-type="float" office:value="13.4901407930369" calcext:value-type="float">
            <text:p>13.49</text:p>
          </table:table-cell>
          <table:table-cell table:style-name="ce3" table:formula="of:=DEGREES(ATAN( (-SIN (RADIANS ([.C326])) * COS(RADIANS([.B326]))) / (COS (RADIANS ([.C326])) * SIN(RADIANS([.B326]))) ))" office:value-type="float" office:value="44.5864565694457" calcext:value-type="float">
            <text:p>44.59</text:p>
          </table:table-cell>
          <table:table-cell table:style-name="ce3" table:formula="of:=SQRT([.R326]^2+[.S326]^2)" office:value-type="float" office:value="13.4550886781353" calcext:value-type="float">
            <text:p>13.46</text:p>
          </table:table-cell>
          <table:table-cell table:style-name="ce3" table:formula="of:=DEGREES(ATAN2([.S326];[.R326]))" office:value-type="float" office:value="45.5651799019727" calcext:value-type="float">
            <text:p>45.57</text:p>
          </table:table-cell>
          <table:table-cell table:style-name="ce3"/>
          <table:table-cell table:style-name="ce3" table:formula="of:=[.K326]*COS(RADIANS([.L326]))+[.M326]*COS(RADIANS([.N326]))" office:value-type="float" office:value="9.60757034154735" calcext:value-type="float">
            <text:p>9.61</text:p>
          </table:table-cell>
          <table:table-cell table:style-name="ce3" table:formula="of:=[.K326]*SIN(RADIANS([.L326]))+[.M326]*SIN(RADIANS([.N326]))" office:value-type="float" office:value="9.41987279471997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8966" calcext:value-type="float">
            <text:p>7458966</text:p>
          </table:table-cell>
          <table:table-cell office:value-type="float" office:value="-32.9270169319325" calcext:value-type="float">
            <text:p>-32.9270169319</text:p>
          </table:table-cell>
          <table:table-cell office:value-type="float" office:value="32.5507657162186" calcext:value-type="float">
            <text:p>32.5507657162</text:p>
          </table:table-cell>
          <table:table-cell office:value-type="float" office:value="1.94656720118685" calcext:value-type="float">
            <text:p>1.9465672012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06" calcext:value-type="float">
            <text:p>15.506</text:p>
          </table:table-cell>
          <table:table-cell/>
          <table:table-cell table:formula="of:=DEGREES(ACOS(COS(RADIANS([.B327]))*COS(RADIANS([.C327]))))" office:value-type="float" office:value="44.9671359767896" calcext:value-type="float">
            <text:p>44.97</text:p>
          </table:table-cell>
          <table:table-cell table:formula="of:=SQRT([.E327]^2+[.F327]^2)" office:value-type="float" office:value="0.05" calcext:value-type="float">
            <text:p>0.05</text:p>
          </table:table-cell>
          <table:table-cell table:formula="of:=DEGREES(ATAN2([.F327]; [.E327]))" office:value-type="float" office:value="-90" calcext:value-type="float">
            <text:p>-90.00</text:p>
          </table:table-cell>
          <table:table-cell table:style-name="ce3" table:formula="of:=0.3*[.J327]" office:value-type="float" office:value="13.4901407930369" calcext:value-type="float">
            <text:p>13.49</text:p>
          </table:table-cell>
          <table:table-cell table:style-name="ce3" table:formula="of:=DEGREES(ATAN( (-SIN (RADIANS ([.C327])) * COS(RADIANS([.B327]))) / (COS (RADIANS ([.C327])) * SIN(RADIANS([.B327]))) ))" office:value-type="float" office:value="44.5864565694457" calcext:value-type="float">
            <text:p>44.59</text:p>
          </table:table-cell>
          <table:table-cell table:style-name="ce3" table:formula="of:=SQRT([.R327]^2+[.S327]^2)" office:value-type="float" office:value="13.4550886781353" calcext:value-type="float">
            <text:p>13.46</text:p>
          </table:table-cell>
          <table:table-cell table:style-name="ce3" table:formula="of:=DEGREES(ATAN2([.S327];[.R327]))" office:value-type="float" office:value="45.5651799019727" calcext:value-type="float">
            <text:p>45.57</text:p>
          </table:table-cell>
          <table:table-cell table:style-name="ce3"/>
          <table:table-cell table:style-name="ce3" table:formula="of:=[.K327]*COS(RADIANS([.L327]))+[.M327]*COS(RADIANS([.N327]))" office:value-type="float" office:value="9.60757034154735" calcext:value-type="float">
            <text:p>9.61</text:p>
          </table:table-cell>
          <table:table-cell table:style-name="ce3" table:formula="of:=[.K327]*SIN(RADIANS([.L327]))+[.M327]*SIN(RADIANS([.N327]))" office:value-type="float" office:value="9.41987279471997" calcext:value-type="float">
            <text:p>9.42</text:p>
          </table:table-cell>
          <table:table-cell table:number-columns-repeated="1005"/>
        </table:table-row>
        <table:table-row table:style-name="ro1">
          <table:table-cell office:value-type="float" office:value="7459216" calcext:value-type="float">
            <text:p>7459216</text:p>
          </table:table-cell>
          <table:table-cell office:value-type="float" office:value="-32.9282736867398" calcext:value-type="float">
            <text:p>-32.9282736867</text:p>
          </table:table-cell>
          <table:table-cell office:value-type="float" office:value="32.5476169990112" calcext:value-type="float">
            <text:p>32.547616999</text:p>
          </table:table-cell>
          <table:table-cell office:value-type="float" office:value="1.93739233614081" calcext:value-type="float">
            <text:p>1.9373923361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4" calcext:value-type="float">
            <text:p>15.54</text:p>
          </table:table-cell>
          <table:table-cell/>
          <table:table-cell table:formula="of:=DEGREES(ACOS(COS(RADIANS([.B328]))*COS(RADIANS([.C328]))))" office:value-type="float" office:value="44.9659387140271" calcext:value-type="float">
            <text:p>44.97</text:p>
          </table:table-cell>
          <table:table-cell table:formula="of:=SQRT([.E328]^2+[.F328]^2)" office:value-type="float" office:value="0.06" calcext:value-type="float">
            <text:p>0.06</text:p>
          </table:table-cell>
          <table:table-cell table:formula="of:=DEGREES(ATAN2([.F328]; [.E328]))" office:value-type="float" office:value="-90" calcext:value-type="float">
            <text:p>-90.00</text:p>
          </table:table-cell>
          <table:table-cell table:style-name="ce3" table:formula="of:=0.3*[.J328]" office:value-type="float" office:value="13.4897816142081" calcext:value-type="float">
            <text:p>13.49</text:p>
          </table:table-cell>
          <table:table-cell table:style-name="ce3" table:formula="of:=DEGREES(ATAN( (-SIN (RADIANS ([.C328])) * COS(RADIANS([.B328]))) / (COS (RADIANS ([.C328])) * SIN(RADIANS([.B328]))) ))" office:value-type="float" office:value="44.5816083874936" calcext:value-type="float">
            <text:p>44.58</text:p>
          </table:table-cell>
          <table:table-cell table:style-name="ce3" table:formula="of:=SQRT([.R328]^2+[.S328]^2)" office:value-type="float" office:value="13.4477340499078" calcext:value-type="float">
            <text:p>13.45</text:p>
          </table:table-cell>
          <table:table-cell table:style-name="ce3" table:formula="of:=DEGREES(ATAN2([.S328];[.R328]))" office:value-type="float" office:value="45.6004701731008" calcext:value-type="float">
            <text:p>45.60</text:p>
          </table:table-cell>
          <table:table-cell table:style-name="ce3"/>
          <table:table-cell table:style-name="ce3" table:formula="of:=[.K328]*COS(RADIANS([.L328]))+[.M328]*COS(RADIANS([.N328]))" office:value-type="float" office:value="9.60811579127229" calcext:value-type="float">
            <text:p>9.61</text:p>
          </table:table-cell>
          <table:table-cell table:style-name="ce3" table:formula="of:=[.K328]*SIN(RADIANS([.L328]))+[.M328]*SIN(RADIANS([.N328]))" office:value-type="float" office:value="9.4088076831527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9216" calcext:value-type="float">
            <text:p>7459216</text:p>
          </table:table-cell>
          <table:table-cell office:value-type="float" office:value="-32.9282736867398" calcext:value-type="float">
            <text:p>-32.9282736867</text:p>
          </table:table-cell>
          <table:table-cell office:value-type="float" office:value="32.5476169990112" calcext:value-type="float">
            <text:p>32.547616999</text:p>
          </table:table-cell>
          <table:table-cell office:value-type="float" office:value="1.93739233614081" calcext:value-type="float">
            <text:p>1.9373923361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15.54" calcext:value-type="float">
            <text:p>15.54</text:p>
          </table:table-cell>
          <table:table-cell/>
          <table:table-cell table:formula="of:=DEGREES(ACOS(COS(RADIANS([.B329]))*COS(RADIANS([.C329]))))" office:value-type="float" office:value="44.9659387140271" calcext:value-type="float">
            <text:p>44.97</text:p>
          </table:table-cell>
          <table:table-cell table:formula="of:=SQRT([.E329]^2+[.F329]^2)" office:value-type="float" office:value="0.06" calcext:value-type="float">
            <text:p>0.06</text:p>
          </table:table-cell>
          <table:table-cell table:formula="of:=DEGREES(ATAN2([.F329]; [.E329]))" office:value-type="float" office:value="-90" calcext:value-type="float">
            <text:p>-90.00</text:p>
          </table:table-cell>
          <table:table-cell table:style-name="ce3" table:formula="of:=0.3*[.J329]" office:value-type="float" office:value="13.4897816142081" calcext:value-type="float">
            <text:p>13.49</text:p>
          </table:table-cell>
          <table:table-cell table:style-name="ce3" table:formula="of:=DEGREES(ATAN( (-SIN (RADIANS ([.C329])) * COS(RADIANS([.B329]))) / (COS (RADIANS ([.C329])) * SIN(RADIANS([.B329]))) ))" office:value-type="float" office:value="44.5816083874936" calcext:value-type="float">
            <text:p>44.58</text:p>
          </table:table-cell>
          <table:table-cell table:style-name="ce3" table:formula="of:=SQRT([.R329]^2+[.S329]^2)" office:value-type="float" office:value="13.4477340499078" calcext:value-type="float">
            <text:p>13.45</text:p>
          </table:table-cell>
          <table:table-cell table:style-name="ce3" table:formula="of:=DEGREES(ATAN2([.S329];[.R329]))" office:value-type="float" office:value="45.6004701731008" calcext:value-type="float">
            <text:p>45.60</text:p>
          </table:table-cell>
          <table:table-cell table:style-name="ce3"/>
          <table:table-cell table:style-name="ce3" table:formula="of:=[.K329]*COS(RADIANS([.L329]))+[.M329]*COS(RADIANS([.N329]))" office:value-type="float" office:value="9.60811579127229" calcext:value-type="float">
            <text:p>9.61</text:p>
          </table:table-cell>
          <table:table-cell table:style-name="ce3" table:formula="of:=[.K329]*SIN(RADIANS([.L329]))+[.M329]*SIN(RADIANS([.N329]))" office:value-type="float" office:value="9.4088076831527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9466" calcext:value-type="float">
            <text:p>7459466</text:p>
          </table:table-cell>
          <table:table-cell office:value-type="float" office:value="-32.9183835728216" calcext:value-type="float">
            <text:p>-32.9183835728</text:p>
          </table:table-cell>
          <table:table-cell office:value-type="float" office:value="32.5563186600138" calcext:value-type="float">
            <text:p>32.55631866</text:p>
          </table:table-cell>
          <table:table-cell office:value-type="float" office:value="1.9465627188752" calcext:value-type="float">
            <text:p>1.94656271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6" calcext:value-type="float">
            <text:p>-0.16</text:p>
          </table:table-cell>
          <table:table-cell office:value-type="float" office:value="15.574" calcext:value-type="float">
            <text:p>15.574</text:p>
          </table:table-cell>
          <table:table-cell/>
          <table:table-cell table:formula="of:=DEGREES(ACOS(COS(RADIANS([.B330]))*COS(RADIANS([.C330]))))" office:value-type="float" office:value="44.9650884473449" calcext:value-type="float">
            <text:p>44.97</text:p>
          </table:table-cell>
          <table:table-cell table:formula="of:=SQRT([.E330]^2+[.F330]^2)" office:value-type="float" office:value="0.0707106781186548" calcext:value-type="float">
            <text:p>0.07</text:p>
          </table:table-cell>
          <table:table-cell table:formula="of:=DEGREES(ATAN2([.F330]; [.E330]))" office:value-type="float" office:value="-98.130102354156" calcext:value-type="float">
            <text:p>-98.13</text:p>
          </table:table-cell>
          <table:table-cell table:style-name="ce3" table:formula="of:=0.3*[.J330]" office:value-type="float" office:value="13.4895265342035" calcext:value-type="float">
            <text:p>13.49</text:p>
          </table:table-cell>
          <table:table-cell table:style-name="ce3" table:formula="of:=DEGREES(ATAN( (-SIN (RADIANS ([.C330])) * COS(RADIANS([.B330]))) / (COS (RADIANS ([.C330])) * SIN(RADIANS([.B330]))) ))" office:value-type="float" office:value="44.6020384668351" calcext:value-type="float">
            <text:p>44.60</text:p>
          </table:table-cell>
          <table:table-cell table:style-name="ce3" table:formula="of:=SQRT([.R330]^2+[.S330]^2)" office:value-type="float" office:value="13.4333222777591" calcext:value-type="float">
            <text:p>13.43</text:p>
          </table:table-cell>
          <table:table-cell table:style-name="ce3" table:formula="of:=DEGREES(ATAN2([.S330];[.R330]))" office:value-type="float" office:value="45.5805903307246" calcext:value-type="float">
            <text:p>45.58</text:p>
          </table:table-cell>
          <table:table-cell table:style-name="ce3"/>
          <table:table-cell table:style-name="ce3" table:formula="of:=[.K330]*COS(RADIANS([.L330]))+[.M330]*COS(RADIANS([.N330]))" office:value-type="float" office:value="9.59455725018078" calcext:value-type="float">
            <text:p>9.59</text:p>
          </table:table-cell>
          <table:table-cell table:style-name="ce3" table:formula="of:=[.K330]*SIN(RADIANS([.L330]))+[.M330]*SIN(RADIANS([.N330]))" office:value-type="float" office:value="9.4020539559790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9466" calcext:value-type="float">
            <text:p>7459466</text:p>
          </table:table-cell>
          <table:table-cell office:value-type="float" office:value="-32.9183835728216" calcext:value-type="float">
            <text:p>-32.9183835728</text:p>
          </table:table-cell>
          <table:table-cell office:value-type="float" office:value="32.5563186600138" calcext:value-type="float">
            <text:p>32.55631866</text:p>
          </table:table-cell>
          <table:table-cell office:value-type="float" office:value="1.9465627188752" calcext:value-type="float">
            <text:p>1.94656271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6" calcext:value-type="float">
            <text:p>-0.16</text:p>
          </table:table-cell>
          <table:table-cell office:value-type="float" office:value="15.574" calcext:value-type="float">
            <text:p>15.574</text:p>
          </table:table-cell>
          <table:table-cell/>
          <table:table-cell table:formula="of:=DEGREES(ACOS(COS(RADIANS([.B331]))*COS(RADIANS([.C331]))))" office:value-type="float" office:value="44.9650884473449" calcext:value-type="float">
            <text:p>44.97</text:p>
          </table:table-cell>
          <table:table-cell table:formula="of:=SQRT([.E331]^2+[.F331]^2)" office:value-type="float" office:value="0.0707106781186548" calcext:value-type="float">
            <text:p>0.07</text:p>
          </table:table-cell>
          <table:table-cell table:formula="of:=DEGREES(ATAN2([.F331]; [.E331]))" office:value-type="float" office:value="-98.130102354156" calcext:value-type="float">
            <text:p>-98.13</text:p>
          </table:table-cell>
          <table:table-cell table:style-name="ce3" table:formula="of:=0.3*[.J331]" office:value-type="float" office:value="13.4895265342035" calcext:value-type="float">
            <text:p>13.49</text:p>
          </table:table-cell>
          <table:table-cell table:style-name="ce3" table:formula="of:=DEGREES(ATAN( (-SIN (RADIANS ([.C331])) * COS(RADIANS([.B331]))) / (COS (RADIANS ([.C331])) * SIN(RADIANS([.B331]))) ))" office:value-type="float" office:value="44.6020384668351" calcext:value-type="float">
            <text:p>44.60</text:p>
          </table:table-cell>
          <table:table-cell table:style-name="ce3" table:formula="of:=SQRT([.R331]^2+[.S331]^2)" office:value-type="float" office:value="13.4333222777591" calcext:value-type="float">
            <text:p>13.43</text:p>
          </table:table-cell>
          <table:table-cell table:style-name="ce3" table:formula="of:=DEGREES(ATAN2([.S331];[.R331]))" office:value-type="float" office:value="45.5805903307246" calcext:value-type="float">
            <text:p>45.58</text:p>
          </table:table-cell>
          <table:table-cell table:style-name="ce3"/>
          <table:table-cell table:style-name="ce3" table:formula="of:=[.K331]*COS(RADIANS([.L331]))+[.M331]*COS(RADIANS([.N331]))" office:value-type="float" office:value="9.59455725018078" calcext:value-type="float">
            <text:p>9.59</text:p>
          </table:table-cell>
          <table:table-cell table:style-name="ce3" table:formula="of:=[.K331]*SIN(RADIANS([.L331]))+[.M331]*SIN(RADIANS([.N331]))" office:value-type="float" office:value="9.4020539559790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9716" calcext:value-type="float">
            <text:p>7459716</text:p>
          </table:table-cell>
          <table:table-cell office:value-type="float" office:value="-32.9110957609772" calcext:value-type="float">
            <text:p>-32.911095761</text:p>
          </table:table-cell>
          <table:table-cell office:value-type="float" office:value="32.5711162648506" calcext:value-type="float">
            <text:p>32.5711162649</text:p>
          </table:table-cell>
          <table:table-cell office:value-type="float" office:value="1.9522593100864" calcext:value-type="float">
            <text:p>1.95225931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1" calcext:value-type="float">
            <text:p>15.61</text:p>
          </table:table-cell>
          <table:table-cell/>
          <table:table-cell table:formula="of:=DEGREES(ACOS(COS(RADIANS([.B332]))*COS(RADIANS([.C332]))))" office:value-type="float" office:value="44.9698267352885" calcext:value-type="float">
            <text:p>44.97</text:p>
          </table:table-cell>
          <table:table-cell table:formula="of:=SQRT([.E332]^2+[.F332]^2)" office:value-type="float" office:value="0.0728010988928052" calcext:value-type="float">
            <text:p>0.07</text:p>
          </table:table-cell>
          <table:table-cell table:formula="of:=DEGREES(ATAN2([.F332]; [.E332]))" office:value-type="float" office:value="-105.945395900923" calcext:value-type="float">
            <text:p>-105.95</text:p>
          </table:table-cell>
          <table:table-cell table:style-name="ce3" table:formula="of:=0.3*[.J332]" office:value-type="float" office:value="13.4909480205866" calcext:value-type="float">
            <text:p>13.49</text:p>
          </table:table-cell>
          <table:table-cell table:style-name="ce3" table:formula="of:=DEGREES(ATAN( (-SIN (RADIANS ([.C332])) * COS(RADIANS([.B332]))) / (COS (RADIANS ([.C332])) * SIN(RADIANS([.B332]))) ))" office:value-type="float" office:value="44.6263348607836" calcext:value-type="float">
            <text:p>44.63</text:p>
          </table:table-cell>
          <table:table-cell table:style-name="ce3" table:formula="of:=SQRT([.R332]^2+[.S332]^2)" office:value-type="float" office:value="13.4275879817271" calcext:value-type="float">
            <text:p>13.43</text:p>
          </table:table-cell>
          <table:table-cell table:style-name="ce3" table:formula="of:=DEGREES(ATAN2([.S332];[.R332]))" office:value-type="float" office:value="45.5262949930895" calcext:value-type="float">
            <text:p>45.53</text:p>
          </table:table-cell>
          <table:table-cell table:style-name="ce3"/>
          <table:table-cell table:style-name="ce3" table:formula="of:=[.K332]*COS(RADIANS([.L332]))+[.M332]*COS(RADIANS([.N332]))" office:value-type="float" office:value="9.58155141912496" calcext:value-type="float">
            <text:p>9.58</text:p>
          </table:table-cell>
          <table:table-cell table:style-name="ce3" table:formula="of:=[.K332]*SIN(RADIANS([.L332]))+[.M332]*SIN(RADIANS([.N332]))" office:value-type="float" office:value="9.40712450272063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9716" calcext:value-type="float">
            <text:p>7459716</text:p>
          </table:table-cell>
          <table:table-cell office:value-type="float" office:value="-32.9110957609772" calcext:value-type="float">
            <text:p>-32.911095761</text:p>
          </table:table-cell>
          <table:table-cell office:value-type="float" office:value="32.5711162648506" calcext:value-type="float">
            <text:p>32.5711162649</text:p>
          </table:table-cell>
          <table:table-cell office:value-type="float" office:value="1.9522593100864" calcext:value-type="float">
            <text:p>1.95225931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1" calcext:value-type="float">
            <text:p>15.61</text:p>
          </table:table-cell>
          <table:table-cell/>
          <table:table-cell table:formula="of:=DEGREES(ACOS(COS(RADIANS([.B333]))*COS(RADIANS([.C333]))))" office:value-type="float" office:value="44.9698267352885" calcext:value-type="float">
            <text:p>44.97</text:p>
          </table:table-cell>
          <table:table-cell table:formula="of:=SQRT([.E333]^2+[.F333]^2)" office:value-type="float" office:value="0.0728010988928052" calcext:value-type="float">
            <text:p>0.07</text:p>
          </table:table-cell>
          <table:table-cell table:formula="of:=DEGREES(ATAN2([.F333]; [.E333]))" office:value-type="float" office:value="-105.945395900923" calcext:value-type="float">
            <text:p>-105.95</text:p>
          </table:table-cell>
          <table:table-cell table:style-name="ce3" table:formula="of:=0.3*[.J333]" office:value-type="float" office:value="13.4909480205866" calcext:value-type="float">
            <text:p>13.49</text:p>
          </table:table-cell>
          <table:table-cell table:style-name="ce3" table:formula="of:=DEGREES(ATAN( (-SIN (RADIANS ([.C333])) * COS(RADIANS([.B333]))) / (COS (RADIANS ([.C333])) * SIN(RADIANS([.B333]))) ))" office:value-type="float" office:value="44.6263348607836" calcext:value-type="float">
            <text:p>44.63</text:p>
          </table:table-cell>
          <table:table-cell table:style-name="ce3" table:formula="of:=SQRT([.R333]^2+[.S333]^2)" office:value-type="float" office:value="13.4275879817271" calcext:value-type="float">
            <text:p>13.43</text:p>
          </table:table-cell>
          <table:table-cell table:style-name="ce3" table:formula="of:=DEGREES(ATAN2([.S333];[.R333]))" office:value-type="float" office:value="45.5262949930895" calcext:value-type="float">
            <text:p>45.53</text:p>
          </table:table-cell>
          <table:table-cell table:style-name="ce3"/>
          <table:table-cell table:style-name="ce3" table:formula="of:=[.K333]*COS(RADIANS([.L333]))+[.M333]*COS(RADIANS([.N333]))" office:value-type="float" office:value="9.58155141912496" calcext:value-type="float">
            <text:p>9.58</text:p>
          </table:table-cell>
          <table:table-cell table:style-name="ce3" table:formula="of:=[.K333]*SIN(RADIANS([.L333]))+[.M333]*SIN(RADIANS([.N333]))" office:value-type="float" office:value="9.40712450272063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59967" calcext:value-type="float">
            <text:p>7459967</text:p>
          </table:table-cell>
          <table:table-cell office:value-type="float" office:value="-32.8907896085747" calcext:value-type="float">
            <text:p>-32.8907896086</text:p>
          </table:table-cell>
          <table:table-cell office:value-type="float" office:value="32.6231076648128" calcext:value-type="float">
            <text:p>32.6231076648</text:p>
          </table:table-cell>
          <table:table-cell office:value-type="float" office:value="1.95392182081907" calcext:value-type="float">
            <text:p>1.953921820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6" calcext:value-type="float">
            <text:p>-0.16</text:p>
          </table:table-cell>
          <table:table-cell office:value-type="float" office:value="15.645" calcext:value-type="float">
            <text:p>15.645</text:p>
          </table:table-cell>
          <table:table-cell/>
          <table:table-cell table:formula="of:=DEGREES(ACOS(COS(RADIANS([.B334]))*COS(RADIANS([.C334]))))" office:value-type="float" office:value="44.9899499420254" calcext:value-type="float">
            <text:p>44.99</text:p>
          </table:table-cell>
          <table:table-cell table:formula="of:=SQRT([.E334]^2+[.F334]^2)" office:value-type="float" office:value="0.0948683298050514" calcext:value-type="float">
            <text:p>0.09</text:p>
          </table:table-cell>
          <table:table-cell table:formula="of:=DEGREES(ATAN2([.F334]; [.E334]))" office:value-type="float" office:value="-108.434948822922" calcext:value-type="float">
            <text:p>-108.43</text:p>
          </table:table-cell>
          <table:table-cell table:style-name="ce3" table:formula="of:=0.3*[.J334]" office:value-type="float" office:value="13.4969849826076" calcext:value-type="float">
            <text:p>13.50</text:p>
          </table:table-cell>
          <table:table-cell table:style-name="ce3" table:formula="of:=DEGREES(ATAN( (-SIN (RADIANS ([.C334])) * COS(RADIANS([.B334]))) / (COS (RADIANS ([.C334])) * SIN(RADIANS([.B334]))) ))" office:value-type="float" office:value="44.7058676565536" calcext:value-type="float">
            <text:p>44.71</text:p>
          </table:table-cell>
          <table:table-cell table:style-name="ce3" table:formula="of:=SQRT([.R334]^2+[.S334]^2)" office:value-type="float" office:value="13.4124195705929" calcext:value-type="float">
            <text:p>13.41</text:p>
          </table:table-cell>
          <table:table-cell table:style-name="ce3" table:formula="of:=DEGREES(ATAN2([.S334];[.R334]))" office:value-type="float" office:value="45.4772301086958" calcext:value-type="float">
            <text:p>45.48</text:p>
          </table:table-cell>
          <table:table-cell table:style-name="ce3"/>
          <table:table-cell table:style-name="ce3" table:formula="of:=[.K334]*COS(RADIANS([.L334]))+[.M334]*COS(RADIANS([.N334]))" office:value-type="float" office:value="9.56267752429335" calcext:value-type="float">
            <text:p>9.56</text:p>
          </table:table-cell>
          <table:table-cell table:style-name="ce3" table:formula="of:=[.K334]*SIN(RADIANS([.L334]))+[.M334]*SIN(RADIANS([.N334]))" office:value-type="float" office:value="9.40469017586425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59967" calcext:value-type="float">
            <text:p>7459967</text:p>
          </table:table-cell>
          <table:table-cell office:value-type="float" office:value="-32.8907896085747" calcext:value-type="float">
            <text:p>-32.8907896086</text:p>
          </table:table-cell>
          <table:table-cell office:value-type="float" office:value="32.6231076648128" calcext:value-type="float">
            <text:p>32.6231076648</text:p>
          </table:table-cell>
          <table:table-cell office:value-type="float" office:value="1.95392182081907" calcext:value-type="float">
            <text:p>1.9539218208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6" calcext:value-type="float">
            <text:p>-0.16</text:p>
          </table:table-cell>
          <table:table-cell office:value-type="float" office:value="15.645" calcext:value-type="float">
            <text:p>15.645</text:p>
          </table:table-cell>
          <table:table-cell/>
          <table:table-cell table:formula="of:=DEGREES(ACOS(COS(RADIANS([.B335]))*COS(RADIANS([.C335]))))" office:value-type="float" office:value="44.9899499420254" calcext:value-type="float">
            <text:p>44.99</text:p>
          </table:table-cell>
          <table:table-cell table:formula="of:=SQRT([.E335]^2+[.F335]^2)" office:value-type="float" office:value="0.0948683298050514" calcext:value-type="float">
            <text:p>0.09</text:p>
          </table:table-cell>
          <table:table-cell table:formula="of:=DEGREES(ATAN2([.F335]; [.E335]))" office:value-type="float" office:value="-108.434948822922" calcext:value-type="float">
            <text:p>-108.43</text:p>
          </table:table-cell>
          <table:table-cell table:style-name="ce3" table:formula="of:=0.3*[.J335]" office:value-type="float" office:value="13.4969849826076" calcext:value-type="float">
            <text:p>13.50</text:p>
          </table:table-cell>
          <table:table-cell table:style-name="ce3" table:formula="of:=DEGREES(ATAN( (-SIN (RADIANS ([.C335])) * COS(RADIANS([.B335]))) / (COS (RADIANS ([.C335])) * SIN(RADIANS([.B335]))) ))" office:value-type="float" office:value="44.7058676565536" calcext:value-type="float">
            <text:p>44.71</text:p>
          </table:table-cell>
          <table:table-cell table:style-name="ce3" table:formula="of:=SQRT([.R335]^2+[.S335]^2)" office:value-type="float" office:value="13.4124195705929" calcext:value-type="float">
            <text:p>13.41</text:p>
          </table:table-cell>
          <table:table-cell table:style-name="ce3" table:formula="of:=DEGREES(ATAN2([.S335];[.R335]))" office:value-type="float" office:value="45.4772301086958" calcext:value-type="float">
            <text:p>45.48</text:p>
          </table:table-cell>
          <table:table-cell table:style-name="ce3"/>
          <table:table-cell table:style-name="ce3" table:formula="of:=[.K335]*COS(RADIANS([.L335]))+[.M335]*COS(RADIANS([.N335]))" office:value-type="float" office:value="9.56267752429335" calcext:value-type="float">
            <text:p>9.56</text:p>
          </table:table-cell>
          <table:table-cell table:style-name="ce3" table:formula="of:=[.K335]*SIN(RADIANS([.L335]))+[.M335]*SIN(RADIANS([.N335]))" office:value-type="float" office:value="9.40469017586425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60217" calcext:value-type="float">
            <text:p>7460217</text:p>
          </table:table-cell>
          <table:table-cell office:value-type="float" office:value="-32.8739805130273" calcext:value-type="float">
            <text:p>-32.873980513</text:p>
          </table:table-cell>
          <table:table-cell office:value-type="float" office:value="32.6295451181055" calcext:value-type="float">
            <text:p>32.6295451181</text:p>
          </table:table-cell>
          <table:table-cell office:value-type="float" office:value="1.94389488967408" calcext:value-type="float">
            <text:p>1.943894889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8" calcext:value-type="float">
            <text:p>15.68</text:p>
          </table:table-cell>
          <table:table-cell/>
          <table:table-cell table:formula="of:=DEGREES(ACOS(COS(RADIANS([.B336]))*COS(RADIANS([.C336]))))" office:value-type="float" office:value="44.9832009095807" calcext:value-type="float">
            <text:p>44.98</text:p>
          </table:table-cell>
          <table:table-cell table:formula="of:=SQRT([.E336]^2+[.F336]^2)" office:value-type="float" office:value="0.098488578017961" calcext:value-type="float">
            <text:p>0.10</text:p>
          </table:table-cell>
          <table:table-cell table:formula="of:=DEGREES(ATAN2([.F336]; [.E336]))" office:value-type="float" office:value="-113.962488974578" calcext:value-type="float">
            <text:p>-113.96</text:p>
          </table:table-cell>
          <table:table-cell table:style-name="ce3" table:formula="of:=0.3*[.J336]" office:value-type="float" office:value="13.4949602728742" calcext:value-type="float">
            <text:p>13.49</text:p>
          </table:table-cell>
          <table:table-cell table:style-name="ce3" table:formula="of:=DEGREES(ATAN( (-SIN (RADIANS ([.C336])) * COS(RADIANS([.B336]))) / (COS (RADIANS ([.C336])) * SIN(RADIANS([.B336]))) ))" office:value-type="float" office:value="44.7313885583944" calcext:value-type="float">
            <text:p>44.73</text:p>
          </table:table-cell>
          <table:table-cell table:style-name="ce3" table:formula="of:=SQRT([.R336]^2+[.S336]^2)" office:value-type="float" office:value="13.4032509254017" calcext:value-type="float">
            <text:p>13.40</text:p>
          </table:table-cell>
          <table:table-cell table:style-name="ce3" table:formula="of:=DEGREES(ATAN2([.S336];[.R336]))" office:value-type="float" office:value="45.4215880301524" calcext:value-type="float">
            <text:p>45.42</text:p>
          </table:table-cell>
          <table:table-cell table:style-name="ce3"/>
          <table:table-cell table:style-name="ce3" table:formula="of:=[.K336]*COS(RADIANS([.L336]))+[.M336]*COS(RADIANS([.N336]))" office:value-type="float" office:value="9.5470090299919" calcext:value-type="float">
            <text:p>9.55</text:p>
          </table:table-cell>
          <table:table-cell table:style-name="ce3" table:formula="of:=[.K336]*SIN(RADIANS([.L336]))+[.M336]*SIN(RADIANS([.N336]))" office:value-type="float" office:value="9.40753708207065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60217" calcext:value-type="float">
            <text:p>7460217</text:p>
          </table:table-cell>
          <table:table-cell office:value-type="float" office:value="-32.8739805130273" calcext:value-type="float">
            <text:p>-32.873980513</text:p>
          </table:table-cell>
          <table:table-cell office:value-type="float" office:value="32.6295451181055" calcext:value-type="float">
            <text:p>32.6295451181</text:p>
          </table:table-cell>
          <table:table-cell office:value-type="float" office:value="1.94389488967408" calcext:value-type="float">
            <text:p>1.9438948897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15.68" calcext:value-type="float">
            <text:p>15.68</text:p>
          </table:table-cell>
          <table:table-cell/>
          <table:table-cell table:formula="of:=DEGREES(ACOS(COS(RADIANS([.B337]))*COS(RADIANS([.C337]))))" office:value-type="float" office:value="44.9832009095807" calcext:value-type="float">
            <text:p>44.98</text:p>
          </table:table-cell>
          <table:table-cell table:formula="of:=SQRT([.E337]^2+[.F337]^2)" office:value-type="float" office:value="0.098488578017961" calcext:value-type="float">
            <text:p>0.10</text:p>
          </table:table-cell>
          <table:table-cell table:formula="of:=DEGREES(ATAN2([.F337]; [.E337]))" office:value-type="float" office:value="-113.962488974578" calcext:value-type="float">
            <text:p>-113.96</text:p>
          </table:table-cell>
          <table:table-cell table:style-name="ce3" table:formula="of:=0.3*[.J337]" office:value-type="float" office:value="13.4949602728742" calcext:value-type="float">
            <text:p>13.49</text:p>
          </table:table-cell>
          <table:table-cell table:style-name="ce3" table:formula="of:=DEGREES(ATAN( (-SIN (RADIANS ([.C337])) * COS(RADIANS([.B337]))) / (COS (RADIANS ([.C337])) * SIN(RADIANS([.B337]))) ))" office:value-type="float" office:value="44.7313885583944" calcext:value-type="float">
            <text:p>44.73</text:p>
          </table:table-cell>
          <table:table-cell table:style-name="ce3" table:formula="of:=SQRT([.R337]^2+[.S337]^2)" office:value-type="float" office:value="13.4032509254017" calcext:value-type="float">
            <text:p>13.40</text:p>
          </table:table-cell>
          <table:table-cell table:style-name="ce3" table:formula="of:=DEGREES(ATAN2([.S337];[.R337]))" office:value-type="float" office:value="45.4215880301524" calcext:value-type="float">
            <text:p>45.42</text:p>
          </table:table-cell>
          <table:table-cell table:style-name="ce3"/>
          <table:table-cell table:style-name="ce3" table:formula="of:=[.K337]*COS(RADIANS([.L337]))+[.M337]*COS(RADIANS([.N337]))" office:value-type="float" office:value="9.5470090299919" calcext:value-type="float">
            <text:p>9.55</text:p>
          </table:table-cell>
          <table:table-cell table:style-name="ce3" table:formula="of:=[.K337]*SIN(RADIANS([.L337]))+[.M337]*SIN(RADIANS([.N337]))" office:value-type="float" office:value="9.40753708207065" calcext:value-type="float">
            <text:p>9.41</text:p>
          </table:table-cell>
          <table:table-cell table:number-columns-repeated="1005"/>
        </table:table-row>
        <table:table-row table:style-name="ro1">
          <table:table-cell office:value-type="float" office:value="7460467" calcext:value-type="float">
            <text:p>7460467</text:p>
          </table:table-cell>
          <table:table-cell office:value-type="float" office:value="-32.8428758315471" calcext:value-type="float">
            <text:p>-32.8428758315</text:p>
          </table:table-cell>
          <table:table-cell office:value-type="float" office:value="32.6517568932864" calcext:value-type="float">
            <text:p>32.6517568933</text:p>
          </table:table-cell>
          <table:table-cell office:value-type="float" office:value="1.9407220533612" calcext:value-type="float">
            <text:p>1.94072205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5.715" calcext:value-type="float">
            <text:p>15.715</text:p>
          </table:table-cell>
          <table:table-cell/>
          <table:table-cell table:formula="of:=DEGREES(ACOS(COS(RADIANS([.B338]))*COS(RADIANS([.C338]))))" office:value-type="float" office:value="44.9773335844259" calcext:value-type="float">
            <text:p>44.98</text:p>
          </table:table-cell>
          <table:table-cell table:formula="of:=SQRT([.E338]^2+[.F338]^2)" office:value-type="float" office:value="0.120830459735946" calcext:value-type="float">
            <text:p>0.12</text:p>
          </table:table-cell>
          <table:table-cell table:formula="of:=DEGREES(ATAN2([.F338]; [.E338]))" office:value-type="float" office:value="-114.443954780417" calcext:value-type="float">
            <text:p>-114.44</text:p>
          </table:table-cell>
          <table:table-cell table:style-name="ce3" table:formula="of:=0.3*[.J338]" office:value-type="float" office:value="13.4932000753278" calcext:value-type="float">
            <text:p>13.49</text:p>
          </table:table-cell>
          <table:table-cell table:style-name="ce3" table:formula="of:=DEGREES(ATAN( (-SIN (RADIANS ([.C338])) * COS(RADIANS([.B338]))) / (COS (RADIANS ([.C338])) * SIN(RADIANS([.B338]))) ))" office:value-type="float" office:value="44.7899626126692" calcext:value-type="float">
            <text:p>44.79</text:p>
          </table:table-cell>
          <table:table-cell table:style-name="ce3" table:formula="of:=SQRT([.R338]^2+[.S338]^2)" office:value-type="float" office:value="13.3802878626549" calcext:value-type="float">
            <text:p>13.38</text:p>
          </table:table-cell>
          <table:table-cell table:style-name="ce3" table:formula="of:=DEGREES(ATAN2([.S338];[.R338]))" office:value-type="float" office:value="45.3934867199489" calcext:value-type="float">
            <text:p>45.39</text:p>
          </table:table-cell>
          <table:table-cell table:style-name="ce3"/>
          <table:table-cell table:style-name="ce3" table:formula="of:=[.K338]*COS(RADIANS([.L338]))+[.M338]*COS(RADIANS([.N338]))" office:value-type="float" office:value="9.52604539185814" calcext:value-type="float">
            <text:p>9.53</text:p>
          </table:table-cell>
          <table:table-cell table:style-name="ce3" table:formula="of:=[.K338]*SIN(RADIANS([.L338]))+[.M338]*SIN(RADIANS([.N338]))" office:value-type="float" office:value="9.3960929369482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60467" calcext:value-type="float">
            <text:p>7460467</text:p>
          </table:table-cell>
          <table:table-cell office:value-type="float" office:value="-32.8428758315471" calcext:value-type="float">
            <text:p>-32.8428758315</text:p>
          </table:table-cell>
          <table:table-cell office:value-type="float" office:value="32.6517568932864" calcext:value-type="float">
            <text:p>32.6517568933</text:p>
          </table:table-cell>
          <table:table-cell office:value-type="float" office:value="1.9407220533612" calcext:value-type="float">
            <text:p>1.9407220534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5.715" calcext:value-type="float">
            <text:p>15.715</text:p>
          </table:table-cell>
          <table:table-cell/>
          <table:table-cell table:formula="of:=DEGREES(ACOS(COS(RADIANS([.B339]))*COS(RADIANS([.C339]))))" office:value-type="float" office:value="44.9773335844259" calcext:value-type="float">
            <text:p>44.98</text:p>
          </table:table-cell>
          <table:table-cell table:formula="of:=SQRT([.E339]^2+[.F339]^2)" office:value-type="float" office:value="0.120830459735946" calcext:value-type="float">
            <text:p>0.12</text:p>
          </table:table-cell>
          <table:table-cell table:formula="of:=DEGREES(ATAN2([.F339]; [.E339]))" office:value-type="float" office:value="-114.443954780417" calcext:value-type="float">
            <text:p>-114.44</text:p>
          </table:table-cell>
          <table:table-cell table:style-name="ce3" table:formula="of:=0.3*[.J339]" office:value-type="float" office:value="13.4932000753278" calcext:value-type="float">
            <text:p>13.49</text:p>
          </table:table-cell>
          <table:table-cell table:style-name="ce3" table:formula="of:=DEGREES(ATAN( (-SIN (RADIANS ([.C339])) * COS(RADIANS([.B339]))) / (COS (RADIANS ([.C339])) * SIN(RADIANS([.B339]))) ))" office:value-type="float" office:value="44.7899626126692" calcext:value-type="float">
            <text:p>44.79</text:p>
          </table:table-cell>
          <table:table-cell table:style-name="ce3" table:formula="of:=SQRT([.R339]^2+[.S339]^2)" office:value-type="float" office:value="13.3802878626549" calcext:value-type="float">
            <text:p>13.38</text:p>
          </table:table-cell>
          <table:table-cell table:style-name="ce3" table:formula="of:=DEGREES(ATAN2([.S339];[.R339]))" office:value-type="float" office:value="45.3934867199489" calcext:value-type="float">
            <text:p>45.39</text:p>
          </table:table-cell>
          <table:table-cell table:style-name="ce3"/>
          <table:table-cell table:style-name="ce3" table:formula="of:=[.K339]*COS(RADIANS([.L339]))+[.M339]*COS(RADIANS([.N339]))" office:value-type="float" office:value="9.52604539185814" calcext:value-type="float">
            <text:p>9.53</text:p>
          </table:table-cell>
          <table:table-cell table:style-name="ce3" table:formula="of:=[.K339]*SIN(RADIANS([.L339]))+[.M339]*SIN(RADIANS([.N339]))" office:value-type="float" office:value="9.39609293694829" calcext:value-type="float">
            <text:p>9.40</text:p>
          </table:table-cell>
          <table:table-cell table:number-columns-repeated="1005"/>
        </table:table-row>
        <table:table-row table:style-name="ro1">
          <table:table-cell office:value-type="float" office:value="7460717" calcext:value-type="float">
            <text:p>7460717</text:p>
          </table:table-cell>
          <table:table-cell office:value-type="float" office:value="-32.8370155292392" calcext:value-type="float">
            <text:p>-32.8370155292</text:p>
          </table:table-cell>
          <table:table-cell office:value-type="float" office:value="32.6416584585985" calcext:value-type="float">
            <text:p>32.6416584586</text:p>
          </table:table-cell>
          <table:table-cell office:value-type="float" office:value="1.93624038204861" calcext:value-type="float">
            <text:p>1.93624038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5.75" calcext:value-type="float">
            <text:p>15.75</text:p>
          </table:table-cell>
          <table:table-cell/>
          <table:table-cell table:formula="of:=DEGREES(ACOS(COS(RADIANS([.B340]))*COS(RADIANS([.C340]))))" office:value-type="float" office:value="44.9670713156127" calcext:value-type="float">
            <text:p>44.97</text:p>
          </table:table-cell>
          <table:table-cell table:formula="of:=SQRT([.E340]^2+[.F340]^2)" office:value-type="float" office:value="0.134164078649987" calcext:value-type="float">
            <text:p>0.13</text:p>
          </table:table-cell>
          <table:table-cell table:formula="of:=DEGREES(ATAN2([.F340]; [.E340]))" office:value-type="float" office:value="-116.565051177078" calcext:value-type="float">
            <text:p>-116.57</text:p>
          </table:table-cell>
          <table:table-cell table:style-name="ce3" table:formula="of:=0.3*[.J340]" office:value-type="float" office:value="13.4901213946838" calcext:value-type="float">
            <text:p>13.49</text:p>
          </table:table-cell>
          <table:table-cell table:style-name="ce3" table:formula="of:=DEGREES(ATAN( (-SIN (RADIANS ([.C340])) * COS(RADIANS([.B340]))) / (COS (RADIANS ([.C340])) * SIN(RADIANS([.B340]))) ))" office:value-type="float" office:value="44.7852777472207" calcext:value-type="float">
            <text:p>44.79</text:p>
          </table:table-cell>
          <table:table-cell table:style-name="ce3" table:formula="of:=SQRT([.R340]^2+[.S340]^2)" office:value-type="float" office:value="13.3630709370511" calcext:value-type="float">
            <text:p>13.36</text:p>
          </table:table-cell>
          <table:table-cell table:style-name="ce3" table:formula="of:=DEGREES(ATAN2([.S340];[.R340]))" office:value-type="float" office:value="45.3986747914678" calcext:value-type="float">
            <text:p>45.40</text:p>
          </table:table-cell>
          <table:table-cell table:style-name="ce3"/>
          <table:table-cell table:style-name="ce3" table:formula="of:=[.K340]*COS(RADIANS([.L340]))+[.M340]*COS(RADIANS([.N340]))" office:value-type="float" office:value="9.51463753911355" calcext:value-type="float">
            <text:p>9.51</text:p>
          </table:table-cell>
          <table:table-cell table:style-name="ce3" table:formula="of:=[.K340]*SIN(RADIANS([.L340]))+[.M340]*SIN(RADIANS([.N340]))" office:value-type="float" office:value="9.38314112480203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60717" calcext:value-type="float">
            <text:p>7460717</text:p>
          </table:table-cell>
          <table:table-cell office:value-type="float" office:value="-32.8370155292392" calcext:value-type="float">
            <text:p>-32.8370155292</text:p>
          </table:table-cell>
          <table:table-cell office:value-type="float" office:value="32.6416584585985" calcext:value-type="float">
            <text:p>32.6416584586</text:p>
          </table:table-cell>
          <table:table-cell office:value-type="float" office:value="1.93624038204861" calcext:value-type="float">
            <text:p>1.93624038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5.75" calcext:value-type="float">
            <text:p>15.75</text:p>
          </table:table-cell>
          <table:table-cell/>
          <table:table-cell table:formula="of:=DEGREES(ACOS(COS(RADIANS([.B341]))*COS(RADIANS([.C341]))))" office:value-type="float" office:value="44.9670713156127" calcext:value-type="float">
            <text:p>44.97</text:p>
          </table:table-cell>
          <table:table-cell table:formula="of:=SQRT([.E341]^2+[.F341]^2)" office:value-type="float" office:value="0.134164078649987" calcext:value-type="float">
            <text:p>0.13</text:p>
          </table:table-cell>
          <table:table-cell table:formula="of:=DEGREES(ATAN2([.F341]; [.E341]))" office:value-type="float" office:value="-116.565051177078" calcext:value-type="float">
            <text:p>-116.57</text:p>
          </table:table-cell>
          <table:table-cell table:style-name="ce3" table:formula="of:=0.3*[.J341]" office:value-type="float" office:value="13.4901213946838" calcext:value-type="float">
            <text:p>13.49</text:p>
          </table:table-cell>
          <table:table-cell table:style-name="ce3" table:formula="of:=DEGREES(ATAN( (-SIN (RADIANS ([.C341])) * COS(RADIANS([.B341]))) / (COS (RADIANS ([.C341])) * SIN(RADIANS([.B341]))) ))" office:value-type="float" office:value="44.7852777472207" calcext:value-type="float">
            <text:p>44.79</text:p>
          </table:table-cell>
          <table:table-cell table:style-name="ce3" table:formula="of:=SQRT([.R341]^2+[.S341]^2)" office:value-type="float" office:value="13.3630709370511" calcext:value-type="float">
            <text:p>13.36</text:p>
          </table:table-cell>
          <table:table-cell table:style-name="ce3" table:formula="of:=DEGREES(ATAN2([.S341];[.R341]))" office:value-type="float" office:value="45.3986747914678" calcext:value-type="float">
            <text:p>45.40</text:p>
          </table:table-cell>
          <table:table-cell table:style-name="ce3"/>
          <table:table-cell table:style-name="ce3" table:formula="of:=[.K341]*COS(RADIANS([.L341]))+[.M341]*COS(RADIANS([.N341]))" office:value-type="float" office:value="9.51463753911355" calcext:value-type="float">
            <text:p>9.51</text:p>
          </table:table-cell>
          <table:table-cell table:style-name="ce3" table:formula="of:=[.K341]*SIN(RADIANS([.L341]))+[.M341]*SIN(RADIANS([.N341]))" office:value-type="float" office:value="9.38314112480203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60966" calcext:value-type="float">
            <text:p>7460966</text:p>
          </table:table-cell>
          <table:table-cell office:value-type="float" office:value="-32.8393924350704" calcext:value-type="float">
            <text:p>-32.8393924351</text:p>
          </table:table-cell>
          <table:table-cell office:value-type="float" office:value="32.6395684207125" calcext:value-type="float">
            <text:p>32.6395684207</text:p>
          </table:table-cell>
          <table:table-cell office:value-type="float" office:value="1.94350194035339" calcext:value-type="float">
            <text:p>1.943501940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5.785" calcext:value-type="float">
            <text:p>15.785</text:p>
          </table:table-cell>
          <table:table-cell/>
          <table:table-cell table:formula="of:=DEGREES(ACOS(COS(RADIANS([.B342]))*COS(RADIANS([.C342]))))" office:value-type="float" office:value="44.9672668716022" calcext:value-type="float">
            <text:p>44.97</text:p>
          </table:table-cell>
          <table:table-cell table:formula="of:=SQRT([.E342]^2+[.F342]^2)" office:value-type="float" office:value="0.147648230602334" calcext:value-type="float">
            <text:p>0.15</text:p>
          </table:table-cell>
          <table:table-cell table:formula="of:=DEGREES(ATAN2([.F342]; [.E342]))" office:value-type="float" office:value="-118.300755766006" calcext:value-type="float">
            <text:p>-118.30</text:p>
          </table:table-cell>
          <table:table-cell table:style-name="ce3" table:formula="of:=0.3*[.J342]" office:value-type="float" office:value="13.4901800614807" calcext:value-type="float">
            <text:p>13.49</text:p>
          </table:table-cell>
          <table:table-cell table:style-name="ce3" table:formula="of:=DEGREES(ATAN( (-SIN (RADIANS ([.C342])) * COS(RADIANS([.B342]))) / (COS (RADIANS ([.C342])) * SIN(RADIANS([.B342]))) ))" office:value-type="float" office:value="44.7803685771428" calcext:value-type="float">
            <text:p>44.78</text:p>
          </table:table-cell>
          <table:table-cell table:style-name="ce3" table:formula="of:=SQRT([.R342]^2+[.S342]^2)" office:value-type="float" office:value="13.3489915306191" calcext:value-type="float">
            <text:p>13.35</text:p>
          </table:table-cell>
          <table:table-cell table:style-name="ce3" table:formula="of:=DEGREES(ATAN2([.S342];[.R342]))" office:value-type="float" office:value="45.4040574101876" calcext:value-type="float">
            <text:p>45.40</text:p>
          </table:table-cell>
          <table:table-cell table:style-name="ce3"/>
          <table:table-cell table:style-name="ce3" table:formula="of:=[.K342]*COS(RADIANS([.L342]))+[.M342]*COS(RADIANS([.N342]))" office:value-type="float" office:value="9.50549338672994" calcext:value-type="float">
            <text:p>9.51</text:p>
          </table:table-cell>
          <table:table-cell table:style-name="ce3" table:formula="of:=[.K342]*SIN(RADIANS([.L342]))+[.M342]*SIN(RADIANS([.N342]))" office:value-type="float" office:value="9.37236204803108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0966" calcext:value-type="float">
            <text:p>7460966</text:p>
          </table:table-cell>
          <table:table-cell office:value-type="float" office:value="-32.8393924350704" calcext:value-type="float">
            <text:p>-32.8393924351</text:p>
          </table:table-cell>
          <table:table-cell office:value-type="float" office:value="32.6395684207125" calcext:value-type="float">
            <text:p>32.6395684207</text:p>
          </table:table-cell>
          <table:table-cell office:value-type="float" office:value="1.94350194035339" calcext:value-type="float">
            <text:p>1.943501940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6" calcext:value-type="float">
            <text:p>-0.16</text:p>
          </table:table-cell>
          <table:table-cell office:value-type="float" office:value="15.785" calcext:value-type="float">
            <text:p>15.785</text:p>
          </table:table-cell>
          <table:table-cell/>
          <table:table-cell table:formula="of:=DEGREES(ACOS(COS(RADIANS([.B343]))*COS(RADIANS([.C343]))))" office:value-type="float" office:value="44.9672668716022" calcext:value-type="float">
            <text:p>44.97</text:p>
          </table:table-cell>
          <table:table-cell table:formula="of:=SQRT([.E343]^2+[.F343]^2)" office:value-type="float" office:value="0.147648230602334" calcext:value-type="float">
            <text:p>0.15</text:p>
          </table:table-cell>
          <table:table-cell table:formula="of:=DEGREES(ATAN2([.F343]; [.E343]))" office:value-type="float" office:value="-118.300755766006" calcext:value-type="float">
            <text:p>-118.30</text:p>
          </table:table-cell>
          <table:table-cell table:style-name="ce3" table:formula="of:=0.3*[.J343]" office:value-type="float" office:value="13.4901800614807" calcext:value-type="float">
            <text:p>13.49</text:p>
          </table:table-cell>
          <table:table-cell table:style-name="ce3" table:formula="of:=DEGREES(ATAN( (-SIN (RADIANS ([.C343])) * COS(RADIANS([.B343]))) / (COS (RADIANS ([.C343])) * SIN(RADIANS([.B343]))) ))" office:value-type="float" office:value="44.7803685771428" calcext:value-type="float">
            <text:p>44.78</text:p>
          </table:table-cell>
          <table:table-cell table:style-name="ce3" table:formula="of:=SQRT([.R343]^2+[.S343]^2)" office:value-type="float" office:value="13.3489915306191" calcext:value-type="float">
            <text:p>13.35</text:p>
          </table:table-cell>
          <table:table-cell table:style-name="ce3" table:formula="of:=DEGREES(ATAN2([.S343];[.R343]))" office:value-type="float" office:value="45.4040574101876" calcext:value-type="float">
            <text:p>45.40</text:p>
          </table:table-cell>
          <table:table-cell table:style-name="ce3"/>
          <table:table-cell table:style-name="ce3" table:formula="of:=[.K343]*COS(RADIANS([.L343]))+[.M343]*COS(RADIANS([.N343]))" office:value-type="float" office:value="9.50549338672994" calcext:value-type="float">
            <text:p>9.51</text:p>
          </table:table-cell>
          <table:table-cell table:style-name="ce3" table:formula="of:=[.K343]*SIN(RADIANS([.L343]))+[.M343]*SIN(RADIANS([.N343]))" office:value-type="float" office:value="9.37236204803108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1216" calcext:value-type="float">
            <text:p>7461216</text:p>
          </table:table-cell>
          <table:table-cell office:value-type="float" office:value="-32.8401471709737" calcext:value-type="float">
            <text:p>-32.840147171</text:p>
          </table:table-cell>
          <table:table-cell office:value-type="float" office:value="32.6528907046886" calcext:value-type="float">
            <text:p>32.6528907047</text:p>
          </table:table-cell>
          <table:table-cell office:value-type="float" office:value="1.95054962835979" calcext:value-type="float">
            <text:p>1.950549628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5.82" calcext:value-type="float">
            <text:p>15.82</text:p>
          </table:table-cell>
          <table:table-cell/>
          <table:table-cell table:formula="of:=DEGREES(ACOS(COS(RADIANS([.B344]))*COS(RADIANS([.C344]))))" office:value-type="float" office:value="44.976298008021" calcext:value-type="float">
            <text:p>44.98</text:p>
          </table:table-cell>
          <table:table-cell table:formula="of:=SQRT([.E344]^2+[.F344]^2)" office:value-type="float" office:value="0.152643375224737" calcext:value-type="float">
            <text:p>0.15</text:p>
          </table:table-cell>
          <table:table-cell table:formula="of:=DEGREES(ATAN2([.F344]; [.E344]))" office:value-type="float" office:value="-121.607502246249" calcext:value-type="float">
            <text:p>-121.61</text:p>
          </table:table-cell>
          <table:table-cell table:style-name="ce3" table:formula="of:=0.3*[.J344]" office:value-type="float" office:value="13.4928894024063" calcext:value-type="float">
            <text:p>13.49</text:p>
          </table:table-cell>
          <table:table-cell table:style-name="ce3" table:formula="of:=DEGREES(ATAN( (-SIN (RADIANS ([.C344])) * COS(RADIANS([.B344]))) / (COS (RADIANS ([.C344])) * SIN(RADIANS([.B344]))) ))" office:value-type="float" office:value="44.7942047589316" calcext:value-type="float">
            <text:p>44.79</text:p>
          </table:table-cell>
          <table:table-cell table:style-name="ce3" table:formula="of:=SQRT([.R344]^2+[.S344]^2)" office:value-type="float" office:value="13.3445731841347" calcext:value-type="float">
            <text:p>13.34</text:p>
          </table:table-cell>
          <table:table-cell table:style-name="ce3" table:formula="of:=DEGREES(ATAN2([.S344];[.R344]))" office:value-type="float" office:value="45.3598848521261" calcext:value-type="float">
            <text:p>45.36</text:p>
          </table:table-cell>
          <table:table-cell table:style-name="ce3"/>
          <table:table-cell table:style-name="ce3" table:formula="of:=[.K344]*COS(RADIANS([.L344]))+[.M344]*COS(RADIANS([.N344]))" office:value-type="float" office:value="9.4951210734531" calcext:value-type="float">
            <text:p>9.50</text:p>
          </table:table-cell>
          <table:table-cell table:style-name="ce3" table:formula="of:=[.K344]*SIN(RADIANS([.L344]))+[.M344]*SIN(RADIANS([.N344]))" office:value-type="float" office:value="9.376583027265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61216" calcext:value-type="float">
            <text:p>7461216</text:p>
          </table:table-cell>
          <table:table-cell office:value-type="float" office:value="-32.8401471709737" calcext:value-type="float">
            <text:p>-32.840147171</text:p>
          </table:table-cell>
          <table:table-cell office:value-type="float" office:value="32.6528907046886" calcext:value-type="float">
            <text:p>32.6528907047</text:p>
          </table:table-cell>
          <table:table-cell office:value-type="float" office:value="1.95054962835979" calcext:value-type="float">
            <text:p>1.950549628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5.82" calcext:value-type="float">
            <text:p>15.82</text:p>
          </table:table-cell>
          <table:table-cell/>
          <table:table-cell table:formula="of:=DEGREES(ACOS(COS(RADIANS([.B345]))*COS(RADIANS([.C345]))))" office:value-type="float" office:value="44.976298008021" calcext:value-type="float">
            <text:p>44.98</text:p>
          </table:table-cell>
          <table:table-cell table:formula="of:=SQRT([.E345]^2+[.F345]^2)" office:value-type="float" office:value="0.152643375224737" calcext:value-type="float">
            <text:p>0.15</text:p>
          </table:table-cell>
          <table:table-cell table:formula="of:=DEGREES(ATAN2([.F345]; [.E345]))" office:value-type="float" office:value="-121.607502246249" calcext:value-type="float">
            <text:p>-121.61</text:p>
          </table:table-cell>
          <table:table-cell table:style-name="ce3" table:formula="of:=0.3*[.J345]" office:value-type="float" office:value="13.4928894024063" calcext:value-type="float">
            <text:p>13.49</text:p>
          </table:table-cell>
          <table:table-cell table:style-name="ce3" table:formula="of:=DEGREES(ATAN( (-SIN (RADIANS ([.C345])) * COS(RADIANS([.B345]))) / (COS (RADIANS ([.C345])) * SIN(RADIANS([.B345]))) ))" office:value-type="float" office:value="44.7942047589316" calcext:value-type="float">
            <text:p>44.79</text:p>
          </table:table-cell>
          <table:table-cell table:style-name="ce3" table:formula="of:=SQRT([.R345]^2+[.S345]^2)" office:value-type="float" office:value="13.3445731841347" calcext:value-type="float">
            <text:p>13.34</text:p>
          </table:table-cell>
          <table:table-cell table:style-name="ce3" table:formula="of:=DEGREES(ATAN2([.S345];[.R345]))" office:value-type="float" office:value="45.3598848521261" calcext:value-type="float">
            <text:p>45.36</text:p>
          </table:table-cell>
          <table:table-cell table:style-name="ce3"/>
          <table:table-cell table:style-name="ce3" table:formula="of:=[.K345]*COS(RADIANS([.L345]))+[.M345]*COS(RADIANS([.N345]))" office:value-type="float" office:value="9.4951210734531" calcext:value-type="float">
            <text:p>9.50</text:p>
          </table:table-cell>
          <table:table-cell table:style-name="ce3" table:formula="of:=[.K345]*SIN(RADIANS([.L345]))+[.M345]*SIN(RADIANS([.N345]))" office:value-type="float" office:value="9.376583027265" calcext:value-type="float">
            <text:p>9.38</text:p>
          </table:table-cell>
          <table:table-cell table:number-columns-repeated="1005"/>
        </table:table-row>
        <table:table-row table:style-name="ro1">
          <table:table-cell office:value-type="float" office:value="7461466" calcext:value-type="float">
            <text:p>7461466</text:p>
          </table:table-cell>
          <table:table-cell office:value-type="float" office:value="-32.8196053770449" calcext:value-type="float">
            <text:p>-32.819605377</text:p>
          </table:table-cell>
          <table:table-cell office:value-type="float" office:value="32.666786724555" calcext:value-type="float">
            <text:p>32.6667867246</text:p>
          </table:table-cell>
          <table:table-cell office:value-type="float" office:value="1.96282625306265" calcext:value-type="float">
            <text:p>1.962826253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6" calcext:value-type="float">
            <text:p>-0.16</text:p>
          </table:table-cell>
          <table:table-cell office:value-type="float" office:value="15.855" calcext:value-type="float">
            <text:p>15.855</text:p>
          </table:table-cell>
          <table:table-cell/>
          <table:table-cell table:formula="of:=DEGREES(ACOS(COS(RADIANS([.B346]))*COS(RADIANS([.C346]))))" office:value-type="float" office:value="44.9719479700258" calcext:value-type="float">
            <text:p>44.97</text:p>
          </table:table-cell>
          <table:table-cell table:formula="of:=SQRT([.E346]^2+[.F346]^2)" office:value-type="float" office:value="0.166433169770932" calcext:value-type="float">
            <text:p>0.17</text:p>
          </table:table-cell>
          <table:table-cell table:formula="of:=DEGREES(ATAN2([.F346]; [.E346]))" office:value-type="float" office:value="-122.735226272108" calcext:value-type="float">
            <text:p>-122.74</text:p>
          </table:table-cell>
          <table:table-cell table:style-name="ce3" table:formula="of:=0.3*[.J346]" office:value-type="float" office:value="13.4915843910077" calcext:value-type="float">
            <text:p>13.49</text:p>
          </table:table-cell>
          <table:table-cell table:style-name="ce3" table:formula="of:=DEGREES(ATAN( (-SIN (RADIANS ([.C346])) * COS(RADIANS([.B346]))) / (COS (RADIANS ([.C346])) * SIN(RADIANS([.B346]))) ))" office:value-type="float" office:value="44.8320427637927" calcext:value-type="float">
            <text:p>44.83</text:p>
          </table:table-cell>
          <table:table-cell table:style-name="ce3" table:formula="of:=SQRT([.R346]^2+[.S346]^2)" office:value-type="float" office:value="13.3291023334902" calcext:value-type="float">
            <text:p>13.33</text:p>
          </table:table-cell>
          <table:table-cell table:style-name="ce3" table:formula="of:=DEGREES(ATAN2([.S346];[.R346]))" office:value-type="float" office:value="45.321982694274" calcext:value-type="float">
            <text:p>45.32</text:p>
          </table:table-cell>
          <table:table-cell table:style-name="ce3"/>
          <table:table-cell table:style-name="ce3" table:formula="of:=[.K346]*COS(RADIANS([.L346]))+[.M346]*COS(RADIANS([.N346]))" office:value-type="float" office:value="9.47791537623725" calcext:value-type="float">
            <text:p>9.48</text:p>
          </table:table-cell>
          <table:table-cell table:style-name="ce3" table:formula="of:=[.K346]*SIN(RADIANS([.L346]))+[.M346]*SIN(RADIANS([.N346]))" office:value-type="float" office:value="9.37198426895494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1466" calcext:value-type="float">
            <text:p>7461466</text:p>
          </table:table-cell>
          <table:table-cell office:value-type="float" office:value="-32.8196053770449" calcext:value-type="float">
            <text:p>-32.819605377</text:p>
          </table:table-cell>
          <table:table-cell office:value-type="float" office:value="32.666786724555" calcext:value-type="float">
            <text:p>32.6667867246</text:p>
          </table:table-cell>
          <table:table-cell office:value-type="float" office:value="1.96282625306265" calcext:value-type="float">
            <text:p>1.962826253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6" calcext:value-type="float">
            <text:p>-0.16</text:p>
          </table:table-cell>
          <table:table-cell office:value-type="float" office:value="15.855" calcext:value-type="float">
            <text:p>15.855</text:p>
          </table:table-cell>
          <table:table-cell/>
          <table:table-cell table:formula="of:=DEGREES(ACOS(COS(RADIANS([.B347]))*COS(RADIANS([.C347]))))" office:value-type="float" office:value="44.9719479700258" calcext:value-type="float">
            <text:p>44.97</text:p>
          </table:table-cell>
          <table:table-cell table:formula="of:=SQRT([.E347]^2+[.F347]^2)" office:value-type="float" office:value="0.166433169770932" calcext:value-type="float">
            <text:p>0.17</text:p>
          </table:table-cell>
          <table:table-cell table:formula="of:=DEGREES(ATAN2([.F347]; [.E347]))" office:value-type="float" office:value="-122.735226272108" calcext:value-type="float">
            <text:p>-122.74</text:p>
          </table:table-cell>
          <table:table-cell table:style-name="ce3" table:formula="of:=0.3*[.J347]" office:value-type="float" office:value="13.4915843910077" calcext:value-type="float">
            <text:p>13.49</text:p>
          </table:table-cell>
          <table:table-cell table:style-name="ce3" table:formula="of:=DEGREES(ATAN( (-SIN (RADIANS ([.C347])) * COS(RADIANS([.B347]))) / (COS (RADIANS ([.C347])) * SIN(RADIANS([.B347]))) ))" office:value-type="float" office:value="44.8320427637927" calcext:value-type="float">
            <text:p>44.83</text:p>
          </table:table-cell>
          <table:table-cell table:style-name="ce3" table:formula="of:=SQRT([.R347]^2+[.S347]^2)" office:value-type="float" office:value="13.3291023334902" calcext:value-type="float">
            <text:p>13.33</text:p>
          </table:table-cell>
          <table:table-cell table:style-name="ce3" table:formula="of:=DEGREES(ATAN2([.S347];[.R347]))" office:value-type="float" office:value="45.321982694274" calcext:value-type="float">
            <text:p>45.32</text:p>
          </table:table-cell>
          <table:table-cell table:style-name="ce3"/>
          <table:table-cell table:style-name="ce3" table:formula="of:=[.K347]*COS(RADIANS([.L347]))+[.M347]*COS(RADIANS([.N347]))" office:value-type="float" office:value="9.47791537623725" calcext:value-type="float">
            <text:p>9.48</text:p>
          </table:table-cell>
          <table:table-cell table:style-name="ce3" table:formula="of:=[.K347]*SIN(RADIANS([.L347]))+[.M347]*SIN(RADIANS([.N347]))" office:value-type="float" office:value="9.37198426895494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1716" calcext:value-type="float">
            <text:p>7461716</text:p>
          </table:table-cell>
          <table:table-cell office:value-type="float" office:value="-32.7998183190193" calcext:value-type="float">
            <text:p>-32.799818319</text:p>
          </table:table-cell>
          <table:table-cell office:value-type="float" office:value="32.6840739333443" calcext:value-type="float">
            <text:p>32.6840739333</text:p>
          </table:table-cell>
          <table:table-cell office:value-type="float" office:value="1.95711429392581" calcext:value-type="float">
            <text:p>1.957114293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16" calcext:value-type="float">
            <text:p>-0.16</text:p>
          </table:table-cell>
          <table:table-cell office:value-type="float" office:value="15.891" calcext:value-type="float">
            <text:p>15.891</text:p>
          </table:table-cell>
          <table:table-cell/>
          <table:table-cell table:formula="of:=DEGREES(ACOS(COS(RADIANS([.B348]))*COS(RADIANS([.C348]))))" office:value-type="float" office:value="44.970277375283" calcext:value-type="float">
            <text:p>44.97</text:p>
          </table:table-cell>
          <table:table-cell table:formula="of:=SQRT([.E348]^2+[.F348]^2)" office:value-type="float" office:value="0.180277563773199" calcext:value-type="float">
            <text:p>0.18</text:p>
          </table:table-cell>
          <table:table-cell table:formula="of:=DEGREES(ATAN2([.F348]; [.E348]))" office:value-type="float" office:value="-123.69006752598" calcext:value-type="float">
            <text:p>-123.69</text:p>
          </table:table-cell>
          <table:table-cell table:style-name="ce3" table:formula="of:=0.3*[.J348]" office:value-type="float" office:value="13.4910832125849" calcext:value-type="float">
            <text:p>13.49</text:p>
          </table:table-cell>
          <table:table-cell table:style-name="ce3" table:formula="of:=DEGREES(ATAN( (-SIN (RADIANS ([.C348])) * COS(RADIANS([.B348]))) / (COS (RADIANS ([.C348])) * SIN(RADIANS([.B348]))) ))" office:value-type="float" office:value="44.872786945939" calcext:value-type="float">
            <text:p>44.87</text:p>
          </table:table-cell>
          <table:table-cell table:style-name="ce3" table:formula="of:=SQRT([.R348]^2+[.S348]^2)" office:value-type="float" office:value="13.3144334413491" calcext:value-type="float">
            <text:p>13.31</text:p>
          </table:table-cell>
          <table:table-cell table:style-name="ce3" table:formula="of:=DEGREES(ATAN2([.S348];[.R348]))" office:value-type="float" office:value="45.2810459206965" calcext:value-type="float">
            <text:p>45.28</text:p>
          </table:table-cell>
          <table:table-cell table:style-name="ce3"/>
          <table:table-cell table:style-name="ce3" table:formula="of:=[.K348]*COS(RADIANS([.L348]))+[.M348]*COS(RADIANS([.N348]))" office:value-type="float" office:value="9.46079362148689" calcext:value-type="float">
            <text:p>9.46</text:p>
          </table:table-cell>
          <table:table-cell table:style-name="ce3" table:formula="of:=[.K348]*SIN(RADIANS([.L348]))+[.M348]*SIN(RADIANS([.N348]))" office:value-type="float" office:value="9.3684322015879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1716" calcext:value-type="float">
            <text:p>7461716</text:p>
          </table:table-cell>
          <table:table-cell office:value-type="float" office:value="-32.7998183190193" calcext:value-type="float">
            <text:p>-32.799818319</text:p>
          </table:table-cell>
          <table:table-cell office:value-type="float" office:value="32.6840739333443" calcext:value-type="float">
            <text:p>32.6840739333</text:p>
          </table:table-cell>
          <table:table-cell office:value-type="float" office:value="1.95711429392581" calcext:value-type="float">
            <text:p>1.9571142939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16" calcext:value-type="float">
            <text:p>-0.16</text:p>
          </table:table-cell>
          <table:table-cell office:value-type="float" office:value="15.891" calcext:value-type="float">
            <text:p>15.891</text:p>
          </table:table-cell>
          <table:table-cell/>
          <table:table-cell table:formula="of:=DEGREES(ACOS(COS(RADIANS([.B349]))*COS(RADIANS([.C349]))))" office:value-type="float" office:value="44.970277375283" calcext:value-type="float">
            <text:p>44.97</text:p>
          </table:table-cell>
          <table:table-cell table:formula="of:=SQRT([.E349]^2+[.F349]^2)" office:value-type="float" office:value="0.180277563773199" calcext:value-type="float">
            <text:p>0.18</text:p>
          </table:table-cell>
          <table:table-cell table:formula="of:=DEGREES(ATAN2([.F349]; [.E349]))" office:value-type="float" office:value="-123.69006752598" calcext:value-type="float">
            <text:p>-123.69</text:p>
          </table:table-cell>
          <table:table-cell table:style-name="ce3" table:formula="of:=0.3*[.J349]" office:value-type="float" office:value="13.4910832125849" calcext:value-type="float">
            <text:p>13.49</text:p>
          </table:table-cell>
          <table:table-cell table:style-name="ce3" table:formula="of:=DEGREES(ATAN( (-SIN (RADIANS ([.C349])) * COS(RADIANS([.B349]))) / (COS (RADIANS ([.C349])) * SIN(RADIANS([.B349]))) ))" office:value-type="float" office:value="44.872786945939" calcext:value-type="float">
            <text:p>44.87</text:p>
          </table:table-cell>
          <table:table-cell table:style-name="ce3" table:formula="of:=SQRT([.R349]^2+[.S349]^2)" office:value-type="float" office:value="13.3144334413491" calcext:value-type="float">
            <text:p>13.31</text:p>
          </table:table-cell>
          <table:table-cell table:style-name="ce3" table:formula="of:=DEGREES(ATAN2([.S349];[.R349]))" office:value-type="float" office:value="45.2810459206965" calcext:value-type="float">
            <text:p>45.28</text:p>
          </table:table-cell>
          <table:table-cell table:style-name="ce3"/>
          <table:table-cell table:style-name="ce3" table:formula="of:=[.K349]*COS(RADIANS([.L349]))+[.M349]*COS(RADIANS([.N349]))" office:value-type="float" office:value="9.46079362148689" calcext:value-type="float">
            <text:p>9.46</text:p>
          </table:table-cell>
          <table:table-cell table:style-name="ce3" table:formula="of:=[.K349]*SIN(RADIANS([.L349]))+[.M349]*SIN(RADIANS([.N349]))" office:value-type="float" office:value="9.3684322015879" calcext:value-type="float">
            <text:p>9.37</text:p>
          </table:table-cell>
          <table:table-cell table:number-columns-repeated="1005"/>
        </table:table-row>
        <table:table-row table:style-name="ro1">
          <table:table-cell office:value-type="float" office:value="7461966" calcext:value-type="float">
            <text:p>7461966</text:p>
          </table:table-cell>
          <table:table-cell office:value-type="float" office:value="-32.783996185807" calcext:value-type="float">
            <text:p>-32.7839961858</text:p>
          </table:table-cell>
          <table:table-cell office:value-type="float" office:value="32.7016070289437" calcext:value-type="float">
            <text:p>32.7016070289</text:p>
          </table:table-cell>
          <table:table-cell office:value-type="float" office:value="1.95168343976201" calcext:value-type="float">
            <text:p>1.951683439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26" calcext:value-type="float">
            <text:p>15.926</text:p>
          </table:table-cell>
          <table:table-cell/>
          <table:table-cell table:formula="of:=DEGREES(ACOS(COS(RADIANS([.B350]))*COS(RADIANS([.C350]))))" office:value-type="float" office:value="44.9713379027939" calcext:value-type="float">
            <text:p>44.97</text:p>
          </table:table-cell>
          <table:table-cell table:formula="of:=SQRT([.E350]^2+[.F350]^2)" office:value-type="float" office:value="0.194164878389476" calcext:value-type="float">
            <text:p>0.19</text:p>
          </table:table-cell>
          <table:table-cell table:formula="of:=DEGREES(ATAN2([.F350]; [.E350]))" office:value-type="float" office:value="-124.508522987668" calcext:value-type="float">
            <text:p>-124.51</text:p>
          </table:table-cell>
          <table:table-cell table:style-name="ce3" table:formula="of:=0.3*[.J350]" office:value-type="float" office:value="13.4914013708382" calcext:value-type="float">
            <text:p>13.49</text:p>
          </table:table-cell>
          <table:table-cell table:style-name="ce3" table:formula="of:=DEGREES(ATAN( (-SIN (RADIANS ([.C350])) * COS(RADIANS([.B350]))) / (COS (RADIANS ([.C350])) * SIN(RADIANS([.B350]))) ))" office:value-type="float" office:value="44.9094483461643" calcext:value-type="float">
            <text:p>44.91</text:p>
          </table:table-cell>
          <table:table-cell table:style-name="ce3" table:formula="of:=SQRT([.R350]^2+[.S350]^2)" office:value-type="float" office:value="13.3005864506303" calcext:value-type="float">
            <text:p>13.30</text:p>
          </table:table-cell>
          <table:table-cell table:style-name="ce3" table:formula="of:=DEGREES(ATAN2([.S350];[.R350]))" office:value-type="float" office:value="45.2441538761859" calcext:value-type="float">
            <text:p>45.24</text:p>
          </table:table-cell>
          <table:table-cell table:style-name="ce3"/>
          <table:table-cell table:style-name="ce3" table:formula="of:=[.K350]*COS(RADIANS([.L350]))+[.M350]*COS(RADIANS([.N350]))" office:value-type="float" office:value="9.44492650740374" calcext:value-type="float">
            <text:p>9.44</text:p>
          </table:table-cell>
          <table:table-cell table:style-name="ce3" table:formula="of:=[.K350]*SIN(RADIANS([.L350]))+[.M350]*SIN(RADIANS([.N350]))" office:value-type="float" office:value="9.3647724585508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61966" calcext:value-type="float">
            <text:p>7461966</text:p>
          </table:table-cell>
          <table:table-cell office:value-type="float" office:value="-32.783996185807" calcext:value-type="float">
            <text:p>-32.7839961858</text:p>
          </table:table-cell>
          <table:table-cell office:value-type="float" office:value="32.7016070289437" calcext:value-type="float">
            <text:p>32.7016070289</text:p>
          </table:table-cell>
          <table:table-cell office:value-type="float" office:value="1.95168343976201" calcext:value-type="float">
            <text:p>1.9516834398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26" calcext:value-type="float">
            <text:p>15.926</text:p>
          </table:table-cell>
          <table:table-cell/>
          <table:table-cell table:formula="of:=DEGREES(ACOS(COS(RADIANS([.B351]))*COS(RADIANS([.C351]))))" office:value-type="float" office:value="44.9713379027939" calcext:value-type="float">
            <text:p>44.97</text:p>
          </table:table-cell>
          <table:table-cell table:formula="of:=SQRT([.E351]^2+[.F351]^2)" office:value-type="float" office:value="0.194164878389476" calcext:value-type="float">
            <text:p>0.19</text:p>
          </table:table-cell>
          <table:table-cell table:formula="of:=DEGREES(ATAN2([.F351]; [.E351]))" office:value-type="float" office:value="-124.508522987668" calcext:value-type="float">
            <text:p>-124.51</text:p>
          </table:table-cell>
          <table:table-cell table:style-name="ce3" table:formula="of:=0.3*[.J351]" office:value-type="float" office:value="13.4914013708382" calcext:value-type="float">
            <text:p>13.49</text:p>
          </table:table-cell>
          <table:table-cell table:style-name="ce3" table:formula="of:=DEGREES(ATAN( (-SIN (RADIANS ([.C351])) * COS(RADIANS([.B351]))) / (COS (RADIANS ([.C351])) * SIN(RADIANS([.B351]))) ))" office:value-type="float" office:value="44.9094483461643" calcext:value-type="float">
            <text:p>44.91</text:p>
          </table:table-cell>
          <table:table-cell table:style-name="ce3" table:formula="of:=SQRT([.R351]^2+[.S351]^2)" office:value-type="float" office:value="13.3005864506303" calcext:value-type="float">
            <text:p>13.30</text:p>
          </table:table-cell>
          <table:table-cell table:style-name="ce3" table:formula="of:=DEGREES(ATAN2([.S351];[.R351]))" office:value-type="float" office:value="45.2441538761859" calcext:value-type="float">
            <text:p>45.24</text:p>
          </table:table-cell>
          <table:table-cell table:style-name="ce3"/>
          <table:table-cell table:style-name="ce3" table:formula="of:=[.K351]*COS(RADIANS([.L351]))+[.M351]*COS(RADIANS([.N351]))" office:value-type="float" office:value="9.44492650740374" calcext:value-type="float">
            <text:p>9.44</text:p>
          </table:table-cell>
          <table:table-cell table:style-name="ce3" table:formula="of:=[.K351]*SIN(RADIANS([.L351]))+[.M351]*SIN(RADIANS([.N351]))" office:value-type="float" office:value="9.3647724585508" calcext:value-type="float">
            <text:p>9.36</text:p>
          </table:table-cell>
          <table:table-cell table:number-columns-repeated="1005"/>
        </table:table-row>
        <table:table-row table:style-name="ro1">
          <table:table-cell office:value-type="float" office:value="7462217" calcext:value-type="float">
            <text:p>7462217</text:p>
          </table:table-cell>
          <table:table-cell office:value-type="float" office:value="-32.8110642254878" calcext:value-type="float">
            <text:p>-32.8110642255</text:p>
          </table:table-cell>
          <table:table-cell office:value-type="float" office:value="32.6763182535418" calcext:value-type="float">
            <text:p>32.6763182535</text:p>
          </table:table-cell>
          <table:table-cell office:value-type="float" office:value="1.92310977025608" calcext:value-type="float">
            <text:p>1.923109770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61" calcext:value-type="float">
            <text:p>15.961</text:p>
          </table:table-cell>
          <table:table-cell/>
          <table:table-cell table:formula="of:=DEGREES(ACOS(COS(RADIANS([.B352]))*COS(RADIANS([.C352]))))" office:value-type="float" office:value="44.9725533757312" calcext:value-type="float">
            <text:p>44.97</text:p>
          </table:table-cell>
          <table:table-cell table:formula="of:=SQRT([.E352]^2+[.F352]^2)" office:value-type="float" office:value="0.208086520466848" calcext:value-type="float">
            <text:p>0.21</text:p>
          </table:table-cell>
          <table:table-cell table:formula="of:=DEGREES(ATAN2([.F352]; [.E352]))" office:value-type="float" office:value="-125.217592968193" calcext:value-type="float">
            <text:p>-125.22</text:p>
          </table:table-cell>
          <table:table-cell table:style-name="ce3" table:formula="of:=0.3*[.J352]" office:value-type="float" office:value="13.4917660127194" calcext:value-type="float">
            <text:p>13.49</text:p>
          </table:table-cell>
          <table:table-cell table:style-name="ce3" table:formula="of:=DEGREES(ATAN( (-SIN (RADIANS ([.C352])) * COS(RADIANS([.B352]))) / (COS (RADIANS ([.C352])) * SIN(RADIANS([.B352]))) ))" office:value-type="float" office:value="44.8519068014109" calcext:value-type="float">
            <text:p>44.85</text:p>
          </table:table-cell>
          <table:table-cell table:style-name="ce3" table:formula="of:=SQRT([.R352]^2+[.S352]^2)" office:value-type="float" office:value="13.2868455741903" calcext:value-type="float">
            <text:p>13.29</text:p>
          </table:table-cell>
          <table:table-cell table:style-name="ce3" table:formula="of:=DEGREES(ATAN2([.S352];[.R352]))" office:value-type="float" office:value="45.3028383962741" calcext:value-type="float">
            <text:p>45.30</text:p>
          </table:table-cell>
          <table:table-cell table:style-name="ce3"/>
          <table:table-cell table:style-name="ce3" table:formula="of:=[.K352]*COS(RADIANS([.L352]))+[.M352]*COS(RADIANS([.N352]))" office:value-type="float" office:value="9.44474582172724" calcext:value-type="float">
            <text:p>9.44</text:p>
          </table:table-cell>
          <table:table-cell table:style-name="ce3" table:formula="of:=[.K352]*SIN(RADIANS([.L352]))+[.M352]*SIN(RADIANS([.N352]))" office:value-type="float" office:value="9.34542891874667" calcext:value-type="float">
            <text:p>9.35</text:p>
          </table:table-cell>
          <table:table-cell table:number-columns-repeated="1005"/>
        </table:table-row>
        <table:table-row table:style-name="ro1">
          <table:table-cell office:value-type="float" office:value="7462217" calcext:value-type="float">
            <text:p>7462217</text:p>
          </table:table-cell>
          <table:table-cell office:value-type="float" office:value="-32.8110642254878" calcext:value-type="float">
            <text:p>-32.8110642255</text:p>
          </table:table-cell>
          <table:table-cell office:value-type="float" office:value="32.6763182535418" calcext:value-type="float">
            <text:p>32.6763182535</text:p>
          </table:table-cell>
          <table:table-cell office:value-type="float" office:value="1.92310977025608" calcext:value-type="float">
            <text:p>1.923109770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61" calcext:value-type="float">
            <text:p>15.961</text:p>
          </table:table-cell>
          <table:table-cell/>
          <table:table-cell table:formula="of:=DEGREES(ACOS(COS(RADIANS([.B353]))*COS(RADIANS([.C353]))))" office:value-type="float" office:value="44.9725533757312" calcext:value-type="float">
            <text:p>44.97</text:p>
          </table:table-cell>
          <table:table-cell table:formula="of:=SQRT([.E353]^2+[.F353]^2)" office:value-type="float" office:value="0.208086520466848" calcext:value-type="float">
            <text:p>0.21</text:p>
          </table:table-cell>
          <table:table-cell table:formula="of:=DEGREES(ATAN2([.F353]; [.E353]))" office:value-type="float" office:value="-125.217592968193" calcext:value-type="float">
            <text:p>-125.22</text:p>
          </table:table-cell>
          <table:table-cell table:style-name="ce3" table:formula="of:=0.3*[.J353]" office:value-type="float" office:value="13.4917660127194" calcext:value-type="float">
            <text:p>13.49</text:p>
          </table:table-cell>
          <table:table-cell table:style-name="ce3" table:formula="of:=DEGREES(ATAN( (-SIN (RADIANS ([.C353])) * COS(RADIANS([.B353]))) / (COS (RADIANS ([.C353])) * SIN(RADIANS([.B353]))) ))" office:value-type="float" office:value="44.8519068014109" calcext:value-type="float">
            <text:p>44.85</text:p>
          </table:table-cell>
          <table:table-cell table:style-name="ce3" table:formula="of:=SQRT([.R353]^2+[.S353]^2)" office:value-type="float" office:value="13.2868455741903" calcext:value-type="float">
            <text:p>13.29</text:p>
          </table:table-cell>
          <table:table-cell table:style-name="ce3" table:formula="of:=DEGREES(ATAN2([.S353];[.R353]))" office:value-type="float" office:value="45.3028383962741" calcext:value-type="float">
            <text:p>45.30</text:p>
          </table:table-cell>
          <table:table-cell table:style-name="ce3"/>
          <table:table-cell table:style-name="ce3" table:formula="of:=[.K353]*COS(RADIANS([.L353]))+[.M353]*COS(RADIANS([.N353]))" office:value-type="float" office:value="9.44474582172724" calcext:value-type="float">
            <text:p>9.44</text:p>
          </table:table-cell>
          <table:table-cell table:style-name="ce3" table:formula="of:=[.K353]*SIN(RADIANS([.L353]))+[.M353]*SIN(RADIANS([.N353]))" office:value-type="float" office:value="9.34542891874667" calcext:value-type="float">
            <text:p>9.35</text:p>
          </table:table-cell>
          <table:table-cell table:number-columns-repeated="1005"/>
        </table:table-row>
        <table:table-row table:style-name="ro1">
          <table:table-cell office:value-type="float" office:value="7462467" calcext:value-type="float">
            <text:p>7462467</text:p>
          </table:table-cell>
          <table:table-cell office:value-type="float" office:value="-32.8092644706415" calcext:value-type="float">
            <text:p>-32.8092644706</text:p>
          </table:table-cell>
          <table:table-cell office:value-type="float" office:value="32.688298405346" calcext:value-type="float">
            <text:p>32.6882984053</text:p>
          </table:table-cell>
          <table:table-cell office:value-type="float" office:value="1.93047740993641" calcext:value-type="float">
            <text:p>1.9304774099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96" calcext:value-type="float">
            <text:p>15.996</text:p>
          </table:table-cell>
          <table:table-cell/>
          <table:table-cell table:formula="of:=DEGREES(ACOS(COS(RADIANS([.B354]))*COS(RADIANS([.C354]))))" office:value-type="float" office:value="44.9790844693739" calcext:value-type="float">
            <text:p>44.98</text:p>
          </table:table-cell>
          <table:table-cell table:formula="of:=SQRT([.E354]^2+[.F354]^2)" office:value-type="float" office:value="0.228473193175917" calcext:value-type="float">
            <text:p>0.23</text:p>
          </table:table-cell>
          <table:table-cell table:formula="of:=DEGREES(ATAN2([.F354]; [.E354]))" office:value-type="float" office:value="23.1985905136482" calcext:value-type="float">
            <text:p>23.20</text:p>
          </table:table-cell>
          <table:table-cell table:style-name="ce3" table:formula="of:=0.3*[.J354]" office:value-type="float" office:value="13.4937253408122" calcext:value-type="float">
            <text:p>13.49</text:p>
          </table:table-cell>
          <table:table-cell table:style-name="ce3" table:formula="of:=DEGREES(ATAN( (-SIN (RADIANS ([.C354])) * COS(RADIANS([.B354]))) / (COS (RADIANS ([.C354])) * SIN(RADIANS([.B354]))) ))" office:value-type="float" office:value="44.8670623604822" calcext:value-type="float">
            <text:p>44.87</text:p>
          </table:table-cell>
          <table:table-cell table:style-name="ce3" table:formula="of:=SQRT([.R354]^2+[.S354]^2)" office:value-type="float" office:value="13.7063132950062" calcext:value-type="float">
            <text:p>13.71</text:p>
          </table:table-cell>
          <table:table-cell table:style-name="ce3" table:formula="of:=DEGREES(ATAN2([.S354];[.R354]))" office:value-type="float" office:value="45.4855871907382" calcext:value-type="float">
            <text:p>45.49</text:p>
          </table:table-cell>
          <table:table-cell table:style-name="ce3"/>
          <table:table-cell table:style-name="ce3" table:formula="of:=[.K354]*COS(RADIANS([.L354]))+[.M354]*COS(RADIANS([.N354]))" office:value-type="float" office:value="9.77361718409706" calcext:value-type="float">
            <text:p>9.77</text:p>
          </table:table-cell>
          <table:table-cell table:style-name="ce3" table:formula="of:=[.K354]*SIN(RADIANS([.L354]))+[.M354]*SIN(RADIANS([.N354]))" office:value-type="float" office:value="9.60934083481204" calcext:value-type="float">
            <text:p>9.61</text:p>
          </table:table-cell>
          <table:table-cell table:number-columns-repeated="1005"/>
        </table:table-row>
        <table:table-row table:style-name="ro1">
          <table:table-cell office:value-type="float" office:value="7462467" calcext:value-type="float">
            <text:p>7462467</text:p>
          </table:table-cell>
          <table:table-cell office:value-type="float" office:value="-32.8092644706415" calcext:value-type="float">
            <text:p>-32.8092644706</text:p>
          </table:table-cell>
          <table:table-cell office:value-type="float" office:value="32.688298405346" calcext:value-type="float">
            <text:p>32.6882984053</text:p>
          </table:table-cell>
          <table:table-cell office:value-type="float" office:value="1.93047740993641" calcext:value-type="float">
            <text:p>1.9304774099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-0.15" calcext:value-type="float">
            <text:p>-0.15</text:p>
          </table:table-cell>
          <table:table-cell office:value-type="float" office:value="15.996" calcext:value-type="float">
            <text:p>15.996</text:p>
          </table:table-cell>
          <table:table-cell/>
          <table:table-cell table:formula="of:=DEGREES(ACOS(COS(RADIANS([.B355]))*COS(RADIANS([.C355]))))" office:value-type="float" office:value="44.9790844693739" calcext:value-type="float">
            <text:p>44.98</text:p>
          </table:table-cell>
          <table:table-cell table:formula="of:=SQRT([.E355]^2+[.F355]^2)" office:value-type="float" office:value="0.228473193175917" calcext:value-type="float">
            <text:p>0.23</text:p>
          </table:table-cell>
          <table:table-cell table:formula="of:=DEGREES(ATAN2([.F355]; [.E355]))" office:value-type="float" office:value="23.1985905136482" calcext:value-type="float">
            <text:p>23.20</text:p>
          </table:table-cell>
          <table:table-cell table:style-name="ce3" table:formula="of:=0.3*[.J355]" office:value-type="float" office:value="13.4937253408122" calcext:value-type="float">
            <text:p>13.49</text:p>
          </table:table-cell>
          <table:table-cell table:style-name="ce3" table:formula="of:=DEGREES(ATAN( (-SIN (RADIANS ([.C355])) * COS(RADIANS([.B355]))) / (COS (RADIANS ([.C355])) * SIN(RADIANS([.B355]))) ))" office:value-type="float" office:value="44.8670623604822" calcext:value-type="float">
            <text:p>44.87</text:p>
          </table:table-cell>
          <table:table-cell table:style-name="ce3" table:formula="of:=SQRT([.R355]^2+[.S355]^2)" office:value-type="float" office:value="13.7063132950062" calcext:value-type="float">
            <text:p>13.71</text:p>
          </table:table-cell>
          <table:table-cell table:style-name="ce3" table:formula="of:=DEGREES(ATAN2([.S355];[.R355]))" office:value-type="float" office:value="45.4855871907382" calcext:value-type="float">
            <text:p>45.49</text:p>
          </table:table-cell>
          <table:table-cell table:style-name="ce3"/>
          <table:table-cell table:style-name="ce3" table:formula="of:=[.K355]*COS(RADIANS([.L355]))+[.M355]*COS(RADIANS([.N355]))" office:value-type="float" office:value="9.77361718409706" calcext:value-type="float">
            <text:p>9.77</text:p>
          </table:table-cell>
          <table:table-cell table:style-name="ce3" table:formula="of:=[.K355]*SIN(RADIANS([.L355]))+[.M355]*SIN(RADIANS([.N355]))" office:value-type="float" office:value="9.60934083481204" calcext:value-type="float">
            <text:p>9.61</text:p>
          </table:table-cell>
          <table:table-cell table:number-columns-repeated="1005"/>
        </table:table-row>
        <table:table-row table:style-name="ro1">
          <table:table-cell office:value-type="float" office:value="7462717" calcext:value-type="float">
            <text:p>7462717</text:p>
          </table:table-cell>
          <table:table-cell office:value-type="float" office:value="-29.5201185739301" calcext:value-type="float">
            <text:p>-29.5201185739</text:p>
          </table:table-cell>
          <table:table-cell office:value-type="float" office:value="28.2461294918245" calcext:value-type="float">
            <text:p>28.2461294918</text:p>
          </table:table-cell>
          <table:table-cell office:value-type="float" office:value="3.74723857349446" calcext:value-type="float">
            <text:p>3.7472385735</text:p>
          </table:table-cell>
          <table:table-cell office:value-type="float" office:value="0.96" calcext:value-type="float">
            <text:p>0.96</text:p>
          </table:table-cell>
          <table:table-cell office:value-type="float" office:value="1.29" calcext:value-type="float">
            <text:p>1.29</text:p>
          </table:table-cell>
          <table:table-cell office:value-type="float" office:value="-0.19" calcext:value-type="float">
            <text:p>-0.19</text:p>
          </table:table-cell>
          <table:table-cell office:value-type="float" office:value="16.034" calcext:value-type="float">
            <text:p>16.034</text:p>
          </table:table-cell>
          <table:table-cell/>
          <table:table-cell table:formula="of:=DEGREES(ACOS(COS(RADIANS([.B356]))*COS(RADIANS([.C356]))))" office:value-type="float" office:value="39.9536900163596" calcext:value-type="float">
            <text:p>39.95</text:p>
          </table:table-cell>
          <table:table-cell table:formula="of:=SQRT([.E356]^2+[.F356]^2)" office:value-type="float" office:value="1.60801119399089" calcext:value-type="float">
            <text:p>1.61</text:p>
          </table:table-cell>
          <table:table-cell table:formula="of:=DEGREES(ATAN2([.F356]; [.E356]))" office:value-type="float" office:value="36.6561084159669" calcext:value-type="float">
            <text:p>36.66</text:p>
          </table:table-cell>
          <table:table-cell table:style-name="ce3" table:formula="of:=0.3*[.J356]" office:value-type="float" office:value="11.9861070049079" calcext:value-type="float">
            <text:p>11.99</text:p>
          </table:table-cell>
          <table:table-cell table:style-name="ce3" table:formula="of:=DEGREES(ATAN( (-SIN (RADIANS ([.C356])) * COS(RADIANS([.B356]))) / (COS (RADIANS ([.C356])) * SIN(RADIANS([.B356]))) ))" office:value-type="float" office:value="43.4943582991931" calcext:value-type="float">
            <text:p>43.49</text:p>
          </table:table-cell>
          <table:table-cell table:style-name="ce3" table:formula="of:=SQRT([.R356]^2+[.S356]^2)" office:value-type="float" office:value="13.5840285404739" calcext:value-type="float">
            <text:p>13.58</text:p>
          </table:table-cell>
          <table:table-cell table:style-name="ce3" table:formula="of:=DEGREES(ATAN2([.S356];[.R356]))" office:value-type="float" office:value="47.3132267943341" calcext:value-type="float">
            <text:p>47.31</text:p>
          </table:table-cell>
          <table:table-cell table:style-name="ce3"/>
          <table:table-cell table:style-name="ce3" table:formula="of:=[.K356]*COS(RADIANS([.L356]))+[.M356]*COS(RADIANS([.N356]))" office:value-type="float" office:value="9.98522720211989" calcext:value-type="float">
            <text:p>9.99</text:p>
          </table:table-cell>
          <table:table-cell table:style-name="ce3" table:formula="of:=[.K356]*SIN(RADIANS([.L356]))+[.M356]*SIN(RADIANS([.N356]))" office:value-type="float" office:value="9.20983545512369" calcext:value-type="float">
            <text:p>9.21</text:p>
          </table:table-cell>
          <table:table-cell table:number-columns-repeated="1005"/>
        </table:table-row>
        <table:table-row table:style-name="ro1">
          <table:table-cell office:value-type="float" office:value="7462717" calcext:value-type="float">
            <text:p>7462717</text:p>
          </table:table-cell>
          <table:table-cell office:value-type="float" office:value="-29.5201185739301" calcext:value-type="float">
            <text:p>-29.5201185739</text:p>
          </table:table-cell>
          <table:table-cell office:value-type="float" office:value="28.2461294918245" calcext:value-type="float">
            <text:p>28.2461294918</text:p>
          </table:table-cell>
          <table:table-cell office:value-type="float" office:value="3.74723857349446" calcext:value-type="float">
            <text:p>3.7472385735</text:p>
          </table:table-cell>
          <table:table-cell office:value-type="float" office:value="0.96" calcext:value-type="float">
            <text:p>0.96</text:p>
          </table:table-cell>
          <table:table-cell office:value-type="float" office:value="1.29" calcext:value-type="float">
            <text:p>1.29</text:p>
          </table:table-cell>
          <table:table-cell office:value-type="float" office:value="-0.19" calcext:value-type="float">
            <text:p>-0.19</text:p>
          </table:table-cell>
          <table:table-cell office:value-type="float" office:value="16.034" calcext:value-type="float">
            <text:p>16.034</text:p>
          </table:table-cell>
          <table:table-cell/>
          <table:table-cell table:formula="of:=DEGREES(ACOS(COS(RADIANS([.B357]))*COS(RADIANS([.C357]))))" office:value-type="float" office:value="39.9536900163596" calcext:value-type="float">
            <text:p>39.95</text:p>
          </table:table-cell>
          <table:table-cell table:formula="of:=SQRT([.E357]^2+[.F357]^2)" office:value-type="float" office:value="1.60801119399089" calcext:value-type="float">
            <text:p>1.61</text:p>
          </table:table-cell>
          <table:table-cell table:formula="of:=DEGREES(ATAN2([.F357]; [.E357]))" office:value-type="float" office:value="36.6561084159669" calcext:value-type="float">
            <text:p>36.66</text:p>
          </table:table-cell>
          <table:table-cell table:style-name="ce3" table:formula="of:=0.3*[.J357]" office:value-type="float" office:value="11.9861070049079" calcext:value-type="float">
            <text:p>11.99</text:p>
          </table:table-cell>
          <table:table-cell table:style-name="ce3" table:formula="of:=DEGREES(ATAN( (-SIN (RADIANS ([.C357])) * COS(RADIANS([.B357]))) / (COS (RADIANS ([.C357])) * SIN(RADIANS([.B357]))) ))" office:value-type="float" office:value="43.4943582991931" calcext:value-type="float">
            <text:p>43.49</text:p>
          </table:table-cell>
          <table:table-cell table:style-name="ce3" table:formula="of:=SQRT([.R357]^2+[.S357]^2)" office:value-type="float" office:value="13.5840285404739" calcext:value-type="float">
            <text:p>13.58</text:p>
          </table:table-cell>
          <table:table-cell table:style-name="ce3" table:formula="of:=DEGREES(ATAN2([.S357];[.R357]))" office:value-type="float" office:value="47.3132267943341" calcext:value-type="float">
            <text:p>47.31</text:p>
          </table:table-cell>
          <table:table-cell table:style-name="ce3"/>
          <table:table-cell table:style-name="ce3" table:formula="of:=[.K357]*COS(RADIANS([.L357]))+[.M357]*COS(RADIANS([.N357]))" office:value-type="float" office:value="9.98522720211989" calcext:value-type="float">
            <text:p>9.99</text:p>
          </table:table-cell>
          <table:table-cell table:style-name="ce3" table:formula="of:=[.K357]*SIN(RADIANS([.L357]))+[.M357]*SIN(RADIANS([.N357]))" office:value-type="float" office:value="9.20983545512369" calcext:value-type="float">
            <text:p>9.21</text:p>
          </table:table-cell>
          <table:table-cell table:number-columns-repeated="1005"/>
        </table:table-row>
        <table:table-row table:style-name="ro1">
          <table:table-cell office:value-type="float" office:value="7462966" calcext:value-type="float">
            <text:p>7462966</text:p>
          </table:table-cell>
          <table:table-cell office:value-type="float" office:value="-19.5451105270103" calcext:value-type="float">
            <text:p>-19.545110527</text:p>
          </table:table-cell>
          <table:table-cell office:value-type="float" office:value="17.3892022966308" calcext:value-type="float">
            <text:p>17.3892022966</text:p>
          </table:table-cell>
          <table:table-cell office:value-type="float" office:value="5.10994797093709" calcext:value-type="float">
            <text:p>5.1099479709</text:p>
          </table:table-cell>
          <table:table-cell office:value-type="float" office:value="1.31" calcext:value-type="float">
            <text:p>1.31</text:p>
          </table:table-cell>
          <table:table-cell office:value-type="float" office:value="1.63" calcext:value-type="float">
            <text:p>1.63</text:p>
          </table:table-cell>
          <table:table-cell office:value-type="float" office:value="-0.27" calcext:value-type="float">
            <text:p>-0.27</text:p>
          </table:table-cell>
          <table:table-cell office:value-type="float" office:value="16.088" calcext:value-type="float">
            <text:p>16.088</text:p>
          </table:table-cell>
          <table:table-cell/>
          <table:table-cell table:formula="of:=DEGREES(ACOS(COS(RADIANS([.B358]))*COS(RADIANS([.C358]))))" office:value-type="float" office:value="25.9326723187065" calcext:value-type="float">
            <text:p>25.93</text:p>
          </table:table-cell>
          <table:table-cell table:formula="of:=SQRT([.E358]^2+[.F358]^2)" office:value-type="float" office:value="2.09117192023994" calcext:value-type="float">
            <text:p>2.09</text:p>
          </table:table-cell>
          <table:table-cell table:formula="of:=DEGREES(ATAN2([.F358]; [.E358]))" office:value-type="float" office:value="38.7881779709908" calcext:value-type="float">
            <text:p>38.79</text:p>
          </table:table-cell>
          <table:table-cell table:style-name="ce3" table:formula="of:=0.3*[.J358]" office:value-type="float" office:value="7.77980169561194" calcext:value-type="float">
            <text:p>7.78</text:p>
          </table:table-cell>
          <table:table-cell table:style-name="ce3" table:formula="of:=DEGREES(ATAN( (-SIN (RADIANS ([.C358])) * COS(RADIANS([.B358]))) / (COS (RADIANS ([.C358])) * SIN(RADIANS([.B358]))) ))" office:value-type="float" office:value="41.4177171874619" calcext:value-type="float">
            <text:p>41.42</text:p>
          </table:table-cell>
          <table:table-cell table:style-name="ce3" table:formula="of:=SQRT([.R358]^2+[.S358]^2)" office:value-type="float" office:value="9.86923803731517" calcext:value-type="float">
            <text:p>9.87</text:p>
          </table:table-cell>
          <table:table-cell table:style-name="ce3" table:formula="of:=DEGREES(ATAN2([.S358];[.R358]))" office:value-type="float" office:value="49.1392635034468" calcext:value-type="float">
            <text:p>49.14</text:p>
          </table:table-cell>
          <table:table-cell table:style-name="ce3"/>
          <table:table-cell table:style-name="ce3" table:formula="of:=[.K358]*COS(RADIANS([.L358]))+[.M358]*COS(RADIANS([.N358]))" office:value-type="float" office:value="7.46412417738192" calcext:value-type="float">
            <text:p>7.46</text:p>
          </table:table-cell>
          <table:table-cell table:style-name="ce3" table:formula="of:=[.K358]*SIN(RADIANS([.L358]))+[.M358]*SIN(RADIANS([.N358]))" office:value-type="float" office:value="6.45667946407527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62966" calcext:value-type="float">
            <text:p>7462966</text:p>
          </table:table-cell>
          <table:table-cell office:value-type="float" office:value="-19.5451105270103" calcext:value-type="float">
            <text:p>-19.545110527</text:p>
          </table:table-cell>
          <table:table-cell office:value-type="float" office:value="17.3892022966308" calcext:value-type="float">
            <text:p>17.3892022966</text:p>
          </table:table-cell>
          <table:table-cell office:value-type="float" office:value="5.10994797093709" calcext:value-type="float">
            <text:p>5.1099479709</text:p>
          </table:table-cell>
          <table:table-cell office:value-type="float" office:value="1.31" calcext:value-type="float">
            <text:p>1.31</text:p>
          </table:table-cell>
          <table:table-cell office:value-type="float" office:value="1.63" calcext:value-type="float">
            <text:p>1.63</text:p>
          </table:table-cell>
          <table:table-cell office:value-type="float" office:value="-0.27" calcext:value-type="float">
            <text:p>-0.27</text:p>
          </table:table-cell>
          <table:table-cell office:value-type="float" office:value="16.088" calcext:value-type="float">
            <text:p>16.088</text:p>
          </table:table-cell>
          <table:table-cell/>
          <table:table-cell table:formula="of:=DEGREES(ACOS(COS(RADIANS([.B359]))*COS(RADIANS([.C359]))))" office:value-type="float" office:value="25.9326723187065" calcext:value-type="float">
            <text:p>25.93</text:p>
          </table:table-cell>
          <table:table-cell table:formula="of:=SQRT([.E359]^2+[.F359]^2)" office:value-type="float" office:value="2.09117192023994" calcext:value-type="float">
            <text:p>2.09</text:p>
          </table:table-cell>
          <table:table-cell table:formula="of:=DEGREES(ATAN2([.F359]; [.E359]))" office:value-type="float" office:value="38.7881779709908" calcext:value-type="float">
            <text:p>38.79</text:p>
          </table:table-cell>
          <table:table-cell table:style-name="ce3" table:formula="of:=0.3*[.J359]" office:value-type="float" office:value="7.77980169561194" calcext:value-type="float">
            <text:p>7.78</text:p>
          </table:table-cell>
          <table:table-cell table:style-name="ce3" table:formula="of:=DEGREES(ATAN( (-SIN (RADIANS ([.C359])) * COS(RADIANS([.B359]))) / (COS (RADIANS ([.C359])) * SIN(RADIANS([.B359]))) ))" office:value-type="float" office:value="41.4177171874619" calcext:value-type="float">
            <text:p>41.42</text:p>
          </table:table-cell>
          <table:table-cell table:style-name="ce3" table:formula="of:=SQRT([.R359]^2+[.S359]^2)" office:value-type="float" office:value="9.86923803731517" calcext:value-type="float">
            <text:p>9.87</text:p>
          </table:table-cell>
          <table:table-cell table:style-name="ce3" table:formula="of:=DEGREES(ATAN2([.S359];[.R359]))" office:value-type="float" office:value="49.1392635034468" calcext:value-type="float">
            <text:p>49.14</text:p>
          </table:table-cell>
          <table:table-cell table:style-name="ce3"/>
          <table:table-cell table:style-name="ce3" table:formula="of:=[.K359]*COS(RADIANS([.L359]))+[.M359]*COS(RADIANS([.N359]))" office:value-type="float" office:value="7.46412417738192" calcext:value-type="float">
            <text:p>7.46</text:p>
          </table:table-cell>
          <table:table-cell table:style-name="ce3" table:formula="of:=[.K359]*SIN(RADIANS([.L359]))+[.M359]*SIN(RADIANS([.N359]))" office:value-type="float" office:value="6.45667946407527" calcext:value-type="float">
            <text:p>6.46</text:p>
          </table:table-cell>
          <table:table-cell table:number-columns-repeated="1005"/>
        </table:table-row>
        <table:table-row table:style-name="ro1">
          <table:table-cell office:value-type="float" office:value="7463216" calcext:value-type="float">
            <text:p>7463216</text:p>
          </table:table-cell>
          <table:table-cell office:value-type="float" office:value="-11.8848749341489" calcext:value-type="float">
            <text:p>-11.8848749341</text:p>
          </table:table-cell>
          <table:table-cell office:value-type="float" office:value="14.1868740806858" calcext:value-type="float">
            <text:p>14.1868740807</text:p>
          </table:table-cell>
          <table:table-cell office:value-type="float" office:value="2.45600689227259" calcext:value-type="float">
            <text:p>2.4560068923</text:p>
          </table:table-cell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office:value-type="float" office:value="-0.26" calcext:value-type="float">
            <text:p>-0.26</text:p>
          </table:table-cell>
          <table:table-cell office:value-type="float" office:value="16.153" calcext:value-type="float">
            <text:p>16.153</text:p>
          </table:table-cell>
          <table:table-cell/>
          <table:table-cell table:formula="of:=DEGREES(ACOS(COS(RADIANS([.B360]))*COS(RADIANS([.C360]))))" office:value-type="float" office:value="18.4285349938279" calcext:value-type="float">
            <text:p>18.43</text:p>
          </table:table-cell>
          <table:table-cell table:formula="of:=SQRT([.E360]^2+[.F360]^2)" office:value-type="float" office:value="1.85913958593754" calcext:value-type="float">
            <text:p>1.86</text:p>
          </table:table-cell>
          <table:table-cell table:formula="of:=DEGREES(ATAN2([.F360]; [.E360]))" office:value-type="float" office:value="40.2001638860953" calcext:value-type="float">
            <text:p>40.20</text:p>
          </table:table-cell>
          <table:table-cell table:style-name="ce3" table:formula="of:=0.3*[.J360]" office:value-type="float" office:value="5.52856049814836" calcext:value-type="float">
            <text:p>5.53</text:p>
          </table:table-cell>
          <table:table-cell table:style-name="ce3" table:formula="of:=DEGREES(ATAN( (-SIN (RADIANS ([.C360])) * COS(RADIANS([.B360]))) / (COS (RADIANS ([.C360])) * SIN(RADIANS([.B360]))) ))" office:value-type="float" office:value="50.2218964748283" calcext:value-type="float">
            <text:p>50.22</text:p>
          </table:table-cell>
          <table:table-cell table:style-name="ce3" table:formula="of:=SQRT([.R360]^2+[.S360]^2)" office:value-type="float" office:value="7.36644107785253" calcext:value-type="float">
            <text:p>7.37</text:p>
          </table:table-cell>
          <table:table-cell table:style-name="ce3" table:formula="of:=DEGREES(ATAN2([.S360];[.R360]))" office:value-type="float" office:value="42.2953170527377" calcext:value-type="float">
            <text:p>42.30</text:p>
          </table:table-cell>
          <table:table-cell table:style-name="ce3"/>
          <table:table-cell table:style-name="ce3" table:formula="of:=[.K360]*COS(RADIANS([.L360]))+[.M360]*COS(RADIANS([.N360]))" office:value-type="float" office:value="4.95726169162179" calcext:value-type="float">
            <text:p>4.96</text:p>
          </table:table-cell>
          <table:table-cell table:style-name="ce3" table:formula="of:=[.K360]*SIN(RADIANS([.L360]))+[.M360]*SIN(RADIANS([.N360]))" office:value-type="float" office:value="5.44885406982535" calcext:value-type="float">
            <text:p>5.45</text:p>
          </table:table-cell>
          <table:table-cell table:number-columns-repeated="1005"/>
        </table:table-row>
        <table:table-row table:style-name="ro1">
          <table:table-cell office:value-type="float" office:value="7463216" calcext:value-type="float">
            <text:p>7463216</text:p>
          </table:table-cell>
          <table:table-cell office:value-type="float" office:value="-11.8848749341489" calcext:value-type="float">
            <text:p>-11.8848749341</text:p>
          </table:table-cell>
          <table:table-cell office:value-type="float" office:value="14.1868740806858" calcext:value-type="float">
            <text:p>14.1868740807</text:p>
          </table:table-cell>
          <table:table-cell office:value-type="float" office:value="2.45600689227259" calcext:value-type="float">
            <text:p>2.4560068923</text:p>
          </table:table-cell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office:value-type="float" office:value="-0.26" calcext:value-type="float">
            <text:p>-0.26</text:p>
          </table:table-cell>
          <table:table-cell office:value-type="float" office:value="16.153" calcext:value-type="float">
            <text:p>16.153</text:p>
          </table:table-cell>
          <table:table-cell/>
          <table:table-cell table:formula="of:=DEGREES(ACOS(COS(RADIANS([.B361]))*COS(RADIANS([.C361]))))" office:value-type="float" office:value="18.4285349938279" calcext:value-type="float">
            <text:p>18.43</text:p>
          </table:table-cell>
          <table:table-cell table:formula="of:=SQRT([.E361]^2+[.F361]^2)" office:value-type="float" office:value="1.85913958593754" calcext:value-type="float">
            <text:p>1.86</text:p>
          </table:table-cell>
          <table:table-cell table:formula="of:=DEGREES(ATAN2([.F361]; [.E361]))" office:value-type="float" office:value="40.2001638860953" calcext:value-type="float">
            <text:p>40.20</text:p>
          </table:table-cell>
          <table:table-cell table:style-name="ce3" table:formula="of:=0.3*[.J361]" office:value-type="float" office:value="5.52856049814836" calcext:value-type="float">
            <text:p>5.53</text:p>
          </table:table-cell>
          <table:table-cell table:style-name="ce3" table:formula="of:=DEGREES(ATAN( (-SIN (RADIANS ([.C361])) * COS(RADIANS([.B361]))) / (COS (RADIANS ([.C361])) * SIN(RADIANS([.B361]))) ))" office:value-type="float" office:value="50.2218964748283" calcext:value-type="float">
            <text:p>50.22</text:p>
          </table:table-cell>
          <table:table-cell table:style-name="ce3" table:formula="of:=SQRT([.R361]^2+[.S361]^2)" office:value-type="float" office:value="7.36644107785253" calcext:value-type="float">
            <text:p>7.37</text:p>
          </table:table-cell>
          <table:table-cell table:style-name="ce3" table:formula="of:=DEGREES(ATAN2([.S361];[.R361]))" office:value-type="float" office:value="42.2953170527377" calcext:value-type="float">
            <text:p>42.30</text:p>
          </table:table-cell>
          <table:table-cell table:style-name="ce3"/>
          <table:table-cell table:style-name="ce3" table:formula="of:=[.K361]*COS(RADIANS([.L361]))+[.M361]*COS(RADIANS([.N361]))" office:value-type="float" office:value="4.95726169162179" calcext:value-type="float">
            <text:p>4.96</text:p>
          </table:table-cell>
          <table:table-cell table:style-name="ce3" table:formula="of:=[.K361]*SIN(RADIANS([.L361]))+[.M361]*SIN(RADIANS([.N361]))" office:value-type="float" office:value="5.44885406982535" calcext:value-type="float">
            <text:p>5.45</text:p>
          </table:table-cell>
          <table:table-cell table:number-columns-repeated="1005"/>
        </table:table-row>
        <table:table-row table:style-name="ro1">
          <table:table-cell office:value-type="float" office:value="7463466" calcext:value-type="float">
            <text:p>7463466</text:p>
          </table:table-cell>
          <table:table-cell office:value-type="float" office:value="-8.49592119064347" calcext:value-type="float">
            <text:p>-8.4959211906</text:p>
          </table:table-cell>
          <table:table-cell office:value-type="float" office:value="15.5476842586524" calcext:value-type="float">
            <text:p>15.5476842587</text:p>
          </table:table-cell>
          <table:table-cell office:value-type="float" office:value="-0.296619160758639" calcext:value-type="float">
            <text:p>-0.2966191608</text:p>
          </table:table-cell>
          <table:table-cell office:value-type="float" office:value="0.92" calcext:value-type="float">
            <text:p>0.92</text:p>
          </table:table-cell>
          <table:table-cell office:value-type="float" office:value="1.18" calcext:value-type="float">
            <text:p>1.18</text:p>
          </table:table-cell>
          <table:table-cell office:value-type="float" office:value="-0.2" calcext:value-type="float">
            <text:p>-0.2</text:p>
          </table:table-cell>
          <table:table-cell office:value-type="float" office:value="16.207" calcext:value-type="float">
            <text:p>16.207</text:p>
          </table:table-cell>
          <table:table-cell/>
          <table:table-cell table:formula="of:=DEGREES(ACOS(COS(RADIANS([.B362]))*COS(RADIANS([.C362]))))" office:value-type="float" office:value="17.6671490795868" calcext:value-type="float">
            <text:p>17.67</text:p>
          </table:table-cell>
          <table:table-cell table:formula="of:=SQRT([.E362]^2+[.F362]^2)" office:value-type="float" office:value="1.49626200914145" calcext:value-type="float">
            <text:p>1.50</text:p>
          </table:table-cell>
          <table:table-cell table:formula="of:=DEGREES(ATAN2([.F362]; [.E362]))" office:value-type="float" office:value="37.9421533501189" calcext:value-type="float">
            <text:p>37.94</text:p>
          </table:table-cell>
          <table:table-cell table:style-name="ce3" table:formula="of:=0.3*[.J362]" office:value-type="float" office:value="5.30014472387604" calcext:value-type="float">
            <text:p>5.30</text:p>
          </table:table-cell>
          <table:table-cell table:style-name="ce3" table:formula="of:=DEGREES(ATAN( (-SIN (RADIANS ([.C362])) * COS(RADIANS([.B362]))) / (COS (RADIANS ([.C362])) * SIN(RADIANS([.B362]))) ))" office:value-type="float" office:value="61.7684305961258" calcext:value-type="float">
            <text:p>61.77</text:p>
          </table:table-cell>
          <table:table-cell table:style-name="ce3" table:formula="of:=SQRT([.R362]^2+[.S362]^2)" office:value-type="float" office:value="6.6962227352275" calcext:value-type="float">
            <text:p>6.70</text:p>
          </table:table-cell>
          <table:table-cell table:style-name="ce3" table:formula="of:=DEGREES(ATAN2([.S362];[.R362]))" office:value-type="float" office:value="33.4104455806458" calcext:value-type="float">
            <text:p>33.41</text:p>
          </table:table-cell>
          <table:table-cell table:style-name="ce3"/>
          <table:table-cell table:style-name="ce3" table:formula="of:=[.K362]*COS(RADIANS([.L362]))+[.M362]*COS(RADIANS([.N362]))" office:value-type="float" office:value="3.68716075709773" calcext:value-type="float">
            <text:p>3.69</text:p>
          </table:table-cell>
          <table:table-cell table:style-name="ce3" table:formula="of:=[.K362]*SIN(RADIANS([.L362]))+[.M362]*SIN(RADIANS([.N362]))" office:value-type="float" office:value="5.58965512988916" calcext:value-type="float">
            <text:p>5.59</text:p>
          </table:table-cell>
          <table:table-cell table:number-columns-repeated="1005"/>
        </table:table-row>
        <table:table-row table:style-name="ro1">
          <table:table-cell office:value-type="float" office:value="7463466" calcext:value-type="float">
            <text:p>7463466</text:p>
          </table:table-cell>
          <table:table-cell office:value-type="float" office:value="-8.49592119064347" calcext:value-type="float">
            <text:p>-8.4959211906</text:p>
          </table:table-cell>
          <table:table-cell office:value-type="float" office:value="15.5476842586524" calcext:value-type="float">
            <text:p>15.5476842587</text:p>
          </table:table-cell>
          <table:table-cell office:value-type="float" office:value="-0.296619160758639" calcext:value-type="float">
            <text:p>-0.2966191608</text:p>
          </table:table-cell>
          <table:table-cell office:value-type="float" office:value="0.92" calcext:value-type="float">
            <text:p>0.92</text:p>
          </table:table-cell>
          <table:table-cell office:value-type="float" office:value="1.18" calcext:value-type="float">
            <text:p>1.18</text:p>
          </table:table-cell>
          <table:table-cell office:value-type="float" office:value="-0.2" calcext:value-type="float">
            <text:p>-0.2</text:p>
          </table:table-cell>
          <table:table-cell office:value-type="float" office:value="16.207" calcext:value-type="float">
            <text:p>16.207</text:p>
          </table:table-cell>
          <table:table-cell/>
          <table:table-cell table:formula="of:=DEGREES(ACOS(COS(RADIANS([.B363]))*COS(RADIANS([.C363]))))" office:value-type="float" office:value="17.6671490795868" calcext:value-type="float">
            <text:p>17.67</text:p>
          </table:table-cell>
          <table:table-cell table:formula="of:=SQRT([.E363]^2+[.F363]^2)" office:value-type="float" office:value="1.49626200914145" calcext:value-type="float">
            <text:p>1.50</text:p>
          </table:table-cell>
          <table:table-cell table:formula="of:=DEGREES(ATAN2([.F363]; [.E363]))" office:value-type="float" office:value="37.9421533501189" calcext:value-type="float">
            <text:p>37.94</text:p>
          </table:table-cell>
          <table:table-cell table:style-name="ce3" table:formula="of:=0.3*[.J363]" office:value-type="float" office:value="5.30014472387604" calcext:value-type="float">
            <text:p>5.30</text:p>
          </table:table-cell>
          <table:table-cell table:style-name="ce3" table:formula="of:=DEGREES(ATAN( (-SIN (RADIANS ([.C363])) * COS(RADIANS([.B363]))) / (COS (RADIANS ([.C363])) * SIN(RADIANS([.B363]))) ))" office:value-type="float" office:value="61.7684305961258" calcext:value-type="float">
            <text:p>61.77</text:p>
          </table:table-cell>
          <table:table-cell table:style-name="ce3" table:formula="of:=SQRT([.R363]^2+[.S363]^2)" office:value-type="float" office:value="6.6962227352275" calcext:value-type="float">
            <text:p>6.70</text:p>
          </table:table-cell>
          <table:table-cell table:style-name="ce3" table:formula="of:=DEGREES(ATAN2([.S363];[.R363]))" office:value-type="float" office:value="33.4104455806458" calcext:value-type="float">
            <text:p>33.41</text:p>
          </table:table-cell>
          <table:table-cell table:style-name="ce3"/>
          <table:table-cell table:style-name="ce3" table:formula="of:=[.K363]*COS(RADIANS([.L363]))+[.M363]*COS(RADIANS([.N363]))" office:value-type="float" office:value="3.68716075709773" calcext:value-type="float">
            <text:p>3.69</text:p>
          </table:table-cell>
          <table:table-cell table:style-name="ce3" table:formula="of:=[.K363]*SIN(RADIANS([.L363]))+[.M363]*SIN(RADIANS([.N363]))" office:value-type="float" office:value="5.58965512988916" calcext:value-type="float">
            <text:p>5.59</text:p>
          </table:table-cell>
          <table:table-cell table:number-columns-repeated="1005"/>
        </table:table-row>
        <table:table-row table:style-name="ro1">
          <table:table-cell office:value-type="float" office:value="7463716" calcext:value-type="float">
            <text:p>7463716</text:p>
          </table:table-cell>
          <table:table-cell office:value-type="float" office:value="-6.93666285454996" calcext:value-type="float">
            <text:p>-6.9366628545</text:p>
          </table:table-cell>
          <table:table-cell office:value-type="float" office:value="14.6807385925864" calcext:value-type="float">
            <text:p>14.6807385926</text:p>
          </table:table-cell>
          <table:table-cell office:value-type="float" office:value="-1.00032901527256" calcext:value-type="float">
            <text:p>-1.0003290153</text:p>
          </table:table-cell>
          <table:table-cell office:value-type="float" office:value="0.63" calcext:value-type="float">
            <text:p>0.63</text:p>
          </table:table-cell>
          <table:table-cell office:value-type="float" office:value="0.98" calcext:value-type="float">
            <text:p>0.98</text:p>
          </table:table-cell>
          <table:table-cell office:value-type="float" office:value="-0.15" calcext:value-type="float">
            <text:p>-0.15</text:p>
          </table:table-cell>
          <table:table-cell office:value-type="float" office:value="16.247" calcext:value-type="float">
            <text:p>16.247</text:p>
          </table:table-cell>
          <table:table-cell/>
          <table:table-cell table:formula="of:=DEGREES(ACOS(COS(RADIANS([.B364]))*COS(RADIANS([.C364]))))" office:value-type="float" office:value="16.2044042479749" calcext:value-type="float">
            <text:p>16.20</text:p>
          </table:table-cell>
          <table:table-cell table:formula="of:=SQRT([.E364]^2+[.F364]^2)" office:value-type="float" office:value="1.16503218839653" calcext:value-type="float">
            <text:p>1.17</text:p>
          </table:table-cell>
          <table:table-cell table:formula="of:=DEGREES(ATAN2([.F364]; [.E364]))" office:value-type="float" office:value="32.7352262721076" calcext:value-type="float">
            <text:p>32.74</text:p>
          </table:table-cell>
          <table:table-cell table:style-name="ce3" table:formula="of:=0.3*[.J364]" office:value-type="float" office:value="4.86132127439247" calcext:value-type="float">
            <text:p>4.86</text:p>
          </table:table-cell>
          <table:table-cell table:style-name="ce3" table:formula="of:=DEGREES(ATAN( (-SIN (RADIANS ([.C364])) * COS(RADIANS([.B364]))) / (COS (RADIANS ([.C364])) * SIN(RADIANS([.B364]))) ))" office:value-type="float" office:value="65.0904929198151" calcext:value-type="float">
            <text:p>65.09</text:p>
          </table:table-cell>
          <table:table-cell table:style-name="ce3" table:formula="of:=SQRT([.R364]^2+[.S364]^2)" office:value-type="float" office:value="5.87863456929998" calcext:value-type="float">
            <text:p>5.88</text:p>
          </table:table-cell>
          <table:table-cell table:style-name="ce3" table:formula="of:=DEGREES(ATAN2([.S364];[.R364]))" office:value-type="float" office:value="30.9977413104376" calcext:value-type="float">
            <text:p>31.00</text:p>
          </table:table-cell>
          <table:table-cell table:style-name="ce3"/>
          <table:table-cell table:style-name="ce3" table:formula="of:=[.K364]*COS(RADIANS([.L364]))+[.M364]*COS(RADIANS([.N364]))" office:value-type="float" office:value="3.02752198508149" calcext:value-type="float">
            <text:p>3.03</text:p>
          </table:table-cell>
          <table:table-cell table:style-name="ce3" table:formula="of:=[.K364]*SIN(RADIANS([.L364]))+[.M364]*SIN(RADIANS([.N364]))" office:value-type="float" office:value="5.03909267916527" calcext:value-type="float">
            <text:p>5.04</text:p>
          </table:table-cell>
          <table:table-cell table:number-columns-repeated="1005"/>
        </table:table-row>
        <table:table-row table:style-name="ro1">
          <table:table-cell office:value-type="float" office:value="7463716" calcext:value-type="float">
            <text:p>7463716</text:p>
          </table:table-cell>
          <table:table-cell office:value-type="float" office:value="-6.93666285454996" calcext:value-type="float">
            <text:p>-6.9366628545</text:p>
          </table:table-cell>
          <table:table-cell office:value-type="float" office:value="14.6807385925864" calcext:value-type="float">
            <text:p>14.6807385926</text:p>
          </table:table-cell>
          <table:table-cell office:value-type="float" office:value="-1.00032901527256" calcext:value-type="float">
            <text:p>-1.0003290153</text:p>
          </table:table-cell>
          <table:table-cell office:value-type="float" office:value="0.63" calcext:value-type="float">
            <text:p>0.63</text:p>
          </table:table-cell>
          <table:table-cell office:value-type="float" office:value="0.98" calcext:value-type="float">
            <text:p>0.98</text:p>
          </table:table-cell>
          <table:table-cell office:value-type="float" office:value="-0.15" calcext:value-type="float">
            <text:p>-0.15</text:p>
          </table:table-cell>
          <table:table-cell office:value-type="float" office:value="16.247" calcext:value-type="float">
            <text:p>16.247</text:p>
          </table:table-cell>
          <table:table-cell/>
          <table:table-cell table:formula="of:=DEGREES(ACOS(COS(RADIANS([.B365]))*COS(RADIANS([.C365]))))" office:value-type="float" office:value="16.2044042479749" calcext:value-type="float">
            <text:p>16.20</text:p>
          </table:table-cell>
          <table:table-cell table:formula="of:=SQRT([.E365]^2+[.F365]^2)" office:value-type="float" office:value="1.16503218839653" calcext:value-type="float">
            <text:p>1.17</text:p>
          </table:table-cell>
          <table:table-cell table:formula="of:=DEGREES(ATAN2([.F365]; [.E365]))" office:value-type="float" office:value="32.7352262721076" calcext:value-type="float">
            <text:p>32.74</text:p>
          </table:table-cell>
          <table:table-cell table:style-name="ce3" table:formula="of:=0.3*[.J365]" office:value-type="float" office:value="4.86132127439247" calcext:value-type="float">
            <text:p>4.86</text:p>
          </table:table-cell>
          <table:table-cell table:style-name="ce3" table:formula="of:=DEGREES(ATAN( (-SIN (RADIANS ([.C365])) * COS(RADIANS([.B365]))) / (COS (RADIANS ([.C365])) * SIN(RADIANS([.B365]))) ))" office:value-type="float" office:value="65.0904929198151" calcext:value-type="float">
            <text:p>65.09</text:p>
          </table:table-cell>
          <table:table-cell table:style-name="ce3" table:formula="of:=SQRT([.R365]^2+[.S365]^2)" office:value-type="float" office:value="5.87863456929998" calcext:value-type="float">
            <text:p>5.88</text:p>
          </table:table-cell>
          <table:table-cell table:style-name="ce3" table:formula="of:=DEGREES(ATAN2([.S365];[.R365]))" office:value-type="float" office:value="30.9977413104376" calcext:value-type="float">
            <text:p>31.00</text:p>
          </table:table-cell>
          <table:table-cell table:style-name="ce3"/>
          <table:table-cell table:style-name="ce3" table:formula="of:=[.K365]*COS(RADIANS([.L365]))+[.M365]*COS(RADIANS([.N365]))" office:value-type="float" office:value="3.02752198508149" calcext:value-type="float">
            <text:p>3.03</text:p>
          </table:table-cell>
          <table:table-cell table:style-name="ce3" table:formula="of:=[.K365]*SIN(RADIANS([.L365]))+[.M365]*SIN(RADIANS([.N365]))" office:value-type="float" office:value="5.03909267916527" calcext:value-type="float">
            <text:p>5.04</text:p>
          </table:table-cell>
          <table:table-cell table:number-columns-repeated="1005"/>
        </table:table-row>
        <table:table-row table:style-name="ro1">
          <table:table-cell office:value-type="float" office:value="7463966" calcext:value-type="float">
            <text:p>7463966</text:p>
          </table:table-cell>
          <table:table-cell office:value-type="float" office:value="-6.52951186303092" calcext:value-type="float">
            <text:p>-6.529511863</text:p>
          </table:table-cell>
          <table:table-cell office:value-type="float" office:value="12.1357674191574" calcext:value-type="float">
            <text:p>12.1357674192</text:p>
          </table:table-cell>
          <table:table-cell office:value-type="float" office:value="0.0199867143267242" calcext:value-type="float">
            <text:p>0.0199867143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  <table:table-cell office:value-type="float" office:value="-0.12" calcext:value-type="float">
            <text:p>-0.12</text:p>
          </table:table-cell>
          <table:table-cell office:value-type="float" office:value="16.278" calcext:value-type="float">
            <text:p>16.278</text:p>
          </table:table-cell>
          <table:table-cell/>
          <table:table-cell table:formula="of:=DEGREES(ACOS(COS(RADIANS([.B366]))*COS(RADIANS([.C366]))))" office:value-type="float" office:value="13.7575921143909" calcext:value-type="float">
            <text:p>13.76</text:p>
          </table:table-cell>
          <table:table-cell table:formula="of:=SQRT([.E366]^2+[.F366]^2)" office:value-type="float" office:value="0.80529497701153" calcext:value-type="float">
            <text:p>0.81</text:p>
          </table:table-cell>
          <table:table-cell table:formula="of:=DEGREES(ATAN2([.F366]; [.E366]))" office:value-type="float" office:value="24.9739109058834" calcext:value-type="float">
            <text:p>24.97</text:p>
          </table:table-cell>
          <table:table-cell table:style-name="ce3" table:formula="of:=0.3*[.J366]" office:value-type="float" office:value="4.12727763431726" calcext:value-type="float">
            <text:p>4.13</text:p>
          </table:table-cell>
          <table:table-cell table:style-name="ce3" table:formula="of:=DEGREES(ATAN( (-SIN (RADIANS ([.C366])) * COS(RADIANS([.B366]))) / (COS (RADIANS ([.C366])) * SIN(RADIANS([.B366]))) ))" office:value-type="float" office:value="61.9747565254064" calcext:value-type="float">
            <text:p>61.97</text:p>
          </table:table-cell>
          <table:table-cell table:style-name="ce3" table:formula="of:=SQRT([.R366]^2+[.S366]^2)" office:value-type="float" office:value="4.79496328443839" calcext:value-type="float">
            <text:p>4.79</text:p>
          </table:table-cell>
          <table:table-cell table:style-name="ce3" table:formula="of:=DEGREES(ATAN2([.S366];[.R366]))" office:value-type="float" office:value="33.8262868702078" calcext:value-type="float">
            <text:p>33.83</text:p>
          </table:table-cell>
          <table:table-cell table:style-name="ce3"/>
          <table:table-cell table:style-name="ce3" table:formula="of:=[.K366]*COS(RADIANS([.L366]))+[.M366]*COS(RADIANS([.N366]))" office:value-type="float" office:value="2.66924484763977" calcext:value-type="float">
            <text:p>2.67</text:p>
          </table:table-cell>
          <table:table-cell table:style-name="ce3" table:formula="of:=[.K366]*SIN(RADIANS([.L366]))+[.M366]*SIN(RADIANS([.N366]))" office:value-type="float" office:value="3.98331581003323" calcext:value-type="float">
            <text:p>3.98</text:p>
          </table:table-cell>
          <table:table-cell table:number-columns-repeated="1005"/>
        </table:table-row>
        <table:table-row table:style-name="ro1">
          <table:table-cell office:value-type="float" office:value="7463966" calcext:value-type="float">
            <text:p>7463966</text:p>
          </table:table-cell>
          <table:table-cell office:value-type="float" office:value="-6.52951186303092" calcext:value-type="float">
            <text:p>-6.529511863</text:p>
          </table:table-cell>
          <table:table-cell office:value-type="float" office:value="12.1357674191574" calcext:value-type="float">
            <text:p>12.1357674192</text:p>
          </table:table-cell>
          <table:table-cell office:value-type="float" office:value="0.0199867143267242" calcext:value-type="float">
            <text:p>0.0199867143</text:p>
          </table:table-cell>
          <table:table-cell office:value-type="float" office:value="0.34" calcext:value-type="float">
            <text:p>0.34</text:p>
          </table:table-cell>
          <table:table-cell office:value-type="float" office:value="0.73" calcext:value-type="float">
            <text:p>0.73</text:p>
          </table:table-cell>
          <table:table-cell office:value-type="float" office:value="-0.12" calcext:value-type="float">
            <text:p>-0.12</text:p>
          </table:table-cell>
          <table:table-cell office:value-type="float" office:value="16.278" calcext:value-type="float">
            <text:p>16.278</text:p>
          </table:table-cell>
          <table:table-cell/>
          <table:table-cell table:formula="of:=DEGREES(ACOS(COS(RADIANS([.B367]))*COS(RADIANS([.C367]))))" office:value-type="float" office:value="13.7575921143909" calcext:value-type="float">
            <text:p>13.76</text:p>
          </table:table-cell>
          <table:table-cell table:formula="of:=SQRT([.E367]^2+[.F367]^2)" office:value-type="float" office:value="0.80529497701153" calcext:value-type="float">
            <text:p>0.81</text:p>
          </table:table-cell>
          <table:table-cell table:formula="of:=DEGREES(ATAN2([.F367]; [.E367]))" office:value-type="float" office:value="24.9739109058834" calcext:value-type="float">
            <text:p>24.97</text:p>
          </table:table-cell>
          <table:table-cell table:style-name="ce3" table:formula="of:=0.3*[.J367]" office:value-type="float" office:value="4.12727763431726" calcext:value-type="float">
            <text:p>4.13</text:p>
          </table:table-cell>
          <table:table-cell table:style-name="ce3" table:formula="of:=DEGREES(ATAN( (-SIN (RADIANS ([.C367])) * COS(RADIANS([.B367]))) / (COS (RADIANS ([.C367])) * SIN(RADIANS([.B367]))) ))" office:value-type="float" office:value="61.9747565254064" calcext:value-type="float">
            <text:p>61.97</text:p>
          </table:table-cell>
          <table:table-cell table:style-name="ce3" table:formula="of:=SQRT([.R367]^2+[.S367]^2)" office:value-type="float" office:value="4.79496328443839" calcext:value-type="float">
            <text:p>4.79</text:p>
          </table:table-cell>
          <table:table-cell table:style-name="ce3" table:formula="of:=DEGREES(ATAN2([.S367];[.R367]))" office:value-type="float" office:value="33.8262868702078" calcext:value-type="float">
            <text:p>33.83</text:p>
          </table:table-cell>
          <table:table-cell table:style-name="ce3"/>
          <table:table-cell table:style-name="ce3" table:formula="of:=[.K367]*COS(RADIANS([.L367]))+[.M367]*COS(RADIANS([.N367]))" office:value-type="float" office:value="2.66924484763977" calcext:value-type="float">
            <text:p>2.67</text:p>
          </table:table-cell>
          <table:table-cell table:style-name="ce3" table:formula="of:=[.K367]*SIN(RADIANS([.L367]))+[.M367]*SIN(RADIANS([.N367]))" office:value-type="float" office:value="3.98331581003323" calcext:value-type="float">
            <text:p>3.98</text:p>
          </table:table-cell>
          <table:table-cell table:number-columns-repeated="1005"/>
        </table:table-row>
        <table:table-row table:style-name="ro1">
          <table:table-cell office:value-type="float" office:value="7464217" calcext:value-type="float">
            <text:p>7464217</text:p>
          </table:table-cell>
          <table:table-cell office:value-type="float" office:value="-6.83884984988033" calcext:value-type="float">
            <text:p>-6.8388498499</text:p>
          </table:table-cell>
          <table:table-cell office:value-type="float" office:value="10.5694197735922" calcext:value-type="float">
            <text:p>10.5694197736</text:p>
          </table:table-cell>
          <table:table-cell office:value-type="float" office:value="1.60618483062097" calcext:value-type="float">
            <text:p>1.6061848306</text:p>
          </table:table-cell>
          <table:table-cell office:value-type="float" office:value="0.09" calcext:value-type="float">
            <text:p>0.09</text:p>
          </table:table-cell>
          <table:table-cell office:value-type="float" office:value="0.44" calcext:value-type="float">
            <text:p>0.44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04" calcext:value-type="float">
            <text:p>16.304</text:p>
          </table:table-cell>
          <table:table-cell/>
          <table:table-cell table:formula="of:=DEGREES(ACOS(COS(RADIANS([.B368]))*COS(RADIANS([.C368]))))" office:value-type="float" office:value="12.5678268885684" calcext:value-type="float">
            <text:p>12.57</text:p>
          </table:table-cell>
          <table:table-cell table:formula="of:=SQRT([.E368]^2+[.F368]^2)" office:value-type="float" office:value="0.449110231457712" calcext:value-type="float">
            <text:p>0.45</text:p>
          </table:table-cell>
          <table:table-cell table:formula="of:=DEGREES(ATAN2([.F368]; [.E368]))" office:value-type="float" office:value="11.5601307942178" calcext:value-type="float">
            <text:p>11.56</text:p>
          </table:table-cell>
          <table:table-cell table:style-name="ce3" table:formula="of:=0.3*[.J368]" office:value-type="float" office:value="3.77034806657053" calcext:value-type="float">
            <text:p>3.77</text:p>
          </table:table-cell>
          <table:table-cell table:style-name="ce3" table:formula="of:=DEGREES(ATAN( (-SIN (RADIANS ([.C368])) * COS(RADIANS([.B368]))) / (COS (RADIANS ([.C368])) * SIN(RADIANS([.B368]))) ))" office:value-type="float" office:value="57.2695144581301" calcext:value-type="float">
            <text:p>57.27</text:p>
          </table:table-cell>
          <table:table-cell table:style-name="ce3" table:formula="of:=SQRT([.R368]^2+[.S368]^2)" office:value-type="float" office:value="4.09659412273612" calcext:value-type="float">
            <text:p>4.10</text:p>
          </table:table-cell>
          <table:table-cell table:style-name="ce3" table:formula="of:=DEGREES(ATAN2([.S368];[.R368]))" office:value-type="float" office:value="37.2313445003282" calcext:value-type="float">
            <text:p>37.23</text:p>
          </table:table-cell>
          <table:table-cell table:style-name="ce3"/>
          <table:table-cell table:style-name="ce3" table:formula="of:=[.K368]*COS(RADIANS([.L368]))+[.M368]*COS(RADIANS([.N368]))" office:value-type="float" office:value="2.47858191476804" calcext:value-type="float">
            <text:p>2.48</text:p>
          </table:table-cell>
          <table:table-cell table:style-name="ce3" table:formula="of:=[.K368]*SIN(RADIANS([.L368]))+[.M368]*SIN(RADIANS([.N368]))" office:value-type="float" office:value="3.26170432415646" calcext:value-type="float">
            <text:p>3.26</text:p>
          </table:table-cell>
          <table:table-cell table:number-columns-repeated="1005"/>
        </table:table-row>
        <table:table-row table:style-name="ro1">
          <table:table-cell office:value-type="float" office:value="7464217" calcext:value-type="float">
            <text:p>7464217</text:p>
          </table:table-cell>
          <table:table-cell office:value-type="float" office:value="-6.83884984988033" calcext:value-type="float">
            <text:p>-6.8388498499</text:p>
          </table:table-cell>
          <table:table-cell office:value-type="float" office:value="10.5694197735922" calcext:value-type="float">
            <text:p>10.5694197736</text:p>
          </table:table-cell>
          <table:table-cell office:value-type="float" office:value="1.60618483062097" calcext:value-type="float">
            <text:p>1.6061848306</text:p>
          </table:table-cell>
          <table:table-cell office:value-type="float" office:value="0.09" calcext:value-type="float">
            <text:p>0.09</text:p>
          </table:table-cell>
          <table:table-cell office:value-type="float" office:value="0.44" calcext:value-type="float">
            <text:p>0.44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04" calcext:value-type="float">
            <text:p>16.304</text:p>
          </table:table-cell>
          <table:table-cell/>
          <table:table-cell table:formula="of:=DEGREES(ACOS(COS(RADIANS([.B369]))*COS(RADIANS([.C369]))))" office:value-type="float" office:value="12.5678268885684" calcext:value-type="float">
            <text:p>12.57</text:p>
          </table:table-cell>
          <table:table-cell table:formula="of:=SQRT([.E369]^2+[.F369]^2)" office:value-type="float" office:value="0.449110231457712" calcext:value-type="float">
            <text:p>0.45</text:p>
          </table:table-cell>
          <table:table-cell table:formula="of:=DEGREES(ATAN2([.F369]; [.E369]))" office:value-type="float" office:value="11.5601307942178" calcext:value-type="float">
            <text:p>11.56</text:p>
          </table:table-cell>
          <table:table-cell table:style-name="ce3" table:formula="of:=0.3*[.J369]" office:value-type="float" office:value="3.77034806657053" calcext:value-type="float">
            <text:p>3.77</text:p>
          </table:table-cell>
          <table:table-cell table:style-name="ce3" table:formula="of:=DEGREES(ATAN( (-SIN (RADIANS ([.C369])) * COS(RADIANS([.B369]))) / (COS (RADIANS ([.C369])) * SIN(RADIANS([.B369]))) ))" office:value-type="float" office:value="57.2695144581301" calcext:value-type="float">
            <text:p>57.27</text:p>
          </table:table-cell>
          <table:table-cell table:style-name="ce3" table:formula="of:=SQRT([.R369]^2+[.S369]^2)" office:value-type="float" office:value="4.09659412273612" calcext:value-type="float">
            <text:p>4.10</text:p>
          </table:table-cell>
          <table:table-cell table:style-name="ce3" table:formula="of:=DEGREES(ATAN2([.S369];[.R369]))" office:value-type="float" office:value="37.2313445003282" calcext:value-type="float">
            <text:p>37.23</text:p>
          </table:table-cell>
          <table:table-cell table:style-name="ce3"/>
          <table:table-cell table:style-name="ce3" table:formula="of:=[.K369]*COS(RADIANS([.L369]))+[.M369]*COS(RADIANS([.N369]))" office:value-type="float" office:value="2.47858191476804" calcext:value-type="float">
            <text:p>2.48</text:p>
          </table:table-cell>
          <table:table-cell table:style-name="ce3" table:formula="of:=[.K369]*SIN(RADIANS([.L369]))+[.M369]*SIN(RADIANS([.N369]))" office:value-type="float" office:value="3.26170432415646" calcext:value-type="float">
            <text:p>3.26</text:p>
          </table:table-cell>
          <table:table-cell table:number-columns-repeated="1005"/>
        </table:table-row>
        <table:table-row table:style-name="ro1">
          <table:table-cell office:value-type="float" office:value="7464467" calcext:value-type="float">
            <text:p>7464467</text:p>
          </table:table-cell>
          <table:table-cell office:value-type="float" office:value="-7.39057545556103" calcext:value-type="float">
            <text:p>-7.3905754556</text:p>
          </table:table-cell>
          <table:table-cell office:value-type="float" office:value="10.2682280679885" calcext:value-type="float">
            <text:p>10.268228068</text:p>
          </table:table-cell>
          <table:table-cell office:value-type="float" office:value="2.70893754841804" calcext:value-type="float">
            <text:p>2.708937548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28" calcext:value-type="float">
            <text:p>16.328</text:p>
          </table:table-cell>
          <table:table-cell/>
          <table:table-cell table:formula="of:=DEGREES(ACOS(COS(RADIANS([.B370]))*COS(RADIANS([.C370]))))" office:value-type="float" office:value="12.62816087708" calcext:value-type="float">
            <text:p>12.63</text:p>
          </table:table-cell>
          <table:table-cell table:formula="of:=SQRT([.E370]^2+[.F370]^2)" office:value-type="float" office:value="0.21095023109729" calcext:value-type="float">
            <text:p>0.21</text:p>
          </table:table-cell>
          <table:table-cell table:formula="of:=DEGREES(ATAN2([.F370]; [.E370]))" office:value-type="float" office:value="-31.4295656148385" calcext:value-type="float">
            <text:p>-31.43</text:p>
          </table:table-cell>
          <table:table-cell table:style-name="ce3" table:formula="of:=0.3*[.J370]" office:value-type="float" office:value="3.78844826312399" calcext:value-type="float">
            <text:p>3.79</text:p>
          </table:table-cell>
          <table:table-cell table:style-name="ce3" table:formula="of:=DEGREES(ATAN( (-SIN (RADIANS ([.C370])) * COS(RADIANS([.B370]))) / (COS (RADIANS ([.C370])) * SIN(RADIANS([.B370]))) ))" office:value-type="float" office:value="54.3971437729546" calcext:value-type="float">
            <text:p>54.40</text:p>
          </table:table-cell>
          <table:table-cell table:style-name="ce3" table:formula="of:=SQRT([.R370]^2+[.S370]^2)" office:value-type="float" office:value="3.8096137947532" calcext:value-type="float">
            <text:p>3.81</text:p>
          </table:table-cell>
          <table:table-cell table:style-name="ce3" table:formula="of:=DEGREES(ATAN2([.S370];[.R370]))" office:value-type="float" office:value="38.7687011699956" calcext:value-type="float">
            <text:p>38.77</text:p>
          </table:table-cell>
          <table:table-cell table:style-name="ce3"/>
          <table:table-cell table:style-name="ce3" table:formula="of:=[.K370]*COS(RADIANS([.L370]))+[.M370]*COS(RADIANS([.N370]))" office:value-type="float" office:value="2.38549631167034" calcext:value-type="float">
            <text:p>2.39</text:p>
          </table:table-cell>
          <table:table-cell table:style-name="ce3" table:formula="of:=[.K370]*SIN(RADIANS([.L370]))+[.M370]*SIN(RADIANS([.N370]))" office:value-type="float" office:value="2.97028022452109" calcext:value-type="float">
            <text:p>2.97</text:p>
          </table:table-cell>
          <table:table-cell table:number-columns-repeated="1005"/>
        </table:table-row>
        <table:table-row table:style-name="ro1">
          <table:table-cell office:value-type="float" office:value="7464467" calcext:value-type="float">
            <text:p>7464467</text:p>
          </table:table-cell>
          <table:table-cell office:value-type="float" office:value="-7.39057545556103" calcext:value-type="float">
            <text:p>-7.3905754556</text:p>
          </table:table-cell>
          <table:table-cell office:value-type="float" office:value="10.2682280679885" calcext:value-type="float">
            <text:p>10.268228068</text:p>
          </table:table-cell>
          <table:table-cell office:value-type="float" office:value="2.70893754841804" calcext:value-type="float">
            <text:p>2.708937548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28" calcext:value-type="float">
            <text:p>16.328</text:p>
          </table:table-cell>
          <table:table-cell/>
          <table:table-cell table:formula="of:=DEGREES(ACOS(COS(RADIANS([.B371]))*COS(RADIANS([.C371]))))" office:value-type="float" office:value="12.62816087708" calcext:value-type="float">
            <text:p>12.63</text:p>
          </table:table-cell>
          <table:table-cell table:formula="of:=SQRT([.E371]^2+[.F371]^2)" office:value-type="float" office:value="0.21095023109729" calcext:value-type="float">
            <text:p>0.21</text:p>
          </table:table-cell>
          <table:table-cell table:formula="of:=DEGREES(ATAN2([.F371]; [.E371]))" office:value-type="float" office:value="-31.4295656148385" calcext:value-type="float">
            <text:p>-31.43</text:p>
          </table:table-cell>
          <table:table-cell table:style-name="ce3" table:formula="of:=0.3*[.J371]" office:value-type="float" office:value="3.78844826312399" calcext:value-type="float">
            <text:p>3.79</text:p>
          </table:table-cell>
          <table:table-cell table:style-name="ce3" table:formula="of:=DEGREES(ATAN( (-SIN (RADIANS ([.C371])) * COS(RADIANS([.B371]))) / (COS (RADIANS ([.C371])) * SIN(RADIANS([.B371]))) ))" office:value-type="float" office:value="54.3971437729546" calcext:value-type="float">
            <text:p>54.40</text:p>
          </table:table-cell>
          <table:table-cell table:style-name="ce3" table:formula="of:=SQRT([.R371]^2+[.S371]^2)" office:value-type="float" office:value="3.8096137947532" calcext:value-type="float">
            <text:p>3.81</text:p>
          </table:table-cell>
          <table:table-cell table:style-name="ce3" table:formula="of:=DEGREES(ATAN2([.S371];[.R371]))" office:value-type="float" office:value="38.7687011699956" calcext:value-type="float">
            <text:p>38.77</text:p>
          </table:table-cell>
          <table:table-cell table:style-name="ce3"/>
          <table:table-cell table:style-name="ce3" table:formula="of:=[.K371]*COS(RADIANS([.L371]))+[.M371]*COS(RADIANS([.N371]))" office:value-type="float" office:value="2.38549631167034" calcext:value-type="float">
            <text:p>2.39</text:p>
          </table:table-cell>
          <table:table-cell table:style-name="ce3" table:formula="of:=[.K371]*SIN(RADIANS([.L371]))+[.M371]*SIN(RADIANS([.N371]))" office:value-type="float" office:value="2.97028022452109" calcext:value-type="float">
            <text:p>2.97</text:p>
          </table:table-cell>
          <table:table-cell table:number-columns-repeated="1005"/>
        </table:table-row>
        <table:table-row table:style-name="ro1">
          <table:table-cell office:value-type="float" office:value="7464717" calcext:value-type="float">
            <text:p>7464717</text:p>
          </table:table-cell>
          <table:table-cell office:value-type="float" office:value="-7.95554394426875" calcext:value-type="float">
            <text:p>-7.9555439443</text:p>
          </table:table-cell>
          <table:table-cell office:value-type="float" office:value="10.3121922881286" calcext:value-type="float">
            <text:p>10.3121922881</text:p>
          </table:table-cell>
          <table:table-cell office:value-type="float" office:value="2.92879365383793" calcext:value-type="float">
            <text:p>2.928793653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52" calcext:value-type="float">
            <text:p>16.352</text:p>
          </table:table-cell>
          <table:table-cell/>
          <table:table-cell table:formula="of:=DEGREES(ACOS(COS(RADIANS([.B372]))*COS(RADIANS([.C372]))))" office:value-type="float" office:value="12.9979319088492" calcext:value-type="float">
            <text:p>13.00</text:p>
          </table:table-cell>
          <table:table-cell table:formula="of:=SQRT([.E372]^2+[.F372]^2)" office:value-type="float" office:value="0.270739727413618" calcext:value-type="float">
            <text:p>0.27</text:p>
          </table:table-cell>
          <table:table-cell table:formula="of:=DEGREES(ATAN2([.F372]; [.E372]))" office:value-type="float" office:value="-94.2363947990588" calcext:value-type="float">
            <text:p>-94.24</text:p>
          </table:table-cell>
          <table:table-cell table:style-name="ce3" table:formula="of:=0.3*[.J372]" office:value-type="float" office:value="3.89937957265476" calcext:value-type="float">
            <text:p>3.90</text:p>
          </table:table-cell>
          <table:table-cell table:style-name="ce3" table:formula="of:=DEGREES(ATAN( (-SIN (RADIANS ([.C372])) * COS(RADIANS([.B372]))) / (COS (RADIANS ([.C372])) * SIN(RADIANS([.B372]))) ))" office:value-type="float" office:value="52.4734387517134" calcext:value-type="float">
            <text:p>52.47</text:p>
          </table:table-cell>
          <table:table-cell table:style-name="ce3" table:formula="of:=SQRT([.R372]^2+[.S372]^2)" office:value-type="float" office:value="3.6760726468044" calcext:value-type="float">
            <text:p>3.68</text:p>
          </table:table-cell>
          <table:table-cell table:style-name="ce3" table:formula="of:=DEGREES(ATAN2([.S372];[.R372]))" office:value-type="float" office:value="39.8433465539612" calcext:value-type="float">
            <text:p>39.84</text:p>
          </table:table-cell>
          <table:table-cell table:style-name="ce3"/>
          <table:table-cell table:style-name="ce3" table:formula="of:=[.K372]*COS(RADIANS([.L372]))+[.M372]*COS(RADIANS([.N372]))" office:value-type="float" office:value="2.3552257541056" calcext:value-type="float">
            <text:p>2.36</text:p>
          </table:table-cell>
          <table:table-cell table:style-name="ce3" table:formula="of:=[.K372]*SIN(RADIANS([.L372]))+[.M372]*SIN(RADIANS([.N372]))" office:value-type="float" office:value="2.82248503127674" calcext:value-type="float">
            <text:p>2.82</text:p>
          </table:table-cell>
          <table:table-cell table:number-columns-repeated="1005"/>
        </table:table-row>
        <table:table-row table:style-name="ro1">
          <table:table-cell office:value-type="float" office:value="7464717" calcext:value-type="float">
            <text:p>7464717</text:p>
          </table:table-cell>
          <table:table-cell office:value-type="float" office:value="-7.95554394426875" calcext:value-type="float">
            <text:p>-7.9555439443</text:p>
          </table:table-cell>
          <table:table-cell office:value-type="float" office:value="10.3121922881286" calcext:value-type="float">
            <text:p>10.3121922881</text:p>
          </table:table-cell>
          <table:table-cell office:value-type="float" office:value="2.92879365383793" calcext:value-type="float">
            <text:p>2.928793653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1" calcext:value-type="float">
            <text:p>-0.11</text:p>
          </table:table-cell>
          <table:table-cell office:value-type="float" office:value="16.352" calcext:value-type="float">
            <text:p>16.352</text:p>
          </table:table-cell>
          <table:table-cell/>
          <table:table-cell table:formula="of:=DEGREES(ACOS(COS(RADIANS([.B373]))*COS(RADIANS([.C373]))))" office:value-type="float" office:value="12.9979319088492" calcext:value-type="float">
            <text:p>13.00</text:p>
          </table:table-cell>
          <table:table-cell table:formula="of:=SQRT([.E373]^2+[.F373]^2)" office:value-type="float" office:value="0.270739727413618" calcext:value-type="float">
            <text:p>0.27</text:p>
          </table:table-cell>
          <table:table-cell table:formula="of:=DEGREES(ATAN2([.F373]; [.E373]))" office:value-type="float" office:value="-94.2363947990588" calcext:value-type="float">
            <text:p>-94.24</text:p>
          </table:table-cell>
          <table:table-cell table:style-name="ce3" table:formula="of:=0.3*[.J373]" office:value-type="float" office:value="3.89937957265476" calcext:value-type="float">
            <text:p>3.90</text:p>
          </table:table-cell>
          <table:table-cell table:style-name="ce3" table:formula="of:=DEGREES(ATAN( (-SIN (RADIANS ([.C373])) * COS(RADIANS([.B373]))) / (COS (RADIANS ([.C373])) * SIN(RADIANS([.B373]))) ))" office:value-type="float" office:value="52.4734387517134" calcext:value-type="float">
            <text:p>52.47</text:p>
          </table:table-cell>
          <table:table-cell table:style-name="ce3" table:formula="of:=SQRT([.R373]^2+[.S373]^2)" office:value-type="float" office:value="3.6760726468044" calcext:value-type="float">
            <text:p>3.68</text:p>
          </table:table-cell>
          <table:table-cell table:style-name="ce3" table:formula="of:=DEGREES(ATAN2([.S373];[.R373]))" office:value-type="float" office:value="39.8433465539612" calcext:value-type="float">
            <text:p>39.84</text:p>
          </table:table-cell>
          <table:table-cell table:style-name="ce3"/>
          <table:table-cell table:style-name="ce3" table:formula="of:=[.K373]*COS(RADIANS([.L373]))+[.M373]*COS(RADIANS([.N373]))" office:value-type="float" office:value="2.3552257541056" calcext:value-type="float">
            <text:p>2.36</text:p>
          </table:table-cell>
          <table:table-cell table:style-name="ce3" table:formula="of:=[.K373]*SIN(RADIANS([.L373]))+[.M373]*SIN(RADIANS([.N373]))" office:value-type="float" office:value="2.82248503127674" calcext:value-type="float">
            <text:p>2.82</text:p>
          </table:table-cell>
          <table:table-cell table:number-columns-repeated="1005"/>
        </table:table-row>
        <table:table-row table:style-name="ro1">
          <table:table-cell office:value-type="float" office:value="7464966" calcext:value-type="float">
            <text:p>7464966</text:p>
          </table:table-cell>
          <table:table-cell office:value-type="float" office:value="-8.44616155499264" calcext:value-type="float">
            <text:p>-8.446161555</text:p>
          </table:table-cell>
          <table:table-cell office:value-type="float" office:value="10.6234312020014" calcext:value-type="float">
            <text:p>10.623431202</text:p>
          </table:table-cell>
          <table:table-cell office:value-type="float" office:value="2.50002618081285" calcext:value-type="float">
            <text:p>2.5000261808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6.376" calcext:value-type="float">
            <text:p>16.376</text:p>
          </table:table-cell>
          <table:table-cell/>
          <table:table-cell table:formula="of:=DEGREES(ACOS(COS(RADIANS([.B374]))*COS(RADIANS([.C374]))))" office:value-type="float" office:value="13.5415799658398" calcext:value-type="float">
            <text:p>13.54</text:p>
          </table:table-cell>
          <table:table-cell table:formula="of:=SQRT([.E374]^2+[.F374]^2)" office:value-type="float" office:value="0.433820239269677" calcext:value-type="float">
            <text:p>0.43</text:p>
          </table:table-cell>
          <table:table-cell table:formula="of:=DEGREES(ATAN2([.F374]; [.E374]))" office:value-type="float" office:value="-115.974393962431" calcext:value-type="float">
            <text:p>-115.97</text:p>
          </table:table-cell>
          <table:table-cell table:style-name="ce3" table:formula="of:=0.3*[.J374]" office:value-type="float" office:value="4.06247398975194" calcext:value-type="float">
            <text:p>4.06</text:p>
          </table:table-cell>
          <table:table-cell table:style-name="ce3" table:formula="of:=DEGREES(ATAN( (-SIN (RADIANS ([.C374])) * COS(RADIANS([.B374]))) / (COS (RADIANS ([.C374])) * SIN(RADIANS([.B374]))) ))" office:value-type="float" office:value="51.6327056904806" calcext:value-type="float">
            <text:p>51.63</text:p>
          </table:table-cell>
          <table:table-cell table:style-name="ce3" table:formula="of:=SQRT([.R374]^2+[.S374]^2)" office:value-type="float" office:value="3.6399531672415" calcext:value-type="float">
            <text:p>3.64</text:p>
          </table:table-cell>
          <table:table-cell table:style-name="ce3" table:formula="of:=DEGREES(ATAN2([.S374];[.R374]))" office:value-type="float" office:value="39.8329861751366" calcext:value-type="float">
            <text:p>39.83</text:p>
          </table:table-cell>
          <table:table-cell table:style-name="ce3"/>
          <table:table-cell table:style-name="ce3" table:formula="of:=[.K374]*COS(RADIANS([.L374]))+[.M374]*COS(RADIANS([.N374]))" office:value-type="float" office:value="2.33157894464381" calcext:value-type="float">
            <text:p>2.33</text:p>
          </table:table-cell>
          <table:table-cell table:style-name="ce3" table:formula="of:=[.K374]*SIN(RADIANS([.L374]))+[.M374]*SIN(RADIANS([.N374]))" office:value-type="float" office:value="2.79517417786532" calcext:value-type="float">
            <text:p>2.80</text:p>
          </table:table-cell>
          <table:table-cell table:number-columns-repeated="1005"/>
        </table:table-row>
        <table:table-row table:style-name="ro1">
          <table:table-cell office:value-type="float" office:value="7464966" calcext:value-type="float">
            <text:p>7464966</text:p>
          </table:table-cell>
          <table:table-cell office:value-type="float" office:value="-8.44616155499264" calcext:value-type="float">
            <text:p>-8.446161555</text:p>
          </table:table-cell>
          <table:table-cell office:value-type="float" office:value="10.6234312020014" calcext:value-type="float">
            <text:p>10.623431202</text:p>
          </table:table-cell>
          <table:table-cell office:value-type="float" office:value="2.50002618081285" calcext:value-type="float">
            <text:p>2.5000261808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6.376" calcext:value-type="float">
            <text:p>16.376</text:p>
          </table:table-cell>
          <table:table-cell/>
          <table:table-cell table:formula="of:=DEGREES(ACOS(COS(RADIANS([.B375]))*COS(RADIANS([.C375]))))" office:value-type="float" office:value="13.5415799658398" calcext:value-type="float">
            <text:p>13.54</text:p>
          </table:table-cell>
          <table:table-cell table:formula="of:=SQRT([.E375]^2+[.F375]^2)" office:value-type="float" office:value="0.433820239269677" calcext:value-type="float">
            <text:p>0.43</text:p>
          </table:table-cell>
          <table:table-cell table:formula="of:=DEGREES(ATAN2([.F375]; [.E375]))" office:value-type="float" office:value="-115.974393962431" calcext:value-type="float">
            <text:p>-115.97</text:p>
          </table:table-cell>
          <table:table-cell table:style-name="ce3" table:formula="of:=0.3*[.J375]" office:value-type="float" office:value="4.06247398975194" calcext:value-type="float">
            <text:p>4.06</text:p>
          </table:table-cell>
          <table:table-cell table:style-name="ce3" table:formula="of:=DEGREES(ATAN( (-SIN (RADIANS ([.C375])) * COS(RADIANS([.B375]))) / (COS (RADIANS ([.C375])) * SIN(RADIANS([.B375]))) ))" office:value-type="float" office:value="51.6327056904806" calcext:value-type="float">
            <text:p>51.63</text:p>
          </table:table-cell>
          <table:table-cell table:style-name="ce3" table:formula="of:=SQRT([.R375]^2+[.S375]^2)" office:value-type="float" office:value="3.6399531672415" calcext:value-type="float">
            <text:p>3.64</text:p>
          </table:table-cell>
          <table:table-cell table:style-name="ce3" table:formula="of:=DEGREES(ATAN2([.S375];[.R375]))" office:value-type="float" office:value="39.8329861751366" calcext:value-type="float">
            <text:p>39.83</text:p>
          </table:table-cell>
          <table:table-cell table:style-name="ce3"/>
          <table:table-cell table:style-name="ce3" table:formula="of:=[.K375]*COS(RADIANS([.L375]))+[.M375]*COS(RADIANS([.N375]))" office:value-type="float" office:value="2.33157894464381" calcext:value-type="float">
            <text:p>2.33</text:p>
          </table:table-cell>
          <table:table-cell table:style-name="ce3" table:formula="of:=[.K375]*SIN(RADIANS([.L375]))+[.M375]*SIN(RADIANS([.N375]))" office:value-type="float" office:value="2.79517417786532" calcext:value-type="float">
            <text:p>2.80</text:p>
          </table:table-cell>
          <table:table-cell table:number-columns-repeated="1005"/>
        </table:table-row>
        <table:table-row table:style-name="ro1">
          <table:table-cell office:value-type="float" office:value="7465216" calcext:value-type="float">
            <text:p>7465216</text:p>
          </table:table-cell>
          <table:table-cell office:value-type="float" office:value="-9.09577145544244" calcext:value-type="float">
            <text:p>-9.0957714554</text:p>
          </table:table-cell>
          <table:table-cell office:value-type="float" office:value="11.0845526407946" calcext:value-type="float">
            <text:p>11.0845526408</text:p>
          </table:table-cell>
          <table:table-cell office:value-type="float" office:value="1.878215150285" calcext:value-type="float">
            <text:p>1.878215150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3" calcext:value-type="float">
            <text:p>-0.3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03" calcext:value-type="float">
            <text:p>16.403</text:p>
          </table:table-cell>
          <table:table-cell/>
          <table:table-cell table:formula="of:=DEGREES(ACOS(COS(RADIANS([.B376]))*COS(RADIANS([.C376]))))" office:value-type="float" office:value="14.3025833592916" calcext:value-type="float">
            <text:p>14.30</text:p>
          </table:table-cell>
          <table:table-cell table:formula="of:=SQRT([.E376]^2+[.F376]^2)" office:value-type="float" office:value="0.557584074378026" calcext:value-type="float">
            <text:p>0.56</text:p>
          </table:table-cell>
          <table:table-cell table:formula="of:=DEGREES(ATAN2([.F376]; [.E376]))" office:value-type="float" office:value="-122.550003492193" calcext:value-type="float">
            <text:p>-122.55</text:p>
          </table:table-cell>
          <table:table-cell table:style-name="ce3" table:formula="of:=0.3*[.J376]" office:value-type="float" office:value="4.29077500778748" calcext:value-type="float">
            <text:p>4.29</text:p>
          </table:table-cell>
          <table:table-cell table:style-name="ce3" table:formula="of:=DEGREES(ATAN( (-SIN (RADIANS ([.C376])) * COS(RADIANS([.B376]))) / (COS (RADIANS ([.C376])) * SIN(RADIANS([.B376]))) ))" office:value-type="float" office:value="50.7445024884747" calcext:value-type="float">
            <text:p>50.74</text:p>
          </table:table-cell>
          <table:table-cell table:style-name="ce3" table:formula="of:=SQRT([.R376]^2+[.S376]^2)" office:value-type="float" office:value="3.73757222010046" calcext:value-type="float">
            <text:p>3.74</text:p>
          </table:table-cell>
          <table:table-cell table:style-name="ce3" table:formula="of:=DEGREES(ATAN2([.S376];[.R376]))" office:value-type="float" office:value="40.2536149871782" calcext:value-type="float">
            <text:p>40.25</text:p>
          </table:table-cell>
          <table:table-cell table:style-name="ce3"/>
          <table:table-cell table:style-name="ce3" table:formula="of:=[.K376]*COS(RADIANS([.L376]))+[.M376]*COS(RADIANS([.N376]))" office:value-type="float" office:value="2.41511501486358" calcext:value-type="float">
            <text:p>2.42</text:p>
          </table:table-cell>
          <table:table-cell table:style-name="ce3" table:formula="of:=[.K376]*SIN(RADIANS([.L376]))+[.M376]*SIN(RADIANS([.N376]))" office:value-type="float" office:value="2.85248410432856" calcext:value-type="float">
            <text:p>2.85</text:p>
          </table:table-cell>
          <table:table-cell table:number-columns-repeated="1005"/>
        </table:table-row>
        <table:table-row table:style-name="ro1">
          <table:table-cell office:value-type="float" office:value="7465216" calcext:value-type="float">
            <text:p>7465216</text:p>
          </table:table-cell>
          <table:table-cell office:value-type="float" office:value="-9.09577145544244" calcext:value-type="float">
            <text:p>-9.0957714554</text:p>
          </table:table-cell>
          <table:table-cell office:value-type="float" office:value="11.0845526407946" calcext:value-type="float">
            <text:p>11.0845526408</text:p>
          </table:table-cell>
          <table:table-cell office:value-type="float" office:value="1.878215150285" calcext:value-type="float">
            <text:p>1.8782151503</text:p>
          </table:table-cell>
          <table:table-cell office:value-type="float" office:value="-0.47" calcext:value-type="float">
            <text:p>-0.47</text:p>
          </table:table-cell>
          <table:table-cell office:value-type="float" office:value="-0.3" calcext:value-type="float">
            <text:p>-0.3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03" calcext:value-type="float">
            <text:p>16.403</text:p>
          </table:table-cell>
          <table:table-cell/>
          <table:table-cell table:formula="of:=DEGREES(ACOS(COS(RADIANS([.B377]))*COS(RADIANS([.C377]))))" office:value-type="float" office:value="14.3025833592916" calcext:value-type="float">
            <text:p>14.30</text:p>
          </table:table-cell>
          <table:table-cell table:formula="of:=SQRT([.E377]^2+[.F377]^2)" office:value-type="float" office:value="0.557584074378026" calcext:value-type="float">
            <text:p>0.56</text:p>
          </table:table-cell>
          <table:table-cell table:formula="of:=DEGREES(ATAN2([.F377]; [.E377]))" office:value-type="float" office:value="-122.550003492193" calcext:value-type="float">
            <text:p>-122.55</text:p>
          </table:table-cell>
          <table:table-cell table:style-name="ce3" table:formula="of:=0.3*[.J377]" office:value-type="float" office:value="4.29077500778748" calcext:value-type="float">
            <text:p>4.29</text:p>
          </table:table-cell>
          <table:table-cell table:style-name="ce3" table:formula="of:=DEGREES(ATAN( (-SIN (RADIANS ([.C377])) * COS(RADIANS([.B377]))) / (COS (RADIANS ([.C377])) * SIN(RADIANS([.B377]))) ))" office:value-type="float" office:value="50.7445024884747" calcext:value-type="float">
            <text:p>50.74</text:p>
          </table:table-cell>
          <table:table-cell table:style-name="ce3" table:formula="of:=SQRT([.R377]^2+[.S377]^2)" office:value-type="float" office:value="3.73757222010046" calcext:value-type="float">
            <text:p>3.74</text:p>
          </table:table-cell>
          <table:table-cell table:style-name="ce3" table:formula="of:=DEGREES(ATAN2([.S377];[.R377]))" office:value-type="float" office:value="40.2536149871782" calcext:value-type="float">
            <text:p>40.25</text:p>
          </table:table-cell>
          <table:table-cell table:style-name="ce3"/>
          <table:table-cell table:style-name="ce3" table:formula="of:=[.K377]*COS(RADIANS([.L377]))+[.M377]*COS(RADIANS([.N377]))" office:value-type="float" office:value="2.41511501486358" calcext:value-type="float">
            <text:p>2.42</text:p>
          </table:table-cell>
          <table:table-cell table:style-name="ce3" table:formula="of:=[.K377]*SIN(RADIANS([.L377]))+[.M377]*SIN(RADIANS([.N377]))" office:value-type="float" office:value="2.85248410432856" calcext:value-type="float">
            <text:p>2.85</text:p>
          </table:table-cell>
          <table:table-cell table:number-columns-repeated="1005"/>
        </table:table-row>
        <table:table-row table:style-name="ro1">
          <table:table-cell office:value-type="float" office:value="7465466" calcext:value-type="float">
            <text:p>7465466</text:p>
          </table:table-cell>
          <table:table-cell office:value-type="float" office:value="-9.9171537833289" calcext:value-type="float">
            <text:p>-9.9171537833</text:p>
          </table:table-cell>
          <table:table-cell office:value-type="float" office:value="11.5399358669113" calcext:value-type="float">
            <text:p>11.5399358669</text:p>
          </table:table-cell>
          <table:table-cell office:value-type="float" office:value="1.48274410241179" calcext:value-type="float">
            <text:p>1.4827441024</text:p>
          </table:table-cell>
          <table:table-cell office:value-type="float" office:value="-0.52" calcext:value-type="float">
            <text:p>-0.5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31" calcext:value-type="float">
            <text:p>16.431</text:p>
          </table:table-cell>
          <table:table-cell/>
          <table:table-cell table:formula="of:=DEGREES(ACOS(COS(RADIANS([.B378]))*COS(RADIANS([.C378]))))" office:value-type="float" office:value="15.1718133324997" calcext:value-type="float">
            <text:p>15.17</text:p>
          </table:table-cell>
          <table:table-cell table:formula="of:=SQRT([.E378]^2+[.F378]^2)" office:value-type="float" office:value="0.65" calcext:value-type="float">
            <text:p>0.65</text:p>
          </table:table-cell>
          <table:table-cell table:formula="of:=DEGREES(ATAN2([.F378]; [.E378]))" office:value-type="float" office:value="-126.869897645844" calcext:value-type="float">
            <text:p>-126.87</text:p>
          </table:table-cell>
          <table:table-cell table:style-name="ce3" table:formula="of:=0.3*[.J378]" office:value-type="float" office:value="4.5515439997499" calcext:value-type="float">
            <text:p>4.55</text:p>
          </table:table-cell>
          <table:table-cell table:style-name="ce3" table:formula="of:=DEGREES(ATAN( (-SIN (RADIANS ([.C378])) * COS(RADIANS([.B378]))) / (COS (RADIANS ([.C378])) * SIN(RADIANS([.B378]))) ))" office:value-type="float" office:value="49.4267801761676" calcext:value-type="float">
            <text:p>49.43</text:p>
          </table:table-cell>
          <table:table-cell table:style-name="ce3" table:formula="of:=SQRT([.R378]^2+[.S378]^2)" office:value-type="float" office:value="3.9031270839802" calcext:value-type="float">
            <text:p>3.90</text:p>
          </table:table-cell>
          <table:table-cell table:style-name="ce3" table:formula="of:=DEGREES(ATAN2([.S378];[.R378]))" office:value-type="float" office:value="41.1895282440888" calcext:value-type="float">
            <text:p>41.19</text:p>
          </table:table-cell>
          <table:table-cell table:style-name="ce3"/>
          <table:table-cell table:style-name="ce3" table:formula="of:=[.K378]*COS(RADIANS([.L378]))+[.M378]*COS(RADIANS([.N378]))" office:value-type="float" office:value="2.5704118850765" calcext:value-type="float">
            <text:p>2.57</text:p>
          </table:table-cell>
          <table:table-cell table:style-name="ce3" table:formula="of:=[.K378]*SIN(RADIANS([.L378]))+[.M378]*SIN(RADIANS([.N378]))" office:value-type="float" office:value="2.93724084384601" calcext:value-type="float">
            <text:p>2.94</text:p>
          </table:table-cell>
          <table:table-cell table:number-columns-repeated="1005"/>
        </table:table-row>
        <table:table-row table:style-name="ro1">
          <table:table-cell office:value-type="float" office:value="7465466" calcext:value-type="float">
            <text:p>7465466</text:p>
          </table:table-cell>
          <table:table-cell office:value-type="float" office:value="-9.9171537833289" calcext:value-type="float">
            <text:p>-9.9171537833</text:p>
          </table:table-cell>
          <table:table-cell office:value-type="float" office:value="11.5399358669113" calcext:value-type="float">
            <text:p>11.5399358669</text:p>
          </table:table-cell>
          <table:table-cell office:value-type="float" office:value="1.48274410241179" calcext:value-type="float">
            <text:p>1.4827441024</text:p>
          </table:table-cell>
          <table:table-cell office:value-type="float" office:value="-0.52" calcext:value-type="float">
            <text:p>-0.5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3" calcext:value-type="float">
            <text:p>-0.13</text:p>
          </table:table-cell>
          <table:table-cell office:value-type="float" office:value="16.431" calcext:value-type="float">
            <text:p>16.431</text:p>
          </table:table-cell>
          <table:table-cell/>
          <table:table-cell table:formula="of:=DEGREES(ACOS(COS(RADIANS([.B379]))*COS(RADIANS([.C379]))))" office:value-type="float" office:value="15.1718133324997" calcext:value-type="float">
            <text:p>15.17</text:p>
          </table:table-cell>
          <table:table-cell table:formula="of:=SQRT([.E379]^2+[.F379]^2)" office:value-type="float" office:value="0.65" calcext:value-type="float">
            <text:p>0.65</text:p>
          </table:table-cell>
          <table:table-cell table:formula="of:=DEGREES(ATAN2([.F379]; [.E379]))" office:value-type="float" office:value="-126.869897645844" calcext:value-type="float">
            <text:p>-126.87</text:p>
          </table:table-cell>
          <table:table-cell table:style-name="ce3" table:formula="of:=0.3*[.J379]" office:value-type="float" office:value="4.5515439997499" calcext:value-type="float">
            <text:p>4.55</text:p>
          </table:table-cell>
          <table:table-cell table:style-name="ce3" table:formula="of:=DEGREES(ATAN( (-SIN (RADIANS ([.C379])) * COS(RADIANS([.B379]))) / (COS (RADIANS ([.C379])) * SIN(RADIANS([.B379]))) ))" office:value-type="float" office:value="49.4267801761676" calcext:value-type="float">
            <text:p>49.43</text:p>
          </table:table-cell>
          <table:table-cell table:style-name="ce3" table:formula="of:=SQRT([.R379]^2+[.S379]^2)" office:value-type="float" office:value="3.9031270839802" calcext:value-type="float">
            <text:p>3.90</text:p>
          </table:table-cell>
          <table:table-cell table:style-name="ce3" table:formula="of:=DEGREES(ATAN2([.S379];[.R379]))" office:value-type="float" office:value="41.1895282440888" calcext:value-type="float">
            <text:p>41.19</text:p>
          </table:table-cell>
          <table:table-cell table:style-name="ce3"/>
          <table:table-cell table:style-name="ce3" table:formula="of:=[.K379]*COS(RADIANS([.L379]))+[.M379]*COS(RADIANS([.N379]))" office:value-type="float" office:value="2.5704118850765" calcext:value-type="float">
            <text:p>2.57</text:p>
          </table:table-cell>
          <table:table-cell table:style-name="ce3" table:formula="of:=[.K379]*SIN(RADIANS([.L379]))+[.M379]*SIN(RADIANS([.N379]))" office:value-type="float" office:value="2.93724084384601" calcext:value-type="float">
            <text:p>2.94</text:p>
          </table:table-cell>
          <table:table-cell table:number-columns-repeated="1005"/>
        </table:table-row>
        <table:table-row table:style-name="ro1">
          <table:table-cell office:value-type="float" office:value="7465716" calcext:value-type="float">
            <text:p>7465716</text:p>
          </table:table-cell>
          <table:table-cell office:value-type="float" office:value="-10.8359286323642" calcext:value-type="float">
            <text:p>-10.8359286324</text:p>
          </table:table-cell>
          <table:table-cell office:value-type="float" office:value="11.9771635964405" calcext:value-type="float">
            <text:p>11.9771635964</text:p>
          </table:table-cell>
          <table:table-cell office:value-type="float" office:value="1.4545752283359" calcext:value-type="float">
            <text:p>1.454575228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3" calcext:value-type="float">
            <text:p>-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16.461" calcext:value-type="float">
            <text:p>16.461</text:p>
          </table:table-cell>
          <table:table-cell/>
          <table:table-cell table:formula="of:=DEGREES(ACOS(COS(RADIANS([.B380]))*COS(RADIANS([.C380]))))" office:value-type="float" office:value="16.0981499175173" calcext:value-type="float">
            <text:p>16.10</text:p>
          </table:table-cell>
          <table:table-cell table:formula="of:=SQRT([.E380]^2+[.F380]^2)" office:value-type="float" office:value="0.674759216313494" calcext:value-type="float">
            <text:p>0.67</text:p>
          </table:table-cell>
          <table:table-cell table:formula="of:=DEGREES(ATAN2([.F380]; [.E380]))" office:value-type="float" office:value="-129.588130847683" calcext:value-type="float">
            <text:p>-129.59</text:p>
          </table:table-cell>
          <table:table-cell table:style-name="ce3" table:formula="of:=0.3*[.J380]" office:value-type="float" office:value="4.82944497525518" calcext:value-type="float">
            <text:p>4.83</text:p>
          </table:table-cell>
          <table:table-cell table:style-name="ce3" table:formula="of:=DEGREES(ATAN( (-SIN (RADIANS ([.C380])) * COS(RADIANS([.B380]))) / (COS (RADIANS ([.C380])) * SIN(RADIANS([.B380]))) ))" office:value-type="float" office:value="47.9406247909874" calcext:value-type="float">
            <text:p>47.94</text:p>
          </table:table-cell>
          <table:table-cell table:style-name="ce3" table:formula="of:=SQRT([.R380]^2+[.S380]^2)" office:value-type="float" office:value="4.15541514681761" calcext:value-type="float">
            <text:p>4.16</text:p>
          </table:table-cell>
          <table:table-cell table:style-name="ce3" table:formula="of:=DEGREES(ATAN2([.S380];[.R380]))" office:value-type="float" office:value="42.4605364665841" calcext:value-type="float">
            <text:p>42.46</text:p>
          </table:table-cell>
          <table:table-cell table:style-name="ce3"/>
          <table:table-cell table:style-name="ce3" table:formula="of:=[.K380]*COS(RADIANS([.L380]))+[.M380]*COS(RADIANS([.N380]))" office:value-type="float" office:value="2.8052469402263" calcext:value-type="float">
            <text:p>2.81</text:p>
          </table:table-cell>
          <table:table-cell table:style-name="ce3" table:formula="of:=[.K380]*SIN(RADIANS([.L380]))+[.M380]*SIN(RADIANS([.N380]))" office:value-type="float" office:value="3.06562630579008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65716" calcext:value-type="float">
            <text:p>7465716</text:p>
          </table:table-cell>
          <table:table-cell office:value-type="float" office:value="-10.8359286323642" calcext:value-type="float">
            <text:p>-10.8359286324</text:p>
          </table:table-cell>
          <table:table-cell office:value-type="float" office:value="11.9771635964405" calcext:value-type="float">
            <text:p>11.9771635964</text:p>
          </table:table-cell>
          <table:table-cell office:value-type="float" office:value="1.4545752283359" calcext:value-type="float">
            <text:p>1.454575228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3" calcext:value-type="float">
            <text:p>-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16.461" calcext:value-type="float">
            <text:p>16.461</text:p>
          </table:table-cell>
          <table:table-cell/>
          <table:table-cell table:formula="of:=DEGREES(ACOS(COS(RADIANS([.B381]))*COS(RADIANS([.C381]))))" office:value-type="float" office:value="16.0981499175173" calcext:value-type="float">
            <text:p>16.10</text:p>
          </table:table-cell>
          <table:table-cell table:formula="of:=SQRT([.E381]^2+[.F381]^2)" office:value-type="float" office:value="0.674759216313494" calcext:value-type="float">
            <text:p>0.67</text:p>
          </table:table-cell>
          <table:table-cell table:formula="of:=DEGREES(ATAN2([.F381]; [.E381]))" office:value-type="float" office:value="-129.588130847683" calcext:value-type="float">
            <text:p>-129.59</text:p>
          </table:table-cell>
          <table:table-cell table:style-name="ce3" table:formula="of:=0.3*[.J381]" office:value-type="float" office:value="4.82944497525518" calcext:value-type="float">
            <text:p>4.83</text:p>
          </table:table-cell>
          <table:table-cell table:style-name="ce3" table:formula="of:=DEGREES(ATAN( (-SIN (RADIANS ([.C381])) * COS(RADIANS([.B381]))) / (COS (RADIANS ([.C381])) * SIN(RADIANS([.B381]))) ))" office:value-type="float" office:value="47.9406247909874" calcext:value-type="float">
            <text:p>47.94</text:p>
          </table:table-cell>
          <table:table-cell table:style-name="ce3" table:formula="of:=SQRT([.R381]^2+[.S381]^2)" office:value-type="float" office:value="4.15541514681761" calcext:value-type="float">
            <text:p>4.16</text:p>
          </table:table-cell>
          <table:table-cell table:style-name="ce3" table:formula="of:=DEGREES(ATAN2([.S381];[.R381]))" office:value-type="float" office:value="42.4605364665841" calcext:value-type="float">
            <text:p>42.46</text:p>
          </table:table-cell>
          <table:table-cell table:style-name="ce3"/>
          <table:table-cell table:style-name="ce3" table:formula="of:=[.K381]*COS(RADIANS([.L381]))+[.M381]*COS(RADIANS([.N381]))" office:value-type="float" office:value="2.8052469402263" calcext:value-type="float">
            <text:p>2.81</text:p>
          </table:table-cell>
          <table:table-cell table:style-name="ce3" table:formula="of:=[.K381]*SIN(RADIANS([.L381]))+[.M381]*SIN(RADIANS([.N381]))" office:value-type="float" office:value="3.06562630579008" calcext:value-type="float">
            <text:p>3.07</text:p>
          </table:table-cell>
          <table:table-cell table:number-columns-repeated="1005"/>
        </table:table-row>
        <table:table-row table:style-name="ro1">
          <table:table-cell office:value-type="float" office:value="7465966" calcext:value-type="float">
            <text:p>7465966</text:p>
          </table:table-cell>
          <table:table-cell office:value-type="float" office:value="-11.732809310015" calcext:value-type="float">
            <text:p>-11.73280931</text:p>
          </table:table-cell>
          <table:table-cell office:value-type="float" office:value="12.3282097065698" calcext:value-type="float">
            <text:p>12.3282097066</text:p>
          </table:table-cell>
          <table:table-cell office:value-type="float" office:value="1.67995514252533" calcext:value-type="float">
            <text:p>1.6799551425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4" calcext:value-type="float">
            <text:p>-0.14</text:p>
          </table:table-cell>
          <table:table-cell office:value-type="float" office:value="16.493" calcext:value-type="float">
            <text:p>16.493</text:p>
          </table:table-cell>
          <table:table-cell/>
          <table:table-cell table:formula="of:=DEGREES(ACOS(COS(RADIANS([.B382]))*COS(RADIANS([.C382]))))" office:value-type="float" office:value="16.9560215777127" calcext:value-type="float">
            <text:p>16.96</text:p>
          </table:table-cell>
          <table:table-cell table:formula="of:=SQRT([.E382]^2+[.F382]^2)" office:value-type="float" office:value="0.665281895139196" calcext:value-type="float">
            <text:p>0.67</text:p>
          </table:table-cell>
          <table:table-cell table:formula="of:=DEGREES(ATAN2([.F382]; [.E382]))" office:value-type="float" office:value="-132.56335175319" calcext:value-type="float">
            <text:p>-132.56</text:p>
          </table:table-cell>
          <table:table-cell table:style-name="ce3" table:formula="of:=0.3*[.J382]" office:value-type="float" office:value="5.08680647331381" calcext:value-type="float">
            <text:p>5.09</text:p>
          </table:table-cell>
          <table:table-cell table:style-name="ce3" table:formula="of:=DEGREES(ATAN( (-SIN (RADIANS ([.C382])) * COS(RADIANS([.B382]))) / (COS (RADIANS ([.C382])) * SIN(RADIANS([.B382]))) ))" office:value-type="float" office:value="46.4600127431784" calcext:value-type="float">
            <text:p>46.46</text:p>
          </table:table-cell>
          <table:table-cell table:style-name="ce3" table:formula="of:=SQRT([.R382]^2+[.S382]^2)" office:value-type="float" office:value="4.42163576482748" calcext:value-type="float">
            <text:p>4.42</text:p>
          </table:table-cell>
          <table:table-cell table:style-name="ce3" table:formula="of:=DEGREES(ATAN2([.S382];[.R382]))" office:value-type="float" office:value="43.68692544948" calcext:value-type="float">
            <text:p>43.69</text:p>
          </table:table-cell>
          <table:table-cell table:style-name="ce3"/>
          <table:table-cell table:style-name="ce3" table:formula="of:=[.K382]*COS(RADIANS([.L382]))+[.M382]*COS(RADIANS([.N382]))" office:value-type="float" office:value="3.0541008315582" calcext:value-type="float">
            <text:p>3.05</text:p>
          </table:table-cell>
          <table:table-cell table:style-name="ce3" table:formula="of:=[.K382]*SIN(RADIANS([.L382]))+[.M382]*SIN(RADIANS([.N382]))" office:value-type="float" office:value="3.19739439973816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65966" calcext:value-type="float">
            <text:p>7465966</text:p>
          </table:table-cell>
          <table:table-cell office:value-type="float" office:value="-11.732809310015" calcext:value-type="float">
            <text:p>-11.73280931</text:p>
          </table:table-cell>
          <table:table-cell office:value-type="float" office:value="12.3282097065698" calcext:value-type="float">
            <text:p>12.3282097066</text:p>
          </table:table-cell>
          <table:table-cell office:value-type="float" office:value="1.67995514252533" calcext:value-type="float">
            <text:p>1.6799551425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4" calcext:value-type="float">
            <text:p>-0.14</text:p>
          </table:table-cell>
          <table:table-cell office:value-type="float" office:value="16.493" calcext:value-type="float">
            <text:p>16.493</text:p>
          </table:table-cell>
          <table:table-cell/>
          <table:table-cell table:formula="of:=DEGREES(ACOS(COS(RADIANS([.B383]))*COS(RADIANS([.C383]))))" office:value-type="float" office:value="16.9560215777127" calcext:value-type="float">
            <text:p>16.96</text:p>
          </table:table-cell>
          <table:table-cell table:formula="of:=SQRT([.E383]^2+[.F383]^2)" office:value-type="float" office:value="0.665281895139196" calcext:value-type="float">
            <text:p>0.67</text:p>
          </table:table-cell>
          <table:table-cell table:formula="of:=DEGREES(ATAN2([.F383]; [.E383]))" office:value-type="float" office:value="-132.56335175319" calcext:value-type="float">
            <text:p>-132.56</text:p>
          </table:table-cell>
          <table:table-cell table:style-name="ce3" table:formula="of:=0.3*[.J383]" office:value-type="float" office:value="5.08680647331381" calcext:value-type="float">
            <text:p>5.09</text:p>
          </table:table-cell>
          <table:table-cell table:style-name="ce3" table:formula="of:=DEGREES(ATAN( (-SIN (RADIANS ([.C383])) * COS(RADIANS([.B383]))) / (COS (RADIANS ([.C383])) * SIN(RADIANS([.B383]))) ))" office:value-type="float" office:value="46.4600127431784" calcext:value-type="float">
            <text:p>46.46</text:p>
          </table:table-cell>
          <table:table-cell table:style-name="ce3" table:formula="of:=SQRT([.R383]^2+[.S383]^2)" office:value-type="float" office:value="4.42163576482748" calcext:value-type="float">
            <text:p>4.42</text:p>
          </table:table-cell>
          <table:table-cell table:style-name="ce3" table:formula="of:=DEGREES(ATAN2([.S383];[.R383]))" office:value-type="float" office:value="43.68692544948" calcext:value-type="float">
            <text:p>43.69</text:p>
          </table:table-cell>
          <table:table-cell table:style-name="ce3"/>
          <table:table-cell table:style-name="ce3" table:formula="of:=[.K383]*COS(RADIANS([.L383]))+[.M383]*COS(RADIANS([.N383]))" office:value-type="float" office:value="3.0541008315582" calcext:value-type="float">
            <text:p>3.05</text:p>
          </table:table-cell>
          <table:table-cell table:style-name="ce3" table:formula="of:=[.K383]*SIN(RADIANS([.L383]))+[.M383]*SIN(RADIANS([.N383]))" office:value-type="float" office:value="3.19739439973816" calcext:value-type="float">
            <text:p>3.20</text:p>
          </table:table-cell>
          <table:table-cell table:number-columns-repeated="1005"/>
        </table:table-row>
        <table:table-row table:style-name="ro1">
          <table:table-cell office:value-type="float" office:value="7466217" calcext:value-type="float">
            <text:p>7466217</text:p>
          </table:table-cell>
          <table:table-cell office:value-type="float" office:value="-12.4677274194247" calcext:value-type="float">
            <text:p>-12.4677274194</text:p>
          </table:table-cell>
          <table:table-cell office:value-type="float" office:value="12.7378263963792" calcext:value-type="float">
            <text:p>12.7378263964</text:p>
          </table:table-cell>
          <table:table-cell office:value-type="float" office:value="1.96152168693118" calcext:value-type="float">
            <text:p>1.961521686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25" calcext:value-type="float">
            <text:p>16.525</text:p>
          </table:table-cell>
          <table:table-cell/>
          <table:table-cell table:formula="of:=DEGREES(ACOS(COS(RADIANS([.B384]))*COS(RADIANS([.C384]))))" office:value-type="float" office:value="17.7515912350298" calcext:value-type="float">
            <text:p>17.75</text:p>
          </table:table-cell>
          <table:table-cell table:formula="of:=SQRT([.E384]^2+[.F384]^2)" office:value-type="float" office:value="0.629364759102383" calcext:value-type="float">
            <text:p>0.63</text:p>
          </table:table-cell>
          <table:table-cell table:formula="of:=DEGREES(ATAN2([.F384]; [.E384]))" office:value-type="float" office:value="-135.643745714175" calcext:value-type="float">
            <text:p>-135.64</text:p>
          </table:table-cell>
          <table:table-cell table:style-name="ce3" table:formula="of:=0.3*[.J384]" office:value-type="float" office:value="5.32547737050895" calcext:value-type="float">
            <text:p>5.33</text:p>
          </table:table-cell>
          <table:table-cell table:style-name="ce3" table:formula="of:=DEGREES(ATAN( (-SIN (RADIANS ([.C384])) * COS(RADIANS([.B384]))) / (COS (RADIANS ([.C384])) * SIN(RADIANS([.B384]))) ))" office:value-type="float" office:value="45.6342049223084" calcext:value-type="float">
            <text:p>45.63</text:p>
          </table:table-cell>
          <table:table-cell table:style-name="ce3" table:formula="of:=SQRT([.R384]^2+[.S384]^2)" office:value-type="float" office:value="4.69629013216541" calcext:value-type="float">
            <text:p>4.70</text:p>
          </table:table-cell>
          <table:table-cell table:style-name="ce3" table:formula="of:=DEGREES(ATAN2([.S384];[.R384]))" office:value-type="float" office:value="44.1945467981294" calcext:value-type="float">
            <text:p>44.19</text:p>
          </table:table-cell>
          <table:table-cell table:style-name="ce3"/>
          <table:table-cell table:style-name="ce3" table:formula="of:=[.K384]*COS(RADIANS([.L384]))+[.M384]*COS(RADIANS([.N384]))" office:value-type="float" office:value="3.27376913661434" calcext:value-type="float">
            <text:p>3.27</text:p>
          </table:table-cell>
          <table:table-cell table:style-name="ce3" table:formula="of:=[.K384]*SIN(RADIANS([.L384]))+[.M384]*SIN(RADIANS([.N384]))" office:value-type="float" office:value="3.36713181292708" calcext:value-type="float">
            <text:p>3.37</text:p>
          </table:table-cell>
          <table:table-cell table:number-columns-repeated="1005"/>
        </table:table-row>
        <table:table-row table:style-name="ro1">
          <table:table-cell office:value-type="float" office:value="7466217" calcext:value-type="float">
            <text:p>7466217</text:p>
          </table:table-cell>
          <table:table-cell office:value-type="float" office:value="-12.4677274194247" calcext:value-type="float">
            <text:p>-12.4677274194</text:p>
          </table:table-cell>
          <table:table-cell office:value-type="float" office:value="12.7378263963792" calcext:value-type="float">
            <text:p>12.7378263964</text:p>
          </table:table-cell>
          <table:table-cell office:value-type="float" office:value="1.96152168693118" calcext:value-type="float">
            <text:p>1.9615216869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25" calcext:value-type="float">
            <text:p>16.525</text:p>
          </table:table-cell>
          <table:table-cell/>
          <table:table-cell table:formula="of:=DEGREES(ACOS(COS(RADIANS([.B385]))*COS(RADIANS([.C385]))))" office:value-type="float" office:value="17.7515912350298" calcext:value-type="float">
            <text:p>17.75</text:p>
          </table:table-cell>
          <table:table-cell table:formula="of:=SQRT([.E385]^2+[.F385]^2)" office:value-type="float" office:value="0.629364759102383" calcext:value-type="float">
            <text:p>0.63</text:p>
          </table:table-cell>
          <table:table-cell table:formula="of:=DEGREES(ATAN2([.F385]; [.E385]))" office:value-type="float" office:value="-135.643745714175" calcext:value-type="float">
            <text:p>-135.64</text:p>
          </table:table-cell>
          <table:table-cell table:style-name="ce3" table:formula="of:=0.3*[.J385]" office:value-type="float" office:value="5.32547737050895" calcext:value-type="float">
            <text:p>5.33</text:p>
          </table:table-cell>
          <table:table-cell table:style-name="ce3" table:formula="of:=DEGREES(ATAN( (-SIN (RADIANS ([.C385])) * COS(RADIANS([.B385]))) / (COS (RADIANS ([.C385])) * SIN(RADIANS([.B385]))) ))" office:value-type="float" office:value="45.6342049223084" calcext:value-type="float">
            <text:p>45.63</text:p>
          </table:table-cell>
          <table:table-cell table:style-name="ce3" table:formula="of:=SQRT([.R385]^2+[.S385]^2)" office:value-type="float" office:value="4.69629013216541" calcext:value-type="float">
            <text:p>4.70</text:p>
          </table:table-cell>
          <table:table-cell table:style-name="ce3" table:formula="of:=DEGREES(ATAN2([.S385];[.R385]))" office:value-type="float" office:value="44.1945467981294" calcext:value-type="float">
            <text:p>44.19</text:p>
          </table:table-cell>
          <table:table-cell table:style-name="ce3"/>
          <table:table-cell table:style-name="ce3" table:formula="of:=[.K385]*COS(RADIANS([.L385]))+[.M385]*COS(RADIANS([.N385]))" office:value-type="float" office:value="3.27376913661434" calcext:value-type="float">
            <text:p>3.27</text:p>
          </table:table-cell>
          <table:table-cell table:style-name="ce3" table:formula="of:=[.K385]*SIN(RADIANS([.L385]))+[.M385]*SIN(RADIANS([.N385]))" office:value-type="float" office:value="3.36713181292708" calcext:value-type="float">
            <text:p>3.37</text:p>
          </table:table-cell>
          <table:table-cell table:number-columns-repeated="1005"/>
        </table:table-row>
        <table:table-row table:style-name="ro1">
          <table:table-cell office:value-type="float" office:value="7466467" calcext:value-type="float">
            <text:p>7466467</text:p>
          </table:table-cell>
          <table:table-cell office:value-type="float" office:value="-12.9708664744445" calcext:value-type="float">
            <text:p>-12.9708664744</text:p>
          </table:table-cell>
          <table:table-cell office:value-type="float" office:value="13.1491890532952" calcext:value-type="float">
            <text:p>13.1491890533</text:p>
          </table:table-cell>
          <table:table-cell office:value-type="float" office:value="2.12455510076821" calcext:value-type="float">
            <text:p>2.1245551008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58" calcext:value-type="float">
            <text:p>16.558</text:p>
          </table:table-cell>
          <table:table-cell/>
          <table:table-cell table:formula="of:=DEGREES(ACOS(COS(RADIANS([.B386]))*COS(RADIANS([.C386]))))" office:value-type="float" office:value="18.389409140496" calcext:value-type="float">
            <text:p>18.39</text:p>
          </table:table-cell>
          <table:table-cell table:formula="of:=SQRT([.E386]^2+[.F386]^2)" office:value-type="float" office:value="0.567274184147313" calcext:value-type="float">
            <text:p>0.57</text:p>
          </table:table-cell>
          <table:table-cell table:formula="of:=DEGREES(ATAN2([.F386]; [.E386]))" office:value-type="float" office:value="-139.289153328819" calcext:value-type="float">
            <text:p>-139.29</text:p>
          </table:table-cell>
          <table:table-cell table:style-name="ce3" table:formula="of:=0.3*[.J386]" office:value-type="float" office:value="5.51682274214881" calcext:value-type="float">
            <text:p>5.52</text:p>
          </table:table-cell>
          <table:table-cell table:style-name="ce3" table:formula="of:=DEGREES(ATAN( (-SIN (RADIANS ([.C386])) * COS(RADIANS([.B386]))) / (COS (RADIANS ([.C386])) * SIN(RADIANS([.B386]))) ))" office:value-type="float" office:value="45.405037840562" calcext:value-type="float">
            <text:p>45.41</text:p>
          </table:table-cell>
          <table:table-cell table:style-name="ce3" table:formula="of:=SQRT([.R386]^2+[.S386]^2)" office:value-type="float" office:value="4.95166900188449" calcext:value-type="float">
            <text:p>4.95</text:p>
          </table:table-cell>
          <table:table-cell table:style-name="ce3" table:formula="of:=DEGREES(ATAN2([.S386];[.R386]))" office:value-type="float" office:value="44.0577787619631" calcext:value-type="float">
            <text:p>44.06</text:p>
          </table:table-cell>
          <table:table-cell table:style-name="ce3"/>
          <table:table-cell table:style-name="ce3" table:formula="of:=[.K386]*COS(RADIANS([.L386]))+[.M386]*COS(RADIANS([.N386]))" office:value-type="float" office:value="3.443308528695" calcext:value-type="float">
            <text:p>3.44</text:p>
          </table:table-cell>
          <table:table-cell table:style-name="ce3" table:formula="of:=[.K386]*SIN(RADIANS([.L386]))+[.M386]*SIN(RADIANS([.N386]))" office:value-type="float" office:value="3.55846206674176" calcext:value-type="float">
            <text:p>3.56</text:p>
          </table:table-cell>
          <table:table-cell table:number-columns-repeated="1005"/>
        </table:table-row>
        <table:table-row table:style-name="ro1">
          <table:table-cell office:value-type="float" office:value="7466467" calcext:value-type="float">
            <text:p>7466467</text:p>
          </table:table-cell>
          <table:table-cell office:value-type="float" office:value="-12.9708664744445" calcext:value-type="float">
            <text:p>-12.9708664744</text:p>
          </table:table-cell>
          <table:table-cell office:value-type="float" office:value="13.1491890532952" calcext:value-type="float">
            <text:p>13.1491890533</text:p>
          </table:table-cell>
          <table:table-cell office:value-type="float" office:value="2.12455510076821" calcext:value-type="float">
            <text:p>2.1245551008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3" calcext:value-type="float">
            <text:p>-0.4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58" calcext:value-type="float">
            <text:p>16.558</text:p>
          </table:table-cell>
          <table:table-cell/>
          <table:table-cell table:formula="of:=DEGREES(ACOS(COS(RADIANS([.B387]))*COS(RADIANS([.C387]))))" office:value-type="float" office:value="18.389409140496" calcext:value-type="float">
            <text:p>18.39</text:p>
          </table:table-cell>
          <table:table-cell table:formula="of:=SQRT([.E387]^2+[.F387]^2)" office:value-type="float" office:value="0.567274184147313" calcext:value-type="float">
            <text:p>0.57</text:p>
          </table:table-cell>
          <table:table-cell table:formula="of:=DEGREES(ATAN2([.F387]; [.E387]))" office:value-type="float" office:value="-139.289153328819" calcext:value-type="float">
            <text:p>-139.29</text:p>
          </table:table-cell>
          <table:table-cell table:style-name="ce3" table:formula="of:=0.3*[.J387]" office:value-type="float" office:value="5.51682274214881" calcext:value-type="float">
            <text:p>5.52</text:p>
          </table:table-cell>
          <table:table-cell table:style-name="ce3" table:formula="of:=DEGREES(ATAN( (-SIN (RADIANS ([.C387])) * COS(RADIANS([.B387]))) / (COS (RADIANS ([.C387])) * SIN(RADIANS([.B387]))) ))" office:value-type="float" office:value="45.405037840562" calcext:value-type="float">
            <text:p>45.41</text:p>
          </table:table-cell>
          <table:table-cell table:style-name="ce3" table:formula="of:=SQRT([.R387]^2+[.S387]^2)" office:value-type="float" office:value="4.95166900188449" calcext:value-type="float">
            <text:p>4.95</text:p>
          </table:table-cell>
          <table:table-cell table:style-name="ce3" table:formula="of:=DEGREES(ATAN2([.S387];[.R387]))" office:value-type="float" office:value="44.0577787619631" calcext:value-type="float">
            <text:p>44.06</text:p>
          </table:table-cell>
          <table:table-cell table:style-name="ce3"/>
          <table:table-cell table:style-name="ce3" table:formula="of:=[.K387]*COS(RADIANS([.L387]))+[.M387]*COS(RADIANS([.N387]))" office:value-type="float" office:value="3.443308528695" calcext:value-type="float">
            <text:p>3.44</text:p>
          </table:table-cell>
          <table:table-cell table:style-name="ce3" table:formula="of:=[.K387]*SIN(RADIANS([.L387]))+[.M387]*SIN(RADIANS([.N387]))" office:value-type="float" office:value="3.55846206674176" calcext:value-type="float">
            <text:p>3.56</text:p>
          </table:table-cell>
          <table:table-cell table:number-columns-repeated="1005"/>
        </table:table-row>
        <table:table-row table:style-name="ro1">
          <table:table-cell office:value-type="float" office:value="7466717" calcext:value-type="float">
            <text:p>7466717</text:p>
          </table:table-cell>
          <table:table-cell office:value-type="float" office:value="-13.3137505085156" calcext:value-type="float">
            <text:p>-13.3137505085</text:p>
          </table:table-cell>
          <table:table-cell office:value-type="float" office:value="13.5799767682107" calcext:value-type="float">
            <text:p>13.5799767682</text:p>
          </table:table-cell>
          <table:table-cell office:value-type="float" office:value="2.11433649743963" calcext:value-type="float">
            <text:p>2.1143364974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91" calcext:value-type="float">
            <text:p>16.591</text:p>
          </table:table-cell>
          <table:table-cell/>
          <table:table-cell table:formula="of:=DEGREES(ACOS(COS(RADIANS([.B388]))*COS(RADIANS([.C388]))))" office:value-type="float" office:value="18.9295576815995" calcext:value-type="float">
            <text:p>18.93</text:p>
          </table:table-cell>
          <table:table-cell table:formula="of:=SQRT([.E388]^2+[.F388]^2)" office:value-type="float" office:value="0.5" calcext:value-type="float">
            <text:p>0.50</text:p>
          </table:table-cell>
          <table:table-cell table:formula="of:=DEGREES(ATAN2([.F388]; [.E388]))" office:value-type="float" office:value="-143.130102354156" calcext:value-type="float">
            <text:p>-143.13</text:p>
          </table:table-cell>
          <table:table-cell table:style-name="ce3" table:formula="of:=0.3*[.J388]" office:value-type="float" office:value="5.67886730447985" calcext:value-type="float">
            <text:p>5.68</text:p>
          </table:table-cell>
          <table:table-cell table:style-name="ce3" table:formula="of:=DEGREES(ATAN( (-SIN (RADIANS ([.C388])) * COS(RADIANS([.B388]))) / (COS (RADIANS ([.C388])) * SIN(RADIANS([.B388]))) ))" office:value-type="float" office:value="45.5885344234491" calcext:value-type="float">
            <text:p>45.59</text:p>
          </table:table-cell>
          <table:table-cell table:style-name="ce3" table:formula="of:=SQRT([.R388]^2+[.S388]^2)" office:value-type="float" office:value="5.18519893068532" calcext:value-type="float">
            <text:p>5.19</text:p>
          </table:table-cell>
          <table:table-cell table:style-name="ce3" table:formula="of:=DEGREES(ATAN2([.S388];[.R388]))" office:value-type="float" office:value="43.5739530822855" calcext:value-type="float">
            <text:p>43.57</text:p>
          </table:table-cell>
          <table:table-cell table:style-name="ce3"/>
          <table:table-cell table:style-name="ce3" table:formula="of:=[.K388]*COS(RADIANS([.L388]))+[.M388]*COS(RADIANS([.N388]))" office:value-type="float" office:value="3.5741071228098" calcext:value-type="float">
            <text:p>3.57</text:p>
          </table:table-cell>
          <table:table-cell table:style-name="ce3" table:formula="of:=[.K388]*SIN(RADIANS([.L388]))+[.M388]*SIN(RADIANS([.N388]))" office:value-type="float" office:value="3.75660035477031" calcext:value-type="float">
            <text:p>3.76</text:p>
          </table:table-cell>
          <table:table-cell table:number-columns-repeated="1005"/>
        </table:table-row>
        <table:table-row table:style-name="ro1">
          <table:table-cell office:value-type="float" office:value="7466717" calcext:value-type="float">
            <text:p>7466717</text:p>
          </table:table-cell>
          <table:table-cell office:value-type="float" office:value="-13.3137505085156" calcext:value-type="float">
            <text:p>-13.3137505085</text:p>
          </table:table-cell>
          <table:table-cell office:value-type="float" office:value="13.5799767682107" calcext:value-type="float">
            <text:p>13.5799767682</text:p>
          </table:table-cell>
          <table:table-cell office:value-type="float" office:value="2.11433649743963" calcext:value-type="float">
            <text:p>2.1143364974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-0.15" calcext:value-type="float">
            <text:p>-0.15</text:p>
          </table:table-cell>
          <table:table-cell office:value-type="float" office:value="16.591" calcext:value-type="float">
            <text:p>16.591</text:p>
          </table:table-cell>
          <table:table-cell/>
          <table:table-cell table:formula="of:=DEGREES(ACOS(COS(RADIANS([.B389]))*COS(RADIANS([.C389]))))" office:value-type="float" office:value="18.9295576815995" calcext:value-type="float">
            <text:p>18.93</text:p>
          </table:table-cell>
          <table:table-cell table:formula="of:=SQRT([.E389]^2+[.F389]^2)" office:value-type="float" office:value="0.5" calcext:value-type="float">
            <text:p>0.50</text:p>
          </table:table-cell>
          <table:table-cell table:formula="of:=DEGREES(ATAN2([.F389]; [.E389]))" office:value-type="float" office:value="-143.130102354156" calcext:value-type="float">
            <text:p>-143.13</text:p>
          </table:table-cell>
          <table:table-cell table:style-name="ce3" table:formula="of:=0.3*[.J389]" office:value-type="float" office:value="5.67886730447985" calcext:value-type="float">
            <text:p>5.68</text:p>
          </table:table-cell>
          <table:table-cell table:style-name="ce3" table:formula="of:=DEGREES(ATAN( (-SIN (RADIANS ([.C389])) * COS(RADIANS([.B389]))) / (COS (RADIANS ([.C389])) * SIN(RADIANS([.B389]))) ))" office:value-type="float" office:value="45.5885344234491" calcext:value-type="float">
            <text:p>45.59</text:p>
          </table:table-cell>
          <table:table-cell table:style-name="ce3" table:formula="of:=SQRT([.R389]^2+[.S389]^2)" office:value-type="float" office:value="5.18519893068532" calcext:value-type="float">
            <text:p>5.19</text:p>
          </table:table-cell>
          <table:table-cell table:style-name="ce3" table:formula="of:=DEGREES(ATAN2([.S389];[.R389]))" office:value-type="float" office:value="43.5739530822855" calcext:value-type="float">
            <text:p>43.57</text:p>
          </table:table-cell>
          <table:table-cell table:style-name="ce3"/>
          <table:table-cell table:style-name="ce3" table:formula="of:=[.K389]*COS(RADIANS([.L389]))+[.M389]*COS(RADIANS([.N389]))" office:value-type="float" office:value="3.5741071228098" calcext:value-type="float">
            <text:p>3.57</text:p>
          </table:table-cell>
          <table:table-cell table:style-name="ce3" table:formula="of:=[.K389]*SIN(RADIANS([.L389]))+[.M389]*SIN(RADIANS([.N389]))" office:value-type="float" office:value="3.75660035477031" calcext:value-type="float">
            <text:p>3.76</text:p>
          </table:table-cell>
          <table:table-cell table:number-columns-repeated="1005"/>
        </table:table-row>
        <table:table-row table:style-name="ro1">
          <table:table-cell office:value-type="float" office:value="7466967" calcext:value-type="float">
            <text:p>7466967</text:p>
          </table:table-cell>
          <table:table-cell office:value-type="float" office:value="-13.4933306959472" calcext:value-type="float">
            <text:p>-13.4933306959</text:p>
          </table:table-cell>
          <table:table-cell office:value-type="float" office:value="14.0553024391566" calcext:value-type="float">
            <text:p>14.0553024392</text:p>
          </table:table-cell>
          <table:table-cell office:value-type="float" office:value="2.00642911350695" calcext:value-type="float">
            <text:p>2.006429113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25" calcext:value-type="float">
            <text:p>16.625</text:p>
          </table:table-cell>
          <table:table-cell/>
          <table:table-cell table:formula="of:=DEGREES(ACOS(COS(RADIANS([.B390]))*COS(RADIANS([.C390]))))" office:value-type="float" office:value="19.3892023409021" calcext:value-type="float">
            <text:p>19.39</text:p>
          </table:table-cell>
          <table:table-cell table:formula="of:=SQRT([.E390]^2+[.F390]^2)" office:value-type="float" office:value="0.416173040933696" calcext:value-type="float">
            <text:p>0.42</text:p>
          </table:table-cell>
          <table:table-cell table:formula="of:=DEGREES(ATAN2([.F390]; [.E390]))" office:value-type="float" office:value="-144.782407031807" calcext:value-type="float">
            <text:p>-144.78</text:p>
          </table:table-cell>
          <table:table-cell table:style-name="ce3" table:formula="of:=0.3*[.J390]" office:value-type="float" office:value="5.81676070227063" calcext:value-type="float">
            <text:p>5.82</text:p>
          </table:table-cell>
          <table:table-cell table:style-name="ce3" table:formula="of:=DEGREES(ATAN( (-SIN (RADIANS ([.C390])) * COS(RADIANS([.B390]))) / (COS (RADIANS ([.C390])) * SIN(RADIANS([.B390]))) ))" office:value-type="float" office:value="46.2148689176365" calcext:value-type="float">
            <text:p>46.21</text:p>
          </table:table-cell>
          <table:table-cell table:style-name="ce3" table:formula="of:=SQRT([.R390]^2+[.S390]^2)" office:value-type="float" office:value="5.40881282984634" calcext:value-type="float">
            <text:p>5.41</text:p>
          </table:table-cell>
          <table:table-cell table:style-name="ce3" table:formula="of:=DEGREES(ATAN2([.S390];[.R390]))" office:value-type="float" office:value="42.944117856601" calcext:value-type="float">
            <text:p>42.94</text:p>
          </table:table-cell>
          <table:table-cell table:style-name="ce3"/>
          <table:table-cell table:style-name="ce3" table:formula="of:=[.K390]*COS(RADIANS([.L390]))+[.M390]*COS(RADIANS([.N390]))" office:value-type="float" office:value="3.68494156944249" calcext:value-type="float">
            <text:p>3.68</text:p>
          </table:table-cell>
          <table:table-cell table:style-name="ce3" table:formula="of:=[.K390]*SIN(RADIANS([.L390]))+[.M390]*SIN(RADIANS([.N390]))" office:value-type="float" office:value="3.95935119155968" calcext:value-type="float">
            <text:p>3.96</text:p>
          </table:table-cell>
          <table:table-cell table:number-columns-repeated="1005"/>
        </table:table-row>
        <table:table-row table:style-name="ro1">
          <table:table-cell office:value-type="float" office:value="7466967" calcext:value-type="float">
            <text:p>7466967</text:p>
          </table:table-cell>
          <table:table-cell office:value-type="float" office:value="-13.4933306959472" calcext:value-type="float">
            <text:p>-13.4933306959</text:p>
          </table:table-cell>
          <table:table-cell office:value-type="float" office:value="14.0553024391566" calcext:value-type="float">
            <text:p>14.0553024392</text:p>
          </table:table-cell>
          <table:table-cell office:value-type="float" office:value="2.00642911350695" calcext:value-type="float">
            <text:p>2.006429113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25" calcext:value-type="float">
            <text:p>16.625</text:p>
          </table:table-cell>
          <table:table-cell/>
          <table:table-cell table:formula="of:=DEGREES(ACOS(COS(RADIANS([.B391]))*COS(RADIANS([.C391]))))" office:value-type="float" office:value="19.3892023409021" calcext:value-type="float">
            <text:p>19.39</text:p>
          </table:table-cell>
          <table:table-cell table:formula="of:=SQRT([.E391]^2+[.F391]^2)" office:value-type="float" office:value="0.416173040933696" calcext:value-type="float">
            <text:p>0.42</text:p>
          </table:table-cell>
          <table:table-cell table:formula="of:=DEGREES(ATAN2([.F391]; [.E391]))" office:value-type="float" office:value="-144.782407031807" calcext:value-type="float">
            <text:p>-144.78</text:p>
          </table:table-cell>
          <table:table-cell table:style-name="ce3" table:formula="of:=0.3*[.J391]" office:value-type="float" office:value="5.81676070227063" calcext:value-type="float">
            <text:p>5.82</text:p>
          </table:table-cell>
          <table:table-cell table:style-name="ce3" table:formula="of:=DEGREES(ATAN( (-SIN (RADIANS ([.C391])) * COS(RADIANS([.B391]))) / (COS (RADIANS ([.C391])) * SIN(RADIANS([.B391]))) ))" office:value-type="float" office:value="46.2148689176365" calcext:value-type="float">
            <text:p>46.21</text:p>
          </table:table-cell>
          <table:table-cell table:style-name="ce3" table:formula="of:=SQRT([.R391]^2+[.S391]^2)" office:value-type="float" office:value="5.40881282984634" calcext:value-type="float">
            <text:p>5.41</text:p>
          </table:table-cell>
          <table:table-cell table:style-name="ce3" table:formula="of:=DEGREES(ATAN2([.S391];[.R391]))" office:value-type="float" office:value="42.944117856601" calcext:value-type="float">
            <text:p>42.94</text:p>
          </table:table-cell>
          <table:table-cell table:style-name="ce3"/>
          <table:table-cell table:style-name="ce3" table:formula="of:=[.K391]*COS(RADIANS([.L391]))+[.M391]*COS(RADIANS([.N391]))" office:value-type="float" office:value="3.68494156944249" calcext:value-type="float">
            <text:p>3.68</text:p>
          </table:table-cell>
          <table:table-cell table:style-name="ce3" table:formula="of:=[.K391]*SIN(RADIANS([.L391]))+[.M391]*SIN(RADIANS([.N391]))" office:value-type="float" office:value="3.95935119155968" calcext:value-type="float">
            <text:p>3.96</text:p>
          </table:table-cell>
          <table:table-cell table:number-columns-repeated="1005"/>
        </table:table-row>
        <table:table-row table:style-name="ro1">
          <table:table-cell office:value-type="float" office:value="7467216" calcext:value-type="float">
            <text:p>7467216</text:p>
          </table:table-cell>
          <table:table-cell office:value-type="float" office:value="-13.5238718868209" calcext:value-type="float">
            <text:p>-13.5238718868</text:p>
          </table:table-cell>
          <table:table-cell office:value-type="float" office:value="14.389084392385" calcext:value-type="float">
            <text:p>14.3890843924</text:p>
          </table:table-cell>
          <table:table-cell office:value-type="float" office:value="1.90033108937409" calcext:value-type="float">
            <text:p>1.900331089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59" calcext:value-type="float">
            <text:p>16.659</text:p>
          </table:table-cell>
          <table:table-cell/>
          <table:table-cell table:formula="of:=DEGREES(ACOS(COS(RADIANS([.B392]))*COS(RADIANS([.C392]))))" office:value-type="float" office:value="19.6485461568536" calcext:value-type="float">
            <text:p>19.65</text:p>
          </table:table-cell>
          <table:table-cell table:formula="of:=SQRT([.E392]^2+[.F392]^2)" office:value-type="float" office:value="0.34132096331752" calcext:value-type="float">
            <text:p>0.34</text:p>
          </table:table-cell>
          <table:table-cell table:formula="of:=DEGREES(ATAN2([.F392]; [.E392]))" office:value-type="float" office:value="-148.172553423327" calcext:value-type="float">
            <text:p>-148.17</text:p>
          </table:table-cell>
          <table:table-cell table:style-name="ce3" table:formula="of:=0.3*[.J392]" office:value-type="float" office:value="5.89456384705609" calcext:value-type="float">
            <text:p>5.89</text:p>
          </table:table-cell>
          <table:table-cell table:style-name="ce3" table:formula="of:=DEGREES(ATAN( (-SIN (RADIANS ([.C392])) * COS(RADIANS([.B392]))) / (COS (RADIANS ([.C392])) * SIN(RADIANS([.B392]))) ))" office:value-type="float" office:value="46.8475218256094" calcext:value-type="float">
            <text:p>46.85</text:p>
          </table:table-cell>
          <table:table-cell table:style-name="ce3" table:formula="of:=SQRT([.R392]^2+[.S392]^2)" office:value-type="float" office:value="5.56560705880273" calcext:value-type="float">
            <text:p>5.57</text:p>
          </table:table-cell>
          <table:table-cell table:style-name="ce3" table:formula="of:=DEGREES(ATAN2([.S392];[.R392]))" office:value-type="float" office:value="42.2418206718139" calcext:value-type="float">
            <text:p>42.24</text:p>
          </table:table-cell>
          <table:table-cell table:style-name="ce3"/>
          <table:table-cell table:style-name="ce3" table:formula="of:=[.K392]*COS(RADIANS([.L392]))+[.M392]*COS(RADIANS([.N392]))" office:value-type="float" office:value="3.74154128965891" calcext:value-type="float">
            <text:p>3.74</text:p>
          </table:table-cell>
          <table:table-cell table:style-name="ce3" table:formula="of:=[.K392]*SIN(RADIANS([.L392]))+[.M392]*SIN(RADIANS([.N392]))" office:value-type="float" office:value="4.12029740562162" calcext:value-type="float">
            <text:p>4.12</text:p>
          </table:table-cell>
          <table:table-cell table:number-columns-repeated="1005"/>
        </table:table-row>
        <table:table-row table:style-name="ro1">
          <table:table-cell office:value-type="float" office:value="7467216" calcext:value-type="float">
            <text:p>7467216</text:p>
          </table:table-cell>
          <table:table-cell office:value-type="float" office:value="-13.5238718868209" calcext:value-type="float">
            <text:p>-13.5238718868</text:p>
          </table:table-cell>
          <table:table-cell office:value-type="float" office:value="14.389084392385" calcext:value-type="float">
            <text:p>14.3890843924</text:p>
          </table:table-cell>
          <table:table-cell office:value-type="float" office:value="1.90033108937409" calcext:value-type="float">
            <text:p>1.900331089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59" calcext:value-type="float">
            <text:p>16.659</text:p>
          </table:table-cell>
          <table:table-cell/>
          <table:table-cell table:formula="of:=DEGREES(ACOS(COS(RADIANS([.B393]))*COS(RADIANS([.C393]))))" office:value-type="float" office:value="19.6485461568536" calcext:value-type="float">
            <text:p>19.65</text:p>
          </table:table-cell>
          <table:table-cell table:formula="of:=SQRT([.E393]^2+[.F393]^2)" office:value-type="float" office:value="0.34132096331752" calcext:value-type="float">
            <text:p>0.34</text:p>
          </table:table-cell>
          <table:table-cell table:formula="of:=DEGREES(ATAN2([.F393]; [.E393]))" office:value-type="float" office:value="-148.172553423327" calcext:value-type="float">
            <text:p>-148.17</text:p>
          </table:table-cell>
          <table:table-cell table:style-name="ce3" table:formula="of:=0.3*[.J393]" office:value-type="float" office:value="5.89456384705609" calcext:value-type="float">
            <text:p>5.89</text:p>
          </table:table-cell>
          <table:table-cell table:style-name="ce3" table:formula="of:=DEGREES(ATAN( (-SIN (RADIANS ([.C393])) * COS(RADIANS([.B393]))) / (COS (RADIANS ([.C393])) * SIN(RADIANS([.B393]))) ))" office:value-type="float" office:value="46.8475218256094" calcext:value-type="float">
            <text:p>46.85</text:p>
          </table:table-cell>
          <table:table-cell table:style-name="ce3" table:formula="of:=SQRT([.R393]^2+[.S393]^2)" office:value-type="float" office:value="5.56560705880273" calcext:value-type="float">
            <text:p>5.57</text:p>
          </table:table-cell>
          <table:table-cell table:style-name="ce3" table:formula="of:=DEGREES(ATAN2([.S393];[.R393]))" office:value-type="float" office:value="42.2418206718139" calcext:value-type="float">
            <text:p>42.24</text:p>
          </table:table-cell>
          <table:table-cell table:style-name="ce3"/>
          <table:table-cell table:style-name="ce3" table:formula="of:=[.K393]*COS(RADIANS([.L393]))+[.M393]*COS(RADIANS([.N393]))" office:value-type="float" office:value="3.74154128965891" calcext:value-type="float">
            <text:p>3.74</text:p>
          </table:table-cell>
          <table:table-cell table:style-name="ce3" table:formula="of:=[.K393]*SIN(RADIANS([.L393]))+[.M393]*SIN(RADIANS([.N393]))" office:value-type="float" office:value="4.12029740562162" calcext:value-type="float">
            <text:p>4.12</text:p>
          </table:table-cell>
          <table:table-cell table:number-columns-repeated="1005"/>
        </table:table-row>
        <table:table-row table:style-name="ro1">
          <table:table-cell office:value-type="float" office:value="7467466" calcext:value-type="float">
            <text:p>7467466</text:p>
          </table:table-cell>
          <table:table-cell office:value-type="float" office:value="-13.4781625533479" calcext:value-type="float">
            <text:p>-13.4781625533</text:p>
          </table:table-cell>
          <table:table-cell office:value-type="float" office:value="14.7275168506645" calcext:value-type="float">
            <text:p>14.7275168507</text:p>
          </table:table-cell>
          <table:table-cell office:value-type="float" office:value="1.84184908870974" calcext:value-type="float">
            <text:p>1.841849088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94" calcext:value-type="float">
            <text:p>16.694</text:p>
          </table:table-cell>
          <table:table-cell/>
          <table:table-cell table:formula="of:=DEGREES(ACOS(COS(RADIANS([.B394]))*COS(RADIANS([.C394]))))" office:value-type="float" office:value="19.8627131231905" calcext:value-type="float">
            <text:p>19.86</text:p>
          </table:table-cell>
          <table:table-cell table:formula="of:=SQRT([.E394]^2+[.F394]^2)" office:value-type="float" office:value="0.264196896272458" calcext:value-type="float">
            <text:p>0.26</text:p>
          </table:table-cell>
          <table:table-cell table:formula="of:=DEGREES(ATAN2([.F394]; [.E394]))" office:value-type="float" office:value="-150.524110996754" calcext:value-type="float">
            <text:p>-150.52</text:p>
          </table:table-cell>
          <table:table-cell table:style-name="ce3" table:formula="of:=0.3*[.J394]" office:value-type="float" office:value="5.95881393695714" calcext:value-type="float">
            <text:p>5.96</text:p>
          </table:table-cell>
          <table:table-cell table:style-name="ce3" table:formula="of:=DEGREES(ATAN( (-SIN (RADIANS ([.C394])) * COS(RADIANS([.B394]))) / (COS (RADIANS ([.C394])) * SIN(RADIANS([.B394]))) ))" office:value-type="float" office:value="47.6412812940468" calcext:value-type="float">
            <text:p>47.64</text:p>
          </table:table-cell>
          <table:table-cell table:style-name="ce3" table:formula="of:=SQRT([.R394]^2+[.S394]^2)" office:value-type="float" office:value="5.70837873625558" calcext:value-type="float">
            <text:p>5.71</text:p>
          </table:table-cell>
          <table:table-cell table:style-name="ce3" table:formula="of:=DEGREES(ATAN2([.S394];[.R394]))" office:value-type="float" office:value="41.5319681310449" calcext:value-type="float">
            <text:p>41.53</text:p>
          </table:table-cell>
          <table:table-cell table:style-name="ce3"/>
          <table:table-cell table:style-name="ce3" table:formula="of:=[.K394]*COS(RADIANS([.L394]))+[.M394]*COS(RADIANS([.N394]))" office:value-type="float" office:value="3.78487101732176" calcext:value-type="float">
            <text:p>3.78</text:p>
          </table:table-cell>
          <table:table-cell table:style-name="ce3" table:formula="of:=[.K394]*SIN(RADIANS([.L394]))+[.M394]*SIN(RADIANS([.N394]))" office:value-type="float" office:value="4.27321181066099" calcext:value-type="float">
            <text:p>4.27</text:p>
          </table:table-cell>
          <table:table-cell table:number-columns-repeated="1005"/>
        </table:table-row>
        <table:table-row table:style-name="ro1">
          <table:table-cell office:value-type="float" office:value="7467466" calcext:value-type="float">
            <text:p>7467466</text:p>
          </table:table-cell>
          <table:table-cell office:value-type="float" office:value="-13.4781625533479" calcext:value-type="float">
            <text:p>-13.4781625533</text:p>
          </table:table-cell>
          <table:table-cell office:value-type="float" office:value="14.7275168506645" calcext:value-type="float">
            <text:p>14.7275168507</text:p>
          </table:table-cell>
          <table:table-cell office:value-type="float" office:value="1.84184908870974" calcext:value-type="float">
            <text:p>1.841849088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694" calcext:value-type="float">
            <text:p>16.694</text:p>
          </table:table-cell>
          <table:table-cell/>
          <table:table-cell table:formula="of:=DEGREES(ACOS(COS(RADIANS([.B395]))*COS(RADIANS([.C395]))))" office:value-type="float" office:value="19.8627131231905" calcext:value-type="float">
            <text:p>19.86</text:p>
          </table:table-cell>
          <table:table-cell table:formula="of:=SQRT([.E395]^2+[.F395]^2)" office:value-type="float" office:value="0.264196896272458" calcext:value-type="float">
            <text:p>0.26</text:p>
          </table:table-cell>
          <table:table-cell table:formula="of:=DEGREES(ATAN2([.F395]; [.E395]))" office:value-type="float" office:value="-150.524110996754" calcext:value-type="float">
            <text:p>-150.52</text:p>
          </table:table-cell>
          <table:table-cell table:style-name="ce3" table:formula="of:=0.3*[.J395]" office:value-type="float" office:value="5.95881393695714" calcext:value-type="float">
            <text:p>5.96</text:p>
          </table:table-cell>
          <table:table-cell table:style-name="ce3" table:formula="of:=DEGREES(ATAN( (-SIN (RADIANS ([.C395])) * COS(RADIANS([.B395]))) / (COS (RADIANS ([.C395])) * SIN(RADIANS([.B395]))) ))" office:value-type="float" office:value="47.6412812940468" calcext:value-type="float">
            <text:p>47.64</text:p>
          </table:table-cell>
          <table:table-cell table:style-name="ce3" table:formula="of:=SQRT([.R395]^2+[.S395]^2)" office:value-type="float" office:value="5.70837873625558" calcext:value-type="float">
            <text:p>5.71</text:p>
          </table:table-cell>
          <table:table-cell table:style-name="ce3" table:formula="of:=DEGREES(ATAN2([.S395];[.R395]))" office:value-type="float" office:value="41.5319681310449" calcext:value-type="float">
            <text:p>41.53</text:p>
          </table:table-cell>
          <table:table-cell table:style-name="ce3"/>
          <table:table-cell table:style-name="ce3" table:formula="of:=[.K395]*COS(RADIANS([.L395]))+[.M395]*COS(RADIANS([.N395]))" office:value-type="float" office:value="3.78487101732176" calcext:value-type="float">
            <text:p>3.78</text:p>
          </table:table-cell>
          <table:table-cell table:style-name="ce3" table:formula="of:=[.K395]*SIN(RADIANS([.L395]))+[.M395]*SIN(RADIANS([.N395]))" office:value-type="float" office:value="4.27321181066099" calcext:value-type="float">
            <text:p>4.27</text:p>
          </table:table-cell>
          <table:table-cell table:number-columns-repeated="1005"/>
        </table:table-row>
        <table:table-row table:style-name="ro1">
          <table:table-cell office:value-type="float" office:value="7467716" calcext:value-type="float">
            <text:p>7467716</text:p>
          </table:table-cell>
          <table:table-cell office:value-type="float" office:value="-13.4060357557126" calcext:value-type="float">
            <text:p>-13.4060357557</text:p>
          </table:table-cell>
          <table:table-cell office:value-type="float" office:value="15.0215889378321" calcext:value-type="float">
            <text:p>15.0215889378</text:p>
          </table:table-cell>
          <table:table-cell office:value-type="float" office:value="1.83818085023862" calcext:value-type="float">
            <text:p>1.838180850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" calcext:value-type="float">
            <text:p>-0.16</text:p>
          </table:table-cell>
          <table:table-cell office:value-type="float" office:value="16.73" calcext:value-type="float">
            <text:p>16.73</text:p>
          </table:table-cell>
          <table:table-cell/>
          <table:table-cell table:formula="of:=DEGREES(ACOS(COS(RADIANS([.B396]))*COS(RADIANS([.C396]))))" office:value-type="float" office:value="20.0304324380172" calcext:value-type="float">
            <text:p>20.03</text:p>
          </table:table-cell>
          <table:table-cell table:formula="of:=SQRT([.E396]^2+[.F396]^2)" office:value-type="float" office:value="0.187882942280559" calcext:value-type="float">
            <text:p>0.19</text:p>
          </table:table-cell>
          <table:table-cell table:formula="of:=DEGREES(ATAN2([.F396]; [.E396]))" office:value-type="float" office:value="-154.798876354525" calcext:value-type="float">
            <text:p>-154.80</text:p>
          </table:table-cell>
          <table:table-cell table:style-name="ce3" table:formula="of:=0.3*[.J396]" office:value-type="float" office:value="6.00912973140516" calcext:value-type="float">
            <text:p>6.01</text:p>
          </table:table-cell>
          <table:table-cell table:style-name="ce3" table:formula="of:=DEGREES(ATAN( (-SIN (RADIANS ([.C396])) * COS(RADIANS([.B396]))) / (COS (RADIANS ([.C396])) * SIN(RADIANS([.B396]))) ))" office:value-type="float" office:value="48.3892667178311" calcext:value-type="float">
            <text:p>48.39</text:p>
          </table:table-cell>
          <table:table-cell table:style-name="ce3" table:formula="of:=SQRT([.R396]^2+[.S396]^2)" office:value-type="float" office:value="5.83689340702193" calcext:value-type="float">
            <text:p>5.84</text:p>
          </table:table-cell>
          <table:table-cell table:style-name="ce3" table:formula="of:=DEGREES(ATAN2([.S396];[.R396]))" office:value-type="float" office:value="40.8845231813048" calcext:value-type="float">
            <text:p>40.88</text:p>
          </table:table-cell>
          <table:table-cell table:style-name="ce3"/>
          <table:table-cell table:style-name="ce3" table:formula="of:=[.K396]*COS(RADIANS([.L396]))+[.M396]*COS(RADIANS([.N396]))" office:value-type="float" office:value="3.82046046793864" calcext:value-type="float">
            <text:p>3.82</text:p>
          </table:table-cell>
          <table:table-cell table:style-name="ce3" table:formula="of:=[.K396]*SIN(RADIANS([.L396]))+[.M396]*SIN(RADIANS([.N396]))" office:value-type="float" office:value="4.41286828013869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67716" calcext:value-type="float">
            <text:p>7467716</text:p>
          </table:table-cell>
          <table:table-cell office:value-type="float" office:value="-13.4060357557126" calcext:value-type="float">
            <text:p>-13.4060357557</text:p>
          </table:table-cell>
          <table:table-cell office:value-type="float" office:value="15.0215889378321" calcext:value-type="float">
            <text:p>15.0215889378</text:p>
          </table:table-cell>
          <table:table-cell office:value-type="float" office:value="1.83818085023862" calcext:value-type="float">
            <text:p>1.8381808502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" calcext:value-type="float">
            <text:p>-0.16</text:p>
          </table:table-cell>
          <table:table-cell office:value-type="float" office:value="16.73" calcext:value-type="float">
            <text:p>16.73</text:p>
          </table:table-cell>
          <table:table-cell/>
          <table:table-cell table:formula="of:=DEGREES(ACOS(COS(RADIANS([.B397]))*COS(RADIANS([.C397]))))" office:value-type="float" office:value="20.0304324380172" calcext:value-type="float">
            <text:p>20.03</text:p>
          </table:table-cell>
          <table:table-cell table:formula="of:=SQRT([.E397]^2+[.F397]^2)" office:value-type="float" office:value="0.187882942280559" calcext:value-type="float">
            <text:p>0.19</text:p>
          </table:table-cell>
          <table:table-cell table:formula="of:=DEGREES(ATAN2([.F397]; [.E397]))" office:value-type="float" office:value="-154.798876354525" calcext:value-type="float">
            <text:p>-154.80</text:p>
          </table:table-cell>
          <table:table-cell table:style-name="ce3" table:formula="of:=0.3*[.J397]" office:value-type="float" office:value="6.00912973140516" calcext:value-type="float">
            <text:p>6.01</text:p>
          </table:table-cell>
          <table:table-cell table:style-name="ce3" table:formula="of:=DEGREES(ATAN( (-SIN (RADIANS ([.C397])) * COS(RADIANS([.B397]))) / (COS (RADIANS ([.C397])) * SIN(RADIANS([.B397]))) ))" office:value-type="float" office:value="48.3892667178311" calcext:value-type="float">
            <text:p>48.39</text:p>
          </table:table-cell>
          <table:table-cell table:style-name="ce3" table:formula="of:=SQRT([.R397]^2+[.S397]^2)" office:value-type="float" office:value="5.83689340702193" calcext:value-type="float">
            <text:p>5.84</text:p>
          </table:table-cell>
          <table:table-cell table:style-name="ce3" table:formula="of:=DEGREES(ATAN2([.S397];[.R397]))" office:value-type="float" office:value="40.8845231813048" calcext:value-type="float">
            <text:p>40.88</text:p>
          </table:table-cell>
          <table:table-cell table:style-name="ce3"/>
          <table:table-cell table:style-name="ce3" table:formula="of:=[.K397]*COS(RADIANS([.L397]))+[.M397]*COS(RADIANS([.N397]))" office:value-type="float" office:value="3.82046046793864" calcext:value-type="float">
            <text:p>3.82</text:p>
          </table:table-cell>
          <table:table-cell table:style-name="ce3" table:formula="of:=[.K397]*SIN(RADIANS([.L397]))+[.M397]*SIN(RADIANS([.N397]))" office:value-type="float" office:value="4.41286828013869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67966" calcext:value-type="float">
            <text:p>7467966</text:p>
          </table:table-cell>
          <table:table-cell office:value-type="float" office:value="-13.2766566049069" calcext:value-type="float">
            <text:p>-13.2766566049</text:p>
          </table:table-cell>
          <table:table-cell office:value-type="float" office:value="15.2100048287288" calcext:value-type="float">
            <text:p>15.2100048287</text:p>
          </table:table-cell>
          <table:table-cell office:value-type="float" office:value="1.86932928761823" calcext:value-type="float">
            <text:p>1.869329287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16.766" calcext:value-type="float">
            <text:p>16.766</text:p>
          </table:table-cell>
          <table:table-cell/>
          <table:table-cell table:formula="of:=DEGREES(ACOS(COS(RADIANS([.B398]))*COS(RADIANS([.C398]))))" office:value-type="float" office:value="20.0857889941843" calcext:value-type="float">
            <text:p>20.09</text:p>
          </table:table-cell>
          <table:table-cell table:formula="of:=SQRT([.E398]^2+[.F398]^2)" office:value-type="float" office:value="0.120830459735946" calcext:value-type="float">
            <text:p>0.12</text:p>
          </table:table-cell>
          <table:table-cell table:formula="of:=DEGREES(ATAN2([.F398]; [.E398]))" office:value-type="float" office:value="-155.556045219583" calcext:value-type="float">
            <text:p>-155.56</text:p>
          </table:table-cell>
          <table:table-cell table:style-name="ce3" table:formula="of:=0.3*[.J398]" office:value-type="float" office:value="6.02573669825528" calcext:value-type="float">
            <text:p>6.03</text:p>
          </table:table-cell>
          <table:table-cell table:style-name="ce3" table:formula="of:=DEGREES(ATAN( (-SIN (RADIANS ([.C398])) * COS(RADIANS([.B398]))) / (COS (RADIANS ([.C398])) * SIN(RADIANS([.B398]))) ))" office:value-type="float" office:value="49.0460224689912" calcext:value-type="float">
            <text:p>49.05</text:p>
          </table:table-cell>
          <table:table-cell table:style-name="ce3" table:formula="of:=SQRT([.R398]^2+[.S398]^2)" office:value-type="float" office:value="5.9160889602366" calcext:value-type="float">
            <text:p>5.92</text:p>
          </table:table-cell>
          <table:table-cell table:style-name="ce3" table:formula="of:=DEGREES(ATAN2([.S398];[.R398]))" office:value-type="float" office:value="40.4667966899368" calcext:value-type="float">
            <text:p>40.47</text:p>
          </table:table-cell>
          <table:table-cell table:style-name="ce3"/>
          <table:table-cell table:style-name="ce3" table:formula="of:=[.K398]*COS(RADIANS([.L398]))+[.M398]*COS(RADIANS([.N398]))" office:value-type="float" office:value="3.83958479639444" calcext:value-type="float">
            <text:p>3.84</text:p>
          </table:table-cell>
          <table:table-cell table:style-name="ce3" table:formula="of:=[.K398]*SIN(RADIANS([.L398]))+[.M398]*SIN(RADIANS([.N398]))" office:value-type="float" office:value="4.50085516060337" calcext:value-type="float">
            <text:p>4.50</text:p>
          </table:table-cell>
          <table:table-cell table:number-columns-repeated="1005"/>
        </table:table-row>
        <table:table-row table:style-name="ro1">
          <table:table-cell office:value-type="float" office:value="7467966" calcext:value-type="float">
            <text:p>7467966</text:p>
          </table:table-cell>
          <table:table-cell office:value-type="float" office:value="-13.2766566049069" calcext:value-type="float">
            <text:p>-13.2766566049</text:p>
          </table:table-cell>
          <table:table-cell office:value-type="float" office:value="15.2100048287288" calcext:value-type="float">
            <text:p>15.2100048287</text:p>
          </table:table-cell>
          <table:table-cell office:value-type="float" office:value="1.86932928761823" calcext:value-type="float">
            <text:p>1.869329287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16.766" calcext:value-type="float">
            <text:p>16.766</text:p>
          </table:table-cell>
          <table:table-cell/>
          <table:table-cell table:formula="of:=DEGREES(ACOS(COS(RADIANS([.B399]))*COS(RADIANS([.C399]))))" office:value-type="float" office:value="20.0857889941843" calcext:value-type="float">
            <text:p>20.09</text:p>
          </table:table-cell>
          <table:table-cell table:formula="of:=SQRT([.E399]^2+[.F399]^2)" office:value-type="float" office:value="0.120830459735946" calcext:value-type="float">
            <text:p>0.12</text:p>
          </table:table-cell>
          <table:table-cell table:formula="of:=DEGREES(ATAN2([.F399]; [.E399]))" office:value-type="float" office:value="-155.556045219583" calcext:value-type="float">
            <text:p>-155.56</text:p>
          </table:table-cell>
          <table:table-cell table:style-name="ce3" table:formula="of:=0.3*[.J399]" office:value-type="float" office:value="6.02573669825528" calcext:value-type="float">
            <text:p>6.03</text:p>
          </table:table-cell>
          <table:table-cell table:style-name="ce3" table:formula="of:=DEGREES(ATAN( (-SIN (RADIANS ([.C399])) * COS(RADIANS([.B399]))) / (COS (RADIANS ([.C399])) * SIN(RADIANS([.B399]))) ))" office:value-type="float" office:value="49.0460224689912" calcext:value-type="float">
            <text:p>49.05</text:p>
          </table:table-cell>
          <table:table-cell table:style-name="ce3" table:formula="of:=SQRT([.R399]^2+[.S399]^2)" office:value-type="float" office:value="5.9160889602366" calcext:value-type="float">
            <text:p>5.92</text:p>
          </table:table-cell>
          <table:table-cell table:style-name="ce3" table:formula="of:=DEGREES(ATAN2([.S399];[.R399]))" office:value-type="float" office:value="40.4667966899368" calcext:value-type="float">
            <text:p>40.47</text:p>
          </table:table-cell>
          <table:table-cell table:style-name="ce3"/>
          <table:table-cell table:style-name="ce3" table:formula="of:=[.K399]*COS(RADIANS([.L399]))+[.M399]*COS(RADIANS([.N399]))" office:value-type="float" office:value="3.83958479639444" calcext:value-type="float">
            <text:p>3.84</text:p>
          </table:table-cell>
          <table:table-cell table:style-name="ce3" table:formula="of:=[.K399]*SIN(RADIANS([.L399]))+[.M399]*SIN(RADIANS([.N399]))" office:value-type="float" office:value="4.50085516060337" calcext:value-type="float">
            <text:p>4.50</text:p>
          </table:table-cell>
          <table:table-cell table:number-columns-repeated="1005"/>
        </table:table-row>
        <table:table-row table:style-name="ro1">
          <table:table-cell office:value-type="float" office:value="7468216" calcext:value-type="float">
            <text:p>7468216</text:p>
          </table:table-cell>
          <table:table-cell office:value-type="float" office:value="-13.1949812028119" calcext:value-type="float">
            <text:p>-13.1949812028</text:p>
          </table:table-cell>
          <table:table-cell office:value-type="float" office:value="15.3932127003834" calcext:value-type="float">
            <text:p>15.3932127004</text:p>
          </table:table-cell>
          <table:table-cell office:value-type="float" office:value="1.88671126528226" calcext:value-type="float">
            <text:p>1.886711265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6.801" calcext:value-type="float">
            <text:p>16.801</text:p>
          </table:table-cell>
          <table:table-cell/>
          <table:table-cell table:formula="of:=DEGREES(ACOS(COS(RADIANS([.B400]))*COS(RADIANS([.C400]))))" office:value-type="float" office:value="20.1701403327075" calcext:value-type="float">
            <text:p>20.17</text:p>
          </table:table-cell>
          <table:table-cell table:formula="of:=SQRT([.E400]^2+[.F400]^2)" office:value-type="float" office:value="0.058309518948453" calcext:value-type="float">
            <text:p>0.06</text:p>
          </table:table-cell>
          <table:table-cell table:formula="of:=DEGREES(ATAN2([.F400]; [.E400]))" office:value-type="float" office:value="-149.036243467926" calcext:value-type="float">
            <text:p>-149.04</text:p>
          </table:table-cell>
          <table:table-cell table:style-name="ce3" table:formula="of:=0.3*[.J400]" office:value-type="float" office:value="6.05104209981224" calcext:value-type="float">
            <text:p>6.05</text:p>
          </table:table-cell>
          <table:table-cell table:style-name="ce3" table:formula="of:=DEGREES(ATAN( (-SIN (RADIANS ([.C400])) * COS(RADIANS([.B400]))) / (COS (RADIANS ([.C400])) * SIN(RADIANS([.B400]))) ))" office:value-type="float" office:value="49.5829741463216" calcext:value-type="float">
            <text:p>49.58</text:p>
          </table:table-cell>
          <table:table-cell table:style-name="ce3" table:formula="of:=SQRT([.R400]^2+[.S400]^2)" office:value-type="float" office:value="5.99581332359555" calcext:value-type="float">
            <text:p>6.00</text:p>
          </table:table-cell>
          <table:table-cell table:style-name="ce3" table:formula="of:=DEGREES(ATAN2([.S400];[.R400]))" office:value-type="float" office:value="40.2391231415979" calcext:value-type="float">
            <text:p>40.24</text:p>
          </table:table-cell>
          <table:table-cell table:style-name="ce3"/>
          <table:table-cell table:style-name="ce3" table:formula="of:=[.K400]*COS(RADIANS([.L400]))+[.M400]*COS(RADIANS([.N400]))" office:value-type="float" office:value="3.87316996410836" calcext:value-type="float">
            <text:p>3.87</text:p>
          </table:table-cell>
          <table:table-cell table:style-name="ce3" table:formula="of:=[.K400]*SIN(RADIANS([.L400]))+[.M400]*SIN(RADIANS([.N400]))" office:value-type="float" office:value="4.57693476472351" calcext:value-type="float">
            <text:p>4.58</text:p>
          </table:table-cell>
          <table:table-cell table:number-columns-repeated="1005"/>
        </table:table-row>
        <table:table-row table:style-name="ro1">
          <table:table-cell office:value-type="float" office:value="7468216" calcext:value-type="float">
            <text:p>7468216</text:p>
          </table:table-cell>
          <table:table-cell office:value-type="float" office:value="-13.1949812028119" calcext:value-type="float">
            <text:p>-13.1949812028</text:p>
          </table:table-cell>
          <table:table-cell office:value-type="float" office:value="15.3932127003834" calcext:value-type="float">
            <text:p>15.3932127004</text:p>
          </table:table-cell>
          <table:table-cell office:value-type="float" office:value="1.88671126528226" calcext:value-type="float">
            <text:p>1.886711265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16.801" calcext:value-type="float">
            <text:p>16.801</text:p>
          </table:table-cell>
          <table:table-cell/>
          <table:table-cell table:formula="of:=DEGREES(ACOS(COS(RADIANS([.B401]))*COS(RADIANS([.C401]))))" office:value-type="float" office:value="20.1701403327075" calcext:value-type="float">
            <text:p>20.17</text:p>
          </table:table-cell>
          <table:table-cell table:formula="of:=SQRT([.E401]^2+[.F401]^2)" office:value-type="float" office:value="0.058309518948453" calcext:value-type="float">
            <text:p>0.06</text:p>
          </table:table-cell>
          <table:table-cell table:formula="of:=DEGREES(ATAN2([.F401]; [.E401]))" office:value-type="float" office:value="-149.036243467926" calcext:value-type="float">
            <text:p>-149.04</text:p>
          </table:table-cell>
          <table:table-cell table:style-name="ce3" table:formula="of:=0.3*[.J401]" office:value-type="float" office:value="6.05104209981224" calcext:value-type="float">
            <text:p>6.05</text:p>
          </table:table-cell>
          <table:table-cell table:style-name="ce3" table:formula="of:=DEGREES(ATAN( (-SIN (RADIANS ([.C401])) * COS(RADIANS([.B401]))) / (COS (RADIANS ([.C401])) * SIN(RADIANS([.B401]))) ))" office:value-type="float" office:value="49.5829741463216" calcext:value-type="float">
            <text:p>49.58</text:p>
          </table:table-cell>
          <table:table-cell table:style-name="ce3" table:formula="of:=SQRT([.R401]^2+[.S401]^2)" office:value-type="float" office:value="5.99581332359555" calcext:value-type="float">
            <text:p>6.00</text:p>
          </table:table-cell>
          <table:table-cell table:style-name="ce3" table:formula="of:=DEGREES(ATAN2([.S401];[.R401]))" office:value-type="float" office:value="40.2391231415979" calcext:value-type="float">
            <text:p>40.24</text:p>
          </table:table-cell>
          <table:table-cell table:style-name="ce3"/>
          <table:table-cell table:style-name="ce3" table:formula="of:=[.K401]*COS(RADIANS([.L401]))+[.M401]*COS(RADIANS([.N401]))" office:value-type="float" office:value="3.87316996410836" calcext:value-type="float">
            <text:p>3.87</text:p>
          </table:table-cell>
          <table:table-cell table:style-name="ce3" table:formula="of:=[.K401]*SIN(RADIANS([.L401]))+[.M401]*SIN(RADIANS([.N401]))" office:value-type="float" office:value="4.57693476472351" calcext:value-type="float">
            <text:p>4.58</text:p>
          </table:table-cell>
          <table:table-cell table:number-columns-repeated="1005"/>
        </table:table-row>
        <table:table-row table:style-name="ro1">
          <table:table-cell office:value-type="float" office:value="7468467" calcext:value-type="float">
            <text:p>7468467</text:p>
          </table:table-cell>
          <table:table-cell office:value-type="float" office:value="-13.0282400634726" calcext:value-type="float">
            <text:p>-13.0282400635</text:p>
          </table:table-cell>
          <table:table-cell office:value-type="float" office:value="15.502685264853" calcext:value-type="float">
            <text:p>15.5026852649</text:p>
          </table:table-cell>
          <table:table-cell office:value-type="float" office:value="1.90873841191214" calcext:value-type="float">
            <text:p>1.9087384119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16.838" calcext:value-type="float">
            <text:p>16.838</text:p>
          </table:table-cell>
          <table:table-cell/>
          <table:table-cell table:formula="of:=DEGREES(ACOS(COS(RADIANS([.B402]))*COS(RADIANS([.C402]))))" office:value-type="float" office:value="20.1467542216929" calcext:value-type="float">
            <text:p>20.15</text:p>
          </table:table-cell>
          <table:table-cell table:formula="of:=SQRT([.E402]^2+[.F402]^2)" office:value-type="float" office:value="0.02" calcext:value-type="float">
            <text:p>0.02</text:p>
          </table:table-cell>
          <table:table-cell table:formula="of:=DEGREES(ATAN2([.F402]; [.E402]))" office:value-type="float" office:value="-90" calcext:value-type="float">
            <text:p>-90.00</text:p>
          </table:table-cell>
          <table:table-cell table:style-name="ce3" table:formula="of:=0.3*[.J402]" office:value-type="float" office:value="6.04402626650787" calcext:value-type="float">
            <text:p>6.04</text:p>
          </table:table-cell>
          <table:table-cell table:style-name="ce3" table:formula="of:=DEGREES(ATAN( (-SIN (RADIANS ([.C402])) * COS(RADIANS([.B402]))) / (COS (RADIANS ([.C402])) * SIN(RADIANS([.B402]))) ))" office:value-type="float" office:value="50.1649941435364" calcext:value-type="float">
            <text:p>50.16</text:p>
          </table:table-cell>
          <table:table-cell table:style-name="ce3" table:formula="of:=SQRT([.R402]^2+[.S402]^2)" office:value-type="float" office:value="6.02868203361546" calcext:value-type="float">
            <text:p>6.03</text:p>
          </table:table-cell>
          <table:table-cell table:style-name="ce3" table:formula="of:=DEGREES(ATAN2([.S402];[.R402]))" office:value-type="float" office:value="39.9567654689373" calcext:value-type="float">
            <text:p>39.96</text:p>
          </table:table-cell>
          <table:table-cell table:style-name="ce3"/>
          <table:table-cell table:style-name="ce3" table:formula="of:=[.K402]*COS(RADIANS([.L402]))+[.M402]*COS(RADIANS([.N402]))" office:value-type="float" office:value="3.87167615800231" calcext:value-type="float">
            <text:p>3.87</text:p>
          </table:table-cell>
          <table:table-cell table:style-name="ce3" table:formula="of:=[.K402]*SIN(RADIANS([.L402]))+[.M402]*SIN(RADIANS([.N402]))" office:value-type="float" office:value="4.62116119498058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68467" calcext:value-type="float">
            <text:p>7468467</text:p>
          </table:table-cell>
          <table:table-cell office:value-type="float" office:value="-13.0282400634726" calcext:value-type="float">
            <text:p>-13.0282400635</text:p>
          </table:table-cell>
          <table:table-cell office:value-type="float" office:value="15.502685264853" calcext:value-type="float">
            <text:p>15.5026852649</text:p>
          </table:table-cell>
          <table:table-cell office:value-type="float" office:value="1.90873841191214" calcext:value-type="float">
            <text:p>1.9087384119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16.838" calcext:value-type="float">
            <text:p>16.838</text:p>
          </table:table-cell>
          <table:table-cell/>
          <table:table-cell table:formula="of:=DEGREES(ACOS(COS(RADIANS([.B403]))*COS(RADIANS([.C403]))))" office:value-type="float" office:value="20.1467542216929" calcext:value-type="float">
            <text:p>20.15</text:p>
          </table:table-cell>
          <table:table-cell table:formula="of:=SQRT([.E403]^2+[.F403]^2)" office:value-type="float" office:value="0.02" calcext:value-type="float">
            <text:p>0.02</text:p>
          </table:table-cell>
          <table:table-cell table:formula="of:=DEGREES(ATAN2([.F403]; [.E403]))" office:value-type="float" office:value="-90" calcext:value-type="float">
            <text:p>-90.00</text:p>
          </table:table-cell>
          <table:table-cell table:style-name="ce3" table:formula="of:=0.3*[.J403]" office:value-type="float" office:value="6.04402626650787" calcext:value-type="float">
            <text:p>6.04</text:p>
          </table:table-cell>
          <table:table-cell table:style-name="ce3" table:formula="of:=DEGREES(ATAN( (-SIN (RADIANS ([.C403])) * COS(RADIANS([.B403]))) / (COS (RADIANS ([.C403])) * SIN(RADIANS([.B403]))) ))" office:value-type="float" office:value="50.1649941435364" calcext:value-type="float">
            <text:p>50.16</text:p>
          </table:table-cell>
          <table:table-cell table:style-name="ce3" table:formula="of:=SQRT([.R403]^2+[.S403]^2)" office:value-type="float" office:value="6.02868203361546" calcext:value-type="float">
            <text:p>6.03</text:p>
          </table:table-cell>
          <table:table-cell table:style-name="ce3" table:formula="of:=DEGREES(ATAN2([.S403];[.R403]))" office:value-type="float" office:value="39.9567654689373" calcext:value-type="float">
            <text:p>39.96</text:p>
          </table:table-cell>
          <table:table-cell table:style-name="ce3"/>
          <table:table-cell table:style-name="ce3" table:formula="of:=[.K403]*COS(RADIANS([.L403]))+[.M403]*COS(RADIANS([.N403]))" office:value-type="float" office:value="3.87167615800231" calcext:value-type="float">
            <text:p>3.87</text:p>
          </table:table-cell>
          <table:table-cell table:style-name="ce3" table:formula="of:=[.K403]*SIN(RADIANS([.L403]))+[.M403]*SIN(RADIANS([.N403]))" office:value-type="float" office:value="4.62116119498058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68717" calcext:value-type="float">
            <text:p>7468717</text:p>
          </table:table-cell>
          <table:table-cell office:value-type="float" office:value="-12.8481091920391" calcext:value-type="float">
            <text:p>-12.848109192</text:p>
          </table:table-cell>
          <table:table-cell office:value-type="float" office:value="15.5760210059715" calcext:value-type="float">
            <text:p>15.576021006</text:p>
          </table:table-cell>
          <table:table-cell office:value-type="float" office:value="1.90240255768331" calcext:value-type="float">
            <text:p>1.90240255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875" calcext:value-type="float">
            <text:p>16.875</text:p>
          </table:table-cell>
          <table:table-cell/>
          <table:table-cell table:formula="of:=DEGREES(ACOS(COS(RADIANS([.B404]))*COS(RADIANS([.C404]))))" office:value-type="float" office:value="20.0894530494584" calcext:value-type="float">
            <text:p>20.09</text:p>
          </table:table-cell>
          <table:table-cell table:formula="of:=SQRT([.E404]^2+[.F404]^2)" office:value-type="float" office:value="0.0360555127546399" calcext:value-type="float">
            <text:p>0.04</text:p>
          </table:table-cell>
          <table:table-cell table:formula="of:=DEGREES(ATAN2([.F404]; [.E404]))" office:value-type="float" office:value="-33.6900675259798" calcext:value-type="float">
            <text:p>-33.69</text:p>
          </table:table-cell>
          <table:table-cell table:style-name="ce3" table:formula="of:=0.3*[.J404]" office:value-type="float" office:value="6.02683591483752" calcext:value-type="float">
            <text:p>6.03</text:p>
          </table:table-cell>
          <table:table-cell table:style-name="ce3" table:formula="of:=DEGREES(ATAN( (-SIN (RADIANS ([.C404])) * COS(RADIANS([.B404]))) / (COS (RADIANS ([.C404])) * SIN(RADIANS([.B404]))) ))" office:value-type="float" office:value="50.7098296936969" calcext:value-type="float">
            <text:p>50.71</text:p>
          </table:table-cell>
          <table:table-cell table:style-name="ce3" table:formula="of:=SQRT([.R404]^2+[.S404]^2)" office:value-type="float" office:value="6.03046114133525" calcext:value-type="float">
            <text:p>6.03</text:p>
          </table:table-cell>
          <table:table-cell table:style-name="ce3" table:formula="of:=DEGREES(ATAN2([.S404];[.R404]))" office:value-type="float" office:value="39.6311029576906" calcext:value-type="float">
            <text:p>39.63</text:p>
          </table:table-cell>
          <table:table-cell table:style-name="ce3"/>
          <table:table-cell table:style-name="ce3" table:formula="of:=[.K404]*COS(RADIANS([.L404]))+[.M404]*COS(RADIANS([.N404]))" office:value-type="float" office:value="3.84648240943194" calcext:value-type="float">
            <text:p>3.85</text:p>
          </table:table-cell>
          <table:table-cell table:style-name="ce3" table:formula="of:=[.K404]*SIN(RADIANS([.L404]))+[.M404]*SIN(RADIANS([.N404]))" office:value-type="float" office:value="4.64446279467122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68717" calcext:value-type="float">
            <text:p>7468717</text:p>
          </table:table-cell>
          <table:table-cell office:value-type="float" office:value="-12.8481091920391" calcext:value-type="float">
            <text:p>-12.848109192</text:p>
          </table:table-cell>
          <table:table-cell office:value-type="float" office:value="15.5760210059715" calcext:value-type="float">
            <text:p>15.576021006</text:p>
          </table:table-cell>
          <table:table-cell office:value-type="float" office:value="1.90240255768331" calcext:value-type="float">
            <text:p>1.902402557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875" calcext:value-type="float">
            <text:p>16.875</text:p>
          </table:table-cell>
          <table:table-cell/>
          <table:table-cell table:formula="of:=DEGREES(ACOS(COS(RADIANS([.B405]))*COS(RADIANS([.C405]))))" office:value-type="float" office:value="20.0894530494584" calcext:value-type="float">
            <text:p>20.09</text:p>
          </table:table-cell>
          <table:table-cell table:formula="of:=SQRT([.E405]^2+[.F405]^2)" office:value-type="float" office:value="0.0360555127546399" calcext:value-type="float">
            <text:p>0.04</text:p>
          </table:table-cell>
          <table:table-cell table:formula="of:=DEGREES(ATAN2([.F405]; [.E405]))" office:value-type="float" office:value="-33.6900675259798" calcext:value-type="float">
            <text:p>-33.69</text:p>
          </table:table-cell>
          <table:table-cell table:style-name="ce3" table:formula="of:=0.3*[.J405]" office:value-type="float" office:value="6.02683591483752" calcext:value-type="float">
            <text:p>6.03</text:p>
          </table:table-cell>
          <table:table-cell table:style-name="ce3" table:formula="of:=DEGREES(ATAN( (-SIN (RADIANS ([.C405])) * COS(RADIANS([.B405]))) / (COS (RADIANS ([.C405])) * SIN(RADIANS([.B405]))) ))" office:value-type="float" office:value="50.7098296936969" calcext:value-type="float">
            <text:p>50.71</text:p>
          </table:table-cell>
          <table:table-cell table:style-name="ce3" table:formula="of:=SQRT([.R405]^2+[.S405]^2)" office:value-type="float" office:value="6.03046114133525" calcext:value-type="float">
            <text:p>6.03</text:p>
          </table:table-cell>
          <table:table-cell table:style-name="ce3" table:formula="of:=DEGREES(ATAN2([.S405];[.R405]))" office:value-type="float" office:value="39.6311029576906" calcext:value-type="float">
            <text:p>39.63</text:p>
          </table:table-cell>
          <table:table-cell table:style-name="ce3"/>
          <table:table-cell table:style-name="ce3" table:formula="of:=[.K405]*COS(RADIANS([.L405]))+[.M405]*COS(RADIANS([.N405]))" office:value-type="float" office:value="3.84648240943194" calcext:value-type="float">
            <text:p>3.85</text:p>
          </table:table-cell>
          <table:table-cell table:style-name="ce3" table:formula="of:=[.K405]*SIN(RADIANS([.L405]))+[.M405]*SIN(RADIANS([.N405]))" office:value-type="float" office:value="4.64446279467122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68967" calcext:value-type="float">
            <text:p>7468967</text:p>
          </table:table-cell>
          <table:table-cell office:value-type="float" office:value="-12.7445831610156" calcext:value-type="float">
            <text:p>-12.744583161</text:p>
          </table:table-cell>
          <table:table-cell office:value-type="float" office:value="15.665995087908" calcext:value-type="float">
            <text:p>15.6659950879</text:p>
          </table:table-cell>
          <table:table-cell office:value-type="float" office:value="1.86673573672432" calcext:value-type="float">
            <text:p>1.866735736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12" calcext:value-type="float">
            <text:p>16.912</text:p>
          </table:table-cell>
          <table:table-cell/>
          <table:table-cell table:formula="of:=DEGREES(ACOS(COS(RADIANS([.B406]))*COS(RADIANS([.C406]))))" office:value-type="float" office:value="20.0939452790057" calcext:value-type="float">
            <text:p>20.09</text:p>
          </table:table-cell>
          <table:table-cell table:formula="of:=SQRT([.E406]^2+[.F406]^2)" office:value-type="float" office:value="0.0632455532033676" calcext:value-type="float">
            <text:p>0.06</text:p>
          </table:table-cell>
          <table:table-cell table:formula="of:=DEGREES(ATAN2([.F406]; [.E406]))" office:value-type="float" office:value="-18.434948822922" calcext:value-type="float">
            <text:p>-18.43</text:p>
          </table:table-cell>
          <table:table-cell table:style-name="ce3" table:formula="of:=0.3*[.J406]" office:value-type="float" office:value="6.02818358370171" calcext:value-type="float">
            <text:p>6.03</text:p>
          </table:table-cell>
          <table:table-cell table:style-name="ce3" table:formula="of:=DEGREES(ATAN( (-SIN (RADIANS ([.C406])) * COS(RADIANS([.B406]))) / (COS (RADIANS ([.C406])) * SIN(RADIANS([.B406]))) ))" office:value-type="float" office:value="51.1141975341482" calcext:value-type="float">
            <text:p>51.11</text:p>
          </table:table-cell>
          <table:table-cell table:style-name="ce3" table:formula="of:=SQRT([.R406]^2+[.S406]^2)" office:value-type="float" office:value="6.05057202079069" calcext:value-type="float">
            <text:p>6.05</text:p>
          </table:table-cell>
          <table:table-cell table:style-name="ce3" table:formula="of:=DEGREES(ATAN2([.S406];[.R406]))" office:value-type="float" office:value="39.4469665417592" calcext:value-type="float">
            <text:p>39.45</text:p>
          </table:table-cell>
          <table:table-cell table:style-name="ce3"/>
          <table:table-cell table:style-name="ce3" table:formula="of:=[.K406]*COS(RADIANS([.L406]))+[.M406]*COS(RADIANS([.N406]))" office:value-type="float" office:value="3.84431398148614" calcext:value-type="float">
            <text:p>3.84</text:p>
          </table:table-cell>
          <table:table-cell table:style-name="ce3" table:formula="of:=[.K406]*SIN(RADIANS([.L406]))+[.M406]*SIN(RADIANS([.N406]))" office:value-type="float" office:value="4.67233044534795" calcext:value-type="float">
            <text:p>4.67</text:p>
          </table:table-cell>
          <table:table-cell table:number-columns-repeated="1005"/>
        </table:table-row>
        <table:table-row table:style-name="ro1">
          <table:table-cell office:value-type="float" office:value="7468967" calcext:value-type="float">
            <text:p>7468967</text:p>
          </table:table-cell>
          <table:table-cell office:value-type="float" office:value="-12.7445831610156" calcext:value-type="float">
            <text:p>-12.744583161</text:p>
          </table:table-cell>
          <table:table-cell office:value-type="float" office:value="15.665995087908" calcext:value-type="float">
            <text:p>15.6659950879</text:p>
          </table:table-cell>
          <table:table-cell office:value-type="float" office:value="1.86673573672432" calcext:value-type="float">
            <text:p>1.866735736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12" calcext:value-type="float">
            <text:p>16.912</text:p>
          </table:table-cell>
          <table:table-cell/>
          <table:table-cell table:formula="of:=DEGREES(ACOS(COS(RADIANS([.B407]))*COS(RADIANS([.C407]))))" office:value-type="float" office:value="20.0939452790057" calcext:value-type="float">
            <text:p>20.09</text:p>
          </table:table-cell>
          <table:table-cell table:formula="of:=SQRT([.E407]^2+[.F407]^2)" office:value-type="float" office:value="0.0632455532033676" calcext:value-type="float">
            <text:p>0.06</text:p>
          </table:table-cell>
          <table:table-cell table:formula="of:=DEGREES(ATAN2([.F407]; [.E407]))" office:value-type="float" office:value="-18.434948822922" calcext:value-type="float">
            <text:p>-18.43</text:p>
          </table:table-cell>
          <table:table-cell table:style-name="ce3" table:formula="of:=0.3*[.J407]" office:value-type="float" office:value="6.02818358370171" calcext:value-type="float">
            <text:p>6.03</text:p>
          </table:table-cell>
          <table:table-cell table:style-name="ce3" table:formula="of:=DEGREES(ATAN( (-SIN (RADIANS ([.C407])) * COS(RADIANS([.B407]))) / (COS (RADIANS ([.C407])) * SIN(RADIANS([.B407]))) ))" office:value-type="float" office:value="51.1141975341482" calcext:value-type="float">
            <text:p>51.11</text:p>
          </table:table-cell>
          <table:table-cell table:style-name="ce3" table:formula="of:=SQRT([.R407]^2+[.S407]^2)" office:value-type="float" office:value="6.05057202079069" calcext:value-type="float">
            <text:p>6.05</text:p>
          </table:table-cell>
          <table:table-cell table:style-name="ce3" table:formula="of:=DEGREES(ATAN2([.S407];[.R407]))" office:value-type="float" office:value="39.4469665417592" calcext:value-type="float">
            <text:p>39.45</text:p>
          </table:table-cell>
          <table:table-cell table:style-name="ce3"/>
          <table:table-cell table:style-name="ce3" table:formula="of:=[.K407]*COS(RADIANS([.L407]))+[.M407]*COS(RADIANS([.N407]))" office:value-type="float" office:value="3.84431398148614" calcext:value-type="float">
            <text:p>3.84</text:p>
          </table:table-cell>
          <table:table-cell table:style-name="ce3" table:formula="of:=[.K407]*SIN(RADIANS([.L407]))+[.M407]*SIN(RADIANS([.N407]))" office:value-type="float" office:value="4.67233044534795" calcext:value-type="float">
            <text:p>4.67</text:p>
          </table:table-cell>
          <table:table-cell table:number-columns-repeated="1005"/>
        </table:table-row>
        <table:table-row table:style-name="ro1">
          <table:table-cell office:value-type="float" office:value="7469216" calcext:value-type="float">
            <text:p>7469216</text:p>
          </table:table-cell>
          <table:table-cell office:value-type="float" office:value="-12.6560528103148" calcext:value-type="float">
            <text:p>-12.6560528103</text:p>
          </table:table-cell>
          <table:table-cell office:value-type="float" office:value="15.747559499429" calcext:value-type="float">
            <text:p>15.7475594994</text:p>
          </table:table-cell>
          <table:table-cell office:value-type="float" office:value="1.84755336388376" calcext:value-type="float">
            <text:p>1.8475533639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47" calcext:value-type="float">
            <text:p>16.947</text:p>
          </table:table-cell>
          <table:table-cell/>
          <table:table-cell table:formula="of:=DEGREES(ACOS(COS(RADIANS([.B408]))*COS(RADIANS([.C408]))))" office:value-type="float" office:value="20.1021042492611" calcext:value-type="float">
            <text:p>20.10</text:p>
          </table:table-cell>
          <table:table-cell table:formula="of:=SQRT([.E408]^2+[.F408]^2)" office:value-type="float" office:value="0.104403065089106" calcext:value-type="float">
            <text:p>0.10</text:p>
          </table:table-cell>
          <table:table-cell table:formula="of:=DEGREES(ATAN2([.F408]; [.E408]))" office:value-type="float" office:value="-16.6992442339936" calcext:value-type="float">
            <text:p>-16.70</text:p>
          </table:table-cell>
          <table:table-cell table:style-name="ce3" table:formula="of:=0.3*[.J408]" office:value-type="float" office:value="6.03063127477834" calcext:value-type="float">
            <text:p>6.03</text:p>
          </table:table-cell>
          <table:table-cell table:style-name="ce3" table:formula="of:=DEGREES(ATAN( (-SIN (RADIANS ([.C408])) * COS(RADIANS([.B408]))) / (COS (RADIANS ([.C408])) * SIN(RADIANS([.B408]))) ))" office:value-type="float" office:value="51.4683617765131" calcext:value-type="float">
            <text:p>51.47</text:p>
          </table:table-cell>
          <table:table-cell table:style-name="ce3" table:formula="of:=SQRT([.R408]^2+[.S408]^2)" office:value-type="float" office:value="6.07023171568423" calcext:value-type="float">
            <text:p>6.07</text:p>
          </table:table-cell>
          <table:table-cell table:style-name="ce3" table:formula="of:=DEGREES(ATAN2([.S408];[.R408]))" office:value-type="float" office:value="39.4464380050452" calcext:value-type="float">
            <text:p>39.45</text:p>
          </table:table-cell>
          <table:table-cell table:style-name="ce3"/>
          <table:table-cell table:style-name="ce3" table:formula="of:=[.K408]*COS(RADIANS([.L408]))+[.M408]*COS(RADIANS([.N408]))" office:value-type="float" office:value="3.85676179739615" calcext:value-type="float">
            <text:p>3.86</text:p>
          </table:table-cell>
          <table:table-cell table:style-name="ce3" table:formula="of:=[.K408]*SIN(RADIANS([.L408]))+[.M408]*SIN(RADIANS([.N408]))" office:value-type="float" office:value="4.68754749525212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69216" calcext:value-type="float">
            <text:p>7469216</text:p>
          </table:table-cell>
          <table:table-cell office:value-type="float" office:value="-12.6560528103148" calcext:value-type="float">
            <text:p>-12.6560528103</text:p>
          </table:table-cell>
          <table:table-cell office:value-type="float" office:value="15.747559499429" calcext:value-type="float">
            <text:p>15.7475594994</text:p>
          </table:table-cell>
          <table:table-cell office:value-type="float" office:value="1.84755336388376" calcext:value-type="float">
            <text:p>1.8475533639</text:p>
          </table:table-cell>
          <table:table-cell office:value-type="float" office:value="-0.03" calcext:value-type="float">
            <text:p>-0.03</text:p>
          </table:table-cell>
          <table:table-cell office:value-type="float" office:value="0.1" calcext:value-type="float">
            <text:p>0.1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47" calcext:value-type="float">
            <text:p>16.947</text:p>
          </table:table-cell>
          <table:table-cell/>
          <table:table-cell table:formula="of:=DEGREES(ACOS(COS(RADIANS([.B409]))*COS(RADIANS([.C409]))))" office:value-type="float" office:value="20.1021042492611" calcext:value-type="float">
            <text:p>20.10</text:p>
          </table:table-cell>
          <table:table-cell table:formula="of:=SQRT([.E409]^2+[.F409]^2)" office:value-type="float" office:value="0.104403065089106" calcext:value-type="float">
            <text:p>0.10</text:p>
          </table:table-cell>
          <table:table-cell table:formula="of:=DEGREES(ATAN2([.F409]; [.E409]))" office:value-type="float" office:value="-16.6992442339936" calcext:value-type="float">
            <text:p>-16.70</text:p>
          </table:table-cell>
          <table:table-cell table:style-name="ce3" table:formula="of:=0.3*[.J409]" office:value-type="float" office:value="6.03063127477834" calcext:value-type="float">
            <text:p>6.03</text:p>
          </table:table-cell>
          <table:table-cell table:style-name="ce3" table:formula="of:=DEGREES(ATAN( (-SIN (RADIANS ([.C409])) * COS(RADIANS([.B409]))) / (COS (RADIANS ([.C409])) * SIN(RADIANS([.B409]))) ))" office:value-type="float" office:value="51.4683617765131" calcext:value-type="float">
            <text:p>51.47</text:p>
          </table:table-cell>
          <table:table-cell table:style-name="ce3" table:formula="of:=SQRT([.R409]^2+[.S409]^2)" office:value-type="float" office:value="6.07023171568423" calcext:value-type="float">
            <text:p>6.07</text:p>
          </table:table-cell>
          <table:table-cell table:style-name="ce3" table:formula="of:=DEGREES(ATAN2([.S409];[.R409]))" office:value-type="float" office:value="39.4464380050452" calcext:value-type="float">
            <text:p>39.45</text:p>
          </table:table-cell>
          <table:table-cell table:style-name="ce3"/>
          <table:table-cell table:style-name="ce3" table:formula="of:=[.K409]*COS(RADIANS([.L409]))+[.M409]*COS(RADIANS([.N409]))" office:value-type="float" office:value="3.85676179739615" calcext:value-type="float">
            <text:p>3.86</text:p>
          </table:table-cell>
          <table:table-cell table:style-name="ce3" table:formula="of:=[.K409]*SIN(RADIANS([.L409]))+[.M409]*SIN(RADIANS([.N409]))" office:value-type="float" office:value="4.68754749525212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69466" calcext:value-type="float">
            <text:p>7469466</text:p>
          </table:table-cell>
          <table:table-cell office:value-type="float" office:value="-12.522385154484" calcext:value-type="float">
            <text:p>-12.5223851545</text:p>
          </table:table-cell>
          <table:table-cell office:value-type="float" office:value="15.7195044974132" calcext:value-type="float">
            <text:p>15.7195044974</text:p>
          </table:table-cell>
          <table:table-cell office:value-type="float" office:value="1.85905561588947" calcext:value-type="float">
            <text:p>1.8590556159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83" calcext:value-type="float">
            <text:p>16.983</text:p>
          </table:table-cell>
          <table:table-cell/>
          <table:table-cell table:formula="of:=DEGREES(ACOS(COS(RADIANS([.B410]))*COS(RADIANS([.C410]))))" office:value-type="float" office:value="19.9986550307973" calcext:value-type="float">
            <text:p>20.00</text:p>
          </table:table-cell>
          <table:table-cell table:formula="of:=SQRT([.E410]^2+[.F410]^2)" office:value-type="float" office:value="0.136014705087354" calcext:value-type="float">
            <text:p>0.14</text:p>
          </table:table-cell>
          <table:table-cell table:formula="of:=DEGREES(ATAN2([.F410]; [.E410]))" office:value-type="float" office:value="-17.1027289690524" calcext:value-type="float">
            <text:p>-17.10</text:p>
          </table:table-cell>
          <table:table-cell table:style-name="ce3" table:formula="of:=0.3*[.J410]" office:value-type="float" office:value="5.99959650923919" calcext:value-type="float">
            <text:p>6.00</text:p>
          </table:table-cell>
          <table:table-cell table:style-name="ce3" table:formula="of:=DEGREES(ATAN( (-SIN (RADIANS ([.C410])) * COS(RADIANS([.B410]))) / (COS (RADIANS ([.C410])) * SIN(RADIANS([.B410]))) ))" office:value-type="float" office:value="51.7219359233816" calcext:value-type="float">
            <text:p>51.72</text:p>
          </table:table-cell>
          <table:table-cell table:style-name="ce3" table:formula="of:=SQRT([.R410]^2+[.S410]^2)" office:value-type="float" office:value="6.05005773588271" calcext:value-type="float">
            <text:p>6.05</text:p>
          </table:table-cell>
          <table:table-cell table:style-name="ce3" table:formula="of:=DEGREES(ATAN2([.S410];[.R410]))" office:value-type="float" office:value="39.4792771037415" calcext:value-type="float">
            <text:p>39.48</text:p>
          </table:table-cell>
          <table:table-cell table:style-name="ce3"/>
          <table:table-cell table:style-name="ce3" table:formula="of:=[.K410]*COS(RADIANS([.L410]))+[.M410]*COS(RADIANS([.N410]))" office:value-type="float" office:value="3.84662123536709" calcext:value-type="float">
            <text:p>3.85</text:p>
          </table:table-cell>
          <table:table-cell table:style-name="ce3" table:formula="of:=[.K410]*SIN(RADIANS([.L410]))+[.M410]*SIN(RADIANS([.N410]))" office:value-type="float" office:value="4.66976484195267" calcext:value-type="float">
            <text:p>4.67</text:p>
          </table:table-cell>
          <table:table-cell table:number-columns-repeated="1005"/>
        </table:table-row>
        <table:table-row table:style-name="ro1">
          <table:table-cell office:value-type="float" office:value="7469466" calcext:value-type="float">
            <text:p>7469466</text:p>
          </table:table-cell>
          <table:table-cell office:value-type="float" office:value="-12.522385154484" calcext:value-type="float">
            <text:p>-12.5223851545</text:p>
          </table:table-cell>
          <table:table-cell office:value-type="float" office:value="15.7195044974132" calcext:value-type="float">
            <text:p>15.7195044974</text:p>
          </table:table-cell>
          <table:table-cell office:value-type="float" office:value="1.85905561588947" calcext:value-type="float">
            <text:p>1.8590556159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" calcext:value-type="float">
            <text:p>0.13</text:p>
          </table:table-cell>
          <table:table-cell office:value-type="float" office:value="-0.15" calcext:value-type="float">
            <text:p>-0.15</text:p>
          </table:table-cell>
          <table:table-cell office:value-type="float" office:value="16.983" calcext:value-type="float">
            <text:p>16.983</text:p>
          </table:table-cell>
          <table:table-cell/>
          <table:table-cell table:formula="of:=DEGREES(ACOS(COS(RADIANS([.B411]))*COS(RADIANS([.C411]))))" office:value-type="float" office:value="19.9986550307973" calcext:value-type="float">
            <text:p>20.00</text:p>
          </table:table-cell>
          <table:table-cell table:formula="of:=SQRT([.E411]^2+[.F411]^2)" office:value-type="float" office:value="0.136014705087354" calcext:value-type="float">
            <text:p>0.14</text:p>
          </table:table-cell>
          <table:table-cell table:formula="of:=DEGREES(ATAN2([.F411]; [.E411]))" office:value-type="float" office:value="-17.1027289690524" calcext:value-type="float">
            <text:p>-17.10</text:p>
          </table:table-cell>
          <table:table-cell table:style-name="ce3" table:formula="of:=0.3*[.J411]" office:value-type="float" office:value="5.99959650923919" calcext:value-type="float">
            <text:p>6.00</text:p>
          </table:table-cell>
          <table:table-cell table:style-name="ce3" table:formula="of:=DEGREES(ATAN( (-SIN (RADIANS ([.C411])) * COS(RADIANS([.B411]))) / (COS (RADIANS ([.C411])) * SIN(RADIANS([.B411]))) ))" office:value-type="float" office:value="51.7219359233816" calcext:value-type="float">
            <text:p>51.72</text:p>
          </table:table-cell>
          <table:table-cell table:style-name="ce3" table:formula="of:=SQRT([.R411]^2+[.S411]^2)" office:value-type="float" office:value="6.05005773588271" calcext:value-type="float">
            <text:p>6.05</text:p>
          </table:table-cell>
          <table:table-cell table:style-name="ce3" table:formula="of:=DEGREES(ATAN2([.S411];[.R411]))" office:value-type="float" office:value="39.4792771037415" calcext:value-type="float">
            <text:p>39.48</text:p>
          </table:table-cell>
          <table:table-cell table:style-name="ce3"/>
          <table:table-cell table:style-name="ce3" table:formula="of:=[.K411]*COS(RADIANS([.L411]))+[.M411]*COS(RADIANS([.N411]))" office:value-type="float" office:value="3.84662123536709" calcext:value-type="float">
            <text:p>3.85</text:p>
          </table:table-cell>
          <table:table-cell table:style-name="ce3" table:formula="of:=[.K411]*SIN(RADIANS([.L411]))+[.M411]*SIN(RADIANS([.N411]))" office:value-type="float" office:value="4.66976484195267" calcext:value-type="float">
            <text:p>4.67</text:p>
          </table:table-cell>
          <table:table-cell table:number-columns-repeated="1005"/>
        </table:table-row>
        <table:table-row table:style-name="ro1">
          <table:table-cell office:value-type="float" office:value="7469716" calcext:value-type="float">
            <text:p>7469716</text:p>
          </table:table-cell>
          <table:table-cell office:value-type="float" office:value="-12.3327680040671" calcext:value-type="float">
            <text:p>-12.3327680041</text:p>
          </table:table-cell>
          <table:table-cell office:value-type="float" office:value="15.6400728124606" calcext:value-type="float">
            <text:p>15.6400728125</text:p>
          </table:table-cell>
          <table:table-cell office:value-type="float" office:value="1.88610423221978" calcext:value-type="float">
            <text:p>1.886104232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2" calcext:value-type="float">
            <text:p>17.02</text:p>
          </table:table-cell>
          <table:table-cell/>
          <table:table-cell table:formula="of:=DEGREES(ACOS(COS(RADIANS([.B412]))*COS(RADIANS([.C412]))))" office:value-type="float" office:value="19.8217268175815" calcext:value-type="float">
            <text:p>19.82</text:p>
          </table:table-cell>
          <table:table-cell table:formula="of:=SQRT([.E412]^2+[.F412]^2)" office:value-type="float" office:value="0.158113883008419" calcext:value-type="float">
            <text:p>0.16</text:p>
          </table:table-cell>
          <table:table-cell table:formula="of:=DEGREES(ATAN2([.F412]; [.E412]))" office:value-type="float" office:value="-18.434948822922" calcext:value-type="float">
            <text:p>-18.43</text:p>
          </table:table-cell>
          <table:table-cell table:style-name="ce3" table:formula="of:=0.3*[.J412]" office:value-type="float" office:value="5.94651804527444" calcext:value-type="float">
            <text:p>5.95</text:p>
          </table:table-cell>
          <table:table-cell table:style-name="ce3" table:formula="of:=DEGREES(ATAN( (-SIN (RADIANS ([.C412])) * COS(RADIANS([.B412]))) / (COS (RADIANS ([.C412])) * SIN(RADIANS([.B412]))) ))" office:value-type="float" office:value="52.0118943842808" calcext:value-type="float">
            <text:p>52.01</text:p>
          </table:table-cell>
          <table:table-cell table:style-name="ce3" table:formula="of:=SQRT([.R412]^2+[.S412]^2)" office:value-type="float" office:value="6.00128566382888" calcext:value-type="float">
            <text:p>6.00</text:p>
          </table:table-cell>
          <table:table-cell table:style-name="ce3" table:formula="of:=DEGREES(ATAN2([.S412];[.R412]))" office:value-type="float" office:value="39.4107508794556" calcext:value-type="float">
            <text:p>39.41</text:p>
          </table:table-cell>
          <table:table-cell table:style-name="ce3"/>
          <table:table-cell table:style-name="ce3" table:formula="of:=[.K412]*COS(RADIANS([.L412]))+[.M412]*COS(RADIANS([.N412]))" office:value-type="float" office:value="3.81006921485188" calcext:value-type="float">
            <text:p>3.81</text:p>
          </table:table-cell>
          <table:table-cell table:style-name="ce3" table:formula="of:=[.K412]*SIN(RADIANS([.L412]))+[.M412]*SIN(RADIANS([.N412]))" office:value-type="float" office:value="4.63668008352054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69716" calcext:value-type="float">
            <text:p>7469716</text:p>
          </table:table-cell>
          <table:table-cell office:value-type="float" office:value="-12.3327680040671" calcext:value-type="float">
            <text:p>-12.3327680041</text:p>
          </table:table-cell>
          <table:table-cell office:value-type="float" office:value="15.6400728124606" calcext:value-type="float">
            <text:p>15.6400728125</text:p>
          </table:table-cell>
          <table:table-cell office:value-type="float" office:value="1.88610423221978" calcext:value-type="float">
            <text:p>1.886104232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2" calcext:value-type="float">
            <text:p>17.02</text:p>
          </table:table-cell>
          <table:table-cell/>
          <table:table-cell table:formula="of:=DEGREES(ACOS(COS(RADIANS([.B413]))*COS(RADIANS([.C413]))))" office:value-type="float" office:value="19.8217268175815" calcext:value-type="float">
            <text:p>19.82</text:p>
          </table:table-cell>
          <table:table-cell table:formula="of:=SQRT([.E413]^2+[.F413]^2)" office:value-type="float" office:value="0.158113883008419" calcext:value-type="float">
            <text:p>0.16</text:p>
          </table:table-cell>
          <table:table-cell table:formula="of:=DEGREES(ATAN2([.F413]; [.E413]))" office:value-type="float" office:value="-18.434948822922" calcext:value-type="float">
            <text:p>-18.43</text:p>
          </table:table-cell>
          <table:table-cell table:style-name="ce3" table:formula="of:=0.3*[.J413]" office:value-type="float" office:value="5.94651804527444" calcext:value-type="float">
            <text:p>5.95</text:p>
          </table:table-cell>
          <table:table-cell table:style-name="ce3" table:formula="of:=DEGREES(ATAN( (-SIN (RADIANS ([.C413])) * COS(RADIANS([.B413]))) / (COS (RADIANS ([.C413])) * SIN(RADIANS([.B413]))) ))" office:value-type="float" office:value="52.0118943842808" calcext:value-type="float">
            <text:p>52.01</text:p>
          </table:table-cell>
          <table:table-cell table:style-name="ce3" table:formula="of:=SQRT([.R413]^2+[.S413]^2)" office:value-type="float" office:value="6.00128566382888" calcext:value-type="float">
            <text:p>6.00</text:p>
          </table:table-cell>
          <table:table-cell table:style-name="ce3" table:formula="of:=DEGREES(ATAN2([.S413];[.R413]))" office:value-type="float" office:value="39.4107508794556" calcext:value-type="float">
            <text:p>39.41</text:p>
          </table:table-cell>
          <table:table-cell table:style-name="ce3"/>
          <table:table-cell table:style-name="ce3" table:formula="of:=[.K413]*COS(RADIANS([.L413]))+[.M413]*COS(RADIANS([.N413]))" office:value-type="float" office:value="3.81006921485188" calcext:value-type="float">
            <text:p>3.81</text:p>
          </table:table-cell>
          <table:table-cell table:style-name="ce3" table:formula="of:=[.K413]*SIN(RADIANS([.L413]))+[.M413]*SIN(RADIANS([.N413]))" office:value-type="float" office:value="4.63668008352054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69966" calcext:value-type="float">
            <text:p>7469966</text:p>
          </table:table-cell>
          <table:table-cell office:value-type="float" office:value="-12.2334587610824" calcext:value-type="float">
            <text:p>-12.2334587611</text:p>
          </table:table-cell>
          <table:table-cell office:value-type="float" office:value="15.5595517123353" calcext:value-type="float">
            <text:p>15.5595517123</text:p>
          </table:table-cell>
          <table:table-cell office:value-type="float" office:value="1.88362060468283" calcext:value-type="float">
            <text:p>1.8836206047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57" calcext:value-type="float">
            <text:p>17.057</text:p>
          </table:table-cell>
          <table:table-cell/>
          <table:table-cell table:formula="of:=DEGREES(ACOS(COS(RADIANS([.B414]))*COS(RADIANS([.C414]))))" office:value-type="float" office:value="19.6989570763646" calcext:value-type="float">
            <text:p>19.70</text:p>
          </table:table-cell>
          <table:table-cell table:formula="of:=SQRT([.E414]^2+[.F414]^2)" office:value-type="float" office:value="0.183847763108502" calcext:value-type="float">
            <text:p>0.18</text:p>
          </table:table-cell>
          <table:table-cell table:formula="of:=DEGREES(ATAN2([.F414]; [.E414]))" office:value-type="float" office:value="-22.3801350519596" calcext:value-type="float">
            <text:p>-22.38</text:p>
          </table:table-cell>
          <table:table-cell table:style-name="ce3" table:formula="of:=0.3*[.J414]" office:value-type="float" office:value="5.90968712290938" calcext:value-type="float">
            <text:p>5.91</text:p>
          </table:table-cell>
          <table:table-cell table:style-name="ce3" table:formula="of:=DEGREES(ATAN( (-SIN (RADIANS ([.C414])) * COS(RADIANS([.B414]))) / (COS (RADIANS ([.C414])) * SIN(RADIANS([.B414]))) ))" office:value-type="float" office:value="52.0928109655206" calcext:value-type="float">
            <text:p>52.09</text:p>
          </table:table-cell>
          <table:table-cell table:style-name="ce3" table:formula="of:=SQRT([.R414]^2+[.S414]^2)" office:value-type="float" office:value="5.96153422523247" calcext:value-type="float">
            <text:p>5.96</text:p>
          </table:table-cell>
          <table:table-cell table:style-name="ce3" table:formula="of:=DEGREES(ATAN2([.S414];[.R414]))" office:value-type="float" office:value="39.6098981538871" calcext:value-type="float">
            <text:p>39.61</text:p>
          </table:table-cell>
          <table:table-cell table:style-name="ce3"/>
          <table:table-cell table:style-name="ce3" table:formula="of:=[.K414]*COS(RADIANS([.L414]))+[.M414]*COS(RADIANS([.N414]))" office:value-type="float" office:value="3.80081841579745" calcext:value-type="float">
            <text:p>3.80</text:p>
          </table:table-cell>
          <table:table-cell table:style-name="ce3" table:formula="of:=[.K414]*SIN(RADIANS([.L414]))+[.M414]*SIN(RADIANS([.N414]))" office:value-type="float" office:value="4.592784524529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69966" calcext:value-type="float">
            <text:p>7469966</text:p>
          </table:table-cell>
          <table:table-cell office:value-type="float" office:value="-12.2334587610824" calcext:value-type="float">
            <text:p>-12.2334587611</text:p>
          </table:table-cell>
          <table:table-cell office:value-type="float" office:value="15.5595517123353" calcext:value-type="float">
            <text:p>15.5595517123</text:p>
          </table:table-cell>
          <table:table-cell office:value-type="float" office:value="1.88362060468283" calcext:value-type="float">
            <text:p>1.8836206047</text:p>
          </table:table-cell>
          <table:table-cell office:value-type="float" office:value="-0.07" calcext:value-type="float">
            <text:p>-0.07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57" calcext:value-type="float">
            <text:p>17.057</text:p>
          </table:table-cell>
          <table:table-cell/>
          <table:table-cell table:formula="of:=DEGREES(ACOS(COS(RADIANS([.B415]))*COS(RADIANS([.C415]))))" office:value-type="float" office:value="19.6989570763646" calcext:value-type="float">
            <text:p>19.70</text:p>
          </table:table-cell>
          <table:table-cell table:formula="of:=SQRT([.E415]^2+[.F415]^2)" office:value-type="float" office:value="0.183847763108502" calcext:value-type="float">
            <text:p>0.18</text:p>
          </table:table-cell>
          <table:table-cell table:formula="of:=DEGREES(ATAN2([.F415]; [.E415]))" office:value-type="float" office:value="-22.3801350519596" calcext:value-type="float">
            <text:p>-22.38</text:p>
          </table:table-cell>
          <table:table-cell table:style-name="ce3" table:formula="of:=0.3*[.J415]" office:value-type="float" office:value="5.90968712290938" calcext:value-type="float">
            <text:p>5.91</text:p>
          </table:table-cell>
          <table:table-cell table:style-name="ce3" table:formula="of:=DEGREES(ATAN( (-SIN (RADIANS ([.C415])) * COS(RADIANS([.B415]))) / (COS (RADIANS ([.C415])) * SIN(RADIANS([.B415]))) ))" office:value-type="float" office:value="52.0928109655206" calcext:value-type="float">
            <text:p>52.09</text:p>
          </table:table-cell>
          <table:table-cell table:style-name="ce3" table:formula="of:=SQRT([.R415]^2+[.S415]^2)" office:value-type="float" office:value="5.96153422523247" calcext:value-type="float">
            <text:p>5.96</text:p>
          </table:table-cell>
          <table:table-cell table:style-name="ce3" table:formula="of:=DEGREES(ATAN2([.S415];[.R415]))" office:value-type="float" office:value="39.6098981538871" calcext:value-type="float">
            <text:p>39.61</text:p>
          </table:table-cell>
          <table:table-cell table:style-name="ce3"/>
          <table:table-cell table:style-name="ce3" table:formula="of:=[.K415]*COS(RADIANS([.L415]))+[.M415]*COS(RADIANS([.N415]))" office:value-type="float" office:value="3.80081841579745" calcext:value-type="float">
            <text:p>3.80</text:p>
          </table:table-cell>
          <table:table-cell table:style-name="ce3" table:formula="of:=[.K415]*SIN(RADIANS([.L415]))+[.M415]*SIN(RADIANS([.N415]))" office:value-type="float" office:value="4.592784524529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0216" calcext:value-type="float">
            <text:p>7470216</text:p>
          </table:table-cell>
          <table:table-cell office:value-type="float" office:value="-12.2625493905311" calcext:value-type="float">
            <text:p>-12.2625493905</text:p>
          </table:table-cell>
          <table:table-cell office:value-type="float" office:value="15.5151110865006" calcext:value-type="float">
            <text:p>15.5151110865</text:p>
          </table:table-cell>
          <table:table-cell office:value-type="float" office:value="1.86283142984002" calcext:value-type="float">
            <text:p>1.8628314298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94" calcext:value-type="float">
            <text:p>17.094</text:p>
          </table:table-cell>
          <table:table-cell/>
          <table:table-cell table:formula="of:=DEGREES(ACOS(COS(RADIANS([.B416]))*COS(RADIANS([.C416]))))" office:value-type="float" office:value="19.682077724985" calcext:value-type="float">
            <text:p>19.68</text:p>
          </table:table-cell>
          <table:table-cell table:formula="of:=SQRT([.E416]^2+[.F416]^2)" office:value-type="float" office:value="0.187882942280559" calcext:value-type="float">
            <text:p>0.19</text:p>
          </table:table-cell>
          <table:table-cell table:formula="of:=DEGREES(ATAN2([.F416]; [.E416]))" office:value-type="float" office:value="-25.2011236454751" calcext:value-type="float">
            <text:p>-25.20</text:p>
          </table:table-cell>
          <table:table-cell table:style-name="ce3" table:formula="of:=0.3*[.J416]" office:value-type="float" office:value="5.90462331749551" calcext:value-type="float">
            <text:p>5.90</text:p>
          </table:table-cell>
          <table:table-cell table:style-name="ce3" table:formula="of:=DEGREES(ATAN( (-SIN (RADIANS ([.C416])) * COS(RADIANS([.B416]))) / (COS (RADIANS ([.C416])) * SIN(RADIANS([.B416]))) ))" office:value-type="float" office:value="51.9412152179341" calcext:value-type="float">
            <text:p>51.94</text:p>
          </table:table-cell>
          <table:table-cell table:style-name="ce3" table:formula="of:=SQRT([.R416]^2+[.S416]^2)" office:value-type="float" office:value="5.94925337724511" calcext:value-type="float">
            <text:p>5.95</text:p>
          </table:table-cell>
          <table:table-cell table:style-name="ce3" table:formula="of:=DEGREES(ATAN2([.S416];[.R416]))" office:value-type="float" office:value="39.8231470722337" calcext:value-type="float">
            <text:p>39.82</text:p>
          </table:table-cell>
          <table:table-cell table:style-name="ce3"/>
          <table:table-cell table:style-name="ce3" table:formula="of:=[.K416]*COS(RADIANS([.L416]))+[.M416]*COS(RADIANS([.N416]))" office:value-type="float" office:value="3.81002101512454" calcext:value-type="float">
            <text:p>3.81</text:p>
          </table:table-cell>
          <table:table-cell table:style-name="ce3" table:formula="of:=[.K416]*SIN(RADIANS([.L416]))+[.M416]*SIN(RADIANS([.N416]))" office:value-type="float" office:value="4.56917449994764" calcext:value-type="float">
            <text:p>4.57</text:p>
          </table:table-cell>
          <table:table-cell table:number-columns-repeated="1005"/>
        </table:table-row>
        <table:table-row table:style-name="ro1">
          <table:table-cell office:value-type="float" office:value="7470216" calcext:value-type="float">
            <text:p>7470216</text:p>
          </table:table-cell>
          <table:table-cell office:value-type="float" office:value="-12.2625493905311" calcext:value-type="float">
            <text:p>-12.2625493905</text:p>
          </table:table-cell>
          <table:table-cell office:value-type="float" office:value="15.5151110865006" calcext:value-type="float">
            <text:p>15.5151110865</text:p>
          </table:table-cell>
          <table:table-cell office:value-type="float" office:value="1.86283142984002" calcext:value-type="float">
            <text:p>1.8628314298</text:p>
          </table:table-cell>
          <table:table-cell office:value-type="float" office:value="-0.08" calcext:value-type="float">
            <text:p>-0.08</text:p>
          </table:table-cell>
          <table:table-cell office:value-type="float" office:value="0.17" calcext:value-type="float">
            <text:p>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17.094" calcext:value-type="float">
            <text:p>17.094</text:p>
          </table:table-cell>
          <table:table-cell/>
          <table:table-cell table:formula="of:=DEGREES(ACOS(COS(RADIANS([.B417]))*COS(RADIANS([.C417]))))" office:value-type="float" office:value="19.682077724985" calcext:value-type="float">
            <text:p>19.68</text:p>
          </table:table-cell>
          <table:table-cell table:formula="of:=SQRT([.E417]^2+[.F417]^2)" office:value-type="float" office:value="0.187882942280559" calcext:value-type="float">
            <text:p>0.19</text:p>
          </table:table-cell>
          <table:table-cell table:formula="of:=DEGREES(ATAN2([.F417]; [.E417]))" office:value-type="float" office:value="-25.2011236454751" calcext:value-type="float">
            <text:p>-25.20</text:p>
          </table:table-cell>
          <table:table-cell table:style-name="ce3" table:formula="of:=0.3*[.J417]" office:value-type="float" office:value="5.90462331749551" calcext:value-type="float">
            <text:p>5.90</text:p>
          </table:table-cell>
          <table:table-cell table:style-name="ce3" table:formula="of:=DEGREES(ATAN( (-SIN (RADIANS ([.C417])) * COS(RADIANS([.B417]))) / (COS (RADIANS ([.C417])) * SIN(RADIANS([.B417]))) ))" office:value-type="float" office:value="51.9412152179341" calcext:value-type="float">
            <text:p>51.94</text:p>
          </table:table-cell>
          <table:table-cell table:style-name="ce3" table:formula="of:=SQRT([.R417]^2+[.S417]^2)" office:value-type="float" office:value="5.94925337724511" calcext:value-type="float">
            <text:p>5.95</text:p>
          </table:table-cell>
          <table:table-cell table:style-name="ce3" table:formula="of:=DEGREES(ATAN2([.S417];[.R417]))" office:value-type="float" office:value="39.8231470722337" calcext:value-type="float">
            <text:p>39.82</text:p>
          </table:table-cell>
          <table:table-cell table:style-name="ce3"/>
          <table:table-cell table:style-name="ce3" table:formula="of:=[.K417]*COS(RADIANS([.L417]))+[.M417]*COS(RADIANS([.N417]))" office:value-type="float" office:value="3.81002101512454" calcext:value-type="float">
            <text:p>3.81</text:p>
          </table:table-cell>
          <table:table-cell table:style-name="ce3" table:formula="of:=[.K417]*SIN(RADIANS([.L417]))+[.M417]*SIN(RADIANS([.N417]))" office:value-type="float" office:value="4.56917449994764" calcext:value-type="float">
            <text:p>4.57</text:p>
          </table:table-cell>
          <table:table-cell table:number-columns-repeated="1005"/>
        </table:table-row>
        <table:table-row table:style-name="ro1">
          <table:table-cell office:value-type="float" office:value="7470467" calcext:value-type="float">
            <text:p>7470467</text:p>
          </table:table-cell>
          <table:table-cell office:value-type="float" office:value="-12.2908758925665" calcext:value-type="float">
            <text:p>-12.2908758926</text:p>
          </table:table-cell>
          <table:table-cell office:value-type="float" office:value="15.5123158315828" calcext:value-type="float">
            <text:p>15.5123158316</text:p>
          </table:table-cell>
          <table:table-cell office:value-type="float" office:value="1.8655649996119" calcext:value-type="float">
            <text:p>1.8655649996</text:p>
          </table:table-cell>
          <table:table-cell office:value-type="float" office:value="-0.1" calcext:value-type="float">
            <text:p>-0.1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7.131" calcext:value-type="float">
            <text:p>17.131</text:p>
          </table:table-cell>
          <table:table-cell/>
          <table:table-cell table:formula="of:=DEGREES(ACOS(COS(RADIANS([.B418]))*COS(RADIANS([.C418]))))" office:value-type="float" office:value="19.6971350003713" calcext:value-type="float">
            <text:p>19.70</text:p>
          </table:table-cell>
          <table:table-cell table:formula="of:=SQRT([.E418]^2+[.F418]^2)" office:value-type="float" office:value="0.20591260281974" calcext:value-type="float">
            <text:p>0.21</text:p>
          </table:table-cell>
          <table:table-cell table:formula="of:=DEGREES(ATAN2([.F418]; [.E418]))" office:value-type="float" office:value="-29.0546040990771" calcext:value-type="float">
            <text:p>-29.05</text:p>
          </table:table-cell>
          <table:table-cell table:style-name="ce3" table:formula="of:=0.3*[.J418]" office:value-type="float" office:value="5.9091405001114" calcext:value-type="float">
            <text:p>5.91</text:p>
          </table:table-cell>
          <table:table-cell table:style-name="ce3" table:formula="of:=DEGREES(ATAN( (-SIN (RADIANS ([.C418])) * COS(RADIANS([.B418]))) / (COS (RADIANS ([.C418])) * SIN(RADIANS([.B418]))) ))" office:value-type="float" office:value="51.869752183527" calcext:value-type="float">
            <text:p>51.87</text:p>
          </table:table-cell>
          <table:table-cell table:style-name="ce3" table:formula="of:=SQRT([.R418]^2+[.S418]^2)" office:value-type="float" office:value="5.94509905917034" calcext:value-type="float">
            <text:p>5.95</text:p>
          </table:table-cell>
          <table:table-cell table:style-name="ce3" table:formula="of:=DEGREES(ATAN2([.S418];[.R418]))" office:value-type="float" office:value="40.0902650935961" calcext:value-type="float">
            <text:p>40.09</text:p>
          </table:table-cell>
          <table:table-cell table:style-name="ce3"/>
          <table:table-cell table:style-name="ce3" table:formula="of:=[.K418]*COS(RADIANS([.L418]))+[.M418]*COS(RADIANS([.N418]))" office:value-type="float" office:value="3.82860607601797" calcext:value-type="float">
            <text:p>3.83</text:p>
          </table:table-cell>
          <table:table-cell table:style-name="ce3" table:formula="of:=[.K418]*SIN(RADIANS([.L418]))+[.M418]*SIN(RADIANS([.N418]))" office:value-type="float" office:value="4.54818407037648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0467" calcext:value-type="float">
            <text:p>7470467</text:p>
          </table:table-cell>
          <table:table-cell office:value-type="float" office:value="-12.2908758925665" calcext:value-type="float">
            <text:p>-12.2908758926</text:p>
          </table:table-cell>
          <table:table-cell office:value-type="float" office:value="15.5123158315828" calcext:value-type="float">
            <text:p>15.5123158316</text:p>
          </table:table-cell>
          <table:table-cell office:value-type="float" office:value="1.8655649996119" calcext:value-type="float">
            <text:p>1.8655649996</text:p>
          </table:table-cell>
          <table:table-cell office:value-type="float" office:value="-0.1" calcext:value-type="float">
            <text:p>-0.1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7.131" calcext:value-type="float">
            <text:p>17.131</text:p>
          </table:table-cell>
          <table:table-cell/>
          <table:table-cell table:formula="of:=DEGREES(ACOS(COS(RADIANS([.B419]))*COS(RADIANS([.C419]))))" office:value-type="float" office:value="19.6971350003713" calcext:value-type="float">
            <text:p>19.70</text:p>
          </table:table-cell>
          <table:table-cell table:formula="of:=SQRT([.E419]^2+[.F419]^2)" office:value-type="float" office:value="0.20591260281974" calcext:value-type="float">
            <text:p>0.21</text:p>
          </table:table-cell>
          <table:table-cell table:formula="of:=DEGREES(ATAN2([.F419]; [.E419]))" office:value-type="float" office:value="-29.0546040990771" calcext:value-type="float">
            <text:p>-29.05</text:p>
          </table:table-cell>
          <table:table-cell table:style-name="ce3" table:formula="of:=0.3*[.J419]" office:value-type="float" office:value="5.9091405001114" calcext:value-type="float">
            <text:p>5.91</text:p>
          </table:table-cell>
          <table:table-cell table:style-name="ce3" table:formula="of:=DEGREES(ATAN( (-SIN (RADIANS ([.C419])) * COS(RADIANS([.B419]))) / (COS (RADIANS ([.C419])) * SIN(RADIANS([.B419]))) ))" office:value-type="float" office:value="51.869752183527" calcext:value-type="float">
            <text:p>51.87</text:p>
          </table:table-cell>
          <table:table-cell table:style-name="ce3" table:formula="of:=SQRT([.R419]^2+[.S419]^2)" office:value-type="float" office:value="5.94509905917034" calcext:value-type="float">
            <text:p>5.95</text:p>
          </table:table-cell>
          <table:table-cell table:style-name="ce3" table:formula="of:=DEGREES(ATAN2([.S419];[.R419]))" office:value-type="float" office:value="40.0902650935961" calcext:value-type="float">
            <text:p>40.09</text:p>
          </table:table-cell>
          <table:table-cell table:style-name="ce3"/>
          <table:table-cell table:style-name="ce3" table:formula="of:=[.K419]*COS(RADIANS([.L419]))+[.M419]*COS(RADIANS([.N419]))" office:value-type="float" office:value="3.82860607601797" calcext:value-type="float">
            <text:p>3.83</text:p>
          </table:table-cell>
          <table:table-cell table:style-name="ce3" table:formula="of:=[.K419]*SIN(RADIANS([.L419]))+[.M419]*SIN(RADIANS([.N419]))" office:value-type="float" office:value="4.54818407037648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0717" calcext:value-type="float">
            <text:p>7470717</text:p>
          </table:table-cell>
          <table:table-cell office:value-type="float" office:value="-12.3334177258119" calcext:value-type="float">
            <text:p>-12.3334177258</text:p>
          </table:table-cell>
          <table:table-cell office:value-type="float" office:value="15.3684908306825" calcext:value-type="float">
            <text:p>15.3684908307</text:p>
          </table:table-cell>
          <table:table-cell office:value-type="float" office:value="1.8787873920714" calcext:value-type="float">
            <text:p>1.878787392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7.168" calcext:value-type="float">
            <text:p>17.168</text:p>
          </table:table-cell>
          <table:table-cell/>
          <table:table-cell table:formula="of:=DEGREES(ACOS(COS(RADIANS([.B420]))*COS(RADIANS([.C420]))))" office:value-type="float" office:value="19.6119060172477" calcext:value-type="float">
            <text:p>19.61</text:p>
          </table:table-cell>
          <table:table-cell table:formula="of:=SQRT([.E420]^2+[.F420]^2)" office:value-type="float" office:value="0.21095023109729" calcext:value-type="float">
            <text:p>0.21</text:p>
          </table:table-cell>
          <table:table-cell table:formula="of:=DEGREES(ATAN2([.F420]; [.E420]))" office:value-type="float" office:value="-31.4295656148385" calcext:value-type="float">
            <text:p>-31.43</text:p>
          </table:table-cell>
          <table:table-cell table:style-name="ce3" table:formula="of:=0.3*[.J420]" office:value-type="float" office:value="5.88357180517432" calcext:value-type="float">
            <text:p>5.88</text:p>
          </table:table-cell>
          <table:table-cell table:style-name="ce3" table:formula="of:=DEGREES(ATAN( (-SIN (RADIANS ([.C420])) * COS(RADIANS([.B420]))) / (COS (RADIANS ([.C420])) * SIN(RADIANS([.B420]))) ))" office:value-type="float" office:value="51.4977888723678" calcext:value-type="float">
            <text:p>51.50</text:p>
          </table:table-cell>
          <table:table-cell table:style-name="ce3" table:formula="of:=SQRT([.R420]^2+[.S420]^2)" office:value-type="float" office:value="5.91325247330588" calcext:value-type="float">
            <text:p>5.91</text:p>
          </table:table-cell>
          <table:table-cell table:style-name="ce3" table:formula="of:=DEGREES(ATAN2([.S420];[.R420]))" office:value-type="float" office:value="40.5310601171582" calcext:value-type="float">
            <text:p>40.53</text:p>
          </table:table-cell>
          <table:table-cell table:style-name="ce3"/>
          <table:table-cell table:style-name="ce3" table:formula="of:=[.K420]*COS(RADIANS([.L420]))+[.M420]*COS(RADIANS([.N420]))" office:value-type="float" office:value="3.84278725727484" calcext:value-type="float">
            <text:p>3.84</text:p>
          </table:table-cell>
          <table:table-cell table:style-name="ce3" table:formula="of:=[.K420]*SIN(RADIANS([.L420]))+[.M420]*SIN(RADIANS([.N420]))" office:value-type="float" office:value="4.49438993728673" calcext:value-type="float">
            <text:p>4.49</text:p>
          </table:table-cell>
          <table:table-cell table:number-columns-repeated="1005"/>
        </table:table-row>
        <table:table-row table:style-name="ro1">
          <table:table-cell office:value-type="float" office:value="7470717" calcext:value-type="float">
            <text:p>7470717</text:p>
          </table:table-cell>
          <table:table-cell office:value-type="float" office:value="-12.3334177258119" calcext:value-type="float">
            <text:p>-12.3334177258</text:p>
          </table:table-cell>
          <table:table-cell office:value-type="float" office:value="15.3684908306825" calcext:value-type="float">
            <text:p>15.3684908307</text:p>
          </table:table-cell>
          <table:table-cell office:value-type="float" office:value="1.8787873920714" calcext:value-type="float">
            <text:p>1.878787392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8" calcext:value-type="float">
            <text:p>0.18</text:p>
          </table:table-cell>
          <table:table-cell office:value-type="float" office:value="-0.14" calcext:value-type="float">
            <text:p>-0.14</text:p>
          </table:table-cell>
          <table:table-cell office:value-type="float" office:value="17.168" calcext:value-type="float">
            <text:p>17.168</text:p>
          </table:table-cell>
          <table:table-cell/>
          <table:table-cell table:formula="of:=DEGREES(ACOS(COS(RADIANS([.B421]))*COS(RADIANS([.C421]))))" office:value-type="float" office:value="19.6119060172477" calcext:value-type="float">
            <text:p>19.61</text:p>
          </table:table-cell>
          <table:table-cell table:formula="of:=SQRT([.E421]^2+[.F421]^2)" office:value-type="float" office:value="0.21095023109729" calcext:value-type="float">
            <text:p>0.21</text:p>
          </table:table-cell>
          <table:table-cell table:formula="of:=DEGREES(ATAN2([.F421]; [.E421]))" office:value-type="float" office:value="-31.4295656148385" calcext:value-type="float">
            <text:p>-31.43</text:p>
          </table:table-cell>
          <table:table-cell table:style-name="ce3" table:formula="of:=0.3*[.J421]" office:value-type="float" office:value="5.88357180517432" calcext:value-type="float">
            <text:p>5.88</text:p>
          </table:table-cell>
          <table:table-cell table:style-name="ce3" table:formula="of:=DEGREES(ATAN( (-SIN (RADIANS ([.C421])) * COS(RADIANS([.B421]))) / (COS (RADIANS ([.C421])) * SIN(RADIANS([.B421]))) ))" office:value-type="float" office:value="51.4977888723678" calcext:value-type="float">
            <text:p>51.50</text:p>
          </table:table-cell>
          <table:table-cell table:style-name="ce3" table:formula="of:=SQRT([.R421]^2+[.S421]^2)" office:value-type="float" office:value="5.91325247330588" calcext:value-type="float">
            <text:p>5.91</text:p>
          </table:table-cell>
          <table:table-cell table:style-name="ce3" table:formula="of:=DEGREES(ATAN2([.S421];[.R421]))" office:value-type="float" office:value="40.5310601171582" calcext:value-type="float">
            <text:p>40.53</text:p>
          </table:table-cell>
          <table:table-cell table:style-name="ce3"/>
          <table:table-cell table:style-name="ce3" table:formula="of:=[.K421]*COS(RADIANS([.L421]))+[.M421]*COS(RADIANS([.N421]))" office:value-type="float" office:value="3.84278725727484" calcext:value-type="float">
            <text:p>3.84</text:p>
          </table:table-cell>
          <table:table-cell table:style-name="ce3" table:formula="of:=[.K421]*SIN(RADIANS([.L421]))+[.M421]*SIN(RADIANS([.N421]))" office:value-type="float" office:value="4.49438993728673" calcext:value-type="float">
            <text:p>4.49</text:p>
          </table:table-cell>
          <table:table-cell table:number-columns-repeated="1005"/>
        </table:table-row>
        <table:table-row table:style-name="ro1">
          <table:table-cell office:value-type="float" office:value="7470967" calcext:value-type="float">
            <text:p>7470967</text:p>
          </table:table-cell>
          <table:table-cell office:value-type="float" office:value="-12.3313311030204" calcext:value-type="float">
            <text:p>-12.331331103</text:p>
          </table:table-cell>
          <table:table-cell office:value-type="float" office:value="15.2869025134994" calcext:value-type="float">
            <text:p>15.2869025135</text:p>
          </table:table-cell>
          <table:table-cell office:value-type="float" office:value="1.90229797041164" calcext:value-type="float">
            <text:p>1.9022979704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04" calcext:value-type="float">
            <text:p>17.204</text:p>
          </table:table-cell>
          <table:table-cell/>
          <table:table-cell table:formula="of:=DEGREES(ACOS(COS(RADIANS([.B422]))*COS(RADIANS([.C422]))))" office:value-type="float" office:value="19.5477524034987" calcext:value-type="float">
            <text:p>19.55</text:p>
          </table:table-cell>
          <table:table-cell table:formula="of:=SQRT([.E422]^2+[.F422]^2)" office:value-type="float" office:value="0.208086520466848" calcext:value-type="float">
            <text:p>0.21</text:p>
          </table:table-cell>
          <table:table-cell table:formula="of:=DEGREES(ATAN2([.F422]; [.E422]))" office:value-type="float" office:value="-35.2175929681927" calcext:value-type="float">
            <text:p>-35.22</text:p>
          </table:table-cell>
          <table:table-cell table:style-name="ce3" table:formula="of:=0.3*[.J422]" office:value-type="float" office:value="5.8643257210496" calcext:value-type="float">
            <text:p>5.86</text:p>
          </table:table-cell>
          <table:table-cell table:style-name="ce3" table:formula="of:=DEGREES(ATAN( (-SIN (RADIANS ([.C422])) * COS(RADIANS([.B422]))) / (COS (RADIANS ([.C422])) * SIN(RADIANS([.B422]))) ))" office:value-type="float" office:value="51.3466510244313" calcext:value-type="float">
            <text:p>51.35</text:p>
          </table:table-cell>
          <table:table-cell table:style-name="ce3" table:formula="of:=SQRT([.R422]^2+[.S422]^2)" office:value-type="float" office:value="5.88046580872959" calcext:value-type="float">
            <text:p>5.88</text:p>
          </table:table-cell>
          <table:table-cell table:style-name="ce3" table:formula="of:=DEGREES(ATAN2([.S422];[.R422]))" office:value-type="float" office:value="40.6775978628808" calcext:value-type="float">
            <text:p>40.68</text:p>
          </table:table-cell>
          <table:table-cell table:style-name="ce3"/>
          <table:table-cell table:style-name="ce3" table:formula="of:=[.K422]*COS(RADIANS([.L422]))+[.M422]*COS(RADIANS([.N422]))" office:value-type="float" office:value="3.83289896490889" calcext:value-type="float">
            <text:p>3.83</text:p>
          </table:table-cell>
          <table:table-cell table:style-name="ce3" table:formula="of:=[.K422]*SIN(RADIANS([.L422]))+[.M422]*SIN(RADIANS([.N422]))" office:value-type="float" office:value="4.45968201248005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0967" calcext:value-type="float">
            <text:p>7470967</text:p>
          </table:table-cell>
          <table:table-cell office:value-type="float" office:value="-12.3313311030204" calcext:value-type="float">
            <text:p>-12.331331103</text:p>
          </table:table-cell>
          <table:table-cell office:value-type="float" office:value="15.2869025134994" calcext:value-type="float">
            <text:p>15.2869025135</text:p>
          </table:table-cell>
          <table:table-cell office:value-type="float" office:value="1.90229797041164" calcext:value-type="float">
            <text:p>1.9022979704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04" calcext:value-type="float">
            <text:p>17.204</text:p>
          </table:table-cell>
          <table:table-cell/>
          <table:table-cell table:formula="of:=DEGREES(ACOS(COS(RADIANS([.B423]))*COS(RADIANS([.C423]))))" office:value-type="float" office:value="19.5477524034987" calcext:value-type="float">
            <text:p>19.55</text:p>
          </table:table-cell>
          <table:table-cell table:formula="of:=SQRT([.E423]^2+[.F423]^2)" office:value-type="float" office:value="0.208086520466848" calcext:value-type="float">
            <text:p>0.21</text:p>
          </table:table-cell>
          <table:table-cell table:formula="of:=DEGREES(ATAN2([.F423]; [.E423]))" office:value-type="float" office:value="-35.2175929681927" calcext:value-type="float">
            <text:p>-35.22</text:p>
          </table:table-cell>
          <table:table-cell table:style-name="ce3" table:formula="of:=0.3*[.J423]" office:value-type="float" office:value="5.8643257210496" calcext:value-type="float">
            <text:p>5.86</text:p>
          </table:table-cell>
          <table:table-cell table:style-name="ce3" table:formula="of:=DEGREES(ATAN( (-SIN (RADIANS ([.C423])) * COS(RADIANS([.B423]))) / (COS (RADIANS ([.C423])) * SIN(RADIANS([.B423]))) ))" office:value-type="float" office:value="51.3466510244313" calcext:value-type="float">
            <text:p>51.35</text:p>
          </table:table-cell>
          <table:table-cell table:style-name="ce3" table:formula="of:=SQRT([.R423]^2+[.S423]^2)" office:value-type="float" office:value="5.88046580872959" calcext:value-type="float">
            <text:p>5.88</text:p>
          </table:table-cell>
          <table:table-cell table:style-name="ce3" table:formula="of:=DEGREES(ATAN2([.S423];[.R423]))" office:value-type="float" office:value="40.6775978628808" calcext:value-type="float">
            <text:p>40.68</text:p>
          </table:table-cell>
          <table:table-cell table:style-name="ce3"/>
          <table:table-cell table:style-name="ce3" table:formula="of:=[.K423]*COS(RADIANS([.L423]))+[.M423]*COS(RADIANS([.N423]))" office:value-type="float" office:value="3.83289896490889" calcext:value-type="float">
            <text:p>3.83</text:p>
          </table:table-cell>
          <table:table-cell table:style-name="ce3" table:formula="of:=[.K423]*SIN(RADIANS([.L423]))+[.M423]*SIN(RADIANS([.N423]))" office:value-type="float" office:value="4.45968201248005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1216" calcext:value-type="float">
            <text:p>7471216</text:p>
          </table:table-cell>
          <table:table-cell office:value-type="float" office:value="-12.2718239336504" calcext:value-type="float">
            <text:p>-12.2718239337</text:p>
          </table:table-cell>
          <table:table-cell office:value-type="float" office:value="15.3230905632694" calcext:value-type="float">
            <text:p>15.3230905633</text:p>
          </table:table-cell>
          <table:table-cell office:value-type="float" office:value="1.92215802608392" calcext:value-type="float">
            <text:p>1.9221580261</text:p>
          </table:table-cell>
          <table:table-cell office:value-type="float" office:value="-0.13" calcext:value-type="float">
            <text:p>-0.13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39" calcext:value-type="float">
            <text:p>17.239</text:p>
          </table:table-cell>
          <table:table-cell/>
          <table:table-cell table:formula="of:=DEGREES(ACOS(COS(RADIANS([.B424]))*COS(RADIANS([.C424]))))" office:value-type="float" office:value="19.5390952179924" calcext:value-type="float">
            <text:p>19.54</text:p>
          </table:table-cell>
          <table:table-cell table:formula="of:=SQRT([.E424]^2+[.F424]^2)" office:value-type="float" office:value="0.214009345590327" calcext:value-type="float">
            <text:p>0.21</text:p>
          </table:table-cell>
          <table:table-cell table:formula="of:=DEGREES(ATAN2([.F424]; [.E424]))" office:value-type="float" office:value="-37.4053566314085" calcext:value-type="float">
            <text:p>-37.41</text:p>
          </table:table-cell>
          <table:table-cell table:style-name="ce3" table:formula="of:=0.3*[.J424]" office:value-type="float" office:value="5.86172856539773" calcext:value-type="float">
            <text:p>5.86</text:p>
          </table:table-cell>
          <table:table-cell table:style-name="ce3" table:formula="of:=DEGREES(ATAN( (-SIN (RADIANS ([.C424])) * COS(RADIANS([.B424]))) / (COS (RADIANS ([.C424])) * SIN(RADIANS([.B424]))) ))" office:value-type="float" office:value="51.5552500924726" calcext:value-type="float">
            <text:p>51.56</text:p>
          </table:table-cell>
          <table:table-cell table:style-name="ce3" table:formula="of:=SQRT([.R424]^2+[.S424]^2)" office:value-type="float" office:value="5.86951219028154" calcext:value-type="float">
            <text:p>5.87</text:p>
          </table:table-cell>
          <table:table-cell table:style-name="ce3" table:formula="of:=DEGREES(ATAN2([.S424];[.R424]))" office:value-type="float" office:value="40.5339408739747" calcext:value-type="float">
            <text:p>40.53</text:p>
          </table:table-cell>
          <table:table-cell table:style-name="ce3"/>
          <table:table-cell table:style-name="ce3" table:formula="of:=[.K424]*COS(RADIANS([.L424]))+[.M424]*COS(RADIANS([.N424]))" office:value-type="float" office:value="3.81458648522472" calcext:value-type="float">
            <text:p>3.81</text:p>
          </table:table-cell>
          <table:table-cell table:style-name="ce3" table:formula="of:=[.K424]*SIN(RADIANS([.L424]))+[.M424]*SIN(RADIANS([.N424]))" office:value-type="float" office:value="4.46095318274071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1216" calcext:value-type="float">
            <text:p>7471216</text:p>
          </table:table-cell>
          <table:table-cell office:value-type="float" office:value="-12.2718239336504" calcext:value-type="float">
            <text:p>-12.2718239337</text:p>
          </table:table-cell>
          <table:table-cell office:value-type="float" office:value="15.3230905632694" calcext:value-type="float">
            <text:p>15.3230905633</text:p>
          </table:table-cell>
          <table:table-cell office:value-type="float" office:value="1.92215802608392" calcext:value-type="float">
            <text:p>1.9221580261</text:p>
          </table:table-cell>
          <table:table-cell office:value-type="float" office:value="-0.13" calcext:value-type="float">
            <text:p>-0.13</text:p>
          </table:table-cell>
          <table:table-cell office:value-type="float" office:value="0.17" calcext:value-type="float">
            <text:p>0.17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39" calcext:value-type="float">
            <text:p>17.239</text:p>
          </table:table-cell>
          <table:table-cell/>
          <table:table-cell table:formula="of:=DEGREES(ACOS(COS(RADIANS([.B425]))*COS(RADIANS([.C425]))))" office:value-type="float" office:value="19.5390952179924" calcext:value-type="float">
            <text:p>19.54</text:p>
          </table:table-cell>
          <table:table-cell table:formula="of:=SQRT([.E425]^2+[.F425]^2)" office:value-type="float" office:value="0.214009345590327" calcext:value-type="float">
            <text:p>0.21</text:p>
          </table:table-cell>
          <table:table-cell table:formula="of:=DEGREES(ATAN2([.F425]; [.E425]))" office:value-type="float" office:value="-37.4053566314085" calcext:value-type="float">
            <text:p>-37.41</text:p>
          </table:table-cell>
          <table:table-cell table:style-name="ce3" table:formula="of:=0.3*[.J425]" office:value-type="float" office:value="5.86172856539773" calcext:value-type="float">
            <text:p>5.86</text:p>
          </table:table-cell>
          <table:table-cell table:style-name="ce3" table:formula="of:=DEGREES(ATAN( (-SIN (RADIANS ([.C425])) * COS(RADIANS([.B425]))) / (COS (RADIANS ([.C425])) * SIN(RADIANS([.B425]))) ))" office:value-type="float" office:value="51.5552500924726" calcext:value-type="float">
            <text:p>51.56</text:p>
          </table:table-cell>
          <table:table-cell table:style-name="ce3" table:formula="of:=SQRT([.R425]^2+[.S425]^2)" office:value-type="float" office:value="5.86951219028154" calcext:value-type="float">
            <text:p>5.87</text:p>
          </table:table-cell>
          <table:table-cell table:style-name="ce3" table:formula="of:=DEGREES(ATAN2([.S425];[.R425]))" office:value-type="float" office:value="40.5339408739747" calcext:value-type="float">
            <text:p>40.53</text:p>
          </table:table-cell>
          <table:table-cell table:style-name="ce3"/>
          <table:table-cell table:style-name="ce3" table:formula="of:=[.K425]*COS(RADIANS([.L425]))+[.M425]*COS(RADIANS([.N425]))" office:value-type="float" office:value="3.81458648522472" calcext:value-type="float">
            <text:p>3.81</text:p>
          </table:table-cell>
          <table:table-cell table:style-name="ce3" table:formula="of:=[.K425]*SIN(RADIANS([.L425]))+[.M425]*SIN(RADIANS([.N425]))" office:value-type="float" office:value="4.46095318274071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1466" calcext:value-type="float">
            <text:p>7471466</text:p>
          </table:table-cell>
          <table:table-cell office:value-type="float" office:value="-12.3393241318967" calcext:value-type="float">
            <text:p>-12.3393241319</text:p>
          </table:table-cell>
          <table:table-cell office:value-type="float" office:value="15.3074921187524" calcext:value-type="float">
            <text:p>15.3074921188</text:p>
          </table:table-cell>
          <table:table-cell office:value-type="float" office:value="1.90034005399738" calcext:value-type="float">
            <text:p>1.90034005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75" calcext:value-type="float">
            <text:p>17.275</text:p>
          </table:table-cell>
          <table:table-cell/>
          <table:table-cell table:formula="of:=DEGREES(ACOS(COS(RADIANS([.B426]))*COS(RADIANS([.C426]))))" office:value-type="float" office:value="19.5685245200289" calcext:value-type="float">
            <text:p>19.57</text:p>
          </table:table-cell>
          <table:table-cell table:formula="of:=SQRT([.E426]^2+[.F426]^2)" office:value-type="float" office:value="0.212602916254693" calcext:value-type="float">
            <text:p>0.21</text:p>
          </table:table-cell>
          <table:table-cell table:formula="of:=DEGREES(ATAN2([.F426]; [.E426]))" office:value-type="float" office:value="-41.1859251657097" calcext:value-type="float">
            <text:p>-41.19</text:p>
          </table:table-cell>
          <table:table-cell table:style-name="ce3" table:formula="of:=0.3*[.J426]" office:value-type="float" office:value="5.87055735600869" calcext:value-type="float">
            <text:p>5.87</text:p>
          </table:table-cell>
          <table:table-cell table:style-name="ce3" table:formula="of:=DEGREES(ATAN( (-SIN (RADIANS ([.C426])) * COS(RADIANS([.B426]))) / (COS (RADIANS ([.C426])) * SIN(RADIANS([.B426]))) ))" office:value-type="float" office:value="51.3674336450732" calcext:value-type="float">
            <text:p>51.37</text:p>
          </table:table-cell>
          <table:table-cell table:style-name="ce3" table:formula="of:=SQRT([.R426]^2+[.S426]^2)" office:value-type="float" office:value="5.86493297060871" calcext:value-type="float">
            <text:p>5.86</text:p>
          </table:table-cell>
          <table:table-cell table:style-name="ce3" table:formula="of:=DEGREES(ATAN2([.S426];[.R426]))" office:value-type="float" office:value="40.7079212393848" calcext:value-type="float">
            <text:p>40.71</text:p>
          </table:table-cell>
          <table:table-cell table:style-name="ce3"/>
          <table:table-cell table:style-name="ce3" table:formula="of:=[.K426]*COS(RADIANS([.L426]))+[.M426]*COS(RADIANS([.N426]))" office:value-type="float" office:value="3.82512811552583" calcext:value-type="float">
            <text:p>3.83</text:p>
          </table:table-cell>
          <table:table-cell table:style-name="ce3" table:formula="of:=[.K426]*SIN(RADIANS([.L426]))+[.M426]*SIN(RADIANS([.N426]))" office:value-type="float" office:value="4.44587827651038" calcext:value-type="float">
            <text:p>4.45</text:p>
          </table:table-cell>
          <table:table-cell table:number-columns-repeated="1005"/>
        </table:table-row>
        <table:table-row table:style-name="ro1">
          <table:table-cell office:value-type="float" office:value="7471466" calcext:value-type="float">
            <text:p>7471466</text:p>
          </table:table-cell>
          <table:table-cell office:value-type="float" office:value="-12.3393241318967" calcext:value-type="float">
            <text:p>-12.3393241319</text:p>
          </table:table-cell>
          <table:table-cell office:value-type="float" office:value="15.3074921187524" calcext:value-type="float">
            <text:p>15.3074921188</text:p>
          </table:table-cell>
          <table:table-cell office:value-type="float" office:value="1.90034005399738" calcext:value-type="float">
            <text:p>1.900340054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275" calcext:value-type="float">
            <text:p>17.275</text:p>
          </table:table-cell>
          <table:table-cell/>
          <table:table-cell table:formula="of:=DEGREES(ACOS(COS(RADIANS([.B427]))*COS(RADIANS([.C427]))))" office:value-type="float" office:value="19.5685245200289" calcext:value-type="float">
            <text:p>19.57</text:p>
          </table:table-cell>
          <table:table-cell table:formula="of:=SQRT([.E427]^2+[.F427]^2)" office:value-type="float" office:value="0.212602916254693" calcext:value-type="float">
            <text:p>0.21</text:p>
          </table:table-cell>
          <table:table-cell table:formula="of:=DEGREES(ATAN2([.F427]; [.E427]))" office:value-type="float" office:value="-41.1859251657097" calcext:value-type="float">
            <text:p>-41.19</text:p>
          </table:table-cell>
          <table:table-cell table:style-name="ce3" table:formula="of:=0.3*[.J427]" office:value-type="float" office:value="5.87055735600869" calcext:value-type="float">
            <text:p>5.87</text:p>
          </table:table-cell>
          <table:table-cell table:style-name="ce3" table:formula="of:=DEGREES(ATAN( (-SIN (RADIANS ([.C427])) * COS(RADIANS([.B427]))) / (COS (RADIANS ([.C427])) * SIN(RADIANS([.B427]))) ))" office:value-type="float" office:value="51.3674336450732" calcext:value-type="float">
            <text:p>51.37</text:p>
          </table:table-cell>
          <table:table-cell table:style-name="ce3" table:formula="of:=SQRT([.R427]^2+[.S427]^2)" office:value-type="float" office:value="5.86493297060871" calcext:value-type="float">
            <text:p>5.86</text:p>
          </table:table-cell>
          <table:table-cell table:style-name="ce3" table:formula="of:=DEGREES(ATAN2([.S427];[.R427]))" office:value-type="float" office:value="40.7079212393848" calcext:value-type="float">
            <text:p>40.71</text:p>
          </table:table-cell>
          <table:table-cell table:style-name="ce3"/>
          <table:table-cell table:style-name="ce3" table:formula="of:=[.K427]*COS(RADIANS([.L427]))+[.M427]*COS(RADIANS([.N427]))" office:value-type="float" office:value="3.82512811552583" calcext:value-type="float">
            <text:p>3.83</text:p>
          </table:table-cell>
          <table:table-cell table:style-name="ce3" table:formula="of:=[.K427]*SIN(RADIANS([.L427]))+[.M427]*SIN(RADIANS([.N427]))" office:value-type="float" office:value="4.44587827651038" calcext:value-type="float">
            <text:p>4.45</text:p>
          </table:table-cell>
          <table:table-cell table:number-columns-repeated="1005"/>
        </table:table-row>
        <table:table-row table:style-name="ro1">
          <table:table-cell office:value-type="float" office:value="7471716" calcext:value-type="float">
            <text:p>7471716</text:p>
          </table:table-cell>
          <table:table-cell office:value-type="float" office:value="-12.4230272464015" calcext:value-type="float">
            <text:p>-12.4230272464</text:p>
          </table:table-cell>
          <table:table-cell office:value-type="float" office:value="15.2818823244595" calcext:value-type="float">
            <text:p>15.2818823245</text:p>
          </table:table-cell>
          <table:table-cell office:value-type="float" office:value="1.88443723917547" calcext:value-type="float">
            <text:p>1.884437239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1" calcext:value-type="float">
            <text:p>17.31</text:p>
          </table:table-cell>
          <table:table-cell/>
          <table:table-cell table:formula="of:=DEGREES(ACOS(COS(RADIANS([.B428]))*COS(RADIANS([.C428]))))" office:value-type="float" office:value="19.6004853581725" calcext:value-type="float">
            <text:p>19.60</text:p>
          </table:table-cell>
          <table:table-cell table:formula="of:=SQRT([.E428]^2+[.F428]^2)" office:value-type="float" office:value="0.212602916254693" calcext:value-type="float">
            <text:p>0.21</text:p>
          </table:table-cell>
          <table:table-cell table:formula="of:=DEGREES(ATAN2([.F428]; [.E428]))" office:value-type="float" office:value="-41.1859251657097" calcext:value-type="float">
            <text:p>-41.19</text:p>
          </table:table-cell>
          <table:table-cell table:style-name="ce3" table:formula="of:=0.3*[.J428]" office:value-type="float" office:value="5.88014560745174" calcext:value-type="float">
            <text:p>5.88</text:p>
          </table:table-cell>
          <table:table-cell table:style-name="ce3" table:formula="of:=DEGREES(ATAN( (-SIN (RADIANS ([.C428])) * COS(RADIANS([.B428]))) / (COS (RADIANS ([.C428])) * SIN(RADIANS([.B428]))) ))" office:value-type="float" office:value="51.1231914234388" calcext:value-type="float">
            <text:p>51.12</text:p>
          </table:table-cell>
          <table:table-cell table:style-name="ce3" table:formula="of:=SQRT([.R428]^2+[.S428]^2)" office:value-type="float" office:value="5.87542121481566" calcext:value-type="float">
            <text:p>5.88</text:p>
          </table:table-cell>
          <table:table-cell table:style-name="ce3" table:formula="of:=DEGREES(ATAN2([.S428];[.R428]))" office:value-type="float" office:value="40.9488322713198" calcext:value-type="float">
            <text:p>40.95</text:p>
          </table:table-cell>
          <table:table-cell table:style-name="ce3"/>
          <table:table-cell table:style-name="ce3" table:formula="of:=[.K428]*COS(RADIANS([.L428]))+[.M428]*COS(RADIANS([.N428]))" office:value-type="float" office:value="3.85066162615426" calcext:value-type="float">
            <text:p>3.85</text:p>
          </table:table-cell>
          <table:table-cell table:style-name="ce3" table:formula="of:=[.K428]*SIN(RADIANS([.L428]))+[.M428]*SIN(RADIANS([.N428]))" office:value-type="float" office:value="4.43767726320526" calcext:value-type="float">
            <text:p>4.44</text:p>
          </table:table-cell>
          <table:table-cell table:number-columns-repeated="1005"/>
        </table:table-row>
        <table:table-row table:style-name="ro1">
          <table:table-cell office:value-type="float" office:value="7471716" calcext:value-type="float">
            <text:p>7471716</text:p>
          </table:table-cell>
          <table:table-cell office:value-type="float" office:value="-12.4230272464015" calcext:value-type="float">
            <text:p>-12.4230272464</text:p>
          </table:table-cell>
          <table:table-cell office:value-type="float" office:value="15.2818823244595" calcext:value-type="float">
            <text:p>15.2818823245</text:p>
          </table:table-cell>
          <table:table-cell office:value-type="float" office:value="1.88443723917547" calcext:value-type="float">
            <text:p>1.8844372392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1" calcext:value-type="float">
            <text:p>17.31</text:p>
          </table:table-cell>
          <table:table-cell/>
          <table:table-cell table:formula="of:=DEGREES(ACOS(COS(RADIANS([.B429]))*COS(RADIANS([.C429]))))" office:value-type="float" office:value="19.6004853581725" calcext:value-type="float">
            <text:p>19.60</text:p>
          </table:table-cell>
          <table:table-cell table:formula="of:=SQRT([.E429]^2+[.F429]^2)" office:value-type="float" office:value="0.212602916254693" calcext:value-type="float">
            <text:p>0.21</text:p>
          </table:table-cell>
          <table:table-cell table:formula="of:=DEGREES(ATAN2([.F429]; [.E429]))" office:value-type="float" office:value="-41.1859251657097" calcext:value-type="float">
            <text:p>-41.19</text:p>
          </table:table-cell>
          <table:table-cell table:style-name="ce3" table:formula="of:=0.3*[.J429]" office:value-type="float" office:value="5.88014560745174" calcext:value-type="float">
            <text:p>5.88</text:p>
          </table:table-cell>
          <table:table-cell table:style-name="ce3" table:formula="of:=DEGREES(ATAN( (-SIN (RADIANS ([.C429])) * COS(RADIANS([.B429]))) / (COS (RADIANS ([.C429])) * SIN(RADIANS([.B429]))) ))" office:value-type="float" office:value="51.1231914234388" calcext:value-type="float">
            <text:p>51.12</text:p>
          </table:table-cell>
          <table:table-cell table:style-name="ce3" table:formula="of:=SQRT([.R429]^2+[.S429]^2)" office:value-type="float" office:value="5.87542121481566" calcext:value-type="float">
            <text:p>5.88</text:p>
          </table:table-cell>
          <table:table-cell table:style-name="ce3" table:formula="of:=DEGREES(ATAN2([.S429];[.R429]))" office:value-type="float" office:value="40.9488322713198" calcext:value-type="float">
            <text:p>40.95</text:p>
          </table:table-cell>
          <table:table-cell table:style-name="ce3"/>
          <table:table-cell table:style-name="ce3" table:formula="of:=[.K429]*COS(RADIANS([.L429]))+[.M429]*COS(RADIANS([.N429]))" office:value-type="float" office:value="3.85066162615426" calcext:value-type="float">
            <text:p>3.85</text:p>
          </table:table-cell>
          <table:table-cell table:style-name="ce3" table:formula="of:=[.K429]*SIN(RADIANS([.L429]))+[.M429]*SIN(RADIANS([.N429]))" office:value-type="float" office:value="4.43767726320526" calcext:value-type="float">
            <text:p>4.44</text:p>
          </table:table-cell>
          <table:table-cell table:number-columns-repeated="1005"/>
        </table:table-row>
        <table:table-row table:style-name="ro1">
          <table:table-cell office:value-type="float" office:value="7471966" calcext:value-type="float">
            <text:p>7471966</text:p>
          </table:table-cell>
          <table:table-cell office:value-type="float" office:value="-12.4288013175711" calcext:value-type="float">
            <text:p>-12.4288013176</text:p>
          </table:table-cell>
          <table:table-cell office:value-type="float" office:value="15.2027716583978" calcext:value-type="float">
            <text:p>15.2027716584</text:p>
          </table:table-cell>
          <table:table-cell office:value-type="float" office:value="1.90493741163903" calcext:value-type="float">
            <text:p>1.904937411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45" calcext:value-type="float">
            <text:p>17.345</text:p>
          </table:table-cell>
          <table:table-cell/>
          <table:table-cell table:formula="of:=DEGREES(ACOS(COS(RADIANS([.B430]))*COS(RADIANS([.C430]))))" office:value-type="float" office:value="19.5434317630547" calcext:value-type="float">
            <text:p>19.54</text:p>
          </table:table-cell>
          <table:table-cell table:formula="of:=SQRT([.E430]^2+[.F430]^2)" office:value-type="float" office:value="0.212602916254693" calcext:value-type="float">
            <text:p>0.21</text:p>
          </table:table-cell>
          <table:table-cell table:formula="of:=DEGREES(ATAN2([.F430]; [.E430]))" office:value-type="float" office:value="-41.1859251657097" calcext:value-type="float">
            <text:p>-41.19</text:p>
          </table:table-cell>
          <table:table-cell table:style-name="ce3" table:formula="of:=0.3*[.J430]" office:value-type="float" office:value="5.86302952891642" calcext:value-type="float">
            <text:p>5.86</text:p>
          </table:table-cell>
          <table:table-cell table:style-name="ce3" table:formula="of:=DEGREES(ATAN( (-SIN (RADIANS ([.C430])) * COS(RADIANS([.B430]))) / (COS (RADIANS ([.C430])) * SIN(RADIANS([.B430]))) ))" office:value-type="float" office:value="50.9572679199028" calcext:value-type="float">
            <text:p>50.96</text:p>
          </table:table-cell>
          <table:table-cell table:style-name="ce3" table:formula="of:=SQRT([.R430]^2+[.S430]^2)" office:value-type="float" office:value="5.8589320369703" calcext:value-type="float">
            <text:p>5.86</text:p>
          </table:table-cell>
          <table:table-cell table:style-name="ce3" table:formula="of:=DEGREES(ATAN2([.S430];[.R430]))" office:value-type="float" office:value="41.1208237895736" calcext:value-type="float">
            <text:p>41.12</text:p>
          </table:table-cell>
          <table:table-cell table:style-name="ce3"/>
          <table:table-cell table:style-name="ce3" table:formula="of:=[.K430]*COS(RADIANS([.L430]))+[.M430]*COS(RADIANS([.N430]))" office:value-type="float" office:value="3.85312126525436" calcext:value-type="float">
            <text:p>3.85</text:p>
          </table:table-cell>
          <table:table-cell table:style-name="ce3" table:formula="of:=[.K430]*SIN(RADIANS([.L430]))+[.M430]*SIN(RADIANS([.N430]))" office:value-type="float" office:value="4.41367659996534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71966" calcext:value-type="float">
            <text:p>7471966</text:p>
          </table:table-cell>
          <table:table-cell office:value-type="float" office:value="-12.4288013175711" calcext:value-type="float">
            <text:p>-12.4288013176</text:p>
          </table:table-cell>
          <table:table-cell office:value-type="float" office:value="15.2027716583978" calcext:value-type="float">
            <text:p>15.2027716584</text:p>
          </table:table-cell>
          <table:table-cell office:value-type="float" office:value="1.90493741163903" calcext:value-type="float">
            <text:p>1.904937411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" calcext:value-type="float">
            <text:p>0.16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45" calcext:value-type="float">
            <text:p>17.345</text:p>
          </table:table-cell>
          <table:table-cell/>
          <table:table-cell table:formula="of:=DEGREES(ACOS(COS(RADIANS([.B431]))*COS(RADIANS([.C431]))))" office:value-type="float" office:value="19.5434317630547" calcext:value-type="float">
            <text:p>19.54</text:p>
          </table:table-cell>
          <table:table-cell table:formula="of:=SQRT([.E431]^2+[.F431]^2)" office:value-type="float" office:value="0.212602916254693" calcext:value-type="float">
            <text:p>0.21</text:p>
          </table:table-cell>
          <table:table-cell table:formula="of:=DEGREES(ATAN2([.F431]; [.E431]))" office:value-type="float" office:value="-41.1859251657097" calcext:value-type="float">
            <text:p>-41.19</text:p>
          </table:table-cell>
          <table:table-cell table:style-name="ce3" table:formula="of:=0.3*[.J431]" office:value-type="float" office:value="5.86302952891642" calcext:value-type="float">
            <text:p>5.86</text:p>
          </table:table-cell>
          <table:table-cell table:style-name="ce3" table:formula="of:=DEGREES(ATAN( (-SIN (RADIANS ([.C431])) * COS(RADIANS([.B431]))) / (COS (RADIANS ([.C431])) * SIN(RADIANS([.B431]))) ))" office:value-type="float" office:value="50.9572679199028" calcext:value-type="float">
            <text:p>50.96</text:p>
          </table:table-cell>
          <table:table-cell table:style-name="ce3" table:formula="of:=SQRT([.R431]^2+[.S431]^2)" office:value-type="float" office:value="5.8589320369703" calcext:value-type="float">
            <text:p>5.86</text:p>
          </table:table-cell>
          <table:table-cell table:style-name="ce3" table:formula="of:=DEGREES(ATAN2([.S431];[.R431]))" office:value-type="float" office:value="41.1208237895736" calcext:value-type="float">
            <text:p>41.12</text:p>
          </table:table-cell>
          <table:table-cell table:style-name="ce3"/>
          <table:table-cell table:style-name="ce3" table:formula="of:=[.K431]*COS(RADIANS([.L431]))+[.M431]*COS(RADIANS([.N431]))" office:value-type="float" office:value="3.85312126525436" calcext:value-type="float">
            <text:p>3.85</text:p>
          </table:table-cell>
          <table:table-cell table:style-name="ce3" table:formula="of:=[.K431]*SIN(RADIANS([.L431]))+[.M431]*SIN(RADIANS([.N431]))" office:value-type="float" office:value="4.41367659996534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72216" calcext:value-type="float">
            <text:p>7472216</text:p>
          </table:table-cell>
          <table:table-cell office:value-type="float" office:value="-12.4497230407725" calcext:value-type="float">
            <text:p>-12.4497230408</text:p>
          </table:table-cell>
          <table:table-cell office:value-type="float" office:value="15.1303340871552" calcext:value-type="float">
            <text:p>15.1303340872</text:p>
          </table:table-cell>
          <table:table-cell office:value-type="float" office:value="1.91222330249273" calcext:value-type="float">
            <text:p>1.912223302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81" calcext:value-type="float">
            <text:p>17.381</text:p>
          </table:table-cell>
          <table:table-cell/>
          <table:table-cell table:formula="of:=DEGREES(ACOS(COS(RADIANS([.B432]))*COS(RADIANS([.C432]))))" office:value-type="float" office:value="19.5010675183088" calcext:value-type="float">
            <text:p>19.50</text:p>
          </table:table-cell>
          <table:table-cell table:formula="of:=SQRT([.E432]^2+[.F432]^2)" office:value-type="float" office:value="0.205182845286832" calcext:value-type="float">
            <text:p>0.21</text:p>
          </table:table-cell>
          <table:table-cell table:formula="of:=DEGREES(ATAN2([.F432]; [.E432]))" office:value-type="float" office:value="-43.025065989118" calcext:value-type="float">
            <text:p>-43.03</text:p>
          </table:table-cell>
          <table:table-cell table:style-name="ce3" table:formula="of:=0.3*[.J432]" office:value-type="float" office:value="5.85032025549264" calcext:value-type="float">
            <text:p>5.85</text:p>
          </table:table-cell>
          <table:table-cell table:style-name="ce3" table:formula="of:=DEGREES(ATAN( (-SIN (RADIANS ([.C432])) * COS(RADIANS([.B432]))) / (COS (RADIANS ([.C432])) * SIN(RADIANS([.B432]))) ))" office:value-type="float" office:value="50.7681343548951" calcext:value-type="float">
            <text:p>50.77</text:p>
          </table:table-cell>
          <table:table-cell table:style-name="ce3" table:formula="of:=SQRT([.R432]^2+[.S432]^2)" office:value-type="float" office:value="5.84033585869086" calcext:value-type="float">
            <text:p>5.84</text:p>
          </table:table-cell>
          <table:table-cell table:style-name="ce3" table:formula="of:=DEGREES(ATAN2([.S432];[.R432]))" office:value-type="float" office:value="41.2407845437165" calcext:value-type="float">
            <text:p>41.24</text:p>
          </table:table-cell>
          <table:table-cell table:style-name="ce3"/>
          <table:table-cell table:style-name="ce3" table:formula="of:=[.K432]*COS(RADIANS([.L432]))+[.M432]*COS(RADIANS([.N432]))" office:value-type="float" office:value="3.85009470920697" calcext:value-type="float">
            <text:p>3.85</text:p>
          </table:table-cell>
          <table:table-cell table:style-name="ce3" table:formula="of:=[.K432]*SIN(RADIANS([.L432]))+[.M432]*SIN(RADIANS([.N432]))" office:value-type="float" office:value="4.39161629385433" calcext:value-type="float">
            <text:p>4.39</text:p>
          </table:table-cell>
          <table:table-cell table:number-columns-repeated="1005"/>
        </table:table-row>
        <table:table-row table:style-name="ro1">
          <table:table-cell office:value-type="float" office:value="7472216" calcext:value-type="float">
            <text:p>7472216</text:p>
          </table:table-cell>
          <table:table-cell office:value-type="float" office:value="-12.4497230407725" calcext:value-type="float">
            <text:p>-12.4497230408</text:p>
          </table:table-cell>
          <table:table-cell office:value-type="float" office:value="15.1303340871552" calcext:value-type="float">
            <text:p>15.1303340872</text:p>
          </table:table-cell>
          <table:table-cell office:value-type="float" office:value="1.91222330249273" calcext:value-type="float">
            <text:p>1.912223302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7.381" calcext:value-type="float">
            <text:p>17.381</text:p>
          </table:table-cell>
          <table:table-cell/>
          <table:table-cell table:formula="of:=DEGREES(ACOS(COS(RADIANS([.B433]))*COS(RADIANS([.C433]))))" office:value-type="float" office:value="19.5010675183088" calcext:value-type="float">
            <text:p>19.50</text:p>
          </table:table-cell>
          <table:table-cell table:formula="of:=SQRT([.E433]^2+[.F433]^2)" office:value-type="float" office:value="0.205182845286832" calcext:value-type="float">
            <text:p>0.21</text:p>
          </table:table-cell>
          <table:table-cell table:formula="of:=DEGREES(ATAN2([.F433]; [.E433]))" office:value-type="float" office:value="-43.025065989118" calcext:value-type="float">
            <text:p>-43.03</text:p>
          </table:table-cell>
          <table:table-cell table:style-name="ce3" table:formula="of:=0.3*[.J433]" office:value-type="float" office:value="5.85032025549264" calcext:value-type="float">
            <text:p>5.85</text:p>
          </table:table-cell>
          <table:table-cell table:style-name="ce3" table:formula="of:=DEGREES(ATAN( (-SIN (RADIANS ([.C433])) * COS(RADIANS([.B433]))) / (COS (RADIANS ([.C433])) * SIN(RADIANS([.B433]))) ))" office:value-type="float" office:value="50.7681343548951" calcext:value-type="float">
            <text:p>50.77</text:p>
          </table:table-cell>
          <table:table-cell table:style-name="ce3" table:formula="of:=SQRT([.R433]^2+[.S433]^2)" office:value-type="float" office:value="5.84033585869086" calcext:value-type="float">
            <text:p>5.84</text:p>
          </table:table-cell>
          <table:table-cell table:style-name="ce3" table:formula="of:=DEGREES(ATAN2([.S433];[.R433]))" office:value-type="float" office:value="41.2407845437165" calcext:value-type="float">
            <text:p>41.24</text:p>
          </table:table-cell>
          <table:table-cell table:style-name="ce3"/>
          <table:table-cell table:style-name="ce3" table:formula="of:=[.K433]*COS(RADIANS([.L433]))+[.M433]*COS(RADIANS([.N433]))" office:value-type="float" office:value="3.85009470920697" calcext:value-type="float">
            <text:p>3.85</text:p>
          </table:table-cell>
          <table:table-cell table:style-name="ce3" table:formula="of:=[.K433]*SIN(RADIANS([.L433]))+[.M433]*SIN(RADIANS([.N433]))" office:value-type="float" office:value="4.39161629385433" calcext:value-type="float">
            <text:p>4.39</text:p>
          </table:table-cell>
          <table:table-cell table:number-columns-repeated="1005"/>
        </table:table-row>
        <table:table-row table:style-name="ro1">
          <table:table-cell office:value-type="float" office:value="7472467" calcext:value-type="float">
            <text:p>7472467</text:p>
          </table:table-cell>
          <table:table-cell office:value-type="float" office:value="-12.5091619082509" calcext:value-type="float">
            <text:p>-12.5091619083</text:p>
          </table:table-cell>
          <table:table-cell office:value-type="float" office:value="15.1542602398178" calcext:value-type="float">
            <text:p>15.1542602398</text:p>
          </table:table-cell>
          <table:table-cell office:value-type="float" office:value="1.91127347931127" calcext:value-type="float">
            <text:p>1.9112734793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17" calcext:value-type="float">
            <text:p>17.417</text:p>
          </table:table-cell>
          <table:table-cell/>
          <table:table-cell table:formula="of:=DEGREES(ACOS(COS(RADIANS([.B434]))*COS(RADIANS([.C434]))))" office:value-type="float" office:value="19.5564116448866" calcext:value-type="float">
            <text:p>19.56</text:p>
          </table:table-cell>
          <table:table-cell table:formula="of:=SQRT([.E434]^2+[.F434]^2)" office:value-type="float" office:value="0.197989898732233" calcext:value-type="float">
            <text:p>0.20</text:p>
          </table:table-cell>
          <table:table-cell table:formula="of:=DEGREES(ATAN2([.F434]; [.E434]))" office:value-type="float" office:value="-45" calcext:value-type="float">
            <text:p>-45.00</text:p>
          </table:table-cell>
          <table:table-cell table:style-name="ce3" table:formula="of:=0.3*[.J434]" office:value-type="float" office:value="5.86692349346597" calcext:value-type="float">
            <text:p>5.87</text:p>
          </table:table-cell>
          <table:table-cell table:style-name="ce3" table:formula="of:=DEGREES(ATAN( (-SIN (RADIANS ([.C434])) * COS(RADIANS([.B434]))) / (COS (RADIANS ([.C434])) * SIN(RADIANS([.B434]))) ))" office:value-type="float" office:value="50.6765751502382" calcext:value-type="float">
            <text:p>50.68</text:p>
          </table:table-cell>
          <table:table-cell table:style-name="ce3" table:formula="of:=SQRT([.R434]^2+[.S434]^2)" office:value-type="float" office:value="5.85065794944546" calcext:value-type="float">
            <text:p>5.85</text:p>
          </table:table-cell>
          <table:table-cell table:style-name="ce3" table:formula="of:=DEGREES(ATAN2([.S434];[.R434]))" office:value-type="float" office:value="41.2532061470969" calcext:value-type="float">
            <text:p>41.25</text:p>
          </table:table-cell>
          <table:table-cell table:style-name="ce3"/>
          <table:table-cell table:style-name="ce3" table:formula="of:=[.K434]*COS(RADIANS([.L434]))+[.M434]*COS(RADIANS([.N434]))" office:value-type="float" office:value="3.8578529734059" calcext:value-type="float">
            <text:p>3.86</text:p>
          </table:table-cell>
          <table:table-cell table:style-name="ce3" table:formula="of:=[.K434]*SIN(RADIANS([.L434]))+[.M434]*SIN(RADIANS([.N434]))" office:value-type="float" office:value="4.39854167616866" calcext:value-type="float">
            <text:p>4.40</text:p>
          </table:table-cell>
          <table:table-cell table:number-columns-repeated="1005"/>
        </table:table-row>
        <table:table-row table:style-name="ro1">
          <table:table-cell office:value-type="float" office:value="7472467" calcext:value-type="float">
            <text:p>7472467</text:p>
          </table:table-cell>
          <table:table-cell office:value-type="float" office:value="-12.5091619082509" calcext:value-type="float">
            <text:p>-12.5091619083</text:p>
          </table:table-cell>
          <table:table-cell office:value-type="float" office:value="15.1542602398178" calcext:value-type="float">
            <text:p>15.1542602398</text:p>
          </table:table-cell>
          <table:table-cell office:value-type="float" office:value="1.91127347931127" calcext:value-type="float">
            <text:p>1.9112734793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17" calcext:value-type="float">
            <text:p>17.417</text:p>
          </table:table-cell>
          <table:table-cell/>
          <table:table-cell table:formula="of:=DEGREES(ACOS(COS(RADIANS([.B435]))*COS(RADIANS([.C435]))))" office:value-type="float" office:value="19.5564116448866" calcext:value-type="float">
            <text:p>19.56</text:p>
          </table:table-cell>
          <table:table-cell table:formula="of:=SQRT([.E435]^2+[.F435]^2)" office:value-type="float" office:value="0.197989898732233" calcext:value-type="float">
            <text:p>0.20</text:p>
          </table:table-cell>
          <table:table-cell table:formula="of:=DEGREES(ATAN2([.F435]; [.E435]))" office:value-type="float" office:value="-45" calcext:value-type="float">
            <text:p>-45.00</text:p>
          </table:table-cell>
          <table:table-cell table:style-name="ce3" table:formula="of:=0.3*[.J435]" office:value-type="float" office:value="5.86692349346597" calcext:value-type="float">
            <text:p>5.87</text:p>
          </table:table-cell>
          <table:table-cell table:style-name="ce3" table:formula="of:=DEGREES(ATAN( (-SIN (RADIANS ([.C435])) * COS(RADIANS([.B435]))) / (COS (RADIANS ([.C435])) * SIN(RADIANS([.B435]))) ))" office:value-type="float" office:value="50.6765751502382" calcext:value-type="float">
            <text:p>50.68</text:p>
          </table:table-cell>
          <table:table-cell table:style-name="ce3" table:formula="of:=SQRT([.R435]^2+[.S435]^2)" office:value-type="float" office:value="5.85065794944546" calcext:value-type="float">
            <text:p>5.85</text:p>
          </table:table-cell>
          <table:table-cell table:style-name="ce3" table:formula="of:=DEGREES(ATAN2([.S435];[.R435]))" office:value-type="float" office:value="41.2532061470969" calcext:value-type="float">
            <text:p>41.25</text:p>
          </table:table-cell>
          <table:table-cell table:style-name="ce3"/>
          <table:table-cell table:style-name="ce3" table:formula="of:=[.K435]*COS(RADIANS([.L435]))+[.M435]*COS(RADIANS([.N435]))" office:value-type="float" office:value="3.8578529734059" calcext:value-type="float">
            <text:p>3.86</text:p>
          </table:table-cell>
          <table:table-cell table:style-name="ce3" table:formula="of:=[.K435]*SIN(RADIANS([.L435]))+[.M435]*SIN(RADIANS([.N435]))" office:value-type="float" office:value="4.39854167616866" calcext:value-type="float">
            <text:p>4.40</text:p>
          </table:table-cell>
          <table:table-cell table:number-columns-repeated="1005"/>
        </table:table-row>
        <table:table-row table:style-name="ro1">
          <table:table-cell office:value-type="float" office:value="7472717" calcext:value-type="float">
            <text:p>7472717</text:p>
          </table:table-cell>
          <table:table-cell office:value-type="float" office:value="-12.5612711289762" calcext:value-type="float">
            <text:p>-12.561271129</text:p>
          </table:table-cell>
          <table:table-cell office:value-type="float" office:value="15.2061167435438" calcext:value-type="float">
            <text:p>15.2061167435</text:p>
          </table:table-cell>
          <table:table-cell office:value-type="float" office:value="1.9112702776601" calcext:value-type="float">
            <text:p>1.9112702777</text:p>
          </table:table-cell>
          <table:table-cell office:value-type="float" office:value="-0.14" calcext:value-type="float">
            <text:p>-0.14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53" calcext:value-type="float">
            <text:p>17.453</text:p>
          </table:table-cell>
          <table:table-cell/>
          <table:table-cell table:formula="of:=DEGREES(ACOS(COS(RADIANS([.B436]))*COS(RADIANS([.C436]))))" office:value-type="float" office:value="19.6284915198605" calcext:value-type="float">
            <text:p>19.63</text:p>
          </table:table-cell>
          <table:table-cell table:formula="of:=SQRT([.E436]^2+[.F436]^2)" office:value-type="float" office:value="0.191049731745428" calcext:value-type="float">
            <text:p>0.19</text:p>
          </table:table-cell>
          <table:table-cell table:formula="of:=DEGREES(ATAN2([.F436]; [.E436]))" office:value-type="float" office:value="-47.1210963966615" calcext:value-type="float">
            <text:p>-47.12</text:p>
          </table:table-cell>
          <table:table-cell table:style-name="ce3" table:formula="of:=0.3*[.J436]" office:value-type="float" office:value="5.88854745595814" calcext:value-type="float">
            <text:p>5.89</text:p>
          </table:table-cell>
          <table:table-cell table:style-name="ce3" table:formula="of:=DEGREES(ATAN( (-SIN (RADIANS ([.C436])) * COS(RADIANS([.B436]))) / (COS (RADIANS ([.C436])) * SIN(RADIANS([.B436]))) ))" office:value-type="float" office:value="50.6565929636121" calcext:value-type="float">
            <text:p>50.66</text:p>
          </table:table-cell>
          <table:table-cell table:style-name="ce3" table:formula="of:=SQRT([.R436]^2+[.S436]^2)" office:value-type="float" office:value="5.86574783740956" calcext:value-type="float">
            <text:p>5.87</text:p>
          </table:table-cell>
          <table:table-cell table:style-name="ce3" table:formula="of:=DEGREES(ATAN2([.S436];[.R436]))" office:value-type="float" office:value="41.1927069516317" calcext:value-type="float">
            <text:p>41.19</text:p>
          </table:table-cell>
          <table:table-cell table:style-name="ce3"/>
          <table:table-cell table:style-name="ce3" table:formula="of:=[.K436]*COS(RADIANS([.L436]))+[.M436]*COS(RADIANS([.N436]))" office:value-type="float" office:value="3.86314446366319" calcext:value-type="float">
            <text:p>3.86</text:p>
          </table:table-cell>
          <table:table-cell table:style-name="ce3" table:formula="of:=[.K436]*SIN(RADIANS([.L436]))+[.M436]*SIN(RADIANS([.N436]))" office:value-type="float" office:value="4.41396789124517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72717" calcext:value-type="float">
            <text:p>7472717</text:p>
          </table:table-cell>
          <table:table-cell office:value-type="float" office:value="-12.5612711289762" calcext:value-type="float">
            <text:p>-12.561271129</text:p>
          </table:table-cell>
          <table:table-cell office:value-type="float" office:value="15.2061167435438" calcext:value-type="float">
            <text:p>15.2061167435</text:p>
          </table:table-cell>
          <table:table-cell office:value-type="float" office:value="1.9112702776601" calcext:value-type="float">
            <text:p>1.9112702777</text:p>
          </table:table-cell>
          <table:table-cell office:value-type="float" office:value="-0.14" calcext:value-type="float">
            <text:p>-0.14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53" calcext:value-type="float">
            <text:p>17.453</text:p>
          </table:table-cell>
          <table:table-cell/>
          <table:table-cell table:formula="of:=DEGREES(ACOS(COS(RADIANS([.B437]))*COS(RADIANS([.C437]))))" office:value-type="float" office:value="19.6284915198605" calcext:value-type="float">
            <text:p>19.63</text:p>
          </table:table-cell>
          <table:table-cell table:formula="of:=SQRT([.E437]^2+[.F437]^2)" office:value-type="float" office:value="0.191049731745428" calcext:value-type="float">
            <text:p>0.19</text:p>
          </table:table-cell>
          <table:table-cell table:formula="of:=DEGREES(ATAN2([.F437]; [.E437]))" office:value-type="float" office:value="-47.1210963966615" calcext:value-type="float">
            <text:p>-47.12</text:p>
          </table:table-cell>
          <table:table-cell table:style-name="ce3" table:formula="of:=0.3*[.J437]" office:value-type="float" office:value="5.88854745595814" calcext:value-type="float">
            <text:p>5.89</text:p>
          </table:table-cell>
          <table:table-cell table:style-name="ce3" table:formula="of:=DEGREES(ATAN( (-SIN (RADIANS ([.C437])) * COS(RADIANS([.B437]))) / (COS (RADIANS ([.C437])) * SIN(RADIANS([.B437]))) ))" office:value-type="float" office:value="50.6565929636121" calcext:value-type="float">
            <text:p>50.66</text:p>
          </table:table-cell>
          <table:table-cell table:style-name="ce3" table:formula="of:=SQRT([.R437]^2+[.S437]^2)" office:value-type="float" office:value="5.86574783740956" calcext:value-type="float">
            <text:p>5.87</text:p>
          </table:table-cell>
          <table:table-cell table:style-name="ce3" table:formula="of:=DEGREES(ATAN2([.S437];[.R437]))" office:value-type="float" office:value="41.1927069516317" calcext:value-type="float">
            <text:p>41.19</text:p>
          </table:table-cell>
          <table:table-cell table:style-name="ce3"/>
          <table:table-cell table:style-name="ce3" table:formula="of:=[.K437]*COS(RADIANS([.L437]))+[.M437]*COS(RADIANS([.N437]))" office:value-type="float" office:value="3.86314446366319" calcext:value-type="float">
            <text:p>3.86</text:p>
          </table:table-cell>
          <table:table-cell table:style-name="ce3" table:formula="of:=[.K437]*SIN(RADIANS([.L437]))+[.M437]*SIN(RADIANS([.N437]))" office:value-type="float" office:value="4.41396789124517" calcext:value-type="float">
            <text:p>4.41</text:p>
          </table:table-cell>
          <table:table-cell table:number-columns-repeated="1005"/>
        </table:table-row>
        <table:table-row table:style-name="ro1">
          <table:table-cell office:value-type="float" office:value="7472967" calcext:value-type="float">
            <text:p>7472967</text:p>
          </table:table-cell>
          <table:table-cell office:value-type="float" office:value="-12.6612736361617" calcext:value-type="float">
            <text:p>-12.6612736362</text:p>
          </table:table-cell>
          <table:table-cell office:value-type="float" office:value="15.2262828770683" calcext:value-type="float">
            <text:p>15.2262828771</text:p>
          </table:table-cell>
          <table:table-cell office:value-type="float" office:value="1.90119446797386" calcext:value-type="float">
            <text:p>1.90119446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88" calcext:value-type="float">
            <text:p>17.488</text:p>
          </table:table-cell>
          <table:table-cell/>
          <table:table-cell table:formula="of:=DEGREES(ACOS(COS(RADIANS([.B438]))*COS(RADIANS([.C438]))))" office:value-type="float" office:value="19.7064381512638" calcext:value-type="float">
            <text:p>19.71</text:p>
          </table:table-cell>
          <table:table-cell table:formula="of:=SQRT([.E438]^2+[.F438]^2)" office:value-type="float" office:value="0.191049731745428" calcext:value-type="float">
            <text:p>0.19</text:p>
          </table:table-cell>
          <table:table-cell table:formula="of:=DEGREES(ATAN2([.F438]; [.E438]))" office:value-type="float" office:value="-47.1210963966615" calcext:value-type="float">
            <text:p>-47.12</text:p>
          </table:table-cell>
          <table:table-cell table:style-name="ce3" table:formula="of:=0.3*[.J438]" office:value-type="float" office:value="5.91193144537915" calcext:value-type="float">
            <text:p>5.91</text:p>
          </table:table-cell>
          <table:table-cell table:style-name="ce3" table:formula="of:=DEGREES(ATAN( (-SIN (RADIANS ([.C438])) * COS(RADIANS([.B438]))) / (COS (RADIANS ([.C438])) * SIN(RADIANS([.B438]))) ))" office:value-type="float" office:value="50.4653917551578" calcext:value-type="float">
            <text:p>50.47</text:p>
          </table:table-cell>
          <table:table-cell table:style-name="ce3" table:formula="of:=SQRT([.R438]^2+[.S438]^2)" office:value-type="float" office:value="5.88975393717747" calcext:value-type="float">
            <text:p>5.89</text:p>
          </table:table-cell>
          <table:table-cell table:style-name="ce3" table:formula="of:=DEGREES(ATAN2([.S438];[.R438]))" office:value-type="float" office:value="41.3771974846232" calcext:value-type="float">
            <text:p>41.38</text:p>
          </table:table-cell>
          <table:table-cell table:style-name="ce3"/>
          <table:table-cell table:style-name="ce3" table:formula="of:=[.K438]*COS(RADIANS([.L438]))+[.M438]*COS(RADIANS([.N438]))" office:value-type="float" office:value="3.89320559507641" calcext:value-type="float">
            <text:p>3.89</text:p>
          </table:table-cell>
          <table:table-cell table:style-name="ce3" table:formula="of:=[.K438]*SIN(RADIANS([.L438]))+[.M438]*SIN(RADIANS([.N438]))" office:value-type="float" office:value="4.41951938959014" calcext:value-type="float">
            <text:p>4.42</text:p>
          </table:table-cell>
          <table:table-cell table:number-columns-repeated="1005"/>
        </table:table-row>
        <table:table-row table:style-name="ro1">
          <table:table-cell office:value-type="float" office:value="7472967" calcext:value-type="float">
            <text:p>7472967</text:p>
          </table:table-cell>
          <table:table-cell office:value-type="float" office:value="-12.6612736361617" calcext:value-type="float">
            <text:p>-12.6612736362</text:p>
          </table:table-cell>
          <table:table-cell office:value-type="float" office:value="15.2262828770683" calcext:value-type="float">
            <text:p>15.2262828771</text:p>
          </table:table-cell>
          <table:table-cell office:value-type="float" office:value="1.90119446797386" calcext:value-type="float">
            <text:p>1.90119446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488" calcext:value-type="float">
            <text:p>17.488</text:p>
          </table:table-cell>
          <table:table-cell/>
          <table:table-cell table:formula="of:=DEGREES(ACOS(COS(RADIANS([.B439]))*COS(RADIANS([.C439]))))" office:value-type="float" office:value="19.7064381512638" calcext:value-type="float">
            <text:p>19.71</text:p>
          </table:table-cell>
          <table:table-cell table:formula="of:=SQRT([.E439]^2+[.F439]^2)" office:value-type="float" office:value="0.191049731745428" calcext:value-type="float">
            <text:p>0.19</text:p>
          </table:table-cell>
          <table:table-cell table:formula="of:=DEGREES(ATAN2([.F439]; [.E439]))" office:value-type="float" office:value="-47.1210963966615" calcext:value-type="float">
            <text:p>-47.12</text:p>
          </table:table-cell>
          <table:table-cell table:style-name="ce3" table:formula="of:=0.3*[.J439]" office:value-type="float" office:value="5.91193144537915" calcext:value-type="float">
            <text:p>5.91</text:p>
          </table:table-cell>
          <table:table-cell table:style-name="ce3" table:formula="of:=DEGREES(ATAN( (-SIN (RADIANS ([.C439])) * COS(RADIANS([.B439]))) / (COS (RADIANS ([.C439])) * SIN(RADIANS([.B439]))) ))" office:value-type="float" office:value="50.4653917551578" calcext:value-type="float">
            <text:p>50.47</text:p>
          </table:table-cell>
          <table:table-cell table:style-name="ce3" table:formula="of:=SQRT([.R439]^2+[.S439]^2)" office:value-type="float" office:value="5.88975393717747" calcext:value-type="float">
            <text:p>5.89</text:p>
          </table:table-cell>
          <table:table-cell table:style-name="ce3" table:formula="of:=DEGREES(ATAN2([.S439];[.R439]))" office:value-type="float" office:value="41.3771974846232" calcext:value-type="float">
            <text:p>41.38</text:p>
          </table:table-cell>
          <table:table-cell table:style-name="ce3"/>
          <table:table-cell table:style-name="ce3" table:formula="of:=[.K439]*COS(RADIANS([.L439]))+[.M439]*COS(RADIANS([.N439]))" office:value-type="float" office:value="3.89320559507641" calcext:value-type="float">
            <text:p>3.89</text:p>
          </table:table-cell>
          <table:table-cell table:style-name="ce3" table:formula="of:=[.K439]*SIN(RADIANS([.L439]))+[.M439]*SIN(RADIANS([.N439]))" office:value-type="float" office:value="4.41951938959014" calcext:value-type="float">
            <text:p>4.42</text:p>
          </table:table-cell>
          <table:table-cell table:number-columns-repeated="1005"/>
        </table:table-row>
        <table:table-row table:style-name="ro1">
          <table:table-cell office:value-type="float" office:value="7473217" calcext:value-type="float">
            <text:p>7473217</text:p>
          </table:table-cell>
          <table:table-cell office:value-type="float" office:value="-12.6857829162246" calcext:value-type="float">
            <text:p>-12.6857829162</text:p>
          </table:table-cell>
          <table:table-cell office:value-type="float" office:value="15.1855954401825" calcext:value-type="float">
            <text:p>15.1855954402</text:p>
          </table:table-cell>
          <table:table-cell office:value-type="float" office:value="1.91333256790262" calcext:value-type="float">
            <text:p>1.9133325679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524" calcext:value-type="float">
            <text:p>17.524</text:p>
          </table:table-cell>
          <table:table-cell/>
          <table:table-cell table:formula="of:=DEGREES(ACOS(COS(RADIANS([.B440]))*COS(RADIANS([.C440]))))" office:value-type="float" office:value="19.6909433177762" calcext:value-type="float">
            <text:p>19.69</text:p>
          </table:table-cell>
          <table:table-cell table:formula="of:=SQRT([.E440]^2+[.F440]^2)" office:value-type="float" office:value="0.183847763108502" calcext:value-type="float">
            <text:p>0.18</text:p>
          </table:table-cell>
          <table:table-cell table:formula="of:=DEGREES(ATAN2([.F440]; [.E440]))" office:value-type="float" office:value="-45" calcext:value-type="float">
            <text:p>-45.00</text:p>
          </table:table-cell>
          <table:table-cell table:style-name="ce3" table:formula="of:=0.3*[.J440]" office:value-type="float" office:value="5.90728299533286" calcext:value-type="float">
            <text:p>5.91</text:p>
          </table:table-cell>
          <table:table-cell table:style-name="ce3" table:formula="of:=DEGREES(ATAN( (-SIN (RADIANS ([.C440])) * COS(RADIANS([.B440]))) / (COS (RADIANS ([.C440])) * SIN(RADIANS([.B440]))) ))" office:value-type="float" office:value="50.3302001502654" calcext:value-type="float">
            <text:p>50.33</text:p>
          </table:table-cell>
          <table:table-cell table:style-name="ce3" table:formula="of:=SQRT([.R440]^2+[.S440]^2)" office:value-type="float" office:value="5.89304810567748" calcext:value-type="float">
            <text:p>5.89</text:p>
          </table:table-cell>
          <table:table-cell table:style-name="ce3" table:formula="of:=DEGREES(ATAN2([.S440];[.R440]))" office:value-type="float" office:value="41.4498360900034" calcext:value-type="float">
            <text:p>41.45</text:p>
          </table:table-cell>
          <table:table-cell table:style-name="ce3"/>
          <table:table-cell table:style-name="ce3" table:formula="of:=[.K440]*COS(RADIANS([.L440]))+[.M440]*COS(RADIANS([.N440]))" office:value-type="float" office:value="3.90098607681277" calcext:value-type="float">
            <text:p>3.90</text:p>
          </table:table-cell>
          <table:table-cell table:style-name="ce3" table:formula="of:=[.K440]*SIN(RADIANS([.L440]))+[.M440]*SIN(RADIANS([.N440]))" office:value-type="float" office:value="4.41704919650459" calcext:value-type="float">
            <text:p>4.42</text:p>
          </table:table-cell>
          <table:table-cell table:number-columns-repeated="1005"/>
        </table:table-row>
        <table:table-row table:style-name="ro1">
          <table:table-cell office:value-type="float" office:value="7473217" calcext:value-type="float">
            <text:p>7473217</text:p>
          </table:table-cell>
          <table:table-cell office:value-type="float" office:value="-12.6857829162246" calcext:value-type="float">
            <text:p>-12.6857829162</text:p>
          </table:table-cell>
          <table:table-cell office:value-type="float" office:value="15.1855954401825" calcext:value-type="float">
            <text:p>15.1855954402</text:p>
          </table:table-cell>
          <table:table-cell office:value-type="float" office:value="1.91333256790262" calcext:value-type="float">
            <text:p>1.9133325679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524" calcext:value-type="float">
            <text:p>17.524</text:p>
          </table:table-cell>
          <table:table-cell/>
          <table:table-cell table:formula="of:=DEGREES(ACOS(COS(RADIANS([.B441]))*COS(RADIANS([.C441]))))" office:value-type="float" office:value="19.6909433177762" calcext:value-type="float">
            <text:p>19.69</text:p>
          </table:table-cell>
          <table:table-cell table:formula="of:=SQRT([.E441]^2+[.F441]^2)" office:value-type="float" office:value="0.183847763108502" calcext:value-type="float">
            <text:p>0.18</text:p>
          </table:table-cell>
          <table:table-cell table:formula="of:=DEGREES(ATAN2([.F441]; [.E441]))" office:value-type="float" office:value="-45" calcext:value-type="float">
            <text:p>-45.00</text:p>
          </table:table-cell>
          <table:table-cell table:style-name="ce3" table:formula="of:=0.3*[.J441]" office:value-type="float" office:value="5.90728299533286" calcext:value-type="float">
            <text:p>5.91</text:p>
          </table:table-cell>
          <table:table-cell table:style-name="ce3" table:formula="of:=DEGREES(ATAN( (-SIN (RADIANS ([.C441])) * COS(RADIANS([.B441]))) / (COS (RADIANS ([.C441])) * SIN(RADIANS([.B441]))) ))" office:value-type="float" office:value="50.3302001502654" calcext:value-type="float">
            <text:p>50.33</text:p>
          </table:table-cell>
          <table:table-cell table:style-name="ce3" table:formula="of:=SQRT([.R441]^2+[.S441]^2)" office:value-type="float" office:value="5.89304810567748" calcext:value-type="float">
            <text:p>5.89</text:p>
          </table:table-cell>
          <table:table-cell table:style-name="ce3" table:formula="of:=DEGREES(ATAN2([.S441];[.R441]))" office:value-type="float" office:value="41.4498360900034" calcext:value-type="float">
            <text:p>41.45</text:p>
          </table:table-cell>
          <table:table-cell table:style-name="ce3"/>
          <table:table-cell table:style-name="ce3" table:formula="of:=[.K441]*COS(RADIANS([.L441]))+[.M441]*COS(RADIANS([.N441]))" office:value-type="float" office:value="3.90098607681277" calcext:value-type="float">
            <text:p>3.90</text:p>
          </table:table-cell>
          <table:table-cell table:style-name="ce3" table:formula="of:=[.K441]*SIN(RADIANS([.L441]))+[.M441]*SIN(RADIANS([.N441]))" office:value-type="float" office:value="4.41704919650459" calcext:value-type="float">
            <text:p>4.42</text:p>
          </table:table-cell>
          <table:table-cell table:number-columns-repeated="1005"/>
        </table:table-row>
        <table:table-row table:style-name="ro1">
          <table:table-cell office:value-type="float" office:value="7473466" calcext:value-type="float">
            <text:p>7473466</text:p>
          </table:table-cell>
          <table:table-cell office:value-type="float" office:value="-12.6820672933161" calcext:value-type="float">
            <text:p>-12.6820672933</text:p>
          </table:table-cell>
          <table:table-cell office:value-type="float" office:value="15.2183786406513" calcext:value-type="float">
            <text:p>15.2183786407</text:p>
          </table:table-cell>
          <table:table-cell office:value-type="float" office:value="1.92759827175784" calcext:value-type="float">
            <text:p>1.9275982718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59" calcext:value-type="float">
            <text:p>17.559</text:p>
          </table:table-cell>
          <table:table-cell/>
          <table:table-cell table:formula="of:=DEGREES(ACOS(COS(RADIANS([.B442]))*COS(RADIANS([.C442]))))" office:value-type="float" office:value="19.7134846914803" calcext:value-type="float">
            <text:p>19.71</text:p>
          </table:table-cell>
          <table:table-cell table:formula="of:=SQRT([.E442]^2+[.F442]^2)" office:value-type="float" office:value="0.176918060129541" calcext:value-type="float">
            <text:p>0.18</text:p>
          </table:table-cell>
          <table:table-cell table:formula="of:=DEGREES(ATAN2([.F442]; [.E442]))" office:value-type="float" office:value="-47.2906100426385" calcext:value-type="float">
            <text:p>-47.29</text:p>
          </table:table-cell>
          <table:table-cell table:style-name="ce3" table:formula="of:=0.3*[.J442]" office:value-type="float" office:value="5.9140454074441" calcext:value-type="float">
            <text:p>5.91</text:p>
          </table:table-cell>
          <table:table-cell table:style-name="ce3" table:formula="of:=DEGREES(ATAN( (-SIN (RADIANS ([.C442])) * COS(RADIANS([.B442]))) / (COS (RADIANS ([.C442])) * SIN(RADIANS([.B442]))) ))" office:value-type="float" office:value="50.402364945475" calcext:value-type="float">
            <text:p>50.40</text:p>
          </table:table-cell>
          <table:table-cell table:style-name="ce3" table:formula="of:=SQRT([.R442]^2+[.S442]^2)" office:value-type="float" office:value="5.89297102193529" calcext:value-type="float">
            <text:p>5.89</text:p>
          </table:table-cell>
          <table:table-cell table:style-name="ce3" table:formula="of:=DEGREES(ATAN2([.S442];[.R442]))" office:value-type="float" office:value="41.3025317724274" calcext:value-type="float">
            <text:p>41.30</text:p>
          </table:table-cell>
          <table:table-cell table:style-name="ce3"/>
          <table:table-cell table:style-name="ce3" table:formula="of:=[.K442]*COS(RADIANS([.L442]))+[.M442]*COS(RADIANS([.N442]))" office:value-type="float" office:value="3.88956632701541" calcext:value-type="float">
            <text:p>3.89</text:p>
          </table:table-cell>
          <table:table-cell table:style-name="ce3" table:formula="of:=[.K442]*SIN(RADIANS([.L442]))+[.M442]*SIN(RADIANS([.N442]))" office:value-type="float" office:value="4.42700590163566" calcext:value-type="float">
            <text:p>4.43</text:p>
          </table:table-cell>
          <table:table-cell table:number-columns-repeated="1005"/>
        </table:table-row>
        <table:table-row table:style-name="ro1">
          <table:table-cell office:value-type="float" office:value="7473466" calcext:value-type="float">
            <text:p>7473466</text:p>
          </table:table-cell>
          <table:table-cell office:value-type="float" office:value="-12.6820672933161" calcext:value-type="float">
            <text:p>-12.6820672933</text:p>
          </table:table-cell>
          <table:table-cell office:value-type="float" office:value="15.2183786406513" calcext:value-type="float">
            <text:p>15.2183786407</text:p>
          </table:table-cell>
          <table:table-cell office:value-type="float" office:value="1.92759827175784" calcext:value-type="float">
            <text:p>1.9275982718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59" calcext:value-type="float">
            <text:p>17.559</text:p>
          </table:table-cell>
          <table:table-cell/>
          <table:table-cell table:formula="of:=DEGREES(ACOS(COS(RADIANS([.B443]))*COS(RADIANS([.C443]))))" office:value-type="float" office:value="19.7134846914803" calcext:value-type="float">
            <text:p>19.71</text:p>
          </table:table-cell>
          <table:table-cell table:formula="of:=SQRT([.E443]^2+[.F443]^2)" office:value-type="float" office:value="0.176918060129541" calcext:value-type="float">
            <text:p>0.18</text:p>
          </table:table-cell>
          <table:table-cell table:formula="of:=DEGREES(ATAN2([.F443]; [.E443]))" office:value-type="float" office:value="-47.2906100426385" calcext:value-type="float">
            <text:p>-47.29</text:p>
          </table:table-cell>
          <table:table-cell table:style-name="ce3" table:formula="of:=0.3*[.J443]" office:value-type="float" office:value="5.9140454074441" calcext:value-type="float">
            <text:p>5.91</text:p>
          </table:table-cell>
          <table:table-cell table:style-name="ce3" table:formula="of:=DEGREES(ATAN( (-SIN (RADIANS ([.C443])) * COS(RADIANS([.B443]))) / (COS (RADIANS ([.C443])) * SIN(RADIANS([.B443]))) ))" office:value-type="float" office:value="50.402364945475" calcext:value-type="float">
            <text:p>50.40</text:p>
          </table:table-cell>
          <table:table-cell table:style-name="ce3" table:formula="of:=SQRT([.R443]^2+[.S443]^2)" office:value-type="float" office:value="5.89297102193529" calcext:value-type="float">
            <text:p>5.89</text:p>
          </table:table-cell>
          <table:table-cell table:style-name="ce3" table:formula="of:=DEGREES(ATAN2([.S443];[.R443]))" office:value-type="float" office:value="41.3025317724274" calcext:value-type="float">
            <text:p>41.30</text:p>
          </table:table-cell>
          <table:table-cell table:style-name="ce3"/>
          <table:table-cell table:style-name="ce3" table:formula="of:=[.K443]*COS(RADIANS([.L443]))+[.M443]*COS(RADIANS([.N443]))" office:value-type="float" office:value="3.88956632701541" calcext:value-type="float">
            <text:p>3.89</text:p>
          </table:table-cell>
          <table:table-cell table:style-name="ce3" table:formula="of:=[.K443]*SIN(RADIANS([.L443]))+[.M443]*SIN(RADIANS([.N443]))" office:value-type="float" office:value="4.42700590163566" calcext:value-type="float">
            <text:p>4.43</text:p>
          </table:table-cell>
          <table:table-cell table:number-columns-repeated="1005"/>
        </table:table-row>
        <table:table-row table:style-name="ro1">
          <table:table-cell office:value-type="float" office:value="7473716" calcext:value-type="float">
            <text:p>7473716</text:p>
          </table:table-cell>
          <table:table-cell office:value-type="float" office:value="-12.7656235587538" calcext:value-type="float">
            <text:p>-12.7656235588</text:p>
          </table:table-cell>
          <table:table-cell office:value-type="float" office:value="15.3145203834084" calcext:value-type="float">
            <text:p>15.3145203834</text:p>
          </table:table-cell>
          <table:table-cell office:value-type="float" office:value="1.9239979082916" calcext:value-type="float">
            <text:p>1.9239979083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95" calcext:value-type="float">
            <text:p>17.595</text:p>
          </table:table-cell>
          <table:table-cell/>
          <table:table-cell table:formula="of:=DEGREES(ACOS(COS(RADIANS([.B444]))*COS(RADIANS([.C444]))))" office:value-type="float" office:value="19.8389394256583" calcext:value-type="float">
            <text:p>19.84</text:p>
          </table:table-cell>
          <table:table-cell table:formula="of:=SQRT([.E444]^2+[.F444]^2)" office:value-type="float" office:value="0.176918060129541" calcext:value-type="float">
            <text:p>0.18</text:p>
          </table:table-cell>
          <table:table-cell table:formula="of:=DEGREES(ATAN2([.F444]; [.E444]))" office:value-type="float" office:value="-47.2906100426385" calcext:value-type="float">
            <text:p>-47.29</text:p>
          </table:table-cell>
          <table:table-cell table:style-name="ce3" table:formula="of:=0.3*[.J444]" office:value-type="float" office:value="5.95168182769749" calcext:value-type="float">
            <text:p>5.95</text:p>
          </table:table-cell>
          <table:table-cell table:style-name="ce3" table:formula="of:=DEGREES(ATAN( (-SIN (RADIANS ([.C444])) * COS(RADIANS([.B444]))) / (COS (RADIANS ([.C444])) * SIN(RADIANS([.B444]))) ))" office:value-type="float" office:value="50.3972418427137" calcext:value-type="float">
            <text:p>50.40</text:p>
          </table:table-cell>
          <table:table-cell table:style-name="ce3" table:formula="of:=SQRT([.R444]^2+[.S444]^2)" office:value-type="float" office:value="5.930606619625" calcext:value-type="float">
            <text:p>5.93</text:p>
          </table:table-cell>
          <table:table-cell table:style-name="ce3" table:formula="of:=DEGREES(ATAN2([.S444];[.R444]))" office:value-type="float" office:value="41.2968529064038" calcext:value-type="float">
            <text:p>41.30</text:p>
          </table:table-cell>
          <table:table-cell table:style-name="ce3"/>
          <table:table-cell table:style-name="ce3" table:formula="of:=[.K444]*COS(RADIANS([.L444]))+[.M444]*COS(RADIANS([.N444]))" office:value-type="float" office:value="3.91396552980726" calcext:value-type="float">
            <text:p>3.91</text:p>
          </table:table-cell>
          <table:table-cell table:style-name="ce3" table:formula="of:=[.K444]*SIN(RADIANS([.L444]))+[.M444]*SIN(RADIANS([.N444]))" office:value-type="float" office:value="4.45566703291667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3716" calcext:value-type="float">
            <text:p>7473716</text:p>
          </table:table-cell>
          <table:table-cell office:value-type="float" office:value="-12.7656235587538" calcext:value-type="float">
            <text:p>-12.7656235588</text:p>
          </table:table-cell>
          <table:table-cell office:value-type="float" office:value="15.3145203834084" calcext:value-type="float">
            <text:p>15.3145203834</text:p>
          </table:table-cell>
          <table:table-cell office:value-type="float" office:value="1.9239979082916" calcext:value-type="float">
            <text:p>1.9239979083</text:p>
          </table:table-cell>
          <table:table-cell office:value-type="float" office:value="-0.13" calcext:value-type="float">
            <text:p>-0.13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595" calcext:value-type="float">
            <text:p>17.595</text:p>
          </table:table-cell>
          <table:table-cell/>
          <table:table-cell table:formula="of:=DEGREES(ACOS(COS(RADIANS([.B445]))*COS(RADIANS([.C445]))))" office:value-type="float" office:value="19.8389394256583" calcext:value-type="float">
            <text:p>19.84</text:p>
          </table:table-cell>
          <table:table-cell table:formula="of:=SQRT([.E445]^2+[.F445]^2)" office:value-type="float" office:value="0.176918060129541" calcext:value-type="float">
            <text:p>0.18</text:p>
          </table:table-cell>
          <table:table-cell table:formula="of:=DEGREES(ATAN2([.F445]; [.E445]))" office:value-type="float" office:value="-47.2906100426385" calcext:value-type="float">
            <text:p>-47.29</text:p>
          </table:table-cell>
          <table:table-cell table:style-name="ce3" table:formula="of:=0.3*[.J445]" office:value-type="float" office:value="5.95168182769749" calcext:value-type="float">
            <text:p>5.95</text:p>
          </table:table-cell>
          <table:table-cell table:style-name="ce3" table:formula="of:=DEGREES(ATAN( (-SIN (RADIANS ([.C445])) * COS(RADIANS([.B445]))) / (COS (RADIANS ([.C445])) * SIN(RADIANS([.B445]))) ))" office:value-type="float" office:value="50.3972418427137" calcext:value-type="float">
            <text:p>50.40</text:p>
          </table:table-cell>
          <table:table-cell table:style-name="ce3" table:formula="of:=SQRT([.R445]^2+[.S445]^2)" office:value-type="float" office:value="5.930606619625" calcext:value-type="float">
            <text:p>5.93</text:p>
          </table:table-cell>
          <table:table-cell table:style-name="ce3" table:formula="of:=DEGREES(ATAN2([.S445];[.R445]))" office:value-type="float" office:value="41.2968529064038" calcext:value-type="float">
            <text:p>41.30</text:p>
          </table:table-cell>
          <table:table-cell table:style-name="ce3"/>
          <table:table-cell table:style-name="ce3" table:formula="of:=[.K445]*COS(RADIANS([.L445]))+[.M445]*COS(RADIANS([.N445]))" office:value-type="float" office:value="3.91396552980726" calcext:value-type="float">
            <text:p>3.91</text:p>
          </table:table-cell>
          <table:table-cell table:style-name="ce3" table:formula="of:=[.K445]*SIN(RADIANS([.L445]))+[.M445]*SIN(RADIANS([.N445]))" office:value-type="float" office:value="4.45566703291667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3966" calcext:value-type="float">
            <text:p>7473966</text:p>
          </table:table-cell>
          <table:table-cell office:value-type="float" office:value="-12.8029420048315" calcext:value-type="float">
            <text:p>-12.8029420048</text:p>
          </table:table-cell>
          <table:table-cell office:value-type="float" office:value="15.3058733639191" calcext:value-type="float">
            <text:p>15.3058733639</text:p>
          </table:table-cell>
          <table:table-cell office:value-type="float" office:value="1.931843234327" calcext:value-type="float">
            <text:p>1.931843234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29" calcext:value-type="float">
            <text:p>17.629</text:p>
          </table:table-cell>
          <table:table-cell/>
          <table:table-cell table:formula="of:=DEGREES(ACOS(COS(RADIANS([.B446]))*COS(RADIANS([.C446]))))" office:value-type="float" office:value="19.8558405290808" calcext:value-type="float">
            <text:p>19.86</text:p>
          </table:table-cell>
          <table:table-cell table:formula="of:=SQRT([.E446]^2+[.F446]^2)" office:value-type="float" office:value="0.169705627484771" calcext:value-type="float">
            <text:p>0.17</text:p>
          </table:table-cell>
          <table:table-cell table:formula="of:=DEGREES(ATAN2([.F446]; [.E446]))" office:value-type="float" office:value="-45" calcext:value-type="float">
            <text:p>-45.00</text:p>
          </table:table-cell>
          <table:table-cell table:style-name="ce3" table:formula="of:=0.3*[.J446]" office:value-type="float" office:value="5.95675215872425" calcext:value-type="float">
            <text:p>5.96</text:p>
          </table:table-cell>
          <table:table-cell table:style-name="ce3" table:formula="of:=DEGREES(ATAN( (-SIN (RADIANS ([.C446])) * COS(RADIANS([.B446]))) / (COS (RADIANS ([.C446])) * SIN(RADIANS([.B446]))) ))" office:value-type="float" office:value="50.2955942133294" calcext:value-type="float">
            <text:p>50.30</text:p>
          </table:table-cell>
          <table:table-cell table:style-name="ce3" table:formula="of:=SQRT([.R446]^2+[.S446]^2)" office:value-type="float" office:value="5.94349200979397" calcext:value-type="float">
            <text:p>5.94</text:p>
          </table:table-cell>
          <table:table-cell table:style-name="ce3" table:formula="of:=DEGREES(ATAN2([.S446];[.R446]))" office:value-type="float" office:value="41.3336196476676" calcext:value-type="float">
            <text:p>41.33</text:p>
          </table:table-cell>
          <table:table-cell table:style-name="ce3"/>
          <table:table-cell table:style-name="ce3" table:formula="of:=[.K446]*COS(RADIANS([.L446]))+[.M446]*COS(RADIANS([.N446]))" office:value-type="float" office:value="3.92533398607773" calcext:value-type="float">
            <text:p>3.93</text:p>
          </table:table-cell>
          <table:table-cell table:style-name="ce3" table:formula="of:=[.K446]*SIN(RADIANS([.L446]))+[.M446]*SIN(RADIANS([.N446]))" office:value-type="float" office:value="4.4628298609994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3966" calcext:value-type="float">
            <text:p>7473966</text:p>
          </table:table-cell>
          <table:table-cell office:value-type="float" office:value="-12.8029420048315" calcext:value-type="float">
            <text:p>-12.8029420048</text:p>
          </table:table-cell>
          <table:table-cell office:value-type="float" office:value="15.3058733639191" calcext:value-type="float">
            <text:p>15.3058733639</text:p>
          </table:table-cell>
          <table:table-cell office:value-type="float" office:value="1.931843234327" calcext:value-type="float">
            <text:p>1.931843234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29" calcext:value-type="float">
            <text:p>17.629</text:p>
          </table:table-cell>
          <table:table-cell/>
          <table:table-cell table:formula="of:=DEGREES(ACOS(COS(RADIANS([.B447]))*COS(RADIANS([.C447]))))" office:value-type="float" office:value="19.8558405290808" calcext:value-type="float">
            <text:p>19.86</text:p>
          </table:table-cell>
          <table:table-cell table:formula="of:=SQRT([.E447]^2+[.F447]^2)" office:value-type="float" office:value="0.169705627484771" calcext:value-type="float">
            <text:p>0.17</text:p>
          </table:table-cell>
          <table:table-cell table:formula="of:=DEGREES(ATAN2([.F447]; [.E447]))" office:value-type="float" office:value="-45" calcext:value-type="float">
            <text:p>-45.00</text:p>
          </table:table-cell>
          <table:table-cell table:style-name="ce3" table:formula="of:=0.3*[.J447]" office:value-type="float" office:value="5.95675215872425" calcext:value-type="float">
            <text:p>5.96</text:p>
          </table:table-cell>
          <table:table-cell table:style-name="ce3" table:formula="of:=DEGREES(ATAN( (-SIN (RADIANS ([.C447])) * COS(RADIANS([.B447]))) / (COS (RADIANS ([.C447])) * SIN(RADIANS([.B447]))) ))" office:value-type="float" office:value="50.2955942133294" calcext:value-type="float">
            <text:p>50.30</text:p>
          </table:table-cell>
          <table:table-cell table:style-name="ce3" table:formula="of:=SQRT([.R447]^2+[.S447]^2)" office:value-type="float" office:value="5.94349200979397" calcext:value-type="float">
            <text:p>5.94</text:p>
          </table:table-cell>
          <table:table-cell table:style-name="ce3" table:formula="of:=DEGREES(ATAN2([.S447];[.R447]))" office:value-type="float" office:value="41.3336196476676" calcext:value-type="float">
            <text:p>41.33</text:p>
          </table:table-cell>
          <table:table-cell table:style-name="ce3"/>
          <table:table-cell table:style-name="ce3" table:formula="of:=[.K447]*COS(RADIANS([.L447]))+[.M447]*COS(RADIANS([.N447]))" office:value-type="float" office:value="3.92533398607773" calcext:value-type="float">
            <text:p>3.93</text:p>
          </table:table-cell>
          <table:table-cell table:style-name="ce3" table:formula="of:=[.K447]*SIN(RADIANS([.L447]))+[.M447]*SIN(RADIANS([.N447]))" office:value-type="float" office:value="4.4628298609994" calcext:value-type="float">
            <text:p>4.46</text:p>
          </table:table-cell>
          <table:table-cell table:number-columns-repeated="1005"/>
        </table:table-row>
        <table:table-row table:style-name="ro1">
          <table:table-cell office:value-type="float" office:value="7474216" calcext:value-type="float">
            <text:p>7474216</text:p>
          </table:table-cell>
          <table:table-cell office:value-type="float" office:value="-12.7711858940592" calcext:value-type="float">
            <text:p>-12.7711858941</text:p>
          </table:table-cell>
          <table:table-cell office:value-type="float" office:value="15.325213044554" calcext:value-type="float">
            <text:p>15.3252130446</text:p>
          </table:table-cell>
          <table:table-cell office:value-type="float" office:value="1.94133442250897" calcext:value-type="float">
            <text:p>1.94133442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64" calcext:value-type="float">
            <text:p>17.664</text:p>
          </table:table-cell>
          <table:table-cell/>
          <table:table-cell table:formula="of:=DEGREES(ACOS(COS(RADIANS([.B448]))*COS(RADIANS([.C448]))))" office:value-type="float" office:value="19.8505482370563" calcext:value-type="float">
            <text:p>19.85</text:p>
          </table:table-cell>
          <table:table-cell table:formula="of:=SQRT([.E448]^2+[.F448]^2)" office:value-type="float" office:value="0.162788205960997" calcext:value-type="float">
            <text:p>0.16</text:p>
          </table:table-cell>
          <table:table-cell table:formula="of:=DEGREES(ATAN2([.F448]; [.E448]))" office:value-type="float" office:value="-42.5104470780008" calcext:value-type="float">
            <text:p>-42.51</text:p>
          </table:table-cell>
          <table:table-cell table:style-name="ce3" table:formula="of:=0.3*[.J448]" office:value-type="float" office:value="5.95516447111691" calcext:value-type="float">
            <text:p>5.96</text:p>
          </table:table-cell>
          <table:table-cell table:style-name="ce3" table:formula="of:=DEGREES(ATAN( (-SIN (RADIANS ([.C448])) * COS(RADIANS([.B448]))) / (COS (RADIANS ([.C448])) * SIN(RADIANS([.B448]))) ))" office:value-type="float" office:value="50.4051766529576" calcext:value-type="float">
            <text:p>50.41</text:p>
          </table:table-cell>
          <table:table-cell table:style-name="ce3" table:formula="of:=SQRT([.R448]^2+[.S448]^2)" office:value-type="float" office:value="5.94910608216934" calcext:value-type="float">
            <text:p>5.95</text:p>
          </table:table-cell>
          <table:table-cell table:style-name="ce3" table:formula="of:=DEGREES(ATAN2([.S448];[.R448]))" office:value-type="float" office:value="41.1608003497692" calcext:value-type="float">
            <text:p>41.16</text:p>
          </table:table-cell>
          <table:table-cell table:style-name="ce3"/>
          <table:table-cell table:style-name="ce3" table:formula="of:=[.K448]*COS(RADIANS([.L448]))+[.M448]*COS(RADIANS([.N448]))" office:value-type="float" office:value="3.91555010899119" calcext:value-type="float">
            <text:p>3.92</text:p>
          </table:table-cell>
          <table:table-cell table:style-name="ce3" table:formula="of:=[.K448]*SIN(RADIANS([.L448]))+[.M448]*SIN(RADIANS([.N448]))" office:value-type="float" office:value="4.47887603321228" calcext:value-type="float">
            <text:p>4.48</text:p>
          </table:table-cell>
          <table:table-cell table:number-columns-repeated="1005"/>
        </table:table-row>
        <table:table-row table:style-name="ro1">
          <table:table-cell office:value-type="float" office:value="7474216" calcext:value-type="float">
            <text:p>7474216</text:p>
          </table:table-cell>
          <table:table-cell office:value-type="float" office:value="-12.7711858940592" calcext:value-type="float">
            <text:p>-12.7711858941</text:p>
          </table:table-cell>
          <table:table-cell office:value-type="float" office:value="15.325213044554" calcext:value-type="float">
            <text:p>15.3252130446</text:p>
          </table:table-cell>
          <table:table-cell office:value-type="float" office:value="1.94133442250897" calcext:value-type="float">
            <text:p>1.9413344225</text:p>
          </table:table-cell>
          <table:table-cell office:value-type="float" office:value="-0.11" calcext:value-type="float">
            <text:p>-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64" calcext:value-type="float">
            <text:p>17.664</text:p>
          </table:table-cell>
          <table:table-cell/>
          <table:table-cell table:formula="of:=DEGREES(ACOS(COS(RADIANS([.B449]))*COS(RADIANS([.C449]))))" office:value-type="float" office:value="19.8505482370563" calcext:value-type="float">
            <text:p>19.85</text:p>
          </table:table-cell>
          <table:table-cell table:formula="of:=SQRT([.E449]^2+[.F449]^2)" office:value-type="float" office:value="0.162788205960997" calcext:value-type="float">
            <text:p>0.16</text:p>
          </table:table-cell>
          <table:table-cell table:formula="of:=DEGREES(ATAN2([.F449]; [.E449]))" office:value-type="float" office:value="-42.5104470780008" calcext:value-type="float">
            <text:p>-42.51</text:p>
          </table:table-cell>
          <table:table-cell table:style-name="ce3" table:formula="of:=0.3*[.J449]" office:value-type="float" office:value="5.95516447111691" calcext:value-type="float">
            <text:p>5.96</text:p>
          </table:table-cell>
          <table:table-cell table:style-name="ce3" table:formula="of:=DEGREES(ATAN( (-SIN (RADIANS ([.C449])) * COS(RADIANS([.B449]))) / (COS (RADIANS ([.C449])) * SIN(RADIANS([.B449]))) ))" office:value-type="float" office:value="50.4051766529576" calcext:value-type="float">
            <text:p>50.41</text:p>
          </table:table-cell>
          <table:table-cell table:style-name="ce3" table:formula="of:=SQRT([.R449]^2+[.S449]^2)" office:value-type="float" office:value="5.94910608216934" calcext:value-type="float">
            <text:p>5.95</text:p>
          </table:table-cell>
          <table:table-cell table:style-name="ce3" table:formula="of:=DEGREES(ATAN2([.S449];[.R449]))" office:value-type="float" office:value="41.1608003497692" calcext:value-type="float">
            <text:p>41.16</text:p>
          </table:table-cell>
          <table:table-cell table:style-name="ce3"/>
          <table:table-cell table:style-name="ce3" table:formula="of:=[.K449]*COS(RADIANS([.L449]))+[.M449]*COS(RADIANS([.N449]))" office:value-type="float" office:value="3.91555010899119" calcext:value-type="float">
            <text:p>3.92</text:p>
          </table:table-cell>
          <table:table-cell table:style-name="ce3" table:formula="of:=[.K449]*SIN(RADIANS([.L449]))+[.M449]*SIN(RADIANS([.N449]))" office:value-type="float" office:value="4.47887603321228" calcext:value-type="float">
            <text:p>4.48</text:p>
          </table:table-cell>
          <table:table-cell table:number-columns-repeated="1005"/>
        </table:table-row>
        <table:table-row table:style-name="ro1">
          <table:table-cell office:value-type="float" office:value="7474466" calcext:value-type="float">
            <text:p>7474466</text:p>
          </table:table-cell>
          <table:table-cell office:value-type="float" office:value="-12.7259683342064" calcext:value-type="float">
            <text:p>-12.7259683342</text:p>
          </table:table-cell>
          <table:table-cell office:value-type="float" office:value="15.4042946823117" calcext:value-type="float">
            <text:p>15.4042946823</text:p>
          </table:table-cell>
          <table:table-cell office:value-type="float" office:value="1.93576120158965" calcext:value-type="float">
            <text:p>1.935761201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98" calcext:value-type="float">
            <text:p>17.698</text:p>
          </table:table-cell>
          <table:table-cell/>
          <table:table-cell table:formula="of:=DEGREES(ACOS(COS(RADIANS([.B450]))*COS(RADIANS([.C450]))))" office:value-type="float" office:value="19.8823744901387" calcext:value-type="float">
            <text:p>19.88</text:p>
          </table:table-cell>
          <table:table-cell table:formula="of:=SQRT([.E450]^2+[.F450]^2)" office:value-type="float" office:value="0.162788205960997" calcext:value-type="float">
            <text:p>0.16</text:p>
          </table:table-cell>
          <table:table-cell table:formula="of:=DEGREES(ATAN2([.F450]; [.E450]))" office:value-type="float" office:value="-42.5104470780008" calcext:value-type="float">
            <text:p>-42.51</text:p>
          </table:table-cell>
          <table:table-cell table:style-name="ce3" table:formula="of:=0.3*[.J450]" office:value-type="float" office:value="5.96471234704162" calcext:value-type="float">
            <text:p>5.96</text:p>
          </table:table-cell>
          <table:table-cell table:style-name="ce3" table:formula="of:=DEGREES(ATAN( (-SIN (RADIANS ([.C450])) * COS(RADIANS([.B450]))) / (COS (RADIANS ([.C450])) * SIN(RADIANS([.B450]))) ))" office:value-type="float" office:value="50.6601522498006" calcext:value-type="float">
            <text:p>50.66</text:p>
          </table:table-cell>
          <table:table-cell table:style-name="ce3" table:formula="of:=SQRT([.R450]^2+[.S450]^2)" office:value-type="float" office:value="5.95792620587646" calcext:value-type="float">
            <text:p>5.96</text:p>
          </table:table-cell>
          <table:table-cell table:style-name="ce3" table:formula="of:=DEGREES(ATAN2([.S450];[.R450]))" office:value-type="float" office:value="40.9031359213724" calcext:value-type="float">
            <text:p>40.90</text:p>
          </table:table-cell>
          <table:table-cell table:style-name="ce3"/>
          <table:table-cell table:style-name="ce3" table:formula="of:=[.K450]*COS(RADIANS([.L450]))+[.M450]*COS(RADIANS([.N450]))" office:value-type="float" office:value="3.90114392261567" calcext:value-type="float">
            <text:p>3.90</text:p>
          </table:table-cell>
          <table:table-cell table:style-name="ce3" table:formula="of:=[.K450]*SIN(RADIANS([.L450]))+[.M450]*SIN(RADIANS([.N450]))" office:value-type="float" office:value="4.50310568049522" calcext:value-type="float">
            <text:p>4.50</text:p>
          </table:table-cell>
          <table:table-cell table:number-columns-repeated="1005"/>
        </table:table-row>
        <table:table-row table:style-name="ro1">
          <table:table-cell office:value-type="float" office:value="7474466" calcext:value-type="float">
            <text:p>7474466</text:p>
          </table:table-cell>
          <table:table-cell office:value-type="float" office:value="-12.7259683342064" calcext:value-type="float">
            <text:p>-12.7259683342</text:p>
          </table:table-cell>
          <table:table-cell office:value-type="float" office:value="15.4042946823117" calcext:value-type="float">
            <text:p>15.4042946823</text:p>
          </table:table-cell>
          <table:table-cell office:value-type="float" office:value="1.93576120158965" calcext:value-type="float">
            <text:p>1.935761201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2" calcext:value-type="float">
            <text:p>0.12</text:p>
          </table:table-cell>
          <table:table-cell office:value-type="float" office:value="-0.13" calcext:value-type="float">
            <text:p>-0.13</text:p>
          </table:table-cell>
          <table:table-cell office:value-type="float" office:value="17.698" calcext:value-type="float">
            <text:p>17.698</text:p>
          </table:table-cell>
          <table:table-cell/>
          <table:table-cell table:formula="of:=DEGREES(ACOS(COS(RADIANS([.B451]))*COS(RADIANS([.C451]))))" office:value-type="float" office:value="19.8823744901387" calcext:value-type="float">
            <text:p>19.88</text:p>
          </table:table-cell>
          <table:table-cell table:formula="of:=SQRT([.E451]^2+[.F451]^2)" office:value-type="float" office:value="0.162788205960997" calcext:value-type="float">
            <text:p>0.16</text:p>
          </table:table-cell>
          <table:table-cell table:formula="of:=DEGREES(ATAN2([.F451]; [.E451]))" office:value-type="float" office:value="-42.5104470780008" calcext:value-type="float">
            <text:p>-42.51</text:p>
          </table:table-cell>
          <table:table-cell table:style-name="ce3" table:formula="of:=0.3*[.J451]" office:value-type="float" office:value="5.96471234704162" calcext:value-type="float">
            <text:p>5.96</text:p>
          </table:table-cell>
          <table:table-cell table:style-name="ce3" table:formula="of:=DEGREES(ATAN( (-SIN (RADIANS ([.C451])) * COS(RADIANS([.B451]))) / (COS (RADIANS ([.C451])) * SIN(RADIANS([.B451]))) ))" office:value-type="float" office:value="50.6601522498006" calcext:value-type="float">
            <text:p>50.66</text:p>
          </table:table-cell>
          <table:table-cell table:style-name="ce3" table:formula="of:=SQRT([.R451]^2+[.S451]^2)" office:value-type="float" office:value="5.95792620587646" calcext:value-type="float">
            <text:p>5.96</text:p>
          </table:table-cell>
          <table:table-cell table:style-name="ce3" table:formula="of:=DEGREES(ATAN2([.S451];[.R451]))" office:value-type="float" office:value="40.9031359213724" calcext:value-type="float">
            <text:p>40.90</text:p>
          </table:table-cell>
          <table:table-cell table:style-name="ce3"/>
          <table:table-cell table:style-name="ce3" table:formula="of:=[.K451]*COS(RADIANS([.L451]))+[.M451]*COS(RADIANS([.N451]))" office:value-type="float" office:value="3.90114392261567" calcext:value-type="float">
            <text:p>3.90</text:p>
          </table:table-cell>
          <table:table-cell table:style-name="ce3" table:formula="of:=[.K451]*SIN(RADIANS([.L451]))+[.M451]*SIN(RADIANS([.N451]))" office:value-type="float" office:value="4.50310568049522" calcext:value-type="float">
            <text:p>4.50</text:p>
          </table:table-cell>
          <table:table-cell table:number-columns-repeated="1005"/>
        </table:table-row>
        <table:table-row table:style-name="ro1">
          <table:table-cell office:value-type="float" office:value="7474717" calcext:value-type="float">
            <text:p>7474717</text:p>
          </table:table-cell>
          <table:table-cell office:value-type="float" office:value="-12.7774389322443" calcext:value-type="float">
            <text:p>-12.7774389322</text:p>
          </table:table-cell>
          <table:table-cell office:value-type="float" office:value="15.3379171964102" calcext:value-type="float">
            <text:p>15.3379171964</text:p>
          </table:table-cell>
          <table:table-cell office:value-type="float" office:value="1.90305804240022" calcext:value-type="float">
            <text:p>1.90305804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733" calcext:value-type="float">
            <text:p>17.733</text:p>
          </table:table-cell>
          <table:table-cell/>
          <table:table-cell table:formula="of:=DEGREES(ACOS(COS(RADIANS([.B452]))*COS(RADIANS([.C452]))))" office:value-type="float" office:value="19.8641178191403" calcext:value-type="float">
            <text:p>19.86</text:p>
          </table:table-cell>
          <table:table-cell table:formula="of:=SQRT([.E452]^2+[.F452]^2)" office:value-type="float" office:value="0.170293863659264" calcext:value-type="float">
            <text:p>0.17</text:p>
          </table:table-cell>
          <table:table-cell table:formula="of:=DEGREES(ATAN2([.F452]; [.E452]))" office:value-type="float" office:value="-40.2363583092738" calcext:value-type="float">
            <text:p>-40.24</text:p>
          </table:table-cell>
          <table:table-cell table:style-name="ce3" table:formula="of:=0.3*[.J452]" office:value-type="float" office:value="5.9592353457421" calcext:value-type="float">
            <text:p>5.96</text:p>
          </table:table-cell>
          <table:table-cell table:style-name="ce3" table:formula="of:=DEGREES(ATAN( (-SIN (RADIANS ([.C452])) * COS(RADIANS([.B452]))) / (COS (RADIANS ([.C452])) * SIN(RADIANS([.B452]))) ))" office:value-type="float" office:value="50.4154032537586" calcext:value-type="float">
            <text:p>50.42</text:p>
          </table:table-cell>
          <table:table-cell table:style-name="ce3" table:formula="of:=SQRT([.R452]^2+[.S452]^2)" office:value-type="float" office:value="5.95973140665427" calcext:value-type="float">
            <text:p>5.96</text:p>
          </table:table-cell>
          <table:table-cell table:style-name="ce3" table:formula="of:=DEGREES(ATAN2([.S452];[.R452]))" office:value-type="float" office:value="41.2218880433174" calcext:value-type="float">
            <text:p>41.22</text:p>
          </table:table-cell>
          <table:table-cell table:style-name="ce3"/>
          <table:table-cell table:style-name="ce3" table:formula="of:=[.K452]*COS(RADIANS([.L452]))+[.M452]*COS(RADIANS([.N452]))" office:value-type="float" office:value="3.92732501969418" calcext:value-type="float">
            <text:p>3.93</text:p>
          </table:table-cell>
          <table:table-cell table:style-name="ce3" table:formula="of:=[.K452]*SIN(RADIANS([.L452]))+[.M452]*SIN(RADIANS([.N452]))" office:value-type="float" office:value="4.4826907800054" calcext:value-type="float">
            <text:p>4.48</text:p>
          </table:table-cell>
          <table:table-cell table:number-columns-repeated="1005"/>
        </table:table-row>
        <table:table-row table:style-name="ro1">
          <table:table-cell office:value-type="float" office:value="7474717" calcext:value-type="float">
            <text:p>7474717</text:p>
          </table:table-cell>
          <table:table-cell office:value-type="float" office:value="-12.7774389322443" calcext:value-type="float">
            <text:p>-12.7774389322</text:p>
          </table:table-cell>
          <table:table-cell office:value-type="float" office:value="15.3379171964102" calcext:value-type="float">
            <text:p>15.3379171964</text:p>
          </table:table-cell>
          <table:table-cell office:value-type="float" office:value="1.90305804240022" calcext:value-type="float">
            <text:p>1.903058042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733" calcext:value-type="float">
            <text:p>17.733</text:p>
          </table:table-cell>
          <table:table-cell/>
          <table:table-cell table:formula="of:=DEGREES(ACOS(COS(RADIANS([.B453]))*COS(RADIANS([.C453]))))" office:value-type="float" office:value="19.8641178191403" calcext:value-type="float">
            <text:p>19.86</text:p>
          </table:table-cell>
          <table:table-cell table:formula="of:=SQRT([.E453]^2+[.F453]^2)" office:value-type="float" office:value="0.170293863659264" calcext:value-type="float">
            <text:p>0.17</text:p>
          </table:table-cell>
          <table:table-cell table:formula="of:=DEGREES(ATAN2([.F453]; [.E453]))" office:value-type="float" office:value="-40.2363583092738" calcext:value-type="float">
            <text:p>-40.24</text:p>
          </table:table-cell>
          <table:table-cell table:style-name="ce3" table:formula="of:=0.3*[.J453]" office:value-type="float" office:value="5.9592353457421" calcext:value-type="float">
            <text:p>5.96</text:p>
          </table:table-cell>
          <table:table-cell table:style-name="ce3" table:formula="of:=DEGREES(ATAN( (-SIN (RADIANS ([.C453])) * COS(RADIANS([.B453]))) / (COS (RADIANS ([.C453])) * SIN(RADIANS([.B453]))) ))" office:value-type="float" office:value="50.4154032537586" calcext:value-type="float">
            <text:p>50.42</text:p>
          </table:table-cell>
          <table:table-cell table:style-name="ce3" table:formula="of:=SQRT([.R453]^2+[.S453]^2)" office:value-type="float" office:value="5.95973140665427" calcext:value-type="float">
            <text:p>5.96</text:p>
          </table:table-cell>
          <table:table-cell table:style-name="ce3" table:formula="of:=DEGREES(ATAN2([.S453];[.R453]))" office:value-type="float" office:value="41.2218880433174" calcext:value-type="float">
            <text:p>41.22</text:p>
          </table:table-cell>
          <table:table-cell table:style-name="ce3"/>
          <table:table-cell table:style-name="ce3" table:formula="of:=[.K453]*COS(RADIANS([.L453]))+[.M453]*COS(RADIANS([.N453]))" office:value-type="float" office:value="3.92732501969418" calcext:value-type="float">
            <text:p>3.93</text:p>
          </table:table-cell>
          <table:table-cell table:style-name="ce3" table:formula="of:=[.K453]*SIN(RADIANS([.L453]))+[.M453]*SIN(RADIANS([.N453]))" office:value-type="float" office:value="4.4826907800054" calcext:value-type="float">
            <text:p>4.48</text:p>
          </table:table-cell>
          <table:table-cell table:number-columns-repeated="1005"/>
        </table:table-row>
        <table:table-row table:style-name="ro1">
          <table:table-cell office:value-type="float" office:value="7474967" calcext:value-type="float">
            <text:p>7474967</text:p>
          </table:table-cell>
          <table:table-cell office:value-type="float" office:value="-12.770592521375" calcext:value-type="float">
            <text:p>-12.7705925214</text:p>
          </table:table-cell>
          <table:table-cell office:value-type="float" office:value="15.3668840286803" calcext:value-type="float">
            <text:p>15.3668840287</text:p>
          </table:table-cell>
          <table:table-cell office:value-type="float" office:value="1.90301599404814" calcext:value-type="float">
            <text:p>1.90301599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769" calcext:value-type="float">
            <text:p>17.769</text:p>
          </table:table-cell>
          <table:table-cell/>
          <table:table-cell table:formula="of:=DEGREES(ACOS(COS(RADIANS([.B454]))*COS(RADIANS([.C454]))))" office:value-type="float" office:value="19.8818256778068" calcext:value-type="float">
            <text:p>19.88</text:p>
          </table:table-cell>
          <table:table-cell table:formula="of:=SQRT([.E454]^2+[.F454]^2)" office:value-type="float" office:value="0.170293863659264" calcext:value-type="float">
            <text:p>0.17</text:p>
          </table:table-cell>
          <table:table-cell table:formula="of:=DEGREES(ATAN2([.F454]; [.E454]))" office:value-type="float" office:value="-40.2363583092738" calcext:value-type="float">
            <text:p>-40.24</text:p>
          </table:table-cell>
          <table:table-cell table:style-name="ce3" table:formula="of:=0.3*[.J454]" office:value-type="float" office:value="5.96454770334203" calcext:value-type="float">
            <text:p>5.96</text:p>
          </table:table-cell>
          <table:table-cell table:style-name="ce3" table:formula="of:=DEGREES(ATAN( (-SIN (RADIANS ([.C454])) * COS(RADIANS([.B454]))) / (COS (RADIANS ([.C454])) * SIN(RADIANS([.B454]))) ))" office:value-type="float" office:value="50.4866972628512" calcext:value-type="float">
            <text:p>50.49</text:p>
          </table:table-cell>
          <table:table-cell table:style-name="ce3" table:formula="of:=SQRT([.R454]^2+[.S454]^2)" office:value-type="float" office:value="5.96482972711364" calcext:value-type="float">
            <text:p>5.96</text:p>
          </table:table-cell>
          <table:table-cell table:style-name="ce3" table:formula="of:=DEGREES(ATAN2([.S454];[.R454]))" office:value-type="float" office:value="41.1491697818433" calcext:value-type="float">
            <text:p>41.15</text:p>
          </table:table-cell>
          <table:table-cell table:style-name="ce3"/>
          <table:table-cell table:style-name="ce3" table:formula="of:=[.K454]*COS(RADIANS([.L454]))+[.M454]*COS(RADIANS([.N454]))" office:value-type="float" office:value="3.92498735310736" calcext:value-type="float">
            <text:p>3.92</text:p>
          </table:table-cell>
          <table:table-cell table:style-name="ce3" table:formula="of:=[.K454]*SIN(RADIANS([.L454]))+[.M454]*SIN(RADIANS([.N454]))" office:value-type="float" office:value="4.4915106536004" calcext:value-type="float">
            <text:p>4.49</text:p>
          </table:table-cell>
          <table:table-cell table:number-columns-repeated="1005"/>
        </table:table-row>
        <table:table-row table:style-name="ro1">
          <table:table-cell office:value-type="float" office:value="7474967" calcext:value-type="float">
            <text:p>7474967</text:p>
          </table:table-cell>
          <table:table-cell office:value-type="float" office:value="-12.770592521375" calcext:value-type="float">
            <text:p>-12.7705925214</text:p>
          </table:table-cell>
          <table:table-cell office:value-type="float" office:value="15.3668840286803" calcext:value-type="float">
            <text:p>15.3668840287</text:p>
          </table:table-cell>
          <table:table-cell office:value-type="float" office:value="1.90301599404814" calcext:value-type="float">
            <text:p>1.90301599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769" calcext:value-type="float">
            <text:p>17.769</text:p>
          </table:table-cell>
          <table:table-cell/>
          <table:table-cell table:formula="of:=DEGREES(ACOS(COS(RADIANS([.B455]))*COS(RADIANS([.C455]))))" office:value-type="float" office:value="19.8818256778068" calcext:value-type="float">
            <text:p>19.88</text:p>
          </table:table-cell>
          <table:table-cell table:formula="of:=SQRT([.E455]^2+[.F455]^2)" office:value-type="float" office:value="0.170293863659264" calcext:value-type="float">
            <text:p>0.17</text:p>
          </table:table-cell>
          <table:table-cell table:formula="of:=DEGREES(ATAN2([.F455]; [.E455]))" office:value-type="float" office:value="-40.2363583092738" calcext:value-type="float">
            <text:p>-40.24</text:p>
          </table:table-cell>
          <table:table-cell table:style-name="ce3" table:formula="of:=0.3*[.J455]" office:value-type="float" office:value="5.96454770334203" calcext:value-type="float">
            <text:p>5.96</text:p>
          </table:table-cell>
          <table:table-cell table:style-name="ce3" table:formula="of:=DEGREES(ATAN( (-SIN (RADIANS ([.C455])) * COS(RADIANS([.B455]))) / (COS (RADIANS ([.C455])) * SIN(RADIANS([.B455]))) ))" office:value-type="float" office:value="50.4866972628512" calcext:value-type="float">
            <text:p>50.49</text:p>
          </table:table-cell>
          <table:table-cell table:style-name="ce3" table:formula="of:=SQRT([.R455]^2+[.S455]^2)" office:value-type="float" office:value="5.96482972711364" calcext:value-type="float">
            <text:p>5.96</text:p>
          </table:table-cell>
          <table:table-cell table:style-name="ce3" table:formula="of:=DEGREES(ATAN2([.S455];[.R455]))" office:value-type="float" office:value="41.1491697818433" calcext:value-type="float">
            <text:p>41.15</text:p>
          </table:table-cell>
          <table:table-cell table:style-name="ce3"/>
          <table:table-cell table:style-name="ce3" table:formula="of:=[.K455]*COS(RADIANS([.L455]))+[.M455]*COS(RADIANS([.N455]))" office:value-type="float" office:value="3.92498735310736" calcext:value-type="float">
            <text:p>3.92</text:p>
          </table:table-cell>
          <table:table-cell table:style-name="ce3" table:formula="of:=[.K455]*SIN(RADIANS([.L455]))+[.M455]*SIN(RADIANS([.N455]))" office:value-type="float" office:value="4.4915106536004" calcext:value-type="float">
            <text:p>4.49</text:p>
          </table:table-cell>
          <table:table-cell table:number-columns-repeated="1005"/>
        </table:table-row>
        <table:table-row table:style-name="ro1">
          <table:table-cell office:value-type="float" office:value="7475217" calcext:value-type="float">
            <text:p>7475217</text:p>
          </table:table-cell>
          <table:table-cell office:value-type="float" office:value="-12.735881500013" calcext:value-type="float">
            <text:p>-12.7358815</text:p>
          </table:table-cell>
          <table:table-cell office:value-type="float" office:value="15.454062855699" calcext:value-type="float">
            <text:p>15.4540628557</text:p>
          </table:table-cell>
          <table:table-cell office:value-type="float" office:value="1.91439466231856" calcext:value-type="float">
            <text:p>1.9143946623</text:p>
          </table:table-cell>
          <table:table-cell office:value-type="float" office:value="-0.1" calcext:value-type="float">
            <text:p>-0.1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804" calcext:value-type="float">
            <text:p>17.804</text:p>
          </table:table-cell>
          <table:table-cell/>
          <table:table-cell table:formula="of:=DEGREES(ACOS(COS(RADIANS([.B456]))*COS(RADIANS([.C456]))))" office:value-type="float" office:value="19.9264952705704" calcext:value-type="float">
            <text:p>19.93</text:p>
          </table:table-cell>
          <table:table-cell table:formula="of:=SQRT([.E456]^2+[.F456]^2)" office:value-type="float" office:value="0.156204993518133" calcext:value-type="float">
            <text:p>0.16</text:p>
          </table:table-cell>
          <table:table-cell table:formula="of:=DEGREES(ATAN2([.F456]; [.E456]))" office:value-type="float" office:value="-39.8055710922652" calcext:value-type="float">
            <text:p>-39.81</text:p>
          </table:table-cell>
          <table:table-cell table:style-name="ce3" table:formula="of:=0.3*[.J456]" office:value-type="float" office:value="5.97794858117112" calcext:value-type="float">
            <text:p>5.98</text:p>
          </table:table-cell>
          <table:table-cell table:style-name="ce3" table:formula="of:=DEGREES(ATAN( (-SIN (RADIANS ([.C456])) * COS(RADIANS([.B456]))) / (COS (RADIANS ([.C456])) * SIN(RADIANS([.B456]))) ))" office:value-type="float" office:value="50.7326656726886" calcext:value-type="float">
            <text:p>50.73</text:p>
          </table:table-cell>
          <table:table-cell table:style-name="ce3" table:formula="of:=SQRT([.R456]^2+[.S456]^2)" office:value-type="float" office:value="5.97852201884237" calcext:value-type="float">
            <text:p>5.98</text:p>
          </table:table-cell>
          <table:table-cell table:style-name="ce3" table:formula="of:=DEGREES(ATAN2([.S456];[.R456]))" office:value-type="float" office:value="40.7644452188408" calcext:value-type="float">
            <text:p>40.76</text:p>
          </table:table-cell>
          <table:table-cell table:style-name="ce3"/>
          <table:table-cell table:style-name="ce3" table:formula="of:=[.K456]*COS(RADIANS([.L456]))+[.M456]*COS(RADIANS([.N456]))" office:value-type="float" office:value="3.90368029527598" calcext:value-type="float">
            <text:p>3.90</text:p>
          </table:table-cell>
          <table:table-cell table:style-name="ce3" table:formula="of:=[.K456]*SIN(RADIANS([.L456]))+[.M456]*SIN(RADIANS([.N456]))" office:value-type="float" office:value="4.52813490104448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5217" calcext:value-type="float">
            <text:p>7475217</text:p>
          </table:table-cell>
          <table:table-cell office:value-type="float" office:value="-12.735881500013" calcext:value-type="float">
            <text:p>-12.7358815</text:p>
          </table:table-cell>
          <table:table-cell office:value-type="float" office:value="15.454062855699" calcext:value-type="float">
            <text:p>15.4540628557</text:p>
          </table:table-cell>
          <table:table-cell office:value-type="float" office:value="1.91439466231856" calcext:value-type="float">
            <text:p>1.9143946623</text:p>
          </table:table-cell>
          <table:table-cell office:value-type="float" office:value="-0.1" calcext:value-type="float">
            <text:p>-0.1</text:p>
          </table:table-cell>
          <table:table-cell office:value-type="float" office:value="0.12" calcext:value-type="float">
            <text:p>0.12</text:p>
          </table:table-cell>
          <table:table-cell office:value-type="float" office:value="-0.14" calcext:value-type="float">
            <text:p>-0.14</text:p>
          </table:table-cell>
          <table:table-cell office:value-type="float" office:value="17.804" calcext:value-type="float">
            <text:p>17.804</text:p>
          </table:table-cell>
          <table:table-cell/>
          <table:table-cell table:formula="of:=DEGREES(ACOS(COS(RADIANS([.B457]))*COS(RADIANS([.C457]))))" office:value-type="float" office:value="19.9264952705704" calcext:value-type="float">
            <text:p>19.93</text:p>
          </table:table-cell>
          <table:table-cell table:formula="of:=SQRT([.E457]^2+[.F457]^2)" office:value-type="float" office:value="0.156204993518133" calcext:value-type="float">
            <text:p>0.16</text:p>
          </table:table-cell>
          <table:table-cell table:formula="of:=DEGREES(ATAN2([.F457]; [.E457]))" office:value-type="float" office:value="-39.8055710922652" calcext:value-type="float">
            <text:p>-39.81</text:p>
          </table:table-cell>
          <table:table-cell table:style-name="ce3" table:formula="of:=0.3*[.J457]" office:value-type="float" office:value="5.97794858117112" calcext:value-type="float">
            <text:p>5.98</text:p>
          </table:table-cell>
          <table:table-cell table:style-name="ce3" table:formula="of:=DEGREES(ATAN( (-SIN (RADIANS ([.C457])) * COS(RADIANS([.B457]))) / (COS (RADIANS ([.C457])) * SIN(RADIANS([.B457]))) ))" office:value-type="float" office:value="50.7326656726886" calcext:value-type="float">
            <text:p>50.73</text:p>
          </table:table-cell>
          <table:table-cell table:style-name="ce3" table:formula="of:=SQRT([.R457]^2+[.S457]^2)" office:value-type="float" office:value="5.97852201884237" calcext:value-type="float">
            <text:p>5.98</text:p>
          </table:table-cell>
          <table:table-cell table:style-name="ce3" table:formula="of:=DEGREES(ATAN2([.S457];[.R457]))" office:value-type="float" office:value="40.7644452188408" calcext:value-type="float">
            <text:p>40.76</text:p>
          </table:table-cell>
          <table:table-cell table:style-name="ce3"/>
          <table:table-cell table:style-name="ce3" table:formula="of:=[.K457]*COS(RADIANS([.L457]))+[.M457]*COS(RADIANS([.N457]))" office:value-type="float" office:value="3.90368029527598" calcext:value-type="float">
            <text:p>3.90</text:p>
          </table:table-cell>
          <table:table-cell table:style-name="ce3" table:formula="of:=[.K457]*SIN(RADIANS([.L457]))+[.M457]*SIN(RADIANS([.N457]))" office:value-type="float" office:value="4.52813490104448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5466" calcext:value-type="float">
            <text:p>7475466</text:p>
          </table:table-cell>
          <table:table-cell office:value-type="float" office:value="-12.6819605716103" calcext:value-type="float">
            <text:p>-12.6819605716</text:p>
          </table:table-cell>
          <table:table-cell office:value-type="float" office:value="15.4824918105719" calcext:value-type="float">
            <text:p>15.4824918106</text:p>
          </table:table-cell>
          <table:table-cell office:value-type="float" office:value="1.92892354190023" calcext:value-type="float">
            <text:p>1.9289235419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39" calcext:value-type="float">
            <text:p>17.839</text:p>
          </table:table-cell>
          <table:table-cell/>
          <table:table-cell table:formula="of:=DEGREES(ACOS(COS(RADIANS([.B458]))*COS(RADIANS([.C458]))))" office:value-type="float" office:value="19.9146483688175" calcext:value-type="float">
            <text:p>19.91</text:p>
          </table:table-cell>
          <table:table-cell table:formula="of:=SQRT([.E458]^2+[.F458]^2)" office:value-type="float" office:value="0.164012194668567" calcext:value-type="float">
            <text:p>0.16</text:p>
          </table:table-cell>
          <table:table-cell table:formula="of:=DEGREES(ATAN2([.F458]; [.E458]))" office:value-type="float" office:value="-37.5685920288275" calcext:value-type="float">
            <text:p>-37.57</text:p>
          </table:table-cell>
          <table:table-cell table:style-name="ce3" table:formula="of:=0.3*[.J458]" office:value-type="float" office:value="5.97439451064526" calcext:value-type="float">
            <text:p>5.97</text:p>
          </table:table-cell>
          <table:table-cell table:style-name="ce3" table:formula="of:=DEGREES(ATAN( (-SIN (RADIANS ([.C458])) * COS(RADIANS([.B458]))) / (COS (RADIANS ([.C458])) * SIN(RADIANS([.B458]))) ))" office:value-type="float" office:value="50.9098692870962" calcext:value-type="float">
            <text:p>50.91</text:p>
          </table:table-cell>
          <table:table-cell table:style-name="ce3" table:formula="of:=SQRT([.R458]^2+[.S458]^2)" office:value-type="float" office:value="5.98099710930865" calcext:value-type="float">
            <text:p>5.98</text:p>
          </table:table-cell>
          <table:table-cell table:style-name="ce3" table:formula="of:=DEGREES(ATAN2([.S458];[.R458]))" office:value-type="float" office:value="40.6609507531427" calcext:value-type="float">
            <text:p>40.66</text:p>
          </table:table-cell>
          <table:table-cell table:style-name="ce3"/>
          <table:table-cell table:style-name="ce3" table:formula="of:=[.K458]*COS(RADIANS([.L458]))+[.M458]*COS(RADIANS([.N458]))" office:value-type="float" office:value="3.89710739763849" calcext:value-type="float">
            <text:p>3.90</text:p>
          </table:table-cell>
          <table:table-cell table:style-name="ce3" table:formula="of:=[.K458]*SIN(RADIANS([.L458]))+[.M458]*SIN(RADIANS([.N458]))" office:value-type="float" office:value="4.5370563532790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5466" calcext:value-type="float">
            <text:p>7475466</text:p>
          </table:table-cell>
          <table:table-cell office:value-type="float" office:value="-12.6819605716103" calcext:value-type="float">
            <text:p>-12.6819605716</text:p>
          </table:table-cell>
          <table:table-cell office:value-type="float" office:value="15.4824918105719" calcext:value-type="float">
            <text:p>15.4824918106</text:p>
          </table:table-cell>
          <table:table-cell office:value-type="float" office:value="1.92892354190023" calcext:value-type="float">
            <text:p>1.9289235419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39" calcext:value-type="float">
            <text:p>17.839</text:p>
          </table:table-cell>
          <table:table-cell/>
          <table:table-cell table:formula="of:=DEGREES(ACOS(COS(RADIANS([.B459]))*COS(RADIANS([.C459]))))" office:value-type="float" office:value="19.9146483688175" calcext:value-type="float">
            <text:p>19.91</text:p>
          </table:table-cell>
          <table:table-cell table:formula="of:=SQRT([.E459]^2+[.F459]^2)" office:value-type="float" office:value="0.164012194668567" calcext:value-type="float">
            <text:p>0.16</text:p>
          </table:table-cell>
          <table:table-cell table:formula="of:=DEGREES(ATAN2([.F459]; [.E459]))" office:value-type="float" office:value="-37.5685920288275" calcext:value-type="float">
            <text:p>-37.57</text:p>
          </table:table-cell>
          <table:table-cell table:style-name="ce3" table:formula="of:=0.3*[.J459]" office:value-type="float" office:value="5.97439451064526" calcext:value-type="float">
            <text:p>5.97</text:p>
          </table:table-cell>
          <table:table-cell table:style-name="ce3" table:formula="of:=DEGREES(ATAN( (-SIN (RADIANS ([.C459])) * COS(RADIANS([.B459]))) / (COS (RADIANS ([.C459])) * SIN(RADIANS([.B459]))) ))" office:value-type="float" office:value="50.9098692870962" calcext:value-type="float">
            <text:p>50.91</text:p>
          </table:table-cell>
          <table:table-cell table:style-name="ce3" table:formula="of:=SQRT([.R459]^2+[.S459]^2)" office:value-type="float" office:value="5.98099710930865" calcext:value-type="float">
            <text:p>5.98</text:p>
          </table:table-cell>
          <table:table-cell table:style-name="ce3" table:formula="of:=DEGREES(ATAN2([.S459];[.R459]))" office:value-type="float" office:value="40.6609507531427" calcext:value-type="float">
            <text:p>40.66</text:p>
          </table:table-cell>
          <table:table-cell table:style-name="ce3"/>
          <table:table-cell table:style-name="ce3" table:formula="of:=[.K459]*COS(RADIANS([.L459]))+[.M459]*COS(RADIANS([.N459]))" office:value-type="float" office:value="3.89710739763849" calcext:value-type="float">
            <text:p>3.90</text:p>
          </table:table-cell>
          <table:table-cell table:style-name="ce3" table:formula="of:=[.K459]*SIN(RADIANS([.L459]))+[.M459]*SIN(RADIANS([.N459]))" office:value-type="float" office:value="4.5370563532790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5716" calcext:value-type="float">
            <text:p>7475716</text:p>
          </table:table-cell>
          <table:table-cell office:value-type="float" office:value="-12.7147949984979" calcext:value-type="float">
            <text:p>-12.7147949985</text:p>
          </table:table-cell>
          <table:table-cell office:value-type="float" office:value="15.4759621497254" calcext:value-type="float">
            <text:p>15.4759621497</text:p>
          </table:table-cell>
          <table:table-cell office:value-type="float" office:value="1.91781061067721" calcext:value-type="float">
            <text:p>1.9178106107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74" calcext:value-type="float">
            <text:p>17.874</text:p>
          </table:table-cell>
          <table:table-cell/>
          <table:table-cell table:formula="of:=DEGREES(ACOS(COS(RADIANS([.B460]))*COS(RADIANS([.C460]))))" office:value-type="float" office:value="19.9300725777997" calcext:value-type="float">
            <text:p>19.93</text:p>
          </table:table-cell>
          <table:table-cell table:formula="of:=SQRT([.E460]^2+[.F460]^2)" office:value-type="float" office:value="0.164012194668567" calcext:value-type="float">
            <text:p>0.16</text:p>
          </table:table-cell>
          <table:table-cell table:formula="of:=DEGREES(ATAN2([.F460]; [.E460]))" office:value-type="float" office:value="-37.5685920288275" calcext:value-type="float">
            <text:p>-37.57</text:p>
          </table:table-cell>
          <table:table-cell table:style-name="ce3" table:formula="of:=0.3*[.J460]" office:value-type="float" office:value="5.97902177333992" calcext:value-type="float">
            <text:p>5.98</text:p>
          </table:table-cell>
          <table:table-cell table:style-name="ce3" table:formula="of:=DEGREES(ATAN( (-SIN (RADIANS ([.C460])) * COS(RADIANS([.B460]))) / (COS (RADIANS ([.C460])) * SIN(RADIANS([.B460]))) ))" office:value-type="float" office:value="50.8224827377206" calcext:value-type="float">
            <text:p>50.82</text:p>
          </table:table-cell>
          <table:table-cell table:style-name="ce3" table:formula="of:=SQRT([.R460]^2+[.S460]^2)" office:value-type="float" office:value="5.98587240873007" calcext:value-type="float">
            <text:p>5.99</text:p>
          </table:table-cell>
          <table:table-cell table:style-name="ce3" table:formula="of:=DEGREES(ATAN2([.S460];[.R460]))" office:value-type="float" office:value="40.7469921729796" calcext:value-type="float">
            <text:p>40.75</text:p>
          </table:table-cell>
          <table:table-cell table:style-name="ce3"/>
          <table:table-cell table:style-name="ce3" table:formula="of:=[.K460]*COS(RADIANS([.L460]))+[.M460]*COS(RADIANS([.N460]))" office:value-type="float" office:value="3.90709853126704" calcext:value-type="float">
            <text:p>3.91</text:p>
          </table:table-cell>
          <table:table-cell table:style-name="ce3" table:formula="of:=[.K460]*SIN(RADIANS([.L460]))+[.M460]*SIN(RADIANS([.N460]))" office:value-type="float" office:value="4.53489245303203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5716" calcext:value-type="float">
            <text:p>7475716</text:p>
          </table:table-cell>
          <table:table-cell office:value-type="float" office:value="-12.7147949984979" calcext:value-type="float">
            <text:p>-12.7147949985</text:p>
          </table:table-cell>
          <table:table-cell office:value-type="float" office:value="15.4759621497254" calcext:value-type="float">
            <text:p>15.4759621497</text:p>
          </table:table-cell>
          <table:table-cell office:value-type="float" office:value="1.91781061067721" calcext:value-type="float">
            <text:p>1.9178106107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7.874" calcext:value-type="float">
            <text:p>17.874</text:p>
          </table:table-cell>
          <table:table-cell/>
          <table:table-cell table:formula="of:=DEGREES(ACOS(COS(RADIANS([.B461]))*COS(RADIANS([.C461]))))" office:value-type="float" office:value="19.9300725777997" calcext:value-type="float">
            <text:p>19.93</text:p>
          </table:table-cell>
          <table:table-cell table:formula="of:=SQRT([.E461]^2+[.F461]^2)" office:value-type="float" office:value="0.164012194668567" calcext:value-type="float">
            <text:p>0.16</text:p>
          </table:table-cell>
          <table:table-cell table:formula="of:=DEGREES(ATAN2([.F461]; [.E461]))" office:value-type="float" office:value="-37.5685920288275" calcext:value-type="float">
            <text:p>-37.57</text:p>
          </table:table-cell>
          <table:table-cell table:style-name="ce3" table:formula="of:=0.3*[.J461]" office:value-type="float" office:value="5.97902177333992" calcext:value-type="float">
            <text:p>5.98</text:p>
          </table:table-cell>
          <table:table-cell table:style-name="ce3" table:formula="of:=DEGREES(ATAN( (-SIN (RADIANS ([.C461])) * COS(RADIANS([.B461]))) / (COS (RADIANS ([.C461])) * SIN(RADIANS([.B461]))) ))" office:value-type="float" office:value="50.8224827377206" calcext:value-type="float">
            <text:p>50.82</text:p>
          </table:table-cell>
          <table:table-cell table:style-name="ce3" table:formula="of:=SQRT([.R461]^2+[.S461]^2)" office:value-type="float" office:value="5.98587240873007" calcext:value-type="float">
            <text:p>5.99</text:p>
          </table:table-cell>
          <table:table-cell table:style-name="ce3" table:formula="of:=DEGREES(ATAN2([.S461];[.R461]))" office:value-type="float" office:value="40.7469921729796" calcext:value-type="float">
            <text:p>40.75</text:p>
          </table:table-cell>
          <table:table-cell table:style-name="ce3"/>
          <table:table-cell table:style-name="ce3" table:formula="of:=[.K461]*COS(RADIANS([.L461]))+[.M461]*COS(RADIANS([.N461]))" office:value-type="float" office:value="3.90709853126704" calcext:value-type="float">
            <text:p>3.91</text:p>
          </table:table-cell>
          <table:table-cell table:style-name="ce3" table:formula="of:=[.K461]*SIN(RADIANS([.L461]))+[.M461]*SIN(RADIANS([.N461]))" office:value-type="float" office:value="4.53489245303203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5966" calcext:value-type="float">
            <text:p>7475966</text:p>
          </table:table-cell>
          <table:table-cell office:value-type="float" office:value="-12.7387442030489" calcext:value-type="float">
            <text:p>-12.738744203</text:p>
          </table:table-cell>
          <table:table-cell office:value-type="float" office:value="15.5251702476007" calcext:value-type="float">
            <text:p>15.5251702476</text:p>
          </table:table-cell>
          <table:table-cell office:value-type="float" office:value="1.91535152913259" calcext:value-type="float">
            <text:p>1.9153515291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09" calcext:value-type="float">
            <text:p>17.909</text:p>
          </table:table-cell>
          <table:table-cell/>
          <table:table-cell table:formula="of:=DEGREES(ACOS(COS(RADIANS([.B462]))*COS(RADIANS([.C462]))))" office:value-type="float" office:value="19.9825532043193" calcext:value-type="float">
            <text:p>19.98</text:p>
          </table:table-cell>
          <table:table-cell table:formula="of:=SQRT([.E462]^2+[.F462]^2)" office:value-type="float" office:value="0.164012194668567" calcext:value-type="float">
            <text:p>0.16</text:p>
          </table:table-cell>
          <table:table-cell table:formula="of:=DEGREES(ATAN2([.F462]; [.E462]))" office:value-type="float" office:value="-37.5685920288275" calcext:value-type="float">
            <text:p>-37.57</text:p>
          </table:table-cell>
          <table:table-cell table:style-name="ce3" table:formula="of:=0.3*[.J462]" office:value-type="float" office:value="5.99476596129579" calcext:value-type="float">
            <text:p>5.99</text:p>
          </table:table-cell>
          <table:table-cell table:style-name="ce3" table:formula="of:=DEGREES(ATAN( (-SIN (RADIANS ([.C462])) * COS(RADIANS([.B462]))) / (COS (RADIANS ([.C462])) * SIN(RADIANS([.B462]))) ))" office:value-type="float" office:value="50.8614728499617" calcext:value-type="float">
            <text:p>50.86</text:p>
          </table:table-cell>
          <table:table-cell table:style-name="ce3" table:formula="of:=SQRT([.R462]^2+[.S462]^2)" office:value-type="float" office:value="6.0014992636232" calcext:value-type="float">
            <text:p>6.00</text:p>
          </table:table-cell>
          <table:table-cell table:style-name="ce3" table:formula="of:=DEGREES(ATAN2([.S462];[.R462]))" office:value-type="float" office:value="40.7039439702375" calcext:value-type="float">
            <text:p>40.70</text:p>
          </table:table-cell>
          <table:table-cell table:style-name="ce3"/>
          <table:table-cell table:style-name="ce3" table:formula="of:=[.K462]*COS(RADIANS([.L462]))+[.M462]*COS(RADIANS([.N462]))" office:value-type="float" office:value="3.91388127764032" calcext:value-type="float">
            <text:p>3.91</text:p>
          </table:table-cell>
          <table:table-cell table:style-name="ce3" table:formula="of:=[.K462]*SIN(RADIANS([.L462]))+[.M462]*SIN(RADIANS([.N462]))" office:value-type="float" office:value="4.54967325813693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5966" calcext:value-type="float">
            <text:p>7475966</text:p>
          </table:table-cell>
          <table:table-cell office:value-type="float" office:value="-12.7387442030489" calcext:value-type="float">
            <text:p>-12.738744203</text:p>
          </table:table-cell>
          <table:table-cell office:value-type="float" office:value="15.5251702476007" calcext:value-type="float">
            <text:p>15.5251702476</text:p>
          </table:table-cell>
          <table:table-cell office:value-type="float" office:value="1.91535152913259" calcext:value-type="float">
            <text:p>1.9153515291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09" calcext:value-type="float">
            <text:p>17.909</text:p>
          </table:table-cell>
          <table:table-cell/>
          <table:table-cell table:formula="of:=DEGREES(ACOS(COS(RADIANS([.B463]))*COS(RADIANS([.C463]))))" office:value-type="float" office:value="19.9825532043193" calcext:value-type="float">
            <text:p>19.98</text:p>
          </table:table-cell>
          <table:table-cell table:formula="of:=SQRT([.E463]^2+[.F463]^2)" office:value-type="float" office:value="0.164012194668567" calcext:value-type="float">
            <text:p>0.16</text:p>
          </table:table-cell>
          <table:table-cell table:formula="of:=DEGREES(ATAN2([.F463]; [.E463]))" office:value-type="float" office:value="-37.5685920288275" calcext:value-type="float">
            <text:p>-37.57</text:p>
          </table:table-cell>
          <table:table-cell table:style-name="ce3" table:formula="of:=0.3*[.J463]" office:value-type="float" office:value="5.99476596129579" calcext:value-type="float">
            <text:p>5.99</text:p>
          </table:table-cell>
          <table:table-cell table:style-name="ce3" table:formula="of:=DEGREES(ATAN( (-SIN (RADIANS ([.C463])) * COS(RADIANS([.B463]))) / (COS (RADIANS ([.C463])) * SIN(RADIANS([.B463]))) ))" office:value-type="float" office:value="50.8614728499617" calcext:value-type="float">
            <text:p>50.86</text:p>
          </table:table-cell>
          <table:table-cell table:style-name="ce3" table:formula="of:=SQRT([.R463]^2+[.S463]^2)" office:value-type="float" office:value="6.0014992636232" calcext:value-type="float">
            <text:p>6.00</text:p>
          </table:table-cell>
          <table:table-cell table:style-name="ce3" table:formula="of:=DEGREES(ATAN2([.S463];[.R463]))" office:value-type="float" office:value="40.7039439702375" calcext:value-type="float">
            <text:p>40.70</text:p>
          </table:table-cell>
          <table:table-cell table:style-name="ce3"/>
          <table:table-cell table:style-name="ce3" table:formula="of:=[.K463]*COS(RADIANS([.L463]))+[.M463]*COS(RADIANS([.N463]))" office:value-type="float" office:value="3.91388127764032" calcext:value-type="float">
            <text:p>3.91</text:p>
          </table:table-cell>
          <table:table-cell table:style-name="ce3" table:formula="of:=[.K463]*SIN(RADIANS([.L463]))+[.M463]*SIN(RADIANS([.N463]))" office:value-type="float" office:value="4.54967325813693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6216" calcext:value-type="float">
            <text:p>7476216</text:p>
          </table:table-cell>
          <table:table-cell office:value-type="float" office:value="-12.7714240969065" calcext:value-type="float">
            <text:p>-12.7714240969</text:p>
          </table:table-cell>
          <table:table-cell office:value-type="float" office:value="15.5271253892506" calcext:value-type="float">
            <text:p>15.5271253893</text:p>
          </table:table-cell>
          <table:table-cell office:value-type="float" office:value="1.91902446335877" calcext:value-type="float">
            <text:p>1.919024463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44" calcext:value-type="float">
            <text:p>17.944</text:p>
          </table:table-cell>
          <table:table-cell/>
          <table:table-cell table:formula="of:=DEGREES(ACOS(COS(RADIANS([.B464]))*COS(RADIANS([.C464]))))" office:value-type="float" office:value="20.0043784558383" calcext:value-type="float">
            <text:p>20.00</text:p>
          </table:table-cell>
          <table:table-cell table:formula="of:=SQRT([.E464]^2+[.F464]^2)" office:value-type="float" office:value="0.170293863659264" calcext:value-type="float">
            <text:p>0.17</text:p>
          </table:table-cell>
          <table:table-cell table:formula="of:=DEGREES(ATAN2([.F464]; [.E464]))" office:value-type="float" office:value="-40.2363583092738" calcext:value-type="float">
            <text:p>-40.24</text:p>
          </table:table-cell>
          <table:table-cell table:style-name="ce3" table:formula="of:=0.3*[.J464]" office:value-type="float" office:value="6.0013135367515" calcext:value-type="float">
            <text:p>6.00</text:p>
          </table:table-cell>
          <table:table-cell table:style-name="ce3" table:formula="of:=DEGREES(ATAN( (-SIN (RADIANS ([.C464])) * COS(RADIANS([.B464]))) / (COS (RADIANS ([.C464])) * SIN(RADIANS([.B464]))) ))" office:value-type="float" office:value="50.7908676008101" calcext:value-type="float">
            <text:p>50.79</text:p>
          </table:table-cell>
          <table:table-cell table:style-name="ce3" table:formula="of:=SQRT([.R464]^2+[.S464]^2)" office:value-type="float" office:value="6.00067669508146" calcext:value-type="float">
            <text:p>6.00</text:p>
          </table:table-cell>
          <table:table-cell table:style-name="ce3" table:formula="of:=DEGREES(ATAN2([.S464];[.R464]))" office:value-type="float" office:value="40.8350925395884" calcext:value-type="float">
            <text:p>40.84</text:p>
          </table:table-cell>
          <table:table-cell table:style-name="ce3"/>
          <table:table-cell table:style-name="ce3" table:formula="of:=[.K464]*COS(RADIANS([.L464]))+[.M464]*COS(RADIANS([.N464]))" office:value-type="float" office:value="3.92374723620067" calcext:value-type="float">
            <text:p>3.92</text:p>
          </table:table-cell>
          <table:table-cell table:style-name="ce3" table:formula="of:=[.K464]*SIN(RADIANS([.L464]))+[.M464]*SIN(RADIANS([.N464]))" office:value-type="float" office:value="4.5400802223420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6216" calcext:value-type="float">
            <text:p>7476216</text:p>
          </table:table-cell>
          <table:table-cell office:value-type="float" office:value="-12.7714240969065" calcext:value-type="float">
            <text:p>-12.7714240969</text:p>
          </table:table-cell>
          <table:table-cell office:value-type="float" office:value="15.5271253892506" calcext:value-type="float">
            <text:p>15.5271253893</text:p>
          </table:table-cell>
          <table:table-cell office:value-type="float" office:value="1.91902446335877" calcext:value-type="float">
            <text:p>1.919024463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44" calcext:value-type="float">
            <text:p>17.944</text:p>
          </table:table-cell>
          <table:table-cell/>
          <table:table-cell table:formula="of:=DEGREES(ACOS(COS(RADIANS([.B465]))*COS(RADIANS([.C465]))))" office:value-type="float" office:value="20.0043784558383" calcext:value-type="float">
            <text:p>20.00</text:p>
          </table:table-cell>
          <table:table-cell table:formula="of:=SQRT([.E465]^2+[.F465]^2)" office:value-type="float" office:value="0.170293863659264" calcext:value-type="float">
            <text:p>0.17</text:p>
          </table:table-cell>
          <table:table-cell table:formula="of:=DEGREES(ATAN2([.F465]; [.E465]))" office:value-type="float" office:value="-40.2363583092738" calcext:value-type="float">
            <text:p>-40.24</text:p>
          </table:table-cell>
          <table:table-cell table:style-name="ce3" table:formula="of:=0.3*[.J465]" office:value-type="float" office:value="6.0013135367515" calcext:value-type="float">
            <text:p>6.00</text:p>
          </table:table-cell>
          <table:table-cell table:style-name="ce3" table:formula="of:=DEGREES(ATAN( (-SIN (RADIANS ([.C465])) * COS(RADIANS([.B465]))) / (COS (RADIANS ([.C465])) * SIN(RADIANS([.B465]))) ))" office:value-type="float" office:value="50.7908676008101" calcext:value-type="float">
            <text:p>50.79</text:p>
          </table:table-cell>
          <table:table-cell table:style-name="ce3" table:formula="of:=SQRT([.R465]^2+[.S465]^2)" office:value-type="float" office:value="6.00067669508146" calcext:value-type="float">
            <text:p>6.00</text:p>
          </table:table-cell>
          <table:table-cell table:style-name="ce3" table:formula="of:=DEGREES(ATAN2([.S465];[.R465]))" office:value-type="float" office:value="40.8350925395884" calcext:value-type="float">
            <text:p>40.84</text:p>
          </table:table-cell>
          <table:table-cell table:style-name="ce3"/>
          <table:table-cell table:style-name="ce3" table:formula="of:=[.K465]*COS(RADIANS([.L465]))+[.M465]*COS(RADIANS([.N465]))" office:value-type="float" office:value="3.92374723620067" calcext:value-type="float">
            <text:p>3.92</text:p>
          </table:table-cell>
          <table:table-cell table:style-name="ce3" table:formula="of:=[.K465]*SIN(RADIANS([.L465]))+[.M465]*SIN(RADIANS([.N465]))" office:value-type="float" office:value="4.5400802223420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6466" calcext:value-type="float">
            <text:p>7476466</text:p>
          </table:table-cell>
          <table:table-cell office:value-type="float" office:value="-12.8054691748244" calcext:value-type="float">
            <text:p>-12.8054691748</text:p>
          </table:table-cell>
          <table:table-cell office:value-type="float" office:value="15.4995706985915" calcext:value-type="float">
            <text:p>15.4995706986</text:p>
          </table:table-cell>
          <table:table-cell office:value-type="float" office:value="1.92518444021647" calcext:value-type="float">
            <text:p>1.92518444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79" calcext:value-type="float">
            <text:p>17.979</text:p>
          </table:table-cell>
          <table:table-cell/>
          <table:table-cell table:formula="of:=DEGREES(ACOS(COS(RADIANS([.B466]))*COS(RADIANS([.C466]))))" office:value-type="float" office:value="20.0045958038281" calcext:value-type="float">
            <text:p>20.00</text:p>
          </table:table-cell>
          <table:table-cell table:formula="of:=SQRT([.E466]^2+[.F466]^2)" office:value-type="float" office:value="0.178044938147649" calcext:value-type="float">
            <text:p>0.18</text:p>
          </table:table-cell>
          <table:table-cell table:formula="of:=DEGREES(ATAN2([.F466]; [.E466]))" office:value-type="float" office:value="-38.1572265873691" calcext:value-type="float">
            <text:p>-38.16</text:p>
          </table:table-cell>
          <table:table-cell table:style-name="ce3" table:formula="of:=0.3*[.J466]" office:value-type="float" office:value="6.00137874114842" calcext:value-type="float">
            <text:p>6.00</text:p>
          </table:table-cell>
          <table:table-cell table:style-name="ce3" table:formula="of:=DEGREES(ATAN( (-SIN (RADIANS ([.C466])) * COS(RADIANS([.B466]))) / (COS (RADIANS ([.C466])) * SIN(RADIANS([.B466]))) ))" office:value-type="float" office:value="50.6611843035165" calcext:value-type="float">
            <text:p>50.66</text:p>
          </table:table-cell>
          <table:table-cell table:style-name="ce3" table:formula="of:=SQRT([.R466]^2+[.S466]^2)" office:value-type="float" office:value="6.0076879773928" calcext:value-type="float">
            <text:p>6.01</text:p>
          </table:table-cell>
          <table:table-cell table:style-name="ce3" table:formula="of:=DEGREES(ATAN2([.S466];[.R466]))" office:value-type="float" office:value="41.0367313198078" calcext:value-type="float">
            <text:p>41.04</text:p>
          </table:table-cell>
          <table:table-cell table:style-name="ce3"/>
          <table:table-cell table:style-name="ce3" table:formula="of:=[.K466]*COS(RADIANS([.L466]))+[.M466]*COS(RADIANS([.N466]))" office:value-type="float" office:value="3.94430383696601" calcext:value-type="float">
            <text:p>3.94</text:p>
          </table:table-cell>
          <table:table-cell table:style-name="ce3" table:formula="of:=[.K466]*SIN(RADIANS([.L466]))+[.M466]*SIN(RADIANS([.N466]))" office:value-type="float" office:value="4.53153197885718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6466" calcext:value-type="float">
            <text:p>7476466</text:p>
          </table:table-cell>
          <table:table-cell office:value-type="float" office:value="-12.8054691748244" calcext:value-type="float">
            <text:p>-12.8054691748</text:p>
          </table:table-cell>
          <table:table-cell office:value-type="float" office:value="15.4995706985915" calcext:value-type="float">
            <text:p>15.4995706986</text:p>
          </table:table-cell>
          <table:table-cell office:value-type="float" office:value="1.92518444021647" calcext:value-type="float">
            <text:p>1.925184440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7.979" calcext:value-type="float">
            <text:p>17.979</text:p>
          </table:table-cell>
          <table:table-cell/>
          <table:table-cell table:formula="of:=DEGREES(ACOS(COS(RADIANS([.B467]))*COS(RADIANS([.C467]))))" office:value-type="float" office:value="20.0045958038281" calcext:value-type="float">
            <text:p>20.00</text:p>
          </table:table-cell>
          <table:table-cell table:formula="of:=SQRT([.E467]^2+[.F467]^2)" office:value-type="float" office:value="0.178044938147649" calcext:value-type="float">
            <text:p>0.18</text:p>
          </table:table-cell>
          <table:table-cell table:formula="of:=DEGREES(ATAN2([.F467]; [.E467]))" office:value-type="float" office:value="-38.1572265873691" calcext:value-type="float">
            <text:p>-38.16</text:p>
          </table:table-cell>
          <table:table-cell table:style-name="ce3" table:formula="of:=0.3*[.J467]" office:value-type="float" office:value="6.00137874114842" calcext:value-type="float">
            <text:p>6.00</text:p>
          </table:table-cell>
          <table:table-cell table:style-name="ce3" table:formula="of:=DEGREES(ATAN( (-SIN (RADIANS ([.C467])) * COS(RADIANS([.B467]))) / (COS (RADIANS ([.C467])) * SIN(RADIANS([.B467]))) ))" office:value-type="float" office:value="50.6611843035165" calcext:value-type="float">
            <text:p>50.66</text:p>
          </table:table-cell>
          <table:table-cell table:style-name="ce3" table:formula="of:=SQRT([.R467]^2+[.S467]^2)" office:value-type="float" office:value="6.0076879773928" calcext:value-type="float">
            <text:p>6.01</text:p>
          </table:table-cell>
          <table:table-cell table:style-name="ce3" table:formula="of:=DEGREES(ATAN2([.S467];[.R467]))" office:value-type="float" office:value="41.0367313198078" calcext:value-type="float">
            <text:p>41.04</text:p>
          </table:table-cell>
          <table:table-cell table:style-name="ce3"/>
          <table:table-cell table:style-name="ce3" table:formula="of:=[.K467]*COS(RADIANS([.L467]))+[.M467]*COS(RADIANS([.N467]))" office:value-type="float" office:value="3.94430383696601" calcext:value-type="float">
            <text:p>3.94</text:p>
          </table:table-cell>
          <table:table-cell table:style-name="ce3" table:formula="of:=[.K467]*SIN(RADIANS([.L467]))+[.M467]*SIN(RADIANS([.N467]))" office:value-type="float" office:value="4.53153197885718" calcext:value-type="float">
            <text:p>4.53</text:p>
          </table:table-cell>
          <table:table-cell table:number-columns-repeated="1005"/>
        </table:table-row>
        <table:table-row table:style-name="ro1">
          <table:table-cell office:value-type="float" office:value="7476717" calcext:value-type="float">
            <text:p>7476717</text:p>
          </table:table-cell>
          <table:table-cell office:value-type="float" office:value="-12.817378463416" calcext:value-type="float">
            <text:p>-12.8173784634</text:p>
          </table:table-cell>
          <table:table-cell office:value-type="float" office:value="15.5165539639628" calcext:value-type="float">
            <text:p>15.516553964</text:p>
          </table:table-cell>
          <table:table-cell office:value-type="float" office:value="1.92674449811159" calcext:value-type="float">
            <text:p>1.926744498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015" calcext:value-type="float">
            <text:p>18.015</text:p>
          </table:table-cell>
          <table:table-cell/>
          <table:table-cell table:formula="of:=DEGREES(ACOS(COS(RADIANS([.B468]))*COS(RADIANS([.C468]))))" office:value-type="float" office:value="20.0249675758709" calcext:value-type="float">
            <text:p>20.02</text:p>
          </table:table-cell>
          <table:table-cell table:formula="of:=SQRT([.E468]^2+[.F468]^2)" office:value-type="float" office:value="0.170293863659264" calcext:value-type="float">
            <text:p>0.17</text:p>
          </table:table-cell>
          <table:table-cell table:formula="of:=DEGREES(ATAN2([.F468]; [.E468]))" office:value-type="float" office:value="-40.2363583092738" calcext:value-type="float">
            <text:p>-40.24</text:p>
          </table:table-cell>
          <table:table-cell table:style-name="ce3" table:formula="of:=0.3*[.J468]" office:value-type="float" office:value="6.00749027276126" calcext:value-type="float">
            <text:p>6.01</text:p>
          </table:table-cell>
          <table:table-cell table:style-name="ce3" table:formula="of:=DEGREES(ATAN( (-SIN (RADIANS ([.C468])) * COS(RADIANS([.B468]))) / (COS (RADIANS ([.C468])) * SIN(RADIANS([.B468]))) ))" office:value-type="float" office:value="50.6664986559507" calcext:value-type="float">
            <text:p>50.67</text:p>
          </table:table-cell>
          <table:table-cell table:style-name="ce3" table:formula="of:=SQRT([.R468]^2+[.S468]^2)" office:value-type="float" office:value="6.00722057007862" calcext:value-type="float">
            <text:p>6.01</text:p>
          </table:table-cell>
          <table:table-cell table:style-name="ce3" table:formula="of:=DEGREES(ATAN2([.S468];[.R468]))" office:value-type="float" office:value="40.9577491983308" calcext:value-type="float">
            <text:p>40.96</text:p>
          </table:table-cell>
          <table:table-cell table:style-name="ce3"/>
          <table:table-cell table:style-name="ce3" table:formula="of:=[.K468]*COS(RADIANS([.L468]))+[.M468]*COS(RADIANS([.N468]))" office:value-type="float" office:value="3.93774699668574" calcext:value-type="float">
            <text:p>3.94</text:p>
          </table:table-cell>
          <table:table-cell table:style-name="ce3" table:formula="of:=[.K468]*SIN(RADIANS([.L468]))+[.M468]*SIN(RADIANS([.N468]))" office:value-type="float" office:value="4.5366119040169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6717" calcext:value-type="float">
            <text:p>7476717</text:p>
          </table:table-cell>
          <table:table-cell office:value-type="float" office:value="-12.817378463416" calcext:value-type="float">
            <text:p>-12.8173784634</text:p>
          </table:table-cell>
          <table:table-cell office:value-type="float" office:value="15.5165539639628" calcext:value-type="float">
            <text:p>15.516553964</text:p>
          </table:table-cell>
          <table:table-cell office:value-type="float" office:value="1.92674449811159" calcext:value-type="float">
            <text:p>1.926744498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015" calcext:value-type="float">
            <text:p>18.015</text:p>
          </table:table-cell>
          <table:table-cell/>
          <table:table-cell table:formula="of:=DEGREES(ACOS(COS(RADIANS([.B469]))*COS(RADIANS([.C469]))))" office:value-type="float" office:value="20.0249675758709" calcext:value-type="float">
            <text:p>20.02</text:p>
          </table:table-cell>
          <table:table-cell table:formula="of:=SQRT([.E469]^2+[.F469]^2)" office:value-type="float" office:value="0.170293863659264" calcext:value-type="float">
            <text:p>0.17</text:p>
          </table:table-cell>
          <table:table-cell table:formula="of:=DEGREES(ATAN2([.F469]; [.E469]))" office:value-type="float" office:value="-40.2363583092738" calcext:value-type="float">
            <text:p>-40.24</text:p>
          </table:table-cell>
          <table:table-cell table:style-name="ce3" table:formula="of:=0.3*[.J469]" office:value-type="float" office:value="6.00749027276126" calcext:value-type="float">
            <text:p>6.01</text:p>
          </table:table-cell>
          <table:table-cell table:style-name="ce3" table:formula="of:=DEGREES(ATAN( (-SIN (RADIANS ([.C469])) * COS(RADIANS([.B469]))) / (COS (RADIANS ([.C469])) * SIN(RADIANS([.B469]))) ))" office:value-type="float" office:value="50.6664986559507" calcext:value-type="float">
            <text:p>50.67</text:p>
          </table:table-cell>
          <table:table-cell table:style-name="ce3" table:formula="of:=SQRT([.R469]^2+[.S469]^2)" office:value-type="float" office:value="6.00722057007862" calcext:value-type="float">
            <text:p>6.01</text:p>
          </table:table-cell>
          <table:table-cell table:style-name="ce3" table:formula="of:=DEGREES(ATAN2([.S469];[.R469]))" office:value-type="float" office:value="40.9577491983308" calcext:value-type="float">
            <text:p>40.96</text:p>
          </table:table-cell>
          <table:table-cell table:style-name="ce3"/>
          <table:table-cell table:style-name="ce3" table:formula="of:=[.K469]*COS(RADIANS([.L469]))+[.M469]*COS(RADIANS([.N469]))" office:value-type="float" office:value="3.93774699668574" calcext:value-type="float">
            <text:p>3.94</text:p>
          </table:table-cell>
          <table:table-cell table:style-name="ce3" table:formula="of:=[.K469]*SIN(RADIANS([.L469]))+[.M469]*SIN(RADIANS([.N469]))" office:value-type="float" office:value="4.53661190401694" calcext:value-type="float">
            <text:p>4.54</text:p>
          </table:table-cell>
          <table:table-cell table:number-columns-repeated="1005"/>
        </table:table-row>
        <table:table-row table:style-name="ro1">
          <table:table-cell office:value-type="float" office:value="7476967" calcext:value-type="float">
            <text:p>7476967</text:p>
          </table:table-cell>
          <table:table-cell office:value-type="float" office:value="-12.8692511888413" calcext:value-type="float">
            <text:p>-12.8692511888</text:p>
          </table:table-cell>
          <table:table-cell office:value-type="float" office:value="15.5849070820817" calcext:value-type="float">
            <text:p>15.5849070821</text:p>
          </table:table-cell>
          <table:table-cell office:value-type="float" office:value="1.91337248182058" calcext:value-type="float">
            <text:p>1.913372481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05" calcext:value-type="float">
            <text:p>18.05</text:p>
          </table:table-cell>
          <table:table-cell/>
          <table:table-cell table:formula="of:=DEGREES(ACOS(COS(RADIANS([.B470]))*COS(RADIANS([.C470]))))" office:value-type="float" office:value="20.1094124816754" calcext:value-type="float">
            <text:p>20.11</text:p>
          </table:table-cell>
          <table:table-cell table:formula="of:=SQRT([.E470]^2+[.F470]^2)" office:value-type="float" office:value="0.170293863659264" calcext:value-type="float">
            <text:p>0.17</text:p>
          </table:table-cell>
          <table:table-cell table:formula="of:=DEGREES(ATAN2([.F470]; [.E470]))" office:value-type="float" office:value="-40.2363583092738" calcext:value-type="float">
            <text:p>-40.24</text:p>
          </table:table-cell>
          <table:table-cell table:style-name="ce3" table:formula="of:=0.3*[.J470]" office:value-type="float" office:value="6.03282374450261" calcext:value-type="float">
            <text:p>6.03</text:p>
          </table:table-cell>
          <table:table-cell table:style-name="ce3" table:formula="of:=DEGREES(ATAN( (-SIN (RADIANS ([.C470])) * COS(RADIANS([.B470]))) / (COS (RADIANS ([.C470])) * SIN(RADIANS([.B470]))) ))" office:value-type="float" office:value="50.6789020128458" calcext:value-type="float">
            <text:p>50.68</text:p>
          </table:table-cell>
          <table:table-cell table:style-name="ce3" table:formula="of:=SQRT([.R470]^2+[.S470]^2)" office:value-type="float" office:value="6.03250704349592" calcext:value-type="float">
            <text:p>6.03</text:p>
          </table:table-cell>
          <table:table-cell table:style-name="ce3" table:formula="of:=DEGREES(ATAN2([.S470];[.R470]))" office:value-type="float" office:value="40.9385301077817" calcext:value-type="float">
            <text:p>40.94</text:p>
          </table:table-cell>
          <table:table-cell table:style-name="ce3"/>
          <table:table-cell table:style-name="ce3" table:formula="of:=[.K470]*COS(RADIANS([.L470]))+[.M470]*COS(RADIANS([.N470]))" office:value-type="float" office:value="3.95279396577979" calcext:value-type="float">
            <text:p>3.95</text:p>
          </table:table-cell>
          <table:table-cell table:style-name="ce3" table:formula="of:=[.K470]*SIN(RADIANS([.L470]))+[.M470]*SIN(RADIANS([.N470]))" office:value-type="float" office:value="4.55703424322472" calcext:value-type="float">
            <text:p>4.56</text:p>
          </table:table-cell>
          <table:table-cell table:number-columns-repeated="1005"/>
        </table:table-row>
        <table:table-row table:style-name="ro1">
          <table:table-cell office:value-type="float" office:value="7476967" calcext:value-type="float">
            <text:p>7476967</text:p>
          </table:table-cell>
          <table:table-cell office:value-type="float" office:value="-12.8692511888413" calcext:value-type="float">
            <text:p>-12.8692511888</text:p>
          </table:table-cell>
          <table:table-cell office:value-type="float" office:value="15.5849070820817" calcext:value-type="float">
            <text:p>15.5849070821</text:p>
          </table:table-cell>
          <table:table-cell office:value-type="float" office:value="1.91337248182058" calcext:value-type="float">
            <text:p>1.913372481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05" calcext:value-type="float">
            <text:p>18.05</text:p>
          </table:table-cell>
          <table:table-cell/>
          <table:table-cell table:formula="of:=DEGREES(ACOS(COS(RADIANS([.B471]))*COS(RADIANS([.C471]))))" office:value-type="float" office:value="20.1094124816754" calcext:value-type="float">
            <text:p>20.11</text:p>
          </table:table-cell>
          <table:table-cell table:formula="of:=SQRT([.E471]^2+[.F471]^2)" office:value-type="float" office:value="0.170293863659264" calcext:value-type="float">
            <text:p>0.17</text:p>
          </table:table-cell>
          <table:table-cell table:formula="of:=DEGREES(ATAN2([.F471]; [.E471]))" office:value-type="float" office:value="-40.2363583092738" calcext:value-type="float">
            <text:p>-40.24</text:p>
          </table:table-cell>
          <table:table-cell table:style-name="ce3" table:formula="of:=0.3*[.J471]" office:value-type="float" office:value="6.03282374450261" calcext:value-type="float">
            <text:p>6.03</text:p>
          </table:table-cell>
          <table:table-cell table:style-name="ce3" table:formula="of:=DEGREES(ATAN( (-SIN (RADIANS ([.C471])) * COS(RADIANS([.B471]))) / (COS (RADIANS ([.C471])) * SIN(RADIANS([.B471]))) ))" office:value-type="float" office:value="50.6789020128458" calcext:value-type="float">
            <text:p>50.68</text:p>
          </table:table-cell>
          <table:table-cell table:style-name="ce3" table:formula="of:=SQRT([.R471]^2+[.S471]^2)" office:value-type="float" office:value="6.03250704349592" calcext:value-type="float">
            <text:p>6.03</text:p>
          </table:table-cell>
          <table:table-cell table:style-name="ce3" table:formula="of:=DEGREES(ATAN2([.S471];[.R471]))" office:value-type="float" office:value="40.9385301077817" calcext:value-type="float">
            <text:p>40.94</text:p>
          </table:table-cell>
          <table:table-cell table:style-name="ce3"/>
          <table:table-cell table:style-name="ce3" table:formula="of:=[.K471]*COS(RADIANS([.L471]))+[.M471]*COS(RADIANS([.N471]))" office:value-type="float" office:value="3.95279396577979" calcext:value-type="float">
            <text:p>3.95</text:p>
          </table:table-cell>
          <table:table-cell table:style-name="ce3" table:formula="of:=[.K471]*SIN(RADIANS([.L471]))+[.M471]*SIN(RADIANS([.N471]))" office:value-type="float" office:value="4.55703424322472" calcext:value-type="float">
            <text:p>4.56</text:p>
          </table:table-cell>
          <table:table-cell table:number-columns-repeated="1005"/>
        </table:table-row>
        <table:table-row table:style-name="ro1">
          <table:table-cell office:value-type="float" office:value="7477217" calcext:value-type="float">
            <text:p>7477217</text:p>
          </table:table-cell>
          <table:table-cell office:value-type="float" office:value="-12.8320642239051" calcext:value-type="float">
            <text:p>-12.8320642239</text:p>
          </table:table-cell>
          <table:table-cell office:value-type="float" office:value="15.5838535254022" calcext:value-type="float">
            <text:p>15.5838535254</text:p>
          </table:table-cell>
          <table:table-cell office:value-type="float" office:value="1.92740382480991" calcext:value-type="float">
            <text:p>1.9274038248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085" calcext:value-type="float">
            <text:p>18.085</text:p>
          </table:table-cell>
          <table:table-cell/>
          <table:table-cell table:formula="of:=DEGREES(ACOS(COS(RADIANS([.B472]))*COS(RADIANS([.C472]))))" office:value-type="float" office:value="20.0854245723945" calcext:value-type="float">
            <text:p>20.09</text:p>
          </table:table-cell>
          <table:table-cell table:formula="of:=SQRT([.E472]^2+[.F472]^2)" office:value-type="float" office:value="0.172046505340853" calcext:value-type="float">
            <text:p>0.17</text:p>
          </table:table-cell>
          <table:table-cell table:formula="of:=DEGREES(ATAN2([.F472]; [.E472]))" office:value-type="float" office:value="-35.5376777919744" calcext:value-type="float">
            <text:p>-35.54</text:p>
          </table:table-cell>
          <table:table-cell table:style-name="ce3" table:formula="of:=0.3*[.J472]" office:value-type="float" office:value="6.02562737171834" calcext:value-type="float">
            <text:p>6.03</text:p>
          </table:table-cell>
          <table:table-cell table:style-name="ce3" table:formula="of:=DEGREES(ATAN( (-SIN (RADIANS ([.C472])) * COS(RADIANS([.B472]))) / (COS (RADIANS ([.C472])) * SIN(RADIANS([.B472]))) ))" office:value-type="float" office:value="50.7609508730562" calcext:value-type="float">
            <text:p>50.76</text:p>
          </table:table-cell>
          <table:table-cell table:style-name="ce3" table:formula="of:=SQRT([.R472]^2+[.S472]^2)" office:value-type="float" office:value="6.03917498507227" calcext:value-type="float">
            <text:p>6.04</text:p>
          </table:table-cell>
          <table:table-cell table:style-name="ce3" table:formula="of:=DEGREES(ATAN2([.S472];[.R472]))" office:value-type="float" office:value="40.8681296046001" calcext:value-type="float">
            <text:p>40.87</text:p>
          </table:table-cell>
          <table:table-cell table:style-name="ce3"/>
          <table:table-cell table:style-name="ce3" table:formula="of:=[.K472]*COS(RADIANS([.L472]))+[.M472]*COS(RADIANS([.N472]))" office:value-type="float" office:value="3.9515546309363" calcext:value-type="float">
            <text:p>3.95</text:p>
          </table:table-cell>
          <table:table-cell table:style-name="ce3" table:formula="of:=[.K472]*SIN(RADIANS([.L472]))+[.M472]*SIN(RADIANS([.N472]))" office:value-type="float" office:value="4.56693009570417" calcext:value-type="float">
            <text:p>4.57</text:p>
          </table:table-cell>
          <table:table-cell table:number-columns-repeated="1005"/>
        </table:table-row>
        <table:table-row table:style-name="ro1">
          <table:table-cell office:value-type="float" office:value="7477217" calcext:value-type="float">
            <text:p>7477217</text:p>
          </table:table-cell>
          <table:table-cell office:value-type="float" office:value="-12.8320642239051" calcext:value-type="float">
            <text:p>-12.8320642239</text:p>
          </table:table-cell>
          <table:table-cell office:value-type="float" office:value="15.5838535254022" calcext:value-type="float">
            <text:p>15.5838535254</text:p>
          </table:table-cell>
          <table:table-cell office:value-type="float" office:value="1.92740382480991" calcext:value-type="float">
            <text:p>1.9274038248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085" calcext:value-type="float">
            <text:p>18.085</text:p>
          </table:table-cell>
          <table:table-cell/>
          <table:table-cell table:formula="of:=DEGREES(ACOS(COS(RADIANS([.B473]))*COS(RADIANS([.C473]))))" office:value-type="float" office:value="20.0854245723945" calcext:value-type="float">
            <text:p>20.09</text:p>
          </table:table-cell>
          <table:table-cell table:formula="of:=SQRT([.E473]^2+[.F473]^2)" office:value-type="float" office:value="0.172046505340853" calcext:value-type="float">
            <text:p>0.17</text:p>
          </table:table-cell>
          <table:table-cell table:formula="of:=DEGREES(ATAN2([.F473]; [.E473]))" office:value-type="float" office:value="-35.5376777919744" calcext:value-type="float">
            <text:p>-35.54</text:p>
          </table:table-cell>
          <table:table-cell table:style-name="ce3" table:formula="of:=0.3*[.J473]" office:value-type="float" office:value="6.02562737171834" calcext:value-type="float">
            <text:p>6.03</text:p>
          </table:table-cell>
          <table:table-cell table:style-name="ce3" table:formula="of:=DEGREES(ATAN( (-SIN (RADIANS ([.C473])) * COS(RADIANS([.B473]))) / (COS (RADIANS ([.C473])) * SIN(RADIANS([.B473]))) ))" office:value-type="float" office:value="50.7609508730562" calcext:value-type="float">
            <text:p>50.76</text:p>
          </table:table-cell>
          <table:table-cell table:style-name="ce3" table:formula="of:=SQRT([.R473]^2+[.S473]^2)" office:value-type="float" office:value="6.03917498507227" calcext:value-type="float">
            <text:p>6.04</text:p>
          </table:table-cell>
          <table:table-cell table:style-name="ce3" table:formula="of:=DEGREES(ATAN2([.S473];[.R473]))" office:value-type="float" office:value="40.8681296046001" calcext:value-type="float">
            <text:p>40.87</text:p>
          </table:table-cell>
          <table:table-cell table:style-name="ce3"/>
          <table:table-cell table:style-name="ce3" table:formula="of:=[.K473]*COS(RADIANS([.L473]))+[.M473]*COS(RADIANS([.N473]))" office:value-type="float" office:value="3.9515546309363" calcext:value-type="float">
            <text:p>3.95</text:p>
          </table:table-cell>
          <table:table-cell table:style-name="ce3" table:formula="of:=[.K473]*SIN(RADIANS([.L473]))+[.M473]*SIN(RADIANS([.N473]))" office:value-type="float" office:value="4.56693009570417" calcext:value-type="float">
            <text:p>4.57</text:p>
          </table:table-cell>
          <table:table-cell table:number-columns-repeated="1005"/>
        </table:table-row>
        <table:table-row table:style-name="ro1">
          <table:table-cell office:value-type="float" office:value="7477466" calcext:value-type="float">
            <text:p>7477466</text:p>
          </table:table-cell>
          <table:table-cell office:value-type="float" office:value="-12.8539225367965" calcext:value-type="float">
            <text:p>-12.8539225368</text:p>
          </table:table-cell>
          <table:table-cell office:value-type="float" office:value="15.5732308736955" calcext:value-type="float">
            <text:p>15.5732308737</text:p>
          </table:table-cell>
          <table:table-cell office:value-type="float" office:value="1.92293218533766" calcext:value-type="float">
            <text:p>1.922932185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119" calcext:value-type="float">
            <text:p>18.119</text:p>
          </table:table-cell>
          <table:table-cell/>
          <table:table-cell table:formula="of:=DEGREES(ACOS(COS(RADIANS([.B474]))*COS(RADIANS([.C474]))))" office:value-type="float" office:value="20.0909527367339" calcext:value-type="float">
            <text:p>20.09</text:p>
          </table:table-cell>
          <table:table-cell table:formula="of:=SQRT([.E474]^2+[.F474]^2)" office:value-type="float" office:value="0.178044938147649" calcext:value-type="float">
            <text:p>0.18</text:p>
          </table:table-cell>
          <table:table-cell table:formula="of:=DEGREES(ATAN2([.F474]; [.E474]))" office:value-type="float" office:value="-38.1572265873691" calcext:value-type="float">
            <text:p>-38.16</text:p>
          </table:table-cell>
          <table:table-cell table:style-name="ce3" table:formula="of:=0.3*[.J474]" office:value-type="float" office:value="6.02728582102018" calcext:value-type="float">
            <text:p>6.03</text:p>
          </table:table-cell>
          <table:table-cell table:style-name="ce3" table:formula="of:=DEGREES(ATAN( (-SIN (RADIANS ([.C474])) * COS(RADIANS([.B474]))) / (COS (RADIANS ([.C474])) * SIN(RADIANS([.B474]))) ))" office:value-type="float" office:value="50.6914023305247" calcext:value-type="float">
            <text:p>50.69</text:p>
          </table:table-cell>
          <table:table-cell table:style-name="ce3" table:formula="of:=SQRT([.R474]^2+[.S474]^2)" office:value-type="float" office:value="6.0334899464017" calcext:value-type="float">
            <text:p>6.03</text:p>
          </table:table-cell>
          <table:table-cell table:style-name="ce3" table:formula="of:=DEGREES(ATAN2([.S474];[.R474]))" office:value-type="float" office:value="40.9992682756055" calcext:value-type="float">
            <text:p>41.00</text:p>
          </table:table-cell>
          <table:table-cell table:style-name="ce3"/>
          <table:table-cell table:style-name="ce3" table:formula="of:=[.K474]*COS(RADIANS([.L474]))+[.M474]*COS(RADIANS([.N474]))" office:value-type="float" office:value="3.95826740217228" calcext:value-type="float">
            <text:p>3.96</text:p>
          </table:table-cell>
          <table:table-cell table:style-name="ce3" table:formula="of:=[.K474]*SIN(RADIANS([.L474]))+[.M474]*SIN(RADIANS([.N474]))" office:value-type="float" office:value="4.55358321613108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7466" calcext:value-type="float">
            <text:p>7477466</text:p>
          </table:table-cell>
          <table:table-cell office:value-type="float" office:value="-12.8539225367965" calcext:value-type="float">
            <text:p>-12.8539225368</text:p>
          </table:table-cell>
          <table:table-cell office:value-type="float" office:value="15.5732308736955" calcext:value-type="float">
            <text:p>15.5732308737</text:p>
          </table:table-cell>
          <table:table-cell office:value-type="float" office:value="1.92293218533766" calcext:value-type="float">
            <text:p>1.922932185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119" calcext:value-type="float">
            <text:p>18.119</text:p>
          </table:table-cell>
          <table:table-cell/>
          <table:table-cell table:formula="of:=DEGREES(ACOS(COS(RADIANS([.B475]))*COS(RADIANS([.C475]))))" office:value-type="float" office:value="20.0909527367339" calcext:value-type="float">
            <text:p>20.09</text:p>
          </table:table-cell>
          <table:table-cell table:formula="of:=SQRT([.E475]^2+[.F475]^2)" office:value-type="float" office:value="0.178044938147649" calcext:value-type="float">
            <text:p>0.18</text:p>
          </table:table-cell>
          <table:table-cell table:formula="of:=DEGREES(ATAN2([.F475]; [.E475]))" office:value-type="float" office:value="-38.1572265873691" calcext:value-type="float">
            <text:p>-38.16</text:p>
          </table:table-cell>
          <table:table-cell table:style-name="ce3" table:formula="of:=0.3*[.J475]" office:value-type="float" office:value="6.02728582102018" calcext:value-type="float">
            <text:p>6.03</text:p>
          </table:table-cell>
          <table:table-cell table:style-name="ce3" table:formula="of:=DEGREES(ATAN( (-SIN (RADIANS ([.C475])) * COS(RADIANS([.B475]))) / (COS (RADIANS ([.C475])) * SIN(RADIANS([.B475]))) ))" office:value-type="float" office:value="50.6914023305247" calcext:value-type="float">
            <text:p>50.69</text:p>
          </table:table-cell>
          <table:table-cell table:style-name="ce3" table:formula="of:=SQRT([.R475]^2+[.S475]^2)" office:value-type="float" office:value="6.0334899464017" calcext:value-type="float">
            <text:p>6.03</text:p>
          </table:table-cell>
          <table:table-cell table:style-name="ce3" table:formula="of:=DEGREES(ATAN2([.S475];[.R475]))" office:value-type="float" office:value="40.9992682756055" calcext:value-type="float">
            <text:p>41.00</text:p>
          </table:table-cell>
          <table:table-cell table:style-name="ce3"/>
          <table:table-cell table:style-name="ce3" table:formula="of:=[.K475]*COS(RADIANS([.L475]))+[.M475]*COS(RADIANS([.N475]))" office:value-type="float" office:value="3.95826740217228" calcext:value-type="float">
            <text:p>3.96</text:p>
          </table:table-cell>
          <table:table-cell table:style-name="ce3" table:formula="of:=[.K475]*SIN(RADIANS([.L475]))+[.M475]*SIN(RADIANS([.N475]))" office:value-type="float" office:value="4.55358321613108" calcext:value-type="float">
            <text:p>4.55</text:p>
          </table:table-cell>
          <table:table-cell table:number-columns-repeated="1005"/>
        </table:table-row>
        <table:table-row table:style-name="ro1">
          <table:table-cell office:value-type="float" office:value="7477716" calcext:value-type="float">
            <text:p>7477716</text:p>
          </table:table-cell>
          <table:table-cell office:value-type="float" office:value="-12.8992075447673" calcext:value-type="float">
            <text:p>-12.8992075448</text:p>
          </table:table-cell>
          <table:table-cell office:value-type="float" office:value="15.6654794086257" calcext:value-type="float">
            <text:p>15.6654794086</text:p>
          </table:table-cell>
          <table:table-cell office:value-type="float" office:value="1.92041632784557" calcext:value-type="float">
            <text:p>1.920416327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155" calcext:value-type="float">
            <text:p>18.155</text:p>
          </table:table-cell>
          <table:table-cell/>
          <table:table-cell table:formula="of:=DEGREES(ACOS(COS(RADIANS([.B476]))*COS(RADIANS([.C476]))))" office:value-type="float" office:value="20.1895009607192" calcext:value-type="float">
            <text:p>20.19</text:p>
          </table:table-cell>
          <table:table-cell table:formula="of:=SQRT([.E476]^2+[.F476]^2)" office:value-type="float" office:value="0.170293863659264" calcext:value-type="float">
            <text:p>0.17</text:p>
          </table:table-cell>
          <table:table-cell table:formula="of:=DEGREES(ATAN2([.F476]; [.E476]))" office:value-type="float" office:value="-40.2363583092738" calcext:value-type="float">
            <text:p>-40.24</text:p>
          </table:table-cell>
          <table:table-cell table:style-name="ce3" table:formula="of:=0.3*[.J476]" office:value-type="float" office:value="6.05685028821576" calcext:value-type="float">
            <text:p>6.06</text:p>
          </table:table-cell>
          <table:table-cell table:style-name="ce3" table:formula="of:=DEGREES(ATAN( (-SIN (RADIANS ([.C476])) * COS(RADIANS([.B476]))) / (COS (RADIANS ([.C476])) * SIN(RADIANS([.B476]))) ))" office:value-type="float" office:value="50.7635892857254" calcext:value-type="float">
            <text:p>50.76</text:p>
          </table:table-cell>
          <table:table-cell table:style-name="ce3" table:formula="of:=SQRT([.R476]^2+[.S476]^2)" office:value-type="float" office:value="6.05627236221273" calcext:value-type="float">
            <text:p>6.06</text:p>
          </table:table-cell>
          <table:table-cell table:style-name="ce3" table:formula="of:=DEGREES(ATAN2([.S476];[.R476]))" office:value-type="float" office:value="40.8474544063981" calcext:value-type="float">
            <text:p>40.85</text:p>
          </table:table-cell>
          <table:table-cell table:style-name="ce3"/>
          <table:table-cell table:style-name="ce3" table:formula="of:=[.K476]*COS(RADIANS([.L476]))+[.M476]*COS(RADIANS([.N476]))" office:value-type="float" office:value="3.96108888989895" calcext:value-type="float">
            <text:p>3.96</text:p>
          </table:table-cell>
          <table:table-cell table:style-name="ce3" table:formula="of:=[.K476]*SIN(RADIANS([.L476]))+[.M476]*SIN(RADIANS([.N476]))" office:value-type="float" office:value="4.58128909059675" calcext:value-type="float">
            <text:p>4.58</text:p>
          </table:table-cell>
          <table:table-cell table:number-columns-repeated="1005"/>
        </table:table-row>
        <table:table-row table:style-name="ro1">
          <table:table-cell office:value-type="float" office:value="7477716" calcext:value-type="float">
            <text:p>7477716</text:p>
          </table:table-cell>
          <table:table-cell office:value-type="float" office:value="-12.8992075447673" calcext:value-type="float">
            <text:p>-12.8992075448</text:p>
          </table:table-cell>
          <table:table-cell office:value-type="float" office:value="15.6654794086257" calcext:value-type="float">
            <text:p>15.6654794086</text:p>
          </table:table-cell>
          <table:table-cell office:value-type="float" office:value="1.92041632784557" calcext:value-type="float">
            <text:p>1.920416327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155" calcext:value-type="float">
            <text:p>18.155</text:p>
          </table:table-cell>
          <table:table-cell/>
          <table:table-cell table:formula="of:=DEGREES(ACOS(COS(RADIANS([.B477]))*COS(RADIANS([.C477]))))" office:value-type="float" office:value="20.1895009607192" calcext:value-type="float">
            <text:p>20.19</text:p>
          </table:table-cell>
          <table:table-cell table:formula="of:=SQRT([.E477]^2+[.F477]^2)" office:value-type="float" office:value="0.170293863659264" calcext:value-type="float">
            <text:p>0.17</text:p>
          </table:table-cell>
          <table:table-cell table:formula="of:=DEGREES(ATAN2([.F477]; [.E477]))" office:value-type="float" office:value="-40.2363583092738" calcext:value-type="float">
            <text:p>-40.24</text:p>
          </table:table-cell>
          <table:table-cell table:style-name="ce3" table:formula="of:=0.3*[.J477]" office:value-type="float" office:value="6.05685028821576" calcext:value-type="float">
            <text:p>6.06</text:p>
          </table:table-cell>
          <table:table-cell table:style-name="ce3" table:formula="of:=DEGREES(ATAN( (-SIN (RADIANS ([.C477])) * COS(RADIANS([.B477]))) / (COS (RADIANS ([.C477])) * SIN(RADIANS([.B477]))) ))" office:value-type="float" office:value="50.7635892857254" calcext:value-type="float">
            <text:p>50.76</text:p>
          </table:table-cell>
          <table:table-cell table:style-name="ce3" table:formula="of:=SQRT([.R477]^2+[.S477]^2)" office:value-type="float" office:value="6.05627236221273" calcext:value-type="float">
            <text:p>6.06</text:p>
          </table:table-cell>
          <table:table-cell table:style-name="ce3" table:formula="of:=DEGREES(ATAN2([.S477];[.R477]))" office:value-type="float" office:value="40.8474544063981" calcext:value-type="float">
            <text:p>40.85</text:p>
          </table:table-cell>
          <table:table-cell table:style-name="ce3"/>
          <table:table-cell table:style-name="ce3" table:formula="of:=[.K477]*COS(RADIANS([.L477]))+[.M477]*COS(RADIANS([.N477]))" office:value-type="float" office:value="3.96108888989895" calcext:value-type="float">
            <text:p>3.96</text:p>
          </table:table-cell>
          <table:table-cell table:style-name="ce3" table:formula="of:=[.K477]*SIN(RADIANS([.L477]))+[.M477]*SIN(RADIANS([.N477]))" office:value-type="float" office:value="4.58128909059675" calcext:value-type="float">
            <text:p>4.58</text:p>
          </table:table-cell>
          <table:table-cell table:number-columns-repeated="1005"/>
        </table:table-row>
        <table:table-row table:style-name="ro1">
          <table:table-cell office:value-type="float" office:value="7477966" calcext:value-type="float">
            <text:p>7477966</text:p>
          </table:table-cell>
          <table:table-cell office:value-type="float" office:value="-12.877737698885" calcext:value-type="float">
            <text:p>-12.8777376989</text:p>
          </table:table-cell>
          <table:table-cell office:value-type="float" office:value="15.6840985043032" calcext:value-type="float">
            <text:p>15.6840985043</text:p>
          </table:table-cell>
          <table:table-cell office:value-type="float" office:value="1.92596500277256" calcext:value-type="float">
            <text:p>1.92596500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DEGREES(ACOS(COS(RADIANS([.B478]))*COS(RADIANS([.C478]))))" office:value-type="float" office:value="20.1903495417286" calcext:value-type="float">
            <text:p>20.19</text:p>
          </table:table-cell>
          <table:table-cell table:formula="of:=SQRT([.E478]^2+[.F478]^2)" office:value-type="float" office:value="0.178044938147649" calcext:value-type="float">
            <text:p>0.18</text:p>
          </table:table-cell>
          <table:table-cell table:formula="of:=DEGREES(ATAN2([.F478]; [.E478]))" office:value-type="float" office:value="-38.1572265873691" calcext:value-type="float">
            <text:p>-38.16</text:p>
          </table:table-cell>
          <table:table-cell table:style-name="ce3" table:formula="of:=0.3*[.J478]" office:value-type="float" office:value="6.05710486251858" calcext:value-type="float">
            <text:p>6.06</text:p>
          </table:table-cell>
          <table:table-cell table:style-name="ce3" table:formula="of:=DEGREES(ATAN( (-SIN (RADIANS ([.C478])) * COS(RADIANS([.B478]))) / (COS (RADIANS ([.C478])) * SIN(RADIANS([.B478]))) ))" office:value-type="float" office:value="50.8470057852707" calcext:value-type="float">
            <text:p>50.85</text:p>
          </table:table-cell>
          <table:table-cell table:style-name="ce3" table:formula="of:=SQRT([.R478]^2+[.S478]^2)" office:value-type="float" office:value="6.06281309713331" calcext:value-type="float">
            <text:p>6.06</text:p>
          </table:table-cell>
          <table:table-cell table:style-name="ce3" table:formula="of:=DEGREES(ATAN2([.S478];[.R478]))" office:value-type="float" office:value="40.8355710897948" calcext:value-type="float">
            <text:p>40.84</text:p>
          </table:table-cell>
          <table:table-cell table:style-name="ce3"/>
          <table:table-cell table:style-name="ce3" table:formula="of:=[.K478]*COS(RADIANS([.L478]))+[.M478]*COS(RADIANS([.N478]))" office:value-type="float" office:value="3.96441555567541" calcext:value-type="float">
            <text:p>3.96</text:p>
          </table:table-cell>
          <table:table-cell table:style-name="ce3" table:formula="of:=[.K478]*SIN(RADIANS([.L478]))+[.M478]*SIN(RADIANS([.N478]))" office:value-type="float" office:value="4.58705918347365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7966" calcext:value-type="float">
            <text:p>7477966</text:p>
          </table:table-cell>
          <table:table-cell office:value-type="float" office:value="-12.877737698885" calcext:value-type="float">
            <text:p>-12.8777376989</text:p>
          </table:table-cell>
          <table:table-cell office:value-type="float" office:value="15.6840985043032" calcext:value-type="float">
            <text:p>15.6840985043</text:p>
          </table:table-cell>
          <table:table-cell office:value-type="float" office:value="1.92596500277256" calcext:value-type="float">
            <text:p>1.92596500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DEGREES(ACOS(COS(RADIANS([.B479]))*COS(RADIANS([.C479]))))" office:value-type="float" office:value="20.1903495417286" calcext:value-type="float">
            <text:p>20.19</text:p>
          </table:table-cell>
          <table:table-cell table:formula="of:=SQRT([.E479]^2+[.F479]^2)" office:value-type="float" office:value="0.178044938147649" calcext:value-type="float">
            <text:p>0.18</text:p>
          </table:table-cell>
          <table:table-cell table:formula="of:=DEGREES(ATAN2([.F479]; [.E479]))" office:value-type="float" office:value="-38.1572265873691" calcext:value-type="float">
            <text:p>-38.16</text:p>
          </table:table-cell>
          <table:table-cell table:style-name="ce3" table:formula="of:=0.3*[.J479]" office:value-type="float" office:value="6.05710486251858" calcext:value-type="float">
            <text:p>6.06</text:p>
          </table:table-cell>
          <table:table-cell table:style-name="ce3" table:formula="of:=DEGREES(ATAN( (-SIN (RADIANS ([.C479])) * COS(RADIANS([.B479]))) / (COS (RADIANS ([.C479])) * SIN(RADIANS([.B479]))) ))" office:value-type="float" office:value="50.8470057852707" calcext:value-type="float">
            <text:p>50.85</text:p>
          </table:table-cell>
          <table:table-cell table:style-name="ce3" table:formula="of:=SQRT([.R479]^2+[.S479]^2)" office:value-type="float" office:value="6.06281309713331" calcext:value-type="float">
            <text:p>6.06</text:p>
          </table:table-cell>
          <table:table-cell table:style-name="ce3" table:formula="of:=DEGREES(ATAN2([.S479];[.R479]))" office:value-type="float" office:value="40.8355710897948" calcext:value-type="float">
            <text:p>40.84</text:p>
          </table:table-cell>
          <table:table-cell table:style-name="ce3"/>
          <table:table-cell table:style-name="ce3" table:formula="of:=[.K479]*COS(RADIANS([.L479]))+[.M479]*COS(RADIANS([.N479]))" office:value-type="float" office:value="3.96441555567541" calcext:value-type="float">
            <text:p>3.96</text:p>
          </table:table-cell>
          <table:table-cell table:style-name="ce3" table:formula="of:=[.K479]*SIN(RADIANS([.L479]))+[.M479]*SIN(RADIANS([.N479]))" office:value-type="float" office:value="4.58705918347365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8216" calcext:value-type="float">
            <text:p>7478216</text:p>
          </table:table-cell>
          <table:table-cell office:value-type="float" office:value="-12.871132052184" calcext:value-type="float">
            <text:p>-12.8711320522</text:p>
          </table:table-cell>
          <table:table-cell office:value-type="float" office:value="15.6491894074552" calcext:value-type="float">
            <text:p>15.6491894075</text:p>
          </table:table-cell>
          <table:table-cell office:value-type="float" office:value="1.92383142243058" calcext:value-type="float">
            <text:p>1.923831422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225" calcext:value-type="float">
            <text:p>18.225</text:p>
          </table:table-cell>
          <table:table-cell/>
          <table:table-cell table:formula="of:=DEGREES(ACOS(COS(RADIANS([.B480]))*COS(RADIANS([.C480]))))" office:value-type="float" office:value="20.1595945783393" calcext:value-type="float">
            <text:p>20.16</text:p>
          </table:table-cell>
          <table:table-cell table:formula="of:=SQRT([.E480]^2+[.F480]^2)" office:value-type="float" office:value="0.172046505340853" calcext:value-type="float">
            <text:p>0.17</text:p>
          </table:table-cell>
          <table:table-cell table:formula="of:=DEGREES(ATAN2([.F480]; [.E480]))" office:value-type="float" office:value="-35.5376777919744" calcext:value-type="float">
            <text:p>-35.54</text:p>
          </table:table-cell>
          <table:table-cell table:style-name="ce3" table:formula="of:=0.3*[.J480]" office:value-type="float" office:value="6.04787837350179" calcext:value-type="float">
            <text:p>6.05</text:p>
          </table:table-cell>
          <table:table-cell table:style-name="ce3" table:formula="of:=DEGREES(ATAN( (-SIN (RADIANS ([.C480])) * COS(RADIANS([.B480]))) / (COS (RADIANS ([.C480])) * SIN(RADIANS([.B480]))) ))" office:value-type="float" office:value="50.7961487331421" calcext:value-type="float">
            <text:p>50.80</text:p>
          </table:table-cell>
          <table:table-cell table:style-name="ce3" table:formula="of:=SQRT([.R480]^2+[.S480]^2)" office:value-type="float" office:value="6.06131178801939" calcext:value-type="float">
            <text:p>6.06</text:p>
          </table:table-cell>
          <table:table-cell table:style-name="ce3" table:formula="of:=DEGREES(ATAN2([.S480];[.R480]))" office:value-type="float" office:value="40.8270447233922" calcext:value-type="float">
            <text:p>40.83</text:p>
          </table:table-cell>
          <table:table-cell table:style-name="ce3"/>
          <table:table-cell table:style-name="ce3" table:formula="of:=[.K480]*COS(RADIANS([.L480]))+[.M480]*COS(RADIANS([.N480]))" office:value-type="float" office:value="3.96275137433606" calcext:value-type="float">
            <text:p>3.96</text:p>
          </table:table-cell>
          <table:table-cell table:style-name="ce3" table:formula="of:=[.K480]*SIN(RADIANS([.L480]))+[.M480]*SIN(RADIANS([.N480]))" office:value-type="float" office:value="4.5865130695094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8216" calcext:value-type="float">
            <text:p>7478216</text:p>
          </table:table-cell>
          <table:table-cell office:value-type="float" office:value="-12.871132052184" calcext:value-type="float">
            <text:p>-12.8711320522</text:p>
          </table:table-cell>
          <table:table-cell office:value-type="float" office:value="15.6491894074552" calcext:value-type="float">
            <text:p>15.6491894075</text:p>
          </table:table-cell>
          <table:table-cell office:value-type="float" office:value="1.92383142243058" calcext:value-type="float">
            <text:p>1.923831422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225" calcext:value-type="float">
            <text:p>18.225</text:p>
          </table:table-cell>
          <table:table-cell/>
          <table:table-cell table:formula="of:=DEGREES(ACOS(COS(RADIANS([.B481]))*COS(RADIANS([.C481]))))" office:value-type="float" office:value="20.1595945783393" calcext:value-type="float">
            <text:p>20.16</text:p>
          </table:table-cell>
          <table:table-cell table:formula="of:=SQRT([.E481]^2+[.F481]^2)" office:value-type="float" office:value="0.172046505340853" calcext:value-type="float">
            <text:p>0.17</text:p>
          </table:table-cell>
          <table:table-cell table:formula="of:=DEGREES(ATAN2([.F481]; [.E481]))" office:value-type="float" office:value="-35.5376777919744" calcext:value-type="float">
            <text:p>-35.54</text:p>
          </table:table-cell>
          <table:table-cell table:style-name="ce3" table:formula="of:=0.3*[.J481]" office:value-type="float" office:value="6.04787837350179" calcext:value-type="float">
            <text:p>6.05</text:p>
          </table:table-cell>
          <table:table-cell table:style-name="ce3" table:formula="of:=DEGREES(ATAN( (-SIN (RADIANS ([.C481])) * COS(RADIANS([.B481]))) / (COS (RADIANS ([.C481])) * SIN(RADIANS([.B481]))) ))" office:value-type="float" office:value="50.7961487331421" calcext:value-type="float">
            <text:p>50.80</text:p>
          </table:table-cell>
          <table:table-cell table:style-name="ce3" table:formula="of:=SQRT([.R481]^2+[.S481]^2)" office:value-type="float" office:value="6.06131178801939" calcext:value-type="float">
            <text:p>6.06</text:p>
          </table:table-cell>
          <table:table-cell table:style-name="ce3" table:formula="of:=DEGREES(ATAN2([.S481];[.R481]))" office:value-type="float" office:value="40.8270447233922" calcext:value-type="float">
            <text:p>40.83</text:p>
          </table:table-cell>
          <table:table-cell table:style-name="ce3"/>
          <table:table-cell table:style-name="ce3" table:formula="of:=[.K481]*COS(RADIANS([.L481]))+[.M481]*COS(RADIANS([.N481]))" office:value-type="float" office:value="3.96275137433606" calcext:value-type="float">
            <text:p>3.96</text:p>
          </table:table-cell>
          <table:table-cell table:style-name="ce3" table:formula="of:=[.K481]*SIN(RADIANS([.L481]))+[.M481]*SIN(RADIANS([.N481]))" office:value-type="float" office:value="4.5865130695094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8466" calcext:value-type="float">
            <text:p>7478466</text:p>
          </table:table-cell>
          <table:table-cell office:value-type="float" office:value="-12.8099216043896" calcext:value-type="float">
            <text:p>-12.8099216044</text:p>
          </table:table-cell>
          <table:table-cell office:value-type="float" office:value="15.6898392783006" calcext:value-type="float">
            <text:p>15.6898392783</text:p>
          </table:table-cell>
          <table:table-cell office:value-type="float" office:value="1.93168208455127" calcext:value-type="float">
            <text:p>1.931682084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26" calcext:value-type="float">
            <text:p>18.26</text:p>
          </table:table-cell>
          <table:table-cell/>
          <table:table-cell table:formula="of:=DEGREES(ACOS(COS(RADIANS([.B482]))*COS(RADIANS([.C482]))))" office:value-type="float" office:value="20.1526491517925" calcext:value-type="float">
            <text:p>20.15</text:p>
          </table:table-cell>
          <table:table-cell table:formula="of:=SQRT([.E482]^2+[.F482]^2)" office:value-type="float" office:value="0.178044938147649" calcext:value-type="float">
            <text:p>0.18</text:p>
          </table:table-cell>
          <table:table-cell table:formula="of:=DEGREES(ATAN2([.F482]; [.E482]))" office:value-type="float" office:value="-38.1572265873691" calcext:value-type="float">
            <text:p>-38.16</text:p>
          </table:table-cell>
          <table:table-cell table:style-name="ce3" table:formula="of:=0.3*[.J482]" office:value-type="float" office:value="6.04579474553774" calcext:value-type="float">
            <text:p>6.05</text:p>
          </table:table-cell>
          <table:table-cell table:style-name="ce3" table:formula="of:=DEGREES(ATAN( (-SIN (RADIANS ([.C482])) * COS(RADIANS([.B482]))) / (COS (RADIANS ([.C482])) * SIN(RADIANS([.B482]))) ))" office:value-type="float" office:value="51.0109098571848" calcext:value-type="float">
            <text:p>51.01</text:p>
          </table:table-cell>
          <table:table-cell table:style-name="ce3" table:formula="of:=SQRT([.R482]^2+[.S482]^2)" office:value-type="float" office:value="6.05099906308724" calcext:value-type="float">
            <text:p>6.05</text:p>
          </table:table-cell>
          <table:table-cell table:style-name="ce3" table:formula="of:=DEGREES(ATAN2([.S482];[.R482]))" office:value-type="float" office:value="40.6750299941229" calcext:value-type="float">
            <text:p>40.68</text:p>
          </table:table-cell>
          <table:table-cell table:style-name="ce3"/>
          <table:table-cell table:style-name="ce3" table:formula="of:=[.K482]*COS(RADIANS([.L482]))+[.M482]*COS(RADIANS([.N482]))" office:value-type="float" office:value="3.943847196024" calcext:value-type="float">
            <text:p>3.94</text:p>
          </table:table-cell>
          <table:table-cell table:style-name="ce3" table:formula="of:=[.K482]*SIN(RADIANS([.L482]))+[.M482]*SIN(RADIANS([.N482]))" office:value-type="float" office:value="4.5891893571628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8466" calcext:value-type="float">
            <text:p>7478466</text:p>
          </table:table-cell>
          <table:table-cell office:value-type="float" office:value="-12.8099216043896" calcext:value-type="float">
            <text:p>-12.8099216044</text:p>
          </table:table-cell>
          <table:table-cell office:value-type="float" office:value="15.6898392783006" calcext:value-type="float">
            <text:p>15.6898392783</text:p>
          </table:table-cell>
          <table:table-cell office:value-type="float" office:value="1.93168208455127" calcext:value-type="float">
            <text:p>1.931682084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26" calcext:value-type="float">
            <text:p>18.26</text:p>
          </table:table-cell>
          <table:table-cell/>
          <table:table-cell table:formula="of:=DEGREES(ACOS(COS(RADIANS([.B483]))*COS(RADIANS([.C483]))))" office:value-type="float" office:value="20.1526491517925" calcext:value-type="float">
            <text:p>20.15</text:p>
          </table:table-cell>
          <table:table-cell table:formula="of:=SQRT([.E483]^2+[.F483]^2)" office:value-type="float" office:value="0.178044938147649" calcext:value-type="float">
            <text:p>0.18</text:p>
          </table:table-cell>
          <table:table-cell table:formula="of:=DEGREES(ATAN2([.F483]; [.E483]))" office:value-type="float" office:value="-38.1572265873691" calcext:value-type="float">
            <text:p>-38.16</text:p>
          </table:table-cell>
          <table:table-cell table:style-name="ce3" table:formula="of:=0.3*[.J483]" office:value-type="float" office:value="6.04579474553774" calcext:value-type="float">
            <text:p>6.05</text:p>
          </table:table-cell>
          <table:table-cell table:style-name="ce3" table:formula="of:=DEGREES(ATAN( (-SIN (RADIANS ([.C483])) * COS(RADIANS([.B483]))) / (COS (RADIANS ([.C483])) * SIN(RADIANS([.B483]))) ))" office:value-type="float" office:value="51.0109098571848" calcext:value-type="float">
            <text:p>51.01</text:p>
          </table:table-cell>
          <table:table-cell table:style-name="ce3" table:formula="of:=SQRT([.R483]^2+[.S483]^2)" office:value-type="float" office:value="6.05099906308724" calcext:value-type="float">
            <text:p>6.05</text:p>
          </table:table-cell>
          <table:table-cell table:style-name="ce3" table:formula="of:=DEGREES(ATAN2([.S483];[.R483]))" office:value-type="float" office:value="40.6750299941229" calcext:value-type="float">
            <text:p>40.68</text:p>
          </table:table-cell>
          <table:table-cell table:style-name="ce3"/>
          <table:table-cell table:style-name="ce3" table:formula="of:=[.K483]*COS(RADIANS([.L483]))+[.M483]*COS(RADIANS([.N483]))" office:value-type="float" office:value="3.943847196024" calcext:value-type="float">
            <text:p>3.94</text:p>
          </table:table-cell>
          <table:table-cell table:style-name="ce3" table:formula="of:=[.K483]*SIN(RADIANS([.L483]))+[.M483]*SIN(RADIANS([.N483]))" office:value-type="float" office:value="4.5891893571628" calcext:value-type="float">
            <text:p>4.59</text:p>
          </table:table-cell>
          <table:table-cell table:number-columns-repeated="1005"/>
        </table:table-row>
        <table:table-row table:style-name="ro1">
          <table:table-cell office:value-type="float" office:value="7478717" calcext:value-type="float">
            <text:p>7478717</text:p>
          </table:table-cell>
          <table:table-cell office:value-type="float" office:value="-12.9002380495583" calcext:value-type="float">
            <text:p>-12.9002380496</text:p>
          </table:table-cell>
          <table:table-cell office:value-type="float" office:value="15.7111511760583" calcext:value-type="float">
            <text:p>15.7111511761</text:p>
          </table:table-cell>
          <table:table-cell office:value-type="float" office:value="1.91070486606287" calcext:value-type="float">
            <text:p>1.910704866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295" calcext:value-type="float">
            <text:p>18.295</text:p>
          </table:table-cell>
          <table:table-cell/>
          <table:table-cell table:formula="of:=DEGREES(ACOS(COS(RADIANS([.B484]))*COS(RADIANS([.C484]))))" office:value-type="float" office:value="20.2249932512404" calcext:value-type="float">
            <text:p>20.22</text:p>
          </table:table-cell>
          <table:table-cell table:formula="of:=SQRT([.E484]^2+[.F484]^2)" office:value-type="float" office:value="0.178044938147649" calcext:value-type="float">
            <text:p>0.18</text:p>
          </table:table-cell>
          <table:table-cell table:formula="of:=DEGREES(ATAN2([.F484]; [.E484]))" office:value-type="float" office:value="-38.1572265873691" calcext:value-type="float">
            <text:p>-38.16</text:p>
          </table:table-cell>
          <table:table-cell table:style-name="ce3" table:formula="of:=0.3*[.J484]" office:value-type="float" office:value="6.06749797537213" calcext:value-type="float">
            <text:p>6.07</text:p>
          </table:table-cell>
          <table:table-cell table:style-name="ce3" table:formula="of:=DEGREES(ATAN( (-SIN (RADIANS ([.C484])) * COS(RADIANS([.B484]))) / (COS (RADIANS ([.C484])) * SIN(RADIANS([.B484]))) ))" office:value-type="float" office:value="50.8471937841433" calcext:value-type="float">
            <text:p>50.85</text:p>
          </table:table-cell>
          <table:table-cell table:style-name="ce3" table:formula="of:=SQRT([.R484]^2+[.S484]^2)" office:value-type="float" office:value="6.07320115294459" calcext:value-type="float">
            <text:p>6.07</text:p>
          </table:table-cell>
          <table:table-cell table:style-name="ce3" table:formula="of:=DEGREES(ATAN2([.S484];[.R484]))" office:value-type="float" office:value="40.8325043563825" calcext:value-type="float">
            <text:p>40.83</text:p>
          </table:table-cell>
          <table:table-cell table:style-name="ce3"/>
          <table:table-cell table:style-name="ce3" table:formula="of:=[.K484]*COS(RADIANS([.L484]))+[.M484]*COS(RADIANS([.N484]))" office:value-type="float" office:value="3.97096225926433" calcext:value-type="float">
            <text:p>3.97</text:p>
          </table:table-cell>
          <table:table-cell table:style-name="ce3" table:formula="of:=[.K484]*SIN(RADIANS([.L484]))+[.M484]*SIN(RADIANS([.N484]))" office:value-type="float" office:value="4.59513122550661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78717" calcext:value-type="float">
            <text:p>7478717</text:p>
          </table:table-cell>
          <table:table-cell office:value-type="float" office:value="-12.9002380495583" calcext:value-type="float">
            <text:p>-12.9002380496</text:p>
          </table:table-cell>
          <table:table-cell office:value-type="float" office:value="15.7111511760583" calcext:value-type="float">
            <text:p>15.7111511761</text:p>
          </table:table-cell>
          <table:table-cell office:value-type="float" office:value="1.91070486606287" calcext:value-type="float">
            <text:p>1.910704866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295" calcext:value-type="float">
            <text:p>18.295</text:p>
          </table:table-cell>
          <table:table-cell/>
          <table:table-cell table:formula="of:=DEGREES(ACOS(COS(RADIANS([.B485]))*COS(RADIANS([.C485]))))" office:value-type="float" office:value="20.2249932512404" calcext:value-type="float">
            <text:p>20.22</text:p>
          </table:table-cell>
          <table:table-cell table:formula="of:=SQRT([.E485]^2+[.F485]^2)" office:value-type="float" office:value="0.178044938147649" calcext:value-type="float">
            <text:p>0.18</text:p>
          </table:table-cell>
          <table:table-cell table:formula="of:=DEGREES(ATAN2([.F485]; [.E485]))" office:value-type="float" office:value="-38.1572265873691" calcext:value-type="float">
            <text:p>-38.16</text:p>
          </table:table-cell>
          <table:table-cell table:style-name="ce3" table:formula="of:=0.3*[.J485]" office:value-type="float" office:value="6.06749797537213" calcext:value-type="float">
            <text:p>6.07</text:p>
          </table:table-cell>
          <table:table-cell table:style-name="ce3" table:formula="of:=DEGREES(ATAN( (-SIN (RADIANS ([.C485])) * COS(RADIANS([.B485]))) / (COS (RADIANS ([.C485])) * SIN(RADIANS([.B485]))) ))" office:value-type="float" office:value="50.8471937841433" calcext:value-type="float">
            <text:p>50.85</text:p>
          </table:table-cell>
          <table:table-cell table:style-name="ce3" table:formula="of:=SQRT([.R485]^2+[.S485]^2)" office:value-type="float" office:value="6.07320115294459" calcext:value-type="float">
            <text:p>6.07</text:p>
          </table:table-cell>
          <table:table-cell table:style-name="ce3" table:formula="of:=DEGREES(ATAN2([.S485];[.R485]))" office:value-type="float" office:value="40.8325043563825" calcext:value-type="float">
            <text:p>40.83</text:p>
          </table:table-cell>
          <table:table-cell table:style-name="ce3"/>
          <table:table-cell table:style-name="ce3" table:formula="of:=[.K485]*COS(RADIANS([.L485]))+[.M485]*COS(RADIANS([.N485]))" office:value-type="float" office:value="3.97096225926433" calcext:value-type="float">
            <text:p>3.97</text:p>
          </table:table-cell>
          <table:table-cell table:style-name="ce3" table:formula="of:=[.K485]*SIN(RADIANS([.L485]))+[.M485]*SIN(RADIANS([.N485]))" office:value-type="float" office:value="4.59513122550661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78967" calcext:value-type="float">
            <text:p>7478967</text:p>
          </table:table-cell>
          <table:table-cell office:value-type="float" office:value="-12.8782704536403" calcext:value-type="float">
            <text:p>-12.8782704536</text:p>
          </table:table-cell>
          <table:table-cell office:value-type="float" office:value="15.771593227571" calcext:value-type="float">
            <text:p>15.7715932276</text:p>
          </table:table-cell>
          <table:table-cell office:value-type="float" office:value="1.92903026360601" calcext:value-type="float">
            <text:p>1.9290302636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331" calcext:value-type="float">
            <text:p>18.331</text:p>
          </table:table-cell>
          <table:table-cell/>
          <table:table-cell table:formula="of:=DEGREES(ACOS(COS(RADIANS([.B486]))*COS(RADIANS([.C486]))))" office:value-type="float" office:value="20.2575621877831" calcext:value-type="float">
            <text:p>20.26</text:p>
          </table:table-cell>
          <table:table-cell table:formula="of:=SQRT([.E486]^2+[.F486]^2)" office:value-type="float" office:value="0.164012194668567" calcext:value-type="float">
            <text:p>0.16</text:p>
          </table:table-cell>
          <table:table-cell table:formula="of:=DEGREES(ATAN2([.F486]; [.E486]))" office:value-type="float" office:value="-37.5685920288275" calcext:value-type="float">
            <text:p>-37.57</text:p>
          </table:table-cell>
          <table:table-cell table:style-name="ce3" table:formula="of:=0.3*[.J486]" office:value-type="float" office:value="6.07726865633495" calcext:value-type="float">
            <text:p>6.08</text:p>
          </table:table-cell>
          <table:table-cell table:style-name="ce3" table:formula="of:=DEGREES(ATAN( (-SIN (RADIANS ([.C486])) * COS(RADIANS([.B486]))) / (COS (RADIANS ([.C486])) * SIN(RADIANS([.B486]))) ))" office:value-type="float" office:value="51.0098948470428" calcext:value-type="float">
            <text:p>51.01</text:p>
          </table:table-cell>
          <table:table-cell table:style-name="ce3" table:formula="of:=SQRT([.R486]^2+[.S486]^2)" office:value-type="float" office:value="6.08354731719993" calcext:value-type="float">
            <text:p>6.08</text:p>
          </table:table-cell>
          <table:table-cell table:style-name="ce3" table:formula="of:=DEGREES(ATAN2([.S486];[.R486]))" office:value-type="float" office:value="40.5345087254187" calcext:value-type="float">
            <text:p>40.53</text:p>
          </table:table-cell>
          <table:table-cell table:style-name="ce3"/>
          <table:table-cell table:style-name="ce3" table:formula="of:=[.K486]*COS(RADIANS([.L486]))+[.M486]*COS(RADIANS([.N486]))" office:value-type="float" office:value="3.95373339223156" calcext:value-type="float">
            <text:p>3.95</text:p>
          </table:table-cell>
          <table:table-cell table:style-name="ce3" table:formula="of:=[.K486]*SIN(RADIANS([.L486]))+[.M486]*SIN(RADIANS([.N486]))" office:value-type="float" office:value="4.62358521320453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78967" calcext:value-type="float">
            <text:p>7478967</text:p>
          </table:table-cell>
          <table:table-cell office:value-type="float" office:value="-12.8782704536403" calcext:value-type="float">
            <text:p>-12.8782704536</text:p>
          </table:table-cell>
          <table:table-cell office:value-type="float" office:value="15.771593227571" calcext:value-type="float">
            <text:p>15.7715932276</text:p>
          </table:table-cell>
          <table:table-cell office:value-type="float" office:value="1.92903026360601" calcext:value-type="float">
            <text:p>1.9290302636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331" calcext:value-type="float">
            <text:p>18.331</text:p>
          </table:table-cell>
          <table:table-cell/>
          <table:table-cell table:formula="of:=DEGREES(ACOS(COS(RADIANS([.B487]))*COS(RADIANS([.C487]))))" office:value-type="float" office:value="20.2575621877831" calcext:value-type="float">
            <text:p>20.26</text:p>
          </table:table-cell>
          <table:table-cell table:formula="of:=SQRT([.E487]^2+[.F487]^2)" office:value-type="float" office:value="0.164012194668567" calcext:value-type="float">
            <text:p>0.16</text:p>
          </table:table-cell>
          <table:table-cell table:formula="of:=DEGREES(ATAN2([.F487]; [.E487]))" office:value-type="float" office:value="-37.5685920288275" calcext:value-type="float">
            <text:p>-37.57</text:p>
          </table:table-cell>
          <table:table-cell table:style-name="ce3" table:formula="of:=0.3*[.J487]" office:value-type="float" office:value="6.07726865633495" calcext:value-type="float">
            <text:p>6.08</text:p>
          </table:table-cell>
          <table:table-cell table:style-name="ce3" table:formula="of:=DEGREES(ATAN( (-SIN (RADIANS ([.C487])) * COS(RADIANS([.B487]))) / (COS (RADIANS ([.C487])) * SIN(RADIANS([.B487]))) ))" office:value-type="float" office:value="51.0098948470428" calcext:value-type="float">
            <text:p>51.01</text:p>
          </table:table-cell>
          <table:table-cell table:style-name="ce3" table:formula="of:=SQRT([.R487]^2+[.S487]^2)" office:value-type="float" office:value="6.08354731719993" calcext:value-type="float">
            <text:p>6.08</text:p>
          </table:table-cell>
          <table:table-cell table:style-name="ce3" table:formula="of:=DEGREES(ATAN2([.S487];[.R487]))" office:value-type="float" office:value="40.5345087254187" calcext:value-type="float">
            <text:p>40.53</text:p>
          </table:table-cell>
          <table:table-cell table:style-name="ce3"/>
          <table:table-cell table:style-name="ce3" table:formula="of:=[.K487]*COS(RADIANS([.L487]))+[.M487]*COS(RADIANS([.N487]))" office:value-type="float" office:value="3.95373339223156" calcext:value-type="float">
            <text:p>3.95</text:p>
          </table:table-cell>
          <table:table-cell table:style-name="ce3" table:formula="of:=[.K487]*SIN(RADIANS([.L487]))+[.M487]*SIN(RADIANS([.N487]))" office:value-type="float" office:value="4.62358521320453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79217" calcext:value-type="float">
            <text:p>7479217</text:p>
          </table:table-cell>
          <table:table-cell office:value-type="float" office:value="-12.7975999431269" calcext:value-type="float">
            <text:p>-12.7975999431</text:p>
          </table:table-cell>
          <table:table-cell office:value-type="float" office:value="15.7587934530664" calcext:value-type="float">
            <text:p>15.7587934531</text:p>
          </table:table-cell>
          <table:table-cell office:value-type="float" office:value="1.94062557693917" calcext:value-type="float">
            <text:p>1.9406255769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367" calcext:value-type="float">
            <text:p>18.367</text:p>
          </table:table-cell>
          <table:table-cell/>
          <table:table-cell table:formula="of:=DEGREES(ACOS(COS(RADIANS([.B488]))*COS(RADIANS([.C488]))))" office:value-type="float" office:value="20.1978634667397" calcext:value-type="float">
            <text:p>20.20</text:p>
          </table:table-cell>
          <table:table-cell table:formula="of:=SQRT([.E488]^2+[.F488]^2)" office:value-type="float" office:value="0.172046505340853" calcext:value-type="float">
            <text:p>0.17</text:p>
          </table:table-cell>
          <table:table-cell table:formula="of:=DEGREES(ATAN2([.F488]; [.E488]))" office:value-type="float" office:value="-35.5376777919744" calcext:value-type="float">
            <text:p>-35.54</text:p>
          </table:table-cell>
          <table:table-cell table:style-name="ce3" table:formula="of:=0.3*[.J488]" office:value-type="float" office:value="6.05935904002191" calcext:value-type="float">
            <text:p>6.06</text:p>
          </table:table-cell>
          <table:table-cell table:style-name="ce3" table:formula="of:=DEGREES(ATAN( (-SIN (RADIANS ([.C488])) * COS(RADIANS([.B488]))) / (COS (RADIANS ([.C488])) * SIN(RADIANS([.B488]))) ))" office:value-type="float" office:value="51.1679660839484" calcext:value-type="float">
            <text:p>51.17</text:p>
          </table:table-cell>
          <table:table-cell table:style-name="ce3" table:formula="of:=SQRT([.R488]^2+[.S488]^2)" office:value-type="float" office:value="6.07167579497838" calcext:value-type="float">
            <text:p>6.07</text:p>
          </table:table-cell>
          <table:table-cell table:style-name="ce3" table:formula="of:=DEGREES(ATAN2([.S488];[.R488]))" office:value-type="float" office:value="40.4530957605559" calcext:value-type="float">
            <text:p>40.45</text:p>
          </table:table-cell>
          <table:table-cell table:style-name="ce3"/>
          <table:table-cell table:style-name="ce3" table:formula="of:=[.K488]*COS(RADIANS([.L488]))+[.M488]*COS(RADIANS([.N488]))" office:value-type="float" office:value="3.93945709415191" calcext:value-type="float">
            <text:p>3.94</text:p>
          </table:table-cell>
          <table:table-cell table:style-name="ce3" table:formula="of:=[.K488]*SIN(RADIANS([.L488]))+[.M488]*SIN(RADIANS([.N488]))" office:value-type="float" office:value="4.62016501465722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79217" calcext:value-type="float">
            <text:p>7479217</text:p>
          </table:table-cell>
          <table:table-cell office:value-type="float" office:value="-12.7975999431269" calcext:value-type="float">
            <text:p>-12.7975999431</text:p>
          </table:table-cell>
          <table:table-cell office:value-type="float" office:value="15.7587934530664" calcext:value-type="float">
            <text:p>15.7587934531</text:p>
          </table:table-cell>
          <table:table-cell office:value-type="float" office:value="1.94062557693917" calcext:value-type="float">
            <text:p>1.9406255769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367" calcext:value-type="float">
            <text:p>18.367</text:p>
          </table:table-cell>
          <table:table-cell/>
          <table:table-cell table:formula="of:=DEGREES(ACOS(COS(RADIANS([.B489]))*COS(RADIANS([.C489]))))" office:value-type="float" office:value="20.1978634667397" calcext:value-type="float">
            <text:p>20.20</text:p>
          </table:table-cell>
          <table:table-cell table:formula="of:=SQRT([.E489]^2+[.F489]^2)" office:value-type="float" office:value="0.172046505340853" calcext:value-type="float">
            <text:p>0.17</text:p>
          </table:table-cell>
          <table:table-cell table:formula="of:=DEGREES(ATAN2([.F489]; [.E489]))" office:value-type="float" office:value="-35.5376777919744" calcext:value-type="float">
            <text:p>-35.54</text:p>
          </table:table-cell>
          <table:table-cell table:style-name="ce3" table:formula="of:=0.3*[.J489]" office:value-type="float" office:value="6.05935904002191" calcext:value-type="float">
            <text:p>6.06</text:p>
          </table:table-cell>
          <table:table-cell table:style-name="ce3" table:formula="of:=DEGREES(ATAN( (-SIN (RADIANS ([.C489])) * COS(RADIANS([.B489]))) / (COS (RADIANS ([.C489])) * SIN(RADIANS([.B489]))) ))" office:value-type="float" office:value="51.1679660839484" calcext:value-type="float">
            <text:p>51.17</text:p>
          </table:table-cell>
          <table:table-cell table:style-name="ce3" table:formula="of:=SQRT([.R489]^2+[.S489]^2)" office:value-type="float" office:value="6.07167579497838" calcext:value-type="float">
            <text:p>6.07</text:p>
          </table:table-cell>
          <table:table-cell table:style-name="ce3" table:formula="of:=DEGREES(ATAN2([.S489];[.R489]))" office:value-type="float" office:value="40.4530957605559" calcext:value-type="float">
            <text:p>40.45</text:p>
          </table:table-cell>
          <table:table-cell table:style-name="ce3"/>
          <table:table-cell table:style-name="ce3" table:formula="of:=[.K489]*COS(RADIANS([.L489]))+[.M489]*COS(RADIANS([.N489]))" office:value-type="float" office:value="3.93945709415191" calcext:value-type="float">
            <text:p>3.94</text:p>
          </table:table-cell>
          <table:table-cell table:style-name="ce3" table:formula="of:=[.K489]*SIN(RADIANS([.L489]))+[.M489]*SIN(RADIANS([.N489]))" office:value-type="float" office:value="4.62016501465722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79467" calcext:value-type="float">
            <text:p>7479467</text:p>
          </table:table-cell>
          <table:table-cell office:value-type="float" office:value="-12.8506457535422" calcext:value-type="float">
            <text:p>-12.8506457535</text:p>
          </table:table-cell>
          <table:table-cell office:value-type="float" office:value="15.7423309896194" calcext:value-type="float">
            <text:p>15.7423309896</text:p>
          </table:table-cell>
          <table:table-cell office:value-type="float" office:value="1.9085087468013" calcext:value-type="float">
            <text:p>1.908508746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403" calcext:value-type="float">
            <text:p>18.403</text:p>
          </table:table-cell>
          <table:table-cell/>
          <table:table-cell table:formula="of:=DEGREES(ACOS(COS(RADIANS([.B490]))*COS(RADIANS([.C490]))))" office:value-type="float" office:value="20.2180547556895" calcext:value-type="float">
            <text:p>20.22</text:p>
          </table:table-cell>
          <table:table-cell table:formula="of:=SQRT([.E490]^2+[.F490]^2)" office:value-type="float" office:value="0.178044938147649" calcext:value-type="float">
            <text:p>0.18</text:p>
          </table:table-cell>
          <table:table-cell table:formula="of:=DEGREES(ATAN2([.F490]; [.E490]))" office:value-type="float" office:value="-38.1572265873691" calcext:value-type="float">
            <text:p>-38.16</text:p>
          </table:table-cell>
          <table:table-cell table:style-name="ce3" table:formula="of:=0.3*[.J490]" office:value-type="float" office:value="6.06541642670684" calcext:value-type="float">
            <text:p>6.07</text:p>
          </table:table-cell>
          <table:table-cell table:style-name="ce3" table:formula="of:=DEGREES(ATAN( (-SIN (RADIANS ([.C490])) * COS(RADIANS([.B490]))) / (COS (RADIANS ([.C490])) * SIN(RADIANS([.B490]))) ))" office:value-type="float" office:value="51.0173793337217" calcext:value-type="float">
            <text:p>51.02</text:p>
          </table:table-cell>
          <table:table-cell table:style-name="ce3" table:formula="of:=SQRT([.R490]^2+[.S490]^2)" office:value-type="float" office:value="6.07059219324296" calcext:value-type="float">
            <text:p>6.07</text:p>
          </table:table-cell>
          <table:table-cell table:style-name="ce3" table:formula="of:=DEGREES(ATAN2([.S490];[.R490]))" office:value-type="float" office:value="40.6631202469016" calcext:value-type="float">
            <text:p>40.66</text:p>
          </table:table-cell>
          <table:table-cell table:style-name="ce3"/>
          <table:table-cell table:style-name="ce3" table:formula="of:=[.K490]*COS(RADIANS([.L490]))+[.M490]*COS(RADIANS([.N490]))" office:value-type="float" office:value="3.95566026717526" calcext:value-type="float">
            <text:p>3.96</text:p>
          </table:table-cell>
          <table:table-cell table:style-name="ce3" table:formula="of:=[.K490]*SIN(RADIANS([.L490]))+[.M490]*SIN(RADIANS([.N490]))" office:value-type="float" office:value="4.60487148869035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79467" calcext:value-type="float">
            <text:p>7479467</text:p>
          </table:table-cell>
          <table:table-cell office:value-type="float" office:value="-12.8506457535422" calcext:value-type="float">
            <text:p>-12.8506457535</text:p>
          </table:table-cell>
          <table:table-cell office:value-type="float" office:value="15.7423309896194" calcext:value-type="float">
            <text:p>15.7423309896</text:p>
          </table:table-cell>
          <table:table-cell office:value-type="float" office:value="1.9085087468013" calcext:value-type="float">
            <text:p>1.908508746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403" calcext:value-type="float">
            <text:p>18.403</text:p>
          </table:table-cell>
          <table:table-cell/>
          <table:table-cell table:formula="of:=DEGREES(ACOS(COS(RADIANS([.B491]))*COS(RADIANS([.C491]))))" office:value-type="float" office:value="20.2180547556895" calcext:value-type="float">
            <text:p>20.22</text:p>
          </table:table-cell>
          <table:table-cell table:formula="of:=SQRT([.E491]^2+[.F491]^2)" office:value-type="float" office:value="0.178044938147649" calcext:value-type="float">
            <text:p>0.18</text:p>
          </table:table-cell>
          <table:table-cell table:formula="of:=DEGREES(ATAN2([.F491]; [.E491]))" office:value-type="float" office:value="-38.1572265873691" calcext:value-type="float">
            <text:p>-38.16</text:p>
          </table:table-cell>
          <table:table-cell table:style-name="ce3" table:formula="of:=0.3*[.J491]" office:value-type="float" office:value="6.06541642670684" calcext:value-type="float">
            <text:p>6.07</text:p>
          </table:table-cell>
          <table:table-cell table:style-name="ce3" table:formula="of:=DEGREES(ATAN( (-SIN (RADIANS ([.C491])) * COS(RADIANS([.B491]))) / (COS (RADIANS ([.C491])) * SIN(RADIANS([.B491]))) ))" office:value-type="float" office:value="51.0173793337217" calcext:value-type="float">
            <text:p>51.02</text:p>
          </table:table-cell>
          <table:table-cell table:style-name="ce3" table:formula="of:=SQRT([.R491]^2+[.S491]^2)" office:value-type="float" office:value="6.07059219324296" calcext:value-type="float">
            <text:p>6.07</text:p>
          </table:table-cell>
          <table:table-cell table:style-name="ce3" table:formula="of:=DEGREES(ATAN2([.S491];[.R491]))" office:value-type="float" office:value="40.6631202469016" calcext:value-type="float">
            <text:p>40.66</text:p>
          </table:table-cell>
          <table:table-cell table:style-name="ce3"/>
          <table:table-cell table:style-name="ce3" table:formula="of:=[.K491]*COS(RADIANS([.L491]))+[.M491]*COS(RADIANS([.N491]))" office:value-type="float" office:value="3.95566026717526" calcext:value-type="float">
            <text:p>3.96</text:p>
          </table:table-cell>
          <table:table-cell table:style-name="ce3" table:formula="of:=[.K491]*SIN(RADIANS([.L491]))+[.M491]*SIN(RADIANS([.N491]))" office:value-type="float" office:value="4.60487148869035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79716" calcext:value-type="float">
            <text:p>7479716</text:p>
          </table:table-cell>
          <table:table-cell office:value-type="float" office:value="-12.8824351614867" calcext:value-type="float">
            <text:p>-12.8824351615</text:p>
          </table:table-cell>
          <table:table-cell office:value-type="float" office:value="15.7593091323488" calcext:value-type="float">
            <text:p>15.7593091323</text:p>
          </table:table-cell>
          <table:table-cell office:value-type="float" office:value="1.89595208434247" calcext:value-type="float">
            <text:p>1.895952084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438" calcext:value-type="float">
            <text:p>18.438</text:p>
          </table:table-cell>
          <table:table-cell/>
          <table:table-cell table:formula="of:=DEGREES(ACOS(COS(RADIANS([.B492]))*COS(RADIANS([.C492]))))" office:value-type="float" office:value="20.2507445872469" calcext:value-type="float">
            <text:p>20.25</text:p>
          </table:table-cell>
          <table:table-cell table:formula="of:=SQRT([.E492]^2+[.F492]^2)" office:value-type="float" office:value="0.178044938147649" calcext:value-type="float">
            <text:p>0.18</text:p>
          </table:table-cell>
          <table:table-cell table:formula="of:=DEGREES(ATAN2([.F492]; [.E492]))" office:value-type="float" office:value="-38.1572265873691" calcext:value-type="float">
            <text:p>-38.16</text:p>
          </table:table-cell>
          <table:table-cell table:style-name="ce3" table:formula="of:=0.3*[.J492]" office:value-type="float" office:value="6.07522337617406" calcext:value-type="float">
            <text:p>6.08</text:p>
          </table:table-cell>
          <table:table-cell table:style-name="ce3" table:formula="of:=DEGREES(ATAN( (-SIN (RADIANS ([.C492])) * COS(RADIANS([.B492]))) / (COS (RADIANS ([.C492])) * SIN(RADIANS([.B492]))) ))" office:value-type="float" office:value="50.9775438692138" calcext:value-type="float">
            <text:p>50.98</text:p>
          </table:table-cell>
          <table:table-cell table:style-name="ce3" table:formula="of:=SQRT([.R492]^2+[.S492]^2)" office:value-type="float" office:value="6.08051859905419" calcext:value-type="float">
            <text:p>6.08</text:p>
          </table:table-cell>
          <table:table-cell table:style-name="ce3" table:formula="of:=DEGREES(ATAN2([.S492];[.R492]))" office:value-type="float" office:value="40.7001943064341" calcext:value-type="float">
            <text:p>40.70</text:p>
          </table:table-cell>
          <table:table-cell table:style-name="ce3"/>
          <table:table-cell table:style-name="ce3" table:formula="of:=[.K492]*COS(RADIANS([.L492]))+[.M492]*COS(RADIANS([.N492]))" office:value-type="float" office:value="3.96511210620575" calcext:value-type="float">
            <text:p>3.97</text:p>
          </table:table-cell>
          <table:table-cell table:style-name="ce3" table:formula="of:=[.K492]*SIN(RADIANS([.L492]))+[.M492]*SIN(RADIANS([.N492]))" office:value-type="float" office:value="4.60983648502467" calcext:value-type="float">
            <text:p>4.61</text:p>
          </table:table-cell>
          <table:table-cell table:number-columns-repeated="1005"/>
        </table:table-row>
        <table:table-row table:style-name="ro1">
          <table:table-cell office:value-type="float" office:value="7479716" calcext:value-type="float">
            <text:p>7479716</text:p>
          </table:table-cell>
          <table:table-cell office:value-type="float" office:value="-12.8824351614867" calcext:value-type="float">
            <text:p>-12.8824351615</text:p>
          </table:table-cell>
          <table:table-cell office:value-type="float" office:value="15.7593091323488" calcext:value-type="float">
            <text:p>15.7593091323</text:p>
          </table:table-cell>
          <table:table-cell office:value-type="float" office:value="1.89595208434247" calcext:value-type="float">
            <text:p>1.895952084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438" calcext:value-type="float">
            <text:p>18.438</text:p>
          </table:table-cell>
          <table:table-cell/>
          <table:table-cell table:formula="of:=DEGREES(ACOS(COS(RADIANS([.B493]))*COS(RADIANS([.C493]))))" office:value-type="float" office:value="20.2507445872469" calcext:value-type="float">
            <text:p>20.25</text:p>
          </table:table-cell>
          <table:table-cell table:formula="of:=SQRT([.E493]^2+[.F493]^2)" office:value-type="float" office:value="0.178044938147649" calcext:value-type="float">
            <text:p>0.18</text:p>
          </table:table-cell>
          <table:table-cell table:formula="of:=DEGREES(ATAN2([.F493]; [.E493]))" office:value-type="float" office:value="-38.1572265873691" calcext:value-type="float">
            <text:p>-38.16</text:p>
          </table:table-cell>
          <table:table-cell table:style-name="ce3" table:formula="of:=0.3*[.J493]" office:value-type="float" office:value="6.07522337617406" calcext:value-type="float">
            <text:p>6.08</text:p>
          </table:table-cell>
          <table:table-cell table:style-name="ce3" table:formula="of:=DEGREES(ATAN( (-SIN (RADIANS ([.C493])) * COS(RADIANS([.B493]))) / (COS (RADIANS ([.C493])) * SIN(RADIANS([.B493]))) ))" office:value-type="float" office:value="50.9775438692138" calcext:value-type="float">
            <text:p>50.98</text:p>
          </table:table-cell>
          <table:table-cell table:style-name="ce3" table:formula="of:=SQRT([.R493]^2+[.S493]^2)" office:value-type="float" office:value="6.08051859905419" calcext:value-type="float">
            <text:p>6.08</text:p>
          </table:table-cell>
          <table:table-cell table:style-name="ce3" table:formula="of:=DEGREES(ATAN2([.S493];[.R493]))" office:value-type="float" office:value="40.7001943064341" calcext:value-type="float">
            <text:p>40.70</text:p>
          </table:table-cell>
          <table:table-cell table:style-name="ce3"/>
          <table:table-cell table:style-name="ce3" table:formula="of:=[.K493]*COS(RADIANS([.L493]))+[.M493]*COS(RADIANS([.N493]))" office:value-type="float" office:value="3.96511210620575" calcext:value-type="float">
            <text:p>3.97</text:p>
          </table:table-cell>
          <table:table-cell table:style-name="ce3" table:formula="of:=[.K493]*SIN(RADIANS([.L493]))+[.M493]*SIN(RADIANS([.N493]))" office:value-type="float" office:value="4.60983648502467" calcext:value-type="float">
            <text:p>4.61</text:p>
          </table:table-cell>
          <table:table-cell table:number-columns-repeated="1005"/>
        </table:table-row>
        <table:table-row table:style-name="ro1">
          <table:table-cell office:value-type="float" office:value="7479966" calcext:value-type="float">
            <text:p>7479966</text:p>
          </table:table-cell>
          <table:table-cell office:value-type="float" office:value="-12.918484899926" calcext:value-type="float">
            <text:p>-12.9184848999</text:p>
          </table:table-cell>
          <table:table-cell office:value-type="float" office:value="15.7961136066914" calcext:value-type="float">
            <text:p>15.7961136067</text:p>
          </table:table-cell>
          <table:table-cell office:value-type="float" office:value="1.90238718975768" calcext:value-type="float">
            <text:p>1.902387189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472" calcext:value-type="float">
            <text:p>18.472</text:p>
          </table:table-cell>
          <table:table-cell/>
          <table:table-cell table:formula="of:=DEGREES(ACOS(COS(RADIANS([.B494]))*COS(RADIANS([.C494]))))" office:value-type="float" office:value="20.3012431897834" calcext:value-type="float">
            <text:p>20.30</text:p>
          </table:table-cell>
          <table:table-cell table:formula="of:=SQRT([.E494]^2+[.F494]^2)" office:value-type="float" office:value="0.178044938147649" calcext:value-type="float">
            <text:p>0.18</text:p>
          </table:table-cell>
          <table:table-cell table:formula="of:=DEGREES(ATAN2([.F494]; [.E494]))" office:value-type="float" office:value="-38.1572265873691" calcext:value-type="float">
            <text:p>-38.16</text:p>
          </table:table-cell>
          <table:table-cell table:style-name="ce3" table:formula="of:=0.3*[.J494]" office:value-type="float" office:value="6.09037295693503" calcext:value-type="float">
            <text:p>6.09</text:p>
          </table:table-cell>
          <table:table-cell table:style-name="ce3" table:formula="of:=DEGREES(ATAN( (-SIN (RADIANS ([.C494])) * COS(RADIANS([.B494]))) / (COS (RADIANS ([.C494])) * SIN(RADIANS([.B494]))) ))" office:value-type="float" office:value="50.9653165611959" calcext:value-type="float">
            <text:p>50.97</text:p>
          </table:table-cell>
          <table:table-cell table:style-name="ce3" table:formula="of:=SQRT([.R494]^2+[.S494]^2)" office:value-type="float" office:value="6.0956996600208" calcext:value-type="float">
            <text:p>6.10</text:p>
          </table:table-cell>
          <table:table-cell table:style-name="ce3" table:formula="of:=DEGREES(ATAN2([.S494];[.R494]))" office:value-type="float" office:value="40.7082366607515" calcext:value-type="float">
            <text:p>40.71</text:p>
          </table:table-cell>
          <table:table-cell table:style-name="ce3"/>
          <table:table-cell table:style-name="ce3" table:formula="of:=[.K494]*COS(RADIANS([.L494]))+[.M494]*COS(RADIANS([.N494]))" office:value-type="float" office:value="3.97566032949419" calcext:value-type="float">
            <text:p>3.98</text:p>
          </table:table-cell>
          <table:table-cell table:style-name="ce3" table:formula="of:=[.K494]*SIN(RADIANS([.L494]))+[.M494]*SIN(RADIANS([.N494]))" office:value-type="float" office:value="4.62078773475518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79966" calcext:value-type="float">
            <text:p>7479966</text:p>
          </table:table-cell>
          <table:table-cell office:value-type="float" office:value="-12.918484899926" calcext:value-type="float">
            <text:p>-12.9184848999</text:p>
          </table:table-cell>
          <table:table-cell office:value-type="float" office:value="15.7961136066914" calcext:value-type="float">
            <text:p>15.7961136067</text:p>
          </table:table-cell>
          <table:table-cell office:value-type="float" office:value="1.90238718975768" calcext:value-type="float">
            <text:p>1.902387189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472" calcext:value-type="float">
            <text:p>18.472</text:p>
          </table:table-cell>
          <table:table-cell/>
          <table:table-cell table:formula="of:=DEGREES(ACOS(COS(RADIANS([.B495]))*COS(RADIANS([.C495]))))" office:value-type="float" office:value="20.3012431897834" calcext:value-type="float">
            <text:p>20.30</text:p>
          </table:table-cell>
          <table:table-cell table:formula="of:=SQRT([.E495]^2+[.F495]^2)" office:value-type="float" office:value="0.178044938147649" calcext:value-type="float">
            <text:p>0.18</text:p>
          </table:table-cell>
          <table:table-cell table:formula="of:=DEGREES(ATAN2([.F495]; [.E495]))" office:value-type="float" office:value="-38.1572265873691" calcext:value-type="float">
            <text:p>-38.16</text:p>
          </table:table-cell>
          <table:table-cell table:style-name="ce3" table:formula="of:=0.3*[.J495]" office:value-type="float" office:value="6.09037295693503" calcext:value-type="float">
            <text:p>6.09</text:p>
          </table:table-cell>
          <table:table-cell table:style-name="ce3" table:formula="of:=DEGREES(ATAN( (-SIN (RADIANS ([.C495])) * COS(RADIANS([.B495]))) / (COS (RADIANS ([.C495])) * SIN(RADIANS([.B495]))) ))" office:value-type="float" office:value="50.9653165611959" calcext:value-type="float">
            <text:p>50.97</text:p>
          </table:table-cell>
          <table:table-cell table:style-name="ce3" table:formula="of:=SQRT([.R495]^2+[.S495]^2)" office:value-type="float" office:value="6.0956996600208" calcext:value-type="float">
            <text:p>6.10</text:p>
          </table:table-cell>
          <table:table-cell table:style-name="ce3" table:formula="of:=DEGREES(ATAN2([.S495];[.R495]))" office:value-type="float" office:value="40.7082366607515" calcext:value-type="float">
            <text:p>40.71</text:p>
          </table:table-cell>
          <table:table-cell table:style-name="ce3"/>
          <table:table-cell table:style-name="ce3" table:formula="of:=[.K495]*COS(RADIANS([.L495]))+[.M495]*COS(RADIANS([.N495]))" office:value-type="float" office:value="3.97566032949419" calcext:value-type="float">
            <text:p>3.98</text:p>
          </table:table-cell>
          <table:table-cell table:style-name="ce3" table:formula="of:=[.K495]*SIN(RADIANS([.L495]))+[.M495]*SIN(RADIANS([.N495]))" office:value-type="float" office:value="4.62078773475518" calcext:value-type="float">
            <text:p>4.62</text:p>
          </table:table-cell>
          <table:table-cell table:number-columns-repeated="1005"/>
        </table:table-row>
        <table:table-row table:style-name="ro1">
          <table:table-cell office:value-type="float" office:value="7480216" calcext:value-type="float">
            <text:p>7480216</text:p>
          </table:table-cell>
          <table:table-cell office:value-type="float" office:value="-12.8973386342557" calcext:value-type="float">
            <text:p>-12.8973386343</text:p>
          </table:table-cell>
          <table:table-cell office:value-type="float" office:value="15.7309826303134" calcext:value-type="float">
            <text:p>15.7309826303</text:p>
          </table:table-cell>
          <table:table-cell office:value-type="float" office:value="1.92743477410458" calcext:value-type="float">
            <text:p>1.92743477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07" calcext:value-type="float">
            <text:p>18.507</text:p>
          </table:table-cell>
          <table:table-cell/>
          <table:table-cell table:formula="of:=DEGREES(ACOS(COS(RADIANS([.B496]))*COS(RADIANS([.C496]))))" office:value-type="float" office:value="20.2383378970459" calcext:value-type="float">
            <text:p>20.24</text:p>
          </table:table-cell>
          <table:table-cell table:formula="of:=SQRT([.E496]^2+[.F496]^2)" office:value-type="float" office:value="0.178044938147649" calcext:value-type="float">
            <text:p>0.18</text:p>
          </table:table-cell>
          <table:table-cell table:formula="of:=DEGREES(ATAN2([.F496]; [.E496]))" office:value-type="float" office:value="-38.1572265873691" calcext:value-type="float">
            <text:p>-38.16</text:p>
          </table:table-cell>
          <table:table-cell table:style-name="ce3" table:formula="of:=0.3*[.J496]" office:value-type="float" office:value="6.07150136911378" calcext:value-type="float">
            <text:p>6.07</text:p>
          </table:table-cell>
          <table:table-cell table:style-name="ce3" table:formula="of:=DEGREES(ATAN( (-SIN (RADIANS ([.C496])) * COS(RADIANS([.B496]))) / (COS (RADIANS ([.C496])) * SIN(RADIANS([.B496]))) ))" office:value-type="float" office:value="50.8909395009755" calcext:value-type="float">
            <text:p>50.89</text:p>
          </table:table-cell>
          <table:table-cell table:style-name="ce3" table:formula="of:=SQRT([.R496]^2+[.S496]^2)" office:value-type="float" office:value="6.07706703470896" calcext:value-type="float">
            <text:p>6.08</text:p>
          </table:table-cell>
          <table:table-cell table:style-name="ce3" table:formula="of:=DEGREES(ATAN2([.S496];[.R496]))" office:value-type="float" office:value="40.7877115951786" calcext:value-type="float">
            <text:p>40.79</text:p>
          </table:table-cell>
          <table:table-cell table:style-name="ce3"/>
          <table:table-cell table:style-name="ce3" table:formula="of:=[.K496]*COS(RADIANS([.L496]))+[.M496]*COS(RADIANS([.N496]))" office:value-type="float" office:value="3.96989407819563" calcext:value-type="float">
            <text:p>3.97</text:p>
          </table:table-cell>
          <table:table-cell table:style-name="ce3" table:formula="of:=[.K496]*SIN(RADIANS([.L496]))+[.M496]*SIN(RADIANS([.N496]))" office:value-type="float" office:value="4.60116123954091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80216" calcext:value-type="float">
            <text:p>7480216</text:p>
          </table:table-cell>
          <table:table-cell office:value-type="float" office:value="-12.8973386342557" calcext:value-type="float">
            <text:p>-12.8973386343</text:p>
          </table:table-cell>
          <table:table-cell office:value-type="float" office:value="15.7309826303134" calcext:value-type="float">
            <text:p>15.7309826303</text:p>
          </table:table-cell>
          <table:table-cell office:value-type="float" office:value="1.92743477410458" calcext:value-type="float">
            <text:p>1.92743477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07" calcext:value-type="float">
            <text:p>18.507</text:p>
          </table:table-cell>
          <table:table-cell/>
          <table:table-cell table:formula="of:=DEGREES(ACOS(COS(RADIANS([.B497]))*COS(RADIANS([.C497]))))" office:value-type="float" office:value="20.2383378970459" calcext:value-type="float">
            <text:p>20.24</text:p>
          </table:table-cell>
          <table:table-cell table:formula="of:=SQRT([.E497]^2+[.F497]^2)" office:value-type="float" office:value="0.178044938147649" calcext:value-type="float">
            <text:p>0.18</text:p>
          </table:table-cell>
          <table:table-cell table:formula="of:=DEGREES(ATAN2([.F497]; [.E497]))" office:value-type="float" office:value="-38.1572265873691" calcext:value-type="float">
            <text:p>-38.16</text:p>
          </table:table-cell>
          <table:table-cell table:style-name="ce3" table:formula="of:=0.3*[.J497]" office:value-type="float" office:value="6.07150136911378" calcext:value-type="float">
            <text:p>6.07</text:p>
          </table:table-cell>
          <table:table-cell table:style-name="ce3" table:formula="of:=DEGREES(ATAN( (-SIN (RADIANS ([.C497])) * COS(RADIANS([.B497]))) / (COS (RADIANS ([.C497])) * SIN(RADIANS([.B497]))) ))" office:value-type="float" office:value="50.8909395009755" calcext:value-type="float">
            <text:p>50.89</text:p>
          </table:table-cell>
          <table:table-cell table:style-name="ce3" table:formula="of:=SQRT([.R497]^2+[.S497]^2)" office:value-type="float" office:value="6.07706703470896" calcext:value-type="float">
            <text:p>6.08</text:p>
          </table:table-cell>
          <table:table-cell table:style-name="ce3" table:formula="of:=DEGREES(ATAN2([.S497];[.R497]))" office:value-type="float" office:value="40.7877115951786" calcext:value-type="float">
            <text:p>40.79</text:p>
          </table:table-cell>
          <table:table-cell table:style-name="ce3"/>
          <table:table-cell table:style-name="ce3" table:formula="of:=[.K497]*COS(RADIANS([.L497]))+[.M497]*COS(RADIANS([.N497]))" office:value-type="float" office:value="3.96989407819563" calcext:value-type="float">
            <text:p>3.97</text:p>
          </table:table-cell>
          <table:table-cell table:style-name="ce3" table:formula="of:=[.K497]*SIN(RADIANS([.L497]))+[.M497]*SIN(RADIANS([.N497]))" office:value-type="float" office:value="4.60116123954091" calcext:value-type="float">
            <text:p>4.60</text:p>
          </table:table-cell>
          <table:table-cell table:number-columns-repeated="1005"/>
        </table:table-row>
        <table:table-row table:style-name="ro1">
          <table:table-cell office:value-type="float" office:value="7480466" calcext:value-type="float">
            <text:p>7480466</text:p>
          </table:table-cell>
          <table:table-cell office:value-type="float" office:value="-12.9217283860081" calcext:value-type="float">
            <text:p>-12.921728386</text:p>
          </table:table-cell>
          <table:table-cell office:value-type="float" office:value="15.7572344623884" calcext:value-type="float">
            <text:p>15.7572344624</text:p>
          </table:table-cell>
          <table:table-cell office:value-type="float" office:value="1.93345857406571" calcext:value-type="float">
            <text:p>1.93345857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42" calcext:value-type="float">
            <text:p>18.542</text:p>
          </table:table-cell>
          <table:table-cell/>
          <table:table-cell table:formula="of:=DEGREES(ACOS(COS(RADIANS([.B498]))*COS(RADIANS([.C498]))))" office:value-type="float" office:value="20.2735406801757" calcext:value-type="float">
            <text:p>20.27</text:p>
          </table:table-cell>
          <table:table-cell table:formula="of:=SQRT([.E498]^2+[.F498]^2)" office:value-type="float" office:value="0.178044938147649" calcext:value-type="float">
            <text:p>0.18</text:p>
          </table:table-cell>
          <table:table-cell table:formula="of:=DEGREES(ATAN2([.F498]; [.E498]))" office:value-type="float" office:value="-38.1572265873691" calcext:value-type="float">
            <text:p>-38.16</text:p>
          </table:table-cell>
          <table:table-cell table:style-name="ce3" table:formula="of:=0.3*[.J498]" office:value-type="float" office:value="6.08206220405272" calcext:value-type="float">
            <text:p>6.08</text:p>
          </table:table-cell>
          <table:table-cell table:style-name="ce3" table:formula="of:=DEGREES(ATAN( (-SIN (RADIANS ([.C498])) * COS(RADIANS([.B498]))) / (COS (RADIANS ([.C498])) * SIN(RADIANS([.B498]))) ))" office:value-type="float" office:value="50.8853199883308" calcext:value-type="float">
            <text:p>50.89</text:p>
          </table:table-cell>
          <table:table-cell table:style-name="ce3" table:formula="of:=SQRT([.R498]^2+[.S498]^2)" office:value-type="float" office:value="6.08764078934001" calcext:value-type="float">
            <text:p>6.09</text:p>
          </table:table-cell>
          <table:table-cell table:style-name="ce3" table:formula="of:=DEGREES(ATAN2([.S498];[.R498]))" office:value-type="float" office:value="40.790411850705" calcext:value-type="float">
            <text:p>40.79</text:p>
          </table:table-cell>
          <table:table-cell table:style-name="ce3"/>
          <table:table-cell table:style-name="ce3" table:formula="of:=[.K498]*COS(RADIANS([.L498]))+[.M498]*COS(RADIANS([.N498]))" office:value-type="float" office:value="3.9770186884885" calcext:value-type="float">
            <text:p>3.98</text:p>
          </table:table-cell>
          <table:table-cell table:style-name="ce3" table:formula="of:=[.K498]*SIN(RADIANS([.L498]))+[.M498]*SIN(RADIANS([.N498]))" office:value-type="float" office:value="4.60897957594189" calcext:value-type="float">
            <text:p>4.61</text:p>
          </table:table-cell>
          <table:table-cell table:number-columns-repeated="1005"/>
        </table:table-row>
        <table:table-row table:style-name="ro1">
          <table:table-cell office:value-type="float" office:value="7480466" calcext:value-type="float">
            <text:p>7480466</text:p>
          </table:table-cell>
          <table:table-cell office:value-type="float" office:value="-12.9217283860081" calcext:value-type="float">
            <text:p>-12.921728386</text:p>
          </table:table-cell>
          <table:table-cell office:value-type="float" office:value="15.7572344623884" calcext:value-type="float">
            <text:p>15.7572344624</text:p>
          </table:table-cell>
          <table:table-cell office:value-type="float" office:value="1.93345857406571" calcext:value-type="float">
            <text:p>1.933458574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42" calcext:value-type="float">
            <text:p>18.542</text:p>
          </table:table-cell>
          <table:table-cell/>
          <table:table-cell table:formula="of:=DEGREES(ACOS(COS(RADIANS([.B499]))*COS(RADIANS([.C499]))))" office:value-type="float" office:value="20.2735406801757" calcext:value-type="float">
            <text:p>20.27</text:p>
          </table:table-cell>
          <table:table-cell table:formula="of:=SQRT([.E499]^2+[.F499]^2)" office:value-type="float" office:value="0.178044938147649" calcext:value-type="float">
            <text:p>0.18</text:p>
          </table:table-cell>
          <table:table-cell table:formula="of:=DEGREES(ATAN2([.F499]; [.E499]))" office:value-type="float" office:value="-38.1572265873691" calcext:value-type="float">
            <text:p>-38.16</text:p>
          </table:table-cell>
          <table:table-cell table:style-name="ce3" table:formula="of:=0.3*[.J499]" office:value-type="float" office:value="6.08206220405272" calcext:value-type="float">
            <text:p>6.08</text:p>
          </table:table-cell>
          <table:table-cell table:style-name="ce3" table:formula="of:=DEGREES(ATAN( (-SIN (RADIANS ([.C499])) * COS(RADIANS([.B499]))) / (COS (RADIANS ([.C499])) * SIN(RADIANS([.B499]))) ))" office:value-type="float" office:value="50.8853199883308" calcext:value-type="float">
            <text:p>50.89</text:p>
          </table:table-cell>
          <table:table-cell table:style-name="ce3" table:formula="of:=SQRT([.R499]^2+[.S499]^2)" office:value-type="float" office:value="6.08764078934001" calcext:value-type="float">
            <text:p>6.09</text:p>
          </table:table-cell>
          <table:table-cell table:style-name="ce3" table:formula="of:=DEGREES(ATAN2([.S499];[.R499]))" office:value-type="float" office:value="40.790411850705" calcext:value-type="float">
            <text:p>40.79</text:p>
          </table:table-cell>
          <table:table-cell table:style-name="ce3"/>
          <table:table-cell table:style-name="ce3" table:formula="of:=[.K499]*COS(RADIANS([.L499]))+[.M499]*COS(RADIANS([.N499]))" office:value-type="float" office:value="3.9770186884885" calcext:value-type="float">
            <text:p>3.98</text:p>
          </table:table-cell>
          <table:table-cell table:style-name="ce3" table:formula="of:=[.K499]*SIN(RADIANS([.L499]))+[.M499]*SIN(RADIANS([.N499]))" office:value-type="float" office:value="4.60897957594189" calcext:value-type="float">
            <text:p>4.61</text:p>
          </table:table-cell>
          <table:table-cell table:number-columns-repeated="1005"/>
        </table:table-row>
        <table:table-row table:style-name="ro1">
          <table:table-cell office:value-type="float" office:value="7480717" calcext:value-type="float">
            <text:p>7480717</text:p>
          </table:table-cell>
          <table:table-cell office:value-type="float" office:value="-12.8983051060232" calcext:value-type="float">
            <text:p>-12.898305106</text:p>
          </table:table-cell>
          <table:table-cell office:value-type="float" office:value="15.804547182769" calcext:value-type="float">
            <text:p>15.8045471828</text:p>
          </table:table-cell>
          <table:table-cell office:value-type="float" office:value="1.94236450041317" calcext:value-type="float">
            <text:p>1.942364500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77" calcext:value-type="float">
            <text:p>18.577</text:p>
          </table:table-cell>
          <table:table-cell/>
          <table:table-cell table:formula="of:=DEGREES(ACOS(COS(RADIANS([.B500]))*COS(RADIANS([.C500]))))" office:value-type="float" office:value="20.2951914626898" calcext:value-type="float">
            <text:p>20.30</text:p>
          </table:table-cell>
          <table:table-cell table:formula="of:=SQRT([.E500]^2+[.F500]^2)" office:value-type="float" office:value="0.172046505340853" calcext:value-type="float">
            <text:p>0.17</text:p>
          </table:table-cell>
          <table:table-cell table:formula="of:=DEGREES(ATAN2([.F500]; [.E500]))" office:value-type="float" office:value="-35.5376777919744" calcext:value-type="float">
            <text:p>-35.54</text:p>
          </table:table-cell>
          <table:table-cell table:style-name="ce3" table:formula="of:=0.3*[.J500]" office:value-type="float" office:value="6.08855743880693" calcext:value-type="float">
            <text:p>6.09</text:p>
          </table:table-cell>
          <table:table-cell table:style-name="ce3" table:formula="of:=DEGREES(ATAN( (-SIN (RADIANS ([.C500])) * COS(RADIANS([.B500]))) / (COS (RADIANS ([.C500])) * SIN(RADIANS([.B500]))) ))" office:value-type="float" office:value="51.0263864935417" calcext:value-type="float">
            <text:p>51.03</text:p>
          </table:table-cell>
          <table:table-cell table:style-name="ce3" table:formula="of:=SQRT([.R500]^2+[.S500]^2)" office:value-type="float" office:value="6.10128609223069" calcext:value-type="float">
            <text:p>6.10</text:p>
          </table:table-cell>
          <table:table-cell table:style-name="ce3" table:formula="of:=DEGREES(ATAN2([.S500];[.R500]))" office:value-type="float" office:value="40.5865716140343" calcext:value-type="float">
            <text:p>40.59</text:p>
          </table:table-cell>
          <table:table-cell table:style-name="ce3"/>
          <table:table-cell table:style-name="ce3" table:formula="of:=[.K500]*COS(RADIANS([.L500]))+[.M500]*COS(RADIANS([.N500]))" office:value-type="float" office:value="3.96947384763908" calcext:value-type="float">
            <text:p>3.97</text:p>
          </table:table-cell>
          <table:table-cell table:style-name="ce3" table:formula="of:=[.K500]*SIN(RADIANS([.L500]))+[.M500]*SIN(RADIANS([.N500]))" office:value-type="float" office:value="4.6334619187123" calcext:value-type="float">
            <text:p>4.63</text:p>
          </table:table-cell>
          <table:table-cell table:number-columns-repeated="1005"/>
        </table:table-row>
        <table:table-row table:style-name="ro1">
          <table:table-cell office:value-type="float" office:value="7480717" calcext:value-type="float">
            <text:p>7480717</text:p>
          </table:table-cell>
          <table:table-cell office:value-type="float" office:value="-12.8983051060232" calcext:value-type="float">
            <text:p>-12.898305106</text:p>
          </table:table-cell>
          <table:table-cell office:value-type="float" office:value="15.804547182769" calcext:value-type="float">
            <text:p>15.8045471828</text:p>
          </table:table-cell>
          <table:table-cell office:value-type="float" office:value="1.94236450041317" calcext:value-type="float">
            <text:p>1.942364500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577" calcext:value-type="float">
            <text:p>18.577</text:p>
          </table:table-cell>
          <table:table-cell/>
          <table:table-cell table:formula="of:=DEGREES(ACOS(COS(RADIANS([.B501]))*COS(RADIANS([.C501]))))" office:value-type="float" office:value="20.2951914626898" calcext:value-type="float">
            <text:p>20.30</text:p>
          </table:table-cell>
          <table:table-cell table:formula="of:=SQRT([.E501]^2+[.F501]^2)" office:value-type="float" office:value="0.172046505340853" calcext:value-type="float">
            <text:p>0.17</text:p>
          </table:table-cell>
          <table:table-cell table:formula="of:=DEGREES(ATAN2([.F501]; [.E501]))" office:value-type="float" office:value="-35.5376777919744" calcext:value-type="float">
            <text:p>-35.54</text:p>
          </table:table-cell>
          <table:table-cell table:style-name="ce3" table:formula="of:=0.3*[.J501]" office:value-type="float" office:value="6.08855743880693" calcext:value-type="float">
            <text:p>6.09</text:p>
          </table:table-cell>
          <table:table-cell table:style-name="ce3" table:formula="of:=DEGREES(ATAN( (-SIN (RADIANS ([.C501])) * COS(RADIANS([.B501]))) / (COS (RADIANS ([.C501])) * SIN(RADIANS([.B501]))) ))" office:value-type="float" office:value="51.0263864935417" calcext:value-type="float">
            <text:p>51.03</text:p>
          </table:table-cell>
          <table:table-cell table:style-name="ce3" table:formula="of:=SQRT([.R501]^2+[.S501]^2)" office:value-type="float" office:value="6.10128609223069" calcext:value-type="float">
            <text:p>6.10</text:p>
          </table:table-cell>
          <table:table-cell table:style-name="ce3" table:formula="of:=DEGREES(ATAN2([.S501];[.R501]))" office:value-type="float" office:value="40.5865716140343" calcext:value-type="float">
            <text:p>40.59</text:p>
          </table:table-cell>
          <table:table-cell table:style-name="ce3"/>
          <table:table-cell table:style-name="ce3" table:formula="of:=[.K501]*COS(RADIANS([.L501]))+[.M501]*COS(RADIANS([.N501]))" office:value-type="float" office:value="3.96947384763908" calcext:value-type="float">
            <text:p>3.97</text:p>
          </table:table-cell>
          <table:table-cell table:style-name="ce3" table:formula="of:=[.K501]*SIN(RADIANS([.L501]))+[.M501]*SIN(RADIANS([.N501]))" office:value-type="float" office:value="4.6334619187123" calcext:value-type="float">
            <text:p>4.63</text:p>
          </table:table-cell>
          <table:table-cell table:number-columns-repeated="1005"/>
        </table:table-row>
        <table:table-row table:style-name="ro1">
          <table:table-cell office:value-type="float" office:value="7480967" calcext:value-type="float">
            <text:p>7480967</text:p>
          </table:table-cell>
          <table:table-cell office:value-type="float" office:value="-12.8700870332409" calcext:value-type="float">
            <text:p>-12.8700870332</text:p>
          </table:table-cell>
          <table:table-cell office:value-type="float" office:value="15.8258915239253" calcext:value-type="float">
            <text:p>15.8258915239</text:p>
          </table:table-cell>
          <table:table-cell office:value-type="float" office:value="1.93386304933062" calcext:value-type="float">
            <text:p>1.9338630493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612" calcext:value-type="float">
            <text:p>18.612</text:p>
          </table:table-cell>
          <table:table-cell/>
          <table:table-cell table:formula="of:=DEGREES(ACOS(COS(RADIANS([.B502]))*COS(RADIANS([.C502]))))" office:value-type="float" office:value="20.2940864300117" calcext:value-type="float">
            <text:p>20.29</text:p>
          </table:table-cell>
          <table:table-cell table:formula="of:=SQRT([.E502]^2+[.F502]^2)" office:value-type="float" office:value="0.172046505340853" calcext:value-type="float">
            <text:p>0.17</text:p>
          </table:table-cell>
          <table:table-cell table:formula="of:=DEGREES(ATAN2([.F502]; [.E502]))" office:value-type="float" office:value="-35.5376777919744" calcext:value-type="float">
            <text:p>-35.54</text:p>
          </table:table-cell>
          <table:table-cell table:style-name="ce3" table:formula="of:=0.3*[.J502]" office:value-type="float" office:value="6.08822592900352" calcext:value-type="float">
            <text:p>6.09</text:p>
          </table:table-cell>
          <table:table-cell table:style-name="ce3" table:formula="of:=DEGREES(ATAN( (-SIN (RADIANS ([.C502])) * COS(RADIANS([.B502]))) / (COS (RADIANS ([.C502])) * SIN(RADIANS([.B502]))) ))" office:value-type="float" office:value="51.1296267004718" calcext:value-type="float">
            <text:p>51.13</text:p>
          </table:table-cell>
          <table:table-cell table:style-name="ce3" table:formula="of:=SQRT([.R502]^2+[.S502]^2)" office:value-type="float" office:value="6.10064588489589" calcext:value-type="float">
            <text:p>6.10</text:p>
          </table:table-cell>
          <table:table-cell table:style-name="ce3" table:formula="of:=DEGREES(ATAN2([.S502];[.R502]))" office:value-type="float" office:value="40.4836726609913" calcext:value-type="float">
            <text:p>40.48</text:p>
          </table:table-cell>
          <table:table-cell table:style-name="ce3"/>
          <table:table-cell table:style-name="ce3" table:formula="of:=[.K502]*COS(RADIANS([.L502]))+[.M502]*COS(RADIANS([.N502]))" office:value-type="float" office:value="3.96073045544455" calcext:value-type="float">
            <text:p>3.96</text:p>
          </table:table-cell>
          <table:table-cell table:style-name="ce3" table:formula="of:=[.K502]*SIN(RADIANS([.L502]))+[.M502]*SIN(RADIANS([.N502]))" office:value-type="float" office:value="4.6400963860906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0967" calcext:value-type="float">
            <text:p>7480967</text:p>
          </table:table-cell>
          <table:table-cell office:value-type="float" office:value="-12.8700870332409" calcext:value-type="float">
            <text:p>-12.8700870332</text:p>
          </table:table-cell>
          <table:table-cell office:value-type="float" office:value="15.8258915239253" calcext:value-type="float">
            <text:p>15.8258915239</text:p>
          </table:table-cell>
          <table:table-cell office:value-type="float" office:value="1.93386304933062" calcext:value-type="float">
            <text:p>1.9338630493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612" calcext:value-type="float">
            <text:p>18.612</text:p>
          </table:table-cell>
          <table:table-cell/>
          <table:table-cell table:formula="of:=DEGREES(ACOS(COS(RADIANS([.B503]))*COS(RADIANS([.C503]))))" office:value-type="float" office:value="20.2940864300117" calcext:value-type="float">
            <text:p>20.29</text:p>
          </table:table-cell>
          <table:table-cell table:formula="of:=SQRT([.E503]^2+[.F503]^2)" office:value-type="float" office:value="0.172046505340853" calcext:value-type="float">
            <text:p>0.17</text:p>
          </table:table-cell>
          <table:table-cell table:formula="of:=DEGREES(ATAN2([.F503]; [.E503]))" office:value-type="float" office:value="-35.5376777919744" calcext:value-type="float">
            <text:p>-35.54</text:p>
          </table:table-cell>
          <table:table-cell table:style-name="ce3" table:formula="of:=0.3*[.J503]" office:value-type="float" office:value="6.08822592900352" calcext:value-type="float">
            <text:p>6.09</text:p>
          </table:table-cell>
          <table:table-cell table:style-name="ce3" table:formula="of:=DEGREES(ATAN( (-SIN (RADIANS ([.C503])) * COS(RADIANS([.B503]))) / (COS (RADIANS ([.C503])) * SIN(RADIANS([.B503]))) ))" office:value-type="float" office:value="51.1296267004718" calcext:value-type="float">
            <text:p>51.13</text:p>
          </table:table-cell>
          <table:table-cell table:style-name="ce3" table:formula="of:=SQRT([.R503]^2+[.S503]^2)" office:value-type="float" office:value="6.10064588489589" calcext:value-type="float">
            <text:p>6.10</text:p>
          </table:table-cell>
          <table:table-cell table:style-name="ce3" table:formula="of:=DEGREES(ATAN2([.S503];[.R503]))" office:value-type="float" office:value="40.4836726609913" calcext:value-type="float">
            <text:p>40.48</text:p>
          </table:table-cell>
          <table:table-cell table:style-name="ce3"/>
          <table:table-cell table:style-name="ce3" table:formula="of:=[.K503]*COS(RADIANS([.L503]))+[.M503]*COS(RADIANS([.N503]))" office:value-type="float" office:value="3.96073045544455" calcext:value-type="float">
            <text:p>3.96</text:p>
          </table:table-cell>
          <table:table-cell table:style-name="ce3" table:formula="of:=[.K503]*SIN(RADIANS([.L503]))+[.M503]*SIN(RADIANS([.N503]))" office:value-type="float" office:value="4.6400963860906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1217" calcext:value-type="float">
            <text:p>7481217</text:p>
          </table:table-cell>
          <table:table-cell office:value-type="float" office:value="-12.8800454490508" calcext:value-type="float">
            <text:p>-12.8800454491</text:p>
          </table:table-cell>
          <table:table-cell office:value-type="float" office:value="15.8452209592765" calcext:value-type="float">
            <text:p>15.8452209593</text:p>
          </table:table-cell>
          <table:table-cell office:value-type="float" office:value="1.91513445718303" calcext:value-type="float">
            <text:p>1.915134457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646" calcext:value-type="float">
            <text:p>18.646</text:p>
          </table:table-cell>
          <table:table-cell/>
          <table:table-cell table:formula="of:=DEGREES(ACOS(COS(RADIANS([.B504]))*COS(RADIANS([.C504]))))" office:value-type="float" office:value="20.3150562070248" calcext:value-type="float">
            <text:p>20.32</text:p>
          </table:table-cell>
          <table:table-cell table:formula="of:=SQRT([.E504]^2+[.F504]^2)" office:value-type="float" office:value="0.178044938147649" calcext:value-type="float">
            <text:p>0.18</text:p>
          </table:table-cell>
          <table:table-cell table:formula="of:=DEGREES(ATAN2([.F504]; [.E504]))" office:value-type="float" office:value="-38.1572265873691" calcext:value-type="float">
            <text:p>-38.16</text:p>
          </table:table-cell>
          <table:table-cell table:style-name="ce3" table:formula="of:=0.3*[.J504]" office:value-type="float" office:value="6.09451686210743" calcext:value-type="float">
            <text:p>6.09</text:p>
          </table:table-cell>
          <table:table-cell table:style-name="ce3" table:formula="of:=DEGREES(ATAN( (-SIN (RADIANS ([.C504])) * COS(RADIANS([.B504]))) / (COS (RADIANS ([.C504])) * SIN(RADIANS([.B504]))) ))" office:value-type="float" office:value="51.1432021522427" calcext:value-type="float">
            <text:p>51.14</text:p>
          </table:table-cell>
          <table:table-cell table:style-name="ce3" table:formula="of:=SQRT([.R504]^2+[.S504]^2)" office:value-type="float" office:value="6.09928953466583" calcext:value-type="float">
            <text:p>6.10</text:p>
          </table:table-cell>
          <table:table-cell table:style-name="ce3" table:formula="of:=DEGREES(ATAN2([.S504];[.R504]))" office:value-type="float" office:value="40.5294372728103" calcext:value-type="float">
            <text:p>40.53</text:p>
          </table:table-cell>
          <table:table-cell table:style-name="ce3"/>
          <table:table-cell table:style-name="ce3" table:formula="of:=[.K504]*COS(RADIANS([.L504]))+[.M504]*COS(RADIANS([.N504]))" office:value-type="float" office:value="3.96355402804142" calcext:value-type="float">
            <text:p>3.96</text:p>
          </table:table-cell>
          <table:table-cell table:style-name="ce3" table:formula="of:=[.K504]*SIN(RADIANS([.L504]))+[.M504]*SIN(RADIANS([.N504]))" office:value-type="float" office:value="4.63590037581491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1217" calcext:value-type="float">
            <text:p>7481217</text:p>
          </table:table-cell>
          <table:table-cell office:value-type="float" office:value="-12.8800454490508" calcext:value-type="float">
            <text:p>-12.8800454491</text:p>
          </table:table-cell>
          <table:table-cell office:value-type="float" office:value="15.8452209592765" calcext:value-type="float">
            <text:p>15.8452209593</text:p>
          </table:table-cell>
          <table:table-cell office:value-type="float" office:value="1.91513445718303" calcext:value-type="float">
            <text:p>1.9151344572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646" calcext:value-type="float">
            <text:p>18.646</text:p>
          </table:table-cell>
          <table:table-cell/>
          <table:table-cell table:formula="of:=DEGREES(ACOS(COS(RADIANS([.B505]))*COS(RADIANS([.C505]))))" office:value-type="float" office:value="20.3150562070248" calcext:value-type="float">
            <text:p>20.32</text:p>
          </table:table-cell>
          <table:table-cell table:formula="of:=SQRT([.E505]^2+[.F505]^2)" office:value-type="float" office:value="0.178044938147649" calcext:value-type="float">
            <text:p>0.18</text:p>
          </table:table-cell>
          <table:table-cell table:formula="of:=DEGREES(ATAN2([.F505]; [.E505]))" office:value-type="float" office:value="-38.1572265873691" calcext:value-type="float">
            <text:p>-38.16</text:p>
          </table:table-cell>
          <table:table-cell table:style-name="ce3" table:formula="of:=0.3*[.J505]" office:value-type="float" office:value="6.09451686210743" calcext:value-type="float">
            <text:p>6.09</text:p>
          </table:table-cell>
          <table:table-cell table:style-name="ce3" table:formula="of:=DEGREES(ATAN( (-SIN (RADIANS ([.C505])) * COS(RADIANS([.B505]))) / (COS (RADIANS ([.C505])) * SIN(RADIANS([.B505]))) ))" office:value-type="float" office:value="51.1432021522427" calcext:value-type="float">
            <text:p>51.14</text:p>
          </table:table-cell>
          <table:table-cell table:style-name="ce3" table:formula="of:=SQRT([.R505]^2+[.S505]^2)" office:value-type="float" office:value="6.09928953466583" calcext:value-type="float">
            <text:p>6.10</text:p>
          </table:table-cell>
          <table:table-cell table:style-name="ce3" table:formula="of:=DEGREES(ATAN2([.S505];[.R505]))" office:value-type="float" office:value="40.5294372728103" calcext:value-type="float">
            <text:p>40.53</text:p>
          </table:table-cell>
          <table:table-cell table:style-name="ce3"/>
          <table:table-cell table:style-name="ce3" table:formula="of:=[.K505]*COS(RADIANS([.L505]))+[.M505]*COS(RADIANS([.N505]))" office:value-type="float" office:value="3.96355402804142" calcext:value-type="float">
            <text:p>3.96</text:p>
          </table:table-cell>
          <table:table-cell table:style-name="ce3" table:formula="of:=[.K505]*SIN(RADIANS([.L505]))+[.M505]*SIN(RADIANS([.N505]))" office:value-type="float" office:value="4.63590037581491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1467" calcext:value-type="float">
            <text:p>7481467</text:p>
          </table:table-cell>
          <table:table-cell office:value-type="float" office:value="-12.9563591526474" calcext:value-type="float">
            <text:p>-12.9563591526</text:p>
          </table:table-cell>
          <table:table-cell office:value-type="float" office:value="15.8821056883418" calcext:value-type="float">
            <text:p>15.8821056883</text:p>
          </table:table-cell>
          <table:table-cell office:value-type="float" office:value="1.89667608439449" calcext:value-type="float">
            <text:p>1.896676084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681" calcext:value-type="float">
            <text:p>18.681</text:p>
          </table:table-cell>
          <table:table-cell/>
          <table:table-cell table:formula="of:=DEGREES(ACOS(COS(RADIANS([.B506]))*COS(RADIANS([.C506]))))" office:value-type="float" office:value="20.3904966518943" calcext:value-type="float">
            <text:p>20.39</text:p>
          </table:table-cell>
          <table:table-cell table:formula="of:=SQRT([.E506]^2+[.F506]^2)" office:value-type="float" office:value="0.178044938147649" calcext:value-type="float">
            <text:p>0.18</text:p>
          </table:table-cell>
          <table:table-cell table:formula="of:=DEGREES(ATAN2([.F506]; [.E506]))" office:value-type="float" office:value="-38.1572265873691" calcext:value-type="float">
            <text:p>-38.16</text:p>
          </table:table-cell>
          <table:table-cell table:style-name="ce3" table:formula="of:=0.3*[.J506]" office:value-type="float" office:value="6.1171489955683" calcext:value-type="float">
            <text:p>6.12</text:p>
          </table:table-cell>
          <table:table-cell table:style-name="ce3" table:formula="of:=DEGREES(ATAN( (-SIN (RADIANS ([.C506])) * COS(RADIANS([.B506]))) / (COS (RADIANS ([.C506])) * SIN(RADIANS([.B506]))) ))" office:value-type="float" office:value="51.0405950505877" calcext:value-type="float">
            <text:p>51.04</text:p>
          </table:table-cell>
          <table:table-cell table:style-name="ce3" table:formula="of:=SQRT([.R506]^2+[.S506]^2)" office:value-type="float" office:value="6.12223062526982" calcext:value-type="float">
            <text:p>6.12</text:p>
          </table:table-cell>
          <table:table-cell table:style-name="ce3" table:formula="of:=DEGREES(ATAN2([.S506];[.R506]))" office:value-type="float" office:value="40.6257358036408" calcext:value-type="float">
            <text:p>40.63</text:p>
          </table:table-cell>
          <table:table-cell table:style-name="ce3"/>
          <table:table-cell table:style-name="ce3" table:formula="of:=[.K506]*COS(RADIANS([.L506]))+[.M506]*COS(RADIANS([.N506]))" office:value-type="float" office:value="3.98627739917337" calcext:value-type="float">
            <text:p>3.99</text:p>
          </table:table-cell>
          <table:table-cell table:style-name="ce3" table:formula="of:=[.K506]*SIN(RADIANS([.L506]))+[.M506]*SIN(RADIANS([.N506]))" office:value-type="float" office:value="4.64664398526843" calcext:value-type="float">
            <text:p>4.65</text:p>
          </table:table-cell>
          <table:table-cell table:number-columns-repeated="1005"/>
        </table:table-row>
        <table:table-row table:style-name="ro1">
          <table:table-cell office:value-type="float" office:value="7481467" calcext:value-type="float">
            <text:p>7481467</text:p>
          </table:table-cell>
          <table:table-cell office:value-type="float" office:value="-12.9563591526474" calcext:value-type="float">
            <text:p>-12.9563591526</text:p>
          </table:table-cell>
          <table:table-cell office:value-type="float" office:value="15.8821056883418" calcext:value-type="float">
            <text:p>15.8821056883</text:p>
          </table:table-cell>
          <table:table-cell office:value-type="float" office:value="1.89667608439449" calcext:value-type="float">
            <text:p>1.896676084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681" calcext:value-type="float">
            <text:p>18.681</text:p>
          </table:table-cell>
          <table:table-cell/>
          <table:table-cell table:formula="of:=DEGREES(ACOS(COS(RADIANS([.B507]))*COS(RADIANS([.C507]))))" office:value-type="float" office:value="20.3904966518943" calcext:value-type="float">
            <text:p>20.39</text:p>
          </table:table-cell>
          <table:table-cell table:formula="of:=SQRT([.E507]^2+[.F507]^2)" office:value-type="float" office:value="0.178044938147649" calcext:value-type="float">
            <text:p>0.18</text:p>
          </table:table-cell>
          <table:table-cell table:formula="of:=DEGREES(ATAN2([.F507]; [.E507]))" office:value-type="float" office:value="-38.1572265873691" calcext:value-type="float">
            <text:p>-38.16</text:p>
          </table:table-cell>
          <table:table-cell table:style-name="ce3" table:formula="of:=0.3*[.J507]" office:value-type="float" office:value="6.1171489955683" calcext:value-type="float">
            <text:p>6.12</text:p>
          </table:table-cell>
          <table:table-cell table:style-name="ce3" table:formula="of:=DEGREES(ATAN( (-SIN (RADIANS ([.C507])) * COS(RADIANS([.B507]))) / (COS (RADIANS ([.C507])) * SIN(RADIANS([.B507]))) ))" office:value-type="float" office:value="51.0405950505877" calcext:value-type="float">
            <text:p>51.04</text:p>
          </table:table-cell>
          <table:table-cell table:style-name="ce3" table:formula="of:=SQRT([.R507]^2+[.S507]^2)" office:value-type="float" office:value="6.12223062526982" calcext:value-type="float">
            <text:p>6.12</text:p>
          </table:table-cell>
          <table:table-cell table:style-name="ce3" table:formula="of:=DEGREES(ATAN2([.S507];[.R507]))" office:value-type="float" office:value="40.6257358036408" calcext:value-type="float">
            <text:p>40.63</text:p>
          </table:table-cell>
          <table:table-cell table:style-name="ce3"/>
          <table:table-cell table:style-name="ce3" table:formula="of:=[.K507]*COS(RADIANS([.L507]))+[.M507]*COS(RADIANS([.N507]))" office:value-type="float" office:value="3.98627739917337" calcext:value-type="float">
            <text:p>3.99</text:p>
          </table:table-cell>
          <table:table-cell table:style-name="ce3" table:formula="of:=[.K507]*SIN(RADIANS([.L507]))+[.M507]*SIN(RADIANS([.N507]))" office:value-type="float" office:value="4.64664398526843" calcext:value-type="float">
            <text:p>4.65</text:p>
          </table:table-cell>
          <table:table-cell table:number-columns-repeated="1005"/>
        </table:table-row>
        <table:table-row table:style-name="ro1">
          <table:table-cell office:value-type="float" office:value="7481716" calcext:value-type="float">
            <text:p>7481716</text:p>
          </table:table-cell>
          <table:table-cell office:value-type="float" office:value="-13.0073243166867" calcext:value-type="float">
            <text:p>-13.0073243167</text:p>
          </table:table-cell>
          <table:table-cell office:value-type="float" office:value="15.9245092102566" calcext:value-type="float">
            <text:p>15.9245092103</text:p>
          </table:table-cell>
          <table:table-cell office:value-type="float" office:value="1.90551925837895" calcext:value-type="float">
            <text:p>1.905519258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716" calcext:value-type="float">
            <text:p>18.716</text:p>
          </table:table-cell>
          <table:table-cell/>
          <table:table-cell table:formula="of:=DEGREES(ACOS(COS(RADIANS([.B508]))*COS(RADIANS([.C508]))))" office:value-type="float" office:value="20.4544988886652" calcext:value-type="float">
            <text:p>20.45</text:p>
          </table:table-cell>
          <table:table-cell table:formula="of:=SQRT([.E508]^2+[.F508]^2)" office:value-type="float" office:value="0.178044938147649" calcext:value-type="float">
            <text:p>0.18</text:p>
          </table:table-cell>
          <table:table-cell table:formula="of:=DEGREES(ATAN2([.F508]; [.E508]))" office:value-type="float" office:value="-38.1572265873691" calcext:value-type="float">
            <text:p>-38.16</text:p>
          </table:table-cell>
          <table:table-cell table:style-name="ce3" table:formula="of:=0.3*[.J508]" office:value-type="float" office:value="6.13634966659958" calcext:value-type="float">
            <text:p>6.14</text:p>
          </table:table-cell>
          <table:table-cell table:style-name="ce3" table:formula="of:=DEGREES(ATAN( (-SIN (RADIANS ([.C508])) * COS(RADIANS([.B508]))) / (COS (RADIANS ([.C508])) * SIN(RADIANS([.B508]))) ))" office:value-type="float" office:value="51.0054289806358" calcext:value-type="float">
            <text:p>51.01</text:p>
          </table:table-cell>
          <table:table-cell table:style-name="ce3" table:formula="of:=SQRT([.R508]^2+[.S508]^2)" office:value-type="float" office:value="6.14153237720879" calcext:value-type="float">
            <text:p>6.14</text:p>
          </table:table-cell>
          <table:table-cell table:style-name="ce3" table:formula="of:=DEGREES(ATAN2([.S508];[.R508]))" office:value-type="float" office:value="40.6556488280515" calcext:value-type="float">
            <text:p>40.66</text:p>
          </table:table-cell>
          <table:table-cell table:style-name="ce3"/>
          <table:table-cell table:style-name="ce3" table:formula="of:=[.K508]*COS(RADIANS([.L508]))+[.M508]*COS(RADIANS([.N508]))" office:value-type="float" office:value="4.00127808983198" calcext:value-type="float">
            <text:p>4.00</text:p>
          </table:table-cell>
          <table:table-cell table:style-name="ce3" table:formula="of:=[.K508]*SIN(RADIANS([.L508]))+[.M508]*SIN(RADIANS([.N508]))" office:value-type="float" office:value="4.65920525284457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1716" calcext:value-type="float">
            <text:p>7481716</text:p>
          </table:table-cell>
          <table:table-cell office:value-type="float" office:value="-13.0073243166867" calcext:value-type="float">
            <text:p>-13.0073243167</text:p>
          </table:table-cell>
          <table:table-cell office:value-type="float" office:value="15.9245092102566" calcext:value-type="float">
            <text:p>15.9245092103</text:p>
          </table:table-cell>
          <table:table-cell office:value-type="float" office:value="1.90551925837895" calcext:value-type="float">
            <text:p>1.905519258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716" calcext:value-type="float">
            <text:p>18.716</text:p>
          </table:table-cell>
          <table:table-cell/>
          <table:table-cell table:formula="of:=DEGREES(ACOS(COS(RADIANS([.B509]))*COS(RADIANS([.C509]))))" office:value-type="float" office:value="20.4544988886652" calcext:value-type="float">
            <text:p>20.45</text:p>
          </table:table-cell>
          <table:table-cell table:formula="of:=SQRT([.E509]^2+[.F509]^2)" office:value-type="float" office:value="0.178044938147649" calcext:value-type="float">
            <text:p>0.18</text:p>
          </table:table-cell>
          <table:table-cell table:formula="of:=DEGREES(ATAN2([.F509]; [.E509]))" office:value-type="float" office:value="-38.1572265873691" calcext:value-type="float">
            <text:p>-38.16</text:p>
          </table:table-cell>
          <table:table-cell table:style-name="ce3" table:formula="of:=0.3*[.J509]" office:value-type="float" office:value="6.13634966659958" calcext:value-type="float">
            <text:p>6.14</text:p>
          </table:table-cell>
          <table:table-cell table:style-name="ce3" table:formula="of:=DEGREES(ATAN( (-SIN (RADIANS ([.C509])) * COS(RADIANS([.B509]))) / (COS (RADIANS ([.C509])) * SIN(RADIANS([.B509]))) ))" office:value-type="float" office:value="51.0054289806358" calcext:value-type="float">
            <text:p>51.01</text:p>
          </table:table-cell>
          <table:table-cell table:style-name="ce3" table:formula="of:=SQRT([.R509]^2+[.S509]^2)" office:value-type="float" office:value="6.14153237720879" calcext:value-type="float">
            <text:p>6.14</text:p>
          </table:table-cell>
          <table:table-cell table:style-name="ce3" table:formula="of:=DEGREES(ATAN2([.S509];[.R509]))" office:value-type="float" office:value="40.6556488280515" calcext:value-type="float">
            <text:p>40.66</text:p>
          </table:table-cell>
          <table:table-cell table:style-name="ce3"/>
          <table:table-cell table:style-name="ce3" table:formula="of:=[.K509]*COS(RADIANS([.L509]))+[.M509]*COS(RADIANS([.N509]))" office:value-type="float" office:value="4.00127808983198" calcext:value-type="float">
            <text:p>4.00</text:p>
          </table:table-cell>
          <table:table-cell table:style-name="ce3" table:formula="of:=[.K509]*SIN(RADIANS([.L509]))+[.M509]*SIN(RADIANS([.N509]))" office:value-type="float" office:value="4.65920525284457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1966" calcext:value-type="float">
            <text:p>7481966</text:p>
          </table:table-cell>
          <table:table-cell office:value-type="float" office:value="-13.0707733589816" calcext:value-type="float">
            <text:p>-13.070773359</text:p>
          </table:table-cell>
          <table:table-cell office:value-type="float" office:value="15.8905495097033" calcext:value-type="float">
            <text:p>15.8905495097</text:p>
          </table:table-cell>
          <table:table-cell office:value-type="float" office:value="1.91309692637626" calcext:value-type="float">
            <text:p>1.913096926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751" calcext:value-type="float">
            <text:p>18.751</text:p>
          </table:table-cell>
          <table:table-cell/>
          <table:table-cell table:formula="of:=DEGREES(ACOS(COS(RADIANS([.B510]))*COS(RADIANS([.C510]))))" office:value-type="float" office:value="20.467940970615" calcext:value-type="float">
            <text:p>20.47</text:p>
          </table:table-cell>
          <table:table-cell table:formula="of:=SQRT([.E510]^2+[.F510]^2)" office:value-type="float" office:value="0.178044938147649" calcext:value-type="float">
            <text:p>0.18</text:p>
          </table:table-cell>
          <table:table-cell table:formula="of:=DEGREES(ATAN2([.F510]; [.E510]))" office:value-type="float" office:value="-38.1572265873691" calcext:value-type="float">
            <text:p>-38.16</text:p>
          </table:table-cell>
          <table:table-cell table:style-name="ce3" table:formula="of:=0.3*[.J510]" office:value-type="float" office:value="6.1403822911845" calcext:value-type="float">
            <text:p>6.14</text:p>
          </table:table-cell>
          <table:table-cell table:style-name="ce3" table:formula="of:=DEGREES(ATAN( (-SIN (RADIANS ([.C510])) * COS(RADIANS([.B510]))) / (COS (RADIANS ([.C510])) * SIN(RADIANS([.B510]))) ))" office:value-type="float" office:value="50.8010928043446" calcext:value-type="float">
            <text:p>50.80</text:p>
          </table:table-cell>
          <table:table-cell table:style-name="ce3" table:formula="of:=SQRT([.R510]^2+[.S510]^2)" office:value-type="float" office:value="6.14619762326885" calcext:value-type="float">
            <text:p>6.15</text:p>
          </table:table-cell>
          <table:table-cell table:style-name="ce3" table:formula="of:=DEGREES(ATAN2([.S510];[.R510]))" office:value-type="float" office:value="40.8586267189668" calcext:value-type="float">
            <text:p>40.86</text:p>
          </table:table-cell>
          <table:table-cell table:style-name="ce3"/>
          <table:table-cell table:style-name="ce3" table:formula="of:=[.K510]*COS(RADIANS([.L510]))+[.M510]*COS(RADIANS([.N510]))" office:value-type="float" office:value="4.02081077870564" calcext:value-type="float">
            <text:p>4.02</text:p>
          </table:table-cell>
          <table:table-cell table:style-name="ce3" table:formula="of:=[.K510]*SIN(RADIANS([.L510]))+[.M510]*SIN(RADIANS([.N510]))" office:value-type="float" office:value="4.64852943479121" calcext:value-type="float">
            <text:p>4.65</text:p>
          </table:table-cell>
          <table:table-cell table:number-columns-repeated="1005"/>
        </table:table-row>
        <table:table-row table:style-name="ro1">
          <table:table-cell office:value-type="float" office:value="7481966" calcext:value-type="float">
            <text:p>7481966</text:p>
          </table:table-cell>
          <table:table-cell office:value-type="float" office:value="-13.0707733589816" calcext:value-type="float">
            <text:p>-13.070773359</text:p>
          </table:table-cell>
          <table:table-cell office:value-type="float" office:value="15.8905495097033" calcext:value-type="float">
            <text:p>15.8905495097</text:p>
          </table:table-cell>
          <table:table-cell office:value-type="float" office:value="1.91309692637626" calcext:value-type="float">
            <text:p>1.913096926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751" calcext:value-type="float">
            <text:p>18.751</text:p>
          </table:table-cell>
          <table:table-cell/>
          <table:table-cell table:formula="of:=DEGREES(ACOS(COS(RADIANS([.B511]))*COS(RADIANS([.C511]))))" office:value-type="float" office:value="20.467940970615" calcext:value-type="float">
            <text:p>20.47</text:p>
          </table:table-cell>
          <table:table-cell table:formula="of:=SQRT([.E511]^2+[.F511]^2)" office:value-type="float" office:value="0.178044938147649" calcext:value-type="float">
            <text:p>0.18</text:p>
          </table:table-cell>
          <table:table-cell table:formula="of:=DEGREES(ATAN2([.F511]; [.E511]))" office:value-type="float" office:value="-38.1572265873691" calcext:value-type="float">
            <text:p>-38.16</text:p>
          </table:table-cell>
          <table:table-cell table:style-name="ce3" table:formula="of:=0.3*[.J511]" office:value-type="float" office:value="6.1403822911845" calcext:value-type="float">
            <text:p>6.14</text:p>
          </table:table-cell>
          <table:table-cell table:style-name="ce3" table:formula="of:=DEGREES(ATAN( (-SIN (RADIANS ([.C511])) * COS(RADIANS([.B511]))) / (COS (RADIANS ([.C511])) * SIN(RADIANS([.B511]))) ))" office:value-type="float" office:value="50.8010928043446" calcext:value-type="float">
            <text:p>50.80</text:p>
          </table:table-cell>
          <table:table-cell table:style-name="ce3" table:formula="of:=SQRT([.R511]^2+[.S511]^2)" office:value-type="float" office:value="6.14619762326885" calcext:value-type="float">
            <text:p>6.15</text:p>
          </table:table-cell>
          <table:table-cell table:style-name="ce3" table:formula="of:=DEGREES(ATAN2([.S511];[.R511]))" office:value-type="float" office:value="40.8586267189668" calcext:value-type="float">
            <text:p>40.86</text:p>
          </table:table-cell>
          <table:table-cell table:style-name="ce3"/>
          <table:table-cell table:style-name="ce3" table:formula="of:=[.K511]*COS(RADIANS([.L511]))+[.M511]*COS(RADIANS([.N511]))" office:value-type="float" office:value="4.02081077870564" calcext:value-type="float">
            <text:p>4.02</text:p>
          </table:table-cell>
          <table:table-cell table:style-name="ce3" table:formula="of:=[.K511]*SIN(RADIANS([.L511]))+[.M511]*SIN(RADIANS([.N511]))" office:value-type="float" office:value="4.64852943479121" calcext:value-type="float">
            <text:p>4.65</text:p>
          </table:table-cell>
          <table:table-cell table:number-columns-repeated="1005"/>
        </table:table-row>
        <table:table-row table:style-name="ro1">
          <table:table-cell office:value-type="float" office:value="7482216" calcext:value-type="float">
            <text:p>7482216</text:p>
          </table:table-cell>
          <table:table-cell office:value-type="float" office:value="-13.086254836509" calcext:value-type="float">
            <text:p>-13.0862548365</text:p>
          </table:table-cell>
          <table:table-cell office:value-type="float" office:value="15.8669187627223" calcext:value-type="float">
            <text:p>15.8669187627</text:p>
          </table:table-cell>
          <table:table-cell office:value-type="float" office:value="1.93036001606005" calcext:value-type="float">
            <text:p>1.930360016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786" calcext:value-type="float">
            <text:p>18.786</text:p>
          </table:table-cell>
          <table:table-cell/>
          <table:table-cell table:formula="of:=DEGREES(ACOS(COS(RADIANS([.B512]))*COS(RADIANS([.C512]))))" office:value-type="float" office:value="20.4595656116872" calcext:value-type="float">
            <text:p>20.46</text:p>
          </table:table-cell>
          <table:table-cell table:formula="of:=SQRT([.E512]^2+[.F512]^2)" office:value-type="float" office:value="0.178044938147649" calcext:value-type="float">
            <text:p>0.18</text:p>
          </table:table-cell>
          <table:table-cell table:formula="of:=DEGREES(ATAN2([.F512]; [.E512]))" office:value-type="float" office:value="-38.1572265873691" calcext:value-type="float">
            <text:p>-38.16</text:p>
          </table:table-cell>
          <table:table-cell table:style-name="ce3" table:formula="of:=0.3*[.J512]" office:value-type="float" office:value="6.13786968350616" calcext:value-type="float">
            <text:p>6.14</text:p>
          </table:table-cell>
          <table:table-cell table:style-name="ce3" table:formula="of:=DEGREES(ATAN( (-SIN (RADIANS ([.C512])) * COS(RADIANS([.B512]))) / (COS (RADIANS ([.C512])) * SIN(RADIANS([.B512]))) ))" office:value-type="float" office:value="50.722689438331" calcext:value-type="float">
            <text:p>50.72</text:p>
          </table:table-cell>
          <table:table-cell table:style-name="ce3" table:formula="of:=SQRT([.R512]^2+[.S512]^2)" office:value-type="float" office:value="6.14392942746929" calcext:value-type="float">
            <text:p>6.14</text:p>
          </table:table-cell>
          <table:table-cell table:style-name="ce3" table:formula="of:=DEGREES(ATAN2([.S512];[.R512]))" office:value-type="float" office:value="40.9376001087509" calcext:value-type="float">
            <text:p>40.94</text:p>
          </table:table-cell>
          <table:table-cell table:style-name="ce3"/>
          <table:table-cell table:style-name="ce3" table:formula="of:=[.K512]*COS(RADIANS([.L512]))+[.M512]*COS(RADIANS([.N512]))" office:value-type="float" office:value="4.0257280325417" calcext:value-type="float">
            <text:p>4.03</text:p>
          </table:table-cell>
          <table:table-cell table:style-name="ce3" table:formula="of:=[.K512]*SIN(RADIANS([.L512]))+[.M512]*SIN(RADIANS([.N512]))" office:value-type="float" office:value="4.6412695049664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2216" calcext:value-type="float">
            <text:p>7482216</text:p>
          </table:table-cell>
          <table:table-cell office:value-type="float" office:value="-13.086254836509" calcext:value-type="float">
            <text:p>-13.0862548365</text:p>
          </table:table-cell>
          <table:table-cell office:value-type="float" office:value="15.8669187627223" calcext:value-type="float">
            <text:p>15.8669187627</text:p>
          </table:table-cell>
          <table:table-cell office:value-type="float" office:value="1.93036001606005" calcext:value-type="float">
            <text:p>1.930360016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8.786" calcext:value-type="float">
            <text:p>18.786</text:p>
          </table:table-cell>
          <table:table-cell/>
          <table:table-cell table:formula="of:=DEGREES(ACOS(COS(RADIANS([.B513]))*COS(RADIANS([.C513]))))" office:value-type="float" office:value="20.4595656116872" calcext:value-type="float">
            <text:p>20.46</text:p>
          </table:table-cell>
          <table:table-cell table:formula="of:=SQRT([.E513]^2+[.F513]^2)" office:value-type="float" office:value="0.178044938147649" calcext:value-type="float">
            <text:p>0.18</text:p>
          </table:table-cell>
          <table:table-cell table:formula="of:=DEGREES(ATAN2([.F513]; [.E513]))" office:value-type="float" office:value="-38.1572265873691" calcext:value-type="float">
            <text:p>-38.16</text:p>
          </table:table-cell>
          <table:table-cell table:style-name="ce3" table:formula="of:=0.3*[.J513]" office:value-type="float" office:value="6.13786968350616" calcext:value-type="float">
            <text:p>6.14</text:p>
          </table:table-cell>
          <table:table-cell table:style-name="ce3" table:formula="of:=DEGREES(ATAN( (-SIN (RADIANS ([.C513])) * COS(RADIANS([.B513]))) / (COS (RADIANS ([.C513])) * SIN(RADIANS([.B513]))) ))" office:value-type="float" office:value="50.722689438331" calcext:value-type="float">
            <text:p>50.72</text:p>
          </table:table-cell>
          <table:table-cell table:style-name="ce3" table:formula="of:=SQRT([.R513]^2+[.S513]^2)" office:value-type="float" office:value="6.14392942746929" calcext:value-type="float">
            <text:p>6.14</text:p>
          </table:table-cell>
          <table:table-cell table:style-name="ce3" table:formula="of:=DEGREES(ATAN2([.S513];[.R513]))" office:value-type="float" office:value="40.9376001087509" calcext:value-type="float">
            <text:p>40.94</text:p>
          </table:table-cell>
          <table:table-cell table:style-name="ce3"/>
          <table:table-cell table:style-name="ce3" table:formula="of:=[.K513]*COS(RADIANS([.L513]))+[.M513]*COS(RADIANS([.N513]))" office:value-type="float" office:value="4.0257280325417" calcext:value-type="float">
            <text:p>4.03</text:p>
          </table:table-cell>
          <table:table-cell table:style-name="ce3" table:formula="of:=[.K513]*SIN(RADIANS([.L513]))+[.M513]*SIN(RADIANS([.N513]))" office:value-type="float" office:value="4.6412695049664" calcext:value-type="float">
            <text:p>4.64</text:p>
          </table:table-cell>
          <table:table-cell table:number-columns-repeated="1005"/>
        </table:table-row>
        <table:table-row table:style-name="ro1">
          <table:table-cell office:value-type="float" office:value="7482466" calcext:value-type="float">
            <text:p>7482466</text:p>
          </table:table-cell>
          <table:table-cell office:value-type="float" office:value="-13.0891781574738" calcext:value-type="float">
            <text:p>-13.0891781575</text:p>
          </table:table-cell>
          <table:table-cell office:value-type="float" office:value="15.9004157179593" calcext:value-type="float">
            <text:p>15.900415718</text:p>
          </table:table-cell>
          <table:table-cell office:value-type="float" office:value="1.93570527941582" calcext:value-type="float">
            <text:p>1.935705279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22" calcext:value-type="float">
            <text:p>18.822</text:p>
          </table:table-cell>
          <table:table-cell/>
          <table:table-cell table:formula="of:=DEGREES(ACOS(COS(RADIANS([.B514]))*COS(RADIANS([.C514]))))" office:value-type="float" office:value="20.4869155159348" calcext:value-type="float">
            <text:p>20.49</text:p>
          </table:table-cell>
          <table:table-cell table:formula="of:=SQRT([.E514]^2+[.F514]^2)" office:value-type="float" office:value="0.172046505340853" calcext:value-type="float">
            <text:p>0.17</text:p>
          </table:table-cell>
          <table:table-cell table:formula="of:=DEGREES(ATAN2([.F514]; [.E514]))" office:value-type="float" office:value="-35.5376777919744" calcext:value-type="float">
            <text:p>-35.54</text:p>
          </table:table-cell>
          <table:table-cell table:style-name="ce3" table:formula="of:=0.3*[.J514]" office:value-type="float" office:value="6.14607465478044" calcext:value-type="float">
            <text:p>6.15</text:p>
          </table:table-cell>
          <table:table-cell table:style-name="ce3" table:formula="of:=DEGREES(ATAN( (-SIN (RADIANS ([.C514])) * COS(RADIANS([.B514]))) / (COS (RADIANS ([.C514])) * SIN(RADIANS([.B514]))) ))" office:value-type="float" office:value="50.7785433518529" calcext:value-type="float">
            <text:p>50.78</text:p>
          </table:table-cell>
          <table:table-cell table:style-name="ce3" table:formula="of:=SQRT([.R514]^2+[.S514]^2)" office:value-type="float" office:value="6.15952193556203" calcext:value-type="float">
            <text:p>6.16</text:p>
          </table:table-cell>
          <table:table-cell table:style-name="ce3" table:formula="of:=DEGREES(ATAN2([.S514];[.R514]))" office:value-type="float" office:value="40.8187308958328" calcext:value-type="float">
            <text:p>40.82</text:p>
          </table:table-cell>
          <table:table-cell table:style-name="ce3"/>
          <table:table-cell table:style-name="ce3" table:formula="of:=[.K514]*COS(RADIANS([.L514]))+[.M514]*COS(RADIANS([.N514]))" office:value-type="float" office:value="4.02628264768645" calcext:value-type="float">
            <text:p>4.03</text:p>
          </table:table-cell>
          <table:table-cell table:style-name="ce3" table:formula="of:=[.K514]*SIN(RADIANS([.L514]))+[.M514]*SIN(RADIANS([.N514]))" office:value-type="float" office:value="4.66141164408473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2466" calcext:value-type="float">
            <text:p>7482466</text:p>
          </table:table-cell>
          <table:table-cell office:value-type="float" office:value="-13.0891781574738" calcext:value-type="float">
            <text:p>-13.0891781575</text:p>
          </table:table-cell>
          <table:table-cell office:value-type="float" office:value="15.9004157179593" calcext:value-type="float">
            <text:p>15.900415718</text:p>
          </table:table-cell>
          <table:table-cell office:value-type="float" office:value="1.93570527941582" calcext:value-type="float">
            <text:p>1.935705279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22" calcext:value-type="float">
            <text:p>18.822</text:p>
          </table:table-cell>
          <table:table-cell/>
          <table:table-cell table:formula="of:=DEGREES(ACOS(COS(RADIANS([.B515]))*COS(RADIANS([.C515]))))" office:value-type="float" office:value="20.4869155159348" calcext:value-type="float">
            <text:p>20.49</text:p>
          </table:table-cell>
          <table:table-cell table:formula="of:=SQRT([.E515]^2+[.F515]^2)" office:value-type="float" office:value="0.172046505340853" calcext:value-type="float">
            <text:p>0.17</text:p>
          </table:table-cell>
          <table:table-cell table:formula="of:=DEGREES(ATAN2([.F515]; [.E515]))" office:value-type="float" office:value="-35.5376777919744" calcext:value-type="float">
            <text:p>-35.54</text:p>
          </table:table-cell>
          <table:table-cell table:style-name="ce3" table:formula="of:=0.3*[.J515]" office:value-type="float" office:value="6.14607465478044" calcext:value-type="float">
            <text:p>6.15</text:p>
          </table:table-cell>
          <table:table-cell table:style-name="ce3" table:formula="of:=DEGREES(ATAN( (-SIN (RADIANS ([.C515])) * COS(RADIANS([.B515]))) / (COS (RADIANS ([.C515])) * SIN(RADIANS([.B515]))) ))" office:value-type="float" office:value="50.7785433518529" calcext:value-type="float">
            <text:p>50.78</text:p>
          </table:table-cell>
          <table:table-cell table:style-name="ce3" table:formula="of:=SQRT([.R515]^2+[.S515]^2)" office:value-type="float" office:value="6.15952193556203" calcext:value-type="float">
            <text:p>6.16</text:p>
          </table:table-cell>
          <table:table-cell table:style-name="ce3" table:formula="of:=DEGREES(ATAN2([.S515];[.R515]))" office:value-type="float" office:value="40.8187308958328" calcext:value-type="float">
            <text:p>40.82</text:p>
          </table:table-cell>
          <table:table-cell table:style-name="ce3"/>
          <table:table-cell table:style-name="ce3" table:formula="of:=[.K515]*COS(RADIANS([.L515]))+[.M515]*COS(RADIANS([.N515]))" office:value-type="float" office:value="4.02628264768645" calcext:value-type="float">
            <text:p>4.03</text:p>
          </table:table-cell>
          <table:table-cell table:style-name="ce3" table:formula="of:=[.K515]*SIN(RADIANS([.L515]))+[.M515]*SIN(RADIANS([.N515]))" office:value-type="float" office:value="4.66141164408473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2716" calcext:value-type="float">
            <text:p>7482716</text:p>
          </table:table-cell>
          <table:table-cell office:value-type="float" office:value="-13.0107803924067" calcext:value-type="float">
            <text:p>-13.0107803924</text:p>
          </table:table-cell>
          <table:table-cell office:value-type="float" office:value="15.8821500845714" calcext:value-type="float">
            <text:p>15.8821500846</text:p>
          </table:table-cell>
          <table:table-cell office:value-type="float" office:value="1.94647606085011" calcext:value-type="float">
            <text:p>1.9464760609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56" calcext:value-type="float">
            <text:p>18.856</text:p>
          </table:table-cell>
          <table:table-cell/>
          <table:table-cell table:formula="of:=DEGREES(ACOS(COS(RADIANS([.B516]))*COS(RADIANS([.C516]))))" office:value-type="float" office:value="20.4242570531579" calcext:value-type="float">
            <text:p>20.42</text:p>
          </table:table-cell>
          <table:table-cell table:formula="of:=SQRT([.E516]^2+[.F516]^2)" office:value-type="float" office:value="0.172046505340853" calcext:value-type="float">
            <text:p>0.17</text:p>
          </table:table-cell>
          <table:table-cell table:formula="of:=DEGREES(ATAN2([.F516]; [.E516]))" office:value-type="float" office:value="-35.5376777919744" calcext:value-type="float">
            <text:p>-35.54</text:p>
          </table:table-cell>
          <table:table-cell table:style-name="ce3" table:formula="of:=0.3*[.J516]" office:value-type="float" office:value="6.12727711594736" calcext:value-type="float">
            <text:p>6.13</text:p>
          </table:table-cell>
          <table:table-cell table:style-name="ce3" table:formula="of:=DEGREES(ATAN( (-SIN (RADIANS ([.C516])) * COS(RADIANS([.B516]))) / (COS (RADIANS ([.C516])) * SIN(RADIANS([.B516]))) ))" office:value-type="float" office:value="50.9190849869997" calcext:value-type="float">
            <text:p>50.92</text:p>
          </table:table-cell>
          <table:table-cell table:style-name="ce3" table:formula="of:=SQRT([.R516]^2+[.S516]^2)" office:value-type="float" office:value="6.14031145523373" calcext:value-type="float">
            <text:p>6.14</text:p>
          </table:table-cell>
          <table:table-cell table:style-name="ce3" table:formula="of:=DEGREES(ATAN2([.S516];[.R516]))" office:value-type="float" office:value="40.683436052384" calcext:value-type="float">
            <text:p>40.68</text:p>
          </table:table-cell>
          <table:table-cell table:style-name="ce3"/>
          <table:table-cell table:style-name="ce3" table:formula="of:=[.K516]*COS(RADIANS([.L516]))+[.M516]*COS(RADIANS([.N516]))" office:value-type="float" office:value="4.00274134016924" calcext:value-type="float">
            <text:p>4.00</text:p>
          </table:table-cell>
          <table:table-cell table:style-name="ce3" table:formula="of:=[.K516]*SIN(RADIANS([.L516]))+[.M516]*SIN(RADIANS([.N516]))" office:value-type="float" office:value="4.6563383179248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2716" calcext:value-type="float">
            <text:p>7482716</text:p>
          </table:table-cell>
          <table:table-cell office:value-type="float" office:value="-13.0107803924067" calcext:value-type="float">
            <text:p>-13.0107803924</text:p>
          </table:table-cell>
          <table:table-cell office:value-type="float" office:value="15.8821500845714" calcext:value-type="float">
            <text:p>15.8821500846</text:p>
          </table:table-cell>
          <table:table-cell office:value-type="float" office:value="1.94647606085011" calcext:value-type="float">
            <text:p>1.9464760609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56" calcext:value-type="float">
            <text:p>18.856</text:p>
          </table:table-cell>
          <table:table-cell/>
          <table:table-cell table:formula="of:=DEGREES(ACOS(COS(RADIANS([.B517]))*COS(RADIANS([.C517]))))" office:value-type="float" office:value="20.4242570531579" calcext:value-type="float">
            <text:p>20.42</text:p>
          </table:table-cell>
          <table:table-cell table:formula="of:=SQRT([.E517]^2+[.F517]^2)" office:value-type="float" office:value="0.172046505340853" calcext:value-type="float">
            <text:p>0.17</text:p>
          </table:table-cell>
          <table:table-cell table:formula="of:=DEGREES(ATAN2([.F517]; [.E517]))" office:value-type="float" office:value="-35.5376777919744" calcext:value-type="float">
            <text:p>-35.54</text:p>
          </table:table-cell>
          <table:table-cell table:style-name="ce3" table:formula="of:=0.3*[.J517]" office:value-type="float" office:value="6.12727711594736" calcext:value-type="float">
            <text:p>6.13</text:p>
          </table:table-cell>
          <table:table-cell table:style-name="ce3" table:formula="of:=DEGREES(ATAN( (-SIN (RADIANS ([.C517])) * COS(RADIANS([.B517]))) / (COS (RADIANS ([.C517])) * SIN(RADIANS([.B517]))) ))" office:value-type="float" office:value="50.9190849869997" calcext:value-type="float">
            <text:p>50.92</text:p>
          </table:table-cell>
          <table:table-cell table:style-name="ce3" table:formula="of:=SQRT([.R517]^2+[.S517]^2)" office:value-type="float" office:value="6.14031145523373" calcext:value-type="float">
            <text:p>6.14</text:p>
          </table:table-cell>
          <table:table-cell table:style-name="ce3" table:formula="of:=DEGREES(ATAN2([.S517];[.R517]))" office:value-type="float" office:value="40.683436052384" calcext:value-type="float">
            <text:p>40.68</text:p>
          </table:table-cell>
          <table:table-cell table:style-name="ce3"/>
          <table:table-cell table:style-name="ce3" table:formula="of:=[.K517]*COS(RADIANS([.L517]))+[.M517]*COS(RADIANS([.N517]))" office:value-type="float" office:value="4.00274134016924" calcext:value-type="float">
            <text:p>4.00</text:p>
          </table:table-cell>
          <table:table-cell table:style-name="ce3" table:formula="of:=[.K517]*SIN(RADIANS([.L517]))+[.M517]*SIN(RADIANS([.N517]))" office:value-type="float" office:value="4.6563383179248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2967" calcext:value-type="float">
            <text:p>7482967</text:p>
          </table:table-cell>
          <table:table-cell office:value-type="float" office:value="-12.9339552783961" calcext:value-type="float">
            <text:p>-12.9339552784</text:p>
          </table:table-cell>
          <table:table-cell office:value-type="float" office:value="15.8806935467309" calcext:value-type="float">
            <text:p>15.8806935467</text:p>
          </table:table-cell>
          <table:table-cell office:value-type="float" office:value="1.94010797666613" calcext:value-type="float">
            <text:p>1.9401079767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91" calcext:value-type="float">
            <text:p>18.891</text:p>
          </table:table-cell>
          <table:table-cell/>
          <table:table-cell table:formula="of:=DEGREES(ACOS(COS(RADIANS([.B518]))*COS(RADIANS([.C518]))))" office:value-type="float" office:value="20.3755555103627" calcext:value-type="float">
            <text:p>20.38</text:p>
          </table:table-cell>
          <table:table-cell table:formula="of:=SQRT([.E518]^2+[.F518]^2)" office:value-type="float" office:value="0.172046505340853" calcext:value-type="float">
            <text:p>0.17</text:p>
          </table:table-cell>
          <table:table-cell table:formula="of:=DEGREES(ATAN2([.F518]; [.E518]))" office:value-type="float" office:value="-35.5376777919744" calcext:value-type="float">
            <text:p>-35.54</text:p>
          </table:table-cell>
          <table:table-cell table:style-name="ce3" table:formula="of:=0.3*[.J518]" office:value-type="float" office:value="6.11266665310881" calcext:value-type="float">
            <text:p>6.11</text:p>
          </table:table-cell>
          <table:table-cell table:style-name="ce3" table:formula="of:=DEGREES(ATAN( (-SIN (RADIANS ([.C518])) * COS(RADIANS([.B518]))) / (COS (RADIANS ([.C518])) * SIN(RADIANS([.B518]))) ))" office:value-type="float" office:value="51.088135582118" calcext:value-type="float">
            <text:p>51.09</text:p>
          </table:table-cell>
          <table:table-cell table:style-name="ce3" table:formula="of:=SQRT([.R518]^2+[.S518]^2)" office:value-type="float" office:value="6.12520108153961" calcext:value-type="float">
            <text:p>6.13</text:p>
          </table:table-cell>
          <table:table-cell table:style-name="ce3" table:formula="of:=DEGREES(ATAN2([.S518];[.R518]))" office:value-type="float" office:value="40.518626358179" calcext:value-type="float">
            <text:p>40.52</text:p>
          </table:table-cell>
          <table:table-cell table:style-name="ce3"/>
          <table:table-cell table:style-name="ce3" table:formula="of:=[.K518]*COS(RADIANS([.L518]))+[.M518]*COS(RADIANS([.N518]))" office:value-type="float" office:value="3.97951383576141" calcext:value-type="float">
            <text:p>3.98</text:p>
          </table:table-cell>
          <table:table-cell table:style-name="ce3" table:formula="of:=[.K518]*SIN(RADIANS([.L518]))+[.M518]*SIN(RADIANS([.N518]))" office:value-type="float" office:value="4.65634598373849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2967" calcext:value-type="float">
            <text:p>7482967</text:p>
          </table:table-cell>
          <table:table-cell office:value-type="float" office:value="-12.9339552783961" calcext:value-type="float">
            <text:p>-12.9339552784</text:p>
          </table:table-cell>
          <table:table-cell office:value-type="float" office:value="15.8806935467309" calcext:value-type="float">
            <text:p>15.8806935467</text:p>
          </table:table-cell>
          <table:table-cell office:value-type="float" office:value="1.94010797666613" calcext:value-type="float">
            <text:p>1.9401079767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891" calcext:value-type="float">
            <text:p>18.891</text:p>
          </table:table-cell>
          <table:table-cell/>
          <table:table-cell table:formula="of:=DEGREES(ACOS(COS(RADIANS([.B519]))*COS(RADIANS([.C519]))))" office:value-type="float" office:value="20.3755555103627" calcext:value-type="float">
            <text:p>20.38</text:p>
          </table:table-cell>
          <table:table-cell table:formula="of:=SQRT([.E519]^2+[.F519]^2)" office:value-type="float" office:value="0.172046505340853" calcext:value-type="float">
            <text:p>0.17</text:p>
          </table:table-cell>
          <table:table-cell table:formula="of:=DEGREES(ATAN2([.F519]; [.E519]))" office:value-type="float" office:value="-35.5376777919744" calcext:value-type="float">
            <text:p>-35.54</text:p>
          </table:table-cell>
          <table:table-cell table:style-name="ce3" table:formula="of:=0.3*[.J519]" office:value-type="float" office:value="6.11266665310881" calcext:value-type="float">
            <text:p>6.11</text:p>
          </table:table-cell>
          <table:table-cell table:style-name="ce3" table:formula="of:=DEGREES(ATAN( (-SIN (RADIANS ([.C519])) * COS(RADIANS([.B519]))) / (COS (RADIANS ([.C519])) * SIN(RADIANS([.B519]))) ))" office:value-type="float" office:value="51.088135582118" calcext:value-type="float">
            <text:p>51.09</text:p>
          </table:table-cell>
          <table:table-cell table:style-name="ce3" table:formula="of:=SQRT([.R519]^2+[.S519]^2)" office:value-type="float" office:value="6.12520108153961" calcext:value-type="float">
            <text:p>6.13</text:p>
          </table:table-cell>
          <table:table-cell table:style-name="ce3" table:formula="of:=DEGREES(ATAN2([.S519];[.R519]))" office:value-type="float" office:value="40.518626358179" calcext:value-type="float">
            <text:p>40.52</text:p>
          </table:table-cell>
          <table:table-cell table:style-name="ce3"/>
          <table:table-cell table:style-name="ce3" table:formula="of:=[.K519]*COS(RADIANS([.L519]))+[.M519]*COS(RADIANS([.N519]))" office:value-type="float" office:value="3.97951383576141" calcext:value-type="float">
            <text:p>3.98</text:p>
          </table:table-cell>
          <table:table-cell table:style-name="ce3" table:formula="of:=[.K519]*SIN(RADIANS([.L519]))+[.M519]*SIN(RADIANS([.N519]))" office:value-type="float" office:value="4.65634598373849" calcext:value-type="float">
            <text:p>4.66</text:p>
          </table:table-cell>
          <table:table-cell table:number-columns-repeated="1005"/>
        </table:table-row>
        <table:table-row table:style-name="ro1">
          <table:table-cell office:value-type="float" office:value="7483217" calcext:value-type="float">
            <text:p>7483217</text:p>
          </table:table-cell>
          <table:table-cell office:value-type="float" office:value="-12.9453838924248" calcext:value-type="float">
            <text:p>-12.9453838924</text:p>
          </table:table-cell>
          <table:table-cell office:value-type="float" office:value="15.997313904167" calcext:value-type="float">
            <text:p>15.9973139042</text:p>
          </table:table-cell>
          <table:table-cell office:value-type="float" office:value="1.90916786005621" calcext:value-type="float">
            <text:p>1.9091678601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26" calcext:value-type="float">
            <text:p>18.926</text:p>
          </table:table-cell>
          <table:table-cell/>
          <table:table-cell table:formula="of:=DEGREES(ACOS(COS(RADIANS([.B520]))*COS(RADIANS([.C520]))))" office:value-type="float" office:value="20.4720506589" calcext:value-type="float">
            <text:p>20.47</text:p>
          </table:table-cell>
          <table:table-cell table:formula="of:=SQRT([.E520]^2+[.F520]^2)" office:value-type="float" office:value="0.164012194668567" calcext:value-type="float">
            <text:p>0.16</text:p>
          </table:table-cell>
          <table:table-cell table:formula="of:=DEGREES(ATAN2([.F520]; [.E520]))" office:value-type="float" office:value="-37.5685920288275" calcext:value-type="float">
            <text:p>-37.57</text:p>
          </table:table-cell>
          <table:table-cell table:style-name="ce3" table:formula="of:=0.3*[.J520]" office:value-type="float" office:value="6.14161519767001" calcext:value-type="float">
            <text:p>6.14</text:p>
          </table:table-cell>
          <table:table-cell table:style-name="ce3" table:formula="of:=DEGREES(ATAN( (-SIN (RADIANS ([.C520])) * COS(RADIANS([.B520]))) / (COS (RADIANS ([.C520])) * SIN(RADIANS([.B520]))) ))" office:value-type="float" office:value="51.2782611847599" calcext:value-type="float">
            <text:p>51.28</text:p>
          </table:table-cell>
          <table:table-cell table:style-name="ce3" table:formula="of:=SQRT([.R520]^2+[.S520]^2)" office:value-type="float" office:value="6.14710344385426" calcext:value-type="float">
            <text:p>6.15</text:p>
          </table:table-cell>
          <table:table-cell table:style-name="ce3" table:formula="of:=DEGREES(ATAN2([.S520];[.R520]))" office:value-type="float" office:value="40.2503316061932" calcext:value-type="float">
            <text:p>40.25</text:p>
          </table:table-cell>
          <table:table-cell table:style-name="ce3"/>
          <table:table-cell table:style-name="ce3" table:formula="of:=[.K520]*COS(RADIANS([.L520]))+[.M520]*COS(RADIANS([.N520]))" office:value-type="float" office:value="3.97181809395006" calcext:value-type="float">
            <text:p>3.97</text:p>
          </table:table-cell>
          <table:table-cell table:style-name="ce3" table:formula="of:=[.K520]*SIN(RADIANS([.L520]))+[.M520]*SIN(RADIANS([.N520]))" office:value-type="float" office:value="4.69164595616674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83217" calcext:value-type="float">
            <text:p>7483217</text:p>
          </table:table-cell>
          <table:table-cell office:value-type="float" office:value="-12.9453838924248" calcext:value-type="float">
            <text:p>-12.9453838924</text:p>
          </table:table-cell>
          <table:table-cell office:value-type="float" office:value="15.997313904167" calcext:value-type="float">
            <text:p>15.9973139042</text:p>
          </table:table-cell>
          <table:table-cell office:value-type="float" office:value="1.90916786005621" calcext:value-type="float">
            <text:p>1.9091678601</text:p>
          </table:table-cell>
          <table:table-cell office:value-type="float" office:value="-0.1" calcext:value-type="float">
            <text:p>-0.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26" calcext:value-type="float">
            <text:p>18.926</text:p>
          </table:table-cell>
          <table:table-cell/>
          <table:table-cell table:formula="of:=DEGREES(ACOS(COS(RADIANS([.B521]))*COS(RADIANS([.C521]))))" office:value-type="float" office:value="20.4720506589" calcext:value-type="float">
            <text:p>20.47</text:p>
          </table:table-cell>
          <table:table-cell table:formula="of:=SQRT([.E521]^2+[.F521]^2)" office:value-type="float" office:value="0.164012194668567" calcext:value-type="float">
            <text:p>0.16</text:p>
          </table:table-cell>
          <table:table-cell table:formula="of:=DEGREES(ATAN2([.F521]; [.E521]))" office:value-type="float" office:value="-37.5685920288275" calcext:value-type="float">
            <text:p>-37.57</text:p>
          </table:table-cell>
          <table:table-cell table:style-name="ce3" table:formula="of:=0.3*[.J521]" office:value-type="float" office:value="6.14161519767001" calcext:value-type="float">
            <text:p>6.14</text:p>
          </table:table-cell>
          <table:table-cell table:style-name="ce3" table:formula="of:=DEGREES(ATAN( (-SIN (RADIANS ([.C521])) * COS(RADIANS([.B521]))) / (COS (RADIANS ([.C521])) * SIN(RADIANS([.B521]))) ))" office:value-type="float" office:value="51.2782611847599" calcext:value-type="float">
            <text:p>51.28</text:p>
          </table:table-cell>
          <table:table-cell table:style-name="ce3" table:formula="of:=SQRT([.R521]^2+[.S521]^2)" office:value-type="float" office:value="6.14710344385426" calcext:value-type="float">
            <text:p>6.15</text:p>
          </table:table-cell>
          <table:table-cell table:style-name="ce3" table:formula="of:=DEGREES(ATAN2([.S521];[.R521]))" office:value-type="float" office:value="40.2503316061932" calcext:value-type="float">
            <text:p>40.25</text:p>
          </table:table-cell>
          <table:table-cell table:style-name="ce3"/>
          <table:table-cell table:style-name="ce3" table:formula="of:=[.K521]*COS(RADIANS([.L521]))+[.M521]*COS(RADIANS([.N521]))" office:value-type="float" office:value="3.97181809395006" calcext:value-type="float">
            <text:p>3.97</text:p>
          </table:table-cell>
          <table:table-cell table:style-name="ce3" table:formula="of:=[.K521]*SIN(RADIANS([.L521]))+[.M521]*SIN(RADIANS([.N521]))" office:value-type="float" office:value="4.69164595616674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83467" calcext:value-type="float">
            <text:p>7483467</text:p>
          </table:table-cell>
          <table:table-cell office:value-type="float" office:value="-13.0244066198009" calcext:value-type="float">
            <text:p>-13.0244066198</text:p>
          </table:table-cell>
          <table:table-cell office:value-type="float" office:value="16.1143252899331" calcext:value-type="float">
            <text:p>16.1143252899</text:p>
          </table:table-cell>
          <table:table-cell office:value-type="float" office:value="1.88219629679747" calcext:value-type="float">
            <text:p>1.882196296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962" calcext:value-type="float">
            <text:p>18.962</text:p>
          </table:table-cell>
          <table:table-cell/>
          <table:table-cell table:formula="of:=DEGREES(ACOS(COS(RADIANS([.B522]))*COS(RADIANS([.C522]))))" office:value-type="float" office:value="20.6105530749434" calcext:value-type="float">
            <text:p>20.61</text:p>
          </table:table-cell>
          <table:table-cell table:formula="of:=SQRT([.E522]^2+[.F522]^2)" office:value-type="float" office:value="0.170293863659264" calcext:value-type="float">
            <text:p>0.17</text:p>
          </table:table-cell>
          <table:table-cell table:formula="of:=DEGREES(ATAN2([.F522]; [.E522]))" office:value-type="float" office:value="-40.2363583092738" calcext:value-type="float">
            <text:p>-40.24</text:p>
          </table:table-cell>
          <table:table-cell table:style-name="ce3" table:formula="of:=0.3*[.J522]" office:value-type="float" office:value="6.18316592248302" calcext:value-type="float">
            <text:p>6.18</text:p>
          </table:table-cell>
          <table:table-cell table:style-name="ce3" table:formula="of:=DEGREES(ATAN( (-SIN (RADIANS ([.C522])) * COS(RADIANS([.B522]))) / (COS (RADIANS ([.C522])) * SIN(RADIANS([.B522]))) ))" office:value-type="float" office:value="51.3169713563355" calcext:value-type="float">
            <text:p>51.32</text:p>
          </table:table-cell>
          <table:table-cell table:style-name="ce3" table:formula="of:=SQRT([.R522]^2+[.S522]^2)" office:value-type="float" office:value="6.18089435896857" calcext:value-type="float">
            <text:p>6.18</text:p>
          </table:table-cell>
          <table:table-cell table:style-name="ce3" table:formula="of:=DEGREES(ATAN2([.S522];[.R522]))" office:value-type="float" office:value="40.2612416188312" calcext:value-type="float">
            <text:p>40.26</text:p>
          </table:table-cell>
          <table:table-cell table:style-name="ce3"/>
          <table:table-cell table:style-name="ce3" table:formula="of:=[.K522]*COS(RADIANS([.L522]))+[.M522]*COS(RADIANS([.N522]))" office:value-type="float" office:value="3.99454956499075" calcext:value-type="float">
            <text:p>3.99</text:p>
          </table:table-cell>
          <table:table-cell table:style-name="ce3" table:formula="of:=[.K522]*SIN(RADIANS([.L522]))+[.M522]*SIN(RADIANS([.N522]))" office:value-type="float" office:value="4.71667561419712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3467" calcext:value-type="float">
            <text:p>7483467</text:p>
          </table:table-cell>
          <table:table-cell office:value-type="float" office:value="-13.0244066198009" calcext:value-type="float">
            <text:p>-13.0244066198</text:p>
          </table:table-cell>
          <table:table-cell office:value-type="float" office:value="16.1143252899331" calcext:value-type="float">
            <text:p>16.1143252899</text:p>
          </table:table-cell>
          <table:table-cell office:value-type="float" office:value="1.88219629679747" calcext:value-type="float">
            <text:p>1.882196296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8.962" calcext:value-type="float">
            <text:p>18.962</text:p>
          </table:table-cell>
          <table:table-cell/>
          <table:table-cell table:formula="of:=DEGREES(ACOS(COS(RADIANS([.B523]))*COS(RADIANS([.C523]))))" office:value-type="float" office:value="20.6105530749434" calcext:value-type="float">
            <text:p>20.61</text:p>
          </table:table-cell>
          <table:table-cell table:formula="of:=SQRT([.E523]^2+[.F523]^2)" office:value-type="float" office:value="0.170293863659264" calcext:value-type="float">
            <text:p>0.17</text:p>
          </table:table-cell>
          <table:table-cell table:formula="of:=DEGREES(ATAN2([.F523]; [.E523]))" office:value-type="float" office:value="-40.2363583092738" calcext:value-type="float">
            <text:p>-40.24</text:p>
          </table:table-cell>
          <table:table-cell table:style-name="ce3" table:formula="of:=0.3*[.J523]" office:value-type="float" office:value="6.18316592248302" calcext:value-type="float">
            <text:p>6.18</text:p>
          </table:table-cell>
          <table:table-cell table:style-name="ce3" table:formula="of:=DEGREES(ATAN( (-SIN (RADIANS ([.C523])) * COS(RADIANS([.B523]))) / (COS (RADIANS ([.C523])) * SIN(RADIANS([.B523]))) ))" office:value-type="float" office:value="51.3169713563355" calcext:value-type="float">
            <text:p>51.32</text:p>
          </table:table-cell>
          <table:table-cell table:style-name="ce3" table:formula="of:=SQRT([.R523]^2+[.S523]^2)" office:value-type="float" office:value="6.18089435896857" calcext:value-type="float">
            <text:p>6.18</text:p>
          </table:table-cell>
          <table:table-cell table:style-name="ce3" table:formula="of:=DEGREES(ATAN2([.S523];[.R523]))" office:value-type="float" office:value="40.2612416188312" calcext:value-type="float">
            <text:p>40.26</text:p>
          </table:table-cell>
          <table:table-cell table:style-name="ce3"/>
          <table:table-cell table:style-name="ce3" table:formula="of:=[.K523]*COS(RADIANS([.L523]))+[.M523]*COS(RADIANS([.N523]))" office:value-type="float" office:value="3.99454956499075" calcext:value-type="float">
            <text:p>3.99</text:p>
          </table:table-cell>
          <table:table-cell table:style-name="ce3" table:formula="of:=[.K523]*SIN(RADIANS([.L523]))+[.M523]*SIN(RADIANS([.N523]))" office:value-type="float" office:value="4.71667561419712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3716" calcext:value-type="float">
            <text:p>7483716</text:p>
          </table:table-cell>
          <table:table-cell office:value-type="float" office:value="-13.0867892988116" calcext:value-type="float">
            <text:p>-13.0867892988</text:p>
          </table:table-cell>
          <table:table-cell office:value-type="float" office:value="16.0955866659452" calcext:value-type="float">
            <text:p>16.0955866659</text:p>
          </table:table-cell>
          <table:table-cell office:value-type="float" office:value="1.89323153461869" calcext:value-type="float">
            <text:p>1.893231534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96" calcext:value-type="float">
            <text:p>18.996</text:p>
          </table:table-cell>
          <table:table-cell/>
          <table:table-cell table:formula="of:=DEGREES(ACOS(COS(RADIANS([.B524]))*COS(RADIANS([.C524]))))" office:value-type="float" office:value="20.6346162259133" calcext:value-type="float">
            <text:p>20.63</text:p>
          </table:table-cell>
          <table:table-cell table:formula="of:=SQRT([.E524]^2+[.F524]^2)" office:value-type="float" office:value="0.178044938147649" calcext:value-type="float">
            <text:p>0.18</text:p>
          </table:table-cell>
          <table:table-cell table:formula="of:=DEGREES(ATAN2([.F524]; [.E524]))" office:value-type="float" office:value="-38.1572265873691" calcext:value-type="float">
            <text:p>-38.16</text:p>
          </table:table-cell>
          <table:table-cell table:style-name="ce3" table:formula="of:=0.3*[.J524]" office:value-type="float" office:value="6.19038486777399" calcext:value-type="float">
            <text:p>6.19</text:p>
          </table:table-cell>
          <table:table-cell table:style-name="ce3" table:formula="of:=DEGREES(ATAN( (-SIN (RADIANS ([.C524])) * COS(RADIANS([.B524]))) / (COS (RADIANS ([.C524])) * SIN(RADIANS([.B524]))) ))" office:value-type="float" office:value="51.1442413929669" calcext:value-type="float">
            <text:p>51.14</text:p>
          </table:table-cell>
          <table:table-cell table:style-name="ce3" table:formula="of:=SQRT([.R524]^2+[.S524]^2)" office:value-type="float" office:value="6.19511409747337" calcext:value-type="float">
            <text:p>6.20</text:p>
          </table:table-cell>
          <table:table-cell table:style-name="ce3" table:formula="of:=DEGREES(ATAN2([.S524];[.R524]))" office:value-type="float" office:value="40.5025192223579" calcext:value-type="float">
            <text:p>40.50</text:p>
          </table:table-cell>
          <table:table-cell table:style-name="ce3"/>
          <table:table-cell table:style-name="ce3" table:formula="of:=[.K524]*COS(RADIANS([.L524]))+[.M524]*COS(RADIANS([.N524]))" office:value-type="float" office:value="4.02361188384168" calcext:value-type="float">
            <text:p>4.02</text:p>
          </table:table-cell>
          <table:table-cell table:style-name="ce3" table:formula="of:=[.K524]*SIN(RADIANS([.L524]))+[.M524]*SIN(RADIANS([.N524]))" office:value-type="float" office:value="4.7106248087617" calcext:value-type="float">
            <text:p>4.71</text:p>
          </table:table-cell>
          <table:table-cell table:number-columns-repeated="1005"/>
        </table:table-row>
        <table:table-row table:style-name="ro1">
          <table:table-cell office:value-type="float" office:value="7483716" calcext:value-type="float">
            <text:p>7483716</text:p>
          </table:table-cell>
          <table:table-cell office:value-type="float" office:value="-13.0867892988116" calcext:value-type="float">
            <text:p>-13.0867892988</text:p>
          </table:table-cell>
          <table:table-cell office:value-type="float" office:value="16.0955866659452" calcext:value-type="float">
            <text:p>16.0955866659</text:p>
          </table:table-cell>
          <table:table-cell office:value-type="float" office:value="1.89323153461869" calcext:value-type="float">
            <text:p>1.893231534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8.996" calcext:value-type="float">
            <text:p>18.996</text:p>
          </table:table-cell>
          <table:table-cell/>
          <table:table-cell table:formula="of:=DEGREES(ACOS(COS(RADIANS([.B525]))*COS(RADIANS([.C525]))))" office:value-type="float" office:value="20.6346162259133" calcext:value-type="float">
            <text:p>20.63</text:p>
          </table:table-cell>
          <table:table-cell table:formula="of:=SQRT([.E525]^2+[.F525]^2)" office:value-type="float" office:value="0.178044938147649" calcext:value-type="float">
            <text:p>0.18</text:p>
          </table:table-cell>
          <table:table-cell table:formula="of:=DEGREES(ATAN2([.F525]; [.E525]))" office:value-type="float" office:value="-38.1572265873691" calcext:value-type="float">
            <text:p>-38.16</text:p>
          </table:table-cell>
          <table:table-cell table:style-name="ce3" table:formula="of:=0.3*[.J525]" office:value-type="float" office:value="6.19038486777399" calcext:value-type="float">
            <text:p>6.19</text:p>
          </table:table-cell>
          <table:table-cell table:style-name="ce3" table:formula="of:=DEGREES(ATAN( (-SIN (RADIANS ([.C525])) * COS(RADIANS([.B525]))) / (COS (RADIANS ([.C525])) * SIN(RADIANS([.B525]))) ))" office:value-type="float" office:value="51.1442413929669" calcext:value-type="float">
            <text:p>51.14</text:p>
          </table:table-cell>
          <table:table-cell table:style-name="ce3" table:formula="of:=SQRT([.R525]^2+[.S525]^2)" office:value-type="float" office:value="6.19511409747337" calcext:value-type="float">
            <text:p>6.20</text:p>
          </table:table-cell>
          <table:table-cell table:style-name="ce3" table:formula="of:=DEGREES(ATAN2([.S525];[.R525]))" office:value-type="float" office:value="40.5025192223579" calcext:value-type="float">
            <text:p>40.50</text:p>
          </table:table-cell>
          <table:table-cell table:style-name="ce3"/>
          <table:table-cell table:style-name="ce3" table:formula="of:=[.K525]*COS(RADIANS([.L525]))+[.M525]*COS(RADIANS([.N525]))" office:value-type="float" office:value="4.02361188384168" calcext:value-type="float">
            <text:p>4.02</text:p>
          </table:table-cell>
          <table:table-cell table:style-name="ce3" table:formula="of:=[.K525]*SIN(RADIANS([.L525]))+[.M525]*SIN(RADIANS([.N525]))" office:value-type="float" office:value="4.7106248087617" calcext:value-type="float">
            <text:p>4.71</text:p>
          </table:table-cell>
          <table:table-cell table:number-columns-repeated="1005"/>
        </table:table-row>
        <table:table-row table:style-name="ro1">
          <table:table-cell office:value-type="float" office:value="7483966" calcext:value-type="float">
            <text:p>7483966</text:p>
          </table:table-cell>
          <table:table-cell office:value-type="float" office:value="-13.0632755188202" calcext:value-type="float">
            <text:p>-13.0632755188</text:p>
          </table:table-cell>
          <table:table-cell office:value-type="float" office:value="16.0061163104599" calcext:value-type="float">
            <text:p>16.0061163105</text:p>
          </table:table-cell>
          <table:table-cell office:value-type="float" office:value="1.93130855858104" calcext:value-type="float">
            <text:p>1.9313085586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31" calcext:value-type="float">
            <text:p>19.031</text:p>
          </table:table-cell>
          <table:table-cell/>
          <table:table-cell table:formula="of:=DEGREES(ACOS(COS(RADIANS([.B526]))*COS(RADIANS([.C526]))))" office:value-type="float" office:value="20.5515737400196" calcext:value-type="float">
            <text:p>20.55</text:p>
          </table:table-cell>
          <table:table-cell table:formula="of:=SQRT([.E526]^2+[.F526]^2)" office:value-type="float" office:value="0.172046505340853" calcext:value-type="float">
            <text:p>0.17</text:p>
          </table:table-cell>
          <table:table-cell table:formula="of:=DEGREES(ATAN2([.F526]; [.E526]))" office:value-type="float" office:value="-35.5376777919744" calcext:value-type="float">
            <text:p>-35.54</text:p>
          </table:table-cell>
          <table:table-cell table:style-name="ce3" table:formula="of:=0.3*[.J526]" office:value-type="float" office:value="6.16547212200589" calcext:value-type="float">
            <text:p>6.17</text:p>
          </table:table-cell>
          <table:table-cell table:style-name="ce3" table:formula="of:=DEGREES(ATAN( (-SIN (RADIANS ([.C526])) * COS(RADIANS([.B526]))) / (COS (RADIANS ([.C526])) * SIN(RADIANS([.B526]))) ))" office:value-type="float" office:value="51.0318212023015" calcext:value-type="float">
            <text:p>51.03</text:p>
          </table:table-cell>
          <table:table-cell table:style-name="ce3" table:formula="of:=SQRT([.R526]^2+[.S526]^2)" office:value-type="float" office:value="6.1781544227375" calcext:value-type="float">
            <text:p>6.18</text:p>
          </table:table-cell>
          <table:table-cell table:style-name="ce3" table:formula="of:=DEGREES(ATAN2([.S526];[.R526]))" office:value-type="float" office:value="40.5610724123931" calcext:value-type="float">
            <text:p>40.56</text:p>
          </table:table-cell>
          <table:table-cell table:style-name="ce3"/>
          <table:table-cell table:style-name="ce3" table:formula="of:=[.K526]*COS(RADIANS([.L526]))+[.M526]*COS(RADIANS([.N526]))" office:value-type="float" office:value="4.01739561820259" calcext:value-type="float">
            <text:p>4.02</text:p>
          </table:table-cell>
          <table:table-cell table:style-name="ce3" table:formula="of:=[.K526]*SIN(RADIANS([.L526]))+[.M526]*SIN(RADIANS([.N526]))" office:value-type="float" office:value="4.69362594568821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83966" calcext:value-type="float">
            <text:p>7483966</text:p>
          </table:table-cell>
          <table:table-cell office:value-type="float" office:value="-13.0632755188202" calcext:value-type="float">
            <text:p>-13.0632755188</text:p>
          </table:table-cell>
          <table:table-cell office:value-type="float" office:value="16.0061163104599" calcext:value-type="float">
            <text:p>16.0061163105</text:p>
          </table:table-cell>
          <table:table-cell office:value-type="float" office:value="1.93130855858104" calcext:value-type="float">
            <text:p>1.9313085586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31" calcext:value-type="float">
            <text:p>19.031</text:p>
          </table:table-cell>
          <table:table-cell/>
          <table:table-cell table:formula="of:=DEGREES(ACOS(COS(RADIANS([.B527]))*COS(RADIANS([.C527]))))" office:value-type="float" office:value="20.5515737400196" calcext:value-type="float">
            <text:p>20.55</text:p>
          </table:table-cell>
          <table:table-cell table:formula="of:=SQRT([.E527]^2+[.F527]^2)" office:value-type="float" office:value="0.172046505340853" calcext:value-type="float">
            <text:p>0.17</text:p>
          </table:table-cell>
          <table:table-cell table:formula="of:=DEGREES(ATAN2([.F527]; [.E527]))" office:value-type="float" office:value="-35.5376777919744" calcext:value-type="float">
            <text:p>-35.54</text:p>
          </table:table-cell>
          <table:table-cell table:style-name="ce3" table:formula="of:=0.3*[.J527]" office:value-type="float" office:value="6.16547212200589" calcext:value-type="float">
            <text:p>6.17</text:p>
          </table:table-cell>
          <table:table-cell table:style-name="ce3" table:formula="of:=DEGREES(ATAN( (-SIN (RADIANS ([.C527])) * COS(RADIANS([.B527]))) / (COS (RADIANS ([.C527])) * SIN(RADIANS([.B527]))) ))" office:value-type="float" office:value="51.0318212023015" calcext:value-type="float">
            <text:p>51.03</text:p>
          </table:table-cell>
          <table:table-cell table:style-name="ce3" table:formula="of:=SQRT([.R527]^2+[.S527]^2)" office:value-type="float" office:value="6.1781544227375" calcext:value-type="float">
            <text:p>6.18</text:p>
          </table:table-cell>
          <table:table-cell table:style-name="ce3" table:formula="of:=DEGREES(ATAN2([.S527];[.R527]))" office:value-type="float" office:value="40.5610724123931" calcext:value-type="float">
            <text:p>40.56</text:p>
          </table:table-cell>
          <table:table-cell table:style-name="ce3"/>
          <table:table-cell table:style-name="ce3" table:formula="of:=[.K527]*COS(RADIANS([.L527]))+[.M527]*COS(RADIANS([.N527]))" office:value-type="float" office:value="4.01739561820259" calcext:value-type="float">
            <text:p>4.02</text:p>
          </table:table-cell>
          <table:table-cell table:style-name="ce3" table:formula="of:=[.K527]*SIN(RADIANS([.L527]))+[.M527]*SIN(RADIANS([.N527]))" office:value-type="float" office:value="4.69362594568821" calcext:value-type="float">
            <text:p>4.69</text:p>
          </table:table-cell>
          <table:table-cell table:number-columns-repeated="1005"/>
        </table:table-row>
        <table:table-row table:style-name="ro1">
          <table:table-cell office:value-type="float" office:value="7484216" calcext:value-type="float">
            <text:p>7484216</text:p>
          </table:table-cell>
          <table:table-cell office:value-type="float" office:value="-12.9949872874984" calcext:value-type="float">
            <text:p>-12.9949872875</text:p>
          </table:table-cell>
          <table:table-cell office:value-type="float" office:value="16.0570763518573" calcext:value-type="float">
            <text:p>16.0570763519</text:p>
          </table:table-cell>
          <table:table-cell office:value-type="float" office:value="1.94988389835912" calcext:value-type="float">
            <text:p>1.949883898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66" calcext:value-type="float">
            <text:p>19.066</text:p>
          </table:table-cell>
          <table:table-cell/>
          <table:table-cell table:formula="of:=DEGREES(ACOS(COS(RADIANS([.B528]))*COS(RADIANS([.C528]))))" office:value-type="float" office:value="20.5484816001902" calcext:value-type="float">
            <text:p>20.55</text:p>
          </table:table-cell>
          <table:table-cell table:formula="of:=SQRT([.E528]^2+[.F528]^2)" office:value-type="float" office:value="0.172046505340853" calcext:value-type="float">
            <text:p>0.17</text:p>
          </table:table-cell>
          <table:table-cell table:formula="of:=DEGREES(ATAN2([.F528]; [.E528]))" office:value-type="float" office:value="-35.5376777919744" calcext:value-type="float">
            <text:p>-35.54</text:p>
          </table:table-cell>
          <table:table-cell table:style-name="ce3" table:formula="of:=0.3*[.J528]" office:value-type="float" office:value="6.16454448005707" calcext:value-type="float">
            <text:p>6.16</text:p>
          </table:table-cell>
          <table:table-cell table:style-name="ce3" table:formula="of:=DEGREES(ATAN( (-SIN (RADIANS ([.C528])) * COS(RADIANS([.B528]))) / (COS (RADIANS ([.C528])) * SIN(RADIANS([.B528]))) ))" office:value-type="float" office:value="51.2774896736115" calcext:value-type="float">
            <text:p>51.28</text:p>
          </table:table-cell>
          <table:table-cell table:style-name="ce3" table:formula="of:=SQRT([.R528]^2+[.S528]^2)" office:value-type="float" office:value="6.17649214922817" calcext:value-type="float">
            <text:p>6.18</text:p>
          </table:table-cell>
          <table:table-cell table:style-name="ce3" table:formula="of:=DEGREES(ATAN2([.S528];[.R528]))" office:value-type="float" office:value="40.3162277290188" calcext:value-type="float">
            <text:p>40.32</text:p>
          </table:table-cell>
          <table:table-cell table:style-name="ce3"/>
          <table:table-cell table:style-name="ce3" table:formula="of:=[.K528]*COS(RADIANS([.L528]))+[.M528]*COS(RADIANS([.N528]))" office:value-type="float" office:value="3.99622600985993" calcext:value-type="float">
            <text:p>4.00</text:p>
          </table:table-cell>
          <table:table-cell table:style-name="ce3" table:formula="of:=[.K528]*SIN(RADIANS([.L528]))+[.M528]*SIN(RADIANS([.N528]))" office:value-type="float" office:value="4.70948329942853" calcext:value-type="float">
            <text:p>4.71</text:p>
          </table:table-cell>
          <table:table-cell table:number-columns-repeated="1005"/>
        </table:table-row>
        <table:table-row table:style-name="ro1">
          <table:table-cell office:value-type="float" office:value="7484216" calcext:value-type="float">
            <text:p>7484216</text:p>
          </table:table-cell>
          <table:table-cell office:value-type="float" office:value="-12.9949872874984" calcext:value-type="float">
            <text:p>-12.9949872875</text:p>
          </table:table-cell>
          <table:table-cell office:value-type="float" office:value="16.0570763518573" calcext:value-type="float">
            <text:p>16.0570763519</text:p>
          </table:table-cell>
          <table:table-cell office:value-type="float" office:value="1.94988389835912" calcext:value-type="float">
            <text:p>1.9498838984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066" calcext:value-type="float">
            <text:p>19.066</text:p>
          </table:table-cell>
          <table:table-cell/>
          <table:table-cell table:formula="of:=DEGREES(ACOS(COS(RADIANS([.B529]))*COS(RADIANS([.C529]))))" office:value-type="float" office:value="20.5484816001902" calcext:value-type="float">
            <text:p>20.55</text:p>
          </table:table-cell>
          <table:table-cell table:formula="of:=SQRT([.E529]^2+[.F529]^2)" office:value-type="float" office:value="0.172046505340853" calcext:value-type="float">
            <text:p>0.17</text:p>
          </table:table-cell>
          <table:table-cell table:formula="of:=DEGREES(ATAN2([.F529]; [.E529]))" office:value-type="float" office:value="-35.5376777919744" calcext:value-type="float">
            <text:p>-35.54</text:p>
          </table:table-cell>
          <table:table-cell table:style-name="ce3" table:formula="of:=0.3*[.J529]" office:value-type="float" office:value="6.16454448005707" calcext:value-type="float">
            <text:p>6.16</text:p>
          </table:table-cell>
          <table:table-cell table:style-name="ce3" table:formula="of:=DEGREES(ATAN( (-SIN (RADIANS ([.C529])) * COS(RADIANS([.B529]))) / (COS (RADIANS ([.C529])) * SIN(RADIANS([.B529]))) ))" office:value-type="float" office:value="51.2774896736115" calcext:value-type="float">
            <text:p>51.28</text:p>
          </table:table-cell>
          <table:table-cell table:style-name="ce3" table:formula="of:=SQRT([.R529]^2+[.S529]^2)" office:value-type="float" office:value="6.17649214922817" calcext:value-type="float">
            <text:p>6.18</text:p>
          </table:table-cell>
          <table:table-cell table:style-name="ce3" table:formula="of:=DEGREES(ATAN2([.S529];[.R529]))" office:value-type="float" office:value="40.3162277290188" calcext:value-type="float">
            <text:p>40.32</text:p>
          </table:table-cell>
          <table:table-cell table:style-name="ce3"/>
          <table:table-cell table:style-name="ce3" table:formula="of:=[.K529]*COS(RADIANS([.L529]))+[.M529]*COS(RADIANS([.N529]))" office:value-type="float" office:value="3.99622600985993" calcext:value-type="float">
            <text:p>4.00</text:p>
          </table:table-cell>
          <table:table-cell table:style-name="ce3" table:formula="of:=[.K529]*SIN(RADIANS([.L529]))+[.M529]*SIN(RADIANS([.N529]))" office:value-type="float" office:value="4.70948329942853" calcext:value-type="float">
            <text:p>4.71</text:p>
          </table:table-cell>
          <table:table-cell table:number-columns-repeated="1005"/>
        </table:table-row>
        <table:table-row table:style-name="ro1">
          <table:table-cell office:value-type="float" office:value="7484466" calcext:value-type="float">
            <text:p>7484466</text:p>
          </table:table-cell>
          <table:table-cell office:value-type="float" office:value="-13.0013257030482" calcext:value-type="float">
            <text:p>-13.001325703</text:p>
          </table:table-cell>
          <table:table-cell office:value-type="float" office:value="16.1824239835054" calcext:value-type="float">
            <text:p>16.1824239835</text:p>
          </table:table-cell>
          <table:table-cell office:value-type="float" office:value="1.92694833656963" calcext:value-type="float">
            <text:p>1.9269483366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101" calcext:value-type="float">
            <text:p>19.101</text:p>
          </table:table-cell>
          <table:table-cell/>
          <table:table-cell table:formula="of:=DEGREES(ACOS(COS(RADIANS([.B530]))*COS(RADIANS([.C530]))))" office:value-type="float" office:value="20.6487606844471" calcext:value-type="float">
            <text:p>20.65</text:p>
          </table:table-cell>
          <table:table-cell table:formula="of:=SQRT([.E530]^2+[.F530]^2)" office:value-type="float" office:value="0.172046505340853" calcext:value-type="float">
            <text:p>0.17</text:p>
          </table:table-cell>
          <table:table-cell table:formula="of:=DEGREES(ATAN2([.F530]; [.E530]))" office:value-type="float" office:value="-35.5376777919744" calcext:value-type="float">
            <text:p>-35.54</text:p>
          </table:table-cell>
          <table:table-cell table:style-name="ce3" table:formula="of:=0.3*[.J530]" office:value-type="float" office:value="6.19462820533413" calcext:value-type="float">
            <text:p>6.19</text:p>
          </table:table-cell>
          <table:table-cell table:style-name="ce3" table:formula="of:=DEGREES(ATAN( (-SIN (RADIANS ([.C530])) * COS(RADIANS([.B530]))) / (COS (RADIANS ([.C530])) * SIN(RADIANS([.B530]))) ))" office:value-type="float" office:value="51.4925462041354" calcext:value-type="float">
            <text:p>51.49</text:p>
          </table:table-cell>
          <table:table-cell table:style-name="ce3" table:formula="of:=SQRT([.R530]^2+[.S530]^2)" office:value-type="float" office:value="6.205920664921" calcext:value-type="float">
            <text:p>6.21</text:p>
          </table:table-cell>
          <table:table-cell table:style-name="ce3" table:formula="of:=DEGREES(ATAN2([.S530];[.R530]))" office:value-type="float" office:value="40.093932026911" calcext:value-type="float">
            <text:p>40.09</text:p>
          </table:table-cell>
          <table:table-cell table:style-name="ce3"/>
          <table:table-cell table:style-name="ce3" table:formula="of:=[.K530]*COS(RADIANS([.L530]))+[.M530]*COS(RADIANS([.N530]))" office:value-type="float" office:value="3.99687738158439" calcext:value-type="float">
            <text:p>4.00</text:p>
          </table:table-cell>
          <table:table-cell table:style-name="ce3" table:formula="of:=[.K530]*SIN(RADIANS([.L530]))+[.M530]*SIN(RADIANS([.N530]))" office:value-type="float" office:value="4.74746484935619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4466" calcext:value-type="float">
            <text:p>7484466</text:p>
          </table:table-cell>
          <table:table-cell office:value-type="float" office:value="-13.0013257030482" calcext:value-type="float">
            <text:p>-13.001325703</text:p>
          </table:table-cell>
          <table:table-cell office:value-type="float" office:value="16.1824239835054" calcext:value-type="float">
            <text:p>16.1824239835</text:p>
          </table:table-cell>
          <table:table-cell office:value-type="float" office:value="1.92694833656963" calcext:value-type="float">
            <text:p>1.9269483366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101" calcext:value-type="float">
            <text:p>19.101</text:p>
          </table:table-cell>
          <table:table-cell/>
          <table:table-cell table:formula="of:=DEGREES(ACOS(COS(RADIANS([.B531]))*COS(RADIANS([.C531]))))" office:value-type="float" office:value="20.6487606844471" calcext:value-type="float">
            <text:p>20.65</text:p>
          </table:table-cell>
          <table:table-cell table:formula="of:=SQRT([.E531]^2+[.F531]^2)" office:value-type="float" office:value="0.172046505340853" calcext:value-type="float">
            <text:p>0.17</text:p>
          </table:table-cell>
          <table:table-cell table:formula="of:=DEGREES(ATAN2([.F531]; [.E531]))" office:value-type="float" office:value="-35.5376777919744" calcext:value-type="float">
            <text:p>-35.54</text:p>
          </table:table-cell>
          <table:table-cell table:style-name="ce3" table:formula="of:=0.3*[.J531]" office:value-type="float" office:value="6.19462820533413" calcext:value-type="float">
            <text:p>6.19</text:p>
          </table:table-cell>
          <table:table-cell table:style-name="ce3" table:formula="of:=DEGREES(ATAN( (-SIN (RADIANS ([.C531])) * COS(RADIANS([.B531]))) / (COS (RADIANS ([.C531])) * SIN(RADIANS([.B531]))) ))" office:value-type="float" office:value="51.4925462041354" calcext:value-type="float">
            <text:p>51.49</text:p>
          </table:table-cell>
          <table:table-cell table:style-name="ce3" table:formula="of:=SQRT([.R531]^2+[.S531]^2)" office:value-type="float" office:value="6.205920664921" calcext:value-type="float">
            <text:p>6.21</text:p>
          </table:table-cell>
          <table:table-cell table:style-name="ce3" table:formula="of:=DEGREES(ATAN2([.S531];[.R531]))" office:value-type="float" office:value="40.093932026911" calcext:value-type="float">
            <text:p>40.09</text:p>
          </table:table-cell>
          <table:table-cell table:style-name="ce3"/>
          <table:table-cell table:style-name="ce3" table:formula="of:=[.K531]*COS(RADIANS([.L531]))+[.M531]*COS(RADIANS([.N531]))" office:value-type="float" office:value="3.99687738158439" calcext:value-type="float">
            <text:p>4.00</text:p>
          </table:table-cell>
          <table:table-cell table:style-name="ce3" table:formula="of:=[.K531]*SIN(RADIANS([.L531]))+[.M531]*SIN(RADIANS([.N531]))" office:value-type="float" office:value="4.74746484935619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4716" calcext:value-type="float">
            <text:p>7484716</text:p>
          </table:table-cell>
          <table:table-cell office:value-type="float" office:value="-13.0834826334797" calcext:value-type="float">
            <text:p>-13.0834826335</text:p>
          </table:table-cell>
          <table:table-cell office:value-type="float" office:value="16.2176045803729" calcext:value-type="float">
            <text:p>16.2176045804</text:p>
          </table:table-cell>
          <table:table-cell office:value-type="float" office:value="1.90207172039539" calcext:value-type="float">
            <text:p>1.90207172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36" calcext:value-type="float">
            <text:p>19.136</text:p>
          </table:table-cell>
          <table:table-cell/>
          <table:table-cell table:formula="of:=DEGREES(ACOS(COS(RADIANS([.B532]))*COS(RADIANS([.C532]))))" office:value-type="float" office:value="20.7262260329514" calcext:value-type="float">
            <text:p>20.73</text:p>
          </table:table-cell>
          <table:table-cell table:formula="of:=SQRT([.E532]^2+[.F532]^2)" office:value-type="float" office:value="0.178044938147649" calcext:value-type="float">
            <text:p>0.18</text:p>
          </table:table-cell>
          <table:table-cell table:formula="of:=DEGREES(ATAN2([.F532]; [.E532]))" office:value-type="float" office:value="-38.1572265873691" calcext:value-type="float">
            <text:p>-38.16</text:p>
          </table:table-cell>
          <table:table-cell table:style-name="ce3" table:formula="of:=0.3*[.J532]" office:value-type="float" office:value="6.21786780988541" calcext:value-type="float">
            <text:p>6.22</text:p>
          </table:table-cell>
          <table:table-cell table:style-name="ce3" table:formula="of:=DEGREES(ATAN( (-SIN (RADIANS ([.C532])) * COS(RADIANS([.B532]))) / (COS (RADIANS ([.C532])) * SIN(RADIANS([.B532]))) ))" office:value-type="float" office:value="51.3743982140327" calcext:value-type="float">
            <text:p>51.37</text:p>
          </table:table-cell>
          <table:table-cell table:style-name="ce3" table:formula="of:=SQRT([.R532]^2+[.S532]^2)" office:value-type="float" office:value="6.22187107235451" calcext:value-type="float">
            <text:p>6.22</text:p>
          </table:table-cell>
          <table:table-cell table:style-name="ce3" table:formula="of:=DEGREES(ATAN2([.S532];[.R532]))" office:value-type="float" office:value="40.2653457116418" calcext:value-type="float">
            <text:p>40.27</text:p>
          </table:table-cell>
          <table:table-cell table:style-name="ce3"/>
          <table:table-cell table:style-name="ce3" table:formula="of:=[.K532]*COS(RADIANS([.L532]))+[.M532]*COS(RADIANS([.N532]))" office:value-type="float" office:value="4.02137182249218" calcext:value-type="float">
            <text:p>4.02</text:p>
          </table:table-cell>
          <table:table-cell table:style-name="ce3" table:formula="of:=[.K532]*SIN(RADIANS([.L532]))+[.M532]*SIN(RADIANS([.N532]))" office:value-type="float" office:value="4.74765713865984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4716" calcext:value-type="float">
            <text:p>7484716</text:p>
          </table:table-cell>
          <table:table-cell office:value-type="float" office:value="-13.0834826334797" calcext:value-type="float">
            <text:p>-13.0834826335</text:p>
          </table:table-cell>
          <table:table-cell office:value-type="float" office:value="16.2176045803729" calcext:value-type="float">
            <text:p>16.2176045804</text:p>
          </table:table-cell>
          <table:table-cell office:value-type="float" office:value="1.90207172039539" calcext:value-type="float">
            <text:p>1.90207172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136" calcext:value-type="float">
            <text:p>19.136</text:p>
          </table:table-cell>
          <table:table-cell/>
          <table:table-cell table:formula="of:=DEGREES(ACOS(COS(RADIANS([.B533]))*COS(RADIANS([.C533]))))" office:value-type="float" office:value="20.7262260329514" calcext:value-type="float">
            <text:p>20.73</text:p>
          </table:table-cell>
          <table:table-cell table:formula="of:=SQRT([.E533]^2+[.F533]^2)" office:value-type="float" office:value="0.178044938147649" calcext:value-type="float">
            <text:p>0.18</text:p>
          </table:table-cell>
          <table:table-cell table:formula="of:=DEGREES(ATAN2([.F533]; [.E533]))" office:value-type="float" office:value="-38.1572265873691" calcext:value-type="float">
            <text:p>-38.16</text:p>
          </table:table-cell>
          <table:table-cell table:style-name="ce3" table:formula="of:=0.3*[.J533]" office:value-type="float" office:value="6.21786780988541" calcext:value-type="float">
            <text:p>6.22</text:p>
          </table:table-cell>
          <table:table-cell table:style-name="ce3" table:formula="of:=DEGREES(ATAN( (-SIN (RADIANS ([.C533])) * COS(RADIANS([.B533]))) / (COS (RADIANS ([.C533])) * SIN(RADIANS([.B533]))) ))" office:value-type="float" office:value="51.3743982140327" calcext:value-type="float">
            <text:p>51.37</text:p>
          </table:table-cell>
          <table:table-cell table:style-name="ce3" table:formula="of:=SQRT([.R533]^2+[.S533]^2)" office:value-type="float" office:value="6.22187107235451" calcext:value-type="float">
            <text:p>6.22</text:p>
          </table:table-cell>
          <table:table-cell table:style-name="ce3" table:formula="of:=DEGREES(ATAN2([.S533];[.R533]))" office:value-type="float" office:value="40.2653457116418" calcext:value-type="float">
            <text:p>40.27</text:p>
          </table:table-cell>
          <table:table-cell table:style-name="ce3"/>
          <table:table-cell table:style-name="ce3" table:formula="of:=[.K533]*COS(RADIANS([.L533]))+[.M533]*COS(RADIANS([.N533]))" office:value-type="float" office:value="4.02137182249218" calcext:value-type="float">
            <text:p>4.02</text:p>
          </table:table-cell>
          <table:table-cell table:style-name="ce3" table:formula="of:=[.K533]*SIN(RADIANS([.L533]))+[.M533]*SIN(RADIANS([.N533]))" office:value-type="float" office:value="4.74765713865984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4967" calcext:value-type="float">
            <text:p>7484967</text:p>
          </table:table-cell>
          <table:table-cell office:value-type="float" office:value="-13.1492274731093" calcext:value-type="float">
            <text:p>-13.1492274731</text:p>
          </table:table-cell>
          <table:table-cell office:value-type="float" office:value="16.1340098951211" calcext:value-type="float">
            <text:p>16.1340098951</text:p>
          </table:table-cell>
          <table:table-cell office:value-type="float" office:value="1.90437264037203" calcext:value-type="float">
            <text:p>1.90437264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9.172" calcext:value-type="float">
            <text:p>19.172</text:p>
          </table:table-cell>
          <table:table-cell/>
          <table:table-cell table:formula="of:=DEGREES(ACOS(COS(RADIANS([.B534]))*COS(RADIANS([.C534]))))" office:value-type="float" office:value="20.7026137125813" calcext:value-type="float">
            <text:p>20.70</text:p>
          </table:table-cell>
          <table:table-cell table:formula="of:=SQRT([.E534]^2+[.F534]^2)" office:value-type="float" office:value="0.186010752377383" calcext:value-type="float">
            <text:p>0.19</text:p>
          </table:table-cell>
          <table:table-cell table:formula="of:=DEGREES(ATAN2([.F534]; [.E534]))" office:value-type="float" office:value="-36.2538377374448" calcext:value-type="float">
            <text:p>-36.25</text:p>
          </table:table-cell>
          <table:table-cell table:style-name="ce3" table:formula="of:=0.3*[.J534]" office:value-type="float" office:value="6.21078411377439" calcext:value-type="float">
            <text:p>6.21</text:p>
          </table:table-cell>
          <table:table-cell table:style-name="ce3" table:formula="of:=DEGREES(ATAN( (-SIN (RADIANS ([.C534])) * COS(RADIANS([.B534]))) / (COS (RADIANS ([.C534])) * SIN(RADIANS([.B534]))) ))" office:value-type="float" office:value="51.0766149312848" calcext:value-type="float">
            <text:p>51.08</text:p>
          </table:table-cell>
          <table:table-cell table:style-name="ce3" table:formula="of:=SQRT([.R534]^2+[.S534]^2)" office:value-type="float" office:value="6.2222226084122" calcext:value-type="float">
            <text:p>6.22</text:p>
          </table:table-cell>
          <table:table-cell table:style-name="ce3" table:formula="of:=DEGREES(ATAN2([.S534];[.R534]))" office:value-type="float" office:value="40.6346141031632" calcext:value-type="float">
            <text:p>40.63</text:p>
          </table:table-cell>
          <table:table-cell table:style-name="ce3"/>
          <table:table-cell table:style-name="ce3" table:formula="of:=[.K534]*COS(RADIANS([.L534]))+[.M534]*COS(RADIANS([.N534]))" office:value-type="float" office:value="4.05211543349741" calcext:value-type="float">
            <text:p>4.05</text:p>
          </table:table-cell>
          <table:table-cell table:style-name="ce3" table:formula="of:=[.K534]*SIN(RADIANS([.L534]))+[.M534]*SIN(RADIANS([.N534]))" office:value-type="float" office:value="4.72190795147979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4967" calcext:value-type="float">
            <text:p>7484967</text:p>
          </table:table-cell>
          <table:table-cell office:value-type="float" office:value="-13.1492274731093" calcext:value-type="float">
            <text:p>-13.1492274731</text:p>
          </table:table-cell>
          <table:table-cell office:value-type="float" office:value="16.1340098951211" calcext:value-type="float">
            <text:p>16.1340098951</text:p>
          </table:table-cell>
          <table:table-cell office:value-type="float" office:value="1.90437264037203" calcext:value-type="float">
            <text:p>1.90437264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5" calcext:value-type="float">
            <text:p>0.15</text:p>
          </table:table-cell>
          <table:table-cell office:value-type="float" office:value="-0.14" calcext:value-type="float">
            <text:p>-0.14</text:p>
          </table:table-cell>
          <table:table-cell office:value-type="float" office:value="19.172" calcext:value-type="float">
            <text:p>19.172</text:p>
          </table:table-cell>
          <table:table-cell/>
          <table:table-cell table:formula="of:=DEGREES(ACOS(COS(RADIANS([.B535]))*COS(RADIANS([.C535]))))" office:value-type="float" office:value="20.7026137125813" calcext:value-type="float">
            <text:p>20.70</text:p>
          </table:table-cell>
          <table:table-cell table:formula="of:=SQRT([.E535]^2+[.F535]^2)" office:value-type="float" office:value="0.186010752377383" calcext:value-type="float">
            <text:p>0.19</text:p>
          </table:table-cell>
          <table:table-cell table:formula="of:=DEGREES(ATAN2([.F535]; [.E535]))" office:value-type="float" office:value="-36.2538377374448" calcext:value-type="float">
            <text:p>-36.25</text:p>
          </table:table-cell>
          <table:table-cell table:style-name="ce3" table:formula="of:=0.3*[.J535]" office:value-type="float" office:value="6.21078411377439" calcext:value-type="float">
            <text:p>6.21</text:p>
          </table:table-cell>
          <table:table-cell table:style-name="ce3" table:formula="of:=DEGREES(ATAN( (-SIN (RADIANS ([.C535])) * COS(RADIANS([.B535]))) / (COS (RADIANS ([.C535])) * SIN(RADIANS([.B535]))) ))" office:value-type="float" office:value="51.0766149312848" calcext:value-type="float">
            <text:p>51.08</text:p>
          </table:table-cell>
          <table:table-cell table:style-name="ce3" table:formula="of:=SQRT([.R535]^2+[.S535]^2)" office:value-type="float" office:value="6.2222226084122" calcext:value-type="float">
            <text:p>6.22</text:p>
          </table:table-cell>
          <table:table-cell table:style-name="ce3" table:formula="of:=DEGREES(ATAN2([.S535];[.R535]))" office:value-type="float" office:value="40.6346141031632" calcext:value-type="float">
            <text:p>40.63</text:p>
          </table:table-cell>
          <table:table-cell table:style-name="ce3"/>
          <table:table-cell table:style-name="ce3" table:formula="of:=[.K535]*COS(RADIANS([.L535]))+[.M535]*COS(RADIANS([.N535]))" office:value-type="float" office:value="4.05211543349741" calcext:value-type="float">
            <text:p>4.05</text:p>
          </table:table-cell>
          <table:table-cell table:style-name="ce3" table:formula="of:=[.K535]*SIN(RADIANS([.L535]))+[.M535]*SIN(RADIANS([.N535]))" office:value-type="float" office:value="4.72190795147979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5217" calcext:value-type="float">
            <text:p>7485217</text:p>
          </table:table-cell>
          <table:table-cell office:value-type="float" office:value="-13.1213005371404" calcext:value-type="float">
            <text:p>-13.1213005371</text:p>
          </table:table-cell>
          <table:table-cell office:value-type="float" office:value="16.1157271862602" calcext:value-type="float">
            <text:p>16.1157271863</text:p>
          </table:table-cell>
          <table:table-cell office:value-type="float" office:value="1.93668306368419" calcext:value-type="float">
            <text:p>1.9366830637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207" calcext:value-type="float">
            <text:p>19.207</text:p>
          </table:table-cell>
          <table:table-cell/>
          <table:table-cell table:formula="of:=DEGREES(ACOS(COS(RADIANS([.B536]))*COS(RADIANS([.C536]))))" office:value-type="float" office:value="20.6713576919746" calcext:value-type="float">
            <text:p>20.67</text:p>
          </table:table-cell>
          <table:table-cell table:formula="of:=SQRT([.E536]^2+[.F536]^2)" office:value-type="float" office:value="0.172046505340853" calcext:value-type="float">
            <text:p>0.17</text:p>
          </table:table-cell>
          <table:table-cell table:formula="of:=DEGREES(ATAN2([.F536]; [.E536]))" office:value-type="float" office:value="-35.5376777919744" calcext:value-type="float">
            <text:p>-35.54</text:p>
          </table:table-cell>
          <table:table-cell table:style-name="ce3" table:formula="of:=0.3*[.J536]" office:value-type="float" office:value="6.20140730759237" calcext:value-type="float">
            <text:p>6.20</text:p>
          </table:table-cell>
          <table:table-cell table:style-name="ce3" table:formula="of:=DEGREES(ATAN( (-SIN (RADIANS ([.C536])) * COS(RADIANS([.B536]))) / (COS (RADIANS ([.C536])) * SIN(RADIANS([.B536]))) ))" office:value-type="float" office:value="51.1047995100465" calcext:value-type="float">
            <text:p>51.10</text:p>
          </table:table-cell>
          <table:table-cell table:style-name="ce3" table:formula="of:=SQRT([.R536]^2+[.S536]^2)" office:value-type="float" office:value="6.21385749104915" calcext:value-type="float">
            <text:p>6.21</text:p>
          </table:table-cell>
          <table:table-cell table:style-name="ce3" table:formula="of:=DEGREES(ATAN2([.S536];[.R536]))" office:value-type="float" office:value="40.4790591187053" calcext:value-type="float">
            <text:p>40.48</text:p>
          </table:table-cell>
          <table:table-cell table:style-name="ce3"/>
          <table:table-cell table:style-name="ce3" table:formula="of:=[.K536]*COS(RADIANS([.L536]))+[.M536]*COS(RADIANS([.N536]))" office:value-type="float" office:value="4.03385040319657" calcext:value-type="float">
            <text:p>4.03</text:p>
          </table:table-cell>
          <table:table-cell table:style-name="ce3" table:formula="of:=[.K536]*SIN(RADIANS([.L536]))+[.M536]*SIN(RADIANS([.N536]))" office:value-type="float" office:value="4.72652894243741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5217" calcext:value-type="float">
            <text:p>7485217</text:p>
          </table:table-cell>
          <table:table-cell office:value-type="float" office:value="-13.1213005371404" calcext:value-type="float">
            <text:p>-13.1213005371</text:p>
          </table:table-cell>
          <table:table-cell office:value-type="float" office:value="16.1157271862602" calcext:value-type="float">
            <text:p>16.1157271863</text:p>
          </table:table-cell>
          <table:table-cell office:value-type="float" office:value="1.93668306368419" calcext:value-type="float">
            <text:p>1.9366830637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207" calcext:value-type="float">
            <text:p>19.207</text:p>
          </table:table-cell>
          <table:table-cell/>
          <table:table-cell table:formula="of:=DEGREES(ACOS(COS(RADIANS([.B537]))*COS(RADIANS([.C537]))))" office:value-type="float" office:value="20.6713576919746" calcext:value-type="float">
            <text:p>20.67</text:p>
          </table:table-cell>
          <table:table-cell table:formula="of:=SQRT([.E537]^2+[.F537]^2)" office:value-type="float" office:value="0.172046505340853" calcext:value-type="float">
            <text:p>0.17</text:p>
          </table:table-cell>
          <table:table-cell table:formula="of:=DEGREES(ATAN2([.F537]; [.E537]))" office:value-type="float" office:value="-35.5376777919744" calcext:value-type="float">
            <text:p>-35.54</text:p>
          </table:table-cell>
          <table:table-cell table:style-name="ce3" table:formula="of:=0.3*[.J537]" office:value-type="float" office:value="6.20140730759237" calcext:value-type="float">
            <text:p>6.20</text:p>
          </table:table-cell>
          <table:table-cell table:style-name="ce3" table:formula="of:=DEGREES(ATAN( (-SIN (RADIANS ([.C537])) * COS(RADIANS([.B537]))) / (COS (RADIANS ([.C537])) * SIN(RADIANS([.B537]))) ))" office:value-type="float" office:value="51.1047995100465" calcext:value-type="float">
            <text:p>51.10</text:p>
          </table:table-cell>
          <table:table-cell table:style-name="ce3" table:formula="of:=SQRT([.R537]^2+[.S537]^2)" office:value-type="float" office:value="6.21385749104915" calcext:value-type="float">
            <text:p>6.21</text:p>
          </table:table-cell>
          <table:table-cell table:style-name="ce3" table:formula="of:=DEGREES(ATAN2([.S537];[.R537]))" office:value-type="float" office:value="40.4790591187053" calcext:value-type="float">
            <text:p>40.48</text:p>
          </table:table-cell>
          <table:table-cell table:style-name="ce3"/>
          <table:table-cell table:style-name="ce3" table:formula="of:=[.K537]*COS(RADIANS([.L537]))+[.M537]*COS(RADIANS([.N537]))" office:value-type="float" office:value="4.03385040319657" calcext:value-type="float">
            <text:p>4.03</text:p>
          </table:table-cell>
          <table:table-cell table:style-name="ce3" table:formula="of:=[.K537]*SIN(RADIANS([.L537]))+[.M537]*SIN(RADIANS([.N537]))" office:value-type="float" office:value="4.72652894243741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5467" calcext:value-type="float">
            <text:p>7485467</text:p>
          </table:table-cell>
          <table:table-cell office:value-type="float" office:value="-13.0789943454213" calcext:value-type="float">
            <text:p>-13.0789943454</text:p>
          </table:table-cell>
          <table:table-cell office:value-type="float" office:value="16.1420507353215" calcext:value-type="float">
            <text:p>16.1420507353</text:p>
          </table:table-cell>
          <table:table-cell office:value-type="float" office:value="1.95550023484758" calcext:value-type="float">
            <text:p>1.95550023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42" calcext:value-type="float">
            <text:p>19.242</text:p>
          </table:table-cell>
          <table:table-cell/>
          <table:table-cell table:formula="of:=DEGREES(ACOS(COS(RADIANS([.B538]))*COS(RADIANS([.C538]))))" office:value-type="float" office:value="20.6654389088257" calcext:value-type="float">
            <text:p>20.67</text:p>
          </table:table-cell>
          <table:table-cell table:formula="of:=SQRT([.E538]^2+[.F538]^2)" office:value-type="float" office:value="0.186010752377383" calcext:value-type="float">
            <text:p>0.19</text:p>
          </table:table-cell>
          <table:table-cell table:formula="of:=DEGREES(ATAN2([.F538]; [.E538]))" office:value-type="float" office:value="-36.2538377374448" calcext:value-type="float">
            <text:p>-36.25</text:p>
          </table:table-cell>
          <table:table-cell table:style-name="ce3" table:formula="of:=0.3*[.J538]" office:value-type="float" office:value="6.19963167264772" calcext:value-type="float">
            <text:p>6.20</text:p>
          </table:table-cell>
          <table:table-cell table:style-name="ce3" table:formula="of:=DEGREES(ATAN( (-SIN (RADIANS ([.C538])) * COS(RADIANS([.B538]))) / (COS (RADIANS ([.C538])) * SIN(RADIANS([.B538]))) ))" office:value-type="float" office:value="51.2465815423468" calcext:value-type="float">
            <text:p>51.25</text:p>
          </table:table-cell>
          <table:table-cell table:style-name="ce3" table:formula="of:=SQRT([.R538]^2+[.S538]^2)" office:value-type="float" office:value="6.2105249060425" calcext:value-type="float">
            <text:p>6.21</text:p>
          </table:table-cell>
          <table:table-cell table:style-name="ce3" table:formula="of:=DEGREES(ATAN2([.S538];[.R538]))" office:value-type="float" office:value="40.4681012624802" calcext:value-type="float">
            <text:p>40.47</text:p>
          </table:table-cell>
          <table:table-cell table:style-name="ce3"/>
          <table:table-cell table:style-name="ce3" table:formula="of:=[.K538]*COS(RADIANS([.L538]))+[.M538]*COS(RADIANS([.N538]))" office:value-type="float" office:value="4.03078344794835" calcext:value-type="float">
            <text:p>4.03</text:p>
          </table:table-cell>
          <table:table-cell table:style-name="ce3" table:formula="of:=[.K538]*SIN(RADIANS([.L538]))+[.M538]*SIN(RADIANS([.N538]))" office:value-type="float" office:value="4.72476501048675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5467" calcext:value-type="float">
            <text:p>7485467</text:p>
          </table:table-cell>
          <table:table-cell office:value-type="float" office:value="-13.0789943454213" calcext:value-type="float">
            <text:p>-13.0789943454</text:p>
          </table:table-cell>
          <table:table-cell office:value-type="float" office:value="16.1420507353215" calcext:value-type="float">
            <text:p>16.1420507353</text:p>
          </table:table-cell>
          <table:table-cell office:value-type="float" office:value="1.95550023484758" calcext:value-type="float">
            <text:p>1.95550023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42" calcext:value-type="float">
            <text:p>19.242</text:p>
          </table:table-cell>
          <table:table-cell/>
          <table:table-cell table:formula="of:=DEGREES(ACOS(COS(RADIANS([.B539]))*COS(RADIANS([.C539]))))" office:value-type="float" office:value="20.6654389088257" calcext:value-type="float">
            <text:p>20.67</text:p>
          </table:table-cell>
          <table:table-cell table:formula="of:=SQRT([.E539]^2+[.F539]^2)" office:value-type="float" office:value="0.186010752377383" calcext:value-type="float">
            <text:p>0.19</text:p>
          </table:table-cell>
          <table:table-cell table:formula="of:=DEGREES(ATAN2([.F539]; [.E539]))" office:value-type="float" office:value="-36.2538377374448" calcext:value-type="float">
            <text:p>-36.25</text:p>
          </table:table-cell>
          <table:table-cell table:style-name="ce3" table:formula="of:=0.3*[.J539]" office:value-type="float" office:value="6.19963167264772" calcext:value-type="float">
            <text:p>6.20</text:p>
          </table:table-cell>
          <table:table-cell table:style-name="ce3" table:formula="of:=DEGREES(ATAN( (-SIN (RADIANS ([.C539])) * COS(RADIANS([.B539]))) / (COS (RADIANS ([.C539])) * SIN(RADIANS([.B539]))) ))" office:value-type="float" office:value="51.2465815423468" calcext:value-type="float">
            <text:p>51.25</text:p>
          </table:table-cell>
          <table:table-cell table:style-name="ce3" table:formula="of:=SQRT([.R539]^2+[.S539]^2)" office:value-type="float" office:value="6.2105249060425" calcext:value-type="float">
            <text:p>6.21</text:p>
          </table:table-cell>
          <table:table-cell table:style-name="ce3" table:formula="of:=DEGREES(ATAN2([.S539];[.R539]))" office:value-type="float" office:value="40.4681012624802" calcext:value-type="float">
            <text:p>40.47</text:p>
          </table:table-cell>
          <table:table-cell table:style-name="ce3"/>
          <table:table-cell table:style-name="ce3" table:formula="of:=[.K539]*COS(RADIANS([.L539]))+[.M539]*COS(RADIANS([.N539]))" office:value-type="float" office:value="4.03078344794835" calcext:value-type="float">
            <text:p>4.03</text:p>
          </table:table-cell>
          <table:table-cell table:style-name="ce3" table:formula="of:=[.K539]*SIN(RADIANS([.L539]))+[.M539]*SIN(RADIANS([.N539]))" office:value-type="float" office:value="4.72476501048675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5717" calcext:value-type="float">
            <text:p>7485717</text:p>
          </table:table-cell>
          <table:table-cell office:value-type="float" office:value="-13.0932190681415" calcext:value-type="float">
            <text:p>-13.0932190681</text:p>
          </table:table-cell>
          <table:table-cell office:value-type="float" office:value="16.1530183115812" calcext:value-type="float">
            <text:p>16.1530183116</text:p>
          </table:table-cell>
          <table:table-cell office:value-type="float" office:value="1.93997841651531" calcext:value-type="float">
            <text:p>1.9399784165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77" calcext:value-type="float">
            <text:p>19.277</text:p>
          </table:table-cell>
          <table:table-cell/>
          <table:table-cell table:formula="of:=DEGREES(ACOS(COS(RADIANS([.B540]))*COS(RADIANS([.C540]))))" office:value-type="float" office:value="20.6826166976509" calcext:value-type="float">
            <text:p>20.68</text:p>
          </table:table-cell>
          <table:table-cell table:formula="of:=SQRT([.E540]^2+[.F540]^2)" office:value-type="float" office:value="0.172046505340853" calcext:value-type="float">
            <text:p>0.17</text:p>
          </table:table-cell>
          <table:table-cell table:formula="of:=DEGREES(ATAN2([.F540]; [.E540]))" office:value-type="float" office:value="-35.5376777919744" calcext:value-type="float">
            <text:p>-35.54</text:p>
          </table:table-cell>
          <table:table-cell table:style-name="ce3" table:formula="of:=0.3*[.J540]" office:value-type="float" office:value="6.20478500929528" calcext:value-type="float">
            <text:p>6.20</text:p>
          </table:table-cell>
          <table:table-cell table:style-name="ce3" table:formula="of:=DEGREES(ATAN( (-SIN (RADIANS ([.C540])) * COS(RADIANS([.B540]))) / (COS (RADIANS ([.C540])) * SIN(RADIANS([.B540]))) ))" office:value-type="float" office:value="51.2351359491291" calcext:value-type="float">
            <text:p>51.24</text:p>
          </table:table-cell>
          <table:table-cell table:style-name="ce3" table:formula="of:=SQRT([.R540]^2+[.S540]^2)" office:value-type="float" office:value="6.21684394775833" calcext:value-type="float">
            <text:p>6.22</text:p>
          </table:table-cell>
          <table:table-cell table:style-name="ce3" table:formula="of:=DEGREES(ATAN2([.S540];[.R540]))" office:value-type="float" office:value="40.3481688594304" calcext:value-type="float">
            <text:p>40.35</text:p>
          </table:table-cell>
          <table:table-cell table:style-name="ce3"/>
          <table:table-cell table:style-name="ce3" table:formula="of:=[.K540]*COS(RADIANS([.L540]))+[.M540]*COS(RADIANS([.N540]))" office:value-type="float" office:value="4.02497581595452" calcext:value-type="float">
            <text:p>4.02</text:p>
          </table:table-cell>
          <table:table-cell table:style-name="ce3" table:formula="of:=[.K540]*SIN(RADIANS([.L540]))+[.M540]*SIN(RADIANS([.N540]))" office:value-type="float" office:value="4.73800784631691" calcext:value-type="float">
            <text:p>4.74</text:p>
          </table:table-cell>
          <table:table-cell table:number-columns-repeated="1005"/>
        </table:table-row>
        <table:table-row table:style-name="ro1">
          <table:table-cell office:value-type="float" office:value="7485717" calcext:value-type="float">
            <text:p>7485717</text:p>
          </table:table-cell>
          <table:table-cell office:value-type="float" office:value="-13.0932190681415" calcext:value-type="float">
            <text:p>-13.0932190681</text:p>
          </table:table-cell>
          <table:table-cell office:value-type="float" office:value="16.1530183115812" calcext:value-type="float">
            <text:p>16.1530183116</text:p>
          </table:table-cell>
          <table:table-cell office:value-type="float" office:value="1.93997841651531" calcext:value-type="float">
            <text:p>1.9399784165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277" calcext:value-type="float">
            <text:p>19.277</text:p>
          </table:table-cell>
          <table:table-cell/>
          <table:table-cell table:formula="of:=DEGREES(ACOS(COS(RADIANS([.B541]))*COS(RADIANS([.C541]))))" office:value-type="float" office:value="20.6826166976509" calcext:value-type="float">
            <text:p>20.68</text:p>
          </table:table-cell>
          <table:table-cell table:formula="of:=SQRT([.E541]^2+[.F541]^2)" office:value-type="float" office:value="0.172046505340853" calcext:value-type="float">
            <text:p>0.17</text:p>
          </table:table-cell>
          <table:table-cell table:formula="of:=DEGREES(ATAN2([.F541]; [.E541]))" office:value-type="float" office:value="-35.5376777919744" calcext:value-type="float">
            <text:p>-35.54</text:p>
          </table:table-cell>
          <table:table-cell table:style-name="ce3" table:formula="of:=0.3*[.J541]" office:value-type="float" office:value="6.20478500929528" calcext:value-type="float">
            <text:p>6.20</text:p>
          </table:table-cell>
          <table:table-cell table:style-name="ce3" table:formula="of:=DEGREES(ATAN( (-SIN (RADIANS ([.C541])) * COS(RADIANS([.B541]))) / (COS (RADIANS ([.C541])) * SIN(RADIANS([.B541]))) ))" office:value-type="float" office:value="51.2351359491291" calcext:value-type="float">
            <text:p>51.24</text:p>
          </table:table-cell>
          <table:table-cell table:style-name="ce3" table:formula="of:=SQRT([.R541]^2+[.S541]^2)" office:value-type="float" office:value="6.21684394775833" calcext:value-type="float">
            <text:p>6.22</text:p>
          </table:table-cell>
          <table:table-cell table:style-name="ce3" table:formula="of:=DEGREES(ATAN2([.S541];[.R541]))" office:value-type="float" office:value="40.3481688594304" calcext:value-type="float">
            <text:p>40.35</text:p>
          </table:table-cell>
          <table:table-cell table:style-name="ce3"/>
          <table:table-cell table:style-name="ce3" table:formula="of:=[.K541]*COS(RADIANS([.L541]))+[.M541]*COS(RADIANS([.N541]))" office:value-type="float" office:value="4.02497581595452" calcext:value-type="float">
            <text:p>4.02</text:p>
          </table:table-cell>
          <table:table-cell table:style-name="ce3" table:formula="of:=[.K541]*SIN(RADIANS([.L541]))+[.M541]*SIN(RADIANS([.N541]))" office:value-type="float" office:value="4.73800784631691" calcext:value-type="float">
            <text:p>4.74</text:p>
          </table:table-cell>
          <table:table-cell table:number-columns-repeated="1005"/>
        </table:table-row>
        <table:table-row table:style-name="ro1">
          <table:table-cell office:value-type="float" office:value="7485966" calcext:value-type="float">
            <text:p>7485966</text:p>
          </table:table-cell>
          <table:table-cell office:value-type="float" office:value="-13.007422500656" calcext:value-type="float">
            <text:p>-13.0074225007</text:p>
          </table:table-cell>
          <table:table-cell office:value-type="float" office:value="16.1436968109114" calcext:value-type="float">
            <text:p>16.1436968109</text:p>
          </table:table-cell>
          <table:table-cell office:value-type="float" office:value="1.94305883183099" calcext:value-type="float">
            <text:p>1.9430588318</text:p>
          </table:table-cell>
          <table:table-cell office:value-type="float" office:value="-0.1" calcext:value-type="float">
            <text:p>-0.1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11" calcext:value-type="float">
            <text:p>19.311</text:p>
          </table:table-cell>
          <table:table-cell/>
          <table:table-cell table:formula="of:=DEGREES(ACOS(COS(RADIANS([.B542]))*COS(RADIANS([.C542]))))" office:value-type="float" office:value="20.6226945602525" calcext:value-type="float">
            <text:p>20.62</text:p>
          </table:table-cell>
          <table:table-cell table:formula="of:=SQRT([.E542]^2+[.F542]^2)" office:value-type="float" office:value="0.180277563773199" calcext:value-type="float">
            <text:p>0.18</text:p>
          </table:table-cell>
          <table:table-cell table:formula="of:=DEGREES(ATAN2([.F542]; [.E542]))" office:value-type="float" office:value="-33.6900675259798" calcext:value-type="float">
            <text:p>-33.69</text:p>
          </table:table-cell>
          <table:table-cell table:style-name="ce3" table:formula="of:=0.3*[.J542]" office:value-type="float" office:value="6.18680836807575" calcext:value-type="float">
            <text:p>6.19</text:p>
          </table:table-cell>
          <table:table-cell table:style-name="ce3" table:formula="of:=DEGREES(ATAN( (-SIN (RADIANS ([.C542])) * COS(RADIANS([.B542]))) / (COS (RADIANS ([.C542])) * SIN(RADIANS([.B542]))) ))" office:value-type="float" office:value="51.4083990489537" calcext:value-type="float">
            <text:p>51.41</text:p>
          </table:table-cell>
          <table:table-cell table:style-name="ce3" table:formula="of:=SQRT([.R542]^2+[.S542]^2)" office:value-type="float" office:value="6.20481229013318" calcext:value-type="float">
            <text:p>6.20</text:p>
          </table:table-cell>
          <table:table-cell table:style-name="ce3" table:formula="of:=DEGREES(ATAN2([.S542];[.R542]))" office:value-type="float" office:value="40.2504436992272" calcext:value-type="float">
            <text:p>40.25</text:p>
          </table:table-cell>
          <table:table-cell table:style-name="ce3"/>
          <table:table-cell table:style-name="ce3" table:formula="of:=[.K542]*COS(RADIANS([.L542]))+[.M542]*COS(RADIANS([.N542]))" office:value-type="float" office:value="4.00911468314778" calcext:value-type="float">
            <text:p>4.01</text:p>
          </table:table-cell>
          <table:table-cell table:style-name="ce3" table:formula="of:=[.K542]*SIN(RADIANS([.L542]))+[.M542]*SIN(RADIANS([.N542]))" office:value-type="float" office:value="4.7356831622435" calcext:value-type="float">
            <text:p>4.74</text:p>
          </table:table-cell>
          <table:table-cell table:number-columns-repeated="1005"/>
        </table:table-row>
        <table:table-row table:style-name="ro1">
          <table:table-cell office:value-type="float" office:value="7485966" calcext:value-type="float">
            <text:p>7485966</text:p>
          </table:table-cell>
          <table:table-cell office:value-type="float" office:value="-13.007422500656" calcext:value-type="float">
            <text:p>-13.0074225007</text:p>
          </table:table-cell>
          <table:table-cell office:value-type="float" office:value="16.1436968109114" calcext:value-type="float">
            <text:p>16.1436968109</text:p>
          </table:table-cell>
          <table:table-cell office:value-type="float" office:value="1.94305883183099" calcext:value-type="float">
            <text:p>1.9430588318</text:p>
          </table:table-cell>
          <table:table-cell office:value-type="float" office:value="-0.1" calcext:value-type="float">
            <text:p>-0.1</text:p>
          </table:table-cell>
          <table:table-cell office:value-type="float" office:value="0.15" calcext:value-type="float">
            <text:p>0.15</text:p>
          </table:table-cell>
          <table:table-cell office:value-type="float" office:value="-0.13" calcext:value-type="float">
            <text:p>-0.13</text:p>
          </table:table-cell>
          <table:table-cell office:value-type="float" office:value="19.311" calcext:value-type="float">
            <text:p>19.311</text:p>
          </table:table-cell>
          <table:table-cell/>
          <table:table-cell table:formula="of:=DEGREES(ACOS(COS(RADIANS([.B543]))*COS(RADIANS([.C543]))))" office:value-type="float" office:value="20.6226945602525" calcext:value-type="float">
            <text:p>20.62</text:p>
          </table:table-cell>
          <table:table-cell table:formula="of:=SQRT([.E543]^2+[.F543]^2)" office:value-type="float" office:value="0.180277563773199" calcext:value-type="float">
            <text:p>0.18</text:p>
          </table:table-cell>
          <table:table-cell table:formula="of:=DEGREES(ATAN2([.F543]; [.E543]))" office:value-type="float" office:value="-33.6900675259798" calcext:value-type="float">
            <text:p>-33.69</text:p>
          </table:table-cell>
          <table:table-cell table:style-name="ce3" table:formula="of:=0.3*[.J543]" office:value-type="float" office:value="6.18680836807575" calcext:value-type="float">
            <text:p>6.19</text:p>
          </table:table-cell>
          <table:table-cell table:style-name="ce3" table:formula="of:=DEGREES(ATAN( (-SIN (RADIANS ([.C543])) * COS(RADIANS([.B543]))) / (COS (RADIANS ([.C543])) * SIN(RADIANS([.B543]))) ))" office:value-type="float" office:value="51.4083990489537" calcext:value-type="float">
            <text:p>51.41</text:p>
          </table:table-cell>
          <table:table-cell table:style-name="ce3" table:formula="of:=SQRT([.R543]^2+[.S543]^2)" office:value-type="float" office:value="6.20481229013318" calcext:value-type="float">
            <text:p>6.20</text:p>
          </table:table-cell>
          <table:table-cell table:style-name="ce3" table:formula="of:=DEGREES(ATAN2([.S543];[.R543]))" office:value-type="float" office:value="40.2504436992272" calcext:value-type="float">
            <text:p>40.25</text:p>
          </table:table-cell>
          <table:table-cell table:style-name="ce3"/>
          <table:table-cell table:style-name="ce3" table:formula="of:=[.K543]*COS(RADIANS([.L543]))+[.M543]*COS(RADIANS([.N543]))" office:value-type="float" office:value="4.00911468314778" calcext:value-type="float">
            <text:p>4.01</text:p>
          </table:table-cell>
          <table:table-cell table:style-name="ce3" table:formula="of:=[.K543]*SIN(RADIANS([.L543]))+[.M543]*SIN(RADIANS([.N543]))" office:value-type="float" office:value="4.7356831622435" calcext:value-type="float">
            <text:p>4.74</text:p>
          </table:table-cell>
          <table:table-cell table:number-columns-repeated="1005"/>
        </table:table-row>
        <table:table-row table:style-name="ro1">
          <table:table-cell office:value-type="float" office:value="7486216" calcext:value-type="float">
            <text:p>7486216</text:p>
          </table:table-cell>
          <table:table-cell office:value-type="float" office:value="-12.9662595118493" calcext:value-type="float">
            <text:p>-12.9662595118</text:p>
          </table:table-cell>
          <table:table-cell office:value-type="float" office:value="16.1324850553889" calcext:value-type="float">
            <text:p>16.1324850554</text:p>
          </table:table-cell>
          <table:table-cell office:value-type="float" office:value="1.92115185384182" calcext:value-type="float">
            <text:p>1.9211518538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346" calcext:value-type="float">
            <text:p>19.346</text:p>
          </table:table-cell>
          <table:table-cell/>
          <table:table-cell table:formula="of:=DEGREES(ACOS(COS(RADIANS([.B544]))*COS(RADIANS([.C544]))))" office:value-type="float" office:value="20.5888174556552" calcext:value-type="float">
            <text:p>20.59</text:p>
          </table:table-cell>
          <table:table-cell table:formula="of:=SQRT([.E544]^2+[.F544]^2)" office:value-type="float" office:value="0.172046505340853" calcext:value-type="float">
            <text:p>0.17</text:p>
          </table:table-cell>
          <table:table-cell table:formula="of:=DEGREES(ATAN2([.F544]; [.E544]))" office:value-type="float" office:value="-35.5376777919744" calcext:value-type="float">
            <text:p>-35.54</text:p>
          </table:table-cell>
          <table:table-cell table:style-name="ce3" table:formula="of:=0.3*[.J544]" office:value-type="float" office:value="6.17664523669657" calcext:value-type="float">
            <text:p>6.18</text:p>
          </table:table-cell>
          <table:table-cell table:style-name="ce3" table:formula="of:=DEGREES(ATAN( (-SIN (RADIANS ([.C544])) * COS(RADIANS([.B544]))) / (COS (RADIANS ([.C544])) * SIN(RADIANS([.B544]))) ))" office:value-type="float" office:value="51.4795529049899" calcext:value-type="float">
            <text:p>51.48</text:p>
          </table:table-cell>
          <table:table-cell table:style-name="ce3" table:formula="of:=SQRT([.R544]^2+[.S544]^2)" office:value-type="float" office:value="6.18798350169766" calcext:value-type="float">
            <text:p>6.19</text:p>
          </table:table-cell>
          <table:table-cell table:style-name="ce3" table:formula="of:=DEGREES(ATAN2([.S544];[.R544]))" office:value-type="float" office:value="40.1115064809182" calcext:value-type="float">
            <text:p>40.11</text:p>
          </table:table-cell>
          <table:table-cell table:style-name="ce3"/>
          <table:table-cell table:style-name="ce3" table:formula="of:=[.K544]*COS(RADIANS([.L544]))+[.M544]*COS(RADIANS([.N544]))" office:value-type="float" office:value="3.98677688745205" calcext:value-type="float">
            <text:p>3.99</text:p>
          </table:table-cell>
          <table:table-cell table:style-name="ce3" table:formula="of:=[.K544]*SIN(RADIANS([.L544]))+[.M544]*SIN(RADIANS([.N544]))" office:value-type="float" office:value="4.73252045605305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6216" calcext:value-type="float">
            <text:p>7486216</text:p>
          </table:table-cell>
          <table:table-cell office:value-type="float" office:value="-12.9662595118493" calcext:value-type="float">
            <text:p>-12.9662595118</text:p>
          </table:table-cell>
          <table:table-cell office:value-type="float" office:value="16.1324850553889" calcext:value-type="float">
            <text:p>16.1324850554</text:p>
          </table:table-cell>
          <table:table-cell office:value-type="float" office:value="1.92115185384182" calcext:value-type="float">
            <text:p>1.9211518538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346" calcext:value-type="float">
            <text:p>19.346</text:p>
          </table:table-cell>
          <table:table-cell/>
          <table:table-cell table:formula="of:=DEGREES(ACOS(COS(RADIANS([.B545]))*COS(RADIANS([.C545]))))" office:value-type="float" office:value="20.5888174556552" calcext:value-type="float">
            <text:p>20.59</text:p>
          </table:table-cell>
          <table:table-cell table:formula="of:=SQRT([.E545]^2+[.F545]^2)" office:value-type="float" office:value="0.172046505340853" calcext:value-type="float">
            <text:p>0.17</text:p>
          </table:table-cell>
          <table:table-cell table:formula="of:=DEGREES(ATAN2([.F545]; [.E545]))" office:value-type="float" office:value="-35.5376777919744" calcext:value-type="float">
            <text:p>-35.54</text:p>
          </table:table-cell>
          <table:table-cell table:style-name="ce3" table:formula="of:=0.3*[.J545]" office:value-type="float" office:value="6.17664523669657" calcext:value-type="float">
            <text:p>6.18</text:p>
          </table:table-cell>
          <table:table-cell table:style-name="ce3" table:formula="of:=DEGREES(ATAN( (-SIN (RADIANS ([.C545])) * COS(RADIANS([.B545]))) / (COS (RADIANS ([.C545])) * SIN(RADIANS([.B545]))) ))" office:value-type="float" office:value="51.4795529049899" calcext:value-type="float">
            <text:p>51.48</text:p>
          </table:table-cell>
          <table:table-cell table:style-name="ce3" table:formula="of:=SQRT([.R545]^2+[.S545]^2)" office:value-type="float" office:value="6.18798350169766" calcext:value-type="float">
            <text:p>6.19</text:p>
          </table:table-cell>
          <table:table-cell table:style-name="ce3" table:formula="of:=DEGREES(ATAN2([.S545];[.R545]))" office:value-type="float" office:value="40.1115064809182" calcext:value-type="float">
            <text:p>40.11</text:p>
          </table:table-cell>
          <table:table-cell table:style-name="ce3"/>
          <table:table-cell table:style-name="ce3" table:formula="of:=[.K545]*COS(RADIANS([.L545]))+[.M545]*COS(RADIANS([.N545]))" office:value-type="float" office:value="3.98677688745205" calcext:value-type="float">
            <text:p>3.99</text:p>
          </table:table-cell>
          <table:table-cell table:style-name="ce3" table:formula="of:=[.K545]*SIN(RADIANS([.L545]))+[.M545]*SIN(RADIANS([.N545]))" office:value-type="float" office:value="4.73252045605305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6466" calcext:value-type="float">
            <text:p>7486466</text:p>
          </table:table-cell>
          <table:table-cell office:value-type="float" office:value="-13.0587428345322" calcext:value-type="float">
            <text:p>-13.0587428345</text:p>
          </table:table-cell>
          <table:table-cell office:value-type="float" office:value="16.1791881813861" calcext:value-type="float">
            <text:p>16.1791881814</text:p>
          </table:table-cell>
          <table:table-cell office:value-type="float" office:value="1.88517020385078" calcext:value-type="float">
            <text:p>1.8851702039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382" calcext:value-type="float">
            <text:p>19.382</text:p>
          </table:table-cell>
          <table:table-cell/>
          <table:table-cell table:formula="of:=DEGREES(ACOS(COS(RADIANS([.B546]))*COS(RADIANS([.C546]))))" office:value-type="float" office:value="20.6815005088056" calcext:value-type="float">
            <text:p>20.68</text:p>
          </table:table-cell>
          <table:table-cell table:formula="of:=SQRT([.E546]^2+[.F546]^2)" office:value-type="float" office:value="0.184390889145858" calcext:value-type="float">
            <text:p>0.18</text:p>
          </table:table-cell>
          <table:table-cell table:formula="of:=DEGREES(ATAN2([.F546]; [.E546]))" office:value-type="float" office:value="-40.6012946450045" calcext:value-type="float">
            <text:p>-40.60</text:p>
          </table:table-cell>
          <table:table-cell table:style-name="ce3" table:formula="of:=0.3*[.J546]" office:value-type="float" office:value="6.20445015264169" calcext:value-type="float">
            <text:p>6.20</text:p>
          </table:table-cell>
          <table:table-cell table:style-name="ce3" table:formula="of:=DEGREES(ATAN( (-SIN (RADIANS ([.C546])) * COS(RADIANS([.B546]))) / (COS (RADIANS ([.C546])) * SIN(RADIANS([.B546]))) ))" office:value-type="float" office:value="51.3592289458006" calcext:value-type="float">
            <text:p>51.36</text:p>
          </table:table-cell>
          <table:table-cell table:style-name="ce3" table:formula="of:=SQRT([.R546]^2+[.S546]^2)" office:value-type="float" office:value="6.20088091381642" calcext:value-type="float">
            <text:p>6.20</text:p>
          </table:table-cell>
          <table:table-cell table:style-name="ce3" table:formula="of:=DEGREES(ATAN2([.S546];[.R546]))" office:value-type="float" office:value="40.3437855885014" calcext:value-type="float">
            <text:p>40.34</text:p>
          </table:table-cell>
          <table:table-cell table:style-name="ce3"/>
          <table:table-cell table:style-name="ce3" table:formula="of:=[.K546]*COS(RADIANS([.L546]))+[.M546]*COS(RADIANS([.N546]))" office:value-type="float" office:value="4.01427930671145" calcext:value-type="float">
            <text:p>4.01</text:p>
          </table:table-cell>
          <table:table-cell table:style-name="ce3" table:formula="of:=[.K546]*SIN(RADIANS([.L546]))+[.M546]*SIN(RADIANS([.N546]))" office:value-type="float" office:value="4.72614914650828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6466" calcext:value-type="float">
            <text:p>7486466</text:p>
          </table:table-cell>
          <table:table-cell office:value-type="float" office:value="-13.0587428345322" calcext:value-type="float">
            <text:p>-13.0587428345</text:p>
          </table:table-cell>
          <table:table-cell office:value-type="float" office:value="16.1791881813861" calcext:value-type="float">
            <text:p>16.1791881814</text:p>
          </table:table-cell>
          <table:table-cell office:value-type="float" office:value="1.88517020385078" calcext:value-type="float">
            <text:p>1.8851702039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382" calcext:value-type="float">
            <text:p>19.382</text:p>
          </table:table-cell>
          <table:table-cell/>
          <table:table-cell table:formula="of:=DEGREES(ACOS(COS(RADIANS([.B547]))*COS(RADIANS([.C547]))))" office:value-type="float" office:value="20.6815005088056" calcext:value-type="float">
            <text:p>20.68</text:p>
          </table:table-cell>
          <table:table-cell table:formula="of:=SQRT([.E547]^2+[.F547]^2)" office:value-type="float" office:value="0.184390889145858" calcext:value-type="float">
            <text:p>0.18</text:p>
          </table:table-cell>
          <table:table-cell table:formula="of:=DEGREES(ATAN2([.F547]; [.E547]))" office:value-type="float" office:value="-40.6012946450045" calcext:value-type="float">
            <text:p>-40.60</text:p>
          </table:table-cell>
          <table:table-cell table:style-name="ce3" table:formula="of:=0.3*[.J547]" office:value-type="float" office:value="6.20445015264169" calcext:value-type="float">
            <text:p>6.20</text:p>
          </table:table-cell>
          <table:table-cell table:style-name="ce3" table:formula="of:=DEGREES(ATAN( (-SIN (RADIANS ([.C547])) * COS(RADIANS([.B547]))) / (COS (RADIANS ([.C547])) * SIN(RADIANS([.B547]))) ))" office:value-type="float" office:value="51.3592289458006" calcext:value-type="float">
            <text:p>51.36</text:p>
          </table:table-cell>
          <table:table-cell table:style-name="ce3" table:formula="of:=SQRT([.R547]^2+[.S547]^2)" office:value-type="float" office:value="6.20088091381642" calcext:value-type="float">
            <text:p>6.20</text:p>
          </table:table-cell>
          <table:table-cell table:style-name="ce3" table:formula="of:=DEGREES(ATAN2([.S547];[.R547]))" office:value-type="float" office:value="40.3437855885014" calcext:value-type="float">
            <text:p>40.34</text:p>
          </table:table-cell>
          <table:table-cell table:style-name="ce3"/>
          <table:table-cell table:style-name="ce3" table:formula="of:=[.K547]*COS(RADIANS([.L547]))+[.M547]*COS(RADIANS([.N547]))" office:value-type="float" office:value="4.01427930671145" calcext:value-type="float">
            <text:p>4.01</text:p>
          </table:table-cell>
          <table:table-cell table:style-name="ce3" table:formula="of:=[.K547]*SIN(RADIANS([.L547]))+[.M547]*SIN(RADIANS([.N547]))" office:value-type="float" office:value="4.72614914650828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6716" calcext:value-type="float">
            <text:p>7486716</text:p>
          </table:table-cell>
          <table:table-cell office:value-type="float" office:value="-13.1651870638786" calcext:value-type="float">
            <text:p>-13.1651870639</text:p>
          </table:table-cell>
          <table:table-cell office:value-type="float" office:value="16.1650121237638" calcext:value-type="float">
            <text:p>16.1650121238</text:p>
          </table:table-cell>
          <table:table-cell office:value-type="float" office:value="1.88379733582761" calcext:value-type="float">
            <text:p>1.8837973358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417" calcext:value-type="float">
            <text:p>19.417</text:p>
          </table:table-cell>
          <table:table-cell/>
          <table:table-cell table:formula="of:=DEGREES(ACOS(COS(RADIANS([.B548]))*COS(RADIANS([.C548]))))" office:value-type="float" office:value="20.7362102346135" calcext:value-type="float">
            <text:p>20.74</text:p>
          </table:table-cell>
          <table:table-cell table:formula="of:=SQRT([.E548]^2+[.F548]^2)" office:value-type="float" office:value="0.184390889145858" calcext:value-type="float">
            <text:p>0.18</text:p>
          </table:table-cell>
          <table:table-cell table:formula="of:=DEGREES(ATAN2([.F548]; [.E548]))" office:value-type="float" office:value="-40.6012946450045" calcext:value-type="float">
            <text:p>-40.60</text:p>
          </table:table-cell>
          <table:table-cell table:style-name="ce3" table:formula="of:=0.3*[.J548]" office:value-type="float" office:value="6.22086307038406" calcext:value-type="float">
            <text:p>6.22</text:p>
          </table:table-cell>
          <table:table-cell table:style-name="ce3" table:formula="of:=DEGREES(ATAN( (-SIN (RADIANS ([.C548])) * COS(RADIANS([.B548]))) / (COS (RADIANS ([.C548])) * SIN(RADIANS([.B548]))) ))" office:value-type="float" office:value="51.0981375798614" calcext:value-type="float">
            <text:p>51.10</text:p>
          </table:table-cell>
          <table:table-cell table:style-name="ce3" table:formula="of:=SQRT([.R548]^2+[.S548]^2)" office:value-type="float" office:value="6.21812684971138" calcext:value-type="float">
            <text:p>6.22</text:p>
          </table:table-cell>
          <table:table-cell table:style-name="ce3" table:formula="of:=DEGREES(ATAN2([.S548];[.R548]))" office:value-type="float" office:value="40.600399618798" calcext:value-type="float">
            <text:p>40.60</text:p>
          </table:table-cell>
          <table:table-cell table:style-name="ce3"/>
          <table:table-cell table:style-name="ce3" table:formula="of:=[.K548]*COS(RADIANS([.L548]))+[.M548]*COS(RADIANS([.N548]))" office:value-type="float" office:value="4.04662956248086" calcext:value-type="float">
            <text:p>4.05</text:p>
          </table:table-cell>
          <table:table-cell table:style-name="ce3" table:formula="of:=[.K548]*SIN(RADIANS([.L548]))+[.M548]*SIN(RADIANS([.N548]))" office:value-type="float" office:value="4.72121707858869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6716" calcext:value-type="float">
            <text:p>7486716</text:p>
          </table:table-cell>
          <table:table-cell office:value-type="float" office:value="-13.1651870638786" calcext:value-type="float">
            <text:p>-13.1651870639</text:p>
          </table:table-cell>
          <table:table-cell office:value-type="float" office:value="16.1650121237638" calcext:value-type="float">
            <text:p>16.1650121238</text:p>
          </table:table-cell>
          <table:table-cell office:value-type="float" office:value="1.88379733582761" calcext:value-type="float">
            <text:p>1.8837973358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417" calcext:value-type="float">
            <text:p>19.417</text:p>
          </table:table-cell>
          <table:table-cell/>
          <table:table-cell table:formula="of:=DEGREES(ACOS(COS(RADIANS([.B549]))*COS(RADIANS([.C549]))))" office:value-type="float" office:value="20.7362102346135" calcext:value-type="float">
            <text:p>20.74</text:p>
          </table:table-cell>
          <table:table-cell table:formula="of:=SQRT([.E549]^2+[.F549]^2)" office:value-type="float" office:value="0.184390889145858" calcext:value-type="float">
            <text:p>0.18</text:p>
          </table:table-cell>
          <table:table-cell table:formula="of:=DEGREES(ATAN2([.F549]; [.E549]))" office:value-type="float" office:value="-40.6012946450045" calcext:value-type="float">
            <text:p>-40.60</text:p>
          </table:table-cell>
          <table:table-cell table:style-name="ce3" table:formula="of:=0.3*[.J549]" office:value-type="float" office:value="6.22086307038406" calcext:value-type="float">
            <text:p>6.22</text:p>
          </table:table-cell>
          <table:table-cell table:style-name="ce3" table:formula="of:=DEGREES(ATAN( (-SIN (RADIANS ([.C549])) * COS(RADIANS([.B549]))) / (COS (RADIANS ([.C549])) * SIN(RADIANS([.B549]))) ))" office:value-type="float" office:value="51.0981375798614" calcext:value-type="float">
            <text:p>51.10</text:p>
          </table:table-cell>
          <table:table-cell table:style-name="ce3" table:formula="of:=SQRT([.R549]^2+[.S549]^2)" office:value-type="float" office:value="6.21812684971138" calcext:value-type="float">
            <text:p>6.22</text:p>
          </table:table-cell>
          <table:table-cell table:style-name="ce3" table:formula="of:=DEGREES(ATAN2([.S549];[.R549]))" office:value-type="float" office:value="40.600399618798" calcext:value-type="float">
            <text:p>40.60</text:p>
          </table:table-cell>
          <table:table-cell table:style-name="ce3"/>
          <table:table-cell table:style-name="ce3" table:formula="of:=[.K549]*COS(RADIANS([.L549]))+[.M549]*COS(RADIANS([.N549]))" office:value-type="float" office:value="4.04662956248086" calcext:value-type="float">
            <text:p>4.05</text:p>
          </table:table-cell>
          <table:table-cell table:style-name="ce3" table:formula="of:=[.K549]*SIN(RADIANS([.L549]))+[.M549]*SIN(RADIANS([.N549]))" office:value-type="float" office:value="4.72121707858869" calcext:value-type="float">
            <text:p>4.72</text:p>
          </table:table-cell>
          <table:table-cell table:number-columns-repeated="1005"/>
        </table:table-row>
        <table:table-row table:style-name="ro1">
          <table:table-cell office:value-type="float" office:value="7486967" calcext:value-type="float">
            <text:p>7486967</text:p>
          </table:table-cell>
          <table:table-cell office:value-type="float" office:value="-13.216765237396" calcext:value-type="float">
            <text:p>-13.2167652374</text:p>
          </table:table-cell>
          <table:table-cell office:value-type="float" office:value="16.1848948044377" calcext:value-type="float">
            <text:p>16.1848948044</text:p>
          </table:table-cell>
          <table:table-cell office:value-type="float" office:value="1.91565632632431" calcext:value-type="float">
            <text:p>1.91565632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453" calcext:value-type="float">
            <text:p>19.453</text:p>
          </table:table-cell>
          <table:table-cell/>
          <table:table-cell table:formula="of:=DEGREES(ACOS(COS(RADIANS([.B550]))*COS(RADIANS([.C550]))))" office:value-type="float" office:value="20.783316138041" calcext:value-type="float">
            <text:p>20.78</text:p>
          </table:table-cell>
          <table:table-cell table:formula="of:=SQRT([.E550]^2+[.F550]^2)" office:value-type="float" office:value="0.184390889145858" calcext:value-type="float">
            <text:p>0.18</text:p>
          </table:table-cell>
          <table:table-cell table:formula="of:=DEGREES(ATAN2([.F550]; [.E550]))" office:value-type="float" office:value="-40.6012946450045" calcext:value-type="float">
            <text:p>-40.60</text:p>
          </table:table-cell>
          <table:table-cell table:style-name="ce3" table:formula="of:=0.3*[.J550]" office:value-type="float" office:value="6.23499484141231" calcext:value-type="float">
            <text:p>6.23</text:p>
          </table:table-cell>
          <table:table-cell table:style-name="ce3" table:formula="of:=DEGREES(ATAN( (-SIN (RADIANS ([.C550])) * COS(RADIANS([.B550]))) / (COS (RADIANS ([.C550])) * SIN(RADIANS([.B550]))) ))" office:value-type="float" office:value="51.0209792545718" calcext:value-type="float">
            <text:p>51.02</text:p>
          </table:table-cell>
          <table:table-cell table:style-name="ce3" table:formula="of:=SQRT([.R550]^2+[.S550]^2)" office:value-type="float" office:value="6.23250073858952" calcext:value-type="float">
            <text:p>6.23</text:p>
          </table:table-cell>
          <table:table-cell table:style-name="ce3" table:formula="of:=DEGREES(ATAN2([.S550];[.R550]))" office:value-type="float" office:value="40.6737056893333" calcext:value-type="float">
            <text:p>40.67</text:p>
          </table:table-cell>
          <table:table-cell table:style-name="ce3"/>
          <table:table-cell table:style-name="ce3" table:formula="of:=[.K550]*COS(RADIANS([.L550]))+[.M550]*COS(RADIANS([.N550]))" office:value-type="float" office:value="4.06203491434043" calcext:value-type="float">
            <text:p>4.06</text:p>
          </table:table-cell>
          <table:table-cell table:style-name="ce3" table:formula="of:=[.K550]*SIN(RADIANS([.L550]))+[.M550]*SIN(RADIANS([.N550]))" office:value-type="float" office:value="4.72693746639388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6967" calcext:value-type="float">
            <text:p>7486967</text:p>
          </table:table-cell>
          <table:table-cell office:value-type="float" office:value="-13.216765237396" calcext:value-type="float">
            <text:p>-13.2167652374</text:p>
          </table:table-cell>
          <table:table-cell office:value-type="float" office:value="16.1848948044377" calcext:value-type="float">
            <text:p>16.1848948044</text:p>
          </table:table-cell>
          <table:table-cell office:value-type="float" office:value="1.91565632632431" calcext:value-type="float">
            <text:p>1.91565632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453" calcext:value-type="float">
            <text:p>19.453</text:p>
          </table:table-cell>
          <table:table-cell/>
          <table:table-cell table:formula="of:=DEGREES(ACOS(COS(RADIANS([.B551]))*COS(RADIANS([.C551]))))" office:value-type="float" office:value="20.783316138041" calcext:value-type="float">
            <text:p>20.78</text:p>
          </table:table-cell>
          <table:table-cell table:formula="of:=SQRT([.E551]^2+[.F551]^2)" office:value-type="float" office:value="0.184390889145858" calcext:value-type="float">
            <text:p>0.18</text:p>
          </table:table-cell>
          <table:table-cell table:formula="of:=DEGREES(ATAN2([.F551]; [.E551]))" office:value-type="float" office:value="-40.6012946450045" calcext:value-type="float">
            <text:p>-40.60</text:p>
          </table:table-cell>
          <table:table-cell table:style-name="ce3" table:formula="of:=0.3*[.J551]" office:value-type="float" office:value="6.23499484141231" calcext:value-type="float">
            <text:p>6.23</text:p>
          </table:table-cell>
          <table:table-cell table:style-name="ce3" table:formula="of:=DEGREES(ATAN( (-SIN (RADIANS ([.C551])) * COS(RADIANS([.B551]))) / (COS (RADIANS ([.C551])) * SIN(RADIANS([.B551]))) ))" office:value-type="float" office:value="51.0209792545718" calcext:value-type="float">
            <text:p>51.02</text:p>
          </table:table-cell>
          <table:table-cell table:style-name="ce3" table:formula="of:=SQRT([.R551]^2+[.S551]^2)" office:value-type="float" office:value="6.23250073858952" calcext:value-type="float">
            <text:p>6.23</text:p>
          </table:table-cell>
          <table:table-cell table:style-name="ce3" table:formula="of:=DEGREES(ATAN2([.S551];[.R551]))" office:value-type="float" office:value="40.6737056893333" calcext:value-type="float">
            <text:p>40.67</text:p>
          </table:table-cell>
          <table:table-cell table:style-name="ce3"/>
          <table:table-cell table:style-name="ce3" table:formula="of:=[.K551]*COS(RADIANS([.L551]))+[.M551]*COS(RADIANS([.N551]))" office:value-type="float" office:value="4.06203491434043" calcext:value-type="float">
            <text:p>4.06</text:p>
          </table:table-cell>
          <table:table-cell table:style-name="ce3" table:formula="of:=[.K551]*SIN(RADIANS([.L551]))+[.M551]*SIN(RADIANS([.N551]))" office:value-type="float" office:value="4.72693746639388" calcext:value-type="float">
            <text:p>4.73</text:p>
          </table:table-cell>
          <table:table-cell table:number-columns-repeated="1005"/>
        </table:table-row>
        <table:table-row table:style-name="ro1">
          <table:table-cell office:value-type="float" office:value="7487217" calcext:value-type="float">
            <text:p>7487217</text:p>
          </table:table-cell>
          <table:table-cell office:value-type="float" office:value="-13.2218827566316" calcext:value-type="float">
            <text:p>-13.2218827566</text:p>
          </table:table-cell>
          <table:table-cell office:value-type="float" office:value="16.263600781791" calcext:value-type="float">
            <text:p>16.2636007818</text:p>
          </table:table-cell>
          <table:table-cell office:value-type="float" office:value="1.94686346064209" calcext:value-type="float">
            <text:p>1.94686346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487" calcext:value-type="float">
            <text:p>19.487</text:p>
          </table:table-cell>
          <table:table-cell/>
          <table:table-cell table:formula="of:=DEGREES(ACOS(COS(RADIANS([.B552]))*COS(RADIANS([.C552]))))" office:value-type="float" office:value="20.8467214794444" calcext:value-type="float">
            <text:p>20.85</text:p>
          </table:table-cell>
          <table:table-cell table:formula="of:=SQRT([.E552]^2+[.F552]^2)" office:value-type="float" office:value="0.178044938147649" calcext:value-type="float">
            <text:p>0.18</text:p>
          </table:table-cell>
          <table:table-cell table:formula="of:=DEGREES(ATAN2([.F552]; [.E552]))" office:value-type="float" office:value="-38.1572265873691" calcext:value-type="float">
            <text:p>-38.16</text:p>
          </table:table-cell>
          <table:table-cell table:style-name="ce3" table:formula="of:=0.3*[.J552]" office:value-type="float" office:value="6.25401644383333" calcext:value-type="float">
            <text:p>6.25</text:p>
          </table:table-cell>
          <table:table-cell table:style-name="ce3" table:formula="of:=DEGREES(ATAN( (-SIN (RADIANS ([.C552])) * COS(RADIANS([.B552]))) / (COS (RADIANS ([.C552])) * SIN(RADIANS([.B552]))) ))" office:value-type="float" office:value="51.1531364921675" calcext:value-type="float">
            <text:p>51.15</text:p>
          </table:table-cell>
          <table:table-cell table:style-name="ce3" table:formula="of:=SQRT([.R552]^2+[.S552]^2)" office:value-type="float" office:value="6.25869204195665" calcext:value-type="float">
            <text:p>6.26</text:p>
          </table:table-cell>
          <table:table-cell table:style-name="ce3" table:formula="of:=DEGREES(ATAN2([.S552];[.R552]))" office:value-type="float" office:value="40.4768942917315" calcext:value-type="float">
            <text:p>40.48</text:p>
          </table:table-cell>
          <table:table-cell table:style-name="ce3"/>
          <table:table-cell table:style-name="ce3" table:formula="of:=[.K552]*COS(RADIANS([.L552]))+[.M552]*COS(RADIANS([.N552]))" office:value-type="float" office:value="4.06277577690778" calcext:value-type="float">
            <text:p>4.06</text:p>
          </table:table-cell>
          <table:table-cell table:style-name="ce3" table:formula="of:=[.K552]*SIN(RADIANS([.L552]))+[.M552]*SIN(RADIANS([.N552]))" office:value-type="float" office:value="4.76078555100132" calcext:value-type="float">
            <text:p>4.76</text:p>
          </table:table-cell>
          <table:table-cell table:number-columns-repeated="1005"/>
        </table:table-row>
        <table:table-row table:style-name="ro1">
          <table:table-cell office:value-type="float" office:value="7487217" calcext:value-type="float">
            <text:p>7487217</text:p>
          </table:table-cell>
          <table:table-cell office:value-type="float" office:value="-13.2218827566316" calcext:value-type="float">
            <text:p>-13.2218827566</text:p>
          </table:table-cell>
          <table:table-cell office:value-type="float" office:value="16.263600781791" calcext:value-type="float">
            <text:p>16.2636007818</text:p>
          </table:table-cell>
          <table:table-cell office:value-type="float" office:value="1.94686346064209" calcext:value-type="float">
            <text:p>1.946863460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487" calcext:value-type="float">
            <text:p>19.487</text:p>
          </table:table-cell>
          <table:table-cell/>
          <table:table-cell table:formula="of:=DEGREES(ACOS(COS(RADIANS([.B553]))*COS(RADIANS([.C553]))))" office:value-type="float" office:value="20.8467214794444" calcext:value-type="float">
            <text:p>20.85</text:p>
          </table:table-cell>
          <table:table-cell table:formula="of:=SQRT([.E553]^2+[.F553]^2)" office:value-type="float" office:value="0.178044938147649" calcext:value-type="float">
            <text:p>0.18</text:p>
          </table:table-cell>
          <table:table-cell table:formula="of:=DEGREES(ATAN2([.F553]; [.E553]))" office:value-type="float" office:value="-38.1572265873691" calcext:value-type="float">
            <text:p>-38.16</text:p>
          </table:table-cell>
          <table:table-cell table:style-name="ce3" table:formula="of:=0.3*[.J553]" office:value-type="float" office:value="6.25401644383333" calcext:value-type="float">
            <text:p>6.25</text:p>
          </table:table-cell>
          <table:table-cell table:style-name="ce3" table:formula="of:=DEGREES(ATAN( (-SIN (RADIANS ([.C553])) * COS(RADIANS([.B553]))) / (COS (RADIANS ([.C553])) * SIN(RADIANS([.B553]))) ))" office:value-type="float" office:value="51.1531364921675" calcext:value-type="float">
            <text:p>51.15</text:p>
          </table:table-cell>
          <table:table-cell table:style-name="ce3" table:formula="of:=SQRT([.R553]^2+[.S553]^2)" office:value-type="float" office:value="6.25869204195665" calcext:value-type="float">
            <text:p>6.26</text:p>
          </table:table-cell>
          <table:table-cell table:style-name="ce3" table:formula="of:=DEGREES(ATAN2([.S553];[.R553]))" office:value-type="float" office:value="40.4768942917315" calcext:value-type="float">
            <text:p>40.48</text:p>
          </table:table-cell>
          <table:table-cell table:style-name="ce3"/>
          <table:table-cell table:style-name="ce3" table:formula="of:=[.K553]*COS(RADIANS([.L553]))+[.M553]*COS(RADIANS([.N553]))" office:value-type="float" office:value="4.06277577690778" calcext:value-type="float">
            <text:p>4.06</text:p>
          </table:table-cell>
          <table:table-cell table:style-name="ce3" table:formula="of:=[.K553]*SIN(RADIANS([.L553]))+[.M553]*SIN(RADIANS([.N553]))" office:value-type="float" office:value="4.76078555100132" calcext:value-type="float">
            <text:p>4.76</text:p>
          </table:table-cell>
          <table:table-cell table:number-columns-repeated="1005"/>
        </table:table-row>
        <table:table-row table:style-name="ro1">
          <table:table-cell office:value-type="float" office:value="7487467" calcext:value-type="float">
            <text:p>7487467</text:p>
          </table:table-cell>
          <table:table-cell office:value-type="float" office:value="-13.1410867413923" calcext:value-type="float">
            <text:p>-13.1410867414</text:p>
          </table:table-cell>
          <table:table-cell office:value-type="float" office:value="16.2342907325152" calcext:value-type="float">
            <text:p>16.2342907325</text:p>
          </table:table-cell>
          <table:table-cell office:value-type="float" office:value="1.9728395238293" calcext:value-type="float">
            <text:p>1.972839523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522" calcext:value-type="float">
            <text:p>19.522</text:p>
          </table:table-cell>
          <table:table-cell/>
          <table:table-cell table:formula="of:=DEGREES(ACOS(COS(RADIANS([.B554]))*COS(RADIANS([.C554]))))" office:value-type="float" office:value="20.7744582638992" calcext:value-type="float">
            <text:p>20.77</text:p>
          </table:table-cell>
          <table:table-cell table:formula="of:=SQRT([.E554]^2+[.F554]^2)" office:value-type="float" office:value="0.178044938147649" calcext:value-type="float">
            <text:p>0.18</text:p>
          </table:table-cell>
          <table:table-cell table:formula="of:=DEGREES(ATAN2([.F554]; [.E554]))" office:value-type="float" office:value="-38.1572265873691" calcext:value-type="float">
            <text:p>-38.16</text:p>
          </table:table-cell>
          <table:table-cell table:style-name="ce3" table:formula="of:=0.3*[.J554]" office:value-type="float" office:value="6.23233747916975" calcext:value-type="float">
            <text:p>6.23</text:p>
          </table:table-cell>
          <table:table-cell table:style-name="ce3" table:formula="of:=DEGREES(ATAN( (-SIN (RADIANS ([.C554])) * COS(RADIANS([.B554]))) / (COS (RADIANS ([.C554])) * SIN(RADIANS([.B554]))) ))" office:value-type="float" office:value="51.2775465493601" calcext:value-type="float">
            <text:p>51.28</text:p>
          </table:table-cell>
          <table:table-cell table:style-name="ce3" table:formula="of:=SQRT([.R554]^2+[.S554]^2)" office:value-type="float" office:value="6.23663558139254" calcext:value-type="float">
            <text:p>6.24</text:p>
          </table:table-cell>
          <table:table-cell table:style-name="ce3" table:formula="of:=DEGREES(ATAN2([.S554];[.R554]))" office:value-type="float" office:value="40.3582894676838" calcext:value-type="float">
            <text:p>40.36</text:p>
          </table:table-cell>
          <table:table-cell table:style-name="ce3"/>
          <table:table-cell table:style-name="ce3" table:formula="of:=[.K554]*COS(RADIANS([.L554]))+[.M554]*COS(RADIANS([.N554]))" office:value-type="float" office:value="4.03862904105143" calcext:value-type="float">
            <text:p>4.04</text:p>
          </table:table-cell>
          <table:table-cell table:style-name="ce3" table:formula="of:=[.K554]*SIN(RADIANS([.L554]))+[.M554]*SIN(RADIANS([.N554]))" office:value-type="float" office:value="4.752378230304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7467" calcext:value-type="float">
            <text:p>7487467</text:p>
          </table:table-cell>
          <table:table-cell office:value-type="float" office:value="-13.1410867413923" calcext:value-type="float">
            <text:p>-13.1410867414</text:p>
          </table:table-cell>
          <table:table-cell office:value-type="float" office:value="16.2342907325152" calcext:value-type="float">
            <text:p>16.2342907325</text:p>
          </table:table-cell>
          <table:table-cell office:value-type="float" office:value="1.9728395238293" calcext:value-type="float">
            <text:p>1.972839523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522" calcext:value-type="float">
            <text:p>19.522</text:p>
          </table:table-cell>
          <table:table-cell/>
          <table:table-cell table:formula="of:=DEGREES(ACOS(COS(RADIANS([.B555]))*COS(RADIANS([.C555]))))" office:value-type="float" office:value="20.7744582638992" calcext:value-type="float">
            <text:p>20.77</text:p>
          </table:table-cell>
          <table:table-cell table:formula="of:=SQRT([.E555]^2+[.F555]^2)" office:value-type="float" office:value="0.178044938147649" calcext:value-type="float">
            <text:p>0.18</text:p>
          </table:table-cell>
          <table:table-cell table:formula="of:=DEGREES(ATAN2([.F555]; [.E555]))" office:value-type="float" office:value="-38.1572265873691" calcext:value-type="float">
            <text:p>-38.16</text:p>
          </table:table-cell>
          <table:table-cell table:style-name="ce3" table:formula="of:=0.3*[.J555]" office:value-type="float" office:value="6.23233747916975" calcext:value-type="float">
            <text:p>6.23</text:p>
          </table:table-cell>
          <table:table-cell table:style-name="ce3" table:formula="of:=DEGREES(ATAN( (-SIN (RADIANS ([.C555])) * COS(RADIANS([.B555]))) / (COS (RADIANS ([.C555])) * SIN(RADIANS([.B555]))) ))" office:value-type="float" office:value="51.2775465493601" calcext:value-type="float">
            <text:p>51.28</text:p>
          </table:table-cell>
          <table:table-cell table:style-name="ce3" table:formula="of:=SQRT([.R555]^2+[.S555]^2)" office:value-type="float" office:value="6.23663558139254" calcext:value-type="float">
            <text:p>6.24</text:p>
          </table:table-cell>
          <table:table-cell table:style-name="ce3" table:formula="of:=DEGREES(ATAN2([.S555];[.R555]))" office:value-type="float" office:value="40.3582894676838" calcext:value-type="float">
            <text:p>40.36</text:p>
          </table:table-cell>
          <table:table-cell table:style-name="ce3"/>
          <table:table-cell table:style-name="ce3" table:formula="of:=[.K555]*COS(RADIANS([.L555]))+[.M555]*COS(RADIANS([.N555]))" office:value-type="float" office:value="4.03862904105143" calcext:value-type="float">
            <text:p>4.04</text:p>
          </table:table-cell>
          <table:table-cell table:style-name="ce3" table:formula="of:=[.K555]*SIN(RADIANS([.L555]))+[.M555]*SIN(RADIANS([.N555]))" office:value-type="float" office:value="4.752378230304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7717" calcext:value-type="float">
            <text:p>7487717</text:p>
          </table:table-cell>
          <table:table-cell office:value-type="float" office:value="-13.1201231832822" calcext:value-type="float">
            <text:p>-13.1201231833</text:p>
          </table:table-cell>
          <table:table-cell office:value-type="float" office:value="16.2125604856708" calcext:value-type="float">
            <text:p>16.2125604857</text:p>
          </table:table-cell>
          <table:table-cell office:value-type="float" office:value="1.95137885601371" calcext:value-type="float">
            <text:p>1.95137885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57" calcext:value-type="float">
            <text:p>19.557</text:p>
          </table:table-cell>
          <table:table-cell/>
          <table:table-cell table:formula="of:=DEGREES(ACOS(COS(RADIANS([.B556]))*COS(RADIANS([.C556]))))" office:value-type="float" office:value="20.7448770323763" calcext:value-type="float">
            <text:p>20.74</text:p>
          </table:table-cell>
          <table:table-cell table:formula="of:=SQRT([.E556]^2+[.F556]^2)" office:value-type="float" office:value="0.178044938147649" calcext:value-type="float">
            <text:p>0.18</text:p>
          </table:table-cell>
          <table:table-cell table:formula="of:=DEGREES(ATAN2([.F556]; [.E556]))" office:value-type="float" office:value="-38.1572265873691" calcext:value-type="float">
            <text:p>-38.16</text:p>
          </table:table-cell>
          <table:table-cell table:style-name="ce3" table:formula="of:=0.3*[.J556]" office:value-type="float" office:value="6.22346310971288" calcext:value-type="float">
            <text:p>6.22</text:p>
          </table:table-cell>
          <table:table-cell table:style-name="ce3" table:formula="of:=DEGREES(ATAN( (-SIN (RADIANS ([.C556])) * COS(RADIANS([.B556]))) / (COS (RADIANS ([.C556])) * SIN(RADIANS([.B556]))) ))" office:value-type="float" office:value="51.2842586133258" calcext:value-type="float">
            <text:p>51.28</text:p>
          </table:table-cell>
          <table:table-cell table:style-name="ce3" table:formula="of:=SQRT([.R556]^2+[.S556]^2)" office:value-type="float" office:value="6.22774399162088" calcext:value-type="float">
            <text:p>6.23</text:p>
          </table:table-cell>
          <table:table-cell table:style-name="ce3" table:formula="of:=DEGREES(ATAN2([.S556];[.R556]))" office:value-type="float" office:value="40.3539154684439" calcext:value-type="float">
            <text:p>40.35</text:p>
          </table:table-cell>
          <table:table-cell table:style-name="ce3"/>
          <table:table-cell table:style-name="ce3" table:formula="of:=[.K556]*COS(RADIANS([.L556]))+[.M556]*COS(RADIANS([.N556]))" office:value-type="float" office:value="4.03250886136611" calcext:value-type="float">
            <text:p>4.03</text:p>
          </table:table-cell>
          <table:table-cell table:style-name="ce3" table:formula="of:=[.K556]*SIN(RADIANS([.L556]))+[.M556]*SIN(RADIANS([.N556]))" office:value-type="float" office:value="4.74591060895311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7717" calcext:value-type="float">
            <text:p>7487717</text:p>
          </table:table-cell>
          <table:table-cell office:value-type="float" office:value="-13.1201231832822" calcext:value-type="float">
            <text:p>-13.1201231833</text:p>
          </table:table-cell>
          <table:table-cell office:value-type="float" office:value="16.2125604856708" calcext:value-type="float">
            <text:p>16.2125604857</text:p>
          </table:table-cell>
          <table:table-cell office:value-type="float" office:value="1.95137885601371" calcext:value-type="float">
            <text:p>1.951378856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557" calcext:value-type="float">
            <text:p>19.557</text:p>
          </table:table-cell>
          <table:table-cell/>
          <table:table-cell table:formula="of:=DEGREES(ACOS(COS(RADIANS([.B557]))*COS(RADIANS([.C557]))))" office:value-type="float" office:value="20.7448770323763" calcext:value-type="float">
            <text:p>20.74</text:p>
          </table:table-cell>
          <table:table-cell table:formula="of:=SQRT([.E557]^2+[.F557]^2)" office:value-type="float" office:value="0.178044938147649" calcext:value-type="float">
            <text:p>0.18</text:p>
          </table:table-cell>
          <table:table-cell table:formula="of:=DEGREES(ATAN2([.F557]; [.E557]))" office:value-type="float" office:value="-38.1572265873691" calcext:value-type="float">
            <text:p>-38.16</text:p>
          </table:table-cell>
          <table:table-cell table:style-name="ce3" table:formula="of:=0.3*[.J557]" office:value-type="float" office:value="6.22346310971288" calcext:value-type="float">
            <text:p>6.22</text:p>
          </table:table-cell>
          <table:table-cell table:style-name="ce3" table:formula="of:=DEGREES(ATAN( (-SIN (RADIANS ([.C557])) * COS(RADIANS([.B557]))) / (COS (RADIANS ([.C557])) * SIN(RADIANS([.B557]))) ))" office:value-type="float" office:value="51.2842586133258" calcext:value-type="float">
            <text:p>51.28</text:p>
          </table:table-cell>
          <table:table-cell table:style-name="ce3" table:formula="of:=SQRT([.R557]^2+[.S557]^2)" office:value-type="float" office:value="6.22774399162088" calcext:value-type="float">
            <text:p>6.23</text:p>
          </table:table-cell>
          <table:table-cell table:style-name="ce3" table:formula="of:=DEGREES(ATAN2([.S557];[.R557]))" office:value-type="float" office:value="40.3539154684439" calcext:value-type="float">
            <text:p>40.35</text:p>
          </table:table-cell>
          <table:table-cell table:style-name="ce3"/>
          <table:table-cell table:style-name="ce3" table:formula="of:=[.K557]*COS(RADIANS([.L557]))+[.M557]*COS(RADIANS([.N557]))" office:value-type="float" office:value="4.03250886136611" calcext:value-type="float">
            <text:p>4.03</text:p>
          </table:table-cell>
          <table:table-cell table:style-name="ce3" table:formula="of:=[.K557]*SIN(RADIANS([.L557]))+[.M557]*SIN(RADIANS([.N557]))" office:value-type="float" office:value="4.74591060895311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7966" calcext:value-type="float">
            <text:p>7487966</text:p>
          </table:table-cell>
          <table:table-cell office:value-type="float" office:value="-13.1188484992283" calcext:value-type="float">
            <text:p>-13.1188484992</text:p>
          </table:table-cell>
          <table:table-cell office:value-type="float" office:value="16.232000911596" calcext:value-type="float">
            <text:p>16.2320009116</text:p>
          </table:table-cell>
          <table:table-cell office:value-type="float" office:value="1.9188312970713" calcext:value-type="float">
            <text:p>1.918831297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591" calcext:value-type="float">
            <text:p>19.591</text:p>
          </table:table-cell>
          <table:table-cell/>
          <table:table-cell table:formula="of:=DEGREES(ACOS(COS(RADIANS([.B558]))*COS(RADIANS([.C558]))))" office:value-type="float" office:value="20.7590206286622" calcext:value-type="float">
            <text:p>20.76</text:p>
          </table:table-cell>
          <table:table-cell table:formula="of:=SQRT([.E558]^2+[.F558]^2)" office:value-type="float" office:value="0.178044938147649" calcext:value-type="float">
            <text:p>0.18</text:p>
          </table:table-cell>
          <table:table-cell table:formula="of:=DEGREES(ATAN2([.F558]; [.E558]))" office:value-type="float" office:value="-38.1572265873691" calcext:value-type="float">
            <text:p>-38.16</text:p>
          </table:table-cell>
          <table:table-cell table:style-name="ce3" table:formula="of:=0.3*[.J558]" office:value-type="float" office:value="6.22770618859865" calcext:value-type="float">
            <text:p>6.23</text:p>
          </table:table-cell>
          <table:table-cell table:style-name="ce3" table:formula="of:=DEGREES(ATAN( (-SIN (RADIANS ([.C558])) * COS(RADIANS([.B558]))) / (COS (RADIANS ([.C558])) * SIN(RADIANS([.B558]))) ))" office:value-type="float" office:value="51.3224354033874" calcext:value-type="float">
            <text:p>51.32</text:p>
          </table:table-cell>
          <table:table-cell table:style-name="ce3" table:formula="of:=SQRT([.R558]^2+[.S558]^2)" office:value-type="float" office:value="6.2318667898412" calcext:value-type="float">
            <text:p>6.23</text:p>
          </table:table-cell>
          <table:table-cell table:style-name="ce3" table:formula="of:=DEGREES(ATAN2([.S558];[.R558]))" office:value-type="float" office:value="40.3146648939975" calcext:value-type="float">
            <text:p>40.31</text:p>
          </table:table-cell>
          <table:table-cell table:style-name="ce3"/>
          <table:table-cell table:style-name="ce3" table:formula="of:=[.K558]*COS(RADIANS([.L558]))+[.M558]*COS(RADIANS([.N558]))" office:value-type="float" office:value="4.03192410945476" calcext:value-type="float">
            <text:p>4.03</text:p>
          </table:table-cell>
          <table:table-cell table:style-name="ce3" table:formula="of:=[.K558]*SIN(RADIANS([.L558]))+[.M558]*SIN(RADIANS([.N558]))" office:value-type="float" office:value="4.75181561741647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7966" calcext:value-type="float">
            <text:p>7487966</text:p>
          </table:table-cell>
          <table:table-cell office:value-type="float" office:value="-13.1188484992283" calcext:value-type="float">
            <text:p>-13.1188484992</text:p>
          </table:table-cell>
          <table:table-cell office:value-type="float" office:value="16.232000911596" calcext:value-type="float">
            <text:p>16.2320009116</text:p>
          </table:table-cell>
          <table:table-cell office:value-type="float" office:value="1.9188312970713" calcext:value-type="float">
            <text:p>1.918831297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591" calcext:value-type="float">
            <text:p>19.591</text:p>
          </table:table-cell>
          <table:table-cell/>
          <table:table-cell table:formula="of:=DEGREES(ACOS(COS(RADIANS([.B559]))*COS(RADIANS([.C559]))))" office:value-type="float" office:value="20.7590206286622" calcext:value-type="float">
            <text:p>20.76</text:p>
          </table:table-cell>
          <table:table-cell table:formula="of:=SQRT([.E559]^2+[.F559]^2)" office:value-type="float" office:value="0.178044938147649" calcext:value-type="float">
            <text:p>0.18</text:p>
          </table:table-cell>
          <table:table-cell table:formula="of:=DEGREES(ATAN2([.F559]; [.E559]))" office:value-type="float" office:value="-38.1572265873691" calcext:value-type="float">
            <text:p>-38.16</text:p>
          </table:table-cell>
          <table:table-cell table:style-name="ce3" table:formula="of:=0.3*[.J559]" office:value-type="float" office:value="6.22770618859865" calcext:value-type="float">
            <text:p>6.23</text:p>
          </table:table-cell>
          <table:table-cell table:style-name="ce3" table:formula="of:=DEGREES(ATAN( (-SIN (RADIANS ([.C559])) * COS(RADIANS([.B559]))) / (COS (RADIANS ([.C559])) * SIN(RADIANS([.B559]))) ))" office:value-type="float" office:value="51.3224354033874" calcext:value-type="float">
            <text:p>51.32</text:p>
          </table:table-cell>
          <table:table-cell table:style-name="ce3" table:formula="of:=SQRT([.R559]^2+[.S559]^2)" office:value-type="float" office:value="6.2318667898412" calcext:value-type="float">
            <text:p>6.23</text:p>
          </table:table-cell>
          <table:table-cell table:style-name="ce3" table:formula="of:=DEGREES(ATAN2([.S559];[.R559]))" office:value-type="float" office:value="40.3146648939975" calcext:value-type="float">
            <text:p>40.31</text:p>
          </table:table-cell>
          <table:table-cell table:style-name="ce3"/>
          <table:table-cell table:style-name="ce3" table:formula="of:=[.K559]*COS(RADIANS([.L559]))+[.M559]*COS(RADIANS([.N559]))" office:value-type="float" office:value="4.03192410945476" calcext:value-type="float">
            <text:p>4.03</text:p>
          </table:table-cell>
          <table:table-cell table:style-name="ce3" table:formula="of:=[.K559]*SIN(RADIANS([.L559]))+[.M559]*SIN(RADIANS([.N559]))" office:value-type="float" office:value="4.75181561741647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216" calcext:value-type="float">
            <text:p>7488216</text:p>
          </table:table-cell>
          <table:table-cell office:value-type="float" office:value="-13.1426013358407" calcext:value-type="float">
            <text:p>-13.1426013358</text:p>
          </table:table-cell>
          <table:table-cell office:value-type="float" office:value="16.2701611784888" calcext:value-type="float">
            <text:p>16.2701611785</text:p>
          </table:table-cell>
          <table:table-cell office:value-type="float" office:value="1.89331050868096" calcext:value-type="float">
            <text:p>1.8933105087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26" calcext:value-type="float">
            <text:p>19.626</text:p>
          </table:table-cell>
          <table:table-cell/>
          <table:table-cell table:formula="of:=DEGREES(ACOS(COS(RADIANS([.B560]))*COS(RADIANS([.C560]))))" office:value-type="float" office:value="20.8029338098857" calcext:value-type="float">
            <text:p>20.80</text:p>
          </table:table-cell>
          <table:table-cell table:formula="of:=SQRT([.E560]^2+[.F560]^2)" office:value-type="float" office:value="0.178044938147649" calcext:value-type="float">
            <text:p>0.18</text:p>
          </table:table-cell>
          <table:table-cell table:formula="of:=DEGREES(ATAN2([.F560]; [.E560]))" office:value-type="float" office:value="-38.1572265873691" calcext:value-type="float">
            <text:p>-38.16</text:p>
          </table:table-cell>
          <table:table-cell table:style-name="ce3" table:formula="of:=0.3*[.J560]" office:value-type="float" office:value="6.24088014296572" calcext:value-type="float">
            <text:p>6.24</text:p>
          </table:table-cell>
          <table:table-cell table:style-name="ce3" table:formula="of:=DEGREES(ATAN( (-SIN (RADIANS ([.C560])) * COS(RADIANS([.B560]))) / (COS (RADIANS ([.C560])) * SIN(RADIANS([.B560]))) ))" office:value-type="float" office:value="51.3393493346234" calcext:value-type="float">
            <text:p>51.34</text:p>
          </table:table-cell>
          <table:table-cell table:style-name="ce3" table:formula="of:=SQRT([.R560]^2+[.S560]^2)" office:value-type="float" office:value="6.24498285558474" calcext:value-type="float">
            <text:p>6.24</text:p>
          </table:table-cell>
          <table:table-cell table:style-name="ce3" table:formula="of:=DEGREES(ATAN2([.S560];[.R560]))" office:value-type="float" office:value="40.2943160090277" calcext:value-type="float">
            <text:p>40.29</text:p>
          </table:table-cell>
          <table:table-cell table:style-name="ce3"/>
          <table:table-cell table:style-name="ce3" table:formula="of:=[.K560]*COS(RADIANS([.L560]))+[.M560]*COS(RADIANS([.N560]))" office:value-type="float" office:value="4.03871856879903" calcext:value-type="float">
            <text:p>4.04</text:p>
          </table:table-cell>
          <table:table-cell table:style-name="ce3" table:formula="of:=[.K560]*SIN(RADIANS([.L560]))+[.M560]*SIN(RADIANS([.N560]))" office:value-type="float" office:value="4.76325132536435" calcext:value-type="float">
            <text:p>4.76</text:p>
          </table:table-cell>
          <table:table-cell table:number-columns-repeated="1005"/>
        </table:table-row>
        <table:table-row table:style-name="ro1">
          <table:table-cell office:value-type="float" office:value="7488216" calcext:value-type="float">
            <text:p>7488216</text:p>
          </table:table-cell>
          <table:table-cell office:value-type="float" office:value="-13.1426013358407" calcext:value-type="float">
            <text:p>-13.1426013358</text:p>
          </table:table-cell>
          <table:table-cell office:value-type="float" office:value="16.2701611784888" calcext:value-type="float">
            <text:p>16.2701611785</text:p>
          </table:table-cell>
          <table:table-cell office:value-type="float" office:value="1.89331050868096" calcext:value-type="float">
            <text:p>1.8933105087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3" calcext:value-type="float">
            <text:p>-0.13</text:p>
          </table:table-cell>
          <table:table-cell office:value-type="float" office:value="19.626" calcext:value-type="float">
            <text:p>19.626</text:p>
          </table:table-cell>
          <table:table-cell/>
          <table:table-cell table:formula="of:=DEGREES(ACOS(COS(RADIANS([.B561]))*COS(RADIANS([.C561]))))" office:value-type="float" office:value="20.8029338098857" calcext:value-type="float">
            <text:p>20.80</text:p>
          </table:table-cell>
          <table:table-cell table:formula="of:=SQRT([.E561]^2+[.F561]^2)" office:value-type="float" office:value="0.178044938147649" calcext:value-type="float">
            <text:p>0.18</text:p>
          </table:table-cell>
          <table:table-cell table:formula="of:=DEGREES(ATAN2([.F561]; [.E561]))" office:value-type="float" office:value="-38.1572265873691" calcext:value-type="float">
            <text:p>-38.16</text:p>
          </table:table-cell>
          <table:table-cell table:style-name="ce3" table:formula="of:=0.3*[.J561]" office:value-type="float" office:value="6.24088014296572" calcext:value-type="float">
            <text:p>6.24</text:p>
          </table:table-cell>
          <table:table-cell table:style-name="ce3" table:formula="of:=DEGREES(ATAN( (-SIN (RADIANS ([.C561])) * COS(RADIANS([.B561]))) / (COS (RADIANS ([.C561])) * SIN(RADIANS([.B561]))) ))" office:value-type="float" office:value="51.3393493346234" calcext:value-type="float">
            <text:p>51.34</text:p>
          </table:table-cell>
          <table:table-cell table:style-name="ce3" table:formula="of:=SQRT([.R561]^2+[.S561]^2)" office:value-type="float" office:value="6.24498285558474" calcext:value-type="float">
            <text:p>6.24</text:p>
          </table:table-cell>
          <table:table-cell table:style-name="ce3" table:formula="of:=DEGREES(ATAN2([.S561];[.R561]))" office:value-type="float" office:value="40.2943160090277" calcext:value-type="float">
            <text:p>40.29</text:p>
          </table:table-cell>
          <table:table-cell table:style-name="ce3"/>
          <table:table-cell table:style-name="ce3" table:formula="of:=[.K561]*COS(RADIANS([.L561]))+[.M561]*COS(RADIANS([.N561]))" office:value-type="float" office:value="4.03871856879903" calcext:value-type="float">
            <text:p>4.04</text:p>
          </table:table-cell>
          <table:table-cell table:style-name="ce3" table:formula="of:=[.K561]*SIN(RADIANS([.L561]))+[.M561]*SIN(RADIANS([.N561]))" office:value-type="float" office:value="4.76325132536435" calcext:value-type="float">
            <text:p>4.76</text:p>
          </table:table-cell>
          <table:table-cell table:number-columns-repeated="1005"/>
        </table:table-row>
        <table:table-row table:style-name="ro1">
          <table:table-cell office:value-type="float" office:value="7488466" calcext:value-type="float">
            <text:p>7488466</text:p>
          </table:table-cell>
          <table:table-cell office:value-type="float" office:value="-13.1895349807224" calcext:value-type="float">
            <text:p>-13.1895349807</text:p>
          </table:table-cell>
          <table:table-cell office:value-type="float" office:value="16.2346151665008" calcext:value-type="float">
            <text:p>16.2346151665</text:p>
          </table:table-cell>
          <table:table-cell office:value-type="float" office:value="1.88841561092359" calcext:value-type="float">
            <text:p>1.88841561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661" calcext:value-type="float">
            <text:p>19.661</text:p>
          </table:table-cell>
          <table:table-cell/>
          <table:table-cell table:formula="of:=DEGREES(ACOS(COS(RADIANS([.B562]))*COS(RADIANS([.C562]))))" office:value-type="float" office:value="20.8045565485439" calcext:value-type="float">
            <text:p>20.80</text:p>
          </table:table-cell>
          <table:table-cell table:formula="of:=SQRT([.E562]^2+[.F562]^2)" office:value-type="float" office:value="0.178044938147649" calcext:value-type="float">
            <text:p>0.18</text:p>
          </table:table-cell>
          <table:table-cell table:formula="of:=DEGREES(ATAN2([.F562]; [.E562]))" office:value-type="float" office:value="-38.1572265873691" calcext:value-type="float">
            <text:p>-38.16</text:p>
          </table:table-cell>
          <table:table-cell table:style-name="ce3" table:formula="of:=0.3*[.J562]" office:value-type="float" office:value="6.24136696456318" calcext:value-type="float">
            <text:p>6.24</text:p>
          </table:table-cell>
          <table:table-cell table:style-name="ce3" table:formula="of:=DEGREES(ATAN( (-SIN (RADIANS ([.C562])) * COS(RADIANS([.B562]))) / (COS (RADIANS ([.C562])) * SIN(RADIANS([.B562]))) ))" office:value-type="float" office:value="51.1714764854613" calcext:value-type="float">
            <text:p>51.17</text:p>
          </table:table-cell>
          <table:table-cell table:style-name="ce3" table:formula="of:=SQRT([.R562]^2+[.S562]^2)" office:value-type="float" office:value="6.24599074723043" calcext:value-type="float">
            <text:p>6.25</text:p>
          </table:table-cell>
          <table:table-cell table:style-name="ce3" table:formula="of:=DEGREES(ATAN2([.S562];[.R562]))" office:value-type="float" office:value="40.4618760934948" calcext:value-type="float">
            <text:p>40.46</text:p>
          </table:table-cell>
          <table:table-cell table:style-name="ce3"/>
          <table:table-cell table:style-name="ce3" table:formula="of:=[.K562]*COS(RADIANS([.L562]))+[.M562]*COS(RADIANS([.N562]))" office:value-type="float" office:value="4.05328535165759" calcext:value-type="float">
            <text:p>4.05</text:p>
          </table:table-cell>
          <table:table-cell table:style-name="ce3" table:formula="of:=[.K562]*SIN(RADIANS([.L562]))+[.M562]*SIN(RADIANS([.N562]))" office:value-type="float" office:value="4.7521866832571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466" calcext:value-type="float">
            <text:p>7488466</text:p>
          </table:table-cell>
          <table:table-cell office:value-type="float" office:value="-13.1895349807224" calcext:value-type="float">
            <text:p>-13.1895349807</text:p>
          </table:table-cell>
          <table:table-cell office:value-type="float" office:value="16.2346151665008" calcext:value-type="float">
            <text:p>16.2346151665</text:p>
          </table:table-cell>
          <table:table-cell office:value-type="float" office:value="1.88841561092359" calcext:value-type="float">
            <text:p>1.8884156109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661" calcext:value-type="float">
            <text:p>19.661</text:p>
          </table:table-cell>
          <table:table-cell/>
          <table:table-cell table:formula="of:=DEGREES(ACOS(COS(RADIANS([.B563]))*COS(RADIANS([.C563]))))" office:value-type="float" office:value="20.8045565485439" calcext:value-type="float">
            <text:p>20.80</text:p>
          </table:table-cell>
          <table:table-cell table:formula="of:=SQRT([.E563]^2+[.F563]^2)" office:value-type="float" office:value="0.178044938147649" calcext:value-type="float">
            <text:p>0.18</text:p>
          </table:table-cell>
          <table:table-cell table:formula="of:=DEGREES(ATAN2([.F563]; [.E563]))" office:value-type="float" office:value="-38.1572265873691" calcext:value-type="float">
            <text:p>-38.16</text:p>
          </table:table-cell>
          <table:table-cell table:style-name="ce3" table:formula="of:=0.3*[.J563]" office:value-type="float" office:value="6.24136696456318" calcext:value-type="float">
            <text:p>6.24</text:p>
          </table:table-cell>
          <table:table-cell table:style-name="ce3" table:formula="of:=DEGREES(ATAN( (-SIN (RADIANS ([.C563])) * COS(RADIANS([.B563]))) / (COS (RADIANS ([.C563])) * SIN(RADIANS([.B563]))) ))" office:value-type="float" office:value="51.1714764854613" calcext:value-type="float">
            <text:p>51.17</text:p>
          </table:table-cell>
          <table:table-cell table:style-name="ce3" table:formula="of:=SQRT([.R563]^2+[.S563]^2)" office:value-type="float" office:value="6.24599074723043" calcext:value-type="float">
            <text:p>6.25</text:p>
          </table:table-cell>
          <table:table-cell table:style-name="ce3" table:formula="of:=DEGREES(ATAN2([.S563];[.R563]))" office:value-type="float" office:value="40.4618760934948" calcext:value-type="float">
            <text:p>40.46</text:p>
          </table:table-cell>
          <table:table-cell table:style-name="ce3"/>
          <table:table-cell table:style-name="ce3" table:formula="of:=[.K563]*COS(RADIANS([.L563]))+[.M563]*COS(RADIANS([.N563]))" office:value-type="float" office:value="4.05328535165759" calcext:value-type="float">
            <text:p>4.05</text:p>
          </table:table-cell>
          <table:table-cell table:style-name="ce3" table:formula="of:=[.K563]*SIN(RADIANS([.L563]))+[.M563]*SIN(RADIANS([.N563]))" office:value-type="float" office:value="4.7521866832571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716" calcext:value-type="float">
            <text:p>7488716</text:p>
          </table:table-cell>
          <table:table-cell office:value-type="float" office:value="-13.2189013790589" calcext:value-type="float">
            <text:p>-13.2189013791</text:p>
          </table:table-cell>
          <table:table-cell office:value-type="float" office:value="16.2207618353167" calcext:value-type="float">
            <text:p>16.2207618353</text:p>
          </table:table-cell>
          <table:table-cell office:value-type="float" office:value="1.90741186110928" calcext:value-type="float">
            <text:p>1.90741186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696" calcext:value-type="float">
            <text:p>19.696</text:p>
          </table:table-cell>
          <table:table-cell/>
          <table:table-cell table:formula="of:=DEGREES(ACOS(COS(RADIANS([.B564]))*COS(RADIANS([.C564]))))" office:value-type="float" office:value="20.8120772140145" calcext:value-type="float">
            <text:p>20.81</text:p>
          </table:table-cell>
          <table:table-cell table:formula="of:=SQRT([.E564]^2+[.F564]^2)" office:value-type="float" office:value="0.178044938147649" calcext:value-type="float">
            <text:p>0.18</text:p>
          </table:table-cell>
          <table:table-cell table:formula="of:=DEGREES(ATAN2([.F564]; [.E564]))" office:value-type="float" office:value="-38.1572265873691" calcext:value-type="float">
            <text:p>-38.16</text:p>
          </table:table-cell>
          <table:table-cell table:style-name="ce3" table:formula="of:=0.3*[.J564]" office:value-type="float" office:value="6.24362316420434" calcext:value-type="float">
            <text:p>6.24</text:p>
          </table:table-cell>
          <table:table-cell table:style-name="ce3" table:formula="of:=DEGREES(ATAN( (-SIN (RADIANS ([.C564])) * COS(RADIANS([.B564]))) / (COS (RADIANS ([.C564])) * SIN(RADIANS([.B564]))) ))" office:value-type="float" office:value="51.0817274258328" calcext:value-type="float">
            <text:p>51.08</text:p>
          </table:table-cell>
          <table:table-cell table:style-name="ce3" table:formula="of:=SQRT([.R564]^2+[.S564]^2)" office:value-type="float" office:value="6.24852468868004" calcext:value-type="float">
            <text:p>6.25</text:p>
          </table:table-cell>
          <table:table-cell table:style-name="ce3" table:formula="of:=DEGREES(ATAN2([.S564];[.R564]))" office:value-type="float" office:value="40.5509306289529" calcext:value-type="float">
            <text:p>40.55</text:p>
          </table:table-cell>
          <table:table-cell table:style-name="ce3"/>
          <table:table-cell table:style-name="ce3" table:formula="of:=[.K564]*COS(RADIANS([.L564]))+[.M564]*COS(RADIANS([.N564]))" office:value-type="float" office:value="4.06231412742582" calcext:value-type="float">
            <text:p>4.06</text:p>
          </table:table-cell>
          <table:table-cell table:style-name="ce3" table:formula="of:=[.K564]*SIN(RADIANS([.L564]))+[.M564]*SIN(RADIANS([.N564]))" office:value-type="float" office:value="4.74780630556477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716" calcext:value-type="float">
            <text:p>7488716</text:p>
          </table:table-cell>
          <table:table-cell office:value-type="float" office:value="-13.2189013790589" calcext:value-type="float">
            <text:p>-13.2189013791</text:p>
          </table:table-cell>
          <table:table-cell office:value-type="float" office:value="16.2207618353167" calcext:value-type="float">
            <text:p>16.2207618353</text:p>
          </table:table-cell>
          <table:table-cell office:value-type="float" office:value="1.90741186110928" calcext:value-type="float">
            <text:p>1.9074118611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696" calcext:value-type="float">
            <text:p>19.696</text:p>
          </table:table-cell>
          <table:table-cell/>
          <table:table-cell table:formula="of:=DEGREES(ACOS(COS(RADIANS([.B565]))*COS(RADIANS([.C565]))))" office:value-type="float" office:value="20.8120772140145" calcext:value-type="float">
            <text:p>20.81</text:p>
          </table:table-cell>
          <table:table-cell table:formula="of:=SQRT([.E565]^2+[.F565]^2)" office:value-type="float" office:value="0.178044938147649" calcext:value-type="float">
            <text:p>0.18</text:p>
          </table:table-cell>
          <table:table-cell table:formula="of:=DEGREES(ATAN2([.F565]; [.E565]))" office:value-type="float" office:value="-38.1572265873691" calcext:value-type="float">
            <text:p>-38.16</text:p>
          </table:table-cell>
          <table:table-cell table:style-name="ce3" table:formula="of:=0.3*[.J565]" office:value-type="float" office:value="6.24362316420434" calcext:value-type="float">
            <text:p>6.24</text:p>
          </table:table-cell>
          <table:table-cell table:style-name="ce3" table:formula="of:=DEGREES(ATAN( (-SIN (RADIANS ([.C565])) * COS(RADIANS([.B565]))) / (COS (RADIANS ([.C565])) * SIN(RADIANS([.B565]))) ))" office:value-type="float" office:value="51.0817274258328" calcext:value-type="float">
            <text:p>51.08</text:p>
          </table:table-cell>
          <table:table-cell table:style-name="ce3" table:formula="of:=SQRT([.R565]^2+[.S565]^2)" office:value-type="float" office:value="6.24852468868004" calcext:value-type="float">
            <text:p>6.25</text:p>
          </table:table-cell>
          <table:table-cell table:style-name="ce3" table:formula="of:=DEGREES(ATAN2([.S565];[.R565]))" office:value-type="float" office:value="40.5509306289529" calcext:value-type="float">
            <text:p>40.55</text:p>
          </table:table-cell>
          <table:table-cell table:style-name="ce3"/>
          <table:table-cell table:style-name="ce3" table:formula="of:=[.K565]*COS(RADIANS([.L565]))+[.M565]*COS(RADIANS([.N565]))" office:value-type="float" office:value="4.06231412742582" calcext:value-type="float">
            <text:p>4.06</text:p>
          </table:table-cell>
          <table:table-cell table:style-name="ce3" table:formula="of:=[.K565]*SIN(RADIANS([.L565]))+[.M565]*SIN(RADIANS([.N565]))" office:value-type="float" office:value="4.74780630556477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966" calcext:value-type="float">
            <text:p>7488966</text:p>
          </table:table-cell>
          <table:table-cell office:value-type="float" office:value="-13.2588545706089" calcext:value-type="float">
            <text:p>-13.2588545706</text:p>
          </table:table-cell>
          <table:table-cell office:value-type="float" office:value="16.2437983558399" calcext:value-type="float">
            <text:p>16.2437983558</text:p>
          </table:table-cell>
          <table:table-cell office:value-type="float" office:value="1.92624034477348" calcext:value-type="float">
            <text:p>1.92624034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731" calcext:value-type="float">
            <text:p>19.731</text:p>
          </table:table-cell>
          <table:table-cell/>
          <table:table-cell table:formula="of:=DEGREES(ACOS(COS(RADIANS([.B566]))*COS(RADIANS([.C566]))))" office:value-type="float" office:value="20.854403483098" calcext:value-type="float">
            <text:p>20.85</text:p>
          </table:table-cell>
          <table:table-cell table:formula="of:=SQRT([.E566]^2+[.F566]^2)" office:value-type="float" office:value="0.178044938147649" calcext:value-type="float">
            <text:p>0.18</text:p>
          </table:table-cell>
          <table:table-cell table:formula="of:=DEGREES(ATAN2([.F566]; [.E566]))" office:value-type="float" office:value="-38.1572265873691" calcext:value-type="float">
            <text:p>-38.16</text:p>
          </table:table-cell>
          <table:table-cell table:style-name="ce3" table:formula="of:=0.3*[.J566]" office:value-type="float" office:value="6.2563210449294" calcext:value-type="float">
            <text:p>6.26</text:p>
          </table:table-cell>
          <table:table-cell table:style-name="ce3" table:formula="of:=DEGREES(ATAN( (-SIN (RADIANS ([.C566])) * COS(RADIANS([.B566]))) / (COS (RADIANS ([.C566])) * SIN(RADIANS([.B566]))) ))" office:value-type="float" office:value="51.0360729127052" calcext:value-type="float">
            <text:p>51.04</text:p>
          </table:table-cell>
          <table:table-cell table:style-name="ce3" table:formula="of:=SQRT([.R566]^2+[.S566]^2)" office:value-type="float" office:value="6.26135916922282" calcext:value-type="float">
            <text:p>6.26</text:p>
          </table:table-cell>
          <table:table-cell table:style-name="ce3" table:formula="of:=DEGREES(ATAN2([.S566];[.R566]))" office:value-type="float" office:value="40.5932198625933" calcext:value-type="float">
            <text:p>40.59</text:p>
          </table:table-cell>
          <table:table-cell table:style-name="ce3"/>
          <table:table-cell table:style-name="ce3" table:formula="of:=[.K566]*COS(RADIANS([.L566]))+[.M566]*COS(RADIANS([.N566]))" office:value-type="float" office:value="4.07416850749644" calcext:value-type="float">
            <text:p>4.07</text:p>
          </table:table-cell>
          <table:table-cell table:style-name="ce3" table:formula="of:=[.K566]*SIN(RADIANS([.L566]))+[.M566]*SIN(RADIANS([.N566]))" office:value-type="float" office:value="4.75455251506752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8966" calcext:value-type="float">
            <text:p>7488966</text:p>
          </table:table-cell>
          <table:table-cell office:value-type="float" office:value="-13.2588545706089" calcext:value-type="float">
            <text:p>-13.2588545706</text:p>
          </table:table-cell>
          <table:table-cell office:value-type="float" office:value="16.2437983558399" calcext:value-type="float">
            <text:p>16.2437983558</text:p>
          </table:table-cell>
          <table:table-cell office:value-type="float" office:value="1.92624034477348" calcext:value-type="float">
            <text:p>1.926240344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731" calcext:value-type="float">
            <text:p>19.731</text:p>
          </table:table-cell>
          <table:table-cell/>
          <table:table-cell table:formula="of:=DEGREES(ACOS(COS(RADIANS([.B567]))*COS(RADIANS([.C567]))))" office:value-type="float" office:value="20.854403483098" calcext:value-type="float">
            <text:p>20.85</text:p>
          </table:table-cell>
          <table:table-cell table:formula="of:=SQRT([.E567]^2+[.F567]^2)" office:value-type="float" office:value="0.178044938147649" calcext:value-type="float">
            <text:p>0.18</text:p>
          </table:table-cell>
          <table:table-cell table:formula="of:=DEGREES(ATAN2([.F567]; [.E567]))" office:value-type="float" office:value="-38.1572265873691" calcext:value-type="float">
            <text:p>-38.16</text:p>
          </table:table-cell>
          <table:table-cell table:style-name="ce3" table:formula="of:=0.3*[.J567]" office:value-type="float" office:value="6.2563210449294" calcext:value-type="float">
            <text:p>6.26</text:p>
          </table:table-cell>
          <table:table-cell table:style-name="ce3" table:formula="of:=DEGREES(ATAN( (-SIN (RADIANS ([.C567])) * COS(RADIANS([.B567]))) / (COS (RADIANS ([.C567])) * SIN(RADIANS([.B567]))) ))" office:value-type="float" office:value="51.0360729127052" calcext:value-type="float">
            <text:p>51.04</text:p>
          </table:table-cell>
          <table:table-cell table:style-name="ce3" table:formula="of:=SQRT([.R567]^2+[.S567]^2)" office:value-type="float" office:value="6.26135916922282" calcext:value-type="float">
            <text:p>6.26</text:p>
          </table:table-cell>
          <table:table-cell table:style-name="ce3" table:formula="of:=DEGREES(ATAN2([.S567];[.R567]))" office:value-type="float" office:value="40.5932198625933" calcext:value-type="float">
            <text:p>40.59</text:p>
          </table:table-cell>
          <table:table-cell table:style-name="ce3"/>
          <table:table-cell table:style-name="ce3" table:formula="of:=[.K567]*COS(RADIANS([.L567]))+[.M567]*COS(RADIANS([.N567]))" office:value-type="float" office:value="4.07416850749644" calcext:value-type="float">
            <text:p>4.07</text:p>
          </table:table-cell>
          <table:table-cell table:style-name="ce3" table:formula="of:=[.K567]*SIN(RADIANS([.L567]))+[.M567]*SIN(RADIANS([.N567]))" office:value-type="float" office:value="4.75455251506752" calcext:value-type="float">
            <text:p>4.75</text:p>
          </table:table-cell>
          <table:table-cell table:number-columns-repeated="1005"/>
        </table:table-row>
        <table:table-row table:style-name="ro1">
          <table:table-cell office:value-type="float" office:value="7489217" calcext:value-type="float">
            <text:p>7489217</text:p>
          </table:table-cell>
          <table:table-cell office:value-type="float" office:value="-13.2841288318589" calcext:value-type="float">
            <text:p>-13.2841288319</text:p>
          </table:table-cell>
          <table:table-cell office:value-type="float" office:value="16.2892174062732" calcext:value-type="float">
            <text:p>16.2892174063</text:p>
          </table:table-cell>
          <table:table-cell office:value-type="float" office:value="1.939186328015" calcext:value-type="float">
            <text:p>1.9391863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67" calcext:value-type="float">
            <text:p>19.767</text:p>
          </table:table-cell>
          <table:table-cell/>
          <table:table-cell table:formula="of:=DEGREES(ACOS(COS(RADIANS([.B568]))*COS(RADIANS([.C568]))))" office:value-type="float" office:value="20.9047736799449" calcext:value-type="float">
            <text:p>20.90</text:p>
          </table:table-cell>
          <table:table-cell table:formula="of:=SQRT([.E568]^2+[.F568]^2)" office:value-type="float" office:value="0.170293863659264" calcext:value-type="float">
            <text:p>0.17</text:p>
          </table:table-cell>
          <table:table-cell table:formula="of:=DEGREES(ATAN2([.F568]; [.E568]))" office:value-type="float" office:value="-40.2363583092738" calcext:value-type="float">
            <text:p>-40.24</text:p>
          </table:table-cell>
          <table:table-cell table:style-name="ce3" table:formula="of:=0.3*[.J568]" office:value-type="float" office:value="6.27143210398346" calcext:value-type="float">
            <text:p>6.27</text:p>
          </table:table-cell>
          <table:table-cell table:style-name="ce3" table:formula="of:=DEGREES(ATAN( (-SIN (RADIANS ([.C568])) * COS(RADIANS([.B568]))) / (COS (RADIANS ([.C568])) * SIN(RADIANS([.B568]))) ))" office:value-type="float" office:value="51.0633503804571" calcext:value-type="float">
            <text:p>51.06</text:p>
          </table:table-cell>
          <table:table-cell table:style-name="ce3" table:formula="of:=SQRT([.R568]^2+[.S568]^2)" office:value-type="float" office:value="6.269881335757" calcext:value-type="float">
            <text:p>6.27</text:p>
          </table:table-cell>
          <table:table-cell table:style-name="ce3" table:formula="of:=DEGREES(ATAN2([.S568];[.R568]))" office:value-type="float" office:value="40.4926293877146" calcext:value-type="float">
            <text:p>40.49</text:p>
          </table:table-cell>
          <table:table-cell table:style-name="ce3"/>
          <table:table-cell table:style-name="ce3" table:formula="of:=[.K568]*COS(RADIANS([.L568]))+[.M568]*COS(RADIANS([.N568]))" office:value-type="float" office:value="4.07134884499308" calcext:value-type="float">
            <text:p>4.07</text:p>
          </table:table-cell>
          <table:table-cell table:style-name="ce3" table:formula="of:=[.K568]*SIN(RADIANS([.L568]))+[.M568]*SIN(RADIANS([.N568]))" office:value-type="float" office:value="4.76817895499398" calcext:value-type="float">
            <text:p>4.77</text:p>
          </table:table-cell>
          <table:table-cell table:number-columns-repeated="1005"/>
        </table:table-row>
        <table:table-row table:style-name="ro1">
          <table:table-cell office:value-type="float" office:value="7489217" calcext:value-type="float">
            <text:p>7489217</text:p>
          </table:table-cell>
          <table:table-cell office:value-type="float" office:value="-13.2841288318589" calcext:value-type="float">
            <text:p>-13.2841288319</text:p>
          </table:table-cell>
          <table:table-cell office:value-type="float" office:value="16.2892174062732" calcext:value-type="float">
            <text:p>16.2892174063</text:p>
          </table:table-cell>
          <table:table-cell office:value-type="float" office:value="1.939186328015" calcext:value-type="float">
            <text:p>1.9391863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19.767" calcext:value-type="float">
            <text:p>19.767</text:p>
          </table:table-cell>
          <table:table-cell/>
          <table:table-cell table:formula="of:=DEGREES(ACOS(COS(RADIANS([.B569]))*COS(RADIANS([.C569]))))" office:value-type="float" office:value="20.9047736799449" calcext:value-type="float">
            <text:p>20.90</text:p>
          </table:table-cell>
          <table:table-cell table:formula="of:=SQRT([.E569]^2+[.F569]^2)" office:value-type="float" office:value="0.170293863659264" calcext:value-type="float">
            <text:p>0.17</text:p>
          </table:table-cell>
          <table:table-cell table:formula="of:=DEGREES(ATAN2([.F569]; [.E569]))" office:value-type="float" office:value="-40.2363583092738" calcext:value-type="float">
            <text:p>-40.24</text:p>
          </table:table-cell>
          <table:table-cell table:style-name="ce3" table:formula="of:=0.3*[.J569]" office:value-type="float" office:value="6.27143210398346" calcext:value-type="float">
            <text:p>6.27</text:p>
          </table:table-cell>
          <table:table-cell table:style-name="ce3" table:formula="of:=DEGREES(ATAN( (-SIN (RADIANS ([.C569])) * COS(RADIANS([.B569]))) / (COS (RADIANS ([.C569])) * SIN(RADIANS([.B569]))) ))" office:value-type="float" office:value="51.0633503804571" calcext:value-type="float">
            <text:p>51.06</text:p>
          </table:table-cell>
          <table:table-cell table:style-name="ce3" table:formula="of:=SQRT([.R569]^2+[.S569]^2)" office:value-type="float" office:value="6.269881335757" calcext:value-type="float">
            <text:p>6.27</text:p>
          </table:table-cell>
          <table:table-cell table:style-name="ce3" table:formula="of:=DEGREES(ATAN2([.S569];[.R569]))" office:value-type="float" office:value="40.4926293877146" calcext:value-type="float">
            <text:p>40.49</text:p>
          </table:table-cell>
          <table:table-cell table:style-name="ce3"/>
          <table:table-cell table:style-name="ce3" table:formula="of:=[.K569]*COS(RADIANS([.L569]))+[.M569]*COS(RADIANS([.N569]))" office:value-type="float" office:value="4.07134884499308" calcext:value-type="float">
            <text:p>4.07</text:p>
          </table:table-cell>
          <table:table-cell table:style-name="ce3" table:formula="of:=[.K569]*SIN(RADIANS([.L569]))+[.M569]*SIN(RADIANS([.N569]))" office:value-type="float" office:value="4.76817895499398" calcext:value-type="float">
            <text:p>4.77</text:p>
          </table:table-cell>
          <table:table-cell table:number-columns-repeated="1005"/>
        </table:table-row>
        <table:table-row table:style-name="ro1">
          <table:table-cell office:value-type="float" office:value="7489467" calcext:value-type="float">
            <text:p>7489467</text:p>
          </table:table-cell>
          <table:table-cell office:value-type="float" office:value="-13.278741520151" calcext:value-type="float">
            <text:p>-13.2787415202</text:p>
          </table:table-cell>
          <table:table-cell office:value-type="float" office:value="16.3004803882145" calcext:value-type="float">
            <text:p>16.3004803882</text:p>
          </table:table-cell>
          <table:table-cell office:value-type="float" office:value="1.94237453225352" calcext:value-type="float">
            <text:p>1.942374532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02" calcext:value-type="float">
            <text:p>19.802</text:p>
          </table:table-cell>
          <table:table-cell/>
          <table:table-cell table:formula="of:=DEGREES(ACOS(COS(RADIANS([.B570]))*COS(RADIANS([.C570]))))" office:value-type="float" office:value="20.9100634818065" calcext:value-type="float">
            <text:p>20.91</text:p>
          </table:table-cell>
          <table:table-cell table:formula="of:=SQRT([.E570]^2+[.F570]^2)" office:value-type="float" office:value="0.178044938147649" calcext:value-type="float">
            <text:p>0.18</text:p>
          </table:table-cell>
          <table:table-cell table:formula="of:=DEGREES(ATAN2([.F570]; [.E570]))" office:value-type="float" office:value="-38.1572265873691" calcext:value-type="float">
            <text:p>-38.16</text:p>
          </table:table-cell>
          <table:table-cell table:style-name="ce3" table:formula="of:=0.3*[.J570]" office:value-type="float" office:value="6.27301904454195" calcext:value-type="float">
            <text:p>6.27</text:p>
          </table:table-cell>
          <table:table-cell table:style-name="ce3" table:formula="of:=DEGREES(ATAN( (-SIN (RADIANS ([.C570])) * COS(RADIANS([.B570]))) / (COS (RADIANS ([.C570])) * SIN(RADIANS([.B570]))) ))" office:value-type="float" office:value="51.0955691868986" calcext:value-type="float">
            <text:p>51.10</text:p>
          </table:table-cell>
          <table:table-cell table:style-name="ce3" table:formula="of:=SQRT([.R570]^2+[.S570]^2)" office:value-type="float" office:value="6.27786571547661" calcext:value-type="float">
            <text:p>6.28</text:p>
          </table:table-cell>
          <table:table-cell table:style-name="ce3" table:formula="of:=DEGREES(ATAN2([.S570];[.R570]))" office:value-type="float" office:value="40.5294613881429" calcext:value-type="float">
            <text:p>40.53</text:p>
          </table:table-cell>
          <table:table-cell table:style-name="ce3"/>
          <table:table-cell table:style-name="ce3" table:formula="of:=[.K570]*COS(RADIANS([.L570]))+[.M570]*COS(RADIANS([.N570]))" office:value-type="float" office:value="4.07960173920416" calcext:value-type="float">
            <text:p>4.08</text:p>
          </table:table-cell>
          <table:table-cell table:style-name="ce3" table:formula="of:=[.K570]*SIN(RADIANS([.L570]))+[.M570]*SIN(RADIANS([.N570]))" office:value-type="float" office:value="4.77162944821148" calcext:value-type="float">
            <text:p>4.77</text:p>
          </table:table-cell>
          <table:table-cell table:number-columns-repeated="1005"/>
        </table:table-row>
        <table:table-row table:style-name="ro1">
          <table:table-cell office:value-type="float" office:value="7489467" calcext:value-type="float">
            <text:p>7489467</text:p>
          </table:table-cell>
          <table:table-cell office:value-type="float" office:value="-13.278741520151" calcext:value-type="float">
            <text:p>-13.2787415202</text:p>
          </table:table-cell>
          <table:table-cell office:value-type="float" office:value="16.3004803882145" calcext:value-type="float">
            <text:p>16.3004803882</text:p>
          </table:table-cell>
          <table:table-cell office:value-type="float" office:value="1.94237453225352" calcext:value-type="float">
            <text:p>1.942374532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02" calcext:value-type="float">
            <text:p>19.802</text:p>
          </table:table-cell>
          <table:table-cell/>
          <table:table-cell table:formula="of:=DEGREES(ACOS(COS(RADIANS([.B571]))*COS(RADIANS([.C571]))))" office:value-type="float" office:value="20.9100634818065" calcext:value-type="float">
            <text:p>20.91</text:p>
          </table:table-cell>
          <table:table-cell table:formula="of:=SQRT([.E571]^2+[.F571]^2)" office:value-type="float" office:value="0.178044938147649" calcext:value-type="float">
            <text:p>0.18</text:p>
          </table:table-cell>
          <table:table-cell table:formula="of:=DEGREES(ATAN2([.F571]; [.E571]))" office:value-type="float" office:value="-38.1572265873691" calcext:value-type="float">
            <text:p>-38.16</text:p>
          </table:table-cell>
          <table:table-cell table:style-name="ce3" table:formula="of:=0.3*[.J571]" office:value-type="float" office:value="6.27301904454195" calcext:value-type="float">
            <text:p>6.27</text:p>
          </table:table-cell>
          <table:table-cell table:style-name="ce3" table:formula="of:=DEGREES(ATAN( (-SIN (RADIANS ([.C571])) * COS(RADIANS([.B571]))) / (COS (RADIANS ([.C571])) * SIN(RADIANS([.B571]))) ))" office:value-type="float" office:value="51.0955691868986" calcext:value-type="float">
            <text:p>51.10</text:p>
          </table:table-cell>
          <table:table-cell table:style-name="ce3" table:formula="of:=SQRT([.R571]^2+[.S571]^2)" office:value-type="float" office:value="6.27786571547661" calcext:value-type="float">
            <text:p>6.28</text:p>
          </table:table-cell>
          <table:table-cell table:style-name="ce3" table:formula="of:=DEGREES(ATAN2([.S571];[.R571]))" office:value-type="float" office:value="40.5294613881429" calcext:value-type="float">
            <text:p>40.53</text:p>
          </table:table-cell>
          <table:table-cell table:style-name="ce3"/>
          <table:table-cell table:style-name="ce3" table:formula="of:=[.K571]*COS(RADIANS([.L571]))+[.M571]*COS(RADIANS([.N571]))" office:value-type="float" office:value="4.07960173920416" calcext:value-type="float">
            <text:p>4.08</text:p>
          </table:table-cell>
          <table:table-cell table:style-name="ce3" table:formula="of:=[.K571]*SIN(RADIANS([.L571]))+[.M571]*SIN(RADIANS([.N571]))" office:value-type="float" office:value="4.77162944821148" calcext:value-type="float">
            <text:p>4.77</text:p>
          </table:table-cell>
          <table:table-cell table:number-columns-repeated="1005"/>
        </table:table-row>
        <table:table-row table:style-name="ro1">
          <table:table-cell office:value-type="float" office:value="7489717" calcext:value-type="float">
            <text:p>7489717</text:p>
          </table:table-cell>
          <table:table-cell office:value-type="float" office:value="-13.2702891610532" calcext:value-type="float">
            <text:p>-13.2702891611</text:p>
          </table:table-cell>
          <table:table-cell office:value-type="float" office:value="16.3438742875589" calcext:value-type="float">
            <text:p>16.3438742876</text:p>
          </table:table-cell>
          <table:table-cell office:value-type="float" office:value="1.93513004942166" calcext:value-type="float">
            <text:p>1.935130049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37" calcext:value-type="float">
            <text:p>19.837</text:p>
          </table:table-cell>
          <table:table-cell/>
          <table:table-cell table:formula="of:=DEGREES(ACOS(COS(RADIANS([.B572]))*COS(RADIANS([.C572]))))" office:value-type="float" office:value="20.9380838113926" calcext:value-type="float">
            <text:p>20.94</text:p>
          </table:table-cell>
          <table:table-cell table:formula="of:=SQRT([.E572]^2+[.F572]^2)" office:value-type="float" office:value="0.170293863659264" calcext:value-type="float">
            <text:p>0.17</text:p>
          </table:table-cell>
          <table:table-cell table:formula="of:=DEGREES(ATAN2([.F572]; [.E572]))" office:value-type="float" office:value="-40.2363583092738" calcext:value-type="float">
            <text:p>-40.24</text:p>
          </table:table-cell>
          <table:table-cell table:style-name="ce3" table:formula="of:=0.3*[.J572]" office:value-type="float" office:value="6.28142514341778" calcext:value-type="float">
            <text:p>6.28</text:p>
          </table:table-cell>
          <table:table-cell table:style-name="ce3" table:formula="of:=DEGREES(ATAN( (-SIN (RADIANS ([.C572])) * COS(RADIANS([.B572]))) / (COS (RADIANS ([.C572])) * SIN(RADIANS([.B572]))) ))" office:value-type="float" office:value="51.1926485643722" calcext:value-type="float">
            <text:p>51.19</text:p>
          </table:table-cell>
          <table:table-cell table:style-name="ce3" table:formula="of:=SQRT([.R572]^2+[.S572]^2)" office:value-type="float" office:value="6.27948639992704" calcext:value-type="float">
            <text:p>6.28</text:p>
          </table:table-cell>
          <table:table-cell table:style-name="ce3" table:formula="of:=DEGREES(ATAN2([.S572];[.R572]))" office:value-type="float" office:value="40.3608670825105" calcext:value-type="float">
            <text:p>40.36</text:p>
          </table:table-cell>
          <table:table-cell table:style-name="ce3"/>
          <table:table-cell table:style-name="ce3" table:formula="of:=[.K572]*COS(RADIANS([.L572]))+[.M572]*COS(RADIANS([.N572]))" office:value-type="float" office:value="4.06659301014269" calcext:value-type="float">
            <text:p>4.07</text:p>
          </table:table-cell>
          <table:table-cell table:style-name="ce3" table:formula="of:=[.K572]*SIN(RADIANS([.L572]))+[.M572]*SIN(RADIANS([.N572]))" office:value-type="float" office:value="4.7848480369524" calcext:value-type="float">
            <text:p>4.78</text:p>
          </table:table-cell>
          <table:table-cell table:number-columns-repeated="1005"/>
        </table:table-row>
        <table:table-row table:style-name="ro1">
          <table:table-cell office:value-type="float" office:value="7489717" calcext:value-type="float">
            <text:p>7489717</text:p>
          </table:table-cell>
          <table:table-cell office:value-type="float" office:value="-13.2702891610532" calcext:value-type="float">
            <text:p>-13.2702891611</text:p>
          </table:table-cell>
          <table:table-cell office:value-type="float" office:value="16.3438742875589" calcext:value-type="float">
            <text:p>16.3438742876</text:p>
          </table:table-cell>
          <table:table-cell office:value-type="float" office:value="1.93513004942166" calcext:value-type="float">
            <text:p>1.935130049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37" calcext:value-type="float">
            <text:p>19.837</text:p>
          </table:table-cell>
          <table:table-cell/>
          <table:table-cell table:formula="of:=DEGREES(ACOS(COS(RADIANS([.B573]))*COS(RADIANS([.C573]))))" office:value-type="float" office:value="20.9380838113926" calcext:value-type="float">
            <text:p>20.94</text:p>
          </table:table-cell>
          <table:table-cell table:formula="of:=SQRT([.E573]^2+[.F573]^2)" office:value-type="float" office:value="0.170293863659264" calcext:value-type="float">
            <text:p>0.17</text:p>
          </table:table-cell>
          <table:table-cell table:formula="of:=DEGREES(ATAN2([.F573]; [.E573]))" office:value-type="float" office:value="-40.2363583092738" calcext:value-type="float">
            <text:p>-40.24</text:p>
          </table:table-cell>
          <table:table-cell table:style-name="ce3" table:formula="of:=0.3*[.J573]" office:value-type="float" office:value="6.28142514341778" calcext:value-type="float">
            <text:p>6.28</text:p>
          </table:table-cell>
          <table:table-cell table:style-name="ce3" table:formula="of:=DEGREES(ATAN( (-SIN (RADIANS ([.C573])) * COS(RADIANS([.B573]))) / (COS (RADIANS ([.C573])) * SIN(RADIANS([.B573]))) ))" office:value-type="float" office:value="51.1926485643722" calcext:value-type="float">
            <text:p>51.19</text:p>
          </table:table-cell>
          <table:table-cell table:style-name="ce3" table:formula="of:=SQRT([.R573]^2+[.S573]^2)" office:value-type="float" office:value="6.27948639992704" calcext:value-type="float">
            <text:p>6.28</text:p>
          </table:table-cell>
          <table:table-cell table:style-name="ce3" table:formula="of:=DEGREES(ATAN2([.S573];[.R573]))" office:value-type="float" office:value="40.3608670825105" calcext:value-type="float">
            <text:p>40.36</text:p>
          </table:table-cell>
          <table:table-cell table:style-name="ce3"/>
          <table:table-cell table:style-name="ce3" table:formula="of:=[.K573]*COS(RADIANS([.L573]))+[.M573]*COS(RADIANS([.N573]))" office:value-type="float" office:value="4.06659301014269" calcext:value-type="float">
            <text:p>4.07</text:p>
          </table:table-cell>
          <table:table-cell table:style-name="ce3" table:formula="of:=[.K573]*SIN(RADIANS([.L573]))+[.M573]*SIN(RADIANS([.N573]))" office:value-type="float" office:value="4.7848480369524" calcext:value-type="float">
            <text:p>4.78</text:p>
          </table:table-cell>
          <table:table-cell table:number-columns-repeated="1005"/>
        </table:table-row>
        <table:table-row table:style-name="ro1">
          <table:table-cell office:value-type="float" office:value="7489966" calcext:value-type="float">
            <text:p>7489966</text:p>
          </table:table-cell>
          <table:table-cell office:value-type="float" office:value="-13.2841698129939" calcext:value-type="float">
            <text:p>-13.284169813</text:p>
          </table:table-cell>
          <table:table-cell office:value-type="float" office:value="16.3897492531193" calcext:value-type="float">
            <text:p>16.3897492531</text:p>
          </table:table-cell>
          <table:table-cell office:value-type="float" office:value="1.91870728644919" calcext:value-type="float">
            <text:p>1.918707286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73" calcext:value-type="float">
            <text:p>19.873</text:p>
          </table:table-cell>
          <table:table-cell/>
          <table:table-cell table:formula="of:=DEGREES(ACOS(COS(RADIANS([.B574]))*COS(RADIANS([.C574]))))" office:value-type="float" office:value="20.9818059332474" calcext:value-type="float">
            <text:p>20.98</text:p>
          </table:table-cell>
          <table:table-cell table:formula="of:=SQRT([.E574]^2+[.F574]^2)" office:value-type="float" office:value="0.170293863659264" calcext:value-type="float">
            <text:p>0.17</text:p>
          </table:table-cell>
          <table:table-cell table:formula="of:=DEGREES(ATAN2([.F574]; [.E574]))" office:value-type="float" office:value="-40.2363583092738" calcext:value-type="float">
            <text:p>-40.24</text:p>
          </table:table-cell>
          <table:table-cell table:style-name="ce3" table:formula="of:=0.3*[.J574]" office:value-type="float" office:value="6.29454177997422" calcext:value-type="float">
            <text:p>6.29</text:p>
          </table:table-cell>
          <table:table-cell table:style-name="ce3" table:formula="of:=DEGREES(ATAN( (-SIN (RADIANS ([.C574])) * COS(RADIANS([.B574]))) / (COS (RADIANS ([.C574])) * SIN(RADIANS([.B574]))) ))" office:value-type="float" office:value="51.2451749510293" calcext:value-type="float">
            <text:p>51.25</text:p>
          </table:table-cell>
          <table:table-cell table:style-name="ce3" table:formula="of:=SQRT([.R574]^2+[.S574]^2)" office:value-type="float" office:value="6.292442107259" calcext:value-type="float">
            <text:p>6.29</text:p>
          </table:table-cell>
          <table:table-cell table:style-name="ce3" table:formula="of:=DEGREES(ATAN2([.S574];[.R574]))" office:value-type="float" office:value="40.3051052166522" calcext:value-type="float">
            <text:p>40.31</text:p>
          </table:table-cell>
          <table:table-cell table:style-name="ce3"/>
          <table:table-cell table:style-name="ce3" table:formula="of:=[.K574]*COS(RADIANS([.L574]))+[.M574]*COS(RADIANS([.N574]))" office:value-type="float" office:value="4.07031483563353" calcext:value-type="float">
            <text:p>4.07</text:p>
          </table:table-cell>
          <table:table-cell table:style-name="ce3" table:formula="of:=[.K574]*SIN(RADIANS([.L574]))+[.M574]*SIN(RADIANS([.N574]))" office:value-type="float" office:value="4.79868365408969" calcext:value-type="float">
            <text:p>4.80</text:p>
          </table:table-cell>
          <table:table-cell table:number-columns-repeated="1005"/>
        </table:table-row>
        <table:table-row table:style-name="ro1">
          <table:table-cell office:value-type="float" office:value="7489966" calcext:value-type="float">
            <text:p>7489966</text:p>
          </table:table-cell>
          <table:table-cell office:value-type="float" office:value="-13.2841698129939" calcext:value-type="float">
            <text:p>-13.284169813</text:p>
          </table:table-cell>
          <table:table-cell office:value-type="float" office:value="16.3897492531193" calcext:value-type="float">
            <text:p>16.3897492531</text:p>
          </table:table-cell>
          <table:table-cell office:value-type="float" office:value="1.91870728644919" calcext:value-type="float">
            <text:p>1.9187072864</text:p>
          </table:table-cell>
          <table:table-cell office:value-type="float" office:value="-0.11" calcext:value-type="float">
            <text:p>-0.11</text:p>
          </table:table-cell>
          <table:table-cell office:value-type="float" office:value="0.13" calcext:value-type="float">
            <text:p>0.13</text:p>
          </table:table-cell>
          <table:table-cell office:value-type="float" office:value="-0.14" calcext:value-type="float">
            <text:p>-0.14</text:p>
          </table:table-cell>
          <table:table-cell office:value-type="float" office:value="19.873" calcext:value-type="float">
            <text:p>19.873</text:p>
          </table:table-cell>
          <table:table-cell/>
          <table:table-cell table:formula="of:=DEGREES(ACOS(COS(RADIANS([.B575]))*COS(RADIANS([.C575]))))" office:value-type="float" office:value="20.9818059332474" calcext:value-type="float">
            <text:p>20.98</text:p>
          </table:table-cell>
          <table:table-cell table:formula="of:=SQRT([.E575]^2+[.F575]^2)" office:value-type="float" office:value="0.170293863659264" calcext:value-type="float">
            <text:p>0.17</text:p>
          </table:table-cell>
          <table:table-cell table:formula="of:=DEGREES(ATAN2([.F575]; [.E575]))" office:value-type="float" office:value="-40.2363583092738" calcext:value-type="float">
            <text:p>-40.24</text:p>
          </table:table-cell>
          <table:table-cell table:style-name="ce3" table:formula="of:=0.3*[.J575]" office:value-type="float" office:value="6.29454177997422" calcext:value-type="float">
            <text:p>6.29</text:p>
          </table:table-cell>
          <table:table-cell table:style-name="ce3" table:formula="of:=DEGREES(ATAN( (-SIN (RADIANS ([.C575])) * COS(RADIANS([.B575]))) / (COS (RADIANS ([.C575])) * SIN(RADIANS([.B575]))) ))" office:value-type="float" office:value="51.2451749510293" calcext:value-type="float">
            <text:p>51.25</text:p>
          </table:table-cell>
          <table:table-cell table:style-name="ce3" table:formula="of:=SQRT([.R575]^2+[.S575]^2)" office:value-type="float" office:value="6.292442107259" calcext:value-type="float">
            <text:p>6.29</text:p>
          </table:table-cell>
          <table:table-cell table:style-name="ce3" table:formula="of:=DEGREES(ATAN2([.S575];[.R575]))" office:value-type="float" office:value="40.3051052166522" calcext:value-type="float">
            <text:p>40.31</text:p>
          </table:table-cell>
          <table:table-cell table:style-name="ce3"/>
          <table:table-cell table:style-name="ce3" table:formula="of:=[.K575]*COS(RADIANS([.L575]))+[.M575]*COS(RADIANS([.N575]))" office:value-type="float" office:value="4.07031483563353" calcext:value-type="float">
            <text:p>4.07</text:p>
          </table:table-cell>
          <table:table-cell table:style-name="ce3" table:formula="of:=[.K575]*SIN(RADIANS([.L575]))+[.M575]*SIN(RADIANS([.N575]))" office:value-type="float" office:value="4.79868365408969" calcext:value-type="float">
            <text:p>4.80</text:p>
          </table:table-cell>
          <table:table-cell table:number-columns-repeated="1005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5:47:19.173537820</dc:date>
    <meta:editing-duration>PT41M27S</meta:editing-duration>
    <meta:editing-cycles>7</meta:editing-cycles>
    <meta:generator>LibreOffice/5.1.6.2$Linux_X86_64 LibreOffice_project/10m0$Build-2</meta:generator>
    <meta:document-statistic meta:table-count="1" meta:cell-count="9773" meta:object-count="0"/>
  </office:meta>
</office:document-meta>
</file>